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full-path="mimetype" manifest:media-type="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585in"/>
    </style:style>
    <style:style style:name="ta1co2" style:family="table-column">
      <style:table-column-properties fo:break-before="auto" style:column-width="1.687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997in"/>
    </style:style>
    <style:style style:name="ta1co8" style:family="table-column">
      <style:table-column-properties fo:break-before="auto" style:column-width="0.928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1.9630000000000003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997in"/>
    </style:style>
    <style:style style:name="ta1co18" style:family="table-column">
      <style:table-column-properties fo:break-before="auto" style:column-width="0.928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2.1700000000000004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997in"/>
    </style:style>
    <style:style style:name="ta1co28" style:family="table-column">
      <style:table-column-properties fo:break-before="auto" style:column-width="0.928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3.205000000000000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997in"/>
    </style:style>
    <style:style style:name="ta1co38" style:family="table-column">
      <style:table-column-properties fo:break-before="auto" style:column-width="0.928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2.8600000000000003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997in"/>
    </style:style>
    <style:style style:name="ta1co48" style:family="table-column">
      <style:table-column-properties fo:break-before="auto" style:column-width="0.928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3.274000000000000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997in"/>
    </style:style>
    <style:style style:name="ta1co58" style:family="table-column">
      <style:table-column-properties fo:break-before="auto" style:column-width="0.928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2.9290000000000003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997in"/>
    </style:style>
    <style:style style:name="ta1co68" style:family="table-column">
      <style:table-column-properties fo:break-before="auto" style:column-width="0.928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2.1700000000000004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997in"/>
    </style:style>
    <style:style style:name="ta1co78" style:family="table-column">
      <style:table-column-properties fo:break-before="auto" style:column-width="0.928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2.2390000000000003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997in"/>
    </style:style>
    <style:style style:name="ta1co88" style:family="table-column">
      <style:table-column-properties fo:break-before="auto" style:column-width="0.928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2.653000000000000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997in"/>
    </style:style>
    <style:style style:name="ta1co98" style:family="table-column">
      <style:table-column-properties fo:break-before="auto" style:column-width="0.928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2.9290000000000003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997in"/>
    </style:style>
    <style:style style:name="ta1co108" style:family="table-column">
      <style:table-column-properties fo:break-before="auto" style:column-width="0.928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997in"/>
    </style:style>
    <style:style style:name="ta1co118" style:family="table-column">
      <style:table-column-properties fo:break-before="auto" style:column-width="0.928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1co123" style:family="table-column">
      <style:table-column-properties fo:break-before="auto" style:column-width="0.8925in"/>
    </style:style>
    <style:style style:name="ta1co124" style:family="table-column">
      <style:table-column-properties fo:break-before="auto" style:column-width="0.8925in"/>
    </style:style>
    <style:style style:name="ta1co125" style:family="table-column">
      <style:table-column-properties fo:break-before="auto" style:column-width="0.8925in"/>
    </style:style>
    <style:style style:name="ta1co126" style:family="table-column">
      <style:table-column-properties fo:break-before="auto" style:column-width="0.8925in"/>
    </style:style>
    <style:style style:name="ta1co127" style:family="table-column">
      <style:table-column-properties fo:break-before="auto" style:column-width="0.997in"/>
    </style:style>
    <style:style style:name="ta1co128" style:family="table-column">
      <style:table-column-properties fo:break-before="auto" style:column-width="0.928in"/>
    </style:style>
    <style:style style:name="ta1co129" style:family="table-column">
      <style:table-column-properties fo:break-before="auto" style:column-width="0.8925in"/>
    </style:style>
    <style:style style:name="ta1co130" style:family="table-column">
      <style:table-column-properties fo:break-before="auto" style:column-width="0.8925in"/>
    </style:style>
    <style:style style:name="ta1co131" style:family="table-column">
      <style:table-column-properties fo:break-before="auto" style:column-width="0.8925in"/>
    </style:style>
    <style:style style:name="ta1co132" style:family="table-column">
      <style:table-column-properties fo:break-before="auto" style:column-width="0.8925in"/>
    </style:style>
    <style:style style:name="ta1co133" style:family="table-column">
      <style:table-column-properties fo:break-before="auto" style:column-width="0.8925in"/>
    </style:style>
    <style:style style:name="ta1co134" style:family="table-column">
      <style:table-column-properties fo:break-before="auto" style:column-width="0.8925in"/>
    </style:style>
    <style:style style:name="ta1co135" style:family="table-column">
      <style:table-column-properties fo:break-before="auto" style:column-width="0.8925in"/>
    </style:style>
    <style:style style:name="ta1co136" style:family="table-column">
      <style:table-column-properties fo:break-before="auto" style:column-width="0.8925in"/>
    </style:style>
    <style:style style:name="ta1co137" style:family="table-column">
      <style:table-column-properties fo:break-before="auto" style:column-width="0.997in"/>
    </style:style>
    <style:style style:name="ta1co138" style:family="table-column">
      <style:table-column-properties fo:break-before="auto" style:column-width="0.928in"/>
    </style:style>
    <style:style style:name="ta1co139" style:family="table-column">
      <style:table-column-properties fo:break-before="auto" style:column-width="0.8925in"/>
    </style:style>
    <style:style style:name="ta1co140" style:family="table-column">
      <style:table-column-properties fo:break-before="auto" style:column-width="0.8925in"/>
    </style:style>
    <style:style style:name="ta1co141" style:family="table-column">
      <style:table-column-properties fo:break-before="auto" style:column-width="0.8925in"/>
    </style:style>
    <style:style style:name="ta1co14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2.515in"/>
    </style:style>
    <style:style style:name="ta2co2" style:family="table-column">
      <style:table-column-properties fo:break-before="auto" style:column-width="1.687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997in"/>
    </style:style>
    <style:style style:name="ta2co8" style:family="table-column">
      <style:table-column-properties fo:break-before="auto" style:column-width="0.928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1.9630000000000003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997in"/>
    </style:style>
    <style:style style:name="ta2co18" style:family="table-column">
      <style:table-column-properties fo:break-before="auto" style:column-width="0.928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2.1700000000000004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997in"/>
    </style:style>
    <style:style style:name="ta2co28" style:family="table-column">
      <style:table-column-properties fo:break-before="auto" style:column-width="0.928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3.205000000000000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997in"/>
    </style:style>
    <style:style style:name="ta2co38" style:family="table-column">
      <style:table-column-properties fo:break-before="auto" style:column-width="0.928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2.8600000000000003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997in"/>
    </style:style>
    <style:style style:name="ta2co48" style:family="table-column">
      <style:table-column-properties fo:break-before="auto" style:column-width="0.928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3.274000000000000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997in"/>
    </style:style>
    <style:style style:name="ta2co58" style:family="table-column">
      <style:table-column-properties fo:break-before="auto" style:column-width="0.928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2.9290000000000003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997in"/>
    </style:style>
    <style:style style:name="ta2co68" style:family="table-column">
      <style:table-column-properties fo:break-before="auto" style:column-width="0.928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2.1700000000000004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997in"/>
    </style:style>
    <style:style style:name="ta2co78" style:family="table-column">
      <style:table-column-properties fo:break-before="auto" style:column-width="0.928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2.2390000000000003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997in"/>
    </style:style>
    <style:style style:name="ta2co88" style:family="table-column">
      <style:table-column-properties fo:break-before="auto" style:column-width="0.928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2.653000000000000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997in"/>
    </style:style>
    <style:style style:name="ta2co98" style:family="table-column">
      <style:table-column-properties fo:break-before="auto" style:column-width="0.928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2.9290000000000003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997in"/>
    </style:style>
    <style:style style:name="ta2co108" style:family="table-column">
      <style:table-column-properties fo:break-before="auto" style:column-width="0.928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997in"/>
    </style:style>
    <style:style style:name="ta2co118" style:family="table-column">
      <style:table-column-properties fo:break-before="auto" style:column-width="0.928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ta2co123" style:family="table-column">
      <style:table-column-properties fo:break-before="auto" style:column-width="0.8925in"/>
    </style:style>
    <style:style style:name="ta2co124" style:family="table-column">
      <style:table-column-properties fo:break-before="auto" style:column-width="0.8925in"/>
    </style:style>
    <style:style style:name="ta2co125" style:family="table-column">
      <style:table-column-properties fo:break-before="auto" style:column-width="0.8925in"/>
    </style:style>
    <style:style style:name="ta2co126" style:family="table-column">
      <style:table-column-properties fo:break-before="auto" style:column-width="0.8925in"/>
    </style:style>
    <style:style style:name="ta2co127" style:family="table-column">
      <style:table-column-properties fo:break-before="auto" style:column-width="0.997in"/>
    </style:style>
    <style:style style:name="ta2co128" style:family="table-column">
      <style:table-column-properties fo:break-before="auto" style:column-width="0.928in"/>
    </style:style>
    <style:style style:name="ta2co129" style:family="table-column">
      <style:table-column-properties fo:break-before="auto" style:column-width="0.8925in"/>
    </style:style>
    <style:style style:name="ta2co130" style:family="table-column">
      <style:table-column-properties fo:break-before="auto" style:column-width="0.8925in"/>
    </style:style>
    <style:style style:name="ta2co131" style:family="table-column">
      <style:table-column-properties fo:break-before="auto" style:column-width="0.8925in"/>
    </style:style>
    <style:style style:name="ta2co132" style:family="table-column">
      <style:table-column-properties fo:break-before="auto" style:column-width="0.8925in"/>
    </style:style>
    <style:style style:name="ta2co133" style:family="table-column">
      <style:table-column-properties fo:break-before="auto" style:column-width="0.8925in"/>
    </style:style>
    <style:style style:name="ta2co134" style:family="table-column">
      <style:table-column-properties fo:break-before="auto" style:column-width="0.8925in"/>
    </style:style>
    <style:style style:name="ta2co135" style:family="table-column">
      <style:table-column-properties fo:break-before="auto" style:column-width="0.8925in"/>
    </style:style>
    <style:style style:name="ta2co136" style:family="table-column">
      <style:table-column-properties fo:break-before="auto" style:column-width="0.8925in"/>
    </style:style>
    <style:style style:name="ta2co137" style:family="table-column">
      <style:table-column-properties fo:break-before="auto" style:column-width="0.997in"/>
    </style:style>
    <style:style style:name="ta2co138" style:family="table-column">
      <style:table-column-properties fo:break-before="auto" style:column-width="0.928in"/>
    </style:style>
    <style:style style:name="ta2co139" style:family="table-column">
      <style:table-column-properties fo:break-before="auto" style:column-width="0.8925in"/>
    </style:style>
    <style:style style:name="ta2co140" style:family="table-column">
      <style:table-column-properties fo:break-before="auto" style:column-width="0.8925in"/>
    </style:style>
    <style:style style:name="ta2co141" style:family="table-column">
      <style:table-column-properties fo:break-before="auto" style:column-width="0.8925in"/>
    </style:style>
    <style:style style:name="ta2co14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column table:style-name="ta2co123" table:default-cell-style-name="Default"/>
        <table:table-column table:style-name="ta2co124" table:default-cell-style-name="Default"/>
        <table:table-column table:style-name="ta2co125" table:default-cell-style-name="Default"/>
        <table:table-column table:style-name="ta2co126" table:default-cell-style-name="Default"/>
        <table:table-column table:style-name="ta2co127" table:default-cell-style-name="Default"/>
        <table:table-column table:style-name="ta2co128" table:default-cell-style-name="Default"/>
        <table:table-column table:style-name="ta2co129" table:default-cell-style-name="Default"/>
        <table:table-column table:style-name="ta2co130" table:default-cell-style-name="Default"/>
        <table:table-column table:style-name="ta2co131" table:default-cell-style-name="Default"/>
        <table:table-column table:style-name="ta2co132" table:default-cell-style-name="Default"/>
        <table:table-column table:style-name="ta2co133" table:default-cell-style-name="Default"/>
        <table:table-column table:style-name="ta2co134" table:default-cell-style-name="Default"/>
        <table:table-column table:style-name="ta2co135" table:default-cell-style-name="Default"/>
        <table:table-column table:style-name="ta2co136" table:default-cell-style-name="Default"/>
        <table:table-column table:style-name="ta2co137" table:default-cell-style-name="Default"/>
        <table:table-column table:style-name="ta2co138" table:default-cell-style-name="Default"/>
        <table:table-column table:style-name="ta2co139" table:default-cell-style-name="Default"/>
        <table:table-column table:style-name="ta2co140" table:default-cell-style-name="Default"/>
        <table:table-column table:style-name="ta2co141" table:default-cell-style-name="Default"/>
        <table:table-column table:style-name="ta2co142" table:default-cell-style-name="Default"/>
        <table:table-row table:style-name="ro1">
          <table:table-cell office:value-type="string">
            <text:p/>
          </table:table-cell>
          <table:table-cell office:value-type="string">
            <text:p>asprin-1.2.0/pref7-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7-4-rnd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7-4-nosav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7-4-dissimilarityPositiv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7-4-dissimilarityAl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7-4-dissimilarityPositive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7-4-dissimilarityAll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7-4-pguid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7-4-dynamic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7-4-vguide_pguid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7-4-vguide_pguide_rdm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</table:table-row>
        <table:table-row table:style-name="ro1">
          <table:table-cell office:value-type="string">
            <text:p>Timetabling/ud1/instances</text:p>
          </table:table-cell>
          <table:table-cell table:formula="of:=AVERAGE([Instances.B3:Instances.B14])" office:value-type="float"/>
          <table:table-cell table:style-name="cellBest" table:formula="of:=SUM([Instances.C3:Instances.C14])" office:value-type="float"/>
          <table:table-cell table:formula="of:=AVERAGE([Instances.D3:Instances.D14])" office:value-type="float"/>
          <table:table-cell table:formula="of:=AVERAGE([Instances.E3:Instances.E14])" office:value-type="float"/>
          <table:table-cell table:formula="of:=AVERAGE([Instances.F3:Instances.F14])" office:value-type="float"/>
          <table:table-cell table:style-name="cellWorst" table:formula="of:=AVERAGE([Instances.G3:Instances.G14])" office:value-type="float"/>
          <table:table-cell table:formula="of:=AVERAGE([Instances.H3:Instances.H14])" office:value-type="float"/>
          <table:table-cell table:style-name="cellWorst" table:formula="of:=AVERAGE([Instances.I3:Instances.I14])" office:value-type="float"/>
          <table:table-cell table:formula="of:=AVERAGE([Instances.J3:Instances.J14])" office:value-type="float"/>
          <table:table-cell table:formula="of:=AVERAGE([Instances.K3:Instances.K14])" office:value-type="float"/>
          <table:table-cell table:formula="of:=AVERAGE([Instances.L3:Instances.L14])" office:value-type="float"/>
          <table:table-cell table:formula="of:=SUM([Instances.M3:Instances.M14])" office:value-type="float"/>
          <table:table-cell table:formula="of:=AVERAGE([Instances.N3:Instances.N14])" office:value-type="float"/>
          <table:table-cell table:formula="of:=AVERAGE([Instances.O3:Instances.O14])" office:value-type="float"/>
          <table:table-cell table:formula="of:=AVERAGE([Instances.P3:Instances.P14])" office:value-type="float"/>
          <table:table-cell table:formula="of:=AVERAGE([Instances.Q3:Instances.Q14])" office:value-type="float"/>
          <table:table-cell table:formula="of:=AVERAGE([Instances.R3:Instances.R14])" office:value-type="float"/>
          <table:table-cell table:formula="of:=AVERAGE([Instances.S3:Instances.S14])" office:value-type="float"/>
          <table:table-cell table:formula="of:=AVERAGE([Instances.T3:Instances.T14])" office:value-type="float"/>
          <table:table-cell table:formula="of:=AVERAGE([Instances.U3:Instances.U14])" office:value-type="float"/>
          <table:table-cell table:formula="of:=AVERAGE([Instances.V3:Instances.V14])" office:value-type="float"/>
          <table:table-cell table:formula="of:=SUM([Instances.W3:Instances.W14])" office:value-type="float"/>
          <table:table-cell table:formula="of:=AVERAGE([Instances.X3:Instances.X14])" office:value-type="float"/>
          <table:table-cell table:formula="of:=AVERAGE([Instances.Y3:Instances.Y14])" office:value-type="float"/>
          <table:table-cell table:formula="of:=AVERAGE([Instances.Z3:Instances.Z14])" office:value-type="float"/>
          <table:table-cell table:formula="of:=AVERAGE([Instances.AA3:Instances.AA14])" office:value-type="float"/>
          <table:table-cell table:formula="of:=AVERAGE([Instances.AB3:Instances.AB14])" office:value-type="float"/>
          <table:table-cell table:style-name="cellBest" table:formula="of:=AVERAGE([Instances.AC3:Instances.AC14])" office:value-type="float"/>
          <table:table-cell table:formula="of:=AVERAGE([Instances.AD3:Instances.AD14])" office:value-type="float"/>
          <table:table-cell table:style-name="cellBest" table:formula="of:=AVERAGE([Instances.AE3:Instances.AE14])" office:value-type="float"/>
          <table:table-cell table:formula="of:=AVERAGE([Instances.AF3:Instances.AF14])" office:value-type="float"/>
          <table:table-cell table:style-name="cellBest" table:formula="of:=SUM([Instances.AG3:Instances.AG14])" office:value-type="float"/>
          <table:table-cell table:formula="of:=AVERAGE([Instances.AH3:Instances.AH14])" office:value-type="float"/>
          <table:table-cell table:formula="of:=AVERAGE([Instances.AI3:Instances.AI14])" office:value-type="float"/>
          <table:table-cell table:formula="of:=AVERAGE([Instances.AJ3:Instances.AJ14])" office:value-type="float"/>
          <table:table-cell table:formula="of:=AVERAGE([Instances.AK3:Instances.AK14])" office:value-type="float"/>
          <table:table-cell table:formula="of:=AVERAGE([Instances.AL3:Instances.AL14])" office:value-type="float"/>
          <table:table-cell table:formula="of:=AVERAGE([Instances.AM3:Instances.AM14])" office:value-type="float"/>
          <table:table-cell table:formula="of:=AVERAGE([Instances.AN3:Instances.AN14])" office:value-type="float"/>
          <table:table-cell table:style-name="cellWorst" table:formula="of:=AVERAGE([Instances.AO3:Instances.AO14])" office:value-type="float"/>
          <table:table-cell table:formula="of:=AVERAGE([Instances.AP3:Instances.AP14])" office:value-type="float"/>
          <table:table-cell table:formula="of:=SUM([Instances.AQ3:Instances.AQ14])" office:value-type="float"/>
          <table:table-cell table:formula="of:=AVERAGE([Instances.AR3:Instances.AR14])" office:value-type="float"/>
          <table:table-cell table:formula="of:=AVERAGE([Instances.AS3:Instances.AS14])" office:value-type="float"/>
          <table:table-cell table:formula="of:=AVERAGE([Instances.AT3:Instances.AT14])" office:value-type="float"/>
          <table:table-cell table:formula="of:=AVERAGE([Instances.AU3:Instances.AU14])" office:value-type="float"/>
          <table:table-cell table:formula="of:=AVERAGE([Instances.AV3:Instances.AV14])" office:value-type="float"/>
          <table:table-cell table:formula="of:=AVERAGE([Instances.AW3:Instances.AW14])" office:value-type="float"/>
          <table:table-cell table:formula="of:=AVERAGE([Instances.AX3:Instances.AX14])" office:value-type="float"/>
          <table:table-cell table:formula="of:=AVERAGE([Instances.AY3:Instances.AY14])" office:value-type="float"/>
          <table:table-cell table:formula="of:=AVERAGE([Instances.AZ3:Instances.AZ14])" office:value-type="float"/>
          <table:table-cell table:style-name="cellBest" table:formula="of:=SUM([Instances.BA3:Instances.BA14])" office:value-type="float"/>
          <table:table-cell table:formula="of:=AVERAGE([Instances.BB3:Instances.BB14])" office:value-type="float"/>
          <table:table-cell table:formula="of:=AVERAGE([Instances.BC3:Instances.BC14])" office:value-type="float"/>
          <table:table-cell table:formula="of:=AVERAGE([Instances.BD3:Instances.BD14])" office:value-type="float"/>
          <table:table-cell table:formula="of:=AVERAGE([Instances.BE3:Instances.BE14])" office:value-type="float"/>
          <table:table-cell table:style-name="cellWorst" table:formula="of:=AVERAGE([Instances.BF3:Instances.BF14])" office:value-type="float"/>
          <table:table-cell table:formula="of:=AVERAGE([Instances.BG3:Instances.BG14])" office:value-type="float"/>
          <table:table-cell table:formula="of:=AVERAGE([Instances.BH3:Instances.BH14])" office:value-type="float"/>
          <table:table-cell table:formula="of:=AVERAGE([Instances.BI3:Instances.BI14])" office:value-type="float"/>
          <table:table-cell table:style-name="cellBest" table:formula="of:=AVERAGE([Instances.BJ3:Instances.BJ14])" office:value-type="float"/>
          <table:table-cell table:style-name="cellBest" table:formula="of:=SUM([Instances.BK3:Instances.BK14])" office:value-type="float"/>
          <table:table-cell table:formula="of:=AVERAGE([Instances.BL3:Instances.BL14])" office:value-type="float"/>
          <table:table-cell table:formula="of:=AVERAGE([Instances.BM3:Instances.BM14])" office:value-type="float"/>
          <table:table-cell table:formula="of:=AVERAGE([Instances.BN3:Instances.BN14])" office:value-type="float"/>
          <table:table-cell table:formula="of:=AVERAGE([Instances.BO3:Instances.BO14])" office:value-type="float"/>
          <table:table-cell table:style-name="cellWorst" table:formula="of:=AVERAGE([Instances.BP3:Instances.BP14])" office:value-type="float"/>
          <table:table-cell table:formula="of:=AVERAGE([Instances.BQ3:Instances.BQ14])" office:value-type="float"/>
          <table:table-cell table:formula="of:=AVERAGE([Instances.BR3:Instances.BR14])" office:value-type="float"/>
          <table:table-cell table:formula="of:=AVERAGE([Instances.BS3:Instances.BS14])" office:value-type="float"/>
          <table:table-cell table:formula="of:=AVERAGE([Instances.BT3:Instances.BT14])" office:value-type="float"/>
          <table:table-cell table:formula="of:=SUM([Instances.BU3:Instances.BU14])" office:value-type="float"/>
          <table:table-cell table:formula="of:=AVERAGE([Instances.BV3:Instances.BV14])" office:value-type="float"/>
          <table:table-cell table:formula="of:=AVERAGE([Instances.BW3:Instances.BW14])" office:value-type="float"/>
          <table:table-cell table:formula="of:=AVERAGE([Instances.BX3:Instances.BX14])" office:value-type="float"/>
          <table:table-cell table:formula="of:=AVERAGE([Instances.BY3:Instances.BY14])" office:value-type="float"/>
          <table:table-cell table:formula="of:=AVERAGE([Instances.BZ3:Instances.BZ14])" office:value-type="float"/>
          <table:table-cell table:formula="of:=AVERAGE([Instances.CA3:Instances.CA14])" office:value-type="float"/>
          <table:table-cell table:formula="of:=AVERAGE([Instances.CB3:Instances.CB14])" office:value-type="float"/>
          <table:table-cell table:formula="of:=AVERAGE([Instances.CC3:Instances.CC14])" office:value-type="float"/>
          <table:table-cell table:formula="of:=AVERAGE([Instances.CD3:Instances.CD14])" office:value-type="float"/>
          <table:table-cell table:formula="of:=SUM([Instances.CE3:Instances.CE14])" office:value-type="float"/>
          <table:table-cell table:formula="of:=AVERAGE([Instances.CF3:Instances.CF14])" office:value-type="float"/>
          <table:table-cell table:formula="of:=AVERAGE([Instances.CG3:Instances.CG14])" office:value-type="float"/>
          <table:table-cell table:formula="of:=AVERAGE([Instances.CH3:Instances.CH14])" office:value-type="float"/>
          <table:table-cell table:formula="of:=AVERAGE([Instances.CI3:Instances.CI14])" office:value-type="float"/>
          <table:table-cell table:formula="of:=AVERAGE([Instances.CJ3:Instances.CJ14])" office:value-type="float"/>
          <table:table-cell table:formula="of:=AVERAGE([Instances.CK3:Instances.CK14])" office:value-type="float"/>
          <table:table-cell table:formula="of:=AVERAGE([Instances.CL3:Instances.CL14])" office:value-type="float"/>
          <table:table-cell table:formula="of:=AVERAGE([Instances.CM3:Instances.CM14])" office:value-type="float"/>
          <table:table-cell table:formula="of:=AVERAGE([Instances.CN3:Instances.CN14])" office:value-type="float"/>
          <table:table-cell table:formula="of:=SUM([Instances.CO3:Instances.CO14])" office:value-type="float"/>
          <table:table-cell table:formula="of:=AVERAGE([Instances.CP3:Instances.CP14])" office:value-type="float"/>
          <table:table-cell table:formula="of:=AVERAGE([Instances.CQ3:Instances.CQ14])" office:value-type="float"/>
          <table:table-cell table:formula="of:=AVERAGE([Instances.CR3:Instances.CR14])" office:value-type="float"/>
          <table:table-cell table:formula="of:=AVERAGE([Instances.CS3:Instances.CS14])" office:value-type="float"/>
          <table:table-cell table:formula="of:=AVERAGE([Instances.CT3:Instances.CT14])" office:value-type="float"/>
          <table:table-cell table:formula="of:=AVERAGE([Instances.CU3:Instances.CU14])" office:value-type="float"/>
          <table:table-cell table:formula="of:=AVERAGE([Instances.CV3:Instances.CV14])" office:value-type="float"/>
          <table:table-cell table:formula="of:=AVERAGE([Instances.CW3:Instances.CW14])" office:value-type="float"/>
          <table:table-cell table:style-name="cellWorst" table:formula="of:=AVERAGE([Instances.CX3:Instances.CX14])" office:value-type="float"/>
          <table:table-cell table:formula="of:=SUM([Instances.CY3:Instances.CY14])" office:value-type="float"/>
          <table:table-cell table:formula="of:=AVERAGE([Instances.CZ3:Instances.CZ14])" office:value-type="float"/>
          <table:table-cell table:formula="of:=AVERAGE([Instances.DA3:Instances.DA14])" office:value-type="float"/>
          <table:table-cell table:formula="of:=AVERAGE([Instances.DB3:Instances.DB14])" office:value-type="float"/>
          <table:table-cell table:formula="of:=AVERAGE([Instances.DC3:Instances.DC14])" office:value-type="float"/>
          <table:table-cell table:formula="of:=AVERAGE([Instances.DD3:Instances.DD14])" office:value-type="float"/>
          <table:table-cell table:style-name="cellBest" table:formula="of:=AVERAGE([Instances.DE3:Instances.DE14])" office:value-type="float"/>
          <table:table-cell table:formula="of:=AVERAGE([Instances.DF3:Instances.DF14])" office:value-type="float"/>
          <table:table-cell table:formula="of:=AVERAGE([Instances.DG3:Instances.DG14])" office:value-type="float"/>
          <table:table-cell table:formula="of:=MIN([.$B3];[.$L3];[.$V3];[.$AF3];[.$AP3];[.$AZ3];[.$BJ3];[.$BT3];[.$CD3];[.$CN3];[.$CX3])" office:value-type="float"/>
          <table:table-cell table:formula="of:=MIN([.$C3];[.$M3];[.$W3];[.$AG3];[.$AQ3];[.$BA3];[.$BK3];[.$BU3];[.$CE3];[.$CO3];[.$CY3])" office:value-type="float"/>
          <table:table-cell table:formula="of:=MIN([.$D3];[.$N3];[.$X3];[.$AH3];[.$AR3];[.$BB3];[.$BL3];[.$BV3];[.$CF3];[.$CP3];[.$CZ3])" office:value-type="float"/>
          <table:table-cell table:formula="of:=MIN([.$E3];[.$O3];[.$Y3];[.$AI3];[.$AS3];[.$BC3];[.$BM3];[.$BW3];[.$CG3];[.$CQ3];[.$DA3])" office:value-type="float"/>
          <table:table-cell table:formula="of:=MIN([.$F3];[.$P3];[.$Z3];[.$AJ3];[.$AT3];[.$BD3];[.$BN3];[.$BX3];[.$CH3];[.$CR3];[.$DB3])" office:value-type="float"/>
          <table:table-cell table:formula="of:=MIN([.$G3];[.$Q3];[.$AA3];[.$AK3];[.$AU3];[.$BE3];[.$BO3];[.$BY3];[.$CI3];[.$CS3];[.$DC3])" office:value-type="float"/>
          <table:table-cell table:formula="of:=MIN([.$H3];[.$R3];[.$AB3];[.$AL3];[.$AV3];[.$BF3];[.$BP3];[.$BZ3];[.$CJ3];[.$CT3];[.$DD3])" office:value-type="float"/>
          <table:table-cell table:formula="of:=MIN([.$I3];[.$S3];[.$AC3];[.$AM3];[.$AW3];[.$BG3];[.$BQ3];[.$CA3];[.$CK3];[.$CU3];[.$DE3])" office:value-type="float"/>
          <table:table-cell table:formula="of:=MIN([.$J3];[.$T3];[.$AD3];[.$AN3];[.$AX3];[.$BH3];[.$BR3];[.$CB3];[.$CL3];[.$CV3];[.$DF3])" office:value-type="float"/>
          <table:table-cell table:formula="of:=MIN([.$K3];[.$U3];[.$AE3];[.$AO3];[.$AY3];[.$BI3];[.$BS3];[.$CC3];[.$CM3];[.$CW3];[.$DG3])" office:value-type="float"/>
          <table:table-cell table:formula="of:=MEDIAN([.$B3];[.$L3];[.$V3];[.$AF3];[.$AP3];[.$AZ3];[.$BJ3];[.$BT3];[.$CD3];[.$CN3];[.$CX3])" office:value-type="float"/>
          <table:table-cell table:formula="of:=MEDIAN([.$C3];[.$M3];[.$W3];[.$AG3];[.$AQ3];[.$BA3];[.$BK3];[.$BU3];[.$CE3];[.$CO3];[.$CY3])" office:value-type="float"/>
          <table:table-cell table:formula="of:=MEDIAN([.$D3];[.$N3];[.$X3];[.$AH3];[.$AR3];[.$BB3];[.$BL3];[.$BV3];[.$CF3];[.$CP3];[.$CZ3])" office:value-type="float"/>
          <table:table-cell table:formula="of:=MEDIAN([.$E3];[.$O3];[.$Y3];[.$AI3];[.$AS3];[.$BC3];[.$BM3];[.$BW3];[.$CG3];[.$CQ3];[.$DA3])" office:value-type="float"/>
          <table:table-cell table:formula="of:=MEDIAN([.$F3];[.$P3];[.$Z3];[.$AJ3];[.$AT3];[.$BD3];[.$BN3];[.$BX3];[.$CH3];[.$CR3];[.$DB3])" office:value-type="float"/>
          <table:table-cell table:formula="of:=MEDIAN([.$G3];[.$Q3];[.$AA3];[.$AK3];[.$AU3];[.$BE3];[.$BO3];[.$BY3];[.$CI3];[.$CS3];[.$DC3])" office:value-type="float"/>
          <table:table-cell table:formula="of:=MEDIAN([.$H3];[.$R3];[.$AB3];[.$AL3];[.$AV3];[.$BF3];[.$BP3];[.$BZ3];[.$CJ3];[.$CT3];[.$DD3])" office:value-type="float"/>
          <table:table-cell table:formula="of:=MEDIAN([.$I3];[.$S3];[.$AC3];[.$AM3];[.$AW3];[.$BG3];[.$BQ3];[.$CA3];[.$CK3];[.$CU3];[.$DE3])" office:value-type="float"/>
          <table:table-cell table:formula="of:=MEDIAN([.$J3];[.$T3];[.$AD3];[.$AN3];[.$AX3];[.$BH3];[.$BR3];[.$CB3];[.$CL3];[.$CV3];[.$DF3])" office:value-type="float"/>
          <table:table-cell table:formula="of:=MEDIAN([.$K3];[.$U3];[.$AE3];[.$AO3];[.$AY3];[.$BI3];[.$BS3];[.$CC3];[.$CM3];[.$CW3];[.$DG3])" office:value-type="float"/>
          <table:table-cell table:formula="of:=MAX([.$B3];[.$L3];[.$V3];[.$AF3];[.$AP3];[.$AZ3];[.$BJ3];[.$BT3];[.$CD3];[.$CN3];[.$CX3])" office:value-type="float"/>
          <table:table-cell table:formula="of:=MAX([.$C3];[.$M3];[.$W3];[.$AG3];[.$AQ3];[.$BA3];[.$BK3];[.$BU3];[.$CE3];[.$CO3];[.$CY3])" office:value-type="float"/>
          <table:table-cell table:formula="of:=MAX([.$D3];[.$N3];[.$X3];[.$AH3];[.$AR3];[.$BB3];[.$BL3];[.$BV3];[.$CF3];[.$CP3];[.$CZ3])" office:value-type="float"/>
          <table:table-cell table:formula="of:=MAX([.$E3];[.$O3];[.$Y3];[.$AI3];[.$AS3];[.$BC3];[.$BM3];[.$BW3];[.$CG3];[.$CQ3];[.$DA3])" office:value-type="float"/>
          <table:table-cell table:formula="of:=MAX([.$F3];[.$P3];[.$Z3];[.$AJ3];[.$AT3];[.$BD3];[.$BN3];[.$BX3];[.$CH3];[.$CR3];[.$DB3])" office:value-type="float"/>
          <table:table-cell table:formula="of:=MAX([.$G3];[.$Q3];[.$AA3];[.$AK3];[.$AU3];[.$BE3];[.$BO3];[.$BY3];[.$CI3];[.$CS3];[.$DC3])" office:value-type="float"/>
          <table:table-cell table:formula="of:=MAX([.$H3];[.$R3];[.$AB3];[.$AL3];[.$AV3];[.$BF3];[.$BP3];[.$BZ3];[.$CJ3];[.$CT3];[.$DD3])" office:value-type="float"/>
          <table:table-cell table:formula="of:=MAX([.$I3];[.$S3];[.$AC3];[.$AM3];[.$AW3];[.$BG3];[.$BQ3];[.$CA3];[.$CK3];[.$CU3];[.$DE3])" office:value-type="float"/>
          <table:table-cell table:formula="of:=MAX([.$J3];[.$T3];[.$AD3];[.$AN3];[.$AX3];[.$BH3];[.$BR3];[.$CB3];[.$CL3];[.$CV3];[.$DF3])" office:value-type="float"/>
          <table:table-cell table:formula="of:=MAX([.$K3];[.$U3];[.$AE3];[.$AO3];[.$AY3];[.$BI3];[.$BS3];[.$CC3];[.$CM3];[.$CW3];[.$DG3])" office:value-type="float"/>
        </table:table-row>
        <table:table-row table:style-name="ro1">
          <table:table-cell office:value-type="string">
            <text:p>aspComp2009/15-puzzle/instances</text:p>
          </table:table-cell>
          <table:table-cell table:style-name="cellBest" table:formula="of:=AVERAGE([Instances.B15:Instances.B21])" office:value-type="float"/>
          <table:table-cell table:formula="of:=SUM([Instances.C15:Instances.C21])" office:value-type="float"/>
          <table:table-cell table:formula="of:=AVERAGE([Instances.D15:Instances.D21])" office:value-type="float"/>
          <table:table-cell table:formula="of:=AVERAGE([Instances.E15:Instances.E21])" office:value-type="float"/>
          <table:table-cell table:formula="of:=AVERAGE([Instances.F15:Instances.F21])" office:value-type="float"/>
          <table:table-cell table:formula="of:=AVERAGE([Instances.G15:Instances.G21])" office:value-type="float"/>
          <table:table-cell table:style-name="cellBest" table:formula="of:=AVERAGE([Instances.H15:Instances.H21])" office:value-type="float"/>
          <table:table-cell table:style-name="cellBest" table:formula="of:=AVERAGE([Instances.I15:Instances.I21])" office:value-type="float"/>
          <table:table-cell table:formula="of:=AVERAGE([Instances.J15:Instances.J21])" office:value-type="float"/>
          <table:table-cell table:style-name="cellBest" table:formula="of:=AVERAGE([Instances.K15:Instances.K21])" office:value-type="float"/>
          <table:table-cell table:formula="of:=AVERAGE([Instances.L15:Instances.L21])" office:value-type="float"/>
          <table:table-cell table:formula="of:=SUM([Instances.M15:Instances.M21])" office:value-type="float"/>
          <table:table-cell table:formula="of:=AVERAGE([Instances.N15:Instances.N21])" office:value-type="float"/>
          <table:table-cell table:formula="of:=AVERAGE([Instances.O15:Instances.O21])" office:value-type="float"/>
          <table:table-cell table:formula="of:=AVERAGE([Instances.P15:Instances.P21])" office:value-type="float"/>
          <table:table-cell table:style-name="cellBest" table:formula="of:=AVERAGE([Instances.Q15:Instances.Q21])" office:value-type="float"/>
          <table:table-cell table:style-name="cellBest" table:formula="of:=AVERAGE([Instances.R15:Instances.R21])" office:value-type="float"/>
          <table:table-cell table:formula="of:=AVERAGE([Instances.S15:Instances.S21])" office:value-type="float"/>
          <table:table-cell table:formula="of:=AVERAGE([Instances.T15:Instances.T21])" office:value-type="float"/>
          <table:table-cell table:style-name="cellBest" table:formula="of:=AVERAGE([Instances.U15:Instances.U21])" office:value-type="float"/>
          <table:table-cell table:formula="of:=AVERAGE([Instances.V15:Instances.V21])" office:value-type="float"/>
          <table:table-cell table:formula="of:=SUM([Instances.W15:Instances.W21])" office:value-type="float"/>
          <table:table-cell table:formula="of:=AVERAGE([Instances.X15:Instances.X21])" office:value-type="float"/>
          <table:table-cell table:formula="of:=AVERAGE([Instances.Y15:Instances.Y21])" office:value-type="float"/>
          <table:table-cell table:formula="of:=AVERAGE([Instances.Z15:Instances.Z21])" office:value-type="float"/>
          <table:table-cell table:formula="of:=AVERAGE([Instances.AA15:Instances.AA21])" office:value-type="float"/>
          <table:table-cell table:style-name="cellBest" table:formula="of:=AVERAGE([Instances.AB15:Instances.AB21])" office:value-type="float"/>
          <table:table-cell table:style-name="cellBest" table:formula="of:=AVERAGE([Instances.AC15:Instances.AC21])" office:value-type="float"/>
          <table:table-cell table:formula="of:=AVERAGE([Instances.AD15:Instances.AD21])" office:value-type="float"/>
          <table:table-cell table:style-name="cellBest" table:formula="of:=AVERAGE([Instances.AE15:Instances.AE21])" office:value-type="float"/>
          <table:table-cell table:formula="of:=AVERAGE([Instances.AF15:Instances.AF21])" office:value-type="float"/>
          <table:table-cell table:formula="of:=SUM([Instances.AG15:Instances.AG21])" office:value-type="float"/>
          <table:table-cell table:style-name="cellWorst" table:formula="of:=AVERAGE([Instances.AH15:Instances.AH21])" office:value-type="float"/>
          <table:table-cell table:formula="of:=AVERAGE([Instances.AI15:Instances.AI21])" office:value-type="float"/>
          <table:table-cell table:formula="of:=AVERAGE([Instances.AJ15:Instances.AJ21])" office:value-type="float"/>
          <table:table-cell table:style-name="cellWorst" table:formula="of:=AVERAGE([Instances.AK15:Instances.AK21])" office:value-type="float"/>
          <table:table-cell table:style-name="cellWorst" table:formula="of:=AVERAGE([Instances.AL15:Instances.AL21])" office:value-type="float"/>
          <table:table-cell table:formula="of:=AVERAGE([Instances.AM15:Instances.AM21])" office:value-type="float"/>
          <table:table-cell table:formula="of:=AVERAGE([Instances.AN15:Instances.AN21])" office:value-type="float"/>
          <table:table-cell table:formula="of:=AVERAGE([Instances.AO15:Instances.AO21])" office:value-type="float"/>
          <table:table-cell table:formula="of:=AVERAGE([Instances.AP15:Instances.AP21])" office:value-type="float"/>
          <table:table-cell table:formula="of:=SUM([Instances.AQ15:Instances.AQ21])" office:value-type="float"/>
          <table:table-cell table:formula="of:=AVERAGE([Instances.AR15:Instances.AR21])" office:value-type="float"/>
          <table:table-cell table:formula="of:=AVERAGE([Instances.AS15:Instances.AS21])" office:value-type="float"/>
          <table:table-cell table:formula="of:=AVERAGE([Instances.AT15:Instances.AT21])" office:value-type="float"/>
          <table:table-cell table:formula="of:=AVERAGE([Instances.AU15:Instances.AU21])" office:value-type="float"/>
          <table:table-cell table:formula="of:=AVERAGE([Instances.AV15:Instances.AV21])" office:value-type="float"/>
          <table:table-cell table:formula="of:=AVERAGE([Instances.AW15:Instances.AW21])" office:value-type="float"/>
          <table:table-cell table:formula="of:=AVERAGE([Instances.AX15:Instances.AX21])" office:value-type="float"/>
          <table:table-cell table:formula="of:=AVERAGE([Instances.AY15:Instances.AY21])" office:value-type="float"/>
          <table:table-cell table:formula="of:=AVERAGE([Instances.AZ15:Instances.AZ21])" office:value-type="float"/>
          <table:table-cell table:formula="of:=SUM([Instances.BA15:Instances.BA21])" office:value-type="float"/>
          <table:table-cell table:formula="of:=AVERAGE([Instances.BB15:Instances.BB21])" office:value-type="float"/>
          <table:table-cell table:formula="of:=AVERAGE([Instances.BC15:Instances.BC21])" office:value-type="float"/>
          <table:table-cell table:formula="of:=AVERAGE([Instances.BD15:Instances.BD21])" office:value-type="float"/>
          <table:table-cell table:formula="of:=AVERAGE([Instances.BE15:Instances.BE21])" office:value-type="float"/>
          <table:table-cell table:formula="of:=AVERAGE([Instances.BF15:Instances.BF21])" office:value-type="float"/>
          <table:table-cell table:formula="of:=AVERAGE([Instances.BG15:Instances.BG21])" office:value-type="float"/>
          <table:table-cell table:formula="of:=AVERAGE([Instances.BH15:Instances.BH21])" office:value-type="float"/>
          <table:table-cell table:formula="of:=AVERAGE([Instances.BI15:Instances.BI21])" office:value-type="float"/>
          <table:table-cell table:formula="of:=AVERAGE([Instances.BJ15:Instances.BJ21])" office:value-type="float"/>
          <table:table-cell table:formula="of:=SUM([Instances.BK15:Instances.BK21])" office:value-type="float"/>
          <table:table-cell table:style-name="cellWorst" table:formula="of:=AVERAGE([Instances.BL15:Instances.BL21])" office:value-type="float"/>
          <table:table-cell table:formula="of:=AVERAGE([Instances.BM15:Instances.BM21])" office:value-type="float"/>
          <table:table-cell table:formula="of:=AVERAGE([Instances.BN15:Instances.BN21])" office:value-type="float"/>
          <table:table-cell table:formula="of:=AVERAGE([Instances.BO15:Instances.BO21])" office:value-type="float"/>
          <table:table-cell table:formula="of:=AVERAGE([Instances.BP15:Instances.BP21])" office:value-type="float"/>
          <table:table-cell table:formula="of:=AVERAGE([Instances.BQ15:Instances.BQ21])" office:value-type="float"/>
          <table:table-cell table:formula="of:=AVERAGE([Instances.BR15:Instances.BR21])" office:value-type="float"/>
          <table:table-cell table:style-name="cellWorst" table:formula="of:=AVERAGE([Instances.BS15:Instances.BS21])" office:value-type="float"/>
          <table:table-cell table:formula="of:=AVERAGE([Instances.BT15:Instances.BT21])" office:value-type="float"/>
          <table:table-cell table:formula="of:=SUM([Instances.BU15:Instances.BU21])" office:value-type="float"/>
          <table:table-cell table:formula="of:=AVERAGE([Instances.BV15:Instances.BV21])" office:value-type="float"/>
          <table:table-cell table:formula="of:=AVERAGE([Instances.BW15:Instances.BW21])" office:value-type="float"/>
          <table:table-cell table:formula="of:=AVERAGE([Instances.BX15:Instances.BX21])" office:value-type="float"/>
          <table:table-cell table:formula="of:=AVERAGE([Instances.BY15:Instances.BY21])" office:value-type="float"/>
          <table:table-cell table:formula="of:=AVERAGE([Instances.BZ15:Instances.BZ21])" office:value-type="float"/>
          <table:table-cell table:formula="of:=AVERAGE([Instances.CA15:Instances.CA21])" office:value-type="float"/>
          <table:table-cell table:formula="of:=AVERAGE([Instances.CB15:Instances.CB21])" office:value-type="float"/>
          <table:table-cell table:formula="of:=AVERAGE([Instances.CC15:Instances.CC21])" office:value-type="float"/>
          <table:table-cell table:formula="of:=AVERAGE([Instances.CD15:Instances.CD21])" office:value-type="float"/>
          <table:table-cell table:formula="of:=SUM([Instances.CE15:Instances.CE21])" office:value-type="float"/>
          <table:table-cell table:style-name="cellBest" table:formula="of:=AVERAGE([Instances.CF15:Instances.CF21])" office:value-type="float"/>
          <table:table-cell table:formula="of:=AVERAGE([Instances.CG15:Instances.CG21])" office:value-type="float"/>
          <table:table-cell table:formula="of:=AVERAGE([Instances.CH15:Instances.CH21])" office:value-type="float"/>
          <table:table-cell table:formula="of:=AVERAGE([Instances.CI15:Instances.CI21])" office:value-type="float"/>
          <table:table-cell table:formula="of:=AVERAGE([Instances.CJ15:Instances.CJ21])" office:value-type="float"/>
          <table:table-cell table:formula="of:=AVERAGE([Instances.CK15:Instances.CK21])" office:value-type="float"/>
          <table:table-cell table:formula="of:=AVERAGE([Instances.CL15:Instances.CL21])" office:value-type="float"/>
          <table:table-cell table:style-name="cellBest" table:formula="of:=AVERAGE([Instances.CM15:Instances.CM21])" office:value-type="float"/>
          <table:table-cell table:formula="of:=AVERAGE([Instances.CN15:Instances.CN21])" office:value-type="float"/>
          <table:table-cell table:formula="of:=SUM([Instances.CO15:Instances.CO21])" office:value-type="float"/>
          <table:table-cell table:formula="of:=AVERAGE([Instances.CP15:Instances.CP21])" office:value-type="float"/>
          <table:table-cell table:formula="of:=AVERAGE([Instances.CQ15:Instances.CQ21])" office:value-type="float"/>
          <table:table-cell table:formula="of:=AVERAGE([Instances.CR15:Instances.CR21])" office:value-type="float"/>
          <table:table-cell table:formula="of:=AVERAGE([Instances.CS15:Instances.CS21])" office:value-type="float"/>
          <table:table-cell table:formula="of:=AVERAGE([Instances.CT15:Instances.CT21])" office:value-type="float"/>
          <table:table-cell table:style-name="cellWorst" table:formula="of:=AVERAGE([Instances.CU15:Instances.CU21])" office:value-type="float"/>
          <table:table-cell table:formula="of:=AVERAGE([Instances.CV15:Instances.CV21])" office:value-type="float"/>
          <table:table-cell table:formula="of:=AVERAGE([Instances.CW15:Instances.CW21])" office:value-type="float"/>
          <table:table-cell table:style-name="cellWorst" table:formula="of:=AVERAGE([Instances.CX15:Instances.CX21])" office:value-type="float"/>
          <table:table-cell table:formula="of:=SUM([Instances.CY15:Instances.CY21])" office:value-type="float"/>
          <table:table-cell table:formula="of:=AVERAGE([Instances.CZ15:Instances.CZ21])" office:value-type="float"/>
          <table:table-cell table:formula="of:=AVERAGE([Instances.DA15:Instances.DA21])" office:value-type="float"/>
          <table:table-cell table:formula="of:=AVERAGE([Instances.DB15:Instances.DB21])" office:value-type="float"/>
          <table:table-cell table:formula="of:=AVERAGE([Instances.DC15:Instances.DC21])" office:value-type="float"/>
          <table:table-cell table:formula="of:=AVERAGE([Instances.DD15:Instances.DD21])" office:value-type="float"/>
          <table:table-cell table:style-name="cellWorst" table:formula="of:=AVERAGE([Instances.DE15:Instances.DE21])" office:value-type="float"/>
          <table:table-cell table:formula="of:=AVERAGE([Instances.DF15:Instances.DF21])" office:value-type="float"/>
          <table:table-cell table:formula="of:=AVERAGE([Instances.DG15:Instances.DG21])" office:value-type="float"/>
          <table:table-cell table:formula="of:=MIN([.$B4];[.$L4];[.$V4];[.$AF4];[.$AP4];[.$AZ4];[.$BJ4];[.$BT4];[.$CD4];[.$CN4];[.$CX4])" office:value-type="float"/>
          <table:table-cell table:formula="of:=MIN([.$C4];[.$M4];[.$W4];[.$AG4];[.$AQ4];[.$BA4];[.$BK4];[.$BU4];[.$CE4];[.$CO4];[.$CY4])" office:value-type="float"/>
          <table:table-cell table:formula="of:=MIN([.$D4];[.$N4];[.$X4];[.$AH4];[.$AR4];[.$BB4];[.$BL4];[.$BV4];[.$CF4];[.$CP4];[.$CZ4])" office:value-type="float"/>
          <table:table-cell table:formula="of:=MIN([.$E4];[.$O4];[.$Y4];[.$AI4];[.$AS4];[.$BC4];[.$BM4];[.$BW4];[.$CG4];[.$CQ4];[.$DA4])" office:value-type="float"/>
          <table:table-cell table:formula="of:=MIN([.$F4];[.$P4];[.$Z4];[.$AJ4];[.$AT4];[.$BD4];[.$BN4];[.$BX4];[.$CH4];[.$CR4];[.$DB4])" office:value-type="float"/>
          <table:table-cell table:formula="of:=MIN([.$G4];[.$Q4];[.$AA4];[.$AK4];[.$AU4];[.$BE4];[.$BO4];[.$BY4];[.$CI4];[.$CS4];[.$DC4])" office:value-type="float"/>
          <table:table-cell table:formula="of:=MIN([.$H4];[.$R4];[.$AB4];[.$AL4];[.$AV4];[.$BF4];[.$BP4];[.$BZ4];[.$CJ4];[.$CT4];[.$DD4])" office:value-type="float"/>
          <table:table-cell table:formula="of:=MIN([.$I4];[.$S4];[.$AC4];[.$AM4];[.$AW4];[.$BG4];[.$BQ4];[.$CA4];[.$CK4];[.$CU4];[.$DE4])" office:value-type="float"/>
          <table:table-cell table:formula="of:=MIN([.$J4];[.$T4];[.$AD4];[.$AN4];[.$AX4];[.$BH4];[.$BR4];[.$CB4];[.$CL4];[.$CV4];[.$DF4])" office:value-type="float"/>
          <table:table-cell table:formula="of:=MIN([.$K4];[.$U4];[.$AE4];[.$AO4];[.$AY4];[.$BI4];[.$BS4];[.$CC4];[.$CM4];[.$CW4];[.$DG4])" office:value-type="float"/>
          <table:table-cell table:formula="of:=MEDIAN([.$B4];[.$L4];[.$V4];[.$AF4];[.$AP4];[.$AZ4];[.$BJ4];[.$BT4];[.$CD4];[.$CN4];[.$CX4])" office:value-type="float"/>
          <table:table-cell table:formula="of:=MEDIAN([.$C4];[.$M4];[.$W4];[.$AG4];[.$AQ4];[.$BA4];[.$BK4];[.$BU4];[.$CE4];[.$CO4];[.$CY4])" office:value-type="float"/>
          <table:table-cell table:formula="of:=MEDIAN([.$D4];[.$N4];[.$X4];[.$AH4];[.$AR4];[.$BB4];[.$BL4];[.$BV4];[.$CF4];[.$CP4];[.$CZ4])" office:value-type="float"/>
          <table:table-cell table:formula="of:=MEDIAN([.$E4];[.$O4];[.$Y4];[.$AI4];[.$AS4];[.$BC4];[.$BM4];[.$BW4];[.$CG4];[.$CQ4];[.$DA4])" office:value-type="float"/>
          <table:table-cell table:formula="of:=MEDIAN([.$F4];[.$P4];[.$Z4];[.$AJ4];[.$AT4];[.$BD4];[.$BN4];[.$BX4];[.$CH4];[.$CR4];[.$DB4])" office:value-type="float"/>
          <table:table-cell table:formula="of:=MEDIAN([.$G4];[.$Q4];[.$AA4];[.$AK4];[.$AU4];[.$BE4];[.$BO4];[.$BY4];[.$CI4];[.$CS4];[.$DC4])" office:value-type="float"/>
          <table:table-cell table:formula="of:=MEDIAN([.$H4];[.$R4];[.$AB4];[.$AL4];[.$AV4];[.$BF4];[.$BP4];[.$BZ4];[.$CJ4];[.$CT4];[.$DD4])" office:value-type="float"/>
          <table:table-cell table:formula="of:=MEDIAN([.$I4];[.$S4];[.$AC4];[.$AM4];[.$AW4];[.$BG4];[.$BQ4];[.$CA4];[.$CK4];[.$CU4];[.$DE4])" office:value-type="float"/>
          <table:table-cell table:formula="of:=MEDIAN([.$J4];[.$T4];[.$AD4];[.$AN4];[.$AX4];[.$BH4];[.$BR4];[.$CB4];[.$CL4];[.$CV4];[.$DF4])" office:value-type="float"/>
          <table:table-cell table:formula="of:=MEDIAN([.$K4];[.$U4];[.$AE4];[.$AO4];[.$AY4];[.$BI4];[.$BS4];[.$CC4];[.$CM4];[.$CW4];[.$DG4])" office:value-type="float"/>
          <table:table-cell table:formula="of:=MAX([.$B4];[.$L4];[.$V4];[.$AF4];[.$AP4];[.$AZ4];[.$BJ4];[.$BT4];[.$CD4];[.$CN4];[.$CX4])" office:value-type="float"/>
          <table:table-cell table:formula="of:=MAX([.$C4];[.$M4];[.$W4];[.$AG4];[.$AQ4];[.$BA4];[.$BK4];[.$BU4];[.$CE4];[.$CO4];[.$CY4])" office:value-type="float"/>
          <table:table-cell table:formula="of:=MAX([.$D4];[.$N4];[.$X4];[.$AH4];[.$AR4];[.$BB4];[.$BL4];[.$BV4];[.$CF4];[.$CP4];[.$CZ4])" office:value-type="float"/>
          <table:table-cell table:formula="of:=MAX([.$E4];[.$O4];[.$Y4];[.$AI4];[.$AS4];[.$BC4];[.$BM4];[.$BW4];[.$CG4];[.$CQ4];[.$DA4])" office:value-type="float"/>
          <table:table-cell table:formula="of:=MAX([.$F4];[.$P4];[.$Z4];[.$AJ4];[.$AT4];[.$BD4];[.$BN4];[.$BX4];[.$CH4];[.$CR4];[.$DB4])" office:value-type="float"/>
          <table:table-cell table:formula="of:=MAX([.$G4];[.$Q4];[.$AA4];[.$AK4];[.$AU4];[.$BE4];[.$BO4];[.$BY4];[.$CI4];[.$CS4];[.$DC4])" office:value-type="float"/>
          <table:table-cell table:formula="of:=MAX([.$H4];[.$R4];[.$AB4];[.$AL4];[.$AV4];[.$BF4];[.$BP4];[.$BZ4];[.$CJ4];[.$CT4];[.$DD4])" office:value-type="float"/>
          <table:table-cell table:formula="of:=MAX([.$I4];[.$S4];[.$AC4];[.$AM4];[.$AW4];[.$BG4];[.$BQ4];[.$CA4];[.$CK4];[.$CU4];[.$DE4])" office:value-type="float"/>
          <table:table-cell table:formula="of:=MAX([.$J4];[.$T4];[.$AD4];[.$AN4];[.$AX4];[.$BH4];[.$BR4];[.$CB4];[.$CL4];[.$CV4];[.$DF4])" office:value-type="float"/>
          <table:table-cell table:formula="of:=MAX([.$K4];[.$U4];[.$AE4];[.$AO4];[.$AY4];[.$BI4];[.$BS4];[.$CC4];[.$CM4];[.$CW4];[.$DG4])" office:value-type="float"/>
        </table:table-row>
        <table:table-row table:style-name="ro1">
          <table:table-cell office:value-type="string">
            <text:p>aspComp2013/crossing/instances</text:p>
          </table:table-cell>
          <table:table-cell table:formula="of:=AVERAGE([Instances.B22:Instances.B45])" office:value-type="float"/>
          <table:table-cell table:formula="of:=SUM([Instances.C22:Instances.C45])" office:value-type="float"/>
          <table:table-cell table:formula="of:=AVERAGE([Instances.D22:Instances.D45])" office:value-type="float"/>
          <table:table-cell table:formula="of:=AVERAGE([Instances.E22:Instances.E45])" office:value-type="float"/>
          <table:table-cell table:formula="of:=AVERAGE([Instances.F22:Instances.F45])" office:value-type="float"/>
          <table:table-cell table:formula="of:=AVERAGE([Instances.G22:Instances.G45])" office:value-type="float"/>
          <table:table-cell table:style-name="cellBest" table:formula="of:=AVERAGE([Instances.H22:Instances.H45])" office:value-type="float"/>
          <table:table-cell table:formula="of:=AVERAGE([Instances.I22:Instances.I45])" office:value-type="float"/>
          <table:table-cell table:formula="of:=AVERAGE([Instances.J22:Instances.J45])" office:value-type="float"/>
          <table:table-cell table:formula="of:=AVERAGE([Instances.K22:Instances.K45])" office:value-type="float"/>
          <table:table-cell table:formula="of:=AVERAGE([Instances.L22:Instances.L45])" office:value-type="float"/>
          <table:table-cell table:formula="of:=SUM([Instances.M22:Instances.M45])" office:value-type="float"/>
          <table:table-cell table:formula="of:=AVERAGE([Instances.N22:Instances.N45])" office:value-type="float"/>
          <table:table-cell table:formula="of:=AVERAGE([Instances.O22:Instances.O45])" office:value-type="float"/>
          <table:table-cell table:formula="of:=AVERAGE([Instances.P22:Instances.P45])" office:value-type="float"/>
          <table:table-cell table:style-name="cellBest" table:formula="of:=AVERAGE([Instances.Q22:Instances.Q45])" office:value-type="float"/>
          <table:table-cell table:style-name="cellBest" table:formula="of:=AVERAGE([Instances.R22:Instances.R45])" office:value-type="float"/>
          <table:table-cell table:formula="of:=AVERAGE([Instances.S22:Instances.S45])" office:value-type="float"/>
          <table:table-cell table:formula="of:=AVERAGE([Instances.T22:Instances.T45])" office:value-type="float"/>
          <table:table-cell table:formula="of:=AVERAGE([Instances.U22:Instances.U45])" office:value-type="float"/>
          <table:table-cell table:style-name="cellBest" table:formula="of:=AVERAGE([Instances.V22:Instances.V45])" office:value-type="float"/>
          <table:table-cell table:formula="of:=SUM([Instances.W22:Instances.W45])" office:value-type="float"/>
          <table:table-cell table:formula="of:=AVERAGE([Instances.X22:Instances.X45])" office:value-type="float"/>
          <table:table-cell table:formula="of:=AVERAGE([Instances.Y22:Instances.Y45])" office:value-type="float"/>
          <table:table-cell table:formula="of:=AVERAGE([Instances.Z22:Instances.Z45])" office:value-type="float"/>
          <table:table-cell table:formula="of:=AVERAGE([Instances.AA22:Instances.AA45])" office:value-type="float"/>
          <table:table-cell table:style-name="cellBest" table:formula="of:=AVERAGE([Instances.AB22:Instances.AB45])" office:value-type="float"/>
          <table:table-cell table:style-name="cellBest" table:formula="of:=AVERAGE([Instances.AC22:Instances.AC45])" office:value-type="float"/>
          <table:table-cell table:formula="of:=AVERAGE([Instances.AD22:Instances.AD45])" office:value-type="float"/>
          <table:table-cell table:style-name="cellBest" table:formula="of:=AVERAGE([Instances.AE22:Instances.AE45])" office:value-type="float"/>
          <table:table-cell table:formula="of:=AVERAGE([Instances.AF22:Instances.AF45])" office:value-type="float"/>
          <table:table-cell table:formula="of:=SUM([Instances.AG22:Instances.AG45])" office:value-type="float"/>
          <table:table-cell table:formula="of:=AVERAGE([Instances.AH22:Instances.AH45])" office:value-type="float"/>
          <table:table-cell table:formula="of:=AVERAGE([Instances.AI22:Instances.AI45])" office:value-type="float"/>
          <table:table-cell table:formula="of:=AVERAGE([Instances.AJ22:Instances.AJ45])" office:value-type="float"/>
          <table:table-cell table:formula="of:=AVERAGE([Instances.AK22:Instances.AK45])" office:value-type="float"/>
          <table:table-cell table:formula="of:=AVERAGE([Instances.AL22:Instances.AL45])" office:value-type="float"/>
          <table:table-cell table:formula="of:=AVERAGE([Instances.AM22:Instances.AM45])" office:value-type="float"/>
          <table:table-cell table:formula="of:=AVERAGE([Instances.AN22:Instances.AN45])" office:value-type="float"/>
          <table:table-cell table:formula="of:=AVERAGE([Instances.AO22:Instances.AO45])" office:value-type="float"/>
          <table:table-cell table:formula="of:=AVERAGE([Instances.AP22:Instances.AP45])" office:value-type="float"/>
          <table:table-cell table:formula="of:=SUM([Instances.AQ22:Instances.AQ45])" office:value-type="float"/>
          <table:table-cell table:formula="of:=AVERAGE([Instances.AR22:Instances.AR45])" office:value-type="float"/>
          <table:table-cell table:formula="of:=AVERAGE([Instances.AS22:Instances.AS45])" office:value-type="float"/>
          <table:table-cell table:formula="of:=AVERAGE([Instances.AT22:Instances.AT45])" office:value-type="float"/>
          <table:table-cell table:formula="of:=AVERAGE([Instances.AU22:Instances.AU45])" office:value-type="float"/>
          <table:table-cell table:formula="of:=AVERAGE([Instances.AV22:Instances.AV45])" office:value-type="float"/>
          <table:table-cell table:formula="of:=AVERAGE([Instances.AW22:Instances.AW45])" office:value-type="float"/>
          <table:table-cell table:formula="of:=AVERAGE([Instances.AX22:Instances.AX45])" office:value-type="float"/>
          <table:table-cell table:formula="of:=AVERAGE([Instances.AY22:Instances.AY45])" office:value-type="float"/>
          <table:table-cell table:formula="of:=AVERAGE([Instances.AZ22:Instances.AZ45])" office:value-type="float"/>
          <table:table-cell table:formula="of:=SUM([Instances.BA22:Instances.BA45])" office:value-type="float"/>
          <table:table-cell table:formula="of:=AVERAGE([Instances.BB22:Instances.BB45])" office:value-type="float"/>
          <table:table-cell table:formula="of:=AVERAGE([Instances.BC22:Instances.BC45])" office:value-type="float"/>
          <table:table-cell table:formula="of:=AVERAGE([Instances.BD22:Instances.BD45])" office:value-type="float"/>
          <table:table-cell table:formula="of:=AVERAGE([Instances.BE22:Instances.BE45])" office:value-type="float"/>
          <table:table-cell table:formula="of:=AVERAGE([Instances.BF22:Instances.BF45])" office:value-type="float"/>
          <table:table-cell table:formula="of:=AVERAGE([Instances.BG22:Instances.BG45])" office:value-type="float"/>
          <table:table-cell table:formula="of:=AVERAGE([Instances.BH22:Instances.BH45])" office:value-type="float"/>
          <table:table-cell table:formula="of:=AVERAGE([Instances.BI22:Instances.BI45])" office:value-type="float"/>
          <table:table-cell table:formula="of:=AVERAGE([Instances.BJ22:Instances.BJ45])" office:value-type="float"/>
          <table:table-cell table:formula="of:=SUM([Instances.BK22:Instances.BK45])" office:value-type="float"/>
          <table:table-cell table:formula="of:=AVERAGE([Instances.BL22:Instances.BL45])" office:value-type="float"/>
          <table:table-cell table:formula="of:=AVERAGE([Instances.BM22:Instances.BM45])" office:value-type="float"/>
          <table:table-cell table:formula="of:=AVERAGE([Instances.BN22:Instances.BN45])" office:value-type="float"/>
          <table:table-cell table:formula="of:=AVERAGE([Instances.BO22:Instances.BO45])" office:value-type="float"/>
          <table:table-cell table:formula="of:=AVERAGE([Instances.BP22:Instances.BP45])" office:value-type="float"/>
          <table:table-cell table:formula="of:=AVERAGE([Instances.BQ22:Instances.BQ45])" office:value-type="float"/>
          <table:table-cell table:formula="of:=AVERAGE([Instances.BR22:Instances.BR45])" office:value-type="float"/>
          <table:table-cell table:formula="of:=AVERAGE([Instances.BS22:Instances.BS45])" office:value-type="float"/>
          <table:table-cell table:formula="of:=AVERAGE([Instances.BT22:Instances.BT45])" office:value-type="float"/>
          <table:table-cell table:formula="of:=SUM([Instances.BU22:Instances.BU45])" office:value-type="float"/>
          <table:table-cell table:formula="of:=AVERAGE([Instances.BV22:Instances.BV45])" office:value-type="float"/>
          <table:table-cell table:formula="of:=AVERAGE([Instances.BW22:Instances.BW45])" office:value-type="float"/>
          <table:table-cell table:formula="of:=AVERAGE([Instances.BX22:Instances.BX45])" office:value-type="float"/>
          <table:table-cell table:formula="of:=AVERAGE([Instances.BY22:Instances.BY45])" office:value-type="float"/>
          <table:table-cell table:formula="of:=AVERAGE([Instances.BZ22:Instances.BZ45])" office:value-type="float"/>
          <table:table-cell table:formula="of:=AVERAGE([Instances.CA22:Instances.CA45])" office:value-type="float"/>
          <table:table-cell table:formula="of:=AVERAGE([Instances.CB22:Instances.CB45])" office:value-type="float"/>
          <table:table-cell table:formula="of:=AVERAGE([Instances.CC22:Instances.CC45])" office:value-type="float"/>
          <table:table-cell table:formula="of:=AVERAGE([Instances.CD22:Instances.CD45])" office:value-type="float"/>
          <table:table-cell table:formula="of:=SUM([Instances.CE22:Instances.CE45])" office:value-type="float"/>
          <table:table-cell table:style-name="cellBest" table:formula="of:=AVERAGE([Instances.CF22:Instances.CF45])" office:value-type="float"/>
          <table:table-cell table:formula="of:=AVERAGE([Instances.CG22:Instances.CG45])" office:value-type="float"/>
          <table:table-cell table:formula="of:=AVERAGE([Instances.CH22:Instances.CH45])" office:value-type="float"/>
          <table:table-cell table:formula="of:=AVERAGE([Instances.CI22:Instances.CI45])" office:value-type="float"/>
          <table:table-cell table:formula="of:=AVERAGE([Instances.CJ22:Instances.CJ45])" office:value-type="float"/>
          <table:table-cell table:formula="of:=AVERAGE([Instances.CK22:Instances.CK45])" office:value-type="float"/>
          <table:table-cell table:formula="of:=AVERAGE([Instances.CL22:Instances.CL45])" office:value-type="float"/>
          <table:table-cell table:formula="of:=AVERAGE([Instances.CM22:Instances.CM45])" office:value-type="float"/>
          <table:table-cell table:formula="of:=AVERAGE([Instances.CN22:Instances.CN45])" office:value-type="float"/>
          <table:table-cell table:formula="of:=SUM([Instances.CO22:Instances.CO45])" office:value-type="float"/>
          <table:table-cell table:formula="of:=AVERAGE([Instances.CP22:Instances.CP45])" office:value-type="float"/>
          <table:table-cell table:formula="of:=AVERAGE([Instances.CQ22:Instances.CQ45])" office:value-type="float"/>
          <table:table-cell table:formula="of:=AVERAGE([Instances.CR22:Instances.CR45])" office:value-type="float"/>
          <table:table-cell table:formula="of:=AVERAGE([Instances.CS22:Instances.CS45])" office:value-type="float"/>
          <table:table-cell table:formula="of:=AVERAGE([Instances.CT22:Instances.CT45])" office:value-type="float"/>
          <table:table-cell table:style-name="cellWorst" table:formula="of:=AVERAGE([Instances.CU22:Instances.CU45])" office:value-type="float"/>
          <table:table-cell table:formula="of:=AVERAGE([Instances.CV22:Instances.CV45])" office:value-type="float"/>
          <table:table-cell table:style-name="cellWorst" table:formula="of:=AVERAGE([Instances.CW22:Instances.CW45])" office:value-type="float"/>
          <table:table-cell table:style-name="cellWorst" table:formula="of:=AVERAGE([Instances.CX22:Instances.CX45])" office:value-type="float"/>
          <table:table-cell table:formula="of:=SUM([Instances.CY22:Instances.CY45])" office:value-type="float"/>
          <table:table-cell table:style-name="cellWorst" table:formula="of:=AVERAGE([Instances.CZ22:Instances.CZ45])" office:value-type="float"/>
          <table:table-cell table:formula="of:=AVERAGE([Instances.DA22:Instances.DA45])" office:value-type="float"/>
          <table:table-cell table:formula="of:=AVERAGE([Instances.DB22:Instances.DB45])" office:value-type="float"/>
          <table:table-cell table:style-name="cellWorst" table:formula="of:=AVERAGE([Instances.DC22:Instances.DC45])" office:value-type="float"/>
          <table:table-cell table:style-name="cellWorst" table:formula="of:=AVERAGE([Instances.DD22:Instances.DD45])" office:value-type="float"/>
          <table:table-cell table:formula="of:=AVERAGE([Instances.DE22:Instances.DE45])" office:value-type="float"/>
          <table:table-cell table:formula="of:=AVERAGE([Instances.DF22:Instances.DF45])" office:value-type="float"/>
          <table:table-cell table:formula="of:=AVERAGE([Instances.DG22:Instances.DG45])" office:value-type="float"/>
          <table:table-cell table:formula="of:=MIN([.$B5];[.$L5];[.$V5];[.$AF5];[.$AP5];[.$AZ5];[.$BJ5];[.$BT5];[.$CD5];[.$CN5];[.$CX5])" office:value-type="float"/>
          <table:table-cell table:formula="of:=MIN([.$C5];[.$M5];[.$W5];[.$AG5];[.$AQ5];[.$BA5];[.$BK5];[.$BU5];[.$CE5];[.$CO5];[.$CY5])" office:value-type="float"/>
          <table:table-cell table:formula="of:=MIN([.$D5];[.$N5];[.$X5];[.$AH5];[.$AR5];[.$BB5];[.$BL5];[.$BV5];[.$CF5];[.$CP5];[.$CZ5])" office:value-type="float"/>
          <table:table-cell table:formula="of:=MIN([.$E5];[.$O5];[.$Y5];[.$AI5];[.$AS5];[.$BC5];[.$BM5];[.$BW5];[.$CG5];[.$CQ5];[.$DA5])" office:value-type="float"/>
          <table:table-cell table:formula="of:=MIN([.$F5];[.$P5];[.$Z5];[.$AJ5];[.$AT5];[.$BD5];[.$BN5];[.$BX5];[.$CH5];[.$CR5];[.$DB5])" office:value-type="float"/>
          <table:table-cell table:formula="of:=MIN([.$G5];[.$Q5];[.$AA5];[.$AK5];[.$AU5];[.$BE5];[.$BO5];[.$BY5];[.$CI5];[.$CS5];[.$DC5])" office:value-type="float"/>
          <table:table-cell table:formula="of:=MIN([.$H5];[.$R5];[.$AB5];[.$AL5];[.$AV5];[.$BF5];[.$BP5];[.$BZ5];[.$CJ5];[.$CT5];[.$DD5])" office:value-type="float"/>
          <table:table-cell table:formula="of:=MIN([.$I5];[.$S5];[.$AC5];[.$AM5];[.$AW5];[.$BG5];[.$BQ5];[.$CA5];[.$CK5];[.$CU5];[.$DE5])" office:value-type="float"/>
          <table:table-cell table:formula="of:=MIN([.$J5];[.$T5];[.$AD5];[.$AN5];[.$AX5];[.$BH5];[.$BR5];[.$CB5];[.$CL5];[.$CV5];[.$DF5])" office:value-type="float"/>
          <table:table-cell table:formula="of:=MIN([.$K5];[.$U5];[.$AE5];[.$AO5];[.$AY5];[.$BI5];[.$BS5];[.$CC5];[.$CM5];[.$CW5];[.$DG5])" office:value-type="float"/>
          <table:table-cell table:formula="of:=MEDIAN([.$B5];[.$L5];[.$V5];[.$AF5];[.$AP5];[.$AZ5];[.$BJ5];[.$BT5];[.$CD5];[.$CN5];[.$CX5])" office:value-type="float"/>
          <table:table-cell table:formula="of:=MEDIAN([.$C5];[.$M5];[.$W5];[.$AG5];[.$AQ5];[.$BA5];[.$BK5];[.$BU5];[.$CE5];[.$CO5];[.$CY5])" office:value-type="float"/>
          <table:table-cell table:formula="of:=MEDIAN([.$D5];[.$N5];[.$X5];[.$AH5];[.$AR5];[.$BB5];[.$BL5];[.$BV5];[.$CF5];[.$CP5];[.$CZ5])" office:value-type="float"/>
          <table:table-cell table:formula="of:=MEDIAN([.$E5];[.$O5];[.$Y5];[.$AI5];[.$AS5];[.$BC5];[.$BM5];[.$BW5];[.$CG5];[.$CQ5];[.$DA5])" office:value-type="float"/>
          <table:table-cell table:formula="of:=MEDIAN([.$F5];[.$P5];[.$Z5];[.$AJ5];[.$AT5];[.$BD5];[.$BN5];[.$BX5];[.$CH5];[.$CR5];[.$DB5])" office:value-type="float"/>
          <table:table-cell table:formula="of:=MEDIAN([.$G5];[.$Q5];[.$AA5];[.$AK5];[.$AU5];[.$BE5];[.$BO5];[.$BY5];[.$CI5];[.$CS5];[.$DC5])" office:value-type="float"/>
          <table:table-cell table:formula="of:=MEDIAN([.$H5];[.$R5];[.$AB5];[.$AL5];[.$AV5];[.$BF5];[.$BP5];[.$BZ5];[.$CJ5];[.$CT5];[.$DD5])" office:value-type="float"/>
          <table:table-cell table:formula="of:=MEDIAN([.$I5];[.$S5];[.$AC5];[.$AM5];[.$AW5];[.$BG5];[.$BQ5];[.$CA5];[.$CK5];[.$CU5];[.$DE5])" office:value-type="float"/>
          <table:table-cell table:formula="of:=MEDIAN([.$J5];[.$T5];[.$AD5];[.$AN5];[.$AX5];[.$BH5];[.$BR5];[.$CB5];[.$CL5];[.$CV5];[.$DF5])" office:value-type="float"/>
          <table:table-cell table:formula="of:=MEDIAN([.$K5];[.$U5];[.$AE5];[.$AO5];[.$AY5];[.$BI5];[.$BS5];[.$CC5];[.$CM5];[.$CW5];[.$DG5])" office:value-type="float"/>
          <table:table-cell table:formula="of:=MAX([.$B5];[.$L5];[.$V5];[.$AF5];[.$AP5];[.$AZ5];[.$BJ5];[.$BT5];[.$CD5];[.$CN5];[.$CX5])" office:value-type="float"/>
          <table:table-cell table:formula="of:=MAX([.$C5];[.$M5];[.$W5];[.$AG5];[.$AQ5];[.$BA5];[.$BK5];[.$BU5];[.$CE5];[.$CO5];[.$CY5])" office:value-type="float"/>
          <table:table-cell table:formula="of:=MAX([.$D5];[.$N5];[.$X5];[.$AH5];[.$AR5];[.$BB5];[.$BL5];[.$BV5];[.$CF5];[.$CP5];[.$CZ5])" office:value-type="float"/>
          <table:table-cell table:formula="of:=MAX([.$E5];[.$O5];[.$Y5];[.$AI5];[.$AS5];[.$BC5];[.$BM5];[.$BW5];[.$CG5];[.$CQ5];[.$DA5])" office:value-type="float"/>
          <table:table-cell table:formula="of:=MAX([.$F5];[.$P5];[.$Z5];[.$AJ5];[.$AT5];[.$BD5];[.$BN5];[.$BX5];[.$CH5];[.$CR5];[.$DB5])" office:value-type="float"/>
          <table:table-cell table:formula="of:=MAX([.$G5];[.$Q5];[.$AA5];[.$AK5];[.$AU5];[.$BE5];[.$BO5];[.$BY5];[.$CI5];[.$CS5];[.$DC5])" office:value-type="float"/>
          <table:table-cell table:formula="of:=MAX([.$H5];[.$R5];[.$AB5];[.$AL5];[.$AV5];[.$BF5];[.$BP5];[.$BZ5];[.$CJ5];[.$CT5];[.$DD5])" office:value-type="float"/>
          <table:table-cell table:formula="of:=MAX([.$I5];[.$S5];[.$AC5];[.$AM5];[.$AW5];[.$BG5];[.$BQ5];[.$CA5];[.$CK5];[.$CU5];[.$DE5])" office:value-type="float"/>
          <table:table-cell table:formula="of:=MAX([.$J5];[.$T5];[.$AD5];[.$AN5];[.$AX5];[.$BH5];[.$BR5];[.$CB5];[.$CL5];[.$CV5];[.$DF5])" office:value-type="float"/>
          <table:table-cell table:formula="of:=MAX([.$K5];[.$U5];[.$AE5];[.$AO5];[.$AY5];[.$BI5];[.$BS5];[.$CC5];[.$CM5];[.$CW5];[.$DG5])" office:value-type="float"/>
        </table:table-row>
        <table:table-row table:style-name="ro1">
          <table:table-cell office:value-type="string">
            <text:p>bio-expansion/instances/9000</text:p>
          </table:table-cell>
          <table:table-cell table:style-name="cellBest" table:formula="of:=AVERAGE([Instances.B46:Instances.B75])" office:value-type="float"/>
          <table:table-cell table:style-name="cellBest" table:formula="of:=SUM([Instances.C46:Instances.C75])" office:value-type="float"/>
          <table:table-cell table:formula="of:=AVERAGE([Instances.D46:Instances.D75])" office:value-type="float"/>
          <table:table-cell table:formula="of:=AVERAGE([Instances.E46:Instances.E75])" office:value-type="float"/>
          <table:table-cell table:formula="of:=AVERAGE([Instances.F46:Instances.F75])" office:value-type="float"/>
          <table:table-cell table:formula="of:=AVERAGE([Instances.G46:Instances.G75])" office:value-type="float"/>
          <table:table-cell table:formula="of:=AVERAGE([Instances.H46:Instances.H75])" office:value-type="float"/>
          <table:table-cell table:formula="of:=AVERAGE([Instances.I46:Instances.I75])" office:value-type="float"/>
          <table:table-cell table:formula="of:=AVERAGE([Instances.J46:Instances.J75])" office:value-type="float"/>
          <table:table-cell table:style-name="cellBest" table:formula="of:=AVERAGE([Instances.K46:Instances.K75])" office:value-type="float"/>
          <table:table-cell table:formula="of:=AVERAGE([Instances.L46:Instances.L75])" office:value-type="float"/>
          <table:table-cell table:formula="of:=SUM([Instances.M46:Instances.M75])" office:value-type="float"/>
          <table:table-cell table:formula="of:=AVERAGE([Instances.N46:Instances.N75])" office:value-type="float"/>
          <table:table-cell table:formula="of:=AVERAGE([Instances.O46:Instances.O75])" office:value-type="float"/>
          <table:table-cell table:formula="of:=AVERAGE([Instances.P46:Instances.P75])" office:value-type="float"/>
          <table:table-cell table:style-name="cellWorst" table:formula="of:=AVERAGE([Instances.Q46:Instances.Q75])" office:value-type="float"/>
          <table:table-cell table:formula="of:=AVERAGE([Instances.R46:Instances.R75])" office:value-type="float"/>
          <table:table-cell table:formula="of:=AVERAGE([Instances.S46:Instances.S75])" office:value-type="float"/>
          <table:table-cell table:formula="of:=AVERAGE([Instances.T46:Instances.T75])" office:value-type="float"/>
          <table:table-cell table:formula="of:=AVERAGE([Instances.U46:Instances.U75])" office:value-type="float"/>
          <table:table-cell table:formula="of:=AVERAGE([Instances.V46:Instances.V75])" office:value-type="float"/>
          <table:table-cell table:formula="of:=SUM([Instances.W46:Instances.W75])" office:value-type="float"/>
          <table:table-cell table:formula="of:=AVERAGE([Instances.X46:Instances.X75])" office:value-type="float"/>
          <table:table-cell table:formula="of:=AVERAGE([Instances.Y46:Instances.Y75])" office:value-type="float"/>
          <table:table-cell table:formula="of:=AVERAGE([Instances.Z46:Instances.Z75])" office:value-type="float"/>
          <table:table-cell table:formula="of:=AVERAGE([Instances.AA46:Instances.AA75])" office:value-type="float"/>
          <table:table-cell table:formula="of:=AVERAGE([Instances.AB46:Instances.AB75])" office:value-type="float"/>
          <table:table-cell table:formula="of:=AVERAGE([Instances.AC46:Instances.AC75])" office:value-type="float"/>
          <table:table-cell table:formula="of:=AVERAGE([Instances.AD46:Instances.AD75])" office:value-type="float"/>
          <table:table-cell table:style-name="cellWorst" table:formula="of:=AVERAGE([Instances.AE46:Instances.AE75])" office:value-type="float"/>
          <table:table-cell table:formula="of:=AVERAGE([Instances.AF46:Instances.AF75])" office:value-type="float"/>
          <table:table-cell table:formula="of:=SUM([Instances.AG46:Instances.AG75])" office:value-type="float"/>
          <table:table-cell table:formula="of:=AVERAGE([Instances.AH46:Instances.AH75])" office:value-type="float"/>
          <table:table-cell table:formula="of:=AVERAGE([Instances.AI46:Instances.AI75])" office:value-type="float"/>
          <table:table-cell table:formula="of:=AVERAGE([Instances.AJ46:Instances.AJ75])" office:value-type="float"/>
          <table:table-cell table:formula="of:=AVERAGE([Instances.AK46:Instances.AK75])" office:value-type="float"/>
          <table:table-cell table:formula="of:=AVERAGE([Instances.AL46:Instances.AL75])" office:value-type="float"/>
          <table:table-cell table:style-name="cellWorst" table:formula="of:=AVERAGE([Instances.AM46:Instances.AM75])" office:value-type="float"/>
          <table:table-cell table:formula="of:=AVERAGE([Instances.AN46:Instances.AN75])" office:value-type="float"/>
          <table:table-cell table:formula="of:=AVERAGE([Instances.AO46:Instances.AO75])" office:value-type="float"/>
          <table:table-cell table:formula="of:=AVERAGE([Instances.AP46:Instances.AP75])" office:value-type="float"/>
          <table:table-cell table:formula="of:=SUM([Instances.AQ46:Instances.AQ75])" office:value-type="float"/>
          <table:table-cell table:formula="of:=AVERAGE([Instances.AR46:Instances.AR75])" office:value-type="float"/>
          <table:table-cell table:formula="of:=AVERAGE([Instances.AS46:Instances.AS75])" office:value-type="float"/>
          <table:table-cell table:formula="of:=AVERAGE([Instances.AT46:Instances.AT75])" office:value-type="float"/>
          <table:table-cell table:style-name="cellBest" table:formula="of:=AVERAGE([Instances.AU46:Instances.AU75])" office:value-type="float"/>
          <table:table-cell table:formula="of:=AVERAGE([Instances.AV46:Instances.AV75])" office:value-type="float"/>
          <table:table-cell table:style-name="cellBest" table:formula="of:=AVERAGE([Instances.AW46:Instances.AW7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Z46:Instances.AZ75])" office:value-type="float"/>
          <table:table-cell table:formula="of:=SUM([Instances.BA46:Instances.BA75])" office:value-type="float"/>
          <table:table-cell table:formula="of:=AVERAGE([Instances.BB46:Instances.BB75])" office:value-type="float"/>
          <table:table-cell table:formula="of:=AVERAGE([Instances.BC46:Instances.BC75])" office:value-type="float"/>
          <table:table-cell table:formula="of:=AVERAGE([Instances.BD46:Instances.BD75])" office:value-type="float"/>
          <table:table-cell table:formula="of:=AVERAGE([Instances.BE46:Instances.BE75])" office:value-type="float"/>
          <table:table-cell table:style-name="cellWorst" table:formula="of:=AVERAGE([Instances.BF46:Instances.BF75])" office:value-type="float"/>
          <table:table-cell table:formula="of:=AVERAGE([Instances.BG46:Instances.BG75])" office:value-type="float"/>
          <table:table-cell table:formula="of:=AVERAGE([Instances.BH46:Instances.BH75])" office:value-type="float"/>
          <table:table-cell table:formula="of:=AVERAGE([Instances.BI46:Instances.BI75])" office:value-type="float"/>
          <table:table-cell table:formula="of:=AVERAGE([Instances.BJ46:Instances.BJ75])" office:value-type="float"/>
          <table:table-cell table:formula="of:=SUM([Instances.BK46:Instances.BK75])" office:value-type="float"/>
          <table:table-cell table:formula="of:=AVERAGE([Instances.BL46:Instances.BL75])" office:value-type="float"/>
          <table:table-cell table:formula="of:=AVERAGE([Instances.BM46:Instances.BM75])" office:value-type="float"/>
          <table:table-cell table:formula="of:=AVERAGE([Instances.BN46:Instances.BN75])" office:value-type="float"/>
          <table:table-cell table:formula="of:=AVERAGE([Instances.BO46:Instances.BO75])" office:value-type="float"/>
          <table:table-cell table:formula="of:=AVERAGE([Instances.BP46:Instances.BP75])" office:value-type="float"/>
          <table:table-cell table:formula="of:=AVERAGE([Instances.BQ46:Instances.BQ75])" office:value-type="float"/>
          <table:table-cell table:formula="of:=AVERAGE([Instances.BR46:Instances.BR75])" office:value-type="float"/>
          <table:table-cell table:formula="of:=AVERAGE([Instances.BS46:Instances.BS75])" office:value-type="float"/>
          <table:table-cell table:formula="of:=AVERAGE([Instances.BT46:Instances.BT75])" office:value-type="float"/>
          <table:table-cell table:formula="of:=SUM([Instances.BU46:Instances.BU75])" office:value-type="float"/>
          <table:table-cell table:formula="of:=AVERAGE([Instances.BV46:Instances.BV75])" office:value-type="float"/>
          <table:table-cell table:formula="of:=AVERAGE([Instances.BW46:Instances.BW75])" office:value-type="float"/>
          <table:table-cell table:formula="of:=AVERAGE([Instances.BX46:Instances.BX75])" office:value-type="float"/>
          <table:table-cell table:formula="of:=AVERAGE([Instances.BY46:Instances.BY75])" office:value-type="float"/>
          <table:table-cell table:formula="of:=AVERAGE([Instances.BZ46:Instances.BZ75])" office:value-type="float"/>
          <table:table-cell table:formula="of:=AVERAGE([Instances.CA46:Instances.CA7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CD46:Instances.CD75])" office:value-type="float"/>
          <table:table-cell table:formula="of:=SUM([Instances.CE46:Instances.CE75])" office:value-type="float"/>
          <table:table-cell table:formula="of:=AVERAGE([Instances.CF46:Instances.CF75])" office:value-type="float"/>
          <table:table-cell table:formula="of:=AVERAGE([Instances.CG46:Instances.CG75])" office:value-type="float"/>
          <table:table-cell table:formula="of:=AVERAGE([Instances.CH46:Instances.CH75])" office:value-type="float"/>
          <table:table-cell table:formula="of:=AVERAGE([Instances.CI46:Instances.CI75])" office:value-type="float"/>
          <table:table-cell table:formula="of:=AVERAGE([Instances.CJ46:Instances.CJ75])" office:value-type="float"/>
          <table:table-cell table:formula="of:=AVERAGE([Instances.CK46:Instances.CK7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CN46:Instances.CN75])" office:value-type="float"/>
          <table:table-cell table:formula="of:=SUM([Instances.CO46:Instances.CO75])" office:value-type="float"/>
          <table:table-cell table:formula="of:=AVERAGE([Instances.CP46:Instances.CP75])" office:value-type="float"/>
          <table:table-cell table:formula="of:=AVERAGE([Instances.CQ46:Instances.CQ75])" office:value-type="float"/>
          <table:table-cell table:formula="of:=AVERAGE([Instances.CR46:Instances.CR75])" office:value-type="float"/>
          <table:table-cell table:style-name="cellBest" table:formula="of:=AVERAGE([Instances.CS46:Instances.CS75])" office:value-type="float"/>
          <table:table-cell table:formula="of:=AVERAGE([Instances.CT46:Instances.CT75])" office:value-type="float"/>
          <table:table-cell table:style-name="cellBest" table:formula="of:=AVERAGE([Instances.CU46:Instances.CU7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CX46:Instances.CX75])" office:value-type="float"/>
          <table:table-cell table:formula="of:=SUM([Instances.CY46:Instances.CY75])" office:value-type="float"/>
          <table:table-cell table:formula="of:=AVERAGE([Instances.CZ46:Instances.CZ75])" office:value-type="float"/>
          <table:table-cell table:formula="of:=AVERAGE([Instances.DA46:Instances.DA75])" office:value-type="float"/>
          <table:table-cell table:formula="of:=AVERAGE([Instances.DB46:Instances.DB75])" office:value-type="float"/>
          <table:table-cell table:style-name="cellBest" table:formula="of:=AVERAGE([Instances.DC46:Instances.DC75])" office:value-type="float"/>
          <table:table-cell table:formula="of:=AVERAGE([Instances.DD46:Instances.DD75])" office:value-type="float"/>
          <table:table-cell table:style-name="cellBest" table:formula="of:=AVERAGE([Instances.DE46:Instances.DE7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MIN([.$B6];[.$L6];[.$V6];[.$AF6];[.$AP6];[.$AZ6];[.$BJ6];[.$BT6];[.$CD6];[.$CN6];[.$CX6])" office:value-type="float"/>
          <table:table-cell table:formula="of:=MIN([.$C6];[.$M6];[.$W6];[.$AG6];[.$AQ6];[.$BA6];[.$BK6];[.$BU6];[.$CE6];[.$CO6];[.$CY6])" office:value-type="float"/>
          <table:table-cell table:formula="of:=MIN([.$D6];[.$N6];[.$X6];[.$AH6];[.$AR6];[.$BB6];[.$BL6];[.$BV6];[.$CF6];[.$CP6];[.$CZ6])" office:value-type="float"/>
          <table:table-cell table:formula="of:=MIN([.$E6];[.$O6];[.$Y6];[.$AI6];[.$AS6];[.$BC6];[.$BM6];[.$BW6];[.$CG6];[.$CQ6];[.$DA6])" office:value-type="float"/>
          <table:table-cell table:formula="of:=MIN([.$F6];[.$P6];[.$Z6];[.$AJ6];[.$AT6];[.$BD6];[.$BN6];[.$BX6];[.$CH6];[.$CR6];[.$DB6])" office:value-type="float"/>
          <table:table-cell table:formula="of:=MIN([.$G6];[.$Q6];[.$AA6];[.$AK6];[.$AU6];[.$BE6];[.$BO6];[.$BY6];[.$CI6];[.$CS6];[.$DC6])" office:value-type="float"/>
          <table:table-cell table:formula="of:=MIN([.$H6];[.$R6];[.$AB6];[.$AL6];[.$AV6];[.$BF6];[.$BP6];[.$BZ6];[.$CJ6];[.$CT6];[.$DD6])" office:value-type="float"/>
          <table:table-cell table:formula="of:=MIN([.$I6];[.$S6];[.$AC6];[.$AM6];[.$AW6];[.$BG6];[.$BQ6];[.$CA6];[.$CK6];[.$CU6];[.$DE6])" office:value-type="float"/>
          <table:table-cell table:formula="of:=MIN([.$J6];[.$T6];[.$AD6];[.$AN6];[.$AX6];[.$BH6];[.$BR6];[.$CB6];[.$CL6];[.$CV6];[.$DF6])" office:value-type="float"/>
          <table:table-cell table:formula="of:=MIN([.$K6];[.$U6];[.$AE6];[.$AO6];[.$AY6];[.$BI6];[.$BS6];[.$CC6];[.$CM6];[.$CW6];[.$DG6])" office:value-type="float"/>
          <table:table-cell table:formula="of:=MEDIAN([.$B6];[.$L6];[.$V6];[.$AF6];[.$AP6];[.$AZ6];[.$BJ6];[.$BT6];[.$CD6];[.$CN6];[.$CX6])" office:value-type="float"/>
          <table:table-cell table:formula="of:=MEDIAN([.$C6];[.$M6];[.$W6];[.$AG6];[.$AQ6];[.$BA6];[.$BK6];[.$BU6];[.$CE6];[.$CO6];[.$CY6])" office:value-type="float"/>
          <table:table-cell table:formula="of:=MEDIAN([.$D6];[.$N6];[.$X6];[.$AH6];[.$AR6];[.$BB6];[.$BL6];[.$BV6];[.$CF6];[.$CP6];[.$CZ6])" office:value-type="float"/>
          <table:table-cell table:formula="of:=MEDIAN([.$E6];[.$O6];[.$Y6];[.$AI6];[.$AS6];[.$BC6];[.$BM6];[.$BW6];[.$CG6];[.$CQ6];[.$DA6])" office:value-type="float"/>
          <table:table-cell table:formula="of:=MEDIAN([.$F6];[.$P6];[.$Z6];[.$AJ6];[.$AT6];[.$BD6];[.$BN6];[.$BX6];[.$CH6];[.$CR6];[.$DB6])" office:value-type="float"/>
          <table:table-cell table:formula="of:=MEDIAN([.$G6];[.$Q6];[.$AA6];[.$AK6];[.$AU6];[.$BE6];[.$BO6];[.$BY6];[.$CI6];[.$CS6];[.$DC6])" office:value-type="float"/>
          <table:table-cell table:formula="of:=MEDIAN([.$H6];[.$R6];[.$AB6];[.$AL6];[.$AV6];[.$BF6];[.$BP6];[.$BZ6];[.$CJ6];[.$CT6];[.$DD6])" office:value-type="float"/>
          <table:table-cell table:formula="of:=MEDIAN([.$I6];[.$S6];[.$AC6];[.$AM6];[.$AW6];[.$BG6];[.$BQ6];[.$CA6];[.$CK6];[.$CU6];[.$DE6])" office:value-type="float"/>
          <table:table-cell table:formula="of:=MEDIAN([.$J6];[.$T6];[.$AD6];[.$AN6];[.$AX6];[.$BH6];[.$BR6];[.$CB6];[.$CL6];[.$CV6];[.$DF6])" office:value-type="float"/>
          <table:table-cell table:formula="of:=MEDIAN([.$K6];[.$U6];[.$AE6];[.$AO6];[.$AY6];[.$BI6];[.$BS6];[.$CC6];[.$CM6];[.$CW6];[.$DG6])" office:value-type="float"/>
          <table:table-cell table:formula="of:=MAX([.$B6];[.$L6];[.$V6];[.$AF6];[.$AP6];[.$AZ6];[.$BJ6];[.$BT6];[.$CD6];[.$CN6];[.$CX6])" office:value-type="float"/>
          <table:table-cell table:formula="of:=MAX([.$C6];[.$M6];[.$W6];[.$AG6];[.$AQ6];[.$BA6];[.$BK6];[.$BU6];[.$CE6];[.$CO6];[.$CY6])" office:value-type="float"/>
          <table:table-cell table:formula="of:=MAX([.$D6];[.$N6];[.$X6];[.$AH6];[.$AR6];[.$BB6];[.$BL6];[.$BV6];[.$CF6];[.$CP6];[.$CZ6])" office:value-type="float"/>
          <table:table-cell table:formula="of:=MAX([.$E6];[.$O6];[.$Y6];[.$AI6];[.$AS6];[.$BC6];[.$BM6];[.$BW6];[.$CG6];[.$CQ6];[.$DA6])" office:value-type="float"/>
          <table:table-cell table:formula="of:=MAX([.$F6];[.$P6];[.$Z6];[.$AJ6];[.$AT6];[.$BD6];[.$BN6];[.$BX6];[.$CH6];[.$CR6];[.$DB6])" office:value-type="float"/>
          <table:table-cell table:formula="of:=MAX([.$G6];[.$Q6];[.$AA6];[.$AK6];[.$AU6];[.$BE6];[.$BO6];[.$BY6];[.$CI6];[.$CS6];[.$DC6])" office:value-type="float"/>
          <table:table-cell table:formula="of:=MAX([.$H6];[.$R6];[.$AB6];[.$AL6];[.$AV6];[.$BF6];[.$BP6];[.$BZ6];[.$CJ6];[.$CT6];[.$DD6])" office:value-type="float"/>
          <table:table-cell table:formula="of:=MAX([.$I6];[.$S6];[.$AC6];[.$AM6];[.$AW6];[.$BG6];[.$BQ6];[.$CA6];[.$CK6];[.$CU6];[.$DE6])" office:value-type="float"/>
          <table:table-cell table:formula="of:=MAX([.$J6];[.$T6];[.$AD6];[.$AN6];[.$AX6];[.$BH6];[.$BR6];[.$CB6];[.$CL6];[.$CV6];[.$DF6])" office:value-type="float"/>
          <table:table-cell table:formula="of:=MAX([.$K6];[.$U6];[.$AE6];[.$AO6];[.$AY6];[.$BI6];[.$BS6];[.$CC6];[.$CM6];[.$CW6];[.$DG6])" office:value-type="float"/>
        </table:table-row>
        <table:table-row table:style-name="ro1">
          <table:table-cell office:value-type="string">
            <text:p>bio-repair/instances/Stat_vs_Exp/15</text:p>
          </table:table-cell>
          <table:table-cell table:style-name="cellBest" table:formula="of:=AVERAGE([Instances.B76:Instances.B105])" office:value-type="float"/>
          <table:table-cell table:style-name="cellBest" table:formula="of:=SUM([Instances.C76:Instances.C105])" office:value-type="float"/>
          <table:table-cell table:formula="of:=AVERAGE([Instances.D76:Instances.D105])" office:value-type="float"/>
          <table:table-cell table:formula="of:=AVERAGE([Instances.E76:Instances.E105])" office:value-type="float"/>
          <table:table-cell table:formula="of:=AVERAGE([Instances.F76:Instances.F105])" office:value-type="float"/>
          <table:table-cell table:formula="of:=AVERAGE([Instances.G76:Instances.G105])" office:value-type="float"/>
          <table:table-cell table:formula="of:=AVERAGE([Instances.H76:Instances.H105])" office:value-type="float"/>
          <table:table-cell table:formula="of:=AVERAGE([Instances.I76:Instances.I105])" office:value-type="float"/>
          <table:table-cell table:formula="of:=AVERAGE([Instances.J76:Instances.J105])" office:value-type="float"/>
          <table:table-cell table:style-name="cellBest" table:formula="of:=AVERAGE([Instances.K76:Instances.K105])" office:value-type="float"/>
          <table:table-cell table:formula="of:=AVERAGE([Instances.L76:Instances.L105])" office:value-type="float"/>
          <table:table-cell table:formula="of:=SUM([Instances.M76:Instances.M10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P76:Instances.P10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style-name="cellBest" table:formula="of:=AVERAGE([Instances.S76:Instances.S10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V76:Instances.V105])" office:value-type="float"/>
          <table:table-cell table:formula="of:=SUM([Instances.W76:Instances.W105])" office:value-type="float"/>
          <table:table-cell table:formula="of:=AVERAGE([Instances.X76:Instances.X105])" office:value-type="float"/>
          <table:table-cell table:formula="of:=AVERAGE([Instances.Y76:Instances.Y105])" office:value-type="float"/>
          <table:table-cell table:formula="of:=AVERAGE([Instances.Z76:Instances.Z105])" office:value-type="float"/>
          <table:table-cell table:formula="of:=AVERAGE([Instances.AA76:Instances.AA105])" office:value-type="float"/>
          <table:table-cell table:formula="of:=AVERAGE([Instances.AB76:Instances.AB105])" office:value-type="float"/>
          <table:table-cell table:formula="of:=AVERAGE([Instances.AC76:Instances.AC105])" office:value-type="float"/>
          <table:table-cell table:formula="of:=AVERAGE([Instances.AD76:Instances.AD105])" office:value-type="float"/>
          <table:table-cell table:style-name="cellWorst" table:formula="of:=AVERAGE([Instances.AE76:Instances.AE105])" office:value-type="float"/>
          <table:table-cell table:formula="of:=AVERAGE([Instances.AF76:Instances.AF105])" office:value-type="float"/>
          <table:table-cell table:formula="of:=SUM([Instances.AG76:Instances.AG105])" office:value-type="float"/>
          <table:table-cell table:formula="of:=AVERAGE([Instances.AH76:Instances.AH105])" office:value-type="float"/>
          <table:table-cell table:formula="of:=AVERAGE([Instances.AI76:Instances.AI105])" office:value-type="float"/>
          <table:table-cell table:formula="of:=AVERAGE([Instances.AJ76:Instances.AJ105])" office:value-type="float"/>
          <table:table-cell table:formula="of:=AVERAGE([Instances.AK76:Instances.AK105])" office:value-type="float"/>
          <table:table-cell table:formula="of:=AVERAGE([Instances.AL76:Instances.AL105])" office:value-type="float"/>
          <table:table-cell table:formula="of:=AVERAGE([Instances.AM76:Instances.AM105])" office:value-type="float"/>
          <table:table-cell table:formula="of:=AVERAGE([Instances.AN76:Instances.AN105])" office:value-type="float"/>
          <table:table-cell table:formula="of:=AVERAGE([Instances.AO76:Instances.AO105])" office:value-type="float"/>
          <table:table-cell table:formula="of:=AVERAGE([Instances.AP76:Instances.AP105])" office:value-type="float"/>
          <table:table-cell table:formula="of:=SUM([Instances.AQ76:Instances.AQ105])" office:value-type="float"/>
          <table:table-cell table:formula="of:=AVERAGE([Instances.AR76:Instances.AR105])" office:value-type="float"/>
          <table:table-cell table:formula="of:=AVERAGE([Instances.AS76:Instances.AS105])" office:value-type="float"/>
          <table:table-cell table:formula="of:=AVERAGE([Instances.AT76:Instances.AT105])" office:value-type="float"/>
          <table:table-cell table:style-name="cellBest" table:formula="of:=AVERAGE([Instances.AU76:Instances.AU105])" office:value-type="float"/>
          <table:table-cell table:formula="of:=AVERAGE([Instances.AV76:Instances.AV105])" office:value-type="float"/>
          <table:table-cell table:formula="of:=AVERAGE([Instances.AW76:Instances.AW10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Z76:Instances.AZ105])" office:value-type="float"/>
          <table:table-cell table:formula="of:=SUM([Instances.BA76:Instances.BA105])" office:value-type="float"/>
          <table:table-cell table:formula="of:=AVERAGE([Instances.BB76:Instances.BB105])" office:value-type="float"/>
          <table:table-cell table:formula="of:=AVERAGE([Instances.BC76:Instances.BC105])" office:value-type="float"/>
          <table:table-cell table:formula="of:=AVERAGE([Instances.BD76:Instances.BD105])" office:value-type="float"/>
          <table:table-cell table:style-name="cellWorst" table:formula="of:=AVERAGE([Instances.BE76:Instances.BE105])" office:value-type="float"/>
          <table:table-cell table:style-name="cellWorst" table:formula="of:=AVERAGE([Instances.BF76:Instances.BF105])" office:value-type="float"/>
          <table:table-cell table:style-name="cellWorst" table:formula="of:=AVERAGE([Instances.BG76:Instances.BG105])" office:value-type="float"/>
          <table:table-cell table:formula="of:=AVERAGE([Instances.BH76:Instances.BH105])" office:value-type="float"/>
          <table:table-cell table:formula="of:=AVERAGE([Instances.BI76:Instances.BI105])" office:value-type="float"/>
          <table:table-cell table:formula="of:=AVERAGE([Instances.BJ76:Instances.BJ105])" office:value-type="float"/>
          <table:table-cell table:formula="of:=SUM([Instances.BK76:Instances.BK105])" office:value-type="float"/>
          <table:table-cell table:formula="of:=AVERAGE([Instances.BL76:Instances.BL105])" office:value-type="float"/>
          <table:table-cell table:formula="of:=AVERAGE([Instances.BM76:Instances.BM105])" office:value-type="float"/>
          <table:table-cell table:formula="of:=AVERAGE([Instances.BN76:Instances.BN105])" office:value-type="float"/>
          <table:table-cell table:style-name="cellWorst" table:formula="of:=AVERAGE([Instances.BO76:Instances.BO105])" office:value-type="float"/>
          <table:table-cell table:style-name="cellWorst" table:formula="of:=AVERAGE([Instances.BP76:Instances.BP105])" office:value-type="float"/>
          <table:table-cell table:style-name="cellWorst" table:formula="of:=AVERAGE([Instances.BQ76:Instances.BQ105])" office:value-type="float"/>
          <table:table-cell table:formula="of:=AVERAGE([Instances.BR76:Instances.BR105])" office:value-type="float"/>
          <table:table-cell table:formula="of:=AVERAGE([Instances.BS76:Instances.BS105])" office:value-type="float"/>
          <table:table-cell table:formula="of:=AVERAGE([Instances.BT76:Instances.BT105])" office:value-type="float"/>
          <table:table-cell table:formula="of:=SUM([Instances.BU76:Instances.BU105])" office:value-type="float"/>
          <table:table-cell table:formula="of:=AVERAGE([Instances.BV76:Instances.BV105])" office:value-type="float"/>
          <table:table-cell table:formula="of:=AVERAGE([Instances.BW76:Instances.BW105])" office:value-type="float"/>
          <table:table-cell table:formula="of:=AVERAGE([Instances.BX76:Instances.BX105])" office:value-type="float"/>
          <table:table-cell table:style-name="cellBest" table:formula="of:=AVERAGE([Instances.BY76:Instances.BY105])" office:value-type="float"/>
          <table:table-cell table:formula="of:=AVERAGE([Instances.BZ76:Instances.BZ105])" office:value-type="float"/>
          <table:table-cell table:formula="of:=AVERAGE([Instances.CA76:Instances.CA10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CD76:Instances.CD105])" office:value-type="float"/>
          <table:table-cell table:formula="of:=SUM([Instances.CE76:Instances.CE105])" office:value-type="float"/>
          <table:table-cell table:formula="of:=AVERAGE([Instances.CF76:Instances.CF105])" office:value-type="float"/>
          <table:table-cell table:formula="of:=AVERAGE([Instances.CG76:Instances.CG105])" office:value-type="float"/>
          <table:table-cell table:formula="of:=AVERAGE([Instances.CH76:Instances.CH105])" office:value-type="float"/>
          <table:table-cell table:style-name="cellBest" table:formula="of:=AVERAGE([Instances.CI76:Instances.CI105])" office:value-type="float"/>
          <table:table-cell table:formula="of:=AVERAGE([Instances.CJ76:Instances.CJ105])" office:value-type="float"/>
          <table:table-cell table:formula="of:=AVERAGE([Instances.CK76:Instances.CK10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CN76:Instances.CN105])" office:value-type="float"/>
          <table:table-cell table:formula="of:=SUM([Instances.CO76:Instances.CO105])" office:value-type="float"/>
          <table:table-cell table:formula="of:=AVERAGE([Instances.CP76:Instances.CP105])" office:value-type="float"/>
          <table:table-cell table:formula="of:=AVERAGE([Instances.CQ76:Instances.CQ105])" office:value-type="float"/>
          <table:table-cell table:formula="of:=AVERAGE([Instances.CR76:Instances.CR105])" office:value-type="float"/>
          <table:table-cell table:style-name="cellBest" table:formula="of:=AVERAGE([Instances.CS76:Instances.CS105])" office:value-type="float"/>
          <table:table-cell table:formula="of:=AVERAGE([Instances.CT76:Instances.CT105])" office:value-type="float"/>
          <table:table-cell table:formula="of:=AVERAGE([Instances.CU76:Instances.CU10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CX76:Instances.CX105])" office:value-type="float"/>
          <table:table-cell table:formula="of:=SUM([Instances.CY76:Instances.CY105])" office:value-type="float"/>
          <table:table-cell table:formula="of:=AVERAGE([Instances.CZ76:Instances.CZ105])" office:value-type="float"/>
          <table:table-cell table:formula="of:=AVERAGE([Instances.DA76:Instances.DA105])" office:value-type="float"/>
          <table:table-cell table:formula="of:=AVERAGE([Instances.DB76:Instances.DB105])" office:value-type="float"/>
          <table:table-cell table:style-name="cellBest" table:formula="of:=AVERAGE([Instances.DC76:Instances.DC105])" office:value-type="float"/>
          <table:table-cell table:formula="of:=AVERAGE([Instances.DD76:Instances.DD105])" office:value-type="float"/>
          <table:table-cell table:formula="of:=AVERAGE([Instances.DE76:Instances.DE10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MIN([.$B7];[.$L7];[.$V7];[.$AF7];[.$AP7];[.$AZ7];[.$BJ7];[.$BT7];[.$CD7];[.$CN7];[.$CX7])" office:value-type="float"/>
          <table:table-cell table:formula="of:=MIN([.$C7];[.$M7];[.$W7];[.$AG7];[.$AQ7];[.$BA7];[.$BK7];[.$BU7];[.$CE7];[.$CO7];[.$CY7])" office:value-type="float"/>
          <table:table-cell table:formula="of:=MIN([.$D7];[.$N7];[.$X7];[.$AH7];[.$AR7];[.$BB7];[.$BL7];[.$BV7];[.$CF7];[.$CP7];[.$CZ7])" office:value-type="float"/>
          <table:table-cell table:formula="of:=MIN([.$E7];[.$O7];[.$Y7];[.$AI7];[.$AS7];[.$BC7];[.$BM7];[.$BW7];[.$CG7];[.$CQ7];[.$DA7])" office:value-type="float"/>
          <table:table-cell table:formula="of:=MIN([.$F7];[.$P7];[.$Z7];[.$AJ7];[.$AT7];[.$BD7];[.$BN7];[.$BX7];[.$CH7];[.$CR7];[.$DB7])" office:value-type="float"/>
          <table:table-cell table:formula="of:=MIN([.$G7];[.$Q7];[.$AA7];[.$AK7];[.$AU7];[.$BE7];[.$BO7];[.$BY7];[.$CI7];[.$CS7];[.$DC7])" office:value-type="float"/>
          <table:table-cell table:formula="of:=MIN([.$H7];[.$R7];[.$AB7];[.$AL7];[.$AV7];[.$BF7];[.$BP7];[.$BZ7];[.$CJ7];[.$CT7];[.$DD7])" office:value-type="float"/>
          <table:table-cell table:formula="of:=MIN([.$I7];[.$S7];[.$AC7];[.$AM7];[.$AW7];[.$BG7];[.$BQ7];[.$CA7];[.$CK7];[.$CU7];[.$DE7])" office:value-type="float"/>
          <table:table-cell table:formula="of:=MIN([.$J7];[.$T7];[.$AD7];[.$AN7];[.$AX7];[.$BH7];[.$BR7];[.$CB7];[.$CL7];[.$CV7];[.$DF7])" office:value-type="float"/>
          <table:table-cell table:formula="of:=MIN([.$K7];[.$U7];[.$AE7];[.$AO7];[.$AY7];[.$BI7];[.$BS7];[.$CC7];[.$CM7];[.$CW7];[.$DG7])" office:value-type="float"/>
          <table:table-cell table:formula="of:=MEDIAN([.$B7];[.$L7];[.$V7];[.$AF7];[.$AP7];[.$AZ7];[.$BJ7];[.$BT7];[.$CD7];[.$CN7];[.$CX7])" office:value-type="float"/>
          <table:table-cell table:formula="of:=MEDIAN([.$C7];[.$M7];[.$W7];[.$AG7];[.$AQ7];[.$BA7];[.$BK7];[.$BU7];[.$CE7];[.$CO7];[.$CY7])" office:value-type="float"/>
          <table:table-cell table:formula="of:=MEDIAN([.$D7];[.$N7];[.$X7];[.$AH7];[.$AR7];[.$BB7];[.$BL7];[.$BV7];[.$CF7];[.$CP7];[.$CZ7])" office:value-type="float"/>
          <table:table-cell table:formula="of:=MEDIAN([.$E7];[.$O7];[.$Y7];[.$AI7];[.$AS7];[.$BC7];[.$BM7];[.$BW7];[.$CG7];[.$CQ7];[.$DA7])" office:value-type="float"/>
          <table:table-cell table:formula="of:=MEDIAN([.$F7];[.$P7];[.$Z7];[.$AJ7];[.$AT7];[.$BD7];[.$BN7];[.$BX7];[.$CH7];[.$CR7];[.$DB7])" office:value-type="float"/>
          <table:table-cell table:formula="of:=MEDIAN([.$G7];[.$Q7];[.$AA7];[.$AK7];[.$AU7];[.$BE7];[.$BO7];[.$BY7];[.$CI7];[.$CS7];[.$DC7])" office:value-type="float"/>
          <table:table-cell table:formula="of:=MEDIAN([.$H7];[.$R7];[.$AB7];[.$AL7];[.$AV7];[.$BF7];[.$BP7];[.$BZ7];[.$CJ7];[.$CT7];[.$DD7])" office:value-type="float"/>
          <table:table-cell table:formula="of:=MEDIAN([.$I7];[.$S7];[.$AC7];[.$AM7];[.$AW7];[.$BG7];[.$BQ7];[.$CA7];[.$CK7];[.$CU7];[.$DE7])" office:value-type="float"/>
          <table:table-cell table:formula="of:=MEDIAN([.$J7];[.$T7];[.$AD7];[.$AN7];[.$AX7];[.$BH7];[.$BR7];[.$CB7];[.$CL7];[.$CV7];[.$DF7])" office:value-type="float"/>
          <table:table-cell table:formula="of:=MEDIAN([.$K7];[.$U7];[.$AE7];[.$AO7];[.$AY7];[.$BI7];[.$BS7];[.$CC7];[.$CM7];[.$CW7];[.$DG7])" office:value-type="float"/>
          <table:table-cell table:formula="of:=MAX([.$B7];[.$L7];[.$V7];[.$AF7];[.$AP7];[.$AZ7];[.$BJ7];[.$BT7];[.$CD7];[.$CN7];[.$CX7])" office:value-type="float"/>
          <table:table-cell table:formula="of:=MAX([.$C7];[.$M7];[.$W7];[.$AG7];[.$AQ7];[.$BA7];[.$BK7];[.$BU7];[.$CE7];[.$CO7];[.$CY7])" office:value-type="float"/>
          <table:table-cell table:formula="of:=MAX([.$D7];[.$N7];[.$X7];[.$AH7];[.$AR7];[.$BB7];[.$BL7];[.$BV7];[.$CF7];[.$CP7];[.$CZ7])" office:value-type="float"/>
          <table:table-cell table:formula="of:=MAX([.$E7];[.$O7];[.$Y7];[.$AI7];[.$AS7];[.$BC7];[.$BM7];[.$BW7];[.$CG7];[.$CQ7];[.$DA7])" office:value-type="float"/>
          <table:table-cell table:formula="of:=MAX([.$F7];[.$P7];[.$Z7];[.$AJ7];[.$AT7];[.$BD7];[.$BN7];[.$BX7];[.$CH7];[.$CR7];[.$DB7])" office:value-type="float"/>
          <table:table-cell table:formula="of:=MAX([.$G7];[.$Q7];[.$AA7];[.$AK7];[.$AU7];[.$BE7];[.$BO7];[.$BY7];[.$CI7];[.$CS7];[.$DC7])" office:value-type="float"/>
          <table:table-cell table:formula="of:=MAX([.$H7];[.$R7];[.$AB7];[.$AL7];[.$AV7];[.$BF7];[.$BP7];[.$BZ7];[.$CJ7];[.$CT7];[.$DD7])" office:value-type="float"/>
          <table:table-cell table:formula="of:=MAX([.$I7];[.$S7];[.$AC7];[.$AM7];[.$AW7];[.$BG7];[.$BQ7];[.$CA7];[.$CK7];[.$CU7];[.$DE7])" office:value-type="float"/>
          <table:table-cell table:formula="of:=MAX([.$J7];[.$T7];[.$AD7];[.$AN7];[.$AX7];[.$BH7];[.$BR7];[.$CB7];[.$CL7];[.$CV7];[.$DF7])" office:value-type="float"/>
          <table:table-cell table:formula="of:=MAX([.$K7];[.$U7];[.$AE7];[.$AO7];[.$AY7];[.$BI7];[.$BS7];[.$CC7];[.$CM7];[.$CW7];[.$DG7])" office:value-type="float"/>
        </table:table-row>
        <table:table-row table:style-name="ro1">
          <table:table-cell office:value-type="string">
            <text:p>iscas85/instances/c3540</text:p>
          </table:table-cell>
          <table:table-cell table:formula="of:=AVERAGE([Instances.B106:Instances.B135])" office:value-type="float"/>
          <table:table-cell table:formula="of:=SUM([Instances.C106:Instances.C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F106:Instances.F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I106:Instances.I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L106:Instances.L135])" office:value-type="float"/>
          <table:table-cell table:formula="of:=SUM([Instances.M106:Instances.M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P106:Instances.P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S106:Instances.S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V106:Instances.V135])" office:value-type="float"/>
          <table:table-cell table:formula="of:=SUM([Instances.W106:Instances.W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Z106:Instances.Z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C106:Instances.AC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F106:Instances.AF135])" office:value-type="float"/>
          <table:table-cell table:formula="of:=SUM([Instances.AG106:Instances.AG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J106:Instances.AJ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M106:Instances.AM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P106:Instances.AP135])" office:value-type="float"/>
          <table:table-cell table:formula="of:=SUM([Instances.AQ106:Instances.AQ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T106:Instances.AT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W106:Instances.AW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Z106:Instances.AZ135])" office:value-type="float"/>
          <table:table-cell table:formula="of:=SUM([Instances.BA106:Instances.BA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BD106:Instances.BD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BG106:Instances.BG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BJ106:Instances.BJ135])" office:value-type="float"/>
          <table:table-cell table:formula="of:=SUM([Instances.BK106:Instances.BK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BN106:Instances.BN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BQ106:Instances.BQ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BT106:Instances.BT135])" office:value-type="float"/>
          <table:table-cell table:formula="of:=SUM([Instances.BU106:Instances.BU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BX106:Instances.BX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CA106:Instances.CA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CD106:Instances.CD135])" office:value-type="float"/>
          <table:table-cell table:formula="of:=SUM([Instances.CE106:Instances.CE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CH106:Instances.CH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CK106:Instances.CK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CN106:Instances.CN135])" office:value-type="float"/>
          <table:table-cell table:formula="of:=SUM([Instances.CO106:Instances.CO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CR106:Instances.CR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CU106:Instances.CU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CX106:Instances.CX135])" office:value-type="float"/>
          <table:table-cell table:formula="of:=SUM([Instances.CY106:Instances.CY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DB106:Instances.DB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DE106:Instances.DE135])" office:value-type="float"/>
          <table:table-cell office:value-type="string">
            <text:p/>
          </table:table-cell>
          <table:table-cell office:value-type="string">
            <text:p/>
          </table:table-cell>
          <table:table-cell table:formula="of:=MIN([.$B8];[.$L8];[.$V8];[.$AF8];[.$AP8];[.$AZ8];[.$BJ8];[.$BT8];[.$CD8];[.$CN8];[.$CX8])" office:value-type="float"/>
          <table:table-cell table:formula="of:=MIN([.$C8];[.$M8];[.$W8];[.$AG8];[.$AQ8];[.$BA8];[.$BK8];[.$BU8];[.$CE8];[.$CO8];[.$CY8])" office:value-type="float"/>
          <table:table-cell table:formula="of:=MIN([.$D8];[.$N8];[.$X8];[.$AH8];[.$AR8];[.$BB8];[.$BL8];[.$BV8];[.$CF8];[.$CP8];[.$CZ8])" office:value-type="float"/>
          <table:table-cell table:formula="of:=MIN([.$E8];[.$O8];[.$Y8];[.$AI8];[.$AS8];[.$BC8];[.$BM8];[.$BW8];[.$CG8];[.$CQ8];[.$DA8])" office:value-type="float"/>
          <table:table-cell table:formula="of:=MIN([.$F8];[.$P8];[.$Z8];[.$AJ8];[.$AT8];[.$BD8];[.$BN8];[.$BX8];[.$CH8];[.$CR8];[.$DB8])" office:value-type="float"/>
          <table:table-cell table:formula="of:=MIN([.$G8];[.$Q8];[.$AA8];[.$AK8];[.$AU8];[.$BE8];[.$BO8];[.$BY8];[.$CI8];[.$CS8];[.$DC8])" office:value-type="float"/>
          <table:table-cell table:formula="of:=MIN([.$H8];[.$R8];[.$AB8];[.$AL8];[.$AV8];[.$BF8];[.$BP8];[.$BZ8];[.$CJ8];[.$CT8];[.$DD8])" office:value-type="float"/>
          <table:table-cell table:formula="of:=MIN([.$I8];[.$S8];[.$AC8];[.$AM8];[.$AW8];[.$BG8];[.$BQ8];[.$CA8];[.$CK8];[.$CU8];[.$DE8])" office:value-type="float"/>
          <table:table-cell table:formula="of:=MIN([.$J8];[.$T8];[.$AD8];[.$AN8];[.$AX8];[.$BH8];[.$BR8];[.$CB8];[.$CL8];[.$CV8];[.$DF8])" office:value-type="float"/>
          <table:table-cell table:formula="of:=MIN([.$K8];[.$U8];[.$AE8];[.$AO8];[.$AY8];[.$BI8];[.$BS8];[.$CC8];[.$CM8];[.$CW8];[.$DG8])" office:value-type="float"/>
          <table:table-cell table:formula="of:=MEDIAN([.$B8];[.$L8];[.$V8];[.$AF8];[.$AP8];[.$AZ8];[.$BJ8];[.$BT8];[.$CD8];[.$CN8];[.$CX8])" office:value-type="float"/>
          <table:table-cell table:formula="of:=MEDIAN([.$C8];[.$M8];[.$W8];[.$AG8];[.$AQ8];[.$BA8];[.$BK8];[.$BU8];[.$CE8];[.$CO8];[.$CY8])" office:value-type="float"/>
          <table:table-cell table:formula="of:=MEDIAN([.$D8];[.$N8];[.$X8];[.$AH8];[.$AR8];[.$BB8];[.$BL8];[.$BV8];[.$CF8];[.$CP8];[.$CZ8])" office:value-type="float"/>
          <table:table-cell table:formula="of:=MEDIAN([.$E8];[.$O8];[.$Y8];[.$AI8];[.$AS8];[.$BC8];[.$BM8];[.$BW8];[.$CG8];[.$CQ8];[.$DA8])" office:value-type="float"/>
          <table:table-cell table:formula="of:=MEDIAN([.$F8];[.$P8];[.$Z8];[.$AJ8];[.$AT8];[.$BD8];[.$BN8];[.$BX8];[.$CH8];[.$CR8];[.$DB8])" office:value-type="float"/>
          <table:table-cell table:formula="of:=MEDIAN([.$G8];[.$Q8];[.$AA8];[.$AK8];[.$AU8];[.$BE8];[.$BO8];[.$BY8];[.$CI8];[.$CS8];[.$DC8])" office:value-type="float"/>
          <table:table-cell table:formula="of:=MEDIAN([.$H8];[.$R8];[.$AB8];[.$AL8];[.$AV8];[.$BF8];[.$BP8];[.$BZ8];[.$CJ8];[.$CT8];[.$DD8])" office:value-type="float"/>
          <table:table-cell table:formula="of:=MEDIAN([.$I8];[.$S8];[.$AC8];[.$AM8];[.$AW8];[.$BG8];[.$BQ8];[.$CA8];[.$CK8];[.$CU8];[.$DE8])" office:value-type="float"/>
          <table:table-cell table:formula="of:=MEDIAN([.$J8];[.$T8];[.$AD8];[.$AN8];[.$AX8];[.$BH8];[.$BR8];[.$CB8];[.$CL8];[.$CV8];[.$DF8])" office:value-type="float"/>
          <table:table-cell table:formula="of:=MEDIAN([.$K8];[.$U8];[.$AE8];[.$AO8];[.$AY8];[.$BI8];[.$BS8];[.$CC8];[.$CM8];[.$CW8];[.$DG8])" office:value-type="float"/>
          <table:table-cell table:formula="of:=MAX([.$B8];[.$L8];[.$V8];[.$AF8];[.$AP8];[.$AZ8];[.$BJ8];[.$BT8];[.$CD8];[.$CN8];[.$CX8])" office:value-type="float"/>
          <table:table-cell table:formula="of:=MAX([.$C8];[.$M8];[.$W8];[.$AG8];[.$AQ8];[.$BA8];[.$BK8];[.$BU8];[.$CE8];[.$CO8];[.$CY8])" office:value-type="float"/>
          <table:table-cell table:formula="of:=MAX([.$D8];[.$N8];[.$X8];[.$AH8];[.$AR8];[.$BB8];[.$BL8];[.$BV8];[.$CF8];[.$CP8];[.$CZ8])" office:value-type="float"/>
          <table:table-cell table:formula="of:=MAX([.$E8];[.$O8];[.$Y8];[.$AI8];[.$AS8];[.$BC8];[.$BM8];[.$BW8];[.$CG8];[.$CQ8];[.$DA8])" office:value-type="float"/>
          <table:table-cell table:formula="of:=MAX([.$F8];[.$P8];[.$Z8];[.$AJ8];[.$AT8];[.$BD8];[.$BN8];[.$BX8];[.$CH8];[.$CR8];[.$DB8])" office:value-type="float"/>
          <table:table-cell table:formula="of:=MAX([.$G8];[.$Q8];[.$AA8];[.$AK8];[.$AU8];[.$BE8];[.$BO8];[.$BY8];[.$CI8];[.$CS8];[.$DC8])" office:value-type="float"/>
          <table:table-cell table:formula="of:=MAX([.$H8];[.$R8];[.$AB8];[.$AL8];[.$AV8];[.$BF8];[.$BP8];[.$BZ8];[.$CJ8];[.$CT8];[.$DD8])" office:value-type="float"/>
          <table:table-cell table:formula="of:=MAX([.$I8];[.$S8];[.$AC8];[.$AM8];[.$AW8];[.$BG8];[.$BQ8];[.$CA8];[.$CK8];[.$CU8];[.$DE8])" office:value-type="float"/>
          <table:table-cell table:formula="of:=MAX([.$J8];[.$T8];[.$AD8];[.$AN8];[.$AX8];[.$BH8];[.$BR8];[.$CB8];[.$CL8];[.$CV8];[.$DF8])" office:value-type="float"/>
          <table:table-cell table:formula="of:=MAX([.$K8];[.$U8];[.$AE8];[.$AO8];[.$AY8];[.$BI8];[.$BS8];[.$CC8];[.$CM8];[.$CW8];[.$DG8])" office:value-type="float"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SUM</text:p>
          </table:table-cell>
          <table:table-cell table:style-name="cellBest" table:formula="of:=SUM([.B3:.B8])" office:value-type="float"/>
          <table:table-cell table:style-name="cellBest" table:formula="of:=SUM([.C3:.C8])" office:value-type="float"/>
          <table:table-cell table:formula="of:=SUM([.D3:.D8])" office:value-type="float"/>
          <table:table-cell table:formula="of:=SUM([.E3:.E8])" office:value-type="float"/>
          <table:table-cell table:formula="of:=SUM([.F3:.F8])" office:value-type="float"/>
          <table:table-cell table:formula="of:=SUM([.G3:.G8])" office:value-type="float"/>
          <table:table-cell table:style-name="cellBest" table:formula="of:=SUM([.H3:.H8])" office:value-type="float"/>
          <table:table-cell table:formula="of:=SUM([.I3:.I8])" office:value-type="float"/>
          <table:table-cell table:style-name="cellWorst" table:formula="of:=SUM([.J3:.J8])" office:value-type="float"/>
          <table:table-cell table:formula="of:=SUM([.K3:.K8])" office:value-type="float"/>
          <table:table-cell table:formula="of:=SUM([.L3:.L8])" office:value-type="float"/>
          <table:table-cell table:formula="of:=SUM([.M3:.M8])" office:value-type="float"/>
          <table:table-cell table:formula="of:=SUM([.N3:.N8])" office:value-type="float"/>
          <table:table-cell table:formula="of:=SUM([.O3:.O8])" office:value-type="float"/>
          <table:table-cell table:formula="of:=SUM([.P3:.P8])" office:value-type="float"/>
          <table:table-cell table:formula="of:=SUM([.Q3:.Q8])" office:value-type="float"/>
          <table:table-cell table:style-name="cellBest" table:formula="of:=SUM([.R3:.R8])" office:value-type="float"/>
          <table:table-cell table:formula="of:=SUM([.S3:.S8])" office:value-type="float"/>
          <table:table-cell table:formula="of:=SUM([.T3:.T8])" office:value-type="float"/>
          <table:table-cell table:formula="of:=SUM([.U3:.U8])" office:value-type="float"/>
          <table:table-cell table:formula="of:=SUM([.V3:.V8])" office:value-type="float"/>
          <table:table-cell table:formula="of:=SUM([.W3:.W8])" office:value-type="float"/>
          <table:table-cell table:formula="of:=SUM([.X3:.X8])" office:value-type="float"/>
          <table:table-cell table:formula="of:=SUM([.Y3:.Y8])" office:value-type="float"/>
          <table:table-cell table:formula="of:=SUM([.Z3:.Z8])" office:value-type="float"/>
          <table:table-cell table:formula="of:=SUM([.AA3:.AA8])" office:value-type="float"/>
          <table:table-cell table:style-name="cellBest" table:formula="of:=SUM([.AB3:.AB8])" office:value-type="float"/>
          <table:table-cell table:formula="of:=SUM([.AC3:.AC8])" office:value-type="float"/>
          <table:table-cell table:formula="of:=SUM([.AD3:.AD8])" office:value-type="float"/>
          <table:table-cell table:formula="of:=SUM([.AE3:.AE8])" office:value-type="float"/>
          <table:table-cell table:formula="of:=SUM([.AF3:.AF8])" office:value-type="float"/>
          <table:table-cell table:formula="of:=SUM([.AG3:.AG8])" office:value-type="float"/>
          <table:table-cell table:style-name="cellWorst" table:formula="of:=SUM([.AH3:.AH8])" office:value-type="float"/>
          <table:table-cell table:formula="of:=SUM([.AI3:.AI8])" office:value-type="float"/>
          <table:table-cell table:formula="of:=SUM([.AJ3:.AJ8])" office:value-type="float"/>
          <table:table-cell table:formula="of:=SUM([.AK3:.AK8])" office:value-type="float"/>
          <table:table-cell table:formula="of:=SUM([.AL3:.AL8])" office:value-type="float"/>
          <table:table-cell table:style-name="cellWorst" table:formula="of:=SUM([.AM3:.AM8])" office:value-type="float"/>
          <table:table-cell table:style-name="cellWorst" table:formula="of:=SUM([.AN3:.AN8])" office:value-type="float"/>
          <table:table-cell table:formula="of:=SUM([.AO3:.AO8])" office:value-type="float"/>
          <table:table-cell table:formula="of:=SUM([.AP3:.AP8])" office:value-type="float"/>
          <table:table-cell table:style-name="cellWorst" table:formula="of:=SUM([.AQ3:.AQ8])" office:value-type="float"/>
          <table:table-cell table:formula="of:=SUM([.AR3:.AR8])" office:value-type="float"/>
          <table:table-cell table:formula="of:=SUM([.AS3:.AS8])" office:value-type="float"/>
          <table:table-cell table:formula="of:=SUM([.AT3:.AT8])" office:value-type="float"/>
          <table:table-cell table:formula="of:=SUM([.AU3:.AU8])" office:value-type="float"/>
          <table:table-cell table:formula="of:=SUM([.AV3:.AV8])" office:value-type="float"/>
          <table:table-cell table:style-name="cellBest" table:formula="of:=SUM([.AW3:.AW8])" office:value-type="float"/>
          <table:table-cell table:style-name="cellBest" table:formula="of:=SUM([.AX3:.AX8])" office:value-type="float"/>
          <table:table-cell table:formula="of:=SUM([.AY3:.AY8])" office:value-type="float"/>
          <table:table-cell table:formula="of:=SUM([.AZ3:.AZ8])" office:value-type="float"/>
          <table:table-cell table:formula="of:=SUM([.BA3:.BA8])" office:value-type="float"/>
          <table:table-cell table:formula="of:=SUM([.BB3:.BB8])" office:value-type="float"/>
          <table:table-cell table:formula="of:=SUM([.BC3:.BC8])" office:value-type="float"/>
          <table:table-cell table:formula="of:=SUM([.BD3:.BD8])" office:value-type="float"/>
          <table:table-cell table:formula="of:=SUM([.BE3:.BE8])" office:value-type="float"/>
          <table:table-cell table:formula="of:=SUM([.BF3:.BF8])" office:value-type="float"/>
          <table:table-cell table:formula="of:=SUM([.BG3:.BG8])" office:value-type="float"/>
          <table:table-cell table:style-name="cellWorst" table:formula="of:=SUM([.BH3:.BH8])" office:value-type="float"/>
          <table:table-cell table:formula="of:=SUM([.BI3:.BI8])" office:value-type="float"/>
          <table:table-cell table:formula="of:=SUM([.BJ3:.BJ8])" office:value-type="float"/>
          <table:table-cell table:formula="of:=SUM([.BK3:.BK8])" office:value-type="float"/>
          <table:table-cell table:formula="of:=SUM([.BL3:.BL8])" office:value-type="float"/>
          <table:table-cell table:formula="of:=SUM([.BM3:.BM8])" office:value-type="float"/>
          <table:table-cell table:formula="of:=SUM([.BN3:.BN8])" office:value-type="float"/>
          <table:table-cell table:style-name="cellWorst" table:formula="of:=SUM([.BO3:.BO8])" office:value-type="float"/>
          <table:table-cell table:formula="of:=SUM([.BP3:.BP8])" office:value-type="float"/>
          <table:table-cell table:formula="of:=SUM([.BQ3:.BQ8])" office:value-type="float"/>
          <table:table-cell table:style-name="cellWorst" table:formula="of:=SUM([.BR3:.BR8])" office:value-type="float"/>
          <table:table-cell table:style-name="cellWorst" table:formula="of:=SUM([.BS3:.BS8])" office:value-type="float"/>
          <table:table-cell table:formula="of:=SUM([.BT3:.BT8])" office:value-type="float"/>
          <table:table-cell table:formula="of:=SUM([.BU3:.BU8])" office:value-type="float"/>
          <table:table-cell table:formula="of:=SUM([.BV3:.BV8])" office:value-type="float"/>
          <table:table-cell table:formula="of:=SUM([.BW3:.BW8])" office:value-type="float"/>
          <table:table-cell table:formula="of:=SUM([.BX3:.BX8])" office:value-type="float"/>
          <table:table-cell table:style-name="cellBest" table:formula="of:=SUM([.BY3:.BY8])" office:value-type="float"/>
          <table:table-cell table:formula="of:=SUM([.BZ3:.BZ8])" office:value-type="float"/>
          <table:table-cell table:formula="of:=SUM([.CA3:.CA8])" office:value-type="float"/>
          <table:table-cell table:style-name="cellBest" table:formula="of:=SUM([.CB3:.CB8])" office:value-type="float"/>
          <table:table-cell table:formula="of:=SUM([.CC3:.CC8])" office:value-type="float"/>
          <table:table-cell table:formula="of:=SUM([.CD3:.CD8])" office:value-type="float"/>
          <table:table-cell table:formula="of:=SUM([.CE3:.CE8])" office:value-type="float"/>
          <table:table-cell table:style-name="cellBest" table:formula="of:=SUM([.CF3:.CF8])" office:value-type="float"/>
          <table:table-cell table:formula="of:=SUM([.CG3:.CG8])" office:value-type="float"/>
          <table:table-cell table:formula="of:=SUM([.CH3:.CH8])" office:value-type="float"/>
          <table:table-cell table:formula="of:=SUM([.CI3:.CI8])" office:value-type="float"/>
          <table:table-cell table:formula="of:=SUM([.CJ3:.CJ8])" office:value-type="float"/>
          <table:table-cell table:formula="of:=SUM([.CK3:.CK8])" office:value-type="float"/>
          <table:table-cell table:style-name="cellBest" table:formula="of:=SUM([.CL3:.CL8])" office:value-type="float"/>
          <table:table-cell table:style-name="cellBest" table:formula="of:=SUM([.CM3:.CM8])" office:value-type="float"/>
          <table:table-cell table:formula="of:=SUM([.CN3:.CN8])" office:value-type="float"/>
          <table:table-cell table:style-name="cellWorst" table:formula="of:=SUM([.CO3:.CO8])" office:value-type="float"/>
          <table:table-cell table:formula="of:=SUM([.CP3:.CP8])" office:value-type="float"/>
          <table:table-cell table:formula="of:=SUM([.CQ3:.CQ8])" office:value-type="float"/>
          <table:table-cell table:formula="of:=SUM([.CR3:.CR8])" office:value-type="float"/>
          <table:table-cell table:formula="of:=SUM([.CS3:.CS8])" office:value-type="float"/>
          <table:table-cell table:formula="of:=SUM([.CT3:.CT8])" office:value-type="float"/>
          <table:table-cell table:formula="of:=SUM([.CU3:.CU8])" office:value-type="float"/>
          <table:table-cell table:style-name="cellBest" table:formula="of:=SUM([.CV3:.CV8])" office:value-type="float"/>
          <table:table-cell table:formula="of:=SUM([.CW3:.CW8])" office:value-type="float"/>
          <table:table-cell table:style-name="cellWorst" table:formula="of:=SUM([.CX3:.CX8])" office:value-type="float"/>
          <table:table-cell table:style-name="cellWorst" table:formula="of:=SUM([.CY3:.CY8])" office:value-type="float"/>
          <table:table-cell table:formula="of:=SUM([.CZ3:.CZ8])" office:value-type="float"/>
          <table:table-cell table:formula="of:=SUM([.DA3:.DA8])" office:value-type="float"/>
          <table:table-cell table:formula="of:=SUM([.DB3:.DB8])" office:value-type="float"/>
          <table:table-cell table:formula="of:=SUM([.DC3:.DC8])" office:value-type="float"/>
          <table:table-cell table:style-name="cellWorst" table:formula="of:=SUM([.DD3:.DD8])" office:value-type="float"/>
          <table:table-cell table:formula="of:=SUM([.DE3:.DE8])" office:value-type="float"/>
          <table:table-cell table:style-name="cellBest" table:formula="of:=SUM([.DF3:.DF8])" office:value-type="float"/>
          <table:table-cell table:formula="of:=SUM([.DG3:.DG8])" office:value-type="float"/>
          <table:table-cell table:formula="of:=SUM([.DH3:.DH8])" office:value-type="float"/>
          <table:table-cell table:formula="of:=SUM([.DI3:.DI8])" office:value-type="float"/>
          <table:table-cell table:formula="of:=SUM([.DJ3:.DJ8])" office:value-type="float"/>
          <table:table-cell table:formula="of:=SUM([.DK3:.DK8])" office:value-type="float"/>
          <table:table-cell table:formula="of:=SUM([.DL3:.DL8])" office:value-type="float"/>
          <table:table-cell table:formula="of:=SUM([.DM3:.DM8])" office:value-type="float"/>
          <table:table-cell table:formula="of:=SUM([.DN3:.DN8])" office:value-type="float"/>
          <table:table-cell table:formula="of:=SUM([.DO3:.DO8])" office:value-type="float"/>
          <table:table-cell table:formula="of:=SUM([.DP3:.DP8])" office:value-type="float"/>
          <table:table-cell table:formula="of:=SUM([.DQ3:.DQ8])" office:value-type="float"/>
          <table:table-cell table:formula="of:=SUM([.DR3:.DR8])" office:value-type="float"/>
          <table:table-cell table:formula="of:=SUM([.DS3:.DS8])" office:value-type="float"/>
          <table:table-cell table:formula="of:=SUM([.DT3:.DT8])" office:value-type="float"/>
          <table:table-cell table:formula="of:=SUM([.DU3:.DU8])" office:value-type="float"/>
          <table:table-cell table:formula="of:=SUM([.DV3:.DV8])" office:value-type="float"/>
          <table:table-cell table:formula="of:=SUM([.DW3:.DW8])" office:value-type="float"/>
          <table:table-cell table:formula="of:=SUM([.DX3:.DX8])" office:value-type="float"/>
          <table:table-cell table:formula="of:=SUM([.DY3:.DY8])" office:value-type="float"/>
          <table:table-cell table:formula="of:=SUM([.DZ3:.DZ8])" office:value-type="float"/>
          <table:table-cell table:formula="of:=SUM([.EA3:.EA8])" office:value-type="float"/>
          <table:table-cell table:formula="of:=SUM([.EB3:.EB8])" office:value-type="float"/>
          <table:table-cell table:formula="of:=SUM([.EC3:.EC8])" office:value-type="float"/>
          <table:table-cell table:formula="of:=SUM([.ED3:.ED8])" office:value-type="float"/>
          <table:table-cell table:formula="of:=SUM([.EE3:.EE8])" office:value-type="float"/>
          <table:table-cell table:formula="of:=SUM([.EF3:.EF8])" office:value-type="float"/>
          <table:table-cell table:formula="of:=SUM([.EG3:.EG8])" office:value-type="float"/>
          <table:table-cell table:formula="of:=SUM([.EH3:.EH8])" office:value-type="float"/>
          <table:table-cell table:formula="of:=SUM([.EI3:.EI8])" office:value-type="float"/>
          <table:table-cell table:formula="of:=SUM([.EJ3:.EJ8])" office:value-type="float"/>
          <table:table-cell table:formula="of:=SUM([.EK3:.EK8])" office:value-type="float"/>
        </table:table-row>
        <table:table-row table:style-name="ro1">
          <table:table-cell office:value-type="string">
            <text:p>AVG</text:p>
          </table:table-cell>
          <table:table-cell table:style-name="cellBest" table:formula="of:=AVERAGE([.B3:.B8])" office:value-type="float"/>
          <table:table-cell table:style-name="cellBest" table:formula="of:=AVERAGE([.C3:.C8])" office:value-type="float"/>
          <table:table-cell table:formula="of:=AVERAGE([.D3:.D8])" office:value-type="float"/>
          <table:table-cell table:formula="of:=AVERAGE([.E3:.E8])" office:value-type="float"/>
          <table:table-cell table:formula="of:=AVERAGE([.F3:.F8])" office:value-type="float"/>
          <table:table-cell table:formula="of:=AVERAGE([.G3:.G8])" office:value-type="float"/>
          <table:table-cell table:style-name="cellBest" table:formula="of:=AVERAGE([.H3:.H8])" office:value-type="float"/>
          <table:table-cell table:formula="of:=AVERAGE([.I3:.I8])" office:value-type="float"/>
          <table:table-cell table:formula="of:=AVERAGE([.J3:.J8])" office:value-type="float"/>
          <table:table-cell table:formula="of:=AVERAGE([.K3:.K8])" office:value-type="float"/>
          <table:table-cell table:formula="of:=AVERAGE([.L3:.L8])" office:value-type="float"/>
          <table:table-cell table:formula="of:=AVERAGE([.M3:.M8])" office:value-type="float"/>
          <table:table-cell table:formula="of:=AVERAGE([.N3:.N8])" office:value-type="float"/>
          <table:table-cell table:formula="of:=AVERAGE([.O3:.O8])" office:value-type="float"/>
          <table:table-cell table:formula="of:=AVERAGE([.P3:.P8])" office:value-type="float"/>
          <table:table-cell table:style-name="cellWorst" table:formula="of:=AVERAGE([.Q3:.Q8])" office:value-type="float"/>
          <table:table-cell table:style-name="cellBest" table:formula="of:=AVERAGE([.R3:.R8])" office:value-type="float"/>
          <table:table-cell table:formula="of:=AVERAGE([.S3:.S8])" office:value-type="float"/>
          <table:table-cell table:formula="of:=AVERAGE([.T3:.T8])" office:value-type="float"/>
          <table:table-cell table:formula="of:=AVERAGE([.U3:.U8])" office:value-type="float"/>
          <table:table-cell table:formula="of:=AVERAGE([.V3:.V8])" office:value-type="float"/>
          <table:table-cell table:formula="of:=AVERAGE([.W3:.W8])" office:value-type="float"/>
          <table:table-cell table:formula="of:=AVERAGE([.X3:.X8])" office:value-type="float"/>
          <table:table-cell table:formula="of:=AVERAGE([.Y3:.Y8])" office:value-type="float"/>
          <table:table-cell table:formula="of:=AVERAGE([.Z3:.Z8])" office:value-type="float"/>
          <table:table-cell table:formula="of:=AVERAGE([.AA3:.AA8])" office:value-type="float"/>
          <table:table-cell table:style-name="cellBest" table:formula="of:=AVERAGE([.AB3:.AB8])" office:value-type="float"/>
          <table:table-cell table:formula="of:=AVERAGE([.AC3:.AC8])" office:value-type="float"/>
          <table:table-cell table:formula="of:=AVERAGE([.AD3:.AD8])" office:value-type="float"/>
          <table:table-cell table:formula="of:=AVERAGE([.AE3:.AE8])" office:value-type="float"/>
          <table:table-cell table:formula="of:=AVERAGE([.AF3:.AF8])" office:value-type="float"/>
          <table:table-cell table:formula="of:=AVERAGE([.AG3:.AG8])" office:value-type="float"/>
          <table:table-cell table:formula="of:=AVERAGE([.AH3:.AH8])" office:value-type="float"/>
          <table:table-cell table:formula="of:=AVERAGE([.AI3:.AI8])" office:value-type="float"/>
          <table:table-cell table:formula="of:=AVERAGE([.AJ3:.AJ8])" office:value-type="float"/>
          <table:table-cell table:formula="of:=AVERAGE([.AK3:.AK8])" office:value-type="float"/>
          <table:table-cell table:formula="of:=AVERAGE([.AL3:.AL8])" office:value-type="float"/>
          <table:table-cell table:style-name="cellWorst" table:formula="of:=AVERAGE([.AM3:.AM8])" office:value-type="float"/>
          <table:table-cell table:formula="of:=AVERAGE([.AN3:.AN8])" office:value-type="float"/>
          <table:table-cell table:formula="of:=AVERAGE([.AO3:.AO8])" office:value-type="float"/>
          <table:table-cell table:formula="of:=AVERAGE([.AP3:.AP8])" office:value-type="float"/>
          <table:table-cell table:formula="of:=AVERAGE([.AQ3:.AQ8])" office:value-type="float"/>
          <table:table-cell table:formula="of:=AVERAGE([.AR3:.AR8])" office:value-type="float"/>
          <table:table-cell table:formula="of:=AVERAGE([.AS3:.AS8])" office:value-type="float"/>
          <table:table-cell table:formula="of:=AVERAGE([.AT3:.AT8])" office:value-type="float"/>
          <table:table-cell table:formula="of:=AVERAGE([.AU3:.AU8])" office:value-type="float"/>
          <table:table-cell table:formula="of:=AVERAGE([.AV3:.AV8])" office:value-type="float"/>
          <table:table-cell table:style-name="cellBest" table:formula="of:=AVERAGE([.AW3:.AW8])" office:value-type="float"/>
          <table:table-cell table:formula="of:=AVERAGE([.AX3:.AX8])" office:value-type="float"/>
          <table:table-cell table:style-name="cellWorst" table:formula="of:=AVERAGE([.AY3:.AY8])" office:value-type="float"/>
          <table:table-cell table:formula="of:=AVERAGE([.AZ3:.AZ8])" office:value-type="float"/>
          <table:table-cell table:formula="of:=AVERAGE([.BA3:.BA8])" office:value-type="float"/>
          <table:table-cell table:formula="of:=AVERAGE([.BB3:.BB8])" office:value-type="float"/>
          <table:table-cell table:formula="of:=AVERAGE([.BC3:.BC8])" office:value-type="float"/>
          <table:table-cell table:formula="of:=AVERAGE([.BD3:.BD8])" office:value-type="float"/>
          <table:table-cell table:formula="of:=AVERAGE([.BE3:.BE8])" office:value-type="float"/>
          <table:table-cell table:formula="of:=AVERAGE([.BF3:.BF8])" office:value-type="float"/>
          <table:table-cell table:formula="of:=AVERAGE([.BG3:.BG8])" office:value-type="float"/>
          <table:table-cell table:formula="of:=AVERAGE([.BH3:.BH8])" office:value-type="float"/>
          <table:table-cell table:formula="of:=AVERAGE([.BI3:.BI8])" office:value-type="float"/>
          <table:table-cell table:formula="of:=AVERAGE([.BJ3:.BJ8])" office:value-type="float"/>
          <table:table-cell table:formula="of:=AVERAGE([.BK3:.BK8])" office:value-type="float"/>
          <table:table-cell table:formula="of:=AVERAGE([.BL3:.BL8])" office:value-type="float"/>
          <table:table-cell table:formula="of:=AVERAGE([.BM3:.BM8])" office:value-type="float"/>
          <table:table-cell table:formula="of:=AVERAGE([.BN3:.BN8])" office:value-type="float"/>
          <table:table-cell table:formula="of:=AVERAGE([.BO3:.BO8])" office:value-type="float"/>
          <table:table-cell table:formula="of:=AVERAGE([.BP3:.BP8])" office:value-type="float"/>
          <table:table-cell table:formula="of:=AVERAGE([.BQ3:.BQ8])" office:value-type="float"/>
          <table:table-cell table:formula="of:=AVERAGE([.BR3:.BR8])" office:value-type="float"/>
          <table:table-cell table:formula="of:=AVERAGE([.BS3:.BS8])" office:value-type="float"/>
          <table:table-cell table:formula="of:=AVERAGE([.BT3:.BT8])" office:value-type="float"/>
          <table:table-cell table:formula="of:=AVERAGE([.BU3:.BU8])" office:value-type="float"/>
          <table:table-cell table:formula="of:=AVERAGE([.BV3:.BV8])" office:value-type="float"/>
          <table:table-cell table:formula="of:=AVERAGE([.BW3:.BW8])" office:value-type="float"/>
          <table:table-cell table:formula="of:=AVERAGE([.BX3:.BX8])" office:value-type="float"/>
          <table:table-cell table:style-name="cellBest" table:formula="of:=AVERAGE([.BY3:.BY8])" office:value-type="float"/>
          <table:table-cell table:formula="of:=AVERAGE([.BZ3:.BZ8])" office:value-type="float"/>
          <table:table-cell table:formula="of:=AVERAGE([.CA3:.CA8])" office:value-type="float"/>
          <table:table-cell table:formula="of:=AVERAGE([.CB3:.CB8])" office:value-type="float"/>
          <table:table-cell table:formula="of:=AVERAGE([.CC3:.CC8])" office:value-type="float"/>
          <table:table-cell table:formula="of:=AVERAGE([.CD3:.CD8])" office:value-type="float"/>
          <table:table-cell table:formula="of:=AVERAGE([.CE3:.CE8])" office:value-type="float"/>
          <table:table-cell table:style-name="cellBest" table:formula="of:=AVERAGE([.CF3:.CF8])" office:value-type="float"/>
          <table:table-cell table:formula="of:=AVERAGE([.CG3:.CG8])" office:value-type="float"/>
          <table:table-cell table:formula="of:=AVERAGE([.CH3:.CH8])" office:value-type="float"/>
          <table:table-cell table:formula="of:=AVERAGE([.CI3:.CI8])" office:value-type="float"/>
          <table:table-cell table:formula="of:=AVERAGE([.CJ3:.CJ8])" office:value-type="float"/>
          <table:table-cell table:formula="of:=AVERAGE([.CK3:.CK8])" office:value-type="float"/>
          <table:table-cell table:formula="of:=AVERAGE([.CL3:.CL8])" office:value-type="float"/>
          <table:table-cell table:style-name="cellBest" table:formula="of:=AVERAGE([.CM3:.CM8])" office:value-type="float"/>
          <table:table-cell table:formula="of:=AVERAGE([.CN3:.CN8])" office:value-type="float"/>
          <table:table-cell table:formula="of:=AVERAGE([.CO3:.CO8])" office:value-type="float"/>
          <table:table-cell table:formula="of:=AVERAGE([.CP3:.CP8])" office:value-type="float"/>
          <table:table-cell table:formula="of:=AVERAGE([.CQ3:.CQ8])" office:value-type="float"/>
          <table:table-cell table:formula="of:=AVERAGE([.CR3:.CR8])" office:value-type="float"/>
          <table:table-cell table:formula="of:=AVERAGE([.CS3:.CS8])" office:value-type="float"/>
          <table:table-cell table:formula="of:=AVERAGE([.CT3:.CT8])" office:value-type="float"/>
          <table:table-cell table:formula="of:=AVERAGE([.CU3:.CU8])" office:value-type="float"/>
          <table:table-cell table:formula="of:=AVERAGE([.CV3:.CV8])" office:value-type="float"/>
          <table:table-cell table:formula="of:=AVERAGE([.CW3:.CW8])" office:value-type="float"/>
          <table:table-cell table:style-name="cellWorst" table:formula="of:=AVERAGE([.CX3:.CX8])" office:value-type="float"/>
          <table:table-cell table:formula="of:=AVERAGE([.CY3:.CY8])" office:value-type="float"/>
          <table:table-cell table:formula="of:=AVERAGE([.CZ3:.CZ8])" office:value-type="float"/>
          <table:table-cell table:formula="of:=AVERAGE([.DA3:.DA8])" office:value-type="float"/>
          <table:table-cell table:formula="of:=AVERAGE([.DB3:.DB8])" office:value-type="float"/>
          <table:table-cell table:formula="of:=AVERAGE([.DC3:.DC8])" office:value-type="float"/>
          <table:table-cell table:style-name="cellWorst" table:formula="of:=AVERAGE([.DD3:.DD8])" office:value-type="float"/>
          <table:table-cell table:formula="of:=AVERAGE([.DE3:.DE8])" office:value-type="float"/>
          <table:table-cell table:formula="of:=AVERAGE([.DF3:.DF8])" office:value-type="float"/>
          <table:table-cell table:formula="of:=AVERAGE([.DG3:.DG8])" office:value-type="float"/>
          <table:table-cell table:formula="of:=AVERAGE([.DH3:.DH8])" office:value-type="float"/>
          <table:table-cell table:formula="of:=AVERAGE([.DI3:.DI8])" office:value-type="float"/>
          <table:table-cell table:formula="of:=AVERAGE([.DJ3:.DJ8])" office:value-type="float"/>
          <table:table-cell table:formula="of:=AVERAGE([.DK3:.DK8])" office:value-type="float"/>
          <table:table-cell table:formula="of:=AVERAGE([.DL3:.DL8])" office:value-type="float"/>
          <table:table-cell table:formula="of:=AVERAGE([.DM3:.DM8])" office:value-type="float"/>
          <table:table-cell table:formula="of:=AVERAGE([.DN3:.DN8])" office:value-type="float"/>
          <table:table-cell table:formula="of:=AVERAGE([.DO3:.DO8])" office:value-type="float"/>
          <table:table-cell table:formula="of:=AVERAGE([.DP3:.DP8])" office:value-type="float"/>
          <table:table-cell table:formula="of:=AVERAGE([.DQ3:.DQ8])" office:value-type="float"/>
          <table:table-cell table:formula="of:=AVERAGE([.DR3:.DR8])" office:value-type="float"/>
          <table:table-cell table:formula="of:=AVERAGE([.DS3:.DS8])" office:value-type="float"/>
          <table:table-cell table:formula="of:=AVERAGE([.DT3:.DT8])" office:value-type="float"/>
          <table:table-cell table:formula="of:=AVERAGE([.DU3:.DU8])" office:value-type="float"/>
          <table:table-cell table:formula="of:=AVERAGE([.DV3:.DV8])" office:value-type="float"/>
          <table:table-cell table:formula="of:=AVERAGE([.DW3:.DW8])" office:value-type="float"/>
          <table:table-cell table:formula="of:=AVERAGE([.DX3:.DX8])" office:value-type="float"/>
          <table:table-cell table:formula="of:=AVERAGE([.DY3:.DY8])" office:value-type="float"/>
          <table:table-cell table:formula="of:=AVERAGE([.DZ3:.DZ8])" office:value-type="float"/>
          <table:table-cell table:formula="of:=AVERAGE([.EA3:.EA8])" office:value-type="float"/>
          <table:table-cell table:formula="of:=AVERAGE([.EB3:.EB8])" office:value-type="float"/>
          <table:table-cell table:formula="of:=AVERAGE([.EC3:.EC8])" office:value-type="float"/>
          <table:table-cell table:formula="of:=AVERAGE([.ED3:.ED8])" office:value-type="float"/>
          <table:table-cell table:formula="of:=AVERAGE([.EE3:.EE8])" office:value-type="float"/>
          <table:table-cell table:formula="of:=AVERAGE([.EF3:.EF8])" office:value-type="float"/>
          <table:table-cell table:formula="of:=AVERAGE([.EG3:.EG8])" office:value-type="float"/>
          <table:table-cell table:formula="of:=AVERAGE([.EH3:.EH8])" office:value-type="float"/>
          <table:table-cell table:formula="of:=AVERAGE([.EI3:.EI8])" office:value-type="float"/>
          <table:table-cell table:formula="of:=AVERAGE([.EJ3:.EJ8])" office:value-type="float"/>
          <table:table-cell table:formula="of:=AVERAGE([.EK3:.EK8])" office:value-type="float"/>
        </table:table-row>
        <table:table-row table:style-name="ro1">
          <table:table-cell office:value-type="string">
            <text:p>DEV</text:p>
          </table:table-cell>
          <table:table-cell table:style-name="cellWorst" table:formula="of:=STDEV([.B3:.B8])" office:value-type="float"/>
          <table:table-cell table:formula="of:=STDEV([.C3:.C8])" office:value-type="float"/>
          <table:table-cell table:formula="of:=STDEV([.D3:.D8])" office:value-type="float"/>
          <table:table-cell table:formula="of:=STDEV([.E3:.E8])" office:value-type="float"/>
          <table:table-cell table:formula="of:=STDEV([.F3:.F8])" office:value-type="float"/>
          <table:table-cell table:formula="of:=STDEV([.G3:.G8])" office:value-type="float"/>
          <table:table-cell table:style-name="cellBest" table:formula="of:=STDEV([.H3:.H8])" office:value-type="float"/>
          <table:table-cell table:formula="of:=STDEV([.I3:.I8])" office:value-type="float"/>
          <table:table-cell table:formula="of:=STDEV([.J3:.J8])" office:value-type="float"/>
          <table:table-cell table:formula="of:=STDEV([.K3:.K8])" office:value-type="float"/>
          <table:table-cell table:formula="of:=STDEV([.L3:.L8])" office:value-type="float"/>
          <table:table-cell table:formula="of:=STDEV([.M3:.M8])" office:value-type="float"/>
          <table:table-cell table:formula="of:=STDEV([.N3:.N8])" office:value-type="float"/>
          <table:table-cell table:formula="of:=STDEV([.O3:.O8])" office:value-type="float"/>
          <table:table-cell table:formula="of:=STDEV([.P3:.P8])" office:value-type="float"/>
          <table:table-cell table:style-name="cellWorst" table:formula="of:=STDEV([.Q3:.Q8])" office:value-type="float"/>
          <table:table-cell table:style-name="cellBest" table:formula="of:=STDEV([.R3:.R8])" office:value-type="float"/>
          <table:table-cell table:formula="of:=STDEV([.S3:.S8])" office:value-type="float"/>
          <table:table-cell table:formula="of:=STDEV([.T3:.T8])" office:value-type="float"/>
          <table:table-cell table:formula="of:=STDEV([.U3:.U8])" office:value-type="float"/>
          <table:table-cell table:formula="of:=STDEV([.V3:.V8])" office:value-type="float"/>
          <table:table-cell table:formula="of:=STDEV([.W3:.W8])" office:value-type="float"/>
          <table:table-cell table:formula="of:=STDEV([.X3:.X8])" office:value-type="float"/>
          <table:table-cell table:formula="of:=STDEV([.Y3:.Y8])" office:value-type="float"/>
          <table:table-cell table:formula="of:=STDEV([.Z3:.Z8])" office:value-type="float"/>
          <table:table-cell table:formula="of:=STDEV([.AA3:.AA8])" office:value-type="float"/>
          <table:table-cell table:style-name="cellBest" table:formula="of:=STDEV([.AB3:.AB8])" office:value-type="float"/>
          <table:table-cell table:formula="of:=STDEV([.AC3:.AC8])" office:value-type="float"/>
          <table:table-cell table:formula="of:=STDEV([.AD3:.AD8])" office:value-type="float"/>
          <table:table-cell table:formula="of:=STDEV([.AE3:.AE8])" office:value-type="float"/>
          <table:table-cell table:formula="of:=STDEV([.AF3:.AF8])" office:value-type="float"/>
          <table:table-cell table:formula="of:=STDEV([.AG3:.AG8])" office:value-type="float"/>
          <table:table-cell table:formula="of:=STDEV([.AH3:.AH8])" office:value-type="float"/>
          <table:table-cell table:formula="of:=STDEV([.AI3:.AI8])" office:value-type="float"/>
          <table:table-cell table:formula="of:=STDEV([.AJ3:.AJ8])" office:value-type="float"/>
          <table:table-cell table:formula="of:=STDEV([.AK3:.AK8])" office:value-type="float"/>
          <table:table-cell table:formula="of:=STDEV([.AL3:.AL8])" office:value-type="float"/>
          <table:table-cell table:style-name="cellWorst" table:formula="of:=STDEV([.AM3:.AM8])" office:value-type="float"/>
          <table:table-cell table:formula="of:=STDEV([.AN3:.AN8])" office:value-type="float"/>
          <table:table-cell table:formula="of:=STDEV([.AO3:.AO8])" office:value-type="float"/>
          <table:table-cell table:formula="of:=STDEV([.AP3:.AP8])" office:value-type="float"/>
          <table:table-cell table:formula="of:=STDEV([.AQ3:.AQ8])" office:value-type="float"/>
          <table:table-cell table:formula="of:=STDEV([.AR3:.AR8])" office:value-type="float"/>
          <table:table-cell table:formula="of:=STDEV([.AS3:.AS8])" office:value-type="float"/>
          <table:table-cell table:formula="of:=STDEV([.AT3:.AT8])" office:value-type="float"/>
          <table:table-cell table:formula="of:=STDEV([.AU3:.AU8])" office:value-type="float"/>
          <table:table-cell table:formula="of:=STDEV([.AV3:.AV8])" office:value-type="float"/>
          <table:table-cell table:style-name="cellBest" table:formula="of:=STDEV([.AW3:.AW8])" office:value-type="float"/>
          <table:table-cell table:formula="of:=STDEV([.AX3:.AX8])" office:value-type="float"/>
          <table:table-cell table:formula="of:=STDEV([.AY3:.AY8])" office:value-type="float"/>
          <table:table-cell table:formula="of:=STDEV([.AZ3:.AZ8])" office:value-type="float"/>
          <table:table-cell table:style-name="cellBest" table:formula="of:=STDEV([.BA3:.BA8])" office:value-type="float"/>
          <table:table-cell table:formula="of:=STDEV([.BB3:.BB8])" office:value-type="float"/>
          <table:table-cell table:formula="of:=STDEV([.BC3:.BC8])" office:value-type="float"/>
          <table:table-cell table:formula="of:=STDEV([.BD3:.BD8])" office:value-type="float"/>
          <table:table-cell table:formula="of:=STDEV([.BE3:.BE8])" office:value-type="float"/>
          <table:table-cell table:formula="of:=STDEV([.BF3:.BF8])" office:value-type="float"/>
          <table:table-cell table:formula="of:=STDEV([.BG3:.BG8])" office:value-type="float"/>
          <table:table-cell table:formula="of:=STDEV([.BH3:.BH8])" office:value-type="float"/>
          <table:table-cell table:formula="of:=STDEV([.BI3:.BI8])" office:value-type="float"/>
          <table:table-cell table:formula="of:=STDEV([.BJ3:.BJ8])" office:value-type="float"/>
          <table:table-cell table:style-name="cellBest" table:formula="of:=STDEV([.BK3:.BK8])" office:value-type="float"/>
          <table:table-cell table:formula="of:=STDEV([.BL3:.BL8])" office:value-type="float"/>
          <table:table-cell table:formula="of:=STDEV([.BM3:.BM8])" office:value-type="float"/>
          <table:table-cell table:formula="of:=STDEV([.BN3:.BN8])" office:value-type="float"/>
          <table:table-cell table:formula="of:=STDEV([.BO3:.BO8])" office:value-type="float"/>
          <table:table-cell table:formula="of:=STDEV([.BP3:.BP8])" office:value-type="float"/>
          <table:table-cell table:formula="of:=STDEV([.BQ3:.BQ8])" office:value-type="float"/>
          <table:table-cell table:formula="of:=STDEV([.BR3:.BR8])" office:value-type="float"/>
          <table:table-cell table:formula="of:=STDEV([.BS3:.BS8])" office:value-type="float"/>
          <table:table-cell table:formula="of:=STDEV([.BT3:.BT8])" office:value-type="float"/>
          <table:table-cell table:formula="of:=STDEV([.BU3:.BU8])" office:value-type="float"/>
          <table:table-cell table:formula="of:=STDEV([.BV3:.BV8])" office:value-type="float"/>
          <table:table-cell table:formula="of:=STDEV([.BW3:.BW8])" office:value-type="float"/>
          <table:table-cell table:formula="of:=STDEV([.BX3:.BX8])" office:value-type="float"/>
          <table:table-cell table:style-name="cellBest" table:formula="of:=STDEV([.BY3:.BY8])" office:value-type="float"/>
          <table:table-cell table:formula="of:=STDEV([.BZ3:.BZ8])" office:value-type="float"/>
          <table:table-cell table:formula="of:=STDEV([.CA3:.CA8])" office:value-type="float"/>
          <table:table-cell table:formula="of:=STDEV([.CB3:.CB8])" office:value-type="float"/>
          <table:table-cell table:style-name="cellWorst" table:formula="of:=STDEV([.CC3:.CC8])" office:value-type="float"/>
          <table:table-cell table:formula="of:=STDEV([.CD3:.CD8])" office:value-type="float"/>
          <table:table-cell table:formula="of:=STDEV([.CE3:.CE8])" office:value-type="float"/>
          <table:table-cell table:style-name="cellBest" table:formula="of:=STDEV([.CF3:.CF8])" office:value-type="float"/>
          <table:table-cell table:formula="of:=STDEV([.CG3:.CG8])" office:value-type="float"/>
          <table:table-cell table:formula="of:=STDEV([.CH3:.CH8])" office:value-type="float"/>
          <table:table-cell table:formula="of:=STDEV([.CI3:.CI8])" office:value-type="float"/>
          <table:table-cell table:formula="of:=STDEV([.CJ3:.CJ8])" office:value-type="float"/>
          <table:table-cell table:formula="of:=STDEV([.CK3:.CK8])" office:value-type="float"/>
          <table:table-cell table:formula="of:=STDEV([.CL3:.CL8])" office:value-type="float"/>
          <table:table-cell table:style-name="cellBest" table:formula="of:=STDEV([.CM3:.CM8])" office:value-type="float"/>
          <table:table-cell table:formula="of:=STDEV([.CN3:.CN8])" office:value-type="float"/>
          <table:table-cell table:formula="of:=STDEV([.CO3:.CO8])" office:value-type="float"/>
          <table:table-cell table:formula="of:=STDEV([.CP3:.CP8])" office:value-type="float"/>
          <table:table-cell table:formula="of:=STDEV([.CQ3:.CQ8])" office:value-type="float"/>
          <table:table-cell table:formula="of:=STDEV([.CR3:.CR8])" office:value-type="float"/>
          <table:table-cell table:formula="of:=STDEV([.CS3:.CS8])" office:value-type="float"/>
          <table:table-cell table:formula="of:=STDEV([.CT3:.CT8])" office:value-type="float"/>
          <table:table-cell table:formula="of:=STDEV([.CU3:.CU8])" office:value-type="float"/>
          <table:table-cell table:formula="of:=STDEV([.CV3:.CV8])" office:value-type="float"/>
          <table:table-cell table:formula="of:=STDEV([.CW3:.CW8])" office:value-type="float"/>
          <table:table-cell table:style-name="cellBest" table:formula="of:=STDEV([.CX3:.CX8])" office:value-type="float"/>
          <table:table-cell table:formula="of:=STDEV([.CY3:.CY8])" office:value-type="float"/>
          <table:table-cell table:formula="of:=STDEV([.CZ3:.CZ8])" office:value-type="float"/>
          <table:table-cell table:formula="of:=STDEV([.DA3:.DA8])" office:value-type="float"/>
          <table:table-cell table:formula="of:=STDEV([.DB3:.DB8])" office:value-type="float"/>
          <table:table-cell table:formula="of:=STDEV([.DC3:.DC8])" office:value-type="float"/>
          <table:table-cell table:style-name="cellWorst" table:formula="of:=STDEV([.DD3:.DD8])" office:value-type="float"/>
          <table:table-cell table:formula="of:=STDEV([.DE3:.DE8])" office:value-type="float"/>
          <table:table-cell table:formula="of:=STDEV([.DF3:.DF8])" office:value-type="float"/>
          <table:table-cell table:formula="of:=STDEV([.DG3:.DG8])" office:value-type="float"/>
          <table:table-cell table:formula="of:=STDEV([.DH3:.DH8])" office:value-type="float"/>
          <table:table-cell table:formula="of:=STDEV([.DI3:.DI8])" office:value-type="float"/>
          <table:table-cell table:formula="of:=STDEV([.DJ3:.DJ8])" office:value-type="float"/>
          <table:table-cell table:formula="of:=STDEV([.DK3:.DK8])" office:value-type="float"/>
          <table:table-cell table:formula="of:=STDEV([.DL3:.DL8])" office:value-type="float"/>
          <table:table-cell table:formula="of:=STDEV([.DM3:.DM8])" office:value-type="float"/>
          <table:table-cell table:formula="of:=STDEV([.DN3:.DN8])" office:value-type="float"/>
          <table:table-cell table:formula="of:=STDEV([.DO3:.DO8])" office:value-type="float"/>
          <table:table-cell table:formula="of:=STDEV([.DP3:.DP8])" office:value-type="float"/>
          <table:table-cell table:formula="of:=STDEV([.DQ3:.DQ8])" office:value-type="float"/>
          <table:table-cell table:formula="of:=STDEV([.DR3:.DR8])" office:value-type="float"/>
          <table:table-cell table:formula="of:=STDEV([.DS3:.DS8])" office:value-type="float"/>
          <table:table-cell table:formula="of:=STDEV([.DT3:.DT8])" office:value-type="float"/>
          <table:table-cell table:formula="of:=STDEV([.DU3:.DU8])" office:value-type="float"/>
          <table:table-cell table:formula="of:=STDEV([.DV3:.DV8])" office:value-type="float"/>
          <table:table-cell table:formula="of:=STDEV([.DW3:.DW8])" office:value-type="float"/>
          <table:table-cell table:formula="of:=STDEV([.DX3:.DX8])" office:value-type="float"/>
          <table:table-cell table:formula="of:=STDEV([.DY3:.DY8])" office:value-type="float"/>
          <table:table-cell table:formula="of:=STDEV([.DZ3:.DZ8])" office:value-type="float"/>
          <table:table-cell table:formula="of:=STDEV([.EA3:.EA8])" office:value-type="float"/>
          <table:table-cell table:formula="of:=STDEV([.EB3:.EB8])" office:value-type="float"/>
          <table:table-cell table:formula="of:=STDEV([.EC3:.EC8])" office:value-type="float"/>
          <table:table-cell table:formula="of:=STDEV([.ED3:.ED8])" office:value-type="float"/>
          <table:table-cell table:formula="of:=STDEV([.EE3:.EE8])" office:value-type="float"/>
          <table:table-cell table:formula="of:=STDEV([.EF3:.EF8])" office:value-type="float"/>
          <table:table-cell table:formula="of:=STDEV([.EG3:.EG8])" office:value-type="float"/>
          <table:table-cell table:formula="of:=STDEV([.EH3:.EH8])" office:value-type="float"/>
          <table:table-cell table:formula="of:=STDEV([.EI3:.EI8])" office:value-type="float"/>
          <table:table-cell table:formula="of:=STDEV([.EJ3:.EJ8])" office:value-type="float"/>
          <table:table-cell table:formula="of:=STDEV([.EK3:.EK8])" office:value-type="float"/>
        </table:table-row>
        <table:table-row table:style-name="ro1">
          <table:table-cell office:value-type="string">
            <text:p>DST</text:p>
          </table:table-cell>
          <table:table-cell table:style-name="cellBest" table:number-matrix-columns-spanned="1" table:number-matrix-rows-spanned="1" table:formula="of:=SUM(([.B3:.B8]-[.$DH3:.$DH8])^2)^0.5" office:value-type="float"/>
          <table:table-cell table:style-name="cellBest" table:number-matrix-columns-spanned="1" table:number-matrix-rows-spanned="1" table:formula="of:=SUM(([.C3:.C8]-[.$DI3:.$DI8])^2)^0.5" office:value-type="float"/>
          <table:table-cell table:number-matrix-columns-spanned="1" table:number-matrix-rows-spanned="1" table:formula="of:=SUM(([.D3:.D8]-[.$DJ3:.$DJ8])^2)^0.5" office:value-type="float"/>
          <table:table-cell table:number-matrix-columns-spanned="1" table:number-matrix-rows-spanned="1" table:formula="of:=SUM(([.E3:.E8]-[.$DK3:.$DK8])^2)^0.5" office:value-type="float"/>
          <table:table-cell table:number-matrix-columns-spanned="1" table:number-matrix-rows-spanned="1" table:formula="of:=SUM(([.F3:.F8]-[.$DL3:.$DL8])^2)^0.5" office:value-type="float"/>
          <table:table-cell table:number-matrix-columns-spanned="1" table:number-matrix-rows-spanned="1" table:formula="of:=SUM(([.G3:.G8]-[.$DM3:.$DM8])^2)^0.5" office:value-type="float"/>
          <table:table-cell table:style-name="cellBest" table:number-matrix-columns-spanned="1" table:number-matrix-rows-spanned="1" table:formula="of:=SUM(([.H3:.H8]-[.$DN3:.$DN8])^2)^0.5" office:value-type="float"/>
          <table:table-cell table:number-matrix-columns-spanned="1" table:number-matrix-rows-spanned="1" table:formula="of:=SUM(([.I3:.I8]-[.$DO3:.$DO8])^2)^0.5" office:value-type="float"/>
          <table:table-cell table:number-matrix-columns-spanned="1" table:number-matrix-rows-spanned="1" table:formula="of:=SUM(([.J3:.J8]-[.$DP3:.$DP8])^2)^0.5" office:value-type="float"/>
          <table:table-cell table:style-name="cellBest" table:number-matrix-columns-spanned="1" table:number-matrix-rows-spanned="1" table:formula="of:=SUM(([.K3:.K8]-[.$DQ3:.$DQ8])^2)^0.5" office:value-type="float"/>
          <table:table-cell table:number-matrix-columns-spanned="1" table:number-matrix-rows-spanned="1" table:formula="of:=SUM(([.L3:.L8]-[.$DH3:.$DH8])^2)^0.5" office:value-type="float"/>
          <table:table-cell table:number-matrix-columns-spanned="1" table:number-matrix-rows-spanned="1" table:formula="of:=SUM(([.M3:.M8]-[.$DI3:.$DI8])^2)^0.5" office:value-type="float"/>
          <table:table-cell table:number-matrix-columns-spanned="1" table:number-matrix-rows-spanned="1" table:formula="of:=SUM(([.N3:.N8]-[.$DJ3:.$DJ8])^2)^0.5" office:value-type="float"/>
          <table:table-cell table:number-matrix-columns-spanned="1" table:number-matrix-rows-spanned="1" table:formula="of:=SUM(([.O3:.O8]-[.$DK3:.$DK8])^2)^0.5" office:value-type="float"/>
          <table:table-cell table:number-matrix-columns-spanned="1" table:number-matrix-rows-spanned="1" table:formula="of:=SUM(([.P3:.P8]-[.$DL3:.$DL8])^2)^0.5" office:value-type="float"/>
          <table:table-cell table:style-name="cellWorst" table:number-matrix-columns-spanned="1" table:number-matrix-rows-spanned="1" table:formula="of:=SUM(([.Q3:.Q8]-[.$DM3:.$DM8])^2)^0.5" office:value-type="float"/>
          <table:table-cell table:style-name="cellBest" table:number-matrix-columns-spanned="1" table:number-matrix-rows-spanned="1" table:formula="of:=SUM(([.R3:.R8]-[.$DN3:.$DN8])^2)^0.5" office:value-type="float"/>
          <table:table-cell table:number-matrix-columns-spanned="1" table:number-matrix-rows-spanned="1" table:formula="of:=SUM(([.S3:.S8]-[.$DO3:.$DO8])^2)^0.5" office:value-type="float"/>
          <table:table-cell table:number-matrix-columns-spanned="1" table:number-matrix-rows-spanned="1" table:formula="of:=SUM(([.T3:.T8]-[.$DP3:.$DP8])^2)^0.5" office:value-type="float"/>
          <table:table-cell table:number-matrix-columns-spanned="1" table:number-matrix-rows-spanned="1" table:formula="of:=SUM(([.U3:.U8]-[.$DQ3:.$DQ8])^2)^0.5" office:value-type="float"/>
          <table:table-cell table:number-matrix-columns-spanned="1" table:number-matrix-rows-spanned="1" table:formula="of:=SUM(([.V3:.V8]-[.$DH3:.$DH8])^2)^0.5" office:value-type="float"/>
          <table:table-cell table:number-matrix-columns-spanned="1" table:number-matrix-rows-spanned="1" table:formula="of:=SUM(([.W3:.W8]-[.$DI3:.$DI8])^2)^0.5" office:value-type="float"/>
          <table:table-cell table:number-matrix-columns-spanned="1" table:number-matrix-rows-spanned="1" table:formula="of:=SUM(([.X3:.X8]-[.$DJ3:.$DJ8])^2)^0.5" office:value-type="float"/>
          <table:table-cell table:number-matrix-columns-spanned="1" table:number-matrix-rows-spanned="1" table:formula="of:=SUM(([.Y3:.Y8]-[.$DK3:.$DK8])^2)^0.5" office:value-type="float"/>
          <table:table-cell table:number-matrix-columns-spanned="1" table:number-matrix-rows-spanned="1" table:formula="of:=SUM(([.Z3:.Z8]-[.$DL3:.$DL8])^2)^0.5" office:value-type="float"/>
          <table:table-cell table:number-matrix-columns-spanned="1" table:number-matrix-rows-spanned="1" table:formula="of:=SUM(([.AA3:.AA8]-[.$DM3:.$DM8])^2)^0.5" office:value-type="float"/>
          <table:table-cell table:style-name="cellBest" table:number-matrix-columns-spanned="1" table:number-matrix-rows-spanned="1" table:formula="of:=SUM(([.AB3:.AB8]-[.$DN3:.$DN8])^2)^0.5" office:value-type="float"/>
          <table:table-cell table:number-matrix-columns-spanned="1" table:number-matrix-rows-spanned="1" table:formula="of:=SUM(([.AC3:.AC8]-[.$DO3:.$DO8])^2)^0.5" office:value-type="float"/>
          <table:table-cell table:number-matrix-columns-spanned="1" table:number-matrix-rows-spanned="1" table:formula="of:=SUM(([.AD3:.AD8]-[.$DP3:.$DP8])^2)^0.5" office:value-type="float"/>
          <table:table-cell table:number-matrix-columns-spanned="1" table:number-matrix-rows-spanned="1" table:formula="of:=SUM(([.AE3:.AE8]-[.$DQ3:.$DQ8])^2)^0.5" office:value-type="float"/>
          <table:table-cell table:number-matrix-columns-spanned="1" table:number-matrix-rows-spanned="1" table:formula="of:=SUM(([.AF3:.AF8]-[.$DH3:.$DH8])^2)^0.5" office:value-type="float"/>
          <table:table-cell table:number-matrix-columns-spanned="1" table:number-matrix-rows-spanned="1" table:formula="of:=SUM(([.AG3:.AG8]-[.$DI3:.$DI8])^2)^0.5" office:value-type="float"/>
          <table:table-cell table:style-name="cellWorst" table:number-matrix-columns-spanned="1" table:number-matrix-rows-spanned="1" table:formula="of:=SUM(([.AH3:.AH8]-[.$DJ3:.$DJ8])^2)^0.5" office:value-type="float"/>
          <table:table-cell table:number-matrix-columns-spanned="1" table:number-matrix-rows-spanned="1" table:formula="of:=SUM(([.AI3:.AI8]-[.$DK3:.$DK8])^2)^0.5" office:value-type="float"/>
          <table:table-cell table:number-matrix-columns-spanned="1" table:number-matrix-rows-spanned="1" table:formula="of:=SUM(([.AJ3:.AJ8]-[.$DL3:.$DL8])^2)^0.5" office:value-type="float"/>
          <table:table-cell table:number-matrix-columns-spanned="1" table:number-matrix-rows-spanned="1" table:formula="of:=SUM(([.AK3:.AK8]-[.$DM3:.$DM8])^2)^0.5" office:value-type="float"/>
          <table:table-cell table:number-matrix-columns-spanned="1" table:number-matrix-rows-spanned="1" table:formula="of:=SUM(([.AL3:.AL8]-[.$DN3:.$DN8])^2)^0.5" office:value-type="float"/>
          <table:table-cell table:style-name="cellWorst" table:number-matrix-columns-spanned="1" table:number-matrix-rows-spanned="1" table:formula="of:=SUM(([.AM3:.AM8]-[.$DO3:.$DO8])^2)^0.5" office:value-type="float"/>
          <table:table-cell table:number-matrix-columns-spanned="1" table:number-matrix-rows-spanned="1" table:formula="of:=SUM(([.AN3:.AN8]-[.$DP3:.$DP8])^2)^0.5" office:value-type="float"/>
          <table:table-cell table:number-matrix-columns-spanned="1" table:number-matrix-rows-spanned="1" table:formula="of:=SUM(([.AO3:.AO8]-[.$DQ3:.$DQ8])^2)^0.5" office:value-type="float"/>
          <table:table-cell table:number-matrix-columns-spanned="1" table:number-matrix-rows-spanned="1" table:formula="of:=SUM(([.AP3:.AP8]-[.$DH3:.$DH8])^2)^0.5" office:value-type="float"/>
          <table:table-cell table:style-name="cellWorst" table:number-matrix-columns-spanned="1" table:number-matrix-rows-spanned="1" table:formula="of:=SUM(([.AQ3:.AQ8]-[.$DI3:.$DI8])^2)^0.5" office:value-type="float"/>
          <table:table-cell table:number-matrix-columns-spanned="1" table:number-matrix-rows-spanned="1" table:formula="of:=SUM(([.AR3:.AR8]-[.$DJ3:.$DJ8])^2)^0.5" office:value-type="float"/>
          <table:table-cell table:number-matrix-columns-spanned="1" table:number-matrix-rows-spanned="1" table:formula="of:=SUM(([.AS3:.AS8]-[.$DK3:.$DK8])^2)^0.5" office:value-type="float"/>
          <table:table-cell table:number-matrix-columns-spanned="1" table:number-matrix-rows-spanned="1" table:formula="of:=SUM(([.AT3:.AT8]-[.$DL3:.$DL8])^2)^0.5" office:value-type="float"/>
          <table:table-cell table:number-matrix-columns-spanned="1" table:number-matrix-rows-spanned="1" table:formula="of:=SUM(([.AU3:.AU8]-[.$DM3:.$DM8])^2)^0.5" office:value-type="float"/>
          <table:table-cell table:number-matrix-columns-spanned="1" table:number-matrix-rows-spanned="1" table:formula="of:=SUM(([.AV3:.AV8]-[.$DN3:.$DN8])^2)^0.5" office:value-type="float"/>
          <table:table-cell table:style-name="cellBest" table:number-matrix-columns-spanned="1" table:number-matrix-rows-spanned="1" table:formula="of:=SUM(([.AW3:.AW8]-[.$DO3:.$DO8])^2)^0.5" office:value-type="float"/>
          <table:table-cell table:number-matrix-columns-spanned="1" table:number-matrix-rows-spanned="1" table:formula="of:=SUM(([.AX3:.AX8]-[.$DP3:.$DP8])^2)^0.5" office:value-type="float"/>
          <table:table-cell table:number-matrix-columns-spanned="1" table:number-matrix-rows-spanned="1" table:formula="of:=SUM(([.AY3:.AY8]-[.$DQ3:.$DQ8])^2)^0.5" office:value-type="float"/>
          <table:table-cell table:number-matrix-columns-spanned="1" table:number-matrix-rows-spanned="1" table:formula="of:=SUM(([.AZ3:.AZ8]-[.$DH3:.$DH8])^2)^0.5" office:value-type="float"/>
          <table:table-cell table:number-matrix-columns-spanned="1" table:number-matrix-rows-spanned="1" table:formula="of:=SUM(([.BA3:.BA8]-[.$DI3:.$DI8])^2)^0.5" office:value-type="float"/>
          <table:table-cell table:number-matrix-columns-spanned="1" table:number-matrix-rows-spanned="1" table:formula="of:=SUM(([.BB3:.BB8]-[.$DJ3:.$DJ8])^2)^0.5" office:value-type="float"/>
          <table:table-cell table:number-matrix-columns-spanned="1" table:number-matrix-rows-spanned="1" table:formula="of:=SUM(([.BC3:.BC8]-[.$DK3:.$DK8])^2)^0.5" office:value-type="float"/>
          <table:table-cell table:number-matrix-columns-spanned="1" table:number-matrix-rows-spanned="1" table:formula="of:=SUM(([.BD3:.BD8]-[.$DL3:.$DL8])^2)^0.5" office:value-type="float"/>
          <table:table-cell table:number-matrix-columns-spanned="1" table:number-matrix-rows-spanned="1" table:formula="of:=SUM(([.BE3:.BE8]-[.$DM3:.$DM8])^2)^0.5" office:value-type="float"/>
          <table:table-cell table:number-matrix-columns-spanned="1" table:number-matrix-rows-spanned="1" table:formula="of:=SUM(([.BF3:.BF8]-[.$DN3:.$DN8])^2)^0.5" office:value-type="float"/>
          <table:table-cell table:number-matrix-columns-spanned="1" table:number-matrix-rows-spanned="1" table:formula="of:=SUM(([.BG3:.BG8]-[.$DO3:.$DO8])^2)^0.5" office:value-type="float"/>
          <table:table-cell table:number-matrix-columns-spanned="1" table:number-matrix-rows-spanned="1" table:formula="of:=SUM(([.BH3:.BH8]-[.$DP3:.$DP8])^2)^0.5" office:value-type="float"/>
          <table:table-cell table:number-matrix-columns-spanned="1" table:number-matrix-rows-spanned="1" table:formula="of:=SUM(([.BI3:.BI8]-[.$DQ3:.$DQ8])^2)^0.5" office:value-type="float"/>
          <table:table-cell table:number-matrix-columns-spanned="1" table:number-matrix-rows-spanned="1" table:formula="of:=SUM(([.BJ3:.BJ8]-[.$DH3:.$DH8])^2)^0.5" office:value-type="float"/>
          <table:table-cell table:number-matrix-columns-spanned="1" table:number-matrix-rows-spanned="1" table:formula="of:=SUM(([.BK3:.BK8]-[.$DI3:.$DI8])^2)^0.5" office:value-type="float"/>
          <table:table-cell table:number-matrix-columns-spanned="1" table:number-matrix-rows-spanned="1" table:formula="of:=SUM(([.BL3:.BL8]-[.$DJ3:.$DJ8])^2)^0.5" office:value-type="float"/>
          <table:table-cell table:number-matrix-columns-spanned="1" table:number-matrix-rows-spanned="1" table:formula="of:=SUM(([.BM3:.BM8]-[.$DK3:.$DK8])^2)^0.5" office:value-type="float"/>
          <table:table-cell table:number-matrix-columns-spanned="1" table:number-matrix-rows-spanned="1" table:formula="of:=SUM(([.BN3:.BN8]-[.$DL3:.$DL8])^2)^0.5" office:value-type="float"/>
          <table:table-cell table:number-matrix-columns-spanned="1" table:number-matrix-rows-spanned="1" table:formula="of:=SUM(([.BO3:.BO8]-[.$DM3:.$DM8])^2)^0.5" office:value-type="float"/>
          <table:table-cell table:number-matrix-columns-spanned="1" table:number-matrix-rows-spanned="1" table:formula="of:=SUM(([.BP3:.BP8]-[.$DN3:.$DN8])^2)^0.5" office:value-type="float"/>
          <table:table-cell table:number-matrix-columns-spanned="1" table:number-matrix-rows-spanned="1" table:formula="of:=SUM(([.BQ3:.BQ8]-[.$DO3:.$DO8])^2)^0.5" office:value-type="float"/>
          <table:table-cell table:number-matrix-columns-spanned="1" table:number-matrix-rows-spanned="1" table:formula="of:=SUM(([.BR3:.BR8]-[.$DP3:.$DP8])^2)^0.5" office:value-type="float"/>
          <table:table-cell table:style-name="cellWorst" table:number-matrix-columns-spanned="1" table:number-matrix-rows-spanned="1" table:formula="of:=SUM(([.BS3:.BS8]-[.$DQ3:.$DQ8])^2)^0.5" office:value-type="float"/>
          <table:table-cell table:number-matrix-columns-spanned="1" table:number-matrix-rows-spanned="1" table:formula="of:=SUM(([.BT3:.BT8]-[.$DH3:.$DH8])^2)^0.5" office:value-type="float"/>
          <table:table-cell table:number-matrix-columns-spanned="1" table:number-matrix-rows-spanned="1" table:formula="of:=SUM(([.BU3:.BU8]-[.$DI3:.$DI8])^2)^0.5" office:value-type="float"/>
          <table:table-cell table:number-matrix-columns-spanned="1" table:number-matrix-rows-spanned="1" table:formula="of:=SUM(([.BV3:.BV8]-[.$DJ3:.$DJ8])^2)^0.5" office:value-type="float"/>
          <table:table-cell table:number-matrix-columns-spanned="1" table:number-matrix-rows-spanned="1" table:formula="of:=SUM(([.BW3:.BW8]-[.$DK3:.$DK8])^2)^0.5" office:value-type="float"/>
          <table:table-cell table:number-matrix-columns-spanned="1" table:number-matrix-rows-spanned="1" table:formula="of:=SUM(([.BX3:.BX8]-[.$DL3:.$DL8])^2)^0.5" office:value-type="float"/>
          <table:table-cell table:style-name="cellBest" table:number-matrix-columns-spanned="1" table:number-matrix-rows-spanned="1" table:formula="of:=SUM(([.BY3:.BY8]-[.$DM3:.$DM8])^2)^0.5" office:value-type="float"/>
          <table:table-cell table:number-matrix-columns-spanned="1" table:number-matrix-rows-spanned="1" table:formula="of:=SUM(([.BZ3:.BZ8]-[.$DN3:.$DN8])^2)^0.5" office:value-type="float"/>
          <table:table-cell table:number-matrix-columns-spanned="1" table:number-matrix-rows-spanned="1" table:formula="of:=SUM(([.CA3:.CA8]-[.$DO3:.$DO8])^2)^0.5" office:value-type="float"/>
          <table:table-cell table:number-matrix-columns-spanned="1" table:number-matrix-rows-spanned="1" table:formula="of:=SUM(([.CB3:.CB8]-[.$DP3:.$DP8])^2)^0.5" office:value-type="float"/>
          <table:table-cell table:number-matrix-columns-spanned="1" table:number-matrix-rows-spanned="1" table:formula="of:=SUM(([.CC3:.CC8]-[.$DQ3:.$DQ8])^2)^0.5" office:value-type="float"/>
          <table:table-cell table:number-matrix-columns-spanned="1" table:number-matrix-rows-spanned="1" table:formula="of:=SUM(([.CD3:.CD8]-[.$DH3:.$DH8])^2)^0.5" office:value-type="float"/>
          <table:table-cell table:number-matrix-columns-spanned="1" table:number-matrix-rows-spanned="1" table:formula="of:=SUM(([.CE3:.CE8]-[.$DI3:.$DI8])^2)^0.5" office:value-type="float"/>
          <table:table-cell table:style-name="cellBest" table:number-matrix-columns-spanned="1" table:number-matrix-rows-spanned="1" table:formula="of:=SUM(([.CF3:.CF8]-[.$DJ3:.$DJ8])^2)^0.5" office:value-type="float"/>
          <table:table-cell table:number-matrix-columns-spanned="1" table:number-matrix-rows-spanned="1" table:formula="of:=SUM(([.CG3:.CG8]-[.$DK3:.$DK8])^2)^0.5" office:value-type="float"/>
          <table:table-cell table:number-matrix-columns-spanned="1" table:number-matrix-rows-spanned="1" table:formula="of:=SUM(([.CH3:.CH8]-[.$DL3:.$DL8])^2)^0.5" office:value-type="float"/>
          <table:table-cell table:number-matrix-columns-spanned="1" table:number-matrix-rows-spanned="1" table:formula="of:=SUM(([.CI3:.CI8]-[.$DM3:.$DM8])^2)^0.5" office:value-type="float"/>
          <table:table-cell table:number-matrix-columns-spanned="1" table:number-matrix-rows-spanned="1" table:formula="of:=SUM(([.CJ3:.CJ8]-[.$DN3:.$DN8])^2)^0.5" office:value-type="float"/>
          <table:table-cell table:number-matrix-columns-spanned="1" table:number-matrix-rows-spanned="1" table:formula="of:=SUM(([.CK3:.CK8]-[.$DO3:.$DO8])^2)^0.5" office:value-type="float"/>
          <table:table-cell table:number-matrix-columns-spanned="1" table:number-matrix-rows-spanned="1" table:formula="of:=SUM(([.CL3:.CL8]-[.$DP3:.$DP8])^2)^0.5" office:value-type="float"/>
          <table:table-cell table:number-matrix-columns-spanned="1" table:number-matrix-rows-spanned="1" table:formula="of:=SUM(([.CM3:.CM8]-[.$DQ3:.$DQ8])^2)^0.5" office:value-type="float"/>
          <table:table-cell table:number-matrix-columns-spanned="1" table:number-matrix-rows-spanned="1" table:formula="of:=SUM(([.CN3:.CN8]-[.$DH3:.$DH8])^2)^0.5" office:value-type="float"/>
          <table:table-cell table:style-name="cellWorst" table:number-matrix-columns-spanned="1" table:number-matrix-rows-spanned="1" table:formula="of:=SUM(([.CO3:.CO8]-[.$DI3:.$DI8])^2)^0.5" office:value-type="float"/>
          <table:table-cell table:number-matrix-columns-spanned="1" table:number-matrix-rows-spanned="1" table:formula="of:=SUM(([.CP3:.CP8]-[.$DJ3:.$DJ8])^2)^0.5" office:value-type="float"/>
          <table:table-cell table:number-matrix-columns-spanned="1" table:number-matrix-rows-spanned="1" table:formula="of:=SUM(([.CQ3:.CQ8]-[.$DK3:.$DK8])^2)^0.5" office:value-type="float"/>
          <table:table-cell table:number-matrix-columns-spanned="1" table:number-matrix-rows-spanned="1" table:formula="of:=SUM(([.CR3:.CR8]-[.$DL3:.$DL8])^2)^0.5" office:value-type="float"/>
          <table:table-cell table:number-matrix-columns-spanned="1" table:number-matrix-rows-spanned="1" table:formula="of:=SUM(([.CS3:.CS8]-[.$DM3:.$DM8])^2)^0.5" office:value-type="float"/>
          <table:table-cell table:number-matrix-columns-spanned="1" table:number-matrix-rows-spanned="1" table:formula="of:=SUM(([.CT3:.CT8]-[.$DN3:.$DN8])^2)^0.5" office:value-type="float"/>
          <table:table-cell table:number-matrix-columns-spanned="1" table:number-matrix-rows-spanned="1" table:formula="of:=SUM(([.CU3:.CU8]-[.$DO3:.$DO8])^2)^0.5" office:value-type="float"/>
          <table:table-cell table:number-matrix-columns-spanned="1" table:number-matrix-rows-spanned="1" table:formula="of:=SUM(([.CV3:.CV8]-[.$DP3:.$DP8])^2)^0.5" office:value-type="float"/>
          <table:table-cell table:number-matrix-columns-spanned="1" table:number-matrix-rows-spanned="1" table:formula="of:=SUM(([.CW3:.CW8]-[.$DQ3:.$DQ8])^2)^0.5" office:value-type="float"/>
          <table:table-cell table:style-name="cellWorst" table:number-matrix-columns-spanned="1" table:number-matrix-rows-spanned="1" table:formula="of:=SUM(([.CX3:.CX8]-[.$DH3:.$DH8])^2)^0.5" office:value-type="float"/>
          <table:table-cell table:style-name="cellWorst" table:number-matrix-columns-spanned="1" table:number-matrix-rows-spanned="1" table:formula="of:=SUM(([.CY3:.CY8]-[.$DI3:.$DI8])^2)^0.5" office:value-type="float"/>
          <table:table-cell table:number-matrix-columns-spanned="1" table:number-matrix-rows-spanned="1" table:formula="of:=SUM(([.CZ3:.CZ8]-[.$DJ3:.$DJ8])^2)^0.5" office:value-type="float"/>
          <table:table-cell table:number-matrix-columns-spanned="1" table:number-matrix-rows-spanned="1" table:formula="of:=SUM(([.DA3:.DA8]-[.$DK3:.$DK8])^2)^0.5" office:value-type="float"/>
          <table:table-cell table:number-matrix-columns-spanned="1" table:number-matrix-rows-spanned="1" table:formula="of:=SUM(([.DB3:.DB8]-[.$DL3:.$DL8])^2)^0.5" office:value-type="float"/>
          <table:table-cell table:number-matrix-columns-spanned="1" table:number-matrix-rows-spanned="1" table:formula="of:=SUM(([.DC3:.DC8]-[.$DM3:.$DM8])^2)^0.5" office:value-type="float"/>
          <table:table-cell table:style-name="cellWorst" table:number-matrix-columns-spanned="1" table:number-matrix-rows-spanned="1" table:formula="of:=SUM(([.DD3:.DD8]-[.$DN3:.$DN8])^2)^0.5" office:value-type="float"/>
          <table:table-cell table:number-matrix-columns-spanned="1" table:number-matrix-rows-spanned="1" table:formula="of:=SUM(([.DE3:.DE8]-[.$DO3:.$DO8])^2)^0.5" office:value-type="float"/>
          <table:table-cell table:number-matrix-columns-spanned="1" table:number-matrix-rows-spanned="1" table:formula="of:=SUM(([.DF3:.DF8]-[.$DP3:.$DP8])^2)^0.5" office:value-type="float"/>
          <table:table-cell table:number-matrix-columns-spanned="1" table:number-matrix-rows-spanned="1" table:formula="of:=SUM(([.DG3:.DG8]-[.$DQ3:.$DQ8])^2)^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BEST</text:p>
          </table:table-cell>
          <table:table-cell table:style-name="cellBest" table:number-matrix-columns-spanned="1" table:number-matrix-rows-spanned="1" table:formula="of:=SUM([.B3:.B8]=[.$DH3:.$DH8])" office:value-type="float"/>
          <table:table-cell table:style-name="cellBest" table:number-matrix-columns-spanned="1" table:number-matrix-rows-spanned="1" table:formula="of:=SUM([.C3:.C8]=[.$DI3:.$DI8])" office:value-type="float"/>
          <table:table-cell table:number-matrix-columns-spanned="1" table:number-matrix-rows-spanned="1" table:formula="of:=SUM([.D3:.D8]=[.$DJ3:.$DJ8])" office:value-type="float"/>
          <table:table-cell table:number-matrix-columns-spanned="1" table:number-matrix-rows-spanned="1" table:formula="of:=SUM([.E3:.E8]=[.$DK3:.$DK8])" office:value-type="float"/>
          <table:table-cell table:number-matrix-columns-spanned="1" table:number-matrix-rows-spanned="1" table:formula="of:=SUM([.F3:.F8]=[.$DL3:.$DL8])" office:value-type="float"/>
          <table:table-cell table:number-matrix-columns-spanned="1" table:number-matrix-rows-spanned="1" table:formula="of:=SUM([.G3:.G8]=[.$DM3:.$DM8])" office:value-type="float"/>
          <table:table-cell table:style-name="cellBest" table:number-matrix-columns-spanned="1" table:number-matrix-rows-spanned="1" table:formula="of:=SUM([.H3:.H8]=[.$DN3:.$DN8])" office:value-type="float"/>
          <table:table-cell table:number-matrix-columns-spanned="1" table:number-matrix-rows-spanned="1" table:formula="of:=SUM([.I3:.I8]=[.$DO3:.$DO8])" office:value-type="float"/>
          <table:table-cell table:number-matrix-columns-spanned="1" table:number-matrix-rows-spanned="1" table:formula="of:=SUM([.J3:.J8]=[.$DP3:.$DP8])" office:value-type="float"/>
          <table:table-cell table:style-name="cellBest" table:number-matrix-columns-spanned="1" table:number-matrix-rows-spanned="1" table:formula="of:=SUM([.K3:.K8]=[.$DQ3:.$DQ8])" office:value-type="float"/>
          <table:table-cell table:number-matrix-columns-spanned="1" table:number-matrix-rows-spanned="1" table:formula="of:=SUM([.L3:.L8]=[.$DH3:.$DH8])" office:value-type="float"/>
          <table:table-cell table:number-matrix-columns-spanned="1" table:number-matrix-rows-spanned="1" table:formula="of:=SUM([.M3:.M8]=[.$DI3:.$DI8])" office:value-type="float"/>
          <table:table-cell table:number-matrix-columns-spanned="1" table:number-matrix-rows-spanned="1" table:formula="of:=SUM([.N3:.N8]=[.$DJ3:.$DJ8])" office:value-type="float"/>
          <table:table-cell table:number-matrix-columns-spanned="1" table:number-matrix-rows-spanned="1" table:formula="of:=SUM([.O3:.O8]=[.$DK3:.$DK8])" office:value-type="float"/>
          <table:table-cell table:number-matrix-columns-spanned="1" table:number-matrix-rows-spanned="1" table:formula="of:=SUM([.P3:.P8]=[.$DL3:.$DL8])" office:value-type="float"/>
          <table:table-cell table:style-name="cellBest" table:number-matrix-columns-spanned="1" table:number-matrix-rows-spanned="1" table:formula="of:=SUM([.Q3:.Q8]=[.$DM3:.$DM8])" office:value-type="float"/>
          <table:table-cell table:number-matrix-columns-spanned="1" table:number-matrix-rows-spanned="1" table:formula="of:=SUM([.R3:.R8]=[.$DN3:.$DN8])" office:value-type="float"/>
          <table:table-cell table:number-matrix-columns-spanned="1" table:number-matrix-rows-spanned="1" table:formula="of:=SUM([.S3:.S8]=[.$DO3:.$DO8])" office:value-type="float"/>
          <table:table-cell table:number-matrix-columns-spanned="1" table:number-matrix-rows-spanned="1" table:formula="of:=SUM([.T3:.T8]=[.$DP3:.$DP8])" office:value-type="float"/>
          <table:table-cell table:number-matrix-columns-spanned="1" table:number-matrix-rows-spanned="1" table:formula="of:=SUM([.U3:.U8]=[.$DQ3:.$DQ8])" office:value-type="float"/>
          <table:table-cell table:number-matrix-columns-spanned="1" table:number-matrix-rows-spanned="1" table:formula="of:=SUM([.V3:.V8]=[.$DH3:.$DH8])" office:value-type="float"/>
          <table:table-cell table:number-matrix-columns-spanned="1" table:number-matrix-rows-spanned="1" table:formula="of:=SUM([.W3:.W8]=[.$DI3:.$DI8])" office:value-type="float"/>
          <table:table-cell table:number-matrix-columns-spanned="1" table:number-matrix-rows-spanned="1" table:formula="of:=SUM([.X3:.X8]=[.$DJ3:.$DJ8])" office:value-type="float"/>
          <table:table-cell table:number-matrix-columns-spanned="1" table:number-matrix-rows-spanned="1" table:formula="of:=SUM([.Y3:.Y8]=[.$DK3:.$DK8])" office:value-type="float"/>
          <table:table-cell table:number-matrix-columns-spanned="1" table:number-matrix-rows-spanned="1" table:formula="of:=SUM([.Z3:.Z8]=[.$DL3:.$DL8])" office:value-type="float"/>
          <table:table-cell table:number-matrix-columns-spanned="1" table:number-matrix-rows-spanned="1" table:formula="of:=SUM([.AA3:.AA8]=[.$DM3:.$DM8])" office:value-type="float"/>
          <table:table-cell table:style-name="cellBest" table:number-matrix-columns-spanned="1" table:number-matrix-rows-spanned="1" table:formula="of:=SUM([.AB3:.AB8]=[.$DN3:.$DN8])" office:value-type="float"/>
          <table:table-cell table:style-name="cellBest" table:number-matrix-columns-spanned="1" table:number-matrix-rows-spanned="1" table:formula="of:=SUM([.AC3:.AC8]=[.$DO3:.$DO8])" office:value-type="float"/>
          <table:table-cell table:number-matrix-columns-spanned="1" table:number-matrix-rows-spanned="1" table:formula="of:=SUM([.AD3:.AD8]=[.$DP3:.$DP8])" office:value-type="float"/>
          <table:table-cell table:style-name="cellBest" table:number-matrix-columns-spanned="1" table:number-matrix-rows-spanned="1" table:formula="of:=SUM([.AE3:.AE8]=[.$DQ3:.$DQ8])" office:value-type="float"/>
          <table:table-cell table:number-matrix-columns-spanned="1" table:number-matrix-rows-spanned="1" table:formula="of:=SUM([.AF3:.AF8]=[.$DH3:.$DH8])" office:value-type="float"/>
          <table:table-cell table:number-matrix-columns-spanned="1" table:number-matrix-rows-spanned="1" table:formula="of:=SUM([.AG3:.AG8]=[.$DI3:.$DI8])" office:value-type="float"/>
          <table:table-cell table:number-matrix-columns-spanned="1" table:number-matrix-rows-spanned="1" table:formula="of:=SUM([.AH3:.AH8]=[.$DJ3:.$DJ8])" office:value-type="float"/>
          <table:table-cell table:number-matrix-columns-spanned="1" table:number-matrix-rows-spanned="1" table:formula="of:=SUM([.AI3:.AI8]=[.$DK3:.$DK8])" office:value-type="float"/>
          <table:table-cell table:number-matrix-columns-spanned="1" table:number-matrix-rows-spanned="1" table:formula="of:=SUM([.AJ3:.AJ8]=[.$DL3:.$DL8])" office:value-type="float"/>
          <table:table-cell table:number-matrix-columns-spanned="1" table:number-matrix-rows-spanned="1" table:formula="of:=SUM([.AK3:.AK8]=[.$DM3:.$DM8])" office:value-type="float"/>
          <table:table-cell table:style-name="cellWorst" table:number-matrix-columns-spanned="1" table:number-matrix-rows-spanned="1" table:formula="of:=SUM([.AL3:.AL8]=[.$DN3:.$DN8])" office:value-type="float"/>
          <table:table-cell table:number-matrix-columns-spanned="1" table:number-matrix-rows-spanned="1" table:formula="of:=SUM([.AM3:.AM8]=[.$DO3:.$DO8])" office:value-type="float"/>
          <table:table-cell table:number-matrix-columns-spanned="1" table:number-matrix-rows-spanned="1" table:formula="of:=SUM([.AN3:.AN8]=[.$DP3:.$DP8])" office:value-type="float"/>
          <table:table-cell table:number-matrix-columns-spanned="1" table:number-matrix-rows-spanned="1" table:formula="of:=SUM([.AO3:.AO8]=[.$DQ3:.$DQ8])" office:value-type="float"/>
          <table:table-cell table:number-matrix-columns-spanned="1" table:number-matrix-rows-spanned="1" table:formula="of:=SUM([.AP3:.AP8]=[.$DH3:.$DH8])" office:value-type="float"/>
          <table:table-cell table:number-matrix-columns-spanned="1" table:number-matrix-rows-spanned="1" table:formula="of:=SUM([.AQ3:.AQ8]=[.$DI3:.$DI8])" office:value-type="float"/>
          <table:table-cell table:number-matrix-columns-spanned="1" table:number-matrix-rows-spanned="1" table:formula="of:=SUM([.AR3:.AR8]=[.$DJ3:.$DJ8])" office:value-type="float"/>
          <table:table-cell table:style-name="cellBest" table:number-matrix-columns-spanned="1" table:number-matrix-rows-spanned="1" table:formula="of:=SUM([.AS3:.AS8]=[.$DK3:.$DK8])" office:value-type="float"/>
          <table:table-cell table:number-matrix-columns-spanned="1" table:number-matrix-rows-spanned="1" table:formula="of:=SUM([.AT3:.AT8]=[.$DL3:.$DL8])" office:value-type="float"/>
          <table:table-cell table:style-name="cellBest" table:number-matrix-columns-spanned="1" table:number-matrix-rows-spanned="1" table:formula="of:=SUM([.AU3:.AU8]=[.$DM3:.$DM8])" office:value-type="float"/>
          <table:table-cell table:number-matrix-columns-spanned="1" table:number-matrix-rows-spanned="1" table:formula="of:=SUM([.AV3:.AV8]=[.$DN3:.$DN8])" office:value-type="float"/>
          <table:table-cell table:number-matrix-columns-spanned="1" table:number-matrix-rows-spanned="1" table:formula="of:=SUM([.AW3:.AW8]=[.$DO3:.$DO8])" office:value-type="float"/>
          <table:table-cell table:number-matrix-columns-spanned="1" table:number-matrix-rows-spanned="1" table:formula="of:=SUM([.AX3:.AX8]=[.$DP3:.$DP8])" office:value-type="float"/>
          <table:table-cell table:number-matrix-columns-spanned="1" table:number-matrix-rows-spanned="1" table:formula="of:=SUM([.AY3:.AY8]=[.$DQ3:.$DQ8])" office:value-type="float"/>
          <table:table-cell table:number-matrix-columns-spanned="1" table:number-matrix-rows-spanned="1" table:formula="of:=SUM([.AZ3:.AZ8]=[.$DH3:.$DH8])" office:value-type="float"/>
          <table:table-cell table:number-matrix-columns-spanned="1" table:number-matrix-rows-spanned="1" table:formula="of:=SUM([.BA3:.BA8]=[.$DI3:.$DI8])" office:value-type="float"/>
          <table:table-cell table:number-matrix-columns-spanned="1" table:number-matrix-rows-spanned="1" table:formula="of:=SUM([.BB3:.BB8]=[.$DJ3:.$DJ8])" office:value-type="float"/>
          <table:table-cell table:number-matrix-columns-spanned="1" table:number-matrix-rows-spanned="1" table:formula="of:=SUM([.BC3:.BC8]=[.$DK3:.$DK8])" office:value-type="float"/>
          <table:table-cell table:number-matrix-columns-spanned="1" table:number-matrix-rows-spanned="1" table:formula="of:=SUM([.BD3:.BD8]=[.$DL3:.$DL8])" office:value-type="float"/>
          <table:table-cell table:number-matrix-columns-spanned="1" table:number-matrix-rows-spanned="1" table:formula="of:=SUM([.BE3:.BE8]=[.$DM3:.$DM8])" office:value-type="float"/>
          <table:table-cell table:style-name="cellWorst" table:number-matrix-columns-spanned="1" table:number-matrix-rows-spanned="1" table:formula="of:=SUM([.BF3:.BF8]=[.$DN3:.$DN8])" office:value-type="float"/>
          <table:table-cell table:number-matrix-columns-spanned="1" table:number-matrix-rows-spanned="1" table:formula="of:=SUM([.BG3:.BG8]=[.$DO3:.$DO8])" office:value-type="float"/>
          <table:table-cell table:number-matrix-columns-spanned="1" table:number-matrix-rows-spanned="1" table:formula="of:=SUM([.BH3:.BH8]=[.$DP3:.$DP8])" office:value-type="float"/>
          <table:table-cell table:number-matrix-columns-spanned="1" table:number-matrix-rows-spanned="1" table:formula="of:=SUM([.BI3:.BI8]=[.$DQ3:.$DQ8])" office:value-type="float"/>
          <table:table-cell table:number-matrix-columns-spanned="1" table:number-matrix-rows-spanned="1" table:formula="of:=SUM([.BJ3:.BJ8]=[.$DH3:.$DH8])" office:value-type="float"/>
          <table:table-cell table:number-matrix-columns-spanned="1" table:number-matrix-rows-spanned="1" table:formula="of:=SUM([.BK3:.BK8]=[.$DI3:.$DI8])" office:value-type="float"/>
          <table:table-cell table:number-matrix-columns-spanned="1" table:number-matrix-rows-spanned="1" table:formula="of:=SUM([.BL3:.BL8]=[.$DJ3:.$DJ8])" office:value-type="float"/>
          <table:table-cell table:number-matrix-columns-spanned="1" table:number-matrix-rows-spanned="1" table:formula="of:=SUM([.BM3:.BM8]=[.$DK3:.$DK8])" office:value-type="float"/>
          <table:table-cell table:number-matrix-columns-spanned="1" table:number-matrix-rows-spanned="1" table:formula="of:=SUM([.BN3:.BN8]=[.$DL3:.$DL8])" office:value-type="float"/>
          <table:table-cell table:number-matrix-columns-spanned="1" table:number-matrix-rows-spanned="1" table:formula="of:=SUM([.BO3:.BO8]=[.$DM3:.$DM8])" office:value-type="float"/>
          <table:table-cell table:style-name="cellWorst" table:number-matrix-columns-spanned="1" table:number-matrix-rows-spanned="1" table:formula="of:=SUM([.BP3:.BP8]=[.$DN3:.$DN8])" office:value-type="float"/>
          <table:table-cell table:number-matrix-columns-spanned="1" table:number-matrix-rows-spanned="1" table:formula="of:=SUM([.BQ3:.BQ8]=[.$DO3:.$DO8])" office:value-type="float"/>
          <table:table-cell table:number-matrix-columns-spanned="1" table:number-matrix-rows-spanned="1" table:formula="of:=SUM([.BR3:.BR8]=[.$DP3:.$DP8])" office:value-type="float"/>
          <table:table-cell table:number-matrix-columns-spanned="1" table:number-matrix-rows-spanned="1" table:formula="of:=SUM([.BS3:.BS8]=[.$DQ3:.$DQ8])" office:value-type="float"/>
          <table:table-cell table:number-matrix-columns-spanned="1" table:number-matrix-rows-spanned="1" table:formula="of:=SUM([.BT3:.BT8]=[.$DH3:.$DH8])" office:value-type="float"/>
          <table:table-cell table:number-matrix-columns-spanned="1" table:number-matrix-rows-spanned="1" table:formula="of:=SUM([.BU3:.BU8]=[.$DI3:.$DI8])" office:value-type="float"/>
          <table:table-cell table:number-matrix-columns-spanned="1" table:number-matrix-rows-spanned="1" table:formula="of:=SUM([.BV3:.BV8]=[.$DJ3:.$DJ8])" office:value-type="float"/>
          <table:table-cell table:number-matrix-columns-spanned="1" table:number-matrix-rows-spanned="1" table:formula="of:=SUM([.BW3:.BW8]=[.$DK3:.$DK8])" office:value-type="float"/>
          <table:table-cell table:number-matrix-columns-spanned="1" table:number-matrix-rows-spanned="1" table:formula="of:=SUM([.BX3:.BX8]=[.$DL3:.$DL8])" office:value-type="float"/>
          <table:table-cell table:number-matrix-columns-spanned="1" table:number-matrix-rows-spanned="1" table:formula="of:=SUM([.BY3:.BY8]=[.$DM3:.$DM8])" office:value-type="float"/>
          <table:table-cell table:number-matrix-columns-spanned="1" table:number-matrix-rows-spanned="1" table:formula="of:=SUM([.BZ3:.BZ8]=[.$DN3:.$DN8])" office:value-type="float"/>
          <table:table-cell table:number-matrix-columns-spanned="1" table:number-matrix-rows-spanned="1" table:formula="of:=SUM([.CA3:.CA8]=[.$DO3:.$DO8])" office:value-type="float"/>
          <table:table-cell table:number-matrix-columns-spanned="1" table:number-matrix-rows-spanned="1" table:formula="of:=SUM([.CB3:.CB8]=[.$DP3:.$DP8])" office:value-type="float"/>
          <table:table-cell table:number-matrix-columns-spanned="1" table:number-matrix-rows-spanned="1" table:formula="of:=SUM([.CC3:.CC8]=[.$DQ3:.$DQ8])" office:value-type="float"/>
          <table:table-cell table:number-matrix-columns-spanned="1" table:number-matrix-rows-spanned="1" table:formula="of:=SUM([.CD3:.CD8]=[.$DH3:.$DH8])" office:value-type="float"/>
          <table:table-cell table:number-matrix-columns-spanned="1" table:number-matrix-rows-spanned="1" table:formula="of:=SUM([.CE3:.CE8]=[.$DI3:.$DI8])" office:value-type="float"/>
          <table:table-cell table:style-name="cellBest" table:number-matrix-columns-spanned="1" table:number-matrix-rows-spanned="1" table:formula="of:=SUM([.CF3:.CF8]=[.$DJ3:.$DJ8])" office:value-type="float"/>
          <table:table-cell table:style-name="cellBest" table:number-matrix-columns-spanned="1" table:number-matrix-rows-spanned="1" table:formula="of:=SUM([.CG3:.CG8]=[.$DK3:.$DK8])" office:value-type="float"/>
          <table:table-cell table:number-matrix-columns-spanned="1" table:number-matrix-rows-spanned="1" table:formula="of:=SUM([.CH3:.CH8]=[.$DL3:.$DL8])" office:value-type="float"/>
          <table:table-cell table:number-matrix-columns-spanned="1" table:number-matrix-rows-spanned="1" table:formula="of:=SUM([.CI3:.CI8]=[.$DM3:.$DM8])" office:value-type="float"/>
          <table:table-cell table:number-matrix-columns-spanned="1" table:number-matrix-rows-spanned="1" table:formula="of:=SUM([.CJ3:.CJ8]=[.$DN3:.$DN8])" office:value-type="float"/>
          <table:table-cell table:number-matrix-columns-spanned="1" table:number-matrix-rows-spanned="1" table:formula="of:=SUM([.CK3:.CK8]=[.$DO3:.$DO8])" office:value-type="float"/>
          <table:table-cell table:number-matrix-columns-spanned="1" table:number-matrix-rows-spanned="1" table:formula="of:=SUM([.CL3:.CL8]=[.$DP3:.$DP8])" office:value-type="float"/>
          <table:table-cell table:number-matrix-columns-spanned="1" table:number-matrix-rows-spanned="1" table:formula="of:=SUM([.CM3:.CM8]=[.$DQ3:.$DQ8])" office:value-type="float"/>
          <table:table-cell table:number-matrix-columns-spanned="1" table:number-matrix-rows-spanned="1" table:formula="of:=SUM([.CN3:.CN8]=[.$DH3:.$DH8])" office:value-type="float"/>
          <table:table-cell table:number-matrix-columns-spanned="1" table:number-matrix-rows-spanned="1" table:formula="of:=SUM([.CO3:.CO8]=[.$DI3:.$DI8])" office:value-type="float"/>
          <table:table-cell table:number-matrix-columns-spanned="1" table:number-matrix-rows-spanned="1" table:formula="of:=SUM([.CP3:.CP8]=[.$DJ3:.$DJ8])" office:value-type="float"/>
          <table:table-cell table:style-name="cellBest" table:number-matrix-columns-spanned="1" table:number-matrix-rows-spanned="1" table:formula="of:=SUM([.CQ3:.CQ8]=[.$DK3:.$DK8])" office:value-type="float"/>
          <table:table-cell table:number-matrix-columns-spanned="1" table:number-matrix-rows-spanned="1" table:formula="of:=SUM([.CR3:.CR8]=[.$DL3:.$DL8])" office:value-type="float"/>
          <table:table-cell table:style-name="cellBest" table:number-matrix-columns-spanned="1" table:number-matrix-rows-spanned="1" table:formula="of:=SUM([.CS3:.CS8]=[.$DM3:.$DM8])" office:value-type="float"/>
          <table:table-cell table:number-matrix-columns-spanned="1" table:number-matrix-rows-spanned="1" table:formula="of:=SUM([.CT3:.CT8]=[.$DN3:.$DN8])" office:value-type="float"/>
          <table:table-cell table:number-matrix-columns-spanned="1" table:number-matrix-rows-spanned="1" table:formula="of:=SUM([.CU3:.CU8]=[.$DO3:.$DO8])" office:value-type="float"/>
          <table:table-cell table:number-matrix-columns-spanned="1" table:number-matrix-rows-spanned="1" table:formula="of:=SUM([.CV3:.CV8]=[.$DP3:.$DP8])" office:value-type="float"/>
          <table:table-cell table:number-matrix-columns-spanned="1" table:number-matrix-rows-spanned="1" table:formula="of:=SUM([.CW3:.CW8]=[.$DQ3:.$DQ8])" office:value-type="float"/>
          <table:table-cell table:number-matrix-columns-spanned="1" table:number-matrix-rows-spanned="1" table:formula="of:=SUM([.CX3:.CX8]=[.$DH3:.$DH8])" office:value-type="float"/>
          <table:table-cell table:number-matrix-columns-spanned="1" table:number-matrix-rows-spanned="1" table:formula="of:=SUM([.CY3:.CY8]=[.$DI3:.$DI8])" office:value-type="float"/>
          <table:table-cell table:number-matrix-columns-spanned="1" table:number-matrix-rows-spanned="1" table:formula="of:=SUM([.CZ3:.CZ8]=[.$DJ3:.$DJ8])" office:value-type="float"/>
          <table:table-cell table:style-name="cellBest" table:number-matrix-columns-spanned="1" table:number-matrix-rows-spanned="1" table:formula="of:=SUM([.DA3:.DA8]=[.$DK3:.$DK8])" office:value-type="float"/>
          <table:table-cell table:number-matrix-columns-spanned="1" table:number-matrix-rows-spanned="1" table:formula="of:=SUM([.DB3:.DB8]=[.$DL3:.$DL8])" office:value-type="float"/>
          <table:table-cell table:style-name="cellBest" table:number-matrix-columns-spanned="1" table:number-matrix-rows-spanned="1" table:formula="of:=SUM([.DC3:.DC8]=[.$DM3:.$DM8])" office:value-type="float"/>
          <table:table-cell table:number-matrix-columns-spanned="1" table:number-matrix-rows-spanned="1" table:formula="of:=SUM([.DD3:.DD8]=[.$DN3:.$DN8])" office:value-type="float"/>
          <table:table-cell table:number-matrix-columns-spanned="1" table:number-matrix-rows-spanned="1" table:formula="of:=SUM([.DE3:.DE8]=[.$DO3:.$DO8])" office:value-type="float"/>
          <table:table-cell table:number-matrix-columns-spanned="1" table:number-matrix-rows-spanned="1" table:formula="of:=SUM([.DF3:.DF8]=[.$DP3:.$DP8])" office:value-type="float"/>
          <table:table-cell table:number-matrix-columns-spanned="1" table:number-matrix-rows-spanned="1" table:formula="of:=SUM([.DG3:.DG8]=[.$DQ3:.$DQ8])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BETTER</text:p>
          </table:table-cell>
          <table:table-cell table:style-name="cellBest" table:number-matrix-columns-spanned="1" table:number-matrix-rows-spanned="1" table:formula="of:=SUM([.B3:.B8]&lt;[.$DR3:.$DR8])" office:value-type="float"/>
          <table:table-cell table:style-name="cellBest" table:number-matrix-columns-spanned="1" table:number-matrix-rows-spanned="1" table:formula="of:=SUM([.C3:.C8]&lt;[.$DS3:.$DS8])" office:value-type="float"/>
          <table:table-cell table:number-matrix-columns-spanned="1" table:number-matrix-rows-spanned="1" table:formula="of:=SUM([.D3:.D8]&lt;[.$DT3:.$DT8])" office:value-type="float"/>
          <table:table-cell table:number-matrix-columns-spanned="1" table:number-matrix-rows-spanned="1" table:formula="of:=SUM([.E3:.E8]&lt;[.$DU3:.$DU8])" office:value-type="float"/>
          <table:table-cell table:number-matrix-columns-spanned="1" table:number-matrix-rows-spanned="1" table:formula="of:=SUM([.F3:.F8]&lt;[.$DV3:.$DV8])" office:value-type="float"/>
          <table:table-cell table:number-matrix-columns-spanned="1" table:number-matrix-rows-spanned="1" table:formula="of:=SUM([.G3:.G8]&lt;[.$DW3:.$DW8])" office:value-type="float"/>
          <table:table-cell table:number-matrix-columns-spanned="1" table:number-matrix-rows-spanned="1" table:formula="of:=SUM([.H3:.H8]&lt;[.$DX3:.$DX8])" office:value-type="float"/>
          <table:table-cell table:number-matrix-columns-spanned="1" table:number-matrix-rows-spanned="1" table:formula="of:=SUM([.I3:.I8]&lt;[.$DY3:.$DY8])" office:value-type="float"/>
          <table:table-cell table:number-matrix-columns-spanned="1" table:number-matrix-rows-spanned="1" table:formula="of:=SUM([.J3:.J8]&lt;[.$DZ3:.$DZ8])" office:value-type="float"/>
          <table:table-cell table:style-name="cellBest" table:number-matrix-columns-spanned="1" table:number-matrix-rows-spanned="1" table:formula="of:=SUM([.K3:.K8]&lt;[.$EA3:.$EA8])" office:value-type="float"/>
          <table:table-cell table:number-matrix-columns-spanned="1" table:number-matrix-rows-spanned="1" table:formula="of:=SUM([.L3:.L8]&lt;[.$DR3:.$DR8])" office:value-type="float"/>
          <table:table-cell table:number-matrix-columns-spanned="1" table:number-matrix-rows-spanned="1" table:formula="of:=SUM([.M3:.M8]&lt;[.$DS3:.$DS8])" office:value-type="float"/>
          <table:table-cell table:number-matrix-columns-spanned="1" table:number-matrix-rows-spanned="1" table:formula="of:=SUM([.N3:.N8]&lt;[.$DT3:.$DT8])" office:value-type="float"/>
          <table:table-cell table:number-matrix-columns-spanned="1" table:number-matrix-rows-spanned="1" table:formula="of:=SUM([.O3:.O8]&lt;[.$DU3:.$DU8])" office:value-type="float"/>
          <table:table-cell table:number-matrix-columns-spanned="1" table:number-matrix-rows-spanned="1" table:formula="of:=SUM([.P3:.P8]&lt;[.$DV3:.$DV8])" office:value-type="float"/>
          <table:table-cell table:number-matrix-columns-spanned="1" table:number-matrix-rows-spanned="1" table:formula="of:=SUM([.Q3:.Q8]&lt;[.$DW3:.$DW8])" office:value-type="float"/>
          <table:table-cell table:number-matrix-columns-spanned="1" table:number-matrix-rows-spanned="1" table:formula="of:=SUM([.R3:.R8]&lt;[.$DX3:.$DX8])" office:value-type="float"/>
          <table:table-cell table:style-name="cellBest" table:number-matrix-columns-spanned="1" table:number-matrix-rows-spanned="1" table:formula="of:=SUM([.S3:.S8]&lt;[.$DY3:.$DY8])" office:value-type="float"/>
          <table:table-cell table:number-matrix-columns-spanned="1" table:number-matrix-rows-spanned="1" table:formula="of:=SUM([.T3:.T8]&lt;[.$DZ3:.$DZ8])" office:value-type="float"/>
          <table:table-cell table:number-matrix-columns-spanned="1" table:number-matrix-rows-spanned="1" table:formula="of:=SUM([.U3:.U8]&lt;[.$EA3:.$EA8])" office:value-type="float"/>
          <table:table-cell table:number-matrix-columns-spanned="1" table:number-matrix-rows-spanned="1" table:formula="of:=SUM([.V3:.V8]&lt;[.$DR3:.$DR8])" office:value-type="float"/>
          <table:table-cell table:number-matrix-columns-spanned="1" table:number-matrix-rows-spanned="1" table:formula="of:=SUM([.W3:.W8]&lt;[.$DS3:.$DS8])" office:value-type="float"/>
          <table:table-cell table:number-matrix-columns-spanned="1" table:number-matrix-rows-spanned="1" table:formula="of:=SUM([.X3:.X8]&lt;[.$DT3:.$DT8])" office:value-type="float"/>
          <table:table-cell table:number-matrix-columns-spanned="1" table:number-matrix-rows-spanned="1" table:formula="of:=SUM([.Y3:.Y8]&lt;[.$DU3:.$DU8])" office:value-type="float"/>
          <table:table-cell table:number-matrix-columns-spanned="1" table:number-matrix-rows-spanned="1" table:formula="of:=SUM([.Z3:.Z8]&lt;[.$DV3:.$DV8])" office:value-type="float"/>
          <table:table-cell table:number-matrix-columns-spanned="1" table:number-matrix-rows-spanned="1" table:formula="of:=SUM([.AA3:.AA8]&lt;[.$DW3:.$DW8])" office:value-type="float"/>
          <table:table-cell table:number-matrix-columns-spanned="1" table:number-matrix-rows-spanned="1" table:formula="of:=SUM([.AB3:.AB8]&lt;[.$DX3:.$DX8])" office:value-type="float"/>
          <table:table-cell table:number-matrix-columns-spanned="1" table:number-matrix-rows-spanned="1" table:formula="of:=SUM([.AC3:.AC8]&lt;[.$DY3:.$DY8])" office:value-type="float"/>
          <table:table-cell table:number-matrix-columns-spanned="1" table:number-matrix-rows-spanned="1" table:formula="of:=SUM([.AD3:.AD8]&lt;[.$DZ3:.$DZ8])" office:value-type="float"/>
          <table:table-cell table:number-matrix-columns-spanned="1" table:number-matrix-rows-spanned="1" table:formula="of:=SUM([.AE3:.AE8]&lt;[.$EA3:.$EA8])" office:value-type="float"/>
          <table:table-cell table:number-matrix-columns-spanned="1" table:number-matrix-rows-spanned="1" table:formula="of:=SUM([.AF3:.AF8]&lt;[.$DR3:.$DR8])" office:value-type="float"/>
          <table:table-cell table:style-name="cellBest" table:number-matrix-columns-spanned="1" table:number-matrix-rows-spanned="1" table:formula="of:=SUM([.AG3:.AG8]&lt;[.$DS3:.$DS8])" office:value-type="float"/>
          <table:table-cell table:number-matrix-columns-spanned="1" table:number-matrix-rows-spanned="1" table:formula="of:=SUM([.AH3:.AH8]&lt;[.$DT3:.$DT8])" office:value-type="float"/>
          <table:table-cell table:number-matrix-columns-spanned="1" table:number-matrix-rows-spanned="1" table:formula="of:=SUM([.AI3:.AI8]&lt;[.$DU3:.$DU8])" office:value-type="float"/>
          <table:table-cell table:number-matrix-columns-spanned="1" table:number-matrix-rows-spanned="1" table:formula="of:=SUM([.AJ3:.AJ8]&lt;[.$DV3:.$DV8])" office:value-type="float"/>
          <table:table-cell table:number-matrix-columns-spanned="1" table:number-matrix-rows-spanned="1" table:formula="of:=SUM([.AK3:.AK8]&lt;[.$DW3:.$DW8])" office:value-type="float"/>
          <table:table-cell table:number-matrix-columns-spanned="1" table:number-matrix-rows-spanned="1" table:formula="of:=SUM([.AL3:.AL8]&lt;[.$DX3:.$DX8])" office:value-type="float"/>
          <table:table-cell table:number-matrix-columns-spanned="1" table:number-matrix-rows-spanned="1" table:formula="of:=SUM([.AM3:.AM8]&lt;[.$DY3:.$DY8])" office:value-type="float"/>
          <table:table-cell table:number-matrix-columns-spanned="1" table:number-matrix-rows-spanned="1" table:formula="of:=SUM([.AN3:.AN8]&lt;[.$DZ3:.$DZ8])" office:value-type="float"/>
          <table:table-cell table:number-matrix-columns-spanned="1" table:number-matrix-rows-spanned="1" table:formula="of:=SUM([.AO3:.AO8]&lt;[.$EA3:.$EA8])" office:value-type="float"/>
          <table:table-cell table:style-name="cellWorst" table:number-matrix-columns-spanned="1" table:number-matrix-rows-spanned="1" table:formula="of:=SUM([.AP3:.AP8]&lt;[.$DR3:.$DR8])" office:value-type="float"/>
          <table:table-cell table:number-matrix-columns-spanned="1" table:number-matrix-rows-spanned="1" table:formula="of:=SUM([.AQ3:.AQ8]&lt;[.$DS3:.$DS8])" office:value-type="float"/>
          <table:table-cell table:number-matrix-columns-spanned="1" table:number-matrix-rows-spanned="1" table:formula="of:=SUM([.AR3:.AR8]&lt;[.$DT3:.$DT8])" office:value-type="float"/>
          <table:table-cell table:number-matrix-columns-spanned="1" table:number-matrix-rows-spanned="1" table:formula="of:=SUM([.AS3:.AS8]&lt;[.$DU3:.$DU8])" office:value-type="float"/>
          <table:table-cell table:number-matrix-columns-spanned="1" table:number-matrix-rows-spanned="1" table:formula="of:=SUM([.AT3:.AT8]&lt;[.$DV3:.$DV8])" office:value-type="float"/>
          <table:table-cell table:number-matrix-columns-spanned="1" table:number-matrix-rows-spanned="1" table:formula="of:=SUM([.AU3:.AU8]&lt;[.$DW3:.$DW8])" office:value-type="float"/>
          <table:table-cell table:number-matrix-columns-spanned="1" table:number-matrix-rows-spanned="1" table:formula="of:=SUM([.AV3:.AV8]&lt;[.$DX3:.$DX8])" office:value-type="float"/>
          <table:table-cell table:number-matrix-columns-spanned="1" table:number-matrix-rows-spanned="1" table:formula="of:=SUM([.AW3:.AW8]&lt;[.$DY3:.$DY8])" office:value-type="float"/>
          <table:table-cell table:number-matrix-columns-spanned="1" table:number-matrix-rows-spanned="1" table:formula="of:=SUM([.AX3:.AX8]&lt;[.$DZ3:.$DZ8])" office:value-type="float"/>
          <table:table-cell table:number-matrix-columns-spanned="1" table:number-matrix-rows-spanned="1" table:formula="of:=SUM([.AY3:.AY8]&lt;[.$EA3:.$EA8])" office:value-type="float"/>
          <table:table-cell table:number-matrix-columns-spanned="1" table:number-matrix-rows-spanned="1" table:formula="of:=SUM([.AZ3:.AZ8]&lt;[.$DR3:.$DR8])" office:value-type="float"/>
          <table:table-cell table:style-name="cellBest" table:number-matrix-columns-spanned="1" table:number-matrix-rows-spanned="1" table:formula="of:=SUM([.BA3:.BA8]&lt;[.$DS3:.$DS8])" office:value-type="float"/>
          <table:table-cell table:number-matrix-columns-spanned="1" table:number-matrix-rows-spanned="1" table:formula="of:=SUM([.BB3:.BB8]&lt;[.$DT3:.$DT8])" office:value-type="float"/>
          <table:table-cell table:number-matrix-columns-spanned="1" table:number-matrix-rows-spanned="1" table:formula="of:=SUM([.BC3:.BC8]&lt;[.$DU3:.$DU8])" office:value-type="float"/>
          <table:table-cell table:number-matrix-columns-spanned="1" table:number-matrix-rows-spanned="1" table:formula="of:=SUM([.BD3:.BD8]&lt;[.$DV3:.$DV8])" office:value-type="float"/>
          <table:table-cell table:number-matrix-columns-spanned="1" table:number-matrix-rows-spanned="1" table:formula="of:=SUM([.BE3:.BE8]&lt;[.$DW3:.$DW8])" office:value-type="float"/>
          <table:table-cell table:number-matrix-columns-spanned="1" table:number-matrix-rows-spanned="1" table:formula="of:=SUM([.BF3:.BF8]&lt;[.$DX3:.$DX8])" office:value-type="float"/>
          <table:table-cell table:number-matrix-columns-spanned="1" table:number-matrix-rows-spanned="1" table:formula="of:=SUM([.BG3:.BG8]&lt;[.$DY3:.$DY8])" office:value-type="float"/>
          <table:table-cell table:number-matrix-columns-spanned="1" table:number-matrix-rows-spanned="1" table:formula="of:=SUM([.BH3:.BH8]&lt;[.$DZ3:.$DZ8])" office:value-type="float"/>
          <table:table-cell table:number-matrix-columns-spanned="1" table:number-matrix-rows-spanned="1" table:formula="of:=SUM([.BI3:.BI8]&lt;[.$EA3:.$EA8])" office:value-type="float"/>
          <table:table-cell table:number-matrix-columns-spanned="1" table:number-matrix-rows-spanned="1" table:formula="of:=SUM([.BJ3:.BJ8]&lt;[.$DR3:.$DR8])" office:value-type="float"/>
          <table:table-cell table:style-name="cellBest" table:number-matrix-columns-spanned="1" table:number-matrix-rows-spanned="1" table:formula="of:=SUM([.BK3:.BK8]&lt;[.$DS3:.$DS8])" office:value-type="float"/>
          <table:table-cell table:number-matrix-columns-spanned="1" table:number-matrix-rows-spanned="1" table:formula="of:=SUM([.BL3:.BL8]&lt;[.$DT3:.$DT8])" office:value-type="float"/>
          <table:table-cell table:number-matrix-columns-spanned="1" table:number-matrix-rows-spanned="1" table:formula="of:=SUM([.BM3:.BM8]&lt;[.$DU3:.$DU8])" office:value-type="float"/>
          <table:table-cell table:number-matrix-columns-spanned="1" table:number-matrix-rows-spanned="1" table:formula="of:=SUM([.BN3:.BN8]&lt;[.$DV3:.$DV8])" office:value-type="float"/>
          <table:table-cell table:number-matrix-columns-spanned="1" table:number-matrix-rows-spanned="1" table:formula="of:=SUM([.BO3:.BO8]&lt;[.$DW3:.$DW8])" office:value-type="float"/>
          <table:table-cell table:number-matrix-columns-spanned="1" table:number-matrix-rows-spanned="1" table:formula="of:=SUM([.BP3:.BP8]&lt;[.$DX3:.$DX8])" office:value-type="float"/>
          <table:table-cell table:number-matrix-columns-spanned="1" table:number-matrix-rows-spanned="1" table:formula="of:=SUM([.BQ3:.BQ8]&lt;[.$DY3:.$DY8])" office:value-type="float"/>
          <table:table-cell table:number-matrix-columns-spanned="1" table:number-matrix-rows-spanned="1" table:formula="of:=SUM([.BR3:.BR8]&lt;[.$DZ3:.$DZ8])" office:value-type="float"/>
          <table:table-cell table:number-matrix-columns-spanned="1" table:number-matrix-rows-spanned="1" table:formula="of:=SUM([.BS3:.BS8]&lt;[.$EA3:.$EA8])" office:value-type="float"/>
          <table:table-cell table:number-matrix-columns-spanned="1" table:number-matrix-rows-spanned="1" table:formula="of:=SUM([.BT3:.BT8]&lt;[.$DR3:.$DR8])" office:value-type="float"/>
          <table:table-cell table:number-matrix-columns-spanned="1" table:number-matrix-rows-spanned="1" table:formula="of:=SUM([.BU3:.BU8]&lt;[.$DS3:.$DS8])" office:value-type="float"/>
          <table:table-cell table:style-name="cellBest" table:number-matrix-columns-spanned="1" table:number-matrix-rows-spanned="1" table:formula="of:=SUM([.BV3:.BV8]&lt;[.$DT3:.$DT8])" office:value-type="float"/>
          <table:table-cell table:style-name="cellBest" table:number-matrix-columns-spanned="1" table:number-matrix-rows-spanned="1" table:formula="of:=SUM([.BW3:.BW8]&lt;[.$DU3:.$DU8])" office:value-type="float"/>
          <table:table-cell table:number-matrix-columns-spanned="1" table:number-matrix-rows-spanned="1" table:formula="of:=SUM([.BX3:.BX8]&lt;[.$DV3:.$DV8])" office:value-type="float"/>
          <table:table-cell table:number-matrix-columns-spanned="1" table:number-matrix-rows-spanned="1" table:formula="of:=SUM([.BY3:.BY8]&lt;[.$DW3:.$DW8])" office:value-type="float"/>
          <table:table-cell table:number-matrix-columns-spanned="1" table:number-matrix-rows-spanned="1" table:formula="of:=SUM([.BZ3:.BZ8]&lt;[.$DX3:.$DX8])" office:value-type="float"/>
          <table:table-cell table:number-matrix-columns-spanned="1" table:number-matrix-rows-spanned="1" table:formula="of:=SUM([.CA3:.CA8]&lt;[.$DY3:.$DY8])" office:value-type="float"/>
          <table:table-cell table:number-matrix-columns-spanned="1" table:number-matrix-rows-spanned="1" table:formula="of:=SUM([.CB3:.CB8]&lt;[.$DZ3:.$DZ8])" office:value-type="float"/>
          <table:table-cell table:number-matrix-columns-spanned="1" table:number-matrix-rows-spanned="1" table:formula="of:=SUM([.CC3:.CC8]&lt;[.$EA3:.$EA8])" office:value-type="float"/>
          <table:table-cell table:number-matrix-columns-spanned="1" table:number-matrix-rows-spanned="1" table:formula="of:=SUM([.CD3:.CD8]&lt;[.$DR3:.$DR8])" office:value-type="float"/>
          <table:table-cell table:number-matrix-columns-spanned="1" table:number-matrix-rows-spanned="1" table:formula="of:=SUM([.CE3:.CE8]&lt;[.$DS3:.$DS8])" office:value-type="float"/>
          <table:table-cell table:number-matrix-columns-spanned="1" table:number-matrix-rows-spanned="1" table:formula="of:=SUM([.CF3:.CF8]&lt;[.$DT3:.$DT8])" office:value-type="float"/>
          <table:table-cell table:style-name="cellBest" table:number-matrix-columns-spanned="1" table:number-matrix-rows-spanned="1" table:formula="of:=SUM([.CG3:.CG8]&lt;[.$DU3:.$DU8])" office:value-type="float"/>
          <table:table-cell table:number-matrix-columns-spanned="1" table:number-matrix-rows-spanned="1" table:formula="of:=SUM([.CH3:.CH8]&lt;[.$DV3:.$DV8])" office:value-type="float"/>
          <table:table-cell table:style-name="cellBest" table:number-matrix-columns-spanned="1" table:number-matrix-rows-spanned="1" table:formula="of:=SUM([.CI3:.CI8]&lt;[.$DW3:.$DW8])" office:value-type="float"/>
          <table:table-cell table:number-matrix-columns-spanned="1" table:number-matrix-rows-spanned="1" table:formula="of:=SUM([.CJ3:.CJ8]&lt;[.$DX3:.$DX8])" office:value-type="float"/>
          <table:table-cell table:number-matrix-columns-spanned="1" table:number-matrix-rows-spanned="1" table:formula="of:=SUM([.CK3:.CK8]&lt;[.$DY3:.$DY8])" office:value-type="float"/>
          <table:table-cell table:number-matrix-columns-spanned="1" table:number-matrix-rows-spanned="1" table:formula="of:=SUM([.CL3:.CL8]&lt;[.$DZ3:.$DZ8])" office:value-type="float"/>
          <table:table-cell table:number-matrix-columns-spanned="1" table:number-matrix-rows-spanned="1" table:formula="of:=SUM([.CM3:.CM8]&lt;[.$EA3:.$EA8])" office:value-type="float"/>
          <table:table-cell table:number-matrix-columns-spanned="1" table:number-matrix-rows-spanned="1" table:formula="of:=SUM([.CN3:.CN8]&lt;[.$DR3:.$DR8])" office:value-type="float"/>
          <table:table-cell table:number-matrix-columns-spanned="1" table:number-matrix-rows-spanned="1" table:formula="of:=SUM([.CO3:.CO8]&lt;[.$DS3:.$DS8])" office:value-type="float"/>
          <table:table-cell table:number-matrix-columns-spanned="1" table:number-matrix-rows-spanned="1" table:formula="of:=SUM([.CP3:.CP8]&lt;[.$DT3:.$DT8])" office:value-type="float"/>
          <table:table-cell table:number-matrix-columns-spanned="1" table:number-matrix-rows-spanned="1" table:formula="of:=SUM([.CQ3:.CQ8]&lt;[.$DU3:.$DU8])" office:value-type="float"/>
          <table:table-cell table:number-matrix-columns-spanned="1" table:number-matrix-rows-spanned="1" table:formula="of:=SUM([.CR3:.CR8]&lt;[.$DV3:.$DV8])" office:value-type="float"/>
          <table:table-cell table:number-matrix-columns-spanned="1" table:number-matrix-rows-spanned="1" table:formula="of:=SUM([.CS3:.CS8]&lt;[.$DW3:.$DW8])" office:value-type="float"/>
          <table:table-cell table:number-matrix-columns-spanned="1" table:number-matrix-rows-spanned="1" table:formula="of:=SUM([.CT3:.CT8]&lt;[.$DX3:.$DX8])" office:value-type="float"/>
          <table:table-cell table:number-matrix-columns-spanned="1" table:number-matrix-rows-spanned="1" table:formula="of:=SUM([.CU3:.CU8]&lt;[.$DY3:.$DY8])" office:value-type="float"/>
          <table:table-cell table:number-matrix-columns-spanned="1" table:number-matrix-rows-spanned="1" table:formula="of:=SUM([.CV3:.CV8]&lt;[.$DZ3:.$DZ8])" office:value-type="float"/>
          <table:table-cell table:number-matrix-columns-spanned="1" table:number-matrix-rows-spanned="1" table:formula="of:=SUM([.CW3:.CW8]&lt;[.$EA3:.$EA8])" office:value-type="float"/>
          <table:table-cell table:style-name="cellWorst" table:number-matrix-columns-spanned="1" table:number-matrix-rows-spanned="1" table:formula="of:=SUM([.CX3:.CX8]&lt;[.$DR3:.$DR8])" office:value-type="float"/>
          <table:table-cell table:number-matrix-columns-spanned="1" table:number-matrix-rows-spanned="1" table:formula="of:=SUM([.CY3:.CY8]&lt;[.$DS3:.$DS8])" office:value-type="float"/>
          <table:table-cell table:number-matrix-columns-spanned="1" table:number-matrix-rows-spanned="1" table:formula="of:=SUM([.CZ3:.CZ8]&lt;[.$DT3:.$DT8])" office:value-type="float"/>
          <table:table-cell table:number-matrix-columns-spanned="1" table:number-matrix-rows-spanned="1" table:formula="of:=SUM([.DA3:.DA8]&lt;[.$DU3:.$DU8])" office:value-type="float"/>
          <table:table-cell table:number-matrix-columns-spanned="1" table:number-matrix-rows-spanned="1" table:formula="of:=SUM([.DB3:.DB8]&lt;[.$DV3:.$DV8])" office:value-type="float"/>
          <table:table-cell table:number-matrix-columns-spanned="1" table:number-matrix-rows-spanned="1" table:formula="of:=SUM([.DC3:.DC8]&lt;[.$DW3:.$DW8])" office:value-type="float"/>
          <table:table-cell table:number-matrix-columns-spanned="1" table:number-matrix-rows-spanned="1" table:formula="of:=SUM([.DD3:.DD8]&lt;[.$DX3:.$DX8])" office:value-type="float"/>
          <table:table-cell table:number-matrix-columns-spanned="1" table:number-matrix-rows-spanned="1" table:formula="of:=SUM([.DE3:.DE8]&lt;[.$DY3:.$DY8])" office:value-type="float"/>
          <table:table-cell table:number-matrix-columns-spanned="1" table:number-matrix-rows-spanned="1" table:formula="of:=SUM([.DF3:.DF8]&lt;[.$DZ3:.$DZ8])" office:value-type="float"/>
          <table:table-cell table:number-matrix-columns-spanned="1" table:number-matrix-rows-spanned="1" table:formula="of:=SUM([.DG3:.DG8]&lt;[.$EA3:.$EA8])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WORSE</text:p>
          </table:table-cell>
          <table:table-cell table:style-name="cellBest" table:number-matrix-columns-spanned="1" table:number-matrix-rows-spanned="1" table:formula="of:=SUM([.B3:.B8]&gt;[.$DR3:.$DR8])" office:value-type="float"/>
          <table:table-cell table:number-matrix-columns-spanned="1" table:number-matrix-rows-spanned="1" table:formula="of:=SUM([.C3:.C8]&gt;[.$DS3:.$DS8])" office:value-type="float"/>
          <table:table-cell table:number-matrix-columns-spanned="1" table:number-matrix-rows-spanned="1" table:formula="of:=SUM([.D3:.D8]&gt;[.$DT3:.$DT8])" office:value-type="float"/>
          <table:table-cell table:number-matrix-columns-spanned="1" table:number-matrix-rows-spanned="1" table:formula="of:=SUM([.E3:.E8]&gt;[.$DU3:.$DU8])" office:value-type="float"/>
          <table:table-cell table:number-matrix-columns-spanned="1" table:number-matrix-rows-spanned="1" table:formula="of:=SUM([.F3:.F8]&gt;[.$DV3:.$DV8])" office:value-type="float"/>
          <table:table-cell table:number-matrix-columns-spanned="1" table:number-matrix-rows-spanned="1" table:formula="of:=SUM([.G3:.G8]&gt;[.$DW3:.$DW8])" office:value-type="float"/>
          <table:table-cell table:style-name="cellBest" table:number-matrix-columns-spanned="1" table:number-matrix-rows-spanned="1" table:formula="of:=SUM([.H3:.H8]&gt;[.$DX3:.$DX8])" office:value-type="float"/>
          <table:table-cell table:number-matrix-columns-spanned="1" table:number-matrix-rows-spanned="1" table:formula="of:=SUM([.I3:.I8]&gt;[.$DY3:.$DY8])" office:value-type="float"/>
          <table:table-cell table:number-matrix-columns-spanned="1" table:number-matrix-rows-spanned="1" table:formula="of:=SUM([.J3:.J8]&gt;[.$DZ3:.$DZ8])" office:value-type="float"/>
          <table:table-cell table:style-name="cellBest" table:number-matrix-columns-spanned="1" table:number-matrix-rows-spanned="1" table:formula="of:=SUM([.K3:.K8]&gt;[.$EA3:.$EA8])" office:value-type="float"/>
          <table:table-cell table:number-matrix-columns-spanned="1" table:number-matrix-rows-spanned="1" table:formula="of:=SUM([.L3:.L8]&gt;[.$DR3:.$DR8])" office:value-type="float"/>
          <table:table-cell table:number-matrix-columns-spanned="1" table:number-matrix-rows-spanned="1" table:formula="of:=SUM([.M3:.M8]&gt;[.$DS3:.$DS8])" office:value-type="float"/>
          <table:table-cell table:number-matrix-columns-spanned="1" table:number-matrix-rows-spanned="1" table:formula="of:=SUM([.N3:.N8]&gt;[.$DT3:.$DT8])" office:value-type="float"/>
          <table:table-cell table:number-matrix-columns-spanned="1" table:number-matrix-rows-spanned="1" table:formula="of:=SUM([.O3:.O8]&gt;[.$DU3:.$DU8])" office:value-type="float"/>
          <table:table-cell table:number-matrix-columns-spanned="1" table:number-matrix-rows-spanned="1" table:formula="of:=SUM([.P3:.P8]&gt;[.$DV3:.$DV8])" office:value-type="float"/>
          <table:table-cell table:number-matrix-columns-spanned="1" table:number-matrix-rows-spanned="1" table:formula="of:=SUM([.Q3:.Q8]&gt;[.$DW3:.$DW8])" office:value-type="float"/>
          <table:table-cell table:style-name="cellBest" table:number-matrix-columns-spanned="1" table:number-matrix-rows-spanned="1" table:formula="of:=SUM([.R3:.R8]&gt;[.$DX3:.$DX8])" office:value-type="float"/>
          <table:table-cell table:style-name="cellBest" table:number-matrix-columns-spanned="1" table:number-matrix-rows-spanned="1" table:formula="of:=SUM([.S3:.S8]&gt;[.$DY3:.$DY8])" office:value-type="float"/>
          <table:table-cell table:number-matrix-columns-spanned="1" table:number-matrix-rows-spanned="1" table:formula="of:=SUM([.T3:.T8]&gt;[.$DZ3:.$DZ8])" office:value-type="float"/>
          <table:table-cell table:number-matrix-columns-spanned="1" table:number-matrix-rows-spanned="1" table:formula="of:=SUM([.U3:.U8]&gt;[.$EA3:.$EA8])" office:value-type="float"/>
          <table:table-cell table:number-matrix-columns-spanned="1" table:number-matrix-rows-spanned="1" table:formula="of:=SUM([.V3:.V8]&gt;[.$DR3:.$DR8])" office:value-type="float"/>
          <table:table-cell table:number-matrix-columns-spanned="1" table:number-matrix-rows-spanned="1" table:formula="of:=SUM([.W3:.W8]&gt;[.$DS3:.$DS8])" office:value-type="float"/>
          <table:table-cell table:number-matrix-columns-spanned="1" table:number-matrix-rows-spanned="1" table:formula="of:=SUM([.X3:.X8]&gt;[.$DT3:.$DT8])" office:value-type="float"/>
          <table:table-cell table:number-matrix-columns-spanned="1" table:number-matrix-rows-spanned="1" table:formula="of:=SUM([.Y3:.Y8]&gt;[.$DU3:.$DU8])" office:value-type="float"/>
          <table:table-cell table:number-matrix-columns-spanned="1" table:number-matrix-rows-spanned="1" table:formula="of:=SUM([.Z3:.Z8]&gt;[.$DV3:.$DV8])" office:value-type="float"/>
          <table:table-cell table:number-matrix-columns-spanned="1" table:number-matrix-rows-spanned="1" table:formula="of:=SUM([.AA3:.AA8]&gt;[.$DW3:.$DW8])" office:value-type="float"/>
          <table:table-cell table:style-name="cellBest" table:number-matrix-columns-spanned="1" table:number-matrix-rows-spanned="1" table:formula="of:=SUM([.AB3:.AB8]&gt;[.$DX3:.$DX8])" office:value-type="float"/>
          <table:table-cell table:number-matrix-columns-spanned="1" table:number-matrix-rows-spanned="1" table:formula="of:=SUM([.AC3:.AC8]&gt;[.$DY3:.$DY8])" office:value-type="float"/>
          <table:table-cell table:number-matrix-columns-spanned="1" table:number-matrix-rows-spanned="1" table:formula="of:=SUM([.AD3:.AD8]&gt;[.$DZ3:.$DZ8])" office:value-type="float"/>
          <table:table-cell table:number-matrix-columns-spanned="1" table:number-matrix-rows-spanned="1" table:formula="of:=SUM([.AE3:.AE8]&gt;[.$EA3:.$EA8])" office:value-type="float"/>
          <table:table-cell table:number-matrix-columns-spanned="1" table:number-matrix-rows-spanned="1" table:formula="of:=SUM([.AF3:.AF8]&gt;[.$DR3:.$DR8])" office:value-type="float"/>
          <table:table-cell table:number-matrix-columns-spanned="1" table:number-matrix-rows-spanned="1" table:formula="of:=SUM([.AG3:.AG8]&gt;[.$DS3:.$DS8])" office:value-type="float"/>
          <table:table-cell table:style-name="cellWorst" table:number-matrix-columns-spanned="1" table:number-matrix-rows-spanned="1" table:formula="of:=SUM([.AH3:.AH8]&gt;[.$DT3:.$DT8])" office:value-type="float"/>
          <table:table-cell table:style-name="cellWorst" table:number-matrix-columns-spanned="1" table:number-matrix-rows-spanned="1" table:formula="of:=SUM([.AI3:.AI8]&gt;[.$DU3:.$DU8])" office:value-type="float"/>
          <table:table-cell table:number-matrix-columns-spanned="1" table:number-matrix-rows-spanned="1" table:formula="of:=SUM([.AJ3:.AJ8]&gt;[.$DV3:.$DV8])" office:value-type="float"/>
          <table:table-cell table:style-name="cellWorst" table:number-matrix-columns-spanned="1" table:number-matrix-rows-spanned="1" table:formula="of:=SUM([.AK3:.AK8]&gt;[.$DW3:.$DW8])" office:value-type="float"/>
          <table:table-cell table:style-name="cellWorst" table:number-matrix-columns-spanned="1" table:number-matrix-rows-spanned="1" table:formula="of:=SUM([.AL3:.AL8]&gt;[.$DX3:.$DX8])" office:value-type="float"/>
          <table:table-cell table:style-name="cellWorst" table:number-matrix-columns-spanned="1" table:number-matrix-rows-spanned="1" table:formula="of:=SUM([.AM3:.AM8]&gt;[.$DY3:.$DY8])" office:value-type="float"/>
          <table:table-cell table:number-matrix-columns-spanned="1" table:number-matrix-rows-spanned="1" table:formula="of:=SUM([.AN3:.AN8]&gt;[.$DZ3:.$DZ8])" office:value-type="float"/>
          <table:table-cell table:number-matrix-columns-spanned="1" table:number-matrix-rows-spanned="1" table:formula="of:=SUM([.AO3:.AO8]&gt;[.$EA3:.$EA8])" office:value-type="float"/>
          <table:table-cell table:style-name="cellWorst" table:number-matrix-columns-spanned="1" table:number-matrix-rows-spanned="1" table:formula="of:=SUM([.AP3:.AP8]&gt;[.$DR3:.$DR8])" office:value-type="float"/>
          <table:table-cell table:number-matrix-columns-spanned="1" table:number-matrix-rows-spanned="1" table:formula="of:=SUM([.AQ3:.AQ8]&gt;[.$DS3:.$DS8])" office:value-type="float"/>
          <table:table-cell table:number-matrix-columns-spanned="1" table:number-matrix-rows-spanned="1" table:formula="of:=SUM([.AR3:.AR8]&gt;[.$DT3:.$DT8])" office:value-type="float"/>
          <table:table-cell table:number-matrix-columns-spanned="1" table:number-matrix-rows-spanned="1" table:formula="of:=SUM([.AS3:.AS8]&gt;[.$DU3:.$DU8])" office:value-type="float"/>
          <table:table-cell table:number-matrix-columns-spanned="1" table:number-matrix-rows-spanned="1" table:formula="of:=SUM([.AT3:.AT8]&gt;[.$DV3:.$DV8])" office:value-type="float"/>
          <table:table-cell table:number-matrix-columns-spanned="1" table:number-matrix-rows-spanned="1" table:formula="of:=SUM([.AU3:.AU8]&gt;[.$DW3:.$DW8])" office:value-type="float"/>
          <table:table-cell table:number-matrix-columns-spanned="1" table:number-matrix-rows-spanned="1" table:formula="of:=SUM([.AV3:.AV8]&gt;[.$DX3:.$DX8])" office:value-type="float"/>
          <table:table-cell table:number-matrix-columns-spanned="1" table:number-matrix-rows-spanned="1" table:formula="of:=SUM([.AW3:.AW8]&gt;[.$DY3:.$DY8])" office:value-type="float"/>
          <table:table-cell table:number-matrix-columns-spanned="1" table:number-matrix-rows-spanned="1" table:formula="of:=SUM([.AX3:.AX8]&gt;[.$DZ3:.$DZ8])" office:value-type="float"/>
          <table:table-cell table:number-matrix-columns-spanned="1" table:number-matrix-rows-spanned="1" table:formula="of:=SUM([.AY3:.AY8]&gt;[.$EA3:.$EA8])" office:value-type="float"/>
          <table:table-cell table:number-matrix-columns-spanned="1" table:number-matrix-rows-spanned="1" table:formula="of:=SUM([.AZ3:.AZ8]&gt;[.$DR3:.$DR8])" office:value-type="float"/>
          <table:table-cell table:number-matrix-columns-spanned="1" table:number-matrix-rows-spanned="1" table:formula="of:=SUM([.BA3:.BA8]&gt;[.$DS3:.$DS8])" office:value-type="float"/>
          <table:table-cell table:number-matrix-columns-spanned="1" table:number-matrix-rows-spanned="1" table:formula="of:=SUM([.BB3:.BB8]&gt;[.$DT3:.$DT8])" office:value-type="float"/>
          <table:table-cell table:number-matrix-columns-spanned="1" table:number-matrix-rows-spanned="1" table:formula="of:=SUM([.BC3:.BC8]&gt;[.$DU3:.$DU8])" office:value-type="float"/>
          <table:table-cell table:number-matrix-columns-spanned="1" table:number-matrix-rows-spanned="1" table:formula="of:=SUM([.BD3:.BD8]&gt;[.$DV3:.$DV8])" office:value-type="float"/>
          <table:table-cell table:number-matrix-columns-spanned="1" table:number-matrix-rows-spanned="1" table:formula="of:=SUM([.BE3:.BE8]&gt;[.$DW3:.$DW8])" office:value-type="float"/>
          <table:table-cell table:number-matrix-columns-spanned="1" table:number-matrix-rows-spanned="1" table:formula="of:=SUM([.BF3:.BF8]&gt;[.$DX3:.$DX8])" office:value-type="float"/>
          <table:table-cell table:number-matrix-columns-spanned="1" table:number-matrix-rows-spanned="1" table:formula="of:=SUM([.BG3:.BG8]&gt;[.$DY3:.$DY8])" office:value-type="float"/>
          <table:table-cell table:number-matrix-columns-spanned="1" table:number-matrix-rows-spanned="1" table:formula="of:=SUM([.BH3:.BH8]&gt;[.$DZ3:.$DZ8])" office:value-type="float"/>
          <table:table-cell table:number-matrix-columns-spanned="1" table:number-matrix-rows-spanned="1" table:formula="of:=SUM([.BI3:.BI8]&gt;[.$EA3:.$EA8])" office:value-type="float"/>
          <table:table-cell table:number-matrix-columns-spanned="1" table:number-matrix-rows-spanned="1" table:formula="of:=SUM([.BJ3:.BJ8]&gt;[.$DR3:.$DR8])" office:value-type="float"/>
          <table:table-cell table:number-matrix-columns-spanned="1" table:number-matrix-rows-spanned="1" table:formula="of:=SUM([.BK3:.BK8]&gt;[.$DS3:.$DS8])" office:value-type="float"/>
          <table:table-cell table:number-matrix-columns-spanned="1" table:number-matrix-rows-spanned="1" table:formula="of:=SUM([.BL3:.BL8]&gt;[.$DT3:.$DT8])" office:value-type="float"/>
          <table:table-cell table:style-name="cellWorst" table:number-matrix-columns-spanned="1" table:number-matrix-rows-spanned="1" table:formula="of:=SUM([.BM3:.BM8]&gt;[.$DU3:.$DU8])" office:value-type="float"/>
          <table:table-cell table:number-matrix-columns-spanned="1" table:number-matrix-rows-spanned="1" table:formula="of:=SUM([.BN3:.BN8]&gt;[.$DV3:.$DV8])" office:value-type="float"/>
          <table:table-cell table:number-matrix-columns-spanned="1" table:number-matrix-rows-spanned="1" table:formula="of:=SUM([.BO3:.BO8]&gt;[.$DW3:.$DW8])" office:value-type="float"/>
          <table:table-cell table:number-matrix-columns-spanned="1" table:number-matrix-rows-spanned="1" table:formula="of:=SUM([.BP3:.BP8]&gt;[.$DX3:.$DX8])" office:value-type="float"/>
          <table:table-cell table:number-matrix-columns-spanned="1" table:number-matrix-rows-spanned="1" table:formula="of:=SUM([.BQ3:.BQ8]&gt;[.$DY3:.$DY8])" office:value-type="float"/>
          <table:table-cell table:number-matrix-columns-spanned="1" table:number-matrix-rows-spanned="1" table:formula="of:=SUM([.BR3:.BR8]&gt;[.$DZ3:.$DZ8])" office:value-type="float"/>
          <table:table-cell table:number-matrix-columns-spanned="1" table:number-matrix-rows-spanned="1" table:formula="of:=SUM([.BS3:.BS8]&gt;[.$EA3:.$EA8])" office:value-type="float"/>
          <table:table-cell table:number-matrix-columns-spanned="1" table:number-matrix-rows-spanned="1" table:formula="of:=SUM([.BT3:.BT8]&gt;[.$DR3:.$DR8])" office:value-type="float"/>
          <table:table-cell table:number-matrix-columns-spanned="1" table:number-matrix-rows-spanned="1" table:formula="of:=SUM([.BU3:.BU8]&gt;[.$DS3:.$DS8])" office:value-type="float"/>
          <table:table-cell table:style-name="cellBest" table:number-matrix-columns-spanned="1" table:number-matrix-rows-spanned="1" table:formula="of:=SUM([.BV3:.BV8]&gt;[.$DT3:.$DT8])" office:value-type="float"/>
          <table:table-cell table:style-name="cellBest" table:number-matrix-columns-spanned="1" table:number-matrix-rows-spanned="1" table:formula="of:=SUM([.BW3:.BW8]&gt;[.$DU3:.$DU8])" office:value-type="float"/>
          <table:table-cell table:number-matrix-columns-spanned="1" table:number-matrix-rows-spanned="1" table:formula="of:=SUM([.BX3:.BX8]&gt;[.$DV3:.$DV8])" office:value-type="float"/>
          <table:table-cell table:style-name="cellBest" table:number-matrix-columns-spanned="1" table:number-matrix-rows-spanned="1" table:formula="of:=SUM([.BY3:.BY8]&gt;[.$DW3:.$DW8])" office:value-type="float"/>
          <table:table-cell table:number-matrix-columns-spanned="1" table:number-matrix-rows-spanned="1" table:formula="of:=SUM([.BZ3:.BZ8]&gt;[.$DX3:.$DX8])" office:value-type="float"/>
          <table:table-cell table:style-name="cellBest" table:number-matrix-columns-spanned="1" table:number-matrix-rows-spanned="1" table:formula="of:=SUM([.CA3:.CA8]&gt;[.$DY3:.$DY8])" office:value-type="float"/>
          <table:table-cell table:number-matrix-columns-spanned="1" table:number-matrix-rows-spanned="1" table:formula="of:=SUM([.CB3:.CB8]&gt;[.$DZ3:.$DZ8])" office:value-type="float"/>
          <table:table-cell table:number-matrix-columns-spanned="1" table:number-matrix-rows-spanned="1" table:formula="of:=SUM([.CC3:.CC8]&gt;[.$EA3:.$EA8])" office:value-type="float"/>
          <table:table-cell table:number-matrix-columns-spanned="1" table:number-matrix-rows-spanned="1" table:formula="of:=SUM([.CD3:.CD8]&gt;[.$DR3:.$DR8])" office:value-type="float"/>
          <table:table-cell table:number-matrix-columns-spanned="1" table:number-matrix-rows-spanned="1" table:formula="of:=SUM([.CE3:.CE8]&gt;[.$DS3:.$DS8])" office:value-type="float"/>
          <table:table-cell table:style-name="cellBest" table:number-matrix-columns-spanned="1" table:number-matrix-rows-spanned="1" table:formula="of:=SUM([.CF3:.CF8]&gt;[.$DT3:.$DT8])" office:value-type="float"/>
          <table:table-cell table:style-name="cellBest" table:number-matrix-columns-spanned="1" table:number-matrix-rows-spanned="1" table:formula="of:=SUM([.CG3:.CG8]&gt;[.$DU3:.$DU8])" office:value-type="float"/>
          <table:table-cell table:number-matrix-columns-spanned="1" table:number-matrix-rows-spanned="1" table:formula="of:=SUM([.CH3:.CH8]&gt;[.$DV3:.$DV8])" office:value-type="float"/>
          <table:table-cell table:style-name="cellBest" table:number-matrix-columns-spanned="1" table:number-matrix-rows-spanned="1" table:formula="of:=SUM([.CI3:.CI8]&gt;[.$DW3:.$DW8])" office:value-type="float"/>
          <table:table-cell table:number-matrix-columns-spanned="1" table:number-matrix-rows-spanned="1" table:formula="of:=SUM([.CJ3:.CJ8]&gt;[.$DX3:.$DX8])" office:value-type="float"/>
          <table:table-cell table:style-name="cellBest" table:number-matrix-columns-spanned="1" table:number-matrix-rows-spanned="1" table:formula="of:=SUM([.CK3:.CK8]&gt;[.$DY3:.$DY8])" office:value-type="float"/>
          <table:table-cell table:number-matrix-columns-spanned="1" table:number-matrix-rows-spanned="1" table:formula="of:=SUM([.CL3:.CL8]&gt;[.$DZ3:.$DZ8])" office:value-type="float"/>
          <table:table-cell table:number-matrix-columns-spanned="1" table:number-matrix-rows-spanned="1" table:formula="of:=SUM([.CM3:.CM8]&gt;[.$EA3:.$EA8])" office:value-type="float"/>
          <table:table-cell table:number-matrix-columns-spanned="1" table:number-matrix-rows-spanned="1" table:formula="of:=SUM([.CN3:.CN8]&gt;[.$DR3:.$DR8])" office:value-type="float"/>
          <table:table-cell table:number-matrix-columns-spanned="1" table:number-matrix-rows-spanned="1" table:formula="of:=SUM([.CO3:.CO8]&gt;[.$DS3:.$DS8])" office:value-type="float"/>
          <table:table-cell table:number-matrix-columns-spanned="1" table:number-matrix-rows-spanned="1" table:formula="of:=SUM([.CP3:.CP8]&gt;[.$DT3:.$DT8])" office:value-type="float"/>
          <table:table-cell table:number-matrix-columns-spanned="1" table:number-matrix-rows-spanned="1" table:formula="of:=SUM([.CQ3:.CQ8]&gt;[.$DU3:.$DU8])" office:value-type="float"/>
          <table:table-cell table:number-matrix-columns-spanned="1" table:number-matrix-rows-spanned="1" table:formula="of:=SUM([.CR3:.CR8]&gt;[.$DV3:.$DV8])" office:value-type="float"/>
          <table:table-cell table:number-matrix-columns-spanned="1" table:number-matrix-rows-spanned="1" table:formula="of:=SUM([.CS3:.CS8]&gt;[.$DW3:.$DW8])" office:value-type="float"/>
          <table:table-cell table:number-matrix-columns-spanned="1" table:number-matrix-rows-spanned="1" table:formula="of:=SUM([.CT3:.CT8]&gt;[.$DX3:.$DX8])" office:value-type="float"/>
          <table:table-cell table:number-matrix-columns-spanned="1" table:number-matrix-rows-spanned="1" table:formula="of:=SUM([.CU3:.CU8]&gt;[.$DY3:.$DY8])" office:value-type="float"/>
          <table:table-cell table:number-matrix-columns-spanned="1" table:number-matrix-rows-spanned="1" table:formula="of:=SUM([.CV3:.CV8]&gt;[.$DZ3:.$DZ8])" office:value-type="float"/>
          <table:table-cell table:number-matrix-columns-spanned="1" table:number-matrix-rows-spanned="1" table:formula="of:=SUM([.CW3:.CW8]&gt;[.$EA3:.$EA8])" office:value-type="float"/>
          <table:table-cell table:style-name="cellWorst" table:number-matrix-columns-spanned="1" table:number-matrix-rows-spanned="1" table:formula="of:=SUM([.CX3:.CX8]&gt;[.$DR3:.$DR8])" office:value-type="float"/>
          <table:table-cell table:number-matrix-columns-spanned="1" table:number-matrix-rows-spanned="1" table:formula="of:=SUM([.CY3:.CY8]&gt;[.$DS3:.$DS8])" office:value-type="float"/>
          <table:table-cell table:number-matrix-columns-spanned="1" table:number-matrix-rows-spanned="1" table:formula="of:=SUM([.CZ3:.CZ8]&gt;[.$DT3:.$DT8])" office:value-type="float"/>
          <table:table-cell table:number-matrix-columns-spanned="1" table:number-matrix-rows-spanned="1" table:formula="of:=SUM([.DA3:.DA8]&gt;[.$DU3:.$DU8])" office:value-type="float"/>
          <table:table-cell table:number-matrix-columns-spanned="1" table:number-matrix-rows-spanned="1" table:formula="of:=SUM([.DB3:.DB8]&gt;[.$DV3:.$DV8])" office:value-type="float"/>
          <table:table-cell table:number-matrix-columns-spanned="1" table:number-matrix-rows-spanned="1" table:formula="of:=SUM([.DC3:.DC8]&gt;[.$DW3:.$DW8])" office:value-type="float"/>
          <table:table-cell table:number-matrix-columns-spanned="1" table:number-matrix-rows-spanned="1" table:formula="of:=SUM([.DD3:.DD8]&gt;[.$DX3:.$DX8])" office:value-type="float"/>
          <table:table-cell table:number-matrix-columns-spanned="1" table:number-matrix-rows-spanned="1" table:formula="of:=SUM([.DE3:.DE8]&gt;[.$DY3:.$DY8])" office:value-type="float"/>
          <table:table-cell table:number-matrix-columns-spanned="1" table:number-matrix-rows-spanned="1" table:formula="of:=SUM([.DF3:.DF8]&gt;[.$DZ3:.$DZ8])" office:value-type="float"/>
          <table:table-cell table:number-matrix-columns-spanned="1" table:number-matrix-rows-spanned="1" table:formula="of:=SUM([.DG3:.DG8]&gt;[.$EA3:.$EA8])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8]=[.$EB3:.$EB8])" office:value-type="float"/>
          <table:table-cell table:style-name="cellBest" table:number-matrix-columns-spanned="1" table:number-matrix-rows-spanned="1" table:formula="of:=SUM([.C3:.C8]=[.$EC3:.$EC8])" office:value-type="float"/>
          <table:table-cell table:number-matrix-columns-spanned="1" table:number-matrix-rows-spanned="1" table:formula="of:=SUM([.D3:.D8]=[.$ED3:.$ED8])" office:value-type="float"/>
          <table:table-cell table:number-matrix-columns-spanned="1" table:number-matrix-rows-spanned="1" table:formula="of:=SUM([.E3:.E8]=[.$EE3:.$EE8])" office:value-type="float"/>
          <table:table-cell table:number-matrix-columns-spanned="1" table:number-matrix-rows-spanned="1" table:formula="of:=SUM([.F3:.F8]=[.$EF3:.$EF8])" office:value-type="float"/>
          <table:table-cell table:number-matrix-columns-spanned="1" table:number-matrix-rows-spanned="1" table:formula="of:=SUM([.G3:.G8]=[.$EG3:.$EG8])" office:value-type="float"/>
          <table:table-cell table:number-matrix-columns-spanned="1" table:number-matrix-rows-spanned="1" table:formula="of:=SUM([.H3:.H8]=[.$EH3:.$EH8])" office:value-type="float"/>
          <table:table-cell table:number-matrix-columns-spanned="1" table:number-matrix-rows-spanned="1" table:formula="of:=SUM([.I3:.I8]=[.$EI3:.$EI8])" office:value-type="float"/>
          <table:table-cell table:number-matrix-columns-spanned="1" table:number-matrix-rows-spanned="1" table:formula="of:=SUM([.J3:.J8]=[.$EJ3:.$EJ8])" office:value-type="float"/>
          <table:table-cell table:number-matrix-columns-spanned="1" table:number-matrix-rows-spanned="1" table:formula="of:=SUM([.K3:.K8]=[.$EK3:.$EK8])" office:value-type="float"/>
          <table:table-cell table:number-matrix-columns-spanned="1" table:number-matrix-rows-spanned="1" table:formula="of:=SUM([.L3:.L8]=[.$EB3:.$EB8])" office:value-type="float"/>
          <table:table-cell table:number-matrix-columns-spanned="1" table:number-matrix-rows-spanned="1" table:formula="of:=SUM([.M3:.M8]=[.$EC3:.$EC8])" office:value-type="float"/>
          <table:table-cell table:number-matrix-columns-spanned="1" table:number-matrix-rows-spanned="1" table:formula="of:=SUM([.N3:.N8]=[.$ED3:.$ED8])" office:value-type="float"/>
          <table:table-cell table:number-matrix-columns-spanned="1" table:number-matrix-rows-spanned="1" table:formula="of:=SUM([.O3:.O8]=[.$EE3:.$EE8])" office:value-type="float"/>
          <table:table-cell table:number-matrix-columns-spanned="1" table:number-matrix-rows-spanned="1" table:formula="of:=SUM([.P3:.P8]=[.$EF3:.$EF8])" office:value-type="float"/>
          <table:table-cell table:number-matrix-columns-spanned="1" table:number-matrix-rows-spanned="1" table:formula="of:=SUM([.Q3:.Q8]=[.$EG3:.$EG8])" office:value-type="float"/>
          <table:table-cell table:number-matrix-columns-spanned="1" table:number-matrix-rows-spanned="1" table:formula="of:=SUM([.R3:.R8]=[.$EH3:.$EH8])" office:value-type="float"/>
          <table:table-cell table:number-matrix-columns-spanned="1" table:number-matrix-rows-spanned="1" table:formula="of:=SUM([.S3:.S8]=[.$EI3:.$EI8])" office:value-type="float"/>
          <table:table-cell table:number-matrix-columns-spanned="1" table:number-matrix-rows-spanned="1" table:formula="of:=SUM([.T3:.T8]=[.$EJ3:.$EJ8])" office:value-type="float"/>
          <table:table-cell table:number-matrix-columns-spanned="1" table:number-matrix-rows-spanned="1" table:formula="of:=SUM([.U3:.U8]=[.$EK3:.$EK8])" office:value-type="float"/>
          <table:table-cell table:number-matrix-columns-spanned="1" table:number-matrix-rows-spanned="1" table:formula="of:=SUM([.V3:.V8]=[.$EB3:.$EB8])" office:value-type="float"/>
          <table:table-cell table:style-name="cellBest" table:number-matrix-columns-spanned="1" table:number-matrix-rows-spanned="1" table:formula="of:=SUM([.W3:.W8]=[.$EC3:.$EC8])" office:value-type="float"/>
          <table:table-cell table:number-matrix-columns-spanned="1" table:number-matrix-rows-spanned="1" table:formula="of:=SUM([.X3:.X8]=[.$ED3:.$ED8])" office:value-type="float"/>
          <table:table-cell table:number-matrix-columns-spanned="1" table:number-matrix-rows-spanned="1" table:formula="of:=SUM([.Y3:.Y8]=[.$EE3:.$EE8])" office:value-type="float"/>
          <table:table-cell table:number-matrix-columns-spanned="1" table:number-matrix-rows-spanned="1" table:formula="of:=SUM([.Z3:.Z8]=[.$EF3:.$EF8])" office:value-type="float"/>
          <table:table-cell table:number-matrix-columns-spanned="1" table:number-matrix-rows-spanned="1" table:formula="of:=SUM([.AA3:.AA8]=[.$EG3:.$EG8])" office:value-type="float"/>
          <table:table-cell table:number-matrix-columns-spanned="1" table:number-matrix-rows-spanned="1" table:formula="of:=SUM([.AB3:.AB8]=[.$EH3:.$EH8])" office:value-type="float"/>
          <table:table-cell table:number-matrix-columns-spanned="1" table:number-matrix-rows-spanned="1" table:formula="of:=SUM([.AC3:.AC8]=[.$EI3:.$EI8])" office:value-type="float"/>
          <table:table-cell table:number-matrix-columns-spanned="1" table:number-matrix-rows-spanned="1" table:formula="of:=SUM([.AD3:.AD8]=[.$EJ3:.$EJ8])" office:value-type="float"/>
          <table:table-cell table:number-matrix-columns-spanned="1" table:number-matrix-rows-spanned="1" table:formula="of:=SUM([.AE3:.AE8]=[.$EK3:.$EK8])" office:value-type="float"/>
          <table:table-cell table:number-matrix-columns-spanned="1" table:number-matrix-rows-spanned="1" table:formula="of:=SUM([.AF3:.AF8]=[.$EB3:.$EB8])" office:value-type="float"/>
          <table:table-cell table:style-name="cellBest" table:number-matrix-columns-spanned="1" table:number-matrix-rows-spanned="1" table:formula="of:=SUM([.AG3:.AG8]=[.$EC3:.$EC8])" office:value-type="float"/>
          <table:table-cell table:style-name="cellWorst" table:number-matrix-columns-spanned="1" table:number-matrix-rows-spanned="1" table:formula="of:=SUM([.AH3:.AH8]=[.$ED3:.$ED8])" office:value-type="float"/>
          <table:table-cell table:style-name="cellWorst" table:number-matrix-columns-spanned="1" table:number-matrix-rows-spanned="1" table:formula="of:=SUM([.AI3:.AI8]=[.$EE3:.$EE8])" office:value-type="float"/>
          <table:table-cell table:number-matrix-columns-spanned="1" table:number-matrix-rows-spanned="1" table:formula="of:=SUM([.AJ3:.AJ8]=[.$EF3:.$EF8])" office:value-type="float"/>
          <table:table-cell table:number-matrix-columns-spanned="1" table:number-matrix-rows-spanned="1" table:formula="of:=SUM([.AK3:.AK8]=[.$EG3:.$EG8])" office:value-type="float"/>
          <table:table-cell table:number-matrix-columns-spanned="1" table:number-matrix-rows-spanned="1" table:formula="of:=SUM([.AL3:.AL8]=[.$EH3:.$EH8])" office:value-type="float"/>
          <table:table-cell table:number-matrix-columns-spanned="1" table:number-matrix-rows-spanned="1" table:formula="of:=SUM([.AM3:.AM8]=[.$EI3:.$EI8])" office:value-type="float"/>
          <table:table-cell table:number-matrix-columns-spanned="1" table:number-matrix-rows-spanned="1" table:formula="of:=SUM([.AN3:.AN8]=[.$EJ3:.$EJ8])" office:value-type="float"/>
          <table:table-cell table:number-matrix-columns-spanned="1" table:number-matrix-rows-spanned="1" table:formula="of:=SUM([.AO3:.AO8]=[.$EK3:.$EK8])" office:value-type="float"/>
          <table:table-cell table:number-matrix-columns-spanned="1" table:number-matrix-rows-spanned="1" table:formula="of:=SUM([.AP3:.AP8]=[.$EB3:.$EB8])" office:value-type="float"/>
          <table:table-cell table:number-matrix-columns-spanned="1" table:number-matrix-rows-spanned="1" table:formula="of:=SUM([.AQ3:.AQ8]=[.$EC3:.$EC8])" office:value-type="float"/>
          <table:table-cell table:number-matrix-columns-spanned="1" table:number-matrix-rows-spanned="1" table:formula="of:=SUM([.AR3:.AR8]=[.$ED3:.$ED8])" office:value-type="float"/>
          <table:table-cell table:number-matrix-columns-spanned="1" table:number-matrix-rows-spanned="1" table:formula="of:=SUM([.AS3:.AS8]=[.$EE3:.$EE8])" office:value-type="float"/>
          <table:table-cell table:number-matrix-columns-spanned="1" table:number-matrix-rows-spanned="1" table:formula="of:=SUM([.AT3:.AT8]=[.$EF3:.$EF8])" office:value-type="float"/>
          <table:table-cell table:number-matrix-columns-spanned="1" table:number-matrix-rows-spanned="1" table:formula="of:=SUM([.AU3:.AU8]=[.$EG3:.$EG8])" office:value-type="float"/>
          <table:table-cell table:number-matrix-columns-spanned="1" table:number-matrix-rows-spanned="1" table:formula="of:=SUM([.AV3:.AV8]=[.$EH3:.$EH8])" office:value-type="float"/>
          <table:table-cell table:number-matrix-columns-spanned="1" table:number-matrix-rows-spanned="1" table:formula="of:=SUM([.AW3:.AW8]=[.$EI3:.$EI8])" office:value-type="float"/>
          <table:table-cell table:style-name="cellBest" table:number-matrix-columns-spanned="1" table:number-matrix-rows-spanned="1" table:formula="of:=SUM([.AX3:.AX8]=[.$EJ3:.$EJ8])" office:value-type="float"/>
          <table:table-cell table:number-matrix-columns-spanned="1" table:number-matrix-rows-spanned="1" table:formula="of:=SUM([.AY3:.AY8]=[.$EK3:.$EK8])" office:value-type="float"/>
          <table:table-cell table:number-matrix-columns-spanned="1" table:number-matrix-rows-spanned="1" table:formula="of:=SUM([.AZ3:.AZ8]=[.$EB3:.$EB8])" office:value-type="float"/>
          <table:table-cell table:style-name="cellBest" table:number-matrix-columns-spanned="1" table:number-matrix-rows-spanned="1" table:formula="of:=SUM([.BA3:.BA8]=[.$EC3:.$EC8])" office:value-type="float"/>
          <table:table-cell table:number-matrix-columns-spanned="1" table:number-matrix-rows-spanned="1" table:formula="of:=SUM([.BB3:.BB8]=[.$ED3:.$ED8])" office:value-type="float"/>
          <table:table-cell table:number-matrix-columns-spanned="1" table:number-matrix-rows-spanned="1" table:formula="of:=SUM([.BC3:.BC8]=[.$EE3:.$EE8])" office:value-type="float"/>
          <table:table-cell table:number-matrix-columns-spanned="1" table:number-matrix-rows-spanned="1" table:formula="of:=SUM([.BD3:.BD8]=[.$EF3:.$EF8])" office:value-type="float"/>
          <table:table-cell table:number-matrix-columns-spanned="1" table:number-matrix-rows-spanned="1" table:formula="of:=SUM([.BE3:.BE8]=[.$EG3:.$EG8])" office:value-type="float"/>
          <table:table-cell table:style-name="cellWorst" table:number-matrix-columns-spanned="1" table:number-matrix-rows-spanned="1" table:formula="of:=SUM([.BF3:.BF8]=[.$EH3:.$EH8])" office:value-type="float"/>
          <table:table-cell table:number-matrix-columns-spanned="1" table:number-matrix-rows-spanned="1" table:formula="of:=SUM([.BG3:.BG8]=[.$EI3:.$EI8])" office:value-type="float"/>
          <table:table-cell table:number-matrix-columns-spanned="1" table:number-matrix-rows-spanned="1" table:formula="of:=SUM([.BH3:.BH8]=[.$EJ3:.$EJ8])" office:value-type="float"/>
          <table:table-cell table:number-matrix-columns-spanned="1" table:number-matrix-rows-spanned="1" table:formula="of:=SUM([.BI3:.BI8]=[.$EK3:.$EK8])" office:value-type="float"/>
          <table:table-cell table:number-matrix-columns-spanned="1" table:number-matrix-rows-spanned="1" table:formula="of:=SUM([.BJ3:.BJ8]=[.$EB3:.$EB8])" office:value-type="float"/>
          <table:table-cell table:style-name="cellBest" table:number-matrix-columns-spanned="1" table:number-matrix-rows-spanned="1" table:formula="of:=SUM([.BK3:.BK8]=[.$EC3:.$EC8])" office:value-type="float"/>
          <table:table-cell table:number-matrix-columns-spanned="1" table:number-matrix-rows-spanned="1" table:formula="of:=SUM([.BL3:.BL8]=[.$ED3:.$ED8])" office:value-type="float"/>
          <table:table-cell table:number-matrix-columns-spanned="1" table:number-matrix-rows-spanned="1" table:formula="of:=SUM([.BM3:.BM8]=[.$EE3:.$EE8])" office:value-type="float"/>
          <table:table-cell table:number-matrix-columns-spanned="1" table:number-matrix-rows-spanned="1" table:formula="of:=SUM([.BN3:.BN8]=[.$EF3:.$EF8])" office:value-type="float"/>
          <table:table-cell table:number-matrix-columns-spanned="1" table:number-matrix-rows-spanned="1" table:formula="of:=SUM([.BO3:.BO8]=[.$EG3:.$EG8])" office:value-type="float"/>
          <table:table-cell table:number-matrix-columns-spanned="1" table:number-matrix-rows-spanned="1" table:formula="of:=SUM([.BP3:.BP8]=[.$EH3:.$EH8])" office:value-type="float"/>
          <table:table-cell table:number-matrix-columns-spanned="1" table:number-matrix-rows-spanned="1" table:formula="of:=SUM([.BQ3:.BQ8]=[.$EI3:.$EI8])" office:value-type="float"/>
          <table:table-cell table:number-matrix-columns-spanned="1" table:number-matrix-rows-spanned="1" table:formula="of:=SUM([.BR3:.BR8]=[.$EJ3:.$EJ8])" office:value-type="float"/>
          <table:table-cell table:number-matrix-columns-spanned="1" table:number-matrix-rows-spanned="1" table:formula="of:=SUM([.BS3:.BS8]=[.$EK3:.$EK8])" office:value-type="float"/>
          <table:table-cell table:number-matrix-columns-spanned="1" table:number-matrix-rows-spanned="1" table:formula="of:=SUM([.BT3:.BT8]=[.$EB3:.$EB8])" office:value-type="float"/>
          <table:table-cell table:number-matrix-columns-spanned="1" table:number-matrix-rows-spanned="1" table:formula="of:=SUM([.BU3:.BU8]=[.$EC3:.$EC8])" office:value-type="float"/>
          <table:table-cell table:number-matrix-columns-spanned="1" table:number-matrix-rows-spanned="1" table:formula="of:=SUM([.BV3:.BV8]=[.$ED3:.$ED8])" office:value-type="float"/>
          <table:table-cell table:number-matrix-columns-spanned="1" table:number-matrix-rows-spanned="1" table:formula="of:=SUM([.BW3:.BW8]=[.$EE3:.$EE8])" office:value-type="float"/>
          <table:table-cell table:number-matrix-columns-spanned="1" table:number-matrix-rows-spanned="1" table:formula="of:=SUM([.BX3:.BX8]=[.$EF3:.$EF8])" office:value-type="float"/>
          <table:table-cell table:number-matrix-columns-spanned="1" table:number-matrix-rows-spanned="1" table:formula="of:=SUM([.BY3:.BY8]=[.$EG3:.$EG8])" office:value-type="float"/>
          <table:table-cell table:number-matrix-columns-spanned="1" table:number-matrix-rows-spanned="1" table:formula="of:=SUM([.BZ3:.BZ8]=[.$EH3:.$EH8])" office:value-type="float"/>
          <table:table-cell table:number-matrix-columns-spanned="1" table:number-matrix-rows-spanned="1" table:formula="of:=SUM([.CA3:.CA8]=[.$EI3:.$EI8])" office:value-type="float"/>
          <table:table-cell table:style-name="cellBest" table:number-matrix-columns-spanned="1" table:number-matrix-rows-spanned="1" table:formula="of:=SUM([.CB3:.CB8]=[.$EJ3:.$EJ8])" office:value-type="float"/>
          <table:table-cell table:number-matrix-columns-spanned="1" table:number-matrix-rows-spanned="1" table:formula="of:=SUM([.CC3:.CC8]=[.$EK3:.$EK8])" office:value-type="float"/>
          <table:table-cell table:number-matrix-columns-spanned="1" table:number-matrix-rows-spanned="1" table:formula="of:=SUM([.CD3:.CD8]=[.$EB3:.$EB8])" office:value-type="float"/>
          <table:table-cell table:number-matrix-columns-spanned="1" table:number-matrix-rows-spanned="1" table:formula="of:=SUM([.CE3:.CE8]=[.$EC3:.$EC8])" office:value-type="float"/>
          <table:table-cell table:number-matrix-columns-spanned="1" table:number-matrix-rows-spanned="1" table:formula="of:=SUM([.CF3:.CF8]=[.$ED3:.$ED8])" office:value-type="float"/>
          <table:table-cell table:number-matrix-columns-spanned="1" table:number-matrix-rows-spanned="1" table:formula="of:=SUM([.CG3:.CG8]=[.$EE3:.$EE8])" office:value-type="float"/>
          <table:table-cell table:number-matrix-columns-spanned="1" table:number-matrix-rows-spanned="1" table:formula="of:=SUM([.CH3:.CH8]=[.$EF3:.$EF8])" office:value-type="float"/>
          <table:table-cell table:number-matrix-columns-spanned="1" table:number-matrix-rows-spanned="1" table:formula="of:=SUM([.CI3:.CI8]=[.$EG3:.$EG8])" office:value-type="float"/>
          <table:table-cell table:number-matrix-columns-spanned="1" table:number-matrix-rows-spanned="1" table:formula="of:=SUM([.CJ3:.CJ8]=[.$EH3:.$EH8])" office:value-type="float"/>
          <table:table-cell table:number-matrix-columns-spanned="1" table:number-matrix-rows-spanned="1" table:formula="of:=SUM([.CK3:.CK8]=[.$EI3:.$EI8])" office:value-type="float"/>
          <table:table-cell table:style-name="cellBest" table:number-matrix-columns-spanned="1" table:number-matrix-rows-spanned="1" table:formula="of:=SUM([.CL3:.CL8]=[.$EJ3:.$EJ8])" office:value-type="float"/>
          <table:table-cell table:number-matrix-columns-spanned="1" table:number-matrix-rows-spanned="1" table:formula="of:=SUM([.CM3:.CM8]=[.$EK3:.$EK8])" office:value-type="float"/>
          <table:table-cell table:number-matrix-columns-spanned="1" table:number-matrix-rows-spanned="1" table:formula="of:=SUM([.CN3:.CN8]=[.$EB3:.$EB8])" office:value-type="float"/>
          <table:table-cell table:number-matrix-columns-spanned="1" table:number-matrix-rows-spanned="1" table:formula="of:=SUM([.CO3:.CO8]=[.$EC3:.$EC8])" office:value-type="float"/>
          <table:table-cell table:number-matrix-columns-spanned="1" table:number-matrix-rows-spanned="1" table:formula="of:=SUM([.CP3:.CP8]=[.$ED3:.$ED8])" office:value-type="float"/>
          <table:table-cell table:number-matrix-columns-spanned="1" table:number-matrix-rows-spanned="1" table:formula="of:=SUM([.CQ3:.CQ8]=[.$EE3:.$EE8])" office:value-type="float"/>
          <table:table-cell table:number-matrix-columns-spanned="1" table:number-matrix-rows-spanned="1" table:formula="of:=SUM([.CR3:.CR8]=[.$EF3:.$EF8])" office:value-type="float"/>
          <table:table-cell table:number-matrix-columns-spanned="1" table:number-matrix-rows-spanned="1" table:formula="of:=SUM([.CS3:.CS8]=[.$EG3:.$EG8])" office:value-type="float"/>
          <table:table-cell table:number-matrix-columns-spanned="1" table:number-matrix-rows-spanned="1" table:formula="of:=SUM([.CT3:.CT8]=[.$EH3:.$EH8])" office:value-type="float"/>
          <table:table-cell table:number-matrix-columns-spanned="1" table:number-matrix-rows-spanned="1" table:formula="of:=SUM([.CU3:.CU8]=[.$EI3:.$EI8])" office:value-type="float"/>
          <table:table-cell table:style-name="cellBest" table:number-matrix-columns-spanned="1" table:number-matrix-rows-spanned="1" table:formula="of:=SUM([.CV3:.CV8]=[.$EJ3:.$EJ8])" office:value-type="float"/>
          <table:table-cell table:number-matrix-columns-spanned="1" table:number-matrix-rows-spanned="1" table:formula="of:=SUM([.CW3:.CW8]=[.$EK3:.$EK8])" office:value-type="float"/>
          <table:table-cell table:style-name="cellWorst" table:number-matrix-columns-spanned="1" table:number-matrix-rows-spanned="1" table:formula="of:=SUM([.CX3:.CX8]=[.$EB3:.$EB8])" office:value-type="float"/>
          <table:table-cell table:number-matrix-columns-spanned="1" table:number-matrix-rows-spanned="1" table:formula="of:=SUM([.CY3:.CY8]=[.$EC3:.$EC8])" office:value-type="float"/>
          <table:table-cell table:number-matrix-columns-spanned="1" table:number-matrix-rows-spanned="1" table:formula="of:=SUM([.CZ3:.CZ8]=[.$ED3:.$ED8])" office:value-type="float"/>
          <table:table-cell table:number-matrix-columns-spanned="1" table:number-matrix-rows-spanned="1" table:formula="of:=SUM([.DA3:.DA8]=[.$EE3:.$EE8])" office:value-type="float"/>
          <table:table-cell table:number-matrix-columns-spanned="1" table:number-matrix-rows-spanned="1" table:formula="of:=SUM([.DB3:.DB8]=[.$EF3:.$EF8])" office:value-type="float"/>
          <table:table-cell table:number-matrix-columns-spanned="1" table:number-matrix-rows-spanned="1" table:formula="of:=SUM([.DC3:.DC8]=[.$EG3:.$EG8])" office:value-type="float"/>
          <table:table-cell table:number-matrix-columns-spanned="1" table:number-matrix-rows-spanned="1" table:formula="of:=SUM([.DD3:.DD8]=[.$EH3:.$EH8])" office:value-type="float"/>
          <table:table-cell table:number-matrix-columns-spanned="1" table:number-matrix-rows-spanned="1" table:formula="of:=SUM([.DE3:.DE8]=[.$EI3:.$EI8])" office:value-type="float"/>
          <table:table-cell table:style-name="cellBest" table:number-matrix-columns-spanned="1" table:number-matrix-rows-spanned="1" table:formula="of:=SUM([.DF3:.DF8]=[.$EJ3:.$EJ8])" office:value-type="float"/>
          <table:table-cell table:number-matrix-columns-spanned="1" table:number-matrix-rows-spanned="1" table:formula="of:=SUM([.DG3:.DG8]=[.$EK3:.$EK8])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column table:style-name="ta1co123" table:default-cell-style-name="Default"/>
        <table:table-column table:style-name="ta1co124" table:default-cell-style-name="Default"/>
        <table:table-column table:style-name="ta1co125" table:default-cell-style-name="Default"/>
        <table:table-column table:style-name="ta1co126" table:default-cell-style-name="Default"/>
        <table:table-column table:style-name="ta1co127" table:default-cell-style-name="Default"/>
        <table:table-column table:style-name="ta1co128" table:default-cell-style-name="Default"/>
        <table:table-column table:style-name="ta1co129" table:default-cell-style-name="Default"/>
        <table:table-column table:style-name="ta1co130" table:default-cell-style-name="Default"/>
        <table:table-column table:style-name="ta1co131" table:default-cell-style-name="Default"/>
        <table:table-column table:style-name="ta1co132" table:default-cell-style-name="Default"/>
        <table:table-column table:style-name="ta1co133" table:default-cell-style-name="Default"/>
        <table:table-column table:style-name="ta1co134" table:default-cell-style-name="Default"/>
        <table:table-column table:style-name="ta1co135" table:default-cell-style-name="Default"/>
        <table:table-column table:style-name="ta1co136" table:default-cell-style-name="Default"/>
        <table:table-column table:style-name="ta1co137" table:default-cell-style-name="Default"/>
        <table:table-column table:style-name="ta1co138" table:default-cell-style-name="Default"/>
        <table:table-column table:style-name="ta1co139" table:default-cell-style-name="Default"/>
        <table:table-column table:style-name="ta1co140" table:default-cell-style-name="Default"/>
        <table:table-column table:style-name="ta1co141" table:default-cell-style-name="Default"/>
        <table:table-column table:style-name="ta1co142" table:default-cell-style-name="Default"/>
        <table:table-row table:style-name="ro1">
          <table:table-cell office:value-type="string">
            <text:p/>
          </table:table-cell>
          <table:table-cell office:value-type="string">
            <text:p>asprin-1.2.0/pref7-4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7-4-rnd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7-4-nosav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7-4-dissimilarityPositiv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7-4-dissimilarityAll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7-4-dissimilarityPositive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7-4-dissimilarityAll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7-4-pguid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7-4-dynamic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7-4-vguide_pguide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prin-1.2.0/pref7-4-vguide_pguide_rdm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dist</text:p>
          </table:table-cell>
          <table:table-cell office:value-type="string">
            <text:p>diverse</text:p>
          </table:table-cell>
          <table:table-cell office:value-type="string">
            <text:p>memout</text:p>
          </table:table-cell>
          <table:table-cell office:value-type="string">
            <text:p>clasp_choices</text:p>
          </table:table-cell>
          <table:table-cell office:value-type="string">
            <text:p>clasp_domain</text:p>
          </table:table-cell>
          <table:table-cell office:value-type="string">
            <text:p>conflicts</text:p>
          </table:table-cell>
          <table:table-cell office:value-type="string">
            <text:p>models</text:p>
          </table:table-cell>
          <table:table-cell office:value-type="string">
            <text:p>enum</text:p>
          </table:table-cell>
        </table:table-row>
        <table:table-row table:style-name="ro1">
          <table:table-cell office:value-type="string">
            <text:p>Timetabling/ud1/instances/DDS2.lp</text:p>
          </table:table-cell>
          <table:table-cell office:value-type="float" office:value="56.78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56.0"/>
          <table:table-cell office:value-type="float" office:value="30.55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49.0"/>
          <table:table-cell table:style-name="cellBest" office:value-type="float" office:value="27.74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Best" office:value-type="float" office:value="40.0"/>
          <table:table-cell office:value-type="float" office:value="67.39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67.0"/>
          <table:table-cell table:style-name="cellWorst" office:value-type="float" office:value="350.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67.0"/>
          <table:table-cell office:value-type="float" office:value="60.32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67.0"/>
          <table:table-cell office:value-type="float" office:value="59.65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67.0"/>
          <table:table-cell office:value-type="float" office:value="63.88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67.0"/>
          <table:table-cell office:value-type="float" office:value="64.3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67.0"/>
          <table:table-cell office:value-type="float" office:value="142.7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67.0"/>
          <table:table-cell office:value-type="float" office:value="138.7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67.0"/>
          <table:table-cell table:formula="of:=MIN([.$B3];[.$L3];[.$V3];[.$AF3];[.$AP3];[.$AZ3];[.$BJ3];[.$BT3];[.$CD3];[.$CN3];[.$CX3])" office:value-type="float"/>
          <table:table-cell table:formula="of:=MIN([.$C3];[.$M3];[.$W3];[.$AG3];[.$AQ3];[.$BA3];[.$BK3];[.$BU3];[.$CE3];[.$CO3];[.$CY3])" office:value-type="float"/>
          <table:table-cell table:formula="of:=MIN([.$D3];[.$N3];[.$X3];[.$AH3];[.$AR3];[.$BB3];[.$BL3];[.$BV3];[.$CF3];[.$CP3];[.$CZ3])" office:value-type="float"/>
          <table:table-cell table:formula="of:=MIN([.$E3];[.$O3];[.$Y3];[.$AI3];[.$AS3];[.$BC3];[.$BM3];[.$BW3];[.$CG3];[.$CQ3];[.$DA3])" office:value-type="float"/>
          <table:table-cell table:formula="of:=MIN([.$F3];[.$P3];[.$Z3];[.$AJ3];[.$AT3];[.$BD3];[.$BN3];[.$BX3];[.$CH3];[.$CR3];[.$DB3])" office:value-type="float"/>
          <table:table-cell table:formula="of:=MIN([.$G3];[.$Q3];[.$AA3];[.$AK3];[.$AU3];[.$BE3];[.$BO3];[.$BY3];[.$CI3];[.$CS3];[.$DC3])" office:value-type="float"/>
          <table:table-cell table:formula="of:=MIN([.$H3];[.$R3];[.$AB3];[.$AL3];[.$AV3];[.$BF3];[.$BP3];[.$BZ3];[.$CJ3];[.$CT3];[.$DD3])" office:value-type="float"/>
          <table:table-cell table:formula="of:=MIN([.$I3];[.$S3];[.$AC3];[.$AM3];[.$AW3];[.$BG3];[.$BQ3];[.$CA3];[.$CK3];[.$CU3];[.$DE3])" office:value-type="float"/>
          <table:table-cell table:formula="of:=MIN([.$J3];[.$T3];[.$AD3];[.$AN3];[.$AX3];[.$BH3];[.$BR3];[.$CB3];[.$CL3];[.$CV3];[.$DF3])" office:value-type="float"/>
          <table:table-cell table:formula="of:=MIN([.$K3];[.$U3];[.$AE3];[.$AO3];[.$AY3];[.$BI3];[.$BS3];[.$CC3];[.$CM3];[.$CW3];[.$DG3])" office:value-type="float"/>
          <table:table-cell table:formula="of:=MEDIAN([.$B3];[.$L3];[.$V3];[.$AF3];[.$AP3];[.$AZ3];[.$BJ3];[.$BT3];[.$CD3];[.$CN3];[.$CX3])" office:value-type="float"/>
          <table:table-cell table:formula="of:=MEDIAN([.$C3];[.$M3];[.$W3];[.$AG3];[.$AQ3];[.$BA3];[.$BK3];[.$BU3];[.$CE3];[.$CO3];[.$CY3])" office:value-type="float"/>
          <table:table-cell table:formula="of:=MEDIAN([.$D3];[.$N3];[.$X3];[.$AH3];[.$AR3];[.$BB3];[.$BL3];[.$BV3];[.$CF3];[.$CP3];[.$CZ3])" office:value-type="float"/>
          <table:table-cell table:formula="of:=MEDIAN([.$E3];[.$O3];[.$Y3];[.$AI3];[.$AS3];[.$BC3];[.$BM3];[.$BW3];[.$CG3];[.$CQ3];[.$DA3])" office:value-type="float"/>
          <table:table-cell table:formula="of:=MEDIAN([.$F3];[.$P3];[.$Z3];[.$AJ3];[.$AT3];[.$BD3];[.$BN3];[.$BX3];[.$CH3];[.$CR3];[.$DB3])" office:value-type="float"/>
          <table:table-cell table:formula="of:=MEDIAN([.$G3];[.$Q3];[.$AA3];[.$AK3];[.$AU3];[.$BE3];[.$BO3];[.$BY3];[.$CI3];[.$CS3];[.$DC3])" office:value-type="float"/>
          <table:table-cell table:formula="of:=MEDIAN([.$H3];[.$R3];[.$AB3];[.$AL3];[.$AV3];[.$BF3];[.$BP3];[.$BZ3];[.$CJ3];[.$CT3];[.$DD3])" office:value-type="float"/>
          <table:table-cell table:formula="of:=MEDIAN([.$I3];[.$S3];[.$AC3];[.$AM3];[.$AW3];[.$BG3];[.$BQ3];[.$CA3];[.$CK3];[.$CU3];[.$DE3])" office:value-type="float"/>
          <table:table-cell table:formula="of:=MEDIAN([.$J3];[.$T3];[.$AD3];[.$AN3];[.$AX3];[.$BH3];[.$BR3];[.$CB3];[.$CL3];[.$CV3];[.$DF3])" office:value-type="float"/>
          <table:table-cell table:formula="of:=MEDIAN([.$K3];[.$U3];[.$AE3];[.$AO3];[.$AY3];[.$BI3];[.$BS3];[.$CC3];[.$CM3];[.$CW3];[.$DG3])" office:value-type="float"/>
          <table:table-cell table:formula="of:=MAX([.$B3];[.$L3];[.$V3];[.$AF3];[.$AP3];[.$AZ3];[.$BJ3];[.$BT3];[.$CD3];[.$CN3];[.$CX3])" office:value-type="float"/>
          <table:table-cell table:formula="of:=MAX([.$C3];[.$M3];[.$W3];[.$AG3];[.$AQ3];[.$BA3];[.$BK3];[.$BU3];[.$CE3];[.$CO3];[.$CY3])" office:value-type="float"/>
          <table:table-cell table:formula="of:=MAX([.$D3];[.$N3];[.$X3];[.$AH3];[.$AR3];[.$BB3];[.$BL3];[.$BV3];[.$CF3];[.$CP3];[.$CZ3])" office:value-type="float"/>
          <table:table-cell table:formula="of:=MAX([.$E3];[.$O3];[.$Y3];[.$AI3];[.$AS3];[.$BC3];[.$BM3];[.$BW3];[.$CG3];[.$CQ3];[.$DA3])" office:value-type="float"/>
          <table:table-cell table:formula="of:=MAX([.$F3];[.$P3];[.$Z3];[.$AJ3];[.$AT3];[.$BD3];[.$BN3];[.$BX3];[.$CH3];[.$CR3];[.$DB3])" office:value-type="float"/>
          <table:table-cell table:formula="of:=MAX([.$G3];[.$Q3];[.$AA3];[.$AK3];[.$AU3];[.$BE3];[.$BO3];[.$BY3];[.$CI3];[.$CS3];[.$DC3])" office:value-type="float"/>
          <table:table-cell table:formula="of:=MAX([.$H3];[.$R3];[.$AB3];[.$AL3];[.$AV3];[.$BF3];[.$BP3];[.$BZ3];[.$CJ3];[.$CT3];[.$DD3])" office:value-type="float"/>
          <table:table-cell table:formula="of:=MAX([.$I3];[.$S3];[.$AC3];[.$AM3];[.$AW3];[.$BG3];[.$BQ3];[.$CA3];[.$CK3];[.$CU3];[.$DE3])" office:value-type="float"/>
          <table:table-cell table:formula="of:=MAX([.$J3];[.$T3];[.$AD3];[.$AN3];[.$AX3];[.$BH3];[.$BR3];[.$CB3];[.$CL3];[.$CV3];[.$DF3])" office:value-type="float"/>
          <table:table-cell table:formula="of:=MAX([.$K3];[.$U3];[.$AE3];[.$AO3];[.$AY3];[.$BI3];[.$BS3];[.$CC3];[.$CM3];[.$CW3];[.$DG3])" office:value-type="float"/>
        </table:table-row>
        <table:table-row table:style-name="ro1">
          <table:table-cell office:value-type="string">
            <text:p>Timetabling/ud1/instances/DDS3.lp</text:p>
          </table:table-cell>
          <table:table-cell office:value-type="float" office:value="3.592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9.0"/>
          <table:table-cell office:value-type="float" office:value="2.402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20.0"/>
          <table:table-cell table:style-name="cellBest" office:value-type="float" office:value="2.209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Best" office:value-type="float" office:value="16.0"/>
          <table:table-cell office:value-type="float" office:value="4.484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45.0"/>
          <table:table-cell office:value-type="float" office:value="4.517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45.0"/>
          <table:table-cell office:value-type="float" office:value="4.479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45.0"/>
          <table:table-cell office:value-type="float" office:value="4.253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45.0"/>
          <table:table-cell office:value-type="float" office:value="4.791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45.0"/>
          <table:table-cell office:value-type="float" office:value="5.425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45.0"/>
          <table:table-cell office:value-type="float" office:value="4.65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45.0"/>
          <table:table-cell office:value-type="float" office:value="4.684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45.0"/>
          <table:table-cell table:formula="of:=MIN([.$B4];[.$L4];[.$V4];[.$AF4];[.$AP4];[.$AZ4];[.$BJ4];[.$BT4];[.$CD4];[.$CN4];[.$CX4])" office:value-type="float"/>
          <table:table-cell table:formula="of:=MIN([.$C4];[.$M4];[.$W4];[.$AG4];[.$AQ4];[.$BA4];[.$BK4];[.$BU4];[.$CE4];[.$CO4];[.$CY4])" office:value-type="float"/>
          <table:table-cell table:formula="of:=MIN([.$D4];[.$N4];[.$X4];[.$AH4];[.$AR4];[.$BB4];[.$BL4];[.$BV4];[.$CF4];[.$CP4];[.$CZ4])" office:value-type="float"/>
          <table:table-cell table:formula="of:=MIN([.$E4];[.$O4];[.$Y4];[.$AI4];[.$AS4];[.$BC4];[.$BM4];[.$BW4];[.$CG4];[.$CQ4];[.$DA4])" office:value-type="float"/>
          <table:table-cell table:formula="of:=MIN([.$F4];[.$P4];[.$Z4];[.$AJ4];[.$AT4];[.$BD4];[.$BN4];[.$BX4];[.$CH4];[.$CR4];[.$DB4])" office:value-type="float"/>
          <table:table-cell table:formula="of:=MIN([.$G4];[.$Q4];[.$AA4];[.$AK4];[.$AU4];[.$BE4];[.$BO4];[.$BY4];[.$CI4];[.$CS4];[.$DC4])" office:value-type="float"/>
          <table:table-cell table:formula="of:=MIN([.$H4];[.$R4];[.$AB4];[.$AL4];[.$AV4];[.$BF4];[.$BP4];[.$BZ4];[.$CJ4];[.$CT4];[.$DD4])" office:value-type="float"/>
          <table:table-cell table:formula="of:=MIN([.$I4];[.$S4];[.$AC4];[.$AM4];[.$AW4];[.$BG4];[.$BQ4];[.$CA4];[.$CK4];[.$CU4];[.$DE4])" office:value-type="float"/>
          <table:table-cell table:formula="of:=MIN([.$J4];[.$T4];[.$AD4];[.$AN4];[.$AX4];[.$BH4];[.$BR4];[.$CB4];[.$CL4];[.$CV4];[.$DF4])" office:value-type="float"/>
          <table:table-cell table:formula="of:=MIN([.$K4];[.$U4];[.$AE4];[.$AO4];[.$AY4];[.$BI4];[.$BS4];[.$CC4];[.$CM4];[.$CW4];[.$DG4])" office:value-type="float"/>
          <table:table-cell table:formula="of:=MEDIAN([.$B4];[.$L4];[.$V4];[.$AF4];[.$AP4];[.$AZ4];[.$BJ4];[.$BT4];[.$CD4];[.$CN4];[.$CX4])" office:value-type="float"/>
          <table:table-cell table:formula="of:=MEDIAN([.$C4];[.$M4];[.$W4];[.$AG4];[.$AQ4];[.$BA4];[.$BK4];[.$BU4];[.$CE4];[.$CO4];[.$CY4])" office:value-type="float"/>
          <table:table-cell table:formula="of:=MEDIAN([.$D4];[.$N4];[.$X4];[.$AH4];[.$AR4];[.$BB4];[.$BL4];[.$BV4];[.$CF4];[.$CP4];[.$CZ4])" office:value-type="float"/>
          <table:table-cell table:formula="of:=MEDIAN([.$E4];[.$O4];[.$Y4];[.$AI4];[.$AS4];[.$BC4];[.$BM4];[.$BW4];[.$CG4];[.$CQ4];[.$DA4])" office:value-type="float"/>
          <table:table-cell table:formula="of:=MEDIAN([.$F4];[.$P4];[.$Z4];[.$AJ4];[.$AT4];[.$BD4];[.$BN4];[.$BX4];[.$CH4];[.$CR4];[.$DB4])" office:value-type="float"/>
          <table:table-cell table:formula="of:=MEDIAN([.$G4];[.$Q4];[.$AA4];[.$AK4];[.$AU4];[.$BE4];[.$BO4];[.$BY4];[.$CI4];[.$CS4];[.$DC4])" office:value-type="float"/>
          <table:table-cell table:formula="of:=MEDIAN([.$H4];[.$R4];[.$AB4];[.$AL4];[.$AV4];[.$BF4];[.$BP4];[.$BZ4];[.$CJ4];[.$CT4];[.$DD4])" office:value-type="float"/>
          <table:table-cell table:formula="of:=MEDIAN([.$I4];[.$S4];[.$AC4];[.$AM4];[.$AW4];[.$BG4];[.$BQ4];[.$CA4];[.$CK4];[.$CU4];[.$DE4])" office:value-type="float"/>
          <table:table-cell table:formula="of:=MEDIAN([.$J4];[.$T4];[.$AD4];[.$AN4];[.$AX4];[.$BH4];[.$BR4];[.$CB4];[.$CL4];[.$CV4];[.$DF4])" office:value-type="float"/>
          <table:table-cell table:formula="of:=MEDIAN([.$K4];[.$U4];[.$AE4];[.$AO4];[.$AY4];[.$BI4];[.$BS4];[.$CC4];[.$CM4];[.$CW4];[.$DG4])" office:value-type="float"/>
          <table:table-cell table:formula="of:=MAX([.$B4];[.$L4];[.$V4];[.$AF4];[.$AP4];[.$AZ4];[.$BJ4];[.$BT4];[.$CD4];[.$CN4];[.$CX4])" office:value-type="float"/>
          <table:table-cell table:formula="of:=MAX([.$C4];[.$M4];[.$W4];[.$AG4];[.$AQ4];[.$BA4];[.$BK4];[.$BU4];[.$CE4];[.$CO4];[.$CY4])" office:value-type="float"/>
          <table:table-cell table:formula="of:=MAX([.$D4];[.$N4];[.$X4];[.$AH4];[.$AR4];[.$BB4];[.$BL4];[.$BV4];[.$CF4];[.$CP4];[.$CZ4])" office:value-type="float"/>
          <table:table-cell table:formula="of:=MAX([.$E4];[.$O4];[.$Y4];[.$AI4];[.$AS4];[.$BC4];[.$BM4];[.$BW4];[.$CG4];[.$CQ4];[.$DA4])" office:value-type="float"/>
          <table:table-cell table:formula="of:=MAX([.$F4];[.$P4];[.$Z4];[.$AJ4];[.$AT4];[.$BD4];[.$BN4];[.$BX4];[.$CH4];[.$CR4];[.$DB4])" office:value-type="float"/>
          <table:table-cell table:formula="of:=MAX([.$G4];[.$Q4];[.$AA4];[.$AK4];[.$AU4];[.$BE4];[.$BO4];[.$BY4];[.$CI4];[.$CS4];[.$DC4])" office:value-type="float"/>
          <table:table-cell table:formula="of:=MAX([.$H4];[.$R4];[.$AB4];[.$AL4];[.$AV4];[.$BF4];[.$BP4];[.$BZ4];[.$CJ4];[.$CT4];[.$DD4])" office:value-type="float"/>
          <table:table-cell table:formula="of:=MAX([.$I4];[.$S4];[.$AC4];[.$AM4];[.$AW4];[.$BG4];[.$BQ4];[.$CA4];[.$CK4];[.$CU4];[.$DE4])" office:value-type="float"/>
          <table:table-cell table:formula="of:=MAX([.$J4];[.$T4];[.$AD4];[.$AN4];[.$AX4];[.$BH4];[.$BR4];[.$CB4];[.$CL4];[.$CV4];[.$DF4])" office:value-type="float"/>
          <table:table-cell table:formula="of:=MAX([.$K4];[.$U4];[.$AE4];[.$AO4];[.$AY4];[.$BI4];[.$BS4];[.$CC4];[.$CM4];[.$CW4];[.$DG4])" office:value-type="float"/>
        </table:table-row>
        <table:table-row table:style-name="ro1">
          <table:table-cell office:value-type="string">
            <text:p>Timetabling/ud1/instances/DDS7.lp</text:p>
          </table:table-cell>
          <table:table-cell office:value-type="float" office:value="108.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Best" office:value-type="float" office:value="85.0"/>
          <table:table-cell office:value-type="float" office:value="189.2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Worst" office:value-type="float" office:value="124.0"/>
          <table:table-cell office:value-type="float" office:value="242.4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96.0"/>
          <table:table-cell office:value-type="float" office:value="91.61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91.0"/>
          <table:table-cell office:value-type="float" office:value="190.3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91.0"/>
          <table:table-cell office:value-type="float" office:value="91.51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91.0"/>
          <table:table-cell office:value-type="float" office:value="101.1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91.0"/>
          <table:table-cell office:value-type="float" office:value="108.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91.0"/>
          <table:table-cell table:style-name="cellBest" office:value-type="float" office:value="88.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91.0"/>
          <table:table-cell office:value-type="float" office:value="403.4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91.0"/>
          <table:table-cell table:style-name="cellWorst" office:value-type="float" office:value="472.0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91.0"/>
          <table:table-cell table:formula="of:=MIN([.$B5];[.$L5];[.$V5];[.$AF5];[.$AP5];[.$AZ5];[.$BJ5];[.$BT5];[.$CD5];[.$CN5];[.$CX5])" office:value-type="float"/>
          <table:table-cell table:formula="of:=MIN([.$C5];[.$M5];[.$W5];[.$AG5];[.$AQ5];[.$BA5];[.$BK5];[.$BU5];[.$CE5];[.$CO5];[.$CY5])" office:value-type="float"/>
          <table:table-cell table:formula="of:=MIN([.$D5];[.$N5];[.$X5];[.$AH5];[.$AR5];[.$BB5];[.$BL5];[.$BV5];[.$CF5];[.$CP5];[.$CZ5])" office:value-type="float"/>
          <table:table-cell table:formula="of:=MIN([.$E5];[.$O5];[.$Y5];[.$AI5];[.$AS5];[.$BC5];[.$BM5];[.$BW5];[.$CG5];[.$CQ5];[.$DA5])" office:value-type="float"/>
          <table:table-cell table:formula="of:=MIN([.$F5];[.$P5];[.$Z5];[.$AJ5];[.$AT5];[.$BD5];[.$BN5];[.$BX5];[.$CH5];[.$CR5];[.$DB5])" office:value-type="float"/>
          <table:table-cell table:formula="of:=MIN([.$G5];[.$Q5];[.$AA5];[.$AK5];[.$AU5];[.$BE5];[.$BO5];[.$BY5];[.$CI5];[.$CS5];[.$DC5])" office:value-type="float"/>
          <table:table-cell table:formula="of:=MIN([.$H5];[.$R5];[.$AB5];[.$AL5];[.$AV5];[.$BF5];[.$BP5];[.$BZ5];[.$CJ5];[.$CT5];[.$DD5])" office:value-type="float"/>
          <table:table-cell table:formula="of:=MIN([.$I5];[.$S5];[.$AC5];[.$AM5];[.$AW5];[.$BG5];[.$BQ5];[.$CA5];[.$CK5];[.$CU5];[.$DE5])" office:value-type="float"/>
          <table:table-cell table:formula="of:=MIN([.$J5];[.$T5];[.$AD5];[.$AN5];[.$AX5];[.$BH5];[.$BR5];[.$CB5];[.$CL5];[.$CV5];[.$DF5])" office:value-type="float"/>
          <table:table-cell table:formula="of:=MIN([.$K5];[.$U5];[.$AE5];[.$AO5];[.$AY5];[.$BI5];[.$BS5];[.$CC5];[.$CM5];[.$CW5];[.$DG5])" office:value-type="float"/>
          <table:table-cell table:formula="of:=MEDIAN([.$B5];[.$L5];[.$V5];[.$AF5];[.$AP5];[.$AZ5];[.$BJ5];[.$BT5];[.$CD5];[.$CN5];[.$CX5])" office:value-type="float"/>
          <table:table-cell table:formula="of:=MEDIAN([.$C5];[.$M5];[.$W5];[.$AG5];[.$AQ5];[.$BA5];[.$BK5];[.$BU5];[.$CE5];[.$CO5];[.$CY5])" office:value-type="float"/>
          <table:table-cell table:formula="of:=MEDIAN([.$D5];[.$N5];[.$X5];[.$AH5];[.$AR5];[.$BB5];[.$BL5];[.$BV5];[.$CF5];[.$CP5];[.$CZ5])" office:value-type="float"/>
          <table:table-cell table:formula="of:=MEDIAN([.$E5];[.$O5];[.$Y5];[.$AI5];[.$AS5];[.$BC5];[.$BM5];[.$BW5];[.$CG5];[.$CQ5];[.$DA5])" office:value-type="float"/>
          <table:table-cell table:formula="of:=MEDIAN([.$F5];[.$P5];[.$Z5];[.$AJ5];[.$AT5];[.$BD5];[.$BN5];[.$BX5];[.$CH5];[.$CR5];[.$DB5])" office:value-type="float"/>
          <table:table-cell table:formula="of:=MEDIAN([.$G5];[.$Q5];[.$AA5];[.$AK5];[.$AU5];[.$BE5];[.$BO5];[.$BY5];[.$CI5];[.$CS5];[.$DC5])" office:value-type="float"/>
          <table:table-cell table:formula="of:=MEDIAN([.$H5];[.$R5];[.$AB5];[.$AL5];[.$AV5];[.$BF5];[.$BP5];[.$BZ5];[.$CJ5];[.$CT5];[.$DD5])" office:value-type="float"/>
          <table:table-cell table:formula="of:=MEDIAN([.$I5];[.$S5];[.$AC5];[.$AM5];[.$AW5];[.$BG5];[.$BQ5];[.$CA5];[.$CK5];[.$CU5];[.$DE5])" office:value-type="float"/>
          <table:table-cell table:formula="of:=MEDIAN([.$J5];[.$T5];[.$AD5];[.$AN5];[.$AX5];[.$BH5];[.$BR5];[.$CB5];[.$CL5];[.$CV5];[.$DF5])" office:value-type="float"/>
          <table:table-cell table:formula="of:=MEDIAN([.$K5];[.$U5];[.$AE5];[.$AO5];[.$AY5];[.$BI5];[.$BS5];[.$CC5];[.$CM5];[.$CW5];[.$DG5])" office:value-type="float"/>
          <table:table-cell table:formula="of:=MAX([.$B5];[.$L5];[.$V5];[.$AF5];[.$AP5];[.$AZ5];[.$BJ5];[.$BT5];[.$CD5];[.$CN5];[.$CX5])" office:value-type="float"/>
          <table:table-cell table:formula="of:=MAX([.$C5];[.$M5];[.$W5];[.$AG5];[.$AQ5];[.$BA5];[.$BK5];[.$BU5];[.$CE5];[.$CO5];[.$CY5])" office:value-type="float"/>
          <table:table-cell table:formula="of:=MAX([.$D5];[.$N5];[.$X5];[.$AH5];[.$AR5];[.$BB5];[.$BL5];[.$BV5];[.$CF5];[.$CP5];[.$CZ5])" office:value-type="float"/>
          <table:table-cell table:formula="of:=MAX([.$E5];[.$O5];[.$Y5];[.$AI5];[.$AS5];[.$BC5];[.$BM5];[.$BW5];[.$CG5];[.$CQ5];[.$DA5])" office:value-type="float"/>
          <table:table-cell table:formula="of:=MAX([.$F5];[.$P5];[.$Z5];[.$AJ5];[.$AT5];[.$BD5];[.$BN5];[.$BX5];[.$CH5];[.$CR5];[.$DB5])" office:value-type="float"/>
          <table:table-cell table:formula="of:=MAX([.$G5];[.$Q5];[.$AA5];[.$AK5];[.$AU5];[.$BE5];[.$BO5];[.$BY5];[.$CI5];[.$CS5];[.$DC5])" office:value-type="float"/>
          <table:table-cell table:formula="of:=MAX([.$H5];[.$R5];[.$AB5];[.$AL5];[.$AV5];[.$BF5];[.$BP5];[.$BZ5];[.$CJ5];[.$CT5];[.$DD5])" office:value-type="float"/>
          <table:table-cell table:formula="of:=MAX([.$I5];[.$S5];[.$AC5];[.$AM5];[.$AW5];[.$BG5];[.$BQ5];[.$CA5];[.$CK5];[.$CU5];[.$DE5])" office:value-type="float"/>
          <table:table-cell table:formula="of:=MAX([.$J5];[.$T5];[.$AD5];[.$AN5];[.$AX5];[.$BH5];[.$BR5];[.$CB5];[.$CL5];[.$CV5];[.$DF5])" office:value-type="float"/>
          <table:table-cell table:formula="of:=MAX([.$K5];[.$U5];[.$AE5];[.$AO5];[.$AY5];[.$BI5];[.$BS5];[.$CC5];[.$CM5];[.$CW5];[.$DG5])" office:value-type="float"/>
        </table:table-row>
        <table:table-row table:style-name="ro1">
          <table:table-cell office:value-type="string">
            <text:p>Timetabling/ud1/instances/EA02.lp</text:p>
          </table:table-cell>
          <table:table-cell office:value-type="float" office:value="432.5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Best" office:value-type="float" office:value="93.0"/>
          <table:table-cell table:style-name="cellBest" office:value-type="float" office:value="201.7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96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45.9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08.0"/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01.8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08.0"/>
          <table:table-cell office:value-type="float" office:value="393.1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08.0"/>
          <table:table-cell office:value-type="float" office:value="442.3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08.0"/>
          <table:table-cell office:value-type="float" office:value="335.2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108.0"/>
          <table:table-cell table:style-name="cellWorst" office:value-type="float" office:value="600.02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6];[.$L6];[.$V6];[.$AF6];[.$AP6];[.$AZ6];[.$BJ6];[.$BT6];[.$CD6];[.$CN6];[.$CX6])" office:value-type="float"/>
          <table:table-cell table:formula="of:=MIN([.$C6];[.$M6];[.$W6];[.$AG6];[.$AQ6];[.$BA6];[.$BK6];[.$BU6];[.$CE6];[.$CO6];[.$CY6])" office:value-type="float"/>
          <table:table-cell table:formula="of:=MIN([.$D6];[.$N6];[.$X6];[.$AH6];[.$AR6];[.$BB6];[.$BL6];[.$BV6];[.$CF6];[.$CP6];[.$CZ6])" office:value-type="float"/>
          <table:table-cell table:formula="of:=MIN([.$E6];[.$O6];[.$Y6];[.$AI6];[.$AS6];[.$BC6];[.$BM6];[.$BW6];[.$CG6];[.$CQ6];[.$DA6])" office:value-type="float"/>
          <table:table-cell table:formula="of:=MIN([.$F6];[.$P6];[.$Z6];[.$AJ6];[.$AT6];[.$BD6];[.$BN6];[.$BX6];[.$CH6];[.$CR6];[.$DB6])" office:value-type="float"/>
          <table:table-cell table:formula="of:=MIN([.$G6];[.$Q6];[.$AA6];[.$AK6];[.$AU6];[.$BE6];[.$BO6];[.$BY6];[.$CI6];[.$CS6];[.$DC6])" office:value-type="float"/>
          <table:table-cell table:formula="of:=MIN([.$H6];[.$R6];[.$AB6];[.$AL6];[.$AV6];[.$BF6];[.$BP6];[.$BZ6];[.$CJ6];[.$CT6];[.$DD6])" office:value-type="float"/>
          <table:table-cell table:formula="of:=MIN([.$I6];[.$S6];[.$AC6];[.$AM6];[.$AW6];[.$BG6];[.$BQ6];[.$CA6];[.$CK6];[.$CU6];[.$DE6])" office:value-type="float"/>
          <table:table-cell table:formula="of:=MIN([.$J6];[.$T6];[.$AD6];[.$AN6];[.$AX6];[.$BH6];[.$BR6];[.$CB6];[.$CL6];[.$CV6];[.$DF6])" office:value-type="float"/>
          <table:table-cell table:formula="of:=MIN([.$K6];[.$U6];[.$AE6];[.$AO6];[.$AY6];[.$BI6];[.$BS6];[.$CC6];[.$CM6];[.$CW6];[.$DG6])" office:value-type="float"/>
          <table:table-cell table:formula="of:=MEDIAN([.$B6];[.$L6];[.$V6];[.$AF6];[.$AP6];[.$AZ6];[.$BJ6];[.$BT6];[.$CD6];[.$CN6];[.$CX6])" office:value-type="float"/>
          <table:table-cell table:formula="of:=MEDIAN([.$C6];[.$M6];[.$W6];[.$AG6];[.$AQ6];[.$BA6];[.$BK6];[.$BU6];[.$CE6];[.$CO6];[.$CY6])" office:value-type="float"/>
          <table:table-cell table:formula="of:=MEDIAN([.$D6];[.$N6];[.$X6];[.$AH6];[.$AR6];[.$BB6];[.$BL6];[.$BV6];[.$CF6];[.$CP6];[.$CZ6])" office:value-type="float"/>
          <table:table-cell table:formula="of:=MEDIAN([.$E6];[.$O6];[.$Y6];[.$AI6];[.$AS6];[.$BC6];[.$BM6];[.$BW6];[.$CG6];[.$CQ6];[.$DA6])" office:value-type="float"/>
          <table:table-cell table:formula="of:=MEDIAN([.$F6];[.$P6];[.$Z6];[.$AJ6];[.$AT6];[.$BD6];[.$BN6];[.$BX6];[.$CH6];[.$CR6];[.$DB6])" office:value-type="float"/>
          <table:table-cell table:formula="of:=MEDIAN([.$G6];[.$Q6];[.$AA6];[.$AK6];[.$AU6];[.$BE6];[.$BO6];[.$BY6];[.$CI6];[.$CS6];[.$DC6])" office:value-type="float"/>
          <table:table-cell table:formula="of:=MEDIAN([.$H6];[.$R6];[.$AB6];[.$AL6];[.$AV6];[.$BF6];[.$BP6];[.$BZ6];[.$CJ6];[.$CT6];[.$DD6])" office:value-type="float"/>
          <table:table-cell table:formula="of:=MEDIAN([.$I6];[.$S6];[.$AC6];[.$AM6];[.$AW6];[.$BG6];[.$BQ6];[.$CA6];[.$CK6];[.$CU6];[.$DE6])" office:value-type="float"/>
          <table:table-cell table:formula="of:=MEDIAN([.$J6];[.$T6];[.$AD6];[.$AN6];[.$AX6];[.$BH6];[.$BR6];[.$CB6];[.$CL6];[.$CV6];[.$DF6])" office:value-type="float"/>
          <table:table-cell table:formula="of:=MEDIAN([.$K6];[.$U6];[.$AE6];[.$AO6];[.$AY6];[.$BI6];[.$BS6];[.$CC6];[.$CM6];[.$CW6];[.$DG6])" office:value-type="float"/>
          <table:table-cell table:formula="of:=MAX([.$B6];[.$L6];[.$V6];[.$AF6];[.$AP6];[.$AZ6];[.$BJ6];[.$BT6];[.$CD6];[.$CN6];[.$CX6])" office:value-type="float"/>
          <table:table-cell table:formula="of:=MAX([.$C6];[.$M6];[.$W6];[.$AG6];[.$AQ6];[.$BA6];[.$BK6];[.$BU6];[.$CE6];[.$CO6];[.$CY6])" office:value-type="float"/>
          <table:table-cell table:formula="of:=MAX([.$D6];[.$N6];[.$X6];[.$AH6];[.$AR6];[.$BB6];[.$BL6];[.$BV6];[.$CF6];[.$CP6];[.$CZ6])" office:value-type="float"/>
          <table:table-cell table:formula="of:=MAX([.$E6];[.$O6];[.$Y6];[.$AI6];[.$AS6];[.$BC6];[.$BM6];[.$BW6];[.$CG6];[.$CQ6];[.$DA6])" office:value-type="float"/>
          <table:table-cell table:formula="of:=MAX([.$F6];[.$P6];[.$Z6];[.$AJ6];[.$AT6];[.$BD6];[.$BN6];[.$BX6];[.$CH6];[.$CR6];[.$DB6])" office:value-type="float"/>
          <table:table-cell table:formula="of:=MAX([.$G6];[.$Q6];[.$AA6];[.$AK6];[.$AU6];[.$BE6];[.$BO6];[.$BY6];[.$CI6];[.$CS6];[.$DC6])" office:value-type="float"/>
          <table:table-cell table:formula="of:=MAX([.$H6];[.$R6];[.$AB6];[.$AL6];[.$AV6];[.$BF6];[.$BP6];[.$BZ6];[.$CJ6];[.$CT6];[.$DD6])" office:value-type="float"/>
          <table:table-cell table:formula="of:=MAX([.$I6];[.$S6];[.$AC6];[.$AM6];[.$AW6];[.$BG6];[.$BQ6];[.$CA6];[.$CK6];[.$CU6];[.$DE6])" office:value-type="float"/>
          <table:table-cell table:formula="of:=MAX([.$J6];[.$T6];[.$AD6];[.$AN6];[.$AX6];[.$BH6];[.$BR6];[.$CB6];[.$CL6];[.$CV6];[.$DF6])" office:value-type="float"/>
          <table:table-cell table:formula="of:=MAX([.$K6];[.$U6];[.$AE6];[.$AO6];[.$AY6];[.$BI6];[.$BS6];[.$CC6];[.$CM6];[.$CW6];[.$DG6])" office:value-type="float"/>
        </table:table-row>
        <table:table-row table:style-name="ro1">
          <table:table-cell office:value-type="string">
            <text:p>Timetabling/ud1/instances/EA04.lp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4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5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7];[.$L7];[.$V7];[.$AF7];[.$AP7];[.$AZ7];[.$BJ7];[.$BT7];[.$CD7];[.$CN7];[.$CX7])" office:value-type="float"/>
          <table:table-cell table:formula="of:=MIN([.$C7];[.$M7];[.$W7];[.$AG7];[.$AQ7];[.$BA7];[.$BK7];[.$BU7];[.$CE7];[.$CO7];[.$CY7])" office:value-type="float"/>
          <table:table-cell table:formula="of:=MIN([.$D7];[.$N7];[.$X7];[.$AH7];[.$AR7];[.$BB7];[.$BL7];[.$BV7];[.$CF7];[.$CP7];[.$CZ7])" office:value-type="float"/>
          <table:table-cell table:formula="of:=MIN([.$E7];[.$O7];[.$Y7];[.$AI7];[.$AS7];[.$BC7];[.$BM7];[.$BW7];[.$CG7];[.$CQ7];[.$DA7])" office:value-type="float"/>
          <table:table-cell table:formula="of:=MIN([.$F7];[.$P7];[.$Z7];[.$AJ7];[.$AT7];[.$BD7];[.$BN7];[.$BX7];[.$CH7];[.$CR7];[.$DB7])" office:value-type="float"/>
          <table:table-cell table:formula="of:=MIN([.$G7];[.$Q7];[.$AA7];[.$AK7];[.$AU7];[.$BE7];[.$BO7];[.$BY7];[.$CI7];[.$CS7];[.$DC7])" office:value-type="float"/>
          <table:table-cell table:formula="of:=MIN([.$H7];[.$R7];[.$AB7];[.$AL7];[.$AV7];[.$BF7];[.$BP7];[.$BZ7];[.$CJ7];[.$CT7];[.$DD7])" office:value-type="float"/>
          <table:table-cell table:formula="of:=MIN([.$I7];[.$S7];[.$AC7];[.$AM7];[.$AW7];[.$BG7];[.$BQ7];[.$CA7];[.$CK7];[.$CU7];[.$DE7])" office:value-type="float"/>
          <table:table-cell table:formula="of:=MIN([.$J7];[.$T7];[.$AD7];[.$AN7];[.$AX7];[.$BH7];[.$BR7];[.$CB7];[.$CL7];[.$CV7];[.$DF7])" office:value-type="float"/>
          <table:table-cell table:formula="of:=MIN([.$K7];[.$U7];[.$AE7];[.$AO7];[.$AY7];[.$BI7];[.$BS7];[.$CC7];[.$CM7];[.$CW7];[.$DG7])" office:value-type="float"/>
          <table:table-cell table:formula="of:=MEDIAN([.$B7];[.$L7];[.$V7];[.$AF7];[.$AP7];[.$AZ7];[.$BJ7];[.$BT7];[.$CD7];[.$CN7];[.$CX7])" office:value-type="float"/>
          <table:table-cell table:formula="of:=MEDIAN([.$C7];[.$M7];[.$W7];[.$AG7];[.$AQ7];[.$BA7];[.$BK7];[.$BU7];[.$CE7];[.$CO7];[.$CY7])" office:value-type="float"/>
          <table:table-cell table:formula="of:=MEDIAN([.$D7];[.$N7];[.$X7];[.$AH7];[.$AR7];[.$BB7];[.$BL7];[.$BV7];[.$CF7];[.$CP7];[.$CZ7])" office:value-type="float"/>
          <table:table-cell table:formula="of:=MEDIAN([.$E7];[.$O7];[.$Y7];[.$AI7];[.$AS7];[.$BC7];[.$BM7];[.$BW7];[.$CG7];[.$CQ7];[.$DA7])" office:value-type="float"/>
          <table:table-cell table:formula="of:=MEDIAN([.$F7];[.$P7];[.$Z7];[.$AJ7];[.$AT7];[.$BD7];[.$BN7];[.$BX7];[.$CH7];[.$CR7];[.$DB7])" office:value-type="float"/>
          <table:table-cell table:formula="of:=MEDIAN([.$G7];[.$Q7];[.$AA7];[.$AK7];[.$AU7];[.$BE7];[.$BO7];[.$BY7];[.$CI7];[.$CS7];[.$DC7])" office:value-type="float"/>
          <table:table-cell table:formula="of:=MEDIAN([.$H7];[.$R7];[.$AB7];[.$AL7];[.$AV7];[.$BF7];[.$BP7];[.$BZ7];[.$CJ7];[.$CT7];[.$DD7])" office:value-type="float"/>
          <table:table-cell table:formula="of:=MEDIAN([.$I7];[.$S7];[.$AC7];[.$AM7];[.$AW7];[.$BG7];[.$BQ7];[.$CA7];[.$CK7];[.$CU7];[.$DE7])" office:value-type="float"/>
          <table:table-cell table:formula="of:=MEDIAN([.$J7];[.$T7];[.$AD7];[.$AN7];[.$AX7];[.$BH7];[.$BR7];[.$CB7];[.$CL7];[.$CV7];[.$DF7])" office:value-type="float"/>
          <table:table-cell table:formula="of:=MEDIAN([.$K7];[.$U7];[.$AE7];[.$AO7];[.$AY7];[.$BI7];[.$BS7];[.$CC7];[.$CM7];[.$CW7];[.$DG7])" office:value-type="float"/>
          <table:table-cell table:formula="of:=MAX([.$B7];[.$L7];[.$V7];[.$AF7];[.$AP7];[.$AZ7];[.$BJ7];[.$BT7];[.$CD7];[.$CN7];[.$CX7])" office:value-type="float"/>
          <table:table-cell table:formula="of:=MAX([.$C7];[.$M7];[.$W7];[.$AG7];[.$AQ7];[.$BA7];[.$BK7];[.$BU7];[.$CE7];[.$CO7];[.$CY7])" office:value-type="float"/>
          <table:table-cell table:formula="of:=MAX([.$D7];[.$N7];[.$X7];[.$AH7];[.$AR7];[.$BB7];[.$BL7];[.$BV7];[.$CF7];[.$CP7];[.$CZ7])" office:value-type="float"/>
          <table:table-cell table:formula="of:=MAX([.$E7];[.$O7];[.$Y7];[.$AI7];[.$AS7];[.$BC7];[.$BM7];[.$BW7];[.$CG7];[.$CQ7];[.$DA7])" office:value-type="float"/>
          <table:table-cell table:formula="of:=MAX([.$F7];[.$P7];[.$Z7];[.$AJ7];[.$AT7];[.$BD7];[.$BN7];[.$BX7];[.$CH7];[.$CR7];[.$DB7])" office:value-type="float"/>
          <table:table-cell table:formula="of:=MAX([.$G7];[.$Q7];[.$AA7];[.$AK7];[.$AU7];[.$BE7];[.$BO7];[.$BY7];[.$CI7];[.$CS7];[.$DC7])" office:value-type="float"/>
          <table:table-cell table:formula="of:=MAX([.$H7];[.$R7];[.$AB7];[.$AL7];[.$AV7];[.$BF7];[.$BP7];[.$BZ7];[.$CJ7];[.$CT7];[.$DD7])" office:value-type="float"/>
          <table:table-cell table:formula="of:=MAX([.$I7];[.$S7];[.$AC7];[.$AM7];[.$AW7];[.$BG7];[.$BQ7];[.$CA7];[.$CK7];[.$CU7];[.$DE7])" office:value-type="float"/>
          <table:table-cell table:formula="of:=MAX([.$J7];[.$T7];[.$AD7];[.$AN7];[.$AX7];[.$BH7];[.$BR7];[.$CB7];[.$CL7];[.$CV7];[.$DF7])" office:value-type="float"/>
          <table:table-cell table:formula="of:=MAX([.$K7];[.$U7];[.$AE7];[.$AO7];[.$AY7];[.$BI7];[.$BS7];[.$CC7];[.$CM7];[.$CW7];[.$DG7])" office:value-type="float"/>
        </table:table-row>
        <table:table-row table:style-name="ro1">
          <table:table-cell office:value-type="string">
            <text:p>Timetabling/ud1/instances/EA05.lp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4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6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8];[.$L8];[.$V8];[.$AF8];[.$AP8];[.$AZ8];[.$BJ8];[.$BT8];[.$CD8];[.$CN8];[.$CX8])" office:value-type="float"/>
          <table:table-cell table:formula="of:=MIN([.$C8];[.$M8];[.$W8];[.$AG8];[.$AQ8];[.$BA8];[.$BK8];[.$BU8];[.$CE8];[.$CO8];[.$CY8])" office:value-type="float"/>
          <table:table-cell table:formula="of:=MIN([.$D8];[.$N8];[.$X8];[.$AH8];[.$AR8];[.$BB8];[.$BL8];[.$BV8];[.$CF8];[.$CP8];[.$CZ8])" office:value-type="float"/>
          <table:table-cell table:formula="of:=MIN([.$E8];[.$O8];[.$Y8];[.$AI8];[.$AS8];[.$BC8];[.$BM8];[.$BW8];[.$CG8];[.$CQ8];[.$DA8])" office:value-type="float"/>
          <table:table-cell table:formula="of:=MIN([.$F8];[.$P8];[.$Z8];[.$AJ8];[.$AT8];[.$BD8];[.$BN8];[.$BX8];[.$CH8];[.$CR8];[.$DB8])" office:value-type="float"/>
          <table:table-cell table:formula="of:=MIN([.$G8];[.$Q8];[.$AA8];[.$AK8];[.$AU8];[.$BE8];[.$BO8];[.$BY8];[.$CI8];[.$CS8];[.$DC8])" office:value-type="float"/>
          <table:table-cell table:formula="of:=MIN([.$H8];[.$R8];[.$AB8];[.$AL8];[.$AV8];[.$BF8];[.$BP8];[.$BZ8];[.$CJ8];[.$CT8];[.$DD8])" office:value-type="float"/>
          <table:table-cell table:formula="of:=MIN([.$I8];[.$S8];[.$AC8];[.$AM8];[.$AW8];[.$BG8];[.$BQ8];[.$CA8];[.$CK8];[.$CU8];[.$DE8])" office:value-type="float"/>
          <table:table-cell table:formula="of:=MIN([.$J8];[.$T8];[.$AD8];[.$AN8];[.$AX8];[.$BH8];[.$BR8];[.$CB8];[.$CL8];[.$CV8];[.$DF8])" office:value-type="float"/>
          <table:table-cell table:formula="of:=MIN([.$K8];[.$U8];[.$AE8];[.$AO8];[.$AY8];[.$BI8];[.$BS8];[.$CC8];[.$CM8];[.$CW8];[.$DG8])" office:value-type="float"/>
          <table:table-cell table:formula="of:=MEDIAN([.$B8];[.$L8];[.$V8];[.$AF8];[.$AP8];[.$AZ8];[.$BJ8];[.$BT8];[.$CD8];[.$CN8];[.$CX8])" office:value-type="float"/>
          <table:table-cell table:formula="of:=MEDIAN([.$C8];[.$M8];[.$W8];[.$AG8];[.$AQ8];[.$BA8];[.$BK8];[.$BU8];[.$CE8];[.$CO8];[.$CY8])" office:value-type="float"/>
          <table:table-cell table:formula="of:=MEDIAN([.$D8];[.$N8];[.$X8];[.$AH8];[.$AR8];[.$BB8];[.$BL8];[.$BV8];[.$CF8];[.$CP8];[.$CZ8])" office:value-type="float"/>
          <table:table-cell table:formula="of:=MEDIAN([.$E8];[.$O8];[.$Y8];[.$AI8];[.$AS8];[.$BC8];[.$BM8];[.$BW8];[.$CG8];[.$CQ8];[.$DA8])" office:value-type="float"/>
          <table:table-cell table:formula="of:=MEDIAN([.$F8];[.$P8];[.$Z8];[.$AJ8];[.$AT8];[.$BD8];[.$BN8];[.$BX8];[.$CH8];[.$CR8];[.$DB8])" office:value-type="float"/>
          <table:table-cell table:formula="of:=MEDIAN([.$G8];[.$Q8];[.$AA8];[.$AK8];[.$AU8];[.$BE8];[.$BO8];[.$BY8];[.$CI8];[.$CS8];[.$DC8])" office:value-type="float"/>
          <table:table-cell table:formula="of:=MEDIAN([.$H8];[.$R8];[.$AB8];[.$AL8];[.$AV8];[.$BF8];[.$BP8];[.$BZ8];[.$CJ8];[.$CT8];[.$DD8])" office:value-type="float"/>
          <table:table-cell table:formula="of:=MEDIAN([.$I8];[.$S8];[.$AC8];[.$AM8];[.$AW8];[.$BG8];[.$BQ8];[.$CA8];[.$CK8];[.$CU8];[.$DE8])" office:value-type="float"/>
          <table:table-cell table:formula="of:=MEDIAN([.$J8];[.$T8];[.$AD8];[.$AN8];[.$AX8];[.$BH8];[.$BR8];[.$CB8];[.$CL8];[.$CV8];[.$DF8])" office:value-type="float"/>
          <table:table-cell table:formula="of:=MEDIAN([.$K8];[.$U8];[.$AE8];[.$AO8];[.$AY8];[.$BI8];[.$BS8];[.$CC8];[.$CM8];[.$CW8];[.$DG8])" office:value-type="float"/>
          <table:table-cell table:formula="of:=MAX([.$B8];[.$L8];[.$V8];[.$AF8];[.$AP8];[.$AZ8];[.$BJ8];[.$BT8];[.$CD8];[.$CN8];[.$CX8])" office:value-type="float"/>
          <table:table-cell table:formula="of:=MAX([.$C8];[.$M8];[.$W8];[.$AG8];[.$AQ8];[.$BA8];[.$BK8];[.$BU8];[.$CE8];[.$CO8];[.$CY8])" office:value-type="float"/>
          <table:table-cell table:formula="of:=MAX([.$D8];[.$N8];[.$X8];[.$AH8];[.$AR8];[.$BB8];[.$BL8];[.$BV8];[.$CF8];[.$CP8];[.$CZ8])" office:value-type="float"/>
          <table:table-cell table:formula="of:=MAX([.$E8];[.$O8];[.$Y8];[.$AI8];[.$AS8];[.$BC8];[.$BM8];[.$BW8];[.$CG8];[.$CQ8];[.$DA8])" office:value-type="float"/>
          <table:table-cell table:formula="of:=MAX([.$F8];[.$P8];[.$Z8];[.$AJ8];[.$AT8];[.$BD8];[.$BN8];[.$BX8];[.$CH8];[.$CR8];[.$DB8])" office:value-type="float"/>
          <table:table-cell table:formula="of:=MAX([.$G8];[.$Q8];[.$AA8];[.$AK8];[.$AU8];[.$BE8];[.$BO8];[.$BY8];[.$CI8];[.$CS8];[.$DC8])" office:value-type="float"/>
          <table:table-cell table:formula="of:=MAX([.$H8];[.$R8];[.$AB8];[.$AL8];[.$AV8];[.$BF8];[.$BP8];[.$BZ8];[.$CJ8];[.$CT8];[.$DD8])" office:value-type="float"/>
          <table:table-cell table:formula="of:=MAX([.$I8];[.$S8];[.$AC8];[.$AM8];[.$AW8];[.$BG8];[.$BQ8];[.$CA8];[.$CK8];[.$CU8];[.$DE8])" office:value-type="float"/>
          <table:table-cell table:formula="of:=MAX([.$J8];[.$T8];[.$AD8];[.$AN8];[.$AX8];[.$BH8];[.$BR8];[.$CB8];[.$CL8];[.$CV8];[.$DF8])" office:value-type="float"/>
          <table:table-cell table:formula="of:=MAX([.$K8];[.$U8];[.$AE8];[.$AO8];[.$AY8];[.$BI8];[.$BS8];[.$CC8];[.$CM8];[.$CW8];[.$DG8])" office:value-type="float"/>
        </table:table-row>
        <table:table-row table:style-name="ro1">
          <table:table-cell office:value-type="string">
            <text:p>Timetabling/ud1/instances/EA06.lp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3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9];[.$L9];[.$V9];[.$AF9];[.$AP9];[.$AZ9];[.$BJ9];[.$BT9];[.$CD9];[.$CN9];[.$CX9])" office:value-type="float"/>
          <table:table-cell table:formula="of:=MIN([.$C9];[.$M9];[.$W9];[.$AG9];[.$AQ9];[.$BA9];[.$BK9];[.$BU9];[.$CE9];[.$CO9];[.$CY9])" office:value-type="float"/>
          <table:table-cell table:formula="of:=MIN([.$D9];[.$N9];[.$X9];[.$AH9];[.$AR9];[.$BB9];[.$BL9];[.$BV9];[.$CF9];[.$CP9];[.$CZ9])" office:value-type="float"/>
          <table:table-cell table:formula="of:=MIN([.$E9];[.$O9];[.$Y9];[.$AI9];[.$AS9];[.$BC9];[.$BM9];[.$BW9];[.$CG9];[.$CQ9];[.$DA9])" office:value-type="float"/>
          <table:table-cell table:formula="of:=MIN([.$F9];[.$P9];[.$Z9];[.$AJ9];[.$AT9];[.$BD9];[.$BN9];[.$BX9];[.$CH9];[.$CR9];[.$DB9])" office:value-type="float"/>
          <table:table-cell table:formula="of:=MIN([.$G9];[.$Q9];[.$AA9];[.$AK9];[.$AU9];[.$BE9];[.$BO9];[.$BY9];[.$CI9];[.$CS9];[.$DC9])" office:value-type="float"/>
          <table:table-cell table:formula="of:=MIN([.$H9];[.$R9];[.$AB9];[.$AL9];[.$AV9];[.$BF9];[.$BP9];[.$BZ9];[.$CJ9];[.$CT9];[.$DD9])" office:value-type="float"/>
          <table:table-cell table:formula="of:=MIN([.$I9];[.$S9];[.$AC9];[.$AM9];[.$AW9];[.$BG9];[.$BQ9];[.$CA9];[.$CK9];[.$CU9];[.$DE9])" office:value-type="float"/>
          <table:table-cell table:formula="of:=MIN([.$J9];[.$T9];[.$AD9];[.$AN9];[.$AX9];[.$BH9];[.$BR9];[.$CB9];[.$CL9];[.$CV9];[.$DF9])" office:value-type="float"/>
          <table:table-cell table:formula="of:=MIN([.$K9];[.$U9];[.$AE9];[.$AO9];[.$AY9];[.$BI9];[.$BS9];[.$CC9];[.$CM9];[.$CW9];[.$DG9])" office:value-type="float"/>
          <table:table-cell table:formula="of:=MEDIAN([.$B9];[.$L9];[.$V9];[.$AF9];[.$AP9];[.$AZ9];[.$BJ9];[.$BT9];[.$CD9];[.$CN9];[.$CX9])" office:value-type="float"/>
          <table:table-cell table:formula="of:=MEDIAN([.$C9];[.$M9];[.$W9];[.$AG9];[.$AQ9];[.$BA9];[.$BK9];[.$BU9];[.$CE9];[.$CO9];[.$CY9])" office:value-type="float"/>
          <table:table-cell table:formula="of:=MEDIAN([.$D9];[.$N9];[.$X9];[.$AH9];[.$AR9];[.$BB9];[.$BL9];[.$BV9];[.$CF9];[.$CP9];[.$CZ9])" office:value-type="float"/>
          <table:table-cell table:formula="of:=MEDIAN([.$E9];[.$O9];[.$Y9];[.$AI9];[.$AS9];[.$BC9];[.$BM9];[.$BW9];[.$CG9];[.$CQ9];[.$DA9])" office:value-type="float"/>
          <table:table-cell table:formula="of:=MEDIAN([.$F9];[.$P9];[.$Z9];[.$AJ9];[.$AT9];[.$BD9];[.$BN9];[.$BX9];[.$CH9];[.$CR9];[.$DB9])" office:value-type="float"/>
          <table:table-cell table:formula="of:=MEDIAN([.$G9];[.$Q9];[.$AA9];[.$AK9];[.$AU9];[.$BE9];[.$BO9];[.$BY9];[.$CI9];[.$CS9];[.$DC9])" office:value-type="float"/>
          <table:table-cell table:formula="of:=MEDIAN([.$H9];[.$R9];[.$AB9];[.$AL9];[.$AV9];[.$BF9];[.$BP9];[.$BZ9];[.$CJ9];[.$CT9];[.$DD9])" office:value-type="float"/>
          <table:table-cell table:formula="of:=MEDIAN([.$I9];[.$S9];[.$AC9];[.$AM9];[.$AW9];[.$BG9];[.$BQ9];[.$CA9];[.$CK9];[.$CU9];[.$DE9])" office:value-type="float"/>
          <table:table-cell table:formula="of:=MEDIAN([.$J9];[.$T9];[.$AD9];[.$AN9];[.$AX9];[.$BH9];[.$BR9];[.$CB9];[.$CL9];[.$CV9];[.$DF9])" office:value-type="float"/>
          <table:table-cell table:formula="of:=MEDIAN([.$K9];[.$U9];[.$AE9];[.$AO9];[.$AY9];[.$BI9];[.$BS9];[.$CC9];[.$CM9];[.$CW9];[.$DG9])" office:value-type="float"/>
          <table:table-cell table:formula="of:=MAX([.$B9];[.$L9];[.$V9];[.$AF9];[.$AP9];[.$AZ9];[.$BJ9];[.$BT9];[.$CD9];[.$CN9];[.$CX9])" office:value-type="float"/>
          <table:table-cell table:formula="of:=MAX([.$C9];[.$M9];[.$W9];[.$AG9];[.$AQ9];[.$BA9];[.$BK9];[.$BU9];[.$CE9];[.$CO9];[.$CY9])" office:value-type="float"/>
          <table:table-cell table:formula="of:=MAX([.$D9];[.$N9];[.$X9];[.$AH9];[.$AR9];[.$BB9];[.$BL9];[.$BV9];[.$CF9];[.$CP9];[.$CZ9])" office:value-type="float"/>
          <table:table-cell table:formula="of:=MAX([.$E9];[.$O9];[.$Y9];[.$AI9];[.$AS9];[.$BC9];[.$BM9];[.$BW9];[.$CG9];[.$CQ9];[.$DA9])" office:value-type="float"/>
          <table:table-cell table:formula="of:=MAX([.$F9];[.$P9];[.$Z9];[.$AJ9];[.$AT9];[.$BD9];[.$BN9];[.$BX9];[.$CH9];[.$CR9];[.$DB9])" office:value-type="float"/>
          <table:table-cell table:formula="of:=MAX([.$G9];[.$Q9];[.$AA9];[.$AK9];[.$AU9];[.$BE9];[.$BO9];[.$BY9];[.$CI9];[.$CS9];[.$DC9])" office:value-type="float"/>
          <table:table-cell table:formula="of:=MAX([.$H9];[.$R9];[.$AB9];[.$AL9];[.$AV9];[.$BF9];[.$BP9];[.$BZ9];[.$CJ9];[.$CT9];[.$DD9])" office:value-type="float"/>
          <table:table-cell table:formula="of:=MAX([.$I9];[.$S9];[.$AC9];[.$AM9];[.$AW9];[.$BG9];[.$BQ9];[.$CA9];[.$CK9];[.$CU9];[.$DE9])" office:value-type="float"/>
          <table:table-cell table:formula="of:=MAX([.$J9];[.$T9];[.$AD9];[.$AN9];[.$AX9];[.$BH9];[.$BR9];[.$CB9];[.$CL9];[.$CV9];[.$DF9])" office:value-type="float"/>
          <table:table-cell table:formula="of:=MAX([.$K9];[.$U9];[.$AE9];[.$AO9];[.$AY9];[.$BI9];[.$BS9];[.$CC9];[.$CM9];[.$CW9];[.$DG9])" office:value-type="float"/>
        </table:table-row>
        <table:table-row table:style-name="ro1">
          <table:table-cell office:value-type="string">
            <text:p>Timetabling/ud1/instances/EA08.lp</text:p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0];[.$L10];[.$V10];[.$AF10];[.$AP10];[.$AZ10];[.$BJ10];[.$BT10];[.$CD10];[.$CN10];[.$CX10])" office:value-type="float"/>
          <table:table-cell table:formula="of:=MIN([.$C10];[.$M10];[.$W10];[.$AG10];[.$AQ10];[.$BA10];[.$BK10];[.$BU10];[.$CE10];[.$CO10];[.$CY10])" office:value-type="float"/>
          <table:table-cell table:formula="of:=MIN([.$D10];[.$N10];[.$X10];[.$AH10];[.$AR10];[.$BB10];[.$BL10];[.$BV10];[.$CF10];[.$CP10];[.$CZ10])" office:value-type="float"/>
          <table:table-cell table:formula="of:=MIN([.$E10];[.$O10];[.$Y10];[.$AI10];[.$AS10];[.$BC10];[.$BM10];[.$BW10];[.$CG10];[.$CQ10];[.$DA10])" office:value-type="float"/>
          <table:table-cell table:formula="of:=MIN([.$F10];[.$P10];[.$Z10];[.$AJ10];[.$AT10];[.$BD10];[.$BN10];[.$BX10];[.$CH10];[.$CR10];[.$DB10])" office:value-type="float"/>
          <table:table-cell table:formula="of:=MIN([.$G10];[.$Q10];[.$AA10];[.$AK10];[.$AU10];[.$BE10];[.$BO10];[.$BY10];[.$CI10];[.$CS10];[.$DC10])" office:value-type="float"/>
          <table:table-cell table:formula="of:=MIN([.$H10];[.$R10];[.$AB10];[.$AL10];[.$AV10];[.$BF10];[.$BP10];[.$BZ10];[.$CJ10];[.$CT10];[.$DD10])" office:value-type="float"/>
          <table:table-cell table:formula="of:=MIN([.$I10];[.$S10];[.$AC10];[.$AM10];[.$AW10];[.$BG10];[.$BQ10];[.$CA10];[.$CK10];[.$CU10];[.$DE10])" office:value-type="float"/>
          <table:table-cell table:formula="of:=MIN([.$J10];[.$T10];[.$AD10];[.$AN10];[.$AX10];[.$BH10];[.$BR10];[.$CB10];[.$CL10];[.$CV10];[.$DF10])" office:value-type="float"/>
          <table:table-cell table:formula="of:=MIN([.$K10];[.$U10];[.$AE10];[.$AO10];[.$AY10];[.$BI10];[.$BS10];[.$CC10];[.$CM10];[.$CW10];[.$DG10])" office:value-type="float"/>
          <table:table-cell table:formula="of:=MEDIAN([.$B10];[.$L10];[.$V10];[.$AF10];[.$AP10];[.$AZ10];[.$BJ10];[.$BT10];[.$CD10];[.$CN10];[.$CX10])" office:value-type="float"/>
          <table:table-cell table:formula="of:=MEDIAN([.$C10];[.$M10];[.$W10];[.$AG10];[.$AQ10];[.$BA10];[.$BK10];[.$BU10];[.$CE10];[.$CO10];[.$CY10])" office:value-type="float"/>
          <table:table-cell table:formula="of:=MEDIAN([.$D10];[.$N10];[.$X10];[.$AH10];[.$AR10];[.$BB10];[.$BL10];[.$BV10];[.$CF10];[.$CP10];[.$CZ10])" office:value-type="float"/>
          <table:table-cell table:formula="of:=MEDIAN([.$E10];[.$O10];[.$Y10];[.$AI10];[.$AS10];[.$BC10];[.$BM10];[.$BW10];[.$CG10];[.$CQ10];[.$DA10])" office:value-type="float"/>
          <table:table-cell table:formula="of:=MEDIAN([.$F10];[.$P10];[.$Z10];[.$AJ10];[.$AT10];[.$BD10];[.$BN10];[.$BX10];[.$CH10];[.$CR10];[.$DB10])" office:value-type="float"/>
          <table:table-cell table:formula="of:=MEDIAN([.$G10];[.$Q10];[.$AA10];[.$AK10];[.$AU10];[.$BE10];[.$BO10];[.$BY10];[.$CI10];[.$CS10];[.$DC10])" office:value-type="float"/>
          <table:table-cell table:formula="of:=MEDIAN([.$H10];[.$R10];[.$AB10];[.$AL10];[.$AV10];[.$BF10];[.$BP10];[.$BZ10];[.$CJ10];[.$CT10];[.$DD10])" office:value-type="float"/>
          <table:table-cell table:formula="of:=MEDIAN([.$I10];[.$S10];[.$AC10];[.$AM10];[.$AW10];[.$BG10];[.$BQ10];[.$CA10];[.$CK10];[.$CU10];[.$DE10])" office:value-type="float"/>
          <table:table-cell table:formula="of:=MEDIAN([.$J10];[.$T10];[.$AD10];[.$AN10];[.$AX10];[.$BH10];[.$BR10];[.$CB10];[.$CL10];[.$CV10];[.$DF10])" office:value-type="float"/>
          <table:table-cell table:formula="of:=MEDIAN([.$K10];[.$U10];[.$AE10];[.$AO10];[.$AY10];[.$BI10];[.$BS10];[.$CC10];[.$CM10];[.$CW10];[.$DG10])" office:value-type="float"/>
          <table:table-cell table:formula="of:=MAX([.$B10];[.$L10];[.$V10];[.$AF10];[.$AP10];[.$AZ10];[.$BJ10];[.$BT10];[.$CD10];[.$CN10];[.$CX10])" office:value-type="float"/>
          <table:table-cell table:formula="of:=MAX([.$C10];[.$M10];[.$W10];[.$AG10];[.$AQ10];[.$BA10];[.$BK10];[.$BU10];[.$CE10];[.$CO10];[.$CY10])" office:value-type="float"/>
          <table:table-cell table:formula="of:=MAX([.$D10];[.$N10];[.$X10];[.$AH10];[.$AR10];[.$BB10];[.$BL10];[.$BV10];[.$CF10];[.$CP10];[.$CZ10])" office:value-type="float"/>
          <table:table-cell table:formula="of:=MAX([.$E10];[.$O10];[.$Y10];[.$AI10];[.$AS10];[.$BC10];[.$BM10];[.$BW10];[.$CG10];[.$CQ10];[.$DA10])" office:value-type="float"/>
          <table:table-cell table:formula="of:=MAX([.$F10];[.$P10];[.$Z10];[.$AJ10];[.$AT10];[.$BD10];[.$BN10];[.$BX10];[.$CH10];[.$CR10];[.$DB10])" office:value-type="float"/>
          <table:table-cell table:formula="of:=MAX([.$G10];[.$Q10];[.$AA10];[.$AK10];[.$AU10];[.$BE10];[.$BO10];[.$BY10];[.$CI10];[.$CS10];[.$DC10])" office:value-type="float"/>
          <table:table-cell table:formula="of:=MAX([.$H10];[.$R10];[.$AB10];[.$AL10];[.$AV10];[.$BF10];[.$BP10];[.$BZ10];[.$CJ10];[.$CT10];[.$DD10])" office:value-type="float"/>
          <table:table-cell table:formula="of:=MAX([.$I10];[.$S10];[.$AC10];[.$AM10];[.$AW10];[.$BG10];[.$BQ10];[.$CA10];[.$CK10];[.$CU10];[.$DE10])" office:value-type="float"/>
          <table:table-cell table:formula="of:=MAX([.$J10];[.$T10];[.$AD10];[.$AN10];[.$AX10];[.$BH10];[.$BR10];[.$CB10];[.$CL10];[.$CV10];[.$DF10])" office:value-type="float"/>
          <table:table-cell table:formula="of:=MAX([.$K10];[.$U10];[.$AE10];[.$AO10];[.$AY10];[.$BI10];[.$BS10];[.$CC10];[.$CM10];[.$CW10];[.$DG10])" office:value-type="float"/>
        </table:table-row>
        <table:table-row table:style-name="ro1">
          <table:table-cell office:value-type="string">
            <text:p>Timetabling/ud1/instances/EA11.lp</text:p>
          </table:table-cell>
          <table:table-cell office:value-type="float" office:value="257.7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85.0"/>
          <table:table-cell table:style-name="cellBest" office:value-type="float" office:value="136.5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Best" office:value-type="float" office:value="65.0"/>
          <table:table-cell office:value-type="float" office:value="531.5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67.0"/>
          <table:table-cell office:value-type="float" office:value="292.8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86.0"/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27.1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86.0"/>
          <table:table-cell office:value-type="float" office:value="289.16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86.0"/>
          <table:table-cell office:value-type="float" office:value="332.8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86.0"/>
          <table:table-cell office:value-type="float" office:value="306.9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86.0"/>
          <table:table-cell table:style-name="cellWorst"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1];[.$L11];[.$V11];[.$AF11];[.$AP11];[.$AZ11];[.$BJ11];[.$BT11];[.$CD11];[.$CN11];[.$CX11])" office:value-type="float"/>
          <table:table-cell table:formula="of:=MIN([.$C11];[.$M11];[.$W11];[.$AG11];[.$AQ11];[.$BA11];[.$BK11];[.$BU11];[.$CE11];[.$CO11];[.$CY11])" office:value-type="float"/>
          <table:table-cell table:formula="of:=MIN([.$D11];[.$N11];[.$X11];[.$AH11];[.$AR11];[.$BB11];[.$BL11];[.$BV11];[.$CF11];[.$CP11];[.$CZ11])" office:value-type="float"/>
          <table:table-cell table:formula="of:=MIN([.$E11];[.$O11];[.$Y11];[.$AI11];[.$AS11];[.$BC11];[.$BM11];[.$BW11];[.$CG11];[.$CQ11];[.$DA11])" office:value-type="float"/>
          <table:table-cell table:formula="of:=MIN([.$F11];[.$P11];[.$Z11];[.$AJ11];[.$AT11];[.$BD11];[.$BN11];[.$BX11];[.$CH11];[.$CR11];[.$DB11])" office:value-type="float"/>
          <table:table-cell table:formula="of:=MIN([.$G11];[.$Q11];[.$AA11];[.$AK11];[.$AU11];[.$BE11];[.$BO11];[.$BY11];[.$CI11];[.$CS11];[.$DC11])" office:value-type="float"/>
          <table:table-cell table:formula="of:=MIN([.$H11];[.$R11];[.$AB11];[.$AL11];[.$AV11];[.$BF11];[.$BP11];[.$BZ11];[.$CJ11];[.$CT11];[.$DD11])" office:value-type="float"/>
          <table:table-cell table:formula="of:=MIN([.$I11];[.$S11];[.$AC11];[.$AM11];[.$AW11];[.$BG11];[.$BQ11];[.$CA11];[.$CK11];[.$CU11];[.$DE11])" office:value-type="float"/>
          <table:table-cell table:formula="of:=MIN([.$J11];[.$T11];[.$AD11];[.$AN11];[.$AX11];[.$BH11];[.$BR11];[.$CB11];[.$CL11];[.$CV11];[.$DF11])" office:value-type="float"/>
          <table:table-cell table:formula="of:=MIN([.$K11];[.$U11];[.$AE11];[.$AO11];[.$AY11];[.$BI11];[.$BS11];[.$CC11];[.$CM11];[.$CW11];[.$DG11])" office:value-type="float"/>
          <table:table-cell table:formula="of:=MEDIAN([.$B11];[.$L11];[.$V11];[.$AF11];[.$AP11];[.$AZ11];[.$BJ11];[.$BT11];[.$CD11];[.$CN11];[.$CX11])" office:value-type="float"/>
          <table:table-cell table:formula="of:=MEDIAN([.$C11];[.$M11];[.$W11];[.$AG11];[.$AQ11];[.$BA11];[.$BK11];[.$BU11];[.$CE11];[.$CO11];[.$CY11])" office:value-type="float"/>
          <table:table-cell table:formula="of:=MEDIAN([.$D11];[.$N11];[.$X11];[.$AH11];[.$AR11];[.$BB11];[.$BL11];[.$BV11];[.$CF11];[.$CP11];[.$CZ11])" office:value-type="float"/>
          <table:table-cell table:formula="of:=MEDIAN([.$E11];[.$O11];[.$Y11];[.$AI11];[.$AS11];[.$BC11];[.$BM11];[.$BW11];[.$CG11];[.$CQ11];[.$DA11])" office:value-type="float"/>
          <table:table-cell table:formula="of:=MEDIAN([.$F11];[.$P11];[.$Z11];[.$AJ11];[.$AT11];[.$BD11];[.$BN11];[.$BX11];[.$CH11];[.$CR11];[.$DB11])" office:value-type="float"/>
          <table:table-cell table:formula="of:=MEDIAN([.$G11];[.$Q11];[.$AA11];[.$AK11];[.$AU11];[.$BE11];[.$BO11];[.$BY11];[.$CI11];[.$CS11];[.$DC11])" office:value-type="float"/>
          <table:table-cell table:formula="of:=MEDIAN([.$H11];[.$R11];[.$AB11];[.$AL11];[.$AV11];[.$BF11];[.$BP11];[.$BZ11];[.$CJ11];[.$CT11];[.$DD11])" office:value-type="float"/>
          <table:table-cell table:formula="of:=MEDIAN([.$I11];[.$S11];[.$AC11];[.$AM11];[.$AW11];[.$BG11];[.$BQ11];[.$CA11];[.$CK11];[.$CU11];[.$DE11])" office:value-type="float"/>
          <table:table-cell table:formula="of:=MEDIAN([.$J11];[.$T11];[.$AD11];[.$AN11];[.$AX11];[.$BH11];[.$BR11];[.$CB11];[.$CL11];[.$CV11];[.$DF11])" office:value-type="float"/>
          <table:table-cell table:formula="of:=MEDIAN([.$K11];[.$U11];[.$AE11];[.$AO11];[.$AY11];[.$BI11];[.$BS11];[.$CC11];[.$CM11];[.$CW11];[.$DG11])" office:value-type="float"/>
          <table:table-cell table:formula="of:=MAX([.$B11];[.$L11];[.$V11];[.$AF11];[.$AP11];[.$AZ11];[.$BJ11];[.$BT11];[.$CD11];[.$CN11];[.$CX11])" office:value-type="float"/>
          <table:table-cell table:formula="of:=MAX([.$C11];[.$M11];[.$W11];[.$AG11];[.$AQ11];[.$BA11];[.$BK11];[.$BU11];[.$CE11];[.$CO11];[.$CY11])" office:value-type="float"/>
          <table:table-cell table:formula="of:=MAX([.$D11];[.$N11];[.$X11];[.$AH11];[.$AR11];[.$BB11];[.$BL11];[.$BV11];[.$CF11];[.$CP11];[.$CZ11])" office:value-type="float"/>
          <table:table-cell table:formula="of:=MAX([.$E11];[.$O11];[.$Y11];[.$AI11];[.$AS11];[.$BC11];[.$BM11];[.$BW11];[.$CG11];[.$CQ11];[.$DA11])" office:value-type="float"/>
          <table:table-cell table:formula="of:=MAX([.$F11];[.$P11];[.$Z11];[.$AJ11];[.$AT11];[.$BD11];[.$BN11];[.$BX11];[.$CH11];[.$CR11];[.$DB11])" office:value-type="float"/>
          <table:table-cell table:formula="of:=MAX([.$G11];[.$Q11];[.$AA11];[.$AK11];[.$AU11];[.$BE11];[.$BO11];[.$BY11];[.$CI11];[.$CS11];[.$DC11])" office:value-type="float"/>
          <table:table-cell table:formula="of:=MAX([.$H11];[.$R11];[.$AB11];[.$AL11];[.$AV11];[.$BF11];[.$BP11];[.$BZ11];[.$CJ11];[.$CT11];[.$DD11])" office:value-type="float"/>
          <table:table-cell table:formula="of:=MAX([.$I11];[.$S11];[.$AC11];[.$AM11];[.$AW11];[.$BG11];[.$BQ11];[.$CA11];[.$CK11];[.$CU11];[.$DE11])" office:value-type="float"/>
          <table:table-cell table:formula="of:=MAX([.$J11];[.$T11];[.$AD11];[.$AN11];[.$AX11];[.$BH11];[.$BR11];[.$CB11];[.$CL11];[.$CV11];[.$DF11])" office:value-type="float"/>
          <table:table-cell table:formula="of:=MAX([.$K11];[.$U11];[.$AE11];[.$AO11];[.$AY11];[.$BI11];[.$BS11];[.$CC11];[.$CM11];[.$CW11];[.$DG11])" office:value-type="float"/>
        </table:table-row>
        <table:table-row table:style-name="ro1">
          <table:table-cell office:value-type="string">
            <text:p>Timetabling/ud1/instances/EA12.lp</text:p>
          </table:table-cell>
          <table:table-cell office:value-type="float" office:value="427.327"/>
          <table:table-cell office:value-type="float" office:value="0.0"/>
          <table:table-cell office:value-type="float" office:value="0.00973520249221"/>
          <table:table-cell office:value-type="float" office:value="0.000154140706127"/>
          <table:table-cell office:value-type="float" office:value="0.0"/>
          <table:table-cell table:style-name="cellWorst" office:value-type="float" office:value="2446921.0"/>
          <table:table-cell office:value-type="float" office:value="0.0"/>
          <table:table-cell table:style-name="cellWorst" office:value-type="float" office:value="178987.0"/>
          <table:table-cell office:value-type="float" office:value="4.0"/>
          <table:table-cell table:style-name="cellBest" office:value-type="float" office:value="103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31.711"/>
          <table:table-cell office:value-type="float" office:value="0.0"/>
          <table:table-cell office:value-type="float" office:value="0.0146028037383"/>
          <table:table-cell office:value-type="float" office:value="0.000170366043614"/>
          <table:table-cell office:value-type="float" office:value="0.0"/>
          <table:table-cell office:value-type="float" office:value="1797888.0"/>
          <table:table-cell office:value-type="float" office:value="85.0"/>
          <table:table-cell office:value-type="float" office:value="120889.0"/>
          <table:table-cell office:value-type="float" office:value="4.0"/>
          <table:table-cell table:style-name="cellWorst" office:value-type="float" office:value="120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14.33"/>
          <table:table-cell office:value-type="float" office:value="0.0"/>
          <table:table-cell office:value-type="float" office:value="0.0146028037383"/>
          <table:table-cell office:value-type="float" office:value="0.000170366043614"/>
          <table:table-cell office:value-type="float" office:value="0.0"/>
          <table:table-cell office:value-type="float" office:value="2277209.0"/>
          <table:table-cell table:style-name="cellWorst" office:value-type="float" office:value="593258.0"/>
          <table:table-cell office:value-type="float" office:value="123374.0"/>
          <table:table-cell office:value-type="float" office:value="4.0"/>
          <table:table-cell office:value-type="float" office:value="110.0"/>
          <table:table-cell table:style-name="cellBest" office:value-type="float" office:value="346.236"/>
          <table:table-cell office:value-type="float" office:value="0.0"/>
          <table:table-cell office:value-type="float" office:value="0.0146028037383"/>
          <table:table-cell office:value-type="float" office:value="0.000170366043614"/>
          <table:table-cell office:value-type="float" office:value="0.0"/>
          <table:table-cell office:value-type="float" office:value="2277209.0"/>
          <table:table-cell table:style-name="cellWorst" office:value-type="float" office:value="593258.0"/>
          <table:table-cell office:value-type="float" office:value="123374.0"/>
          <table:table-cell office:value-type="float" office:value="4.0"/>
          <table:table-cell office:value-type="float" office:value="110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2];[.$L12];[.$V12];[.$AF12];[.$AP12];[.$AZ12];[.$BJ12];[.$BT12];[.$CD12];[.$CN12];[.$CX12])" office:value-type="float"/>
          <table:table-cell table:formula="of:=MIN([.$C12];[.$M12];[.$W12];[.$AG12];[.$AQ12];[.$BA12];[.$BK12];[.$BU12];[.$CE12];[.$CO12];[.$CY12])" office:value-type="float"/>
          <table:table-cell table:formula="of:=MIN([.$D12];[.$N12];[.$X12];[.$AH12];[.$AR12];[.$BB12];[.$BL12];[.$BV12];[.$CF12];[.$CP12];[.$CZ12])" office:value-type="float"/>
          <table:table-cell table:formula="of:=MIN([.$E12];[.$O12];[.$Y12];[.$AI12];[.$AS12];[.$BC12];[.$BM12];[.$BW12];[.$CG12];[.$CQ12];[.$DA12])" office:value-type="float"/>
          <table:table-cell table:formula="of:=MIN([.$F12];[.$P12];[.$Z12];[.$AJ12];[.$AT12];[.$BD12];[.$BN12];[.$BX12];[.$CH12];[.$CR12];[.$DB12])" office:value-type="float"/>
          <table:table-cell table:formula="of:=MIN([.$G12];[.$Q12];[.$AA12];[.$AK12];[.$AU12];[.$BE12];[.$BO12];[.$BY12];[.$CI12];[.$CS12];[.$DC12])" office:value-type="float"/>
          <table:table-cell table:formula="of:=MIN([.$H12];[.$R12];[.$AB12];[.$AL12];[.$AV12];[.$BF12];[.$BP12];[.$BZ12];[.$CJ12];[.$CT12];[.$DD12])" office:value-type="float"/>
          <table:table-cell table:formula="of:=MIN([.$I12];[.$S12];[.$AC12];[.$AM12];[.$AW12];[.$BG12];[.$BQ12];[.$CA12];[.$CK12];[.$CU12];[.$DE12])" office:value-type="float"/>
          <table:table-cell table:formula="of:=MIN([.$J12];[.$T12];[.$AD12];[.$AN12];[.$AX12];[.$BH12];[.$BR12];[.$CB12];[.$CL12];[.$CV12];[.$DF12])" office:value-type="float"/>
          <table:table-cell table:formula="of:=MIN([.$K12];[.$U12];[.$AE12];[.$AO12];[.$AY12];[.$BI12];[.$BS12];[.$CC12];[.$CM12];[.$CW12];[.$DG12])" office:value-type="float"/>
          <table:table-cell table:formula="of:=MEDIAN([.$B12];[.$L12];[.$V12];[.$AF12];[.$AP12];[.$AZ12];[.$BJ12];[.$BT12];[.$CD12];[.$CN12];[.$CX12])" office:value-type="float"/>
          <table:table-cell table:formula="of:=MEDIAN([.$C12];[.$M12];[.$W12];[.$AG12];[.$AQ12];[.$BA12];[.$BK12];[.$BU12];[.$CE12];[.$CO12];[.$CY12])" office:value-type="float"/>
          <table:table-cell table:formula="of:=MEDIAN([.$D12];[.$N12];[.$X12];[.$AH12];[.$AR12];[.$BB12];[.$BL12];[.$BV12];[.$CF12];[.$CP12];[.$CZ12])" office:value-type="float"/>
          <table:table-cell table:formula="of:=MEDIAN([.$E12];[.$O12];[.$Y12];[.$AI12];[.$AS12];[.$BC12];[.$BM12];[.$BW12];[.$CG12];[.$CQ12];[.$DA12])" office:value-type="float"/>
          <table:table-cell table:formula="of:=MEDIAN([.$F12];[.$P12];[.$Z12];[.$AJ12];[.$AT12];[.$BD12];[.$BN12];[.$BX12];[.$CH12];[.$CR12];[.$DB12])" office:value-type="float"/>
          <table:table-cell table:formula="of:=MEDIAN([.$G12];[.$Q12];[.$AA12];[.$AK12];[.$AU12];[.$BE12];[.$BO12];[.$BY12];[.$CI12];[.$CS12];[.$DC12])" office:value-type="float"/>
          <table:table-cell table:formula="of:=MEDIAN([.$H12];[.$R12];[.$AB12];[.$AL12];[.$AV12];[.$BF12];[.$BP12];[.$BZ12];[.$CJ12];[.$CT12];[.$DD12])" office:value-type="float"/>
          <table:table-cell table:formula="of:=MEDIAN([.$I12];[.$S12];[.$AC12];[.$AM12];[.$AW12];[.$BG12];[.$BQ12];[.$CA12];[.$CK12];[.$CU12];[.$DE12])" office:value-type="float"/>
          <table:table-cell table:formula="of:=MEDIAN([.$J12];[.$T12];[.$AD12];[.$AN12];[.$AX12];[.$BH12];[.$BR12];[.$CB12];[.$CL12];[.$CV12];[.$DF12])" office:value-type="float"/>
          <table:table-cell table:formula="of:=MEDIAN([.$K12];[.$U12];[.$AE12];[.$AO12];[.$AY12];[.$BI12];[.$BS12];[.$CC12];[.$CM12];[.$CW12];[.$DG12])" office:value-type="float"/>
          <table:table-cell table:formula="of:=MAX([.$B12];[.$L12];[.$V12];[.$AF12];[.$AP12];[.$AZ12];[.$BJ12];[.$BT12];[.$CD12];[.$CN12];[.$CX12])" office:value-type="float"/>
          <table:table-cell table:formula="of:=MAX([.$C12];[.$M12];[.$W12];[.$AG12];[.$AQ12];[.$BA12];[.$BK12];[.$BU12];[.$CE12];[.$CO12];[.$CY12])" office:value-type="float"/>
          <table:table-cell table:formula="of:=MAX([.$D12];[.$N12];[.$X12];[.$AH12];[.$AR12];[.$BB12];[.$BL12];[.$BV12];[.$CF12];[.$CP12];[.$CZ12])" office:value-type="float"/>
          <table:table-cell table:formula="of:=MAX([.$E12];[.$O12];[.$Y12];[.$AI12];[.$AS12];[.$BC12];[.$BM12];[.$BW12];[.$CG12];[.$CQ12];[.$DA12])" office:value-type="float"/>
          <table:table-cell table:formula="of:=MAX([.$F12];[.$P12];[.$Z12];[.$AJ12];[.$AT12];[.$BD12];[.$BN12];[.$BX12];[.$CH12];[.$CR12];[.$DB12])" office:value-type="float"/>
          <table:table-cell table:formula="of:=MAX([.$G12];[.$Q12];[.$AA12];[.$AK12];[.$AU12];[.$BE12];[.$BO12];[.$BY12];[.$CI12];[.$CS12];[.$DC12])" office:value-type="float"/>
          <table:table-cell table:formula="of:=MAX([.$H12];[.$R12];[.$AB12];[.$AL12];[.$AV12];[.$BF12];[.$BP12];[.$BZ12];[.$CJ12];[.$CT12];[.$DD12])" office:value-type="float"/>
          <table:table-cell table:formula="of:=MAX([.$I12];[.$S12];[.$AC12];[.$AM12];[.$AW12];[.$BG12];[.$BQ12];[.$CA12];[.$CK12];[.$CU12];[.$DE12])" office:value-type="float"/>
          <table:table-cell table:formula="of:=MAX([.$J12];[.$T12];[.$AD12];[.$AN12];[.$AX12];[.$BH12];[.$BR12];[.$CB12];[.$CL12];[.$CV12];[.$DF12])" office:value-type="float"/>
          <table:table-cell table:formula="of:=MAX([.$K12];[.$U12];[.$AE12];[.$AO12];[.$AY12];[.$BI12];[.$BS12];[.$CC12];[.$CM12];[.$CW12];[.$DG12])" office:value-type="float"/>
        </table:table-row>
        <table:table-row table:style-name="ro1">
          <table:table-cell office:value-type="string">
            <text:p>Timetabling/ud1/instances/Udine6.lp</text:p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3];[.$L13];[.$V13];[.$AF13];[.$AP13];[.$AZ13];[.$BJ13];[.$BT13];[.$CD13];[.$CN13];[.$CX13])" office:value-type="float"/>
          <table:table-cell table:formula="of:=MIN([.$C13];[.$M13];[.$W13];[.$AG13];[.$AQ13];[.$BA13];[.$BK13];[.$BU13];[.$CE13];[.$CO13];[.$CY13])" office:value-type="float"/>
          <table:table-cell table:formula="of:=MIN([.$D13];[.$N13];[.$X13];[.$AH13];[.$AR13];[.$BB13];[.$BL13];[.$BV13];[.$CF13];[.$CP13];[.$CZ13])" office:value-type="float"/>
          <table:table-cell table:formula="of:=MIN([.$E13];[.$O13];[.$Y13];[.$AI13];[.$AS13];[.$BC13];[.$BM13];[.$BW13];[.$CG13];[.$CQ13];[.$DA13])" office:value-type="float"/>
          <table:table-cell table:formula="of:=MIN([.$F13];[.$P13];[.$Z13];[.$AJ13];[.$AT13];[.$BD13];[.$BN13];[.$BX13];[.$CH13];[.$CR13];[.$DB13])" office:value-type="float"/>
          <table:table-cell table:formula="of:=MIN([.$G13];[.$Q13];[.$AA13];[.$AK13];[.$AU13];[.$BE13];[.$BO13];[.$BY13];[.$CI13];[.$CS13];[.$DC13])" office:value-type="float"/>
          <table:table-cell table:formula="of:=MIN([.$H13];[.$R13];[.$AB13];[.$AL13];[.$AV13];[.$BF13];[.$BP13];[.$BZ13];[.$CJ13];[.$CT13];[.$DD13])" office:value-type="float"/>
          <table:table-cell table:formula="of:=MIN([.$I13];[.$S13];[.$AC13];[.$AM13];[.$AW13];[.$BG13];[.$BQ13];[.$CA13];[.$CK13];[.$CU13];[.$DE13])" office:value-type="float"/>
          <table:table-cell table:formula="of:=MIN([.$J13];[.$T13];[.$AD13];[.$AN13];[.$AX13];[.$BH13];[.$BR13];[.$CB13];[.$CL13];[.$CV13];[.$DF13])" office:value-type="float"/>
          <table:table-cell table:formula="of:=MIN([.$K13];[.$U13];[.$AE13];[.$AO13];[.$AY13];[.$BI13];[.$BS13];[.$CC13];[.$CM13];[.$CW13];[.$DG13])" office:value-type="float"/>
          <table:table-cell table:formula="of:=MEDIAN([.$B13];[.$L13];[.$V13];[.$AF13];[.$AP13];[.$AZ13];[.$BJ13];[.$BT13];[.$CD13];[.$CN13];[.$CX13])" office:value-type="float"/>
          <table:table-cell table:formula="of:=MEDIAN([.$C13];[.$M13];[.$W13];[.$AG13];[.$AQ13];[.$BA13];[.$BK13];[.$BU13];[.$CE13];[.$CO13];[.$CY13])" office:value-type="float"/>
          <table:table-cell table:formula="of:=MEDIAN([.$D13];[.$N13];[.$X13];[.$AH13];[.$AR13];[.$BB13];[.$BL13];[.$BV13];[.$CF13];[.$CP13];[.$CZ13])" office:value-type="float"/>
          <table:table-cell table:formula="of:=MEDIAN([.$E13];[.$O13];[.$Y13];[.$AI13];[.$AS13];[.$BC13];[.$BM13];[.$BW13];[.$CG13];[.$CQ13];[.$DA13])" office:value-type="float"/>
          <table:table-cell table:formula="of:=MEDIAN([.$F13];[.$P13];[.$Z13];[.$AJ13];[.$AT13];[.$BD13];[.$BN13];[.$BX13];[.$CH13];[.$CR13];[.$DB13])" office:value-type="float"/>
          <table:table-cell table:formula="of:=MEDIAN([.$G13];[.$Q13];[.$AA13];[.$AK13];[.$AU13];[.$BE13];[.$BO13];[.$BY13];[.$CI13];[.$CS13];[.$DC13])" office:value-type="float"/>
          <table:table-cell table:formula="of:=MEDIAN([.$H13];[.$R13];[.$AB13];[.$AL13];[.$AV13];[.$BF13];[.$BP13];[.$BZ13];[.$CJ13];[.$CT13];[.$DD13])" office:value-type="float"/>
          <table:table-cell table:formula="of:=MEDIAN([.$I13];[.$S13];[.$AC13];[.$AM13];[.$AW13];[.$BG13];[.$BQ13];[.$CA13];[.$CK13];[.$CU13];[.$DE13])" office:value-type="float"/>
          <table:table-cell table:formula="of:=MEDIAN([.$J13];[.$T13];[.$AD13];[.$AN13];[.$AX13];[.$BH13];[.$BR13];[.$CB13];[.$CL13];[.$CV13];[.$DF13])" office:value-type="float"/>
          <table:table-cell table:formula="of:=MEDIAN([.$K13];[.$U13];[.$AE13];[.$AO13];[.$AY13];[.$BI13];[.$BS13];[.$CC13];[.$CM13];[.$CW13];[.$DG13])" office:value-type="float"/>
          <table:table-cell table:formula="of:=MAX([.$B13];[.$L13];[.$V13];[.$AF13];[.$AP13];[.$AZ13];[.$BJ13];[.$BT13];[.$CD13];[.$CN13];[.$CX13])" office:value-type="float"/>
          <table:table-cell table:formula="of:=MAX([.$C13];[.$M13];[.$W13];[.$AG13];[.$AQ13];[.$BA13];[.$BK13];[.$BU13];[.$CE13];[.$CO13];[.$CY13])" office:value-type="float"/>
          <table:table-cell table:formula="of:=MAX([.$D13];[.$N13];[.$X13];[.$AH13];[.$AR13];[.$BB13];[.$BL13];[.$BV13];[.$CF13];[.$CP13];[.$CZ13])" office:value-type="float"/>
          <table:table-cell table:formula="of:=MAX([.$E13];[.$O13];[.$Y13];[.$AI13];[.$AS13];[.$BC13];[.$BM13];[.$BW13];[.$CG13];[.$CQ13];[.$DA13])" office:value-type="float"/>
          <table:table-cell table:formula="of:=MAX([.$F13];[.$P13];[.$Z13];[.$AJ13];[.$AT13];[.$BD13];[.$BN13];[.$BX13];[.$CH13];[.$CR13];[.$DB13])" office:value-type="float"/>
          <table:table-cell table:formula="of:=MAX([.$G13];[.$Q13];[.$AA13];[.$AK13];[.$AU13];[.$BE13];[.$BO13];[.$BY13];[.$CI13];[.$CS13];[.$DC13])" office:value-type="float"/>
          <table:table-cell table:formula="of:=MAX([.$H13];[.$R13];[.$AB13];[.$AL13];[.$AV13];[.$BF13];[.$BP13];[.$BZ13];[.$CJ13];[.$CT13];[.$DD13])" office:value-type="float"/>
          <table:table-cell table:formula="of:=MAX([.$I13];[.$S13];[.$AC13];[.$AM13];[.$AW13];[.$BG13];[.$BQ13];[.$CA13];[.$CK13];[.$CU13];[.$DE13])" office:value-type="float"/>
          <table:table-cell table:formula="of:=MAX([.$J13];[.$T13];[.$AD13];[.$AN13];[.$AX13];[.$BH13];[.$BR13];[.$CB13];[.$CL13];[.$CV13];[.$DF13])" office:value-type="float"/>
          <table:table-cell table:formula="of:=MAX([.$K13];[.$U13];[.$AE13];[.$AO13];[.$AY13];[.$BI13];[.$BS13];[.$CC13];[.$CM13];[.$CW13];[.$DG13])" office:value-type="float"/>
        </table:table-row>
        <table:table-row table:style-name="ro1">
          <table:table-cell office:value-type="string">
            <text:p>Timetabling/ud1/instances/comp11.lp</text:p>
          </table:table-cell>
          <table:table-cell office:value-type="float" office:value="77.91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71.0"/>
          <table:table-cell office:value-type="float" office:value="108.7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Worst" office:value-type="float" office:value="86.0"/>
          <table:table-cell office:value-type="float" office:value="104.97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table:style-name="cellBest" office:value-type="float" office:value="46.0"/>
          <table:table-cell office:value-type="float" office:value="57.11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78.0"/>
          <table:table-cell office:value-type="float" office:value="187.3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78.0"/>
          <table:table-cell office:value-type="float" office:value="52.4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78.0"/>
          <table:table-cell table:style-name="cellBest" office:value-type="float" office:value="47.84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78.0"/>
          <table:table-cell office:value-type="float" office:value="48.9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78.0"/>
          <table:table-cell office:value-type="float" office:value="50.19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78.0"/>
          <table:table-cell office:value-type="float" office:value="227.2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78.0"/>
          <table:table-cell table:style-name="cellWorst" office:value-type="float" office:value="263.6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"/>
          <table:table-cell office:value-type="float" office:value="78.0"/>
          <table:table-cell table:formula="of:=MIN([.$B14];[.$L14];[.$V14];[.$AF14];[.$AP14];[.$AZ14];[.$BJ14];[.$BT14];[.$CD14];[.$CN14];[.$CX14])" office:value-type="float"/>
          <table:table-cell table:formula="of:=MIN([.$C14];[.$M14];[.$W14];[.$AG14];[.$AQ14];[.$BA14];[.$BK14];[.$BU14];[.$CE14];[.$CO14];[.$CY14])" office:value-type="float"/>
          <table:table-cell table:formula="of:=MIN([.$D14];[.$N14];[.$X14];[.$AH14];[.$AR14];[.$BB14];[.$BL14];[.$BV14];[.$CF14];[.$CP14];[.$CZ14])" office:value-type="float"/>
          <table:table-cell table:formula="of:=MIN([.$E14];[.$O14];[.$Y14];[.$AI14];[.$AS14];[.$BC14];[.$BM14];[.$BW14];[.$CG14];[.$CQ14];[.$DA14])" office:value-type="float"/>
          <table:table-cell table:formula="of:=MIN([.$F14];[.$P14];[.$Z14];[.$AJ14];[.$AT14];[.$BD14];[.$BN14];[.$BX14];[.$CH14];[.$CR14];[.$DB14])" office:value-type="float"/>
          <table:table-cell table:formula="of:=MIN([.$G14];[.$Q14];[.$AA14];[.$AK14];[.$AU14];[.$BE14];[.$BO14];[.$BY14];[.$CI14];[.$CS14];[.$DC14])" office:value-type="float"/>
          <table:table-cell table:formula="of:=MIN([.$H14];[.$R14];[.$AB14];[.$AL14];[.$AV14];[.$BF14];[.$BP14];[.$BZ14];[.$CJ14];[.$CT14];[.$DD14])" office:value-type="float"/>
          <table:table-cell table:formula="of:=MIN([.$I14];[.$S14];[.$AC14];[.$AM14];[.$AW14];[.$BG14];[.$BQ14];[.$CA14];[.$CK14];[.$CU14];[.$DE14])" office:value-type="float"/>
          <table:table-cell table:formula="of:=MIN([.$J14];[.$T14];[.$AD14];[.$AN14];[.$AX14];[.$BH14];[.$BR14];[.$CB14];[.$CL14];[.$CV14];[.$DF14])" office:value-type="float"/>
          <table:table-cell table:formula="of:=MIN([.$K14];[.$U14];[.$AE14];[.$AO14];[.$AY14];[.$BI14];[.$BS14];[.$CC14];[.$CM14];[.$CW14];[.$DG14])" office:value-type="float"/>
          <table:table-cell table:formula="of:=MEDIAN([.$B14];[.$L14];[.$V14];[.$AF14];[.$AP14];[.$AZ14];[.$BJ14];[.$BT14];[.$CD14];[.$CN14];[.$CX14])" office:value-type="float"/>
          <table:table-cell table:formula="of:=MEDIAN([.$C14];[.$M14];[.$W14];[.$AG14];[.$AQ14];[.$BA14];[.$BK14];[.$BU14];[.$CE14];[.$CO14];[.$CY14])" office:value-type="float"/>
          <table:table-cell table:formula="of:=MEDIAN([.$D14];[.$N14];[.$X14];[.$AH14];[.$AR14];[.$BB14];[.$BL14];[.$BV14];[.$CF14];[.$CP14];[.$CZ14])" office:value-type="float"/>
          <table:table-cell table:formula="of:=MEDIAN([.$E14];[.$O14];[.$Y14];[.$AI14];[.$AS14];[.$BC14];[.$BM14];[.$BW14];[.$CG14];[.$CQ14];[.$DA14])" office:value-type="float"/>
          <table:table-cell table:formula="of:=MEDIAN([.$F14];[.$P14];[.$Z14];[.$AJ14];[.$AT14];[.$BD14];[.$BN14];[.$BX14];[.$CH14];[.$CR14];[.$DB14])" office:value-type="float"/>
          <table:table-cell table:formula="of:=MEDIAN([.$G14];[.$Q14];[.$AA14];[.$AK14];[.$AU14];[.$BE14];[.$BO14];[.$BY14];[.$CI14];[.$CS14];[.$DC14])" office:value-type="float"/>
          <table:table-cell table:formula="of:=MEDIAN([.$H14];[.$R14];[.$AB14];[.$AL14];[.$AV14];[.$BF14];[.$BP14];[.$BZ14];[.$CJ14];[.$CT14];[.$DD14])" office:value-type="float"/>
          <table:table-cell table:formula="of:=MEDIAN([.$I14];[.$S14];[.$AC14];[.$AM14];[.$AW14];[.$BG14];[.$BQ14];[.$CA14];[.$CK14];[.$CU14];[.$DE14])" office:value-type="float"/>
          <table:table-cell table:formula="of:=MEDIAN([.$J14];[.$T14];[.$AD14];[.$AN14];[.$AX14];[.$BH14];[.$BR14];[.$CB14];[.$CL14];[.$CV14];[.$DF14])" office:value-type="float"/>
          <table:table-cell table:formula="of:=MEDIAN([.$K14];[.$U14];[.$AE14];[.$AO14];[.$AY14];[.$BI14];[.$BS14];[.$CC14];[.$CM14];[.$CW14];[.$DG14])" office:value-type="float"/>
          <table:table-cell table:formula="of:=MAX([.$B14];[.$L14];[.$V14];[.$AF14];[.$AP14];[.$AZ14];[.$BJ14];[.$BT14];[.$CD14];[.$CN14];[.$CX14])" office:value-type="float"/>
          <table:table-cell table:formula="of:=MAX([.$C14];[.$M14];[.$W14];[.$AG14];[.$AQ14];[.$BA14];[.$BK14];[.$BU14];[.$CE14];[.$CO14];[.$CY14])" office:value-type="float"/>
          <table:table-cell table:formula="of:=MAX([.$D14];[.$N14];[.$X14];[.$AH14];[.$AR14];[.$BB14];[.$BL14];[.$BV14];[.$CF14];[.$CP14];[.$CZ14])" office:value-type="float"/>
          <table:table-cell table:formula="of:=MAX([.$E14];[.$O14];[.$Y14];[.$AI14];[.$AS14];[.$BC14];[.$BM14];[.$BW14];[.$CG14];[.$CQ14];[.$DA14])" office:value-type="float"/>
          <table:table-cell table:formula="of:=MAX([.$F14];[.$P14];[.$Z14];[.$AJ14];[.$AT14];[.$BD14];[.$BN14];[.$BX14];[.$CH14];[.$CR14];[.$DB14])" office:value-type="float"/>
          <table:table-cell table:formula="of:=MAX([.$G14];[.$Q14];[.$AA14];[.$AK14];[.$AU14];[.$BE14];[.$BO14];[.$BY14];[.$CI14];[.$CS14];[.$DC14])" office:value-type="float"/>
          <table:table-cell table:formula="of:=MAX([.$H14];[.$R14];[.$AB14];[.$AL14];[.$AV14];[.$BF14];[.$BP14];[.$BZ14];[.$CJ14];[.$CT14];[.$DD14])" office:value-type="float"/>
          <table:table-cell table:formula="of:=MAX([.$I14];[.$S14];[.$AC14];[.$AM14];[.$AW14];[.$BG14];[.$BQ14];[.$CA14];[.$CK14];[.$CU14];[.$DE14])" office:value-type="float"/>
          <table:table-cell table:formula="of:=MAX([.$J14];[.$T14];[.$AD14];[.$AN14];[.$AX14];[.$BH14];[.$BR14];[.$CB14];[.$CL14];[.$CV14];[.$DF14])" office:value-type="float"/>
          <table:table-cell table:formula="of:=MAX([.$K14];[.$U14];[.$AE14];[.$AO14];[.$AY14];[.$BI14];[.$BS14];[.$CC14];[.$CM14];[.$CW14];[.$DG14])" office:value-type="float"/>
        </table:table-row>
        <table:table-row table:style-name="ro1">
          <table:table-cell office:value-type="string">
            <text:p>aspComp2009/15-puzzle/instances/15-puzzle.init1</text:p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float" office:value="40062.0"/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float" office:value="40062.0"/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float" office:value="40062.0"/>
          <table:table-cell office:value-type="float" office:value="600.016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float" office:value="40062.0"/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float" office:value="40062.0"/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float" office:value="40062.0"/>
          <table:table-cell table:formula="of:=MIN([.$B15];[.$L15];[.$V15];[.$AF15];[.$AP15];[.$AZ15];[.$BJ15];[.$BT15];[.$CD15];[.$CN15];[.$CX15])" office:value-type="float"/>
          <table:table-cell table:formula="of:=MIN([.$C15];[.$M15];[.$W15];[.$AG15];[.$AQ15];[.$BA15];[.$BK15];[.$BU15];[.$CE15];[.$CO15];[.$CY15])" office:value-type="float"/>
          <table:table-cell table:formula="of:=MIN([.$D15];[.$N15];[.$X15];[.$AH15];[.$AR15];[.$BB15];[.$BL15];[.$BV15];[.$CF15];[.$CP15];[.$CZ15])" office:value-type="float"/>
          <table:table-cell table:formula="of:=MIN([.$E15];[.$O15];[.$Y15];[.$AI15];[.$AS15];[.$BC15];[.$BM15];[.$BW15];[.$CG15];[.$CQ15];[.$DA15])" office:value-type="float"/>
          <table:table-cell table:formula="of:=MIN([.$F15];[.$P15];[.$Z15];[.$AJ15];[.$AT15];[.$BD15];[.$BN15];[.$BX15];[.$CH15];[.$CR15];[.$DB15])" office:value-type="float"/>
          <table:table-cell table:formula="of:=MIN([.$G15];[.$Q15];[.$AA15];[.$AK15];[.$AU15];[.$BE15];[.$BO15];[.$BY15];[.$CI15];[.$CS15];[.$DC15])" office:value-type="float"/>
          <table:table-cell table:formula="of:=MIN([.$H15];[.$R15];[.$AB15];[.$AL15];[.$AV15];[.$BF15];[.$BP15];[.$BZ15];[.$CJ15];[.$CT15];[.$DD15])" office:value-type="float"/>
          <table:table-cell table:formula="of:=MIN([.$I15];[.$S15];[.$AC15];[.$AM15];[.$AW15];[.$BG15];[.$BQ15];[.$CA15];[.$CK15];[.$CU15];[.$DE15])" office:value-type="float"/>
          <table:table-cell table:formula="of:=MIN([.$J15];[.$T15];[.$AD15];[.$AN15];[.$AX15];[.$BH15];[.$BR15];[.$CB15];[.$CL15];[.$CV15];[.$DF15])" office:value-type="float"/>
          <table:table-cell table:formula="of:=MIN([.$K15];[.$U15];[.$AE15];[.$AO15];[.$AY15];[.$BI15];[.$BS15];[.$CC15];[.$CM15];[.$CW15];[.$DG15])" office:value-type="float"/>
          <table:table-cell table:formula="of:=MEDIAN([.$B15];[.$L15];[.$V15];[.$AF15];[.$AP15];[.$AZ15];[.$BJ15];[.$BT15];[.$CD15];[.$CN15];[.$CX15])" office:value-type="float"/>
          <table:table-cell table:formula="of:=MEDIAN([.$C15];[.$M15];[.$W15];[.$AG15];[.$AQ15];[.$BA15];[.$BK15];[.$BU15];[.$CE15];[.$CO15];[.$CY15])" office:value-type="float"/>
          <table:table-cell table:formula="of:=MEDIAN([.$D15];[.$N15];[.$X15];[.$AH15];[.$AR15];[.$BB15];[.$BL15];[.$BV15];[.$CF15];[.$CP15];[.$CZ15])" office:value-type="float"/>
          <table:table-cell table:formula="of:=MEDIAN([.$E15];[.$O15];[.$Y15];[.$AI15];[.$AS15];[.$BC15];[.$BM15];[.$BW15];[.$CG15];[.$CQ15];[.$DA15])" office:value-type="float"/>
          <table:table-cell table:formula="of:=MEDIAN([.$F15];[.$P15];[.$Z15];[.$AJ15];[.$AT15];[.$BD15];[.$BN15];[.$BX15];[.$CH15];[.$CR15];[.$DB15])" office:value-type="float"/>
          <table:table-cell table:formula="of:=MEDIAN([.$G15];[.$Q15];[.$AA15];[.$AK15];[.$AU15];[.$BE15];[.$BO15];[.$BY15];[.$CI15];[.$CS15];[.$DC15])" office:value-type="float"/>
          <table:table-cell table:formula="of:=MEDIAN([.$H15];[.$R15];[.$AB15];[.$AL15];[.$AV15];[.$BF15];[.$BP15];[.$BZ15];[.$CJ15];[.$CT15];[.$DD15])" office:value-type="float"/>
          <table:table-cell table:formula="of:=MEDIAN([.$I15];[.$S15];[.$AC15];[.$AM15];[.$AW15];[.$BG15];[.$BQ15];[.$CA15];[.$CK15];[.$CU15];[.$DE15])" office:value-type="float"/>
          <table:table-cell table:formula="of:=MEDIAN([.$J15];[.$T15];[.$AD15];[.$AN15];[.$AX15];[.$BH15];[.$BR15];[.$CB15];[.$CL15];[.$CV15];[.$DF15])" office:value-type="float"/>
          <table:table-cell table:formula="of:=MEDIAN([.$K15];[.$U15];[.$AE15];[.$AO15];[.$AY15];[.$BI15];[.$BS15];[.$CC15];[.$CM15];[.$CW15];[.$DG15])" office:value-type="float"/>
          <table:table-cell table:formula="of:=MAX([.$B15];[.$L15];[.$V15];[.$AF15];[.$AP15];[.$AZ15];[.$BJ15];[.$BT15];[.$CD15];[.$CN15];[.$CX15])" office:value-type="float"/>
          <table:table-cell table:formula="of:=MAX([.$C15];[.$M15];[.$W15];[.$AG15];[.$AQ15];[.$BA15];[.$BK15];[.$BU15];[.$CE15];[.$CO15];[.$CY15])" office:value-type="float"/>
          <table:table-cell table:formula="of:=MAX([.$D15];[.$N15];[.$X15];[.$AH15];[.$AR15];[.$BB15];[.$BL15];[.$BV15];[.$CF15];[.$CP15];[.$CZ15])" office:value-type="float"/>
          <table:table-cell table:formula="of:=MAX([.$E15];[.$O15];[.$Y15];[.$AI15];[.$AS15];[.$BC15];[.$BM15];[.$BW15];[.$CG15];[.$CQ15];[.$DA15])" office:value-type="float"/>
          <table:table-cell table:formula="of:=MAX([.$F15];[.$P15];[.$Z15];[.$AJ15];[.$AT15];[.$BD15];[.$BN15];[.$BX15];[.$CH15];[.$CR15];[.$DB15])" office:value-type="float"/>
          <table:table-cell table:formula="of:=MAX([.$G15];[.$Q15];[.$AA15];[.$AK15];[.$AU15];[.$BE15];[.$BO15];[.$BY15];[.$CI15];[.$CS15];[.$DC15])" office:value-type="float"/>
          <table:table-cell table:formula="of:=MAX([.$H15];[.$R15];[.$AB15];[.$AL15];[.$AV15];[.$BF15];[.$BP15];[.$BZ15];[.$CJ15];[.$CT15];[.$DD15])" office:value-type="float"/>
          <table:table-cell table:formula="of:=MAX([.$I15];[.$S15];[.$AC15];[.$AM15];[.$AW15];[.$BG15];[.$BQ15];[.$CA15];[.$CK15];[.$CU15];[.$DE15])" office:value-type="float"/>
          <table:table-cell table:formula="of:=MAX([.$J15];[.$T15];[.$AD15];[.$AN15];[.$AX15];[.$BH15];[.$BR15];[.$CB15];[.$CL15];[.$CV15];[.$DF15])" office:value-type="float"/>
          <table:table-cell table:formula="of:=MAX([.$K15];[.$U15];[.$AE15];[.$AO15];[.$AY15];[.$BI15];[.$BS15];[.$CC15];[.$CM15];[.$CW15];[.$DG15])" office:value-type="float"/>
        </table:table-row>
        <table:table-row table:style-name="ro1">
          <table:table-cell office:value-type="string">
            <text:p>aspComp2009/15-puzzle/instances/15-puzzle.init2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4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6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float" office:value="40062.0"/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6];[.$L16];[.$V16];[.$AF16];[.$AP16];[.$AZ16];[.$BJ16];[.$BT16];[.$CD16];[.$CN16];[.$CX16])" office:value-type="float"/>
          <table:table-cell table:formula="of:=MIN([.$C16];[.$M16];[.$W16];[.$AG16];[.$AQ16];[.$BA16];[.$BK16];[.$BU16];[.$CE16];[.$CO16];[.$CY16])" office:value-type="float"/>
          <table:table-cell table:formula="of:=MIN([.$D16];[.$N16];[.$X16];[.$AH16];[.$AR16];[.$BB16];[.$BL16];[.$BV16];[.$CF16];[.$CP16];[.$CZ16])" office:value-type="float"/>
          <table:table-cell table:formula="of:=MIN([.$E16];[.$O16];[.$Y16];[.$AI16];[.$AS16];[.$BC16];[.$BM16];[.$BW16];[.$CG16];[.$CQ16];[.$DA16])" office:value-type="float"/>
          <table:table-cell table:formula="of:=MIN([.$F16];[.$P16];[.$Z16];[.$AJ16];[.$AT16];[.$BD16];[.$BN16];[.$BX16];[.$CH16];[.$CR16];[.$DB16])" office:value-type="float"/>
          <table:table-cell table:formula="of:=MIN([.$G16];[.$Q16];[.$AA16];[.$AK16];[.$AU16];[.$BE16];[.$BO16];[.$BY16];[.$CI16];[.$CS16];[.$DC16])" office:value-type="float"/>
          <table:table-cell table:formula="of:=MIN([.$H16];[.$R16];[.$AB16];[.$AL16];[.$AV16];[.$BF16];[.$BP16];[.$BZ16];[.$CJ16];[.$CT16];[.$DD16])" office:value-type="float"/>
          <table:table-cell table:formula="of:=MIN([.$I16];[.$S16];[.$AC16];[.$AM16];[.$AW16];[.$BG16];[.$BQ16];[.$CA16];[.$CK16];[.$CU16];[.$DE16])" office:value-type="float"/>
          <table:table-cell table:formula="of:=MIN([.$J16];[.$T16];[.$AD16];[.$AN16];[.$AX16];[.$BH16];[.$BR16];[.$CB16];[.$CL16];[.$CV16];[.$DF16])" office:value-type="float"/>
          <table:table-cell table:formula="of:=MIN([.$K16];[.$U16];[.$AE16];[.$AO16];[.$AY16];[.$BI16];[.$BS16];[.$CC16];[.$CM16];[.$CW16];[.$DG16])" office:value-type="float"/>
          <table:table-cell table:formula="of:=MEDIAN([.$B16];[.$L16];[.$V16];[.$AF16];[.$AP16];[.$AZ16];[.$BJ16];[.$BT16];[.$CD16];[.$CN16];[.$CX16])" office:value-type="float"/>
          <table:table-cell table:formula="of:=MEDIAN([.$C16];[.$M16];[.$W16];[.$AG16];[.$AQ16];[.$BA16];[.$BK16];[.$BU16];[.$CE16];[.$CO16];[.$CY16])" office:value-type="float"/>
          <table:table-cell table:formula="of:=MEDIAN([.$D16];[.$N16];[.$X16];[.$AH16];[.$AR16];[.$BB16];[.$BL16];[.$BV16];[.$CF16];[.$CP16];[.$CZ16])" office:value-type="float"/>
          <table:table-cell table:formula="of:=MEDIAN([.$E16];[.$O16];[.$Y16];[.$AI16];[.$AS16];[.$BC16];[.$BM16];[.$BW16];[.$CG16];[.$CQ16];[.$DA16])" office:value-type="float"/>
          <table:table-cell table:formula="of:=MEDIAN([.$F16];[.$P16];[.$Z16];[.$AJ16];[.$AT16];[.$BD16];[.$BN16];[.$BX16];[.$CH16];[.$CR16];[.$DB16])" office:value-type="float"/>
          <table:table-cell table:formula="of:=MEDIAN([.$G16];[.$Q16];[.$AA16];[.$AK16];[.$AU16];[.$BE16];[.$BO16];[.$BY16];[.$CI16];[.$CS16];[.$DC16])" office:value-type="float"/>
          <table:table-cell table:formula="of:=MEDIAN([.$H16];[.$R16];[.$AB16];[.$AL16];[.$AV16];[.$BF16];[.$BP16];[.$BZ16];[.$CJ16];[.$CT16];[.$DD16])" office:value-type="float"/>
          <table:table-cell table:formula="of:=MEDIAN([.$I16];[.$S16];[.$AC16];[.$AM16];[.$AW16];[.$BG16];[.$BQ16];[.$CA16];[.$CK16];[.$CU16];[.$DE16])" office:value-type="float"/>
          <table:table-cell table:formula="of:=MEDIAN([.$J16];[.$T16];[.$AD16];[.$AN16];[.$AX16];[.$BH16];[.$BR16];[.$CB16];[.$CL16];[.$CV16];[.$DF16])" office:value-type="float"/>
          <table:table-cell table:formula="of:=MEDIAN([.$K16];[.$U16];[.$AE16];[.$AO16];[.$AY16];[.$BI16];[.$BS16];[.$CC16];[.$CM16];[.$CW16];[.$DG16])" office:value-type="float"/>
          <table:table-cell table:formula="of:=MAX([.$B16];[.$L16];[.$V16];[.$AF16];[.$AP16];[.$AZ16];[.$BJ16];[.$BT16];[.$CD16];[.$CN16];[.$CX16])" office:value-type="float"/>
          <table:table-cell table:formula="of:=MAX([.$C16];[.$M16];[.$W16];[.$AG16];[.$AQ16];[.$BA16];[.$BK16];[.$BU16];[.$CE16];[.$CO16];[.$CY16])" office:value-type="float"/>
          <table:table-cell table:formula="of:=MAX([.$D16];[.$N16];[.$X16];[.$AH16];[.$AR16];[.$BB16];[.$BL16];[.$BV16];[.$CF16];[.$CP16];[.$CZ16])" office:value-type="float"/>
          <table:table-cell table:formula="of:=MAX([.$E16];[.$O16];[.$Y16];[.$AI16];[.$AS16];[.$BC16];[.$BM16];[.$BW16];[.$CG16];[.$CQ16];[.$DA16])" office:value-type="float"/>
          <table:table-cell table:formula="of:=MAX([.$F16];[.$P16];[.$Z16];[.$AJ16];[.$AT16];[.$BD16];[.$BN16];[.$BX16];[.$CH16];[.$CR16];[.$DB16])" office:value-type="float"/>
          <table:table-cell table:formula="of:=MAX([.$G16];[.$Q16];[.$AA16];[.$AK16];[.$AU16];[.$BE16];[.$BO16];[.$BY16];[.$CI16];[.$CS16];[.$DC16])" office:value-type="float"/>
          <table:table-cell table:formula="of:=MAX([.$H16];[.$R16];[.$AB16];[.$AL16];[.$AV16];[.$BF16];[.$BP16];[.$BZ16];[.$CJ16];[.$CT16];[.$DD16])" office:value-type="float"/>
          <table:table-cell table:formula="of:=MAX([.$I16];[.$S16];[.$AC16];[.$AM16];[.$AW16];[.$BG16];[.$BQ16];[.$CA16];[.$CK16];[.$CU16];[.$DE16])" office:value-type="float"/>
          <table:table-cell table:formula="of:=MAX([.$J16];[.$T16];[.$AD16];[.$AN16];[.$AX16];[.$BH16];[.$BR16];[.$CB16];[.$CL16];[.$CV16];[.$DF16])" office:value-type="float"/>
          <table:table-cell table:formula="of:=MAX([.$K16];[.$U16];[.$AE16];[.$AO16];[.$AY16];[.$BI16];[.$BS16];[.$CC16];[.$CM16];[.$CW16];[.$DG16])" office:value-type="float"/>
        </table:table-row>
        <table:table-row table:style-name="ro1">
          <table:table-cell office:value-type="string">
            <text:p>aspComp2009/15-puzzle/instances/15-puzzle.init3</text:p>
          </table:table-cell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6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6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float" office:value="40062.0"/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6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float" office:value="40062.0"/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float" office:value="40062.0"/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float" office:value="40062.0"/>
          <table:table-cell table:formula="of:=MIN([.$B17];[.$L17];[.$V17];[.$AF17];[.$AP17];[.$AZ17];[.$BJ17];[.$BT17];[.$CD17];[.$CN17];[.$CX17])" office:value-type="float"/>
          <table:table-cell table:formula="of:=MIN([.$C17];[.$M17];[.$W17];[.$AG17];[.$AQ17];[.$BA17];[.$BK17];[.$BU17];[.$CE17];[.$CO17];[.$CY17])" office:value-type="float"/>
          <table:table-cell table:formula="of:=MIN([.$D17];[.$N17];[.$X17];[.$AH17];[.$AR17];[.$BB17];[.$BL17];[.$BV17];[.$CF17];[.$CP17];[.$CZ17])" office:value-type="float"/>
          <table:table-cell table:formula="of:=MIN([.$E17];[.$O17];[.$Y17];[.$AI17];[.$AS17];[.$BC17];[.$BM17];[.$BW17];[.$CG17];[.$CQ17];[.$DA17])" office:value-type="float"/>
          <table:table-cell table:formula="of:=MIN([.$F17];[.$P17];[.$Z17];[.$AJ17];[.$AT17];[.$BD17];[.$BN17];[.$BX17];[.$CH17];[.$CR17];[.$DB17])" office:value-type="float"/>
          <table:table-cell table:formula="of:=MIN([.$G17];[.$Q17];[.$AA17];[.$AK17];[.$AU17];[.$BE17];[.$BO17];[.$BY17];[.$CI17];[.$CS17];[.$DC17])" office:value-type="float"/>
          <table:table-cell table:formula="of:=MIN([.$H17];[.$R17];[.$AB17];[.$AL17];[.$AV17];[.$BF17];[.$BP17];[.$BZ17];[.$CJ17];[.$CT17];[.$DD17])" office:value-type="float"/>
          <table:table-cell table:formula="of:=MIN([.$I17];[.$S17];[.$AC17];[.$AM17];[.$AW17];[.$BG17];[.$BQ17];[.$CA17];[.$CK17];[.$CU17];[.$DE17])" office:value-type="float"/>
          <table:table-cell table:formula="of:=MIN([.$J17];[.$T17];[.$AD17];[.$AN17];[.$AX17];[.$BH17];[.$BR17];[.$CB17];[.$CL17];[.$CV17];[.$DF17])" office:value-type="float"/>
          <table:table-cell table:formula="of:=MIN([.$K17];[.$U17];[.$AE17];[.$AO17];[.$AY17];[.$BI17];[.$BS17];[.$CC17];[.$CM17];[.$CW17];[.$DG17])" office:value-type="float"/>
          <table:table-cell table:formula="of:=MEDIAN([.$B17];[.$L17];[.$V17];[.$AF17];[.$AP17];[.$AZ17];[.$BJ17];[.$BT17];[.$CD17];[.$CN17];[.$CX17])" office:value-type="float"/>
          <table:table-cell table:formula="of:=MEDIAN([.$C17];[.$M17];[.$W17];[.$AG17];[.$AQ17];[.$BA17];[.$BK17];[.$BU17];[.$CE17];[.$CO17];[.$CY17])" office:value-type="float"/>
          <table:table-cell table:formula="of:=MEDIAN([.$D17];[.$N17];[.$X17];[.$AH17];[.$AR17];[.$BB17];[.$BL17];[.$BV17];[.$CF17];[.$CP17];[.$CZ17])" office:value-type="float"/>
          <table:table-cell table:formula="of:=MEDIAN([.$E17];[.$O17];[.$Y17];[.$AI17];[.$AS17];[.$BC17];[.$BM17];[.$BW17];[.$CG17];[.$CQ17];[.$DA17])" office:value-type="float"/>
          <table:table-cell table:formula="of:=MEDIAN([.$F17];[.$P17];[.$Z17];[.$AJ17];[.$AT17];[.$BD17];[.$BN17];[.$BX17];[.$CH17];[.$CR17];[.$DB17])" office:value-type="float"/>
          <table:table-cell table:formula="of:=MEDIAN([.$G17];[.$Q17];[.$AA17];[.$AK17];[.$AU17];[.$BE17];[.$BO17];[.$BY17];[.$CI17];[.$CS17];[.$DC17])" office:value-type="float"/>
          <table:table-cell table:formula="of:=MEDIAN([.$H17];[.$R17];[.$AB17];[.$AL17];[.$AV17];[.$BF17];[.$BP17];[.$BZ17];[.$CJ17];[.$CT17];[.$DD17])" office:value-type="float"/>
          <table:table-cell table:formula="of:=MEDIAN([.$I17];[.$S17];[.$AC17];[.$AM17];[.$AW17];[.$BG17];[.$BQ17];[.$CA17];[.$CK17];[.$CU17];[.$DE17])" office:value-type="float"/>
          <table:table-cell table:formula="of:=MEDIAN([.$J17];[.$T17];[.$AD17];[.$AN17];[.$AX17];[.$BH17];[.$BR17];[.$CB17];[.$CL17];[.$CV17];[.$DF17])" office:value-type="float"/>
          <table:table-cell table:formula="of:=MEDIAN([.$K17];[.$U17];[.$AE17];[.$AO17];[.$AY17];[.$BI17];[.$BS17];[.$CC17];[.$CM17];[.$CW17];[.$DG17])" office:value-type="float"/>
          <table:table-cell table:formula="of:=MAX([.$B17];[.$L17];[.$V17];[.$AF17];[.$AP17];[.$AZ17];[.$BJ17];[.$BT17];[.$CD17];[.$CN17];[.$CX17])" office:value-type="float"/>
          <table:table-cell table:formula="of:=MAX([.$C17];[.$M17];[.$W17];[.$AG17];[.$AQ17];[.$BA17];[.$BK17];[.$BU17];[.$CE17];[.$CO17];[.$CY17])" office:value-type="float"/>
          <table:table-cell table:formula="of:=MAX([.$D17];[.$N17];[.$X17];[.$AH17];[.$AR17];[.$BB17];[.$BL17];[.$BV17];[.$CF17];[.$CP17];[.$CZ17])" office:value-type="float"/>
          <table:table-cell table:formula="of:=MAX([.$E17];[.$O17];[.$Y17];[.$AI17];[.$AS17];[.$BC17];[.$BM17];[.$BW17];[.$CG17];[.$CQ17];[.$DA17])" office:value-type="float"/>
          <table:table-cell table:formula="of:=MAX([.$F17];[.$P17];[.$Z17];[.$AJ17];[.$AT17];[.$BD17];[.$BN17];[.$BX17];[.$CH17];[.$CR17];[.$DB17])" office:value-type="float"/>
          <table:table-cell table:formula="of:=MAX([.$G17];[.$Q17];[.$AA17];[.$AK17];[.$AU17];[.$BE17];[.$BO17];[.$BY17];[.$CI17];[.$CS17];[.$DC17])" office:value-type="float"/>
          <table:table-cell table:formula="of:=MAX([.$H17];[.$R17];[.$AB17];[.$AL17];[.$AV17];[.$BF17];[.$BP17];[.$BZ17];[.$CJ17];[.$CT17];[.$DD17])" office:value-type="float"/>
          <table:table-cell table:formula="of:=MAX([.$I17];[.$S17];[.$AC17];[.$AM17];[.$AW17];[.$BG17];[.$BQ17];[.$CA17];[.$CK17];[.$CU17];[.$DE17])" office:value-type="float"/>
          <table:table-cell table:formula="of:=MAX([.$J17];[.$T17];[.$AD17];[.$AN17];[.$AX17];[.$BH17];[.$BR17];[.$CB17];[.$CL17];[.$CV17];[.$DF17])" office:value-type="float"/>
          <table:table-cell table:formula="of:=MAX([.$K17];[.$U17];[.$AE17];[.$AO17];[.$AY17];[.$BI17];[.$BS17];[.$CC17];[.$CM17];[.$CW17];[.$DG17])" office:value-type="float"/>
        </table:table-row>
        <table:table-row table:style-name="ro1">
          <table:table-cell office:value-type="string">
            <text:p>aspComp2009/15-puzzle/instances/15-puzzle.init5</text:p>
          </table:table-cell>
          <table:table-cell office:value-type="float" office:value="600.024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6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float" office:value="40062.0"/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float" office:value="40062.0"/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float" office:value="40062.0"/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float" office:value="40062.0"/>
          <table:table-cell table:formula="of:=MIN([.$B18];[.$L18];[.$V18];[.$AF18];[.$AP18];[.$AZ18];[.$BJ18];[.$BT18];[.$CD18];[.$CN18];[.$CX18])" office:value-type="float"/>
          <table:table-cell table:formula="of:=MIN([.$C18];[.$M18];[.$W18];[.$AG18];[.$AQ18];[.$BA18];[.$BK18];[.$BU18];[.$CE18];[.$CO18];[.$CY18])" office:value-type="float"/>
          <table:table-cell table:formula="of:=MIN([.$D18];[.$N18];[.$X18];[.$AH18];[.$AR18];[.$BB18];[.$BL18];[.$BV18];[.$CF18];[.$CP18];[.$CZ18])" office:value-type="float"/>
          <table:table-cell table:formula="of:=MIN([.$E18];[.$O18];[.$Y18];[.$AI18];[.$AS18];[.$BC18];[.$BM18];[.$BW18];[.$CG18];[.$CQ18];[.$DA18])" office:value-type="float"/>
          <table:table-cell table:formula="of:=MIN([.$F18];[.$P18];[.$Z18];[.$AJ18];[.$AT18];[.$BD18];[.$BN18];[.$BX18];[.$CH18];[.$CR18];[.$DB18])" office:value-type="float"/>
          <table:table-cell table:formula="of:=MIN([.$G18];[.$Q18];[.$AA18];[.$AK18];[.$AU18];[.$BE18];[.$BO18];[.$BY18];[.$CI18];[.$CS18];[.$DC18])" office:value-type="float"/>
          <table:table-cell table:formula="of:=MIN([.$H18];[.$R18];[.$AB18];[.$AL18];[.$AV18];[.$BF18];[.$BP18];[.$BZ18];[.$CJ18];[.$CT18];[.$DD18])" office:value-type="float"/>
          <table:table-cell table:formula="of:=MIN([.$I18];[.$S18];[.$AC18];[.$AM18];[.$AW18];[.$BG18];[.$BQ18];[.$CA18];[.$CK18];[.$CU18];[.$DE18])" office:value-type="float"/>
          <table:table-cell table:formula="of:=MIN([.$J18];[.$T18];[.$AD18];[.$AN18];[.$AX18];[.$BH18];[.$BR18];[.$CB18];[.$CL18];[.$CV18];[.$DF18])" office:value-type="float"/>
          <table:table-cell table:formula="of:=MIN([.$K18];[.$U18];[.$AE18];[.$AO18];[.$AY18];[.$BI18];[.$BS18];[.$CC18];[.$CM18];[.$CW18];[.$DG18])" office:value-type="float"/>
          <table:table-cell table:formula="of:=MEDIAN([.$B18];[.$L18];[.$V18];[.$AF18];[.$AP18];[.$AZ18];[.$BJ18];[.$BT18];[.$CD18];[.$CN18];[.$CX18])" office:value-type="float"/>
          <table:table-cell table:formula="of:=MEDIAN([.$C18];[.$M18];[.$W18];[.$AG18];[.$AQ18];[.$BA18];[.$BK18];[.$BU18];[.$CE18];[.$CO18];[.$CY18])" office:value-type="float"/>
          <table:table-cell table:formula="of:=MEDIAN([.$D18];[.$N18];[.$X18];[.$AH18];[.$AR18];[.$BB18];[.$BL18];[.$BV18];[.$CF18];[.$CP18];[.$CZ18])" office:value-type="float"/>
          <table:table-cell table:formula="of:=MEDIAN([.$E18];[.$O18];[.$Y18];[.$AI18];[.$AS18];[.$BC18];[.$BM18];[.$BW18];[.$CG18];[.$CQ18];[.$DA18])" office:value-type="float"/>
          <table:table-cell table:formula="of:=MEDIAN([.$F18];[.$P18];[.$Z18];[.$AJ18];[.$AT18];[.$BD18];[.$BN18];[.$BX18];[.$CH18];[.$CR18];[.$DB18])" office:value-type="float"/>
          <table:table-cell table:formula="of:=MEDIAN([.$G18];[.$Q18];[.$AA18];[.$AK18];[.$AU18];[.$BE18];[.$BO18];[.$BY18];[.$CI18];[.$CS18];[.$DC18])" office:value-type="float"/>
          <table:table-cell table:formula="of:=MEDIAN([.$H18];[.$R18];[.$AB18];[.$AL18];[.$AV18];[.$BF18];[.$BP18];[.$BZ18];[.$CJ18];[.$CT18];[.$DD18])" office:value-type="float"/>
          <table:table-cell table:formula="of:=MEDIAN([.$I18];[.$S18];[.$AC18];[.$AM18];[.$AW18];[.$BG18];[.$BQ18];[.$CA18];[.$CK18];[.$CU18];[.$DE18])" office:value-type="float"/>
          <table:table-cell table:formula="of:=MEDIAN([.$J18];[.$T18];[.$AD18];[.$AN18];[.$AX18];[.$BH18];[.$BR18];[.$CB18];[.$CL18];[.$CV18];[.$DF18])" office:value-type="float"/>
          <table:table-cell table:formula="of:=MEDIAN([.$K18];[.$U18];[.$AE18];[.$AO18];[.$AY18];[.$BI18];[.$BS18];[.$CC18];[.$CM18];[.$CW18];[.$DG18])" office:value-type="float"/>
          <table:table-cell table:formula="of:=MAX([.$B18];[.$L18];[.$V18];[.$AF18];[.$AP18];[.$AZ18];[.$BJ18];[.$BT18];[.$CD18];[.$CN18];[.$CX18])" office:value-type="float"/>
          <table:table-cell table:formula="of:=MAX([.$C18];[.$M18];[.$W18];[.$AG18];[.$AQ18];[.$BA18];[.$BK18];[.$BU18];[.$CE18];[.$CO18];[.$CY18])" office:value-type="float"/>
          <table:table-cell table:formula="of:=MAX([.$D18];[.$N18];[.$X18];[.$AH18];[.$AR18];[.$BB18];[.$BL18];[.$BV18];[.$CF18];[.$CP18];[.$CZ18])" office:value-type="float"/>
          <table:table-cell table:formula="of:=MAX([.$E18];[.$O18];[.$Y18];[.$AI18];[.$AS18];[.$BC18];[.$BM18];[.$BW18];[.$CG18];[.$CQ18];[.$DA18])" office:value-type="float"/>
          <table:table-cell table:formula="of:=MAX([.$F18];[.$P18];[.$Z18];[.$AJ18];[.$AT18];[.$BD18];[.$BN18];[.$BX18];[.$CH18];[.$CR18];[.$DB18])" office:value-type="float"/>
          <table:table-cell table:formula="of:=MAX([.$G18];[.$Q18];[.$AA18];[.$AK18];[.$AU18];[.$BE18];[.$BO18];[.$BY18];[.$CI18];[.$CS18];[.$DC18])" office:value-type="float"/>
          <table:table-cell table:formula="of:=MAX([.$H18];[.$R18];[.$AB18];[.$AL18];[.$AV18];[.$BF18];[.$BP18];[.$BZ18];[.$CJ18];[.$CT18];[.$DD18])" office:value-type="float"/>
          <table:table-cell table:formula="of:=MAX([.$I18];[.$S18];[.$AC18];[.$AM18];[.$AW18];[.$BG18];[.$BQ18];[.$CA18];[.$CK18];[.$CU18];[.$DE18])" office:value-type="float"/>
          <table:table-cell table:formula="of:=MAX([.$J18];[.$T18];[.$AD18];[.$AN18];[.$AX18];[.$BH18];[.$BR18];[.$CB18];[.$CL18];[.$CV18];[.$DF18])" office:value-type="float"/>
          <table:table-cell table:formula="of:=MAX([.$K18];[.$U18];[.$AE18];[.$AO18];[.$AY18];[.$BI18];[.$BS18];[.$CC18];[.$CM18];[.$CW18];[.$DG18])" office:value-type="float"/>
        </table:table-row>
        <table:table-row table:style-name="ro1">
          <table:table-cell office:value-type="string">
            <text:p>aspComp2009/15-puzzle/instances/15-puzzle.init6</text:p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float" office:value="40062.0"/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float" office:value="40062.0"/>
          <table:table-cell office:value-type="float" office:value="600.02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float" office:value="40062.0"/>
          <table:table-cell office:value-type="float" office:value="600.016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float" office:value="40062.0"/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9];[.$L19];[.$V19];[.$AF19];[.$AP19];[.$AZ19];[.$BJ19];[.$BT19];[.$CD19];[.$CN19];[.$CX19])" office:value-type="float"/>
          <table:table-cell table:formula="of:=MIN([.$C19];[.$M19];[.$W19];[.$AG19];[.$AQ19];[.$BA19];[.$BK19];[.$BU19];[.$CE19];[.$CO19];[.$CY19])" office:value-type="float"/>
          <table:table-cell table:formula="of:=MIN([.$D19];[.$N19];[.$X19];[.$AH19];[.$AR19];[.$BB19];[.$BL19];[.$BV19];[.$CF19];[.$CP19];[.$CZ19])" office:value-type="float"/>
          <table:table-cell table:formula="of:=MIN([.$E19];[.$O19];[.$Y19];[.$AI19];[.$AS19];[.$BC19];[.$BM19];[.$BW19];[.$CG19];[.$CQ19];[.$DA19])" office:value-type="float"/>
          <table:table-cell table:formula="of:=MIN([.$F19];[.$P19];[.$Z19];[.$AJ19];[.$AT19];[.$BD19];[.$BN19];[.$BX19];[.$CH19];[.$CR19];[.$DB19])" office:value-type="float"/>
          <table:table-cell table:formula="of:=MIN([.$G19];[.$Q19];[.$AA19];[.$AK19];[.$AU19];[.$BE19];[.$BO19];[.$BY19];[.$CI19];[.$CS19];[.$DC19])" office:value-type="float"/>
          <table:table-cell table:formula="of:=MIN([.$H19];[.$R19];[.$AB19];[.$AL19];[.$AV19];[.$BF19];[.$BP19];[.$BZ19];[.$CJ19];[.$CT19];[.$DD19])" office:value-type="float"/>
          <table:table-cell table:formula="of:=MIN([.$I19];[.$S19];[.$AC19];[.$AM19];[.$AW19];[.$BG19];[.$BQ19];[.$CA19];[.$CK19];[.$CU19];[.$DE19])" office:value-type="float"/>
          <table:table-cell table:formula="of:=MIN([.$J19];[.$T19];[.$AD19];[.$AN19];[.$AX19];[.$BH19];[.$BR19];[.$CB19];[.$CL19];[.$CV19];[.$DF19])" office:value-type="float"/>
          <table:table-cell table:formula="of:=MIN([.$K19];[.$U19];[.$AE19];[.$AO19];[.$AY19];[.$BI19];[.$BS19];[.$CC19];[.$CM19];[.$CW19];[.$DG19])" office:value-type="float"/>
          <table:table-cell table:formula="of:=MEDIAN([.$B19];[.$L19];[.$V19];[.$AF19];[.$AP19];[.$AZ19];[.$BJ19];[.$BT19];[.$CD19];[.$CN19];[.$CX19])" office:value-type="float"/>
          <table:table-cell table:formula="of:=MEDIAN([.$C19];[.$M19];[.$W19];[.$AG19];[.$AQ19];[.$BA19];[.$BK19];[.$BU19];[.$CE19];[.$CO19];[.$CY19])" office:value-type="float"/>
          <table:table-cell table:formula="of:=MEDIAN([.$D19];[.$N19];[.$X19];[.$AH19];[.$AR19];[.$BB19];[.$BL19];[.$BV19];[.$CF19];[.$CP19];[.$CZ19])" office:value-type="float"/>
          <table:table-cell table:formula="of:=MEDIAN([.$E19];[.$O19];[.$Y19];[.$AI19];[.$AS19];[.$BC19];[.$BM19];[.$BW19];[.$CG19];[.$CQ19];[.$DA19])" office:value-type="float"/>
          <table:table-cell table:formula="of:=MEDIAN([.$F19];[.$P19];[.$Z19];[.$AJ19];[.$AT19];[.$BD19];[.$BN19];[.$BX19];[.$CH19];[.$CR19];[.$DB19])" office:value-type="float"/>
          <table:table-cell table:formula="of:=MEDIAN([.$G19];[.$Q19];[.$AA19];[.$AK19];[.$AU19];[.$BE19];[.$BO19];[.$BY19];[.$CI19];[.$CS19];[.$DC19])" office:value-type="float"/>
          <table:table-cell table:formula="of:=MEDIAN([.$H19];[.$R19];[.$AB19];[.$AL19];[.$AV19];[.$BF19];[.$BP19];[.$BZ19];[.$CJ19];[.$CT19];[.$DD19])" office:value-type="float"/>
          <table:table-cell table:formula="of:=MEDIAN([.$I19];[.$S19];[.$AC19];[.$AM19];[.$AW19];[.$BG19];[.$BQ19];[.$CA19];[.$CK19];[.$CU19];[.$DE19])" office:value-type="float"/>
          <table:table-cell table:formula="of:=MEDIAN([.$J19];[.$T19];[.$AD19];[.$AN19];[.$AX19];[.$BH19];[.$BR19];[.$CB19];[.$CL19];[.$CV19];[.$DF19])" office:value-type="float"/>
          <table:table-cell table:formula="of:=MEDIAN([.$K19];[.$U19];[.$AE19];[.$AO19];[.$AY19];[.$BI19];[.$BS19];[.$CC19];[.$CM19];[.$CW19];[.$DG19])" office:value-type="float"/>
          <table:table-cell table:formula="of:=MAX([.$B19];[.$L19];[.$V19];[.$AF19];[.$AP19];[.$AZ19];[.$BJ19];[.$BT19];[.$CD19];[.$CN19];[.$CX19])" office:value-type="float"/>
          <table:table-cell table:formula="of:=MAX([.$C19];[.$M19];[.$W19];[.$AG19];[.$AQ19];[.$BA19];[.$BK19];[.$BU19];[.$CE19];[.$CO19];[.$CY19])" office:value-type="float"/>
          <table:table-cell table:formula="of:=MAX([.$D19];[.$N19];[.$X19];[.$AH19];[.$AR19];[.$BB19];[.$BL19];[.$BV19];[.$CF19];[.$CP19];[.$CZ19])" office:value-type="float"/>
          <table:table-cell table:formula="of:=MAX([.$E19];[.$O19];[.$Y19];[.$AI19];[.$AS19];[.$BC19];[.$BM19];[.$BW19];[.$CG19];[.$CQ19];[.$DA19])" office:value-type="float"/>
          <table:table-cell table:formula="of:=MAX([.$F19];[.$P19];[.$Z19];[.$AJ19];[.$AT19];[.$BD19];[.$BN19];[.$BX19];[.$CH19];[.$CR19];[.$DB19])" office:value-type="float"/>
          <table:table-cell table:formula="of:=MAX([.$G19];[.$Q19];[.$AA19];[.$AK19];[.$AU19];[.$BE19];[.$BO19];[.$BY19];[.$CI19];[.$CS19];[.$DC19])" office:value-type="float"/>
          <table:table-cell table:formula="of:=MAX([.$H19];[.$R19];[.$AB19];[.$AL19];[.$AV19];[.$BF19];[.$BP19];[.$BZ19];[.$CJ19];[.$CT19];[.$DD19])" office:value-type="float"/>
          <table:table-cell table:formula="of:=MAX([.$I19];[.$S19];[.$AC19];[.$AM19];[.$AW19];[.$BG19];[.$BQ19];[.$CA19];[.$CK19];[.$CU19];[.$DE19])" office:value-type="float"/>
          <table:table-cell table:formula="of:=MAX([.$J19];[.$T19];[.$AD19];[.$AN19];[.$AX19];[.$BH19];[.$BR19];[.$CB19];[.$CL19];[.$CV19];[.$DF19])" office:value-type="float"/>
          <table:table-cell table:formula="of:=MAX([.$K19];[.$U19];[.$AE19];[.$AO19];[.$AY19];[.$BI19];[.$BS19];[.$CC19];[.$CM19];[.$CW19];[.$DG19])" office:value-type="float"/>
        </table:table-row>
        <table:table-row table:style-name="ro1">
          <table:table-cell office:value-type="string">
            <text:p>aspComp2009/15-puzzle/instances/15-puzzle.init7</text:p>
          </table:table-cell>
          <table:table-cell office:value-type="float" office:value="600.023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float" office:value="40062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float" office:value="40062.0"/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float" office:value="40062.0"/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float" office:value="40062.0"/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float" office:value="40062.0"/>
          <table:table-cell table:formula="of:=MIN([.$B20];[.$L20];[.$V20];[.$AF20];[.$AP20];[.$AZ20];[.$BJ20];[.$BT20];[.$CD20];[.$CN20];[.$CX20])" office:value-type="float"/>
          <table:table-cell table:formula="of:=MIN([.$C20];[.$M20];[.$W20];[.$AG20];[.$AQ20];[.$BA20];[.$BK20];[.$BU20];[.$CE20];[.$CO20];[.$CY20])" office:value-type="float"/>
          <table:table-cell table:formula="of:=MIN([.$D20];[.$N20];[.$X20];[.$AH20];[.$AR20];[.$BB20];[.$BL20];[.$BV20];[.$CF20];[.$CP20];[.$CZ20])" office:value-type="float"/>
          <table:table-cell table:formula="of:=MIN([.$E20];[.$O20];[.$Y20];[.$AI20];[.$AS20];[.$BC20];[.$BM20];[.$BW20];[.$CG20];[.$CQ20];[.$DA20])" office:value-type="float"/>
          <table:table-cell table:formula="of:=MIN([.$F20];[.$P20];[.$Z20];[.$AJ20];[.$AT20];[.$BD20];[.$BN20];[.$BX20];[.$CH20];[.$CR20];[.$DB20])" office:value-type="float"/>
          <table:table-cell table:formula="of:=MIN([.$G20];[.$Q20];[.$AA20];[.$AK20];[.$AU20];[.$BE20];[.$BO20];[.$BY20];[.$CI20];[.$CS20];[.$DC20])" office:value-type="float"/>
          <table:table-cell table:formula="of:=MIN([.$H20];[.$R20];[.$AB20];[.$AL20];[.$AV20];[.$BF20];[.$BP20];[.$BZ20];[.$CJ20];[.$CT20];[.$DD20])" office:value-type="float"/>
          <table:table-cell table:formula="of:=MIN([.$I20];[.$S20];[.$AC20];[.$AM20];[.$AW20];[.$BG20];[.$BQ20];[.$CA20];[.$CK20];[.$CU20];[.$DE20])" office:value-type="float"/>
          <table:table-cell table:formula="of:=MIN([.$J20];[.$T20];[.$AD20];[.$AN20];[.$AX20];[.$BH20];[.$BR20];[.$CB20];[.$CL20];[.$CV20];[.$DF20])" office:value-type="float"/>
          <table:table-cell table:formula="of:=MIN([.$K20];[.$U20];[.$AE20];[.$AO20];[.$AY20];[.$BI20];[.$BS20];[.$CC20];[.$CM20];[.$CW20];[.$DG20])" office:value-type="float"/>
          <table:table-cell table:formula="of:=MEDIAN([.$B20];[.$L20];[.$V20];[.$AF20];[.$AP20];[.$AZ20];[.$BJ20];[.$BT20];[.$CD20];[.$CN20];[.$CX20])" office:value-type="float"/>
          <table:table-cell table:formula="of:=MEDIAN([.$C20];[.$M20];[.$W20];[.$AG20];[.$AQ20];[.$BA20];[.$BK20];[.$BU20];[.$CE20];[.$CO20];[.$CY20])" office:value-type="float"/>
          <table:table-cell table:formula="of:=MEDIAN([.$D20];[.$N20];[.$X20];[.$AH20];[.$AR20];[.$BB20];[.$BL20];[.$BV20];[.$CF20];[.$CP20];[.$CZ20])" office:value-type="float"/>
          <table:table-cell table:formula="of:=MEDIAN([.$E20];[.$O20];[.$Y20];[.$AI20];[.$AS20];[.$BC20];[.$BM20];[.$BW20];[.$CG20];[.$CQ20];[.$DA20])" office:value-type="float"/>
          <table:table-cell table:formula="of:=MEDIAN([.$F20];[.$P20];[.$Z20];[.$AJ20];[.$AT20];[.$BD20];[.$BN20];[.$BX20];[.$CH20];[.$CR20];[.$DB20])" office:value-type="float"/>
          <table:table-cell table:formula="of:=MEDIAN([.$G20];[.$Q20];[.$AA20];[.$AK20];[.$AU20];[.$BE20];[.$BO20];[.$BY20];[.$CI20];[.$CS20];[.$DC20])" office:value-type="float"/>
          <table:table-cell table:formula="of:=MEDIAN([.$H20];[.$R20];[.$AB20];[.$AL20];[.$AV20];[.$BF20];[.$BP20];[.$BZ20];[.$CJ20];[.$CT20];[.$DD20])" office:value-type="float"/>
          <table:table-cell table:formula="of:=MEDIAN([.$I20];[.$S20];[.$AC20];[.$AM20];[.$AW20];[.$BG20];[.$BQ20];[.$CA20];[.$CK20];[.$CU20];[.$DE20])" office:value-type="float"/>
          <table:table-cell table:formula="of:=MEDIAN([.$J20];[.$T20];[.$AD20];[.$AN20];[.$AX20];[.$BH20];[.$BR20];[.$CB20];[.$CL20];[.$CV20];[.$DF20])" office:value-type="float"/>
          <table:table-cell table:formula="of:=MEDIAN([.$K20];[.$U20];[.$AE20];[.$AO20];[.$AY20];[.$BI20];[.$BS20];[.$CC20];[.$CM20];[.$CW20];[.$DG20])" office:value-type="float"/>
          <table:table-cell table:formula="of:=MAX([.$B20];[.$L20];[.$V20];[.$AF20];[.$AP20];[.$AZ20];[.$BJ20];[.$BT20];[.$CD20];[.$CN20];[.$CX20])" office:value-type="float"/>
          <table:table-cell table:formula="of:=MAX([.$C20];[.$M20];[.$W20];[.$AG20];[.$AQ20];[.$BA20];[.$BK20];[.$BU20];[.$CE20];[.$CO20];[.$CY20])" office:value-type="float"/>
          <table:table-cell table:formula="of:=MAX([.$D20];[.$N20];[.$X20];[.$AH20];[.$AR20];[.$BB20];[.$BL20];[.$BV20];[.$CF20];[.$CP20];[.$CZ20])" office:value-type="float"/>
          <table:table-cell table:formula="of:=MAX([.$E20];[.$O20];[.$Y20];[.$AI20];[.$AS20];[.$BC20];[.$BM20];[.$BW20];[.$CG20];[.$CQ20];[.$DA20])" office:value-type="float"/>
          <table:table-cell table:formula="of:=MAX([.$F20];[.$P20];[.$Z20];[.$AJ20];[.$AT20];[.$BD20];[.$BN20];[.$BX20];[.$CH20];[.$CR20];[.$DB20])" office:value-type="float"/>
          <table:table-cell table:formula="of:=MAX([.$G20];[.$Q20];[.$AA20];[.$AK20];[.$AU20];[.$BE20];[.$BO20];[.$BY20];[.$CI20];[.$CS20];[.$DC20])" office:value-type="float"/>
          <table:table-cell table:formula="of:=MAX([.$H20];[.$R20];[.$AB20];[.$AL20];[.$AV20];[.$BF20];[.$BP20];[.$BZ20];[.$CJ20];[.$CT20];[.$DD20])" office:value-type="float"/>
          <table:table-cell table:formula="of:=MAX([.$I20];[.$S20];[.$AC20];[.$AM20];[.$AW20];[.$BG20];[.$BQ20];[.$CA20];[.$CK20];[.$CU20];[.$DE20])" office:value-type="float"/>
          <table:table-cell table:formula="of:=MAX([.$J20];[.$T20];[.$AD20];[.$AN20];[.$AX20];[.$BH20];[.$BR20];[.$CB20];[.$CL20];[.$CV20];[.$DF20])" office:value-type="float"/>
          <table:table-cell table:formula="of:=MAX([.$K20];[.$U20];[.$AE20];[.$AO20];[.$AY20];[.$BI20];[.$BS20];[.$CC20];[.$CM20];[.$CW20];[.$DG20])" office:value-type="float"/>
        </table:table-row>
        <table:table-row table:style-name="ro1">
          <table:table-cell office:value-type="string">
            <text:p>aspComp2009/15-puzzle/instances/15puzzle_ins.lp</text:p>
          </table:table-cell>
          <table:table-cell table:style-name="cellBest" office:value-type="float" office:value="14.8582"/>
          <table:table-cell office:value-type="float" office:value="0.0"/>
          <table:table-cell office:value-type="float" office:value="2.85714285714"/>
          <table:table-cell office:value-type="float" office:value="0.0785714285714"/>
          <table:table-cell office:value-type="float" office:value="0.0"/>
          <table:table-cell table:style-name="cellBest" office:value-type="float" office:value="47986.0"/>
          <table:table-cell table:style-name="cellBest" office:value-type="float" office:value="0.0"/>
          <table:table-cell table:style-name="cellBest" office:value-type="float" office:value="34313.0"/>
          <table:table-cell office:value-type="float" office:value="4.0"/>
          <table:table-cell office:value-type="float" office:value="4.0"/>
          <table:table-cell office:value-type="float" office:value="15.8426"/>
          <table:table-cell office:value-type="float" office:value="0.0"/>
          <table:table-cell office:value-type="float" office:value="5.35714285714"/>
          <table:table-cell office:value-type="float" office:value="0.0880952380952"/>
          <table:table-cell office:value-type="float" office:value="0.0"/>
          <table:table-cell office:value-type="float" office:value="52962.0"/>
          <table:table-cell table:style-name="cellBest" office:value-type="float" office:value="0.0"/>
          <table:table-cell office:value-type="float" office:value="38384.0"/>
          <table:table-cell office:value-type="float" office:value="4.0"/>
          <table:table-cell office:value-type="float" office:value="4.0"/>
          <table:table-cell office:value-type="float" office:value="16.9734"/>
          <table:table-cell office:value-type="float" office:value="0.0"/>
          <table:table-cell office:value-type="float" office:value="2.85714285714"/>
          <table:table-cell office:value-type="float" office:value="0.0785714285714"/>
          <table:table-cell office:value-type="float" office:value="0.0"/>
          <table:table-cell table:style-name="cellBest" office:value-type="float" office:value="47986.0"/>
          <table:table-cell table:style-name="cellBest" office:value-type="float" office:value="0.0"/>
          <table:table-cell table:style-name="cellBest" office:value-type="float" office:value="34313.0"/>
          <table:table-cell office:value-type="float" office:value="4.0"/>
          <table:table-cell office:value-type="float" office:value="4.0"/>
          <table:table-cell office:value-type="float" office:value="40.0231"/>
          <table:table-cell office:value-type="float" office:value="0.0"/>
          <table:table-cell office:value-type="float" office:value="9.64285714286"/>
          <table:table-cell office:value-type="float" office:value="0.110119047619"/>
          <table:table-cell office:value-type="float" office:value="0.0"/>
          <table:table-cell table:style-name="cellWorst" office:value-type="float" office:value="144148.0"/>
          <table:table-cell table:style-name="cellWorst" office:value-type="float" office:value="101866.0"/>
          <table:table-cell office:value-type="float" office:value="82981.0"/>
          <table:table-cell office:value-type="float" office:value="4.0"/>
          <table:table-cell office:value-type="float" office:value="4.0"/>
          <table:table-cell office:value-type="float" office:value="23.0276"/>
          <table:table-cell office:value-type="float" office:value="0.0"/>
          <table:table-cell office:value-type="float" office:value="7.85714285714"/>
          <table:table-cell office:value-type="float" office:value="0.0964285714286"/>
          <table:table-cell office:value-type="float" office:value="0.0"/>
          <table:table-cell office:value-type="float" office:value="73999.0"/>
          <table:table-cell office:value-type="float" office:value="44178.0"/>
          <table:table-cell office:value-type="float" office:value="58764.0"/>
          <table:table-cell office:value-type="float" office:value="4.0"/>
          <table:table-cell office:value-type="float" office:value="4.0"/>
          <table:table-cell office:value-type="float" office:value="16.7396"/>
          <table:table-cell office:value-type="float" office:value="0.0"/>
          <table:table-cell office:value-type="float" office:value="9.64285714286"/>
          <table:table-cell office:value-type="float" office:value="0.110119047619"/>
          <table:table-cell office:value-type="float" office:value="0.0"/>
          <table:table-cell office:value-type="float" office:value="68508.0"/>
          <table:table-cell office:value-type="float" office:value="21446.0"/>
          <table:table-cell office:value-type="float" office:value="42740.0"/>
          <table:table-cell office:value-type="float" office:value="4.0"/>
          <table:table-cell office:value-type="float" office:value="4.0"/>
          <table:table-cell office:value-type="float" office:value="21.227"/>
          <table:table-cell office:value-type="float" office:value="0.0"/>
          <table:table-cell office:value-type="float" office:value="9.64285714286"/>
          <table:table-cell office:value-type="float" office:value="0.110119047619"/>
          <table:table-cell office:value-type="float" office:value="0.0"/>
          <table:table-cell office:value-type="float" office:value="68508.0"/>
          <table:table-cell office:value-type="float" office:value="21446.0"/>
          <table:table-cell office:value-type="float" office:value="42740.0"/>
          <table:table-cell office:value-type="float" office:value="4.0"/>
          <table:table-cell office:value-type="float" office:value="4.0"/>
          <table:table-cell office:value-type="float" office:value="15.9126"/>
          <table:table-cell office:value-type="float" office:value="0.0"/>
          <table:table-cell office:value-type="float" office:value="2.85714285714"/>
          <table:table-cell office:value-type="float" office:value="0.0755952380952"/>
          <table:table-cell office:value-type="float" office:value="0.0"/>
          <table:table-cell office:value-type="float" office:value="51877.0"/>
          <table:table-cell office:value-type="float" office:value="7588.0"/>
          <table:table-cell office:value-type="float" office:value="35875.0"/>
          <table:table-cell office:value-type="float" office:value="4.0"/>
          <table:table-cell office:value-type="float" office:value="4.0"/>
          <table:table-cell office:value-type="float" office:value="15.9122"/>
          <table:table-cell office:value-type="float" office:value="0.0"/>
          <table:table-cell table:style-name="cellBest" office:value-type="float" office:value="2.5"/>
          <table:table-cell office:value-type="float" office:value="0.0732142857143"/>
          <table:table-cell office:value-type="float" office:value="0.0"/>
          <table:table-cell office:value-type="float" office:value="50839.0"/>
          <table:table-cell office:value-type="float" office:value="6910.0"/>
          <table:table-cell office:value-type="float" office:value="34960.0"/>
          <table:table-cell office:value-type="float" office:value="4.0"/>
          <table:table-cell office:value-type="float" office:value="4.0"/>
          <table:table-cell office:value-type="float" office:value="40.7064"/>
          <table:table-cell office:value-type="float" office:value="0.0"/>
          <table:table-cell office:value-type="float" office:value="8.57142857143"/>
          <table:table-cell office:value-type="float" office:value="0.10119047619"/>
          <table:table-cell office:value-type="float" office:value="0.0"/>
          <table:table-cell office:value-type="float" office:value="110431.0"/>
          <table:table-cell office:value-type="float" office:value="80610.0"/>
          <table:table-cell table:style-name="cellWorst" office:value-type="float" office:value="92705.0"/>
          <table:table-cell office:value-type="float" office:value="4.0"/>
          <table:table-cell office:value-type="float" office:value="4.0"/>
          <table:table-cell table:style-name="cellWorst" office:value-type="float" office:value="41.7889"/>
          <table:table-cell office:value-type="float" office:value="0.0"/>
          <table:table-cell office:value-type="float" office:value="8.57142857143"/>
          <table:table-cell office:value-type="float" office:value="0.10119047619"/>
          <table:table-cell office:value-type="float" office:value="0.0"/>
          <table:table-cell office:value-type="float" office:value="110431.0"/>
          <table:table-cell office:value-type="float" office:value="80610.0"/>
          <table:table-cell table:style-name="cellWorst" office:value-type="float" office:value="92705.0"/>
          <table:table-cell office:value-type="float" office:value="4.0"/>
          <table:table-cell office:value-type="float" office:value="4.0"/>
          <table:table-cell table:formula="of:=MIN([.$B21];[.$L21];[.$V21];[.$AF21];[.$AP21];[.$AZ21];[.$BJ21];[.$BT21];[.$CD21];[.$CN21];[.$CX21])" office:value-type="float"/>
          <table:table-cell table:formula="of:=MIN([.$C21];[.$M21];[.$W21];[.$AG21];[.$AQ21];[.$BA21];[.$BK21];[.$BU21];[.$CE21];[.$CO21];[.$CY21])" office:value-type="float"/>
          <table:table-cell table:formula="of:=MIN([.$D21];[.$N21];[.$X21];[.$AH21];[.$AR21];[.$BB21];[.$BL21];[.$BV21];[.$CF21];[.$CP21];[.$CZ21])" office:value-type="float"/>
          <table:table-cell table:formula="of:=MIN([.$E21];[.$O21];[.$Y21];[.$AI21];[.$AS21];[.$BC21];[.$BM21];[.$BW21];[.$CG21];[.$CQ21];[.$DA21])" office:value-type="float"/>
          <table:table-cell table:formula="of:=MIN([.$F21];[.$P21];[.$Z21];[.$AJ21];[.$AT21];[.$BD21];[.$BN21];[.$BX21];[.$CH21];[.$CR21];[.$DB21])" office:value-type="float"/>
          <table:table-cell table:formula="of:=MIN([.$G21];[.$Q21];[.$AA21];[.$AK21];[.$AU21];[.$BE21];[.$BO21];[.$BY21];[.$CI21];[.$CS21];[.$DC21])" office:value-type="float"/>
          <table:table-cell table:formula="of:=MIN([.$H21];[.$R21];[.$AB21];[.$AL21];[.$AV21];[.$BF21];[.$BP21];[.$BZ21];[.$CJ21];[.$CT21];[.$DD21])" office:value-type="float"/>
          <table:table-cell table:formula="of:=MIN([.$I21];[.$S21];[.$AC21];[.$AM21];[.$AW21];[.$BG21];[.$BQ21];[.$CA21];[.$CK21];[.$CU21];[.$DE21])" office:value-type="float"/>
          <table:table-cell table:formula="of:=MIN([.$J21];[.$T21];[.$AD21];[.$AN21];[.$AX21];[.$BH21];[.$BR21];[.$CB21];[.$CL21];[.$CV21];[.$DF21])" office:value-type="float"/>
          <table:table-cell table:formula="of:=MIN([.$K21];[.$U21];[.$AE21];[.$AO21];[.$AY21];[.$BI21];[.$BS21];[.$CC21];[.$CM21];[.$CW21];[.$DG21])" office:value-type="float"/>
          <table:table-cell table:formula="of:=MEDIAN([.$B21];[.$L21];[.$V21];[.$AF21];[.$AP21];[.$AZ21];[.$BJ21];[.$BT21];[.$CD21];[.$CN21];[.$CX21])" office:value-type="float"/>
          <table:table-cell table:formula="of:=MEDIAN([.$C21];[.$M21];[.$W21];[.$AG21];[.$AQ21];[.$BA21];[.$BK21];[.$BU21];[.$CE21];[.$CO21];[.$CY21])" office:value-type="float"/>
          <table:table-cell table:formula="of:=MEDIAN([.$D21];[.$N21];[.$X21];[.$AH21];[.$AR21];[.$BB21];[.$BL21];[.$BV21];[.$CF21];[.$CP21];[.$CZ21])" office:value-type="float"/>
          <table:table-cell table:formula="of:=MEDIAN([.$E21];[.$O21];[.$Y21];[.$AI21];[.$AS21];[.$BC21];[.$BM21];[.$BW21];[.$CG21];[.$CQ21];[.$DA21])" office:value-type="float"/>
          <table:table-cell table:formula="of:=MEDIAN([.$F21];[.$P21];[.$Z21];[.$AJ21];[.$AT21];[.$BD21];[.$BN21];[.$BX21];[.$CH21];[.$CR21];[.$DB21])" office:value-type="float"/>
          <table:table-cell table:formula="of:=MEDIAN([.$G21];[.$Q21];[.$AA21];[.$AK21];[.$AU21];[.$BE21];[.$BO21];[.$BY21];[.$CI21];[.$CS21];[.$DC21])" office:value-type="float"/>
          <table:table-cell table:formula="of:=MEDIAN([.$H21];[.$R21];[.$AB21];[.$AL21];[.$AV21];[.$BF21];[.$BP21];[.$BZ21];[.$CJ21];[.$CT21];[.$DD21])" office:value-type="float"/>
          <table:table-cell table:formula="of:=MEDIAN([.$I21];[.$S21];[.$AC21];[.$AM21];[.$AW21];[.$BG21];[.$BQ21];[.$CA21];[.$CK21];[.$CU21];[.$DE21])" office:value-type="float"/>
          <table:table-cell table:formula="of:=MEDIAN([.$J21];[.$T21];[.$AD21];[.$AN21];[.$AX21];[.$BH21];[.$BR21];[.$CB21];[.$CL21];[.$CV21];[.$DF21])" office:value-type="float"/>
          <table:table-cell table:formula="of:=MEDIAN([.$K21];[.$U21];[.$AE21];[.$AO21];[.$AY21];[.$BI21];[.$BS21];[.$CC21];[.$CM21];[.$CW21];[.$DG21])" office:value-type="float"/>
          <table:table-cell table:formula="of:=MAX([.$B21];[.$L21];[.$V21];[.$AF21];[.$AP21];[.$AZ21];[.$BJ21];[.$BT21];[.$CD21];[.$CN21];[.$CX21])" office:value-type="float"/>
          <table:table-cell table:formula="of:=MAX([.$C21];[.$M21];[.$W21];[.$AG21];[.$AQ21];[.$BA21];[.$BK21];[.$BU21];[.$CE21];[.$CO21];[.$CY21])" office:value-type="float"/>
          <table:table-cell table:formula="of:=MAX([.$D21];[.$N21];[.$X21];[.$AH21];[.$AR21];[.$BB21];[.$BL21];[.$BV21];[.$CF21];[.$CP21];[.$CZ21])" office:value-type="float"/>
          <table:table-cell table:formula="of:=MAX([.$E21];[.$O21];[.$Y21];[.$AI21];[.$AS21];[.$BC21];[.$BM21];[.$BW21];[.$CG21];[.$CQ21];[.$DA21])" office:value-type="float"/>
          <table:table-cell table:formula="of:=MAX([.$F21];[.$P21];[.$Z21];[.$AJ21];[.$AT21];[.$BD21];[.$BN21];[.$BX21];[.$CH21];[.$CR21];[.$DB21])" office:value-type="float"/>
          <table:table-cell table:formula="of:=MAX([.$G21];[.$Q21];[.$AA21];[.$AK21];[.$AU21];[.$BE21];[.$BO21];[.$BY21];[.$CI21];[.$CS21];[.$DC21])" office:value-type="float"/>
          <table:table-cell table:formula="of:=MAX([.$H21];[.$R21];[.$AB21];[.$AL21];[.$AV21];[.$BF21];[.$BP21];[.$BZ21];[.$CJ21];[.$CT21];[.$DD21])" office:value-type="float"/>
          <table:table-cell table:formula="of:=MAX([.$I21];[.$S21];[.$AC21];[.$AM21];[.$AW21];[.$BG21];[.$BQ21];[.$CA21];[.$CK21];[.$CU21];[.$DE21])" office:value-type="float"/>
          <table:table-cell table:formula="of:=MAX([.$J21];[.$T21];[.$AD21];[.$AN21];[.$AX21];[.$BH21];[.$BR21];[.$CB21];[.$CL21];[.$CV21];[.$DF21])" office:value-type="float"/>
          <table:table-cell table:formula="of:=MAX([.$K21];[.$U21];[.$AE21];[.$AO21];[.$AY21];[.$BI21];[.$BS21];[.$CC21];[.$CM21];[.$CW21];[.$DG21])" office:value-type="float"/>
        </table:table-row>
        <table:table-row table:style-name="ro1">
          <table:table-cell office:value-type="string">
            <text:p>aspComp2013/crossing/instances/0001-crossing_minimization-9-0.asp</text:p>
          </table:table-cell>
          <table:table-cell office:value-type="float" office:value="2.8885"/>
          <table:table-cell office:value-type="float" office:value="0.0"/>
          <table:table-cell office:value-type="float" office:value="9.79381443299"/>
          <table:table-cell office:value-type="float" office:value="0.137457044674"/>
          <table:table-cell office:value-type="float" office:value="0.0"/>
          <table:table-cell table:style-name="cellBest" office:value-type="float" office:value="23242.0"/>
          <table:table-cell table:style-name="cellBest" office:value-type="float" office:value="0.0"/>
          <table:table-cell office:value-type="float" office:value="14298.0"/>
          <table:table-cell office:value-type="float" office:value="4.0"/>
          <table:table-cell office:value-type="float" office:value="27.0"/>
          <table:table-cell office:value-type="float" office:value="3.28307"/>
          <table:table-cell office:value-type="float" office:value="0.0"/>
          <table:table-cell office:value-type="float" office:value="5.67010309278"/>
          <table:table-cell office:value-type="float" office:value="0.182989690722"/>
          <table:table-cell office:value-type="float" office:value="0.0"/>
          <table:table-cell office:value-type="float" office:value="23555.0"/>
          <table:table-cell table:style-name="cellBest" office:value-type="float" office:value="0.0"/>
          <table:table-cell office:value-type="float" office:value="14337.0"/>
          <table:table-cell office:value-type="float" office:value="4.0"/>
          <table:table-cell office:value-type="float" office:value="25.0"/>
          <table:table-cell table:style-name="cellBest" office:value-type="float" office:value="2.74171"/>
          <table:table-cell office:value-type="float" office:value="0.0"/>
          <table:table-cell office:value-type="float" office:value="9.79381443299"/>
          <table:table-cell office:value-type="float" office:value="0.137457044674"/>
          <table:table-cell office:value-type="float" office:value="0.0"/>
          <table:table-cell table:style-name="cellBest" office:value-type="float" office:value="23242.0"/>
          <table:table-cell table:style-name="cellBest" office:value-type="float" office:value="0.0"/>
          <table:table-cell office:value-type="float" office:value="14298.0"/>
          <table:table-cell office:value-type="float" office:value="4.0"/>
          <table:table-cell office:value-type="float" office:value="27.0"/>
          <table:table-cell office:value-type="float" office:value="6.38057"/>
          <table:table-cell office:value-type="float" office:value="0.0"/>
          <table:table-cell office:value-type="float" office:value="18.5567010309"/>
          <table:table-cell office:value-type="float" office:value="0.260309278351"/>
          <table:table-cell office:value-type="float" office:value="0.0"/>
          <table:table-cell office:value-type="float" office:value="81191.0"/>
          <table:table-cell office:value-type="float" office:value="62368.0"/>
          <table:table-cell office:value-type="float" office:value="29472.0"/>
          <table:table-cell office:value-type="float" office:value="4.0"/>
          <table:table-cell table:style-name="cellBest" office:value-type="float" office:value="23.0"/>
          <table:table-cell office:value-type="float" office:value="62.1682"/>
          <table:table-cell office:value-type="float" office:value="0.0"/>
          <table:table-cell office:value-type="float" office:value="17.0103092784"/>
          <table:table-cell office:value-type="float" office:value="0.210481099656"/>
          <table:table-cell office:value-type="float" office:value="0.0"/>
          <table:table-cell office:value-type="float" office:value="1312205.0"/>
          <table:table-cell office:value-type="float" office:value="1277509.0"/>
          <table:table-cell office:value-type="float" office:value="203342.0"/>
          <table:table-cell office:value-type="float" office:value="4.0"/>
          <table:table-cell table:style-name="cellWorst" office:value-type="float" office:value="95.0"/>
          <table:table-cell office:value-type="float" office:value="4.18327"/>
          <table:table-cell office:value-type="float" office:value="0.0"/>
          <table:table-cell table:style-name="cellWorst" office:value-type="float" office:value="20.1030927835"/>
          <table:table-cell office:value-type="float" office:value="0.278350515464"/>
          <table:table-cell office:value-type="float" office:value="0.0"/>
          <table:table-cell office:value-type="float" office:value="31038.0"/>
          <table:table-cell office:value-type="float" office:value="8274.0"/>
          <table:table-cell office:value-type="float" office:value="14446.0"/>
          <table:table-cell office:value-type="float" office:value="4.0"/>
          <table:table-cell office:value-type="float" office:value="35.0"/>
          <table:table-cell office:value-type="float" office:value="4.01034"/>
          <table:table-cell office:value-type="float" office:value="0.0"/>
          <table:table-cell table:style-name="cellWorst" office:value-type="float" office:value="20.1030927835"/>
          <table:table-cell office:value-type="float" office:value="0.278350515464"/>
          <table:table-cell office:value-type="float" office:value="0.0"/>
          <table:table-cell office:value-type="float" office:value="31038.0"/>
          <table:table-cell office:value-type="float" office:value="8274.0"/>
          <table:table-cell office:value-type="float" office:value="14446.0"/>
          <table:table-cell office:value-type="float" office:value="4.0"/>
          <table:table-cell office:value-type="float" office:value="35.0"/>
          <table:table-cell office:value-type="float" office:value="3.08463"/>
          <table:table-cell office:value-type="float" office:value="0.0"/>
          <table:table-cell office:value-type="float" office:value="7.21649484536"/>
          <table:table-cell office:value-type="float" office:value="0.136597938144"/>
          <table:table-cell office:value-type="float" office:value="0.0"/>
          <table:table-cell office:value-type="float" office:value="25795.0"/>
          <table:table-cell office:value-type="float" office:value="126.0"/>
          <table:table-cell office:value-type="float" office:value="12935.0"/>
          <table:table-cell office:value-type="float" office:value="4.0"/>
          <table:table-cell office:value-type="float" office:value="34.0"/>
          <table:table-cell office:value-type="float" office:value="6.0847"/>
          <table:table-cell office:value-type="float" office:value="0.0"/>
          <table:table-cell table:style-name="cellBest" office:value-type="float" office:value="4.63917525773"/>
          <table:table-cell office:value-type="float" office:value="0.135738831615"/>
          <table:table-cell office:value-type="float" office:value="0.0"/>
          <table:table-cell office:value-type="float" office:value="28927.0"/>
          <table:table-cell office:value-type="float" office:value="221.0"/>
          <table:table-cell table:style-name="cellBest" office:value-type="float" office:value="12906.0"/>
          <table:table-cell office:value-type="float" office:value="4.0"/>
          <table:table-cell office:value-type="float" office:value="52.0"/>
          <table:table-cell office:value-type="float" office:value="53.7568"/>
          <table:table-cell office:value-type="float" office:value="0.0"/>
          <table:table-cell office:value-type="float" office:value="9.27835051546"/>
          <table:table-cell office:value-type="float" office:value="0.123711340206"/>
          <table:table-cell office:value-type="float" office:value="0.0"/>
          <table:table-cell office:value-type="float" office:value="1011143.0"/>
          <table:table-cell office:value-type="float" office:value="979145.0"/>
          <table:table-cell office:value-type="float" office:value="178353.0"/>
          <table:table-cell office:value-type="float" office:value="4.0"/>
          <table:table-cell office:value-type="float" office:value="73.0"/>
          <table:table-cell table:style-name="cellWorst" office:value-type="float" office:value="72.2919"/>
          <table:table-cell office:value-type="float" office:value="0.0"/>
          <table:table-cell office:value-type="float" office:value="10.3092783505"/>
          <table:table-cell office:value-type="float" office:value="0.190721649485"/>
          <table:table-cell office:value-type="float" office:value="0.0"/>
          <table:table-cell table:style-name="cellWorst" office:value-type="float" office:value="1613540.0"/>
          <table:table-cell table:style-name="cellWorst" office:value-type="float" office:value="1578510.0"/>
          <table:table-cell table:style-name="cellWorst" office:value-type="float" office:value="257430.0"/>
          <table:table-cell office:value-type="float" office:value="4.0"/>
          <table:table-cell office:value-type="float" office:value="75.0"/>
          <table:table-cell table:formula="of:=MIN([.$B22];[.$L22];[.$V22];[.$AF22];[.$AP22];[.$AZ22];[.$BJ22];[.$BT22];[.$CD22];[.$CN22];[.$CX22])" office:value-type="float"/>
          <table:table-cell table:formula="of:=MIN([.$C22];[.$M22];[.$W22];[.$AG22];[.$AQ22];[.$BA22];[.$BK22];[.$BU22];[.$CE22];[.$CO22];[.$CY22])" office:value-type="float"/>
          <table:table-cell table:formula="of:=MIN([.$D22];[.$N22];[.$X22];[.$AH22];[.$AR22];[.$BB22];[.$BL22];[.$BV22];[.$CF22];[.$CP22];[.$CZ22])" office:value-type="float"/>
          <table:table-cell table:formula="of:=MIN([.$E22];[.$O22];[.$Y22];[.$AI22];[.$AS22];[.$BC22];[.$BM22];[.$BW22];[.$CG22];[.$CQ22];[.$DA22])" office:value-type="float"/>
          <table:table-cell table:formula="of:=MIN([.$F22];[.$P22];[.$Z22];[.$AJ22];[.$AT22];[.$BD22];[.$BN22];[.$BX22];[.$CH22];[.$CR22];[.$DB22])" office:value-type="float"/>
          <table:table-cell table:formula="of:=MIN([.$G22];[.$Q22];[.$AA22];[.$AK22];[.$AU22];[.$BE22];[.$BO22];[.$BY22];[.$CI22];[.$CS22];[.$DC22])" office:value-type="float"/>
          <table:table-cell table:formula="of:=MIN([.$H22];[.$R22];[.$AB22];[.$AL22];[.$AV22];[.$BF22];[.$BP22];[.$BZ22];[.$CJ22];[.$CT22];[.$DD22])" office:value-type="float"/>
          <table:table-cell table:formula="of:=MIN([.$I22];[.$S22];[.$AC22];[.$AM22];[.$AW22];[.$BG22];[.$BQ22];[.$CA22];[.$CK22];[.$CU22];[.$DE22])" office:value-type="float"/>
          <table:table-cell table:formula="of:=MIN([.$J22];[.$T22];[.$AD22];[.$AN22];[.$AX22];[.$BH22];[.$BR22];[.$CB22];[.$CL22];[.$CV22];[.$DF22])" office:value-type="float"/>
          <table:table-cell table:formula="of:=MIN([.$K22];[.$U22];[.$AE22];[.$AO22];[.$AY22];[.$BI22];[.$BS22];[.$CC22];[.$CM22];[.$CW22];[.$DG22])" office:value-type="float"/>
          <table:table-cell table:formula="of:=MEDIAN([.$B22];[.$L22];[.$V22];[.$AF22];[.$AP22];[.$AZ22];[.$BJ22];[.$BT22];[.$CD22];[.$CN22];[.$CX22])" office:value-type="float"/>
          <table:table-cell table:formula="of:=MEDIAN([.$C22];[.$M22];[.$W22];[.$AG22];[.$AQ22];[.$BA22];[.$BK22];[.$BU22];[.$CE22];[.$CO22];[.$CY22])" office:value-type="float"/>
          <table:table-cell table:formula="of:=MEDIAN([.$D22];[.$N22];[.$X22];[.$AH22];[.$AR22];[.$BB22];[.$BL22];[.$BV22];[.$CF22];[.$CP22];[.$CZ22])" office:value-type="float"/>
          <table:table-cell table:formula="of:=MEDIAN([.$E22];[.$O22];[.$Y22];[.$AI22];[.$AS22];[.$BC22];[.$BM22];[.$BW22];[.$CG22];[.$CQ22];[.$DA22])" office:value-type="float"/>
          <table:table-cell table:formula="of:=MEDIAN([.$F22];[.$P22];[.$Z22];[.$AJ22];[.$AT22];[.$BD22];[.$BN22];[.$BX22];[.$CH22];[.$CR22];[.$DB22])" office:value-type="float"/>
          <table:table-cell table:formula="of:=MEDIAN([.$G22];[.$Q22];[.$AA22];[.$AK22];[.$AU22];[.$BE22];[.$BO22];[.$BY22];[.$CI22];[.$CS22];[.$DC22])" office:value-type="float"/>
          <table:table-cell table:formula="of:=MEDIAN([.$H22];[.$R22];[.$AB22];[.$AL22];[.$AV22];[.$BF22];[.$BP22];[.$BZ22];[.$CJ22];[.$CT22];[.$DD22])" office:value-type="float"/>
          <table:table-cell table:formula="of:=MEDIAN([.$I22];[.$S22];[.$AC22];[.$AM22];[.$AW22];[.$BG22];[.$BQ22];[.$CA22];[.$CK22];[.$CU22];[.$DE22])" office:value-type="float"/>
          <table:table-cell table:formula="of:=MEDIAN([.$J22];[.$T22];[.$AD22];[.$AN22];[.$AX22];[.$BH22];[.$BR22];[.$CB22];[.$CL22];[.$CV22];[.$DF22])" office:value-type="float"/>
          <table:table-cell table:formula="of:=MEDIAN([.$K22];[.$U22];[.$AE22];[.$AO22];[.$AY22];[.$BI22];[.$BS22];[.$CC22];[.$CM22];[.$CW22];[.$DG22])" office:value-type="float"/>
          <table:table-cell table:formula="of:=MAX([.$B22];[.$L22];[.$V22];[.$AF22];[.$AP22];[.$AZ22];[.$BJ22];[.$BT22];[.$CD22];[.$CN22];[.$CX22])" office:value-type="float"/>
          <table:table-cell table:formula="of:=MAX([.$C22];[.$M22];[.$W22];[.$AG22];[.$AQ22];[.$BA22];[.$BK22];[.$BU22];[.$CE22];[.$CO22];[.$CY22])" office:value-type="float"/>
          <table:table-cell table:formula="of:=MAX([.$D22];[.$N22];[.$X22];[.$AH22];[.$AR22];[.$BB22];[.$BL22];[.$BV22];[.$CF22];[.$CP22];[.$CZ22])" office:value-type="float"/>
          <table:table-cell table:formula="of:=MAX([.$E22];[.$O22];[.$Y22];[.$AI22];[.$AS22];[.$BC22];[.$BM22];[.$BW22];[.$CG22];[.$CQ22];[.$DA22])" office:value-type="float"/>
          <table:table-cell table:formula="of:=MAX([.$F22];[.$P22];[.$Z22];[.$AJ22];[.$AT22];[.$BD22];[.$BN22];[.$BX22];[.$CH22];[.$CR22];[.$DB22])" office:value-type="float"/>
          <table:table-cell table:formula="of:=MAX([.$G22];[.$Q22];[.$AA22];[.$AK22];[.$AU22];[.$BE22];[.$BO22];[.$BY22];[.$CI22];[.$CS22];[.$DC22])" office:value-type="float"/>
          <table:table-cell table:formula="of:=MAX([.$H22];[.$R22];[.$AB22];[.$AL22];[.$AV22];[.$BF22];[.$BP22];[.$BZ22];[.$CJ22];[.$CT22];[.$DD22])" office:value-type="float"/>
          <table:table-cell table:formula="of:=MAX([.$I22];[.$S22];[.$AC22];[.$AM22];[.$AW22];[.$BG22];[.$BQ22];[.$CA22];[.$CK22];[.$CU22];[.$DE22])" office:value-type="float"/>
          <table:table-cell table:formula="of:=MAX([.$J22];[.$T22];[.$AD22];[.$AN22];[.$AX22];[.$BH22];[.$BR22];[.$CB22];[.$CL22];[.$CV22];[.$DF22])" office:value-type="float"/>
          <table:table-cell table:formula="of:=MAX([.$K22];[.$U22];[.$AE22];[.$AO22];[.$AY22];[.$BI22];[.$BS22];[.$CC22];[.$CM22];[.$CW22];[.$DG22])" office:value-type="float"/>
        </table:table-row>
        <table:table-row table:style-name="ro1">
          <table:table-cell office:value-type="string">
            <text:p>aspComp2013/crossing/instances/0002-crossing_minimization-9-0.asp</text:p>
          </table:table-cell>
          <table:table-cell office:value-type="float" office:value="2.61643"/>
          <table:table-cell office:value-type="float" office:value="0.0"/>
          <table:table-cell office:value-type="float" office:value="8.33333333333"/>
          <table:table-cell office:value-type="float" office:value="0.158854166667"/>
          <table:table-cell office:value-type="float" office:value="0.0"/>
          <table:table-cell office:value-type="float" office:value="19579.0"/>
          <table:table-cell table:style-name="cellBest" office:value-type="float" office:value="0.0"/>
          <table:table-cell office:value-type="float" office:value="10945.0"/>
          <table:table-cell office:value-type="float" office:value="4.0"/>
          <table:table-cell office:value-type="float" office:value="32.0"/>
          <table:table-cell table:style-name="cellBest" office:value-type="float" office:value="2.26505"/>
          <table:table-cell office:value-type="float" office:value="0.0"/>
          <table:table-cell table:style-name="cellWorst" office:value-type="float" office:value="14.5833333333"/>
          <table:table-cell office:value-type="float" office:value="0.166666666667"/>
          <table:table-cell office:value-type="float" office:value="0.0"/>
          <table:table-cell table:style-name="cellBest" office:value-type="float" office:value="18374.0"/>
          <table:table-cell table:style-name="cellBest" office:value-type="float" office:value="0.0"/>
          <table:table-cell office:value-type="float" office:value="10414.0"/>
          <table:table-cell office:value-type="float" office:value="4.0"/>
          <table:table-cell table:style-name="cellBest" office:value-type="float" office:value="27.0"/>
          <table:table-cell office:value-type="float" office:value="2.46323"/>
          <table:table-cell office:value-type="float" office:value="0.0"/>
          <table:table-cell office:value-type="float" office:value="8.33333333333"/>
          <table:table-cell office:value-type="float" office:value="0.158854166667"/>
          <table:table-cell office:value-type="float" office:value="0.0"/>
          <table:table-cell office:value-type="float" office:value="19579.0"/>
          <table:table-cell table:style-name="cellBest" office:value-type="float" office:value="0.0"/>
          <table:table-cell office:value-type="float" office:value="10945.0"/>
          <table:table-cell office:value-type="float" office:value="4.0"/>
          <table:table-cell office:value-type="float" office:value="32.0"/>
          <table:table-cell office:value-type="float" office:value="3.12412"/>
          <table:table-cell office:value-type="float" office:value="0.0"/>
          <table:table-cell office:value-type="float" office:value="8.85416666667"/>
          <table:table-cell office:value-type="float" office:value="0.191840277778"/>
          <table:table-cell office:value-type="float" office:value="0.0"/>
          <table:table-cell office:value-type="float" office:value="24707.0"/>
          <table:table-cell office:value-type="float" office:value="6976.0"/>
          <table:table-cell office:value-type="float" office:value="11717.0"/>
          <table:table-cell office:value-type="float" office:value="4.0"/>
          <table:table-cell office:value-type="float" office:value="31.0"/>
          <table:table-cell office:value-type="float" office:value="60.8519"/>
          <table:table-cell office:value-type="float" office:value="0.0"/>
          <table:table-cell office:value-type="float" office:value="14.0625"/>
          <table:table-cell office:value-type="float" office:value="0.190104166667"/>
          <table:table-cell office:value-type="float" office:value="0.0"/>
          <table:table-cell office:value-type="float" office:value="1133183.0"/>
          <table:table-cell office:value-type="float" office:value="1098362.0"/>
          <table:table-cell office:value-type="float" office:value="182773.0"/>
          <table:table-cell office:value-type="float" office:value="4.0"/>
          <table:table-cell office:value-type="float" office:value="77.0"/>
          <table:table-cell office:value-type="float" office:value="3.52764"/>
          <table:table-cell office:value-type="float" office:value="0.0"/>
          <table:table-cell office:value-type="float" office:value="12.5"/>
          <table:table-cell office:value-type="float" office:value="0.217013888889"/>
          <table:table-cell office:value-type="float" office:value="0.0"/>
          <table:table-cell office:value-type="float" office:value="27505.0"/>
          <table:table-cell office:value-type="float" office:value="4742.0"/>
          <table:table-cell office:value-type="float" office:value="11850.0"/>
          <table:table-cell office:value-type="float" office:value="4.0"/>
          <table:table-cell office:value-type="float" office:value="36.0"/>
          <table:table-cell office:value-type="float" office:value="3.11449"/>
          <table:table-cell office:value-type="float" office:value="0.0"/>
          <table:table-cell office:value-type="float" office:value="12.5"/>
          <table:table-cell office:value-type="float" office:value="0.217013888889"/>
          <table:table-cell office:value-type="float" office:value="0.0"/>
          <table:table-cell office:value-type="float" office:value="27505.0"/>
          <table:table-cell office:value-type="float" office:value="4742.0"/>
          <table:table-cell office:value-type="float" office:value="11850.0"/>
          <table:table-cell office:value-type="float" office:value="4.0"/>
          <table:table-cell office:value-type="float" office:value="36.0"/>
          <table:table-cell office:value-type="float" office:value="3.02439"/>
          <table:table-cell office:value-type="float" office:value="0.0"/>
          <table:table-cell office:value-type="float" office:value="6.77083333333"/>
          <table:table-cell office:value-type="float" office:value="0.150173611111"/>
          <table:table-cell office:value-type="float" office:value="0.0"/>
          <table:table-cell office:value-type="float" office:value="22656.0"/>
          <table:table-cell office:value-type="float" office:value="161.0"/>
          <table:table-cell table:style-name="cellBest" office:value-type="float" office:value="9869.0"/>
          <table:table-cell office:value-type="float" office:value="4.0"/>
          <table:table-cell office:value-type="float" office:value="40.0"/>
          <table:table-cell office:value-type="float" office:value="4.77519"/>
          <table:table-cell office:value-type="float" office:value="0.0"/>
          <table:table-cell office:value-type="float" office:value="8.33333333333"/>
          <table:table-cell office:value-type="float" office:value="0.125868055556"/>
          <table:table-cell office:value-type="float" office:value="0.0"/>
          <table:table-cell office:value-type="float" office:value="24565.0"/>
          <table:table-cell office:value-type="float" office:value="96.0"/>
          <table:table-cell office:value-type="float" office:value="10703.0"/>
          <table:table-cell office:value-type="float" office:value="4.0"/>
          <table:table-cell office:value-type="float" office:value="39.0"/>
          <table:table-cell office:value-type="float" office:value="77.1074"/>
          <table:table-cell office:value-type="float" office:value="0.0"/>
          <table:table-cell office:value-type="float" office:value="13.5416666667"/>
          <table:table-cell office:value-type="float" office:value="0.161458333333"/>
          <table:table-cell office:value-type="float" office:value="0.0"/>
          <table:table-cell table:style-name="cellWorst" office:value-type="float" office:value="1260680.0"/>
          <table:table-cell table:style-name="cellWorst" office:value-type="float" office:value="1221391.0"/>
          <table:table-cell office:value-type="float" office:value="223181.0"/>
          <table:table-cell office:value-type="float" office:value="4.0"/>
          <table:table-cell office:value-type="float" office:value="84.0"/>
          <table:table-cell table:style-name="cellWorst" office:value-type="float" office:value="82.0773"/>
          <table:table-cell office:value-type="float" office:value="0.0"/>
          <table:table-cell table:style-name="cellBest" office:value-type="float" office:value="4.6875"/>
          <table:table-cell office:value-type="float" office:value="0.118923611111"/>
          <table:table-cell office:value-type="float" office:value="0.0"/>
          <table:table-cell office:value-type="float" office:value="1187129.0"/>
          <table:table-cell office:value-type="float" office:value="1148448.0"/>
          <table:table-cell table:style-name="cellWorst" office:value-type="float" office:value="229812.0"/>
          <table:table-cell office:value-type="float" office:value="4.0"/>
          <table:table-cell table:style-name="cellWorst" office:value-type="float" office:value="98.0"/>
          <table:table-cell table:formula="of:=MIN([.$B23];[.$L23];[.$V23];[.$AF23];[.$AP23];[.$AZ23];[.$BJ23];[.$BT23];[.$CD23];[.$CN23];[.$CX23])" office:value-type="float"/>
          <table:table-cell table:formula="of:=MIN([.$C23];[.$M23];[.$W23];[.$AG23];[.$AQ23];[.$BA23];[.$BK23];[.$BU23];[.$CE23];[.$CO23];[.$CY23])" office:value-type="float"/>
          <table:table-cell table:formula="of:=MIN([.$D23];[.$N23];[.$X23];[.$AH23];[.$AR23];[.$BB23];[.$BL23];[.$BV23];[.$CF23];[.$CP23];[.$CZ23])" office:value-type="float"/>
          <table:table-cell table:formula="of:=MIN([.$E23];[.$O23];[.$Y23];[.$AI23];[.$AS23];[.$BC23];[.$BM23];[.$BW23];[.$CG23];[.$CQ23];[.$DA23])" office:value-type="float"/>
          <table:table-cell table:formula="of:=MIN([.$F23];[.$P23];[.$Z23];[.$AJ23];[.$AT23];[.$BD23];[.$BN23];[.$BX23];[.$CH23];[.$CR23];[.$DB23])" office:value-type="float"/>
          <table:table-cell table:formula="of:=MIN([.$G23];[.$Q23];[.$AA23];[.$AK23];[.$AU23];[.$BE23];[.$BO23];[.$BY23];[.$CI23];[.$CS23];[.$DC23])" office:value-type="float"/>
          <table:table-cell table:formula="of:=MIN([.$H23];[.$R23];[.$AB23];[.$AL23];[.$AV23];[.$BF23];[.$BP23];[.$BZ23];[.$CJ23];[.$CT23];[.$DD23])" office:value-type="float"/>
          <table:table-cell table:formula="of:=MIN([.$I23];[.$S23];[.$AC23];[.$AM23];[.$AW23];[.$BG23];[.$BQ23];[.$CA23];[.$CK23];[.$CU23];[.$DE23])" office:value-type="float"/>
          <table:table-cell table:formula="of:=MIN([.$J23];[.$T23];[.$AD23];[.$AN23];[.$AX23];[.$BH23];[.$BR23];[.$CB23];[.$CL23];[.$CV23];[.$DF23])" office:value-type="float"/>
          <table:table-cell table:formula="of:=MIN([.$K23];[.$U23];[.$AE23];[.$AO23];[.$AY23];[.$BI23];[.$BS23];[.$CC23];[.$CM23];[.$CW23];[.$DG23])" office:value-type="float"/>
          <table:table-cell table:formula="of:=MEDIAN([.$B23];[.$L23];[.$V23];[.$AF23];[.$AP23];[.$AZ23];[.$BJ23];[.$BT23];[.$CD23];[.$CN23];[.$CX23])" office:value-type="float"/>
          <table:table-cell table:formula="of:=MEDIAN([.$C23];[.$M23];[.$W23];[.$AG23];[.$AQ23];[.$BA23];[.$BK23];[.$BU23];[.$CE23];[.$CO23];[.$CY23])" office:value-type="float"/>
          <table:table-cell table:formula="of:=MEDIAN([.$D23];[.$N23];[.$X23];[.$AH23];[.$AR23];[.$BB23];[.$BL23];[.$BV23];[.$CF23];[.$CP23];[.$CZ23])" office:value-type="float"/>
          <table:table-cell table:formula="of:=MEDIAN([.$E23];[.$O23];[.$Y23];[.$AI23];[.$AS23];[.$BC23];[.$BM23];[.$BW23];[.$CG23];[.$CQ23];[.$DA23])" office:value-type="float"/>
          <table:table-cell table:formula="of:=MEDIAN([.$F23];[.$P23];[.$Z23];[.$AJ23];[.$AT23];[.$BD23];[.$BN23];[.$BX23];[.$CH23];[.$CR23];[.$DB23])" office:value-type="float"/>
          <table:table-cell table:formula="of:=MEDIAN([.$G23];[.$Q23];[.$AA23];[.$AK23];[.$AU23];[.$BE23];[.$BO23];[.$BY23];[.$CI23];[.$CS23];[.$DC23])" office:value-type="float"/>
          <table:table-cell table:formula="of:=MEDIAN([.$H23];[.$R23];[.$AB23];[.$AL23];[.$AV23];[.$BF23];[.$BP23];[.$BZ23];[.$CJ23];[.$CT23];[.$DD23])" office:value-type="float"/>
          <table:table-cell table:formula="of:=MEDIAN([.$I23];[.$S23];[.$AC23];[.$AM23];[.$AW23];[.$BG23];[.$BQ23];[.$CA23];[.$CK23];[.$CU23];[.$DE23])" office:value-type="float"/>
          <table:table-cell table:formula="of:=MEDIAN([.$J23];[.$T23];[.$AD23];[.$AN23];[.$AX23];[.$BH23];[.$BR23];[.$CB23];[.$CL23];[.$CV23];[.$DF23])" office:value-type="float"/>
          <table:table-cell table:formula="of:=MEDIAN([.$K23];[.$U23];[.$AE23];[.$AO23];[.$AY23];[.$BI23];[.$BS23];[.$CC23];[.$CM23];[.$CW23];[.$DG23])" office:value-type="float"/>
          <table:table-cell table:formula="of:=MAX([.$B23];[.$L23];[.$V23];[.$AF23];[.$AP23];[.$AZ23];[.$BJ23];[.$BT23];[.$CD23];[.$CN23];[.$CX23])" office:value-type="float"/>
          <table:table-cell table:formula="of:=MAX([.$C23];[.$M23];[.$W23];[.$AG23];[.$AQ23];[.$BA23];[.$BK23];[.$BU23];[.$CE23];[.$CO23];[.$CY23])" office:value-type="float"/>
          <table:table-cell table:formula="of:=MAX([.$D23];[.$N23];[.$X23];[.$AH23];[.$AR23];[.$BB23];[.$BL23];[.$BV23];[.$CF23];[.$CP23];[.$CZ23])" office:value-type="float"/>
          <table:table-cell table:formula="of:=MAX([.$E23];[.$O23];[.$Y23];[.$AI23];[.$AS23];[.$BC23];[.$BM23];[.$BW23];[.$CG23];[.$CQ23];[.$DA23])" office:value-type="float"/>
          <table:table-cell table:formula="of:=MAX([.$F23];[.$P23];[.$Z23];[.$AJ23];[.$AT23];[.$BD23];[.$BN23];[.$BX23];[.$CH23];[.$CR23];[.$DB23])" office:value-type="float"/>
          <table:table-cell table:formula="of:=MAX([.$G23];[.$Q23];[.$AA23];[.$AK23];[.$AU23];[.$BE23];[.$BO23];[.$BY23];[.$CI23];[.$CS23];[.$DC23])" office:value-type="float"/>
          <table:table-cell table:formula="of:=MAX([.$H23];[.$R23];[.$AB23];[.$AL23];[.$AV23];[.$BF23];[.$BP23];[.$BZ23];[.$CJ23];[.$CT23];[.$DD23])" office:value-type="float"/>
          <table:table-cell table:formula="of:=MAX([.$I23];[.$S23];[.$AC23];[.$AM23];[.$AW23];[.$BG23];[.$BQ23];[.$CA23];[.$CK23];[.$CU23];[.$DE23])" office:value-type="float"/>
          <table:table-cell table:formula="of:=MAX([.$J23];[.$T23];[.$AD23];[.$AN23];[.$AX23];[.$BH23];[.$BR23];[.$CB23];[.$CL23];[.$CV23];[.$DF23])" office:value-type="float"/>
          <table:table-cell table:formula="of:=MAX([.$K23];[.$U23];[.$AE23];[.$AO23];[.$AY23];[.$BI23];[.$BS23];[.$CC23];[.$CM23];[.$CW23];[.$DG23])" office:value-type="float"/>
        </table:table-row>
        <table:table-row table:style-name="ro1">
          <table:table-cell office:value-type="string">
            <text:p>aspComp2013/crossing/instances/0003-crossing_minimization-9-0.asp</text:p>
          </table:table-cell>
          <table:table-cell office:value-type="float" office:value="3.24372"/>
          <table:table-cell office:value-type="float" office:value="0.0"/>
          <table:table-cell office:value-type="float" office:value="11.0526315789"/>
          <table:table-cell office:value-type="float" office:value="0.214035087719"/>
          <table:table-cell office:value-type="float" office:value="0.0"/>
          <table:table-cell office:value-type="float" office:value="24187.0"/>
          <table:table-cell table:style-name="cellBest" office:value-type="float" office:value="0.0"/>
          <table:table-cell office:value-type="float" office:value="16129.0"/>
          <table:table-cell office:value-type="float" office:value="4.0"/>
          <table:table-cell table:style-name="cellBest" office:value-type="float" office:value="23.0"/>
          <table:table-cell office:value-type="float" office:value="2.99875"/>
          <table:table-cell office:value-type="float" office:value="0.0"/>
          <table:table-cell office:value-type="float" office:value="10.0"/>
          <table:table-cell office:value-type="float" office:value="0.179824561404"/>
          <table:table-cell office:value-type="float" office:value="0.0"/>
          <table:table-cell table:style-name="cellBest" office:value-type="float" office:value="20506.0"/>
          <table:table-cell table:style-name="cellBest" office:value-type="float" office:value="0.0"/>
          <table:table-cell office:value-type="float" office:value="13458.0"/>
          <table:table-cell office:value-type="float" office:value="4.0"/>
          <table:table-cell office:value-type="float" office:value="30.0"/>
          <table:table-cell office:value-type="float" office:value="3.41149"/>
          <table:table-cell office:value-type="float" office:value="0.0"/>
          <table:table-cell office:value-type="float" office:value="11.0526315789"/>
          <table:table-cell office:value-type="float" office:value="0.214035087719"/>
          <table:table-cell office:value-type="float" office:value="0.0"/>
          <table:table-cell office:value-type="float" office:value="24187.0"/>
          <table:table-cell table:style-name="cellBest" office:value-type="float" office:value="0.0"/>
          <table:table-cell office:value-type="float" office:value="16129.0"/>
          <table:table-cell office:value-type="float" office:value="4.0"/>
          <table:table-cell table:style-name="cellBest" office:value-type="float" office:value="23.0"/>
          <table:table-cell office:value-type="float" office:value="3.65587"/>
          <table:table-cell office:value-type="float" office:value="0.0"/>
          <table:table-cell office:value-type="float" office:value="6.84210526316"/>
          <table:table-cell office:value-type="float" office:value="0.256140350877"/>
          <table:table-cell office:value-type="float" office:value="0.0"/>
          <table:table-cell office:value-type="float" office:value="34970.0"/>
          <table:table-cell office:value-type="float" office:value="16052.0"/>
          <table:table-cell office:value-type="float" office:value="16143.0"/>
          <table:table-cell office:value-type="float" office:value="4.0"/>
          <table:table-cell office:value-type="float" office:value="25.0"/>
          <table:table-cell office:value-type="float" office:value="111.295"/>
          <table:table-cell office:value-type="float" office:value="0.0"/>
          <table:table-cell office:value-type="float" office:value="15.2631578947"/>
          <table:table-cell office:value-type="float" office:value="0.221052631579"/>
          <table:table-cell office:value-type="float" office:value="0.0"/>
          <table:table-cell office:value-type="float" office:value="1481966.0"/>
          <table:table-cell office:value-type="float" office:value="1442905.0"/>
          <table:table-cell office:value-type="float" office:value="372369.0"/>
          <table:table-cell office:value-type="float" office:value="4.0"/>
          <table:table-cell office:value-type="float" office:value="59.0"/>
          <table:table-cell table:style-name="cellBest" office:value-type="float" office:value="2.98519"/>
          <table:table-cell office:value-type="float" office:value="0.0"/>
          <table:table-cell office:value-type="float" office:value="13.1578947368"/>
          <table:table-cell office:value-type="float" office:value="0.241228070175"/>
          <table:table-cell office:value-type="float" office:value="0.0"/>
          <table:table-cell office:value-type="float" office:value="27407.0"/>
          <table:table-cell office:value-type="float" office:value="3059.0"/>
          <table:table-cell office:value-type="float" office:value="13585.0"/>
          <table:table-cell office:value-type="float" office:value="4.0"/>
          <table:table-cell office:value-type="float" office:value="31.0"/>
          <table:table-cell office:value-type="float" office:value="3.11681"/>
          <table:table-cell office:value-type="float" office:value="0.0"/>
          <table:table-cell office:value-type="float" office:value="13.1578947368"/>
          <table:table-cell office:value-type="float" office:value="0.241228070175"/>
          <table:table-cell office:value-type="float" office:value="0.0"/>
          <table:table-cell office:value-type="float" office:value="27407.0"/>
          <table:table-cell office:value-type="float" office:value="3059.0"/>
          <table:table-cell office:value-type="float" office:value="13585.0"/>
          <table:table-cell office:value-type="float" office:value="4.0"/>
          <table:table-cell office:value-type="float" office:value="31.0"/>
          <table:table-cell office:value-type="float" office:value="6.5868"/>
          <table:table-cell office:value-type="float" office:value="0.0"/>
          <table:table-cell office:value-type="float" office:value="16.8421052632"/>
          <table:table-cell office:value-type="float" office:value="0.227192982456"/>
          <table:table-cell office:value-type="float" office:value="0.0"/>
          <table:table-cell office:value-type="float" office:value="50405.0"/>
          <table:table-cell office:value-type="float" office:value="138.0"/>
          <table:table-cell office:value-type="float" office:value="29523.0"/>
          <table:table-cell office:value-type="float" office:value="4.0"/>
          <table:table-cell office:value-type="float" office:value="35.0"/>
          <table:table-cell office:value-type="float" office:value="4.32092"/>
          <table:table-cell office:value-type="float" office:value="0.0"/>
          <table:table-cell table:style-name="cellBest" office:value-type="float" office:value="3.15789473684"/>
          <table:table-cell office:value-type="float" office:value="0.124561403509"/>
          <table:table-cell office:value-type="float" office:value="0.0"/>
          <table:table-cell office:value-type="float" office:value="23756.0"/>
          <table:table-cell office:value-type="float" office:value="62.0"/>
          <table:table-cell table:style-name="cellBest" office:value-type="float" office:value="12635.0"/>
          <table:table-cell office:value-type="float" office:value="4.0"/>
          <table:table-cell office:value-type="float" office:value="28.0"/>
          <table:table-cell office:value-type="float" office:value="221.474"/>
          <table:table-cell office:value-type="float" office:value="0.0"/>
          <table:table-cell office:value-type="float" office:value="13.6842105263"/>
          <table:table-cell office:value-type="float" office:value="0.207894736842"/>
          <table:table-cell office:value-type="float" office:value="0.0"/>
          <table:table-cell office:value-type="float" office:value="3169282.0"/>
          <table:table-cell office:value-type="float" office:value="3117231.0"/>
          <table:table-cell office:value-type="float" office:value="633881.0"/>
          <table:table-cell office:value-type="float" office:value="4.0"/>
          <table:table-cell table:style-name="cellWorst" office:value-type="float" office:value="82.0"/>
          <table:table-cell table:style-name="cellWorst" office:value-type="float" office:value="343.054"/>
          <table:table-cell office:value-type="float" office:value="0.0"/>
          <table:table-cell table:style-name="cellWorst" office:value-type="float" office:value="17.3684210526"/>
          <table:table-cell office:value-type="float" office:value="0.235964912281"/>
          <table:table-cell office:value-type="float" office:value="0.0"/>
          <table:table-cell table:style-name="cellWorst" office:value-type="float" office:value="4620659.0"/>
          <table:table-cell table:style-name="cellWorst" office:value-type="float" office:value="4563920.0"/>
          <table:table-cell table:style-name="cellWorst" office:value-type="float" office:value="1019377.0"/>
          <table:table-cell office:value-type="float" office:value="4.0"/>
          <table:table-cell office:value-type="float" office:value="75.0"/>
          <table:table-cell table:formula="of:=MIN([.$B24];[.$L24];[.$V24];[.$AF24];[.$AP24];[.$AZ24];[.$BJ24];[.$BT24];[.$CD24];[.$CN24];[.$CX24])" office:value-type="float"/>
          <table:table-cell table:formula="of:=MIN([.$C24];[.$M24];[.$W24];[.$AG24];[.$AQ24];[.$BA24];[.$BK24];[.$BU24];[.$CE24];[.$CO24];[.$CY24])" office:value-type="float"/>
          <table:table-cell table:formula="of:=MIN([.$D24];[.$N24];[.$X24];[.$AH24];[.$AR24];[.$BB24];[.$BL24];[.$BV24];[.$CF24];[.$CP24];[.$CZ24])" office:value-type="float"/>
          <table:table-cell table:formula="of:=MIN([.$E24];[.$O24];[.$Y24];[.$AI24];[.$AS24];[.$BC24];[.$BM24];[.$BW24];[.$CG24];[.$CQ24];[.$DA24])" office:value-type="float"/>
          <table:table-cell table:formula="of:=MIN([.$F24];[.$P24];[.$Z24];[.$AJ24];[.$AT24];[.$BD24];[.$BN24];[.$BX24];[.$CH24];[.$CR24];[.$DB24])" office:value-type="float"/>
          <table:table-cell table:formula="of:=MIN([.$G24];[.$Q24];[.$AA24];[.$AK24];[.$AU24];[.$BE24];[.$BO24];[.$BY24];[.$CI24];[.$CS24];[.$DC24])" office:value-type="float"/>
          <table:table-cell table:formula="of:=MIN([.$H24];[.$R24];[.$AB24];[.$AL24];[.$AV24];[.$BF24];[.$BP24];[.$BZ24];[.$CJ24];[.$CT24];[.$DD24])" office:value-type="float"/>
          <table:table-cell table:formula="of:=MIN([.$I24];[.$S24];[.$AC24];[.$AM24];[.$AW24];[.$BG24];[.$BQ24];[.$CA24];[.$CK24];[.$CU24];[.$DE24])" office:value-type="float"/>
          <table:table-cell table:formula="of:=MIN([.$J24];[.$T24];[.$AD24];[.$AN24];[.$AX24];[.$BH24];[.$BR24];[.$CB24];[.$CL24];[.$CV24];[.$DF24])" office:value-type="float"/>
          <table:table-cell table:formula="of:=MIN([.$K24];[.$U24];[.$AE24];[.$AO24];[.$AY24];[.$BI24];[.$BS24];[.$CC24];[.$CM24];[.$CW24];[.$DG24])" office:value-type="float"/>
          <table:table-cell table:formula="of:=MEDIAN([.$B24];[.$L24];[.$V24];[.$AF24];[.$AP24];[.$AZ24];[.$BJ24];[.$BT24];[.$CD24];[.$CN24];[.$CX24])" office:value-type="float"/>
          <table:table-cell table:formula="of:=MEDIAN([.$C24];[.$M24];[.$W24];[.$AG24];[.$AQ24];[.$BA24];[.$BK24];[.$BU24];[.$CE24];[.$CO24];[.$CY24])" office:value-type="float"/>
          <table:table-cell table:formula="of:=MEDIAN([.$D24];[.$N24];[.$X24];[.$AH24];[.$AR24];[.$BB24];[.$BL24];[.$BV24];[.$CF24];[.$CP24];[.$CZ24])" office:value-type="float"/>
          <table:table-cell table:formula="of:=MEDIAN([.$E24];[.$O24];[.$Y24];[.$AI24];[.$AS24];[.$BC24];[.$BM24];[.$BW24];[.$CG24];[.$CQ24];[.$DA24])" office:value-type="float"/>
          <table:table-cell table:formula="of:=MEDIAN([.$F24];[.$P24];[.$Z24];[.$AJ24];[.$AT24];[.$BD24];[.$BN24];[.$BX24];[.$CH24];[.$CR24];[.$DB24])" office:value-type="float"/>
          <table:table-cell table:formula="of:=MEDIAN([.$G24];[.$Q24];[.$AA24];[.$AK24];[.$AU24];[.$BE24];[.$BO24];[.$BY24];[.$CI24];[.$CS24];[.$DC24])" office:value-type="float"/>
          <table:table-cell table:formula="of:=MEDIAN([.$H24];[.$R24];[.$AB24];[.$AL24];[.$AV24];[.$BF24];[.$BP24];[.$BZ24];[.$CJ24];[.$CT24];[.$DD24])" office:value-type="float"/>
          <table:table-cell table:formula="of:=MEDIAN([.$I24];[.$S24];[.$AC24];[.$AM24];[.$AW24];[.$BG24];[.$BQ24];[.$CA24];[.$CK24];[.$CU24];[.$DE24])" office:value-type="float"/>
          <table:table-cell table:formula="of:=MEDIAN([.$J24];[.$T24];[.$AD24];[.$AN24];[.$AX24];[.$BH24];[.$BR24];[.$CB24];[.$CL24];[.$CV24];[.$DF24])" office:value-type="float"/>
          <table:table-cell table:formula="of:=MEDIAN([.$K24];[.$U24];[.$AE24];[.$AO24];[.$AY24];[.$BI24];[.$BS24];[.$CC24];[.$CM24];[.$CW24];[.$DG24])" office:value-type="float"/>
          <table:table-cell table:formula="of:=MAX([.$B24];[.$L24];[.$V24];[.$AF24];[.$AP24];[.$AZ24];[.$BJ24];[.$BT24];[.$CD24];[.$CN24];[.$CX24])" office:value-type="float"/>
          <table:table-cell table:formula="of:=MAX([.$C24];[.$M24];[.$W24];[.$AG24];[.$AQ24];[.$BA24];[.$BK24];[.$BU24];[.$CE24];[.$CO24];[.$CY24])" office:value-type="float"/>
          <table:table-cell table:formula="of:=MAX([.$D24];[.$N24];[.$X24];[.$AH24];[.$AR24];[.$BB24];[.$BL24];[.$BV24];[.$CF24];[.$CP24];[.$CZ24])" office:value-type="float"/>
          <table:table-cell table:formula="of:=MAX([.$E24];[.$O24];[.$Y24];[.$AI24];[.$AS24];[.$BC24];[.$BM24];[.$BW24];[.$CG24];[.$CQ24];[.$DA24])" office:value-type="float"/>
          <table:table-cell table:formula="of:=MAX([.$F24];[.$P24];[.$Z24];[.$AJ24];[.$AT24];[.$BD24];[.$BN24];[.$BX24];[.$CH24];[.$CR24];[.$DB24])" office:value-type="float"/>
          <table:table-cell table:formula="of:=MAX([.$G24];[.$Q24];[.$AA24];[.$AK24];[.$AU24];[.$BE24];[.$BO24];[.$BY24];[.$CI24];[.$CS24];[.$DC24])" office:value-type="float"/>
          <table:table-cell table:formula="of:=MAX([.$H24];[.$R24];[.$AB24];[.$AL24];[.$AV24];[.$BF24];[.$BP24];[.$BZ24];[.$CJ24];[.$CT24];[.$DD24])" office:value-type="float"/>
          <table:table-cell table:formula="of:=MAX([.$I24];[.$S24];[.$AC24];[.$AM24];[.$AW24];[.$BG24];[.$BQ24];[.$CA24];[.$CK24];[.$CU24];[.$DE24])" office:value-type="float"/>
          <table:table-cell table:formula="of:=MAX([.$J24];[.$T24];[.$AD24];[.$AN24];[.$AX24];[.$BH24];[.$BR24];[.$CB24];[.$CL24];[.$CV24];[.$DF24])" office:value-type="float"/>
          <table:table-cell table:formula="of:=MAX([.$K24];[.$U24];[.$AE24];[.$AO24];[.$AY24];[.$BI24];[.$BS24];[.$CC24];[.$CM24];[.$CW24];[.$DG24])" office:value-type="float"/>
        </table:table-row>
        <table:table-row table:style-name="ro1">
          <table:table-cell office:value-type="string">
            <text:p>aspComp2013/crossing/instances/0004-crossing_minimization-9-0.asp</text:p>
          </table:table-cell>
          <table:table-cell office:value-type="float" office:value="2.60087"/>
          <table:table-cell office:value-type="float" office:value="0.0"/>
          <table:table-cell office:value-type="float" office:value="10.0529100529"/>
          <table:table-cell office:value-type="float" office:value="0.185185185185"/>
          <table:table-cell office:value-type="float" office:value="0.0"/>
          <table:table-cell table:style-name="cellBest" office:value-type="float" office:value="18434.0"/>
          <table:table-cell table:style-name="cellBest" office:value-type="float" office:value="0.0"/>
          <table:table-cell table:style-name="cellBest" office:value-type="float" office:value="11784.0"/>
          <table:table-cell office:value-type="float" office:value="4.0"/>
          <table:table-cell office:value-type="float" office:value="25.0"/>
          <table:table-cell office:value-type="float" office:value="2.99378"/>
          <table:table-cell office:value-type="float" office:value="0.0"/>
          <table:table-cell office:value-type="float" office:value="15.873015873"/>
          <table:table-cell office:value-type="float" office:value="0.231922398589"/>
          <table:table-cell office:value-type="float" office:value="0.0"/>
          <table:table-cell office:value-type="float" office:value="20636.0"/>
          <table:table-cell table:style-name="cellBest" office:value-type="float" office:value="0.0"/>
          <table:table-cell office:value-type="float" office:value="13541.0"/>
          <table:table-cell office:value-type="float" office:value="4.0"/>
          <table:table-cell office:value-type="float" office:value="27.0"/>
          <table:table-cell table:style-name="cellBest" office:value-type="float" office:value="2.38893"/>
          <table:table-cell office:value-type="float" office:value="0.0"/>
          <table:table-cell office:value-type="float" office:value="10.0529100529"/>
          <table:table-cell office:value-type="float" office:value="0.185185185185"/>
          <table:table-cell office:value-type="float" office:value="0.0"/>
          <table:table-cell table:style-name="cellBest" office:value-type="float" office:value="18434.0"/>
          <table:table-cell table:style-name="cellBest" office:value-type="float" office:value="0.0"/>
          <table:table-cell table:style-name="cellBest" office:value-type="float" office:value="11784.0"/>
          <table:table-cell office:value-type="float" office:value="4.0"/>
          <table:table-cell office:value-type="float" office:value="25.0"/>
          <table:table-cell office:value-type="float" office:value="5.98027"/>
          <table:table-cell office:value-type="float" office:value="0.0"/>
          <table:table-cell office:value-type="float" office:value="13.2275132275"/>
          <table:table-cell office:value-type="float" office:value="0.253086419753"/>
          <table:table-cell office:value-type="float" office:value="0.0"/>
          <table:table-cell office:value-type="float" office:value="69084.0"/>
          <table:table-cell office:value-type="float" office:value="46831.0"/>
          <table:table-cell office:value-type="float" office:value="26057.0"/>
          <table:table-cell office:value-type="float" office:value="4.0"/>
          <table:table-cell table:style-name="cellBest" office:value-type="float" office:value="22.0"/>
          <table:table-cell office:value-type="float" office:value="137.424"/>
          <table:table-cell office:value-type="float" office:value="0.0"/>
          <table:table-cell office:value-type="float" office:value="14.2857142857"/>
          <table:table-cell office:value-type="float" office:value="0.218694885362"/>
          <table:table-cell office:value-type="float" office:value="0.0"/>
          <table:table-cell office:value-type="float" office:value="1777257.0"/>
          <table:table-cell office:value-type="float" office:value="1737608.0"/>
          <table:table-cell office:value-type="float" office:value="478254.0"/>
          <table:table-cell office:value-type="float" office:value="4.0"/>
          <table:table-cell office:value-type="float" office:value="60.0"/>
          <table:table-cell office:value-type="float" office:value="9.51307"/>
          <table:table-cell office:value-type="float" office:value="0.0"/>
          <table:table-cell office:value-type="float" office:value="11.6402116402"/>
          <table:table-cell office:value-type="float" office:value="0.213403880071"/>
          <table:table-cell office:value-type="float" office:value="0.0"/>
          <table:table-cell office:value-type="float" office:value="66084.0"/>
          <table:table-cell office:value-type="float" office:value="30555.0"/>
          <table:table-cell office:value-type="float" office:value="33309.0"/>
          <table:table-cell office:value-type="float" office:value="4.0"/>
          <table:table-cell office:value-type="float" office:value="48.0"/>
          <table:table-cell office:value-type="float" office:value="10.7262"/>
          <table:table-cell office:value-type="float" office:value="0.0"/>
          <table:table-cell office:value-type="float" office:value="11.6402116402"/>
          <table:table-cell office:value-type="float" office:value="0.213403880071"/>
          <table:table-cell office:value-type="float" office:value="0.0"/>
          <table:table-cell office:value-type="float" office:value="66084.0"/>
          <table:table-cell office:value-type="float" office:value="30555.0"/>
          <table:table-cell office:value-type="float" office:value="33309.0"/>
          <table:table-cell office:value-type="float" office:value="4.0"/>
          <table:table-cell office:value-type="float" office:value="48.0"/>
          <table:table-cell office:value-type="float" office:value="3.66758"/>
          <table:table-cell office:value-type="float" office:value="0.0"/>
          <table:table-cell table:style-name="cellWorst" office:value-type="float" office:value="19.0476190476"/>
          <table:table-cell office:value-type="float" office:value="0.221340388007"/>
          <table:table-cell office:value-type="float" office:value="0.0"/>
          <table:table-cell office:value-type="float" office:value="31266.0"/>
          <table:table-cell office:value-type="float" office:value="74.0"/>
          <table:table-cell office:value-type="float" office:value="17412.0"/>
          <table:table-cell office:value-type="float" office:value="4.0"/>
          <table:table-cell office:value-type="float" office:value="32.0"/>
          <table:table-cell office:value-type="float" office:value="6.20723"/>
          <table:table-cell office:value-type="float" office:value="0.0"/>
          <table:table-cell table:style-name="cellBest" office:value-type="float" office:value="1.0582010582"/>
          <table:table-cell office:value-type="float" office:value="0.141975308642"/>
          <table:table-cell office:value-type="float" office:value="0.0"/>
          <table:table-cell office:value-type="float" office:value="30625.0"/>
          <table:table-cell office:value-type="float" office:value="66.0"/>
          <table:table-cell office:value-type="float" office:value="17637.0"/>
          <table:table-cell office:value-type="float" office:value="4.0"/>
          <table:table-cell office:value-type="float" office:value="33.0"/>
          <table:table-cell table:style-name="cellWorst" office:value-type="float" office:value="277.526"/>
          <table:table-cell office:value-type="float" office:value="0.0"/>
          <table:table-cell table:style-name="cellWorst" office:value-type="float" office:value="19.0476190476"/>
          <table:table-cell office:value-type="float" office:value="0.238095238095"/>
          <table:table-cell office:value-type="float" office:value="0.0"/>
          <table:table-cell table:style-name="cellWorst" office:value-type="float" office:value="3377613.0"/>
          <table:table-cell table:style-name="cellWorst" office:value-type="float" office:value="3328250.0"/>
          <table:table-cell table:style-name="cellWorst" office:value-type="float" office:value="1010470.0"/>
          <table:table-cell office:value-type="float" office:value="4.0"/>
          <table:table-cell office:value-type="float" office:value="64.0"/>
          <table:table-cell office:value-type="float" office:value="274.661"/>
          <table:table-cell office:value-type="float" office:value="0.0"/>
          <table:table-cell office:value-type="float" office:value="12.1693121693"/>
          <table:table-cell office:value-type="float" office:value="0.216931216931"/>
          <table:table-cell office:value-type="float" office:value="0.0"/>
          <table:table-cell office:value-type="float" office:value="2861686.0"/>
          <table:table-cell office:value-type="float" office:value="2814366.0"/>
          <table:table-cell office:value-type="float" office:value="851275.0"/>
          <table:table-cell office:value-type="float" office:value="4.0"/>
          <table:table-cell table:style-name="cellWorst" office:value-type="float" office:value="73.0"/>
          <table:table-cell table:formula="of:=MIN([.$B25];[.$L25];[.$V25];[.$AF25];[.$AP25];[.$AZ25];[.$BJ25];[.$BT25];[.$CD25];[.$CN25];[.$CX25])" office:value-type="float"/>
          <table:table-cell table:formula="of:=MIN([.$C25];[.$M25];[.$W25];[.$AG25];[.$AQ25];[.$BA25];[.$BK25];[.$BU25];[.$CE25];[.$CO25];[.$CY25])" office:value-type="float"/>
          <table:table-cell table:formula="of:=MIN([.$D25];[.$N25];[.$X25];[.$AH25];[.$AR25];[.$BB25];[.$BL25];[.$BV25];[.$CF25];[.$CP25];[.$CZ25])" office:value-type="float"/>
          <table:table-cell table:formula="of:=MIN([.$E25];[.$O25];[.$Y25];[.$AI25];[.$AS25];[.$BC25];[.$BM25];[.$BW25];[.$CG25];[.$CQ25];[.$DA25])" office:value-type="float"/>
          <table:table-cell table:formula="of:=MIN([.$F25];[.$P25];[.$Z25];[.$AJ25];[.$AT25];[.$BD25];[.$BN25];[.$BX25];[.$CH25];[.$CR25];[.$DB25])" office:value-type="float"/>
          <table:table-cell table:formula="of:=MIN([.$G25];[.$Q25];[.$AA25];[.$AK25];[.$AU25];[.$BE25];[.$BO25];[.$BY25];[.$CI25];[.$CS25];[.$DC25])" office:value-type="float"/>
          <table:table-cell table:formula="of:=MIN([.$H25];[.$R25];[.$AB25];[.$AL25];[.$AV25];[.$BF25];[.$BP25];[.$BZ25];[.$CJ25];[.$CT25];[.$DD25])" office:value-type="float"/>
          <table:table-cell table:formula="of:=MIN([.$I25];[.$S25];[.$AC25];[.$AM25];[.$AW25];[.$BG25];[.$BQ25];[.$CA25];[.$CK25];[.$CU25];[.$DE25])" office:value-type="float"/>
          <table:table-cell table:formula="of:=MIN([.$J25];[.$T25];[.$AD25];[.$AN25];[.$AX25];[.$BH25];[.$BR25];[.$CB25];[.$CL25];[.$CV25];[.$DF25])" office:value-type="float"/>
          <table:table-cell table:formula="of:=MIN([.$K25];[.$U25];[.$AE25];[.$AO25];[.$AY25];[.$BI25];[.$BS25];[.$CC25];[.$CM25];[.$CW25];[.$DG25])" office:value-type="float"/>
          <table:table-cell table:formula="of:=MEDIAN([.$B25];[.$L25];[.$V25];[.$AF25];[.$AP25];[.$AZ25];[.$BJ25];[.$BT25];[.$CD25];[.$CN25];[.$CX25])" office:value-type="float"/>
          <table:table-cell table:formula="of:=MEDIAN([.$C25];[.$M25];[.$W25];[.$AG25];[.$AQ25];[.$BA25];[.$BK25];[.$BU25];[.$CE25];[.$CO25];[.$CY25])" office:value-type="float"/>
          <table:table-cell table:formula="of:=MEDIAN([.$D25];[.$N25];[.$X25];[.$AH25];[.$AR25];[.$BB25];[.$BL25];[.$BV25];[.$CF25];[.$CP25];[.$CZ25])" office:value-type="float"/>
          <table:table-cell table:formula="of:=MEDIAN([.$E25];[.$O25];[.$Y25];[.$AI25];[.$AS25];[.$BC25];[.$BM25];[.$BW25];[.$CG25];[.$CQ25];[.$DA25])" office:value-type="float"/>
          <table:table-cell table:formula="of:=MEDIAN([.$F25];[.$P25];[.$Z25];[.$AJ25];[.$AT25];[.$BD25];[.$BN25];[.$BX25];[.$CH25];[.$CR25];[.$DB25])" office:value-type="float"/>
          <table:table-cell table:formula="of:=MEDIAN([.$G25];[.$Q25];[.$AA25];[.$AK25];[.$AU25];[.$BE25];[.$BO25];[.$BY25];[.$CI25];[.$CS25];[.$DC25])" office:value-type="float"/>
          <table:table-cell table:formula="of:=MEDIAN([.$H25];[.$R25];[.$AB25];[.$AL25];[.$AV25];[.$BF25];[.$BP25];[.$BZ25];[.$CJ25];[.$CT25];[.$DD25])" office:value-type="float"/>
          <table:table-cell table:formula="of:=MEDIAN([.$I25];[.$S25];[.$AC25];[.$AM25];[.$AW25];[.$BG25];[.$BQ25];[.$CA25];[.$CK25];[.$CU25];[.$DE25])" office:value-type="float"/>
          <table:table-cell table:formula="of:=MEDIAN([.$J25];[.$T25];[.$AD25];[.$AN25];[.$AX25];[.$BH25];[.$BR25];[.$CB25];[.$CL25];[.$CV25];[.$DF25])" office:value-type="float"/>
          <table:table-cell table:formula="of:=MEDIAN([.$K25];[.$U25];[.$AE25];[.$AO25];[.$AY25];[.$BI25];[.$BS25];[.$CC25];[.$CM25];[.$CW25];[.$DG25])" office:value-type="float"/>
          <table:table-cell table:formula="of:=MAX([.$B25];[.$L25];[.$V25];[.$AF25];[.$AP25];[.$AZ25];[.$BJ25];[.$BT25];[.$CD25];[.$CN25];[.$CX25])" office:value-type="float"/>
          <table:table-cell table:formula="of:=MAX([.$C25];[.$M25];[.$W25];[.$AG25];[.$AQ25];[.$BA25];[.$BK25];[.$BU25];[.$CE25];[.$CO25];[.$CY25])" office:value-type="float"/>
          <table:table-cell table:formula="of:=MAX([.$D25];[.$N25];[.$X25];[.$AH25];[.$AR25];[.$BB25];[.$BL25];[.$BV25];[.$CF25];[.$CP25];[.$CZ25])" office:value-type="float"/>
          <table:table-cell table:formula="of:=MAX([.$E25];[.$O25];[.$Y25];[.$AI25];[.$AS25];[.$BC25];[.$BM25];[.$BW25];[.$CG25];[.$CQ25];[.$DA25])" office:value-type="float"/>
          <table:table-cell table:formula="of:=MAX([.$F25];[.$P25];[.$Z25];[.$AJ25];[.$AT25];[.$BD25];[.$BN25];[.$BX25];[.$CH25];[.$CR25];[.$DB25])" office:value-type="float"/>
          <table:table-cell table:formula="of:=MAX([.$G25];[.$Q25];[.$AA25];[.$AK25];[.$AU25];[.$BE25];[.$BO25];[.$BY25];[.$CI25];[.$CS25];[.$DC25])" office:value-type="float"/>
          <table:table-cell table:formula="of:=MAX([.$H25];[.$R25];[.$AB25];[.$AL25];[.$AV25];[.$BF25];[.$BP25];[.$BZ25];[.$CJ25];[.$CT25];[.$DD25])" office:value-type="float"/>
          <table:table-cell table:formula="of:=MAX([.$I25];[.$S25];[.$AC25];[.$AM25];[.$AW25];[.$BG25];[.$BQ25];[.$CA25];[.$CK25];[.$CU25];[.$DE25])" office:value-type="float"/>
          <table:table-cell table:formula="of:=MAX([.$J25];[.$T25];[.$AD25];[.$AN25];[.$AX25];[.$BH25];[.$BR25];[.$CB25];[.$CL25];[.$CV25];[.$DF25])" office:value-type="float"/>
          <table:table-cell table:formula="of:=MAX([.$K25];[.$U25];[.$AE25];[.$AO25];[.$AY25];[.$BI25];[.$BS25];[.$CC25];[.$CM25];[.$CW25];[.$DG25])" office:value-type="float"/>
        </table:table-row>
        <table:table-row table:style-name="ro1">
          <table:table-cell office:value-type="string">
            <text:p>aspComp2013/crossing/instances/0005-crossing_minimization-9-0.asp</text:p>
          </table:table-cell>
          <table:table-cell table:style-name="cellBest" office:value-type="float" office:value="2.63677"/>
          <table:table-cell office:value-type="float" office:value="0.0"/>
          <table:table-cell office:value-type="float" office:value="7.0351758794"/>
          <table:table-cell office:value-type="float" office:value="0.140703517588"/>
          <table:table-cell office:value-type="float" office:value="0.0"/>
          <table:table-cell table:style-name="cellBest" office:value-type="float" office:value="21958.0"/>
          <table:table-cell table:style-name="cellBest" office:value-type="float" office:value="0.0"/>
          <table:table-cell table:style-name="cellBest" office:value-type="float" office:value="12949.0"/>
          <table:table-cell office:value-type="float" office:value="4.0"/>
          <table:table-cell table:style-name="cellBest" office:value-type="float" office:value="28.0"/>
          <table:table-cell office:value-type="float" office:value="3.63749"/>
          <table:table-cell office:value-type="float" office:value="0.0"/>
          <table:table-cell office:value-type="float" office:value="3.5175879397"/>
          <table:table-cell office:value-type="float" office:value="0.0896147403685"/>
          <table:table-cell office:value-type="float" office:value="0.0"/>
          <table:table-cell office:value-type="float" office:value="29190.0"/>
          <table:table-cell table:style-name="cellBest" office:value-type="float" office:value="0.0"/>
          <table:table-cell office:value-type="float" office:value="18256.0"/>
          <table:table-cell office:value-type="float" office:value="4.0"/>
          <table:table-cell office:value-type="float" office:value="35.0"/>
          <table:table-cell office:value-type="float" office:value="2.9143"/>
          <table:table-cell office:value-type="float" office:value="0.0"/>
          <table:table-cell office:value-type="float" office:value="7.0351758794"/>
          <table:table-cell office:value-type="float" office:value="0.140703517588"/>
          <table:table-cell office:value-type="float" office:value="0.0"/>
          <table:table-cell table:style-name="cellBest" office:value-type="float" office:value="21958.0"/>
          <table:table-cell table:style-name="cellBest" office:value-type="float" office:value="0.0"/>
          <table:table-cell table:style-name="cellBest" office:value-type="float" office:value="12949.0"/>
          <table:table-cell office:value-type="float" office:value="4.0"/>
          <table:table-cell table:style-name="cellBest" office:value-type="float" office:value="28.0"/>
          <table:table-cell office:value-type="float" office:value="7.38065"/>
          <table:table-cell office:value-type="float" office:value="0.0"/>
          <table:table-cell table:style-name="cellWorst" office:value-type="float" office:value="9.04522613065"/>
          <table:table-cell office:value-type="float" office:value="0.142378559464"/>
          <table:table-cell office:value-type="float" office:value="0.0"/>
          <table:table-cell office:value-type="float" office:value="44047.0"/>
          <table:table-cell office:value-type="float" office:value="10799.0"/>
          <table:table-cell office:value-type="float" office:value="27072.0"/>
          <table:table-cell office:value-type="float" office:value="4.0"/>
          <table:table-cell office:value-type="float" office:value="51.0"/>
          <table:table-cell office:value-type="float" office:value="154.28"/>
          <table:table-cell office:value-type="float" office:value="0.0"/>
          <table:table-cell office:value-type="float" office:value="8.54271356784"/>
          <table:table-cell office:value-type="float" office:value="0.128978224456"/>
          <table:table-cell office:value-type="float" office:value="0.0"/>
          <table:table-cell office:value-type="float" office:value="1454429.0"/>
          <table:table-cell office:value-type="float" office:value="1413980.0"/>
          <table:table-cell office:value-type="float" office:value="378524.0"/>
          <table:table-cell office:value-type="float" office:value="4.0"/>
          <table:table-cell office:value-type="float" office:value="71.0"/>
          <table:table-cell office:value-type="float" office:value="4.9043"/>
          <table:table-cell office:value-type="float" office:value="0.0"/>
          <table:table-cell office:value-type="float" office:value="6.53266331658"/>
          <table:table-cell office:value-type="float" office:value="0.159128978224"/>
          <table:table-cell office:value-type="float" office:value="0.0"/>
          <table:table-cell office:value-type="float" office:value="31487.0"/>
          <table:table-cell office:value-type="float" office:value="2382.0"/>
          <table:table-cell office:value-type="float" office:value="16276.0"/>
          <table:table-cell office:value-type="float" office:value="4.0"/>
          <table:table-cell office:value-type="float" office:value="52.0"/>
          <table:table-cell office:value-type="float" office:value="4.81448"/>
          <table:table-cell office:value-type="float" office:value="0.0"/>
          <table:table-cell office:value-type="float" office:value="6.53266331658"/>
          <table:table-cell office:value-type="float" office:value="0.159128978224"/>
          <table:table-cell office:value-type="float" office:value="0.0"/>
          <table:table-cell office:value-type="float" office:value="31487.0"/>
          <table:table-cell office:value-type="float" office:value="2382.0"/>
          <table:table-cell office:value-type="float" office:value="16276.0"/>
          <table:table-cell office:value-type="float" office:value="4.0"/>
          <table:table-cell office:value-type="float" office:value="52.0"/>
          <table:table-cell office:value-type="float" office:value="4.28175"/>
          <table:table-cell office:value-type="float" office:value="0.0"/>
          <table:table-cell office:value-type="float" office:value="5.52763819095"/>
          <table:table-cell office:value-type="float" office:value="0.0996649916248"/>
          <table:table-cell office:value-type="float" office:value="0.0"/>
          <table:table-cell office:value-type="float" office:value="30625.0"/>
          <table:table-cell office:value-type="float" office:value="245.0"/>
          <table:table-cell office:value-type="float" office:value="16491.0"/>
          <table:table-cell office:value-type="float" office:value="4.0"/>
          <table:table-cell office:value-type="float" office:value="55.0"/>
          <table:table-cell office:value-type="float" office:value="4.96587"/>
          <table:table-cell office:value-type="float" office:value="0.0"/>
          <table:table-cell table:style-name="cellBest" office:value-type="float" office:value="1.50753768844"/>
          <table:table-cell office:value-type="float" office:value="0.0636515912898"/>
          <table:table-cell office:value-type="float" office:value="0.0"/>
          <table:table-cell office:value-type="float" office:value="27718.0"/>
          <table:table-cell office:value-type="float" office:value="174.0"/>
          <table:table-cell office:value-type="float" office:value="14697.0"/>
          <table:table-cell office:value-type="float" office:value="4.0"/>
          <table:table-cell office:value-type="float" office:value="37.0"/>
          <table:table-cell office:value-type="float" office:value="203.086"/>
          <table:table-cell office:value-type="float" office:value="0.0"/>
          <table:table-cell office:value-type="float" office:value="7.53768844221"/>
          <table:table-cell office:value-type="float" office:value="0.149078726968"/>
          <table:table-cell office:value-type="float" office:value="0.0"/>
          <table:table-cell office:value-type="float" office:value="2520188.0"/>
          <table:table-cell office:value-type="float" office:value="2469743.0"/>
          <table:table-cell office:value-type="float" office:value="469960.0"/>
          <table:table-cell office:value-type="float" office:value="4.0"/>
          <table:table-cell table:style-name="cellWorst" office:value-type="float" office:value="105.0"/>
          <table:table-cell table:style-name="cellWorst" office:value-type="float" office:value="211.987"/>
          <table:table-cell office:value-type="float" office:value="0.0"/>
          <table:table-cell office:value-type="float" office:value="5.52763819095"/>
          <table:table-cell office:value-type="float" office:value="0.125628140704"/>
          <table:table-cell office:value-type="float" office:value="0.0"/>
          <table:table-cell table:style-name="cellWorst" office:value-type="float" office:value="2800524.0"/>
          <table:table-cell table:style-name="cellWorst" office:value-type="float" office:value="2747384.0"/>
          <table:table-cell table:style-name="cellWorst" office:value-type="float" office:value="528268.0"/>
          <table:table-cell office:value-type="float" office:value="4.0"/>
          <table:table-cell office:value-type="float" office:value="102.0"/>
          <table:table-cell table:formula="of:=MIN([.$B26];[.$L26];[.$V26];[.$AF26];[.$AP26];[.$AZ26];[.$BJ26];[.$BT26];[.$CD26];[.$CN26];[.$CX26])" office:value-type="float"/>
          <table:table-cell table:formula="of:=MIN([.$C26];[.$M26];[.$W26];[.$AG26];[.$AQ26];[.$BA26];[.$BK26];[.$BU26];[.$CE26];[.$CO26];[.$CY26])" office:value-type="float"/>
          <table:table-cell table:formula="of:=MIN([.$D26];[.$N26];[.$X26];[.$AH26];[.$AR26];[.$BB26];[.$BL26];[.$BV26];[.$CF26];[.$CP26];[.$CZ26])" office:value-type="float"/>
          <table:table-cell table:formula="of:=MIN([.$E26];[.$O26];[.$Y26];[.$AI26];[.$AS26];[.$BC26];[.$BM26];[.$BW26];[.$CG26];[.$CQ26];[.$DA26])" office:value-type="float"/>
          <table:table-cell table:formula="of:=MIN([.$F26];[.$P26];[.$Z26];[.$AJ26];[.$AT26];[.$BD26];[.$BN26];[.$BX26];[.$CH26];[.$CR26];[.$DB26])" office:value-type="float"/>
          <table:table-cell table:formula="of:=MIN([.$G26];[.$Q26];[.$AA26];[.$AK26];[.$AU26];[.$BE26];[.$BO26];[.$BY26];[.$CI26];[.$CS26];[.$DC26])" office:value-type="float"/>
          <table:table-cell table:formula="of:=MIN([.$H26];[.$R26];[.$AB26];[.$AL26];[.$AV26];[.$BF26];[.$BP26];[.$BZ26];[.$CJ26];[.$CT26];[.$DD26])" office:value-type="float"/>
          <table:table-cell table:formula="of:=MIN([.$I26];[.$S26];[.$AC26];[.$AM26];[.$AW26];[.$BG26];[.$BQ26];[.$CA26];[.$CK26];[.$CU26];[.$DE26])" office:value-type="float"/>
          <table:table-cell table:formula="of:=MIN([.$J26];[.$T26];[.$AD26];[.$AN26];[.$AX26];[.$BH26];[.$BR26];[.$CB26];[.$CL26];[.$CV26];[.$DF26])" office:value-type="float"/>
          <table:table-cell table:formula="of:=MIN([.$K26];[.$U26];[.$AE26];[.$AO26];[.$AY26];[.$BI26];[.$BS26];[.$CC26];[.$CM26];[.$CW26];[.$DG26])" office:value-type="float"/>
          <table:table-cell table:formula="of:=MEDIAN([.$B26];[.$L26];[.$V26];[.$AF26];[.$AP26];[.$AZ26];[.$BJ26];[.$BT26];[.$CD26];[.$CN26];[.$CX26])" office:value-type="float"/>
          <table:table-cell table:formula="of:=MEDIAN([.$C26];[.$M26];[.$W26];[.$AG26];[.$AQ26];[.$BA26];[.$BK26];[.$BU26];[.$CE26];[.$CO26];[.$CY26])" office:value-type="float"/>
          <table:table-cell table:formula="of:=MEDIAN([.$D26];[.$N26];[.$X26];[.$AH26];[.$AR26];[.$BB26];[.$BL26];[.$BV26];[.$CF26];[.$CP26];[.$CZ26])" office:value-type="float"/>
          <table:table-cell table:formula="of:=MEDIAN([.$E26];[.$O26];[.$Y26];[.$AI26];[.$AS26];[.$BC26];[.$BM26];[.$BW26];[.$CG26];[.$CQ26];[.$DA26])" office:value-type="float"/>
          <table:table-cell table:formula="of:=MEDIAN([.$F26];[.$P26];[.$Z26];[.$AJ26];[.$AT26];[.$BD26];[.$BN26];[.$BX26];[.$CH26];[.$CR26];[.$DB26])" office:value-type="float"/>
          <table:table-cell table:formula="of:=MEDIAN([.$G26];[.$Q26];[.$AA26];[.$AK26];[.$AU26];[.$BE26];[.$BO26];[.$BY26];[.$CI26];[.$CS26];[.$DC26])" office:value-type="float"/>
          <table:table-cell table:formula="of:=MEDIAN([.$H26];[.$R26];[.$AB26];[.$AL26];[.$AV26];[.$BF26];[.$BP26];[.$BZ26];[.$CJ26];[.$CT26];[.$DD26])" office:value-type="float"/>
          <table:table-cell table:formula="of:=MEDIAN([.$I26];[.$S26];[.$AC26];[.$AM26];[.$AW26];[.$BG26];[.$BQ26];[.$CA26];[.$CK26];[.$CU26];[.$DE26])" office:value-type="float"/>
          <table:table-cell table:formula="of:=MEDIAN([.$J26];[.$T26];[.$AD26];[.$AN26];[.$AX26];[.$BH26];[.$BR26];[.$CB26];[.$CL26];[.$CV26];[.$DF26])" office:value-type="float"/>
          <table:table-cell table:formula="of:=MEDIAN([.$K26];[.$U26];[.$AE26];[.$AO26];[.$AY26];[.$BI26];[.$BS26];[.$CC26];[.$CM26];[.$CW26];[.$DG26])" office:value-type="float"/>
          <table:table-cell table:formula="of:=MAX([.$B26];[.$L26];[.$V26];[.$AF26];[.$AP26];[.$AZ26];[.$BJ26];[.$BT26];[.$CD26];[.$CN26];[.$CX26])" office:value-type="float"/>
          <table:table-cell table:formula="of:=MAX([.$C26];[.$M26];[.$W26];[.$AG26];[.$AQ26];[.$BA26];[.$BK26];[.$BU26];[.$CE26];[.$CO26];[.$CY26])" office:value-type="float"/>
          <table:table-cell table:formula="of:=MAX([.$D26];[.$N26];[.$X26];[.$AH26];[.$AR26];[.$BB26];[.$BL26];[.$BV26];[.$CF26];[.$CP26];[.$CZ26])" office:value-type="float"/>
          <table:table-cell table:formula="of:=MAX([.$E26];[.$O26];[.$Y26];[.$AI26];[.$AS26];[.$BC26];[.$BM26];[.$BW26];[.$CG26];[.$CQ26];[.$DA26])" office:value-type="float"/>
          <table:table-cell table:formula="of:=MAX([.$F26];[.$P26];[.$Z26];[.$AJ26];[.$AT26];[.$BD26];[.$BN26];[.$BX26];[.$CH26];[.$CR26];[.$DB26])" office:value-type="float"/>
          <table:table-cell table:formula="of:=MAX([.$G26];[.$Q26];[.$AA26];[.$AK26];[.$AU26];[.$BE26];[.$BO26];[.$BY26];[.$CI26];[.$CS26];[.$DC26])" office:value-type="float"/>
          <table:table-cell table:formula="of:=MAX([.$H26];[.$R26];[.$AB26];[.$AL26];[.$AV26];[.$BF26];[.$BP26];[.$BZ26];[.$CJ26];[.$CT26];[.$DD26])" office:value-type="float"/>
          <table:table-cell table:formula="of:=MAX([.$I26];[.$S26];[.$AC26];[.$AM26];[.$AW26];[.$BG26];[.$BQ26];[.$CA26];[.$CK26];[.$CU26];[.$DE26])" office:value-type="float"/>
          <table:table-cell table:formula="of:=MAX([.$J26];[.$T26];[.$AD26];[.$AN26];[.$AX26];[.$BH26];[.$BR26];[.$CB26];[.$CL26];[.$CV26];[.$DF26])" office:value-type="float"/>
          <table:table-cell table:formula="of:=MAX([.$K26];[.$U26];[.$AE26];[.$AO26];[.$AY26];[.$BI26];[.$BS26];[.$CC26];[.$CM26];[.$CW26];[.$DG26])" office:value-type="float"/>
        </table:table-row>
        <table:table-row table:style-name="ro1">
          <table:table-cell office:value-type="string">
            <text:p>aspComp2013/crossing/instances/0006-crossing_minimization-9-0.asp</text:p>
          </table:table-cell>
          <table:table-cell office:value-type="float" office:value="3.42269"/>
          <table:table-cell office:value-type="float" office:value="0.0"/>
          <table:table-cell office:value-type="float" office:value="11.0638297872"/>
          <table:table-cell office:value-type="float" office:value="0.185106382979"/>
          <table:table-cell office:value-type="float" office:value="0.0"/>
          <table:table-cell table:style-name="cellBest" office:value-type="float" office:value="23069.0"/>
          <table:table-cell table:style-name="cellBest" office:value-type="float" office:value="0.0"/>
          <table:table-cell table:style-name="cellBest" office:value-type="float" office:value="14703.0"/>
          <table:table-cell office:value-type="float" office:value="4.0"/>
          <table:table-cell office:value-type="float" office:value="32.0"/>
          <table:table-cell office:value-type="float" office:value="4.10536"/>
          <table:table-cell office:value-type="float" office:value="0.0"/>
          <table:table-cell office:value-type="float" office:value="13.6170212766"/>
          <table:table-cell office:value-type="float" office:value="0.236170212766"/>
          <table:table-cell office:value-type="float" office:value="0.0"/>
          <table:table-cell office:value-type="float" office:value="28077.0"/>
          <table:table-cell table:style-name="cellBest" office:value-type="float" office:value="0.0"/>
          <table:table-cell office:value-type="float" office:value="18602.0"/>
          <table:table-cell office:value-type="float" office:value="4.0"/>
          <table:table-cell table:style-name="cellBest" office:value-type="float" office:value="26.0"/>
          <table:table-cell table:style-name="cellBest" office:value-type="float" office:value="3.28559"/>
          <table:table-cell office:value-type="float" office:value="0.0"/>
          <table:table-cell office:value-type="float" office:value="11.0638297872"/>
          <table:table-cell office:value-type="float" office:value="0.185106382979"/>
          <table:table-cell office:value-type="float" office:value="0.0"/>
          <table:table-cell table:style-name="cellBest" office:value-type="float" office:value="23069.0"/>
          <table:table-cell table:style-name="cellBest" office:value-type="float" office:value="0.0"/>
          <table:table-cell table:style-name="cellBest" office:value-type="float" office:value="14703.0"/>
          <table:table-cell office:value-type="float" office:value="4.0"/>
          <table:table-cell office:value-type="float" office:value="32.0"/>
          <table:table-cell office:value-type="float" office:value="8.61988"/>
          <table:table-cell office:value-type="float" office:value="0.0"/>
          <table:table-cell office:value-type="float" office:value="22.1276595745"/>
          <table:table-cell office:value-type="float" office:value="0.299290780142"/>
          <table:table-cell office:value-type="float" office:value="0.0"/>
          <table:table-cell office:value-type="float" office:value="101212.0"/>
          <table:table-cell office:value-type="float" office:value="80485.0"/>
          <table:table-cell office:value-type="float" office:value="32994.0"/>
          <table:table-cell office:value-type="float" office:value="4.0"/>
          <table:table-cell office:value-type="float" office:value="37.0"/>
          <table:table-cell office:value-type="float" office:value="164.444"/>
          <table:table-cell office:value-type="float" office:value="0.0"/>
          <table:table-cell office:value-type="float" office:value="15.3191489362"/>
          <table:table-cell office:value-type="float" office:value="0.235460992908"/>
          <table:table-cell office:value-type="float" office:value="0.0"/>
          <table:table-cell office:value-type="float" office:value="3959168.0"/>
          <table:table-cell office:value-type="float" office:value="3910784.0"/>
          <table:table-cell office:value-type="float" office:value="528062.0"/>
          <table:table-cell office:value-type="float" office:value="4.0"/>
          <table:table-cell office:value-type="float" office:value="81.0"/>
          <table:table-cell office:value-type="float" office:value="8.42687"/>
          <table:table-cell office:value-type="float" office:value="0.0"/>
          <table:table-cell office:value-type="float" office:value="17.0212765957"/>
          <table:table-cell office:value-type="float" office:value="0.256737588652"/>
          <table:table-cell office:value-type="float" office:value="0.0"/>
          <table:table-cell office:value-type="float" office:value="61430.0"/>
          <table:table-cell office:value-type="float" office:value="32692.0"/>
          <table:table-cell office:value-type="float" office:value="24345.0"/>
          <table:table-cell office:value-type="float" office:value="4.0"/>
          <table:table-cell office:value-type="float" office:value="50.0"/>
          <table:table-cell office:value-type="float" office:value="7.39395"/>
          <table:table-cell office:value-type="float" office:value="0.0"/>
          <table:table-cell office:value-type="float" office:value="17.0212765957"/>
          <table:table-cell office:value-type="float" office:value="0.256737588652"/>
          <table:table-cell office:value-type="float" office:value="0.0"/>
          <table:table-cell office:value-type="float" office:value="61430.0"/>
          <table:table-cell office:value-type="float" office:value="32692.0"/>
          <table:table-cell office:value-type="float" office:value="24345.0"/>
          <table:table-cell office:value-type="float" office:value="4.0"/>
          <table:table-cell office:value-type="float" office:value="50.0"/>
          <table:table-cell office:value-type="float" office:value="6.34489"/>
          <table:table-cell office:value-type="float" office:value="0.0"/>
          <table:table-cell office:value-type="float" office:value="13.1914893617"/>
          <table:table-cell office:value-type="float" office:value="0.214184397163"/>
          <table:table-cell office:value-type="float" office:value="0.0"/>
          <table:table-cell office:value-type="float" office:value="41205.0"/>
          <table:table-cell office:value-type="float" office:value="122.0"/>
          <table:table-cell office:value-type="float" office:value="21663.0"/>
          <table:table-cell office:value-type="float" office:value="4.0"/>
          <table:table-cell office:value-type="float" office:value="53.0"/>
          <table:table-cell office:value-type="float" office:value="7.86274"/>
          <table:table-cell office:value-type="float" office:value="0.0"/>
          <table:table-cell table:style-name="cellBest" office:value-type="float" office:value="1.70212765957"/>
          <table:table-cell office:value-type="float" office:value="0.17304964539"/>
          <table:table-cell office:value-type="float" office:value="0.0"/>
          <table:table-cell office:value-type="float" office:value="32859.0"/>
          <table:table-cell office:value-type="float" office:value="71.0"/>
          <table:table-cell office:value-type="float" office:value="17665.0"/>
          <table:table-cell office:value-type="float" office:value="4.0"/>
          <table:table-cell office:value-type="float" office:value="36.0"/>
          <table:table-cell table:style-name="cellWorst" office:value-type="float" office:value="482.942"/>
          <table:table-cell office:value-type="float" office:value="0.0"/>
          <table:table-cell office:value-type="float" office:value="16.5957446809"/>
          <table:table-cell office:value-type="float" office:value="0.263120567376"/>
          <table:table-cell office:value-type="float" office:value="0.0"/>
          <table:table-cell office:value-type="float" office:value="5258373.0"/>
          <table:table-cell office:value-type="float" office:value="5201149.0"/>
          <table:table-cell table:style-name="cellWorst" office:value-type="float" office:value="1379680.0"/>
          <table:table-cell office:value-type="float" office:value="4.0"/>
          <table:table-cell table:style-name="cellWorst" office:value-type="float" office:value="96.0"/>
          <table:table-cell office:value-type="float" office:value="412.342"/>
          <table:table-cell office:value-type="float" office:value="0.0"/>
          <table:table-cell table:style-name="cellWorst" office:value-type="float" office:value="24.2553191489"/>
          <table:table-cell office:value-type="float" office:value="0.276595744681"/>
          <table:table-cell office:value-type="float" office:value="0.0"/>
          <table:table-cell table:style-name="cellWorst" office:value-type="float" office:value="6865274.0"/>
          <table:table-cell table:style-name="cellWorst" office:value-type="float" office:value="6804381.0"/>
          <table:table-cell office:value-type="float" office:value="1199490.0"/>
          <table:table-cell office:value-type="float" office:value="4.0"/>
          <table:table-cell office:value-type="float" office:value="76.0"/>
          <table:table-cell table:formula="of:=MIN([.$B27];[.$L27];[.$V27];[.$AF27];[.$AP27];[.$AZ27];[.$BJ27];[.$BT27];[.$CD27];[.$CN27];[.$CX27])" office:value-type="float"/>
          <table:table-cell table:formula="of:=MIN([.$C27];[.$M27];[.$W27];[.$AG27];[.$AQ27];[.$BA27];[.$BK27];[.$BU27];[.$CE27];[.$CO27];[.$CY27])" office:value-type="float"/>
          <table:table-cell table:formula="of:=MIN([.$D27];[.$N27];[.$X27];[.$AH27];[.$AR27];[.$BB27];[.$BL27];[.$BV27];[.$CF27];[.$CP27];[.$CZ27])" office:value-type="float"/>
          <table:table-cell table:formula="of:=MIN([.$E27];[.$O27];[.$Y27];[.$AI27];[.$AS27];[.$BC27];[.$BM27];[.$BW27];[.$CG27];[.$CQ27];[.$DA27])" office:value-type="float"/>
          <table:table-cell table:formula="of:=MIN([.$F27];[.$P27];[.$Z27];[.$AJ27];[.$AT27];[.$BD27];[.$BN27];[.$BX27];[.$CH27];[.$CR27];[.$DB27])" office:value-type="float"/>
          <table:table-cell table:formula="of:=MIN([.$G27];[.$Q27];[.$AA27];[.$AK27];[.$AU27];[.$BE27];[.$BO27];[.$BY27];[.$CI27];[.$CS27];[.$DC27])" office:value-type="float"/>
          <table:table-cell table:formula="of:=MIN([.$H27];[.$R27];[.$AB27];[.$AL27];[.$AV27];[.$BF27];[.$BP27];[.$BZ27];[.$CJ27];[.$CT27];[.$DD27])" office:value-type="float"/>
          <table:table-cell table:formula="of:=MIN([.$I27];[.$S27];[.$AC27];[.$AM27];[.$AW27];[.$BG27];[.$BQ27];[.$CA27];[.$CK27];[.$CU27];[.$DE27])" office:value-type="float"/>
          <table:table-cell table:formula="of:=MIN([.$J27];[.$T27];[.$AD27];[.$AN27];[.$AX27];[.$BH27];[.$BR27];[.$CB27];[.$CL27];[.$CV27];[.$DF27])" office:value-type="float"/>
          <table:table-cell table:formula="of:=MIN([.$K27];[.$U27];[.$AE27];[.$AO27];[.$AY27];[.$BI27];[.$BS27];[.$CC27];[.$CM27];[.$CW27];[.$DG27])" office:value-type="float"/>
          <table:table-cell table:formula="of:=MEDIAN([.$B27];[.$L27];[.$V27];[.$AF27];[.$AP27];[.$AZ27];[.$BJ27];[.$BT27];[.$CD27];[.$CN27];[.$CX27])" office:value-type="float"/>
          <table:table-cell table:formula="of:=MEDIAN([.$C27];[.$M27];[.$W27];[.$AG27];[.$AQ27];[.$BA27];[.$BK27];[.$BU27];[.$CE27];[.$CO27];[.$CY27])" office:value-type="float"/>
          <table:table-cell table:formula="of:=MEDIAN([.$D27];[.$N27];[.$X27];[.$AH27];[.$AR27];[.$BB27];[.$BL27];[.$BV27];[.$CF27];[.$CP27];[.$CZ27])" office:value-type="float"/>
          <table:table-cell table:formula="of:=MEDIAN([.$E27];[.$O27];[.$Y27];[.$AI27];[.$AS27];[.$BC27];[.$BM27];[.$BW27];[.$CG27];[.$CQ27];[.$DA27])" office:value-type="float"/>
          <table:table-cell table:formula="of:=MEDIAN([.$F27];[.$P27];[.$Z27];[.$AJ27];[.$AT27];[.$BD27];[.$BN27];[.$BX27];[.$CH27];[.$CR27];[.$DB27])" office:value-type="float"/>
          <table:table-cell table:formula="of:=MEDIAN([.$G27];[.$Q27];[.$AA27];[.$AK27];[.$AU27];[.$BE27];[.$BO27];[.$BY27];[.$CI27];[.$CS27];[.$DC27])" office:value-type="float"/>
          <table:table-cell table:formula="of:=MEDIAN([.$H27];[.$R27];[.$AB27];[.$AL27];[.$AV27];[.$BF27];[.$BP27];[.$BZ27];[.$CJ27];[.$CT27];[.$DD27])" office:value-type="float"/>
          <table:table-cell table:formula="of:=MEDIAN([.$I27];[.$S27];[.$AC27];[.$AM27];[.$AW27];[.$BG27];[.$BQ27];[.$CA27];[.$CK27];[.$CU27];[.$DE27])" office:value-type="float"/>
          <table:table-cell table:formula="of:=MEDIAN([.$J27];[.$T27];[.$AD27];[.$AN27];[.$AX27];[.$BH27];[.$BR27];[.$CB27];[.$CL27];[.$CV27];[.$DF27])" office:value-type="float"/>
          <table:table-cell table:formula="of:=MEDIAN([.$K27];[.$U27];[.$AE27];[.$AO27];[.$AY27];[.$BI27];[.$BS27];[.$CC27];[.$CM27];[.$CW27];[.$DG27])" office:value-type="float"/>
          <table:table-cell table:formula="of:=MAX([.$B27];[.$L27];[.$V27];[.$AF27];[.$AP27];[.$AZ27];[.$BJ27];[.$BT27];[.$CD27];[.$CN27];[.$CX27])" office:value-type="float"/>
          <table:table-cell table:formula="of:=MAX([.$C27];[.$M27];[.$W27];[.$AG27];[.$AQ27];[.$BA27];[.$BK27];[.$BU27];[.$CE27];[.$CO27];[.$CY27])" office:value-type="float"/>
          <table:table-cell table:formula="of:=MAX([.$D27];[.$N27];[.$X27];[.$AH27];[.$AR27];[.$BB27];[.$BL27];[.$BV27];[.$CF27];[.$CP27];[.$CZ27])" office:value-type="float"/>
          <table:table-cell table:formula="of:=MAX([.$E27];[.$O27];[.$Y27];[.$AI27];[.$AS27];[.$BC27];[.$BM27];[.$BW27];[.$CG27];[.$CQ27];[.$DA27])" office:value-type="float"/>
          <table:table-cell table:formula="of:=MAX([.$F27];[.$P27];[.$Z27];[.$AJ27];[.$AT27];[.$BD27];[.$BN27];[.$BX27];[.$CH27];[.$CR27];[.$DB27])" office:value-type="float"/>
          <table:table-cell table:formula="of:=MAX([.$G27];[.$Q27];[.$AA27];[.$AK27];[.$AU27];[.$BE27];[.$BO27];[.$BY27];[.$CI27];[.$CS27];[.$DC27])" office:value-type="float"/>
          <table:table-cell table:formula="of:=MAX([.$H27];[.$R27];[.$AB27];[.$AL27];[.$AV27];[.$BF27];[.$BP27];[.$BZ27];[.$CJ27];[.$CT27];[.$DD27])" office:value-type="float"/>
          <table:table-cell table:formula="of:=MAX([.$I27];[.$S27];[.$AC27];[.$AM27];[.$AW27];[.$BG27];[.$BQ27];[.$CA27];[.$CK27];[.$CU27];[.$DE27])" office:value-type="float"/>
          <table:table-cell table:formula="of:=MAX([.$J27];[.$T27];[.$AD27];[.$AN27];[.$AX27];[.$BH27];[.$BR27];[.$CB27];[.$CL27];[.$CV27];[.$DF27])" office:value-type="float"/>
          <table:table-cell table:formula="of:=MAX([.$K27];[.$U27];[.$AE27];[.$AO27];[.$AY27];[.$BI27];[.$BS27];[.$CC27];[.$CM27];[.$CW27];[.$DG27])" office:value-type="float"/>
        </table:table-row>
        <table:table-row table:style-name="ro1">
          <table:table-cell office:value-type="string">
            <text:p>aspComp2013/crossing/instances/0008-crossing_minimization-9-0.asp</text:p>
          </table:table-cell>
          <table:table-cell office:value-type="float" office:value="3.11069"/>
          <table:table-cell office:value-type="float" office:value="0.0"/>
          <table:table-cell office:value-type="float" office:value="5.91133004926"/>
          <table:table-cell office:value-type="float" office:value="0.158456486043"/>
          <table:table-cell office:value-type="float" office:value="0.0"/>
          <table:table-cell office:value-type="float" office:value="22242.0"/>
          <table:table-cell table:style-name="cellBest" office:value-type="float" office:value="0.0"/>
          <table:table-cell office:value-type="float" office:value="13980.0"/>
          <table:table-cell office:value-type="float" office:value="4.0"/>
          <table:table-cell table:style-name="cellBest" office:value-type="float" office:value="29.0"/>
          <table:table-cell table:style-name="cellBest" office:value-type="float" office:value="2.20423"/>
          <table:table-cell office:value-type="float" office:value="0.0"/>
          <table:table-cell office:value-type="float" office:value="7.88177339901"/>
          <table:table-cell office:value-type="float" office:value="0.132183908046"/>
          <table:table-cell office:value-type="float" office:value="0.0"/>
          <table:table-cell table:style-name="cellBest" office:value-type="float" office:value="16201.0"/>
          <table:table-cell table:style-name="cellBest" office:value-type="float" office:value="0.0"/>
          <table:table-cell office:value-type="float" office:value="9981.0"/>
          <table:table-cell office:value-type="float" office:value="4.0"/>
          <table:table-cell table:style-name="cellBest" office:value-type="float" office:value="29.0"/>
          <table:table-cell office:value-type="float" office:value="2.8406"/>
          <table:table-cell office:value-type="float" office:value="0.0"/>
          <table:table-cell office:value-type="float" office:value="5.91133004926"/>
          <table:table-cell office:value-type="float" office:value="0.158456486043"/>
          <table:table-cell office:value-type="float" office:value="0.0"/>
          <table:table-cell office:value-type="float" office:value="22242.0"/>
          <table:table-cell table:style-name="cellBest" office:value-type="float" office:value="0.0"/>
          <table:table-cell office:value-type="float" office:value="13980.0"/>
          <table:table-cell office:value-type="float" office:value="4.0"/>
          <table:table-cell table:style-name="cellBest" office:value-type="float" office:value="29.0"/>
          <table:table-cell office:value-type="float" office:value="3.54823"/>
          <table:table-cell office:value-type="float" office:value="0.0"/>
          <table:table-cell office:value-type="float" office:value="13.3004926108"/>
          <table:table-cell office:value-type="float" office:value="0.217569786535"/>
          <table:table-cell office:value-type="float" office:value="0.0"/>
          <table:table-cell office:value-type="float" office:value="32792.0"/>
          <table:table-cell office:value-type="float" office:value="18346.0"/>
          <table:table-cell office:value-type="float" office:value="13850.0"/>
          <table:table-cell office:value-type="float" office:value="4.0"/>
          <table:table-cell table:style-name="cellBest" office:value-type="float" office:value="29.0"/>
          <table:table-cell office:value-type="float" office:value="90.8253"/>
          <table:table-cell office:value-type="float" office:value="0.0"/>
          <table:table-cell office:value-type="float" office:value="12.315270936"/>
          <table:table-cell office:value-type="float" office:value="0.156814449918"/>
          <table:table-cell office:value-type="float" office:value="0.0"/>
          <table:table-cell office:value-type="float" office:value="2081176.0"/>
          <table:table-cell office:value-type="float" office:value="2044163.0"/>
          <table:table-cell office:value-type="float" office:value="314934.0"/>
          <table:table-cell office:value-type="float" office:value="4.0"/>
          <table:table-cell office:value-type="float" office:value="99.0"/>
          <table:table-cell office:value-type="float" office:value="2.76413"/>
          <table:table-cell office:value-type="float" office:value="0.0"/>
          <table:table-cell office:value-type="float" office:value="8.86699507389"/>
          <table:table-cell office:value-type="float" office:value="0.187192118227"/>
          <table:table-cell office:value-type="float" office:value="0.0"/>
          <table:table-cell office:value-type="float" office:value="20692.0"/>
          <table:table-cell office:value-type="float" office:value="2547.0"/>
          <table:table-cell table:style-name="cellBest" office:value-type="float" office:value="9549.0"/>
          <table:table-cell office:value-type="float" office:value="4.0"/>
          <table:table-cell office:value-type="float" office:value="35.0"/>
          <table:table-cell office:value-type="float" office:value="2.44876"/>
          <table:table-cell office:value-type="float" office:value="0.0"/>
          <table:table-cell office:value-type="float" office:value="8.86699507389"/>
          <table:table-cell office:value-type="float" office:value="0.187192118227"/>
          <table:table-cell office:value-type="float" office:value="0.0"/>
          <table:table-cell office:value-type="float" office:value="20692.0"/>
          <table:table-cell office:value-type="float" office:value="2547.0"/>
          <table:table-cell table:style-name="cellBest" office:value-type="float" office:value="9549.0"/>
          <table:table-cell office:value-type="float" office:value="4.0"/>
          <table:table-cell office:value-type="float" office:value="35.0"/>
          <table:table-cell office:value-type="float" office:value="2.61024"/>
          <table:table-cell office:value-type="float" office:value="0.0"/>
          <table:table-cell office:value-type="float" office:value="6.4039408867"/>
          <table:table-cell office:value-type="float" office:value="0.173234811166"/>
          <table:table-cell office:value-type="float" office:value="0.0"/>
          <table:table-cell office:value-type="float" office:value="23085.0"/>
          <table:table-cell office:value-type="float" office:value="221.0"/>
          <table:table-cell office:value-type="float" office:value="11344.0"/>
          <table:table-cell office:value-type="float" office:value="4.0"/>
          <table:table-cell office:value-type="float" office:value="30.0"/>
          <table:table-cell office:value-type="float" office:value="4.07967"/>
          <table:table-cell office:value-type="float" office:value="0.0"/>
          <table:table-cell table:style-name="cellBest" office:value-type="float" office:value="2.46305418719"/>
          <table:table-cell office:value-type="float" office:value="0.174876847291"/>
          <table:table-cell office:value-type="float" office:value="0.0"/>
          <table:table-cell office:value-type="float" office:value="24352.0"/>
          <table:table-cell office:value-type="float" office:value="126.0"/>
          <table:table-cell office:value-type="float" office:value="11223.0"/>
          <table:table-cell office:value-type="float" office:value="4.0"/>
          <table:table-cell office:value-type="float" office:value="34.0"/>
          <table:table-cell office:value-type="float" office:value="135.613"/>
          <table:table-cell office:value-type="float" office:value="0.0"/>
          <table:table-cell table:style-name="cellWorst" office:value-type="float" office:value="18.2266009852"/>
          <table:table-cell office:value-type="float" office:value="0.199507389163"/>
          <table:table-cell office:value-type="float" office:value="0.0"/>
          <table:table-cell office:value-type="float" office:value="3459480.0"/>
          <table:table-cell office:value-type="float" office:value="3408901.0"/>
          <table:table-cell table:style-name="cellWorst" office:value-type="float" office:value="527811.0"/>
          <table:table-cell office:value-type="float" office:value="4.0"/>
          <table:table-cell table:style-name="cellWorst" office:value-type="float" office:value="110.0"/>
          <table:table-cell table:style-name="cellWorst" office:value-type="float" office:value="170.074"/>
          <table:table-cell office:value-type="float" office:value="0.0"/>
          <table:table-cell office:value-type="float" office:value="16.7487684729"/>
          <table:table-cell office:value-type="float" office:value="0.207717569787"/>
          <table:table-cell office:value-type="float" office:value="0.0"/>
          <table:table-cell table:style-name="cellWorst" office:value-type="float" office:value="3776318.0"/>
          <table:table-cell table:style-name="cellWorst" office:value-type="float" office:value="3725299.0"/>
          <table:table-cell office:value-type="float" office:value="507890.0"/>
          <table:table-cell office:value-type="float" office:value="4.0"/>
          <table:table-cell office:value-type="float" office:value="108.0"/>
          <table:table-cell table:formula="of:=MIN([.$B28];[.$L28];[.$V28];[.$AF28];[.$AP28];[.$AZ28];[.$BJ28];[.$BT28];[.$CD28];[.$CN28];[.$CX28])" office:value-type="float"/>
          <table:table-cell table:formula="of:=MIN([.$C28];[.$M28];[.$W28];[.$AG28];[.$AQ28];[.$BA28];[.$BK28];[.$BU28];[.$CE28];[.$CO28];[.$CY28])" office:value-type="float"/>
          <table:table-cell table:formula="of:=MIN([.$D28];[.$N28];[.$X28];[.$AH28];[.$AR28];[.$BB28];[.$BL28];[.$BV28];[.$CF28];[.$CP28];[.$CZ28])" office:value-type="float"/>
          <table:table-cell table:formula="of:=MIN([.$E28];[.$O28];[.$Y28];[.$AI28];[.$AS28];[.$BC28];[.$BM28];[.$BW28];[.$CG28];[.$CQ28];[.$DA28])" office:value-type="float"/>
          <table:table-cell table:formula="of:=MIN([.$F28];[.$P28];[.$Z28];[.$AJ28];[.$AT28];[.$BD28];[.$BN28];[.$BX28];[.$CH28];[.$CR28];[.$DB28])" office:value-type="float"/>
          <table:table-cell table:formula="of:=MIN([.$G28];[.$Q28];[.$AA28];[.$AK28];[.$AU28];[.$BE28];[.$BO28];[.$BY28];[.$CI28];[.$CS28];[.$DC28])" office:value-type="float"/>
          <table:table-cell table:formula="of:=MIN([.$H28];[.$R28];[.$AB28];[.$AL28];[.$AV28];[.$BF28];[.$BP28];[.$BZ28];[.$CJ28];[.$CT28];[.$DD28])" office:value-type="float"/>
          <table:table-cell table:formula="of:=MIN([.$I28];[.$S28];[.$AC28];[.$AM28];[.$AW28];[.$BG28];[.$BQ28];[.$CA28];[.$CK28];[.$CU28];[.$DE28])" office:value-type="float"/>
          <table:table-cell table:formula="of:=MIN([.$J28];[.$T28];[.$AD28];[.$AN28];[.$AX28];[.$BH28];[.$BR28];[.$CB28];[.$CL28];[.$CV28];[.$DF28])" office:value-type="float"/>
          <table:table-cell table:formula="of:=MIN([.$K28];[.$U28];[.$AE28];[.$AO28];[.$AY28];[.$BI28];[.$BS28];[.$CC28];[.$CM28];[.$CW28];[.$DG28])" office:value-type="float"/>
          <table:table-cell table:formula="of:=MEDIAN([.$B28];[.$L28];[.$V28];[.$AF28];[.$AP28];[.$AZ28];[.$BJ28];[.$BT28];[.$CD28];[.$CN28];[.$CX28])" office:value-type="float"/>
          <table:table-cell table:formula="of:=MEDIAN([.$C28];[.$M28];[.$W28];[.$AG28];[.$AQ28];[.$BA28];[.$BK28];[.$BU28];[.$CE28];[.$CO28];[.$CY28])" office:value-type="float"/>
          <table:table-cell table:formula="of:=MEDIAN([.$D28];[.$N28];[.$X28];[.$AH28];[.$AR28];[.$BB28];[.$BL28];[.$BV28];[.$CF28];[.$CP28];[.$CZ28])" office:value-type="float"/>
          <table:table-cell table:formula="of:=MEDIAN([.$E28];[.$O28];[.$Y28];[.$AI28];[.$AS28];[.$BC28];[.$BM28];[.$BW28];[.$CG28];[.$CQ28];[.$DA28])" office:value-type="float"/>
          <table:table-cell table:formula="of:=MEDIAN([.$F28];[.$P28];[.$Z28];[.$AJ28];[.$AT28];[.$BD28];[.$BN28];[.$BX28];[.$CH28];[.$CR28];[.$DB28])" office:value-type="float"/>
          <table:table-cell table:formula="of:=MEDIAN([.$G28];[.$Q28];[.$AA28];[.$AK28];[.$AU28];[.$BE28];[.$BO28];[.$BY28];[.$CI28];[.$CS28];[.$DC28])" office:value-type="float"/>
          <table:table-cell table:formula="of:=MEDIAN([.$H28];[.$R28];[.$AB28];[.$AL28];[.$AV28];[.$BF28];[.$BP28];[.$BZ28];[.$CJ28];[.$CT28];[.$DD28])" office:value-type="float"/>
          <table:table-cell table:formula="of:=MEDIAN([.$I28];[.$S28];[.$AC28];[.$AM28];[.$AW28];[.$BG28];[.$BQ28];[.$CA28];[.$CK28];[.$CU28];[.$DE28])" office:value-type="float"/>
          <table:table-cell table:formula="of:=MEDIAN([.$J28];[.$T28];[.$AD28];[.$AN28];[.$AX28];[.$BH28];[.$BR28];[.$CB28];[.$CL28];[.$CV28];[.$DF28])" office:value-type="float"/>
          <table:table-cell table:formula="of:=MEDIAN([.$K28];[.$U28];[.$AE28];[.$AO28];[.$AY28];[.$BI28];[.$BS28];[.$CC28];[.$CM28];[.$CW28];[.$DG28])" office:value-type="float"/>
          <table:table-cell table:formula="of:=MAX([.$B28];[.$L28];[.$V28];[.$AF28];[.$AP28];[.$AZ28];[.$BJ28];[.$BT28];[.$CD28];[.$CN28];[.$CX28])" office:value-type="float"/>
          <table:table-cell table:formula="of:=MAX([.$C28];[.$M28];[.$W28];[.$AG28];[.$AQ28];[.$BA28];[.$BK28];[.$BU28];[.$CE28];[.$CO28];[.$CY28])" office:value-type="float"/>
          <table:table-cell table:formula="of:=MAX([.$D28];[.$N28];[.$X28];[.$AH28];[.$AR28];[.$BB28];[.$BL28];[.$BV28];[.$CF28];[.$CP28];[.$CZ28])" office:value-type="float"/>
          <table:table-cell table:formula="of:=MAX([.$E28];[.$O28];[.$Y28];[.$AI28];[.$AS28];[.$BC28];[.$BM28];[.$BW28];[.$CG28];[.$CQ28];[.$DA28])" office:value-type="float"/>
          <table:table-cell table:formula="of:=MAX([.$F28];[.$P28];[.$Z28];[.$AJ28];[.$AT28];[.$BD28];[.$BN28];[.$BX28];[.$CH28];[.$CR28];[.$DB28])" office:value-type="float"/>
          <table:table-cell table:formula="of:=MAX([.$G28];[.$Q28];[.$AA28];[.$AK28];[.$AU28];[.$BE28];[.$BO28];[.$BY28];[.$CI28];[.$CS28];[.$DC28])" office:value-type="float"/>
          <table:table-cell table:formula="of:=MAX([.$H28];[.$R28];[.$AB28];[.$AL28];[.$AV28];[.$BF28];[.$BP28];[.$BZ28];[.$CJ28];[.$CT28];[.$DD28])" office:value-type="float"/>
          <table:table-cell table:formula="of:=MAX([.$I28];[.$S28];[.$AC28];[.$AM28];[.$AW28];[.$BG28];[.$BQ28];[.$CA28];[.$CK28];[.$CU28];[.$DE28])" office:value-type="float"/>
          <table:table-cell table:formula="of:=MAX([.$J28];[.$T28];[.$AD28];[.$AN28];[.$AX28];[.$BH28];[.$BR28];[.$CB28];[.$CL28];[.$CV28];[.$DF28])" office:value-type="float"/>
          <table:table-cell table:formula="of:=MAX([.$K28];[.$U28];[.$AE28];[.$AO28];[.$AY28];[.$BI28];[.$BS28];[.$CC28];[.$CM28];[.$CW28];[.$DG28])" office:value-type="float"/>
        </table:table-row>
        <table:table-row table:style-name="ro1">
          <table:table-cell office:value-type="string">
            <text:p>aspComp2013/crossing/instances/0009-crossing_minimization-9-0.asp</text:p>
          </table:table-cell>
          <table:table-cell office:value-type="float" office:value="2.37059"/>
          <table:table-cell office:value-type="float" office:value="0.0"/>
          <table:table-cell office:value-type="float" office:value="9.04255319149"/>
          <table:table-cell office:value-type="float" office:value="0.143617021277"/>
          <table:table-cell office:value-type="float" office:value="0.0"/>
          <table:table-cell office:value-type="float" office:value="17109.0"/>
          <table:table-cell table:style-name="cellBest" office:value-type="float" office:value="0.0"/>
          <table:table-cell office:value-type="float" office:value="10569.0"/>
          <table:table-cell office:value-type="float" office:value="4.0"/>
          <table:table-cell office:value-type="float" office:value="24.0"/>
          <table:table-cell office:value-type="float" office:value="2.22215"/>
          <table:table-cell office:value-type="float" office:value="0.0"/>
          <table:table-cell table:style-name="cellWorst" office:value-type="float" office:value="17.0212765957"/>
          <table:table-cell office:value-type="float" office:value="0.215425531915"/>
          <table:table-cell office:value-type="float" office:value="0.0"/>
          <table:table-cell table:style-name="cellBest" office:value-type="float" office:value="15473.0"/>
          <table:table-cell table:style-name="cellBest" office:value-type="float" office:value="0.0"/>
          <table:table-cell table:style-name="cellBest" office:value-type="float" office:value="9777.0"/>
          <table:table-cell office:value-type="float" office:value="4.0"/>
          <table:table-cell table:style-name="cellBest" office:value-type="float" office:value="18.0"/>
          <table:table-cell table:style-name="cellBest" office:value-type="float" office:value="2.19506"/>
          <table:table-cell office:value-type="float" office:value="0.0"/>
          <table:table-cell office:value-type="float" office:value="9.04255319149"/>
          <table:table-cell office:value-type="float" office:value="0.143617021277"/>
          <table:table-cell office:value-type="float" office:value="0.0"/>
          <table:table-cell office:value-type="float" office:value="17109.0"/>
          <table:table-cell table:style-name="cellBest" office:value-type="float" office:value="0.0"/>
          <table:table-cell office:value-type="float" office:value="10569.0"/>
          <table:table-cell office:value-type="float" office:value="4.0"/>
          <table:table-cell office:value-type="float" office:value="24.0"/>
          <table:table-cell office:value-type="float" office:value="8.93561"/>
          <table:table-cell office:value-type="float" office:value="0.0"/>
          <table:table-cell office:value-type="float" office:value="13.2978723404"/>
          <table:table-cell office:value-type="float" office:value="0.21719858156"/>
          <table:table-cell office:value-type="float" office:value="0.0"/>
          <table:table-cell office:value-type="float" office:value="77894.0"/>
          <table:table-cell office:value-type="float" office:value="58567.0"/>
          <table:table-cell office:value-type="float" office:value="34610.0"/>
          <table:table-cell office:value-type="float" office:value="4.0"/>
          <table:table-cell office:value-type="float" office:value="28.0"/>
          <table:table-cell office:value-type="float" office:value="67.2935"/>
          <table:table-cell office:value-type="float" office:value="0.0"/>
          <table:table-cell office:value-type="float" office:value="13.829787234"/>
          <table:table-cell office:value-type="float" office:value="0.219858156028"/>
          <table:table-cell office:value-type="float" office:value="0.0"/>
          <table:table-cell office:value-type="float" office:value="1045941.0"/>
          <table:table-cell office:value-type="float" office:value="1015931.0"/>
          <table:table-cell office:value-type="float" office:value="238082.0"/>
          <table:table-cell office:value-type="float" office:value="4.0"/>
          <table:table-cell office:value-type="float" office:value="41.0"/>
          <table:table-cell office:value-type="float" office:value="4.88091"/>
          <table:table-cell office:value-type="float" office:value="0.0"/>
          <table:table-cell office:value-type="float" office:value="7.44680851064"/>
          <table:table-cell office:value-type="float" office:value="0.271276595745"/>
          <table:table-cell office:value-type="float" office:value="0.0"/>
          <table:table-cell office:value-type="float" office:value="39522.0"/>
          <table:table-cell office:value-type="float" office:value="17743.0"/>
          <table:table-cell office:value-type="float" office:value="17775.0"/>
          <table:table-cell office:value-type="float" office:value="4.0"/>
          <table:table-cell office:value-type="float" office:value="30.0"/>
          <table:table-cell office:value-type="float" office:value="4.30829"/>
          <table:table-cell office:value-type="float" office:value="0.0"/>
          <table:table-cell office:value-type="float" office:value="7.44680851064"/>
          <table:table-cell office:value-type="float" office:value="0.271276595745"/>
          <table:table-cell office:value-type="float" office:value="0.0"/>
          <table:table-cell office:value-type="float" office:value="39522.0"/>
          <table:table-cell office:value-type="float" office:value="17743.0"/>
          <table:table-cell office:value-type="float" office:value="17775.0"/>
          <table:table-cell office:value-type="float" office:value="4.0"/>
          <table:table-cell office:value-type="float" office:value="30.0"/>
          <table:table-cell office:value-type="float" office:value="2.8657"/>
          <table:table-cell office:value-type="float" office:value="0.0"/>
          <table:table-cell office:value-type="float" office:value="6.91489361702"/>
          <table:table-cell office:value-type="float" office:value="0.105496453901"/>
          <table:table-cell office:value-type="float" office:value="0.0"/>
          <table:table-cell office:value-type="float" office:value="24421.0"/>
          <table:table-cell office:value-type="float" office:value="159.0"/>
          <table:table-cell office:value-type="float" office:value="12836.0"/>
          <table:table-cell office:value-type="float" office:value="4.0"/>
          <table:table-cell office:value-type="float" office:value="27.0"/>
          <table:table-cell office:value-type="float" office:value="3.60861"/>
          <table:table-cell office:value-type="float" office:value="0.0"/>
          <table:table-cell table:style-name="cellBest" office:value-type="float" office:value="6.3829787234"/>
          <table:table-cell office:value-type="float" office:value="0.128546099291"/>
          <table:table-cell office:value-type="float" office:value="0.0"/>
          <table:table-cell office:value-type="float" office:value="21203.0"/>
          <table:table-cell office:value-type="float" office:value="112.0"/>
          <table:table-cell office:value-type="float" office:value="10850.0"/>
          <table:table-cell office:value-type="float" office:value="4.0"/>
          <table:table-cell office:value-type="float" office:value="26.0"/>
          <table:table-cell table:style-name="cellWorst" office:value-type="float" office:value="215.878"/>
          <table:table-cell office:value-type="float" office:value="0.0"/>
          <table:table-cell office:value-type="float" office:value="16.4893617021"/>
          <table:table-cell office:value-type="float" office:value="0.229609929078"/>
          <table:table-cell office:value-type="float" office:value="0.0"/>
          <table:table-cell office:value-type="float" office:value="2695246.0"/>
          <table:table-cell office:value-type="float" office:value="2650350.0"/>
          <table:table-cell table:style-name="cellWorst" office:value-type="float" office:value="730815.0"/>
          <table:table-cell office:value-type="float" office:value="4.0"/>
          <table:table-cell office:value-type="float" office:value="57.0"/>
          <table:table-cell office:value-type="float" office:value="179.124"/>
          <table:table-cell office:value-type="float" office:value="0.0"/>
          <table:table-cell office:value-type="float" office:value="14.3617021277"/>
          <table:table-cell office:value-type="float" office:value="0.221631205674"/>
          <table:table-cell office:value-type="float" office:value="0.0"/>
          <table:table-cell table:style-name="cellWorst" office:value-type="float" office:value="2729872.0"/>
          <table:table-cell table:style-name="cellWorst" office:value-type="float" office:value="2684970.0"/>
          <table:table-cell office:value-type="float" office:value="672908.0"/>
          <table:table-cell office:value-type="float" office:value="4.0"/>
          <table:table-cell table:style-name="cellWorst" office:value-type="float" office:value="64.0"/>
          <table:table-cell table:formula="of:=MIN([.$B29];[.$L29];[.$V29];[.$AF29];[.$AP29];[.$AZ29];[.$BJ29];[.$BT29];[.$CD29];[.$CN29];[.$CX29])" office:value-type="float"/>
          <table:table-cell table:formula="of:=MIN([.$C29];[.$M29];[.$W29];[.$AG29];[.$AQ29];[.$BA29];[.$BK29];[.$BU29];[.$CE29];[.$CO29];[.$CY29])" office:value-type="float"/>
          <table:table-cell table:formula="of:=MIN([.$D29];[.$N29];[.$X29];[.$AH29];[.$AR29];[.$BB29];[.$BL29];[.$BV29];[.$CF29];[.$CP29];[.$CZ29])" office:value-type="float"/>
          <table:table-cell table:formula="of:=MIN([.$E29];[.$O29];[.$Y29];[.$AI29];[.$AS29];[.$BC29];[.$BM29];[.$BW29];[.$CG29];[.$CQ29];[.$DA29])" office:value-type="float"/>
          <table:table-cell table:formula="of:=MIN([.$F29];[.$P29];[.$Z29];[.$AJ29];[.$AT29];[.$BD29];[.$BN29];[.$BX29];[.$CH29];[.$CR29];[.$DB29])" office:value-type="float"/>
          <table:table-cell table:formula="of:=MIN([.$G29];[.$Q29];[.$AA29];[.$AK29];[.$AU29];[.$BE29];[.$BO29];[.$BY29];[.$CI29];[.$CS29];[.$DC29])" office:value-type="float"/>
          <table:table-cell table:formula="of:=MIN([.$H29];[.$R29];[.$AB29];[.$AL29];[.$AV29];[.$BF29];[.$BP29];[.$BZ29];[.$CJ29];[.$CT29];[.$DD29])" office:value-type="float"/>
          <table:table-cell table:formula="of:=MIN([.$I29];[.$S29];[.$AC29];[.$AM29];[.$AW29];[.$BG29];[.$BQ29];[.$CA29];[.$CK29];[.$CU29];[.$DE29])" office:value-type="float"/>
          <table:table-cell table:formula="of:=MIN([.$J29];[.$T29];[.$AD29];[.$AN29];[.$AX29];[.$BH29];[.$BR29];[.$CB29];[.$CL29];[.$CV29];[.$DF29])" office:value-type="float"/>
          <table:table-cell table:formula="of:=MIN([.$K29];[.$U29];[.$AE29];[.$AO29];[.$AY29];[.$BI29];[.$BS29];[.$CC29];[.$CM29];[.$CW29];[.$DG29])" office:value-type="float"/>
          <table:table-cell table:formula="of:=MEDIAN([.$B29];[.$L29];[.$V29];[.$AF29];[.$AP29];[.$AZ29];[.$BJ29];[.$BT29];[.$CD29];[.$CN29];[.$CX29])" office:value-type="float"/>
          <table:table-cell table:formula="of:=MEDIAN([.$C29];[.$M29];[.$W29];[.$AG29];[.$AQ29];[.$BA29];[.$BK29];[.$BU29];[.$CE29];[.$CO29];[.$CY29])" office:value-type="float"/>
          <table:table-cell table:formula="of:=MEDIAN([.$D29];[.$N29];[.$X29];[.$AH29];[.$AR29];[.$BB29];[.$BL29];[.$BV29];[.$CF29];[.$CP29];[.$CZ29])" office:value-type="float"/>
          <table:table-cell table:formula="of:=MEDIAN([.$E29];[.$O29];[.$Y29];[.$AI29];[.$AS29];[.$BC29];[.$BM29];[.$BW29];[.$CG29];[.$CQ29];[.$DA29])" office:value-type="float"/>
          <table:table-cell table:formula="of:=MEDIAN([.$F29];[.$P29];[.$Z29];[.$AJ29];[.$AT29];[.$BD29];[.$BN29];[.$BX29];[.$CH29];[.$CR29];[.$DB29])" office:value-type="float"/>
          <table:table-cell table:formula="of:=MEDIAN([.$G29];[.$Q29];[.$AA29];[.$AK29];[.$AU29];[.$BE29];[.$BO29];[.$BY29];[.$CI29];[.$CS29];[.$DC29])" office:value-type="float"/>
          <table:table-cell table:formula="of:=MEDIAN([.$H29];[.$R29];[.$AB29];[.$AL29];[.$AV29];[.$BF29];[.$BP29];[.$BZ29];[.$CJ29];[.$CT29];[.$DD29])" office:value-type="float"/>
          <table:table-cell table:formula="of:=MEDIAN([.$I29];[.$S29];[.$AC29];[.$AM29];[.$AW29];[.$BG29];[.$BQ29];[.$CA29];[.$CK29];[.$CU29];[.$DE29])" office:value-type="float"/>
          <table:table-cell table:formula="of:=MEDIAN([.$J29];[.$T29];[.$AD29];[.$AN29];[.$AX29];[.$BH29];[.$BR29];[.$CB29];[.$CL29];[.$CV29];[.$DF29])" office:value-type="float"/>
          <table:table-cell table:formula="of:=MEDIAN([.$K29];[.$U29];[.$AE29];[.$AO29];[.$AY29];[.$BI29];[.$BS29];[.$CC29];[.$CM29];[.$CW29];[.$DG29])" office:value-type="float"/>
          <table:table-cell table:formula="of:=MAX([.$B29];[.$L29];[.$V29];[.$AF29];[.$AP29];[.$AZ29];[.$BJ29];[.$BT29];[.$CD29];[.$CN29];[.$CX29])" office:value-type="float"/>
          <table:table-cell table:formula="of:=MAX([.$C29];[.$M29];[.$W29];[.$AG29];[.$AQ29];[.$BA29];[.$BK29];[.$BU29];[.$CE29];[.$CO29];[.$CY29])" office:value-type="float"/>
          <table:table-cell table:formula="of:=MAX([.$D29];[.$N29];[.$X29];[.$AH29];[.$AR29];[.$BB29];[.$BL29];[.$BV29];[.$CF29];[.$CP29];[.$CZ29])" office:value-type="float"/>
          <table:table-cell table:formula="of:=MAX([.$E29];[.$O29];[.$Y29];[.$AI29];[.$AS29];[.$BC29];[.$BM29];[.$BW29];[.$CG29];[.$CQ29];[.$DA29])" office:value-type="float"/>
          <table:table-cell table:formula="of:=MAX([.$F29];[.$P29];[.$Z29];[.$AJ29];[.$AT29];[.$BD29];[.$BN29];[.$BX29];[.$CH29];[.$CR29];[.$DB29])" office:value-type="float"/>
          <table:table-cell table:formula="of:=MAX([.$G29];[.$Q29];[.$AA29];[.$AK29];[.$AU29];[.$BE29];[.$BO29];[.$BY29];[.$CI29];[.$CS29];[.$DC29])" office:value-type="float"/>
          <table:table-cell table:formula="of:=MAX([.$H29];[.$R29];[.$AB29];[.$AL29];[.$AV29];[.$BF29];[.$BP29];[.$BZ29];[.$CJ29];[.$CT29];[.$DD29])" office:value-type="float"/>
          <table:table-cell table:formula="of:=MAX([.$I29];[.$S29];[.$AC29];[.$AM29];[.$AW29];[.$BG29];[.$BQ29];[.$CA29];[.$CK29];[.$CU29];[.$DE29])" office:value-type="float"/>
          <table:table-cell table:formula="of:=MAX([.$J29];[.$T29];[.$AD29];[.$AN29];[.$AX29];[.$BH29];[.$BR29];[.$CB29];[.$CL29];[.$CV29];[.$DF29])" office:value-type="float"/>
          <table:table-cell table:formula="of:=MAX([.$K29];[.$U29];[.$AE29];[.$AO29];[.$AY29];[.$BI29];[.$BS29];[.$CC29];[.$CM29];[.$CW29];[.$DG29])" office:value-type="float"/>
        </table:table-row>
        <table:table-row table:style-name="ro1">
          <table:table-cell office:value-type="string">
            <text:p>aspComp2013/crossing/instances/0010-crossing_minimization-9-0.asp</text:p>
          </table:table-cell>
          <table:table-cell office:value-type="float" office:value="2.67523"/>
          <table:table-cell office:value-type="float" office:value="0.0"/>
          <table:table-cell office:value-type="float" office:value="17.5531914894"/>
          <table:table-cell office:value-type="float" office:value="0.232269503546"/>
          <table:table-cell office:value-type="float" office:value="0.0"/>
          <table:table-cell table:style-name="cellBest" office:value-type="float" office:value="18978.0"/>
          <table:table-cell table:style-name="cellBest" office:value-type="float" office:value="0.0"/>
          <table:table-cell table:style-name="cellBest" office:value-type="float" office:value="11588.0"/>
          <table:table-cell office:value-type="float" office:value="4.0"/>
          <table:table-cell table:style-name="cellBest" office:value-type="float" office:value="22.0"/>
          <table:table-cell office:value-type="float" office:value="3.29335"/>
          <table:table-cell office:value-type="float" office:value="0.0"/>
          <table:table-cell office:value-type="float" office:value="19.6808510638"/>
          <table:table-cell office:value-type="float" office:value="0.214539007092"/>
          <table:table-cell office:value-type="float" office:value="0.0"/>
          <table:table-cell office:value-type="float" office:value="21716.0"/>
          <table:table-cell table:style-name="cellBest" office:value-type="float" office:value="0.0"/>
          <table:table-cell office:value-type="float" office:value="12905.0"/>
          <table:table-cell office:value-type="float" office:value="4.0"/>
          <table:table-cell office:value-type="float" office:value="27.0"/>
          <table:table-cell table:style-name="cellBest" office:value-type="float" office:value="2.48051"/>
          <table:table-cell office:value-type="float" office:value="0.0"/>
          <table:table-cell office:value-type="float" office:value="17.5531914894"/>
          <table:table-cell office:value-type="float" office:value="0.232269503546"/>
          <table:table-cell office:value-type="float" office:value="0.0"/>
          <table:table-cell table:style-name="cellBest" office:value-type="float" office:value="18978.0"/>
          <table:table-cell table:style-name="cellBest" office:value-type="float" office:value="0.0"/>
          <table:table-cell table:style-name="cellBest" office:value-type="float" office:value="11588.0"/>
          <table:table-cell office:value-type="float" office:value="4.0"/>
          <table:table-cell table:style-name="cellBest" office:value-type="float" office:value="22.0"/>
          <table:table-cell office:value-type="float" office:value="5.14379"/>
          <table:table-cell office:value-type="float" office:value="0.0"/>
          <table:table-cell table:style-name="cellWorst" office:value-type="float" office:value="21.8085106383"/>
          <table:table-cell office:value-type="float" office:value="0.271276595745"/>
          <table:table-cell office:value-type="float" office:value="0.0"/>
          <table:table-cell office:value-type="float" office:value="48229.0"/>
          <table:table-cell office:value-type="float" office:value="30029.0"/>
          <table:table-cell office:value-type="float" office:value="21241.0"/>
          <table:table-cell office:value-type="float" office:value="4.0"/>
          <table:table-cell table:style-name="cellBest" office:value-type="float" office:value="22.0"/>
          <table:table-cell office:value-type="float" office:value="77.7598"/>
          <table:table-cell office:value-type="float" office:value="0.0"/>
          <table:table-cell office:value-type="float" office:value="15.9574468085"/>
          <table:table-cell office:value-type="float" office:value="0.243794326241"/>
          <table:table-cell office:value-type="float" office:value="0.0"/>
          <table:table-cell office:value-type="float" office:value="1057964.0"/>
          <table:table-cell office:value-type="float" office:value="1027561.0"/>
          <table:table-cell office:value-type="float" office:value="224322.0"/>
          <table:table-cell office:value-type="float" office:value="4.0"/>
          <table:table-cell table:style-name="cellWorst" office:value-type="float" office:value="81.0"/>
          <table:table-cell office:value-type="float" office:value="4.38741"/>
          <table:table-cell office:value-type="float" office:value="0.0"/>
          <table:table-cell office:value-type="float" office:value="10.6382978723"/>
          <table:table-cell office:value-type="float" office:value="0.232269503546"/>
          <table:table-cell office:value-type="float" office:value="0.0"/>
          <table:table-cell office:value-type="float" office:value="32957.0"/>
          <table:table-cell office:value-type="float" office:value="6976.0"/>
          <table:table-cell office:value-type="float" office:value="15860.0"/>
          <table:table-cell office:value-type="float" office:value="4.0"/>
          <table:table-cell office:value-type="float" office:value="29.0"/>
          <table:table-cell office:value-type="float" office:value="3.85057"/>
          <table:table-cell office:value-type="float" office:value="0.0"/>
          <table:table-cell office:value-type="float" office:value="10.6382978723"/>
          <table:table-cell office:value-type="float" office:value="0.232269503546"/>
          <table:table-cell office:value-type="float" office:value="0.0"/>
          <table:table-cell office:value-type="float" office:value="32957.0"/>
          <table:table-cell office:value-type="float" office:value="6976.0"/>
          <table:table-cell office:value-type="float" office:value="15860.0"/>
          <table:table-cell office:value-type="float" office:value="4.0"/>
          <table:table-cell office:value-type="float" office:value="29.0"/>
          <table:table-cell office:value-type="float" office:value="3.01968"/>
          <table:table-cell office:value-type="float" office:value="0.0"/>
          <table:table-cell table:style-name="cellBest" office:value-type="float" office:value="1.06382978723"/>
          <table:table-cell office:value-type="float" office:value="0.160460992908"/>
          <table:table-cell office:value-type="float" office:value="0.0"/>
          <table:table-cell office:value-type="float" office:value="23720.0"/>
          <table:table-cell office:value-type="float" office:value="107.0"/>
          <table:table-cell office:value-type="float" office:value="12509.0"/>
          <table:table-cell office:value-type="float" office:value="4.0"/>
          <table:table-cell office:value-type="float" office:value="25.0"/>
          <table:table-cell office:value-type="float" office:value="4.62364"/>
          <table:table-cell office:value-type="float" office:value="0.0"/>
          <table:table-cell office:value-type="float" office:value="1.59574468085"/>
          <table:table-cell office:value-type="float" office:value="0.129432624113"/>
          <table:table-cell office:value-type="float" office:value="0.0"/>
          <table:table-cell office:value-type="float" office:value="28728.0"/>
          <table:table-cell office:value-type="float" office:value="281.0"/>
          <table:table-cell office:value-type="float" office:value="14792.0"/>
          <table:table-cell office:value-type="float" office:value="4.0"/>
          <table:table-cell office:value-type="float" office:value="25.0"/>
          <table:table-cell table:style-name="cellWorst" office:value-type="float" office:value="120.979"/>
          <table:table-cell office:value-type="float" office:value="0.0"/>
          <table:table-cell office:value-type="float" office:value="16.4893617021"/>
          <table:table-cell office:value-type="float" office:value="0.256205673759"/>
          <table:table-cell office:value-type="float" office:value="0.0"/>
          <table:table-cell office:value-type="float" office:value="1579828.0"/>
          <table:table-cell office:value-type="float" office:value="1541857.0"/>
          <table:table-cell table:style-name="cellWorst" office:value-type="float" office:value="378305.0"/>
          <table:table-cell office:value-type="float" office:value="4.0"/>
          <table:table-cell office:value-type="float" office:value="74.0"/>
          <table:table-cell office:value-type="float" office:value="101.061"/>
          <table:table-cell office:value-type="float" office:value="0.0"/>
          <table:table-cell office:value-type="float" office:value="20.7446808511"/>
          <table:table-cell office:value-type="float" office:value="0.272163120567"/>
          <table:table-cell office:value-type="float" office:value="0.0"/>
          <table:table-cell table:style-name="cellWorst" office:value-type="float" office:value="1914022.0"/>
          <table:table-cell table:style-name="cellWorst" office:value-type="float" office:value="1877721.0"/>
          <table:table-cell office:value-type="float" office:value="295462.0"/>
          <table:table-cell office:value-type="float" office:value="4.0"/>
          <table:table-cell office:value-type="float" office:value="65.0"/>
          <table:table-cell table:formula="of:=MIN([.$B30];[.$L30];[.$V30];[.$AF30];[.$AP30];[.$AZ30];[.$BJ30];[.$BT30];[.$CD30];[.$CN30];[.$CX30])" office:value-type="float"/>
          <table:table-cell table:formula="of:=MIN([.$C30];[.$M30];[.$W30];[.$AG30];[.$AQ30];[.$BA30];[.$BK30];[.$BU30];[.$CE30];[.$CO30];[.$CY30])" office:value-type="float"/>
          <table:table-cell table:formula="of:=MIN([.$D30];[.$N30];[.$X30];[.$AH30];[.$AR30];[.$BB30];[.$BL30];[.$BV30];[.$CF30];[.$CP30];[.$CZ30])" office:value-type="float"/>
          <table:table-cell table:formula="of:=MIN([.$E30];[.$O30];[.$Y30];[.$AI30];[.$AS30];[.$BC30];[.$BM30];[.$BW30];[.$CG30];[.$CQ30];[.$DA30])" office:value-type="float"/>
          <table:table-cell table:formula="of:=MIN([.$F30];[.$P30];[.$Z30];[.$AJ30];[.$AT30];[.$BD30];[.$BN30];[.$BX30];[.$CH30];[.$CR30];[.$DB30])" office:value-type="float"/>
          <table:table-cell table:formula="of:=MIN([.$G30];[.$Q30];[.$AA30];[.$AK30];[.$AU30];[.$BE30];[.$BO30];[.$BY30];[.$CI30];[.$CS30];[.$DC30])" office:value-type="float"/>
          <table:table-cell table:formula="of:=MIN([.$H30];[.$R30];[.$AB30];[.$AL30];[.$AV30];[.$BF30];[.$BP30];[.$BZ30];[.$CJ30];[.$CT30];[.$DD30])" office:value-type="float"/>
          <table:table-cell table:formula="of:=MIN([.$I30];[.$S30];[.$AC30];[.$AM30];[.$AW30];[.$BG30];[.$BQ30];[.$CA30];[.$CK30];[.$CU30];[.$DE30])" office:value-type="float"/>
          <table:table-cell table:formula="of:=MIN([.$J30];[.$T30];[.$AD30];[.$AN30];[.$AX30];[.$BH30];[.$BR30];[.$CB30];[.$CL30];[.$CV30];[.$DF30])" office:value-type="float"/>
          <table:table-cell table:formula="of:=MIN([.$K30];[.$U30];[.$AE30];[.$AO30];[.$AY30];[.$BI30];[.$BS30];[.$CC30];[.$CM30];[.$CW30];[.$DG30])" office:value-type="float"/>
          <table:table-cell table:formula="of:=MEDIAN([.$B30];[.$L30];[.$V30];[.$AF30];[.$AP30];[.$AZ30];[.$BJ30];[.$BT30];[.$CD30];[.$CN30];[.$CX30])" office:value-type="float"/>
          <table:table-cell table:formula="of:=MEDIAN([.$C30];[.$M30];[.$W30];[.$AG30];[.$AQ30];[.$BA30];[.$BK30];[.$BU30];[.$CE30];[.$CO30];[.$CY30])" office:value-type="float"/>
          <table:table-cell table:formula="of:=MEDIAN([.$D30];[.$N30];[.$X30];[.$AH30];[.$AR30];[.$BB30];[.$BL30];[.$BV30];[.$CF30];[.$CP30];[.$CZ30])" office:value-type="float"/>
          <table:table-cell table:formula="of:=MEDIAN([.$E30];[.$O30];[.$Y30];[.$AI30];[.$AS30];[.$BC30];[.$BM30];[.$BW30];[.$CG30];[.$CQ30];[.$DA30])" office:value-type="float"/>
          <table:table-cell table:formula="of:=MEDIAN([.$F30];[.$P30];[.$Z30];[.$AJ30];[.$AT30];[.$BD30];[.$BN30];[.$BX30];[.$CH30];[.$CR30];[.$DB30])" office:value-type="float"/>
          <table:table-cell table:formula="of:=MEDIAN([.$G30];[.$Q30];[.$AA30];[.$AK30];[.$AU30];[.$BE30];[.$BO30];[.$BY30];[.$CI30];[.$CS30];[.$DC30])" office:value-type="float"/>
          <table:table-cell table:formula="of:=MEDIAN([.$H30];[.$R30];[.$AB30];[.$AL30];[.$AV30];[.$BF30];[.$BP30];[.$BZ30];[.$CJ30];[.$CT30];[.$DD30])" office:value-type="float"/>
          <table:table-cell table:formula="of:=MEDIAN([.$I30];[.$S30];[.$AC30];[.$AM30];[.$AW30];[.$BG30];[.$BQ30];[.$CA30];[.$CK30];[.$CU30];[.$DE30])" office:value-type="float"/>
          <table:table-cell table:formula="of:=MEDIAN([.$J30];[.$T30];[.$AD30];[.$AN30];[.$AX30];[.$BH30];[.$BR30];[.$CB30];[.$CL30];[.$CV30];[.$DF30])" office:value-type="float"/>
          <table:table-cell table:formula="of:=MEDIAN([.$K30];[.$U30];[.$AE30];[.$AO30];[.$AY30];[.$BI30];[.$BS30];[.$CC30];[.$CM30];[.$CW30];[.$DG30])" office:value-type="float"/>
          <table:table-cell table:formula="of:=MAX([.$B30];[.$L30];[.$V30];[.$AF30];[.$AP30];[.$AZ30];[.$BJ30];[.$BT30];[.$CD30];[.$CN30];[.$CX30])" office:value-type="float"/>
          <table:table-cell table:formula="of:=MAX([.$C30];[.$M30];[.$W30];[.$AG30];[.$AQ30];[.$BA30];[.$BK30];[.$BU30];[.$CE30];[.$CO30];[.$CY30])" office:value-type="float"/>
          <table:table-cell table:formula="of:=MAX([.$D30];[.$N30];[.$X30];[.$AH30];[.$AR30];[.$BB30];[.$BL30];[.$BV30];[.$CF30];[.$CP30];[.$CZ30])" office:value-type="float"/>
          <table:table-cell table:formula="of:=MAX([.$E30];[.$O30];[.$Y30];[.$AI30];[.$AS30];[.$BC30];[.$BM30];[.$BW30];[.$CG30];[.$CQ30];[.$DA30])" office:value-type="float"/>
          <table:table-cell table:formula="of:=MAX([.$F30];[.$P30];[.$Z30];[.$AJ30];[.$AT30];[.$BD30];[.$BN30];[.$BX30];[.$CH30];[.$CR30];[.$DB30])" office:value-type="float"/>
          <table:table-cell table:formula="of:=MAX([.$G30];[.$Q30];[.$AA30];[.$AK30];[.$AU30];[.$BE30];[.$BO30];[.$BY30];[.$CI30];[.$CS30];[.$DC30])" office:value-type="float"/>
          <table:table-cell table:formula="of:=MAX([.$H30];[.$R30];[.$AB30];[.$AL30];[.$AV30];[.$BF30];[.$BP30];[.$BZ30];[.$CJ30];[.$CT30];[.$DD30])" office:value-type="float"/>
          <table:table-cell table:formula="of:=MAX([.$I30];[.$S30];[.$AC30];[.$AM30];[.$AW30];[.$BG30];[.$BQ30];[.$CA30];[.$CK30];[.$CU30];[.$DE30])" office:value-type="float"/>
          <table:table-cell table:formula="of:=MAX([.$J30];[.$T30];[.$AD30];[.$AN30];[.$AX30];[.$BH30];[.$BR30];[.$CB30];[.$CL30];[.$CV30];[.$DF30])" office:value-type="float"/>
          <table:table-cell table:formula="of:=MAX([.$K30];[.$U30];[.$AE30];[.$AO30];[.$AY30];[.$BI30];[.$BS30];[.$CC30];[.$CM30];[.$CW30];[.$DG30])" office:value-type="float"/>
        </table:table-row>
        <table:table-row table:style-name="ro1">
          <table:table-cell office:value-type="string">
            <text:p>aspComp2013/crossing/instances/0022-crossing_minimization-8-0.asp</text:p>
          </table:table-cell>
          <table:table-cell table:style-name="cellBest" office:value-type="float" office:value="2.15749"/>
          <table:table-cell office:value-type="float" office:value="0.0"/>
          <table:table-cell office:value-type="float" office:value="16.6666666667"/>
          <table:table-cell office:value-type="float" office:value="0.17962962963"/>
          <table:table-cell office:value-type="float" office:value="0.0"/>
          <table:table-cell office:value-type="float" office:value="18600.0"/>
          <table:table-cell table:style-name="cellBest" office:value-type="float" office:value="0.0"/>
          <table:table-cell office:value-type="float" office:value="11198.0"/>
          <table:table-cell office:value-type="float" office:value="4.0"/>
          <table:table-cell table:style-name="cellBest" office:value-type="float" office:value="31.0"/>
          <table:table-cell office:value-type="float" office:value="2.34945"/>
          <table:table-cell office:value-type="float" office:value="0.0"/>
          <table:table-cell office:value-type="float" office:value="8.33333333333"/>
          <table:table-cell office:value-type="float" office:value="0.163888888889"/>
          <table:table-cell office:value-type="float" office:value="0.0"/>
          <table:table-cell table:style-name="cellBest" office:value-type="float" office:value="18141.0"/>
          <table:table-cell table:style-name="cellBest" office:value-type="float" office:value="0.0"/>
          <table:table-cell office:value-type="float" office:value="10426.0"/>
          <table:table-cell office:value-type="float" office:value="4.0"/>
          <table:table-cell office:value-type="float" office:value="35.0"/>
          <table:table-cell office:value-type="float" office:value="2.5225"/>
          <table:table-cell office:value-type="float" office:value="0.0"/>
          <table:table-cell office:value-type="float" office:value="16.6666666667"/>
          <table:table-cell office:value-type="float" office:value="0.17962962963"/>
          <table:table-cell office:value-type="float" office:value="0.0"/>
          <table:table-cell office:value-type="float" office:value="18600.0"/>
          <table:table-cell table:style-name="cellBest" office:value-type="float" office:value="0.0"/>
          <table:table-cell office:value-type="float" office:value="11198.0"/>
          <table:table-cell office:value-type="float" office:value="4.0"/>
          <table:table-cell table:style-name="cellBest" office:value-type="float" office:value="31.0"/>
          <table:table-cell office:value-type="float" office:value="6.22304"/>
          <table:table-cell office:value-type="float" office:value="0.0"/>
          <table:table-cell office:value-type="float" office:value="13.8888888889"/>
          <table:table-cell office:value-type="float" office:value="0.19537037037"/>
          <table:table-cell office:value-type="float" office:value="0.0"/>
          <table:table-cell office:value-type="float" office:value="46781.0"/>
          <table:table-cell office:value-type="float" office:value="28278.0"/>
          <table:table-cell office:value-type="float" office:value="25060.0"/>
          <table:table-cell office:value-type="float" office:value="4.0"/>
          <table:table-cell office:value-type="float" office:value="33.0"/>
          <table:table-cell office:value-type="float" office:value="113.68"/>
          <table:table-cell office:value-type="float" office:value="0.0"/>
          <table:table-cell office:value-type="float" office:value="12.7777777778"/>
          <table:table-cell office:value-type="float" office:value="0.192592592593"/>
          <table:table-cell office:value-type="float" office:value="0.0"/>
          <table:table-cell office:value-type="float" office:value="1452110.0"/>
          <table:table-cell office:value-type="float" office:value="1404406.0"/>
          <table:table-cell office:value-type="float" office:value="264633.0"/>
          <table:table-cell office:value-type="float" office:value="4.0"/>
          <table:table-cell office:value-type="float" office:value="154.0"/>
          <table:table-cell office:value-type="float" office:value="3.42243"/>
          <table:table-cell office:value-type="float" office:value="0.0"/>
          <table:table-cell office:value-type="float" office:value="17.2222222222"/>
          <table:table-cell office:value-type="float" office:value="0.212037037037"/>
          <table:table-cell office:value-type="float" office:value="0.0"/>
          <table:table-cell office:value-type="float" office:value="30231.0"/>
          <table:table-cell office:value-type="float" office:value="3256.0"/>
          <table:table-cell office:value-type="float" office:value="13773.0"/>
          <table:table-cell office:value-type="float" office:value="4.0"/>
          <table:table-cell office:value-type="float" office:value="47.0"/>
          <table:table-cell office:value-type="float" office:value="3.46719"/>
          <table:table-cell office:value-type="float" office:value="0.0"/>
          <table:table-cell office:value-type="float" office:value="17.2222222222"/>
          <table:table-cell office:value-type="float" office:value="0.212037037037"/>
          <table:table-cell office:value-type="float" office:value="0.0"/>
          <table:table-cell office:value-type="float" office:value="30231.0"/>
          <table:table-cell office:value-type="float" office:value="3256.0"/>
          <table:table-cell office:value-type="float" office:value="13773.0"/>
          <table:table-cell office:value-type="float" office:value="4.0"/>
          <table:table-cell office:value-type="float" office:value="47.0"/>
          <table:table-cell office:value-type="float" office:value="3.07635"/>
          <table:table-cell office:value-type="float" office:value="0.0"/>
          <table:table-cell table:style-name="cellBest" office:value-type="float" office:value="2.22222222222"/>
          <table:table-cell office:value-type="float" office:value="0.127777777778"/>
          <table:table-cell office:value-type="float" office:value="0.0"/>
          <table:table-cell office:value-type="float" office:value="23912.0"/>
          <table:table-cell office:value-type="float" office:value="191.0"/>
          <table:table-cell office:value-type="float" office:value="11066.0"/>
          <table:table-cell office:value-type="float" office:value="4.0"/>
          <table:table-cell office:value-type="float" office:value="46.0"/>
          <table:table-cell office:value-type="float" office:value="3.81074"/>
          <table:table-cell office:value-type="float" office:value="0.0"/>
          <table:table-cell office:value-type="float" office:value="3.33333333333"/>
          <table:table-cell office:value-type="float" office:value="0.187962962963"/>
          <table:table-cell office:value-type="float" office:value="0.0"/>
          <table:table-cell office:value-type="float" office:value="22623.0"/>
          <table:table-cell office:value-type="float" office:value="188.0"/>
          <table:table-cell table:style-name="cellBest" office:value-type="float" office:value="9985.0"/>
          <table:table-cell office:value-type="float" office:value="4.0"/>
          <table:table-cell office:value-type="float" office:value="43.0"/>
          <table:table-cell office:value-type="float" office:value="133.179"/>
          <table:table-cell office:value-type="float" office:value="0.0"/>
          <table:table-cell office:value-type="float" office:value="16.6666666667"/>
          <table:table-cell office:value-type="float" office:value="0.187037037037"/>
          <table:table-cell office:value-type="float" office:value="0.0"/>
          <table:table-cell office:value-type="float" office:value="1901485.0"/>
          <table:table-cell office:value-type="float" office:value="1845117.0"/>
          <table:table-cell office:value-type="float" office:value="329563.0"/>
          <table:table-cell office:value-type="float" office:value="4.0"/>
          <table:table-cell table:style-name="cellWorst" office:value-type="float" office:value="157.0"/>
          <table:table-cell table:style-name="cellWorst" office:value-type="float" office:value="149.118"/>
          <table:table-cell office:value-type="float" office:value="0.0"/>
          <table:table-cell office:value-type="float" office:value="18.3333333333"/>
          <table:table-cell office:value-type="float" office:value="0.200925925926"/>
          <table:table-cell office:value-type="float" office:value="0.0"/>
          <table:table-cell table:style-name="cellWorst" office:value-type="float" office:value="2613033.0"/>
          <table:table-cell table:style-name="cellWorst" office:value-type="float" office:value="2557760.0"/>
          <table:table-cell table:style-name="cellWorst" office:value-type="float" office:value="439387.0"/>
          <table:table-cell office:value-type="float" office:value="4.0"/>
          <table:table-cell office:value-type="float" office:value="141.0"/>
          <table:table-cell table:formula="of:=MIN([.$B31];[.$L31];[.$V31];[.$AF31];[.$AP31];[.$AZ31];[.$BJ31];[.$BT31];[.$CD31];[.$CN31];[.$CX31])" office:value-type="float"/>
          <table:table-cell table:formula="of:=MIN([.$C31];[.$M31];[.$W31];[.$AG31];[.$AQ31];[.$BA31];[.$BK31];[.$BU31];[.$CE31];[.$CO31];[.$CY31])" office:value-type="float"/>
          <table:table-cell table:formula="of:=MIN([.$D31];[.$N31];[.$X31];[.$AH31];[.$AR31];[.$BB31];[.$BL31];[.$BV31];[.$CF31];[.$CP31];[.$CZ31])" office:value-type="float"/>
          <table:table-cell table:formula="of:=MIN([.$E31];[.$O31];[.$Y31];[.$AI31];[.$AS31];[.$BC31];[.$BM31];[.$BW31];[.$CG31];[.$CQ31];[.$DA31])" office:value-type="float"/>
          <table:table-cell table:formula="of:=MIN([.$F31];[.$P31];[.$Z31];[.$AJ31];[.$AT31];[.$BD31];[.$BN31];[.$BX31];[.$CH31];[.$CR31];[.$DB31])" office:value-type="float"/>
          <table:table-cell table:formula="of:=MIN([.$G31];[.$Q31];[.$AA31];[.$AK31];[.$AU31];[.$BE31];[.$BO31];[.$BY31];[.$CI31];[.$CS31];[.$DC31])" office:value-type="float"/>
          <table:table-cell table:formula="of:=MIN([.$H31];[.$R31];[.$AB31];[.$AL31];[.$AV31];[.$BF31];[.$BP31];[.$BZ31];[.$CJ31];[.$CT31];[.$DD31])" office:value-type="float"/>
          <table:table-cell table:formula="of:=MIN([.$I31];[.$S31];[.$AC31];[.$AM31];[.$AW31];[.$BG31];[.$BQ31];[.$CA31];[.$CK31];[.$CU31];[.$DE31])" office:value-type="float"/>
          <table:table-cell table:formula="of:=MIN([.$J31];[.$T31];[.$AD31];[.$AN31];[.$AX31];[.$BH31];[.$BR31];[.$CB31];[.$CL31];[.$CV31];[.$DF31])" office:value-type="float"/>
          <table:table-cell table:formula="of:=MIN([.$K31];[.$U31];[.$AE31];[.$AO31];[.$AY31];[.$BI31];[.$BS31];[.$CC31];[.$CM31];[.$CW31];[.$DG31])" office:value-type="float"/>
          <table:table-cell table:formula="of:=MEDIAN([.$B31];[.$L31];[.$V31];[.$AF31];[.$AP31];[.$AZ31];[.$BJ31];[.$BT31];[.$CD31];[.$CN31];[.$CX31])" office:value-type="float"/>
          <table:table-cell table:formula="of:=MEDIAN([.$C31];[.$M31];[.$W31];[.$AG31];[.$AQ31];[.$BA31];[.$BK31];[.$BU31];[.$CE31];[.$CO31];[.$CY31])" office:value-type="float"/>
          <table:table-cell table:formula="of:=MEDIAN([.$D31];[.$N31];[.$X31];[.$AH31];[.$AR31];[.$BB31];[.$BL31];[.$BV31];[.$CF31];[.$CP31];[.$CZ31])" office:value-type="float"/>
          <table:table-cell table:formula="of:=MEDIAN([.$E31];[.$O31];[.$Y31];[.$AI31];[.$AS31];[.$BC31];[.$BM31];[.$BW31];[.$CG31];[.$CQ31];[.$DA31])" office:value-type="float"/>
          <table:table-cell table:formula="of:=MEDIAN([.$F31];[.$P31];[.$Z31];[.$AJ31];[.$AT31];[.$BD31];[.$BN31];[.$BX31];[.$CH31];[.$CR31];[.$DB31])" office:value-type="float"/>
          <table:table-cell table:formula="of:=MEDIAN([.$G31];[.$Q31];[.$AA31];[.$AK31];[.$AU31];[.$BE31];[.$BO31];[.$BY31];[.$CI31];[.$CS31];[.$DC31])" office:value-type="float"/>
          <table:table-cell table:formula="of:=MEDIAN([.$H31];[.$R31];[.$AB31];[.$AL31];[.$AV31];[.$BF31];[.$BP31];[.$BZ31];[.$CJ31];[.$CT31];[.$DD31])" office:value-type="float"/>
          <table:table-cell table:formula="of:=MEDIAN([.$I31];[.$S31];[.$AC31];[.$AM31];[.$AW31];[.$BG31];[.$BQ31];[.$CA31];[.$CK31];[.$CU31];[.$DE31])" office:value-type="float"/>
          <table:table-cell table:formula="of:=MEDIAN([.$J31];[.$T31];[.$AD31];[.$AN31];[.$AX31];[.$BH31];[.$BR31];[.$CB31];[.$CL31];[.$CV31];[.$DF31])" office:value-type="float"/>
          <table:table-cell table:formula="of:=MEDIAN([.$K31];[.$U31];[.$AE31];[.$AO31];[.$AY31];[.$BI31];[.$BS31];[.$CC31];[.$CM31];[.$CW31];[.$DG31])" office:value-type="float"/>
          <table:table-cell table:formula="of:=MAX([.$B31];[.$L31];[.$V31];[.$AF31];[.$AP31];[.$AZ31];[.$BJ31];[.$BT31];[.$CD31];[.$CN31];[.$CX31])" office:value-type="float"/>
          <table:table-cell table:formula="of:=MAX([.$C31];[.$M31];[.$W31];[.$AG31];[.$AQ31];[.$BA31];[.$BK31];[.$BU31];[.$CE31];[.$CO31];[.$CY31])" office:value-type="float"/>
          <table:table-cell table:formula="of:=MAX([.$D31];[.$N31];[.$X31];[.$AH31];[.$AR31];[.$BB31];[.$BL31];[.$BV31];[.$CF31];[.$CP31];[.$CZ31])" office:value-type="float"/>
          <table:table-cell table:formula="of:=MAX([.$E31];[.$O31];[.$Y31];[.$AI31];[.$AS31];[.$BC31];[.$BM31];[.$BW31];[.$CG31];[.$CQ31];[.$DA31])" office:value-type="float"/>
          <table:table-cell table:formula="of:=MAX([.$F31];[.$P31];[.$Z31];[.$AJ31];[.$AT31];[.$BD31];[.$BN31];[.$BX31];[.$CH31];[.$CR31];[.$DB31])" office:value-type="float"/>
          <table:table-cell table:formula="of:=MAX([.$G31];[.$Q31];[.$AA31];[.$AK31];[.$AU31];[.$BE31];[.$BO31];[.$BY31];[.$CI31];[.$CS31];[.$DC31])" office:value-type="float"/>
          <table:table-cell table:formula="of:=MAX([.$H31];[.$R31];[.$AB31];[.$AL31];[.$AV31];[.$BF31];[.$BP31];[.$BZ31];[.$CJ31];[.$CT31];[.$DD31])" office:value-type="float"/>
          <table:table-cell table:formula="of:=MAX([.$I31];[.$S31];[.$AC31];[.$AM31];[.$AW31];[.$BG31];[.$BQ31];[.$CA31];[.$CK31];[.$CU31];[.$DE31])" office:value-type="float"/>
          <table:table-cell table:formula="of:=MAX([.$J31];[.$T31];[.$AD31];[.$AN31];[.$AX31];[.$BH31];[.$BR31];[.$CB31];[.$CL31];[.$CV31];[.$DF31])" office:value-type="float"/>
          <table:table-cell table:formula="of:=MAX([.$K31];[.$U31];[.$AE31];[.$AO31];[.$AY31];[.$BI31];[.$BS31];[.$CC31];[.$CM31];[.$CW31];[.$DG31])" office:value-type="float"/>
        </table:table-row>
        <table:table-row table:style-name="ro1">
          <table:table-cell office:value-type="string">
            <text:p>aspComp2013/crossing/instances/0023-crossing_minimization-8-0.asp</text:p>
          </table:table-cell>
          <table:table-cell office:value-type="float" office:value="2.32047"/>
          <table:table-cell office:value-type="float" office:value="0.0"/>
          <table:table-cell office:value-type="float" office:value="19.1919191919"/>
          <table:table-cell office:value-type="float" office:value="0.212962962963"/>
          <table:table-cell office:value-type="float" office:value="0.0"/>
          <table:table-cell table:style-name="cellBest" office:value-type="float" office:value="17579.0"/>
          <table:table-cell table:style-name="cellBest" office:value-type="float" office:value="0.0"/>
          <table:table-cell table:style-name="cellBest" office:value-type="float" office:value="9825.0"/>
          <table:table-cell office:value-type="float" office:value="4.0"/>
          <table:table-cell table:style-name="cellBest" office:value-type="float" office:value="29.0"/>
          <table:table-cell office:value-type="float" office:value="2.38096"/>
          <table:table-cell office:value-type="float" office:value="0.0"/>
          <table:table-cell office:value-type="float" office:value="7.07070707071"/>
          <table:table-cell office:value-type="float" office:value="0.191919191919"/>
          <table:table-cell office:value-type="float" office:value="0.0"/>
          <table:table-cell office:value-type="float" office:value="17610.0"/>
          <table:table-cell table:style-name="cellBest" office:value-type="float" office:value="0.0"/>
          <table:table-cell office:value-type="float" office:value="10779.0"/>
          <table:table-cell office:value-type="float" office:value="4.0"/>
          <table:table-cell office:value-type="float" office:value="30.0"/>
          <table:table-cell table:style-name="cellBest" office:value-type="float" office:value="2.18657"/>
          <table:table-cell office:value-type="float" office:value="0.0"/>
          <table:table-cell office:value-type="float" office:value="19.1919191919"/>
          <table:table-cell office:value-type="float" office:value="0.212962962963"/>
          <table:table-cell office:value-type="float" office:value="0.0"/>
          <table:table-cell table:style-name="cellBest" office:value-type="float" office:value="17579.0"/>
          <table:table-cell table:style-name="cellBest" office:value-type="float" office:value="0.0"/>
          <table:table-cell table:style-name="cellBest" office:value-type="float" office:value="9825.0"/>
          <table:table-cell office:value-type="float" office:value="4.0"/>
          <table:table-cell table:style-name="cellBest" office:value-type="float" office:value="29.0"/>
          <table:table-cell office:value-type="float" office:value="5.8617"/>
          <table:table-cell office:value-type="float" office:value="0.0"/>
          <table:table-cell office:value-type="float" office:value="11.6161616162"/>
          <table:table-cell office:value-type="float" office:value="0.255892255892"/>
          <table:table-cell office:value-type="float" office:value="0.0"/>
          <table:table-cell office:value-type="float" office:value="57156.0"/>
          <table:table-cell office:value-type="float" office:value="39486.0"/>
          <table:table-cell office:value-type="float" office:value="23499.0"/>
          <table:table-cell office:value-type="float" office:value="4.0"/>
          <table:table-cell office:value-type="float" office:value="39.0"/>
          <table:table-cell office:value-type="float" office:value="89.7246"/>
          <table:table-cell office:value-type="float" office:value="0.0"/>
          <table:table-cell office:value-type="float" office:value="6.56565656566"/>
          <table:table-cell office:value-type="float" office:value="0.228956228956"/>
          <table:table-cell office:value-type="float" office:value="0.0"/>
          <table:table-cell office:value-type="float" office:value="1752670.0"/>
          <table:table-cell office:value-type="float" office:value="1716004.0"/>
          <table:table-cell office:value-type="float" office:value="343170.0"/>
          <table:table-cell office:value-type="float" office:value="4.0"/>
          <table:table-cell office:value-type="float" office:value="98.0"/>
          <table:table-cell office:value-type="float" office:value="12.9945"/>
          <table:table-cell office:value-type="float" office:value="0.0"/>
          <table:table-cell office:value-type="float" office:value="19.696969697"/>
          <table:table-cell office:value-type="float" office:value="0.255050505051"/>
          <table:table-cell office:value-type="float" office:value="0.0"/>
          <table:table-cell office:value-type="float" office:value="80796.0"/>
          <table:table-cell office:value-type="float" office:value="47950.0"/>
          <table:table-cell office:value-type="float" office:value="36799.0"/>
          <table:table-cell office:value-type="float" office:value="4.0"/>
          <table:table-cell office:value-type="float" office:value="53.0"/>
          <table:table-cell office:value-type="float" office:value="11.4028"/>
          <table:table-cell office:value-type="float" office:value="0.0"/>
          <table:table-cell office:value-type="float" office:value="19.696969697"/>
          <table:table-cell office:value-type="float" office:value="0.255050505051"/>
          <table:table-cell office:value-type="float" office:value="0.0"/>
          <table:table-cell office:value-type="float" office:value="80796.0"/>
          <table:table-cell office:value-type="float" office:value="47950.0"/>
          <table:table-cell office:value-type="float" office:value="36799.0"/>
          <table:table-cell office:value-type="float" office:value="4.0"/>
          <table:table-cell office:value-type="float" office:value="53.0"/>
          <table:table-cell office:value-type="float" office:value="2.8539"/>
          <table:table-cell office:value-type="float" office:value="0.0"/>
          <table:table-cell table:style-name="cellBest" office:value-type="float" office:value="1.51515151515"/>
          <table:table-cell office:value-type="float" office:value="0.117845117845"/>
          <table:table-cell office:value-type="float" office:value="0.0"/>
          <table:table-cell office:value-type="float" office:value="24384.0"/>
          <table:table-cell office:value-type="float" office:value="186.0"/>
          <table:table-cell office:value-type="float" office:value="10340.0"/>
          <table:table-cell office:value-type="float" office:value="4.0"/>
          <table:table-cell office:value-type="float" office:value="43.0"/>
          <table:table-cell office:value-type="float" office:value="6.04636"/>
          <table:table-cell office:value-type="float" office:value="0.0"/>
          <table:table-cell office:value-type="float" office:value="13.6363636364"/>
          <table:table-cell office:value-type="float" office:value="0.228956228956"/>
          <table:table-cell office:value-type="float" office:value="0.0"/>
          <table:table-cell office:value-type="float" office:value="32163.0"/>
          <table:table-cell office:value-type="float" office:value="337.0"/>
          <table:table-cell office:value-type="float" office:value="14394.0"/>
          <table:table-cell office:value-type="float" office:value="4.0"/>
          <table:table-cell office:value-type="float" office:value="51.0"/>
          <table:table-cell table:style-name="cellWorst" office:value-type="float" office:value="392.743"/>
          <table:table-cell office:value-type="float" office:value="0.0"/>
          <table:table-cell office:value-type="float" office:value="18.6868686869"/>
          <table:table-cell office:value-type="float" office:value="0.244107744108"/>
          <table:table-cell office:value-type="float" office:value="0.0"/>
          <table:table-cell table:style-name="cellWorst" office:value-type="float" office:value="10458060.0"/>
          <table:table-cell table:style-name="cellWorst" office:value-type="float" office:value="10409053.0"/>
          <table:table-cell table:style-name="cellWorst" office:value-type="float" office:value="1695422.0"/>
          <table:table-cell office:value-type="float" office:value="4.0"/>
          <table:table-cell table:style-name="cellWorst" office:value-type="float" office:value="112.0"/>
          <table:table-cell office:value-type="float" office:value="178.643"/>
          <table:table-cell office:value-type="float" office:value="0.0"/>
          <table:table-cell table:style-name="cellWorst" office:value-type="float" office:value="22.7272727273"/>
          <table:table-cell office:value-type="float" office:value="0.274410774411"/>
          <table:table-cell office:value-type="float" office:value="0.0"/>
          <table:table-cell office:value-type="float" office:value="4343121.0"/>
          <table:table-cell office:value-type="float" office:value="4299128.0"/>
          <table:table-cell office:value-type="float" office:value="690498.0"/>
          <table:table-cell office:value-type="float" office:value="4.0"/>
          <table:table-cell office:value-type="float" office:value="94.0"/>
          <table:table-cell table:formula="of:=MIN([.$B32];[.$L32];[.$V32];[.$AF32];[.$AP32];[.$AZ32];[.$BJ32];[.$BT32];[.$CD32];[.$CN32];[.$CX32])" office:value-type="float"/>
          <table:table-cell table:formula="of:=MIN([.$C32];[.$M32];[.$W32];[.$AG32];[.$AQ32];[.$BA32];[.$BK32];[.$BU32];[.$CE32];[.$CO32];[.$CY32])" office:value-type="float"/>
          <table:table-cell table:formula="of:=MIN([.$D32];[.$N32];[.$X32];[.$AH32];[.$AR32];[.$BB32];[.$BL32];[.$BV32];[.$CF32];[.$CP32];[.$CZ32])" office:value-type="float"/>
          <table:table-cell table:formula="of:=MIN([.$E32];[.$O32];[.$Y32];[.$AI32];[.$AS32];[.$BC32];[.$BM32];[.$BW32];[.$CG32];[.$CQ32];[.$DA32])" office:value-type="float"/>
          <table:table-cell table:formula="of:=MIN([.$F32];[.$P32];[.$Z32];[.$AJ32];[.$AT32];[.$BD32];[.$BN32];[.$BX32];[.$CH32];[.$CR32];[.$DB32])" office:value-type="float"/>
          <table:table-cell table:formula="of:=MIN([.$G32];[.$Q32];[.$AA32];[.$AK32];[.$AU32];[.$BE32];[.$BO32];[.$BY32];[.$CI32];[.$CS32];[.$DC32])" office:value-type="float"/>
          <table:table-cell table:formula="of:=MIN([.$H32];[.$R32];[.$AB32];[.$AL32];[.$AV32];[.$BF32];[.$BP32];[.$BZ32];[.$CJ32];[.$CT32];[.$DD32])" office:value-type="float"/>
          <table:table-cell table:formula="of:=MIN([.$I32];[.$S32];[.$AC32];[.$AM32];[.$AW32];[.$BG32];[.$BQ32];[.$CA32];[.$CK32];[.$CU32];[.$DE32])" office:value-type="float"/>
          <table:table-cell table:formula="of:=MIN([.$J32];[.$T32];[.$AD32];[.$AN32];[.$AX32];[.$BH32];[.$BR32];[.$CB32];[.$CL32];[.$CV32];[.$DF32])" office:value-type="float"/>
          <table:table-cell table:formula="of:=MIN([.$K32];[.$U32];[.$AE32];[.$AO32];[.$AY32];[.$BI32];[.$BS32];[.$CC32];[.$CM32];[.$CW32];[.$DG32])" office:value-type="float"/>
          <table:table-cell table:formula="of:=MEDIAN([.$B32];[.$L32];[.$V32];[.$AF32];[.$AP32];[.$AZ32];[.$BJ32];[.$BT32];[.$CD32];[.$CN32];[.$CX32])" office:value-type="float"/>
          <table:table-cell table:formula="of:=MEDIAN([.$C32];[.$M32];[.$W32];[.$AG32];[.$AQ32];[.$BA32];[.$BK32];[.$BU32];[.$CE32];[.$CO32];[.$CY32])" office:value-type="float"/>
          <table:table-cell table:formula="of:=MEDIAN([.$D32];[.$N32];[.$X32];[.$AH32];[.$AR32];[.$BB32];[.$BL32];[.$BV32];[.$CF32];[.$CP32];[.$CZ32])" office:value-type="float"/>
          <table:table-cell table:formula="of:=MEDIAN([.$E32];[.$O32];[.$Y32];[.$AI32];[.$AS32];[.$BC32];[.$BM32];[.$BW32];[.$CG32];[.$CQ32];[.$DA32])" office:value-type="float"/>
          <table:table-cell table:formula="of:=MEDIAN([.$F32];[.$P32];[.$Z32];[.$AJ32];[.$AT32];[.$BD32];[.$BN32];[.$BX32];[.$CH32];[.$CR32];[.$DB32])" office:value-type="float"/>
          <table:table-cell table:formula="of:=MEDIAN([.$G32];[.$Q32];[.$AA32];[.$AK32];[.$AU32];[.$BE32];[.$BO32];[.$BY32];[.$CI32];[.$CS32];[.$DC32])" office:value-type="float"/>
          <table:table-cell table:formula="of:=MEDIAN([.$H32];[.$R32];[.$AB32];[.$AL32];[.$AV32];[.$BF32];[.$BP32];[.$BZ32];[.$CJ32];[.$CT32];[.$DD32])" office:value-type="float"/>
          <table:table-cell table:formula="of:=MEDIAN([.$I32];[.$S32];[.$AC32];[.$AM32];[.$AW32];[.$BG32];[.$BQ32];[.$CA32];[.$CK32];[.$CU32];[.$DE32])" office:value-type="float"/>
          <table:table-cell table:formula="of:=MEDIAN([.$J32];[.$T32];[.$AD32];[.$AN32];[.$AX32];[.$BH32];[.$BR32];[.$CB32];[.$CL32];[.$CV32];[.$DF32])" office:value-type="float"/>
          <table:table-cell table:formula="of:=MEDIAN([.$K32];[.$U32];[.$AE32];[.$AO32];[.$AY32];[.$BI32];[.$BS32];[.$CC32];[.$CM32];[.$CW32];[.$DG32])" office:value-type="float"/>
          <table:table-cell table:formula="of:=MAX([.$B32];[.$L32];[.$V32];[.$AF32];[.$AP32];[.$AZ32];[.$BJ32];[.$BT32];[.$CD32];[.$CN32];[.$CX32])" office:value-type="float"/>
          <table:table-cell table:formula="of:=MAX([.$C32];[.$M32];[.$W32];[.$AG32];[.$AQ32];[.$BA32];[.$BK32];[.$BU32];[.$CE32];[.$CO32];[.$CY32])" office:value-type="float"/>
          <table:table-cell table:formula="of:=MAX([.$D32];[.$N32];[.$X32];[.$AH32];[.$AR32];[.$BB32];[.$BL32];[.$BV32];[.$CF32];[.$CP32];[.$CZ32])" office:value-type="float"/>
          <table:table-cell table:formula="of:=MAX([.$E32];[.$O32];[.$Y32];[.$AI32];[.$AS32];[.$BC32];[.$BM32];[.$BW32];[.$CG32];[.$CQ32];[.$DA32])" office:value-type="float"/>
          <table:table-cell table:formula="of:=MAX([.$F32];[.$P32];[.$Z32];[.$AJ32];[.$AT32];[.$BD32];[.$BN32];[.$BX32];[.$CH32];[.$CR32];[.$DB32])" office:value-type="float"/>
          <table:table-cell table:formula="of:=MAX([.$G32];[.$Q32];[.$AA32];[.$AK32];[.$AU32];[.$BE32];[.$BO32];[.$BY32];[.$CI32];[.$CS32];[.$DC32])" office:value-type="float"/>
          <table:table-cell table:formula="of:=MAX([.$H32];[.$R32];[.$AB32];[.$AL32];[.$AV32];[.$BF32];[.$BP32];[.$BZ32];[.$CJ32];[.$CT32];[.$DD32])" office:value-type="float"/>
          <table:table-cell table:formula="of:=MAX([.$I32];[.$S32];[.$AC32];[.$AM32];[.$AW32];[.$BG32];[.$BQ32];[.$CA32];[.$CK32];[.$CU32];[.$DE32])" office:value-type="float"/>
          <table:table-cell table:formula="of:=MAX([.$J32];[.$T32];[.$AD32];[.$AN32];[.$AX32];[.$BH32];[.$BR32];[.$CB32];[.$CL32];[.$CV32];[.$DF32])" office:value-type="float"/>
          <table:table-cell table:formula="of:=MAX([.$K32];[.$U32];[.$AE32];[.$AO32];[.$AY32];[.$BI32];[.$BS32];[.$CC32];[.$CM32];[.$CW32];[.$DG32])" office:value-type="float"/>
        </table:table-row>
        <table:table-row table:style-name="ro1">
          <table:table-cell office:value-type="string">
            <text:p>aspComp2013/crossing/instances/0024-crossing_minimization-8-0.asp</text:p>
          </table:table-cell>
          <table:table-cell table:style-name="cellBest" office:value-type="float" office:value="1.79088"/>
          <table:table-cell office:value-type="float" office:value="0.0"/>
          <table:table-cell office:value-type="float" office:value="7.56756756757"/>
          <table:table-cell office:value-type="float" office:value="0.107207207207"/>
          <table:table-cell office:value-type="float" office:value="0.0"/>
          <table:table-cell table:style-name="cellBest" office:value-type="float" office:value="13391.0"/>
          <table:table-cell table:style-name="cellBest" office:value-type="float" office:value="0.0"/>
          <table:table-cell office:value-type="float" office:value="6438.0"/>
          <table:table-cell office:value-type="float" office:value="4.0"/>
          <table:table-cell office:value-type="float" office:value="35.0"/>
          <table:table-cell office:value-type="float" office:value="2.02495"/>
          <table:table-cell office:value-type="float" office:value="0.0"/>
          <table:table-cell table:style-name="cellWorst" office:value-type="float" office:value="13.5135135135"/>
          <table:table-cell office:value-type="float" office:value="0.154054054054"/>
          <table:table-cell office:value-type="float" office:value="0.0"/>
          <table:table-cell office:value-type="float" office:value="15926.0"/>
          <table:table-cell table:style-name="cellBest" office:value-type="float" office:value="0.0"/>
          <table:table-cell office:value-type="float" office:value="8361.0"/>
          <table:table-cell office:value-type="float" office:value="4.0"/>
          <table:table-cell table:style-name="cellBest" office:value-type="float" office:value="26.0"/>
          <table:table-cell office:value-type="float" office:value="2.10563"/>
          <table:table-cell office:value-type="float" office:value="0.0"/>
          <table:table-cell office:value-type="float" office:value="7.56756756757"/>
          <table:table-cell office:value-type="float" office:value="0.107207207207"/>
          <table:table-cell office:value-type="float" office:value="0.0"/>
          <table:table-cell table:style-name="cellBest" office:value-type="float" office:value="13391.0"/>
          <table:table-cell table:style-name="cellBest" office:value-type="float" office:value="0.0"/>
          <table:table-cell office:value-type="float" office:value="6438.0"/>
          <table:table-cell office:value-type="float" office:value="4.0"/>
          <table:table-cell office:value-type="float" office:value="35.0"/>
          <table:table-cell office:value-type="float" office:value="1.86975"/>
          <table:table-cell office:value-type="float" office:value="0.0"/>
          <table:table-cell office:value-type="float" office:value="10.2702702703"/>
          <table:table-cell office:value-type="float" office:value="0.161261261261"/>
          <table:table-cell office:value-type="float" office:value="0.0"/>
          <table:table-cell office:value-type="float" office:value="14834.0"/>
          <table:table-cell office:value-type="float" office:value="2530.0"/>
          <table:table-cell table:style-name="cellBest" office:value-type="float" office:value="5977.0"/>
          <table:table-cell office:value-type="float" office:value="4.0"/>
          <table:table-cell office:value-type="float" office:value="31.0"/>
          <table:table-cell office:value-type="float" office:value="32.7603"/>
          <table:table-cell office:value-type="float" office:value="0.0"/>
          <table:table-cell office:value-type="float" office:value="12.972972973"/>
          <table:table-cell office:value-type="float" office:value="0.147747747748"/>
          <table:table-cell office:value-type="float" office:value="0.0"/>
          <table:table-cell office:value-type="float" office:value="678489.0"/>
          <table:table-cell office:value-type="float" office:value="651752.0"/>
          <table:table-cell office:value-type="float" office:value="105326.0"/>
          <table:table-cell office:value-type="float" office:value="4.0"/>
          <table:table-cell table:style-name="cellWorst" office:value-type="float" office:value="117.0"/>
          <table:table-cell office:value-type="float" office:value="2.1203"/>
          <table:table-cell office:value-type="float" office:value="0.0"/>
          <table:table-cell table:style-name="cellBest" office:value-type="float" office:value="3.78378378378"/>
          <table:table-cell office:value-type="float" office:value="0.144144144144"/>
          <table:table-cell office:value-type="float" office:value="0.0"/>
          <table:table-cell office:value-type="float" office:value="17517.0"/>
          <table:table-cell office:value-type="float" office:value="1552.0"/>
          <table:table-cell office:value-type="float" office:value="6015.0"/>
          <table:table-cell office:value-type="float" office:value="4.0"/>
          <table:table-cell office:value-type="float" office:value="44.0"/>
          <table:table-cell office:value-type="float" office:value="2.10829"/>
          <table:table-cell office:value-type="float" office:value="0.0"/>
          <table:table-cell table:style-name="cellBest" office:value-type="float" office:value="3.78378378378"/>
          <table:table-cell office:value-type="float" office:value="0.144144144144"/>
          <table:table-cell office:value-type="float" office:value="0.0"/>
          <table:table-cell office:value-type="float" office:value="17517.0"/>
          <table:table-cell office:value-type="float" office:value="1552.0"/>
          <table:table-cell office:value-type="float" office:value="6015.0"/>
          <table:table-cell office:value-type="float" office:value="4.0"/>
          <table:table-cell office:value-type="float" office:value="44.0"/>
          <table:table-cell office:value-type="float" office:value="2.8652"/>
          <table:table-cell office:value-type="float" office:value="0.0"/>
          <table:table-cell office:value-type="float" office:value="7.56756756757"/>
          <table:table-cell office:value-type="float" office:value="0.12972972973"/>
          <table:table-cell office:value-type="float" office:value="0.0"/>
          <table:table-cell office:value-type="float" office:value="20862.0"/>
          <table:table-cell office:value-type="float" office:value="165.0"/>
          <table:table-cell office:value-type="float" office:value="7440.0"/>
          <table:table-cell office:value-type="float" office:value="4.0"/>
          <table:table-cell office:value-type="float" office:value="52.0"/>
          <table:table-cell office:value-type="float" office:value="3.51453"/>
          <table:table-cell office:value-type="float" office:value="0.0"/>
          <table:table-cell office:value-type="float" office:value="9.18918918919"/>
          <table:table-cell office:value-type="float" office:value="0.159459459459"/>
          <table:table-cell office:value-type="float" office:value="0.0"/>
          <table:table-cell office:value-type="float" office:value="17124.0"/>
          <table:table-cell office:value-type="float" office:value="208.0"/>
          <table:table-cell office:value-type="float" office:value="6412.0"/>
          <table:table-cell office:value-type="float" office:value="4.0"/>
          <table:table-cell office:value-type="float" office:value="38.0"/>
          <table:table-cell table:style-name="cellWorst" office:value-type="float" office:value="37.7686"/>
          <table:table-cell office:value-type="float" office:value="0.0"/>
          <table:table-cell office:value-type="float" office:value="11.8918918919"/>
          <table:table-cell office:value-type="float" office:value="0.166666666667"/>
          <table:table-cell office:value-type="float" office:value="0.0"/>
          <table:table-cell office:value-type="float" office:value="905242.0"/>
          <table:table-cell office:value-type="float" office:value="874070.0"/>
          <table:table-cell office:value-type="float" office:value="111939.0"/>
          <table:table-cell office:value-type="float" office:value="4.0"/>
          <table:table-cell office:value-type="float" office:value="104.0"/>
          <table:table-cell office:value-type="float" office:value="37.4669"/>
          <table:table-cell office:value-type="float" office:value="0.0"/>
          <table:table-cell office:value-type="float" office:value="11.3513513514"/>
          <table:table-cell office:value-type="float" office:value="0.14954954955"/>
          <table:table-cell office:value-type="float" office:value="0.0"/>
          <table:table-cell table:style-name="cellWorst" office:value-type="float" office:value="938108.0"/>
          <table:table-cell table:style-name="cellWorst" office:value-type="float" office:value="906612.0"/>
          <table:table-cell table:style-name="cellWorst" office:value-type="float" office:value="134352.0"/>
          <table:table-cell office:value-type="float" office:value="4.0"/>
          <table:table-cell office:value-type="float" office:value="92.0"/>
          <table:table-cell table:formula="of:=MIN([.$B33];[.$L33];[.$V33];[.$AF33];[.$AP33];[.$AZ33];[.$BJ33];[.$BT33];[.$CD33];[.$CN33];[.$CX33])" office:value-type="float"/>
          <table:table-cell table:formula="of:=MIN([.$C33];[.$M33];[.$W33];[.$AG33];[.$AQ33];[.$BA33];[.$BK33];[.$BU33];[.$CE33];[.$CO33];[.$CY33])" office:value-type="float"/>
          <table:table-cell table:formula="of:=MIN([.$D33];[.$N33];[.$X33];[.$AH33];[.$AR33];[.$BB33];[.$BL33];[.$BV33];[.$CF33];[.$CP33];[.$CZ33])" office:value-type="float"/>
          <table:table-cell table:formula="of:=MIN([.$E33];[.$O33];[.$Y33];[.$AI33];[.$AS33];[.$BC33];[.$BM33];[.$BW33];[.$CG33];[.$CQ33];[.$DA33])" office:value-type="float"/>
          <table:table-cell table:formula="of:=MIN([.$F33];[.$P33];[.$Z33];[.$AJ33];[.$AT33];[.$BD33];[.$BN33];[.$BX33];[.$CH33];[.$CR33];[.$DB33])" office:value-type="float"/>
          <table:table-cell table:formula="of:=MIN([.$G33];[.$Q33];[.$AA33];[.$AK33];[.$AU33];[.$BE33];[.$BO33];[.$BY33];[.$CI33];[.$CS33];[.$DC33])" office:value-type="float"/>
          <table:table-cell table:formula="of:=MIN([.$H33];[.$R33];[.$AB33];[.$AL33];[.$AV33];[.$BF33];[.$BP33];[.$BZ33];[.$CJ33];[.$CT33];[.$DD33])" office:value-type="float"/>
          <table:table-cell table:formula="of:=MIN([.$I33];[.$S33];[.$AC33];[.$AM33];[.$AW33];[.$BG33];[.$BQ33];[.$CA33];[.$CK33];[.$CU33];[.$DE33])" office:value-type="float"/>
          <table:table-cell table:formula="of:=MIN([.$J33];[.$T33];[.$AD33];[.$AN33];[.$AX33];[.$BH33];[.$BR33];[.$CB33];[.$CL33];[.$CV33];[.$DF33])" office:value-type="float"/>
          <table:table-cell table:formula="of:=MIN([.$K33];[.$U33];[.$AE33];[.$AO33];[.$AY33];[.$BI33];[.$BS33];[.$CC33];[.$CM33];[.$CW33];[.$DG33])" office:value-type="float"/>
          <table:table-cell table:formula="of:=MEDIAN([.$B33];[.$L33];[.$V33];[.$AF33];[.$AP33];[.$AZ33];[.$BJ33];[.$BT33];[.$CD33];[.$CN33];[.$CX33])" office:value-type="float"/>
          <table:table-cell table:formula="of:=MEDIAN([.$C33];[.$M33];[.$W33];[.$AG33];[.$AQ33];[.$BA33];[.$BK33];[.$BU33];[.$CE33];[.$CO33];[.$CY33])" office:value-type="float"/>
          <table:table-cell table:formula="of:=MEDIAN([.$D33];[.$N33];[.$X33];[.$AH33];[.$AR33];[.$BB33];[.$BL33];[.$BV33];[.$CF33];[.$CP33];[.$CZ33])" office:value-type="float"/>
          <table:table-cell table:formula="of:=MEDIAN([.$E33];[.$O33];[.$Y33];[.$AI33];[.$AS33];[.$BC33];[.$BM33];[.$BW33];[.$CG33];[.$CQ33];[.$DA33])" office:value-type="float"/>
          <table:table-cell table:formula="of:=MEDIAN([.$F33];[.$P33];[.$Z33];[.$AJ33];[.$AT33];[.$BD33];[.$BN33];[.$BX33];[.$CH33];[.$CR33];[.$DB33])" office:value-type="float"/>
          <table:table-cell table:formula="of:=MEDIAN([.$G33];[.$Q33];[.$AA33];[.$AK33];[.$AU33];[.$BE33];[.$BO33];[.$BY33];[.$CI33];[.$CS33];[.$DC33])" office:value-type="float"/>
          <table:table-cell table:formula="of:=MEDIAN([.$H33];[.$R33];[.$AB33];[.$AL33];[.$AV33];[.$BF33];[.$BP33];[.$BZ33];[.$CJ33];[.$CT33];[.$DD33])" office:value-type="float"/>
          <table:table-cell table:formula="of:=MEDIAN([.$I33];[.$S33];[.$AC33];[.$AM33];[.$AW33];[.$BG33];[.$BQ33];[.$CA33];[.$CK33];[.$CU33];[.$DE33])" office:value-type="float"/>
          <table:table-cell table:formula="of:=MEDIAN([.$J33];[.$T33];[.$AD33];[.$AN33];[.$AX33];[.$BH33];[.$BR33];[.$CB33];[.$CL33];[.$CV33];[.$DF33])" office:value-type="float"/>
          <table:table-cell table:formula="of:=MEDIAN([.$K33];[.$U33];[.$AE33];[.$AO33];[.$AY33];[.$BI33];[.$BS33];[.$CC33];[.$CM33];[.$CW33];[.$DG33])" office:value-type="float"/>
          <table:table-cell table:formula="of:=MAX([.$B33];[.$L33];[.$V33];[.$AF33];[.$AP33];[.$AZ33];[.$BJ33];[.$BT33];[.$CD33];[.$CN33];[.$CX33])" office:value-type="float"/>
          <table:table-cell table:formula="of:=MAX([.$C33];[.$M33];[.$W33];[.$AG33];[.$AQ33];[.$BA33];[.$BK33];[.$BU33];[.$CE33];[.$CO33];[.$CY33])" office:value-type="float"/>
          <table:table-cell table:formula="of:=MAX([.$D33];[.$N33];[.$X33];[.$AH33];[.$AR33];[.$BB33];[.$BL33];[.$BV33];[.$CF33];[.$CP33];[.$CZ33])" office:value-type="float"/>
          <table:table-cell table:formula="of:=MAX([.$E33];[.$O33];[.$Y33];[.$AI33];[.$AS33];[.$BC33];[.$BM33];[.$BW33];[.$CG33];[.$CQ33];[.$DA33])" office:value-type="float"/>
          <table:table-cell table:formula="of:=MAX([.$F33];[.$P33];[.$Z33];[.$AJ33];[.$AT33];[.$BD33];[.$BN33];[.$BX33];[.$CH33];[.$CR33];[.$DB33])" office:value-type="float"/>
          <table:table-cell table:formula="of:=MAX([.$G33];[.$Q33];[.$AA33];[.$AK33];[.$AU33];[.$BE33];[.$BO33];[.$BY33];[.$CI33];[.$CS33];[.$DC33])" office:value-type="float"/>
          <table:table-cell table:formula="of:=MAX([.$H33];[.$R33];[.$AB33];[.$AL33];[.$AV33];[.$BF33];[.$BP33];[.$BZ33];[.$CJ33];[.$CT33];[.$DD33])" office:value-type="float"/>
          <table:table-cell table:formula="of:=MAX([.$I33];[.$S33];[.$AC33];[.$AM33];[.$AW33];[.$BG33];[.$BQ33];[.$CA33];[.$CK33];[.$CU33];[.$DE33])" office:value-type="float"/>
          <table:table-cell table:formula="of:=MAX([.$J33];[.$T33];[.$AD33];[.$AN33];[.$AX33];[.$BH33];[.$BR33];[.$CB33];[.$CL33];[.$CV33];[.$DF33])" office:value-type="float"/>
          <table:table-cell table:formula="of:=MAX([.$K33];[.$U33];[.$AE33];[.$AO33];[.$AY33];[.$BI33];[.$BS33];[.$CC33];[.$CM33];[.$CW33];[.$DG33])" office:value-type="float"/>
        </table:table-row>
        <table:table-row table:style-name="ro1">
          <table:table-cell office:value-type="string">
            <text:p>aspComp2013/crossing/instances/0025-crossing_minimization-8-0.asp</text:p>
          </table:table-cell>
          <table:table-cell office:value-type="float" office:value="2.26118"/>
          <table:table-cell office:value-type="float" office:value="0.0"/>
          <table:table-cell office:value-type="float" office:value="6.32183908046"/>
          <table:table-cell office:value-type="float" office:value="0.122605363985"/>
          <table:table-cell office:value-type="float" office:value="0.0"/>
          <table:table-cell office:value-type="float" office:value="17388.0"/>
          <table:table-cell table:style-name="cellBest" office:value-type="float" office:value="0.0"/>
          <table:table-cell office:value-type="float" office:value="9460.0"/>
          <table:table-cell office:value-type="float" office:value="4.0"/>
          <table:table-cell office:value-type="float" office:value="41.0"/>
          <table:table-cell office:value-type="float" office:value="2.37724"/>
          <table:table-cell office:value-type="float" office:value="0.0"/>
          <table:table-cell office:value-type="float" office:value="8.04597701149"/>
          <table:table-cell office:value-type="float" office:value="0.103448275862"/>
          <table:table-cell office:value-type="float" office:value="0.0"/>
          <table:table-cell table:style-name="cellBest" office:value-type="float" office:value="16470.0"/>
          <table:table-cell table:style-name="cellBest" office:value-type="float" office:value="0.0"/>
          <table:table-cell office:value-type="float" office:value="8020.0"/>
          <table:table-cell office:value-type="float" office:value="4.0"/>
          <table:table-cell office:value-type="float" office:value="38.0"/>
          <table:table-cell office:value-type="float" office:value="2.724"/>
          <table:table-cell office:value-type="float" office:value="0.0"/>
          <table:table-cell office:value-type="float" office:value="6.32183908046"/>
          <table:table-cell office:value-type="float" office:value="0.122605363985"/>
          <table:table-cell office:value-type="float" office:value="0.0"/>
          <table:table-cell office:value-type="float" office:value="17388.0"/>
          <table:table-cell table:style-name="cellBest" office:value-type="float" office:value="0.0"/>
          <table:table-cell office:value-type="float" office:value="9460.0"/>
          <table:table-cell office:value-type="float" office:value="4.0"/>
          <table:table-cell office:value-type="float" office:value="41.0"/>
          <table:table-cell table:style-name="cellBest" office:value-type="float" office:value="1.88649"/>
          <table:table-cell office:value-type="float" office:value="0.0"/>
          <table:table-cell office:value-type="float" office:value="3.44827586207"/>
          <table:table-cell office:value-type="float" office:value="0.132183908046"/>
          <table:table-cell office:value-type="float" office:value="0.0"/>
          <table:table-cell office:value-type="float" office:value="16667.0"/>
          <table:table-cell office:value-type="float" office:value="2000.0"/>
          <table:table-cell office:value-type="float" office:value="7430.0"/>
          <table:table-cell office:value-type="float" office:value="4.0"/>
          <table:table-cell table:style-name="cellBest" office:value-type="float" office:value="27.0"/>
          <table:table-cell office:value-type="float" office:value="41.9143"/>
          <table:table-cell office:value-type="float" office:value="0.0"/>
          <table:table-cell office:value-type="float" office:value="4.59770114943"/>
          <table:table-cell office:value-type="float" office:value="0.116858237548"/>
          <table:table-cell office:value-type="float" office:value="0.0"/>
          <table:table-cell office:value-type="float" office:value="923622.0"/>
          <table:table-cell office:value-type="float" office:value="892987.0"/>
          <table:table-cell office:value-type="float" office:value="148099.0"/>
          <table:table-cell office:value-type="float" office:value="4.0"/>
          <table:table-cell office:value-type="float" office:value="93.0"/>
          <table:table-cell office:value-type="float" office:value="2.27636"/>
          <table:table-cell office:value-type="float" office:value="0.0"/>
          <table:table-cell office:value-type="float" office:value="6.89655172414"/>
          <table:table-cell office:value-type="float" office:value="0.174329501916"/>
          <table:table-cell office:value-type="float" office:value="0.0"/>
          <table:table-cell office:value-type="float" office:value="20086.0"/>
          <table:table-cell office:value-type="float" office:value="1575.0"/>
          <table:table-cell office:value-type="float" office:value="7924.0"/>
          <table:table-cell office:value-type="float" office:value="4.0"/>
          <table:table-cell office:value-type="float" office:value="36.0"/>
          <table:table-cell office:value-type="float" office:value="2.05731"/>
          <table:table-cell office:value-type="float" office:value="0.0"/>
          <table:table-cell office:value-type="float" office:value="6.89655172414"/>
          <table:table-cell office:value-type="float" office:value="0.174329501916"/>
          <table:table-cell office:value-type="float" office:value="0.0"/>
          <table:table-cell office:value-type="float" office:value="20086.0"/>
          <table:table-cell office:value-type="float" office:value="1575.0"/>
          <table:table-cell office:value-type="float" office:value="7924.0"/>
          <table:table-cell office:value-type="float" office:value="4.0"/>
          <table:table-cell office:value-type="float" office:value="36.0"/>
          <table:table-cell office:value-type="float" office:value="2.07716"/>
          <table:table-cell office:value-type="float" office:value="0.0"/>
          <table:table-cell table:style-name="cellBest" office:value-type="float" office:value="2.29885057471"/>
          <table:table-cell office:value-type="float" office:value="0.132183908046"/>
          <table:table-cell office:value-type="float" office:value="0.0"/>
          <table:table-cell office:value-type="float" office:value="18734.0"/>
          <table:table-cell office:value-type="float" office:value="357.0"/>
          <table:table-cell office:value-type="float" office:value="7394.0"/>
          <table:table-cell office:value-type="float" office:value="4.0"/>
          <table:table-cell office:value-type="float" office:value="39.0"/>
          <table:table-cell office:value-type="float" office:value="3.14919"/>
          <table:table-cell office:value-type="float" office:value="0.0"/>
          <table:table-cell table:style-name="cellBest" office:value-type="float" office:value="2.29885057471"/>
          <table:table-cell office:value-type="float" office:value="0.0862068965517"/>
          <table:table-cell office:value-type="float" office:value="0.0"/>
          <table:table-cell office:value-type="float" office:value="17750.0"/>
          <table:table-cell office:value-type="float" office:value="55.0"/>
          <table:table-cell table:style-name="cellBest" office:value-type="float" office:value="7280.0"/>
          <table:table-cell office:value-type="float" office:value="4.0"/>
          <table:table-cell office:value-type="float" office:value="30.0"/>
          <table:table-cell table:style-name="cellWorst" office:value-type="float" office:value="65.778"/>
          <table:table-cell office:value-type="float" office:value="0.0"/>
          <table:table-cell office:value-type="float" office:value="8.04597701149"/>
          <table:table-cell office:value-type="float" office:value="0.14846743295"/>
          <table:table-cell office:value-type="float" office:value="0.0"/>
          <table:table-cell table:style-name="cellWorst" office:value-type="float" office:value="1155714.0"/>
          <table:table-cell table:style-name="cellWorst" office:value-type="float" office:value="1121580.0"/>
          <table:table-cell table:style-name="cellWorst" office:value-type="float" office:value="233000.0"/>
          <table:table-cell office:value-type="float" office:value="4.0"/>
          <table:table-cell table:style-name="cellWorst" office:value-type="float" office:value="109.0"/>
          <table:table-cell office:value-type="float" office:value="64.3797"/>
          <table:table-cell office:value-type="float" office:value="0.0"/>
          <table:table-cell table:style-name="cellWorst" office:value-type="float" office:value="12.6436781609"/>
          <table:table-cell office:value-type="float" office:value="0.14367816092"/>
          <table:table-cell office:value-type="float" office:value="0.0"/>
          <table:table-cell office:value-type="float" office:value="1076022.0"/>
          <table:table-cell office:value-type="float" office:value="1041273.0"/>
          <table:table-cell office:value-type="float" office:value="207346.0"/>
          <table:table-cell office:value-type="float" office:value="4.0"/>
          <table:table-cell office:value-type="float" office:value="104.0"/>
          <table:table-cell table:formula="of:=MIN([.$B34];[.$L34];[.$V34];[.$AF34];[.$AP34];[.$AZ34];[.$BJ34];[.$BT34];[.$CD34];[.$CN34];[.$CX34])" office:value-type="float"/>
          <table:table-cell table:formula="of:=MIN([.$C34];[.$M34];[.$W34];[.$AG34];[.$AQ34];[.$BA34];[.$BK34];[.$BU34];[.$CE34];[.$CO34];[.$CY34])" office:value-type="float"/>
          <table:table-cell table:formula="of:=MIN([.$D34];[.$N34];[.$X34];[.$AH34];[.$AR34];[.$BB34];[.$BL34];[.$BV34];[.$CF34];[.$CP34];[.$CZ34])" office:value-type="float"/>
          <table:table-cell table:formula="of:=MIN([.$E34];[.$O34];[.$Y34];[.$AI34];[.$AS34];[.$BC34];[.$BM34];[.$BW34];[.$CG34];[.$CQ34];[.$DA34])" office:value-type="float"/>
          <table:table-cell table:formula="of:=MIN([.$F34];[.$P34];[.$Z34];[.$AJ34];[.$AT34];[.$BD34];[.$BN34];[.$BX34];[.$CH34];[.$CR34];[.$DB34])" office:value-type="float"/>
          <table:table-cell table:formula="of:=MIN([.$G34];[.$Q34];[.$AA34];[.$AK34];[.$AU34];[.$BE34];[.$BO34];[.$BY34];[.$CI34];[.$CS34];[.$DC34])" office:value-type="float"/>
          <table:table-cell table:formula="of:=MIN([.$H34];[.$R34];[.$AB34];[.$AL34];[.$AV34];[.$BF34];[.$BP34];[.$BZ34];[.$CJ34];[.$CT34];[.$DD34])" office:value-type="float"/>
          <table:table-cell table:formula="of:=MIN([.$I34];[.$S34];[.$AC34];[.$AM34];[.$AW34];[.$BG34];[.$BQ34];[.$CA34];[.$CK34];[.$CU34];[.$DE34])" office:value-type="float"/>
          <table:table-cell table:formula="of:=MIN([.$J34];[.$T34];[.$AD34];[.$AN34];[.$AX34];[.$BH34];[.$BR34];[.$CB34];[.$CL34];[.$CV34];[.$DF34])" office:value-type="float"/>
          <table:table-cell table:formula="of:=MIN([.$K34];[.$U34];[.$AE34];[.$AO34];[.$AY34];[.$BI34];[.$BS34];[.$CC34];[.$CM34];[.$CW34];[.$DG34])" office:value-type="float"/>
          <table:table-cell table:formula="of:=MEDIAN([.$B34];[.$L34];[.$V34];[.$AF34];[.$AP34];[.$AZ34];[.$BJ34];[.$BT34];[.$CD34];[.$CN34];[.$CX34])" office:value-type="float"/>
          <table:table-cell table:formula="of:=MEDIAN([.$C34];[.$M34];[.$W34];[.$AG34];[.$AQ34];[.$BA34];[.$BK34];[.$BU34];[.$CE34];[.$CO34];[.$CY34])" office:value-type="float"/>
          <table:table-cell table:formula="of:=MEDIAN([.$D34];[.$N34];[.$X34];[.$AH34];[.$AR34];[.$BB34];[.$BL34];[.$BV34];[.$CF34];[.$CP34];[.$CZ34])" office:value-type="float"/>
          <table:table-cell table:formula="of:=MEDIAN([.$E34];[.$O34];[.$Y34];[.$AI34];[.$AS34];[.$BC34];[.$BM34];[.$BW34];[.$CG34];[.$CQ34];[.$DA34])" office:value-type="float"/>
          <table:table-cell table:formula="of:=MEDIAN([.$F34];[.$P34];[.$Z34];[.$AJ34];[.$AT34];[.$BD34];[.$BN34];[.$BX34];[.$CH34];[.$CR34];[.$DB34])" office:value-type="float"/>
          <table:table-cell table:formula="of:=MEDIAN([.$G34];[.$Q34];[.$AA34];[.$AK34];[.$AU34];[.$BE34];[.$BO34];[.$BY34];[.$CI34];[.$CS34];[.$DC34])" office:value-type="float"/>
          <table:table-cell table:formula="of:=MEDIAN([.$H34];[.$R34];[.$AB34];[.$AL34];[.$AV34];[.$BF34];[.$BP34];[.$BZ34];[.$CJ34];[.$CT34];[.$DD34])" office:value-type="float"/>
          <table:table-cell table:formula="of:=MEDIAN([.$I34];[.$S34];[.$AC34];[.$AM34];[.$AW34];[.$BG34];[.$BQ34];[.$CA34];[.$CK34];[.$CU34];[.$DE34])" office:value-type="float"/>
          <table:table-cell table:formula="of:=MEDIAN([.$J34];[.$T34];[.$AD34];[.$AN34];[.$AX34];[.$BH34];[.$BR34];[.$CB34];[.$CL34];[.$CV34];[.$DF34])" office:value-type="float"/>
          <table:table-cell table:formula="of:=MEDIAN([.$K34];[.$U34];[.$AE34];[.$AO34];[.$AY34];[.$BI34];[.$BS34];[.$CC34];[.$CM34];[.$CW34];[.$DG34])" office:value-type="float"/>
          <table:table-cell table:formula="of:=MAX([.$B34];[.$L34];[.$V34];[.$AF34];[.$AP34];[.$AZ34];[.$BJ34];[.$BT34];[.$CD34];[.$CN34];[.$CX34])" office:value-type="float"/>
          <table:table-cell table:formula="of:=MAX([.$C34];[.$M34];[.$W34];[.$AG34];[.$AQ34];[.$BA34];[.$BK34];[.$BU34];[.$CE34];[.$CO34];[.$CY34])" office:value-type="float"/>
          <table:table-cell table:formula="of:=MAX([.$D34];[.$N34];[.$X34];[.$AH34];[.$AR34];[.$BB34];[.$BL34];[.$BV34];[.$CF34];[.$CP34];[.$CZ34])" office:value-type="float"/>
          <table:table-cell table:formula="of:=MAX([.$E34];[.$O34];[.$Y34];[.$AI34];[.$AS34];[.$BC34];[.$BM34];[.$BW34];[.$CG34];[.$CQ34];[.$DA34])" office:value-type="float"/>
          <table:table-cell table:formula="of:=MAX([.$F34];[.$P34];[.$Z34];[.$AJ34];[.$AT34];[.$BD34];[.$BN34];[.$BX34];[.$CH34];[.$CR34];[.$DB34])" office:value-type="float"/>
          <table:table-cell table:formula="of:=MAX([.$G34];[.$Q34];[.$AA34];[.$AK34];[.$AU34];[.$BE34];[.$BO34];[.$BY34];[.$CI34];[.$CS34];[.$DC34])" office:value-type="float"/>
          <table:table-cell table:formula="of:=MAX([.$H34];[.$R34];[.$AB34];[.$AL34];[.$AV34];[.$BF34];[.$BP34];[.$BZ34];[.$CJ34];[.$CT34];[.$DD34])" office:value-type="float"/>
          <table:table-cell table:formula="of:=MAX([.$I34];[.$S34];[.$AC34];[.$AM34];[.$AW34];[.$BG34];[.$BQ34];[.$CA34];[.$CK34];[.$CU34];[.$DE34])" office:value-type="float"/>
          <table:table-cell table:formula="of:=MAX([.$J34];[.$T34];[.$AD34];[.$AN34];[.$AX34];[.$BH34];[.$BR34];[.$CB34];[.$CL34];[.$CV34];[.$DF34])" office:value-type="float"/>
          <table:table-cell table:formula="of:=MAX([.$K34];[.$U34];[.$AE34];[.$AO34];[.$AY34];[.$BI34];[.$BS34];[.$CC34];[.$CM34];[.$CW34];[.$DG34])" office:value-type="float"/>
        </table:table-row>
        <table:table-row table:style-name="ro1">
          <table:table-cell office:value-type="string">
            <text:p>aspComp2013/crossing/instances/0027-crossing_minimization-8-0.asp</text:p>
          </table:table-cell>
          <table:table-cell office:value-type="float" office:value="2.45484"/>
          <table:table-cell office:value-type="float" office:value="0.0"/>
          <table:table-cell office:value-type="float" office:value="18.9944134078"/>
          <table:table-cell office:value-type="float" office:value="0.241154562384"/>
          <table:table-cell office:value-type="float" office:value="0.0"/>
          <table:table-cell office:value-type="float" office:value="18899.0"/>
          <table:table-cell table:style-name="cellBest" office:value-type="float" office:value="0.0"/>
          <table:table-cell office:value-type="float" office:value="10736.0"/>
          <table:table-cell office:value-type="float" office:value="4.0"/>
          <table:table-cell table:style-name="cellBest" office:value-type="float" office:value="28.0"/>
          <table:table-cell office:value-type="float" office:value="2.56502"/>
          <table:table-cell office:value-type="float" office:value="0.0"/>
          <table:table-cell table:style-name="cellWorst" office:value-type="float" office:value="19.5530726257"/>
          <table:table-cell office:value-type="float" office:value="0.228119180633"/>
          <table:table-cell office:value-type="float" office:value="0.0"/>
          <table:table-cell office:value-type="float" office:value="18579.0"/>
          <table:table-cell table:style-name="cellBest" office:value-type="float" office:value="0.0"/>
          <table:table-cell office:value-type="float" office:value="10430.0"/>
          <table:table-cell office:value-type="float" office:value="4.0"/>
          <table:table-cell office:value-type="float" office:value="30.0"/>
          <table:table-cell table:style-name="cellBest" office:value-type="float" office:value="2.31696"/>
          <table:table-cell office:value-type="float" office:value="0.0"/>
          <table:table-cell office:value-type="float" office:value="18.9944134078"/>
          <table:table-cell office:value-type="float" office:value="0.241154562384"/>
          <table:table-cell office:value-type="float" office:value="0.0"/>
          <table:table-cell office:value-type="float" office:value="18899.0"/>
          <table:table-cell table:style-name="cellBest" office:value-type="float" office:value="0.0"/>
          <table:table-cell office:value-type="float" office:value="10736.0"/>
          <table:table-cell office:value-type="float" office:value="4.0"/>
          <table:table-cell table:style-name="cellBest" office:value-type="float" office:value="28.0"/>
          <table:table-cell office:value-type="float" office:value="8.47797"/>
          <table:table-cell office:value-type="float" office:value="0.0"/>
          <table:table-cell office:value-type="float" office:value="16.2011173184"/>
          <table:table-cell office:value-type="float" office:value="0.255121042831"/>
          <table:table-cell office:value-type="float" office:value="0.0"/>
          <table:table-cell office:value-type="float" office:value="74561.0"/>
          <table:table-cell office:value-type="float" office:value="57410.0"/>
          <table:table-cell office:value-type="float" office:value="33972.0"/>
          <table:table-cell office:value-type="float" office:value="4.0"/>
          <table:table-cell office:value-type="float" office:value="32.0"/>
          <table:table-cell office:value-type="float" office:value="54.3881"/>
          <table:table-cell office:value-type="float" office:value="0.0"/>
          <table:table-cell office:value-type="float" office:value="16.7597765363"/>
          <table:table-cell office:value-type="float" office:value="0.219739292365"/>
          <table:table-cell office:value-type="float" office:value="0.0"/>
          <table:table-cell office:value-type="float" office:value="933519.0"/>
          <table:table-cell office:value-type="float" office:value="907512.0"/>
          <table:table-cell office:value-type="float" office:value="186928.0"/>
          <table:table-cell office:value-type="float" office:value="4.0"/>
          <table:table-cell office:value-type="float" office:value="96.0"/>
          <table:table-cell office:value-type="float" office:value="7.23237"/>
          <table:table-cell office:value-type="float" office:value="0.0"/>
          <table:table-cell office:value-type="float" office:value="16.2011173184"/>
          <table:table-cell office:value-type="float" office:value="0.223463687151"/>
          <table:table-cell office:value-type="float" office:value="0.0"/>
          <table:table-cell office:value-type="float" office:value="50721.0"/>
          <table:table-cell office:value-type="float" office:value="23190.0"/>
          <table:table-cell office:value-type="float" office:value="23693.0"/>
          <table:table-cell office:value-type="float" office:value="4.0"/>
          <table:table-cell office:value-type="float" office:value="50.0"/>
          <table:table-cell office:value-type="float" office:value="7.23302"/>
          <table:table-cell office:value-type="float" office:value="0.0"/>
          <table:table-cell office:value-type="float" office:value="16.2011173184"/>
          <table:table-cell office:value-type="float" office:value="0.223463687151"/>
          <table:table-cell office:value-type="float" office:value="0.0"/>
          <table:table-cell office:value-type="float" office:value="50721.0"/>
          <table:table-cell office:value-type="float" office:value="23190.0"/>
          <table:table-cell office:value-type="float" office:value="23693.0"/>
          <table:table-cell office:value-type="float" office:value="4.0"/>
          <table:table-cell office:value-type="float" office:value="50.0"/>
          <table:table-cell office:value-type="float" office:value="3.67703"/>
          <table:table-cell office:value-type="float" office:value="0.0"/>
          <table:table-cell table:style-name="cellBest" office:value-type="float" office:value="2.79329608939"/>
          <table:table-cell office:value-type="float" office:value="0.159217877095"/>
          <table:table-cell office:value-type="float" office:value="0.0"/>
          <table:table-cell office:value-type="float" office:value="26625.0"/>
          <table:table-cell office:value-type="float" office:value="81.0"/>
          <table:table-cell office:value-type="float" office:value="13022.0"/>
          <table:table-cell office:value-type="float" office:value="4.0"/>
          <table:table-cell office:value-type="float" office:value="42.0"/>
          <table:table-cell office:value-type="float" office:value="4.15548"/>
          <table:table-cell office:value-type="float" office:value="0.0"/>
          <table:table-cell office:value-type="float" office:value="8.93854748603"/>
          <table:table-cell office:value-type="float" office:value="0.133147113594"/>
          <table:table-cell office:value-type="float" office:value="0.0"/>
          <table:table-cell table:style-name="cellBest" office:value-type="float" office:value="18377.0"/>
          <table:table-cell office:value-type="float" office:value="232.0"/>
          <table:table-cell table:style-name="cellBest" office:value-type="float" office:value="7607.0"/>
          <table:table-cell office:value-type="float" office:value="4.0"/>
          <table:table-cell office:value-type="float" office:value="41.0"/>
          <table:table-cell table:style-name="cellWorst" office:value-type="float" office:value="110.3"/>
          <table:table-cell office:value-type="float" office:value="0.0"/>
          <table:table-cell office:value-type="float" office:value="14.5251396648"/>
          <table:table-cell office:value-type="float" office:value="0.2104283054"/>
          <table:table-cell office:value-type="float" office:value="0.0"/>
          <table:table-cell table:style-name="cellWorst" office:value-type="float" office:value="2378200.0"/>
          <table:table-cell table:style-name="cellWorst" office:value-type="float" office:value="2343783.0"/>
          <table:table-cell table:style-name="cellWorst" office:value-type="float" office:value="392071.0"/>
          <table:table-cell office:value-type="float" office:value="4.0"/>
          <table:table-cell office:value-type="float" office:value="90.0"/>
          <table:table-cell office:value-type="float" office:value="108.337"/>
          <table:table-cell office:value-type="float" office:value="0.0"/>
          <table:table-cell office:value-type="float" office:value="18.4357541899"/>
          <table:table-cell office:value-type="float" office:value="0.222532588454"/>
          <table:table-cell office:value-type="float" office:value="0.0"/>
          <table:table-cell office:value-type="float" office:value="1813894.0"/>
          <table:table-cell office:value-type="float" office:value="1779577.0"/>
          <table:table-cell office:value-type="float" office:value="297085.0"/>
          <table:table-cell office:value-type="float" office:value="4.0"/>
          <table:table-cell table:style-name="cellWorst" office:value-type="float" office:value="120.0"/>
          <table:table-cell table:formula="of:=MIN([.$B35];[.$L35];[.$V35];[.$AF35];[.$AP35];[.$AZ35];[.$BJ35];[.$BT35];[.$CD35];[.$CN35];[.$CX35])" office:value-type="float"/>
          <table:table-cell table:formula="of:=MIN([.$C35];[.$M35];[.$W35];[.$AG35];[.$AQ35];[.$BA35];[.$BK35];[.$BU35];[.$CE35];[.$CO35];[.$CY35])" office:value-type="float"/>
          <table:table-cell table:formula="of:=MIN([.$D35];[.$N35];[.$X35];[.$AH35];[.$AR35];[.$BB35];[.$BL35];[.$BV35];[.$CF35];[.$CP35];[.$CZ35])" office:value-type="float"/>
          <table:table-cell table:formula="of:=MIN([.$E35];[.$O35];[.$Y35];[.$AI35];[.$AS35];[.$BC35];[.$BM35];[.$BW35];[.$CG35];[.$CQ35];[.$DA35])" office:value-type="float"/>
          <table:table-cell table:formula="of:=MIN([.$F35];[.$P35];[.$Z35];[.$AJ35];[.$AT35];[.$BD35];[.$BN35];[.$BX35];[.$CH35];[.$CR35];[.$DB35])" office:value-type="float"/>
          <table:table-cell table:formula="of:=MIN([.$G35];[.$Q35];[.$AA35];[.$AK35];[.$AU35];[.$BE35];[.$BO35];[.$BY35];[.$CI35];[.$CS35];[.$DC35])" office:value-type="float"/>
          <table:table-cell table:formula="of:=MIN([.$H35];[.$R35];[.$AB35];[.$AL35];[.$AV35];[.$BF35];[.$BP35];[.$BZ35];[.$CJ35];[.$CT35];[.$DD35])" office:value-type="float"/>
          <table:table-cell table:formula="of:=MIN([.$I35];[.$S35];[.$AC35];[.$AM35];[.$AW35];[.$BG35];[.$BQ35];[.$CA35];[.$CK35];[.$CU35];[.$DE35])" office:value-type="float"/>
          <table:table-cell table:formula="of:=MIN([.$J35];[.$T35];[.$AD35];[.$AN35];[.$AX35];[.$BH35];[.$BR35];[.$CB35];[.$CL35];[.$CV35];[.$DF35])" office:value-type="float"/>
          <table:table-cell table:formula="of:=MIN([.$K35];[.$U35];[.$AE35];[.$AO35];[.$AY35];[.$BI35];[.$BS35];[.$CC35];[.$CM35];[.$CW35];[.$DG35])" office:value-type="float"/>
          <table:table-cell table:formula="of:=MEDIAN([.$B35];[.$L35];[.$V35];[.$AF35];[.$AP35];[.$AZ35];[.$BJ35];[.$BT35];[.$CD35];[.$CN35];[.$CX35])" office:value-type="float"/>
          <table:table-cell table:formula="of:=MEDIAN([.$C35];[.$M35];[.$W35];[.$AG35];[.$AQ35];[.$BA35];[.$BK35];[.$BU35];[.$CE35];[.$CO35];[.$CY35])" office:value-type="float"/>
          <table:table-cell table:formula="of:=MEDIAN([.$D35];[.$N35];[.$X35];[.$AH35];[.$AR35];[.$BB35];[.$BL35];[.$BV35];[.$CF35];[.$CP35];[.$CZ35])" office:value-type="float"/>
          <table:table-cell table:formula="of:=MEDIAN([.$E35];[.$O35];[.$Y35];[.$AI35];[.$AS35];[.$BC35];[.$BM35];[.$BW35];[.$CG35];[.$CQ35];[.$DA35])" office:value-type="float"/>
          <table:table-cell table:formula="of:=MEDIAN([.$F35];[.$P35];[.$Z35];[.$AJ35];[.$AT35];[.$BD35];[.$BN35];[.$BX35];[.$CH35];[.$CR35];[.$DB35])" office:value-type="float"/>
          <table:table-cell table:formula="of:=MEDIAN([.$G35];[.$Q35];[.$AA35];[.$AK35];[.$AU35];[.$BE35];[.$BO35];[.$BY35];[.$CI35];[.$CS35];[.$DC35])" office:value-type="float"/>
          <table:table-cell table:formula="of:=MEDIAN([.$H35];[.$R35];[.$AB35];[.$AL35];[.$AV35];[.$BF35];[.$BP35];[.$BZ35];[.$CJ35];[.$CT35];[.$DD35])" office:value-type="float"/>
          <table:table-cell table:formula="of:=MEDIAN([.$I35];[.$S35];[.$AC35];[.$AM35];[.$AW35];[.$BG35];[.$BQ35];[.$CA35];[.$CK35];[.$CU35];[.$DE35])" office:value-type="float"/>
          <table:table-cell table:formula="of:=MEDIAN([.$J35];[.$T35];[.$AD35];[.$AN35];[.$AX35];[.$BH35];[.$BR35];[.$CB35];[.$CL35];[.$CV35];[.$DF35])" office:value-type="float"/>
          <table:table-cell table:formula="of:=MEDIAN([.$K35];[.$U35];[.$AE35];[.$AO35];[.$AY35];[.$BI35];[.$BS35];[.$CC35];[.$CM35];[.$CW35];[.$DG35])" office:value-type="float"/>
          <table:table-cell table:formula="of:=MAX([.$B35];[.$L35];[.$V35];[.$AF35];[.$AP35];[.$AZ35];[.$BJ35];[.$BT35];[.$CD35];[.$CN35];[.$CX35])" office:value-type="float"/>
          <table:table-cell table:formula="of:=MAX([.$C35];[.$M35];[.$W35];[.$AG35];[.$AQ35];[.$BA35];[.$BK35];[.$BU35];[.$CE35];[.$CO35];[.$CY35])" office:value-type="float"/>
          <table:table-cell table:formula="of:=MAX([.$D35];[.$N35];[.$X35];[.$AH35];[.$AR35];[.$BB35];[.$BL35];[.$BV35];[.$CF35];[.$CP35];[.$CZ35])" office:value-type="float"/>
          <table:table-cell table:formula="of:=MAX([.$E35];[.$O35];[.$Y35];[.$AI35];[.$AS35];[.$BC35];[.$BM35];[.$BW35];[.$CG35];[.$CQ35];[.$DA35])" office:value-type="float"/>
          <table:table-cell table:formula="of:=MAX([.$F35];[.$P35];[.$Z35];[.$AJ35];[.$AT35];[.$BD35];[.$BN35];[.$BX35];[.$CH35];[.$CR35];[.$DB35])" office:value-type="float"/>
          <table:table-cell table:formula="of:=MAX([.$G35];[.$Q35];[.$AA35];[.$AK35];[.$AU35];[.$BE35];[.$BO35];[.$BY35];[.$CI35];[.$CS35];[.$DC35])" office:value-type="float"/>
          <table:table-cell table:formula="of:=MAX([.$H35];[.$R35];[.$AB35];[.$AL35];[.$AV35];[.$BF35];[.$BP35];[.$BZ35];[.$CJ35];[.$CT35];[.$DD35])" office:value-type="float"/>
          <table:table-cell table:formula="of:=MAX([.$I35];[.$S35];[.$AC35];[.$AM35];[.$AW35];[.$BG35];[.$BQ35];[.$CA35];[.$CK35];[.$CU35];[.$DE35])" office:value-type="float"/>
          <table:table-cell table:formula="of:=MAX([.$J35];[.$T35];[.$AD35];[.$AN35];[.$AX35];[.$BH35];[.$BR35];[.$CB35];[.$CL35];[.$CV35];[.$DF35])" office:value-type="float"/>
          <table:table-cell table:formula="of:=MAX([.$K35];[.$U35];[.$AE35];[.$AO35];[.$AY35];[.$BI35];[.$BS35];[.$CC35];[.$CM35];[.$CW35];[.$DG35])" office:value-type="float"/>
        </table:table-row>
        <table:table-row table:style-name="ro1">
          <table:table-cell office:value-type="string">
            <text:p>aspComp2013/crossing/instances/0028-crossing_minimization-8-0.asp</text:p>
          </table:table-cell>
          <table:table-cell office:value-type="float" office:value="1.99505"/>
          <table:table-cell office:value-type="float" office:value="0.0"/>
          <table:table-cell table:style-name="cellWorst" office:value-type="float" office:value="15.7303370787"/>
          <table:table-cell office:value-type="float" office:value="0.197565543071"/>
          <table:table-cell office:value-type="float" office:value="0.0"/>
          <table:table-cell office:value-type="float" office:value="15918.0"/>
          <table:table-cell table:style-name="cellBest" office:value-type="float" office:value="0.0"/>
          <table:table-cell office:value-type="float" office:value="8233.0"/>
          <table:table-cell office:value-type="float" office:value="4.0"/>
          <table:table-cell office:value-type="float" office:value="32.0"/>
          <table:table-cell office:value-type="float" office:value="1.71228"/>
          <table:table-cell office:value-type="float" office:value="0.0"/>
          <table:table-cell office:value-type="float" office:value="11.2359550562"/>
          <table:table-cell office:value-type="float" office:value="0.169475655431"/>
          <table:table-cell office:value-type="float" office:value="0.0"/>
          <table:table-cell table:style-name="cellBest" office:value-type="float" office:value="13034.0"/>
          <table:table-cell table:style-name="cellBest" office:value-type="float" office:value="0.0"/>
          <table:table-cell office:value-type="float" office:value="6613.0"/>
          <table:table-cell office:value-type="float" office:value="4.0"/>
          <table:table-cell office:value-type="float" office:value="31.0"/>
          <table:table-cell office:value-type="float" office:value="2.09219"/>
          <table:table-cell office:value-type="float" office:value="0.0"/>
          <table:table-cell table:style-name="cellWorst" office:value-type="float" office:value="15.7303370787"/>
          <table:table-cell office:value-type="float" office:value="0.197565543071"/>
          <table:table-cell office:value-type="float" office:value="0.0"/>
          <table:table-cell office:value-type="float" office:value="15918.0"/>
          <table:table-cell table:style-name="cellBest" office:value-type="float" office:value="0.0"/>
          <table:table-cell office:value-type="float" office:value="8233.0"/>
          <table:table-cell office:value-type="float" office:value="4.0"/>
          <table:table-cell office:value-type="float" office:value="32.0"/>
          <table:table-cell office:value-type="float" office:value="2.17048"/>
          <table:table-cell office:value-type="float" office:value="0.0"/>
          <table:table-cell office:value-type="float" office:value="5.61797752809"/>
          <table:table-cell office:value-type="float" office:value="0.163857677903"/>
          <table:table-cell office:value-type="float" office:value="0.0"/>
          <table:table-cell office:value-type="float" office:value="17805.0"/>
          <table:table-cell office:value-type="float" office:value="5337.0"/>
          <table:table-cell office:value-type="float" office:value="7423.0"/>
          <table:table-cell office:value-type="float" office:value="4.0"/>
          <table:table-cell office:value-type="float" office:value="35.0"/>
          <table:table-cell office:value-type="float" office:value="37.5758"/>
          <table:table-cell office:value-type="float" office:value="0.0"/>
          <table:table-cell office:value-type="float" office:value="11.2359550562"/>
          <table:table-cell office:value-type="float" office:value="0.177902621723"/>
          <table:table-cell office:value-type="float" office:value="0.0"/>
          <table:table-cell office:value-type="float" office:value="500866.0"/>
          <table:table-cell office:value-type="float" office:value="476462.0"/>
          <table:table-cell office:value-type="float" office:value="77029.0"/>
          <table:table-cell office:value-type="float" office:value="4.0"/>
          <table:table-cell table:style-name="cellWorst" office:value-type="float" office:value="168.0"/>
          <table:table-cell office:value-type="float" office:value="3.11501"/>
          <table:table-cell office:value-type="float" office:value="0.0"/>
          <table:table-cell table:style-name="cellBest" office:value-type="float" office:value="1.12359550562"/>
          <table:table-cell office:value-type="float" office:value="0.176029962547"/>
          <table:table-cell office:value-type="float" office:value="0.0"/>
          <table:table-cell office:value-type="float" office:value="21588.0"/>
          <table:table-cell office:value-type="float" office:value="2575.0"/>
          <table:table-cell office:value-type="float" office:value="6788.0"/>
          <table:table-cell office:value-type="float" office:value="4.0"/>
          <table:table-cell office:value-type="float" office:value="57.0"/>
          <table:table-cell office:value-type="float" office:value="2.75418"/>
          <table:table-cell office:value-type="float" office:value="0.0"/>
          <table:table-cell table:style-name="cellBest" office:value-type="float" office:value="1.12359550562"/>
          <table:table-cell office:value-type="float" office:value="0.176029962547"/>
          <table:table-cell office:value-type="float" office:value="0.0"/>
          <table:table-cell office:value-type="float" office:value="21588.0"/>
          <table:table-cell office:value-type="float" office:value="2575.0"/>
          <table:table-cell office:value-type="float" office:value="6788.0"/>
          <table:table-cell office:value-type="float" office:value="4.0"/>
          <table:table-cell office:value-type="float" office:value="57.0"/>
          <table:table-cell table:style-name="cellBest" office:value-type="float" office:value="1.66623"/>
          <table:table-cell office:value-type="float" office:value="0.0"/>
          <table:table-cell office:value-type="float" office:value="3.37078651685"/>
          <table:table-cell office:value-type="float" office:value="0.167602996255"/>
          <table:table-cell office:value-type="float" office:value="0.0"/>
          <table:table-cell office:value-type="float" office:value="14894.0"/>
          <table:table-cell office:value-type="float" office:value="191.0"/>
          <table:table-cell table:style-name="cellBest" office:value-type="float" office:value="5834.0"/>
          <table:table-cell office:value-type="float" office:value="4.0"/>
          <table:table-cell table:style-name="cellBest" office:value-type="float" office:value="29.0"/>
          <table:table-cell office:value-type="float" office:value="5.1039"/>
          <table:table-cell office:value-type="float" office:value="0.0"/>
          <table:table-cell office:value-type="float" office:value="8.98876404494"/>
          <table:table-cell office:value-type="float" office:value="0.164794007491"/>
          <table:table-cell office:value-type="float" office:value="0.0"/>
          <table:table-cell office:value-type="float" office:value="23109.0"/>
          <table:table-cell office:value-type="float" office:value="338.0"/>
          <table:table-cell office:value-type="float" office:value="8120.0"/>
          <table:table-cell office:value-type="float" office:value="4.0"/>
          <table:table-cell office:value-type="float" office:value="56.0"/>
          <table:table-cell office:value-type="float" office:value="52.4769"/>
          <table:table-cell office:value-type="float" office:value="0.0"/>
          <table:table-cell office:value-type="float" office:value="11.2359550562"/>
          <table:table-cell office:value-type="float" office:value="0.182584269663"/>
          <table:table-cell office:value-type="float" office:value="0.0"/>
          <table:table-cell office:value-type="float" office:value="839646.0"/>
          <table:table-cell office:value-type="float" office:value="806109.0"/>
          <table:table-cell office:value-type="float" office:value="130486.0"/>
          <table:table-cell office:value-type="float" office:value="4.0"/>
          <table:table-cell office:value-type="float" office:value="143.0"/>
          <table:table-cell table:style-name="cellWorst" office:value-type="float" office:value="54.0393"/>
          <table:table-cell office:value-type="float" office:value="0.0"/>
          <table:table-cell office:value-type="float" office:value="11.2359550562"/>
          <table:table-cell office:value-type="float" office:value="0.174157303371"/>
          <table:table-cell office:value-type="float" office:value="0.0"/>
          <table:table-cell table:style-name="cellWorst" office:value-type="float" office:value="972418.0"/>
          <table:table-cell table:style-name="cellWorst" office:value-type="float" office:value="940361.0"/>
          <table:table-cell table:style-name="cellWorst" office:value-type="float" office:value="145566.0"/>
          <table:table-cell office:value-type="float" office:value="4.0"/>
          <table:table-cell office:value-type="float" office:value="133.0"/>
          <table:table-cell table:formula="of:=MIN([.$B36];[.$L36];[.$V36];[.$AF36];[.$AP36];[.$AZ36];[.$BJ36];[.$BT36];[.$CD36];[.$CN36];[.$CX36])" office:value-type="float"/>
          <table:table-cell table:formula="of:=MIN([.$C36];[.$M36];[.$W36];[.$AG36];[.$AQ36];[.$BA36];[.$BK36];[.$BU36];[.$CE36];[.$CO36];[.$CY36])" office:value-type="float"/>
          <table:table-cell table:formula="of:=MIN([.$D36];[.$N36];[.$X36];[.$AH36];[.$AR36];[.$BB36];[.$BL36];[.$BV36];[.$CF36];[.$CP36];[.$CZ36])" office:value-type="float"/>
          <table:table-cell table:formula="of:=MIN([.$E36];[.$O36];[.$Y36];[.$AI36];[.$AS36];[.$BC36];[.$BM36];[.$BW36];[.$CG36];[.$CQ36];[.$DA36])" office:value-type="float"/>
          <table:table-cell table:formula="of:=MIN([.$F36];[.$P36];[.$Z36];[.$AJ36];[.$AT36];[.$BD36];[.$BN36];[.$BX36];[.$CH36];[.$CR36];[.$DB36])" office:value-type="float"/>
          <table:table-cell table:formula="of:=MIN([.$G36];[.$Q36];[.$AA36];[.$AK36];[.$AU36];[.$BE36];[.$BO36];[.$BY36];[.$CI36];[.$CS36];[.$DC36])" office:value-type="float"/>
          <table:table-cell table:formula="of:=MIN([.$H36];[.$R36];[.$AB36];[.$AL36];[.$AV36];[.$BF36];[.$BP36];[.$BZ36];[.$CJ36];[.$CT36];[.$DD36])" office:value-type="float"/>
          <table:table-cell table:formula="of:=MIN([.$I36];[.$S36];[.$AC36];[.$AM36];[.$AW36];[.$BG36];[.$BQ36];[.$CA36];[.$CK36];[.$CU36];[.$DE36])" office:value-type="float"/>
          <table:table-cell table:formula="of:=MIN([.$J36];[.$T36];[.$AD36];[.$AN36];[.$AX36];[.$BH36];[.$BR36];[.$CB36];[.$CL36];[.$CV36];[.$DF36])" office:value-type="float"/>
          <table:table-cell table:formula="of:=MIN([.$K36];[.$U36];[.$AE36];[.$AO36];[.$AY36];[.$BI36];[.$BS36];[.$CC36];[.$CM36];[.$CW36];[.$DG36])" office:value-type="float"/>
          <table:table-cell table:formula="of:=MEDIAN([.$B36];[.$L36];[.$V36];[.$AF36];[.$AP36];[.$AZ36];[.$BJ36];[.$BT36];[.$CD36];[.$CN36];[.$CX36])" office:value-type="float"/>
          <table:table-cell table:formula="of:=MEDIAN([.$C36];[.$M36];[.$W36];[.$AG36];[.$AQ36];[.$BA36];[.$BK36];[.$BU36];[.$CE36];[.$CO36];[.$CY36])" office:value-type="float"/>
          <table:table-cell table:formula="of:=MEDIAN([.$D36];[.$N36];[.$X36];[.$AH36];[.$AR36];[.$BB36];[.$BL36];[.$BV36];[.$CF36];[.$CP36];[.$CZ36])" office:value-type="float"/>
          <table:table-cell table:formula="of:=MEDIAN([.$E36];[.$O36];[.$Y36];[.$AI36];[.$AS36];[.$BC36];[.$BM36];[.$BW36];[.$CG36];[.$CQ36];[.$DA36])" office:value-type="float"/>
          <table:table-cell table:formula="of:=MEDIAN([.$F36];[.$P36];[.$Z36];[.$AJ36];[.$AT36];[.$BD36];[.$BN36];[.$BX36];[.$CH36];[.$CR36];[.$DB36])" office:value-type="float"/>
          <table:table-cell table:formula="of:=MEDIAN([.$G36];[.$Q36];[.$AA36];[.$AK36];[.$AU36];[.$BE36];[.$BO36];[.$BY36];[.$CI36];[.$CS36];[.$DC36])" office:value-type="float"/>
          <table:table-cell table:formula="of:=MEDIAN([.$H36];[.$R36];[.$AB36];[.$AL36];[.$AV36];[.$BF36];[.$BP36];[.$BZ36];[.$CJ36];[.$CT36];[.$DD36])" office:value-type="float"/>
          <table:table-cell table:formula="of:=MEDIAN([.$I36];[.$S36];[.$AC36];[.$AM36];[.$AW36];[.$BG36];[.$BQ36];[.$CA36];[.$CK36];[.$CU36];[.$DE36])" office:value-type="float"/>
          <table:table-cell table:formula="of:=MEDIAN([.$J36];[.$T36];[.$AD36];[.$AN36];[.$AX36];[.$BH36];[.$BR36];[.$CB36];[.$CL36];[.$CV36];[.$DF36])" office:value-type="float"/>
          <table:table-cell table:formula="of:=MEDIAN([.$K36];[.$U36];[.$AE36];[.$AO36];[.$AY36];[.$BI36];[.$BS36];[.$CC36];[.$CM36];[.$CW36];[.$DG36])" office:value-type="float"/>
          <table:table-cell table:formula="of:=MAX([.$B36];[.$L36];[.$V36];[.$AF36];[.$AP36];[.$AZ36];[.$BJ36];[.$BT36];[.$CD36];[.$CN36];[.$CX36])" office:value-type="float"/>
          <table:table-cell table:formula="of:=MAX([.$C36];[.$M36];[.$W36];[.$AG36];[.$AQ36];[.$BA36];[.$BK36];[.$BU36];[.$CE36];[.$CO36];[.$CY36])" office:value-type="float"/>
          <table:table-cell table:formula="of:=MAX([.$D36];[.$N36];[.$X36];[.$AH36];[.$AR36];[.$BB36];[.$BL36];[.$BV36];[.$CF36];[.$CP36];[.$CZ36])" office:value-type="float"/>
          <table:table-cell table:formula="of:=MAX([.$E36];[.$O36];[.$Y36];[.$AI36];[.$AS36];[.$BC36];[.$BM36];[.$BW36];[.$CG36];[.$CQ36];[.$DA36])" office:value-type="float"/>
          <table:table-cell table:formula="of:=MAX([.$F36];[.$P36];[.$Z36];[.$AJ36];[.$AT36];[.$BD36];[.$BN36];[.$BX36];[.$CH36];[.$CR36];[.$DB36])" office:value-type="float"/>
          <table:table-cell table:formula="of:=MAX([.$G36];[.$Q36];[.$AA36];[.$AK36];[.$AU36];[.$BE36];[.$BO36];[.$BY36];[.$CI36];[.$CS36];[.$DC36])" office:value-type="float"/>
          <table:table-cell table:formula="of:=MAX([.$H36];[.$R36];[.$AB36];[.$AL36];[.$AV36];[.$BF36];[.$BP36];[.$BZ36];[.$CJ36];[.$CT36];[.$DD36])" office:value-type="float"/>
          <table:table-cell table:formula="of:=MAX([.$I36];[.$S36];[.$AC36];[.$AM36];[.$AW36];[.$BG36];[.$BQ36];[.$CA36];[.$CK36];[.$CU36];[.$DE36])" office:value-type="float"/>
          <table:table-cell table:formula="of:=MAX([.$J36];[.$T36];[.$AD36];[.$AN36];[.$AX36];[.$BH36];[.$BR36];[.$CB36];[.$CL36];[.$CV36];[.$DF36])" office:value-type="float"/>
          <table:table-cell table:formula="of:=MAX([.$K36];[.$U36];[.$AE36];[.$AO36];[.$AY36];[.$BI36];[.$BS36];[.$CC36];[.$CM36];[.$CW36];[.$DG36])" office:value-type="float"/>
        </table:table-row>
        <table:table-row table:style-name="ro1">
          <table:table-cell office:value-type="string">
            <text:p>aspComp2013/crossing/instances/0029-crossing_minimization-8-0.asp</text:p>
          </table:table-cell>
          <table:table-cell office:value-type="float" office:value="2.4798"/>
          <table:table-cell office:value-type="float" office:value="0.0"/>
          <table:table-cell table:style-name="cellWorst" office:value-type="float" office:value="15.6424581006"/>
          <table:table-cell office:value-type="float" office:value="0.18156424581"/>
          <table:table-cell office:value-type="float" office:value="0.0"/>
          <table:table-cell office:value-type="float" office:value="21455.0"/>
          <table:table-cell table:style-name="cellBest" office:value-type="float" office:value="0.0"/>
          <table:table-cell table:style-name="cellBest" office:value-type="float" office:value="10720.0"/>
          <table:table-cell office:value-type="float" office:value="4.0"/>
          <table:table-cell office:value-type="float" office:value="31.0"/>
          <table:table-cell office:value-type="float" office:value="2.54462"/>
          <table:table-cell office:value-type="float" office:value="0.0"/>
          <table:table-cell office:value-type="float" office:value="10.0558659218"/>
          <table:table-cell office:value-type="float" office:value="0.159217877095"/>
          <table:table-cell office:value-type="float" office:value="0.0"/>
          <table:table-cell table:style-name="cellBest" office:value-type="float" office:value="20576.0"/>
          <table:table-cell table:style-name="cellBest" office:value-type="float" office:value="0.0"/>
          <table:table-cell office:value-type="float" office:value="11515.0"/>
          <table:table-cell office:value-type="float" office:value="4.0"/>
          <table:table-cell office:value-type="float" office:value="30.0"/>
          <table:table-cell table:style-name="cellBest" office:value-type="float" office:value="2.32238"/>
          <table:table-cell office:value-type="float" office:value="0.0"/>
          <table:table-cell table:style-name="cellWorst" office:value-type="float" office:value="15.6424581006"/>
          <table:table-cell office:value-type="float" office:value="0.18156424581"/>
          <table:table-cell office:value-type="float" office:value="0.0"/>
          <table:table-cell office:value-type="float" office:value="21455.0"/>
          <table:table-cell table:style-name="cellBest" office:value-type="float" office:value="0.0"/>
          <table:table-cell table:style-name="cellBest" office:value-type="float" office:value="10720.0"/>
          <table:table-cell office:value-type="float" office:value="4.0"/>
          <table:table-cell office:value-type="float" office:value="31.0"/>
          <table:table-cell office:value-type="float" office:value="2.91912"/>
          <table:table-cell office:value-type="float" office:value="0.0"/>
          <table:table-cell table:style-name="cellWorst" office:value-type="float" office:value="15.6424581006"/>
          <table:table-cell office:value-type="float" office:value="0.204841713222"/>
          <table:table-cell office:value-type="float" office:value="0.0"/>
          <table:table-cell office:value-type="float" office:value="27271.0"/>
          <table:table-cell office:value-type="float" office:value="7677.0"/>
          <table:table-cell office:value-type="float" office:value="12653.0"/>
          <table:table-cell office:value-type="float" office:value="4.0"/>
          <table:table-cell table:style-name="cellBest" office:value-type="float" office:value="26.0"/>
          <table:table-cell office:value-type="float" office:value="72.2451"/>
          <table:table-cell office:value-type="float" office:value="0.0"/>
          <table:table-cell office:value-type="float" office:value="10.6145251397"/>
          <table:table-cell office:value-type="float" office:value="0.170391061453"/>
          <table:table-cell office:value-type="float" office:value="0.0"/>
          <table:table-cell office:value-type="float" office:value="1137530.0"/>
          <table:table-cell office:value-type="float" office:value="1102278.0"/>
          <table:table-cell office:value-type="float" office:value="214553.0"/>
          <table:table-cell office:value-type="float" office:value="4.0"/>
          <table:table-cell table:style-name="cellWorst" office:value-type="float" office:value="110.0"/>
          <table:table-cell office:value-type="float" office:value="4.49391"/>
          <table:table-cell office:value-type="float" office:value="0.0"/>
          <table:table-cell office:value-type="float" office:value="8.37988826816"/>
          <table:table-cell office:value-type="float" office:value="0.169459962756"/>
          <table:table-cell office:value-type="float" office:value="0.0"/>
          <table:table-cell office:value-type="float" office:value="31561.0"/>
          <table:table-cell office:value-type="float" office:value="3602.0"/>
          <table:table-cell office:value-type="float" office:value="12680.0"/>
          <table:table-cell office:value-type="float" office:value="4.0"/>
          <table:table-cell office:value-type="float" office:value="70.0"/>
          <table:table-cell office:value-type="float" office:value="4.42819"/>
          <table:table-cell office:value-type="float" office:value="0.0"/>
          <table:table-cell office:value-type="float" office:value="8.37988826816"/>
          <table:table-cell office:value-type="float" office:value="0.169459962756"/>
          <table:table-cell office:value-type="float" office:value="0.0"/>
          <table:table-cell office:value-type="float" office:value="31561.0"/>
          <table:table-cell office:value-type="float" office:value="3602.0"/>
          <table:table-cell office:value-type="float" office:value="12680.0"/>
          <table:table-cell office:value-type="float" office:value="4.0"/>
          <table:table-cell office:value-type="float" office:value="70.0"/>
          <table:table-cell office:value-type="float" office:value="3.42957"/>
          <table:table-cell office:value-type="float" office:value="0.0"/>
          <table:table-cell office:value-type="float" office:value="11.1731843575"/>
          <table:table-cell office:value-type="float" office:value="0.169459962756"/>
          <table:table-cell office:value-type="float" office:value="0.0"/>
          <table:table-cell office:value-type="float" office:value="31531.0"/>
          <table:table-cell office:value-type="float" office:value="234.0"/>
          <table:table-cell office:value-type="float" office:value="13884.0"/>
          <table:table-cell office:value-type="float" office:value="4.0"/>
          <table:table-cell office:value-type="float" office:value="42.0"/>
          <table:table-cell office:value-type="float" office:value="3.89767"/>
          <table:table-cell office:value-type="float" office:value="0.0"/>
          <table:table-cell table:style-name="cellBest" office:value-type="float" office:value="1.11731843575"/>
          <table:table-cell office:value-type="float" office:value="0.139664804469"/>
          <table:table-cell office:value-type="float" office:value="0.0"/>
          <table:table-cell office:value-type="float" office:value="24745.0"/>
          <table:table-cell office:value-type="float" office:value="132.0"/>
          <table:table-cell office:value-type="float" office:value="11827.0"/>
          <table:table-cell office:value-type="float" office:value="4.0"/>
          <table:table-cell office:value-type="float" office:value="30.0"/>
          <table:table-cell office:value-type="float" office:value="87.6757"/>
          <table:table-cell office:value-type="float" office:value="0.0"/>
          <table:table-cell office:value-type="float" office:value="11.1731843575"/>
          <table:table-cell office:value-type="float" office:value="0.189944134078"/>
          <table:table-cell office:value-type="float" office:value="0.0"/>
          <table:table-cell office:value-type="float" office:value="1429393.0"/>
          <table:table-cell office:value-type="float" office:value="1389116.0"/>
          <table:table-cell office:value-type="float" office:value="278456.0"/>
          <table:table-cell office:value-type="float" office:value="4.0"/>
          <table:table-cell office:value-type="float" office:value="86.0"/>
          <table:table-cell table:style-name="cellWorst" office:value-type="float" office:value="108.534"/>
          <table:table-cell office:value-type="float" office:value="0.0"/>
          <table:table-cell office:value-type="float" office:value="13.9664804469"/>
          <table:table-cell office:value-type="float" office:value="0.182495344507"/>
          <table:table-cell office:value-type="float" office:value="0.0"/>
          <table:table-cell table:style-name="cellWorst" office:value-type="float" office:value="1921696.0"/>
          <table:table-cell table:style-name="cellWorst" office:value-type="float" office:value="1878737.0"/>
          <table:table-cell table:style-name="cellWorst" office:value-type="float" office:value="323858.0"/>
          <table:table-cell office:value-type="float" office:value="4.0"/>
          <table:table-cell office:value-type="float" office:value="100.0"/>
          <table:table-cell table:formula="of:=MIN([.$B37];[.$L37];[.$V37];[.$AF37];[.$AP37];[.$AZ37];[.$BJ37];[.$BT37];[.$CD37];[.$CN37];[.$CX37])" office:value-type="float"/>
          <table:table-cell table:formula="of:=MIN([.$C37];[.$M37];[.$W37];[.$AG37];[.$AQ37];[.$BA37];[.$BK37];[.$BU37];[.$CE37];[.$CO37];[.$CY37])" office:value-type="float"/>
          <table:table-cell table:formula="of:=MIN([.$D37];[.$N37];[.$X37];[.$AH37];[.$AR37];[.$BB37];[.$BL37];[.$BV37];[.$CF37];[.$CP37];[.$CZ37])" office:value-type="float"/>
          <table:table-cell table:formula="of:=MIN([.$E37];[.$O37];[.$Y37];[.$AI37];[.$AS37];[.$BC37];[.$BM37];[.$BW37];[.$CG37];[.$CQ37];[.$DA37])" office:value-type="float"/>
          <table:table-cell table:formula="of:=MIN([.$F37];[.$P37];[.$Z37];[.$AJ37];[.$AT37];[.$BD37];[.$BN37];[.$BX37];[.$CH37];[.$CR37];[.$DB37])" office:value-type="float"/>
          <table:table-cell table:formula="of:=MIN([.$G37];[.$Q37];[.$AA37];[.$AK37];[.$AU37];[.$BE37];[.$BO37];[.$BY37];[.$CI37];[.$CS37];[.$DC37])" office:value-type="float"/>
          <table:table-cell table:formula="of:=MIN([.$H37];[.$R37];[.$AB37];[.$AL37];[.$AV37];[.$BF37];[.$BP37];[.$BZ37];[.$CJ37];[.$CT37];[.$DD37])" office:value-type="float"/>
          <table:table-cell table:formula="of:=MIN([.$I37];[.$S37];[.$AC37];[.$AM37];[.$AW37];[.$BG37];[.$BQ37];[.$CA37];[.$CK37];[.$CU37];[.$DE37])" office:value-type="float"/>
          <table:table-cell table:formula="of:=MIN([.$J37];[.$T37];[.$AD37];[.$AN37];[.$AX37];[.$BH37];[.$BR37];[.$CB37];[.$CL37];[.$CV37];[.$DF37])" office:value-type="float"/>
          <table:table-cell table:formula="of:=MIN([.$K37];[.$U37];[.$AE37];[.$AO37];[.$AY37];[.$BI37];[.$BS37];[.$CC37];[.$CM37];[.$CW37];[.$DG37])" office:value-type="float"/>
          <table:table-cell table:formula="of:=MEDIAN([.$B37];[.$L37];[.$V37];[.$AF37];[.$AP37];[.$AZ37];[.$BJ37];[.$BT37];[.$CD37];[.$CN37];[.$CX37])" office:value-type="float"/>
          <table:table-cell table:formula="of:=MEDIAN([.$C37];[.$M37];[.$W37];[.$AG37];[.$AQ37];[.$BA37];[.$BK37];[.$BU37];[.$CE37];[.$CO37];[.$CY37])" office:value-type="float"/>
          <table:table-cell table:formula="of:=MEDIAN([.$D37];[.$N37];[.$X37];[.$AH37];[.$AR37];[.$BB37];[.$BL37];[.$BV37];[.$CF37];[.$CP37];[.$CZ37])" office:value-type="float"/>
          <table:table-cell table:formula="of:=MEDIAN([.$E37];[.$O37];[.$Y37];[.$AI37];[.$AS37];[.$BC37];[.$BM37];[.$BW37];[.$CG37];[.$CQ37];[.$DA37])" office:value-type="float"/>
          <table:table-cell table:formula="of:=MEDIAN([.$F37];[.$P37];[.$Z37];[.$AJ37];[.$AT37];[.$BD37];[.$BN37];[.$BX37];[.$CH37];[.$CR37];[.$DB37])" office:value-type="float"/>
          <table:table-cell table:formula="of:=MEDIAN([.$G37];[.$Q37];[.$AA37];[.$AK37];[.$AU37];[.$BE37];[.$BO37];[.$BY37];[.$CI37];[.$CS37];[.$DC37])" office:value-type="float"/>
          <table:table-cell table:formula="of:=MEDIAN([.$H37];[.$R37];[.$AB37];[.$AL37];[.$AV37];[.$BF37];[.$BP37];[.$BZ37];[.$CJ37];[.$CT37];[.$DD37])" office:value-type="float"/>
          <table:table-cell table:formula="of:=MEDIAN([.$I37];[.$S37];[.$AC37];[.$AM37];[.$AW37];[.$BG37];[.$BQ37];[.$CA37];[.$CK37];[.$CU37];[.$DE37])" office:value-type="float"/>
          <table:table-cell table:formula="of:=MEDIAN([.$J37];[.$T37];[.$AD37];[.$AN37];[.$AX37];[.$BH37];[.$BR37];[.$CB37];[.$CL37];[.$CV37];[.$DF37])" office:value-type="float"/>
          <table:table-cell table:formula="of:=MEDIAN([.$K37];[.$U37];[.$AE37];[.$AO37];[.$AY37];[.$BI37];[.$BS37];[.$CC37];[.$CM37];[.$CW37];[.$DG37])" office:value-type="float"/>
          <table:table-cell table:formula="of:=MAX([.$B37];[.$L37];[.$V37];[.$AF37];[.$AP37];[.$AZ37];[.$BJ37];[.$BT37];[.$CD37];[.$CN37];[.$CX37])" office:value-type="float"/>
          <table:table-cell table:formula="of:=MAX([.$C37];[.$M37];[.$W37];[.$AG37];[.$AQ37];[.$BA37];[.$BK37];[.$BU37];[.$CE37];[.$CO37];[.$CY37])" office:value-type="float"/>
          <table:table-cell table:formula="of:=MAX([.$D37];[.$N37];[.$X37];[.$AH37];[.$AR37];[.$BB37];[.$BL37];[.$BV37];[.$CF37];[.$CP37];[.$CZ37])" office:value-type="float"/>
          <table:table-cell table:formula="of:=MAX([.$E37];[.$O37];[.$Y37];[.$AI37];[.$AS37];[.$BC37];[.$BM37];[.$BW37];[.$CG37];[.$CQ37];[.$DA37])" office:value-type="float"/>
          <table:table-cell table:formula="of:=MAX([.$F37];[.$P37];[.$Z37];[.$AJ37];[.$AT37];[.$BD37];[.$BN37];[.$BX37];[.$CH37];[.$CR37];[.$DB37])" office:value-type="float"/>
          <table:table-cell table:formula="of:=MAX([.$G37];[.$Q37];[.$AA37];[.$AK37];[.$AU37];[.$BE37];[.$BO37];[.$BY37];[.$CI37];[.$CS37];[.$DC37])" office:value-type="float"/>
          <table:table-cell table:formula="of:=MAX([.$H37];[.$R37];[.$AB37];[.$AL37];[.$AV37];[.$BF37];[.$BP37];[.$BZ37];[.$CJ37];[.$CT37];[.$DD37])" office:value-type="float"/>
          <table:table-cell table:formula="of:=MAX([.$I37];[.$S37];[.$AC37];[.$AM37];[.$AW37];[.$BG37];[.$BQ37];[.$CA37];[.$CK37];[.$CU37];[.$DE37])" office:value-type="float"/>
          <table:table-cell table:formula="of:=MAX([.$J37];[.$T37];[.$AD37];[.$AN37];[.$AX37];[.$BH37];[.$BR37];[.$CB37];[.$CL37];[.$CV37];[.$DF37])" office:value-type="float"/>
          <table:table-cell table:formula="of:=MAX([.$K37];[.$U37];[.$AE37];[.$AO37];[.$AY37];[.$BI37];[.$BS37];[.$CC37];[.$CM37];[.$CW37];[.$DG37])" office:value-type="float"/>
        </table:table-row>
        <table:table-row table:style-name="ro1">
          <table:table-cell office:value-type="string">
            <text:p>aspComp2013/crossing/instances/0030-crossing_minimization-8-0.asp</text:p>
          </table:table-cell>
          <table:table-cell office:value-type="float" office:value="1.92807"/>
          <table:table-cell office:value-type="float" office:value="0.0"/>
          <table:table-cell office:value-type="float" office:value="9.09090909091"/>
          <table:table-cell office:value-type="float" office:value="0.164141414141"/>
          <table:table-cell office:value-type="float" office:value="0.0"/>
          <table:table-cell office:value-type="float" office:value="14657.0"/>
          <table:table-cell table:style-name="cellBest" office:value-type="float" office:value="0.0"/>
          <table:table-cell table:style-name="cellBest" office:value-type="float" office:value="8217.0"/>
          <table:table-cell office:value-type="float" office:value="4.0"/>
          <table:table-cell office:value-type="float" office:value="28.0"/>
          <table:table-cell table:style-name="cellBest" office:value-type="float" office:value="1.85137"/>
          <table:table-cell office:value-type="float" office:value="0.0"/>
          <table:table-cell table:style-name="cellWorst" office:value-type="float" office:value="14.1414141414"/>
          <table:table-cell office:value-type="float" office:value="0.184343434343"/>
          <table:table-cell office:value-type="float" office:value="0.0"/>
          <table:table-cell table:style-name="cellBest" office:value-type="float" office:value="13751.0"/>
          <table:table-cell table:style-name="cellBest" office:value-type="float" office:value="0.0"/>
          <table:table-cell office:value-type="float" office:value="8304.0"/>
          <table:table-cell office:value-type="float" office:value="4.0"/>
          <table:table-cell table:style-name="cellBest" office:value-type="float" office:value="25.0"/>
          <table:table-cell office:value-type="float" office:value="2.15179"/>
          <table:table-cell office:value-type="float" office:value="0.0"/>
          <table:table-cell office:value-type="float" office:value="9.09090909091"/>
          <table:table-cell office:value-type="float" office:value="0.164141414141"/>
          <table:table-cell office:value-type="float" office:value="0.0"/>
          <table:table-cell office:value-type="float" office:value="14657.0"/>
          <table:table-cell table:style-name="cellBest" office:value-type="float" office:value="0.0"/>
          <table:table-cell table:style-name="cellBest" office:value-type="float" office:value="8217.0"/>
          <table:table-cell office:value-type="float" office:value="4.0"/>
          <table:table-cell office:value-type="float" office:value="28.0"/>
          <table:table-cell office:value-type="float" office:value="2.47156"/>
          <table:table-cell office:value-type="float" office:value="0.0"/>
          <table:table-cell office:value-type="float" office:value="7.07070707071"/>
          <table:table-cell office:value-type="float" office:value="0.220538720539"/>
          <table:table-cell office:value-type="float" office:value="0.0"/>
          <table:table-cell office:value-type="float" office:value="18750.0"/>
          <table:table-cell office:value-type="float" office:value="5991.0"/>
          <table:table-cell office:value-type="float" office:value="8428.0"/>
          <table:table-cell office:value-type="float" office:value="4.0"/>
          <table:table-cell office:value-type="float" office:value="35.0"/>
          <table:table-cell office:value-type="float" office:value="66.6533"/>
          <table:table-cell office:value-type="float" office:value="0.0"/>
          <table:table-cell office:value-type="float" office:value="9.59595959596"/>
          <table:table-cell office:value-type="float" office:value="0.18771043771"/>
          <table:table-cell office:value-type="float" office:value="0.0"/>
          <table:table-cell office:value-type="float" office:value="828191.0"/>
          <table:table-cell office:value-type="float" office:value="801722.0"/>
          <table:table-cell office:value-type="float" office:value="207077.0"/>
          <table:table-cell office:value-type="float" office:value="4.0"/>
          <table:table-cell office:value-type="float" office:value="97.0"/>
          <table:table-cell office:value-type="float" office:value="3.53113"/>
          <table:table-cell office:value-type="float" office:value="0.0"/>
          <table:table-cell table:style-name="cellBest" office:value-type="float" office:value="4.54545454545"/>
          <table:table-cell office:value-type="float" office:value="0.160774410774"/>
          <table:table-cell office:value-type="float" office:value="0.0"/>
          <table:table-cell office:value-type="float" office:value="26010.0"/>
          <table:table-cell office:value-type="float" office:value="2996.0"/>
          <table:table-cell office:value-type="float" office:value="8941.0"/>
          <table:table-cell office:value-type="float" office:value="4.0"/>
          <table:table-cell office:value-type="float" office:value="62.0"/>
          <table:table-cell office:value-type="float" office:value="3.55665"/>
          <table:table-cell office:value-type="float" office:value="0.0"/>
          <table:table-cell table:style-name="cellBest" office:value-type="float" office:value="4.54545454545"/>
          <table:table-cell office:value-type="float" office:value="0.160774410774"/>
          <table:table-cell office:value-type="float" office:value="0.0"/>
          <table:table-cell office:value-type="float" office:value="26010.0"/>
          <table:table-cell office:value-type="float" office:value="2996.0"/>
          <table:table-cell office:value-type="float" office:value="8941.0"/>
          <table:table-cell office:value-type="float" office:value="4.0"/>
          <table:table-cell office:value-type="float" office:value="62.0"/>
          <table:table-cell office:value-type="float" office:value="2.83563"/>
          <table:table-cell office:value-type="float" office:value="0.0"/>
          <table:table-cell office:value-type="float" office:value="12.1212121212"/>
          <table:table-cell office:value-type="float" office:value="0.173400673401"/>
          <table:table-cell office:value-type="float" office:value="0.0"/>
          <table:table-cell office:value-type="float" office:value="22449.0"/>
          <table:table-cell office:value-type="float" office:value="233.0"/>
          <table:table-cell office:value-type="float" office:value="8859.0"/>
          <table:table-cell office:value-type="float" office:value="4.0"/>
          <table:table-cell office:value-type="float" office:value="43.0"/>
          <table:table-cell office:value-type="float" office:value="5.82917"/>
          <table:table-cell office:value-type="float" office:value="0.0"/>
          <table:table-cell office:value-type="float" office:value="12.6262626263"/>
          <table:table-cell office:value-type="float" office:value="0.174242424242"/>
          <table:table-cell office:value-type="float" office:value="0.0"/>
          <table:table-cell office:value-type="float" office:value="24378.0"/>
          <table:table-cell office:value-type="float" office:value="225.0"/>
          <table:table-cell office:value-type="float" office:value="9321.0"/>
          <table:table-cell office:value-type="float" office:value="4.0"/>
          <table:table-cell office:value-type="float" office:value="67.0"/>
          <table:table-cell office:value-type="float" office:value="82.9037"/>
          <table:table-cell office:value-type="float" office:value="0.0"/>
          <table:table-cell table:style-name="cellWorst" office:value-type="float" office:value="14.1414141414"/>
          <table:table-cell office:value-type="float" office:value="0.170033670034"/>
          <table:table-cell office:value-type="float" office:value="0.0"/>
          <table:table-cell office:value-type="float" office:value="1045899.0"/>
          <table:table-cell office:value-type="float" office:value="1012771.0"/>
          <table:table-cell office:value-type="float" office:value="221246.0"/>
          <table:table-cell office:value-type="float" office:value="4.0"/>
          <table:table-cell table:style-name="cellWorst" office:value-type="float" office:value="118.0"/>
          <table:table-cell table:style-name="cellWorst" office:value-type="float" office:value="103.912"/>
          <table:table-cell office:value-type="float" office:value="0.0"/>
          <table:table-cell office:value-type="float" office:value="10.101010101"/>
          <table:table-cell office:value-type="float" office:value="0.166666666667"/>
          <table:table-cell office:value-type="float" office:value="0.0"/>
          <table:table-cell table:style-name="cellWorst" office:value-type="float" office:value="1479554.0"/>
          <table:table-cell table:style-name="cellWorst" office:value-type="float" office:value="1446188.0"/>
          <table:table-cell table:style-name="cellWorst" office:value-type="float" office:value="306036.0"/>
          <table:table-cell office:value-type="float" office:value="4.0"/>
          <table:table-cell office:value-type="float" office:value="112.0"/>
          <table:table-cell table:formula="of:=MIN([.$B38];[.$L38];[.$V38];[.$AF38];[.$AP38];[.$AZ38];[.$BJ38];[.$BT38];[.$CD38];[.$CN38];[.$CX38])" office:value-type="float"/>
          <table:table-cell table:formula="of:=MIN([.$C38];[.$M38];[.$W38];[.$AG38];[.$AQ38];[.$BA38];[.$BK38];[.$BU38];[.$CE38];[.$CO38];[.$CY38])" office:value-type="float"/>
          <table:table-cell table:formula="of:=MIN([.$D38];[.$N38];[.$X38];[.$AH38];[.$AR38];[.$BB38];[.$BL38];[.$BV38];[.$CF38];[.$CP38];[.$CZ38])" office:value-type="float"/>
          <table:table-cell table:formula="of:=MIN([.$E38];[.$O38];[.$Y38];[.$AI38];[.$AS38];[.$BC38];[.$BM38];[.$BW38];[.$CG38];[.$CQ38];[.$DA38])" office:value-type="float"/>
          <table:table-cell table:formula="of:=MIN([.$F38];[.$P38];[.$Z38];[.$AJ38];[.$AT38];[.$BD38];[.$BN38];[.$BX38];[.$CH38];[.$CR38];[.$DB38])" office:value-type="float"/>
          <table:table-cell table:formula="of:=MIN([.$G38];[.$Q38];[.$AA38];[.$AK38];[.$AU38];[.$BE38];[.$BO38];[.$BY38];[.$CI38];[.$CS38];[.$DC38])" office:value-type="float"/>
          <table:table-cell table:formula="of:=MIN([.$H38];[.$R38];[.$AB38];[.$AL38];[.$AV38];[.$BF38];[.$BP38];[.$BZ38];[.$CJ38];[.$CT38];[.$DD38])" office:value-type="float"/>
          <table:table-cell table:formula="of:=MIN([.$I38];[.$S38];[.$AC38];[.$AM38];[.$AW38];[.$BG38];[.$BQ38];[.$CA38];[.$CK38];[.$CU38];[.$DE38])" office:value-type="float"/>
          <table:table-cell table:formula="of:=MIN([.$J38];[.$T38];[.$AD38];[.$AN38];[.$AX38];[.$BH38];[.$BR38];[.$CB38];[.$CL38];[.$CV38];[.$DF38])" office:value-type="float"/>
          <table:table-cell table:formula="of:=MIN([.$K38];[.$U38];[.$AE38];[.$AO38];[.$AY38];[.$BI38];[.$BS38];[.$CC38];[.$CM38];[.$CW38];[.$DG38])" office:value-type="float"/>
          <table:table-cell table:formula="of:=MEDIAN([.$B38];[.$L38];[.$V38];[.$AF38];[.$AP38];[.$AZ38];[.$BJ38];[.$BT38];[.$CD38];[.$CN38];[.$CX38])" office:value-type="float"/>
          <table:table-cell table:formula="of:=MEDIAN([.$C38];[.$M38];[.$W38];[.$AG38];[.$AQ38];[.$BA38];[.$BK38];[.$BU38];[.$CE38];[.$CO38];[.$CY38])" office:value-type="float"/>
          <table:table-cell table:formula="of:=MEDIAN([.$D38];[.$N38];[.$X38];[.$AH38];[.$AR38];[.$BB38];[.$BL38];[.$BV38];[.$CF38];[.$CP38];[.$CZ38])" office:value-type="float"/>
          <table:table-cell table:formula="of:=MEDIAN([.$E38];[.$O38];[.$Y38];[.$AI38];[.$AS38];[.$BC38];[.$BM38];[.$BW38];[.$CG38];[.$CQ38];[.$DA38])" office:value-type="float"/>
          <table:table-cell table:formula="of:=MEDIAN([.$F38];[.$P38];[.$Z38];[.$AJ38];[.$AT38];[.$BD38];[.$BN38];[.$BX38];[.$CH38];[.$CR38];[.$DB38])" office:value-type="float"/>
          <table:table-cell table:formula="of:=MEDIAN([.$G38];[.$Q38];[.$AA38];[.$AK38];[.$AU38];[.$BE38];[.$BO38];[.$BY38];[.$CI38];[.$CS38];[.$DC38])" office:value-type="float"/>
          <table:table-cell table:formula="of:=MEDIAN([.$H38];[.$R38];[.$AB38];[.$AL38];[.$AV38];[.$BF38];[.$BP38];[.$BZ38];[.$CJ38];[.$CT38];[.$DD38])" office:value-type="float"/>
          <table:table-cell table:formula="of:=MEDIAN([.$I38];[.$S38];[.$AC38];[.$AM38];[.$AW38];[.$BG38];[.$BQ38];[.$CA38];[.$CK38];[.$CU38];[.$DE38])" office:value-type="float"/>
          <table:table-cell table:formula="of:=MEDIAN([.$J38];[.$T38];[.$AD38];[.$AN38];[.$AX38];[.$BH38];[.$BR38];[.$CB38];[.$CL38];[.$CV38];[.$DF38])" office:value-type="float"/>
          <table:table-cell table:formula="of:=MEDIAN([.$K38];[.$U38];[.$AE38];[.$AO38];[.$AY38];[.$BI38];[.$BS38];[.$CC38];[.$CM38];[.$CW38];[.$DG38])" office:value-type="float"/>
          <table:table-cell table:formula="of:=MAX([.$B38];[.$L38];[.$V38];[.$AF38];[.$AP38];[.$AZ38];[.$BJ38];[.$BT38];[.$CD38];[.$CN38];[.$CX38])" office:value-type="float"/>
          <table:table-cell table:formula="of:=MAX([.$C38];[.$M38];[.$W38];[.$AG38];[.$AQ38];[.$BA38];[.$BK38];[.$BU38];[.$CE38];[.$CO38];[.$CY38])" office:value-type="float"/>
          <table:table-cell table:formula="of:=MAX([.$D38];[.$N38];[.$X38];[.$AH38];[.$AR38];[.$BB38];[.$BL38];[.$BV38];[.$CF38];[.$CP38];[.$CZ38])" office:value-type="float"/>
          <table:table-cell table:formula="of:=MAX([.$E38];[.$O38];[.$Y38];[.$AI38];[.$AS38];[.$BC38];[.$BM38];[.$BW38];[.$CG38];[.$CQ38];[.$DA38])" office:value-type="float"/>
          <table:table-cell table:formula="of:=MAX([.$F38];[.$P38];[.$Z38];[.$AJ38];[.$AT38];[.$BD38];[.$BN38];[.$BX38];[.$CH38];[.$CR38];[.$DB38])" office:value-type="float"/>
          <table:table-cell table:formula="of:=MAX([.$G38];[.$Q38];[.$AA38];[.$AK38];[.$AU38];[.$BE38];[.$BO38];[.$BY38];[.$CI38];[.$CS38];[.$DC38])" office:value-type="float"/>
          <table:table-cell table:formula="of:=MAX([.$H38];[.$R38];[.$AB38];[.$AL38];[.$AV38];[.$BF38];[.$BP38];[.$BZ38];[.$CJ38];[.$CT38];[.$DD38])" office:value-type="float"/>
          <table:table-cell table:formula="of:=MAX([.$I38];[.$S38];[.$AC38];[.$AM38];[.$AW38];[.$BG38];[.$BQ38];[.$CA38];[.$CK38];[.$CU38];[.$DE38])" office:value-type="float"/>
          <table:table-cell table:formula="of:=MAX([.$J38];[.$T38];[.$AD38];[.$AN38];[.$AX38];[.$BH38];[.$BR38];[.$CB38];[.$CL38];[.$CV38];[.$DF38])" office:value-type="float"/>
          <table:table-cell table:formula="of:=MAX([.$K38];[.$U38];[.$AE38];[.$AO38];[.$AY38];[.$BI38];[.$BS38];[.$CC38];[.$CM38];[.$CW38];[.$DG38])" office:value-type="float"/>
        </table:table-row>
        <table:table-row table:style-name="ro1">
          <table:table-cell office:value-type="string">
            <text:p>aspComp2013/crossing/instances/0039-crossing_minimization-9-0.asp</text:p>
          </table:table-cell>
          <table:table-cell office:value-type="float" office:value="6.73712"/>
          <table:table-cell office:value-type="float" office:value="0.0"/>
          <table:table-cell office:value-type="float" office:value="9.12162162162"/>
          <table:table-cell office:value-type="float" office:value="0.154279279279"/>
          <table:table-cell office:value-type="float" office:value="0.0"/>
          <table:table-cell office:value-type="float" office:value="96154.0"/>
          <table:table-cell table:style-name="cellBest" office:value-type="float" office:value="0.0"/>
          <table:table-cell office:value-type="float" office:value="36165.0"/>
          <table:table-cell office:value-type="float" office:value="4.0"/>
          <table:table-cell office:value-type="float" office:value="44.0"/>
          <table:table-cell office:value-type="float" office:value="6.03956"/>
          <table:table-cell office:value-type="float" office:value="0.0"/>
          <table:table-cell office:value-type="float" office:value="15.2027027027"/>
          <table:table-cell office:value-type="float" office:value="0.18018018018"/>
          <table:table-cell office:value-type="float" office:value="0.0"/>
          <table:table-cell office:value-type="float" office:value="52488.0"/>
          <table:table-cell table:style-name="cellBest" office:value-type="float" office:value="0.0"/>
          <table:table-cell office:value-type="float" office:value="30362.0"/>
          <table:table-cell office:value-type="float" office:value="4.0"/>
          <table:table-cell office:value-type="float" office:value="42.0"/>
          <table:table-cell table:style-name="cellBest" office:value-type="float" office:value="4.63816"/>
          <table:table-cell office:value-type="float" office:value="0.0"/>
          <table:table-cell table:style-name="cellBest" office:value-type="float" office:value="2.7027027027"/>
          <table:table-cell office:value-type="float" office:value="0.127815315315"/>
          <table:table-cell office:value-type="float" office:value="0.0"/>
          <table:table-cell table:style-name="cellBest" office:value-type="float" office:value="47368.0"/>
          <table:table-cell table:style-name="cellBest" office:value-type="float" office:value="0.0"/>
          <table:table-cell table:style-name="cellBest" office:value-type="float" office:value="25102.0"/>
          <table:table-cell office:value-type="float" office:value="4.0"/>
          <table:table-cell table:style-name="cellBest" office:value-type="float" office:value="35.0"/>
          <table:table-cell office:value-type="float" office:value="16.7966"/>
          <table:table-cell office:value-type="float" office:value="0.0"/>
          <table:table-cell table:style-name="cellWorst" office:value-type="float" office:value="17.2297297297"/>
          <table:table-cell office:value-type="float" office:value="0.214527027027"/>
          <table:table-cell office:value-type="float" office:value="0.0"/>
          <table:table-cell office:value-type="float" office:value="168566.0"/>
          <table:table-cell office:value-type="float" office:value="83233.0"/>
          <table:table-cell office:value-type="float" office:value="65608.0"/>
          <table:table-cell office:value-type="float" office:value="4.0"/>
          <table:table-cell office:value-type="float" office:value="46.0"/>
          <table:table-cell office:value-type="float" office:value="172.813"/>
          <table:table-cell office:value-type="float" office:value="0.0"/>
          <table:table-cell office:value-type="float" office:value="12.8378378378"/>
          <table:table-cell office:value-type="float" office:value="0.193130630631"/>
          <table:table-cell office:value-type="float" office:value="0.0"/>
          <table:table-cell office:value-type="float" office:value="2024040.0"/>
          <table:table-cell office:value-type="float" office:value="1914213.0"/>
          <table:table-cell office:value-type="float" office:value="403623.0"/>
          <table:table-cell office:value-type="float" office:value="4.0"/>
          <table:table-cell office:value-type="float" office:value="119.0"/>
          <table:table-cell office:value-type="float" office:value="13.8567"/>
          <table:table-cell office:value-type="float" office:value="0.0"/>
          <table:table-cell office:value-type="float" office:value="13.8513513514"/>
          <table:table-cell office:value-type="float" office:value="0.221283783784"/>
          <table:table-cell office:value-type="float" office:value="0.0"/>
          <table:table-cell office:value-type="float" office:value="132970.0"/>
          <table:table-cell office:value-type="float" office:value="43367.0"/>
          <table:table-cell office:value-type="float" office:value="47851.0"/>
          <table:table-cell office:value-type="float" office:value="4.0"/>
          <table:table-cell office:value-type="float" office:value="64.0"/>
          <table:table-cell office:value-type="float" office:value="13.0104"/>
          <table:table-cell office:value-type="float" office:value="0.0"/>
          <table:table-cell office:value-type="float" office:value="13.8513513514"/>
          <table:table-cell office:value-type="float" office:value="0.221283783784"/>
          <table:table-cell office:value-type="float" office:value="0.0"/>
          <table:table-cell office:value-type="float" office:value="132970.0"/>
          <table:table-cell office:value-type="float" office:value="43367.0"/>
          <table:table-cell office:value-type="float" office:value="47851.0"/>
          <table:table-cell office:value-type="float" office:value="4.0"/>
          <table:table-cell office:value-type="float" office:value="64.0"/>
          <table:table-cell office:value-type="float" office:value="7.89554"/>
          <table:table-cell office:value-type="float" office:value="0.0"/>
          <table:table-cell office:value-type="float" office:value="4.05405405405"/>
          <table:table-cell office:value-type="float" office:value="0.154842342342"/>
          <table:table-cell office:value-type="float" office:value="0.0"/>
          <table:table-cell office:value-type="float" office:value="89785.0"/>
          <table:table-cell office:value-type="float" office:value="257.0"/>
          <table:table-cell office:value-type="float" office:value="31496.0"/>
          <table:table-cell office:value-type="float" office:value="4.0"/>
          <table:table-cell office:value-type="float" office:value="56.0"/>
          <table:table-cell office:value-type="float" office:value="14.4097"/>
          <table:table-cell office:value-type="float" office:value="0.0"/>
          <table:table-cell office:value-type="float" office:value="3.37837837838"/>
          <table:table-cell office:value-type="float" office:value="0.163288288288"/>
          <table:table-cell office:value-type="float" office:value="0.0"/>
          <table:table-cell office:value-type="float" office:value="99779.0"/>
          <table:table-cell office:value-type="float" office:value="320.0"/>
          <table:table-cell office:value-type="float" office:value="34644.0"/>
          <table:table-cell office:value-type="float" office:value="4.0"/>
          <table:table-cell office:value-type="float" office:value="75.0"/>
          <table:table-cell table:style-name="cellWorst" office:value-type="float" office:value="260.736"/>
          <table:table-cell office:value-type="float" office:value="0.0"/>
          <table:table-cell office:value-type="float" office:value="12.1621621622"/>
          <table:table-cell office:value-type="float" office:value="0.183558558559"/>
          <table:table-cell office:value-type="float" office:value="0.0"/>
          <table:table-cell table:style-name="cellWorst" office:value-type="float" office:value="4765228.0"/>
          <table:table-cell table:style-name="cellWorst" office:value-type="float" office:value="4648129.0"/>
          <table:table-cell table:style-name="cellWorst" office:value-type="float" office:value="737220.0"/>
          <table:table-cell office:value-type="float" office:value="4.0"/>
          <table:table-cell table:style-name="cellWorst" office:value-type="float" office:value="136.0"/>
          <table:table-cell office:value-type="float" office:value="223.586"/>
          <table:table-cell office:value-type="float" office:value="0.0"/>
          <table:table-cell office:value-type="float" office:value="12.1621621622"/>
          <table:table-cell office:value-type="float" office:value="0.151463963964"/>
          <table:table-cell office:value-type="float" office:value="0.0"/>
          <table:table-cell office:value-type="float" office:value="3560893.0"/>
          <table:table-cell office:value-type="float" office:value="3446048.0"/>
          <table:table-cell office:value-type="float" office:value="543375.0"/>
          <table:table-cell office:value-type="float" office:value="4.0"/>
          <table:table-cell office:value-type="float" office:value="130.0"/>
          <table:table-cell table:formula="of:=MIN([.$B39];[.$L39];[.$V39];[.$AF39];[.$AP39];[.$AZ39];[.$BJ39];[.$BT39];[.$CD39];[.$CN39];[.$CX39])" office:value-type="float"/>
          <table:table-cell table:formula="of:=MIN([.$C39];[.$M39];[.$W39];[.$AG39];[.$AQ39];[.$BA39];[.$BK39];[.$BU39];[.$CE39];[.$CO39];[.$CY39])" office:value-type="float"/>
          <table:table-cell table:formula="of:=MIN([.$D39];[.$N39];[.$X39];[.$AH39];[.$AR39];[.$BB39];[.$BL39];[.$BV39];[.$CF39];[.$CP39];[.$CZ39])" office:value-type="float"/>
          <table:table-cell table:formula="of:=MIN([.$E39];[.$O39];[.$Y39];[.$AI39];[.$AS39];[.$BC39];[.$BM39];[.$BW39];[.$CG39];[.$CQ39];[.$DA39])" office:value-type="float"/>
          <table:table-cell table:formula="of:=MIN([.$F39];[.$P39];[.$Z39];[.$AJ39];[.$AT39];[.$BD39];[.$BN39];[.$BX39];[.$CH39];[.$CR39];[.$DB39])" office:value-type="float"/>
          <table:table-cell table:formula="of:=MIN([.$G39];[.$Q39];[.$AA39];[.$AK39];[.$AU39];[.$BE39];[.$BO39];[.$BY39];[.$CI39];[.$CS39];[.$DC39])" office:value-type="float"/>
          <table:table-cell table:formula="of:=MIN([.$H39];[.$R39];[.$AB39];[.$AL39];[.$AV39];[.$BF39];[.$BP39];[.$BZ39];[.$CJ39];[.$CT39];[.$DD39])" office:value-type="float"/>
          <table:table-cell table:formula="of:=MIN([.$I39];[.$S39];[.$AC39];[.$AM39];[.$AW39];[.$BG39];[.$BQ39];[.$CA39];[.$CK39];[.$CU39];[.$DE39])" office:value-type="float"/>
          <table:table-cell table:formula="of:=MIN([.$J39];[.$T39];[.$AD39];[.$AN39];[.$AX39];[.$BH39];[.$BR39];[.$CB39];[.$CL39];[.$CV39];[.$DF39])" office:value-type="float"/>
          <table:table-cell table:formula="of:=MIN([.$K39];[.$U39];[.$AE39];[.$AO39];[.$AY39];[.$BI39];[.$BS39];[.$CC39];[.$CM39];[.$CW39];[.$DG39])" office:value-type="float"/>
          <table:table-cell table:formula="of:=MEDIAN([.$B39];[.$L39];[.$V39];[.$AF39];[.$AP39];[.$AZ39];[.$BJ39];[.$BT39];[.$CD39];[.$CN39];[.$CX39])" office:value-type="float"/>
          <table:table-cell table:formula="of:=MEDIAN([.$C39];[.$M39];[.$W39];[.$AG39];[.$AQ39];[.$BA39];[.$BK39];[.$BU39];[.$CE39];[.$CO39];[.$CY39])" office:value-type="float"/>
          <table:table-cell table:formula="of:=MEDIAN([.$D39];[.$N39];[.$X39];[.$AH39];[.$AR39];[.$BB39];[.$BL39];[.$BV39];[.$CF39];[.$CP39];[.$CZ39])" office:value-type="float"/>
          <table:table-cell table:formula="of:=MEDIAN([.$E39];[.$O39];[.$Y39];[.$AI39];[.$AS39];[.$BC39];[.$BM39];[.$BW39];[.$CG39];[.$CQ39];[.$DA39])" office:value-type="float"/>
          <table:table-cell table:formula="of:=MEDIAN([.$F39];[.$P39];[.$Z39];[.$AJ39];[.$AT39];[.$BD39];[.$BN39];[.$BX39];[.$CH39];[.$CR39];[.$DB39])" office:value-type="float"/>
          <table:table-cell table:formula="of:=MEDIAN([.$G39];[.$Q39];[.$AA39];[.$AK39];[.$AU39];[.$BE39];[.$BO39];[.$BY39];[.$CI39];[.$CS39];[.$DC39])" office:value-type="float"/>
          <table:table-cell table:formula="of:=MEDIAN([.$H39];[.$R39];[.$AB39];[.$AL39];[.$AV39];[.$BF39];[.$BP39];[.$BZ39];[.$CJ39];[.$CT39];[.$DD39])" office:value-type="float"/>
          <table:table-cell table:formula="of:=MEDIAN([.$I39];[.$S39];[.$AC39];[.$AM39];[.$AW39];[.$BG39];[.$BQ39];[.$CA39];[.$CK39];[.$CU39];[.$DE39])" office:value-type="float"/>
          <table:table-cell table:formula="of:=MEDIAN([.$J39];[.$T39];[.$AD39];[.$AN39];[.$AX39];[.$BH39];[.$BR39];[.$CB39];[.$CL39];[.$CV39];[.$DF39])" office:value-type="float"/>
          <table:table-cell table:formula="of:=MEDIAN([.$K39];[.$U39];[.$AE39];[.$AO39];[.$AY39];[.$BI39];[.$BS39];[.$CC39];[.$CM39];[.$CW39];[.$DG39])" office:value-type="float"/>
          <table:table-cell table:formula="of:=MAX([.$B39];[.$L39];[.$V39];[.$AF39];[.$AP39];[.$AZ39];[.$BJ39];[.$BT39];[.$CD39];[.$CN39];[.$CX39])" office:value-type="float"/>
          <table:table-cell table:formula="of:=MAX([.$C39];[.$M39];[.$W39];[.$AG39];[.$AQ39];[.$BA39];[.$BK39];[.$BU39];[.$CE39];[.$CO39];[.$CY39])" office:value-type="float"/>
          <table:table-cell table:formula="of:=MAX([.$D39];[.$N39];[.$X39];[.$AH39];[.$AR39];[.$BB39];[.$BL39];[.$BV39];[.$CF39];[.$CP39];[.$CZ39])" office:value-type="float"/>
          <table:table-cell table:formula="of:=MAX([.$E39];[.$O39];[.$Y39];[.$AI39];[.$AS39];[.$BC39];[.$BM39];[.$BW39];[.$CG39];[.$CQ39];[.$DA39])" office:value-type="float"/>
          <table:table-cell table:formula="of:=MAX([.$F39];[.$P39];[.$Z39];[.$AJ39];[.$AT39];[.$BD39];[.$BN39];[.$BX39];[.$CH39];[.$CR39];[.$DB39])" office:value-type="float"/>
          <table:table-cell table:formula="of:=MAX([.$G39];[.$Q39];[.$AA39];[.$AK39];[.$AU39];[.$BE39];[.$BO39];[.$BY39];[.$CI39];[.$CS39];[.$DC39])" office:value-type="float"/>
          <table:table-cell table:formula="of:=MAX([.$H39];[.$R39];[.$AB39];[.$AL39];[.$AV39];[.$BF39];[.$BP39];[.$BZ39];[.$CJ39];[.$CT39];[.$DD39])" office:value-type="float"/>
          <table:table-cell table:formula="of:=MAX([.$I39];[.$S39];[.$AC39];[.$AM39];[.$AW39];[.$BG39];[.$BQ39];[.$CA39];[.$CK39];[.$CU39];[.$DE39])" office:value-type="float"/>
          <table:table-cell table:formula="of:=MAX([.$J39];[.$T39];[.$AD39];[.$AN39];[.$AX39];[.$BH39];[.$BR39];[.$CB39];[.$CL39];[.$CV39];[.$DF39])" office:value-type="float"/>
          <table:table-cell table:formula="of:=MAX([.$K39];[.$U39];[.$AE39];[.$AO39];[.$AY39];[.$BI39];[.$BS39];[.$CC39];[.$CM39];[.$CW39];[.$DG39])" office:value-type="float"/>
        </table:table-row>
        <table:table-row table:style-name="ro1">
          <table:table-cell office:value-type="string">
            <text:p>aspComp2013/crossing/instances/0051-crossing_minimization-8-0.asp</text:p>
          </table:table-cell>
          <table:table-cell office:value-type="float" office:value="3.64991"/>
          <table:table-cell office:value-type="float" office:value="0.0"/>
          <table:table-cell office:value-type="float" office:value="6.90909090909"/>
          <table:table-cell office:value-type="float" office:value="0.135151515152"/>
          <table:table-cell office:value-type="float" office:value="0.0"/>
          <table:table-cell office:value-type="float" office:value="40940.0"/>
          <table:table-cell table:style-name="cellBest" office:value-type="float" office:value="0.0"/>
          <table:table-cell office:value-type="float" office:value="20873.0"/>
          <table:table-cell office:value-type="float" office:value="4.0"/>
          <table:table-cell table:style-name="cellBest" office:value-type="float" office:value="28.0"/>
          <table:table-cell table:style-name="cellBest" office:value-type="float" office:value="3.44602"/>
          <table:table-cell office:value-type="float" office:value="0.0"/>
          <table:table-cell office:value-type="float" office:value="10.9090909091"/>
          <table:table-cell office:value-type="float" office:value="0.135151515152"/>
          <table:table-cell office:value-type="float" office:value="0.0"/>
          <table:table-cell table:style-name="cellBest" office:value-type="float" office:value="32158.0"/>
          <table:table-cell table:style-name="cellBest" office:value-type="float" office:value="0.0"/>
          <table:table-cell table:style-name="cellBest" office:value-type="float" office:value="18142.0"/>
          <table:table-cell office:value-type="float" office:value="4.0"/>
          <table:table-cell office:value-type="float" office:value="36.0"/>
          <table:table-cell office:value-type="float" office:value="3.47242"/>
          <table:table-cell office:value-type="float" office:value="0.0"/>
          <table:table-cell office:value-type="float" office:value="12.0"/>
          <table:table-cell office:value-type="float" office:value="0.161212121212"/>
          <table:table-cell office:value-type="float" office:value="0.0"/>
          <table:table-cell office:value-type="float" office:value="35215.0"/>
          <table:table-cell table:style-name="cellBest" office:value-type="float" office:value="0.0"/>
          <table:table-cell office:value-type="float" office:value="20176.0"/>
          <table:table-cell office:value-type="float" office:value="4.0"/>
          <table:table-cell office:value-type="float" office:value="32.0"/>
          <table:table-cell office:value-type="float" office:value="9.50244"/>
          <table:table-cell office:value-type="float" office:value="0.0"/>
          <table:table-cell office:value-type="float" office:value="10.9090909091"/>
          <table:table-cell office:value-type="float" office:value="0.180606060606"/>
          <table:table-cell office:value-type="float" office:value="0.0"/>
          <table:table-cell office:value-type="float" office:value="114972.0"/>
          <table:table-cell office:value-type="float" office:value="62798.0"/>
          <table:table-cell office:value-type="float" office:value="44443.0"/>
          <table:table-cell office:value-type="float" office:value="4.0"/>
          <table:table-cell office:value-type="float" office:value="37.0"/>
          <table:table-cell office:value-type="float" office:value="231.204"/>
          <table:table-cell office:value-type="float" office:value="0.0"/>
          <table:table-cell office:value-type="float" office:value="8.36363636364"/>
          <table:table-cell office:value-type="float" office:value="0.155757575758"/>
          <table:table-cell office:value-type="float" office:value="0.0"/>
          <table:table-cell office:value-type="float" office:value="2548276.0"/>
          <table:table-cell office:value-type="float" office:value="2470853.0"/>
          <table:table-cell office:value-type="float" office:value="509786.0"/>
          <table:table-cell office:value-type="float" office:value="4.0"/>
          <table:table-cell office:value-type="float" office:value="109.0"/>
          <table:table-cell office:value-type="float" office:value="11.6819"/>
          <table:table-cell office:value-type="float" office:value="0.0"/>
          <table:table-cell office:value-type="float" office:value="5.45454545455"/>
          <table:table-cell office:value-type="float" office:value="0.190909090909"/>
          <table:table-cell office:value-type="float" office:value="0.0"/>
          <table:table-cell office:value-type="float" office:value="92590.0"/>
          <table:table-cell office:value-type="float" office:value="35657.0"/>
          <table:table-cell office:value-type="float" office:value="37973.0"/>
          <table:table-cell office:value-type="float" office:value="4.0"/>
          <table:table-cell office:value-type="float" office:value="67.0"/>
          <table:table-cell office:value-type="float" office:value="10.2382"/>
          <table:table-cell office:value-type="float" office:value="0.0"/>
          <table:table-cell office:value-type="float" office:value="5.45454545455"/>
          <table:table-cell office:value-type="float" office:value="0.190909090909"/>
          <table:table-cell office:value-type="float" office:value="0.0"/>
          <table:table-cell office:value-type="float" office:value="92590.0"/>
          <table:table-cell office:value-type="float" office:value="35657.0"/>
          <table:table-cell office:value-type="float" office:value="37973.0"/>
          <table:table-cell office:value-type="float" office:value="4.0"/>
          <table:table-cell office:value-type="float" office:value="67.0"/>
          <table:table-cell office:value-type="float" office:value="4.13865"/>
          <table:table-cell office:value-type="float" office:value="0.0"/>
          <table:table-cell table:style-name="cellBest" office:value-type="float" office:value="1.09090909091"/>
          <table:table-cell office:value-type="float" office:value="0.119393939394"/>
          <table:table-cell office:value-type="float" office:value="0.0"/>
          <table:table-cell office:value-type="float" office:value="52000.0"/>
          <table:table-cell office:value-type="float" office:value="389.0"/>
          <table:table-cell office:value-type="float" office:value="24200.0"/>
          <table:table-cell office:value-type="float" office:value="4.0"/>
          <table:table-cell office:value-type="float" office:value="31.0"/>
          <table:table-cell office:value-type="float" office:value="7.74744"/>
          <table:table-cell office:value-type="float" office:value="0.0"/>
          <table:table-cell office:value-type="float" office:value="9.45454545455"/>
          <table:table-cell office:value-type="float" office:value="0.140606060606"/>
          <table:table-cell office:value-type="float" office:value="0.0"/>
          <table:table-cell office:value-type="float" office:value="57889.0"/>
          <table:table-cell office:value-type="float" office:value="369.0"/>
          <table:table-cell office:value-type="float" office:value="26497.0"/>
          <table:table-cell office:value-type="float" office:value="4.0"/>
          <table:table-cell office:value-type="float" office:value="46.0"/>
          <table:table-cell office:value-type="float" office:value="401.382"/>
          <table:table-cell office:value-type="float" office:value="0.0"/>
          <table:table-cell office:value-type="float" office:value="6.90909090909"/>
          <table:table-cell office:value-type="float" office:value="0.153333333333"/>
          <table:table-cell office:value-type="float" office:value="0.0"/>
          <table:table-cell office:value-type="float" office:value="6157702.0"/>
          <table:table-cell office:value-type="float" office:value="6069181.0"/>
          <table:table-cell office:value-type="float" office:value="1005603.0"/>
          <table:table-cell office:value-type="float" office:value="4.0"/>
          <table:table-cell table:style-name="cellWorst" office:value-type="float" office:value="123.0"/>
          <table:table-cell table:style-name="cellWorst" office:value-type="float" office:value="471.651"/>
          <table:table-cell office:value-type="float" office:value="0.0"/>
          <table:table-cell table:style-name="cellWorst" office:value-type="float" office:value="12.3636363636"/>
          <table:table-cell office:value-type="float" office:value="0.171515151515"/>
          <table:table-cell office:value-type="float" office:value="0.0"/>
          <table:table-cell table:style-name="cellWorst" office:value-type="float" office:value="9853835.0"/>
          <table:table-cell table:style-name="cellWorst" office:value-type="float" office:value="9760068.0"/>
          <table:table-cell table:style-name="cellWorst" office:value-type="float" office:value="1348912.0"/>
          <table:table-cell office:value-type="float" office:value="4.0"/>
          <table:table-cell office:value-type="float" office:value="105.0"/>
          <table:table-cell table:formula="of:=MIN([.$B40];[.$L40];[.$V40];[.$AF40];[.$AP40];[.$AZ40];[.$BJ40];[.$BT40];[.$CD40];[.$CN40];[.$CX40])" office:value-type="float"/>
          <table:table-cell table:formula="of:=MIN([.$C40];[.$M40];[.$W40];[.$AG40];[.$AQ40];[.$BA40];[.$BK40];[.$BU40];[.$CE40];[.$CO40];[.$CY40])" office:value-type="float"/>
          <table:table-cell table:formula="of:=MIN([.$D40];[.$N40];[.$X40];[.$AH40];[.$AR40];[.$BB40];[.$BL40];[.$BV40];[.$CF40];[.$CP40];[.$CZ40])" office:value-type="float"/>
          <table:table-cell table:formula="of:=MIN([.$E40];[.$O40];[.$Y40];[.$AI40];[.$AS40];[.$BC40];[.$BM40];[.$BW40];[.$CG40];[.$CQ40];[.$DA40])" office:value-type="float"/>
          <table:table-cell table:formula="of:=MIN([.$F40];[.$P40];[.$Z40];[.$AJ40];[.$AT40];[.$BD40];[.$BN40];[.$BX40];[.$CH40];[.$CR40];[.$DB40])" office:value-type="float"/>
          <table:table-cell table:formula="of:=MIN([.$G40];[.$Q40];[.$AA40];[.$AK40];[.$AU40];[.$BE40];[.$BO40];[.$BY40];[.$CI40];[.$CS40];[.$DC40])" office:value-type="float"/>
          <table:table-cell table:formula="of:=MIN([.$H40];[.$R40];[.$AB40];[.$AL40];[.$AV40];[.$BF40];[.$BP40];[.$BZ40];[.$CJ40];[.$CT40];[.$DD40])" office:value-type="float"/>
          <table:table-cell table:formula="of:=MIN([.$I40];[.$S40];[.$AC40];[.$AM40];[.$AW40];[.$BG40];[.$BQ40];[.$CA40];[.$CK40];[.$CU40];[.$DE40])" office:value-type="float"/>
          <table:table-cell table:formula="of:=MIN([.$J40];[.$T40];[.$AD40];[.$AN40];[.$AX40];[.$BH40];[.$BR40];[.$CB40];[.$CL40];[.$CV40];[.$DF40])" office:value-type="float"/>
          <table:table-cell table:formula="of:=MIN([.$K40];[.$U40];[.$AE40];[.$AO40];[.$AY40];[.$BI40];[.$BS40];[.$CC40];[.$CM40];[.$CW40];[.$DG40])" office:value-type="float"/>
          <table:table-cell table:formula="of:=MEDIAN([.$B40];[.$L40];[.$V40];[.$AF40];[.$AP40];[.$AZ40];[.$BJ40];[.$BT40];[.$CD40];[.$CN40];[.$CX40])" office:value-type="float"/>
          <table:table-cell table:formula="of:=MEDIAN([.$C40];[.$M40];[.$W40];[.$AG40];[.$AQ40];[.$BA40];[.$BK40];[.$BU40];[.$CE40];[.$CO40];[.$CY40])" office:value-type="float"/>
          <table:table-cell table:formula="of:=MEDIAN([.$D40];[.$N40];[.$X40];[.$AH40];[.$AR40];[.$BB40];[.$BL40];[.$BV40];[.$CF40];[.$CP40];[.$CZ40])" office:value-type="float"/>
          <table:table-cell table:formula="of:=MEDIAN([.$E40];[.$O40];[.$Y40];[.$AI40];[.$AS40];[.$BC40];[.$BM40];[.$BW40];[.$CG40];[.$CQ40];[.$DA40])" office:value-type="float"/>
          <table:table-cell table:formula="of:=MEDIAN([.$F40];[.$P40];[.$Z40];[.$AJ40];[.$AT40];[.$BD40];[.$BN40];[.$BX40];[.$CH40];[.$CR40];[.$DB40])" office:value-type="float"/>
          <table:table-cell table:formula="of:=MEDIAN([.$G40];[.$Q40];[.$AA40];[.$AK40];[.$AU40];[.$BE40];[.$BO40];[.$BY40];[.$CI40];[.$CS40];[.$DC40])" office:value-type="float"/>
          <table:table-cell table:formula="of:=MEDIAN([.$H40];[.$R40];[.$AB40];[.$AL40];[.$AV40];[.$BF40];[.$BP40];[.$BZ40];[.$CJ40];[.$CT40];[.$DD40])" office:value-type="float"/>
          <table:table-cell table:formula="of:=MEDIAN([.$I40];[.$S40];[.$AC40];[.$AM40];[.$AW40];[.$BG40];[.$BQ40];[.$CA40];[.$CK40];[.$CU40];[.$DE40])" office:value-type="float"/>
          <table:table-cell table:formula="of:=MEDIAN([.$J40];[.$T40];[.$AD40];[.$AN40];[.$AX40];[.$BH40];[.$BR40];[.$CB40];[.$CL40];[.$CV40];[.$DF40])" office:value-type="float"/>
          <table:table-cell table:formula="of:=MEDIAN([.$K40];[.$U40];[.$AE40];[.$AO40];[.$AY40];[.$BI40];[.$BS40];[.$CC40];[.$CM40];[.$CW40];[.$DG40])" office:value-type="float"/>
          <table:table-cell table:formula="of:=MAX([.$B40];[.$L40];[.$V40];[.$AF40];[.$AP40];[.$AZ40];[.$BJ40];[.$BT40];[.$CD40];[.$CN40];[.$CX40])" office:value-type="float"/>
          <table:table-cell table:formula="of:=MAX([.$C40];[.$M40];[.$W40];[.$AG40];[.$AQ40];[.$BA40];[.$BK40];[.$BU40];[.$CE40];[.$CO40];[.$CY40])" office:value-type="float"/>
          <table:table-cell table:formula="of:=MAX([.$D40];[.$N40];[.$X40];[.$AH40];[.$AR40];[.$BB40];[.$BL40];[.$BV40];[.$CF40];[.$CP40];[.$CZ40])" office:value-type="float"/>
          <table:table-cell table:formula="of:=MAX([.$E40];[.$O40];[.$Y40];[.$AI40];[.$AS40];[.$BC40];[.$BM40];[.$BW40];[.$CG40];[.$CQ40];[.$DA40])" office:value-type="float"/>
          <table:table-cell table:formula="of:=MAX([.$F40];[.$P40];[.$Z40];[.$AJ40];[.$AT40];[.$BD40];[.$BN40];[.$BX40];[.$CH40];[.$CR40];[.$DB40])" office:value-type="float"/>
          <table:table-cell table:formula="of:=MAX([.$G40];[.$Q40];[.$AA40];[.$AK40];[.$AU40];[.$BE40];[.$BO40];[.$BY40];[.$CI40];[.$CS40];[.$DC40])" office:value-type="float"/>
          <table:table-cell table:formula="of:=MAX([.$H40];[.$R40];[.$AB40];[.$AL40];[.$AV40];[.$BF40];[.$BP40];[.$BZ40];[.$CJ40];[.$CT40];[.$DD40])" office:value-type="float"/>
          <table:table-cell table:formula="of:=MAX([.$I40];[.$S40];[.$AC40];[.$AM40];[.$AW40];[.$BG40];[.$BQ40];[.$CA40];[.$CK40];[.$CU40];[.$DE40])" office:value-type="float"/>
          <table:table-cell table:formula="of:=MAX([.$J40];[.$T40];[.$AD40];[.$AN40];[.$AX40];[.$BH40];[.$BR40];[.$CB40];[.$CL40];[.$CV40];[.$DF40])" office:value-type="float"/>
          <table:table-cell table:formula="of:=MAX([.$K40];[.$U40];[.$AE40];[.$AO40];[.$AY40];[.$BI40];[.$BS40];[.$CC40];[.$CM40];[.$CW40];[.$DG40])" office:value-type="float"/>
        </table:table-row>
        <table:table-row table:style-name="ro1">
          <table:table-cell office:value-type="string">
            <text:p>aspComp2013/crossing/instances/0052-crossing_minimization-8-0.asp</text:p>
          </table:table-cell>
          <table:table-cell office:value-type="float" office:value="5.05014"/>
          <table:table-cell office:value-type="float" office:value="0.0"/>
          <table:table-cell office:value-type="float" office:value="6.03448275862"/>
          <table:table-cell office:value-type="float" office:value="0.114224137931"/>
          <table:table-cell office:value-type="float" office:value="0.0"/>
          <table:table-cell office:value-type="float" office:value="42975.0"/>
          <table:table-cell table:style-name="cellBest" office:value-type="float" office:value="0.0"/>
          <table:table-cell office:value-type="float" office:value="23032.0"/>
          <table:table-cell office:value-type="float" office:value="4.0"/>
          <table:table-cell office:value-type="float" office:value="42.0"/>
          <table:table-cell office:value-type="float" office:value="4.37959"/>
          <table:table-cell office:value-type="float" office:value="0.0"/>
          <table:table-cell office:value-type="float" office:value="3.87931034483"/>
          <table:table-cell office:value-type="float" office:value="0.0754310344828"/>
          <table:table-cell office:value-type="float" office:value="0.0"/>
          <table:table-cell office:value-type="float" office:value="34009.0"/>
          <table:table-cell table:style-name="cellBest" office:value-type="float" office:value="0.0"/>
          <table:table-cell table:style-name="cellBest" office:value-type="float" office:value="17499.0"/>
          <table:table-cell office:value-type="float" office:value="4.0"/>
          <table:table-cell office:value-type="float" office:value="40.0"/>
          <table:table-cell office:value-type="float" office:value="3.791"/>
          <table:table-cell office:value-type="float" office:value="0.0"/>
          <table:table-cell office:value-type="float" office:value="9.05172413793"/>
          <table:table-cell office:value-type="float" office:value="0.145833333333"/>
          <table:table-cell office:value-type="float" office:value="0.0"/>
          <table:table-cell table:style-name="cellBest" office:value-type="float" office:value="33368.0"/>
          <table:table-cell table:style-name="cellBest" office:value-type="float" office:value="0.0"/>
          <table:table-cell office:value-type="float" office:value="18572.0"/>
          <table:table-cell office:value-type="float" office:value="4.0"/>
          <table:table-cell office:value-type="float" office:value="38.0"/>
          <table:table-cell office:value-type="float" office:value="8.81803"/>
          <table:table-cell office:value-type="float" office:value="0.0"/>
          <table:table-cell table:style-name="cellWorst" office:value-type="float" office:value="12.5"/>
          <table:table-cell office:value-type="float" office:value="0.181752873563"/>
          <table:table-cell office:value-type="float" office:value="0.0"/>
          <table:table-cell office:value-type="float" office:value="64480.0"/>
          <table:table-cell office:value-type="float" office:value="10376.0"/>
          <table:table-cell office:value-type="float" office:value="34768.0"/>
          <table:table-cell office:value-type="float" office:value="4.0"/>
          <table:table-cell office:value-type="float" office:value="37.0"/>
          <table:table-cell office:value-type="float" office:value="259.628"/>
          <table:table-cell office:value-type="float" office:value="0.0"/>
          <table:table-cell office:value-type="float" office:value="9.91379310345"/>
          <table:table-cell office:value-type="float" office:value="0.152298850575"/>
          <table:table-cell office:value-type="float" office:value="0.0"/>
          <table:table-cell office:value-type="float" office:value="2201447.0"/>
          <table:table-cell office:value-type="float" office:value="2130081.0"/>
          <table:table-cell office:value-type="float" office:value="524302.0"/>
          <table:table-cell office:value-type="float" office:value="4.0"/>
          <table:table-cell table:style-name="cellWorst" office:value-type="float" office:value="134.0"/>
          <table:table-cell office:value-type="float" office:value="10.4354"/>
          <table:table-cell office:value-type="float" office:value="0.0"/>
          <table:table-cell office:value-type="float" office:value="4.31034482759"/>
          <table:table-cell office:value-type="float" office:value="0.142959770115"/>
          <table:table-cell office:value-type="float" office:value="0.0"/>
          <table:table-cell office:value-type="float" office:value="65639.0"/>
          <table:table-cell office:value-type="float" office:value="7199.0"/>
          <table:table-cell office:value-type="float" office:value="29718.0"/>
          <table:table-cell office:value-type="float" office:value="4.0"/>
          <table:table-cell office:value-type="float" office:value="60.0"/>
          <table:table-cell office:value-type="float" office:value="9.8496"/>
          <table:table-cell office:value-type="float" office:value="0.0"/>
          <table:table-cell office:value-type="float" office:value="4.31034482759"/>
          <table:table-cell office:value-type="float" office:value="0.142959770115"/>
          <table:table-cell office:value-type="float" office:value="0.0"/>
          <table:table-cell office:value-type="float" office:value="65639.0"/>
          <table:table-cell office:value-type="float" office:value="7199.0"/>
          <table:table-cell office:value-type="float" office:value="29718.0"/>
          <table:table-cell office:value-type="float" office:value="4.0"/>
          <table:table-cell office:value-type="float" office:value="60.0"/>
          <table:table-cell table:style-name="cellBest" office:value-type="float" office:value="3.68696"/>
          <table:table-cell office:value-type="float" office:value="0.0"/>
          <table:table-cell table:style-name="cellBest" office:value-type="float" office:value="1.72413793103"/>
          <table:table-cell office:value-type="float" office:value="0.116379310345"/>
          <table:table-cell office:value-type="float" office:value="0.0"/>
          <table:table-cell office:value-type="float" office:value="41378.0"/>
          <table:table-cell office:value-type="float" office:value="299.0"/>
          <table:table-cell office:value-type="float" office:value="17500.0"/>
          <table:table-cell office:value-type="float" office:value="4.0"/>
          <table:table-cell table:style-name="cellBest" office:value-type="float" office:value="35.0"/>
          <table:table-cell office:value-type="float" office:value="6.98232"/>
          <table:table-cell office:value-type="float" office:value="0.0"/>
          <table:table-cell table:style-name="cellWorst" office:value-type="float" office:value="12.5"/>
          <table:table-cell office:value-type="float" office:value="0.163074712644"/>
          <table:table-cell office:value-type="float" office:value="0.0"/>
          <table:table-cell office:value-type="float" office:value="48386.0"/>
          <table:table-cell office:value-type="float" office:value="276.0"/>
          <table:table-cell office:value-type="float" office:value="19605.0"/>
          <table:table-cell office:value-type="float" office:value="4.0"/>
          <table:table-cell office:value-type="float" office:value="48.0"/>
          <table:table-cell office:value-type="float" office:value="219.844"/>
          <table:table-cell office:value-type="float" office:value="0.0"/>
          <table:table-cell office:value-type="float" office:value="8.62068965517"/>
          <table:table-cell office:value-type="float" office:value="0.150862068966"/>
          <table:table-cell office:value-type="float" office:value="0.0"/>
          <table:table-cell office:value-type="float" office:value="2283307.0"/>
          <table:table-cell office:value-type="float" office:value="2216282.0"/>
          <table:table-cell office:value-type="float" office:value="613357.0"/>
          <table:table-cell office:value-type="float" office:value="4.0"/>
          <table:table-cell office:value-type="float" office:value="93.0"/>
          <table:table-cell table:style-name="cellWorst" office:value-type="float" office:value="343.521"/>
          <table:table-cell office:value-type="float" office:value="0.0"/>
          <table:table-cell office:value-type="float" office:value="10.775862069"/>
          <table:table-cell office:value-type="float" office:value="0.158764367816"/>
          <table:table-cell office:value-type="float" office:value="0.0"/>
          <table:table-cell table:style-name="cellWorst" office:value-type="float" office:value="3631339.0"/>
          <table:table-cell table:style-name="cellWorst" office:value-type="float" office:value="3561684.0"/>
          <table:table-cell table:style-name="cellWorst" office:value-type="float" office:value="1099233.0"/>
          <table:table-cell office:value-type="float" office:value="4.0"/>
          <table:table-cell office:value-type="float" office:value="91.0"/>
          <table:table-cell table:formula="of:=MIN([.$B41];[.$L41];[.$V41];[.$AF41];[.$AP41];[.$AZ41];[.$BJ41];[.$BT41];[.$CD41];[.$CN41];[.$CX41])" office:value-type="float"/>
          <table:table-cell table:formula="of:=MIN([.$C41];[.$M41];[.$W41];[.$AG41];[.$AQ41];[.$BA41];[.$BK41];[.$BU41];[.$CE41];[.$CO41];[.$CY41])" office:value-type="float"/>
          <table:table-cell table:formula="of:=MIN([.$D41];[.$N41];[.$X41];[.$AH41];[.$AR41];[.$BB41];[.$BL41];[.$BV41];[.$CF41];[.$CP41];[.$CZ41])" office:value-type="float"/>
          <table:table-cell table:formula="of:=MIN([.$E41];[.$O41];[.$Y41];[.$AI41];[.$AS41];[.$BC41];[.$BM41];[.$BW41];[.$CG41];[.$CQ41];[.$DA41])" office:value-type="float"/>
          <table:table-cell table:formula="of:=MIN([.$F41];[.$P41];[.$Z41];[.$AJ41];[.$AT41];[.$BD41];[.$BN41];[.$BX41];[.$CH41];[.$CR41];[.$DB41])" office:value-type="float"/>
          <table:table-cell table:formula="of:=MIN([.$G41];[.$Q41];[.$AA41];[.$AK41];[.$AU41];[.$BE41];[.$BO41];[.$BY41];[.$CI41];[.$CS41];[.$DC41])" office:value-type="float"/>
          <table:table-cell table:formula="of:=MIN([.$H41];[.$R41];[.$AB41];[.$AL41];[.$AV41];[.$BF41];[.$BP41];[.$BZ41];[.$CJ41];[.$CT41];[.$DD41])" office:value-type="float"/>
          <table:table-cell table:formula="of:=MIN([.$I41];[.$S41];[.$AC41];[.$AM41];[.$AW41];[.$BG41];[.$BQ41];[.$CA41];[.$CK41];[.$CU41];[.$DE41])" office:value-type="float"/>
          <table:table-cell table:formula="of:=MIN([.$J41];[.$T41];[.$AD41];[.$AN41];[.$AX41];[.$BH41];[.$BR41];[.$CB41];[.$CL41];[.$CV41];[.$DF41])" office:value-type="float"/>
          <table:table-cell table:formula="of:=MIN([.$K41];[.$U41];[.$AE41];[.$AO41];[.$AY41];[.$BI41];[.$BS41];[.$CC41];[.$CM41];[.$CW41];[.$DG41])" office:value-type="float"/>
          <table:table-cell table:formula="of:=MEDIAN([.$B41];[.$L41];[.$V41];[.$AF41];[.$AP41];[.$AZ41];[.$BJ41];[.$BT41];[.$CD41];[.$CN41];[.$CX41])" office:value-type="float"/>
          <table:table-cell table:formula="of:=MEDIAN([.$C41];[.$M41];[.$W41];[.$AG41];[.$AQ41];[.$BA41];[.$BK41];[.$BU41];[.$CE41];[.$CO41];[.$CY41])" office:value-type="float"/>
          <table:table-cell table:formula="of:=MEDIAN([.$D41];[.$N41];[.$X41];[.$AH41];[.$AR41];[.$BB41];[.$BL41];[.$BV41];[.$CF41];[.$CP41];[.$CZ41])" office:value-type="float"/>
          <table:table-cell table:formula="of:=MEDIAN([.$E41];[.$O41];[.$Y41];[.$AI41];[.$AS41];[.$BC41];[.$BM41];[.$BW41];[.$CG41];[.$CQ41];[.$DA41])" office:value-type="float"/>
          <table:table-cell table:formula="of:=MEDIAN([.$F41];[.$P41];[.$Z41];[.$AJ41];[.$AT41];[.$BD41];[.$BN41];[.$BX41];[.$CH41];[.$CR41];[.$DB41])" office:value-type="float"/>
          <table:table-cell table:formula="of:=MEDIAN([.$G41];[.$Q41];[.$AA41];[.$AK41];[.$AU41];[.$BE41];[.$BO41];[.$BY41];[.$CI41];[.$CS41];[.$DC41])" office:value-type="float"/>
          <table:table-cell table:formula="of:=MEDIAN([.$H41];[.$R41];[.$AB41];[.$AL41];[.$AV41];[.$BF41];[.$BP41];[.$BZ41];[.$CJ41];[.$CT41];[.$DD41])" office:value-type="float"/>
          <table:table-cell table:formula="of:=MEDIAN([.$I41];[.$S41];[.$AC41];[.$AM41];[.$AW41];[.$BG41];[.$BQ41];[.$CA41];[.$CK41];[.$CU41];[.$DE41])" office:value-type="float"/>
          <table:table-cell table:formula="of:=MEDIAN([.$J41];[.$T41];[.$AD41];[.$AN41];[.$AX41];[.$BH41];[.$BR41];[.$CB41];[.$CL41];[.$CV41];[.$DF41])" office:value-type="float"/>
          <table:table-cell table:formula="of:=MEDIAN([.$K41];[.$U41];[.$AE41];[.$AO41];[.$AY41];[.$BI41];[.$BS41];[.$CC41];[.$CM41];[.$CW41];[.$DG41])" office:value-type="float"/>
          <table:table-cell table:formula="of:=MAX([.$B41];[.$L41];[.$V41];[.$AF41];[.$AP41];[.$AZ41];[.$BJ41];[.$BT41];[.$CD41];[.$CN41];[.$CX41])" office:value-type="float"/>
          <table:table-cell table:formula="of:=MAX([.$C41];[.$M41];[.$W41];[.$AG41];[.$AQ41];[.$BA41];[.$BK41];[.$BU41];[.$CE41];[.$CO41];[.$CY41])" office:value-type="float"/>
          <table:table-cell table:formula="of:=MAX([.$D41];[.$N41];[.$X41];[.$AH41];[.$AR41];[.$BB41];[.$BL41];[.$BV41];[.$CF41];[.$CP41];[.$CZ41])" office:value-type="float"/>
          <table:table-cell table:formula="of:=MAX([.$E41];[.$O41];[.$Y41];[.$AI41];[.$AS41];[.$BC41];[.$BM41];[.$BW41];[.$CG41];[.$CQ41];[.$DA41])" office:value-type="float"/>
          <table:table-cell table:formula="of:=MAX([.$F41];[.$P41];[.$Z41];[.$AJ41];[.$AT41];[.$BD41];[.$BN41];[.$BX41];[.$CH41];[.$CR41];[.$DB41])" office:value-type="float"/>
          <table:table-cell table:formula="of:=MAX([.$G41];[.$Q41];[.$AA41];[.$AK41];[.$AU41];[.$BE41];[.$BO41];[.$BY41];[.$CI41];[.$CS41];[.$DC41])" office:value-type="float"/>
          <table:table-cell table:formula="of:=MAX([.$H41];[.$R41];[.$AB41];[.$AL41];[.$AV41];[.$BF41];[.$BP41];[.$BZ41];[.$CJ41];[.$CT41];[.$DD41])" office:value-type="float"/>
          <table:table-cell table:formula="of:=MAX([.$I41];[.$S41];[.$AC41];[.$AM41];[.$AW41];[.$BG41];[.$BQ41];[.$CA41];[.$CK41];[.$CU41];[.$DE41])" office:value-type="float"/>
          <table:table-cell table:formula="of:=MAX([.$J41];[.$T41];[.$AD41];[.$AN41];[.$AX41];[.$BH41];[.$BR41];[.$CB41];[.$CL41];[.$CV41];[.$DF41])" office:value-type="float"/>
          <table:table-cell table:formula="of:=MAX([.$K41];[.$U41];[.$AE41];[.$AO41];[.$AY41];[.$BI41];[.$BS41];[.$CC41];[.$CM41];[.$CW41];[.$DG41])" office:value-type="float"/>
        </table:table-row>
        <table:table-row table:style-name="ro1">
          <table:table-cell office:value-type="string">
            <text:p>aspComp2013/crossing/instances/0054-crossing_minimization-8-0.asp</text:p>
          </table:table-cell>
          <table:table-cell table:style-name="cellBest" office:value-type="float" office:value="3.60797"/>
          <table:table-cell office:value-type="float" office:value="0.0"/>
          <table:table-cell office:value-type="float" office:value="8.89830508475"/>
          <table:table-cell office:value-type="float" office:value="0.151836158192"/>
          <table:table-cell office:value-type="float" office:value="0.0"/>
          <table:table-cell office:value-type="float" office:value="33443.0"/>
          <table:table-cell table:style-name="cellBest" office:value-type="float" office:value="0.0"/>
          <table:table-cell office:value-type="float" office:value="18080.0"/>
          <table:table-cell office:value-type="float" office:value="4.0"/>
          <table:table-cell table:style-name="cellBest" office:value-type="float" office:value="32.0"/>
          <table:table-cell office:value-type="float" office:value="3.72492"/>
          <table:table-cell office:value-type="float" office:value="0.0"/>
          <table:table-cell office:value-type="float" office:value="13.1355932203"/>
          <table:table-cell office:value-type="float" office:value="0.187146892655"/>
          <table:table-cell office:value-type="float" office:value="0.0"/>
          <table:table-cell table:style-name="cellBest" office:value-type="float" office:value="32289.0"/>
          <table:table-cell table:style-name="cellBest" office:value-type="float" office:value="0.0"/>
          <table:table-cell office:value-type="float" office:value="17327.0"/>
          <table:table-cell office:value-type="float" office:value="4.0"/>
          <table:table-cell table:style-name="cellBest" office:value-type="float" office:value="32.0"/>
          <table:table-cell office:value-type="float" office:value="4.30678"/>
          <table:table-cell office:value-type="float" office:value="0.0"/>
          <table:table-cell office:value-type="float" office:value="8.89830508475"/>
          <table:table-cell office:value-type="float" office:value="0.151836158192"/>
          <table:table-cell office:value-type="float" office:value="0.0"/>
          <table:table-cell office:value-type="float" office:value="33443.0"/>
          <table:table-cell table:style-name="cellBest" office:value-type="float" office:value="0.0"/>
          <table:table-cell office:value-type="float" office:value="18080.0"/>
          <table:table-cell office:value-type="float" office:value="4.0"/>
          <table:table-cell table:style-name="cellBest" office:value-type="float" office:value="32.0"/>
          <table:table-cell office:value-type="float" office:value="13.3384"/>
          <table:table-cell office:value-type="float" office:value="0.0"/>
          <table:table-cell table:style-name="cellWorst" office:value-type="float" office:value="13.9830508475"/>
          <table:table-cell office:value-type="float" office:value="0.208333333333"/>
          <table:table-cell office:value-type="float" office:value="0.0"/>
          <table:table-cell office:value-type="float" office:value="110871.0"/>
          <table:table-cell office:value-type="float" office:value="68906.0"/>
          <table:table-cell office:value-type="float" office:value="48715.0"/>
          <table:table-cell office:value-type="float" office:value="4.0"/>
          <table:table-cell table:style-name="cellBest" office:value-type="float" office:value="32.0"/>
          <table:table-cell office:value-type="float" office:value="149.701"/>
          <table:table-cell office:value-type="float" office:value="0.0"/>
          <table:table-cell office:value-type="float" office:value="9.74576271186"/>
          <table:table-cell office:value-type="float" office:value="0.157485875706"/>
          <table:table-cell office:value-type="float" office:value="0.0"/>
          <table:table-cell office:value-type="float" office:value="1295024.0"/>
          <table:table-cell office:value-type="float" office:value="1251128.0"/>
          <table:table-cell office:value-type="float" office:value="325138.0"/>
          <table:table-cell office:value-type="float" office:value="4.0"/>
          <table:table-cell table:style-name="cellWorst" office:value-type="float" office:value="134.0"/>
          <table:table-cell office:value-type="float" office:value="28.1201"/>
          <table:table-cell office:value-type="float" office:value="0.0"/>
          <table:table-cell office:value-type="float" office:value="12.7118644068"/>
          <table:table-cell office:value-type="float" office:value="0.182203389831"/>
          <table:table-cell office:value-type="float" office:value="0.0"/>
          <table:table-cell office:value-type="float" office:value="163592.0"/>
          <table:table-cell office:value-type="float" office:value="88236.0"/>
          <table:table-cell office:value-type="float" office:value="84972.0"/>
          <table:table-cell office:value-type="float" office:value="4.0"/>
          <table:table-cell office:value-type="float" office:value="39.0"/>
          <table:table-cell office:value-type="float" office:value="24.7066"/>
          <table:table-cell office:value-type="float" office:value="0.0"/>
          <table:table-cell office:value-type="float" office:value="12.7118644068"/>
          <table:table-cell office:value-type="float" office:value="0.182203389831"/>
          <table:table-cell office:value-type="float" office:value="0.0"/>
          <table:table-cell office:value-type="float" office:value="163592.0"/>
          <table:table-cell office:value-type="float" office:value="88236.0"/>
          <table:table-cell office:value-type="float" office:value="84972.0"/>
          <table:table-cell office:value-type="float" office:value="4.0"/>
          <table:table-cell office:value-type="float" office:value="39.0"/>
          <table:table-cell office:value-type="float" office:value="6.34759"/>
          <table:table-cell office:value-type="float" office:value="0.0"/>
          <table:table-cell table:style-name="cellBest" office:value-type="float" office:value="5.08474576271"/>
          <table:table-cell office:value-type="float" office:value="0.13418079096"/>
          <table:table-cell office:value-type="float" office:value="0.0"/>
          <table:table-cell office:value-type="float" office:value="49377.0"/>
          <table:table-cell office:value-type="float" office:value="275.0"/>
          <table:table-cell office:value-type="float" office:value="21531.0"/>
          <table:table-cell office:value-type="float" office:value="4.0"/>
          <table:table-cell office:value-type="float" office:value="55.0"/>
          <table:table-cell office:value-type="float" office:value="6.37925"/>
          <table:table-cell office:value-type="float" office:value="0.0"/>
          <table:table-cell office:value-type="float" office:value="10.593220339"/>
          <table:table-cell office:value-type="float" office:value="0.148305084746"/>
          <table:table-cell office:value-type="float" office:value="0.0"/>
          <table:table-cell office:value-type="float" office:value="37747.0"/>
          <table:table-cell office:value-type="float" office:value="186.0"/>
          <table:table-cell table:style-name="cellBest" office:value-type="float" office:value="16812.0"/>
          <table:table-cell office:value-type="float" office:value="4.0"/>
          <table:table-cell office:value-type="float" office:value="41.0"/>
          <table:table-cell office:value-type="float" office:value="138.984"/>
          <table:table-cell office:value-type="float" office:value="0.0"/>
          <table:table-cell office:value-type="float" office:value="8.89830508475"/>
          <table:table-cell office:value-type="float" office:value="0.158898305085"/>
          <table:table-cell office:value-type="float" office:value="0.0"/>
          <table:table-cell office:value-type="float" office:value="1947114.0"/>
          <table:table-cell office:value-type="float" office:value="1895054.0"/>
          <table:table-cell office:value-type="float" office:value="414697.0"/>
          <table:table-cell office:value-type="float" office:value="4.0"/>
          <table:table-cell office:value-type="float" office:value="91.0"/>
          <table:table-cell table:style-name="cellWorst" office:value-type="float" office:value="197.096"/>
          <table:table-cell office:value-type="float" office:value="0.0"/>
          <table:table-cell office:value-type="float" office:value="12.2881355932"/>
          <table:table-cell office:value-type="float" office:value="0.197033898305"/>
          <table:table-cell office:value-type="float" office:value="0.0"/>
          <table:table-cell table:style-name="cellWorst" office:value-type="float" office:value="2354114.0"/>
          <table:table-cell table:style-name="cellWorst" office:value-type="float" office:value="2301738.0"/>
          <table:table-cell table:style-name="cellWorst" office:value-type="float" office:value="577415.0"/>
          <table:table-cell office:value-type="float" office:value="4.0"/>
          <table:table-cell office:value-type="float" office:value="86.0"/>
          <table:table-cell table:formula="of:=MIN([.$B42];[.$L42];[.$V42];[.$AF42];[.$AP42];[.$AZ42];[.$BJ42];[.$BT42];[.$CD42];[.$CN42];[.$CX42])" office:value-type="float"/>
          <table:table-cell table:formula="of:=MIN([.$C42];[.$M42];[.$W42];[.$AG42];[.$AQ42];[.$BA42];[.$BK42];[.$BU42];[.$CE42];[.$CO42];[.$CY42])" office:value-type="float"/>
          <table:table-cell table:formula="of:=MIN([.$D42];[.$N42];[.$X42];[.$AH42];[.$AR42];[.$BB42];[.$BL42];[.$BV42];[.$CF42];[.$CP42];[.$CZ42])" office:value-type="float"/>
          <table:table-cell table:formula="of:=MIN([.$E42];[.$O42];[.$Y42];[.$AI42];[.$AS42];[.$BC42];[.$BM42];[.$BW42];[.$CG42];[.$CQ42];[.$DA42])" office:value-type="float"/>
          <table:table-cell table:formula="of:=MIN([.$F42];[.$P42];[.$Z42];[.$AJ42];[.$AT42];[.$BD42];[.$BN42];[.$BX42];[.$CH42];[.$CR42];[.$DB42])" office:value-type="float"/>
          <table:table-cell table:formula="of:=MIN([.$G42];[.$Q42];[.$AA42];[.$AK42];[.$AU42];[.$BE42];[.$BO42];[.$BY42];[.$CI42];[.$CS42];[.$DC42])" office:value-type="float"/>
          <table:table-cell table:formula="of:=MIN([.$H42];[.$R42];[.$AB42];[.$AL42];[.$AV42];[.$BF42];[.$BP42];[.$BZ42];[.$CJ42];[.$CT42];[.$DD42])" office:value-type="float"/>
          <table:table-cell table:formula="of:=MIN([.$I42];[.$S42];[.$AC42];[.$AM42];[.$AW42];[.$BG42];[.$BQ42];[.$CA42];[.$CK42];[.$CU42];[.$DE42])" office:value-type="float"/>
          <table:table-cell table:formula="of:=MIN([.$J42];[.$T42];[.$AD42];[.$AN42];[.$AX42];[.$BH42];[.$BR42];[.$CB42];[.$CL42];[.$CV42];[.$DF42])" office:value-type="float"/>
          <table:table-cell table:formula="of:=MIN([.$K42];[.$U42];[.$AE42];[.$AO42];[.$AY42];[.$BI42];[.$BS42];[.$CC42];[.$CM42];[.$CW42];[.$DG42])" office:value-type="float"/>
          <table:table-cell table:formula="of:=MEDIAN([.$B42];[.$L42];[.$V42];[.$AF42];[.$AP42];[.$AZ42];[.$BJ42];[.$BT42];[.$CD42];[.$CN42];[.$CX42])" office:value-type="float"/>
          <table:table-cell table:formula="of:=MEDIAN([.$C42];[.$M42];[.$W42];[.$AG42];[.$AQ42];[.$BA42];[.$BK42];[.$BU42];[.$CE42];[.$CO42];[.$CY42])" office:value-type="float"/>
          <table:table-cell table:formula="of:=MEDIAN([.$D42];[.$N42];[.$X42];[.$AH42];[.$AR42];[.$BB42];[.$BL42];[.$BV42];[.$CF42];[.$CP42];[.$CZ42])" office:value-type="float"/>
          <table:table-cell table:formula="of:=MEDIAN([.$E42];[.$O42];[.$Y42];[.$AI42];[.$AS42];[.$BC42];[.$BM42];[.$BW42];[.$CG42];[.$CQ42];[.$DA42])" office:value-type="float"/>
          <table:table-cell table:formula="of:=MEDIAN([.$F42];[.$P42];[.$Z42];[.$AJ42];[.$AT42];[.$BD42];[.$BN42];[.$BX42];[.$CH42];[.$CR42];[.$DB42])" office:value-type="float"/>
          <table:table-cell table:formula="of:=MEDIAN([.$G42];[.$Q42];[.$AA42];[.$AK42];[.$AU42];[.$BE42];[.$BO42];[.$BY42];[.$CI42];[.$CS42];[.$DC42])" office:value-type="float"/>
          <table:table-cell table:formula="of:=MEDIAN([.$H42];[.$R42];[.$AB42];[.$AL42];[.$AV42];[.$BF42];[.$BP42];[.$BZ42];[.$CJ42];[.$CT42];[.$DD42])" office:value-type="float"/>
          <table:table-cell table:formula="of:=MEDIAN([.$I42];[.$S42];[.$AC42];[.$AM42];[.$AW42];[.$BG42];[.$BQ42];[.$CA42];[.$CK42];[.$CU42];[.$DE42])" office:value-type="float"/>
          <table:table-cell table:formula="of:=MEDIAN([.$J42];[.$T42];[.$AD42];[.$AN42];[.$AX42];[.$BH42];[.$BR42];[.$CB42];[.$CL42];[.$CV42];[.$DF42])" office:value-type="float"/>
          <table:table-cell table:formula="of:=MEDIAN([.$K42];[.$U42];[.$AE42];[.$AO42];[.$AY42];[.$BI42];[.$BS42];[.$CC42];[.$CM42];[.$CW42];[.$DG42])" office:value-type="float"/>
          <table:table-cell table:formula="of:=MAX([.$B42];[.$L42];[.$V42];[.$AF42];[.$AP42];[.$AZ42];[.$BJ42];[.$BT42];[.$CD42];[.$CN42];[.$CX42])" office:value-type="float"/>
          <table:table-cell table:formula="of:=MAX([.$C42];[.$M42];[.$W42];[.$AG42];[.$AQ42];[.$BA42];[.$BK42];[.$BU42];[.$CE42];[.$CO42];[.$CY42])" office:value-type="float"/>
          <table:table-cell table:formula="of:=MAX([.$D42];[.$N42];[.$X42];[.$AH42];[.$AR42];[.$BB42];[.$BL42];[.$BV42];[.$CF42];[.$CP42];[.$CZ42])" office:value-type="float"/>
          <table:table-cell table:formula="of:=MAX([.$E42];[.$O42];[.$Y42];[.$AI42];[.$AS42];[.$BC42];[.$BM42];[.$BW42];[.$CG42];[.$CQ42];[.$DA42])" office:value-type="float"/>
          <table:table-cell table:formula="of:=MAX([.$F42];[.$P42];[.$Z42];[.$AJ42];[.$AT42];[.$BD42];[.$BN42];[.$BX42];[.$CH42];[.$CR42];[.$DB42])" office:value-type="float"/>
          <table:table-cell table:formula="of:=MAX([.$G42];[.$Q42];[.$AA42];[.$AK42];[.$AU42];[.$BE42];[.$BO42];[.$BY42];[.$CI42];[.$CS42];[.$DC42])" office:value-type="float"/>
          <table:table-cell table:formula="of:=MAX([.$H42];[.$R42];[.$AB42];[.$AL42];[.$AV42];[.$BF42];[.$BP42];[.$BZ42];[.$CJ42];[.$CT42];[.$DD42])" office:value-type="float"/>
          <table:table-cell table:formula="of:=MAX([.$I42];[.$S42];[.$AC42];[.$AM42];[.$AW42];[.$BG42];[.$BQ42];[.$CA42];[.$CK42];[.$CU42];[.$DE42])" office:value-type="float"/>
          <table:table-cell table:formula="of:=MAX([.$J42];[.$T42];[.$AD42];[.$AN42];[.$AX42];[.$BH42];[.$BR42];[.$CB42];[.$CL42];[.$CV42];[.$DF42])" office:value-type="float"/>
          <table:table-cell table:formula="of:=MAX([.$K42];[.$U42];[.$AE42];[.$AO42];[.$AY42];[.$BI42];[.$BS42];[.$CC42];[.$CM42];[.$CW42];[.$DG42])" office:value-type="float"/>
        </table:table-row>
        <table:table-row table:style-name="ro1">
          <table:table-cell office:value-type="string">
            <text:p>aspComp2013/crossing/instances/0055-crossing_minimization-8-0.asp</text:p>
          </table:table-cell>
          <table:table-cell table:style-name="cellBest" office:value-type="float" office:value="3.20886"/>
          <table:table-cell office:value-type="float" office:value="0.0"/>
          <table:table-cell office:value-type="float" office:value="6.17760617761"/>
          <table:table-cell office:value-type="float" office:value="0.122265122265"/>
          <table:table-cell office:value-type="float" office:value="0.0"/>
          <table:table-cell office:value-type="float" office:value="32340.0"/>
          <table:table-cell table:style-name="cellBest" office:value-type="float" office:value="0.0"/>
          <table:table-cell office:value-type="float" office:value="16369.0"/>
          <table:table-cell office:value-type="float" office:value="4.0"/>
          <table:table-cell table:style-name="cellBest" office:value-type="float" office:value="36.0"/>
          <table:table-cell office:value-type="float" office:value="4.32765"/>
          <table:table-cell office:value-type="float" office:value="0.0"/>
          <table:table-cell office:value-type="float" office:value="5.01930501931"/>
          <table:table-cell office:value-type="float" office:value="0.0984555984556"/>
          <table:table-cell office:value-type="float" office:value="0.0"/>
          <table:table-cell table:style-name="cellBest" office:value-type="float" office:value="29721.0"/>
          <table:table-cell table:style-name="cellBest" office:value-type="float" office:value="0.0"/>
          <table:table-cell office:value-type="float" office:value="15782.0"/>
          <table:table-cell office:value-type="float" office:value="4.0"/>
          <table:table-cell office:value-type="float" office:value="46.0"/>
          <table:table-cell office:value-type="float" office:value="3.61891"/>
          <table:table-cell office:value-type="float" office:value="0.0"/>
          <table:table-cell office:value-type="float" office:value="8.10810810811"/>
          <table:table-cell office:value-type="float" office:value="0.133204633205"/>
          <table:table-cell office:value-type="float" office:value="0.0"/>
          <table:table-cell office:value-type="float" office:value="31789.0"/>
          <table:table-cell table:style-name="cellBest" office:value-type="float" office:value="0.0"/>
          <table:table-cell office:value-type="float" office:value="16058.0"/>
          <table:table-cell office:value-type="float" office:value="4.0"/>
          <table:table-cell office:value-type="float" office:value="40.0"/>
          <table:table-cell office:value-type="float" office:value="5.9551"/>
          <table:table-cell office:value-type="float" office:value="0.0"/>
          <table:table-cell table:style-name="cellWorst" office:value-type="float" office:value="11.583011583"/>
          <table:table-cell office:value-type="float" office:value="0.151222651223"/>
          <table:table-cell office:value-type="float" office:value="0.0"/>
          <table:table-cell office:value-type="float" office:value="44540.0"/>
          <table:table-cell office:value-type="float" office:value="14059.0"/>
          <table:table-cell office:value-type="float" office:value="19411.0"/>
          <table:table-cell office:value-type="float" office:value="4.0"/>
          <table:table-cell office:value-type="float" office:value="53.0"/>
          <table:table-cell office:value-type="float" office:value="116.196"/>
          <table:table-cell office:value-type="float" office:value="0.0"/>
          <table:table-cell office:value-type="float" office:value="6.94980694981"/>
          <table:table-cell office:value-type="float" office:value="0.108751608752"/>
          <table:table-cell office:value-type="float" office:value="0.0"/>
          <table:table-cell office:value-type="float" office:value="1771469.0"/>
          <table:table-cell office:value-type="float" office:value="1713479.0"/>
          <table:table-cell office:value-type="float" office:value="245542.0"/>
          <table:table-cell office:value-type="float" office:value="4.0"/>
          <table:table-cell table:style-name="cellWorst" office:value-type="float" office:value="169.0"/>
          <table:table-cell office:value-type="float" office:value="11.4378"/>
          <table:table-cell office:value-type="float" office:value="0.0"/>
          <table:table-cell office:value-type="float" office:value="9.26640926641"/>
          <table:table-cell office:value-type="float" office:value="0.157657657658"/>
          <table:table-cell office:value-type="float" office:value="0.0"/>
          <table:table-cell office:value-type="float" office:value="59384.0"/>
          <table:table-cell office:value-type="float" office:value="18575.0"/>
          <table:table-cell office:value-type="float" office:value="21130.0"/>
          <table:table-cell office:value-type="float" office:value="4.0"/>
          <table:table-cell office:value-type="float" office:value="95.0"/>
          <table:table-cell office:value-type="float" office:value="10.022"/>
          <table:table-cell office:value-type="float" office:value="0.0"/>
          <table:table-cell office:value-type="float" office:value="9.26640926641"/>
          <table:table-cell office:value-type="float" office:value="0.157657657658"/>
          <table:table-cell office:value-type="float" office:value="0.0"/>
          <table:table-cell office:value-type="float" office:value="59384.0"/>
          <table:table-cell office:value-type="float" office:value="18575.0"/>
          <table:table-cell office:value-type="float" office:value="21130.0"/>
          <table:table-cell office:value-type="float" office:value="4.0"/>
          <table:table-cell office:value-type="float" office:value="95.0"/>
          <table:table-cell office:value-type="float" office:value="4.24664"/>
          <table:table-cell office:value-type="float" office:value="0.0"/>
          <table:table-cell table:style-name="cellBest" office:value-type="float" office:value="2.3166023166"/>
          <table:table-cell office:value-type="float" office:value="0.0637065637066"/>
          <table:table-cell office:value-type="float" office:value="0.0"/>
          <table:table-cell office:value-type="float" office:value="37131.0"/>
          <table:table-cell office:value-type="float" office:value="181.0"/>
          <table:table-cell table:style-name="cellBest" office:value-type="float" office:value="14090.0"/>
          <table:table-cell office:value-type="float" office:value="4.0"/>
          <table:table-cell office:value-type="float" office:value="52.0"/>
          <table:table-cell office:value-type="float" office:value="5.68503"/>
          <table:table-cell office:value-type="float" office:value="0.0"/>
          <table:table-cell office:value-type="float" office:value="5.79150579151"/>
          <table:table-cell office:value-type="float" office:value="0.113256113256"/>
          <table:table-cell office:value-type="float" office:value="0.0"/>
          <table:table-cell office:value-type="float" office:value="36914.0"/>
          <table:table-cell office:value-type="float" office:value="318.0"/>
          <table:table-cell office:value-type="float" office:value="14647.0"/>
          <table:table-cell office:value-type="float" office:value="4.0"/>
          <table:table-cell office:value-type="float" office:value="45.0"/>
          <table:table-cell office:value-type="float" office:value="125.382"/>
          <table:table-cell office:value-type="float" office:value="0.0"/>
          <table:table-cell office:value-type="float" office:value="7.72200772201"/>
          <table:table-cell office:value-type="float" office:value="0.142857142857"/>
          <table:table-cell office:value-type="float" office:value="0.0"/>
          <table:table-cell office:value-type="float" office:value="2140485.0"/>
          <table:table-cell office:value-type="float" office:value="2077588.0"/>
          <table:table-cell office:value-type="float" office:value="302872.0"/>
          <table:table-cell office:value-type="float" office:value="4.0"/>
          <table:table-cell office:value-type="float" office:value="129.0"/>
          <table:table-cell table:style-name="cellWorst" office:value-type="float" office:value="131.975"/>
          <table:table-cell office:value-type="float" office:value="0.0"/>
          <table:table-cell office:value-type="float" office:value="8.49420849421"/>
          <table:table-cell office:value-type="float" office:value="0.143500643501"/>
          <table:table-cell office:value-type="float" office:value="0.0"/>
          <table:table-cell table:style-name="cellWorst" office:value-type="float" office:value="2524980.0"/>
          <table:table-cell table:style-name="cellWorst" office:value-type="float" office:value="2459281.0"/>
          <table:table-cell table:style-name="cellWorst" office:value-type="float" office:value="347123.0"/>
          <table:table-cell office:value-type="float" office:value="4.0"/>
          <table:table-cell office:value-type="float" office:value="114.0"/>
          <table:table-cell table:formula="of:=MIN([.$B43];[.$L43];[.$V43];[.$AF43];[.$AP43];[.$AZ43];[.$BJ43];[.$BT43];[.$CD43];[.$CN43];[.$CX43])" office:value-type="float"/>
          <table:table-cell table:formula="of:=MIN([.$C43];[.$M43];[.$W43];[.$AG43];[.$AQ43];[.$BA43];[.$BK43];[.$BU43];[.$CE43];[.$CO43];[.$CY43])" office:value-type="float"/>
          <table:table-cell table:formula="of:=MIN([.$D43];[.$N43];[.$X43];[.$AH43];[.$AR43];[.$BB43];[.$BL43];[.$BV43];[.$CF43];[.$CP43];[.$CZ43])" office:value-type="float"/>
          <table:table-cell table:formula="of:=MIN([.$E43];[.$O43];[.$Y43];[.$AI43];[.$AS43];[.$BC43];[.$BM43];[.$BW43];[.$CG43];[.$CQ43];[.$DA43])" office:value-type="float"/>
          <table:table-cell table:formula="of:=MIN([.$F43];[.$P43];[.$Z43];[.$AJ43];[.$AT43];[.$BD43];[.$BN43];[.$BX43];[.$CH43];[.$CR43];[.$DB43])" office:value-type="float"/>
          <table:table-cell table:formula="of:=MIN([.$G43];[.$Q43];[.$AA43];[.$AK43];[.$AU43];[.$BE43];[.$BO43];[.$BY43];[.$CI43];[.$CS43];[.$DC43])" office:value-type="float"/>
          <table:table-cell table:formula="of:=MIN([.$H43];[.$R43];[.$AB43];[.$AL43];[.$AV43];[.$BF43];[.$BP43];[.$BZ43];[.$CJ43];[.$CT43];[.$DD43])" office:value-type="float"/>
          <table:table-cell table:formula="of:=MIN([.$I43];[.$S43];[.$AC43];[.$AM43];[.$AW43];[.$BG43];[.$BQ43];[.$CA43];[.$CK43];[.$CU43];[.$DE43])" office:value-type="float"/>
          <table:table-cell table:formula="of:=MIN([.$J43];[.$T43];[.$AD43];[.$AN43];[.$AX43];[.$BH43];[.$BR43];[.$CB43];[.$CL43];[.$CV43];[.$DF43])" office:value-type="float"/>
          <table:table-cell table:formula="of:=MIN([.$K43];[.$U43];[.$AE43];[.$AO43];[.$AY43];[.$BI43];[.$BS43];[.$CC43];[.$CM43];[.$CW43];[.$DG43])" office:value-type="float"/>
          <table:table-cell table:formula="of:=MEDIAN([.$B43];[.$L43];[.$V43];[.$AF43];[.$AP43];[.$AZ43];[.$BJ43];[.$BT43];[.$CD43];[.$CN43];[.$CX43])" office:value-type="float"/>
          <table:table-cell table:formula="of:=MEDIAN([.$C43];[.$M43];[.$W43];[.$AG43];[.$AQ43];[.$BA43];[.$BK43];[.$BU43];[.$CE43];[.$CO43];[.$CY43])" office:value-type="float"/>
          <table:table-cell table:formula="of:=MEDIAN([.$D43];[.$N43];[.$X43];[.$AH43];[.$AR43];[.$BB43];[.$BL43];[.$BV43];[.$CF43];[.$CP43];[.$CZ43])" office:value-type="float"/>
          <table:table-cell table:formula="of:=MEDIAN([.$E43];[.$O43];[.$Y43];[.$AI43];[.$AS43];[.$BC43];[.$BM43];[.$BW43];[.$CG43];[.$CQ43];[.$DA43])" office:value-type="float"/>
          <table:table-cell table:formula="of:=MEDIAN([.$F43];[.$P43];[.$Z43];[.$AJ43];[.$AT43];[.$BD43];[.$BN43];[.$BX43];[.$CH43];[.$CR43];[.$DB43])" office:value-type="float"/>
          <table:table-cell table:formula="of:=MEDIAN([.$G43];[.$Q43];[.$AA43];[.$AK43];[.$AU43];[.$BE43];[.$BO43];[.$BY43];[.$CI43];[.$CS43];[.$DC43])" office:value-type="float"/>
          <table:table-cell table:formula="of:=MEDIAN([.$H43];[.$R43];[.$AB43];[.$AL43];[.$AV43];[.$BF43];[.$BP43];[.$BZ43];[.$CJ43];[.$CT43];[.$DD43])" office:value-type="float"/>
          <table:table-cell table:formula="of:=MEDIAN([.$I43];[.$S43];[.$AC43];[.$AM43];[.$AW43];[.$BG43];[.$BQ43];[.$CA43];[.$CK43];[.$CU43];[.$DE43])" office:value-type="float"/>
          <table:table-cell table:formula="of:=MEDIAN([.$J43];[.$T43];[.$AD43];[.$AN43];[.$AX43];[.$BH43];[.$BR43];[.$CB43];[.$CL43];[.$CV43];[.$DF43])" office:value-type="float"/>
          <table:table-cell table:formula="of:=MEDIAN([.$K43];[.$U43];[.$AE43];[.$AO43];[.$AY43];[.$BI43];[.$BS43];[.$CC43];[.$CM43];[.$CW43];[.$DG43])" office:value-type="float"/>
          <table:table-cell table:formula="of:=MAX([.$B43];[.$L43];[.$V43];[.$AF43];[.$AP43];[.$AZ43];[.$BJ43];[.$BT43];[.$CD43];[.$CN43];[.$CX43])" office:value-type="float"/>
          <table:table-cell table:formula="of:=MAX([.$C43];[.$M43];[.$W43];[.$AG43];[.$AQ43];[.$BA43];[.$BK43];[.$BU43];[.$CE43];[.$CO43];[.$CY43])" office:value-type="float"/>
          <table:table-cell table:formula="of:=MAX([.$D43];[.$N43];[.$X43];[.$AH43];[.$AR43];[.$BB43];[.$BL43];[.$BV43];[.$CF43];[.$CP43];[.$CZ43])" office:value-type="float"/>
          <table:table-cell table:formula="of:=MAX([.$E43];[.$O43];[.$Y43];[.$AI43];[.$AS43];[.$BC43];[.$BM43];[.$BW43];[.$CG43];[.$CQ43];[.$DA43])" office:value-type="float"/>
          <table:table-cell table:formula="of:=MAX([.$F43];[.$P43];[.$Z43];[.$AJ43];[.$AT43];[.$BD43];[.$BN43];[.$BX43];[.$CH43];[.$CR43];[.$DB43])" office:value-type="float"/>
          <table:table-cell table:formula="of:=MAX([.$G43];[.$Q43];[.$AA43];[.$AK43];[.$AU43];[.$BE43];[.$BO43];[.$BY43];[.$CI43];[.$CS43];[.$DC43])" office:value-type="float"/>
          <table:table-cell table:formula="of:=MAX([.$H43];[.$R43];[.$AB43];[.$AL43];[.$AV43];[.$BF43];[.$BP43];[.$BZ43];[.$CJ43];[.$CT43];[.$DD43])" office:value-type="float"/>
          <table:table-cell table:formula="of:=MAX([.$I43];[.$S43];[.$AC43];[.$AM43];[.$AW43];[.$BG43];[.$BQ43];[.$CA43];[.$CK43];[.$CU43];[.$DE43])" office:value-type="float"/>
          <table:table-cell table:formula="of:=MAX([.$J43];[.$T43];[.$AD43];[.$AN43];[.$AX43];[.$BH43];[.$BR43];[.$CB43];[.$CL43];[.$CV43];[.$DF43])" office:value-type="float"/>
          <table:table-cell table:formula="of:=MAX([.$K43];[.$U43];[.$AE43];[.$AO43];[.$AY43];[.$BI43];[.$BS43];[.$CC43];[.$CM43];[.$CW43];[.$DG43])" office:value-type="float"/>
        </table:table-row>
        <table:table-row table:style-name="ro1">
          <table:table-cell office:value-type="string">
            <text:p>aspComp2013/crossing/instances/0057-crossing_minimization-8-0.asp</text:p>
          </table:table-cell>
          <table:table-cell office:value-type="float" office:value="2.71619"/>
          <table:table-cell office:value-type="float" office:value="0.0"/>
          <table:table-cell office:value-type="float" office:value="10.775862069"/>
          <table:table-cell office:value-type="float" office:value="0.164511494253"/>
          <table:table-cell office:value-type="float" office:value="0.0"/>
          <table:table-cell table:style-name="cellBest" office:value-type="float" office:value="25707.0"/>
          <table:table-cell table:style-name="cellBest" office:value-type="float" office:value="0.0"/>
          <table:table-cell office:value-type="float" office:value="13480.0"/>
          <table:table-cell office:value-type="float" office:value="4.0"/>
          <table:table-cell table:style-name="cellBest" office:value-type="float" office:value="25.0"/>
          <table:table-cell office:value-type="float" office:value="3.28296"/>
          <table:table-cell office:value-type="float" office:value="0.0"/>
          <table:table-cell office:value-type="float" office:value="8.18965517241"/>
          <table:table-cell office:value-type="float" office:value="0.130028735632"/>
          <table:table-cell office:value-type="float" office:value="0.0"/>
          <table:table-cell office:value-type="float" office:value="30920.0"/>
          <table:table-cell table:style-name="cellBest" office:value-type="float" office:value="0.0"/>
          <table:table-cell office:value-type="float" office:value="14257.0"/>
          <table:table-cell office:value-type="float" office:value="4.0"/>
          <table:table-cell office:value-type="float" office:value="35.0"/>
          <table:table-cell table:style-name="cellBest" office:value-type="float" office:value="2.56846"/>
          <table:table-cell office:value-type="float" office:value="0.0"/>
          <table:table-cell office:value-type="float" office:value="10.775862069"/>
          <table:table-cell office:value-type="float" office:value="0.164511494253"/>
          <table:table-cell office:value-type="float" office:value="0.0"/>
          <table:table-cell table:style-name="cellBest" office:value-type="float" office:value="25707.0"/>
          <table:table-cell table:style-name="cellBest" office:value-type="float" office:value="0.0"/>
          <table:table-cell office:value-type="float" office:value="13480.0"/>
          <table:table-cell office:value-type="float" office:value="4.0"/>
          <table:table-cell table:style-name="cellBest" office:value-type="float" office:value="25.0"/>
          <table:table-cell office:value-type="float" office:value="4.50731"/>
          <table:table-cell office:value-type="float" office:value="0.0"/>
          <table:table-cell office:value-type="float" office:value="9.91379310345"/>
          <table:table-cell office:value-type="float" office:value="0.196120689655"/>
          <table:table-cell office:value-type="float" office:value="0.0"/>
          <table:table-cell office:value-type="float" office:value="45860.0"/>
          <table:table-cell office:value-type="float" office:value="20864.0"/>
          <table:table-cell office:value-type="float" office:value="19533.0"/>
          <table:table-cell office:value-type="float" office:value="4.0"/>
          <table:table-cell office:value-type="float" office:value="30.0"/>
          <table:table-cell office:value-type="float" office:value="48.1525"/>
          <table:table-cell office:value-type="float" office:value="0.0"/>
          <table:table-cell office:value-type="float" office:value="11.2068965517"/>
          <table:table-cell office:value-type="float" office:value="0.167385057471"/>
          <table:table-cell office:value-type="float" office:value="0.0"/>
          <table:table-cell office:value-type="float" office:value="1161236.0"/>
          <table:table-cell office:value-type="float" office:value="1121050.0"/>
          <table:table-cell office:value-type="float" office:value="153902.0"/>
          <table:table-cell office:value-type="float" office:value="4.0"/>
          <table:table-cell office:value-type="float" office:value="101.0"/>
          <table:table-cell office:value-type="float" office:value="3.86365"/>
          <table:table-cell office:value-type="float" office:value="0.0"/>
          <table:table-cell office:value-type="float" office:value="11.2068965517"/>
          <table:table-cell office:value-type="float" office:value="0.201149425287"/>
          <table:table-cell office:value-type="float" office:value="0.0"/>
          <table:table-cell office:value-type="float" office:value="37900.0"/>
          <table:table-cell office:value-type="float" office:value="5748.0"/>
          <table:table-cell office:value-type="float" office:value="14243.0"/>
          <table:table-cell office:value-type="float" office:value="4.0"/>
          <table:table-cell office:value-type="float" office:value="49.0"/>
          <table:table-cell office:value-type="float" office:value="3.89654"/>
          <table:table-cell office:value-type="float" office:value="0.0"/>
          <table:table-cell office:value-type="float" office:value="11.2068965517"/>
          <table:table-cell office:value-type="float" office:value="0.201149425287"/>
          <table:table-cell office:value-type="float" office:value="0.0"/>
          <table:table-cell office:value-type="float" office:value="37900.0"/>
          <table:table-cell office:value-type="float" office:value="5748.0"/>
          <table:table-cell office:value-type="float" office:value="14243.0"/>
          <table:table-cell office:value-type="float" office:value="4.0"/>
          <table:table-cell office:value-type="float" office:value="49.0"/>
          <table:table-cell office:value-type="float" office:value="3.05765"/>
          <table:table-cell office:value-type="float" office:value="0.0"/>
          <table:table-cell table:style-name="cellBest" office:value-type="float" office:value="2.15517241379"/>
          <table:table-cell office:value-type="float" office:value="0.122844827586"/>
          <table:table-cell office:value-type="float" office:value="0.0"/>
          <table:table-cell office:value-type="float" office:value="30142.0"/>
          <table:table-cell office:value-type="float" office:value="287.0"/>
          <table:table-cell table:style-name="cellBest" office:value-type="float" office:value="13106.0"/>
          <table:table-cell office:value-type="float" office:value="4.0"/>
          <table:table-cell office:value-type="float" office:value="33.0"/>
          <table:table-cell office:value-type="float" office:value="6.6932"/>
          <table:table-cell office:value-type="float" office:value="0.0"/>
          <table:table-cell office:value-type="float" office:value="12.0689655172"/>
          <table:table-cell office:value-type="float" office:value="0.181034482759"/>
          <table:table-cell office:value-type="float" office:value="0.0"/>
          <table:table-cell office:value-type="float" office:value="40665.0"/>
          <table:table-cell office:value-type="float" office:value="265.0"/>
          <table:table-cell office:value-type="float" office:value="15664.0"/>
          <table:table-cell office:value-type="float" office:value="4.0"/>
          <table:table-cell office:value-type="float" office:value="48.0"/>
          <table:table-cell table:style-name="cellWorst" office:value-type="float" office:value="81.4958"/>
          <table:table-cell office:value-type="float" office:value="0.0"/>
          <table:table-cell office:value-type="float" office:value="10.3448275862"/>
          <table:table-cell office:value-type="float" office:value="0.153017241379"/>
          <table:table-cell office:value-type="float" office:value="0.0"/>
          <table:table-cell office:value-type="float" office:value="1105257.0"/>
          <table:table-cell office:value-type="float" office:value="1062834.0"/>
          <table:table-cell table:style-name="cellWorst" office:value-type="float" office:value="242440.0"/>
          <table:table-cell office:value-type="float" office:value="4.0"/>
          <table:table-cell office:value-type="float" office:value="99.0"/>
          <table:table-cell office:value-type="float" office:value="75.6217"/>
          <table:table-cell office:value-type="float" office:value="0.0"/>
          <table:table-cell office:value-type="float" office:value="12.5"/>
          <table:table-cell office:value-type="float" office:value="0.173850574713"/>
          <table:table-cell office:value-type="float" office:value="0.0"/>
          <table:table-cell table:style-name="cellWorst" office:value-type="float" office:value="1475207.0"/>
          <table:table-cell table:style-name="cellWorst" office:value-type="float" office:value="1429784.0"/>
          <table:table-cell office:value-type="float" office:value="223948.0"/>
          <table:table-cell office:value-type="float" office:value="4.0"/>
          <table:table-cell table:style-name="cellWorst" office:value-type="float" office:value="118.0"/>
          <table:table-cell table:formula="of:=MIN([.$B44];[.$L44];[.$V44];[.$AF44];[.$AP44];[.$AZ44];[.$BJ44];[.$BT44];[.$CD44];[.$CN44];[.$CX44])" office:value-type="float"/>
          <table:table-cell table:formula="of:=MIN([.$C44];[.$M44];[.$W44];[.$AG44];[.$AQ44];[.$BA44];[.$BK44];[.$BU44];[.$CE44];[.$CO44];[.$CY44])" office:value-type="float"/>
          <table:table-cell table:formula="of:=MIN([.$D44];[.$N44];[.$X44];[.$AH44];[.$AR44];[.$BB44];[.$BL44];[.$BV44];[.$CF44];[.$CP44];[.$CZ44])" office:value-type="float"/>
          <table:table-cell table:formula="of:=MIN([.$E44];[.$O44];[.$Y44];[.$AI44];[.$AS44];[.$BC44];[.$BM44];[.$BW44];[.$CG44];[.$CQ44];[.$DA44])" office:value-type="float"/>
          <table:table-cell table:formula="of:=MIN([.$F44];[.$P44];[.$Z44];[.$AJ44];[.$AT44];[.$BD44];[.$BN44];[.$BX44];[.$CH44];[.$CR44];[.$DB44])" office:value-type="float"/>
          <table:table-cell table:formula="of:=MIN([.$G44];[.$Q44];[.$AA44];[.$AK44];[.$AU44];[.$BE44];[.$BO44];[.$BY44];[.$CI44];[.$CS44];[.$DC44])" office:value-type="float"/>
          <table:table-cell table:formula="of:=MIN([.$H44];[.$R44];[.$AB44];[.$AL44];[.$AV44];[.$BF44];[.$BP44];[.$BZ44];[.$CJ44];[.$CT44];[.$DD44])" office:value-type="float"/>
          <table:table-cell table:formula="of:=MIN([.$I44];[.$S44];[.$AC44];[.$AM44];[.$AW44];[.$BG44];[.$BQ44];[.$CA44];[.$CK44];[.$CU44];[.$DE44])" office:value-type="float"/>
          <table:table-cell table:formula="of:=MIN([.$J44];[.$T44];[.$AD44];[.$AN44];[.$AX44];[.$BH44];[.$BR44];[.$CB44];[.$CL44];[.$CV44];[.$DF44])" office:value-type="float"/>
          <table:table-cell table:formula="of:=MIN([.$K44];[.$U44];[.$AE44];[.$AO44];[.$AY44];[.$BI44];[.$BS44];[.$CC44];[.$CM44];[.$CW44];[.$DG44])" office:value-type="float"/>
          <table:table-cell table:formula="of:=MEDIAN([.$B44];[.$L44];[.$V44];[.$AF44];[.$AP44];[.$AZ44];[.$BJ44];[.$BT44];[.$CD44];[.$CN44];[.$CX44])" office:value-type="float"/>
          <table:table-cell table:formula="of:=MEDIAN([.$C44];[.$M44];[.$W44];[.$AG44];[.$AQ44];[.$BA44];[.$BK44];[.$BU44];[.$CE44];[.$CO44];[.$CY44])" office:value-type="float"/>
          <table:table-cell table:formula="of:=MEDIAN([.$D44];[.$N44];[.$X44];[.$AH44];[.$AR44];[.$BB44];[.$BL44];[.$BV44];[.$CF44];[.$CP44];[.$CZ44])" office:value-type="float"/>
          <table:table-cell table:formula="of:=MEDIAN([.$E44];[.$O44];[.$Y44];[.$AI44];[.$AS44];[.$BC44];[.$BM44];[.$BW44];[.$CG44];[.$CQ44];[.$DA44])" office:value-type="float"/>
          <table:table-cell table:formula="of:=MEDIAN([.$F44];[.$P44];[.$Z44];[.$AJ44];[.$AT44];[.$BD44];[.$BN44];[.$BX44];[.$CH44];[.$CR44];[.$DB44])" office:value-type="float"/>
          <table:table-cell table:formula="of:=MEDIAN([.$G44];[.$Q44];[.$AA44];[.$AK44];[.$AU44];[.$BE44];[.$BO44];[.$BY44];[.$CI44];[.$CS44];[.$DC44])" office:value-type="float"/>
          <table:table-cell table:formula="of:=MEDIAN([.$H44];[.$R44];[.$AB44];[.$AL44];[.$AV44];[.$BF44];[.$BP44];[.$BZ44];[.$CJ44];[.$CT44];[.$DD44])" office:value-type="float"/>
          <table:table-cell table:formula="of:=MEDIAN([.$I44];[.$S44];[.$AC44];[.$AM44];[.$AW44];[.$BG44];[.$BQ44];[.$CA44];[.$CK44];[.$CU44];[.$DE44])" office:value-type="float"/>
          <table:table-cell table:formula="of:=MEDIAN([.$J44];[.$T44];[.$AD44];[.$AN44];[.$AX44];[.$BH44];[.$BR44];[.$CB44];[.$CL44];[.$CV44];[.$DF44])" office:value-type="float"/>
          <table:table-cell table:formula="of:=MEDIAN([.$K44];[.$U44];[.$AE44];[.$AO44];[.$AY44];[.$BI44];[.$BS44];[.$CC44];[.$CM44];[.$CW44];[.$DG44])" office:value-type="float"/>
          <table:table-cell table:formula="of:=MAX([.$B44];[.$L44];[.$V44];[.$AF44];[.$AP44];[.$AZ44];[.$BJ44];[.$BT44];[.$CD44];[.$CN44];[.$CX44])" office:value-type="float"/>
          <table:table-cell table:formula="of:=MAX([.$C44];[.$M44];[.$W44];[.$AG44];[.$AQ44];[.$BA44];[.$BK44];[.$BU44];[.$CE44];[.$CO44];[.$CY44])" office:value-type="float"/>
          <table:table-cell table:formula="of:=MAX([.$D44];[.$N44];[.$X44];[.$AH44];[.$AR44];[.$BB44];[.$BL44];[.$BV44];[.$CF44];[.$CP44];[.$CZ44])" office:value-type="float"/>
          <table:table-cell table:formula="of:=MAX([.$E44];[.$O44];[.$Y44];[.$AI44];[.$AS44];[.$BC44];[.$BM44];[.$BW44];[.$CG44];[.$CQ44];[.$DA44])" office:value-type="float"/>
          <table:table-cell table:formula="of:=MAX([.$F44];[.$P44];[.$Z44];[.$AJ44];[.$AT44];[.$BD44];[.$BN44];[.$BX44];[.$CH44];[.$CR44];[.$DB44])" office:value-type="float"/>
          <table:table-cell table:formula="of:=MAX([.$G44];[.$Q44];[.$AA44];[.$AK44];[.$AU44];[.$BE44];[.$BO44];[.$BY44];[.$CI44];[.$CS44];[.$DC44])" office:value-type="float"/>
          <table:table-cell table:formula="of:=MAX([.$H44];[.$R44];[.$AB44];[.$AL44];[.$AV44];[.$BF44];[.$BP44];[.$BZ44];[.$CJ44];[.$CT44];[.$DD44])" office:value-type="float"/>
          <table:table-cell table:formula="of:=MAX([.$I44];[.$S44];[.$AC44];[.$AM44];[.$AW44];[.$BG44];[.$BQ44];[.$CA44];[.$CK44];[.$CU44];[.$DE44])" office:value-type="float"/>
          <table:table-cell table:formula="of:=MAX([.$J44];[.$T44];[.$AD44];[.$AN44];[.$AX44];[.$BH44];[.$BR44];[.$CB44];[.$CL44];[.$CV44];[.$DF44])" office:value-type="float"/>
          <table:table-cell table:formula="of:=MAX([.$K44];[.$U44];[.$AE44];[.$AO44];[.$AY44];[.$BI44];[.$BS44];[.$CC44];[.$CM44];[.$CW44];[.$DG44])" office:value-type="float"/>
        </table:table-row>
        <table:table-row table:style-name="ro1">
          <table:table-cell office:value-type="string">
            <text:p>aspComp2013/crossing/instances/0074-crossing_minimization-8-0.asp</text:p>
          </table:table-cell>
          <table:table-cell office:value-type="float" office:value="12.3842"/>
          <table:table-cell office:value-type="float" office:value="0.0"/>
          <table:table-cell office:value-type="float" office:value="4.88599348534"/>
          <table:table-cell office:value-type="float" office:value="0.112920738328"/>
          <table:table-cell office:value-type="float" office:value="0.0"/>
          <table:table-cell office:value-type="float" office:value="119407.0"/>
          <table:table-cell table:style-name="cellBest" office:value-type="float" office:value="0.0"/>
          <table:table-cell office:value-type="float" office:value="51731.0"/>
          <table:table-cell office:value-type="float" office:value="4.0"/>
          <table:table-cell office:value-type="float" office:value="54.0"/>
          <table:table-cell table:style-name="cellBest" office:value-type="float" office:value="7.67932"/>
          <table:table-cell office:value-type="float" office:value="0.0"/>
          <table:table-cell office:value-type="float" office:value="9.77198697068"/>
          <table:table-cell office:value-type="float" office:value="0.115635179153"/>
          <table:table-cell office:value-type="float" office:value="0.0"/>
          <table:table-cell table:style-name="cellBest" office:value-type="float" office:value="63899.0"/>
          <table:table-cell table:style-name="cellBest" office:value-type="float" office:value="0.0"/>
          <table:table-cell table:style-name="cellBest" office:value-type="float" office:value="33480.0"/>
          <table:table-cell office:value-type="float" office:value="4.0"/>
          <table:table-cell table:style-name="cellBest" office:value-type="float" office:value="51.0"/>
          <table:table-cell office:value-type="float" office:value="7.68746"/>
          <table:table-cell office:value-type="float" office:value="0.0"/>
          <table:table-cell office:value-type="float" office:value="7.81758957655"/>
          <table:table-cell office:value-type="float" office:value="0.119435396308"/>
          <table:table-cell office:value-type="float" office:value="0.0"/>
          <table:table-cell office:value-type="float" office:value="71388.0"/>
          <table:table-cell table:style-name="cellBest" office:value-type="float" office:value="0.0"/>
          <table:table-cell office:value-type="float" office:value="37453.0"/>
          <table:table-cell office:value-type="float" office:value="4.0"/>
          <table:table-cell office:value-type="float" office:value="56.0"/>
          <table:table-cell office:value-type="float" office:value="24.1089"/>
          <table:table-cell office:value-type="float" office:value="0.0"/>
          <table:table-cell office:value-type="float" office:value="11.0749185668"/>
          <table:table-cell office:value-type="float" office:value="0.133007600434"/>
          <table:table-cell office:value-type="float" office:value="0.0"/>
          <table:table-cell office:value-type="float" office:value="175568.0"/>
          <table:table-cell office:value-type="float" office:value="86284.0"/>
          <table:table-cell office:value-type="float" office:value="73696.0"/>
          <table:table-cell office:value-type="float" office:value="4.0"/>
          <table:table-cell office:value-type="float" office:value="56.0"/>
          <table:table-cell office:value-type="float" office:value="269.074"/>
          <table:table-cell office:value-type="float" office:value="0.0"/>
          <table:table-cell office:value-type="float" office:value="11.7263843648"/>
          <table:table-cell office:value-type="float" office:value="0.140608034745"/>
          <table:table-cell office:value-type="float" office:value="0.0"/>
          <table:table-cell office:value-type="float" office:value="2009867.0"/>
          <table:table-cell office:value-type="float" office:value="1907317.0"/>
          <table:table-cell office:value-type="float" office:value="413386.0"/>
          <table:table-cell office:value-type="float" office:value="4.0"/>
          <table:table-cell office:value-type="float" office:value="158.0"/>
          <table:table-cell office:value-type="float" office:value="10.5256"/>
          <table:table-cell office:value-type="float" office:value="0.0"/>
          <table:table-cell office:value-type="float" office:value="11.4006514658"/>
          <table:table-cell office:value-type="float" office:value="0.163952225841"/>
          <table:table-cell office:value-type="float" office:value="0.0"/>
          <table:table-cell office:value-type="float" office:value="98784.0"/>
          <table:table-cell office:value-type="float" office:value="8919.0"/>
          <table:table-cell office:value-type="float" office:value="35985.0"/>
          <table:table-cell office:value-type="float" office:value="4.0"/>
          <table:table-cell office:value-type="float" office:value="80.0"/>
          <table:table-cell office:value-type="float" office:value="10.4842"/>
          <table:table-cell office:value-type="float" office:value="0.0"/>
          <table:table-cell office:value-type="float" office:value="11.4006514658"/>
          <table:table-cell office:value-type="float" office:value="0.163952225841"/>
          <table:table-cell office:value-type="float" office:value="0.0"/>
          <table:table-cell office:value-type="float" office:value="98784.0"/>
          <table:table-cell office:value-type="float" office:value="8919.0"/>
          <table:table-cell office:value-type="float" office:value="35985.0"/>
          <table:table-cell office:value-type="float" office:value="4.0"/>
          <table:table-cell office:value-type="float" office:value="80.0"/>
          <table:table-cell office:value-type="float" office:value="10.7259"/>
          <table:table-cell office:value-type="float" office:value="0.0"/>
          <table:table-cell office:value-type="float" office:value="7.81758957655"/>
          <table:table-cell office:value-type="float" office:value="0.115092290988"/>
          <table:table-cell office:value-type="float" office:value="0.0"/>
          <table:table-cell office:value-type="float" office:value="101710.0"/>
          <table:table-cell office:value-type="float" office:value="591.0"/>
          <table:table-cell office:value-type="float" office:value="37841.0"/>
          <table:table-cell office:value-type="float" office:value="4.0"/>
          <table:table-cell office:value-type="float" office:value="84.0"/>
          <table:table-cell office:value-type="float" office:value="15.6621"/>
          <table:table-cell office:value-type="float" office:value="0.0"/>
          <table:table-cell table:style-name="cellBest" office:value-type="float" office:value="4.56026058632"/>
          <table:table-cell office:value-type="float" office:value="0.100977198697"/>
          <table:table-cell office:value-type="float" office:value="0.0"/>
          <table:table-cell office:value-type="float" office:value="118431.0"/>
          <table:table-cell office:value-type="float" office:value="734.0"/>
          <table:table-cell office:value-type="float" office:value="43412.0"/>
          <table:table-cell office:value-type="float" office:value="4.0"/>
          <table:table-cell office:value-type="float" office:value="67.0"/>
          <table:table-cell table:style-name="cellWorst" office:value-type="float" office:value="344.104"/>
          <table:table-cell office:value-type="float" office:value="0.0"/>
          <table:table-cell office:value-type="float" office:value="6.84039087948"/>
          <table:table-cell office:value-type="float" office:value="0.117806731813"/>
          <table:table-cell office:value-type="float" office:value="0.0"/>
          <table:table-cell office:value-type="float" office:value="2791742.0"/>
          <table:table-cell office:value-type="float" office:value="2687613.0"/>
          <table:table-cell table:style-name="cellWorst" office:value-type="float" office:value="574596.0"/>
          <table:table-cell office:value-type="float" office:value="4.0"/>
          <table:table-cell office:value-type="float" office:value="200.0"/>
          <table:table-cell office:value-type="float" office:value="305.487"/>
          <table:table-cell office:value-type="float" office:value="0.0"/>
          <table:table-cell office:value-type="float" office:value="9.77198697068"/>
          <table:table-cell office:value-type="float" office:value="0.131921824104"/>
          <table:table-cell office:value-type="float" office:value="0.0"/>
          <table:table-cell table:style-name="cellWorst" office:value-type="float" office:value="2882451.0"/>
          <table:table-cell table:style-name="cellWorst" office:value-type="float" office:value="2779471.0"/>
          <table:table-cell office:value-type="float" office:value="443938.0"/>
          <table:table-cell office:value-type="float" office:value="4.0"/>
          <table:table-cell table:style-name="cellWorst" office:value-type="float" office:value="214.0"/>
          <table:table-cell table:formula="of:=MIN([.$B45];[.$L45];[.$V45];[.$AF45];[.$AP45];[.$AZ45];[.$BJ45];[.$BT45];[.$CD45];[.$CN45];[.$CX45])" office:value-type="float"/>
          <table:table-cell table:formula="of:=MIN([.$C45];[.$M45];[.$W45];[.$AG45];[.$AQ45];[.$BA45];[.$BK45];[.$BU45];[.$CE45];[.$CO45];[.$CY45])" office:value-type="float"/>
          <table:table-cell table:formula="of:=MIN([.$D45];[.$N45];[.$X45];[.$AH45];[.$AR45];[.$BB45];[.$BL45];[.$BV45];[.$CF45];[.$CP45];[.$CZ45])" office:value-type="float"/>
          <table:table-cell table:formula="of:=MIN([.$E45];[.$O45];[.$Y45];[.$AI45];[.$AS45];[.$BC45];[.$BM45];[.$BW45];[.$CG45];[.$CQ45];[.$DA45])" office:value-type="float"/>
          <table:table-cell table:formula="of:=MIN([.$F45];[.$P45];[.$Z45];[.$AJ45];[.$AT45];[.$BD45];[.$BN45];[.$BX45];[.$CH45];[.$CR45];[.$DB45])" office:value-type="float"/>
          <table:table-cell table:formula="of:=MIN([.$G45];[.$Q45];[.$AA45];[.$AK45];[.$AU45];[.$BE45];[.$BO45];[.$BY45];[.$CI45];[.$CS45];[.$DC45])" office:value-type="float"/>
          <table:table-cell table:formula="of:=MIN([.$H45];[.$R45];[.$AB45];[.$AL45];[.$AV45];[.$BF45];[.$BP45];[.$BZ45];[.$CJ45];[.$CT45];[.$DD45])" office:value-type="float"/>
          <table:table-cell table:formula="of:=MIN([.$I45];[.$S45];[.$AC45];[.$AM45];[.$AW45];[.$BG45];[.$BQ45];[.$CA45];[.$CK45];[.$CU45];[.$DE45])" office:value-type="float"/>
          <table:table-cell table:formula="of:=MIN([.$J45];[.$T45];[.$AD45];[.$AN45];[.$AX45];[.$BH45];[.$BR45];[.$CB45];[.$CL45];[.$CV45];[.$DF45])" office:value-type="float"/>
          <table:table-cell table:formula="of:=MIN([.$K45];[.$U45];[.$AE45];[.$AO45];[.$AY45];[.$BI45];[.$BS45];[.$CC45];[.$CM45];[.$CW45];[.$DG45])" office:value-type="float"/>
          <table:table-cell table:formula="of:=MEDIAN([.$B45];[.$L45];[.$V45];[.$AF45];[.$AP45];[.$AZ45];[.$BJ45];[.$BT45];[.$CD45];[.$CN45];[.$CX45])" office:value-type="float"/>
          <table:table-cell table:formula="of:=MEDIAN([.$C45];[.$M45];[.$W45];[.$AG45];[.$AQ45];[.$BA45];[.$BK45];[.$BU45];[.$CE45];[.$CO45];[.$CY45])" office:value-type="float"/>
          <table:table-cell table:formula="of:=MEDIAN([.$D45];[.$N45];[.$X45];[.$AH45];[.$AR45];[.$BB45];[.$BL45];[.$BV45];[.$CF45];[.$CP45];[.$CZ45])" office:value-type="float"/>
          <table:table-cell table:formula="of:=MEDIAN([.$E45];[.$O45];[.$Y45];[.$AI45];[.$AS45];[.$BC45];[.$BM45];[.$BW45];[.$CG45];[.$CQ45];[.$DA45])" office:value-type="float"/>
          <table:table-cell table:formula="of:=MEDIAN([.$F45];[.$P45];[.$Z45];[.$AJ45];[.$AT45];[.$BD45];[.$BN45];[.$BX45];[.$CH45];[.$CR45];[.$DB45])" office:value-type="float"/>
          <table:table-cell table:formula="of:=MEDIAN([.$G45];[.$Q45];[.$AA45];[.$AK45];[.$AU45];[.$BE45];[.$BO45];[.$BY45];[.$CI45];[.$CS45];[.$DC45])" office:value-type="float"/>
          <table:table-cell table:formula="of:=MEDIAN([.$H45];[.$R45];[.$AB45];[.$AL45];[.$AV45];[.$BF45];[.$BP45];[.$BZ45];[.$CJ45];[.$CT45];[.$DD45])" office:value-type="float"/>
          <table:table-cell table:formula="of:=MEDIAN([.$I45];[.$S45];[.$AC45];[.$AM45];[.$AW45];[.$BG45];[.$BQ45];[.$CA45];[.$CK45];[.$CU45];[.$DE45])" office:value-type="float"/>
          <table:table-cell table:formula="of:=MEDIAN([.$J45];[.$T45];[.$AD45];[.$AN45];[.$AX45];[.$BH45];[.$BR45];[.$CB45];[.$CL45];[.$CV45];[.$DF45])" office:value-type="float"/>
          <table:table-cell table:formula="of:=MEDIAN([.$K45];[.$U45];[.$AE45];[.$AO45];[.$AY45];[.$BI45];[.$BS45];[.$CC45];[.$CM45];[.$CW45];[.$DG45])" office:value-type="float"/>
          <table:table-cell table:formula="of:=MAX([.$B45];[.$L45];[.$V45];[.$AF45];[.$AP45];[.$AZ45];[.$BJ45];[.$BT45];[.$CD45];[.$CN45];[.$CX45])" office:value-type="float"/>
          <table:table-cell table:formula="of:=MAX([.$C45];[.$M45];[.$W45];[.$AG45];[.$AQ45];[.$BA45];[.$BK45];[.$BU45];[.$CE45];[.$CO45];[.$CY45])" office:value-type="float"/>
          <table:table-cell table:formula="of:=MAX([.$D45];[.$N45];[.$X45];[.$AH45];[.$AR45];[.$BB45];[.$BL45];[.$BV45];[.$CF45];[.$CP45];[.$CZ45])" office:value-type="float"/>
          <table:table-cell table:formula="of:=MAX([.$E45];[.$O45];[.$Y45];[.$AI45];[.$AS45];[.$BC45];[.$BM45];[.$BW45];[.$CG45];[.$CQ45];[.$DA45])" office:value-type="float"/>
          <table:table-cell table:formula="of:=MAX([.$F45];[.$P45];[.$Z45];[.$AJ45];[.$AT45];[.$BD45];[.$BN45];[.$BX45];[.$CH45];[.$CR45];[.$DB45])" office:value-type="float"/>
          <table:table-cell table:formula="of:=MAX([.$G45];[.$Q45];[.$AA45];[.$AK45];[.$AU45];[.$BE45];[.$BO45];[.$BY45];[.$CI45];[.$CS45];[.$DC45])" office:value-type="float"/>
          <table:table-cell table:formula="of:=MAX([.$H45];[.$R45];[.$AB45];[.$AL45];[.$AV45];[.$BF45];[.$BP45];[.$BZ45];[.$CJ45];[.$CT45];[.$DD45])" office:value-type="float"/>
          <table:table-cell table:formula="of:=MAX([.$I45];[.$S45];[.$AC45];[.$AM45];[.$AW45];[.$BG45];[.$BQ45];[.$CA45];[.$CK45];[.$CU45];[.$DE45])" office:value-type="float"/>
          <table:table-cell table:formula="of:=MAX([.$J45];[.$T45];[.$AD45];[.$AN45];[.$AX45];[.$BH45];[.$BR45];[.$CB45];[.$CL45];[.$CV45];[.$DF45])" office:value-type="float"/>
          <table:table-cell table:formula="of:=MAX([.$K45];[.$U45];[.$AE45];[.$AO45];[.$AY45];[.$BI45];[.$BS45];[.$CC45];[.$CM45];[.$CW45];[.$DG45])" office:value-type="float"/>
        </table:table-row>
        <table:table-row table:style-name="ro1">
          <table:table-cell office:value-type="string">
            <text:p>bio-expansion/instances/9000/ins_9000_0_0444</text:p>
          </table:table-cell>
          <table:table-cell office:value-type="float" office:value="378.443"/>
          <table:table-cell office:value-type="float" office:value="0.0"/>
          <table:table-cell office:value-type="float" office:value="0.0519682993374"/>
          <table:table-cell office:value-type="float" office:value="0.000692910657832"/>
          <table:table-cell office:value-type="float" office:value="0.0"/>
          <table:table-cell office:value-type="float" office:value="4211042.0"/>
          <table:table-cell office:value-type="float" office:value="0.0"/>
          <table:table-cell office:value-type="float" office:value="3523494.0"/>
          <table:table-cell office:value-type="float" office:value="4.0"/>
          <table:table-cell table:style-name="cellBest" office:value-type="float" office:value="149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338.664"/>
          <table:table-cell office:value-type="float" office:value="0.0"/>
          <table:table-cell office:value-type="float" office:value="0.285825646356"/>
          <table:table-cell office:value-type="float" office:value="0.00350786020527"/>
          <table:table-cell office:value-type="float" office:value="0.0"/>
          <table:table-cell office:value-type="float" office:value="4343313.0"/>
          <table:table-cell office:value-type="float" office:value="1485.0"/>
          <table:table-cell office:value-type="float" office:value="3605721.0"/>
          <table:table-cell office:value-type="float" office:value="4.0"/>
          <table:table-cell office:value-type="float" office:value="174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40.401"/>
          <table:table-cell office:value-type="float" office:value="0.0"/>
          <table:table-cell office:value-type="float" office:value="0.0389762245031"/>
          <table:table-cell office:value-type="float" office:value="0.00307479104413"/>
          <table:table-cell office:value-type="float" office:value="0.0"/>
          <table:table-cell table:style-name="cellWorst" office:value-type="float" office:value="4348386.0"/>
          <table:table-cell table:style-name="cellWorst" office:value-type="float" office:value="6976.0"/>
          <table:table-cell table:style-name="cellWorst" office:value-type="float" office:value="3606076.0"/>
          <table:table-cell office:value-type="float" office:value="4.0"/>
          <table:table-cell office:value-type="float" office:value="178.0"/>
          <table:table-cell office:value-type="float" office:value="353.55"/>
          <table:table-cell office:value-type="float" office:value="0.0"/>
          <table:table-cell office:value-type="float" office:value="0.0389762245031"/>
          <table:table-cell office:value-type="float" office:value="0.00307479104413"/>
          <table:table-cell office:value-type="float" office:value="0.0"/>
          <table:table-cell table:style-name="cellWorst" office:value-type="float" office:value="4348386.0"/>
          <table:table-cell table:style-name="cellWorst" office:value-type="float" office:value="6976.0"/>
          <table:table-cell table:style-name="cellWorst" office:value-type="float" office:value="3606076.0"/>
          <table:table-cell office:value-type="float" office:value="4.0"/>
          <table:table-cell office:value-type="float" office:value="178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46];[.$L46];[.$V46];[.$AF46];[.$AP46];[.$AZ46];[.$BJ46];[.$BT46];[.$CD46];[.$CN46];[.$CX46])" office:value-type="float"/>
          <table:table-cell table:formula="of:=MIN([.$C46];[.$M46];[.$W46];[.$AG46];[.$AQ46];[.$BA46];[.$BK46];[.$BU46];[.$CE46];[.$CO46];[.$CY46])" office:value-type="float"/>
          <table:table-cell table:formula="of:=MIN([.$D46];[.$N46];[.$X46];[.$AH46];[.$AR46];[.$BB46];[.$BL46];[.$BV46];[.$CF46];[.$CP46];[.$CZ46])" office:value-type="float"/>
          <table:table-cell table:formula="of:=MIN([.$E46];[.$O46];[.$Y46];[.$AI46];[.$AS46];[.$BC46];[.$BM46];[.$BW46];[.$CG46];[.$CQ46];[.$DA46])" office:value-type="float"/>
          <table:table-cell table:formula="of:=MIN([.$F46];[.$P46];[.$Z46];[.$AJ46];[.$AT46];[.$BD46];[.$BN46];[.$BX46];[.$CH46];[.$CR46];[.$DB46])" office:value-type="float"/>
          <table:table-cell table:formula="of:=MIN([.$G46];[.$Q46];[.$AA46];[.$AK46];[.$AU46];[.$BE46];[.$BO46];[.$BY46];[.$CI46];[.$CS46];[.$DC46])" office:value-type="float"/>
          <table:table-cell table:formula="of:=MIN([.$H46];[.$R46];[.$AB46];[.$AL46];[.$AV46];[.$BF46];[.$BP46];[.$BZ46];[.$CJ46];[.$CT46];[.$DD46])" office:value-type="float"/>
          <table:table-cell table:formula="of:=MIN([.$I46];[.$S46];[.$AC46];[.$AM46];[.$AW46];[.$BG46];[.$BQ46];[.$CA46];[.$CK46];[.$CU46];[.$DE46])" office:value-type="float"/>
          <table:table-cell table:formula="of:=MIN([.$J46];[.$T46];[.$AD46];[.$AN46];[.$AX46];[.$BH46];[.$BR46];[.$CB46];[.$CL46];[.$CV46];[.$DF46])" office:value-type="float"/>
          <table:table-cell table:formula="of:=MIN([.$K46];[.$U46];[.$AE46];[.$AO46];[.$AY46];[.$BI46];[.$BS46];[.$CC46];[.$CM46];[.$CW46];[.$DG46])" office:value-type="float"/>
          <table:table-cell table:formula="of:=MEDIAN([.$B46];[.$L46];[.$V46];[.$AF46];[.$AP46];[.$AZ46];[.$BJ46];[.$BT46];[.$CD46];[.$CN46];[.$CX46])" office:value-type="float"/>
          <table:table-cell table:formula="of:=MEDIAN([.$C46];[.$M46];[.$W46];[.$AG46];[.$AQ46];[.$BA46];[.$BK46];[.$BU46];[.$CE46];[.$CO46];[.$CY46])" office:value-type="float"/>
          <table:table-cell table:formula="of:=MEDIAN([.$D46];[.$N46];[.$X46];[.$AH46];[.$AR46];[.$BB46];[.$BL46];[.$BV46];[.$CF46];[.$CP46];[.$CZ46])" office:value-type="float"/>
          <table:table-cell table:formula="of:=MEDIAN([.$E46];[.$O46];[.$Y46];[.$AI46];[.$AS46];[.$BC46];[.$BM46];[.$BW46];[.$CG46];[.$CQ46];[.$DA46])" office:value-type="float"/>
          <table:table-cell table:formula="of:=MEDIAN([.$F46];[.$P46];[.$Z46];[.$AJ46];[.$AT46];[.$BD46];[.$BN46];[.$BX46];[.$CH46];[.$CR46];[.$DB46])" office:value-type="float"/>
          <table:table-cell table:formula="of:=MEDIAN([.$G46];[.$Q46];[.$AA46];[.$AK46];[.$AU46];[.$BE46];[.$BO46];[.$BY46];[.$CI46];[.$CS46];[.$DC46])" office:value-type="float"/>
          <table:table-cell table:formula="of:=MEDIAN([.$H46];[.$R46];[.$AB46];[.$AL46];[.$AV46];[.$BF46];[.$BP46];[.$BZ46];[.$CJ46];[.$CT46];[.$DD46])" office:value-type="float"/>
          <table:table-cell table:formula="of:=MEDIAN([.$I46];[.$S46];[.$AC46];[.$AM46];[.$AW46];[.$BG46];[.$BQ46];[.$CA46];[.$CK46];[.$CU46];[.$DE46])" office:value-type="float"/>
          <table:table-cell table:formula="of:=MEDIAN([.$J46];[.$T46];[.$AD46];[.$AN46];[.$AX46];[.$BH46];[.$BR46];[.$CB46];[.$CL46];[.$CV46];[.$DF46])" office:value-type="float"/>
          <table:table-cell table:formula="of:=MEDIAN([.$K46];[.$U46];[.$AE46];[.$AO46];[.$AY46];[.$BI46];[.$BS46];[.$CC46];[.$CM46];[.$CW46];[.$DG46])" office:value-type="float"/>
          <table:table-cell table:formula="of:=MAX([.$B46];[.$L46];[.$V46];[.$AF46];[.$AP46];[.$AZ46];[.$BJ46];[.$BT46];[.$CD46];[.$CN46];[.$CX46])" office:value-type="float"/>
          <table:table-cell table:formula="of:=MAX([.$C46];[.$M46];[.$W46];[.$AG46];[.$AQ46];[.$BA46];[.$BK46];[.$BU46];[.$CE46];[.$CO46];[.$CY46])" office:value-type="float"/>
          <table:table-cell table:formula="of:=MAX([.$D46];[.$N46];[.$X46];[.$AH46];[.$AR46];[.$BB46];[.$BL46];[.$BV46];[.$CF46];[.$CP46];[.$CZ46])" office:value-type="float"/>
          <table:table-cell table:formula="of:=MAX([.$E46];[.$O46];[.$Y46];[.$AI46];[.$AS46];[.$BC46];[.$BM46];[.$BW46];[.$CG46];[.$CQ46];[.$DA46])" office:value-type="float"/>
          <table:table-cell table:formula="of:=MAX([.$F46];[.$P46];[.$Z46];[.$AJ46];[.$AT46];[.$BD46];[.$BN46];[.$BX46];[.$CH46];[.$CR46];[.$DB46])" office:value-type="float"/>
          <table:table-cell table:formula="of:=MAX([.$G46];[.$Q46];[.$AA46];[.$AK46];[.$AU46];[.$BE46];[.$BO46];[.$BY46];[.$CI46];[.$CS46];[.$DC46])" office:value-type="float"/>
          <table:table-cell table:formula="of:=MAX([.$H46];[.$R46];[.$AB46];[.$AL46];[.$AV46];[.$BF46];[.$BP46];[.$BZ46];[.$CJ46];[.$CT46];[.$DD46])" office:value-type="float"/>
          <table:table-cell table:formula="of:=MAX([.$I46];[.$S46];[.$AC46];[.$AM46];[.$AW46];[.$BG46];[.$BQ46];[.$CA46];[.$CK46];[.$CU46];[.$DE46])" office:value-type="float"/>
          <table:table-cell table:formula="of:=MAX([.$J46];[.$T46];[.$AD46];[.$AN46];[.$AX46];[.$BH46];[.$BR46];[.$CB46];[.$CL46];[.$CV46];[.$DF46])" office:value-type="float"/>
          <table:table-cell table:formula="of:=MAX([.$K46];[.$U46];[.$AE46];[.$AO46];[.$AY46];[.$BI46];[.$BS46];[.$CC46];[.$CM46];[.$CW46];[.$DG46])" office:value-type="float"/>
        </table:table-row>
        <table:table-row table:style-name="ro1">
          <table:table-cell office:value-type="string">
            <text:p>bio-expansion/instances/9000/ins_9000_1_0404</text:p>
          </table:table-cell>
          <table:table-cell office:value-type="float" office:value="241.915"/>
          <table:table-cell office:value-type="float" office:value="0.0"/>
          <table:table-cell office:value-type="float" office:value="0.0261028452101"/>
          <table:table-cell office:value-type="float" office:value="0.00139215174454"/>
          <table:table-cell office:value-type="float" office:value="0.0"/>
          <table:table-cell office:value-type="float" office:value="2811349.0"/>
          <table:table-cell office:value-type="float" office:value="0.0"/>
          <table:table-cell office:value-type="float" office:value="2368712.0"/>
          <table:table-cell office:value-type="float" office:value="4.0"/>
          <table:table-cell table:style-name="cellBest" office:value-type="float" office:value="134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783085356304"/>
          <table:table-cell office:value-type="float" office:value="0.00113112329244"/>
          <table:table-cell office:value-type="float" office:value="0.0"/>
          <table:table-cell table:style-name="cellWorst" office:value-type="float" office:value="4674409.0"/>
          <table:table-cell office:value-type="float" office:value="0.0"/>
          <table:table-cell table:style-name="cellWorst" office:value-type="float" office:value="396798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92.448"/>
          <table:table-cell office:value-type="float" office:value="0.0"/>
          <table:table-cell office:value-type="float" office:value="0.0261028452101"/>
          <table:table-cell office:value-type="float" office:value="0.000935351953363"/>
          <table:table-cell office:value-type="float" office:value="0.0"/>
          <table:table-cell office:value-type="float" office:value="2990166.0"/>
          <table:table-cell office:value-type="float" office:value="412.0"/>
          <table:table-cell office:value-type="float" office:value="2515045.0"/>
          <table:table-cell office:value-type="float" office:value="4.0"/>
          <table:table-cell table:style-name="cellWorst" office:value-type="float" office:value="170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187.865"/>
          <table:table-cell office:value-type="float" office:value="0.0"/>
          <table:table-cell office:value-type="float" office:value="0.0913599582354"/>
          <table:table-cell office:value-type="float" office:value="0.00156617071261"/>
          <table:table-cell office:value-type="float" office:value="0.0"/>
          <table:table-cell office:value-type="float" office:value="2991132.0"/>
          <table:table-cell table:style-name="cellWorst" office:value-type="float" office:value="3454.0"/>
          <table:table-cell office:value-type="float" office:value="2515062.0"/>
          <table:table-cell office:value-type="float" office:value="4.0"/>
          <table:table-cell office:value-type="float" office:value="164.0"/>
          <table:table-cell office:value-type="float" office:value="209.448"/>
          <table:table-cell office:value-type="float" office:value="0.0"/>
          <table:table-cell office:value-type="float" office:value="0.0913599582354"/>
          <table:table-cell office:value-type="float" office:value="0.00156617071261"/>
          <table:table-cell office:value-type="float" office:value="0.0"/>
          <table:table-cell office:value-type="float" office:value="2991132.0"/>
          <table:table-cell table:style-name="cellWorst" office:value-type="float" office:value="3454.0"/>
          <table:table-cell office:value-type="float" office:value="2515062.0"/>
          <table:table-cell office:value-type="float" office:value="4.0"/>
          <table:table-cell office:value-type="float" office:value="164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522056904203"/>
          <table:table-cell office:value-type="float" office:value="0.000522056904203"/>
          <table:table-cell office:value-type="float" office:value="0.0"/>
          <table:table-cell office:value-type="float" office:value="2988885.0"/>
          <table:table-cell office:value-type="float" office:value="1414.0"/>
          <table:table-cell office:value-type="float" office:value="251515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47];[.$L47];[.$V47];[.$AF47];[.$AP47];[.$AZ47];[.$BJ47];[.$BT47];[.$CD47];[.$CN47];[.$CX47])" office:value-type="float"/>
          <table:table-cell table:formula="of:=MIN([.$C47];[.$M47];[.$W47];[.$AG47];[.$AQ47];[.$BA47];[.$BK47];[.$BU47];[.$CE47];[.$CO47];[.$CY47])" office:value-type="float"/>
          <table:table-cell table:formula="of:=MIN([.$D47];[.$N47];[.$X47];[.$AH47];[.$AR47];[.$BB47];[.$BL47];[.$BV47];[.$CF47];[.$CP47];[.$CZ47])" office:value-type="float"/>
          <table:table-cell table:formula="of:=MIN([.$E47];[.$O47];[.$Y47];[.$AI47];[.$AS47];[.$BC47];[.$BM47];[.$BW47];[.$CG47];[.$CQ47];[.$DA47])" office:value-type="float"/>
          <table:table-cell table:formula="of:=MIN([.$F47];[.$P47];[.$Z47];[.$AJ47];[.$AT47];[.$BD47];[.$BN47];[.$BX47];[.$CH47];[.$CR47];[.$DB47])" office:value-type="float"/>
          <table:table-cell table:formula="of:=MIN([.$G47];[.$Q47];[.$AA47];[.$AK47];[.$AU47];[.$BE47];[.$BO47];[.$BY47];[.$CI47];[.$CS47];[.$DC47])" office:value-type="float"/>
          <table:table-cell table:formula="of:=MIN([.$H47];[.$R47];[.$AB47];[.$AL47];[.$AV47];[.$BF47];[.$BP47];[.$BZ47];[.$CJ47];[.$CT47];[.$DD47])" office:value-type="float"/>
          <table:table-cell table:formula="of:=MIN([.$I47];[.$S47];[.$AC47];[.$AM47];[.$AW47];[.$BG47];[.$BQ47];[.$CA47];[.$CK47];[.$CU47];[.$DE47])" office:value-type="float"/>
          <table:table-cell table:formula="of:=MIN([.$J47];[.$T47];[.$AD47];[.$AN47];[.$AX47];[.$BH47];[.$BR47];[.$CB47];[.$CL47];[.$CV47];[.$DF47])" office:value-type="float"/>
          <table:table-cell table:formula="of:=MIN([.$K47];[.$U47];[.$AE47];[.$AO47];[.$AY47];[.$BI47];[.$BS47];[.$CC47];[.$CM47];[.$CW47];[.$DG47])" office:value-type="float"/>
          <table:table-cell table:formula="of:=MEDIAN([.$B47];[.$L47];[.$V47];[.$AF47];[.$AP47];[.$AZ47];[.$BJ47];[.$BT47];[.$CD47];[.$CN47];[.$CX47])" office:value-type="float"/>
          <table:table-cell table:formula="of:=MEDIAN([.$C47];[.$M47];[.$W47];[.$AG47];[.$AQ47];[.$BA47];[.$BK47];[.$BU47];[.$CE47];[.$CO47];[.$CY47])" office:value-type="float"/>
          <table:table-cell table:formula="of:=MEDIAN([.$D47];[.$N47];[.$X47];[.$AH47];[.$AR47];[.$BB47];[.$BL47];[.$BV47];[.$CF47];[.$CP47];[.$CZ47])" office:value-type="float"/>
          <table:table-cell table:formula="of:=MEDIAN([.$E47];[.$O47];[.$Y47];[.$AI47];[.$AS47];[.$BC47];[.$BM47];[.$BW47];[.$CG47];[.$CQ47];[.$DA47])" office:value-type="float"/>
          <table:table-cell table:formula="of:=MEDIAN([.$F47];[.$P47];[.$Z47];[.$AJ47];[.$AT47];[.$BD47];[.$BN47];[.$BX47];[.$CH47];[.$CR47];[.$DB47])" office:value-type="float"/>
          <table:table-cell table:formula="of:=MEDIAN([.$G47];[.$Q47];[.$AA47];[.$AK47];[.$AU47];[.$BE47];[.$BO47];[.$BY47];[.$CI47];[.$CS47];[.$DC47])" office:value-type="float"/>
          <table:table-cell table:formula="of:=MEDIAN([.$H47];[.$R47];[.$AB47];[.$AL47];[.$AV47];[.$BF47];[.$BP47];[.$BZ47];[.$CJ47];[.$CT47];[.$DD47])" office:value-type="float"/>
          <table:table-cell table:formula="of:=MEDIAN([.$I47];[.$S47];[.$AC47];[.$AM47];[.$AW47];[.$BG47];[.$BQ47];[.$CA47];[.$CK47];[.$CU47];[.$DE47])" office:value-type="float"/>
          <table:table-cell table:formula="of:=MEDIAN([.$J47];[.$T47];[.$AD47];[.$AN47];[.$AX47];[.$BH47];[.$BR47];[.$CB47];[.$CL47];[.$CV47];[.$DF47])" office:value-type="float"/>
          <table:table-cell table:formula="of:=MEDIAN([.$K47];[.$U47];[.$AE47];[.$AO47];[.$AY47];[.$BI47];[.$BS47];[.$CC47];[.$CM47];[.$CW47];[.$DG47])" office:value-type="float"/>
          <table:table-cell table:formula="of:=MAX([.$B47];[.$L47];[.$V47];[.$AF47];[.$AP47];[.$AZ47];[.$BJ47];[.$BT47];[.$CD47];[.$CN47];[.$CX47])" office:value-type="float"/>
          <table:table-cell table:formula="of:=MAX([.$C47];[.$M47];[.$W47];[.$AG47];[.$AQ47];[.$BA47];[.$BK47];[.$BU47];[.$CE47];[.$CO47];[.$CY47])" office:value-type="float"/>
          <table:table-cell table:formula="of:=MAX([.$D47];[.$N47];[.$X47];[.$AH47];[.$AR47];[.$BB47];[.$BL47];[.$BV47];[.$CF47];[.$CP47];[.$CZ47])" office:value-type="float"/>
          <table:table-cell table:formula="of:=MAX([.$E47];[.$O47];[.$Y47];[.$AI47];[.$AS47];[.$BC47];[.$BM47];[.$BW47];[.$CG47];[.$CQ47];[.$DA47])" office:value-type="float"/>
          <table:table-cell table:formula="of:=MAX([.$F47];[.$P47];[.$Z47];[.$AJ47];[.$AT47];[.$BD47];[.$BN47];[.$BX47];[.$CH47];[.$CR47];[.$DB47])" office:value-type="float"/>
          <table:table-cell table:formula="of:=MAX([.$G47];[.$Q47];[.$AA47];[.$AK47];[.$AU47];[.$BE47];[.$BO47];[.$BY47];[.$CI47];[.$CS47];[.$DC47])" office:value-type="float"/>
          <table:table-cell table:formula="of:=MAX([.$H47];[.$R47];[.$AB47];[.$AL47];[.$AV47];[.$BF47];[.$BP47];[.$BZ47];[.$CJ47];[.$CT47];[.$DD47])" office:value-type="float"/>
          <table:table-cell table:formula="of:=MAX([.$I47];[.$S47];[.$AC47];[.$AM47];[.$AW47];[.$BG47];[.$BQ47];[.$CA47];[.$CK47];[.$CU47];[.$DE47])" office:value-type="float"/>
          <table:table-cell table:formula="of:=MAX([.$J47];[.$T47];[.$AD47];[.$AN47];[.$AX47];[.$BH47];[.$BR47];[.$CB47];[.$CL47];[.$CV47];[.$DF47])" office:value-type="float"/>
          <table:table-cell table:formula="of:=MAX([.$K47];[.$U47];[.$AE47];[.$AO47];[.$AY47];[.$BI47];[.$BS47];[.$CC47];[.$CM47];[.$CW47];[.$DG47])" office:value-type="float"/>
        </table:table-row>
        <table:table-row table:style-name="ro1">
          <table:table-cell office:value-type="string">
            <text:p>bio-expansion/instances/9000/ins_9000_1_0414</text:p>
          </table:table-cell>
          <table:table-cell table:style-name="cellBest" office:value-type="float" office:value="114.537"/>
          <table:table-cell office:value-type="float" office:value="0.0"/>
          <table:table-cell office:value-type="float" office:value="0.0528262017961"/>
          <table:table-cell office:value-type="float" office:value="0.000880436696602"/>
          <table:table-cell office:value-type="float" office:value="0.0"/>
          <table:table-cell office:value-type="float" office:value="1087678.0"/>
          <table:table-cell office:value-type="float" office:value="0.0"/>
          <table:table-cell office:value-type="float" office:value="881504.0"/>
          <table:table-cell office:value-type="float" office:value="4.0"/>
          <table:table-cell table:style-name="cellBest" office:value-type="float" office:value="127.0"/>
          <table:table-cell office:value-type="float" office:value="466.202"/>
          <table:table-cell office:value-type="float" office:value="0.0"/>
          <table:table-cell office:value-type="float" office:value="0.026413100898"/>
          <table:table-cell office:value-type="float" office:value="0.000792393026941"/>
          <table:table-cell office:value-type="float" office:value="0.0"/>
          <table:table-cell table:style-name="cellWorst" office:value-type="float" office:value="4301637.0"/>
          <table:table-cell office:value-type="float" office:value="0.0"/>
          <table:table-cell office:value-type="float" office:value="3609505.0"/>
          <table:table-cell office:value-type="float" office:value="4.0"/>
          <table:table-cell table:style-name="cellWorst" office:value-type="float" office:value="180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66.344"/>
          <table:table-cell office:value-type="float" office:value="0.0"/>
          <table:table-cell office:value-type="float" office:value="0.0660327522451"/>
          <table:table-cell office:value-type="float" office:value="0.00123261137524"/>
          <table:table-cell office:value-type="float" office:value="0.0"/>
          <table:table-cell office:value-type="float" office:value="2268658.0"/>
          <table:table-cell office:value-type="float" office:value="612.0"/>
          <table:table-cell office:value-type="float" office:value="1960525.0"/>
          <table:table-cell office:value-type="float" office:value="4.0"/>
          <table:table-cell office:value-type="float" office:value="179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56.488"/>
          <table:table-cell office:value-type="float" office:value="0.0"/>
          <table:table-cell office:value-type="float" office:value="0.0660327522451"/>
          <table:table-cell office:value-type="float" office:value="0.00136467687973"/>
          <table:table-cell office:value-type="float" office:value="0.0"/>
          <table:table-cell office:value-type="float" office:value="2262613.0"/>
          <table:table-cell office:value-type="float" office:value="2552.0"/>
          <table:table-cell office:value-type="float" office:value="1961276.0"/>
          <table:table-cell office:value-type="float" office:value="4.0"/>
          <table:table-cell office:value-type="float" office:value="148.0"/>
          <table:table-cell office:value-type="float" office:value="151.203"/>
          <table:table-cell office:value-type="float" office:value="0.0"/>
          <table:table-cell office:value-type="float" office:value="0.0660327522451"/>
          <table:table-cell office:value-type="float" office:value="0.00136467687973"/>
          <table:table-cell office:value-type="float" office:value="0.0"/>
          <table:table-cell office:value-type="float" office:value="2262613.0"/>
          <table:table-cell office:value-type="float" office:value="2552.0"/>
          <table:table-cell office:value-type="float" office:value="1961276.0"/>
          <table:table-cell office:value-type="float" office:value="4.0"/>
          <table:table-cell office:value-type="float" office:value="148.0"/>
          <table:table-cell office:value-type="float" office:value="600.02"/>
          <table:table-cell office:value-type="float" office:value="1.0"/>
          <table:table-cell office:value-type="float" office:value="0.0792393026941"/>
          <table:table-cell office:value-type="float" office:value="0.000792393026941"/>
          <table:table-cell office:value-type="float" office:value="0.0"/>
          <table:table-cell office:value-type="float" office:value="4084064.0"/>
          <table:table-cell office:value-type="float" office:value="3080.0"/>
          <table:table-cell table:style-name="cellWorst" office:value-type="float" office:value="3625903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792393026941"/>
          <table:table-cell office:value-type="float" office:value="0.000792393026941"/>
          <table:table-cell office:value-type="float" office:value="0.0"/>
          <table:table-cell office:value-type="float" office:value="2950145.0"/>
          <table:table-cell table:style-name="cellWorst" office:value-type="float" office:value="14213.0"/>
          <table:table-cell office:value-type="float" office:value="255398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48];[.$L48];[.$V48];[.$AF48];[.$AP48];[.$AZ48];[.$BJ48];[.$BT48];[.$CD48];[.$CN48];[.$CX48])" office:value-type="float"/>
          <table:table-cell table:formula="of:=MIN([.$C48];[.$M48];[.$W48];[.$AG48];[.$AQ48];[.$BA48];[.$BK48];[.$BU48];[.$CE48];[.$CO48];[.$CY48])" office:value-type="float"/>
          <table:table-cell table:formula="of:=MIN([.$D48];[.$N48];[.$X48];[.$AH48];[.$AR48];[.$BB48];[.$BL48];[.$BV48];[.$CF48];[.$CP48];[.$CZ48])" office:value-type="float"/>
          <table:table-cell table:formula="of:=MIN([.$E48];[.$O48];[.$Y48];[.$AI48];[.$AS48];[.$BC48];[.$BM48];[.$BW48];[.$CG48];[.$CQ48];[.$DA48])" office:value-type="float"/>
          <table:table-cell table:formula="of:=MIN([.$F48];[.$P48];[.$Z48];[.$AJ48];[.$AT48];[.$BD48];[.$BN48];[.$BX48];[.$CH48];[.$CR48];[.$DB48])" office:value-type="float"/>
          <table:table-cell table:formula="of:=MIN([.$G48];[.$Q48];[.$AA48];[.$AK48];[.$AU48];[.$BE48];[.$BO48];[.$BY48];[.$CI48];[.$CS48];[.$DC48])" office:value-type="float"/>
          <table:table-cell table:formula="of:=MIN([.$H48];[.$R48];[.$AB48];[.$AL48];[.$AV48];[.$BF48];[.$BP48];[.$BZ48];[.$CJ48];[.$CT48];[.$DD48])" office:value-type="float"/>
          <table:table-cell table:formula="of:=MIN([.$I48];[.$S48];[.$AC48];[.$AM48];[.$AW48];[.$BG48];[.$BQ48];[.$CA48];[.$CK48];[.$CU48];[.$DE48])" office:value-type="float"/>
          <table:table-cell table:formula="of:=MIN([.$J48];[.$T48];[.$AD48];[.$AN48];[.$AX48];[.$BH48];[.$BR48];[.$CB48];[.$CL48];[.$CV48];[.$DF48])" office:value-type="float"/>
          <table:table-cell table:formula="of:=MIN([.$K48];[.$U48];[.$AE48];[.$AO48];[.$AY48];[.$BI48];[.$BS48];[.$CC48];[.$CM48];[.$CW48];[.$DG48])" office:value-type="float"/>
          <table:table-cell table:formula="of:=MEDIAN([.$B48];[.$L48];[.$V48];[.$AF48];[.$AP48];[.$AZ48];[.$BJ48];[.$BT48];[.$CD48];[.$CN48];[.$CX48])" office:value-type="float"/>
          <table:table-cell table:formula="of:=MEDIAN([.$C48];[.$M48];[.$W48];[.$AG48];[.$AQ48];[.$BA48];[.$BK48];[.$BU48];[.$CE48];[.$CO48];[.$CY48])" office:value-type="float"/>
          <table:table-cell table:formula="of:=MEDIAN([.$D48];[.$N48];[.$X48];[.$AH48];[.$AR48];[.$BB48];[.$BL48];[.$BV48];[.$CF48];[.$CP48];[.$CZ48])" office:value-type="float"/>
          <table:table-cell table:formula="of:=MEDIAN([.$E48];[.$O48];[.$Y48];[.$AI48];[.$AS48];[.$BC48];[.$BM48];[.$BW48];[.$CG48];[.$CQ48];[.$DA48])" office:value-type="float"/>
          <table:table-cell table:formula="of:=MEDIAN([.$F48];[.$P48];[.$Z48];[.$AJ48];[.$AT48];[.$BD48];[.$BN48];[.$BX48];[.$CH48];[.$CR48];[.$DB48])" office:value-type="float"/>
          <table:table-cell table:formula="of:=MEDIAN([.$G48];[.$Q48];[.$AA48];[.$AK48];[.$AU48];[.$BE48];[.$BO48];[.$BY48];[.$CI48];[.$CS48];[.$DC48])" office:value-type="float"/>
          <table:table-cell table:formula="of:=MEDIAN([.$H48];[.$R48];[.$AB48];[.$AL48];[.$AV48];[.$BF48];[.$BP48];[.$BZ48];[.$CJ48];[.$CT48];[.$DD48])" office:value-type="float"/>
          <table:table-cell table:formula="of:=MEDIAN([.$I48];[.$S48];[.$AC48];[.$AM48];[.$AW48];[.$BG48];[.$BQ48];[.$CA48];[.$CK48];[.$CU48];[.$DE48])" office:value-type="float"/>
          <table:table-cell table:formula="of:=MEDIAN([.$J48];[.$T48];[.$AD48];[.$AN48];[.$AX48];[.$BH48];[.$BR48];[.$CB48];[.$CL48];[.$CV48];[.$DF48])" office:value-type="float"/>
          <table:table-cell table:formula="of:=MEDIAN([.$K48];[.$U48];[.$AE48];[.$AO48];[.$AY48];[.$BI48];[.$BS48];[.$CC48];[.$CM48];[.$CW48];[.$DG48])" office:value-type="float"/>
          <table:table-cell table:formula="of:=MAX([.$B48];[.$L48];[.$V48];[.$AF48];[.$AP48];[.$AZ48];[.$BJ48];[.$BT48];[.$CD48];[.$CN48];[.$CX48])" office:value-type="float"/>
          <table:table-cell table:formula="of:=MAX([.$C48];[.$M48];[.$W48];[.$AG48];[.$AQ48];[.$BA48];[.$BK48];[.$BU48];[.$CE48];[.$CO48];[.$CY48])" office:value-type="float"/>
          <table:table-cell table:formula="of:=MAX([.$D48];[.$N48];[.$X48];[.$AH48];[.$AR48];[.$BB48];[.$BL48];[.$BV48];[.$CF48];[.$CP48];[.$CZ48])" office:value-type="float"/>
          <table:table-cell table:formula="of:=MAX([.$E48];[.$O48];[.$Y48];[.$AI48];[.$AS48];[.$BC48];[.$BM48];[.$BW48];[.$CG48];[.$CQ48];[.$DA48])" office:value-type="float"/>
          <table:table-cell table:formula="of:=MAX([.$F48];[.$P48];[.$Z48];[.$AJ48];[.$AT48];[.$BD48];[.$BN48];[.$BX48];[.$CH48];[.$CR48];[.$DB48])" office:value-type="float"/>
          <table:table-cell table:formula="of:=MAX([.$G48];[.$Q48];[.$AA48];[.$AK48];[.$AU48];[.$BE48];[.$BO48];[.$BY48];[.$CI48];[.$CS48];[.$DC48])" office:value-type="float"/>
          <table:table-cell table:formula="of:=MAX([.$H48];[.$R48];[.$AB48];[.$AL48];[.$AV48];[.$BF48];[.$BP48];[.$BZ48];[.$CJ48];[.$CT48];[.$DD48])" office:value-type="float"/>
          <table:table-cell table:formula="of:=MAX([.$I48];[.$S48];[.$AC48];[.$AM48];[.$AW48];[.$BG48];[.$BQ48];[.$CA48];[.$CK48];[.$CU48];[.$DE48])" office:value-type="float"/>
          <table:table-cell table:formula="of:=MAX([.$J48];[.$T48];[.$AD48];[.$AN48];[.$AX48];[.$BH48];[.$BR48];[.$CB48];[.$CL48];[.$CV48];[.$DF48])" office:value-type="float"/>
          <table:table-cell table:formula="of:=MAX([.$K48];[.$U48];[.$AE48];[.$AO48];[.$AY48];[.$BI48];[.$BS48];[.$CC48];[.$CM48];[.$CW48];[.$DG48])" office:value-type="float"/>
        </table:table-row>
        <table:table-row table:style-name="ro1">
          <table:table-cell office:value-type="string">
            <text:p>bio-expansion/instances/9000/ins_9000_1_0454</text:p>
          </table:table-cell>
          <table:table-cell table:style-name="cellBest" office:value-type="float" office:value="270.238"/>
          <table:table-cell office:value-type="float" office:value="0.0"/>
          <table:table-cell office:value-type="float" office:value="0.094454189718"/>
          <table:table-cell office:value-type="float" office:value="0.00128187828903"/>
          <table:table-cell office:value-type="float" office:value="0.0"/>
          <table:table-cell office:value-type="float" office:value="3515019.0"/>
          <table:table-cell office:value-type="float" office:value="0.0"/>
          <table:table-cell office:value-type="float" office:value="2909835.0"/>
          <table:table-cell office:value-type="float" office:value="4.0"/>
          <table:table-cell office:value-type="float" office:value="164.0"/>
          <table:table-cell office:value-type="float" office:value="419.317"/>
          <table:table-cell office:value-type="float" office:value="0.0"/>
          <table:table-cell office:value-type="float" office:value="0.026986911348"/>
          <table:table-cell office:value-type="float" office:value="0.00060720550533"/>
          <table:table-cell office:value-type="float" office:value="0.0"/>
          <table:table-cell office:value-type="float" office:value="4915554.0"/>
          <table:table-cell office:value-type="float" office:value="0.0"/>
          <table:table-cell office:value-type="float" office:value="4081679.0"/>
          <table:table-cell office:value-type="float" office:value="4.0"/>
          <table:table-cell table:style-name="cellWorst" office:value-type="float" office:value="174.0"/>
          <table:table-cell office:value-type="float" office:value="600.02"/>
          <table:table-cell office:value-type="float" office:value="1.0"/>
          <table:table-cell office:value-type="float" office:value="0.053973822696"/>
          <table:table-cell office:value-type="float" office:value="0.00053973822696"/>
          <table:table-cell office:value-type="float" office:value="0.0"/>
          <table:table-cell table:style-name="cellWorst" office:value-type="float" office:value="5741677.0"/>
          <table:table-cell office:value-type="float" office:value="0.0"/>
          <table:table-cell table:style-name="cellWorst" office:value-type="float" office:value="500609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89.698"/>
          <table:table-cell office:value-type="float" office:value="0.0"/>
          <table:table-cell office:value-type="float" office:value="0.161921468088"/>
          <table:table-cell office:value-type="float" office:value="0.00350829847524"/>
          <table:table-cell office:value-type="float" office:value="0.0"/>
          <table:table-cell office:value-type="float" office:value="3354824.0"/>
          <table:table-cell office:value-type="float" office:value="1513.0"/>
          <table:table-cell office:value-type="float" office:value="2820827.0"/>
          <table:table-cell office:value-type="float" office:value="4.0"/>
          <table:table-cell office:value-type="float" office:value="160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01.193"/>
          <table:table-cell office:value-type="float" office:value="0.0"/>
          <table:table-cell office:value-type="float" office:value="0.215895290784"/>
          <table:table-cell office:value-type="float" office:value="0.00303602752665"/>
          <table:table-cell office:value-type="float" office:value="0.0"/>
          <table:table-cell office:value-type="float" office:value="3346903.0"/>
          <table:table-cell table:style-name="cellWorst" office:value-type="float" office:value="4286.0"/>
          <table:table-cell office:value-type="float" office:value="2820167.0"/>
          <table:table-cell office:value-type="float" office:value="4.0"/>
          <table:table-cell table:style-name="cellBest" office:value-type="float" office:value="153.0"/>
          <table:table-cell office:value-type="float" office:value="275.416"/>
          <table:table-cell office:value-type="float" office:value="0.0"/>
          <table:table-cell office:value-type="float" office:value="0.215895290784"/>
          <table:table-cell office:value-type="float" office:value="0.00303602752665"/>
          <table:table-cell office:value-type="float" office:value="0.0"/>
          <table:table-cell office:value-type="float" office:value="3346903.0"/>
          <table:table-cell table:style-name="cellWorst" office:value-type="float" office:value="4286.0"/>
          <table:table-cell office:value-type="float" office:value="2820167.0"/>
          <table:table-cell office:value-type="float" office:value="4.0"/>
          <table:table-cell table:style-name="cellBest" office:value-type="float" office:value="153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49];[.$L49];[.$V49];[.$AF49];[.$AP49];[.$AZ49];[.$BJ49];[.$BT49];[.$CD49];[.$CN49];[.$CX49])" office:value-type="float"/>
          <table:table-cell table:formula="of:=MIN([.$C49];[.$M49];[.$W49];[.$AG49];[.$AQ49];[.$BA49];[.$BK49];[.$BU49];[.$CE49];[.$CO49];[.$CY49])" office:value-type="float"/>
          <table:table-cell table:formula="of:=MIN([.$D49];[.$N49];[.$X49];[.$AH49];[.$AR49];[.$BB49];[.$BL49];[.$BV49];[.$CF49];[.$CP49];[.$CZ49])" office:value-type="float"/>
          <table:table-cell table:formula="of:=MIN([.$E49];[.$O49];[.$Y49];[.$AI49];[.$AS49];[.$BC49];[.$BM49];[.$BW49];[.$CG49];[.$CQ49];[.$DA49])" office:value-type="float"/>
          <table:table-cell table:formula="of:=MIN([.$F49];[.$P49];[.$Z49];[.$AJ49];[.$AT49];[.$BD49];[.$BN49];[.$BX49];[.$CH49];[.$CR49];[.$DB49])" office:value-type="float"/>
          <table:table-cell table:formula="of:=MIN([.$G49];[.$Q49];[.$AA49];[.$AK49];[.$AU49];[.$BE49];[.$BO49];[.$BY49];[.$CI49];[.$CS49];[.$DC49])" office:value-type="float"/>
          <table:table-cell table:formula="of:=MIN([.$H49];[.$R49];[.$AB49];[.$AL49];[.$AV49];[.$BF49];[.$BP49];[.$BZ49];[.$CJ49];[.$CT49];[.$DD49])" office:value-type="float"/>
          <table:table-cell table:formula="of:=MIN([.$I49];[.$S49];[.$AC49];[.$AM49];[.$AW49];[.$BG49];[.$BQ49];[.$CA49];[.$CK49];[.$CU49];[.$DE49])" office:value-type="float"/>
          <table:table-cell table:formula="of:=MIN([.$J49];[.$T49];[.$AD49];[.$AN49];[.$AX49];[.$BH49];[.$BR49];[.$CB49];[.$CL49];[.$CV49];[.$DF49])" office:value-type="float"/>
          <table:table-cell table:formula="of:=MIN([.$K49];[.$U49];[.$AE49];[.$AO49];[.$AY49];[.$BI49];[.$BS49];[.$CC49];[.$CM49];[.$CW49];[.$DG49])" office:value-type="float"/>
          <table:table-cell table:formula="of:=MEDIAN([.$B49];[.$L49];[.$V49];[.$AF49];[.$AP49];[.$AZ49];[.$BJ49];[.$BT49];[.$CD49];[.$CN49];[.$CX49])" office:value-type="float"/>
          <table:table-cell table:formula="of:=MEDIAN([.$C49];[.$M49];[.$W49];[.$AG49];[.$AQ49];[.$BA49];[.$BK49];[.$BU49];[.$CE49];[.$CO49];[.$CY49])" office:value-type="float"/>
          <table:table-cell table:formula="of:=MEDIAN([.$D49];[.$N49];[.$X49];[.$AH49];[.$AR49];[.$BB49];[.$BL49];[.$BV49];[.$CF49];[.$CP49];[.$CZ49])" office:value-type="float"/>
          <table:table-cell table:formula="of:=MEDIAN([.$E49];[.$O49];[.$Y49];[.$AI49];[.$AS49];[.$BC49];[.$BM49];[.$BW49];[.$CG49];[.$CQ49];[.$DA49])" office:value-type="float"/>
          <table:table-cell table:formula="of:=MEDIAN([.$F49];[.$P49];[.$Z49];[.$AJ49];[.$AT49];[.$BD49];[.$BN49];[.$BX49];[.$CH49];[.$CR49];[.$DB49])" office:value-type="float"/>
          <table:table-cell table:formula="of:=MEDIAN([.$G49];[.$Q49];[.$AA49];[.$AK49];[.$AU49];[.$BE49];[.$BO49];[.$BY49];[.$CI49];[.$CS49];[.$DC49])" office:value-type="float"/>
          <table:table-cell table:formula="of:=MEDIAN([.$H49];[.$R49];[.$AB49];[.$AL49];[.$AV49];[.$BF49];[.$BP49];[.$BZ49];[.$CJ49];[.$CT49];[.$DD49])" office:value-type="float"/>
          <table:table-cell table:formula="of:=MEDIAN([.$I49];[.$S49];[.$AC49];[.$AM49];[.$AW49];[.$BG49];[.$BQ49];[.$CA49];[.$CK49];[.$CU49];[.$DE49])" office:value-type="float"/>
          <table:table-cell table:formula="of:=MEDIAN([.$J49];[.$T49];[.$AD49];[.$AN49];[.$AX49];[.$BH49];[.$BR49];[.$CB49];[.$CL49];[.$CV49];[.$DF49])" office:value-type="float"/>
          <table:table-cell table:formula="of:=MEDIAN([.$K49];[.$U49];[.$AE49];[.$AO49];[.$AY49];[.$BI49];[.$BS49];[.$CC49];[.$CM49];[.$CW49];[.$DG49])" office:value-type="float"/>
          <table:table-cell table:formula="of:=MAX([.$B49];[.$L49];[.$V49];[.$AF49];[.$AP49];[.$AZ49];[.$BJ49];[.$BT49];[.$CD49];[.$CN49];[.$CX49])" office:value-type="float"/>
          <table:table-cell table:formula="of:=MAX([.$C49];[.$M49];[.$W49];[.$AG49];[.$AQ49];[.$BA49];[.$BK49];[.$BU49];[.$CE49];[.$CO49];[.$CY49])" office:value-type="float"/>
          <table:table-cell table:formula="of:=MAX([.$D49];[.$N49];[.$X49];[.$AH49];[.$AR49];[.$BB49];[.$BL49];[.$BV49];[.$CF49];[.$CP49];[.$CZ49])" office:value-type="float"/>
          <table:table-cell table:formula="of:=MAX([.$E49];[.$O49];[.$Y49];[.$AI49];[.$AS49];[.$BC49];[.$BM49];[.$BW49];[.$CG49];[.$CQ49];[.$DA49])" office:value-type="float"/>
          <table:table-cell table:formula="of:=MAX([.$F49];[.$P49];[.$Z49];[.$AJ49];[.$AT49];[.$BD49];[.$BN49];[.$BX49];[.$CH49];[.$CR49];[.$DB49])" office:value-type="float"/>
          <table:table-cell table:formula="of:=MAX([.$G49];[.$Q49];[.$AA49];[.$AK49];[.$AU49];[.$BE49];[.$BO49];[.$BY49];[.$CI49];[.$CS49];[.$DC49])" office:value-type="float"/>
          <table:table-cell table:formula="of:=MAX([.$H49];[.$R49];[.$AB49];[.$AL49];[.$AV49];[.$BF49];[.$BP49];[.$BZ49];[.$CJ49];[.$CT49];[.$DD49])" office:value-type="float"/>
          <table:table-cell table:formula="of:=MAX([.$I49];[.$S49];[.$AC49];[.$AM49];[.$AW49];[.$BG49];[.$BQ49];[.$CA49];[.$CK49];[.$CU49];[.$DE49])" office:value-type="float"/>
          <table:table-cell table:formula="of:=MAX([.$J49];[.$T49];[.$AD49];[.$AN49];[.$AX49];[.$BH49];[.$BR49];[.$CB49];[.$CL49];[.$CV49];[.$DF49])" office:value-type="float"/>
          <table:table-cell table:formula="of:=MAX([.$K49];[.$U49];[.$AE49];[.$AO49];[.$AY49];[.$BI49];[.$BS49];[.$CC49];[.$CM49];[.$CW49];[.$DG49])" office:value-type="float"/>
        </table:table-row>
        <table:table-row table:style-name="ro1">
          <table:table-cell office:value-type="string">
            <text:p>bio-expansion/instances/9000/ins_9000_1_0464</text:p>
          </table:table-cell>
          <table:table-cell table:style-name="cellBest" office:value-type="float" office:value="187.182"/>
          <table:table-cell office:value-type="float" office:value="0.0"/>
          <table:table-cell office:value-type="float" office:value="0.026493575308"/>
          <table:table-cell office:value-type="float" office:value="0.000971431094626"/>
          <table:table-cell office:value-type="float" office:value="0.0"/>
          <table:table-cell office:value-type="float" office:value="2274905.0"/>
          <table:table-cell office:value-type="float" office:value="0.0"/>
          <table:table-cell office:value-type="float" office:value="1898215.0"/>
          <table:table-cell office:value-type="float" office:value="4.0"/>
          <table:table-cell office:value-type="float" office:value="156.0"/>
          <table:table-cell office:value-type="float" office:value="540.569"/>
          <table:table-cell office:value-type="float" office:value="0.0"/>
          <table:table-cell office:value-type="float" office:value="0.026493575308"/>
          <table:table-cell office:value-type="float" office:value="0.000574027465006"/>
          <table:table-cell office:value-type="float" office:value="0.0"/>
          <table:table-cell table:style-name="cellWorst" office:value-type="float" office:value="5355073.0"/>
          <table:table-cell office:value-type="float" office:value="0.0"/>
          <table:table-cell table:style-name="cellWorst" office:value-type="float" office:value="4563454.0"/>
          <table:table-cell office:value-type="float" office:value="4.0"/>
          <table:table-cell office:value-type="float" office:value="177.0"/>
          <table:table-cell office:value-type="float" office:value="600.019"/>
          <table:table-cell office:value-type="float" office:value="1.0"/>
          <table:table-cell office:value-type="float" office:value="0.079480725924"/>
          <table:table-cell office:value-type="float" office:value="0.00105974301232"/>
          <table:table-cell office:value-type="float" office:value="0.0"/>
          <table:table-cell office:value-type="float" office:value="3465369.0"/>
          <table:table-cell office:value-type="float" office:value="0.0"/>
          <table:table-cell office:value-type="float" office:value="310092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27.814"/>
          <table:table-cell office:value-type="float" office:value="0.0"/>
          <table:table-cell office:value-type="float" office:value="0.026493575308"/>
          <table:table-cell office:value-type="float" office:value="0.00125844482713"/>
          <table:table-cell office:value-type="float" office:value="0.0"/>
          <table:table-cell office:value-type="float" office:value="3402571.0"/>
          <table:table-cell office:value-type="float" office:value="2695.0"/>
          <table:table-cell office:value-type="float" office:value="2928985.0"/>
          <table:table-cell office:value-type="float" office:value="4.0"/>
          <table:table-cell table:style-name="cellWorst" office:value-type="float" office:value="192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10.427"/>
          <table:table-cell office:value-type="float" office:value="0.0"/>
          <table:table-cell office:value-type="float" office:value="0.026493575308"/>
          <table:table-cell office:value-type="float" office:value="0.00163377047733"/>
          <table:table-cell office:value-type="float" office:value="0.0"/>
          <table:table-cell office:value-type="float" office:value="3352183.0"/>
          <table:table-cell table:style-name="cellWorst" office:value-type="float" office:value="4702.0"/>
          <table:table-cell office:value-type="float" office:value="2889466.0"/>
          <table:table-cell office:value-type="float" office:value="4.0"/>
          <table:table-cell table:style-name="cellBest" office:value-type="float" office:value="142.0"/>
          <table:table-cell office:value-type="float" office:value="205.855"/>
          <table:table-cell office:value-type="float" office:value="0.0"/>
          <table:table-cell office:value-type="float" office:value="0.026493575308"/>
          <table:table-cell office:value-type="float" office:value="0.00163377047733"/>
          <table:table-cell office:value-type="float" office:value="0.0"/>
          <table:table-cell office:value-type="float" office:value="3352183.0"/>
          <table:table-cell table:style-name="cellWorst" office:value-type="float" office:value="4702.0"/>
          <table:table-cell office:value-type="float" office:value="2889466.0"/>
          <table:table-cell office:value-type="float" office:value="4.0"/>
          <table:table-cell table:style-name="cellBest" office:value-type="float" office:value="142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50];[.$L50];[.$V50];[.$AF50];[.$AP50];[.$AZ50];[.$BJ50];[.$BT50];[.$CD50];[.$CN50];[.$CX50])" office:value-type="float"/>
          <table:table-cell table:formula="of:=MIN([.$C50];[.$M50];[.$W50];[.$AG50];[.$AQ50];[.$BA50];[.$BK50];[.$BU50];[.$CE50];[.$CO50];[.$CY50])" office:value-type="float"/>
          <table:table-cell table:formula="of:=MIN([.$D50];[.$N50];[.$X50];[.$AH50];[.$AR50];[.$BB50];[.$BL50];[.$BV50];[.$CF50];[.$CP50];[.$CZ50])" office:value-type="float"/>
          <table:table-cell table:formula="of:=MIN([.$E50];[.$O50];[.$Y50];[.$AI50];[.$AS50];[.$BC50];[.$BM50];[.$BW50];[.$CG50];[.$CQ50];[.$DA50])" office:value-type="float"/>
          <table:table-cell table:formula="of:=MIN([.$F50];[.$P50];[.$Z50];[.$AJ50];[.$AT50];[.$BD50];[.$BN50];[.$BX50];[.$CH50];[.$CR50];[.$DB50])" office:value-type="float"/>
          <table:table-cell table:formula="of:=MIN([.$G50];[.$Q50];[.$AA50];[.$AK50];[.$AU50];[.$BE50];[.$BO50];[.$BY50];[.$CI50];[.$CS50];[.$DC50])" office:value-type="float"/>
          <table:table-cell table:formula="of:=MIN([.$H50];[.$R50];[.$AB50];[.$AL50];[.$AV50];[.$BF50];[.$BP50];[.$BZ50];[.$CJ50];[.$CT50];[.$DD50])" office:value-type="float"/>
          <table:table-cell table:formula="of:=MIN([.$I50];[.$S50];[.$AC50];[.$AM50];[.$AW50];[.$BG50];[.$BQ50];[.$CA50];[.$CK50];[.$CU50];[.$DE50])" office:value-type="float"/>
          <table:table-cell table:formula="of:=MIN([.$J50];[.$T50];[.$AD50];[.$AN50];[.$AX50];[.$BH50];[.$BR50];[.$CB50];[.$CL50];[.$CV50];[.$DF50])" office:value-type="float"/>
          <table:table-cell table:formula="of:=MIN([.$K50];[.$U50];[.$AE50];[.$AO50];[.$AY50];[.$BI50];[.$BS50];[.$CC50];[.$CM50];[.$CW50];[.$DG50])" office:value-type="float"/>
          <table:table-cell table:formula="of:=MEDIAN([.$B50];[.$L50];[.$V50];[.$AF50];[.$AP50];[.$AZ50];[.$BJ50];[.$BT50];[.$CD50];[.$CN50];[.$CX50])" office:value-type="float"/>
          <table:table-cell table:formula="of:=MEDIAN([.$C50];[.$M50];[.$W50];[.$AG50];[.$AQ50];[.$BA50];[.$BK50];[.$BU50];[.$CE50];[.$CO50];[.$CY50])" office:value-type="float"/>
          <table:table-cell table:formula="of:=MEDIAN([.$D50];[.$N50];[.$X50];[.$AH50];[.$AR50];[.$BB50];[.$BL50];[.$BV50];[.$CF50];[.$CP50];[.$CZ50])" office:value-type="float"/>
          <table:table-cell table:formula="of:=MEDIAN([.$E50];[.$O50];[.$Y50];[.$AI50];[.$AS50];[.$BC50];[.$BM50];[.$BW50];[.$CG50];[.$CQ50];[.$DA50])" office:value-type="float"/>
          <table:table-cell table:formula="of:=MEDIAN([.$F50];[.$P50];[.$Z50];[.$AJ50];[.$AT50];[.$BD50];[.$BN50];[.$BX50];[.$CH50];[.$CR50];[.$DB50])" office:value-type="float"/>
          <table:table-cell table:formula="of:=MEDIAN([.$G50];[.$Q50];[.$AA50];[.$AK50];[.$AU50];[.$BE50];[.$BO50];[.$BY50];[.$CI50];[.$CS50];[.$DC50])" office:value-type="float"/>
          <table:table-cell table:formula="of:=MEDIAN([.$H50];[.$R50];[.$AB50];[.$AL50];[.$AV50];[.$BF50];[.$BP50];[.$BZ50];[.$CJ50];[.$CT50];[.$DD50])" office:value-type="float"/>
          <table:table-cell table:formula="of:=MEDIAN([.$I50];[.$S50];[.$AC50];[.$AM50];[.$AW50];[.$BG50];[.$BQ50];[.$CA50];[.$CK50];[.$CU50];[.$DE50])" office:value-type="float"/>
          <table:table-cell table:formula="of:=MEDIAN([.$J50];[.$T50];[.$AD50];[.$AN50];[.$AX50];[.$BH50];[.$BR50];[.$CB50];[.$CL50];[.$CV50];[.$DF50])" office:value-type="float"/>
          <table:table-cell table:formula="of:=MEDIAN([.$K50];[.$U50];[.$AE50];[.$AO50];[.$AY50];[.$BI50];[.$BS50];[.$CC50];[.$CM50];[.$CW50];[.$DG50])" office:value-type="float"/>
          <table:table-cell table:formula="of:=MAX([.$B50];[.$L50];[.$V50];[.$AF50];[.$AP50];[.$AZ50];[.$BJ50];[.$BT50];[.$CD50];[.$CN50];[.$CX50])" office:value-type="float"/>
          <table:table-cell table:formula="of:=MAX([.$C50];[.$M50];[.$W50];[.$AG50];[.$AQ50];[.$BA50];[.$BK50];[.$BU50];[.$CE50];[.$CO50];[.$CY50])" office:value-type="float"/>
          <table:table-cell table:formula="of:=MAX([.$D50];[.$N50];[.$X50];[.$AH50];[.$AR50];[.$BB50];[.$BL50];[.$BV50];[.$CF50];[.$CP50];[.$CZ50])" office:value-type="float"/>
          <table:table-cell table:formula="of:=MAX([.$E50];[.$O50];[.$Y50];[.$AI50];[.$AS50];[.$BC50];[.$BM50];[.$BW50];[.$CG50];[.$CQ50];[.$DA50])" office:value-type="float"/>
          <table:table-cell table:formula="of:=MAX([.$F50];[.$P50];[.$Z50];[.$AJ50];[.$AT50];[.$BD50];[.$BN50];[.$BX50];[.$CH50];[.$CR50];[.$DB50])" office:value-type="float"/>
          <table:table-cell table:formula="of:=MAX([.$G50];[.$Q50];[.$AA50];[.$AK50];[.$AU50];[.$BE50];[.$BO50];[.$BY50];[.$CI50];[.$CS50];[.$DC50])" office:value-type="float"/>
          <table:table-cell table:formula="of:=MAX([.$H50];[.$R50];[.$AB50];[.$AL50];[.$AV50];[.$BF50];[.$BP50];[.$BZ50];[.$CJ50];[.$CT50];[.$DD50])" office:value-type="float"/>
          <table:table-cell table:formula="of:=MAX([.$I50];[.$S50];[.$AC50];[.$AM50];[.$AW50];[.$BG50];[.$BQ50];[.$CA50];[.$CK50];[.$CU50];[.$DE50])" office:value-type="float"/>
          <table:table-cell table:formula="of:=MAX([.$J50];[.$T50];[.$AD50];[.$AN50];[.$AX50];[.$BH50];[.$BR50];[.$CB50];[.$CL50];[.$CV50];[.$DF50])" office:value-type="float"/>
          <table:table-cell table:formula="of:=MAX([.$K50];[.$U50];[.$AE50];[.$AO50];[.$AY50];[.$BI50];[.$BS50];[.$CC50];[.$CM50];[.$CW50];[.$DG50])" office:value-type="float"/>
        </table:table-row>
        <table:table-row table:style-name="ro1">
          <table:table-cell office:value-type="string">
            <text:p>bio-expansion/instances/9000/ins_9000_1_0474</text:p>
          </table:table-cell>
          <table:table-cell office:value-type="float" office:value="258.344"/>
          <table:table-cell office:value-type="float" office:value="0.0"/>
          <table:table-cell office:value-type="float" office:value="0.0260382762661"/>
          <table:table-cell office:value-type="float" office:value="0.000650956906653"/>
          <table:table-cell office:value-type="float" office:value="0.0"/>
          <table:table-cell office:value-type="float" office:value="3544889.0"/>
          <table:table-cell table:style-name="cellBest" office:value-type="float" office:value="0.0"/>
          <table:table-cell office:value-type="float" office:value="2932108.0"/>
          <table:table-cell office:value-type="float" office:value="4.0"/>
          <table:table-cell table:style-name="cellWorst" office:value-type="float" office:value="159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911339669314"/>
          <table:table-cell office:value-type="float" office:value="0.000911339669314"/>
          <table:table-cell office:value-type="float" office:value="0.0"/>
          <table:table-cell table:style-name="cellWorst" office:value-type="float" office:value="3566269.0"/>
          <table:table-cell table:style-name="cellBest" office:value-type="float" office:value="0.0"/>
          <table:table-cell table:style-name="cellWorst" office:value-type="float" office:value="3010179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29.28"/>
          <table:table-cell office:value-type="float" office:value="0.0"/>
          <table:table-cell office:value-type="float" office:value="0.104153105064"/>
          <table:table-cell office:value-type="float" office:value="0.00364535867726"/>
          <table:table-cell office:value-type="float" office:value="0.0"/>
          <table:table-cell office:value-type="float" office:value="2363606.0"/>
          <table:table-cell office:value-type="float" office:value="1059.0"/>
          <table:table-cell office:value-type="float" office:value="1935711.0"/>
          <table:table-cell office:value-type="float" office:value="4.0"/>
          <table:table-cell office:value-type="float" office:value="144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50.643"/>
          <table:table-cell office:value-type="float" office:value="0.0"/>
          <table:table-cell office:value-type="float" office:value="0.104153105064"/>
          <table:table-cell office:value-type="float" office:value="0.00353686585948"/>
          <table:table-cell office:value-type="float" office:value="0.0"/>
          <table:table-cell office:value-type="float" office:value="2369025.0"/>
          <table:table-cell table:style-name="cellWorst" office:value-type="float" office:value="5468.0"/>
          <table:table-cell office:value-type="float" office:value="1939576.0"/>
          <table:table-cell office:value-type="float" office:value="4.0"/>
          <table:table-cell table:style-name="cellBest" office:value-type="float" office:value="142.0"/>
          <table:table-cell table:style-name="cellBest" office:value-type="float" office:value="225.75"/>
          <table:table-cell office:value-type="float" office:value="0.0"/>
          <table:table-cell office:value-type="float" office:value="0.104153105064"/>
          <table:table-cell office:value-type="float" office:value="0.00353686585948"/>
          <table:table-cell office:value-type="float" office:value="0.0"/>
          <table:table-cell office:value-type="float" office:value="2369025.0"/>
          <table:table-cell table:style-name="cellWorst" office:value-type="float" office:value="5468.0"/>
          <table:table-cell office:value-type="float" office:value="1939576.0"/>
          <table:table-cell office:value-type="float" office:value="4.0"/>
          <table:table-cell table:style-name="cellBest" office:value-type="float" office:value="142.0"/>
          <table:table-cell office:value-type="float" office:value="600.02"/>
          <table:table-cell office:value-type="float" office:value="1.0"/>
          <table:table-cell office:value-type="float" office:value="0.117172243198"/>
          <table:table-cell office:value-type="float" office:value="0.00117172243198"/>
          <table:table-cell office:value-type="float" office:value="0.0"/>
          <table:table-cell office:value-type="float" office:value="2395122.0"/>
          <table:table-cell office:value-type="float" office:value="583.0"/>
          <table:table-cell office:value-type="float" office:value="197033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117172243198"/>
          <table:table-cell office:value-type="float" office:value="0.00117172243198"/>
          <table:table-cell office:value-type="float" office:value="0.0"/>
          <table:table-cell office:value-type="float" office:value="2359344.0"/>
          <table:table-cell office:value-type="float" office:value="1053.0"/>
          <table:table-cell office:value-type="float" office:value="193602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51];[.$L51];[.$V51];[.$AF51];[.$AP51];[.$AZ51];[.$BJ51];[.$BT51];[.$CD51];[.$CN51];[.$CX51])" office:value-type="float"/>
          <table:table-cell table:formula="of:=MIN([.$C51];[.$M51];[.$W51];[.$AG51];[.$AQ51];[.$BA51];[.$BK51];[.$BU51];[.$CE51];[.$CO51];[.$CY51])" office:value-type="float"/>
          <table:table-cell table:formula="of:=MIN([.$D51];[.$N51];[.$X51];[.$AH51];[.$AR51];[.$BB51];[.$BL51];[.$BV51];[.$CF51];[.$CP51];[.$CZ51])" office:value-type="float"/>
          <table:table-cell table:formula="of:=MIN([.$E51];[.$O51];[.$Y51];[.$AI51];[.$AS51];[.$BC51];[.$BM51];[.$BW51];[.$CG51];[.$CQ51];[.$DA51])" office:value-type="float"/>
          <table:table-cell table:formula="of:=MIN([.$F51];[.$P51];[.$Z51];[.$AJ51];[.$AT51];[.$BD51];[.$BN51];[.$BX51];[.$CH51];[.$CR51];[.$DB51])" office:value-type="float"/>
          <table:table-cell table:formula="of:=MIN([.$G51];[.$Q51];[.$AA51];[.$AK51];[.$AU51];[.$BE51];[.$BO51];[.$BY51];[.$CI51];[.$CS51];[.$DC51])" office:value-type="float"/>
          <table:table-cell table:formula="of:=MIN([.$H51];[.$R51];[.$AB51];[.$AL51];[.$AV51];[.$BF51];[.$BP51];[.$BZ51];[.$CJ51];[.$CT51];[.$DD51])" office:value-type="float"/>
          <table:table-cell table:formula="of:=MIN([.$I51];[.$S51];[.$AC51];[.$AM51];[.$AW51];[.$BG51];[.$BQ51];[.$CA51];[.$CK51];[.$CU51];[.$DE51])" office:value-type="float"/>
          <table:table-cell table:formula="of:=MIN([.$J51];[.$T51];[.$AD51];[.$AN51];[.$AX51];[.$BH51];[.$BR51];[.$CB51];[.$CL51];[.$CV51];[.$DF51])" office:value-type="float"/>
          <table:table-cell table:formula="of:=MIN([.$K51];[.$U51];[.$AE51];[.$AO51];[.$AY51];[.$BI51];[.$BS51];[.$CC51];[.$CM51];[.$CW51];[.$DG51])" office:value-type="float"/>
          <table:table-cell table:formula="of:=MEDIAN([.$B51];[.$L51];[.$V51];[.$AF51];[.$AP51];[.$AZ51];[.$BJ51];[.$BT51];[.$CD51];[.$CN51];[.$CX51])" office:value-type="float"/>
          <table:table-cell table:formula="of:=MEDIAN([.$C51];[.$M51];[.$W51];[.$AG51];[.$AQ51];[.$BA51];[.$BK51];[.$BU51];[.$CE51];[.$CO51];[.$CY51])" office:value-type="float"/>
          <table:table-cell table:formula="of:=MEDIAN([.$D51];[.$N51];[.$X51];[.$AH51];[.$AR51];[.$BB51];[.$BL51];[.$BV51];[.$CF51];[.$CP51];[.$CZ51])" office:value-type="float"/>
          <table:table-cell table:formula="of:=MEDIAN([.$E51];[.$O51];[.$Y51];[.$AI51];[.$AS51];[.$BC51];[.$BM51];[.$BW51];[.$CG51];[.$CQ51];[.$DA51])" office:value-type="float"/>
          <table:table-cell table:formula="of:=MEDIAN([.$F51];[.$P51];[.$Z51];[.$AJ51];[.$AT51];[.$BD51];[.$BN51];[.$BX51];[.$CH51];[.$CR51];[.$DB51])" office:value-type="float"/>
          <table:table-cell table:formula="of:=MEDIAN([.$G51];[.$Q51];[.$AA51];[.$AK51];[.$AU51];[.$BE51];[.$BO51];[.$BY51];[.$CI51];[.$CS51];[.$DC51])" office:value-type="float"/>
          <table:table-cell table:formula="of:=MEDIAN([.$H51];[.$R51];[.$AB51];[.$AL51];[.$AV51];[.$BF51];[.$BP51];[.$BZ51];[.$CJ51];[.$CT51];[.$DD51])" office:value-type="float"/>
          <table:table-cell table:formula="of:=MEDIAN([.$I51];[.$S51];[.$AC51];[.$AM51];[.$AW51];[.$BG51];[.$BQ51];[.$CA51];[.$CK51];[.$CU51];[.$DE51])" office:value-type="float"/>
          <table:table-cell table:formula="of:=MEDIAN([.$J51];[.$T51];[.$AD51];[.$AN51];[.$AX51];[.$BH51];[.$BR51];[.$CB51];[.$CL51];[.$CV51];[.$DF51])" office:value-type="float"/>
          <table:table-cell table:formula="of:=MEDIAN([.$K51];[.$U51];[.$AE51];[.$AO51];[.$AY51];[.$BI51];[.$BS51];[.$CC51];[.$CM51];[.$CW51];[.$DG51])" office:value-type="float"/>
          <table:table-cell table:formula="of:=MAX([.$B51];[.$L51];[.$V51];[.$AF51];[.$AP51];[.$AZ51];[.$BJ51];[.$BT51];[.$CD51];[.$CN51];[.$CX51])" office:value-type="float"/>
          <table:table-cell table:formula="of:=MAX([.$C51];[.$M51];[.$W51];[.$AG51];[.$AQ51];[.$BA51];[.$BK51];[.$BU51];[.$CE51];[.$CO51];[.$CY51])" office:value-type="float"/>
          <table:table-cell table:formula="of:=MAX([.$D51];[.$N51];[.$X51];[.$AH51];[.$AR51];[.$BB51];[.$BL51];[.$BV51];[.$CF51];[.$CP51];[.$CZ51])" office:value-type="float"/>
          <table:table-cell table:formula="of:=MAX([.$E51];[.$O51];[.$Y51];[.$AI51];[.$AS51];[.$BC51];[.$BM51];[.$BW51];[.$CG51];[.$CQ51];[.$DA51])" office:value-type="float"/>
          <table:table-cell table:formula="of:=MAX([.$F51];[.$P51];[.$Z51];[.$AJ51];[.$AT51];[.$BD51];[.$BN51];[.$BX51];[.$CH51];[.$CR51];[.$DB51])" office:value-type="float"/>
          <table:table-cell table:formula="of:=MAX([.$G51];[.$Q51];[.$AA51];[.$AK51];[.$AU51];[.$BE51];[.$BO51];[.$BY51];[.$CI51];[.$CS51];[.$DC51])" office:value-type="float"/>
          <table:table-cell table:formula="of:=MAX([.$H51];[.$R51];[.$AB51];[.$AL51];[.$AV51];[.$BF51];[.$BP51];[.$BZ51];[.$CJ51];[.$CT51];[.$DD51])" office:value-type="float"/>
          <table:table-cell table:formula="of:=MAX([.$I51];[.$S51];[.$AC51];[.$AM51];[.$AW51];[.$BG51];[.$BQ51];[.$CA51];[.$CK51];[.$CU51];[.$DE51])" office:value-type="float"/>
          <table:table-cell table:formula="of:=MAX([.$J51];[.$T51];[.$AD51];[.$AN51];[.$AX51];[.$BH51];[.$BR51];[.$CB51];[.$CL51];[.$CV51];[.$DF51])" office:value-type="float"/>
          <table:table-cell table:formula="of:=MAX([.$K51];[.$U51];[.$AE51];[.$AO51];[.$AY51];[.$BI51];[.$BS51];[.$CC51];[.$CM51];[.$CW51];[.$DG51])" office:value-type="float"/>
        </table:table-row>
        <table:table-row table:style-name="ro1">
          <table:table-cell office:value-type="string">
            <text:p>bio-expansion/instances/9000/ins_9000_2_0434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3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52];[.$L52];[.$V52];[.$AF52];[.$AP52];[.$AZ52];[.$BJ52];[.$BT52];[.$CD52];[.$CN52];[.$CX52])" office:value-type="float"/>
          <table:table-cell table:formula="of:=MIN([.$C52];[.$M52];[.$W52];[.$AG52];[.$AQ52];[.$BA52];[.$BK52];[.$BU52];[.$CE52];[.$CO52];[.$CY52])" office:value-type="float"/>
          <table:table-cell table:formula="of:=MIN([.$D52];[.$N52];[.$X52];[.$AH52];[.$AR52];[.$BB52];[.$BL52];[.$BV52];[.$CF52];[.$CP52];[.$CZ52])" office:value-type="float"/>
          <table:table-cell table:formula="of:=MIN([.$E52];[.$O52];[.$Y52];[.$AI52];[.$AS52];[.$BC52];[.$BM52];[.$BW52];[.$CG52];[.$CQ52];[.$DA52])" office:value-type="float"/>
          <table:table-cell table:formula="of:=MIN([.$F52];[.$P52];[.$Z52];[.$AJ52];[.$AT52];[.$BD52];[.$BN52];[.$BX52];[.$CH52];[.$CR52];[.$DB52])" office:value-type="float"/>
          <table:table-cell table:formula="of:=MIN([.$G52];[.$Q52];[.$AA52];[.$AK52];[.$AU52];[.$BE52];[.$BO52];[.$BY52];[.$CI52];[.$CS52];[.$DC52])" office:value-type="float"/>
          <table:table-cell table:formula="of:=MIN([.$H52];[.$R52];[.$AB52];[.$AL52];[.$AV52];[.$BF52];[.$BP52];[.$BZ52];[.$CJ52];[.$CT52];[.$DD52])" office:value-type="float"/>
          <table:table-cell table:formula="of:=MIN([.$I52];[.$S52];[.$AC52];[.$AM52];[.$AW52];[.$BG52];[.$BQ52];[.$CA52];[.$CK52];[.$CU52];[.$DE52])" office:value-type="float"/>
          <table:table-cell table:formula="of:=MIN([.$J52];[.$T52];[.$AD52];[.$AN52];[.$AX52];[.$BH52];[.$BR52];[.$CB52];[.$CL52];[.$CV52];[.$DF52])" office:value-type="float"/>
          <table:table-cell table:formula="of:=MIN([.$K52];[.$U52];[.$AE52];[.$AO52];[.$AY52];[.$BI52];[.$BS52];[.$CC52];[.$CM52];[.$CW52];[.$DG52])" office:value-type="float"/>
          <table:table-cell table:formula="of:=MEDIAN([.$B52];[.$L52];[.$V52];[.$AF52];[.$AP52];[.$AZ52];[.$BJ52];[.$BT52];[.$CD52];[.$CN52];[.$CX52])" office:value-type="float"/>
          <table:table-cell table:formula="of:=MEDIAN([.$C52];[.$M52];[.$W52];[.$AG52];[.$AQ52];[.$BA52];[.$BK52];[.$BU52];[.$CE52];[.$CO52];[.$CY52])" office:value-type="float"/>
          <table:table-cell table:formula="of:=MEDIAN([.$D52];[.$N52];[.$X52];[.$AH52];[.$AR52];[.$BB52];[.$BL52];[.$BV52];[.$CF52];[.$CP52];[.$CZ52])" office:value-type="float"/>
          <table:table-cell table:formula="of:=MEDIAN([.$E52];[.$O52];[.$Y52];[.$AI52];[.$AS52];[.$BC52];[.$BM52];[.$BW52];[.$CG52];[.$CQ52];[.$DA52])" office:value-type="float"/>
          <table:table-cell table:formula="of:=MEDIAN([.$F52];[.$P52];[.$Z52];[.$AJ52];[.$AT52];[.$BD52];[.$BN52];[.$BX52];[.$CH52];[.$CR52];[.$DB52])" office:value-type="float"/>
          <table:table-cell table:formula="of:=MEDIAN([.$G52];[.$Q52];[.$AA52];[.$AK52];[.$AU52];[.$BE52];[.$BO52];[.$BY52];[.$CI52];[.$CS52];[.$DC52])" office:value-type="float"/>
          <table:table-cell table:formula="of:=MEDIAN([.$H52];[.$R52];[.$AB52];[.$AL52];[.$AV52];[.$BF52];[.$BP52];[.$BZ52];[.$CJ52];[.$CT52];[.$DD52])" office:value-type="float"/>
          <table:table-cell table:formula="of:=MEDIAN([.$I52];[.$S52];[.$AC52];[.$AM52];[.$AW52];[.$BG52];[.$BQ52];[.$CA52];[.$CK52];[.$CU52];[.$DE52])" office:value-type="float"/>
          <table:table-cell table:formula="of:=MEDIAN([.$J52];[.$T52];[.$AD52];[.$AN52];[.$AX52];[.$BH52];[.$BR52];[.$CB52];[.$CL52];[.$CV52];[.$DF52])" office:value-type="float"/>
          <table:table-cell table:formula="of:=MEDIAN([.$K52];[.$U52];[.$AE52];[.$AO52];[.$AY52];[.$BI52];[.$BS52];[.$CC52];[.$CM52];[.$CW52];[.$DG52])" office:value-type="float"/>
          <table:table-cell table:formula="of:=MAX([.$B52];[.$L52];[.$V52];[.$AF52];[.$AP52];[.$AZ52];[.$BJ52];[.$BT52];[.$CD52];[.$CN52];[.$CX52])" office:value-type="float"/>
          <table:table-cell table:formula="of:=MAX([.$C52];[.$M52];[.$W52];[.$AG52];[.$AQ52];[.$BA52];[.$BK52];[.$BU52];[.$CE52];[.$CO52];[.$CY52])" office:value-type="float"/>
          <table:table-cell table:formula="of:=MAX([.$D52];[.$N52];[.$X52];[.$AH52];[.$AR52];[.$BB52];[.$BL52];[.$BV52];[.$CF52];[.$CP52];[.$CZ52])" office:value-type="float"/>
          <table:table-cell table:formula="of:=MAX([.$E52];[.$O52];[.$Y52];[.$AI52];[.$AS52];[.$BC52];[.$BM52];[.$BW52];[.$CG52];[.$CQ52];[.$DA52])" office:value-type="float"/>
          <table:table-cell table:formula="of:=MAX([.$F52];[.$P52];[.$Z52];[.$AJ52];[.$AT52];[.$BD52];[.$BN52];[.$BX52];[.$CH52];[.$CR52];[.$DB52])" office:value-type="float"/>
          <table:table-cell table:formula="of:=MAX([.$G52];[.$Q52];[.$AA52];[.$AK52];[.$AU52];[.$BE52];[.$BO52];[.$BY52];[.$CI52];[.$CS52];[.$DC52])" office:value-type="float"/>
          <table:table-cell table:formula="of:=MAX([.$H52];[.$R52];[.$AB52];[.$AL52];[.$AV52];[.$BF52];[.$BP52];[.$BZ52];[.$CJ52];[.$CT52];[.$DD52])" office:value-type="float"/>
          <table:table-cell table:formula="of:=MAX([.$I52];[.$S52];[.$AC52];[.$AM52];[.$AW52];[.$BG52];[.$BQ52];[.$CA52];[.$CK52];[.$CU52];[.$DE52])" office:value-type="float"/>
          <table:table-cell table:formula="of:=MAX([.$J52];[.$T52];[.$AD52];[.$AN52];[.$AX52];[.$BH52];[.$BR52];[.$CB52];[.$CL52];[.$CV52];[.$DF52])" office:value-type="float"/>
          <table:table-cell table:formula="of:=MAX([.$K52];[.$U52];[.$AE52];[.$AO52];[.$AY52];[.$BI52];[.$BS52];[.$CC52];[.$CM52];[.$CW52];[.$DG52])" office:value-type="float"/>
        </table:table-row>
        <table:table-row table:style-name="ro1">
          <table:table-cell office:value-type="string">
            <text:p>bio-expansion/instances/9000/ins_9000_2_0444</text:p>
          </table:table-cell>
          <table:table-cell table:style-name="cellBest" office:value-type="float" office:value="230.997"/>
          <table:table-cell office:value-type="float" office:value="0.0"/>
          <table:table-cell office:value-type="float" office:value="0.0911458333333"/>
          <table:table-cell office:value-type="float" office:value="0.00184461805556"/>
          <table:table-cell office:value-type="float" office:value="0.0"/>
          <table:table-cell office:value-type="float" office:value="2772675.0"/>
          <table:table-cell office:value-type="float" office:value="0.0"/>
          <table:table-cell office:value-type="float" office:value="2287934.0"/>
          <table:table-cell office:value-type="float" office:value="4.0"/>
          <table:table-cell office:value-type="float" office:value="170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104166666667"/>
          <table:table-cell office:value-type="float" office:value="0.00138888888889"/>
          <table:table-cell office:value-type="float" office:value="0.0"/>
          <table:table-cell table:style-name="cellWorst" office:value-type="float" office:value="3464993.0"/>
          <table:table-cell office:value-type="float" office:value="0.0"/>
          <table:table-cell table:style-name="cellWorst" office:value-type="float" office:value="2845926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13.004"/>
          <table:table-cell office:value-type="float" office:value="0.0"/>
          <table:table-cell office:value-type="float" office:value="0.143229166667"/>
          <table:table-cell office:value-type="float" office:value="0.00243055555556"/>
          <table:table-cell office:value-type="float" office:value="0.0"/>
          <table:table-cell office:value-type="float" office:value="2944196.0"/>
          <table:table-cell table:style-name="cellWorst" office:value-type="float" office:value="4198.0"/>
          <table:table-cell office:value-type="float" office:value="2417937.0"/>
          <table:table-cell office:value-type="float" office:value="4.0"/>
          <table:table-cell table:style-name="cellWorst" office:value-type="float" office:value="184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00.493"/>
          <table:table-cell office:value-type="float" office:value="0.0"/>
          <table:table-cell office:value-type="float" office:value="0.0520833333333"/>
          <table:table-cell office:value-type="float" office:value="0.00199652777778"/>
          <table:table-cell office:value-type="float" office:value="0.0"/>
          <table:table-cell office:value-type="float" office:value="2868322.0"/>
          <table:table-cell office:value-type="float" office:value="3679.0"/>
          <table:table-cell office:value-type="float" office:value="2356125.0"/>
          <table:table-cell office:value-type="float" office:value="4.0"/>
          <table:table-cell table:style-name="cellBest" office:value-type="float" office:value="166.0"/>
          <table:table-cell office:value-type="float" office:value="271.632"/>
          <table:table-cell office:value-type="float" office:value="0.0"/>
          <table:table-cell office:value-type="float" office:value="0.0520833333333"/>
          <table:table-cell office:value-type="float" office:value="0.00199652777778"/>
          <table:table-cell office:value-type="float" office:value="0.0"/>
          <table:table-cell office:value-type="float" office:value="2868322.0"/>
          <table:table-cell office:value-type="float" office:value="3679.0"/>
          <table:table-cell office:value-type="float" office:value="2356125.0"/>
          <table:table-cell office:value-type="float" office:value="4.0"/>
          <table:table-cell table:style-name="cellBest" office:value-type="float" office:value="166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53];[.$L53];[.$V53];[.$AF53];[.$AP53];[.$AZ53];[.$BJ53];[.$BT53];[.$CD53];[.$CN53];[.$CX53])" office:value-type="float"/>
          <table:table-cell table:formula="of:=MIN([.$C53];[.$M53];[.$W53];[.$AG53];[.$AQ53];[.$BA53];[.$BK53];[.$BU53];[.$CE53];[.$CO53];[.$CY53])" office:value-type="float"/>
          <table:table-cell table:formula="of:=MIN([.$D53];[.$N53];[.$X53];[.$AH53];[.$AR53];[.$BB53];[.$BL53];[.$BV53];[.$CF53];[.$CP53];[.$CZ53])" office:value-type="float"/>
          <table:table-cell table:formula="of:=MIN([.$E53];[.$O53];[.$Y53];[.$AI53];[.$AS53];[.$BC53];[.$BM53];[.$BW53];[.$CG53];[.$CQ53];[.$DA53])" office:value-type="float"/>
          <table:table-cell table:formula="of:=MIN([.$F53];[.$P53];[.$Z53];[.$AJ53];[.$AT53];[.$BD53];[.$BN53];[.$BX53];[.$CH53];[.$CR53];[.$DB53])" office:value-type="float"/>
          <table:table-cell table:formula="of:=MIN([.$G53];[.$Q53];[.$AA53];[.$AK53];[.$AU53];[.$BE53];[.$BO53];[.$BY53];[.$CI53];[.$CS53];[.$DC53])" office:value-type="float"/>
          <table:table-cell table:formula="of:=MIN([.$H53];[.$R53];[.$AB53];[.$AL53];[.$AV53];[.$BF53];[.$BP53];[.$BZ53];[.$CJ53];[.$CT53];[.$DD53])" office:value-type="float"/>
          <table:table-cell table:formula="of:=MIN([.$I53];[.$S53];[.$AC53];[.$AM53];[.$AW53];[.$BG53];[.$BQ53];[.$CA53];[.$CK53];[.$CU53];[.$DE53])" office:value-type="float"/>
          <table:table-cell table:formula="of:=MIN([.$J53];[.$T53];[.$AD53];[.$AN53];[.$AX53];[.$BH53];[.$BR53];[.$CB53];[.$CL53];[.$CV53];[.$DF53])" office:value-type="float"/>
          <table:table-cell table:formula="of:=MIN([.$K53];[.$U53];[.$AE53];[.$AO53];[.$AY53];[.$BI53];[.$BS53];[.$CC53];[.$CM53];[.$CW53];[.$DG53])" office:value-type="float"/>
          <table:table-cell table:formula="of:=MEDIAN([.$B53];[.$L53];[.$V53];[.$AF53];[.$AP53];[.$AZ53];[.$BJ53];[.$BT53];[.$CD53];[.$CN53];[.$CX53])" office:value-type="float"/>
          <table:table-cell table:formula="of:=MEDIAN([.$C53];[.$M53];[.$W53];[.$AG53];[.$AQ53];[.$BA53];[.$BK53];[.$BU53];[.$CE53];[.$CO53];[.$CY53])" office:value-type="float"/>
          <table:table-cell table:formula="of:=MEDIAN([.$D53];[.$N53];[.$X53];[.$AH53];[.$AR53];[.$BB53];[.$BL53];[.$BV53];[.$CF53];[.$CP53];[.$CZ53])" office:value-type="float"/>
          <table:table-cell table:formula="of:=MEDIAN([.$E53];[.$O53];[.$Y53];[.$AI53];[.$AS53];[.$BC53];[.$BM53];[.$BW53];[.$CG53];[.$CQ53];[.$DA53])" office:value-type="float"/>
          <table:table-cell table:formula="of:=MEDIAN([.$F53];[.$P53];[.$Z53];[.$AJ53];[.$AT53];[.$BD53];[.$BN53];[.$BX53];[.$CH53];[.$CR53];[.$DB53])" office:value-type="float"/>
          <table:table-cell table:formula="of:=MEDIAN([.$G53];[.$Q53];[.$AA53];[.$AK53];[.$AU53];[.$BE53];[.$BO53];[.$BY53];[.$CI53];[.$CS53];[.$DC53])" office:value-type="float"/>
          <table:table-cell table:formula="of:=MEDIAN([.$H53];[.$R53];[.$AB53];[.$AL53];[.$AV53];[.$BF53];[.$BP53];[.$BZ53];[.$CJ53];[.$CT53];[.$DD53])" office:value-type="float"/>
          <table:table-cell table:formula="of:=MEDIAN([.$I53];[.$S53];[.$AC53];[.$AM53];[.$AW53];[.$BG53];[.$BQ53];[.$CA53];[.$CK53];[.$CU53];[.$DE53])" office:value-type="float"/>
          <table:table-cell table:formula="of:=MEDIAN([.$J53];[.$T53];[.$AD53];[.$AN53];[.$AX53];[.$BH53];[.$BR53];[.$CB53];[.$CL53];[.$CV53];[.$DF53])" office:value-type="float"/>
          <table:table-cell table:formula="of:=MEDIAN([.$K53];[.$U53];[.$AE53];[.$AO53];[.$AY53];[.$BI53];[.$BS53];[.$CC53];[.$CM53];[.$CW53];[.$DG53])" office:value-type="float"/>
          <table:table-cell table:formula="of:=MAX([.$B53];[.$L53];[.$V53];[.$AF53];[.$AP53];[.$AZ53];[.$BJ53];[.$BT53];[.$CD53];[.$CN53];[.$CX53])" office:value-type="float"/>
          <table:table-cell table:formula="of:=MAX([.$C53];[.$M53];[.$W53];[.$AG53];[.$AQ53];[.$BA53];[.$BK53];[.$BU53];[.$CE53];[.$CO53];[.$CY53])" office:value-type="float"/>
          <table:table-cell table:formula="of:=MAX([.$D53];[.$N53];[.$X53];[.$AH53];[.$AR53];[.$BB53];[.$BL53];[.$BV53];[.$CF53];[.$CP53];[.$CZ53])" office:value-type="float"/>
          <table:table-cell table:formula="of:=MAX([.$E53];[.$O53];[.$Y53];[.$AI53];[.$AS53];[.$BC53];[.$BM53];[.$BW53];[.$CG53];[.$CQ53];[.$DA53])" office:value-type="float"/>
          <table:table-cell table:formula="of:=MAX([.$F53];[.$P53];[.$Z53];[.$AJ53];[.$AT53];[.$BD53];[.$BN53];[.$BX53];[.$CH53];[.$CR53];[.$DB53])" office:value-type="float"/>
          <table:table-cell table:formula="of:=MAX([.$G53];[.$Q53];[.$AA53];[.$AK53];[.$AU53];[.$BE53];[.$BO53];[.$BY53];[.$CI53];[.$CS53];[.$DC53])" office:value-type="float"/>
          <table:table-cell table:formula="of:=MAX([.$H53];[.$R53];[.$AB53];[.$AL53];[.$AV53];[.$BF53];[.$BP53];[.$BZ53];[.$CJ53];[.$CT53];[.$DD53])" office:value-type="float"/>
          <table:table-cell table:formula="of:=MAX([.$I53];[.$S53];[.$AC53];[.$AM53];[.$AW53];[.$BG53];[.$BQ53];[.$CA53];[.$CK53];[.$CU53];[.$DE53])" office:value-type="float"/>
          <table:table-cell table:formula="of:=MAX([.$J53];[.$T53];[.$AD53];[.$AN53];[.$AX53];[.$BH53];[.$BR53];[.$CB53];[.$CL53];[.$CV53];[.$DF53])" office:value-type="float"/>
          <table:table-cell table:formula="of:=MAX([.$K53];[.$U53];[.$AE53];[.$AO53];[.$AY53];[.$BI53];[.$BS53];[.$CC53];[.$CM53];[.$CW53];[.$DG53])" office:value-type="float"/>
        </table:table-row>
        <table:table-row table:style-name="ro1">
          <table:table-cell office:value-type="string">
            <text:p>bio-expansion/instances/9000/ins_9000_2_0474</text:p>
          </table:table-cell>
          <table:table-cell table:style-name="cellBest" office:value-type="float" office:value="440.679"/>
          <table:table-cell office:value-type="float" office:value="0.0"/>
          <table:table-cell office:value-type="float" office:value="0.0263296471827"/>
          <table:table-cell office:value-type="float" office:value="0.000570475688959"/>
          <table:table-cell office:value-type="float" office:value="0.0"/>
          <table:table-cell office:value-type="float" office:value="4608370.0"/>
          <table:table-cell office:value-type="float" office:value="0.0"/>
          <table:table-cell office:value-type="float" office:value="3865749.0"/>
          <table:table-cell office:value-type="float" office:value="4.0"/>
          <table:table-cell table:style-name="cellBest" office:value-type="float" office:value="160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789889415482"/>
          <table:table-cell office:value-type="float" office:value="0.00140424784975"/>
          <table:table-cell office:value-type="float" office:value="0.0"/>
          <table:table-cell office:value-type="float" office:value="2214965.0"/>
          <table:table-cell office:value-type="float" office:value="0.0"/>
          <table:table-cell office:value-type="float" office:value="172846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83.332"/>
          <table:table-cell office:value-type="float" office:value="0.0"/>
          <table:table-cell office:value-type="float" office:value="0.131648235914"/>
          <table:table-cell office:value-type="float" office:value="0.00217219589258"/>
          <table:table-cell office:value-type="float" office:value="0.0"/>
          <table:table-cell table:style-name="cellWorst" office:value-type="float" office:value="5224372.0"/>
          <table:table-cell office:value-type="float" office:value="918.0"/>
          <table:table-cell table:style-name="cellWorst" office:value-type="float" office:value="4360039.0"/>
          <table:table-cell office:value-type="float" office:value="4.0"/>
          <table:table-cell table:style-name="cellWorst" office:value-type="float" office:value="175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60.731"/>
          <table:table-cell office:value-type="float" office:value="0.0"/>
          <table:table-cell office:value-type="float" office:value="0.171142706688"/>
          <table:table-cell office:value-type="float" office:value="0.0023916096191"/>
          <table:table-cell office:value-type="float" office:value="0.0"/>
          <table:table-cell office:value-type="float" office:value="5221592.0"/>
          <table:table-cell table:style-name="cellWorst" office:value-type="float" office:value="5001.0"/>
          <table:table-cell office:value-type="float" office:value="4359871.0"/>
          <table:table-cell office:value-type="float" office:value="4.0"/>
          <table:table-cell office:value-type="float" office:value="167.0"/>
          <table:table-cell office:value-type="float" office:value="446.352"/>
          <table:table-cell office:value-type="float" office:value="0.0"/>
          <table:table-cell office:value-type="float" office:value="0.171142706688"/>
          <table:table-cell office:value-type="float" office:value="0.0023916096191"/>
          <table:table-cell office:value-type="float" office:value="0.0"/>
          <table:table-cell office:value-type="float" office:value="5221592.0"/>
          <table:table-cell table:style-name="cellWorst" office:value-type="float" office:value="5001.0"/>
          <table:table-cell office:value-type="float" office:value="4359871.0"/>
          <table:table-cell office:value-type="float" office:value="4.0"/>
          <table:table-cell office:value-type="float" office:value="167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789889415482"/>
          <table:table-cell office:value-type="float" office:value="0.000789889415482"/>
          <table:table-cell office:value-type="float" office:value="0.0"/>
          <table:table-cell office:value-type="float" office:value="5215013.0"/>
          <table:table-cell office:value-type="float" office:value="678.0"/>
          <table:table-cell office:value-type="float" office:value="4359636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54];[.$L54];[.$V54];[.$AF54];[.$AP54];[.$AZ54];[.$BJ54];[.$BT54];[.$CD54];[.$CN54];[.$CX54])" office:value-type="float"/>
          <table:table-cell table:formula="of:=MIN([.$C54];[.$M54];[.$W54];[.$AG54];[.$AQ54];[.$BA54];[.$BK54];[.$BU54];[.$CE54];[.$CO54];[.$CY54])" office:value-type="float"/>
          <table:table-cell table:formula="of:=MIN([.$D54];[.$N54];[.$X54];[.$AH54];[.$AR54];[.$BB54];[.$BL54];[.$BV54];[.$CF54];[.$CP54];[.$CZ54])" office:value-type="float"/>
          <table:table-cell table:formula="of:=MIN([.$E54];[.$O54];[.$Y54];[.$AI54];[.$AS54];[.$BC54];[.$BM54];[.$BW54];[.$CG54];[.$CQ54];[.$DA54])" office:value-type="float"/>
          <table:table-cell table:formula="of:=MIN([.$F54];[.$P54];[.$Z54];[.$AJ54];[.$AT54];[.$BD54];[.$BN54];[.$BX54];[.$CH54];[.$CR54];[.$DB54])" office:value-type="float"/>
          <table:table-cell table:formula="of:=MIN([.$G54];[.$Q54];[.$AA54];[.$AK54];[.$AU54];[.$BE54];[.$BO54];[.$BY54];[.$CI54];[.$CS54];[.$DC54])" office:value-type="float"/>
          <table:table-cell table:formula="of:=MIN([.$H54];[.$R54];[.$AB54];[.$AL54];[.$AV54];[.$BF54];[.$BP54];[.$BZ54];[.$CJ54];[.$CT54];[.$DD54])" office:value-type="float"/>
          <table:table-cell table:formula="of:=MIN([.$I54];[.$S54];[.$AC54];[.$AM54];[.$AW54];[.$BG54];[.$BQ54];[.$CA54];[.$CK54];[.$CU54];[.$DE54])" office:value-type="float"/>
          <table:table-cell table:formula="of:=MIN([.$J54];[.$T54];[.$AD54];[.$AN54];[.$AX54];[.$BH54];[.$BR54];[.$CB54];[.$CL54];[.$CV54];[.$DF54])" office:value-type="float"/>
          <table:table-cell table:formula="of:=MIN([.$K54];[.$U54];[.$AE54];[.$AO54];[.$AY54];[.$BI54];[.$BS54];[.$CC54];[.$CM54];[.$CW54];[.$DG54])" office:value-type="float"/>
          <table:table-cell table:formula="of:=MEDIAN([.$B54];[.$L54];[.$V54];[.$AF54];[.$AP54];[.$AZ54];[.$BJ54];[.$BT54];[.$CD54];[.$CN54];[.$CX54])" office:value-type="float"/>
          <table:table-cell table:formula="of:=MEDIAN([.$C54];[.$M54];[.$W54];[.$AG54];[.$AQ54];[.$BA54];[.$BK54];[.$BU54];[.$CE54];[.$CO54];[.$CY54])" office:value-type="float"/>
          <table:table-cell table:formula="of:=MEDIAN([.$D54];[.$N54];[.$X54];[.$AH54];[.$AR54];[.$BB54];[.$BL54];[.$BV54];[.$CF54];[.$CP54];[.$CZ54])" office:value-type="float"/>
          <table:table-cell table:formula="of:=MEDIAN([.$E54];[.$O54];[.$Y54];[.$AI54];[.$AS54];[.$BC54];[.$BM54];[.$BW54];[.$CG54];[.$CQ54];[.$DA54])" office:value-type="float"/>
          <table:table-cell table:formula="of:=MEDIAN([.$F54];[.$P54];[.$Z54];[.$AJ54];[.$AT54];[.$BD54];[.$BN54];[.$BX54];[.$CH54];[.$CR54];[.$DB54])" office:value-type="float"/>
          <table:table-cell table:formula="of:=MEDIAN([.$G54];[.$Q54];[.$AA54];[.$AK54];[.$AU54];[.$BE54];[.$BO54];[.$BY54];[.$CI54];[.$CS54];[.$DC54])" office:value-type="float"/>
          <table:table-cell table:formula="of:=MEDIAN([.$H54];[.$R54];[.$AB54];[.$AL54];[.$AV54];[.$BF54];[.$BP54];[.$BZ54];[.$CJ54];[.$CT54];[.$DD54])" office:value-type="float"/>
          <table:table-cell table:formula="of:=MEDIAN([.$I54];[.$S54];[.$AC54];[.$AM54];[.$AW54];[.$BG54];[.$BQ54];[.$CA54];[.$CK54];[.$CU54];[.$DE54])" office:value-type="float"/>
          <table:table-cell table:formula="of:=MEDIAN([.$J54];[.$T54];[.$AD54];[.$AN54];[.$AX54];[.$BH54];[.$BR54];[.$CB54];[.$CL54];[.$CV54];[.$DF54])" office:value-type="float"/>
          <table:table-cell table:formula="of:=MEDIAN([.$K54];[.$U54];[.$AE54];[.$AO54];[.$AY54];[.$BI54];[.$BS54];[.$CC54];[.$CM54];[.$CW54];[.$DG54])" office:value-type="float"/>
          <table:table-cell table:formula="of:=MAX([.$B54];[.$L54];[.$V54];[.$AF54];[.$AP54];[.$AZ54];[.$BJ54];[.$BT54];[.$CD54];[.$CN54];[.$CX54])" office:value-type="float"/>
          <table:table-cell table:formula="of:=MAX([.$C54];[.$M54];[.$W54];[.$AG54];[.$AQ54];[.$BA54];[.$BK54];[.$BU54];[.$CE54];[.$CO54];[.$CY54])" office:value-type="float"/>
          <table:table-cell table:formula="of:=MAX([.$D54];[.$N54];[.$X54];[.$AH54];[.$AR54];[.$BB54];[.$BL54];[.$BV54];[.$CF54];[.$CP54];[.$CZ54])" office:value-type="float"/>
          <table:table-cell table:formula="of:=MAX([.$E54];[.$O54];[.$Y54];[.$AI54];[.$AS54];[.$BC54];[.$BM54];[.$BW54];[.$CG54];[.$CQ54];[.$DA54])" office:value-type="float"/>
          <table:table-cell table:formula="of:=MAX([.$F54];[.$P54];[.$Z54];[.$AJ54];[.$AT54];[.$BD54];[.$BN54];[.$BX54];[.$CH54];[.$CR54];[.$DB54])" office:value-type="float"/>
          <table:table-cell table:formula="of:=MAX([.$G54];[.$Q54];[.$AA54];[.$AK54];[.$AU54];[.$BE54];[.$BO54];[.$BY54];[.$CI54];[.$CS54];[.$DC54])" office:value-type="float"/>
          <table:table-cell table:formula="of:=MAX([.$H54];[.$R54];[.$AB54];[.$AL54];[.$AV54];[.$BF54];[.$BP54];[.$BZ54];[.$CJ54];[.$CT54];[.$DD54])" office:value-type="float"/>
          <table:table-cell table:formula="of:=MAX([.$I54];[.$S54];[.$AC54];[.$AM54];[.$AW54];[.$BG54];[.$BQ54];[.$CA54];[.$CK54];[.$CU54];[.$DE54])" office:value-type="float"/>
          <table:table-cell table:formula="of:=MAX([.$J54];[.$T54];[.$AD54];[.$AN54];[.$AX54];[.$BH54];[.$BR54];[.$CB54];[.$CL54];[.$CV54];[.$DF54])" office:value-type="float"/>
          <table:table-cell table:formula="of:=MAX([.$K54];[.$U54];[.$AE54];[.$AO54];[.$AY54];[.$BI54];[.$BS54];[.$CC54];[.$CM54];[.$CW54];[.$DG54])" office:value-type="float"/>
        </table:table-row>
        <table:table-row table:style-name="ro1">
          <table:table-cell office:value-type="string">
            <text:p>bio-expansion/instances/9000/ins_9000_2_0484</text:p>
          </table:table-cell>
          <table:table-cell table:style-name="cellBest" office:value-type="float" office:value="271.553"/>
          <table:table-cell office:value-type="float" office:value="0.0"/>
          <table:table-cell office:value-type="float" office:value="0.0731395136222"/>
          <table:table-cell office:value-type="float" office:value="0.00103614310965"/>
          <table:table-cell office:value-type="float" office:value="0.0"/>
          <table:table-cell table:style-name="cellWorst" office:value-type="float" office:value="2853376.0"/>
          <table:table-cell office:value-type="float" office:value="0.0"/>
          <table:table-cell table:style-name="cellWorst" office:value-type="float" office:value="2056297.0"/>
          <table:table-cell office:value-type="float" office:value="4.0"/>
          <table:table-cell office:value-type="float" office:value="122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4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55];[.$L55];[.$V55];[.$AF55];[.$AP55];[.$AZ55];[.$BJ55];[.$BT55];[.$CD55];[.$CN55];[.$CX55])" office:value-type="float"/>
          <table:table-cell table:formula="of:=MIN([.$C55];[.$M55];[.$W55];[.$AG55];[.$AQ55];[.$BA55];[.$BK55];[.$BU55];[.$CE55];[.$CO55];[.$CY55])" office:value-type="float"/>
          <table:table-cell table:formula="of:=MIN([.$D55];[.$N55];[.$X55];[.$AH55];[.$AR55];[.$BB55];[.$BL55];[.$BV55];[.$CF55];[.$CP55];[.$CZ55])" office:value-type="float"/>
          <table:table-cell table:formula="of:=MIN([.$E55];[.$O55];[.$Y55];[.$AI55];[.$AS55];[.$BC55];[.$BM55];[.$BW55];[.$CG55];[.$CQ55];[.$DA55])" office:value-type="float"/>
          <table:table-cell table:formula="of:=MIN([.$F55];[.$P55];[.$Z55];[.$AJ55];[.$AT55];[.$BD55];[.$BN55];[.$BX55];[.$CH55];[.$CR55];[.$DB55])" office:value-type="float"/>
          <table:table-cell table:formula="of:=MIN([.$G55];[.$Q55];[.$AA55];[.$AK55];[.$AU55];[.$BE55];[.$BO55];[.$BY55];[.$CI55];[.$CS55];[.$DC55])" office:value-type="float"/>
          <table:table-cell table:formula="of:=MIN([.$H55];[.$R55];[.$AB55];[.$AL55];[.$AV55];[.$BF55];[.$BP55];[.$BZ55];[.$CJ55];[.$CT55];[.$DD55])" office:value-type="float"/>
          <table:table-cell table:formula="of:=MIN([.$I55];[.$S55];[.$AC55];[.$AM55];[.$AW55];[.$BG55];[.$BQ55];[.$CA55];[.$CK55];[.$CU55];[.$DE55])" office:value-type="float"/>
          <table:table-cell table:formula="of:=MIN([.$J55];[.$T55];[.$AD55];[.$AN55];[.$AX55];[.$BH55];[.$BR55];[.$CB55];[.$CL55];[.$CV55];[.$DF55])" office:value-type="float"/>
          <table:table-cell table:formula="of:=MIN([.$K55];[.$U55];[.$AE55];[.$AO55];[.$AY55];[.$BI55];[.$BS55];[.$CC55];[.$CM55];[.$CW55];[.$DG55])" office:value-type="float"/>
          <table:table-cell table:formula="of:=MEDIAN([.$B55];[.$L55];[.$V55];[.$AF55];[.$AP55];[.$AZ55];[.$BJ55];[.$BT55];[.$CD55];[.$CN55];[.$CX55])" office:value-type="float"/>
          <table:table-cell table:formula="of:=MEDIAN([.$C55];[.$M55];[.$W55];[.$AG55];[.$AQ55];[.$BA55];[.$BK55];[.$BU55];[.$CE55];[.$CO55];[.$CY55])" office:value-type="float"/>
          <table:table-cell table:formula="of:=MEDIAN([.$D55];[.$N55];[.$X55];[.$AH55];[.$AR55];[.$BB55];[.$BL55];[.$BV55];[.$CF55];[.$CP55];[.$CZ55])" office:value-type="float"/>
          <table:table-cell table:formula="of:=MEDIAN([.$E55];[.$O55];[.$Y55];[.$AI55];[.$AS55];[.$BC55];[.$BM55];[.$BW55];[.$CG55];[.$CQ55];[.$DA55])" office:value-type="float"/>
          <table:table-cell table:formula="of:=MEDIAN([.$F55];[.$P55];[.$Z55];[.$AJ55];[.$AT55];[.$BD55];[.$BN55];[.$BX55];[.$CH55];[.$CR55];[.$DB55])" office:value-type="float"/>
          <table:table-cell table:formula="of:=MEDIAN([.$G55];[.$Q55];[.$AA55];[.$AK55];[.$AU55];[.$BE55];[.$BO55];[.$BY55];[.$CI55];[.$CS55];[.$DC55])" office:value-type="float"/>
          <table:table-cell table:formula="of:=MEDIAN([.$H55];[.$R55];[.$AB55];[.$AL55];[.$AV55];[.$BF55];[.$BP55];[.$BZ55];[.$CJ55];[.$CT55];[.$DD55])" office:value-type="float"/>
          <table:table-cell table:formula="of:=MEDIAN([.$I55];[.$S55];[.$AC55];[.$AM55];[.$AW55];[.$BG55];[.$BQ55];[.$CA55];[.$CK55];[.$CU55];[.$DE55])" office:value-type="float"/>
          <table:table-cell table:formula="of:=MEDIAN([.$J55];[.$T55];[.$AD55];[.$AN55];[.$AX55];[.$BH55];[.$BR55];[.$CB55];[.$CL55];[.$CV55];[.$DF55])" office:value-type="float"/>
          <table:table-cell table:formula="of:=MEDIAN([.$K55];[.$U55];[.$AE55];[.$AO55];[.$AY55];[.$BI55];[.$BS55];[.$CC55];[.$CM55];[.$CW55];[.$DG55])" office:value-type="float"/>
          <table:table-cell table:formula="of:=MAX([.$B55];[.$L55];[.$V55];[.$AF55];[.$AP55];[.$AZ55];[.$BJ55];[.$BT55];[.$CD55];[.$CN55];[.$CX55])" office:value-type="float"/>
          <table:table-cell table:formula="of:=MAX([.$C55];[.$M55];[.$W55];[.$AG55];[.$AQ55];[.$BA55];[.$BK55];[.$BU55];[.$CE55];[.$CO55];[.$CY55])" office:value-type="float"/>
          <table:table-cell table:formula="of:=MAX([.$D55];[.$N55];[.$X55];[.$AH55];[.$AR55];[.$BB55];[.$BL55];[.$BV55];[.$CF55];[.$CP55];[.$CZ55])" office:value-type="float"/>
          <table:table-cell table:formula="of:=MAX([.$E55];[.$O55];[.$Y55];[.$AI55];[.$AS55];[.$BC55];[.$BM55];[.$BW55];[.$CG55];[.$CQ55];[.$DA55])" office:value-type="float"/>
          <table:table-cell table:formula="of:=MAX([.$F55];[.$P55];[.$Z55];[.$AJ55];[.$AT55];[.$BD55];[.$BN55];[.$BX55];[.$CH55];[.$CR55];[.$DB55])" office:value-type="float"/>
          <table:table-cell table:formula="of:=MAX([.$G55];[.$Q55];[.$AA55];[.$AK55];[.$AU55];[.$BE55];[.$BO55];[.$BY55];[.$CI55];[.$CS55];[.$DC55])" office:value-type="float"/>
          <table:table-cell table:formula="of:=MAX([.$H55];[.$R55];[.$AB55];[.$AL55];[.$AV55];[.$BF55];[.$BP55];[.$BZ55];[.$CJ55];[.$CT55];[.$DD55])" office:value-type="float"/>
          <table:table-cell table:formula="of:=MAX([.$I55];[.$S55];[.$AC55];[.$AM55];[.$AW55];[.$BG55];[.$BQ55];[.$CA55];[.$CK55];[.$CU55];[.$DE55])" office:value-type="float"/>
          <table:table-cell table:formula="of:=MAX([.$J55];[.$T55];[.$AD55];[.$AN55];[.$AX55];[.$BH55];[.$BR55];[.$CB55];[.$CL55];[.$CV55];[.$DF55])" office:value-type="float"/>
          <table:table-cell table:formula="of:=MAX([.$K55];[.$U55];[.$AE55];[.$AO55];[.$AY55];[.$BI55];[.$BS55];[.$CC55];[.$CM55];[.$CW55];[.$DG55])" office:value-type="float"/>
        </table:table-row>
        <table:table-row table:style-name="ro1">
          <table:table-cell office:value-type="string">
            <text:p>bio-expansion/instances/9000/ins_9000_3_0404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3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56];[.$L56];[.$V56];[.$AF56];[.$AP56];[.$AZ56];[.$BJ56];[.$BT56];[.$CD56];[.$CN56];[.$CX56])" office:value-type="float"/>
          <table:table-cell table:formula="of:=MIN([.$C56];[.$M56];[.$W56];[.$AG56];[.$AQ56];[.$BA56];[.$BK56];[.$BU56];[.$CE56];[.$CO56];[.$CY56])" office:value-type="float"/>
          <table:table-cell table:formula="of:=MIN([.$D56];[.$N56];[.$X56];[.$AH56];[.$AR56];[.$BB56];[.$BL56];[.$BV56];[.$CF56];[.$CP56];[.$CZ56])" office:value-type="float"/>
          <table:table-cell table:formula="of:=MIN([.$E56];[.$O56];[.$Y56];[.$AI56];[.$AS56];[.$BC56];[.$BM56];[.$BW56];[.$CG56];[.$CQ56];[.$DA56])" office:value-type="float"/>
          <table:table-cell table:formula="of:=MIN([.$F56];[.$P56];[.$Z56];[.$AJ56];[.$AT56];[.$BD56];[.$BN56];[.$BX56];[.$CH56];[.$CR56];[.$DB56])" office:value-type="float"/>
          <table:table-cell table:formula="of:=MIN([.$G56];[.$Q56];[.$AA56];[.$AK56];[.$AU56];[.$BE56];[.$BO56];[.$BY56];[.$CI56];[.$CS56];[.$DC56])" office:value-type="float"/>
          <table:table-cell table:formula="of:=MIN([.$H56];[.$R56];[.$AB56];[.$AL56];[.$AV56];[.$BF56];[.$BP56];[.$BZ56];[.$CJ56];[.$CT56];[.$DD56])" office:value-type="float"/>
          <table:table-cell table:formula="of:=MIN([.$I56];[.$S56];[.$AC56];[.$AM56];[.$AW56];[.$BG56];[.$BQ56];[.$CA56];[.$CK56];[.$CU56];[.$DE56])" office:value-type="float"/>
          <table:table-cell table:formula="of:=MIN([.$J56];[.$T56];[.$AD56];[.$AN56];[.$AX56];[.$BH56];[.$BR56];[.$CB56];[.$CL56];[.$CV56];[.$DF56])" office:value-type="float"/>
          <table:table-cell table:formula="of:=MIN([.$K56];[.$U56];[.$AE56];[.$AO56];[.$AY56];[.$BI56];[.$BS56];[.$CC56];[.$CM56];[.$CW56];[.$DG56])" office:value-type="float"/>
          <table:table-cell table:formula="of:=MEDIAN([.$B56];[.$L56];[.$V56];[.$AF56];[.$AP56];[.$AZ56];[.$BJ56];[.$BT56];[.$CD56];[.$CN56];[.$CX56])" office:value-type="float"/>
          <table:table-cell table:formula="of:=MEDIAN([.$C56];[.$M56];[.$W56];[.$AG56];[.$AQ56];[.$BA56];[.$BK56];[.$BU56];[.$CE56];[.$CO56];[.$CY56])" office:value-type="float"/>
          <table:table-cell table:formula="of:=MEDIAN([.$D56];[.$N56];[.$X56];[.$AH56];[.$AR56];[.$BB56];[.$BL56];[.$BV56];[.$CF56];[.$CP56];[.$CZ56])" office:value-type="float"/>
          <table:table-cell table:formula="of:=MEDIAN([.$E56];[.$O56];[.$Y56];[.$AI56];[.$AS56];[.$BC56];[.$BM56];[.$BW56];[.$CG56];[.$CQ56];[.$DA56])" office:value-type="float"/>
          <table:table-cell table:formula="of:=MEDIAN([.$F56];[.$P56];[.$Z56];[.$AJ56];[.$AT56];[.$BD56];[.$BN56];[.$BX56];[.$CH56];[.$CR56];[.$DB56])" office:value-type="float"/>
          <table:table-cell table:formula="of:=MEDIAN([.$G56];[.$Q56];[.$AA56];[.$AK56];[.$AU56];[.$BE56];[.$BO56];[.$BY56];[.$CI56];[.$CS56];[.$DC56])" office:value-type="float"/>
          <table:table-cell table:formula="of:=MEDIAN([.$H56];[.$R56];[.$AB56];[.$AL56];[.$AV56];[.$BF56];[.$BP56];[.$BZ56];[.$CJ56];[.$CT56];[.$DD56])" office:value-type="float"/>
          <table:table-cell table:formula="of:=MEDIAN([.$I56];[.$S56];[.$AC56];[.$AM56];[.$AW56];[.$BG56];[.$BQ56];[.$CA56];[.$CK56];[.$CU56];[.$DE56])" office:value-type="float"/>
          <table:table-cell table:formula="of:=MEDIAN([.$J56];[.$T56];[.$AD56];[.$AN56];[.$AX56];[.$BH56];[.$BR56];[.$CB56];[.$CL56];[.$CV56];[.$DF56])" office:value-type="float"/>
          <table:table-cell table:formula="of:=MEDIAN([.$K56];[.$U56];[.$AE56];[.$AO56];[.$AY56];[.$BI56];[.$BS56];[.$CC56];[.$CM56];[.$CW56];[.$DG56])" office:value-type="float"/>
          <table:table-cell table:formula="of:=MAX([.$B56];[.$L56];[.$V56];[.$AF56];[.$AP56];[.$AZ56];[.$BJ56];[.$BT56];[.$CD56];[.$CN56];[.$CX56])" office:value-type="float"/>
          <table:table-cell table:formula="of:=MAX([.$C56];[.$M56];[.$W56];[.$AG56];[.$AQ56];[.$BA56];[.$BK56];[.$BU56];[.$CE56];[.$CO56];[.$CY56])" office:value-type="float"/>
          <table:table-cell table:formula="of:=MAX([.$D56];[.$N56];[.$X56];[.$AH56];[.$AR56];[.$BB56];[.$BL56];[.$BV56];[.$CF56];[.$CP56];[.$CZ56])" office:value-type="float"/>
          <table:table-cell table:formula="of:=MAX([.$E56];[.$O56];[.$Y56];[.$AI56];[.$AS56];[.$BC56];[.$BM56];[.$BW56];[.$CG56];[.$CQ56];[.$DA56])" office:value-type="float"/>
          <table:table-cell table:formula="of:=MAX([.$F56];[.$P56];[.$Z56];[.$AJ56];[.$AT56];[.$BD56];[.$BN56];[.$BX56];[.$CH56];[.$CR56];[.$DB56])" office:value-type="float"/>
          <table:table-cell table:formula="of:=MAX([.$G56];[.$Q56];[.$AA56];[.$AK56];[.$AU56];[.$BE56];[.$BO56];[.$BY56];[.$CI56];[.$CS56];[.$DC56])" office:value-type="float"/>
          <table:table-cell table:formula="of:=MAX([.$H56];[.$R56];[.$AB56];[.$AL56];[.$AV56];[.$BF56];[.$BP56];[.$BZ56];[.$CJ56];[.$CT56];[.$DD56])" office:value-type="float"/>
          <table:table-cell table:formula="of:=MAX([.$I56];[.$S56];[.$AC56];[.$AM56];[.$AW56];[.$BG56];[.$BQ56];[.$CA56];[.$CK56];[.$CU56];[.$DE56])" office:value-type="float"/>
          <table:table-cell table:formula="of:=MAX([.$J56];[.$T56];[.$AD56];[.$AN56];[.$AX56];[.$BH56];[.$BR56];[.$CB56];[.$CL56];[.$CV56];[.$DF56])" office:value-type="float"/>
          <table:table-cell table:formula="of:=MAX([.$K56];[.$U56];[.$AE56];[.$AO56];[.$AY56];[.$BI56];[.$BS56];[.$CC56];[.$CM56];[.$CW56];[.$DG56])" office:value-type="float"/>
        </table:table-row>
        <table:table-row table:style-name="ro1">
          <table:table-cell office:value-type="string">
            <text:p>bio-expansion/instances/9000/ins_9000_3_0424</text:p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5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5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57];[.$L57];[.$V57];[.$AF57];[.$AP57];[.$AZ57];[.$BJ57];[.$BT57];[.$CD57];[.$CN57];[.$CX57])" office:value-type="float"/>
          <table:table-cell table:formula="of:=MIN([.$C57];[.$M57];[.$W57];[.$AG57];[.$AQ57];[.$BA57];[.$BK57];[.$BU57];[.$CE57];[.$CO57];[.$CY57])" office:value-type="float"/>
          <table:table-cell table:formula="of:=MIN([.$D57];[.$N57];[.$X57];[.$AH57];[.$AR57];[.$BB57];[.$BL57];[.$BV57];[.$CF57];[.$CP57];[.$CZ57])" office:value-type="float"/>
          <table:table-cell table:formula="of:=MIN([.$E57];[.$O57];[.$Y57];[.$AI57];[.$AS57];[.$BC57];[.$BM57];[.$BW57];[.$CG57];[.$CQ57];[.$DA57])" office:value-type="float"/>
          <table:table-cell table:formula="of:=MIN([.$F57];[.$P57];[.$Z57];[.$AJ57];[.$AT57];[.$BD57];[.$BN57];[.$BX57];[.$CH57];[.$CR57];[.$DB57])" office:value-type="float"/>
          <table:table-cell table:formula="of:=MIN([.$G57];[.$Q57];[.$AA57];[.$AK57];[.$AU57];[.$BE57];[.$BO57];[.$BY57];[.$CI57];[.$CS57];[.$DC57])" office:value-type="float"/>
          <table:table-cell table:formula="of:=MIN([.$H57];[.$R57];[.$AB57];[.$AL57];[.$AV57];[.$BF57];[.$BP57];[.$BZ57];[.$CJ57];[.$CT57];[.$DD57])" office:value-type="float"/>
          <table:table-cell table:formula="of:=MIN([.$I57];[.$S57];[.$AC57];[.$AM57];[.$AW57];[.$BG57];[.$BQ57];[.$CA57];[.$CK57];[.$CU57];[.$DE57])" office:value-type="float"/>
          <table:table-cell table:formula="of:=MIN([.$J57];[.$T57];[.$AD57];[.$AN57];[.$AX57];[.$BH57];[.$BR57];[.$CB57];[.$CL57];[.$CV57];[.$DF57])" office:value-type="float"/>
          <table:table-cell table:formula="of:=MIN([.$K57];[.$U57];[.$AE57];[.$AO57];[.$AY57];[.$BI57];[.$BS57];[.$CC57];[.$CM57];[.$CW57];[.$DG57])" office:value-type="float"/>
          <table:table-cell table:formula="of:=MEDIAN([.$B57];[.$L57];[.$V57];[.$AF57];[.$AP57];[.$AZ57];[.$BJ57];[.$BT57];[.$CD57];[.$CN57];[.$CX57])" office:value-type="float"/>
          <table:table-cell table:formula="of:=MEDIAN([.$C57];[.$M57];[.$W57];[.$AG57];[.$AQ57];[.$BA57];[.$BK57];[.$BU57];[.$CE57];[.$CO57];[.$CY57])" office:value-type="float"/>
          <table:table-cell table:formula="of:=MEDIAN([.$D57];[.$N57];[.$X57];[.$AH57];[.$AR57];[.$BB57];[.$BL57];[.$BV57];[.$CF57];[.$CP57];[.$CZ57])" office:value-type="float"/>
          <table:table-cell table:formula="of:=MEDIAN([.$E57];[.$O57];[.$Y57];[.$AI57];[.$AS57];[.$BC57];[.$BM57];[.$BW57];[.$CG57];[.$CQ57];[.$DA57])" office:value-type="float"/>
          <table:table-cell table:formula="of:=MEDIAN([.$F57];[.$P57];[.$Z57];[.$AJ57];[.$AT57];[.$BD57];[.$BN57];[.$BX57];[.$CH57];[.$CR57];[.$DB57])" office:value-type="float"/>
          <table:table-cell table:formula="of:=MEDIAN([.$G57];[.$Q57];[.$AA57];[.$AK57];[.$AU57];[.$BE57];[.$BO57];[.$BY57];[.$CI57];[.$CS57];[.$DC57])" office:value-type="float"/>
          <table:table-cell table:formula="of:=MEDIAN([.$H57];[.$R57];[.$AB57];[.$AL57];[.$AV57];[.$BF57];[.$BP57];[.$BZ57];[.$CJ57];[.$CT57];[.$DD57])" office:value-type="float"/>
          <table:table-cell table:formula="of:=MEDIAN([.$I57];[.$S57];[.$AC57];[.$AM57];[.$AW57];[.$BG57];[.$BQ57];[.$CA57];[.$CK57];[.$CU57];[.$DE57])" office:value-type="float"/>
          <table:table-cell table:formula="of:=MEDIAN([.$J57];[.$T57];[.$AD57];[.$AN57];[.$AX57];[.$BH57];[.$BR57];[.$CB57];[.$CL57];[.$CV57];[.$DF57])" office:value-type="float"/>
          <table:table-cell table:formula="of:=MEDIAN([.$K57];[.$U57];[.$AE57];[.$AO57];[.$AY57];[.$BI57];[.$BS57];[.$CC57];[.$CM57];[.$CW57];[.$DG57])" office:value-type="float"/>
          <table:table-cell table:formula="of:=MAX([.$B57];[.$L57];[.$V57];[.$AF57];[.$AP57];[.$AZ57];[.$BJ57];[.$BT57];[.$CD57];[.$CN57];[.$CX57])" office:value-type="float"/>
          <table:table-cell table:formula="of:=MAX([.$C57];[.$M57];[.$W57];[.$AG57];[.$AQ57];[.$BA57];[.$BK57];[.$BU57];[.$CE57];[.$CO57];[.$CY57])" office:value-type="float"/>
          <table:table-cell table:formula="of:=MAX([.$D57];[.$N57];[.$X57];[.$AH57];[.$AR57];[.$BB57];[.$BL57];[.$BV57];[.$CF57];[.$CP57];[.$CZ57])" office:value-type="float"/>
          <table:table-cell table:formula="of:=MAX([.$E57];[.$O57];[.$Y57];[.$AI57];[.$AS57];[.$BC57];[.$BM57];[.$BW57];[.$CG57];[.$CQ57];[.$DA57])" office:value-type="float"/>
          <table:table-cell table:formula="of:=MAX([.$F57];[.$P57];[.$Z57];[.$AJ57];[.$AT57];[.$BD57];[.$BN57];[.$BX57];[.$CH57];[.$CR57];[.$DB57])" office:value-type="float"/>
          <table:table-cell table:formula="of:=MAX([.$G57];[.$Q57];[.$AA57];[.$AK57];[.$AU57];[.$BE57];[.$BO57];[.$BY57];[.$CI57];[.$CS57];[.$DC57])" office:value-type="float"/>
          <table:table-cell table:formula="of:=MAX([.$H57];[.$R57];[.$AB57];[.$AL57];[.$AV57];[.$BF57];[.$BP57];[.$BZ57];[.$CJ57];[.$CT57];[.$DD57])" office:value-type="float"/>
          <table:table-cell table:formula="of:=MAX([.$I57];[.$S57];[.$AC57];[.$AM57];[.$AW57];[.$BG57];[.$BQ57];[.$CA57];[.$CK57];[.$CU57];[.$DE57])" office:value-type="float"/>
          <table:table-cell table:formula="of:=MAX([.$J57];[.$T57];[.$AD57];[.$AN57];[.$AX57];[.$BH57];[.$BR57];[.$CB57];[.$CL57];[.$CV57];[.$DF57])" office:value-type="float"/>
          <table:table-cell table:formula="of:=MAX([.$K57];[.$U57];[.$AE57];[.$AO57];[.$AY57];[.$BI57];[.$BS57];[.$CC57];[.$CM57];[.$CW57];[.$DG57])" office:value-type="float"/>
        </table:table-row>
        <table:table-row table:style-name="ro1">
          <table:table-cell office:value-type="string">
            <text:p>bio-expansion/instances/9000/ins_9000_3_0444</text:p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18115942029"/>
          <table:table-cell office:value-type="float" office:value="0.0018115942029"/>
          <table:table-cell office:value-type="float" office:value="0.0"/>
          <table:table-cell office:value-type="float" office:value="2344050.0"/>
          <table:table-cell office:value-type="float" office:value="0.0"/>
          <table:table-cell office:value-type="float" office:value="1714559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323498964803"/>
          <table:table-cell office:value-type="float" office:value="0.00323498964803"/>
          <table:table-cell office:value-type="float" office:value="0.0"/>
          <table:table-cell office:value-type="float" office:value="5836426.0"/>
          <table:table-cell office:value-type="float" office:value="220.0"/>
          <table:table-cell office:value-type="float" office:value="4701973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414078674948"/>
          <table:table-cell office:value-type="float" office:value="0.00414078674948"/>
          <table:table-cell office:value-type="float" office:value="0.0"/>
          <table:table-cell table:style-name="cellWorst" office:value-type="float" office:value="5839806.0"/>
          <table:table-cell table:style-name="cellWorst" office:value-type="float" office:value="1839.0"/>
          <table:table-cell table:style-name="cellWorst" office:value-type="float" office:value="470300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58];[.$L58];[.$V58];[.$AF58];[.$AP58];[.$AZ58];[.$BJ58];[.$BT58];[.$CD58];[.$CN58];[.$CX58])" office:value-type="float"/>
          <table:table-cell table:formula="of:=MIN([.$C58];[.$M58];[.$W58];[.$AG58];[.$AQ58];[.$BA58];[.$BK58];[.$BU58];[.$CE58];[.$CO58];[.$CY58])" office:value-type="float"/>
          <table:table-cell table:formula="of:=MIN([.$D58];[.$N58];[.$X58];[.$AH58];[.$AR58];[.$BB58];[.$BL58];[.$BV58];[.$CF58];[.$CP58];[.$CZ58])" office:value-type="float"/>
          <table:table-cell table:formula="of:=MIN([.$E58];[.$O58];[.$Y58];[.$AI58];[.$AS58];[.$BC58];[.$BM58];[.$BW58];[.$CG58];[.$CQ58];[.$DA58])" office:value-type="float"/>
          <table:table-cell table:formula="of:=MIN([.$F58];[.$P58];[.$Z58];[.$AJ58];[.$AT58];[.$BD58];[.$BN58];[.$BX58];[.$CH58];[.$CR58];[.$DB58])" office:value-type="float"/>
          <table:table-cell table:formula="of:=MIN([.$G58];[.$Q58];[.$AA58];[.$AK58];[.$AU58];[.$BE58];[.$BO58];[.$BY58];[.$CI58];[.$CS58];[.$DC58])" office:value-type="float"/>
          <table:table-cell table:formula="of:=MIN([.$H58];[.$R58];[.$AB58];[.$AL58];[.$AV58];[.$BF58];[.$BP58];[.$BZ58];[.$CJ58];[.$CT58];[.$DD58])" office:value-type="float"/>
          <table:table-cell table:formula="of:=MIN([.$I58];[.$S58];[.$AC58];[.$AM58];[.$AW58];[.$BG58];[.$BQ58];[.$CA58];[.$CK58];[.$CU58];[.$DE58])" office:value-type="float"/>
          <table:table-cell table:formula="of:=MIN([.$J58];[.$T58];[.$AD58];[.$AN58];[.$AX58];[.$BH58];[.$BR58];[.$CB58];[.$CL58];[.$CV58];[.$DF58])" office:value-type="float"/>
          <table:table-cell table:formula="of:=MIN([.$K58];[.$U58];[.$AE58];[.$AO58];[.$AY58];[.$BI58];[.$BS58];[.$CC58];[.$CM58];[.$CW58];[.$DG58])" office:value-type="float"/>
          <table:table-cell table:formula="of:=MEDIAN([.$B58];[.$L58];[.$V58];[.$AF58];[.$AP58];[.$AZ58];[.$BJ58];[.$BT58];[.$CD58];[.$CN58];[.$CX58])" office:value-type="float"/>
          <table:table-cell table:formula="of:=MEDIAN([.$C58];[.$M58];[.$W58];[.$AG58];[.$AQ58];[.$BA58];[.$BK58];[.$BU58];[.$CE58];[.$CO58];[.$CY58])" office:value-type="float"/>
          <table:table-cell table:formula="of:=MEDIAN([.$D58];[.$N58];[.$X58];[.$AH58];[.$AR58];[.$BB58];[.$BL58];[.$BV58];[.$CF58];[.$CP58];[.$CZ58])" office:value-type="float"/>
          <table:table-cell table:formula="of:=MEDIAN([.$E58];[.$O58];[.$Y58];[.$AI58];[.$AS58];[.$BC58];[.$BM58];[.$BW58];[.$CG58];[.$CQ58];[.$DA58])" office:value-type="float"/>
          <table:table-cell table:formula="of:=MEDIAN([.$F58];[.$P58];[.$Z58];[.$AJ58];[.$AT58];[.$BD58];[.$BN58];[.$BX58];[.$CH58];[.$CR58];[.$DB58])" office:value-type="float"/>
          <table:table-cell table:formula="of:=MEDIAN([.$G58];[.$Q58];[.$AA58];[.$AK58];[.$AU58];[.$BE58];[.$BO58];[.$BY58];[.$CI58];[.$CS58];[.$DC58])" office:value-type="float"/>
          <table:table-cell table:formula="of:=MEDIAN([.$H58];[.$R58];[.$AB58];[.$AL58];[.$AV58];[.$BF58];[.$BP58];[.$BZ58];[.$CJ58];[.$CT58];[.$DD58])" office:value-type="float"/>
          <table:table-cell table:formula="of:=MEDIAN([.$I58];[.$S58];[.$AC58];[.$AM58];[.$AW58];[.$BG58];[.$BQ58];[.$CA58];[.$CK58];[.$CU58];[.$DE58])" office:value-type="float"/>
          <table:table-cell table:formula="of:=MEDIAN([.$J58];[.$T58];[.$AD58];[.$AN58];[.$AX58];[.$BH58];[.$BR58];[.$CB58];[.$CL58];[.$CV58];[.$DF58])" office:value-type="float"/>
          <table:table-cell table:formula="of:=MEDIAN([.$K58];[.$U58];[.$AE58];[.$AO58];[.$AY58];[.$BI58];[.$BS58];[.$CC58];[.$CM58];[.$CW58];[.$DG58])" office:value-type="float"/>
          <table:table-cell table:formula="of:=MAX([.$B58];[.$L58];[.$V58];[.$AF58];[.$AP58];[.$AZ58];[.$BJ58];[.$BT58];[.$CD58];[.$CN58];[.$CX58])" office:value-type="float"/>
          <table:table-cell table:formula="of:=MAX([.$C58];[.$M58];[.$W58];[.$AG58];[.$AQ58];[.$BA58];[.$BK58];[.$BU58];[.$CE58];[.$CO58];[.$CY58])" office:value-type="float"/>
          <table:table-cell table:formula="of:=MAX([.$D58];[.$N58];[.$X58];[.$AH58];[.$AR58];[.$BB58];[.$BL58];[.$BV58];[.$CF58];[.$CP58];[.$CZ58])" office:value-type="float"/>
          <table:table-cell table:formula="of:=MAX([.$E58];[.$O58];[.$Y58];[.$AI58];[.$AS58];[.$BC58];[.$BM58];[.$BW58];[.$CG58];[.$CQ58];[.$DA58])" office:value-type="float"/>
          <table:table-cell table:formula="of:=MAX([.$F58];[.$P58];[.$Z58];[.$AJ58];[.$AT58];[.$BD58];[.$BN58];[.$BX58];[.$CH58];[.$CR58];[.$DB58])" office:value-type="float"/>
          <table:table-cell table:formula="of:=MAX([.$G58];[.$Q58];[.$AA58];[.$AK58];[.$AU58];[.$BE58];[.$BO58];[.$BY58];[.$CI58];[.$CS58];[.$DC58])" office:value-type="float"/>
          <table:table-cell table:formula="of:=MAX([.$H58];[.$R58];[.$AB58];[.$AL58];[.$AV58];[.$BF58];[.$BP58];[.$BZ58];[.$CJ58];[.$CT58];[.$DD58])" office:value-type="float"/>
          <table:table-cell table:formula="of:=MAX([.$I58];[.$S58];[.$AC58];[.$AM58];[.$AW58];[.$BG58];[.$BQ58];[.$CA58];[.$CK58];[.$CU58];[.$DE58])" office:value-type="float"/>
          <table:table-cell table:formula="of:=MAX([.$J58];[.$T58];[.$AD58];[.$AN58];[.$AX58];[.$BH58];[.$BR58];[.$CB58];[.$CL58];[.$CV58];[.$DF58])" office:value-type="float"/>
          <table:table-cell table:formula="of:=MAX([.$K58];[.$U58];[.$AE58];[.$AO58];[.$AY58];[.$BI58];[.$BS58];[.$CC58];[.$CM58];[.$CW58];[.$DG58])" office:value-type="float"/>
        </table:table-row>
        <table:table-row table:style-name="ro1">
          <table:table-cell office:value-type="string">
            <text:p>bio-expansion/instances/9000/ins_9000_4_0414</text:p>
          </table:table-cell>
          <table:table-cell table:style-name="cellBest" office:value-type="float" office:value="159.498"/>
          <table:table-cell office:value-type="float" office:value="0.0"/>
          <table:table-cell office:value-type="float" office:value="0.0531067445566"/>
          <table:table-cell office:value-type="float" office:value="0.00081872897858"/>
          <table:table-cell office:value-type="float" office:value="0.0"/>
          <table:table-cell office:value-type="float" office:value="1551638.0"/>
          <table:table-cell office:value-type="float" office:value="0.0"/>
          <table:table-cell office:value-type="float" office:value="1254644.0"/>
          <table:table-cell office:value-type="float" office:value="4.0"/>
          <table:table-cell office:value-type="float" office:value="205.0"/>
          <table:table-cell office:value-type="float" office:value="589.815"/>
          <table:table-cell office:value-type="float" office:value="0.0"/>
          <table:table-cell office:value-type="float" office:value="0.0398300584174"/>
          <table:table-cell office:value-type="float" office:value="0.00130554080368"/>
          <table:table-cell office:value-type="float" office:value="0.0"/>
          <table:table-cell table:style-name="cellWorst" office:value-type="float" office:value="5114354.0"/>
          <table:table-cell office:value-type="float" office:value="0.0"/>
          <table:table-cell table:style-name="cellWorst" office:value-type="float" office:value="4216327.0"/>
          <table:table-cell office:value-type="float" office:value="4.0"/>
          <table:table-cell office:value-type="float" office:value="203.0"/>
          <table:table-cell office:value-type="float" office:value="566.302"/>
          <table:table-cell office:value-type="float" office:value="0.0"/>
          <table:table-cell office:value-type="float" office:value="0.0796601168348"/>
          <table:table-cell office:value-type="float" office:value="0.00183660824925"/>
          <table:table-cell office:value-type="float" office:value="0.0"/>
          <table:table-cell office:value-type="float" office:value="4404764.0"/>
          <table:table-cell office:value-type="float" office:value="0.0"/>
          <table:table-cell office:value-type="float" office:value="3690987.0"/>
          <table:table-cell office:value-type="float" office:value="4.0"/>
          <table:table-cell table:style-name="cellWorst" office:value-type="float" office:value="500.0"/>
          <table:table-cell office:value-type="float" office:value="251.878"/>
          <table:table-cell office:value-type="float" office:value="0.0"/>
          <table:table-cell office:value-type="float" office:value="0.132766861391"/>
          <table:table-cell office:value-type="float" office:value="0.00219065321296"/>
          <table:table-cell office:value-type="float" office:value="0.0"/>
          <table:table-cell office:value-type="float" office:value="3330734.0"/>
          <table:table-cell office:value-type="float" office:value="2079.0"/>
          <table:table-cell office:value-type="float" office:value="2797239.0"/>
          <table:table-cell office:value-type="float" office:value="4.0"/>
          <table:table-cell office:value-type="float" office:value="183.0"/>
          <table:table-cell table:style-name="cellWorst"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38.423"/>
          <table:table-cell office:value-type="float" office:value="0.0"/>
          <table:table-cell office:value-type="float" office:value="0.199150292087"/>
          <table:table-cell office:value-type="float" office:value="0.0031200212427"/>
          <table:table-cell office:value-type="float" office:value="0.0"/>
          <table:table-cell office:value-type="float" office:value="3324769.0"/>
          <table:table-cell table:style-name="cellWorst" office:value-type="float" office:value="6622.0"/>
          <table:table-cell office:value-type="float" office:value="2795088.0"/>
          <table:table-cell office:value-type="float" office:value="4.0"/>
          <table:table-cell table:style-name="cellBest" office:value-type="float" office:value="161.0"/>
          <table:table-cell office:value-type="float" office:value="274.349"/>
          <table:table-cell office:value-type="float" office:value="0.0"/>
          <table:table-cell office:value-type="float" office:value="0.199150292087"/>
          <table:table-cell office:value-type="float" office:value="0.0031200212427"/>
          <table:table-cell office:value-type="float" office:value="0.0"/>
          <table:table-cell office:value-type="float" office:value="3324769.0"/>
          <table:table-cell table:style-name="cellWorst" office:value-type="float" office:value="6622.0"/>
          <table:table-cell office:value-type="float" office:value="2795088.0"/>
          <table:table-cell office:value-type="float" office:value="4.0"/>
          <table:table-cell table:style-name="cellBest" office:value-type="float" office:value="161.0"/>
          <table:table-cell table:style-name="cellWorst"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style-name="cellWorst"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59];[.$L59];[.$V59];[.$AF59];[.$AP59];[.$AZ59];[.$BJ59];[.$BT59];[.$CD59];[.$CN59];[.$CX59])" office:value-type="float"/>
          <table:table-cell table:formula="of:=MIN([.$C59];[.$M59];[.$W59];[.$AG59];[.$AQ59];[.$BA59];[.$BK59];[.$BU59];[.$CE59];[.$CO59];[.$CY59])" office:value-type="float"/>
          <table:table-cell table:formula="of:=MIN([.$D59];[.$N59];[.$X59];[.$AH59];[.$AR59];[.$BB59];[.$BL59];[.$BV59];[.$CF59];[.$CP59];[.$CZ59])" office:value-type="float"/>
          <table:table-cell table:formula="of:=MIN([.$E59];[.$O59];[.$Y59];[.$AI59];[.$AS59];[.$BC59];[.$BM59];[.$BW59];[.$CG59];[.$CQ59];[.$DA59])" office:value-type="float"/>
          <table:table-cell table:formula="of:=MIN([.$F59];[.$P59];[.$Z59];[.$AJ59];[.$AT59];[.$BD59];[.$BN59];[.$BX59];[.$CH59];[.$CR59];[.$DB59])" office:value-type="float"/>
          <table:table-cell table:formula="of:=MIN([.$G59];[.$Q59];[.$AA59];[.$AK59];[.$AU59];[.$BE59];[.$BO59];[.$BY59];[.$CI59];[.$CS59];[.$DC59])" office:value-type="float"/>
          <table:table-cell table:formula="of:=MIN([.$H59];[.$R59];[.$AB59];[.$AL59];[.$AV59];[.$BF59];[.$BP59];[.$BZ59];[.$CJ59];[.$CT59];[.$DD59])" office:value-type="float"/>
          <table:table-cell table:formula="of:=MIN([.$I59];[.$S59];[.$AC59];[.$AM59];[.$AW59];[.$BG59];[.$BQ59];[.$CA59];[.$CK59];[.$CU59];[.$DE59])" office:value-type="float"/>
          <table:table-cell table:formula="of:=MIN([.$J59];[.$T59];[.$AD59];[.$AN59];[.$AX59];[.$BH59];[.$BR59];[.$CB59];[.$CL59];[.$CV59];[.$DF59])" office:value-type="float"/>
          <table:table-cell table:formula="of:=MIN([.$K59];[.$U59];[.$AE59];[.$AO59];[.$AY59];[.$BI59];[.$BS59];[.$CC59];[.$CM59];[.$CW59];[.$DG59])" office:value-type="float"/>
          <table:table-cell table:formula="of:=MEDIAN([.$B59];[.$L59];[.$V59];[.$AF59];[.$AP59];[.$AZ59];[.$BJ59];[.$BT59];[.$CD59];[.$CN59];[.$CX59])" office:value-type="float"/>
          <table:table-cell table:formula="of:=MEDIAN([.$C59];[.$M59];[.$W59];[.$AG59];[.$AQ59];[.$BA59];[.$BK59];[.$BU59];[.$CE59];[.$CO59];[.$CY59])" office:value-type="float"/>
          <table:table-cell table:formula="of:=MEDIAN([.$D59];[.$N59];[.$X59];[.$AH59];[.$AR59];[.$BB59];[.$BL59];[.$BV59];[.$CF59];[.$CP59];[.$CZ59])" office:value-type="float"/>
          <table:table-cell table:formula="of:=MEDIAN([.$E59];[.$O59];[.$Y59];[.$AI59];[.$AS59];[.$BC59];[.$BM59];[.$BW59];[.$CG59];[.$CQ59];[.$DA59])" office:value-type="float"/>
          <table:table-cell table:formula="of:=MEDIAN([.$F59];[.$P59];[.$Z59];[.$AJ59];[.$AT59];[.$BD59];[.$BN59];[.$BX59];[.$CH59];[.$CR59];[.$DB59])" office:value-type="float"/>
          <table:table-cell table:formula="of:=MEDIAN([.$G59];[.$Q59];[.$AA59];[.$AK59];[.$AU59];[.$BE59];[.$BO59];[.$BY59];[.$CI59];[.$CS59];[.$DC59])" office:value-type="float"/>
          <table:table-cell table:formula="of:=MEDIAN([.$H59];[.$R59];[.$AB59];[.$AL59];[.$AV59];[.$BF59];[.$BP59];[.$BZ59];[.$CJ59];[.$CT59];[.$DD59])" office:value-type="float"/>
          <table:table-cell table:formula="of:=MEDIAN([.$I59];[.$S59];[.$AC59];[.$AM59];[.$AW59];[.$BG59];[.$BQ59];[.$CA59];[.$CK59];[.$CU59];[.$DE59])" office:value-type="float"/>
          <table:table-cell table:formula="of:=MEDIAN([.$J59];[.$T59];[.$AD59];[.$AN59];[.$AX59];[.$BH59];[.$BR59];[.$CB59];[.$CL59];[.$CV59];[.$DF59])" office:value-type="float"/>
          <table:table-cell table:formula="of:=MEDIAN([.$K59];[.$U59];[.$AE59];[.$AO59];[.$AY59];[.$BI59];[.$BS59];[.$CC59];[.$CM59];[.$CW59];[.$DG59])" office:value-type="float"/>
          <table:table-cell table:formula="of:=MAX([.$B59];[.$L59];[.$V59];[.$AF59];[.$AP59];[.$AZ59];[.$BJ59];[.$BT59];[.$CD59];[.$CN59];[.$CX59])" office:value-type="float"/>
          <table:table-cell table:formula="of:=MAX([.$C59];[.$M59];[.$W59];[.$AG59];[.$AQ59];[.$BA59];[.$BK59];[.$BU59];[.$CE59];[.$CO59];[.$CY59])" office:value-type="float"/>
          <table:table-cell table:formula="of:=MAX([.$D59];[.$N59];[.$X59];[.$AH59];[.$AR59];[.$BB59];[.$BL59];[.$BV59];[.$CF59];[.$CP59];[.$CZ59])" office:value-type="float"/>
          <table:table-cell table:formula="of:=MAX([.$E59];[.$O59];[.$Y59];[.$AI59];[.$AS59];[.$BC59];[.$BM59];[.$BW59];[.$CG59];[.$CQ59];[.$DA59])" office:value-type="float"/>
          <table:table-cell table:formula="of:=MAX([.$F59];[.$P59];[.$Z59];[.$AJ59];[.$AT59];[.$BD59];[.$BN59];[.$BX59];[.$CH59];[.$CR59];[.$DB59])" office:value-type="float"/>
          <table:table-cell table:formula="of:=MAX([.$G59];[.$Q59];[.$AA59];[.$AK59];[.$AU59];[.$BE59];[.$BO59];[.$BY59];[.$CI59];[.$CS59];[.$DC59])" office:value-type="float"/>
          <table:table-cell table:formula="of:=MAX([.$H59];[.$R59];[.$AB59];[.$AL59];[.$AV59];[.$BF59];[.$BP59];[.$BZ59];[.$CJ59];[.$CT59];[.$DD59])" office:value-type="float"/>
          <table:table-cell table:formula="of:=MAX([.$I59];[.$S59];[.$AC59];[.$AM59];[.$AW59];[.$BG59];[.$BQ59];[.$CA59];[.$CK59];[.$CU59];[.$DE59])" office:value-type="float"/>
          <table:table-cell table:formula="of:=MAX([.$J59];[.$T59];[.$AD59];[.$AN59];[.$AX59];[.$BH59];[.$BR59];[.$CB59];[.$CL59];[.$CV59];[.$DF59])" office:value-type="float"/>
          <table:table-cell table:formula="of:=MAX([.$K59];[.$U59];[.$AE59];[.$AO59];[.$AY59];[.$BI59];[.$BS59];[.$CC59];[.$CM59];[.$CW59];[.$DG59])" office:value-type="float"/>
        </table:table-row>
        <table:table-row table:style-name="ro1">
          <table:table-cell office:value-type="string">
            <text:p>bio-expansion/instances/9000/ins_9000_4_0444</text:p>
          </table:table-cell>
          <table:table-cell table:style-name="cellBest" office:value-type="float" office:value="242.91"/>
          <table:table-cell office:value-type="float" office:value="0.0"/>
          <table:table-cell office:value-type="float" office:value="0.0389660994934"/>
          <table:table-cell office:value-type="float" office:value="0.00147205264753"/>
          <table:table-cell office:value-type="float" office:value="0.0"/>
          <table:table-cell office:value-type="float" office:value="3288750.0"/>
          <table:table-cell office:value-type="float" office:value="0.0"/>
          <table:table-cell office:value-type="float" office:value="2740955.0"/>
          <table:table-cell office:value-type="float" office:value="4.0"/>
          <table:table-cell table:style-name="cellBest" office:value-type="float" office:value="121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52.229"/>
          <table:table-cell office:value-type="float" office:value="0.0"/>
          <table:table-cell office:value-type="float" office:value="0.168853097805"/>
          <table:table-cell office:value-type="float" office:value="0.00339870978915"/>
          <table:table-cell office:value-type="float" office:value="0.0"/>
          <table:table-cell table:style-name="cellWorst" office:value-type="float" office:value="5792084.0"/>
          <table:table-cell office:value-type="float" office:value="1990.0"/>
          <table:table-cell table:style-name="cellWorst" office:value-type="float" office:value="4907034.0"/>
          <table:table-cell office:value-type="float" office:value="4.0"/>
          <table:table-cell table:style-name="cellWorst" office:value-type="float" office:value="176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26.458"/>
          <table:table-cell office:value-type="float" office:value="0.0"/>
          <table:table-cell office:value-type="float" office:value="0.103909598649"/>
          <table:table-cell office:value-type="float" office:value="0.00281421829675"/>
          <table:table-cell office:value-type="float" office:value="0.0"/>
          <table:table-cell office:value-type="float" office:value="5785530.0"/>
          <table:table-cell table:style-name="cellWorst" office:value-type="float" office:value="5798.0"/>
          <table:table-cell office:value-type="float" office:value="4904328.0"/>
          <table:table-cell office:value-type="float" office:value="4.0"/>
          <table:table-cell office:value-type="float" office:value="166.0"/>
          <table:table-cell office:value-type="float" office:value="433.459"/>
          <table:table-cell office:value-type="float" office:value="0.0"/>
          <table:table-cell office:value-type="float" office:value="0.103909598649"/>
          <table:table-cell office:value-type="float" office:value="0.00281421829675"/>
          <table:table-cell office:value-type="float" office:value="0.0"/>
          <table:table-cell office:value-type="float" office:value="5785530.0"/>
          <table:table-cell table:style-name="cellWorst" office:value-type="float" office:value="5798.0"/>
          <table:table-cell office:value-type="float" office:value="4904328.0"/>
          <table:table-cell office:value-type="float" office:value="4.0"/>
          <table:table-cell office:value-type="float" office:value="166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60];[.$L60];[.$V60];[.$AF60];[.$AP60];[.$AZ60];[.$BJ60];[.$BT60];[.$CD60];[.$CN60];[.$CX60])" office:value-type="float"/>
          <table:table-cell table:formula="of:=MIN([.$C60];[.$M60];[.$W60];[.$AG60];[.$AQ60];[.$BA60];[.$BK60];[.$BU60];[.$CE60];[.$CO60];[.$CY60])" office:value-type="float"/>
          <table:table-cell table:formula="of:=MIN([.$D60];[.$N60];[.$X60];[.$AH60];[.$AR60];[.$BB60];[.$BL60];[.$BV60];[.$CF60];[.$CP60];[.$CZ60])" office:value-type="float"/>
          <table:table-cell table:formula="of:=MIN([.$E60];[.$O60];[.$Y60];[.$AI60];[.$AS60];[.$BC60];[.$BM60];[.$BW60];[.$CG60];[.$CQ60];[.$DA60])" office:value-type="float"/>
          <table:table-cell table:formula="of:=MIN([.$F60];[.$P60];[.$Z60];[.$AJ60];[.$AT60];[.$BD60];[.$BN60];[.$BX60];[.$CH60];[.$CR60];[.$DB60])" office:value-type="float"/>
          <table:table-cell table:formula="of:=MIN([.$G60];[.$Q60];[.$AA60];[.$AK60];[.$AU60];[.$BE60];[.$BO60];[.$BY60];[.$CI60];[.$CS60];[.$DC60])" office:value-type="float"/>
          <table:table-cell table:formula="of:=MIN([.$H60];[.$R60];[.$AB60];[.$AL60];[.$AV60];[.$BF60];[.$BP60];[.$BZ60];[.$CJ60];[.$CT60];[.$DD60])" office:value-type="float"/>
          <table:table-cell table:formula="of:=MIN([.$I60];[.$S60];[.$AC60];[.$AM60];[.$AW60];[.$BG60];[.$BQ60];[.$CA60];[.$CK60];[.$CU60];[.$DE60])" office:value-type="float"/>
          <table:table-cell table:formula="of:=MIN([.$J60];[.$T60];[.$AD60];[.$AN60];[.$AX60];[.$BH60];[.$BR60];[.$CB60];[.$CL60];[.$CV60];[.$DF60])" office:value-type="float"/>
          <table:table-cell table:formula="of:=MIN([.$K60];[.$U60];[.$AE60];[.$AO60];[.$AY60];[.$BI60];[.$BS60];[.$CC60];[.$CM60];[.$CW60];[.$DG60])" office:value-type="float"/>
          <table:table-cell table:formula="of:=MEDIAN([.$B60];[.$L60];[.$V60];[.$AF60];[.$AP60];[.$AZ60];[.$BJ60];[.$BT60];[.$CD60];[.$CN60];[.$CX60])" office:value-type="float"/>
          <table:table-cell table:formula="of:=MEDIAN([.$C60];[.$M60];[.$W60];[.$AG60];[.$AQ60];[.$BA60];[.$BK60];[.$BU60];[.$CE60];[.$CO60];[.$CY60])" office:value-type="float"/>
          <table:table-cell table:formula="of:=MEDIAN([.$D60];[.$N60];[.$X60];[.$AH60];[.$AR60];[.$BB60];[.$BL60];[.$BV60];[.$CF60];[.$CP60];[.$CZ60])" office:value-type="float"/>
          <table:table-cell table:formula="of:=MEDIAN([.$E60];[.$O60];[.$Y60];[.$AI60];[.$AS60];[.$BC60];[.$BM60];[.$BW60];[.$CG60];[.$CQ60];[.$DA60])" office:value-type="float"/>
          <table:table-cell table:formula="of:=MEDIAN([.$F60];[.$P60];[.$Z60];[.$AJ60];[.$AT60];[.$BD60];[.$BN60];[.$BX60];[.$CH60];[.$CR60];[.$DB60])" office:value-type="float"/>
          <table:table-cell table:formula="of:=MEDIAN([.$G60];[.$Q60];[.$AA60];[.$AK60];[.$AU60];[.$BE60];[.$BO60];[.$BY60];[.$CI60];[.$CS60];[.$DC60])" office:value-type="float"/>
          <table:table-cell table:formula="of:=MEDIAN([.$H60];[.$R60];[.$AB60];[.$AL60];[.$AV60];[.$BF60];[.$BP60];[.$BZ60];[.$CJ60];[.$CT60];[.$DD60])" office:value-type="float"/>
          <table:table-cell table:formula="of:=MEDIAN([.$I60];[.$S60];[.$AC60];[.$AM60];[.$AW60];[.$BG60];[.$BQ60];[.$CA60];[.$CK60];[.$CU60];[.$DE60])" office:value-type="float"/>
          <table:table-cell table:formula="of:=MEDIAN([.$J60];[.$T60];[.$AD60];[.$AN60];[.$AX60];[.$BH60];[.$BR60];[.$CB60];[.$CL60];[.$CV60];[.$DF60])" office:value-type="float"/>
          <table:table-cell table:formula="of:=MEDIAN([.$K60];[.$U60];[.$AE60];[.$AO60];[.$AY60];[.$BI60];[.$BS60];[.$CC60];[.$CM60];[.$CW60];[.$DG60])" office:value-type="float"/>
          <table:table-cell table:formula="of:=MAX([.$B60];[.$L60];[.$V60];[.$AF60];[.$AP60];[.$AZ60];[.$BJ60];[.$BT60];[.$CD60];[.$CN60];[.$CX60])" office:value-type="float"/>
          <table:table-cell table:formula="of:=MAX([.$C60];[.$M60];[.$W60];[.$AG60];[.$AQ60];[.$BA60];[.$BK60];[.$BU60];[.$CE60];[.$CO60];[.$CY60])" office:value-type="float"/>
          <table:table-cell table:formula="of:=MAX([.$D60];[.$N60];[.$X60];[.$AH60];[.$AR60];[.$BB60];[.$BL60];[.$BV60];[.$CF60];[.$CP60];[.$CZ60])" office:value-type="float"/>
          <table:table-cell table:formula="of:=MAX([.$E60];[.$O60];[.$Y60];[.$AI60];[.$AS60];[.$BC60];[.$BM60];[.$BW60];[.$CG60];[.$CQ60];[.$DA60])" office:value-type="float"/>
          <table:table-cell table:formula="of:=MAX([.$F60];[.$P60];[.$Z60];[.$AJ60];[.$AT60];[.$BD60];[.$BN60];[.$BX60];[.$CH60];[.$CR60];[.$DB60])" office:value-type="float"/>
          <table:table-cell table:formula="of:=MAX([.$G60];[.$Q60];[.$AA60];[.$AK60];[.$AU60];[.$BE60];[.$BO60];[.$BY60];[.$CI60];[.$CS60];[.$DC60])" office:value-type="float"/>
          <table:table-cell table:formula="of:=MAX([.$H60];[.$R60];[.$AB60];[.$AL60];[.$AV60];[.$BF60];[.$BP60];[.$BZ60];[.$CJ60];[.$CT60];[.$DD60])" office:value-type="float"/>
          <table:table-cell table:formula="of:=MAX([.$I60];[.$S60];[.$AC60];[.$AM60];[.$AW60];[.$BG60];[.$BQ60];[.$CA60];[.$CK60];[.$CU60];[.$DE60])" office:value-type="float"/>
          <table:table-cell table:formula="of:=MAX([.$J60];[.$T60];[.$AD60];[.$AN60];[.$AX60];[.$BH60];[.$BR60];[.$CB60];[.$CL60];[.$CV60];[.$DF60])" office:value-type="float"/>
          <table:table-cell table:formula="of:=MAX([.$K60];[.$U60];[.$AE60];[.$AO60];[.$AY60];[.$BI60];[.$BS60];[.$CC60];[.$CM60];[.$CW60];[.$DG60])" office:value-type="float"/>
        </table:table-row>
        <table:table-row table:style-name="ro1">
          <table:table-cell office:value-type="string">
            <text:p>bio-expansion/instances/9000/ins_9000_5_0444</text:p>
          </table:table-cell>
          <table:table-cell table:style-name="cellBest" office:value-type="float" office:value="394.499"/>
          <table:table-cell office:value-type="float" office:value="0.0"/>
          <table:table-cell office:value-type="float" office:value="0.0513874614594"/>
          <table:table-cell office:value-type="float" office:value="0.000813634806441"/>
          <table:table-cell office:value-type="float" office:value="0.0"/>
          <table:table-cell office:value-type="float" office:value="4794427.0"/>
          <table:table-cell office:value-type="float" office:value="0.0"/>
          <table:table-cell office:value-type="float" office:value="3982172.0"/>
          <table:table-cell office:value-type="float" office:value="4.0"/>
          <table:table-cell office:value-type="float" office:value="156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154162384378"/>
          <table:table-cell office:value-type="float" office:value="0.00154162384378"/>
          <table:table-cell office:value-type="float" office:value="0.0"/>
          <table:table-cell office:value-type="float" office:value="4354773.0"/>
          <table:table-cell office:value-type="float" office:value="0.0"/>
          <table:table-cell office:value-type="float" office:value="3639045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74.213"/>
          <table:table-cell office:value-type="float" office:value="0.0"/>
          <table:table-cell office:value-type="float" office:value="0.102774922919"/>
          <table:table-cell office:value-type="float" office:value="0.00295477903392"/>
          <table:table-cell office:value-type="float" office:value="0.0"/>
          <table:table-cell table:style-name="cellWorst" office:value-type="float" office:value="7092245.0"/>
          <table:table-cell office:value-type="float" office:value="2432.0"/>
          <table:table-cell table:style-name="cellWorst" office:value-type="float" office:value="6006102.0"/>
          <table:table-cell office:value-type="float" office:value="4.0"/>
          <table:table-cell office:value-type="float" office:value="157.0"/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40.703"/>
          <table:table-cell office:value-type="float" office:value="0.0"/>
          <table:table-cell office:value-type="float" office:value="0.115621788284"/>
          <table:table-cell office:value-type="float" office:value="0.00291195614937"/>
          <table:table-cell office:value-type="float" office:value="0.0"/>
          <table:table-cell office:value-type="float" office:value="6998434.0"/>
          <table:table-cell table:style-name="cellWorst" office:value-type="float" office:value="6679.0"/>
          <table:table-cell office:value-type="float" office:value="5920484.0"/>
          <table:table-cell office:value-type="float" office:value="4.0"/>
          <table:table-cell office:value-type="float" office:value="157.0"/>
          <table:table-cell office:value-type="float" office:value="446.853"/>
          <table:table-cell office:value-type="float" office:value="0.0"/>
          <table:table-cell office:value-type="float" office:value="0.115621788284"/>
          <table:table-cell office:value-type="float" office:value="0.00291195614937"/>
          <table:table-cell office:value-type="float" office:value="0.0"/>
          <table:table-cell office:value-type="float" office:value="6998434.0"/>
          <table:table-cell table:style-name="cellWorst" office:value-type="float" office:value="6679.0"/>
          <table:table-cell office:value-type="float" office:value="5920484.0"/>
          <table:table-cell office:value-type="float" office:value="4.0"/>
          <table:table-cell office:value-type="float" office:value="157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61];[.$L61];[.$V61];[.$AF61];[.$AP61];[.$AZ61];[.$BJ61];[.$BT61];[.$CD61];[.$CN61];[.$CX61])" office:value-type="float"/>
          <table:table-cell table:formula="of:=MIN([.$C61];[.$M61];[.$W61];[.$AG61];[.$AQ61];[.$BA61];[.$BK61];[.$BU61];[.$CE61];[.$CO61];[.$CY61])" office:value-type="float"/>
          <table:table-cell table:formula="of:=MIN([.$D61];[.$N61];[.$X61];[.$AH61];[.$AR61];[.$BB61];[.$BL61];[.$BV61];[.$CF61];[.$CP61];[.$CZ61])" office:value-type="float"/>
          <table:table-cell table:formula="of:=MIN([.$E61];[.$O61];[.$Y61];[.$AI61];[.$AS61];[.$BC61];[.$BM61];[.$BW61];[.$CG61];[.$CQ61];[.$DA61])" office:value-type="float"/>
          <table:table-cell table:formula="of:=MIN([.$F61];[.$P61];[.$Z61];[.$AJ61];[.$AT61];[.$BD61];[.$BN61];[.$BX61];[.$CH61];[.$CR61];[.$DB61])" office:value-type="float"/>
          <table:table-cell table:formula="of:=MIN([.$G61];[.$Q61];[.$AA61];[.$AK61];[.$AU61];[.$BE61];[.$BO61];[.$BY61];[.$CI61];[.$CS61];[.$DC61])" office:value-type="float"/>
          <table:table-cell table:formula="of:=MIN([.$H61];[.$R61];[.$AB61];[.$AL61];[.$AV61];[.$BF61];[.$BP61];[.$BZ61];[.$CJ61];[.$CT61];[.$DD61])" office:value-type="float"/>
          <table:table-cell table:formula="of:=MIN([.$I61];[.$S61];[.$AC61];[.$AM61];[.$AW61];[.$BG61];[.$BQ61];[.$CA61];[.$CK61];[.$CU61];[.$DE61])" office:value-type="float"/>
          <table:table-cell table:formula="of:=MIN([.$J61];[.$T61];[.$AD61];[.$AN61];[.$AX61];[.$BH61];[.$BR61];[.$CB61];[.$CL61];[.$CV61];[.$DF61])" office:value-type="float"/>
          <table:table-cell table:formula="of:=MIN([.$K61];[.$U61];[.$AE61];[.$AO61];[.$AY61];[.$BI61];[.$BS61];[.$CC61];[.$CM61];[.$CW61];[.$DG61])" office:value-type="float"/>
          <table:table-cell table:formula="of:=MEDIAN([.$B61];[.$L61];[.$V61];[.$AF61];[.$AP61];[.$AZ61];[.$BJ61];[.$BT61];[.$CD61];[.$CN61];[.$CX61])" office:value-type="float"/>
          <table:table-cell table:formula="of:=MEDIAN([.$C61];[.$M61];[.$W61];[.$AG61];[.$AQ61];[.$BA61];[.$BK61];[.$BU61];[.$CE61];[.$CO61];[.$CY61])" office:value-type="float"/>
          <table:table-cell table:formula="of:=MEDIAN([.$D61];[.$N61];[.$X61];[.$AH61];[.$AR61];[.$BB61];[.$BL61];[.$BV61];[.$CF61];[.$CP61];[.$CZ61])" office:value-type="float"/>
          <table:table-cell table:formula="of:=MEDIAN([.$E61];[.$O61];[.$Y61];[.$AI61];[.$AS61];[.$BC61];[.$BM61];[.$BW61];[.$CG61];[.$CQ61];[.$DA61])" office:value-type="float"/>
          <table:table-cell table:formula="of:=MEDIAN([.$F61];[.$P61];[.$Z61];[.$AJ61];[.$AT61];[.$BD61];[.$BN61];[.$BX61];[.$CH61];[.$CR61];[.$DB61])" office:value-type="float"/>
          <table:table-cell table:formula="of:=MEDIAN([.$G61];[.$Q61];[.$AA61];[.$AK61];[.$AU61];[.$BE61];[.$BO61];[.$BY61];[.$CI61];[.$CS61];[.$DC61])" office:value-type="float"/>
          <table:table-cell table:formula="of:=MEDIAN([.$H61];[.$R61];[.$AB61];[.$AL61];[.$AV61];[.$BF61];[.$BP61];[.$BZ61];[.$CJ61];[.$CT61];[.$DD61])" office:value-type="float"/>
          <table:table-cell table:formula="of:=MEDIAN([.$I61];[.$S61];[.$AC61];[.$AM61];[.$AW61];[.$BG61];[.$BQ61];[.$CA61];[.$CK61];[.$CU61];[.$DE61])" office:value-type="float"/>
          <table:table-cell table:formula="of:=MEDIAN([.$J61];[.$T61];[.$AD61];[.$AN61];[.$AX61];[.$BH61];[.$BR61];[.$CB61];[.$CL61];[.$CV61];[.$DF61])" office:value-type="float"/>
          <table:table-cell table:formula="of:=MEDIAN([.$K61];[.$U61];[.$AE61];[.$AO61];[.$AY61];[.$BI61];[.$BS61];[.$CC61];[.$CM61];[.$CW61];[.$DG61])" office:value-type="float"/>
          <table:table-cell table:formula="of:=MAX([.$B61];[.$L61];[.$V61];[.$AF61];[.$AP61];[.$AZ61];[.$BJ61];[.$BT61];[.$CD61];[.$CN61];[.$CX61])" office:value-type="float"/>
          <table:table-cell table:formula="of:=MAX([.$C61];[.$M61];[.$W61];[.$AG61];[.$AQ61];[.$BA61];[.$BK61];[.$BU61];[.$CE61];[.$CO61];[.$CY61])" office:value-type="float"/>
          <table:table-cell table:formula="of:=MAX([.$D61];[.$N61];[.$X61];[.$AH61];[.$AR61];[.$BB61];[.$BL61];[.$BV61];[.$CF61];[.$CP61];[.$CZ61])" office:value-type="float"/>
          <table:table-cell table:formula="of:=MAX([.$E61];[.$O61];[.$Y61];[.$AI61];[.$AS61];[.$BC61];[.$BM61];[.$BW61];[.$CG61];[.$CQ61];[.$DA61])" office:value-type="float"/>
          <table:table-cell table:formula="of:=MAX([.$F61];[.$P61];[.$Z61];[.$AJ61];[.$AT61];[.$BD61];[.$BN61];[.$BX61];[.$CH61];[.$CR61];[.$DB61])" office:value-type="float"/>
          <table:table-cell table:formula="of:=MAX([.$G61];[.$Q61];[.$AA61];[.$AK61];[.$AU61];[.$BE61];[.$BO61];[.$BY61];[.$CI61];[.$CS61];[.$DC61])" office:value-type="float"/>
          <table:table-cell table:formula="of:=MAX([.$H61];[.$R61];[.$AB61];[.$AL61];[.$AV61];[.$BF61];[.$BP61];[.$BZ61];[.$CJ61];[.$CT61];[.$DD61])" office:value-type="float"/>
          <table:table-cell table:formula="of:=MAX([.$I61];[.$S61];[.$AC61];[.$AM61];[.$AW61];[.$BG61];[.$BQ61];[.$CA61];[.$CK61];[.$CU61];[.$DE61])" office:value-type="float"/>
          <table:table-cell table:formula="of:=MAX([.$J61];[.$T61];[.$AD61];[.$AN61];[.$AX61];[.$BH61];[.$BR61];[.$CB61];[.$CL61];[.$CV61];[.$DF61])" office:value-type="float"/>
          <table:table-cell table:formula="of:=MAX([.$K61];[.$U61];[.$AE61];[.$AO61];[.$AY61];[.$BI61];[.$BS61];[.$CC61];[.$CM61];[.$CW61];[.$DG61])" office:value-type="float"/>
        </table:table-row>
        <table:table-row table:style-name="ro1">
          <table:table-cell office:value-type="string">
            <text:p>bio-expansion/instances/9000/ins_9000_5_0464</text:p>
          </table:table-cell>
          <table:table-cell table:style-name="cellBest" office:value-type="float" office:value="527.884"/>
          <table:table-cell office:value-type="float" office:value="0.0"/>
          <table:table-cell office:value-type="float" office:value="0.0264515275757"/>
          <table:table-cell office:value-type="float" office:value="0.000683331129039"/>
          <table:table-cell office:value-type="float" office:value="0.0"/>
          <table:table-cell table:style-name="cellWorst" office:value-type="float" office:value="6007463.0"/>
          <table:table-cell office:value-type="float" office:value="0.0"/>
          <table:table-cell table:style-name="cellWorst" office:value-type="float" office:value="4911794.0"/>
          <table:table-cell office:value-type="float" office:value="4.0"/>
          <table:table-cell office:value-type="float" office:value="165.0"/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171934929242"/>
          <table:table-cell office:value-type="float" office:value="0.00171934929242"/>
          <table:table-cell office:value-type="float" office:value="0.0"/>
          <table:table-cell table:style-name="cellBest" office:value-type="float" office:value="3078274.0"/>
          <table:table-cell office:value-type="float" office:value="0.0"/>
          <table:table-cell office:value-type="float" office:value="2437098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62];[.$L62];[.$V62];[.$AF62];[.$AP62];[.$AZ62];[.$BJ62];[.$BT62];[.$CD62];[.$CN62];[.$CX62])" office:value-type="float"/>
          <table:table-cell table:formula="of:=MIN([.$C62];[.$M62];[.$W62];[.$AG62];[.$AQ62];[.$BA62];[.$BK62];[.$BU62];[.$CE62];[.$CO62];[.$CY62])" office:value-type="float"/>
          <table:table-cell table:formula="of:=MIN([.$D62];[.$N62];[.$X62];[.$AH62];[.$AR62];[.$BB62];[.$BL62];[.$BV62];[.$CF62];[.$CP62];[.$CZ62])" office:value-type="float"/>
          <table:table-cell table:formula="of:=MIN([.$E62];[.$O62];[.$Y62];[.$AI62];[.$AS62];[.$BC62];[.$BM62];[.$BW62];[.$CG62];[.$CQ62];[.$DA62])" office:value-type="float"/>
          <table:table-cell table:formula="of:=MIN([.$F62];[.$P62];[.$Z62];[.$AJ62];[.$AT62];[.$BD62];[.$BN62];[.$BX62];[.$CH62];[.$CR62];[.$DB62])" office:value-type="float"/>
          <table:table-cell table:formula="of:=MIN([.$G62];[.$Q62];[.$AA62];[.$AK62];[.$AU62];[.$BE62];[.$BO62];[.$BY62];[.$CI62];[.$CS62];[.$DC62])" office:value-type="float"/>
          <table:table-cell table:formula="of:=MIN([.$H62];[.$R62];[.$AB62];[.$AL62];[.$AV62];[.$BF62];[.$BP62];[.$BZ62];[.$CJ62];[.$CT62];[.$DD62])" office:value-type="float"/>
          <table:table-cell table:formula="of:=MIN([.$I62];[.$S62];[.$AC62];[.$AM62];[.$AW62];[.$BG62];[.$BQ62];[.$CA62];[.$CK62];[.$CU62];[.$DE62])" office:value-type="float"/>
          <table:table-cell table:formula="of:=MIN([.$J62];[.$T62];[.$AD62];[.$AN62];[.$AX62];[.$BH62];[.$BR62];[.$CB62];[.$CL62];[.$CV62];[.$DF62])" office:value-type="float"/>
          <table:table-cell table:formula="of:=MIN([.$K62];[.$U62];[.$AE62];[.$AO62];[.$AY62];[.$BI62];[.$BS62];[.$CC62];[.$CM62];[.$CW62];[.$DG62])" office:value-type="float"/>
          <table:table-cell table:formula="of:=MEDIAN([.$B62];[.$L62];[.$V62];[.$AF62];[.$AP62];[.$AZ62];[.$BJ62];[.$BT62];[.$CD62];[.$CN62];[.$CX62])" office:value-type="float"/>
          <table:table-cell table:formula="of:=MEDIAN([.$C62];[.$M62];[.$W62];[.$AG62];[.$AQ62];[.$BA62];[.$BK62];[.$BU62];[.$CE62];[.$CO62];[.$CY62])" office:value-type="float"/>
          <table:table-cell table:formula="of:=MEDIAN([.$D62];[.$N62];[.$X62];[.$AH62];[.$AR62];[.$BB62];[.$BL62];[.$BV62];[.$CF62];[.$CP62];[.$CZ62])" office:value-type="float"/>
          <table:table-cell table:formula="of:=MEDIAN([.$E62];[.$O62];[.$Y62];[.$AI62];[.$AS62];[.$BC62];[.$BM62];[.$BW62];[.$CG62];[.$CQ62];[.$DA62])" office:value-type="float"/>
          <table:table-cell table:formula="of:=MEDIAN([.$F62];[.$P62];[.$Z62];[.$AJ62];[.$AT62];[.$BD62];[.$BN62];[.$BX62];[.$CH62];[.$CR62];[.$DB62])" office:value-type="float"/>
          <table:table-cell table:formula="of:=MEDIAN([.$G62];[.$Q62];[.$AA62];[.$AK62];[.$AU62];[.$BE62];[.$BO62];[.$BY62];[.$CI62];[.$CS62];[.$DC62])" office:value-type="float"/>
          <table:table-cell table:formula="of:=MEDIAN([.$H62];[.$R62];[.$AB62];[.$AL62];[.$AV62];[.$BF62];[.$BP62];[.$BZ62];[.$CJ62];[.$CT62];[.$DD62])" office:value-type="float"/>
          <table:table-cell table:formula="of:=MEDIAN([.$I62];[.$S62];[.$AC62];[.$AM62];[.$AW62];[.$BG62];[.$BQ62];[.$CA62];[.$CK62];[.$CU62];[.$DE62])" office:value-type="float"/>
          <table:table-cell table:formula="of:=MEDIAN([.$J62];[.$T62];[.$AD62];[.$AN62];[.$AX62];[.$BH62];[.$BR62];[.$CB62];[.$CL62];[.$CV62];[.$DF62])" office:value-type="float"/>
          <table:table-cell table:formula="of:=MEDIAN([.$K62];[.$U62];[.$AE62];[.$AO62];[.$AY62];[.$BI62];[.$BS62];[.$CC62];[.$CM62];[.$CW62];[.$DG62])" office:value-type="float"/>
          <table:table-cell table:formula="of:=MAX([.$B62];[.$L62];[.$V62];[.$AF62];[.$AP62];[.$AZ62];[.$BJ62];[.$BT62];[.$CD62];[.$CN62];[.$CX62])" office:value-type="float"/>
          <table:table-cell table:formula="of:=MAX([.$C62];[.$M62];[.$W62];[.$AG62];[.$AQ62];[.$BA62];[.$BK62];[.$BU62];[.$CE62];[.$CO62];[.$CY62])" office:value-type="float"/>
          <table:table-cell table:formula="of:=MAX([.$D62];[.$N62];[.$X62];[.$AH62];[.$AR62];[.$BB62];[.$BL62];[.$BV62];[.$CF62];[.$CP62];[.$CZ62])" office:value-type="float"/>
          <table:table-cell table:formula="of:=MAX([.$E62];[.$O62];[.$Y62];[.$AI62];[.$AS62];[.$BC62];[.$BM62];[.$BW62];[.$CG62];[.$CQ62];[.$DA62])" office:value-type="float"/>
          <table:table-cell table:formula="of:=MAX([.$F62];[.$P62];[.$Z62];[.$AJ62];[.$AT62];[.$BD62];[.$BN62];[.$BX62];[.$CH62];[.$CR62];[.$DB62])" office:value-type="float"/>
          <table:table-cell table:formula="of:=MAX([.$G62];[.$Q62];[.$AA62];[.$AK62];[.$AU62];[.$BE62];[.$BO62];[.$BY62];[.$CI62];[.$CS62];[.$DC62])" office:value-type="float"/>
          <table:table-cell table:formula="of:=MAX([.$H62];[.$R62];[.$AB62];[.$AL62];[.$AV62];[.$BF62];[.$BP62];[.$BZ62];[.$CJ62];[.$CT62];[.$DD62])" office:value-type="float"/>
          <table:table-cell table:formula="of:=MAX([.$I62];[.$S62];[.$AC62];[.$AM62];[.$AW62];[.$BG62];[.$BQ62];[.$CA62];[.$CK62];[.$CU62];[.$DE62])" office:value-type="float"/>
          <table:table-cell table:formula="of:=MAX([.$J62];[.$T62];[.$AD62];[.$AN62];[.$AX62];[.$BH62];[.$BR62];[.$CB62];[.$CL62];[.$CV62];[.$DF62])" office:value-type="float"/>
          <table:table-cell table:formula="of:=MAX([.$K62];[.$U62];[.$AE62];[.$AO62];[.$AY62];[.$BI62];[.$BS62];[.$CC62];[.$CM62];[.$CW62];[.$DG62])" office:value-type="float"/>
        </table:table-row>
        <table:table-row table:style-name="ro1">
          <table:table-cell office:value-type="string">
            <text:p>bio-expansion/instances/9000/ins_9000_5_0474</text:p>
          </table:table-cell>
          <table:table-cell table:style-name="cellBest" office:value-type="float" office:value="521.755"/>
          <table:table-cell office:value-type="float" office:value="0.0"/>
          <table:table-cell office:value-type="float" office:value="0.0259773996623"/>
          <table:table-cell office:value-type="float" office:value="0.0011689829848"/>
          <table:table-cell office:value-type="float" office:value="0.0"/>
          <table:table-cell table:style-name="cellWorst" office:value-type="float" office:value="5035587.0"/>
          <table:table-cell office:value-type="float" office:value="0.0"/>
          <table:table-cell table:style-name="cellWorst" office:value-type="float" office:value="4027226.0"/>
          <table:table-cell office:value-type="float" office:value="4.0"/>
          <table:table-cell office:value-type="float" office:value="164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5"/>
          <table:table-cell office:value-type="float" office:value="1.0"/>
          <table:table-cell office:value-type="float" office:value="0.103909598649"/>
          <table:table-cell office:value-type="float" office:value="0.00103909598649"/>
          <table:table-cell office:value-type="float" office:value="0.0"/>
          <table:table-cell table:style-name="cellBest" office:value-type="float" office:value="3302543.0"/>
          <table:table-cell office:value-type="float" office:value="0.0"/>
          <table:table-cell office:value-type="float" office:value="2661376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63];[.$L63];[.$V63];[.$AF63];[.$AP63];[.$AZ63];[.$BJ63];[.$BT63];[.$CD63];[.$CN63];[.$CX63])" office:value-type="float"/>
          <table:table-cell table:formula="of:=MIN([.$C63];[.$M63];[.$W63];[.$AG63];[.$AQ63];[.$BA63];[.$BK63];[.$BU63];[.$CE63];[.$CO63];[.$CY63])" office:value-type="float"/>
          <table:table-cell table:formula="of:=MIN([.$D63];[.$N63];[.$X63];[.$AH63];[.$AR63];[.$BB63];[.$BL63];[.$BV63];[.$CF63];[.$CP63];[.$CZ63])" office:value-type="float"/>
          <table:table-cell table:formula="of:=MIN([.$E63];[.$O63];[.$Y63];[.$AI63];[.$AS63];[.$BC63];[.$BM63];[.$BW63];[.$CG63];[.$CQ63];[.$DA63])" office:value-type="float"/>
          <table:table-cell table:formula="of:=MIN([.$F63];[.$P63];[.$Z63];[.$AJ63];[.$AT63];[.$BD63];[.$BN63];[.$BX63];[.$CH63];[.$CR63];[.$DB63])" office:value-type="float"/>
          <table:table-cell table:formula="of:=MIN([.$G63];[.$Q63];[.$AA63];[.$AK63];[.$AU63];[.$BE63];[.$BO63];[.$BY63];[.$CI63];[.$CS63];[.$DC63])" office:value-type="float"/>
          <table:table-cell table:formula="of:=MIN([.$H63];[.$R63];[.$AB63];[.$AL63];[.$AV63];[.$BF63];[.$BP63];[.$BZ63];[.$CJ63];[.$CT63];[.$DD63])" office:value-type="float"/>
          <table:table-cell table:formula="of:=MIN([.$I63];[.$S63];[.$AC63];[.$AM63];[.$AW63];[.$BG63];[.$BQ63];[.$CA63];[.$CK63];[.$CU63];[.$DE63])" office:value-type="float"/>
          <table:table-cell table:formula="of:=MIN([.$J63];[.$T63];[.$AD63];[.$AN63];[.$AX63];[.$BH63];[.$BR63];[.$CB63];[.$CL63];[.$CV63];[.$DF63])" office:value-type="float"/>
          <table:table-cell table:formula="of:=MIN([.$K63];[.$U63];[.$AE63];[.$AO63];[.$AY63];[.$BI63];[.$BS63];[.$CC63];[.$CM63];[.$CW63];[.$DG63])" office:value-type="float"/>
          <table:table-cell table:formula="of:=MEDIAN([.$B63];[.$L63];[.$V63];[.$AF63];[.$AP63];[.$AZ63];[.$BJ63];[.$BT63];[.$CD63];[.$CN63];[.$CX63])" office:value-type="float"/>
          <table:table-cell table:formula="of:=MEDIAN([.$C63];[.$M63];[.$W63];[.$AG63];[.$AQ63];[.$BA63];[.$BK63];[.$BU63];[.$CE63];[.$CO63];[.$CY63])" office:value-type="float"/>
          <table:table-cell table:formula="of:=MEDIAN([.$D63];[.$N63];[.$X63];[.$AH63];[.$AR63];[.$BB63];[.$BL63];[.$BV63];[.$CF63];[.$CP63];[.$CZ63])" office:value-type="float"/>
          <table:table-cell table:formula="of:=MEDIAN([.$E63];[.$O63];[.$Y63];[.$AI63];[.$AS63];[.$BC63];[.$BM63];[.$BW63];[.$CG63];[.$CQ63];[.$DA63])" office:value-type="float"/>
          <table:table-cell table:formula="of:=MEDIAN([.$F63];[.$P63];[.$Z63];[.$AJ63];[.$AT63];[.$BD63];[.$BN63];[.$BX63];[.$CH63];[.$CR63];[.$DB63])" office:value-type="float"/>
          <table:table-cell table:formula="of:=MEDIAN([.$G63];[.$Q63];[.$AA63];[.$AK63];[.$AU63];[.$BE63];[.$BO63];[.$BY63];[.$CI63];[.$CS63];[.$DC63])" office:value-type="float"/>
          <table:table-cell table:formula="of:=MEDIAN([.$H63];[.$R63];[.$AB63];[.$AL63];[.$AV63];[.$BF63];[.$BP63];[.$BZ63];[.$CJ63];[.$CT63];[.$DD63])" office:value-type="float"/>
          <table:table-cell table:formula="of:=MEDIAN([.$I63];[.$S63];[.$AC63];[.$AM63];[.$AW63];[.$BG63];[.$BQ63];[.$CA63];[.$CK63];[.$CU63];[.$DE63])" office:value-type="float"/>
          <table:table-cell table:formula="of:=MEDIAN([.$J63];[.$T63];[.$AD63];[.$AN63];[.$AX63];[.$BH63];[.$BR63];[.$CB63];[.$CL63];[.$CV63];[.$DF63])" office:value-type="float"/>
          <table:table-cell table:formula="of:=MEDIAN([.$K63];[.$U63];[.$AE63];[.$AO63];[.$AY63];[.$BI63];[.$BS63];[.$CC63];[.$CM63];[.$CW63];[.$DG63])" office:value-type="float"/>
          <table:table-cell table:formula="of:=MAX([.$B63];[.$L63];[.$V63];[.$AF63];[.$AP63];[.$AZ63];[.$BJ63];[.$BT63];[.$CD63];[.$CN63];[.$CX63])" office:value-type="float"/>
          <table:table-cell table:formula="of:=MAX([.$C63];[.$M63];[.$W63];[.$AG63];[.$AQ63];[.$BA63];[.$BK63];[.$BU63];[.$CE63];[.$CO63];[.$CY63])" office:value-type="float"/>
          <table:table-cell table:formula="of:=MAX([.$D63];[.$N63];[.$X63];[.$AH63];[.$AR63];[.$BB63];[.$BL63];[.$BV63];[.$CF63];[.$CP63];[.$CZ63])" office:value-type="float"/>
          <table:table-cell table:formula="of:=MAX([.$E63];[.$O63];[.$Y63];[.$AI63];[.$AS63];[.$BC63];[.$BM63];[.$BW63];[.$CG63];[.$CQ63];[.$DA63])" office:value-type="float"/>
          <table:table-cell table:formula="of:=MAX([.$F63];[.$P63];[.$Z63];[.$AJ63];[.$AT63];[.$BD63];[.$BN63];[.$BX63];[.$CH63];[.$CR63];[.$DB63])" office:value-type="float"/>
          <table:table-cell table:formula="of:=MAX([.$G63];[.$Q63];[.$AA63];[.$AK63];[.$AU63];[.$BE63];[.$BO63];[.$BY63];[.$CI63];[.$CS63];[.$DC63])" office:value-type="float"/>
          <table:table-cell table:formula="of:=MAX([.$H63];[.$R63];[.$AB63];[.$AL63];[.$AV63];[.$BF63];[.$BP63];[.$BZ63];[.$CJ63];[.$CT63];[.$DD63])" office:value-type="float"/>
          <table:table-cell table:formula="of:=MAX([.$I63];[.$S63];[.$AC63];[.$AM63];[.$AW63];[.$BG63];[.$BQ63];[.$CA63];[.$CK63];[.$CU63];[.$DE63])" office:value-type="float"/>
          <table:table-cell table:formula="of:=MAX([.$J63];[.$T63];[.$AD63];[.$AN63];[.$AX63];[.$BH63];[.$BR63];[.$CB63];[.$CL63];[.$CV63];[.$DF63])" office:value-type="float"/>
          <table:table-cell table:formula="of:=MAX([.$K63];[.$U63];[.$AE63];[.$AO63];[.$AY63];[.$BI63];[.$BS63];[.$CC63];[.$CM63];[.$CW63];[.$DG63])" office:value-type="float"/>
        </table:table-row>
        <table:table-row table:style-name="ro1">
          <table:table-cell office:value-type="string">
            <text:p>bio-expansion/instances/9000/ins_9000_6_0424</text:p>
          </table:table-cell>
          <table:table-cell table:style-name="cellBest" office:value-type="float" office:value="326.919"/>
          <table:table-cell office:value-type="float" office:value="0.0"/>
          <table:table-cell office:value-type="float" office:value="0.0400320256205"/>
          <table:table-cell office:value-type="float" office:value="0.000934080597812"/>
          <table:table-cell office:value-type="float" office:value="0.0"/>
          <table:table-cell table:style-name="cellWorst" office:value-type="float" office:value="3611646.0"/>
          <table:table-cell office:value-type="float" office:value="0.0"/>
          <table:table-cell table:style-name="cellWorst" office:value-type="float" office:value="2926826.0"/>
          <table:table-cell office:value-type="float" office:value="4.0"/>
          <table:table-cell table:style-name="cellBest" office:value-type="float" office:value="153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86.15"/>
          <table:table-cell office:value-type="float" office:value="0.0"/>
          <table:table-cell office:value-type="float" office:value="0.080064051241"/>
          <table:table-cell office:value-type="float" office:value="0.00157904101059"/>
          <table:table-cell office:value-type="float" office:value="0.0"/>
          <table:table-cell office:value-type="float" office:value="3234932.0"/>
          <table:table-cell office:value-type="float" office:value="1951.0"/>
          <table:table-cell office:value-type="float" office:value="2601886.0"/>
          <table:table-cell office:value-type="float" office:value="4.0"/>
          <table:table-cell table:style-name="cellWorst" office:value-type="float" office:value="184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58.238"/>
          <table:table-cell office:value-type="float" office:value="0.0"/>
          <table:table-cell office:value-type="float" office:value="0.0266880170803"/>
          <table:table-cell office:value-type="float" office:value="0.00155680099635"/>
          <table:table-cell office:value-type="float" office:value="0.0"/>
          <table:table-cell office:value-type="float" office:value="3192464.0"/>
          <table:table-cell table:style-name="cellWorst" office:value-type="float" office:value="7973.0"/>
          <table:table-cell office:value-type="float" office:value="2569980.0"/>
          <table:table-cell office:value-type="float" office:value="4.0"/>
          <table:table-cell office:value-type="float" office:value="165.0"/>
          <table:table-cell office:value-type="float" office:value="359.77"/>
          <table:table-cell office:value-type="float" office:value="0.0"/>
          <table:table-cell office:value-type="float" office:value="0.0266880170803"/>
          <table:table-cell office:value-type="float" office:value="0.00155680099635"/>
          <table:table-cell office:value-type="float" office:value="0.0"/>
          <table:table-cell office:value-type="float" office:value="3192464.0"/>
          <table:table-cell table:style-name="cellWorst" office:value-type="float" office:value="7973.0"/>
          <table:table-cell office:value-type="float" office:value="2569980.0"/>
          <table:table-cell office:value-type="float" office:value="4.0"/>
          <table:table-cell office:value-type="float" office:value="165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64];[.$L64];[.$V64];[.$AF64];[.$AP64];[.$AZ64];[.$BJ64];[.$BT64];[.$CD64];[.$CN64];[.$CX64])" office:value-type="float"/>
          <table:table-cell table:formula="of:=MIN([.$C64];[.$M64];[.$W64];[.$AG64];[.$AQ64];[.$BA64];[.$BK64];[.$BU64];[.$CE64];[.$CO64];[.$CY64])" office:value-type="float"/>
          <table:table-cell table:formula="of:=MIN([.$D64];[.$N64];[.$X64];[.$AH64];[.$AR64];[.$BB64];[.$BL64];[.$BV64];[.$CF64];[.$CP64];[.$CZ64])" office:value-type="float"/>
          <table:table-cell table:formula="of:=MIN([.$E64];[.$O64];[.$Y64];[.$AI64];[.$AS64];[.$BC64];[.$BM64];[.$BW64];[.$CG64];[.$CQ64];[.$DA64])" office:value-type="float"/>
          <table:table-cell table:formula="of:=MIN([.$F64];[.$P64];[.$Z64];[.$AJ64];[.$AT64];[.$BD64];[.$BN64];[.$BX64];[.$CH64];[.$CR64];[.$DB64])" office:value-type="float"/>
          <table:table-cell table:formula="of:=MIN([.$G64];[.$Q64];[.$AA64];[.$AK64];[.$AU64];[.$BE64];[.$BO64];[.$BY64];[.$CI64];[.$CS64];[.$DC64])" office:value-type="float"/>
          <table:table-cell table:formula="of:=MIN([.$H64];[.$R64];[.$AB64];[.$AL64];[.$AV64];[.$BF64];[.$BP64];[.$BZ64];[.$CJ64];[.$CT64];[.$DD64])" office:value-type="float"/>
          <table:table-cell table:formula="of:=MIN([.$I64];[.$S64];[.$AC64];[.$AM64];[.$AW64];[.$BG64];[.$BQ64];[.$CA64];[.$CK64];[.$CU64];[.$DE64])" office:value-type="float"/>
          <table:table-cell table:formula="of:=MIN([.$J64];[.$T64];[.$AD64];[.$AN64];[.$AX64];[.$BH64];[.$BR64];[.$CB64];[.$CL64];[.$CV64];[.$DF64])" office:value-type="float"/>
          <table:table-cell table:formula="of:=MIN([.$K64];[.$U64];[.$AE64];[.$AO64];[.$AY64];[.$BI64];[.$BS64];[.$CC64];[.$CM64];[.$CW64];[.$DG64])" office:value-type="float"/>
          <table:table-cell table:formula="of:=MEDIAN([.$B64];[.$L64];[.$V64];[.$AF64];[.$AP64];[.$AZ64];[.$BJ64];[.$BT64];[.$CD64];[.$CN64];[.$CX64])" office:value-type="float"/>
          <table:table-cell table:formula="of:=MEDIAN([.$C64];[.$M64];[.$W64];[.$AG64];[.$AQ64];[.$BA64];[.$BK64];[.$BU64];[.$CE64];[.$CO64];[.$CY64])" office:value-type="float"/>
          <table:table-cell table:formula="of:=MEDIAN([.$D64];[.$N64];[.$X64];[.$AH64];[.$AR64];[.$BB64];[.$BL64];[.$BV64];[.$CF64];[.$CP64];[.$CZ64])" office:value-type="float"/>
          <table:table-cell table:formula="of:=MEDIAN([.$E64];[.$O64];[.$Y64];[.$AI64];[.$AS64];[.$BC64];[.$BM64];[.$BW64];[.$CG64];[.$CQ64];[.$DA64])" office:value-type="float"/>
          <table:table-cell table:formula="of:=MEDIAN([.$F64];[.$P64];[.$Z64];[.$AJ64];[.$AT64];[.$BD64];[.$BN64];[.$BX64];[.$CH64];[.$CR64];[.$DB64])" office:value-type="float"/>
          <table:table-cell table:formula="of:=MEDIAN([.$G64];[.$Q64];[.$AA64];[.$AK64];[.$AU64];[.$BE64];[.$BO64];[.$BY64];[.$CI64];[.$CS64];[.$DC64])" office:value-type="float"/>
          <table:table-cell table:formula="of:=MEDIAN([.$H64];[.$R64];[.$AB64];[.$AL64];[.$AV64];[.$BF64];[.$BP64];[.$BZ64];[.$CJ64];[.$CT64];[.$DD64])" office:value-type="float"/>
          <table:table-cell table:formula="of:=MEDIAN([.$I64];[.$S64];[.$AC64];[.$AM64];[.$AW64];[.$BG64];[.$BQ64];[.$CA64];[.$CK64];[.$CU64];[.$DE64])" office:value-type="float"/>
          <table:table-cell table:formula="of:=MEDIAN([.$J64];[.$T64];[.$AD64];[.$AN64];[.$AX64];[.$BH64];[.$BR64];[.$CB64];[.$CL64];[.$CV64];[.$DF64])" office:value-type="float"/>
          <table:table-cell table:formula="of:=MEDIAN([.$K64];[.$U64];[.$AE64];[.$AO64];[.$AY64];[.$BI64];[.$BS64];[.$CC64];[.$CM64];[.$CW64];[.$DG64])" office:value-type="float"/>
          <table:table-cell table:formula="of:=MAX([.$B64];[.$L64];[.$V64];[.$AF64];[.$AP64];[.$AZ64];[.$BJ64];[.$BT64];[.$CD64];[.$CN64];[.$CX64])" office:value-type="float"/>
          <table:table-cell table:formula="of:=MAX([.$C64];[.$M64];[.$W64];[.$AG64];[.$AQ64];[.$BA64];[.$BK64];[.$BU64];[.$CE64];[.$CO64];[.$CY64])" office:value-type="float"/>
          <table:table-cell table:formula="of:=MAX([.$D64];[.$N64];[.$X64];[.$AH64];[.$AR64];[.$BB64];[.$BL64];[.$BV64];[.$CF64];[.$CP64];[.$CZ64])" office:value-type="float"/>
          <table:table-cell table:formula="of:=MAX([.$E64];[.$O64];[.$Y64];[.$AI64];[.$AS64];[.$BC64];[.$BM64];[.$BW64];[.$CG64];[.$CQ64];[.$DA64])" office:value-type="float"/>
          <table:table-cell table:formula="of:=MAX([.$F64];[.$P64];[.$Z64];[.$AJ64];[.$AT64];[.$BD64];[.$BN64];[.$BX64];[.$CH64];[.$CR64];[.$DB64])" office:value-type="float"/>
          <table:table-cell table:formula="of:=MAX([.$G64];[.$Q64];[.$AA64];[.$AK64];[.$AU64];[.$BE64];[.$BO64];[.$BY64];[.$CI64];[.$CS64];[.$DC64])" office:value-type="float"/>
          <table:table-cell table:formula="of:=MAX([.$H64];[.$R64];[.$AB64];[.$AL64];[.$AV64];[.$BF64];[.$BP64];[.$BZ64];[.$CJ64];[.$CT64];[.$DD64])" office:value-type="float"/>
          <table:table-cell table:formula="of:=MAX([.$I64];[.$S64];[.$AC64];[.$AM64];[.$AW64];[.$BG64];[.$BQ64];[.$CA64];[.$CK64];[.$CU64];[.$DE64])" office:value-type="float"/>
          <table:table-cell table:formula="of:=MAX([.$J64];[.$T64];[.$AD64];[.$AN64];[.$AX64];[.$BH64];[.$BR64];[.$CB64];[.$CL64];[.$CV64];[.$DF64])" office:value-type="float"/>
          <table:table-cell table:formula="of:=MAX([.$K64];[.$U64];[.$AE64];[.$AO64];[.$AY64];[.$BI64];[.$BS64];[.$CC64];[.$CM64];[.$CW64];[.$DG64])" office:value-type="float"/>
        </table:table-row>
        <table:table-row table:style-name="ro1">
          <table:table-cell office:value-type="string">
            <text:p>bio-expansion/instances/9000/ins_9000_6_0444</text:p>
          </table:table-cell>
          <table:table-cell table:style-name="cellBest" office:value-type="float" office:value="253.485"/>
          <table:table-cell office:value-type="float" office:value="0.0"/>
          <table:table-cell office:value-type="float" office:value="0.104452278365"/>
          <table:table-cell office:value-type="float" office:value="0.00171911041476"/>
          <table:table-cell office:value-type="float" office:value="0.0"/>
          <table:table-cell office:value-type="float" office:value="3749037.0"/>
          <table:table-cell office:value-type="float" office:value="0.0"/>
          <table:table-cell office:value-type="float" office:value="3195944.0"/>
          <table:table-cell office:value-type="float" office:value="4.0"/>
          <table:table-cell table:style-name="cellBest" office:value-type="float" office:value="145.0"/>
          <table:table-cell office:value-type="float" office:value="441.262"/>
          <table:table-cell office:value-type="float" office:value="0.0"/>
          <table:table-cell office:value-type="float" office:value="0.0261130695913"/>
          <table:table-cell office:value-type="float" office:value="0.00128389258824"/>
          <table:table-cell office:value-type="float" office:value="0.0"/>
          <table:table-cell office:value-type="float" office:value="3840618.0"/>
          <table:table-cell office:value-type="float" office:value="0.0"/>
          <table:table-cell office:value-type="float" office:value="3124180.0"/>
          <table:table-cell office:value-type="float" office:value="4.0"/>
          <table:table-cell office:value-type="float" office:value="198.0"/>
          <table:table-cell office:value-type="float" office:value="600.021"/>
          <table:table-cell office:value-type="float" office:value="1.0"/>
          <table:table-cell office:value-type="float" office:value="0.117508813161"/>
          <table:table-cell office:value-type="float" office:value="0.00165382774078"/>
          <table:table-cell office:value-type="float" office:value="0.0"/>
          <table:table-cell table:style-name="cellWorst" office:value-type="float" office:value="5738341.0"/>
          <table:table-cell office:value-type="float" office:value="0.0"/>
          <table:table-cell table:style-name="cellWorst" office:value-type="float" office:value="493989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88.824"/>
          <table:table-cell office:value-type="float" office:value="0.0"/>
          <table:table-cell office:value-type="float" office:value="0.235017626322"/>
          <table:table-cell office:value-type="float" office:value="0.00387343865605"/>
          <table:table-cell office:value-type="float" office:value="0.0"/>
          <table:table-cell office:value-type="float" office:value="3811354.0"/>
          <table:table-cell table:style-name="cellWorst" office:value-type="float" office:value="6213.0"/>
          <table:table-cell office:value-type="float" office:value="3263872.0"/>
          <table:table-cell office:value-type="float" office:value="4.0"/>
          <table:table-cell table:style-name="cellWorst" office:value-type="float" office:value="202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70.102"/>
          <table:table-cell office:value-type="float" office:value="0.0"/>
          <table:table-cell office:value-type="float" office:value="0.078339208774"/>
          <table:table-cell office:value-type="float" office:value="0.00317709013361"/>
          <table:table-cell office:value-type="float" office:value="0.0"/>
          <table:table-cell office:value-type="float" office:value="3762244.0"/>
          <table:table-cell office:value-type="float" office:value="4256.0"/>
          <table:table-cell office:value-type="float" office:value="3231993.0"/>
          <table:table-cell office:value-type="float" office:value="4.0"/>
          <table:table-cell office:value-type="float" office:value="169.0"/>
          <table:table-cell office:value-type="float" office:value="268.719"/>
          <table:table-cell office:value-type="float" office:value="0.0"/>
          <table:table-cell office:value-type="float" office:value="0.078339208774"/>
          <table:table-cell office:value-type="float" office:value="0.00317709013361"/>
          <table:table-cell office:value-type="float" office:value="0.0"/>
          <table:table-cell office:value-type="float" office:value="3762244.0"/>
          <table:table-cell office:value-type="float" office:value="4256.0"/>
          <table:table-cell office:value-type="float" office:value="3231993.0"/>
          <table:table-cell office:value-type="float" office:value="4.0"/>
          <table:table-cell office:value-type="float" office:value="169.0"/>
          <table:table-cell office:value-type="float" office:value="600.022"/>
          <table:table-cell office:value-type="float" office:value="1.0"/>
          <table:table-cell office:value-type="float" office:value="0.078339208774"/>
          <table:table-cell office:value-type="float" office:value="0.00078339208774"/>
          <table:table-cell office:value-type="float" office:value="0.0"/>
          <table:table-cell office:value-type="float" office:value="3763182.0"/>
          <table:table-cell office:value-type="float" office:value="724.0"/>
          <table:table-cell office:value-type="float" office:value="323781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78339208774"/>
          <table:table-cell office:value-type="float" office:value="0.00078339208774"/>
          <table:table-cell office:value-type="float" office:value="0.0"/>
          <table:table-cell office:value-type="float" office:value="3757118.0"/>
          <table:table-cell office:value-type="float" office:value="539.0"/>
          <table:table-cell office:value-type="float" office:value="323154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65];[.$L65];[.$V65];[.$AF65];[.$AP65];[.$AZ65];[.$BJ65];[.$BT65];[.$CD65];[.$CN65];[.$CX65])" office:value-type="float"/>
          <table:table-cell table:formula="of:=MIN([.$C65];[.$M65];[.$W65];[.$AG65];[.$AQ65];[.$BA65];[.$BK65];[.$BU65];[.$CE65];[.$CO65];[.$CY65])" office:value-type="float"/>
          <table:table-cell table:formula="of:=MIN([.$D65];[.$N65];[.$X65];[.$AH65];[.$AR65];[.$BB65];[.$BL65];[.$BV65];[.$CF65];[.$CP65];[.$CZ65])" office:value-type="float"/>
          <table:table-cell table:formula="of:=MIN([.$E65];[.$O65];[.$Y65];[.$AI65];[.$AS65];[.$BC65];[.$BM65];[.$BW65];[.$CG65];[.$CQ65];[.$DA65])" office:value-type="float"/>
          <table:table-cell table:formula="of:=MIN([.$F65];[.$P65];[.$Z65];[.$AJ65];[.$AT65];[.$BD65];[.$BN65];[.$BX65];[.$CH65];[.$CR65];[.$DB65])" office:value-type="float"/>
          <table:table-cell table:formula="of:=MIN([.$G65];[.$Q65];[.$AA65];[.$AK65];[.$AU65];[.$BE65];[.$BO65];[.$BY65];[.$CI65];[.$CS65];[.$DC65])" office:value-type="float"/>
          <table:table-cell table:formula="of:=MIN([.$H65];[.$R65];[.$AB65];[.$AL65];[.$AV65];[.$BF65];[.$BP65];[.$BZ65];[.$CJ65];[.$CT65];[.$DD65])" office:value-type="float"/>
          <table:table-cell table:formula="of:=MIN([.$I65];[.$S65];[.$AC65];[.$AM65];[.$AW65];[.$BG65];[.$BQ65];[.$CA65];[.$CK65];[.$CU65];[.$DE65])" office:value-type="float"/>
          <table:table-cell table:formula="of:=MIN([.$J65];[.$T65];[.$AD65];[.$AN65];[.$AX65];[.$BH65];[.$BR65];[.$CB65];[.$CL65];[.$CV65];[.$DF65])" office:value-type="float"/>
          <table:table-cell table:formula="of:=MIN([.$K65];[.$U65];[.$AE65];[.$AO65];[.$AY65];[.$BI65];[.$BS65];[.$CC65];[.$CM65];[.$CW65];[.$DG65])" office:value-type="float"/>
          <table:table-cell table:formula="of:=MEDIAN([.$B65];[.$L65];[.$V65];[.$AF65];[.$AP65];[.$AZ65];[.$BJ65];[.$BT65];[.$CD65];[.$CN65];[.$CX65])" office:value-type="float"/>
          <table:table-cell table:formula="of:=MEDIAN([.$C65];[.$M65];[.$W65];[.$AG65];[.$AQ65];[.$BA65];[.$BK65];[.$BU65];[.$CE65];[.$CO65];[.$CY65])" office:value-type="float"/>
          <table:table-cell table:formula="of:=MEDIAN([.$D65];[.$N65];[.$X65];[.$AH65];[.$AR65];[.$BB65];[.$BL65];[.$BV65];[.$CF65];[.$CP65];[.$CZ65])" office:value-type="float"/>
          <table:table-cell table:formula="of:=MEDIAN([.$E65];[.$O65];[.$Y65];[.$AI65];[.$AS65];[.$BC65];[.$BM65];[.$BW65];[.$CG65];[.$CQ65];[.$DA65])" office:value-type="float"/>
          <table:table-cell table:formula="of:=MEDIAN([.$F65];[.$P65];[.$Z65];[.$AJ65];[.$AT65];[.$BD65];[.$BN65];[.$BX65];[.$CH65];[.$CR65];[.$DB65])" office:value-type="float"/>
          <table:table-cell table:formula="of:=MEDIAN([.$G65];[.$Q65];[.$AA65];[.$AK65];[.$AU65];[.$BE65];[.$BO65];[.$BY65];[.$CI65];[.$CS65];[.$DC65])" office:value-type="float"/>
          <table:table-cell table:formula="of:=MEDIAN([.$H65];[.$R65];[.$AB65];[.$AL65];[.$AV65];[.$BF65];[.$BP65];[.$BZ65];[.$CJ65];[.$CT65];[.$DD65])" office:value-type="float"/>
          <table:table-cell table:formula="of:=MEDIAN([.$I65];[.$S65];[.$AC65];[.$AM65];[.$AW65];[.$BG65];[.$BQ65];[.$CA65];[.$CK65];[.$CU65];[.$DE65])" office:value-type="float"/>
          <table:table-cell table:formula="of:=MEDIAN([.$J65];[.$T65];[.$AD65];[.$AN65];[.$AX65];[.$BH65];[.$BR65];[.$CB65];[.$CL65];[.$CV65];[.$DF65])" office:value-type="float"/>
          <table:table-cell table:formula="of:=MEDIAN([.$K65];[.$U65];[.$AE65];[.$AO65];[.$AY65];[.$BI65];[.$BS65];[.$CC65];[.$CM65];[.$CW65];[.$DG65])" office:value-type="float"/>
          <table:table-cell table:formula="of:=MAX([.$B65];[.$L65];[.$V65];[.$AF65];[.$AP65];[.$AZ65];[.$BJ65];[.$BT65];[.$CD65];[.$CN65];[.$CX65])" office:value-type="float"/>
          <table:table-cell table:formula="of:=MAX([.$C65];[.$M65];[.$W65];[.$AG65];[.$AQ65];[.$BA65];[.$BK65];[.$BU65];[.$CE65];[.$CO65];[.$CY65])" office:value-type="float"/>
          <table:table-cell table:formula="of:=MAX([.$D65];[.$N65];[.$X65];[.$AH65];[.$AR65];[.$BB65];[.$BL65];[.$BV65];[.$CF65];[.$CP65];[.$CZ65])" office:value-type="float"/>
          <table:table-cell table:formula="of:=MAX([.$E65];[.$O65];[.$Y65];[.$AI65];[.$AS65];[.$BC65];[.$BM65];[.$BW65];[.$CG65];[.$CQ65];[.$DA65])" office:value-type="float"/>
          <table:table-cell table:formula="of:=MAX([.$F65];[.$P65];[.$Z65];[.$AJ65];[.$AT65];[.$BD65];[.$BN65];[.$BX65];[.$CH65];[.$CR65];[.$DB65])" office:value-type="float"/>
          <table:table-cell table:formula="of:=MAX([.$G65];[.$Q65];[.$AA65];[.$AK65];[.$AU65];[.$BE65];[.$BO65];[.$BY65];[.$CI65];[.$CS65];[.$DC65])" office:value-type="float"/>
          <table:table-cell table:formula="of:=MAX([.$H65];[.$R65];[.$AB65];[.$AL65];[.$AV65];[.$BF65];[.$BP65];[.$BZ65];[.$CJ65];[.$CT65];[.$DD65])" office:value-type="float"/>
          <table:table-cell table:formula="of:=MAX([.$I65];[.$S65];[.$AC65];[.$AM65];[.$AW65];[.$BG65];[.$BQ65];[.$CA65];[.$CK65];[.$CU65];[.$DE65])" office:value-type="float"/>
          <table:table-cell table:formula="of:=MAX([.$J65];[.$T65];[.$AD65];[.$AN65];[.$AX65];[.$BH65];[.$BR65];[.$CB65];[.$CL65];[.$CV65];[.$DF65])" office:value-type="float"/>
          <table:table-cell table:formula="of:=MAX([.$K65];[.$U65];[.$AE65];[.$AO65];[.$AY65];[.$BI65];[.$BS65];[.$CC65];[.$CM65];[.$CW65];[.$DG65])" office:value-type="float"/>
        </table:table-row>
        <table:table-row table:style-name="ro1">
          <table:table-cell office:value-type="string">
            <text:p>bio-expansion/instances/9000/ins_9000_6_0474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66];[.$L66];[.$V66];[.$AF66];[.$AP66];[.$AZ66];[.$BJ66];[.$BT66];[.$CD66];[.$CN66];[.$CX66])" office:value-type="float"/>
          <table:table-cell table:formula="of:=MIN([.$C66];[.$M66];[.$W66];[.$AG66];[.$AQ66];[.$BA66];[.$BK66];[.$BU66];[.$CE66];[.$CO66];[.$CY66])" office:value-type="float"/>
          <table:table-cell table:formula="of:=MIN([.$D66];[.$N66];[.$X66];[.$AH66];[.$AR66];[.$BB66];[.$BL66];[.$BV66];[.$CF66];[.$CP66];[.$CZ66])" office:value-type="float"/>
          <table:table-cell table:formula="of:=MIN([.$E66];[.$O66];[.$Y66];[.$AI66];[.$AS66];[.$BC66];[.$BM66];[.$BW66];[.$CG66];[.$CQ66];[.$DA66])" office:value-type="float"/>
          <table:table-cell table:formula="of:=MIN([.$F66];[.$P66];[.$Z66];[.$AJ66];[.$AT66];[.$BD66];[.$BN66];[.$BX66];[.$CH66];[.$CR66];[.$DB66])" office:value-type="float"/>
          <table:table-cell table:formula="of:=MIN([.$G66];[.$Q66];[.$AA66];[.$AK66];[.$AU66];[.$BE66];[.$BO66];[.$BY66];[.$CI66];[.$CS66];[.$DC66])" office:value-type="float"/>
          <table:table-cell table:formula="of:=MIN([.$H66];[.$R66];[.$AB66];[.$AL66];[.$AV66];[.$BF66];[.$BP66];[.$BZ66];[.$CJ66];[.$CT66];[.$DD66])" office:value-type="float"/>
          <table:table-cell table:formula="of:=MIN([.$I66];[.$S66];[.$AC66];[.$AM66];[.$AW66];[.$BG66];[.$BQ66];[.$CA66];[.$CK66];[.$CU66];[.$DE66])" office:value-type="float"/>
          <table:table-cell table:formula="of:=MIN([.$J66];[.$T66];[.$AD66];[.$AN66];[.$AX66];[.$BH66];[.$BR66];[.$CB66];[.$CL66];[.$CV66];[.$DF66])" office:value-type="float"/>
          <table:table-cell table:formula="of:=MIN([.$K66];[.$U66];[.$AE66];[.$AO66];[.$AY66];[.$BI66];[.$BS66];[.$CC66];[.$CM66];[.$CW66];[.$DG66])" office:value-type="float"/>
          <table:table-cell table:formula="of:=MEDIAN([.$B66];[.$L66];[.$V66];[.$AF66];[.$AP66];[.$AZ66];[.$BJ66];[.$BT66];[.$CD66];[.$CN66];[.$CX66])" office:value-type="float"/>
          <table:table-cell table:formula="of:=MEDIAN([.$C66];[.$M66];[.$W66];[.$AG66];[.$AQ66];[.$BA66];[.$BK66];[.$BU66];[.$CE66];[.$CO66];[.$CY66])" office:value-type="float"/>
          <table:table-cell table:formula="of:=MEDIAN([.$D66];[.$N66];[.$X66];[.$AH66];[.$AR66];[.$BB66];[.$BL66];[.$BV66];[.$CF66];[.$CP66];[.$CZ66])" office:value-type="float"/>
          <table:table-cell table:formula="of:=MEDIAN([.$E66];[.$O66];[.$Y66];[.$AI66];[.$AS66];[.$BC66];[.$BM66];[.$BW66];[.$CG66];[.$CQ66];[.$DA66])" office:value-type="float"/>
          <table:table-cell table:formula="of:=MEDIAN([.$F66];[.$P66];[.$Z66];[.$AJ66];[.$AT66];[.$BD66];[.$BN66];[.$BX66];[.$CH66];[.$CR66];[.$DB66])" office:value-type="float"/>
          <table:table-cell table:formula="of:=MEDIAN([.$G66];[.$Q66];[.$AA66];[.$AK66];[.$AU66];[.$BE66];[.$BO66];[.$BY66];[.$CI66];[.$CS66];[.$DC66])" office:value-type="float"/>
          <table:table-cell table:formula="of:=MEDIAN([.$H66];[.$R66];[.$AB66];[.$AL66];[.$AV66];[.$BF66];[.$BP66];[.$BZ66];[.$CJ66];[.$CT66];[.$DD66])" office:value-type="float"/>
          <table:table-cell table:formula="of:=MEDIAN([.$I66];[.$S66];[.$AC66];[.$AM66];[.$AW66];[.$BG66];[.$BQ66];[.$CA66];[.$CK66];[.$CU66];[.$DE66])" office:value-type="float"/>
          <table:table-cell table:formula="of:=MEDIAN([.$J66];[.$T66];[.$AD66];[.$AN66];[.$AX66];[.$BH66];[.$BR66];[.$CB66];[.$CL66];[.$CV66];[.$DF66])" office:value-type="float"/>
          <table:table-cell table:formula="of:=MEDIAN([.$K66];[.$U66];[.$AE66];[.$AO66];[.$AY66];[.$BI66];[.$BS66];[.$CC66];[.$CM66];[.$CW66];[.$DG66])" office:value-type="float"/>
          <table:table-cell table:formula="of:=MAX([.$B66];[.$L66];[.$V66];[.$AF66];[.$AP66];[.$AZ66];[.$BJ66];[.$BT66];[.$CD66];[.$CN66];[.$CX66])" office:value-type="float"/>
          <table:table-cell table:formula="of:=MAX([.$C66];[.$M66];[.$W66];[.$AG66];[.$AQ66];[.$BA66];[.$BK66];[.$BU66];[.$CE66];[.$CO66];[.$CY66])" office:value-type="float"/>
          <table:table-cell table:formula="of:=MAX([.$D66];[.$N66];[.$X66];[.$AH66];[.$AR66];[.$BB66];[.$BL66];[.$BV66];[.$CF66];[.$CP66];[.$CZ66])" office:value-type="float"/>
          <table:table-cell table:formula="of:=MAX([.$E66];[.$O66];[.$Y66];[.$AI66];[.$AS66];[.$BC66];[.$BM66];[.$BW66];[.$CG66];[.$CQ66];[.$DA66])" office:value-type="float"/>
          <table:table-cell table:formula="of:=MAX([.$F66];[.$P66];[.$Z66];[.$AJ66];[.$AT66];[.$BD66];[.$BN66];[.$BX66];[.$CH66];[.$CR66];[.$DB66])" office:value-type="float"/>
          <table:table-cell table:formula="of:=MAX([.$G66];[.$Q66];[.$AA66];[.$AK66];[.$AU66];[.$BE66];[.$BO66];[.$BY66];[.$CI66];[.$CS66];[.$DC66])" office:value-type="float"/>
          <table:table-cell table:formula="of:=MAX([.$H66];[.$R66];[.$AB66];[.$AL66];[.$AV66];[.$BF66];[.$BP66];[.$BZ66];[.$CJ66];[.$CT66];[.$DD66])" office:value-type="float"/>
          <table:table-cell table:formula="of:=MAX([.$I66];[.$S66];[.$AC66];[.$AM66];[.$AW66];[.$BG66];[.$BQ66];[.$CA66];[.$CK66];[.$CU66];[.$DE66])" office:value-type="float"/>
          <table:table-cell table:formula="of:=MAX([.$J66];[.$T66];[.$AD66];[.$AN66];[.$AX66];[.$BH66];[.$BR66];[.$CB66];[.$CL66];[.$CV66];[.$DF66])" office:value-type="float"/>
          <table:table-cell table:formula="of:=MAX([.$K66];[.$U66];[.$AE66];[.$AO66];[.$AY66];[.$BI66];[.$BS66];[.$CC66];[.$CM66];[.$CW66];[.$DG66])" office:value-type="float"/>
        </table:table-row>
        <table:table-row table:style-name="ro1">
          <table:table-cell office:value-type="string">
            <text:p>bio-expansion/instances/9000/ins_9000_7_0444</text:p>
          </table:table-cell>
          <table:table-cell table:style-name="cellBest" office:value-type="float" office:value="283.644"/>
          <table:table-cell office:value-type="float" office:value="0.0"/>
          <table:table-cell office:value-type="float" office:value="0.0258665287118"/>
          <table:table-cell office:value-type="float" office:value="0.000474219693051"/>
          <table:table-cell office:value-type="float" office:value="0.0"/>
          <table:table-cell office:value-type="float" office:value="3907714.0"/>
          <table:table-cell office:value-type="float" office:value="0.0"/>
          <table:table-cell office:value-type="float" office:value="3193324.0"/>
          <table:table-cell office:value-type="float" office:value="4.0"/>
          <table:table-cell table:style-name="cellBest" office:value-type="float" office:value="137.0"/>
          <table:table-cell office:value-type="float" office:value="600.023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4"/>
          <table:table-cell office:value-type="float" office:value="1.0"/>
          <table:table-cell office:value-type="float" office:value="0.142265907915"/>
          <table:table-cell office:value-type="float" office:value="0.00142265907915"/>
          <table:table-cell office:value-type="float" office:value="0.0"/>
          <table:table-cell office:value-type="float" office:value="2364206.0"/>
          <table:table-cell office:value-type="float" office:value="0.0"/>
          <table:table-cell office:value-type="float" office:value="1984365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24.551"/>
          <table:table-cell office:value-type="float" office:value="0.0"/>
          <table:table-cell office:value-type="float" office:value="0.232798758407"/>
          <table:table-cell office:value-type="float" office:value="0.00342731505432"/>
          <table:table-cell office:value-type="float" office:value="0.0"/>
          <table:table-cell table:style-name="cellWorst" office:value-type="float" office:value="4412729.0"/>
          <table:table-cell table:style-name="cellWorst" office:value-type="float" office:value="11005.0"/>
          <table:table-cell table:style-name="cellWorst" office:value-type="float" office:value="3573686.0"/>
          <table:table-cell office:value-type="float" office:value="4.0"/>
          <table:table-cell table:style-name="cellWorst" office:value-type="float" office:value="169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90.573"/>
          <table:table-cell office:value-type="float" office:value="0.0"/>
          <table:table-cell office:value-type="float" office:value="0.142265907915"/>
          <table:table-cell office:value-type="float" office:value="0.00331953785135"/>
          <table:table-cell office:value-type="float" office:value="0.0"/>
          <table:table-cell office:value-type="float" office:value="4254401.0"/>
          <table:table-cell office:value-type="float" office:value="5738.0"/>
          <table:table-cell office:value-type="float" office:value="3450328.0"/>
          <table:table-cell office:value-type="float" office:value="4.0"/>
          <table:table-cell office:value-type="float" office:value="152.0"/>
          <table:table-cell office:value-type="float" office:value="425.957"/>
          <table:table-cell office:value-type="float" office:value="0.0"/>
          <table:table-cell office:value-type="float" office:value="0.142265907915"/>
          <table:table-cell office:value-type="float" office:value="0.00331953785135"/>
          <table:table-cell office:value-type="float" office:value="0.0"/>
          <table:table-cell office:value-type="float" office:value="4254401.0"/>
          <table:table-cell office:value-type="float" office:value="5738.0"/>
          <table:table-cell office:value-type="float" office:value="3450328.0"/>
          <table:table-cell office:value-type="float" office:value="4.0"/>
          <table:table-cell office:value-type="float" office:value="152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67];[.$L67];[.$V67];[.$AF67];[.$AP67];[.$AZ67];[.$BJ67];[.$BT67];[.$CD67];[.$CN67];[.$CX67])" office:value-type="float"/>
          <table:table-cell table:formula="of:=MIN([.$C67];[.$M67];[.$W67];[.$AG67];[.$AQ67];[.$BA67];[.$BK67];[.$BU67];[.$CE67];[.$CO67];[.$CY67])" office:value-type="float"/>
          <table:table-cell table:formula="of:=MIN([.$D67];[.$N67];[.$X67];[.$AH67];[.$AR67];[.$BB67];[.$BL67];[.$BV67];[.$CF67];[.$CP67];[.$CZ67])" office:value-type="float"/>
          <table:table-cell table:formula="of:=MIN([.$E67];[.$O67];[.$Y67];[.$AI67];[.$AS67];[.$BC67];[.$BM67];[.$BW67];[.$CG67];[.$CQ67];[.$DA67])" office:value-type="float"/>
          <table:table-cell table:formula="of:=MIN([.$F67];[.$P67];[.$Z67];[.$AJ67];[.$AT67];[.$BD67];[.$BN67];[.$BX67];[.$CH67];[.$CR67];[.$DB67])" office:value-type="float"/>
          <table:table-cell table:formula="of:=MIN([.$G67];[.$Q67];[.$AA67];[.$AK67];[.$AU67];[.$BE67];[.$BO67];[.$BY67];[.$CI67];[.$CS67];[.$DC67])" office:value-type="float"/>
          <table:table-cell table:formula="of:=MIN([.$H67];[.$R67];[.$AB67];[.$AL67];[.$AV67];[.$BF67];[.$BP67];[.$BZ67];[.$CJ67];[.$CT67];[.$DD67])" office:value-type="float"/>
          <table:table-cell table:formula="of:=MIN([.$I67];[.$S67];[.$AC67];[.$AM67];[.$AW67];[.$BG67];[.$BQ67];[.$CA67];[.$CK67];[.$CU67];[.$DE67])" office:value-type="float"/>
          <table:table-cell table:formula="of:=MIN([.$J67];[.$T67];[.$AD67];[.$AN67];[.$AX67];[.$BH67];[.$BR67];[.$CB67];[.$CL67];[.$CV67];[.$DF67])" office:value-type="float"/>
          <table:table-cell table:formula="of:=MIN([.$K67];[.$U67];[.$AE67];[.$AO67];[.$AY67];[.$BI67];[.$BS67];[.$CC67];[.$CM67];[.$CW67];[.$DG67])" office:value-type="float"/>
          <table:table-cell table:formula="of:=MEDIAN([.$B67];[.$L67];[.$V67];[.$AF67];[.$AP67];[.$AZ67];[.$BJ67];[.$BT67];[.$CD67];[.$CN67];[.$CX67])" office:value-type="float"/>
          <table:table-cell table:formula="of:=MEDIAN([.$C67];[.$M67];[.$W67];[.$AG67];[.$AQ67];[.$BA67];[.$BK67];[.$BU67];[.$CE67];[.$CO67];[.$CY67])" office:value-type="float"/>
          <table:table-cell table:formula="of:=MEDIAN([.$D67];[.$N67];[.$X67];[.$AH67];[.$AR67];[.$BB67];[.$BL67];[.$BV67];[.$CF67];[.$CP67];[.$CZ67])" office:value-type="float"/>
          <table:table-cell table:formula="of:=MEDIAN([.$E67];[.$O67];[.$Y67];[.$AI67];[.$AS67];[.$BC67];[.$BM67];[.$BW67];[.$CG67];[.$CQ67];[.$DA67])" office:value-type="float"/>
          <table:table-cell table:formula="of:=MEDIAN([.$F67];[.$P67];[.$Z67];[.$AJ67];[.$AT67];[.$BD67];[.$BN67];[.$BX67];[.$CH67];[.$CR67];[.$DB67])" office:value-type="float"/>
          <table:table-cell table:formula="of:=MEDIAN([.$G67];[.$Q67];[.$AA67];[.$AK67];[.$AU67];[.$BE67];[.$BO67];[.$BY67];[.$CI67];[.$CS67];[.$DC67])" office:value-type="float"/>
          <table:table-cell table:formula="of:=MEDIAN([.$H67];[.$R67];[.$AB67];[.$AL67];[.$AV67];[.$BF67];[.$BP67];[.$BZ67];[.$CJ67];[.$CT67];[.$DD67])" office:value-type="float"/>
          <table:table-cell table:formula="of:=MEDIAN([.$I67];[.$S67];[.$AC67];[.$AM67];[.$AW67];[.$BG67];[.$BQ67];[.$CA67];[.$CK67];[.$CU67];[.$DE67])" office:value-type="float"/>
          <table:table-cell table:formula="of:=MEDIAN([.$J67];[.$T67];[.$AD67];[.$AN67];[.$AX67];[.$BH67];[.$BR67];[.$CB67];[.$CL67];[.$CV67];[.$DF67])" office:value-type="float"/>
          <table:table-cell table:formula="of:=MEDIAN([.$K67];[.$U67];[.$AE67];[.$AO67];[.$AY67];[.$BI67];[.$BS67];[.$CC67];[.$CM67];[.$CW67];[.$DG67])" office:value-type="float"/>
          <table:table-cell table:formula="of:=MAX([.$B67];[.$L67];[.$V67];[.$AF67];[.$AP67];[.$AZ67];[.$BJ67];[.$BT67];[.$CD67];[.$CN67];[.$CX67])" office:value-type="float"/>
          <table:table-cell table:formula="of:=MAX([.$C67];[.$M67];[.$W67];[.$AG67];[.$AQ67];[.$BA67];[.$BK67];[.$BU67];[.$CE67];[.$CO67];[.$CY67])" office:value-type="float"/>
          <table:table-cell table:formula="of:=MAX([.$D67];[.$N67];[.$X67];[.$AH67];[.$AR67];[.$BB67];[.$BL67];[.$BV67];[.$CF67];[.$CP67];[.$CZ67])" office:value-type="float"/>
          <table:table-cell table:formula="of:=MAX([.$E67];[.$O67];[.$Y67];[.$AI67];[.$AS67];[.$BC67];[.$BM67];[.$BW67];[.$CG67];[.$CQ67];[.$DA67])" office:value-type="float"/>
          <table:table-cell table:formula="of:=MAX([.$F67];[.$P67];[.$Z67];[.$AJ67];[.$AT67];[.$BD67];[.$BN67];[.$BX67];[.$CH67];[.$CR67];[.$DB67])" office:value-type="float"/>
          <table:table-cell table:formula="of:=MAX([.$G67];[.$Q67];[.$AA67];[.$AK67];[.$AU67];[.$BE67];[.$BO67];[.$BY67];[.$CI67];[.$CS67];[.$DC67])" office:value-type="float"/>
          <table:table-cell table:formula="of:=MAX([.$H67];[.$R67];[.$AB67];[.$AL67];[.$AV67];[.$BF67];[.$BP67];[.$BZ67];[.$CJ67];[.$CT67];[.$DD67])" office:value-type="float"/>
          <table:table-cell table:formula="of:=MAX([.$I67];[.$S67];[.$AC67];[.$AM67];[.$AW67];[.$BG67];[.$BQ67];[.$CA67];[.$CK67];[.$CU67];[.$DE67])" office:value-type="float"/>
          <table:table-cell table:formula="of:=MAX([.$J67];[.$T67];[.$AD67];[.$AN67];[.$AX67];[.$BH67];[.$BR67];[.$CB67];[.$CL67];[.$CV67];[.$DF67])" office:value-type="float"/>
          <table:table-cell table:formula="of:=MAX([.$K67];[.$U67];[.$AE67];[.$AO67];[.$AY67];[.$BI67];[.$BS67];[.$CC67];[.$CM67];[.$CW67];[.$DG67])" office:value-type="float"/>
        </table:table-row>
        <table:table-row table:style-name="ro1">
          <table:table-cell office:value-type="string">
            <text:p>bio-expansion/instances/9000/ins_9000_7_0454</text:p>
          </table:table-cell>
          <table:table-cell table:style-name="cellBest" office:value-type="float" office:value="282.347"/>
          <table:table-cell office:value-type="float" office:value="0.0"/>
          <table:table-cell office:value-type="float" office:value="0.0543256824664"/>
          <table:table-cell office:value-type="float" office:value="0.000792249535968"/>
          <table:table-cell office:value-type="float" office:value="0.0"/>
          <table:table-cell office:value-type="float" office:value="3484785.0"/>
          <table:table-cell table:style-name="cellBest" office:value-type="float" office:value="0.0"/>
          <table:table-cell office:value-type="float" office:value="2885232.0"/>
          <table:table-cell office:value-type="float" office:value="4.0"/>
          <table:table-cell table:style-name="cellBest" office:value-type="float" office:value="153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122232785549"/>
          <table:table-cell office:value-type="float" office:value="0.00181085608221"/>
          <table:table-cell office:value-type="float" office:value="0.0"/>
          <table:table-cell office:value-type="float" office:value="2711109.0"/>
          <table:table-cell table:style-name="cellBest" office:value-type="float" office:value="0.0"/>
          <table:table-cell office:value-type="float" office:value="2239047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28.425"/>
          <table:table-cell office:value-type="float" office:value="0.0"/>
          <table:table-cell office:value-type="float" office:value="0.217302729866"/>
          <table:table-cell office:value-type="float" office:value="0.00269364842229"/>
          <table:table-cell office:value-type="float" office:value="0.0"/>
          <table:table-cell office:value-type="float" office:value="2827057.0"/>
          <table:table-cell office:value-type="float" office:value="1624.0"/>
          <table:table-cell office:value-type="float" office:value="2332738.0"/>
          <table:table-cell office:value-type="float" office:value="4.0"/>
          <table:table-cell table:style-name="cellWorst" office:value-type="float" office:value="219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07.256"/>
          <table:table-cell office:value-type="float" office:value="0.0"/>
          <table:table-cell office:value-type="float" office:value="0.176558468016"/>
          <table:table-cell office:value-type="float" office:value="0.00276155552537"/>
          <table:table-cell office:value-type="float" office:value="0.0"/>
          <table:table-cell office:value-type="float" office:value="2821035.0"/>
          <table:table-cell table:style-name="cellWorst" office:value-type="float" office:value="5963.0"/>
          <table:table-cell office:value-type="float" office:value="2332489.0"/>
          <table:table-cell office:value-type="float" office:value="4.0"/>
          <table:table-cell office:value-type="float" office:value="197.0"/>
          <table:table-cell office:value-type="float" office:value="308.839"/>
          <table:table-cell office:value-type="float" office:value="0.0"/>
          <table:table-cell office:value-type="float" office:value="0.176558468016"/>
          <table:table-cell office:value-type="float" office:value="0.00276155552537"/>
          <table:table-cell office:value-type="float" office:value="0.0"/>
          <table:table-cell office:value-type="float" office:value="2821035.0"/>
          <table:table-cell table:style-name="cellWorst" office:value-type="float" office:value="5963.0"/>
          <table:table-cell office:value-type="float" office:value="2332489.0"/>
          <table:table-cell office:value-type="float" office:value="4.0"/>
          <table:table-cell office:value-type="float" office:value="197.0"/>
          <table:table-cell office:value-type="float" office:value="600.019"/>
          <table:table-cell office:value-type="float" office:value="1.0"/>
          <table:table-cell office:value-type="float" office:value="0.122232785549"/>
          <table:table-cell office:value-type="float" office:value="0.00122232785549"/>
          <table:table-cell office:value-type="float" office:value="0.0"/>
          <table:table-cell table:style-name="cellWorst" office:value-type="float" office:value="3715197.0"/>
          <table:table-cell office:value-type="float" office:value="2349.0"/>
          <table:table-cell table:style-name="cellWorst" office:value-type="float" office:value="3118607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162977047399"/>
          <table:table-cell office:value-type="float" office:value="0.00162977047399"/>
          <table:table-cell office:value-type="float" office:value="0.0"/>
          <table:table-cell office:value-type="float" office:value="3503449.0"/>
          <table:table-cell office:value-type="float" office:value="2128.0"/>
          <table:table-cell office:value-type="float" office:value="2925326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68];[.$L68];[.$V68];[.$AF68];[.$AP68];[.$AZ68];[.$BJ68];[.$BT68];[.$CD68];[.$CN68];[.$CX68])" office:value-type="float"/>
          <table:table-cell table:formula="of:=MIN([.$C68];[.$M68];[.$W68];[.$AG68];[.$AQ68];[.$BA68];[.$BK68];[.$BU68];[.$CE68];[.$CO68];[.$CY68])" office:value-type="float"/>
          <table:table-cell table:formula="of:=MIN([.$D68];[.$N68];[.$X68];[.$AH68];[.$AR68];[.$BB68];[.$BL68];[.$BV68];[.$CF68];[.$CP68];[.$CZ68])" office:value-type="float"/>
          <table:table-cell table:formula="of:=MIN([.$E68];[.$O68];[.$Y68];[.$AI68];[.$AS68];[.$BC68];[.$BM68];[.$BW68];[.$CG68];[.$CQ68];[.$DA68])" office:value-type="float"/>
          <table:table-cell table:formula="of:=MIN([.$F68];[.$P68];[.$Z68];[.$AJ68];[.$AT68];[.$BD68];[.$BN68];[.$BX68];[.$CH68];[.$CR68];[.$DB68])" office:value-type="float"/>
          <table:table-cell table:formula="of:=MIN([.$G68];[.$Q68];[.$AA68];[.$AK68];[.$AU68];[.$BE68];[.$BO68];[.$BY68];[.$CI68];[.$CS68];[.$DC68])" office:value-type="float"/>
          <table:table-cell table:formula="of:=MIN([.$H68];[.$R68];[.$AB68];[.$AL68];[.$AV68];[.$BF68];[.$BP68];[.$BZ68];[.$CJ68];[.$CT68];[.$DD68])" office:value-type="float"/>
          <table:table-cell table:formula="of:=MIN([.$I68];[.$S68];[.$AC68];[.$AM68];[.$AW68];[.$BG68];[.$BQ68];[.$CA68];[.$CK68];[.$CU68];[.$DE68])" office:value-type="float"/>
          <table:table-cell table:formula="of:=MIN([.$J68];[.$T68];[.$AD68];[.$AN68];[.$AX68];[.$BH68];[.$BR68];[.$CB68];[.$CL68];[.$CV68];[.$DF68])" office:value-type="float"/>
          <table:table-cell table:formula="of:=MIN([.$K68];[.$U68];[.$AE68];[.$AO68];[.$AY68];[.$BI68];[.$BS68];[.$CC68];[.$CM68];[.$CW68];[.$DG68])" office:value-type="float"/>
          <table:table-cell table:formula="of:=MEDIAN([.$B68];[.$L68];[.$V68];[.$AF68];[.$AP68];[.$AZ68];[.$BJ68];[.$BT68];[.$CD68];[.$CN68];[.$CX68])" office:value-type="float"/>
          <table:table-cell table:formula="of:=MEDIAN([.$C68];[.$M68];[.$W68];[.$AG68];[.$AQ68];[.$BA68];[.$BK68];[.$BU68];[.$CE68];[.$CO68];[.$CY68])" office:value-type="float"/>
          <table:table-cell table:formula="of:=MEDIAN([.$D68];[.$N68];[.$X68];[.$AH68];[.$AR68];[.$BB68];[.$BL68];[.$BV68];[.$CF68];[.$CP68];[.$CZ68])" office:value-type="float"/>
          <table:table-cell table:formula="of:=MEDIAN([.$E68];[.$O68];[.$Y68];[.$AI68];[.$AS68];[.$BC68];[.$BM68];[.$BW68];[.$CG68];[.$CQ68];[.$DA68])" office:value-type="float"/>
          <table:table-cell table:formula="of:=MEDIAN([.$F68];[.$P68];[.$Z68];[.$AJ68];[.$AT68];[.$BD68];[.$BN68];[.$BX68];[.$CH68];[.$CR68];[.$DB68])" office:value-type="float"/>
          <table:table-cell table:formula="of:=MEDIAN([.$G68];[.$Q68];[.$AA68];[.$AK68];[.$AU68];[.$BE68];[.$BO68];[.$BY68];[.$CI68];[.$CS68];[.$DC68])" office:value-type="float"/>
          <table:table-cell table:formula="of:=MEDIAN([.$H68];[.$R68];[.$AB68];[.$AL68];[.$AV68];[.$BF68];[.$BP68];[.$BZ68];[.$CJ68];[.$CT68];[.$DD68])" office:value-type="float"/>
          <table:table-cell table:formula="of:=MEDIAN([.$I68];[.$S68];[.$AC68];[.$AM68];[.$AW68];[.$BG68];[.$BQ68];[.$CA68];[.$CK68];[.$CU68];[.$DE68])" office:value-type="float"/>
          <table:table-cell table:formula="of:=MEDIAN([.$J68];[.$T68];[.$AD68];[.$AN68];[.$AX68];[.$BH68];[.$BR68];[.$CB68];[.$CL68];[.$CV68];[.$DF68])" office:value-type="float"/>
          <table:table-cell table:formula="of:=MEDIAN([.$K68];[.$U68];[.$AE68];[.$AO68];[.$AY68];[.$BI68];[.$BS68];[.$CC68];[.$CM68];[.$CW68];[.$DG68])" office:value-type="float"/>
          <table:table-cell table:formula="of:=MAX([.$B68];[.$L68];[.$V68];[.$AF68];[.$AP68];[.$AZ68];[.$BJ68];[.$BT68];[.$CD68];[.$CN68];[.$CX68])" office:value-type="float"/>
          <table:table-cell table:formula="of:=MAX([.$C68];[.$M68];[.$W68];[.$AG68];[.$AQ68];[.$BA68];[.$BK68];[.$BU68];[.$CE68];[.$CO68];[.$CY68])" office:value-type="float"/>
          <table:table-cell table:formula="of:=MAX([.$D68];[.$N68];[.$X68];[.$AH68];[.$AR68];[.$BB68];[.$BL68];[.$BV68];[.$CF68];[.$CP68];[.$CZ68])" office:value-type="float"/>
          <table:table-cell table:formula="of:=MAX([.$E68];[.$O68];[.$Y68];[.$AI68];[.$AS68];[.$BC68];[.$BM68];[.$BW68];[.$CG68];[.$CQ68];[.$DA68])" office:value-type="float"/>
          <table:table-cell table:formula="of:=MAX([.$F68];[.$P68];[.$Z68];[.$AJ68];[.$AT68];[.$BD68];[.$BN68];[.$BX68];[.$CH68];[.$CR68];[.$DB68])" office:value-type="float"/>
          <table:table-cell table:formula="of:=MAX([.$G68];[.$Q68];[.$AA68];[.$AK68];[.$AU68];[.$BE68];[.$BO68];[.$BY68];[.$CI68];[.$CS68];[.$DC68])" office:value-type="float"/>
          <table:table-cell table:formula="of:=MAX([.$H68];[.$R68];[.$AB68];[.$AL68];[.$AV68];[.$BF68];[.$BP68];[.$BZ68];[.$CJ68];[.$CT68];[.$DD68])" office:value-type="float"/>
          <table:table-cell table:formula="of:=MAX([.$I68];[.$S68];[.$AC68];[.$AM68];[.$AW68];[.$BG68];[.$BQ68];[.$CA68];[.$CK68];[.$CU68];[.$DE68])" office:value-type="float"/>
          <table:table-cell table:formula="of:=MAX([.$J68];[.$T68];[.$AD68];[.$AN68];[.$AX68];[.$BH68];[.$BR68];[.$CB68];[.$CL68];[.$CV68];[.$DF68])" office:value-type="float"/>
          <table:table-cell table:formula="of:=MAX([.$K68];[.$U68];[.$AE68];[.$AO68];[.$AY68];[.$BI68];[.$BS68];[.$CC68];[.$CM68];[.$CW68];[.$DG68])" office:value-type="float"/>
        </table:table-row>
        <table:table-row table:style-name="ro1">
          <table:table-cell office:value-type="string">
            <text:p>bio-expansion/instances/9000/ins_9000_8_0424</text:p>
          </table:table-cell>
          <table:table-cell table:style-name="cellBest" office:value-type="float" office:value="540.694"/>
          <table:table-cell office:value-type="float" office:value="0.0"/>
          <table:table-cell office:value-type="float" office:value="0.0265604249668"/>
          <table:table-cell office:value-type="float" office:value="0.000885347498893"/>
          <table:table-cell office:value-type="float" office:value="0.0"/>
          <table:table-cell table:style-name="cellWorst" office:value-type="float" office:value="4840305.0"/>
          <table:table-cell office:value-type="float" office:value="0.0"/>
          <table:table-cell table:style-name="cellWorst" office:value-type="float" office:value="3689070.0"/>
          <table:table-cell office:value-type="float" office:value="4.0"/>
          <table:table-cell office:value-type="float" office:value="177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4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69];[.$L69];[.$V69];[.$AF69];[.$AP69];[.$AZ69];[.$BJ69];[.$BT69];[.$CD69];[.$CN69];[.$CX69])" office:value-type="float"/>
          <table:table-cell table:formula="of:=MIN([.$C69];[.$M69];[.$W69];[.$AG69];[.$AQ69];[.$BA69];[.$BK69];[.$BU69];[.$CE69];[.$CO69];[.$CY69])" office:value-type="float"/>
          <table:table-cell table:formula="of:=MIN([.$D69];[.$N69];[.$X69];[.$AH69];[.$AR69];[.$BB69];[.$BL69];[.$BV69];[.$CF69];[.$CP69];[.$CZ69])" office:value-type="float"/>
          <table:table-cell table:formula="of:=MIN([.$E69];[.$O69];[.$Y69];[.$AI69];[.$AS69];[.$BC69];[.$BM69];[.$BW69];[.$CG69];[.$CQ69];[.$DA69])" office:value-type="float"/>
          <table:table-cell table:formula="of:=MIN([.$F69];[.$P69];[.$Z69];[.$AJ69];[.$AT69];[.$BD69];[.$BN69];[.$BX69];[.$CH69];[.$CR69];[.$DB69])" office:value-type="float"/>
          <table:table-cell table:formula="of:=MIN([.$G69];[.$Q69];[.$AA69];[.$AK69];[.$AU69];[.$BE69];[.$BO69];[.$BY69];[.$CI69];[.$CS69];[.$DC69])" office:value-type="float"/>
          <table:table-cell table:formula="of:=MIN([.$H69];[.$R69];[.$AB69];[.$AL69];[.$AV69];[.$BF69];[.$BP69];[.$BZ69];[.$CJ69];[.$CT69];[.$DD69])" office:value-type="float"/>
          <table:table-cell table:formula="of:=MIN([.$I69];[.$S69];[.$AC69];[.$AM69];[.$AW69];[.$BG69];[.$BQ69];[.$CA69];[.$CK69];[.$CU69];[.$DE69])" office:value-type="float"/>
          <table:table-cell table:formula="of:=MIN([.$J69];[.$T69];[.$AD69];[.$AN69];[.$AX69];[.$BH69];[.$BR69];[.$CB69];[.$CL69];[.$CV69];[.$DF69])" office:value-type="float"/>
          <table:table-cell table:formula="of:=MIN([.$K69];[.$U69];[.$AE69];[.$AO69];[.$AY69];[.$BI69];[.$BS69];[.$CC69];[.$CM69];[.$CW69];[.$DG69])" office:value-type="float"/>
          <table:table-cell table:formula="of:=MEDIAN([.$B69];[.$L69];[.$V69];[.$AF69];[.$AP69];[.$AZ69];[.$BJ69];[.$BT69];[.$CD69];[.$CN69];[.$CX69])" office:value-type="float"/>
          <table:table-cell table:formula="of:=MEDIAN([.$C69];[.$M69];[.$W69];[.$AG69];[.$AQ69];[.$BA69];[.$BK69];[.$BU69];[.$CE69];[.$CO69];[.$CY69])" office:value-type="float"/>
          <table:table-cell table:formula="of:=MEDIAN([.$D69];[.$N69];[.$X69];[.$AH69];[.$AR69];[.$BB69];[.$BL69];[.$BV69];[.$CF69];[.$CP69];[.$CZ69])" office:value-type="float"/>
          <table:table-cell table:formula="of:=MEDIAN([.$E69];[.$O69];[.$Y69];[.$AI69];[.$AS69];[.$BC69];[.$BM69];[.$BW69];[.$CG69];[.$CQ69];[.$DA69])" office:value-type="float"/>
          <table:table-cell table:formula="of:=MEDIAN([.$F69];[.$P69];[.$Z69];[.$AJ69];[.$AT69];[.$BD69];[.$BN69];[.$BX69];[.$CH69];[.$CR69];[.$DB69])" office:value-type="float"/>
          <table:table-cell table:formula="of:=MEDIAN([.$G69];[.$Q69];[.$AA69];[.$AK69];[.$AU69];[.$BE69];[.$BO69];[.$BY69];[.$CI69];[.$CS69];[.$DC69])" office:value-type="float"/>
          <table:table-cell table:formula="of:=MEDIAN([.$H69];[.$R69];[.$AB69];[.$AL69];[.$AV69];[.$BF69];[.$BP69];[.$BZ69];[.$CJ69];[.$CT69];[.$DD69])" office:value-type="float"/>
          <table:table-cell table:formula="of:=MEDIAN([.$I69];[.$S69];[.$AC69];[.$AM69];[.$AW69];[.$BG69];[.$BQ69];[.$CA69];[.$CK69];[.$CU69];[.$DE69])" office:value-type="float"/>
          <table:table-cell table:formula="of:=MEDIAN([.$J69];[.$T69];[.$AD69];[.$AN69];[.$AX69];[.$BH69];[.$BR69];[.$CB69];[.$CL69];[.$CV69];[.$DF69])" office:value-type="float"/>
          <table:table-cell table:formula="of:=MEDIAN([.$K69];[.$U69];[.$AE69];[.$AO69];[.$AY69];[.$BI69];[.$BS69];[.$CC69];[.$CM69];[.$CW69];[.$DG69])" office:value-type="float"/>
          <table:table-cell table:formula="of:=MAX([.$B69];[.$L69];[.$V69];[.$AF69];[.$AP69];[.$AZ69];[.$BJ69];[.$BT69];[.$CD69];[.$CN69];[.$CX69])" office:value-type="float"/>
          <table:table-cell table:formula="of:=MAX([.$C69];[.$M69];[.$W69];[.$AG69];[.$AQ69];[.$BA69];[.$BK69];[.$BU69];[.$CE69];[.$CO69];[.$CY69])" office:value-type="float"/>
          <table:table-cell table:formula="of:=MAX([.$D69];[.$N69];[.$X69];[.$AH69];[.$AR69];[.$BB69];[.$BL69];[.$BV69];[.$CF69];[.$CP69];[.$CZ69])" office:value-type="float"/>
          <table:table-cell table:formula="of:=MAX([.$E69];[.$O69];[.$Y69];[.$AI69];[.$AS69];[.$BC69];[.$BM69];[.$BW69];[.$CG69];[.$CQ69];[.$DA69])" office:value-type="float"/>
          <table:table-cell table:formula="of:=MAX([.$F69];[.$P69];[.$Z69];[.$AJ69];[.$AT69];[.$BD69];[.$BN69];[.$BX69];[.$CH69];[.$CR69];[.$DB69])" office:value-type="float"/>
          <table:table-cell table:formula="of:=MAX([.$G69];[.$Q69];[.$AA69];[.$AK69];[.$AU69];[.$BE69];[.$BO69];[.$BY69];[.$CI69];[.$CS69];[.$DC69])" office:value-type="float"/>
          <table:table-cell table:formula="of:=MAX([.$H69];[.$R69];[.$AB69];[.$AL69];[.$AV69];[.$BF69];[.$BP69];[.$BZ69];[.$CJ69];[.$CT69];[.$DD69])" office:value-type="float"/>
          <table:table-cell table:formula="of:=MAX([.$I69];[.$S69];[.$AC69];[.$AM69];[.$AW69];[.$BG69];[.$BQ69];[.$CA69];[.$CK69];[.$CU69];[.$DE69])" office:value-type="float"/>
          <table:table-cell table:formula="of:=MAX([.$J69];[.$T69];[.$AD69];[.$AN69];[.$AX69];[.$BH69];[.$BR69];[.$CB69];[.$CL69];[.$CV69];[.$DF69])" office:value-type="float"/>
          <table:table-cell table:formula="of:=MAX([.$K69];[.$U69];[.$AE69];[.$AO69];[.$AY69];[.$BI69];[.$BS69];[.$CC69];[.$CM69];[.$CW69];[.$DG69])" office:value-type="float"/>
        </table:table-row>
        <table:table-row table:style-name="ro1">
          <table:table-cell office:value-type="string">
            <text:p>bio-expansion/instances/9000/ins_9000_8_0434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3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70];[.$L70];[.$V70];[.$AF70];[.$AP70];[.$AZ70];[.$BJ70];[.$BT70];[.$CD70];[.$CN70];[.$CX70])" office:value-type="float"/>
          <table:table-cell table:formula="of:=MIN([.$C70];[.$M70];[.$W70];[.$AG70];[.$AQ70];[.$BA70];[.$BK70];[.$BU70];[.$CE70];[.$CO70];[.$CY70])" office:value-type="float"/>
          <table:table-cell table:formula="of:=MIN([.$D70];[.$N70];[.$X70];[.$AH70];[.$AR70];[.$BB70];[.$BL70];[.$BV70];[.$CF70];[.$CP70];[.$CZ70])" office:value-type="float"/>
          <table:table-cell table:formula="of:=MIN([.$E70];[.$O70];[.$Y70];[.$AI70];[.$AS70];[.$BC70];[.$BM70];[.$BW70];[.$CG70];[.$CQ70];[.$DA70])" office:value-type="float"/>
          <table:table-cell table:formula="of:=MIN([.$F70];[.$P70];[.$Z70];[.$AJ70];[.$AT70];[.$BD70];[.$BN70];[.$BX70];[.$CH70];[.$CR70];[.$DB70])" office:value-type="float"/>
          <table:table-cell table:formula="of:=MIN([.$G70];[.$Q70];[.$AA70];[.$AK70];[.$AU70];[.$BE70];[.$BO70];[.$BY70];[.$CI70];[.$CS70];[.$DC70])" office:value-type="float"/>
          <table:table-cell table:formula="of:=MIN([.$H70];[.$R70];[.$AB70];[.$AL70];[.$AV70];[.$BF70];[.$BP70];[.$BZ70];[.$CJ70];[.$CT70];[.$DD70])" office:value-type="float"/>
          <table:table-cell table:formula="of:=MIN([.$I70];[.$S70];[.$AC70];[.$AM70];[.$AW70];[.$BG70];[.$BQ70];[.$CA70];[.$CK70];[.$CU70];[.$DE70])" office:value-type="float"/>
          <table:table-cell table:formula="of:=MIN([.$J70];[.$T70];[.$AD70];[.$AN70];[.$AX70];[.$BH70];[.$BR70];[.$CB70];[.$CL70];[.$CV70];[.$DF70])" office:value-type="float"/>
          <table:table-cell table:formula="of:=MIN([.$K70];[.$U70];[.$AE70];[.$AO70];[.$AY70];[.$BI70];[.$BS70];[.$CC70];[.$CM70];[.$CW70];[.$DG70])" office:value-type="float"/>
          <table:table-cell table:formula="of:=MEDIAN([.$B70];[.$L70];[.$V70];[.$AF70];[.$AP70];[.$AZ70];[.$BJ70];[.$BT70];[.$CD70];[.$CN70];[.$CX70])" office:value-type="float"/>
          <table:table-cell table:formula="of:=MEDIAN([.$C70];[.$M70];[.$W70];[.$AG70];[.$AQ70];[.$BA70];[.$BK70];[.$BU70];[.$CE70];[.$CO70];[.$CY70])" office:value-type="float"/>
          <table:table-cell table:formula="of:=MEDIAN([.$D70];[.$N70];[.$X70];[.$AH70];[.$AR70];[.$BB70];[.$BL70];[.$BV70];[.$CF70];[.$CP70];[.$CZ70])" office:value-type="float"/>
          <table:table-cell table:formula="of:=MEDIAN([.$E70];[.$O70];[.$Y70];[.$AI70];[.$AS70];[.$BC70];[.$BM70];[.$BW70];[.$CG70];[.$CQ70];[.$DA70])" office:value-type="float"/>
          <table:table-cell table:formula="of:=MEDIAN([.$F70];[.$P70];[.$Z70];[.$AJ70];[.$AT70];[.$BD70];[.$BN70];[.$BX70];[.$CH70];[.$CR70];[.$DB70])" office:value-type="float"/>
          <table:table-cell table:formula="of:=MEDIAN([.$G70];[.$Q70];[.$AA70];[.$AK70];[.$AU70];[.$BE70];[.$BO70];[.$BY70];[.$CI70];[.$CS70];[.$DC70])" office:value-type="float"/>
          <table:table-cell table:formula="of:=MEDIAN([.$H70];[.$R70];[.$AB70];[.$AL70];[.$AV70];[.$BF70];[.$BP70];[.$BZ70];[.$CJ70];[.$CT70];[.$DD70])" office:value-type="float"/>
          <table:table-cell table:formula="of:=MEDIAN([.$I70];[.$S70];[.$AC70];[.$AM70];[.$AW70];[.$BG70];[.$BQ70];[.$CA70];[.$CK70];[.$CU70];[.$DE70])" office:value-type="float"/>
          <table:table-cell table:formula="of:=MEDIAN([.$J70];[.$T70];[.$AD70];[.$AN70];[.$AX70];[.$BH70];[.$BR70];[.$CB70];[.$CL70];[.$CV70];[.$DF70])" office:value-type="float"/>
          <table:table-cell table:formula="of:=MEDIAN([.$K70];[.$U70];[.$AE70];[.$AO70];[.$AY70];[.$BI70];[.$BS70];[.$CC70];[.$CM70];[.$CW70];[.$DG70])" office:value-type="float"/>
          <table:table-cell table:formula="of:=MAX([.$B70];[.$L70];[.$V70];[.$AF70];[.$AP70];[.$AZ70];[.$BJ70];[.$BT70];[.$CD70];[.$CN70];[.$CX70])" office:value-type="float"/>
          <table:table-cell table:formula="of:=MAX([.$C70];[.$M70];[.$W70];[.$AG70];[.$AQ70];[.$BA70];[.$BK70];[.$BU70];[.$CE70];[.$CO70];[.$CY70])" office:value-type="float"/>
          <table:table-cell table:formula="of:=MAX([.$D70];[.$N70];[.$X70];[.$AH70];[.$AR70];[.$BB70];[.$BL70];[.$BV70];[.$CF70];[.$CP70];[.$CZ70])" office:value-type="float"/>
          <table:table-cell table:formula="of:=MAX([.$E70];[.$O70];[.$Y70];[.$AI70];[.$AS70];[.$BC70];[.$BM70];[.$BW70];[.$CG70];[.$CQ70];[.$DA70])" office:value-type="float"/>
          <table:table-cell table:formula="of:=MAX([.$F70];[.$P70];[.$Z70];[.$AJ70];[.$AT70];[.$BD70];[.$BN70];[.$BX70];[.$CH70];[.$CR70];[.$DB70])" office:value-type="float"/>
          <table:table-cell table:formula="of:=MAX([.$G70];[.$Q70];[.$AA70];[.$AK70];[.$AU70];[.$BE70];[.$BO70];[.$BY70];[.$CI70];[.$CS70];[.$DC70])" office:value-type="float"/>
          <table:table-cell table:formula="of:=MAX([.$H70];[.$R70];[.$AB70];[.$AL70];[.$AV70];[.$BF70];[.$BP70];[.$BZ70];[.$CJ70];[.$CT70];[.$DD70])" office:value-type="float"/>
          <table:table-cell table:formula="of:=MAX([.$I70];[.$S70];[.$AC70];[.$AM70];[.$AW70];[.$BG70];[.$BQ70];[.$CA70];[.$CK70];[.$CU70];[.$DE70])" office:value-type="float"/>
          <table:table-cell table:formula="of:=MAX([.$J70];[.$T70];[.$AD70];[.$AN70];[.$AX70];[.$BH70];[.$BR70];[.$CB70];[.$CL70];[.$CV70];[.$DF70])" office:value-type="float"/>
          <table:table-cell table:formula="of:=MAX([.$K70];[.$U70];[.$AE70];[.$AO70];[.$AY70];[.$BI70];[.$BS70];[.$CC70];[.$CM70];[.$CW70];[.$DG70])" office:value-type="float"/>
        </table:table-row>
        <table:table-row table:style-name="ro1">
          <table:table-cell office:value-type="string">
            <text:p>bio-expansion/instances/9000/ins_9000_9_0414</text:p>
          </table:table-cell>
          <table:table-cell table:style-name="cellBest" office:value-type="float" office:value="313.696"/>
          <table:table-cell office:value-type="float" office:value="0.0"/>
          <table:table-cell office:value-type="float" office:value="0.0266595574513"/>
          <table:table-cell office:value-type="float" office:value="0.000644272638408"/>
          <table:table-cell office:value-type="float" office:value="0.0"/>
          <table:table-cell office:value-type="float" office:value="3720442.0"/>
          <table:table-cell table:style-name="cellBest" office:value-type="float" office:value="0.0"/>
          <table:table-cell office:value-type="float" office:value="3096051.0"/>
          <table:table-cell office:value-type="float" office:value="4.0"/>
          <table:table-cell table:style-name="cellBest" office:value-type="float" office:value="146.0"/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666488936284"/>
          <table:table-cell office:value-type="float" office:value="0.00115524748956"/>
          <table:table-cell office:value-type="float" office:value="0.0"/>
          <table:table-cell office:value-type="float" office:value="3609317.0"/>
          <table:table-cell table:style-name="cellBest" office:value-type="float" office:value="0.0"/>
          <table:table-cell office:value-type="float" office:value="2927247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04.386"/>
          <table:table-cell office:value-type="float" office:value="0.0"/>
          <table:table-cell office:value-type="float" office:value="0.0533191149027"/>
          <table:table-cell office:value-type="float" office:value="0.00124411268106"/>
          <table:table-cell office:value-type="float" office:value="0.0"/>
          <table:table-cell office:value-type="float" office:value="7806377.0"/>
          <table:table-cell table:style-name="cellWorst" office:value-type="float" office:value="4137.0"/>
          <table:table-cell office:value-type="float" office:value="6710184.0"/>
          <table:table-cell office:value-type="float" office:value="4.0"/>
          <table:table-cell table:style-name="cellWorst" office:value-type="float" office:value="210.0"/>
          <table:table-cell office:value-type="float" office:value="600.02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82.861"/>
          <table:table-cell office:value-type="float" office:value="0.0"/>
          <table:table-cell office:value-type="float" office:value="0.0266595574513"/>
          <table:table-cell office:value-type="float" office:value="0.000999733404425"/>
          <table:table-cell office:value-type="float" office:value="0.0"/>
          <table:table-cell office:value-type="float" office:value="7664401.0"/>
          <table:table-cell office:value-type="float" office:value="2237.0"/>
          <table:table-cell office:value-type="float" office:value="6593087.0"/>
          <table:table-cell office:value-type="float" office:value="4.0"/>
          <table:table-cell office:value-type="float" office:value="165.0"/>
          <table:table-cell office:value-type="float" office:value="510.226"/>
          <table:table-cell office:value-type="float" office:value="0.0"/>
          <table:table-cell office:value-type="float" office:value="0.0266595574513"/>
          <table:table-cell office:value-type="float" office:value="0.000999733404425"/>
          <table:table-cell office:value-type="float" office:value="0.0"/>
          <table:table-cell office:value-type="float" office:value="7664401.0"/>
          <table:table-cell office:value-type="float" office:value="2237.0"/>
          <table:table-cell office:value-type="float" office:value="6593087.0"/>
          <table:table-cell office:value-type="float" office:value="4.0"/>
          <table:table-cell office:value-type="float" office:value="165.0"/>
          <table:table-cell office:value-type="float" office:value="600.025"/>
          <table:table-cell office:value-type="float" office:value="1.0"/>
          <table:table-cell office:value-type="float" office:value="0.039989336177"/>
          <table:table-cell office:value-type="float" office:value="0.000622056340531"/>
          <table:table-cell office:value-type="float" office:value="0.0"/>
          <table:table-cell table:style-name="cellWorst" office:value-type="float" office:value="7833013.0"/>
          <table:table-cell office:value-type="float" office:value="1433.0"/>
          <table:table-cell table:style-name="cellWorst" office:value-type="float" office:value="6747685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666488936284"/>
          <table:table-cell office:value-type="float" office:value="0.000666488936284"/>
          <table:table-cell office:value-type="float" office:value="0.0"/>
          <table:table-cell office:value-type="float" office:value="7701448.0"/>
          <table:table-cell office:value-type="float" office:value="761.0"/>
          <table:table-cell office:value-type="float" office:value="6624676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table:style-name="cellBest"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71];[.$L71];[.$V71];[.$AF71];[.$AP71];[.$AZ71];[.$BJ71];[.$BT71];[.$CD71];[.$CN71];[.$CX71])" office:value-type="float"/>
          <table:table-cell table:formula="of:=MIN([.$C71];[.$M71];[.$W71];[.$AG71];[.$AQ71];[.$BA71];[.$BK71];[.$BU71];[.$CE71];[.$CO71];[.$CY71])" office:value-type="float"/>
          <table:table-cell table:formula="of:=MIN([.$D71];[.$N71];[.$X71];[.$AH71];[.$AR71];[.$BB71];[.$BL71];[.$BV71];[.$CF71];[.$CP71];[.$CZ71])" office:value-type="float"/>
          <table:table-cell table:formula="of:=MIN([.$E71];[.$O71];[.$Y71];[.$AI71];[.$AS71];[.$BC71];[.$BM71];[.$BW71];[.$CG71];[.$CQ71];[.$DA71])" office:value-type="float"/>
          <table:table-cell table:formula="of:=MIN([.$F71];[.$P71];[.$Z71];[.$AJ71];[.$AT71];[.$BD71];[.$BN71];[.$BX71];[.$CH71];[.$CR71];[.$DB71])" office:value-type="float"/>
          <table:table-cell table:formula="of:=MIN([.$G71];[.$Q71];[.$AA71];[.$AK71];[.$AU71];[.$BE71];[.$BO71];[.$BY71];[.$CI71];[.$CS71];[.$DC71])" office:value-type="float"/>
          <table:table-cell table:formula="of:=MIN([.$H71];[.$R71];[.$AB71];[.$AL71];[.$AV71];[.$BF71];[.$BP71];[.$BZ71];[.$CJ71];[.$CT71];[.$DD71])" office:value-type="float"/>
          <table:table-cell table:formula="of:=MIN([.$I71];[.$S71];[.$AC71];[.$AM71];[.$AW71];[.$BG71];[.$BQ71];[.$CA71];[.$CK71];[.$CU71];[.$DE71])" office:value-type="float"/>
          <table:table-cell table:formula="of:=MIN([.$J71];[.$T71];[.$AD71];[.$AN71];[.$AX71];[.$BH71];[.$BR71];[.$CB71];[.$CL71];[.$CV71];[.$DF71])" office:value-type="float"/>
          <table:table-cell table:formula="of:=MIN([.$K71];[.$U71];[.$AE71];[.$AO71];[.$AY71];[.$BI71];[.$BS71];[.$CC71];[.$CM71];[.$CW71];[.$DG71])" office:value-type="float"/>
          <table:table-cell table:formula="of:=MEDIAN([.$B71];[.$L71];[.$V71];[.$AF71];[.$AP71];[.$AZ71];[.$BJ71];[.$BT71];[.$CD71];[.$CN71];[.$CX71])" office:value-type="float"/>
          <table:table-cell table:formula="of:=MEDIAN([.$C71];[.$M71];[.$W71];[.$AG71];[.$AQ71];[.$BA71];[.$BK71];[.$BU71];[.$CE71];[.$CO71];[.$CY71])" office:value-type="float"/>
          <table:table-cell table:formula="of:=MEDIAN([.$D71];[.$N71];[.$X71];[.$AH71];[.$AR71];[.$BB71];[.$BL71];[.$BV71];[.$CF71];[.$CP71];[.$CZ71])" office:value-type="float"/>
          <table:table-cell table:formula="of:=MEDIAN([.$E71];[.$O71];[.$Y71];[.$AI71];[.$AS71];[.$BC71];[.$BM71];[.$BW71];[.$CG71];[.$CQ71];[.$DA71])" office:value-type="float"/>
          <table:table-cell table:formula="of:=MEDIAN([.$F71];[.$P71];[.$Z71];[.$AJ71];[.$AT71];[.$BD71];[.$BN71];[.$BX71];[.$CH71];[.$CR71];[.$DB71])" office:value-type="float"/>
          <table:table-cell table:formula="of:=MEDIAN([.$G71];[.$Q71];[.$AA71];[.$AK71];[.$AU71];[.$BE71];[.$BO71];[.$BY71];[.$CI71];[.$CS71];[.$DC71])" office:value-type="float"/>
          <table:table-cell table:formula="of:=MEDIAN([.$H71];[.$R71];[.$AB71];[.$AL71];[.$AV71];[.$BF71];[.$BP71];[.$BZ71];[.$CJ71];[.$CT71];[.$DD71])" office:value-type="float"/>
          <table:table-cell table:formula="of:=MEDIAN([.$I71];[.$S71];[.$AC71];[.$AM71];[.$AW71];[.$BG71];[.$BQ71];[.$CA71];[.$CK71];[.$CU71];[.$DE71])" office:value-type="float"/>
          <table:table-cell table:formula="of:=MEDIAN([.$J71];[.$T71];[.$AD71];[.$AN71];[.$AX71];[.$BH71];[.$BR71];[.$CB71];[.$CL71];[.$CV71];[.$DF71])" office:value-type="float"/>
          <table:table-cell table:formula="of:=MEDIAN([.$K71];[.$U71];[.$AE71];[.$AO71];[.$AY71];[.$BI71];[.$BS71];[.$CC71];[.$CM71];[.$CW71];[.$DG71])" office:value-type="float"/>
          <table:table-cell table:formula="of:=MAX([.$B71];[.$L71];[.$V71];[.$AF71];[.$AP71];[.$AZ71];[.$BJ71];[.$BT71];[.$CD71];[.$CN71];[.$CX71])" office:value-type="float"/>
          <table:table-cell table:formula="of:=MAX([.$C71];[.$M71];[.$W71];[.$AG71];[.$AQ71];[.$BA71];[.$BK71];[.$BU71];[.$CE71];[.$CO71];[.$CY71])" office:value-type="float"/>
          <table:table-cell table:formula="of:=MAX([.$D71];[.$N71];[.$X71];[.$AH71];[.$AR71];[.$BB71];[.$BL71];[.$BV71];[.$CF71];[.$CP71];[.$CZ71])" office:value-type="float"/>
          <table:table-cell table:formula="of:=MAX([.$E71];[.$O71];[.$Y71];[.$AI71];[.$AS71];[.$BC71];[.$BM71];[.$BW71];[.$CG71];[.$CQ71];[.$DA71])" office:value-type="float"/>
          <table:table-cell table:formula="of:=MAX([.$F71];[.$P71];[.$Z71];[.$AJ71];[.$AT71];[.$BD71];[.$BN71];[.$BX71];[.$CH71];[.$CR71];[.$DB71])" office:value-type="float"/>
          <table:table-cell table:formula="of:=MAX([.$G71];[.$Q71];[.$AA71];[.$AK71];[.$AU71];[.$BE71];[.$BO71];[.$BY71];[.$CI71];[.$CS71];[.$DC71])" office:value-type="float"/>
          <table:table-cell table:formula="of:=MAX([.$H71];[.$R71];[.$AB71];[.$AL71];[.$AV71];[.$BF71];[.$BP71];[.$BZ71];[.$CJ71];[.$CT71];[.$DD71])" office:value-type="float"/>
          <table:table-cell table:formula="of:=MAX([.$I71];[.$S71];[.$AC71];[.$AM71];[.$AW71];[.$BG71];[.$BQ71];[.$CA71];[.$CK71];[.$CU71];[.$DE71])" office:value-type="float"/>
          <table:table-cell table:formula="of:=MAX([.$J71];[.$T71];[.$AD71];[.$AN71];[.$AX71];[.$BH71];[.$BR71];[.$CB71];[.$CL71];[.$CV71];[.$DF71])" office:value-type="float"/>
          <table:table-cell table:formula="of:=MAX([.$K71];[.$U71];[.$AE71];[.$AO71];[.$AY71];[.$BI71];[.$BS71];[.$CC71];[.$CM71];[.$CW71];[.$DG71])" office:value-type="float"/>
        </table:table-row>
        <table:table-row table:style-name="ro1">
          <table:table-cell office:value-type="string">
            <text:p>bio-expansion/instances/9000/ins_9000_9_0424</text:p>
          </table:table-cell>
          <table:table-cell table:style-name="cellBest" office:value-type="float" office:value="232.566"/>
          <table:table-cell office:value-type="float" office:value="0.0"/>
          <table:table-cell office:value-type="float" office:value="0.0533617929562"/>
          <table:table-cell office:value-type="float" office:value="0.0014229811455"/>
          <table:table-cell office:value-type="float" office:value="0.0"/>
          <table:table-cell office:value-type="float" office:value="3679667.0"/>
          <table:table-cell office:value-type="float" office:value="0.0"/>
          <table:table-cell office:value-type="float" office:value="3118681.0"/>
          <table:table-cell office:value-type="float" office:value="4.0"/>
          <table:table-cell table:style-name="cellBest" office:value-type="float" office:value="134.0"/>
          <table:table-cell office:value-type="float" office:value="519.764"/>
          <table:table-cell office:value-type="float" office:value="0.0"/>
          <table:table-cell office:value-type="float" office:value="0.106723585912"/>
          <table:table-cell office:value-type="float" office:value="0.00153415154749"/>
          <table:table-cell office:value-type="float" office:value="0.0"/>
          <table:table-cell office:value-type="float" office:value="4694107.0"/>
          <table:table-cell office:value-type="float" office:value="0.0"/>
          <table:table-cell office:value-type="float" office:value="3843746.0"/>
          <table:table-cell office:value-type="float" office:value="4.0"/>
          <table:table-cell table:style-name="cellWorst" office:value-type="float" office:value="180.0"/>
          <table:table-cell office:value-type="float" office:value="600.019"/>
          <table:table-cell office:value-type="float" office:value="1.0"/>
          <table:table-cell office:value-type="float" office:value="0.120064034152"/>
          <table:table-cell office:value-type="float" office:value="0.00120064034152"/>
          <table:table-cell office:value-type="float" office:value="0.0"/>
          <table:table-cell office:value-type="float" office:value="3551416.0"/>
          <table:table-cell office:value-type="float" office:value="0.0"/>
          <table:table-cell office:value-type="float" office:value="296413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67.69"/>
          <table:table-cell office:value-type="float" office:value="0.0"/>
          <table:table-cell office:value-type="float" office:value="0.266808964781"/>
          <table:table-cell office:value-type="float" office:value="0.00337958022056"/>
          <table:table-cell office:value-type="float" office:value="0.0"/>
          <table:table-cell office:value-type="float" office:value="4106480.0"/>
          <table:table-cell office:value-type="float" office:value="2014.0"/>
          <table:table-cell office:value-type="float" office:value="3458382.0"/>
          <table:table-cell office:value-type="float" office:value="4.0"/>
          <table:table-cell office:value-type="float" office:value="165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33.887"/>
          <table:table-cell office:value-type="float" office:value="0.0"/>
          <table:table-cell office:value-type="float" office:value="0.133404482391"/>
          <table:table-cell office:value-type="float" office:value="0.00271255780861"/>
          <table:table-cell office:value-type="float" office:value="0.0"/>
          <table:table-cell office:value-type="float" office:value="4101405.0"/>
          <table:table-cell table:style-name="cellWorst" office:value-type="float" office:value="4647.0"/>
          <table:table-cell office:value-type="float" office:value="3457896.0"/>
          <table:table-cell office:value-type="float" office:value="4.0"/>
          <table:table-cell office:value-type="float" office:value="150.0"/>
          <table:table-cell office:value-type="float" office:value="385.137"/>
          <table:table-cell office:value-type="float" office:value="0.0"/>
          <table:table-cell office:value-type="float" office:value="0.133404482391"/>
          <table:table-cell office:value-type="float" office:value="0.00271255780861"/>
          <table:table-cell office:value-type="float" office:value="0.0"/>
          <table:table-cell office:value-type="float" office:value="4101405.0"/>
          <table:table-cell table:style-name="cellWorst" office:value-type="float" office:value="4647.0"/>
          <table:table-cell office:value-type="float" office:value="3457896.0"/>
          <table:table-cell office:value-type="float" office:value="4.0"/>
          <table:table-cell office:value-type="float" office:value="150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133404482391"/>
          <table:table-cell office:value-type="float" office:value="0.00133404482391"/>
          <table:table-cell office:value-type="float" office:value="0.0"/>
          <table:table-cell table:style-name="cellWorst" office:value-type="float" office:value="5492929.0"/>
          <table:table-cell office:value-type="float" office:value="2953.0"/>
          <table:table-cell table:style-name="cellWorst" office:value-type="float" office:value="468400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table:style-name="cellBest"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72];[.$L72];[.$V72];[.$AF72];[.$AP72];[.$AZ72];[.$BJ72];[.$BT72];[.$CD72];[.$CN72];[.$CX72])" office:value-type="float"/>
          <table:table-cell table:formula="of:=MIN([.$C72];[.$M72];[.$W72];[.$AG72];[.$AQ72];[.$BA72];[.$BK72];[.$BU72];[.$CE72];[.$CO72];[.$CY72])" office:value-type="float"/>
          <table:table-cell table:formula="of:=MIN([.$D72];[.$N72];[.$X72];[.$AH72];[.$AR72];[.$BB72];[.$BL72];[.$BV72];[.$CF72];[.$CP72];[.$CZ72])" office:value-type="float"/>
          <table:table-cell table:formula="of:=MIN([.$E72];[.$O72];[.$Y72];[.$AI72];[.$AS72];[.$BC72];[.$BM72];[.$BW72];[.$CG72];[.$CQ72];[.$DA72])" office:value-type="float"/>
          <table:table-cell table:formula="of:=MIN([.$F72];[.$P72];[.$Z72];[.$AJ72];[.$AT72];[.$BD72];[.$BN72];[.$BX72];[.$CH72];[.$CR72];[.$DB72])" office:value-type="float"/>
          <table:table-cell table:formula="of:=MIN([.$G72];[.$Q72];[.$AA72];[.$AK72];[.$AU72];[.$BE72];[.$BO72];[.$BY72];[.$CI72];[.$CS72];[.$DC72])" office:value-type="float"/>
          <table:table-cell table:formula="of:=MIN([.$H72];[.$R72];[.$AB72];[.$AL72];[.$AV72];[.$BF72];[.$BP72];[.$BZ72];[.$CJ72];[.$CT72];[.$DD72])" office:value-type="float"/>
          <table:table-cell table:formula="of:=MIN([.$I72];[.$S72];[.$AC72];[.$AM72];[.$AW72];[.$BG72];[.$BQ72];[.$CA72];[.$CK72];[.$CU72];[.$DE72])" office:value-type="float"/>
          <table:table-cell table:formula="of:=MIN([.$J72];[.$T72];[.$AD72];[.$AN72];[.$AX72];[.$BH72];[.$BR72];[.$CB72];[.$CL72];[.$CV72];[.$DF72])" office:value-type="float"/>
          <table:table-cell table:formula="of:=MIN([.$K72];[.$U72];[.$AE72];[.$AO72];[.$AY72];[.$BI72];[.$BS72];[.$CC72];[.$CM72];[.$CW72];[.$DG72])" office:value-type="float"/>
          <table:table-cell table:formula="of:=MEDIAN([.$B72];[.$L72];[.$V72];[.$AF72];[.$AP72];[.$AZ72];[.$BJ72];[.$BT72];[.$CD72];[.$CN72];[.$CX72])" office:value-type="float"/>
          <table:table-cell table:formula="of:=MEDIAN([.$C72];[.$M72];[.$W72];[.$AG72];[.$AQ72];[.$BA72];[.$BK72];[.$BU72];[.$CE72];[.$CO72];[.$CY72])" office:value-type="float"/>
          <table:table-cell table:formula="of:=MEDIAN([.$D72];[.$N72];[.$X72];[.$AH72];[.$AR72];[.$BB72];[.$BL72];[.$BV72];[.$CF72];[.$CP72];[.$CZ72])" office:value-type="float"/>
          <table:table-cell table:formula="of:=MEDIAN([.$E72];[.$O72];[.$Y72];[.$AI72];[.$AS72];[.$BC72];[.$BM72];[.$BW72];[.$CG72];[.$CQ72];[.$DA72])" office:value-type="float"/>
          <table:table-cell table:formula="of:=MEDIAN([.$F72];[.$P72];[.$Z72];[.$AJ72];[.$AT72];[.$BD72];[.$BN72];[.$BX72];[.$CH72];[.$CR72];[.$DB72])" office:value-type="float"/>
          <table:table-cell table:formula="of:=MEDIAN([.$G72];[.$Q72];[.$AA72];[.$AK72];[.$AU72];[.$BE72];[.$BO72];[.$BY72];[.$CI72];[.$CS72];[.$DC72])" office:value-type="float"/>
          <table:table-cell table:formula="of:=MEDIAN([.$H72];[.$R72];[.$AB72];[.$AL72];[.$AV72];[.$BF72];[.$BP72];[.$BZ72];[.$CJ72];[.$CT72];[.$DD72])" office:value-type="float"/>
          <table:table-cell table:formula="of:=MEDIAN([.$I72];[.$S72];[.$AC72];[.$AM72];[.$AW72];[.$BG72];[.$BQ72];[.$CA72];[.$CK72];[.$CU72];[.$DE72])" office:value-type="float"/>
          <table:table-cell table:formula="of:=MEDIAN([.$J72];[.$T72];[.$AD72];[.$AN72];[.$AX72];[.$BH72];[.$BR72];[.$CB72];[.$CL72];[.$CV72];[.$DF72])" office:value-type="float"/>
          <table:table-cell table:formula="of:=MEDIAN([.$K72];[.$U72];[.$AE72];[.$AO72];[.$AY72];[.$BI72];[.$BS72];[.$CC72];[.$CM72];[.$CW72];[.$DG72])" office:value-type="float"/>
          <table:table-cell table:formula="of:=MAX([.$B72];[.$L72];[.$V72];[.$AF72];[.$AP72];[.$AZ72];[.$BJ72];[.$BT72];[.$CD72];[.$CN72];[.$CX72])" office:value-type="float"/>
          <table:table-cell table:formula="of:=MAX([.$C72];[.$M72];[.$W72];[.$AG72];[.$AQ72];[.$BA72];[.$BK72];[.$BU72];[.$CE72];[.$CO72];[.$CY72])" office:value-type="float"/>
          <table:table-cell table:formula="of:=MAX([.$D72];[.$N72];[.$X72];[.$AH72];[.$AR72];[.$BB72];[.$BL72];[.$BV72];[.$CF72];[.$CP72];[.$CZ72])" office:value-type="float"/>
          <table:table-cell table:formula="of:=MAX([.$E72];[.$O72];[.$Y72];[.$AI72];[.$AS72];[.$BC72];[.$BM72];[.$BW72];[.$CG72];[.$CQ72];[.$DA72])" office:value-type="float"/>
          <table:table-cell table:formula="of:=MAX([.$F72];[.$P72];[.$Z72];[.$AJ72];[.$AT72];[.$BD72];[.$BN72];[.$BX72];[.$CH72];[.$CR72];[.$DB72])" office:value-type="float"/>
          <table:table-cell table:formula="of:=MAX([.$G72];[.$Q72];[.$AA72];[.$AK72];[.$AU72];[.$BE72];[.$BO72];[.$BY72];[.$CI72];[.$CS72];[.$DC72])" office:value-type="float"/>
          <table:table-cell table:formula="of:=MAX([.$H72];[.$R72];[.$AB72];[.$AL72];[.$AV72];[.$BF72];[.$BP72];[.$BZ72];[.$CJ72];[.$CT72];[.$DD72])" office:value-type="float"/>
          <table:table-cell table:formula="of:=MAX([.$I72];[.$S72];[.$AC72];[.$AM72];[.$AW72];[.$BG72];[.$BQ72];[.$CA72];[.$CK72];[.$CU72];[.$DE72])" office:value-type="float"/>
          <table:table-cell table:formula="of:=MAX([.$J72];[.$T72];[.$AD72];[.$AN72];[.$AX72];[.$BH72];[.$BR72];[.$CB72];[.$CL72];[.$CV72];[.$DF72])" office:value-type="float"/>
          <table:table-cell table:formula="of:=MAX([.$K72];[.$U72];[.$AE72];[.$AO72];[.$AY72];[.$BI72];[.$BS72];[.$CC72];[.$CM72];[.$CW72];[.$DG72])" office:value-type="float"/>
        </table:table-row>
        <table:table-row table:style-name="ro1">
          <table:table-cell office:value-type="string">
            <text:p>bio-expansion/instances/9000/ins_9000_9_0454</text:p>
          </table:table-cell>
          <table:table-cell table:style-name="cellBest" office:value-type="float" office:value="400.469"/>
          <table:table-cell office:value-type="float" office:value="0.0"/>
          <table:table-cell office:value-type="float" office:value="0.0549299642955"/>
          <table:table-cell office:value-type="float" office:value="0.000984161860295"/>
          <table:table-cell office:value-type="float" office:value="0.0"/>
          <table:table-cell office:value-type="float" office:value="4349994.0"/>
          <table:table-cell office:value-type="float" office:value="0.0"/>
          <table:table-cell office:value-type="float" office:value="3670881.0"/>
          <table:table-cell office:value-type="float" office:value="4.0"/>
          <table:table-cell table:style-name="cellBest" office:value-type="float" office:value="140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7"/>
          <table:table-cell office:value-type="float" office:value="1.0"/>
          <table:table-cell office:value-type="float" office:value="0.205987366108"/>
          <table:table-cell office:value-type="float" office:value="0.00205987366108"/>
          <table:table-cell office:value-type="float" office:value="0.0"/>
          <table:table-cell office:value-type="float" office:value="3036436.0"/>
          <table:table-cell office:value-type="float" office:value="0.0"/>
          <table:table-cell office:value-type="float" office:value="243868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53.263"/>
          <table:table-cell office:value-type="float" office:value="0.0"/>
          <table:table-cell office:value-type="float" office:value="0.219719857182"/>
          <table:table-cell office:value-type="float" office:value="0.00379932253044"/>
          <table:table-cell office:value-type="float" office:value="0.0"/>
          <table:table-cell table:style-name="cellWorst" office:value-type="float" office:value="5709822.0"/>
          <table:table-cell office:value-type="float" office:value="2528.0"/>
          <table:table-cell table:style-name="cellWorst" office:value-type="float" office:value="4773165.0"/>
          <table:table-cell office:value-type="float" office:value="4.0"/>
          <table:table-cell table:style-name="cellWorst" office:value-type="float" office:value="199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56.748"/>
          <table:table-cell office:value-type="float" office:value="0.0"/>
          <table:table-cell office:value-type="float" office:value="0.219719857182"/>
          <table:table-cell office:value-type="float" office:value="0.00373066007507"/>
          <table:table-cell office:value-type="float" office:value="0.0"/>
          <table:table-cell office:value-type="float" office:value="5697703.0"/>
          <table:table-cell table:style-name="cellWorst" office:value-type="float" office:value="4743.0"/>
          <table:table-cell office:value-type="float" office:value="4770858.0"/>
          <table:table-cell office:value-type="float" office:value="4.0"/>
          <table:table-cell office:value-type="float" office:value="166.0"/>
          <table:table-cell office:value-type="float" office:value="469.056"/>
          <table:table-cell office:value-type="float" office:value="0.0"/>
          <table:table-cell office:value-type="float" office:value="0.219719857182"/>
          <table:table-cell office:value-type="float" office:value="0.00373066007507"/>
          <table:table-cell office:value-type="float" office:value="0.0"/>
          <table:table-cell office:value-type="float" office:value="5697703.0"/>
          <table:table-cell table:style-name="cellWorst" office:value-type="float" office:value="4743.0"/>
          <table:table-cell office:value-type="float" office:value="4770858.0"/>
          <table:table-cell office:value-type="float" office:value="4.0"/>
          <table:table-cell office:value-type="float" office:value="166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151057401813"/>
          <table:table-cell office:value-type="float" office:value="0.00151057401813"/>
          <table:table-cell office:value-type="float" office:value="0.0"/>
          <table:table-cell office:value-type="float" office:value="5700575.0"/>
          <table:table-cell office:value-type="float" office:value="925.0"/>
          <table:table-cell office:value-type="float" office:value="477224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73];[.$L73];[.$V73];[.$AF73];[.$AP73];[.$AZ73];[.$BJ73];[.$BT73];[.$CD73];[.$CN73];[.$CX73])" office:value-type="float"/>
          <table:table-cell table:formula="of:=MIN([.$C73];[.$M73];[.$W73];[.$AG73];[.$AQ73];[.$BA73];[.$BK73];[.$BU73];[.$CE73];[.$CO73];[.$CY73])" office:value-type="float"/>
          <table:table-cell table:formula="of:=MIN([.$D73];[.$N73];[.$X73];[.$AH73];[.$AR73];[.$BB73];[.$BL73];[.$BV73];[.$CF73];[.$CP73];[.$CZ73])" office:value-type="float"/>
          <table:table-cell table:formula="of:=MIN([.$E73];[.$O73];[.$Y73];[.$AI73];[.$AS73];[.$BC73];[.$BM73];[.$BW73];[.$CG73];[.$CQ73];[.$DA73])" office:value-type="float"/>
          <table:table-cell table:formula="of:=MIN([.$F73];[.$P73];[.$Z73];[.$AJ73];[.$AT73];[.$BD73];[.$BN73];[.$BX73];[.$CH73];[.$CR73];[.$DB73])" office:value-type="float"/>
          <table:table-cell table:formula="of:=MIN([.$G73];[.$Q73];[.$AA73];[.$AK73];[.$AU73];[.$BE73];[.$BO73];[.$BY73];[.$CI73];[.$CS73];[.$DC73])" office:value-type="float"/>
          <table:table-cell table:formula="of:=MIN([.$H73];[.$R73];[.$AB73];[.$AL73];[.$AV73];[.$BF73];[.$BP73];[.$BZ73];[.$CJ73];[.$CT73];[.$DD73])" office:value-type="float"/>
          <table:table-cell table:formula="of:=MIN([.$I73];[.$S73];[.$AC73];[.$AM73];[.$AW73];[.$BG73];[.$BQ73];[.$CA73];[.$CK73];[.$CU73];[.$DE73])" office:value-type="float"/>
          <table:table-cell table:formula="of:=MIN([.$J73];[.$T73];[.$AD73];[.$AN73];[.$AX73];[.$BH73];[.$BR73];[.$CB73];[.$CL73];[.$CV73];[.$DF73])" office:value-type="float"/>
          <table:table-cell table:formula="of:=MIN([.$K73];[.$U73];[.$AE73];[.$AO73];[.$AY73];[.$BI73];[.$BS73];[.$CC73];[.$CM73];[.$CW73];[.$DG73])" office:value-type="float"/>
          <table:table-cell table:formula="of:=MEDIAN([.$B73];[.$L73];[.$V73];[.$AF73];[.$AP73];[.$AZ73];[.$BJ73];[.$BT73];[.$CD73];[.$CN73];[.$CX73])" office:value-type="float"/>
          <table:table-cell table:formula="of:=MEDIAN([.$C73];[.$M73];[.$W73];[.$AG73];[.$AQ73];[.$BA73];[.$BK73];[.$BU73];[.$CE73];[.$CO73];[.$CY73])" office:value-type="float"/>
          <table:table-cell table:formula="of:=MEDIAN([.$D73];[.$N73];[.$X73];[.$AH73];[.$AR73];[.$BB73];[.$BL73];[.$BV73];[.$CF73];[.$CP73];[.$CZ73])" office:value-type="float"/>
          <table:table-cell table:formula="of:=MEDIAN([.$E73];[.$O73];[.$Y73];[.$AI73];[.$AS73];[.$BC73];[.$BM73];[.$BW73];[.$CG73];[.$CQ73];[.$DA73])" office:value-type="float"/>
          <table:table-cell table:formula="of:=MEDIAN([.$F73];[.$P73];[.$Z73];[.$AJ73];[.$AT73];[.$BD73];[.$BN73];[.$BX73];[.$CH73];[.$CR73];[.$DB73])" office:value-type="float"/>
          <table:table-cell table:formula="of:=MEDIAN([.$G73];[.$Q73];[.$AA73];[.$AK73];[.$AU73];[.$BE73];[.$BO73];[.$BY73];[.$CI73];[.$CS73];[.$DC73])" office:value-type="float"/>
          <table:table-cell table:formula="of:=MEDIAN([.$H73];[.$R73];[.$AB73];[.$AL73];[.$AV73];[.$BF73];[.$BP73];[.$BZ73];[.$CJ73];[.$CT73];[.$DD73])" office:value-type="float"/>
          <table:table-cell table:formula="of:=MEDIAN([.$I73];[.$S73];[.$AC73];[.$AM73];[.$AW73];[.$BG73];[.$BQ73];[.$CA73];[.$CK73];[.$CU73];[.$DE73])" office:value-type="float"/>
          <table:table-cell table:formula="of:=MEDIAN([.$J73];[.$T73];[.$AD73];[.$AN73];[.$AX73];[.$BH73];[.$BR73];[.$CB73];[.$CL73];[.$CV73];[.$DF73])" office:value-type="float"/>
          <table:table-cell table:formula="of:=MEDIAN([.$K73];[.$U73];[.$AE73];[.$AO73];[.$AY73];[.$BI73];[.$BS73];[.$CC73];[.$CM73];[.$CW73];[.$DG73])" office:value-type="float"/>
          <table:table-cell table:formula="of:=MAX([.$B73];[.$L73];[.$V73];[.$AF73];[.$AP73];[.$AZ73];[.$BJ73];[.$BT73];[.$CD73];[.$CN73];[.$CX73])" office:value-type="float"/>
          <table:table-cell table:formula="of:=MAX([.$C73];[.$M73];[.$W73];[.$AG73];[.$AQ73];[.$BA73];[.$BK73];[.$BU73];[.$CE73];[.$CO73];[.$CY73])" office:value-type="float"/>
          <table:table-cell table:formula="of:=MAX([.$D73];[.$N73];[.$X73];[.$AH73];[.$AR73];[.$BB73];[.$BL73];[.$BV73];[.$CF73];[.$CP73];[.$CZ73])" office:value-type="float"/>
          <table:table-cell table:formula="of:=MAX([.$E73];[.$O73];[.$Y73];[.$AI73];[.$AS73];[.$BC73];[.$BM73];[.$BW73];[.$CG73];[.$CQ73];[.$DA73])" office:value-type="float"/>
          <table:table-cell table:formula="of:=MAX([.$F73];[.$P73];[.$Z73];[.$AJ73];[.$AT73];[.$BD73];[.$BN73];[.$BX73];[.$CH73];[.$CR73];[.$DB73])" office:value-type="float"/>
          <table:table-cell table:formula="of:=MAX([.$G73];[.$Q73];[.$AA73];[.$AK73];[.$AU73];[.$BE73];[.$BO73];[.$BY73];[.$CI73];[.$CS73];[.$DC73])" office:value-type="float"/>
          <table:table-cell table:formula="of:=MAX([.$H73];[.$R73];[.$AB73];[.$AL73];[.$AV73];[.$BF73];[.$BP73];[.$BZ73];[.$CJ73];[.$CT73];[.$DD73])" office:value-type="float"/>
          <table:table-cell table:formula="of:=MAX([.$I73];[.$S73];[.$AC73];[.$AM73];[.$AW73];[.$BG73];[.$BQ73];[.$CA73];[.$CK73];[.$CU73];[.$DE73])" office:value-type="float"/>
          <table:table-cell table:formula="of:=MAX([.$J73];[.$T73];[.$AD73];[.$AN73];[.$AX73];[.$BH73];[.$BR73];[.$CB73];[.$CL73];[.$CV73];[.$DF73])" office:value-type="float"/>
          <table:table-cell table:formula="of:=MAX([.$K73];[.$U73];[.$AE73];[.$AO73];[.$AY73];[.$BI73];[.$BS73];[.$CC73];[.$CM73];[.$CW73];[.$DG73])" office:value-type="float"/>
        </table:table-row>
        <table:table-row table:style-name="ro1">
          <table:table-cell office:value-type="string">
            <text:p>bio-expansion/instances/9000/ins_9000_9_0464</text:p>
          </table:table-cell>
          <table:table-cell table:style-name="cellBest" office:value-type="float" office:value="430.067"/>
          <table:table-cell office:value-type="float" office:value="0.0"/>
          <table:table-cell office:value-type="float" office:value="0.0402198686151"/>
          <table:table-cell office:value-type="float" office:value="0.001184251687"/>
          <table:table-cell office:value-type="float" office:value="0.0"/>
          <table:table-cell office:value-type="float" office:value="3559814.0"/>
          <table:table-cell office:value-type="float" office:value="0.0"/>
          <table:table-cell office:value-type="float" office:value="2896209.0"/>
          <table:table-cell office:value-type="float" office:value="4.0"/>
          <table:table-cell table:style-name="cellBest" office:value-type="float" office:value="158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536264914868"/>
          <table:table-cell office:value-type="float" office:value="0.00116190731555"/>
          <table:table-cell office:value-type="float" office:value="0.0"/>
          <table:table-cell office:value-type="float" office:value="3095298.0"/>
          <table:table-cell office:value-type="float" office:value="0.0"/>
          <table:table-cell office:value-type="float" office:value="253356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20.021"/>
          <table:table-cell office:value-type="float" office:value="0.0"/>
          <table:table-cell office:value-type="float" office:value="0.0670331143585"/>
          <table:table-cell office:value-type="float" office:value="0.00158645037315"/>
          <table:table-cell office:value-type="float" office:value="0.0"/>
          <table:table-cell table:style-name="cellWorst" office:value-type="float" office:value="5603113.0"/>
          <table:table-cell office:value-type="float" office:value="530.0"/>
          <table:table-cell office:value-type="float" office:value="4675182.0"/>
          <table:table-cell office:value-type="float" office:value="4.0"/>
          <table:table-cell table:style-name="cellWorst" office:value-type="float" office:value="207.0"/>
          <table:table-cell office:value-type="float" office:value="600.02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20.872"/>
          <table:table-cell office:value-type="float" office:value="0.0"/>
          <table:table-cell office:value-type="float" office:value="0.0670331143585"/>
          <table:table-cell office:value-type="float" office:value="0.0016087947446"/>
          <table:table-cell office:value-type="float" office:value="0.0"/>
          <table:table-cell office:value-type="float" office:value="5599034.0"/>
          <table:table-cell table:style-name="cellWorst" office:value-type="float" office:value="4375.0"/>
          <table:table-cell table:style-name="cellWorst" office:value-type="float" office:value="4675390.0"/>
          <table:table-cell office:value-type="float" office:value="4.0"/>
          <table:table-cell office:value-type="float" office:value="165.0"/>
          <table:table-cell office:value-type="float" office:value="493.343"/>
          <table:table-cell office:value-type="float" office:value="0.0"/>
          <table:table-cell office:value-type="float" office:value="0.0670331143585"/>
          <table:table-cell office:value-type="float" office:value="0.0016087947446"/>
          <table:table-cell office:value-type="float" office:value="0.0"/>
          <table:table-cell office:value-type="float" office:value="5599034.0"/>
          <table:table-cell table:style-name="cellWorst" office:value-type="float" office:value="4375.0"/>
          <table:table-cell table:style-name="cellWorst" office:value-type="float" office:value="4675390.0"/>
          <table:table-cell office:value-type="float" office:value="4.0"/>
          <table:table-cell office:value-type="float" office:value="165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74];[.$L74];[.$V74];[.$AF74];[.$AP74];[.$AZ74];[.$BJ74];[.$BT74];[.$CD74];[.$CN74];[.$CX74])" office:value-type="float"/>
          <table:table-cell table:formula="of:=MIN([.$C74];[.$M74];[.$W74];[.$AG74];[.$AQ74];[.$BA74];[.$BK74];[.$BU74];[.$CE74];[.$CO74];[.$CY74])" office:value-type="float"/>
          <table:table-cell table:formula="of:=MIN([.$D74];[.$N74];[.$X74];[.$AH74];[.$AR74];[.$BB74];[.$BL74];[.$BV74];[.$CF74];[.$CP74];[.$CZ74])" office:value-type="float"/>
          <table:table-cell table:formula="of:=MIN([.$E74];[.$O74];[.$Y74];[.$AI74];[.$AS74];[.$BC74];[.$BM74];[.$BW74];[.$CG74];[.$CQ74];[.$DA74])" office:value-type="float"/>
          <table:table-cell table:formula="of:=MIN([.$F74];[.$P74];[.$Z74];[.$AJ74];[.$AT74];[.$BD74];[.$BN74];[.$BX74];[.$CH74];[.$CR74];[.$DB74])" office:value-type="float"/>
          <table:table-cell table:formula="of:=MIN([.$G74];[.$Q74];[.$AA74];[.$AK74];[.$AU74];[.$BE74];[.$BO74];[.$BY74];[.$CI74];[.$CS74];[.$DC74])" office:value-type="float"/>
          <table:table-cell table:formula="of:=MIN([.$H74];[.$R74];[.$AB74];[.$AL74];[.$AV74];[.$BF74];[.$BP74];[.$BZ74];[.$CJ74];[.$CT74];[.$DD74])" office:value-type="float"/>
          <table:table-cell table:formula="of:=MIN([.$I74];[.$S74];[.$AC74];[.$AM74];[.$AW74];[.$BG74];[.$BQ74];[.$CA74];[.$CK74];[.$CU74];[.$DE74])" office:value-type="float"/>
          <table:table-cell table:formula="of:=MIN([.$J74];[.$T74];[.$AD74];[.$AN74];[.$AX74];[.$BH74];[.$BR74];[.$CB74];[.$CL74];[.$CV74];[.$DF74])" office:value-type="float"/>
          <table:table-cell table:formula="of:=MIN([.$K74];[.$U74];[.$AE74];[.$AO74];[.$AY74];[.$BI74];[.$BS74];[.$CC74];[.$CM74];[.$CW74];[.$DG74])" office:value-type="float"/>
          <table:table-cell table:formula="of:=MEDIAN([.$B74];[.$L74];[.$V74];[.$AF74];[.$AP74];[.$AZ74];[.$BJ74];[.$BT74];[.$CD74];[.$CN74];[.$CX74])" office:value-type="float"/>
          <table:table-cell table:formula="of:=MEDIAN([.$C74];[.$M74];[.$W74];[.$AG74];[.$AQ74];[.$BA74];[.$BK74];[.$BU74];[.$CE74];[.$CO74];[.$CY74])" office:value-type="float"/>
          <table:table-cell table:formula="of:=MEDIAN([.$D74];[.$N74];[.$X74];[.$AH74];[.$AR74];[.$BB74];[.$BL74];[.$BV74];[.$CF74];[.$CP74];[.$CZ74])" office:value-type="float"/>
          <table:table-cell table:formula="of:=MEDIAN([.$E74];[.$O74];[.$Y74];[.$AI74];[.$AS74];[.$BC74];[.$BM74];[.$BW74];[.$CG74];[.$CQ74];[.$DA74])" office:value-type="float"/>
          <table:table-cell table:formula="of:=MEDIAN([.$F74];[.$P74];[.$Z74];[.$AJ74];[.$AT74];[.$BD74];[.$BN74];[.$BX74];[.$CH74];[.$CR74];[.$DB74])" office:value-type="float"/>
          <table:table-cell table:formula="of:=MEDIAN([.$G74];[.$Q74];[.$AA74];[.$AK74];[.$AU74];[.$BE74];[.$BO74];[.$BY74];[.$CI74];[.$CS74];[.$DC74])" office:value-type="float"/>
          <table:table-cell table:formula="of:=MEDIAN([.$H74];[.$R74];[.$AB74];[.$AL74];[.$AV74];[.$BF74];[.$BP74];[.$BZ74];[.$CJ74];[.$CT74];[.$DD74])" office:value-type="float"/>
          <table:table-cell table:formula="of:=MEDIAN([.$I74];[.$S74];[.$AC74];[.$AM74];[.$AW74];[.$BG74];[.$BQ74];[.$CA74];[.$CK74];[.$CU74];[.$DE74])" office:value-type="float"/>
          <table:table-cell table:formula="of:=MEDIAN([.$J74];[.$T74];[.$AD74];[.$AN74];[.$AX74];[.$BH74];[.$BR74];[.$CB74];[.$CL74];[.$CV74];[.$DF74])" office:value-type="float"/>
          <table:table-cell table:formula="of:=MEDIAN([.$K74];[.$U74];[.$AE74];[.$AO74];[.$AY74];[.$BI74];[.$BS74];[.$CC74];[.$CM74];[.$CW74];[.$DG74])" office:value-type="float"/>
          <table:table-cell table:formula="of:=MAX([.$B74];[.$L74];[.$V74];[.$AF74];[.$AP74];[.$AZ74];[.$BJ74];[.$BT74];[.$CD74];[.$CN74];[.$CX74])" office:value-type="float"/>
          <table:table-cell table:formula="of:=MAX([.$C74];[.$M74];[.$W74];[.$AG74];[.$AQ74];[.$BA74];[.$BK74];[.$BU74];[.$CE74];[.$CO74];[.$CY74])" office:value-type="float"/>
          <table:table-cell table:formula="of:=MAX([.$D74];[.$N74];[.$X74];[.$AH74];[.$AR74];[.$BB74];[.$BL74];[.$BV74];[.$CF74];[.$CP74];[.$CZ74])" office:value-type="float"/>
          <table:table-cell table:formula="of:=MAX([.$E74];[.$O74];[.$Y74];[.$AI74];[.$AS74];[.$BC74];[.$BM74];[.$BW74];[.$CG74];[.$CQ74];[.$DA74])" office:value-type="float"/>
          <table:table-cell table:formula="of:=MAX([.$F74];[.$P74];[.$Z74];[.$AJ74];[.$AT74];[.$BD74];[.$BN74];[.$BX74];[.$CH74];[.$CR74];[.$DB74])" office:value-type="float"/>
          <table:table-cell table:formula="of:=MAX([.$G74];[.$Q74];[.$AA74];[.$AK74];[.$AU74];[.$BE74];[.$BO74];[.$BY74];[.$CI74];[.$CS74];[.$DC74])" office:value-type="float"/>
          <table:table-cell table:formula="of:=MAX([.$H74];[.$R74];[.$AB74];[.$AL74];[.$AV74];[.$BF74];[.$BP74];[.$BZ74];[.$CJ74];[.$CT74];[.$DD74])" office:value-type="float"/>
          <table:table-cell table:formula="of:=MAX([.$I74];[.$S74];[.$AC74];[.$AM74];[.$AW74];[.$BG74];[.$BQ74];[.$CA74];[.$CK74];[.$CU74];[.$DE74])" office:value-type="float"/>
          <table:table-cell table:formula="of:=MAX([.$J74];[.$T74];[.$AD74];[.$AN74];[.$AX74];[.$BH74];[.$BR74];[.$CB74];[.$CL74];[.$CV74];[.$DF74])" office:value-type="float"/>
          <table:table-cell table:formula="of:=MAX([.$K74];[.$U74];[.$AE74];[.$AO74];[.$AY74];[.$BI74];[.$BS74];[.$CC74];[.$CM74];[.$CW74];[.$DG74])" office:value-type="float"/>
        </table:table-row>
        <table:table-row table:style-name="ro1">
          <table:table-cell office:value-type="string">
            <text:p>bio-expansion/instances/9000/ins_9000_9_0474</text:p>
          </table:table-cell>
          <table:table-cell table:style-name="cellBest" office:value-type="float" office:value="335.416"/>
          <table:table-cell office:value-type="float" office:value="0.0"/>
          <table:table-cell office:value-type="float" office:value="0.0263261813874"/>
          <table:table-cell office:value-type="float" office:value="0.000394892720811"/>
          <table:table-cell office:value-type="float" office:value="0.0"/>
          <table:table-cell office:value-type="float" office:value="4154675.0"/>
          <table:table-cell office:value-type="float" office:value="0.0"/>
          <table:table-cell office:value-type="float" office:value="3403760.0"/>
          <table:table-cell office:value-type="float" office:value="4.0"/>
          <table:table-cell table:style-name="cellBest" office:value-type="float" office:value="152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131630906937"/>
          <table:table-cell office:value-type="float" office:value="0.00131630906937"/>
          <table:table-cell office:value-type="float" office:value="0.0"/>
          <table:table-cell office:value-type="float" office:value="1863841.0"/>
          <table:table-cell office:value-type="float" office:value="0.0"/>
          <table:table-cell office:value-type="float" office:value="1460157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53.346"/>
          <table:table-cell office:value-type="float" office:value="0.0"/>
          <table:table-cell office:value-type="float" office:value="0.0921416348559"/>
          <table:table-cell office:value-type="float" office:value="0.00217190996446"/>
          <table:table-cell office:value-type="float" office:value="0.0"/>
          <table:table-cell table:style-name="cellWorst" office:value-type="float" office:value="5488255.0"/>
          <table:table-cell office:value-type="float" office:value="1089.0"/>
          <table:table-cell table:style-name="cellWorst" office:value-type="float" office:value="4526326.0"/>
          <table:table-cell office:value-type="float" office:value="4.0"/>
          <table:table-cell table:style-name="cellWorst" office:value-type="float" office:value="181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68.396"/>
          <table:table-cell office:value-type="float" office:value="0.0"/>
          <table:table-cell office:value-type="float" office:value="0.10530472555"/>
          <table:table-cell office:value-type="float" office:value="0.00243517177833"/>
          <table:table-cell office:value-type="float" office:value="0.0"/>
          <table:table-cell office:value-type="float" office:value="5486405.0"/>
          <table:table-cell table:style-name="cellWorst" office:value-type="float" office:value="5599.0"/>
          <table:table-cell office:value-type="float" office:value="4525478.0"/>
          <table:table-cell office:value-type="float" office:value="4.0"/>
          <table:table-cell office:value-type="float" office:value="171.0"/>
          <table:table-cell office:value-type="float" office:value="447.071"/>
          <table:table-cell office:value-type="float" office:value="0.0"/>
          <table:table-cell office:value-type="float" office:value="0.10530472555"/>
          <table:table-cell office:value-type="float" office:value="0.00243517177833"/>
          <table:table-cell office:value-type="float" office:value="0.0"/>
          <table:table-cell office:value-type="float" office:value="5486405.0"/>
          <table:table-cell table:style-name="cellWorst" office:value-type="float" office:value="5599.0"/>
          <table:table-cell office:value-type="float" office:value="4525478.0"/>
          <table:table-cell office:value-type="float" office:value="4.0"/>
          <table:table-cell office:value-type="float" office:value="171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75];[.$L75];[.$V75];[.$AF75];[.$AP75];[.$AZ75];[.$BJ75];[.$BT75];[.$CD75];[.$CN75];[.$CX75])" office:value-type="float"/>
          <table:table-cell table:formula="of:=MIN([.$C75];[.$M75];[.$W75];[.$AG75];[.$AQ75];[.$BA75];[.$BK75];[.$BU75];[.$CE75];[.$CO75];[.$CY75])" office:value-type="float"/>
          <table:table-cell table:formula="of:=MIN([.$D75];[.$N75];[.$X75];[.$AH75];[.$AR75];[.$BB75];[.$BL75];[.$BV75];[.$CF75];[.$CP75];[.$CZ75])" office:value-type="float"/>
          <table:table-cell table:formula="of:=MIN([.$E75];[.$O75];[.$Y75];[.$AI75];[.$AS75];[.$BC75];[.$BM75];[.$BW75];[.$CG75];[.$CQ75];[.$DA75])" office:value-type="float"/>
          <table:table-cell table:formula="of:=MIN([.$F75];[.$P75];[.$Z75];[.$AJ75];[.$AT75];[.$BD75];[.$BN75];[.$BX75];[.$CH75];[.$CR75];[.$DB75])" office:value-type="float"/>
          <table:table-cell table:formula="of:=MIN([.$G75];[.$Q75];[.$AA75];[.$AK75];[.$AU75];[.$BE75];[.$BO75];[.$BY75];[.$CI75];[.$CS75];[.$DC75])" office:value-type="float"/>
          <table:table-cell table:formula="of:=MIN([.$H75];[.$R75];[.$AB75];[.$AL75];[.$AV75];[.$BF75];[.$BP75];[.$BZ75];[.$CJ75];[.$CT75];[.$DD75])" office:value-type="float"/>
          <table:table-cell table:formula="of:=MIN([.$I75];[.$S75];[.$AC75];[.$AM75];[.$AW75];[.$BG75];[.$BQ75];[.$CA75];[.$CK75];[.$CU75];[.$DE75])" office:value-type="float"/>
          <table:table-cell table:formula="of:=MIN([.$J75];[.$T75];[.$AD75];[.$AN75];[.$AX75];[.$BH75];[.$BR75];[.$CB75];[.$CL75];[.$CV75];[.$DF75])" office:value-type="float"/>
          <table:table-cell table:formula="of:=MIN([.$K75];[.$U75];[.$AE75];[.$AO75];[.$AY75];[.$BI75];[.$BS75];[.$CC75];[.$CM75];[.$CW75];[.$DG75])" office:value-type="float"/>
          <table:table-cell table:formula="of:=MEDIAN([.$B75];[.$L75];[.$V75];[.$AF75];[.$AP75];[.$AZ75];[.$BJ75];[.$BT75];[.$CD75];[.$CN75];[.$CX75])" office:value-type="float"/>
          <table:table-cell table:formula="of:=MEDIAN([.$C75];[.$M75];[.$W75];[.$AG75];[.$AQ75];[.$BA75];[.$BK75];[.$BU75];[.$CE75];[.$CO75];[.$CY75])" office:value-type="float"/>
          <table:table-cell table:formula="of:=MEDIAN([.$D75];[.$N75];[.$X75];[.$AH75];[.$AR75];[.$BB75];[.$BL75];[.$BV75];[.$CF75];[.$CP75];[.$CZ75])" office:value-type="float"/>
          <table:table-cell table:formula="of:=MEDIAN([.$E75];[.$O75];[.$Y75];[.$AI75];[.$AS75];[.$BC75];[.$BM75];[.$BW75];[.$CG75];[.$CQ75];[.$DA75])" office:value-type="float"/>
          <table:table-cell table:formula="of:=MEDIAN([.$F75];[.$P75];[.$Z75];[.$AJ75];[.$AT75];[.$BD75];[.$BN75];[.$BX75];[.$CH75];[.$CR75];[.$DB75])" office:value-type="float"/>
          <table:table-cell table:formula="of:=MEDIAN([.$G75];[.$Q75];[.$AA75];[.$AK75];[.$AU75];[.$BE75];[.$BO75];[.$BY75];[.$CI75];[.$CS75];[.$DC75])" office:value-type="float"/>
          <table:table-cell table:formula="of:=MEDIAN([.$H75];[.$R75];[.$AB75];[.$AL75];[.$AV75];[.$BF75];[.$BP75];[.$BZ75];[.$CJ75];[.$CT75];[.$DD75])" office:value-type="float"/>
          <table:table-cell table:formula="of:=MEDIAN([.$I75];[.$S75];[.$AC75];[.$AM75];[.$AW75];[.$BG75];[.$BQ75];[.$CA75];[.$CK75];[.$CU75];[.$DE75])" office:value-type="float"/>
          <table:table-cell table:formula="of:=MEDIAN([.$J75];[.$T75];[.$AD75];[.$AN75];[.$AX75];[.$BH75];[.$BR75];[.$CB75];[.$CL75];[.$CV75];[.$DF75])" office:value-type="float"/>
          <table:table-cell table:formula="of:=MEDIAN([.$K75];[.$U75];[.$AE75];[.$AO75];[.$AY75];[.$BI75];[.$BS75];[.$CC75];[.$CM75];[.$CW75];[.$DG75])" office:value-type="float"/>
          <table:table-cell table:formula="of:=MAX([.$B75];[.$L75];[.$V75];[.$AF75];[.$AP75];[.$AZ75];[.$BJ75];[.$BT75];[.$CD75];[.$CN75];[.$CX75])" office:value-type="float"/>
          <table:table-cell table:formula="of:=MAX([.$C75];[.$M75];[.$W75];[.$AG75];[.$AQ75];[.$BA75];[.$BK75];[.$BU75];[.$CE75];[.$CO75];[.$CY75])" office:value-type="float"/>
          <table:table-cell table:formula="of:=MAX([.$D75];[.$N75];[.$X75];[.$AH75];[.$AR75];[.$BB75];[.$BL75];[.$BV75];[.$CF75];[.$CP75];[.$CZ75])" office:value-type="float"/>
          <table:table-cell table:formula="of:=MAX([.$E75];[.$O75];[.$Y75];[.$AI75];[.$AS75];[.$BC75];[.$BM75];[.$BW75];[.$CG75];[.$CQ75];[.$DA75])" office:value-type="float"/>
          <table:table-cell table:formula="of:=MAX([.$F75];[.$P75];[.$Z75];[.$AJ75];[.$AT75];[.$BD75];[.$BN75];[.$BX75];[.$CH75];[.$CR75];[.$DB75])" office:value-type="float"/>
          <table:table-cell table:formula="of:=MAX([.$G75];[.$Q75];[.$AA75];[.$AK75];[.$AU75];[.$BE75];[.$BO75];[.$BY75];[.$CI75];[.$CS75];[.$DC75])" office:value-type="float"/>
          <table:table-cell table:formula="of:=MAX([.$H75];[.$R75];[.$AB75];[.$AL75];[.$AV75];[.$BF75];[.$BP75];[.$BZ75];[.$CJ75];[.$CT75];[.$DD75])" office:value-type="float"/>
          <table:table-cell table:formula="of:=MAX([.$I75];[.$S75];[.$AC75];[.$AM75];[.$AW75];[.$BG75];[.$BQ75];[.$CA75];[.$CK75];[.$CU75];[.$DE75])" office:value-type="float"/>
          <table:table-cell table:formula="of:=MAX([.$J75];[.$T75];[.$AD75];[.$AN75];[.$AX75];[.$BH75];[.$BR75];[.$CB75];[.$CL75];[.$CV75];[.$DF75])" office:value-type="float"/>
          <table:table-cell table:formula="of:=MAX([.$K75];[.$U75];[.$AE75];[.$AO75];[.$AY75];[.$BI75];[.$BS75];[.$CC75];[.$CM75];[.$CW75];[.$DG75])" office:value-type="float"/>
        </table:table-row>
        <table:table-row table:style-name="ro1">
          <table:table-cell office:value-type="string">
            <text:p>bio-repair/instances/Stat_vs_Exp/15/Stat_vs_Exp_103_15.lp</text:p>
          </table:table-cell>
          <table:table-cell table:style-name="cellBest" office:value-type="float" office:value="25.1819"/>
          <table:table-cell office:value-type="float" office:value="0.0"/>
          <table:table-cell office:value-type="float" office:value="0.0296208530806"/>
          <table:table-cell office:value-type="float" office:value="0.000493680884676"/>
          <table:table-cell office:value-type="float" office:value="0.0"/>
          <table:table-cell office:value-type="float" office:value="369032.0"/>
          <table:table-cell office:value-type="float" office:value="0.0"/>
          <table:table-cell office:value-type="float" office:value="58565.0"/>
          <table:table-cell office:value-type="float" office:value="4.0"/>
          <table:table-cell table:style-name="cellBest" office:value-type="float" office:value="30.0"/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177725118483"/>
          <table:table-cell office:value-type="float" office:value="0.00177725118483"/>
          <table:table-cell office:value-type="float" office:value="0.0"/>
          <table:table-cell office:value-type="float" office:value="155491.0"/>
          <table:table-cell office:value-type="float" office:value="0.0"/>
          <table:table-cell office:value-type="float" office:value="224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9.1971"/>
          <table:table-cell office:value-type="float" office:value="0.0"/>
          <table:table-cell office:value-type="float" office:value="0.177725118483"/>
          <table:table-cell office:value-type="float" office:value="0.00185130331754"/>
          <table:table-cell office:value-type="float" office:value="0.0"/>
          <table:table-cell office:value-type="float" office:value="756256.0"/>
          <table:table-cell office:value-type="float" office:value="10324.0"/>
          <table:table-cell office:value-type="float" office:value="187137.0"/>
          <table:table-cell office:value-type="float" office:value="4.0"/>
          <table:table-cell office:value-type="float" office:value="72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7.572"/>
          <table:table-cell office:value-type="float" office:value="0.0"/>
          <table:table-cell office:value-type="float" office:value="0.0888625592417"/>
          <table:table-cell office:value-type="float" office:value="0.00148104265403"/>
          <table:table-cell office:value-type="float" office:value="0.0"/>
          <table:table-cell table:style-name="cellWorst" office:value-type="float" office:value="1153199.0"/>
          <table:table-cell table:style-name="cellWorst" office:value-type="float" office:value="104734.0"/>
          <table:table-cell table:style-name="cellWorst" office:value-type="float" office:value="307961.0"/>
          <table:table-cell office:value-type="float" office:value="4.0"/>
          <table:table-cell table:style-name="cellWorst" office:value-type="float" office:value="78.0"/>
          <table:table-cell office:value-type="float" office:value="96.1778"/>
          <table:table-cell office:value-type="float" office:value="0.0"/>
          <table:table-cell office:value-type="float" office:value="0.0888625592417"/>
          <table:table-cell office:value-type="float" office:value="0.00148104265403"/>
          <table:table-cell office:value-type="float" office:value="0.0"/>
          <table:table-cell table:style-name="cellWorst" office:value-type="float" office:value="1153199.0"/>
          <table:table-cell table:style-name="cellWorst" office:value-type="float" office:value="104734.0"/>
          <table:table-cell table:style-name="cellWorst" office:value-type="float" office:value="307961.0"/>
          <table:table-cell office:value-type="float" office:value="4.0"/>
          <table:table-cell table:style-name="cellWorst" office:value-type="float" office:value="78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76];[.$L76];[.$V76];[.$AF76];[.$AP76];[.$AZ76];[.$BJ76];[.$BT76];[.$CD76];[.$CN76];[.$CX76])" office:value-type="float"/>
          <table:table-cell table:formula="of:=MIN([.$C76];[.$M76];[.$W76];[.$AG76];[.$AQ76];[.$BA76];[.$BK76];[.$BU76];[.$CE76];[.$CO76];[.$CY76])" office:value-type="float"/>
          <table:table-cell table:formula="of:=MIN([.$D76];[.$N76];[.$X76];[.$AH76];[.$AR76];[.$BB76];[.$BL76];[.$BV76];[.$CF76];[.$CP76];[.$CZ76])" office:value-type="float"/>
          <table:table-cell table:formula="of:=MIN([.$E76];[.$O76];[.$Y76];[.$AI76];[.$AS76];[.$BC76];[.$BM76];[.$BW76];[.$CG76];[.$CQ76];[.$DA76])" office:value-type="float"/>
          <table:table-cell table:formula="of:=MIN([.$F76];[.$P76];[.$Z76];[.$AJ76];[.$AT76];[.$BD76];[.$BN76];[.$BX76];[.$CH76];[.$CR76];[.$DB76])" office:value-type="float"/>
          <table:table-cell table:formula="of:=MIN([.$G76];[.$Q76];[.$AA76];[.$AK76];[.$AU76];[.$BE76];[.$BO76];[.$BY76];[.$CI76];[.$CS76];[.$DC76])" office:value-type="float"/>
          <table:table-cell table:formula="of:=MIN([.$H76];[.$R76];[.$AB76];[.$AL76];[.$AV76];[.$BF76];[.$BP76];[.$BZ76];[.$CJ76];[.$CT76];[.$DD76])" office:value-type="float"/>
          <table:table-cell table:formula="of:=MIN([.$I76];[.$S76];[.$AC76];[.$AM76];[.$AW76];[.$BG76];[.$BQ76];[.$CA76];[.$CK76];[.$CU76];[.$DE76])" office:value-type="float"/>
          <table:table-cell table:formula="of:=MIN([.$J76];[.$T76];[.$AD76];[.$AN76];[.$AX76];[.$BH76];[.$BR76];[.$CB76];[.$CL76];[.$CV76];[.$DF76])" office:value-type="float"/>
          <table:table-cell table:formula="of:=MIN([.$K76];[.$U76];[.$AE76];[.$AO76];[.$AY76];[.$BI76];[.$BS76];[.$CC76];[.$CM76];[.$CW76];[.$DG76])" office:value-type="float"/>
          <table:table-cell table:formula="of:=MEDIAN([.$B76];[.$L76];[.$V76];[.$AF76];[.$AP76];[.$AZ76];[.$BJ76];[.$BT76];[.$CD76];[.$CN76];[.$CX76])" office:value-type="float"/>
          <table:table-cell table:formula="of:=MEDIAN([.$C76];[.$M76];[.$W76];[.$AG76];[.$AQ76];[.$BA76];[.$BK76];[.$BU76];[.$CE76];[.$CO76];[.$CY76])" office:value-type="float"/>
          <table:table-cell table:formula="of:=MEDIAN([.$D76];[.$N76];[.$X76];[.$AH76];[.$AR76];[.$BB76];[.$BL76];[.$BV76];[.$CF76];[.$CP76];[.$CZ76])" office:value-type="float"/>
          <table:table-cell table:formula="of:=MEDIAN([.$E76];[.$O76];[.$Y76];[.$AI76];[.$AS76];[.$BC76];[.$BM76];[.$BW76];[.$CG76];[.$CQ76];[.$DA76])" office:value-type="float"/>
          <table:table-cell table:formula="of:=MEDIAN([.$F76];[.$P76];[.$Z76];[.$AJ76];[.$AT76];[.$BD76];[.$BN76];[.$BX76];[.$CH76];[.$CR76];[.$DB76])" office:value-type="float"/>
          <table:table-cell table:formula="of:=MEDIAN([.$G76];[.$Q76];[.$AA76];[.$AK76];[.$AU76];[.$BE76];[.$BO76];[.$BY76];[.$CI76];[.$CS76];[.$DC76])" office:value-type="float"/>
          <table:table-cell table:formula="of:=MEDIAN([.$H76];[.$R76];[.$AB76];[.$AL76];[.$AV76];[.$BF76];[.$BP76];[.$BZ76];[.$CJ76];[.$CT76];[.$DD76])" office:value-type="float"/>
          <table:table-cell table:formula="of:=MEDIAN([.$I76];[.$S76];[.$AC76];[.$AM76];[.$AW76];[.$BG76];[.$BQ76];[.$CA76];[.$CK76];[.$CU76];[.$DE76])" office:value-type="float"/>
          <table:table-cell table:formula="of:=MEDIAN([.$J76];[.$T76];[.$AD76];[.$AN76];[.$AX76];[.$BH76];[.$BR76];[.$CB76];[.$CL76];[.$CV76];[.$DF76])" office:value-type="float"/>
          <table:table-cell table:formula="of:=MEDIAN([.$K76];[.$U76];[.$AE76];[.$AO76];[.$AY76];[.$BI76];[.$BS76];[.$CC76];[.$CM76];[.$CW76];[.$DG76])" office:value-type="float"/>
          <table:table-cell table:formula="of:=MAX([.$B76];[.$L76];[.$V76];[.$AF76];[.$AP76];[.$AZ76];[.$BJ76];[.$BT76];[.$CD76];[.$CN76];[.$CX76])" office:value-type="float"/>
          <table:table-cell table:formula="of:=MAX([.$C76];[.$M76];[.$W76];[.$AG76];[.$AQ76];[.$BA76];[.$BK76];[.$BU76];[.$CE76];[.$CO76];[.$CY76])" office:value-type="float"/>
          <table:table-cell table:formula="of:=MAX([.$D76];[.$N76];[.$X76];[.$AH76];[.$AR76];[.$BB76];[.$BL76];[.$BV76];[.$CF76];[.$CP76];[.$CZ76])" office:value-type="float"/>
          <table:table-cell table:formula="of:=MAX([.$E76];[.$O76];[.$Y76];[.$AI76];[.$AS76];[.$BC76];[.$BM76];[.$BW76];[.$CG76];[.$CQ76];[.$DA76])" office:value-type="float"/>
          <table:table-cell table:formula="of:=MAX([.$F76];[.$P76];[.$Z76];[.$AJ76];[.$AT76];[.$BD76];[.$BN76];[.$BX76];[.$CH76];[.$CR76];[.$DB76])" office:value-type="float"/>
          <table:table-cell table:formula="of:=MAX([.$G76];[.$Q76];[.$AA76];[.$AK76];[.$AU76];[.$BE76];[.$BO76];[.$BY76];[.$CI76];[.$CS76];[.$DC76])" office:value-type="float"/>
          <table:table-cell table:formula="of:=MAX([.$H76];[.$R76];[.$AB76];[.$AL76];[.$AV76];[.$BF76];[.$BP76];[.$BZ76];[.$CJ76];[.$CT76];[.$DD76])" office:value-type="float"/>
          <table:table-cell table:formula="of:=MAX([.$I76];[.$S76];[.$AC76];[.$AM76];[.$AW76];[.$BG76];[.$BQ76];[.$CA76];[.$CK76];[.$CU76];[.$DE76])" office:value-type="float"/>
          <table:table-cell table:formula="of:=MAX([.$J76];[.$T76];[.$AD76];[.$AN76];[.$AX76];[.$BH76];[.$BR76];[.$CB76];[.$CL76];[.$CV76];[.$DF76])" office:value-type="float"/>
          <table:table-cell table:formula="of:=MAX([.$K76];[.$U76];[.$AE76];[.$AO76];[.$AY76];[.$BI76];[.$BS76];[.$CC76];[.$CM76];[.$CW76];[.$DG76])" office:value-type="float"/>
        </table:table-row>
        <table:table-row table:style-name="ro1">
          <table:table-cell office:value-type="string">
            <text:p>bio-repair/instances/Stat_vs_Exp/15/Stat_vs_Exp_105_15.lp</text:p>
          </table:table-cell>
          <table:table-cell table:style-name="cellBest" office:value-type="float" office:value="35.5292"/>
          <table:table-cell office:value-type="float" office:value="0.0"/>
          <table:table-cell office:value-type="float" office:value="0.0296164667555"/>
          <table:table-cell office:value-type="float" office:value="0.000394886223407"/>
          <table:table-cell office:value-type="float" office:value="0.0"/>
          <table:table-cell office:value-type="float" office:value="856963.0"/>
          <table:table-cell office:value-type="float" office:value="0.0"/>
          <table:table-cell office:value-type="float" office:value="85037.0"/>
          <table:table-cell office:value-type="float" office:value="4.0"/>
          <table:table-cell office:value-type="float" office:value="49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177698800533"/>
          <table:table-cell office:value-type="float" office:value="0.00177698800533"/>
          <table:table-cell office:value-type="float" office:value="0.0"/>
          <table:table-cell office:value-type="float" office:value="447121.0"/>
          <table:table-cell office:value-type="float" office:value="0.0"/>
          <table:table-cell office:value-type="float" office:value="22409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118465867022"/>
          <table:table-cell office:value-type="float" office:value="0.00118465867022"/>
          <table:table-cell office:value-type="float" office:value="0.0"/>
          <table:table-cell table:style-name="cellWorst" office:value-type="float" office:value="1072164.0"/>
          <table:table-cell office:value-type="float" office:value="409.0"/>
          <table:table-cell table:style-name="cellWorst" office:value-type="float" office:value="19077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888494002665"/>
          <table:table-cell office:value-type="float" office:value="0.00108593711437"/>
          <table:table-cell office:value-type="float" office:value="0.0"/>
          <table:table-cell office:value-type="float" office:value="906144.0"/>
          <table:table-cell table:style-name="cellWorst" office:value-type="float" office:value="5006.0"/>
          <table:table-cell office:value-type="float" office:value="15510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888494002665"/>
          <table:table-cell office:value-type="float" office:value="0.00108593711437"/>
          <table:table-cell office:value-type="float" office:value="0.0"/>
          <table:table-cell office:value-type="float" office:value="906144.0"/>
          <table:table-cell table:style-name="cellWorst" office:value-type="float" office:value="5006.0"/>
          <table:table-cell office:value-type="float" office:value="15510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77];[.$L77];[.$V77];[.$AF77];[.$AP77];[.$AZ77];[.$BJ77];[.$BT77];[.$CD77];[.$CN77];[.$CX77])" office:value-type="float"/>
          <table:table-cell table:formula="of:=MIN([.$C77];[.$M77];[.$W77];[.$AG77];[.$AQ77];[.$BA77];[.$BK77];[.$BU77];[.$CE77];[.$CO77];[.$CY77])" office:value-type="float"/>
          <table:table-cell table:formula="of:=MIN([.$D77];[.$N77];[.$X77];[.$AH77];[.$AR77];[.$BB77];[.$BL77];[.$BV77];[.$CF77];[.$CP77];[.$CZ77])" office:value-type="float"/>
          <table:table-cell table:formula="of:=MIN([.$E77];[.$O77];[.$Y77];[.$AI77];[.$AS77];[.$BC77];[.$BM77];[.$BW77];[.$CG77];[.$CQ77];[.$DA77])" office:value-type="float"/>
          <table:table-cell table:formula="of:=MIN([.$F77];[.$P77];[.$Z77];[.$AJ77];[.$AT77];[.$BD77];[.$BN77];[.$BX77];[.$CH77];[.$CR77];[.$DB77])" office:value-type="float"/>
          <table:table-cell table:formula="of:=MIN([.$G77];[.$Q77];[.$AA77];[.$AK77];[.$AU77];[.$BE77];[.$BO77];[.$BY77];[.$CI77];[.$CS77];[.$DC77])" office:value-type="float"/>
          <table:table-cell table:formula="of:=MIN([.$H77];[.$R77];[.$AB77];[.$AL77];[.$AV77];[.$BF77];[.$BP77];[.$BZ77];[.$CJ77];[.$CT77];[.$DD77])" office:value-type="float"/>
          <table:table-cell table:formula="of:=MIN([.$I77];[.$S77];[.$AC77];[.$AM77];[.$AW77];[.$BG77];[.$BQ77];[.$CA77];[.$CK77];[.$CU77];[.$DE77])" office:value-type="float"/>
          <table:table-cell table:formula="of:=MIN([.$J77];[.$T77];[.$AD77];[.$AN77];[.$AX77];[.$BH77];[.$BR77];[.$CB77];[.$CL77];[.$CV77];[.$DF77])" office:value-type="float"/>
          <table:table-cell table:formula="of:=MIN([.$K77];[.$U77];[.$AE77];[.$AO77];[.$AY77];[.$BI77];[.$BS77];[.$CC77];[.$CM77];[.$CW77];[.$DG77])" office:value-type="float"/>
          <table:table-cell table:formula="of:=MEDIAN([.$B77];[.$L77];[.$V77];[.$AF77];[.$AP77];[.$AZ77];[.$BJ77];[.$BT77];[.$CD77];[.$CN77];[.$CX77])" office:value-type="float"/>
          <table:table-cell table:formula="of:=MEDIAN([.$C77];[.$M77];[.$W77];[.$AG77];[.$AQ77];[.$BA77];[.$BK77];[.$BU77];[.$CE77];[.$CO77];[.$CY77])" office:value-type="float"/>
          <table:table-cell table:formula="of:=MEDIAN([.$D77];[.$N77];[.$X77];[.$AH77];[.$AR77];[.$BB77];[.$BL77];[.$BV77];[.$CF77];[.$CP77];[.$CZ77])" office:value-type="float"/>
          <table:table-cell table:formula="of:=MEDIAN([.$E77];[.$O77];[.$Y77];[.$AI77];[.$AS77];[.$BC77];[.$BM77];[.$BW77];[.$CG77];[.$CQ77];[.$DA77])" office:value-type="float"/>
          <table:table-cell table:formula="of:=MEDIAN([.$F77];[.$P77];[.$Z77];[.$AJ77];[.$AT77];[.$BD77];[.$BN77];[.$BX77];[.$CH77];[.$CR77];[.$DB77])" office:value-type="float"/>
          <table:table-cell table:formula="of:=MEDIAN([.$G77];[.$Q77];[.$AA77];[.$AK77];[.$AU77];[.$BE77];[.$BO77];[.$BY77];[.$CI77];[.$CS77];[.$DC77])" office:value-type="float"/>
          <table:table-cell table:formula="of:=MEDIAN([.$H77];[.$R77];[.$AB77];[.$AL77];[.$AV77];[.$BF77];[.$BP77];[.$BZ77];[.$CJ77];[.$CT77];[.$DD77])" office:value-type="float"/>
          <table:table-cell table:formula="of:=MEDIAN([.$I77];[.$S77];[.$AC77];[.$AM77];[.$AW77];[.$BG77];[.$BQ77];[.$CA77];[.$CK77];[.$CU77];[.$DE77])" office:value-type="float"/>
          <table:table-cell table:formula="of:=MEDIAN([.$J77];[.$T77];[.$AD77];[.$AN77];[.$AX77];[.$BH77];[.$BR77];[.$CB77];[.$CL77];[.$CV77];[.$DF77])" office:value-type="float"/>
          <table:table-cell table:formula="of:=MEDIAN([.$K77];[.$U77];[.$AE77];[.$AO77];[.$AY77];[.$BI77];[.$BS77];[.$CC77];[.$CM77];[.$CW77];[.$DG77])" office:value-type="float"/>
          <table:table-cell table:formula="of:=MAX([.$B77];[.$L77];[.$V77];[.$AF77];[.$AP77];[.$AZ77];[.$BJ77];[.$BT77];[.$CD77];[.$CN77];[.$CX77])" office:value-type="float"/>
          <table:table-cell table:formula="of:=MAX([.$C77];[.$M77];[.$W77];[.$AG77];[.$AQ77];[.$BA77];[.$BK77];[.$BU77];[.$CE77];[.$CO77];[.$CY77])" office:value-type="float"/>
          <table:table-cell table:formula="of:=MAX([.$D77];[.$N77];[.$X77];[.$AH77];[.$AR77];[.$BB77];[.$BL77];[.$BV77];[.$CF77];[.$CP77];[.$CZ77])" office:value-type="float"/>
          <table:table-cell table:formula="of:=MAX([.$E77];[.$O77];[.$Y77];[.$AI77];[.$AS77];[.$BC77];[.$BM77];[.$BW77];[.$CG77];[.$CQ77];[.$DA77])" office:value-type="float"/>
          <table:table-cell table:formula="of:=MAX([.$F77];[.$P77];[.$Z77];[.$AJ77];[.$AT77];[.$BD77];[.$BN77];[.$BX77];[.$CH77];[.$CR77];[.$DB77])" office:value-type="float"/>
          <table:table-cell table:formula="of:=MAX([.$G77];[.$Q77];[.$AA77];[.$AK77];[.$AU77];[.$BE77];[.$BO77];[.$BY77];[.$CI77];[.$CS77];[.$DC77])" office:value-type="float"/>
          <table:table-cell table:formula="of:=MAX([.$H77];[.$R77];[.$AB77];[.$AL77];[.$AV77];[.$BF77];[.$BP77];[.$BZ77];[.$CJ77];[.$CT77];[.$DD77])" office:value-type="float"/>
          <table:table-cell table:formula="of:=MAX([.$I77];[.$S77];[.$AC77];[.$AM77];[.$AW77];[.$BG77];[.$BQ77];[.$CA77];[.$CK77];[.$CU77];[.$DE77])" office:value-type="float"/>
          <table:table-cell table:formula="of:=MAX([.$J77];[.$T77];[.$AD77];[.$AN77];[.$AX77];[.$BH77];[.$BR77];[.$CB77];[.$CL77];[.$CV77];[.$DF77])" office:value-type="float"/>
          <table:table-cell table:formula="of:=MAX([.$K77];[.$U77];[.$AE77];[.$AO77];[.$AY77];[.$BI77];[.$BS77];[.$CC77];[.$CM77];[.$CW77];[.$DG77])" office:value-type="float"/>
        </table:table-row>
        <table:table-row table:style-name="ro1">
          <table:table-cell office:value-type="string">
            <text:p>bio-repair/instances/Stat_vs_Exp/15/Stat_vs_Exp_108_15.lp</text:p>
          </table:table-cell>
          <table:table-cell table:style-name="cellBest" office:value-type="float" office:value="30.589"/>
          <table:table-cell office:value-type="float" office:value="0.0"/>
          <table:table-cell office:value-type="float" office:value="0.0295814228664"/>
          <table:table-cell office:value-type="float" office:value="0.000690233200217"/>
          <table:table-cell office:value-type="float" office:value="0.0"/>
          <table:table-cell office:value-type="float" office:value="453192.0"/>
          <table:table-cell office:value-type="float" office:value="0.0"/>
          <table:table-cell office:value-type="float" office:value="38867.0"/>
          <table:table-cell office:value-type="float" office:value="4.0"/>
          <table:table-cell table:style-name="cellBest" office:value-type="float" office:value="43.0"/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7"/>
          <table:table-cell office:value-type="float" office:value="1.0"/>
          <table:table-cell office:value-type="float" office:value="0.251442094365"/>
          <table:table-cell office:value-type="float" office:value="0.00251442094365"/>
          <table:table-cell office:value-type="float" office:value="0.0"/>
          <table:table-cell office:value-type="float" office:value="427265.0"/>
          <table:table-cell office:value-type="float" office:value="0.0"/>
          <table:table-cell office:value-type="float" office:value="16477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221860671498"/>
          <table:table-cell office:value-type="float" office:value="0.00266232805798"/>
          <table:table-cell office:value-type="float" office:value="0.0"/>
          <table:table-cell table:style-name="cellWorst" office:value-type="float" office:value="1317031.0"/>
          <table:table-cell office:value-type="float" office:value="9653.0"/>
          <table:table-cell table:style-name="cellWorst" office:value-type="float" office:value="35322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3.0217"/>
          <table:table-cell office:value-type="float" office:value="0.0"/>
          <table:table-cell office:value-type="float" office:value="0.118325691466"/>
          <table:table-cell office:value-type="float" office:value="0.00231721145787"/>
          <table:table-cell office:value-type="float" office:value="0.0"/>
          <table:table-cell office:value-type="float" office:value="484999.0"/>
          <table:table-cell table:style-name="cellWorst" office:value-type="float" office:value="105139.0"/>
          <table:table-cell office:value-type="float" office:value="6713.0"/>
          <table:table-cell office:value-type="float" office:value="4.0"/>
          <table:table-cell office:value-type="float" office:value="66.0"/>
          <table:table-cell office:value-type="float" office:value="36.7682"/>
          <table:table-cell office:value-type="float" office:value="0.0"/>
          <table:table-cell office:value-type="float" office:value="0.118325691466"/>
          <table:table-cell office:value-type="float" office:value="0.00231721145787"/>
          <table:table-cell office:value-type="float" office:value="0.0"/>
          <table:table-cell office:value-type="float" office:value="484999.0"/>
          <table:table-cell table:style-name="cellWorst" office:value-type="float" office:value="105139.0"/>
          <table:table-cell office:value-type="float" office:value="6713.0"/>
          <table:table-cell office:value-type="float" office:value="4.0"/>
          <table:table-cell office:value-type="float" office:value="66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78];[.$L78];[.$V78];[.$AF78];[.$AP78];[.$AZ78];[.$BJ78];[.$BT78];[.$CD78];[.$CN78];[.$CX78])" office:value-type="float"/>
          <table:table-cell table:formula="of:=MIN([.$C78];[.$M78];[.$W78];[.$AG78];[.$AQ78];[.$BA78];[.$BK78];[.$BU78];[.$CE78];[.$CO78];[.$CY78])" office:value-type="float"/>
          <table:table-cell table:formula="of:=MIN([.$D78];[.$N78];[.$X78];[.$AH78];[.$AR78];[.$BB78];[.$BL78];[.$BV78];[.$CF78];[.$CP78];[.$CZ78])" office:value-type="float"/>
          <table:table-cell table:formula="of:=MIN([.$E78];[.$O78];[.$Y78];[.$AI78];[.$AS78];[.$BC78];[.$BM78];[.$BW78];[.$CG78];[.$CQ78];[.$DA78])" office:value-type="float"/>
          <table:table-cell table:formula="of:=MIN([.$F78];[.$P78];[.$Z78];[.$AJ78];[.$AT78];[.$BD78];[.$BN78];[.$BX78];[.$CH78];[.$CR78];[.$DB78])" office:value-type="float"/>
          <table:table-cell table:formula="of:=MIN([.$G78];[.$Q78];[.$AA78];[.$AK78];[.$AU78];[.$BE78];[.$BO78];[.$BY78];[.$CI78];[.$CS78];[.$DC78])" office:value-type="float"/>
          <table:table-cell table:formula="of:=MIN([.$H78];[.$R78];[.$AB78];[.$AL78];[.$AV78];[.$BF78];[.$BP78];[.$BZ78];[.$CJ78];[.$CT78];[.$DD78])" office:value-type="float"/>
          <table:table-cell table:formula="of:=MIN([.$I78];[.$S78];[.$AC78];[.$AM78];[.$AW78];[.$BG78];[.$BQ78];[.$CA78];[.$CK78];[.$CU78];[.$DE78])" office:value-type="float"/>
          <table:table-cell table:formula="of:=MIN([.$J78];[.$T78];[.$AD78];[.$AN78];[.$AX78];[.$BH78];[.$BR78];[.$CB78];[.$CL78];[.$CV78];[.$DF78])" office:value-type="float"/>
          <table:table-cell table:formula="of:=MIN([.$K78];[.$U78];[.$AE78];[.$AO78];[.$AY78];[.$BI78];[.$BS78];[.$CC78];[.$CM78];[.$CW78];[.$DG78])" office:value-type="float"/>
          <table:table-cell table:formula="of:=MEDIAN([.$B78];[.$L78];[.$V78];[.$AF78];[.$AP78];[.$AZ78];[.$BJ78];[.$BT78];[.$CD78];[.$CN78];[.$CX78])" office:value-type="float"/>
          <table:table-cell table:formula="of:=MEDIAN([.$C78];[.$M78];[.$W78];[.$AG78];[.$AQ78];[.$BA78];[.$BK78];[.$BU78];[.$CE78];[.$CO78];[.$CY78])" office:value-type="float"/>
          <table:table-cell table:formula="of:=MEDIAN([.$D78];[.$N78];[.$X78];[.$AH78];[.$AR78];[.$BB78];[.$BL78];[.$BV78];[.$CF78];[.$CP78];[.$CZ78])" office:value-type="float"/>
          <table:table-cell table:formula="of:=MEDIAN([.$E78];[.$O78];[.$Y78];[.$AI78];[.$AS78];[.$BC78];[.$BM78];[.$BW78];[.$CG78];[.$CQ78];[.$DA78])" office:value-type="float"/>
          <table:table-cell table:formula="of:=MEDIAN([.$F78];[.$P78];[.$Z78];[.$AJ78];[.$AT78];[.$BD78];[.$BN78];[.$BX78];[.$CH78];[.$CR78];[.$DB78])" office:value-type="float"/>
          <table:table-cell table:formula="of:=MEDIAN([.$G78];[.$Q78];[.$AA78];[.$AK78];[.$AU78];[.$BE78];[.$BO78];[.$BY78];[.$CI78];[.$CS78];[.$DC78])" office:value-type="float"/>
          <table:table-cell table:formula="of:=MEDIAN([.$H78];[.$R78];[.$AB78];[.$AL78];[.$AV78];[.$BF78];[.$BP78];[.$BZ78];[.$CJ78];[.$CT78];[.$DD78])" office:value-type="float"/>
          <table:table-cell table:formula="of:=MEDIAN([.$I78];[.$S78];[.$AC78];[.$AM78];[.$AW78];[.$BG78];[.$BQ78];[.$CA78];[.$CK78];[.$CU78];[.$DE78])" office:value-type="float"/>
          <table:table-cell table:formula="of:=MEDIAN([.$J78];[.$T78];[.$AD78];[.$AN78];[.$AX78];[.$BH78];[.$BR78];[.$CB78];[.$CL78];[.$CV78];[.$DF78])" office:value-type="float"/>
          <table:table-cell table:formula="of:=MEDIAN([.$K78];[.$U78];[.$AE78];[.$AO78];[.$AY78];[.$BI78];[.$BS78];[.$CC78];[.$CM78];[.$CW78];[.$DG78])" office:value-type="float"/>
          <table:table-cell table:formula="of:=MAX([.$B78];[.$L78];[.$V78];[.$AF78];[.$AP78];[.$AZ78];[.$BJ78];[.$BT78];[.$CD78];[.$CN78];[.$CX78])" office:value-type="float"/>
          <table:table-cell table:formula="of:=MAX([.$C78];[.$M78];[.$W78];[.$AG78];[.$AQ78];[.$BA78];[.$BK78];[.$BU78];[.$CE78];[.$CO78];[.$CY78])" office:value-type="float"/>
          <table:table-cell table:formula="of:=MAX([.$D78];[.$N78];[.$X78];[.$AH78];[.$AR78];[.$BB78];[.$BL78];[.$BV78];[.$CF78];[.$CP78];[.$CZ78])" office:value-type="float"/>
          <table:table-cell table:formula="of:=MAX([.$E78];[.$O78];[.$Y78];[.$AI78];[.$AS78];[.$BC78];[.$BM78];[.$BW78];[.$CG78];[.$CQ78];[.$DA78])" office:value-type="float"/>
          <table:table-cell table:formula="of:=MAX([.$F78];[.$P78];[.$Z78];[.$AJ78];[.$AT78];[.$BD78];[.$BN78];[.$BX78];[.$CH78];[.$CR78];[.$DB78])" office:value-type="float"/>
          <table:table-cell table:formula="of:=MAX([.$G78];[.$Q78];[.$AA78];[.$AK78];[.$AU78];[.$BE78];[.$BO78];[.$BY78];[.$CI78];[.$CS78];[.$DC78])" office:value-type="float"/>
          <table:table-cell table:formula="of:=MAX([.$H78];[.$R78];[.$AB78];[.$AL78];[.$AV78];[.$BF78];[.$BP78];[.$BZ78];[.$CJ78];[.$CT78];[.$DD78])" office:value-type="float"/>
          <table:table-cell table:formula="of:=MAX([.$I78];[.$S78];[.$AC78];[.$AM78];[.$AW78];[.$BG78];[.$BQ78];[.$CA78];[.$CK78];[.$CU78];[.$DE78])" office:value-type="float"/>
          <table:table-cell table:formula="of:=MAX([.$J78];[.$T78];[.$AD78];[.$AN78];[.$AX78];[.$BH78];[.$BR78];[.$CB78];[.$CL78];[.$CV78];[.$DF78])" office:value-type="float"/>
          <table:table-cell table:formula="of:=MAX([.$K78];[.$U78];[.$AE78];[.$AO78];[.$AY78];[.$BI78];[.$BS78];[.$CC78];[.$CM78];[.$CW78];[.$DG78])" office:value-type="float"/>
        </table:table-row>
        <table:table-row table:style-name="ro1">
          <table:table-cell office:value-type="string">
            <text:p>bio-repair/instances/Stat_vs_Exp/15/Stat_vs_Exp_110_15.lp</text:p>
          </table:table-cell>
          <table:table-cell table:style-name="cellBest" office:value-type="float" office:value="27.407"/>
          <table:table-cell office:value-type="float" office:value="0.0"/>
          <table:table-cell office:value-type="float" office:value="0.0296428042093"/>
          <table:table-cell office:value-type="float" office:value="0.000494046736821"/>
          <table:table-cell office:value-type="float" office:value="0.0"/>
          <table:table-cell office:value-type="float" office:value="463900.0"/>
          <table:table-cell office:value-type="float" office:value="0.0"/>
          <table:table-cell office:value-type="float" office:value="68129.0"/>
          <table:table-cell office:value-type="float" office:value="4.0"/>
          <table:table-cell table:style-name="cellBest" office:value-type="float" office:value="34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41.644"/>
          <table:table-cell office:value-type="float" office:value="0.0"/>
          <table:table-cell office:value-type="float" office:value="0.0889284126278"/>
          <table:table-cell office:value-type="float" office:value="0.00125981917889"/>
          <table:table-cell office:value-type="float" office:value="0.0"/>
          <table:table-cell table:style-name="cellWorst" office:value-type="float" office:value="766270.0"/>
          <table:table-cell office:value-type="float" office:value="0.0"/>
          <table:table-cell office:value-type="float" office:value="5028.0"/>
          <table:table-cell office:value-type="float" office:value="4.0"/>
          <table:table-cell table:style-name="cellWorst" office:value-type="float" office:value="269.0"/>
          <table:table-cell office:value-type="float" office:value="600.02"/>
          <table:table-cell office:value-type="float" office:value="1.0"/>
          <table:table-cell office:value-type="float" office:value="0.0889284126278"/>
          <table:table-cell office:value-type="float" office:value="0.000889284126278"/>
          <table:table-cell office:value-type="float" office:value="0.0"/>
          <table:table-cell office:value-type="float" office:value="630990.0"/>
          <table:table-cell office:value-type="float" office:value="102.0"/>
          <table:table-cell table:style-name="cellWorst" office:value-type="float" office:value="160696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592856084186"/>
          <table:table-cell office:value-type="float" office:value="0.000889284126278"/>
          <table:table-cell office:value-type="float" office:value="0.0"/>
          <table:table-cell office:value-type="float" office:value="638062.0"/>
          <table:table-cell table:style-name="cellWorst" office:value-type="float" office:value="5588.0"/>
          <table:table-cell office:value-type="float" office:value="1595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592856084186"/>
          <table:table-cell office:value-type="float" office:value="0.000889284126278"/>
          <table:table-cell office:value-type="float" office:value="0.0"/>
          <table:table-cell office:value-type="float" office:value="638062.0"/>
          <table:table-cell table:style-name="cellWorst" office:value-type="float" office:value="5588.0"/>
          <table:table-cell office:value-type="float" office:value="1595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79];[.$L79];[.$V79];[.$AF79];[.$AP79];[.$AZ79];[.$BJ79];[.$BT79];[.$CD79];[.$CN79];[.$CX79])" office:value-type="float"/>
          <table:table-cell table:formula="of:=MIN([.$C79];[.$M79];[.$W79];[.$AG79];[.$AQ79];[.$BA79];[.$BK79];[.$BU79];[.$CE79];[.$CO79];[.$CY79])" office:value-type="float"/>
          <table:table-cell table:formula="of:=MIN([.$D79];[.$N79];[.$X79];[.$AH79];[.$AR79];[.$BB79];[.$BL79];[.$BV79];[.$CF79];[.$CP79];[.$CZ79])" office:value-type="float"/>
          <table:table-cell table:formula="of:=MIN([.$E79];[.$O79];[.$Y79];[.$AI79];[.$AS79];[.$BC79];[.$BM79];[.$BW79];[.$CG79];[.$CQ79];[.$DA79])" office:value-type="float"/>
          <table:table-cell table:formula="of:=MIN([.$F79];[.$P79];[.$Z79];[.$AJ79];[.$AT79];[.$BD79];[.$BN79];[.$BX79];[.$CH79];[.$CR79];[.$DB79])" office:value-type="float"/>
          <table:table-cell table:formula="of:=MIN([.$G79];[.$Q79];[.$AA79];[.$AK79];[.$AU79];[.$BE79];[.$BO79];[.$BY79];[.$CI79];[.$CS79];[.$DC79])" office:value-type="float"/>
          <table:table-cell table:formula="of:=MIN([.$H79];[.$R79];[.$AB79];[.$AL79];[.$AV79];[.$BF79];[.$BP79];[.$BZ79];[.$CJ79];[.$CT79];[.$DD79])" office:value-type="float"/>
          <table:table-cell table:formula="of:=MIN([.$I79];[.$S79];[.$AC79];[.$AM79];[.$AW79];[.$BG79];[.$BQ79];[.$CA79];[.$CK79];[.$CU79];[.$DE79])" office:value-type="float"/>
          <table:table-cell table:formula="of:=MIN([.$J79];[.$T79];[.$AD79];[.$AN79];[.$AX79];[.$BH79];[.$BR79];[.$CB79];[.$CL79];[.$CV79];[.$DF79])" office:value-type="float"/>
          <table:table-cell table:formula="of:=MIN([.$K79];[.$U79];[.$AE79];[.$AO79];[.$AY79];[.$BI79];[.$BS79];[.$CC79];[.$CM79];[.$CW79];[.$DG79])" office:value-type="float"/>
          <table:table-cell table:formula="of:=MEDIAN([.$B79];[.$L79];[.$V79];[.$AF79];[.$AP79];[.$AZ79];[.$BJ79];[.$BT79];[.$CD79];[.$CN79];[.$CX79])" office:value-type="float"/>
          <table:table-cell table:formula="of:=MEDIAN([.$C79];[.$M79];[.$W79];[.$AG79];[.$AQ79];[.$BA79];[.$BK79];[.$BU79];[.$CE79];[.$CO79];[.$CY79])" office:value-type="float"/>
          <table:table-cell table:formula="of:=MEDIAN([.$D79];[.$N79];[.$X79];[.$AH79];[.$AR79];[.$BB79];[.$BL79];[.$BV79];[.$CF79];[.$CP79];[.$CZ79])" office:value-type="float"/>
          <table:table-cell table:formula="of:=MEDIAN([.$E79];[.$O79];[.$Y79];[.$AI79];[.$AS79];[.$BC79];[.$BM79];[.$BW79];[.$CG79];[.$CQ79];[.$DA79])" office:value-type="float"/>
          <table:table-cell table:formula="of:=MEDIAN([.$F79];[.$P79];[.$Z79];[.$AJ79];[.$AT79];[.$BD79];[.$BN79];[.$BX79];[.$CH79];[.$CR79];[.$DB79])" office:value-type="float"/>
          <table:table-cell table:formula="of:=MEDIAN([.$G79];[.$Q79];[.$AA79];[.$AK79];[.$AU79];[.$BE79];[.$BO79];[.$BY79];[.$CI79];[.$CS79];[.$DC79])" office:value-type="float"/>
          <table:table-cell table:formula="of:=MEDIAN([.$H79];[.$R79];[.$AB79];[.$AL79];[.$AV79];[.$BF79];[.$BP79];[.$BZ79];[.$CJ79];[.$CT79];[.$DD79])" office:value-type="float"/>
          <table:table-cell table:formula="of:=MEDIAN([.$I79];[.$S79];[.$AC79];[.$AM79];[.$AW79];[.$BG79];[.$BQ79];[.$CA79];[.$CK79];[.$CU79];[.$DE79])" office:value-type="float"/>
          <table:table-cell table:formula="of:=MEDIAN([.$J79];[.$T79];[.$AD79];[.$AN79];[.$AX79];[.$BH79];[.$BR79];[.$CB79];[.$CL79];[.$CV79];[.$DF79])" office:value-type="float"/>
          <table:table-cell table:formula="of:=MEDIAN([.$K79];[.$U79];[.$AE79];[.$AO79];[.$AY79];[.$BI79];[.$BS79];[.$CC79];[.$CM79];[.$CW79];[.$DG79])" office:value-type="float"/>
          <table:table-cell table:formula="of:=MAX([.$B79];[.$L79];[.$V79];[.$AF79];[.$AP79];[.$AZ79];[.$BJ79];[.$BT79];[.$CD79];[.$CN79];[.$CX79])" office:value-type="float"/>
          <table:table-cell table:formula="of:=MAX([.$C79];[.$M79];[.$W79];[.$AG79];[.$AQ79];[.$BA79];[.$BK79];[.$BU79];[.$CE79];[.$CO79];[.$CY79])" office:value-type="float"/>
          <table:table-cell table:formula="of:=MAX([.$D79];[.$N79];[.$X79];[.$AH79];[.$AR79];[.$BB79];[.$BL79];[.$BV79];[.$CF79];[.$CP79];[.$CZ79])" office:value-type="float"/>
          <table:table-cell table:formula="of:=MAX([.$E79];[.$O79];[.$Y79];[.$AI79];[.$AS79];[.$BC79];[.$BM79];[.$BW79];[.$CG79];[.$CQ79];[.$DA79])" office:value-type="float"/>
          <table:table-cell table:formula="of:=MAX([.$F79];[.$P79];[.$Z79];[.$AJ79];[.$AT79];[.$BD79];[.$BN79];[.$BX79];[.$CH79];[.$CR79];[.$DB79])" office:value-type="float"/>
          <table:table-cell table:formula="of:=MAX([.$G79];[.$Q79];[.$AA79];[.$AK79];[.$AU79];[.$BE79];[.$BO79];[.$BY79];[.$CI79];[.$CS79];[.$DC79])" office:value-type="float"/>
          <table:table-cell table:formula="of:=MAX([.$H79];[.$R79];[.$AB79];[.$AL79];[.$AV79];[.$BF79];[.$BP79];[.$BZ79];[.$CJ79];[.$CT79];[.$DD79])" office:value-type="float"/>
          <table:table-cell table:formula="of:=MAX([.$I79];[.$S79];[.$AC79];[.$AM79];[.$AW79];[.$BG79];[.$BQ79];[.$CA79];[.$CK79];[.$CU79];[.$DE79])" office:value-type="float"/>
          <table:table-cell table:formula="of:=MAX([.$J79];[.$T79];[.$AD79];[.$AN79];[.$AX79];[.$BH79];[.$BR79];[.$CB79];[.$CL79];[.$CV79];[.$DF79])" office:value-type="float"/>
          <table:table-cell table:formula="of:=MAX([.$K79];[.$U79];[.$AE79];[.$AO79];[.$AY79];[.$BI79];[.$BS79];[.$CC79];[.$CM79];[.$CW79];[.$DG79])" office:value-type="float"/>
        </table:table-row>
        <table:table-row table:style-name="ro1">
          <table:table-cell office:value-type="string">
            <text:p>bio-repair/instances/Stat_vs_Exp/15/Stat_vs_Exp_116_15.lp</text:p>
          </table:table-cell>
          <table:table-cell table:style-name="cellBest" office:value-type="float" office:value="25.4644"/>
          <table:table-cell office:value-type="float" office:value="0.0"/>
          <table:table-cell office:value-type="float" office:value="0.0296471983398"/>
          <table:table-cell office:value-type="float" office:value="0.000494119972329"/>
          <table:table-cell office:value-type="float" office:value="0.0"/>
          <table:table-cell office:value-type="float" office:value="394022.0"/>
          <table:table-cell office:value-type="float" office:value="0.0"/>
          <table:table-cell office:value-type="float" office:value="36983.0"/>
          <table:table-cell office:value-type="float" office:value="4.0"/>
          <table:table-cell table:style-name="cellBest" office:value-type="float" office:value="32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148235991699"/>
          <table:table-cell office:value-type="float" office:value="0.00177883190039"/>
          <table:table-cell office:value-type="float" office:value="0.0"/>
          <table:table-cell office:value-type="float" office:value="939015.0"/>
          <table:table-cell office:value-type="float" office:value="0.0"/>
          <table:table-cell office:value-type="float" office:value="4913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222353987548"/>
          <table:table-cell office:value-type="float" office:value="0.00222353987548"/>
          <table:table-cell office:value-type="float" office:value="0.0"/>
          <table:table-cell table:style-name="cellWorst" office:value-type="float" office:value="1933932.0"/>
          <table:table-cell office:value-type="float" office:value="1564.0"/>
          <table:table-cell table:style-name="cellWorst" office:value-type="float" office:value="732978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0.4236"/>
          <table:table-cell office:value-type="float" office:value="0.0"/>
          <table:table-cell office:value-type="float" office:value="0.0889415950193"/>
          <table:table-cell office:value-type="float" office:value="0.00128471192806"/>
          <table:table-cell office:value-type="float" office:value="0.0"/>
          <table:table-cell office:value-type="float" office:value="774712.0"/>
          <table:table-cell table:style-name="cellWorst" office:value-type="float" office:value="38137.0"/>
          <table:table-cell office:value-type="float" office:value="119326.0"/>
          <table:table-cell office:value-type="float" office:value="4.0"/>
          <table:table-cell office:value-type="float" office:value="105.0"/>
          <table:table-cell office:value-type="float" office:value="72.5439"/>
          <table:table-cell office:value-type="float" office:value="0.0"/>
          <table:table-cell office:value-type="float" office:value="0.0889415950193"/>
          <table:table-cell office:value-type="float" office:value="0.00128471192806"/>
          <table:table-cell office:value-type="float" office:value="0.0"/>
          <table:table-cell office:value-type="float" office:value="774712.0"/>
          <table:table-cell table:style-name="cellWorst" office:value-type="float" office:value="38137.0"/>
          <table:table-cell office:value-type="float" office:value="119326.0"/>
          <table:table-cell office:value-type="float" office:value="4.0"/>
          <table:table-cell office:value-type="float" office:value="105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6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80];[.$L80];[.$V80];[.$AF80];[.$AP80];[.$AZ80];[.$BJ80];[.$BT80];[.$CD80];[.$CN80];[.$CX80])" office:value-type="float"/>
          <table:table-cell table:formula="of:=MIN([.$C80];[.$M80];[.$W80];[.$AG80];[.$AQ80];[.$BA80];[.$BK80];[.$BU80];[.$CE80];[.$CO80];[.$CY80])" office:value-type="float"/>
          <table:table-cell table:formula="of:=MIN([.$D80];[.$N80];[.$X80];[.$AH80];[.$AR80];[.$BB80];[.$BL80];[.$BV80];[.$CF80];[.$CP80];[.$CZ80])" office:value-type="float"/>
          <table:table-cell table:formula="of:=MIN([.$E80];[.$O80];[.$Y80];[.$AI80];[.$AS80];[.$BC80];[.$BM80];[.$BW80];[.$CG80];[.$CQ80];[.$DA80])" office:value-type="float"/>
          <table:table-cell table:formula="of:=MIN([.$F80];[.$P80];[.$Z80];[.$AJ80];[.$AT80];[.$BD80];[.$BN80];[.$BX80];[.$CH80];[.$CR80];[.$DB80])" office:value-type="float"/>
          <table:table-cell table:formula="of:=MIN([.$G80];[.$Q80];[.$AA80];[.$AK80];[.$AU80];[.$BE80];[.$BO80];[.$BY80];[.$CI80];[.$CS80];[.$DC80])" office:value-type="float"/>
          <table:table-cell table:formula="of:=MIN([.$H80];[.$R80];[.$AB80];[.$AL80];[.$AV80];[.$BF80];[.$BP80];[.$BZ80];[.$CJ80];[.$CT80];[.$DD80])" office:value-type="float"/>
          <table:table-cell table:formula="of:=MIN([.$I80];[.$S80];[.$AC80];[.$AM80];[.$AW80];[.$BG80];[.$BQ80];[.$CA80];[.$CK80];[.$CU80];[.$DE80])" office:value-type="float"/>
          <table:table-cell table:formula="of:=MIN([.$J80];[.$T80];[.$AD80];[.$AN80];[.$AX80];[.$BH80];[.$BR80];[.$CB80];[.$CL80];[.$CV80];[.$DF80])" office:value-type="float"/>
          <table:table-cell table:formula="of:=MIN([.$K80];[.$U80];[.$AE80];[.$AO80];[.$AY80];[.$BI80];[.$BS80];[.$CC80];[.$CM80];[.$CW80];[.$DG80])" office:value-type="float"/>
          <table:table-cell table:formula="of:=MEDIAN([.$B80];[.$L80];[.$V80];[.$AF80];[.$AP80];[.$AZ80];[.$BJ80];[.$BT80];[.$CD80];[.$CN80];[.$CX80])" office:value-type="float"/>
          <table:table-cell table:formula="of:=MEDIAN([.$C80];[.$M80];[.$W80];[.$AG80];[.$AQ80];[.$BA80];[.$BK80];[.$BU80];[.$CE80];[.$CO80];[.$CY80])" office:value-type="float"/>
          <table:table-cell table:formula="of:=MEDIAN([.$D80];[.$N80];[.$X80];[.$AH80];[.$AR80];[.$BB80];[.$BL80];[.$BV80];[.$CF80];[.$CP80];[.$CZ80])" office:value-type="float"/>
          <table:table-cell table:formula="of:=MEDIAN([.$E80];[.$O80];[.$Y80];[.$AI80];[.$AS80];[.$BC80];[.$BM80];[.$BW80];[.$CG80];[.$CQ80];[.$DA80])" office:value-type="float"/>
          <table:table-cell table:formula="of:=MEDIAN([.$F80];[.$P80];[.$Z80];[.$AJ80];[.$AT80];[.$BD80];[.$BN80];[.$BX80];[.$CH80];[.$CR80];[.$DB80])" office:value-type="float"/>
          <table:table-cell table:formula="of:=MEDIAN([.$G80];[.$Q80];[.$AA80];[.$AK80];[.$AU80];[.$BE80];[.$BO80];[.$BY80];[.$CI80];[.$CS80];[.$DC80])" office:value-type="float"/>
          <table:table-cell table:formula="of:=MEDIAN([.$H80];[.$R80];[.$AB80];[.$AL80];[.$AV80];[.$BF80];[.$BP80];[.$BZ80];[.$CJ80];[.$CT80];[.$DD80])" office:value-type="float"/>
          <table:table-cell table:formula="of:=MEDIAN([.$I80];[.$S80];[.$AC80];[.$AM80];[.$AW80];[.$BG80];[.$BQ80];[.$CA80];[.$CK80];[.$CU80];[.$DE80])" office:value-type="float"/>
          <table:table-cell table:formula="of:=MEDIAN([.$J80];[.$T80];[.$AD80];[.$AN80];[.$AX80];[.$BH80];[.$BR80];[.$CB80];[.$CL80];[.$CV80];[.$DF80])" office:value-type="float"/>
          <table:table-cell table:formula="of:=MEDIAN([.$K80];[.$U80];[.$AE80];[.$AO80];[.$AY80];[.$BI80];[.$BS80];[.$CC80];[.$CM80];[.$CW80];[.$DG80])" office:value-type="float"/>
          <table:table-cell table:formula="of:=MAX([.$B80];[.$L80];[.$V80];[.$AF80];[.$AP80];[.$AZ80];[.$BJ80];[.$BT80];[.$CD80];[.$CN80];[.$CX80])" office:value-type="float"/>
          <table:table-cell table:formula="of:=MAX([.$C80];[.$M80];[.$W80];[.$AG80];[.$AQ80];[.$BA80];[.$BK80];[.$BU80];[.$CE80];[.$CO80];[.$CY80])" office:value-type="float"/>
          <table:table-cell table:formula="of:=MAX([.$D80];[.$N80];[.$X80];[.$AH80];[.$AR80];[.$BB80];[.$BL80];[.$BV80];[.$CF80];[.$CP80];[.$CZ80])" office:value-type="float"/>
          <table:table-cell table:formula="of:=MAX([.$E80];[.$O80];[.$Y80];[.$AI80];[.$AS80];[.$BC80];[.$BM80];[.$BW80];[.$CG80];[.$CQ80];[.$DA80])" office:value-type="float"/>
          <table:table-cell table:formula="of:=MAX([.$F80];[.$P80];[.$Z80];[.$AJ80];[.$AT80];[.$BD80];[.$BN80];[.$BX80];[.$CH80];[.$CR80];[.$DB80])" office:value-type="float"/>
          <table:table-cell table:formula="of:=MAX([.$G80];[.$Q80];[.$AA80];[.$AK80];[.$AU80];[.$BE80];[.$BO80];[.$BY80];[.$CI80];[.$CS80];[.$DC80])" office:value-type="float"/>
          <table:table-cell table:formula="of:=MAX([.$H80];[.$R80];[.$AB80];[.$AL80];[.$AV80];[.$BF80];[.$BP80];[.$BZ80];[.$CJ80];[.$CT80];[.$DD80])" office:value-type="float"/>
          <table:table-cell table:formula="of:=MAX([.$I80];[.$S80];[.$AC80];[.$AM80];[.$AW80];[.$BG80];[.$BQ80];[.$CA80];[.$CK80];[.$CU80];[.$DE80])" office:value-type="float"/>
          <table:table-cell table:formula="of:=MAX([.$J80];[.$T80];[.$AD80];[.$AN80];[.$AX80];[.$BH80];[.$BR80];[.$CB80];[.$CL80];[.$CV80];[.$DF80])" office:value-type="float"/>
          <table:table-cell table:formula="of:=MAX([.$K80];[.$U80];[.$AE80];[.$AO80];[.$AY80];[.$BI80];[.$BS80];[.$CC80];[.$CM80];[.$CW80];[.$DG80])" office:value-type="float"/>
        </table:table-row>
        <table:table-row table:style-name="ro1">
          <table:table-cell office:value-type="string">
            <text:p>bio-repair/instances/Stat_vs_Exp/15/Stat_vs_Exp_119_15.lp</text:p>
          </table:table-cell>
          <table:table-cell table:style-name="cellBest" office:value-type="float" office:value="22.7787"/>
          <table:table-cell office:value-type="float" office:value="0.0"/>
          <table:table-cell office:value-type="float" office:value="0.0296296296296"/>
          <table:table-cell office:value-type="float" office:value="0.000395061728395"/>
          <table:table-cell office:value-type="float" office:value="0.0"/>
          <table:table-cell office:value-type="float" office:value="442901.0"/>
          <table:table-cell office:value-type="float" office:value="0.0"/>
          <table:table-cell office:value-type="float" office:value="15294.0"/>
          <table:table-cell office:value-type="float" office:value="4.0"/>
          <table:table-cell table:style-name="cellBest" office:value-type="float" office:value="36.0"/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9"/>
          <table:table-cell office:value-type="float" office:value="1.0"/>
          <table:table-cell office:value-type="float" office:value="0.0592592592593"/>
          <table:table-cell office:value-type="float" office:value="0.000888888888889"/>
          <table:table-cell office:value-type="float" office:value="0.0"/>
          <table:table-cell office:value-type="float" office:value="996851.0"/>
          <table:table-cell office:value-type="float" office:value="0.0"/>
          <table:table-cell office:value-type="float" office:value="9115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118518518519"/>
          <table:table-cell office:value-type="float" office:value="0.00158024691358"/>
          <table:table-cell office:value-type="float" office:value="0.0"/>
          <table:table-cell table:style-name="cellWorst" office:value-type="float" office:value="1398191.0"/>
          <table:table-cell office:value-type="float" office:value="4716.0"/>
          <table:table-cell table:style-name="cellWorst" office:value-type="float" office:value="35256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2.7579"/>
          <table:table-cell office:value-type="float" office:value="0.0"/>
          <table:table-cell office:value-type="float" office:value="0.0296296296296"/>
          <table:table-cell office:value-type="float" office:value="0.000938271604938"/>
          <table:table-cell office:value-type="float" office:value="0.0"/>
          <table:table-cell office:value-type="float" office:value="507787.0"/>
          <table:table-cell table:style-name="cellWorst" office:value-type="float" office:value="37421.0"/>
          <table:table-cell office:value-type="float" office:value="13637.0"/>
          <table:table-cell office:value-type="float" office:value="4.0"/>
          <table:table-cell office:value-type="float" office:value="65.0"/>
          <table:table-cell office:value-type="float" office:value="33.0479"/>
          <table:table-cell office:value-type="float" office:value="0.0"/>
          <table:table-cell office:value-type="float" office:value="0.0296296296296"/>
          <table:table-cell office:value-type="float" office:value="0.000938271604938"/>
          <table:table-cell office:value-type="float" office:value="0.0"/>
          <table:table-cell office:value-type="float" office:value="507787.0"/>
          <table:table-cell table:style-name="cellWorst" office:value-type="float" office:value="37421.0"/>
          <table:table-cell office:value-type="float" office:value="13637.0"/>
          <table:table-cell office:value-type="float" office:value="4.0"/>
          <table:table-cell office:value-type="float" office:value="65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81];[.$L81];[.$V81];[.$AF81];[.$AP81];[.$AZ81];[.$BJ81];[.$BT81];[.$CD81];[.$CN81];[.$CX81])" office:value-type="float"/>
          <table:table-cell table:formula="of:=MIN([.$C81];[.$M81];[.$W81];[.$AG81];[.$AQ81];[.$BA81];[.$BK81];[.$BU81];[.$CE81];[.$CO81];[.$CY81])" office:value-type="float"/>
          <table:table-cell table:formula="of:=MIN([.$D81];[.$N81];[.$X81];[.$AH81];[.$AR81];[.$BB81];[.$BL81];[.$BV81];[.$CF81];[.$CP81];[.$CZ81])" office:value-type="float"/>
          <table:table-cell table:formula="of:=MIN([.$E81];[.$O81];[.$Y81];[.$AI81];[.$AS81];[.$BC81];[.$BM81];[.$BW81];[.$CG81];[.$CQ81];[.$DA81])" office:value-type="float"/>
          <table:table-cell table:formula="of:=MIN([.$F81];[.$P81];[.$Z81];[.$AJ81];[.$AT81];[.$BD81];[.$BN81];[.$BX81];[.$CH81];[.$CR81];[.$DB81])" office:value-type="float"/>
          <table:table-cell table:formula="of:=MIN([.$G81];[.$Q81];[.$AA81];[.$AK81];[.$AU81];[.$BE81];[.$BO81];[.$BY81];[.$CI81];[.$CS81];[.$DC81])" office:value-type="float"/>
          <table:table-cell table:formula="of:=MIN([.$H81];[.$R81];[.$AB81];[.$AL81];[.$AV81];[.$BF81];[.$BP81];[.$BZ81];[.$CJ81];[.$CT81];[.$DD81])" office:value-type="float"/>
          <table:table-cell table:formula="of:=MIN([.$I81];[.$S81];[.$AC81];[.$AM81];[.$AW81];[.$BG81];[.$BQ81];[.$CA81];[.$CK81];[.$CU81];[.$DE81])" office:value-type="float"/>
          <table:table-cell table:formula="of:=MIN([.$J81];[.$T81];[.$AD81];[.$AN81];[.$AX81];[.$BH81];[.$BR81];[.$CB81];[.$CL81];[.$CV81];[.$DF81])" office:value-type="float"/>
          <table:table-cell table:formula="of:=MIN([.$K81];[.$U81];[.$AE81];[.$AO81];[.$AY81];[.$BI81];[.$BS81];[.$CC81];[.$CM81];[.$CW81];[.$DG81])" office:value-type="float"/>
          <table:table-cell table:formula="of:=MEDIAN([.$B81];[.$L81];[.$V81];[.$AF81];[.$AP81];[.$AZ81];[.$BJ81];[.$BT81];[.$CD81];[.$CN81];[.$CX81])" office:value-type="float"/>
          <table:table-cell table:formula="of:=MEDIAN([.$C81];[.$M81];[.$W81];[.$AG81];[.$AQ81];[.$BA81];[.$BK81];[.$BU81];[.$CE81];[.$CO81];[.$CY81])" office:value-type="float"/>
          <table:table-cell table:formula="of:=MEDIAN([.$D81];[.$N81];[.$X81];[.$AH81];[.$AR81];[.$BB81];[.$BL81];[.$BV81];[.$CF81];[.$CP81];[.$CZ81])" office:value-type="float"/>
          <table:table-cell table:formula="of:=MEDIAN([.$E81];[.$O81];[.$Y81];[.$AI81];[.$AS81];[.$BC81];[.$BM81];[.$BW81];[.$CG81];[.$CQ81];[.$DA81])" office:value-type="float"/>
          <table:table-cell table:formula="of:=MEDIAN([.$F81];[.$P81];[.$Z81];[.$AJ81];[.$AT81];[.$BD81];[.$BN81];[.$BX81];[.$CH81];[.$CR81];[.$DB81])" office:value-type="float"/>
          <table:table-cell table:formula="of:=MEDIAN([.$G81];[.$Q81];[.$AA81];[.$AK81];[.$AU81];[.$BE81];[.$BO81];[.$BY81];[.$CI81];[.$CS81];[.$DC81])" office:value-type="float"/>
          <table:table-cell table:formula="of:=MEDIAN([.$H81];[.$R81];[.$AB81];[.$AL81];[.$AV81];[.$BF81];[.$BP81];[.$BZ81];[.$CJ81];[.$CT81];[.$DD81])" office:value-type="float"/>
          <table:table-cell table:formula="of:=MEDIAN([.$I81];[.$S81];[.$AC81];[.$AM81];[.$AW81];[.$BG81];[.$BQ81];[.$CA81];[.$CK81];[.$CU81];[.$DE81])" office:value-type="float"/>
          <table:table-cell table:formula="of:=MEDIAN([.$J81];[.$T81];[.$AD81];[.$AN81];[.$AX81];[.$BH81];[.$BR81];[.$CB81];[.$CL81];[.$CV81];[.$DF81])" office:value-type="float"/>
          <table:table-cell table:formula="of:=MEDIAN([.$K81];[.$U81];[.$AE81];[.$AO81];[.$AY81];[.$BI81];[.$BS81];[.$CC81];[.$CM81];[.$CW81];[.$DG81])" office:value-type="float"/>
          <table:table-cell table:formula="of:=MAX([.$B81];[.$L81];[.$V81];[.$AF81];[.$AP81];[.$AZ81];[.$BJ81];[.$BT81];[.$CD81];[.$CN81];[.$CX81])" office:value-type="float"/>
          <table:table-cell table:formula="of:=MAX([.$C81];[.$M81];[.$W81];[.$AG81];[.$AQ81];[.$BA81];[.$BK81];[.$BU81];[.$CE81];[.$CO81];[.$CY81])" office:value-type="float"/>
          <table:table-cell table:formula="of:=MAX([.$D81];[.$N81];[.$X81];[.$AH81];[.$AR81];[.$BB81];[.$BL81];[.$BV81];[.$CF81];[.$CP81];[.$CZ81])" office:value-type="float"/>
          <table:table-cell table:formula="of:=MAX([.$E81];[.$O81];[.$Y81];[.$AI81];[.$AS81];[.$BC81];[.$BM81];[.$BW81];[.$CG81];[.$CQ81];[.$DA81])" office:value-type="float"/>
          <table:table-cell table:formula="of:=MAX([.$F81];[.$P81];[.$Z81];[.$AJ81];[.$AT81];[.$BD81];[.$BN81];[.$BX81];[.$CH81];[.$CR81];[.$DB81])" office:value-type="float"/>
          <table:table-cell table:formula="of:=MAX([.$G81];[.$Q81];[.$AA81];[.$AK81];[.$AU81];[.$BE81];[.$BO81];[.$BY81];[.$CI81];[.$CS81];[.$DC81])" office:value-type="float"/>
          <table:table-cell table:formula="of:=MAX([.$H81];[.$R81];[.$AB81];[.$AL81];[.$AV81];[.$BF81];[.$BP81];[.$BZ81];[.$CJ81];[.$CT81];[.$DD81])" office:value-type="float"/>
          <table:table-cell table:formula="of:=MAX([.$I81];[.$S81];[.$AC81];[.$AM81];[.$AW81];[.$BG81];[.$BQ81];[.$CA81];[.$CK81];[.$CU81];[.$DE81])" office:value-type="float"/>
          <table:table-cell table:formula="of:=MAX([.$J81];[.$T81];[.$AD81];[.$AN81];[.$AX81];[.$BH81];[.$BR81];[.$CB81];[.$CL81];[.$CV81];[.$DF81])" office:value-type="float"/>
          <table:table-cell table:formula="of:=MAX([.$K81];[.$U81];[.$AE81];[.$AO81];[.$AY81];[.$BI81];[.$BS81];[.$CC81];[.$CM81];[.$CW81];[.$DG81])" office:value-type="float"/>
        </table:table-row>
        <table:table-row table:style-name="ro1">
          <table:table-cell office:value-type="string">
            <text:p>bio-repair/instances/Stat_vs_Exp/15/Stat_vs_Exp_12_15.lp</text:p>
          </table:table-cell>
          <table:table-cell table:style-name="cellBest" office:value-type="float" office:value="19.9253"/>
          <table:table-cell office:value-type="float" office:value="0.0"/>
          <table:table-cell office:value-type="float" office:value="0.0296384113811"/>
          <table:table-cell office:value-type="float" office:value="0.000691562932227"/>
          <table:table-cell office:value-type="float" office:value="0.0"/>
          <table:table-cell office:value-type="float" office:value="343051.0"/>
          <table:table-cell office:value-type="float" office:value="0.0"/>
          <table:table-cell office:value-type="float" office:value="31145.0"/>
          <table:table-cell office:value-type="float" office:value="4.0"/>
          <table:table-cell table:style-name="cellBest" office:value-type="float" office:value="31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740960284529"/>
          <table:table-cell office:value-type="float" office:value="0.000790357636831"/>
          <table:table-cell office:value-type="float" office:value="0.0"/>
          <table:table-cell office:value-type="float" office:value="853193.0"/>
          <table:table-cell office:value-type="float" office:value="0.0"/>
          <table:table-cell office:value-type="float" office:value="359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81.544"/>
          <table:table-cell office:value-type="float" office:value="0.0"/>
          <table:table-cell office:value-type="float" office:value="0.0740960284529"/>
          <table:table-cell office:value-type="float" office:value="0.0013584271883"/>
          <table:table-cell office:value-type="float" office:value="0.0"/>
          <table:table-cell office:value-type="float" office:value="1857687.0"/>
          <table:table-cell office:value-type="float" office:value="8478.0"/>
          <table:table-cell office:value-type="float" office:value="568470.0"/>
          <table:table-cell office:value-type="float" office:value="4.0"/>
          <table:table-cell table:style-name="cellWorst" office:value-type="float" office:value="123.0"/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889152341434"/>
          <table:table-cell office:value-type="float" office:value="0.00148192056906"/>
          <table:table-cell office:value-type="float" office:value="0.0"/>
          <table:table-cell table:style-name="cellWorst" office:value-type="float" office:value="4309373.0"/>
          <table:table-cell table:style-name="cellWorst" office:value-type="float" office:value="76708.0"/>
          <table:table-cell table:style-name="cellWorst" office:value-type="float" office:value="161034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889152341434"/>
          <table:table-cell office:value-type="float" office:value="0.00148192056906"/>
          <table:table-cell office:value-type="float" office:value="0.0"/>
          <table:table-cell table:style-name="cellWorst" office:value-type="float" office:value="4309373.0"/>
          <table:table-cell table:style-name="cellWorst" office:value-type="float" office:value="76708.0"/>
          <table:table-cell table:style-name="cellWorst" office:value-type="float" office:value="161034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82];[.$L82];[.$V82];[.$AF82];[.$AP82];[.$AZ82];[.$BJ82];[.$BT82];[.$CD82];[.$CN82];[.$CX82])" office:value-type="float"/>
          <table:table-cell table:formula="of:=MIN([.$C82];[.$M82];[.$W82];[.$AG82];[.$AQ82];[.$BA82];[.$BK82];[.$BU82];[.$CE82];[.$CO82];[.$CY82])" office:value-type="float"/>
          <table:table-cell table:formula="of:=MIN([.$D82];[.$N82];[.$X82];[.$AH82];[.$AR82];[.$BB82];[.$BL82];[.$BV82];[.$CF82];[.$CP82];[.$CZ82])" office:value-type="float"/>
          <table:table-cell table:formula="of:=MIN([.$E82];[.$O82];[.$Y82];[.$AI82];[.$AS82];[.$BC82];[.$BM82];[.$BW82];[.$CG82];[.$CQ82];[.$DA82])" office:value-type="float"/>
          <table:table-cell table:formula="of:=MIN([.$F82];[.$P82];[.$Z82];[.$AJ82];[.$AT82];[.$BD82];[.$BN82];[.$BX82];[.$CH82];[.$CR82];[.$DB82])" office:value-type="float"/>
          <table:table-cell table:formula="of:=MIN([.$G82];[.$Q82];[.$AA82];[.$AK82];[.$AU82];[.$BE82];[.$BO82];[.$BY82];[.$CI82];[.$CS82];[.$DC82])" office:value-type="float"/>
          <table:table-cell table:formula="of:=MIN([.$H82];[.$R82];[.$AB82];[.$AL82];[.$AV82];[.$BF82];[.$BP82];[.$BZ82];[.$CJ82];[.$CT82];[.$DD82])" office:value-type="float"/>
          <table:table-cell table:formula="of:=MIN([.$I82];[.$S82];[.$AC82];[.$AM82];[.$AW82];[.$BG82];[.$BQ82];[.$CA82];[.$CK82];[.$CU82];[.$DE82])" office:value-type="float"/>
          <table:table-cell table:formula="of:=MIN([.$J82];[.$T82];[.$AD82];[.$AN82];[.$AX82];[.$BH82];[.$BR82];[.$CB82];[.$CL82];[.$CV82];[.$DF82])" office:value-type="float"/>
          <table:table-cell table:formula="of:=MIN([.$K82];[.$U82];[.$AE82];[.$AO82];[.$AY82];[.$BI82];[.$BS82];[.$CC82];[.$CM82];[.$CW82];[.$DG82])" office:value-type="float"/>
          <table:table-cell table:formula="of:=MEDIAN([.$B82];[.$L82];[.$V82];[.$AF82];[.$AP82];[.$AZ82];[.$BJ82];[.$BT82];[.$CD82];[.$CN82];[.$CX82])" office:value-type="float"/>
          <table:table-cell table:formula="of:=MEDIAN([.$C82];[.$M82];[.$W82];[.$AG82];[.$AQ82];[.$BA82];[.$BK82];[.$BU82];[.$CE82];[.$CO82];[.$CY82])" office:value-type="float"/>
          <table:table-cell table:formula="of:=MEDIAN([.$D82];[.$N82];[.$X82];[.$AH82];[.$AR82];[.$BB82];[.$BL82];[.$BV82];[.$CF82];[.$CP82];[.$CZ82])" office:value-type="float"/>
          <table:table-cell table:formula="of:=MEDIAN([.$E82];[.$O82];[.$Y82];[.$AI82];[.$AS82];[.$BC82];[.$BM82];[.$BW82];[.$CG82];[.$CQ82];[.$DA82])" office:value-type="float"/>
          <table:table-cell table:formula="of:=MEDIAN([.$F82];[.$P82];[.$Z82];[.$AJ82];[.$AT82];[.$BD82];[.$BN82];[.$BX82];[.$CH82];[.$CR82];[.$DB82])" office:value-type="float"/>
          <table:table-cell table:formula="of:=MEDIAN([.$G82];[.$Q82];[.$AA82];[.$AK82];[.$AU82];[.$BE82];[.$BO82];[.$BY82];[.$CI82];[.$CS82];[.$DC82])" office:value-type="float"/>
          <table:table-cell table:formula="of:=MEDIAN([.$H82];[.$R82];[.$AB82];[.$AL82];[.$AV82];[.$BF82];[.$BP82];[.$BZ82];[.$CJ82];[.$CT82];[.$DD82])" office:value-type="float"/>
          <table:table-cell table:formula="of:=MEDIAN([.$I82];[.$S82];[.$AC82];[.$AM82];[.$AW82];[.$BG82];[.$BQ82];[.$CA82];[.$CK82];[.$CU82];[.$DE82])" office:value-type="float"/>
          <table:table-cell table:formula="of:=MEDIAN([.$J82];[.$T82];[.$AD82];[.$AN82];[.$AX82];[.$BH82];[.$BR82];[.$CB82];[.$CL82];[.$CV82];[.$DF82])" office:value-type="float"/>
          <table:table-cell table:formula="of:=MEDIAN([.$K82];[.$U82];[.$AE82];[.$AO82];[.$AY82];[.$BI82];[.$BS82];[.$CC82];[.$CM82];[.$CW82];[.$DG82])" office:value-type="float"/>
          <table:table-cell table:formula="of:=MAX([.$B82];[.$L82];[.$V82];[.$AF82];[.$AP82];[.$AZ82];[.$BJ82];[.$BT82];[.$CD82];[.$CN82];[.$CX82])" office:value-type="float"/>
          <table:table-cell table:formula="of:=MAX([.$C82];[.$M82];[.$W82];[.$AG82];[.$AQ82];[.$BA82];[.$BK82];[.$BU82];[.$CE82];[.$CO82];[.$CY82])" office:value-type="float"/>
          <table:table-cell table:formula="of:=MAX([.$D82];[.$N82];[.$X82];[.$AH82];[.$AR82];[.$BB82];[.$BL82];[.$BV82];[.$CF82];[.$CP82];[.$CZ82])" office:value-type="float"/>
          <table:table-cell table:formula="of:=MAX([.$E82];[.$O82];[.$Y82];[.$AI82];[.$AS82];[.$BC82];[.$BM82];[.$BW82];[.$CG82];[.$CQ82];[.$DA82])" office:value-type="float"/>
          <table:table-cell table:formula="of:=MAX([.$F82];[.$P82];[.$Z82];[.$AJ82];[.$AT82];[.$BD82];[.$BN82];[.$BX82];[.$CH82];[.$CR82];[.$DB82])" office:value-type="float"/>
          <table:table-cell table:formula="of:=MAX([.$G82];[.$Q82];[.$AA82];[.$AK82];[.$AU82];[.$BE82];[.$BO82];[.$BY82];[.$CI82];[.$CS82];[.$DC82])" office:value-type="float"/>
          <table:table-cell table:formula="of:=MAX([.$H82];[.$R82];[.$AB82];[.$AL82];[.$AV82];[.$BF82];[.$BP82];[.$BZ82];[.$CJ82];[.$CT82];[.$DD82])" office:value-type="float"/>
          <table:table-cell table:formula="of:=MAX([.$I82];[.$S82];[.$AC82];[.$AM82];[.$AW82];[.$BG82];[.$BQ82];[.$CA82];[.$CK82];[.$CU82];[.$DE82])" office:value-type="float"/>
          <table:table-cell table:formula="of:=MAX([.$J82];[.$T82];[.$AD82];[.$AN82];[.$AX82];[.$BH82];[.$BR82];[.$CB82];[.$CL82];[.$CV82];[.$DF82])" office:value-type="float"/>
          <table:table-cell table:formula="of:=MAX([.$K82];[.$U82];[.$AE82];[.$AO82];[.$AY82];[.$BI82];[.$BS82];[.$CC82];[.$CM82];[.$CW82];[.$DG82])" office:value-type="float"/>
        </table:table-row>
        <table:table-row table:style-name="ro1">
          <table:table-cell office:value-type="string">
            <text:p>bio-repair/instances/Stat_vs_Exp/15/Stat_vs_Exp_133_15.lp</text:p>
          </table:table-cell>
          <table:table-cell table:style-name="cellBest" office:value-type="float" office:value="28.8946"/>
          <table:table-cell office:value-type="float" office:value="0.0"/>
          <table:table-cell office:value-type="float" office:value="0.0296779937676"/>
          <table:table-cell office:value-type="float" office:value="0.00049463322946"/>
          <table:table-cell office:value-type="float" office:value="0.0"/>
          <table:table-cell office:value-type="float" office:value="435270.0"/>
          <table:table-cell office:value-type="float" office:value="0.0"/>
          <table:table-cell office:value-type="float" office:value="49737.0"/>
          <table:table-cell office:value-type="float" office:value="4.0"/>
          <table:table-cell table:style-name="cellBest" office:value-type="float" office:value="34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11871197507"/>
          <table:table-cell office:value-type="float" office:value="0.0011871197507"/>
          <table:table-cell office:value-type="float" office:value="0.0"/>
          <table:table-cell office:value-type="float" office:value="371290.0"/>
          <table:table-cell office:value-type="float" office:value="0.0"/>
          <table:table-cell office:value-type="float" office:value="15419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81.441"/>
          <table:table-cell office:value-type="float" office:value="0.0"/>
          <table:table-cell office:value-type="float" office:value="0.148389968838"/>
          <table:table-cell office:value-type="float" office:value="0.00163228965722"/>
          <table:table-cell office:value-type="float" office:value="0.0"/>
          <table:table-cell table:style-name="cellWorst" office:value-type="float" office:value="3695513.0"/>
          <table:table-cell office:value-type="float" office:value="18527.0"/>
          <table:table-cell table:style-name="cellWorst" office:value-type="float" office:value="1434526.0"/>
          <table:table-cell office:value-type="float" office:value="4.0"/>
          <table:table-cell table:style-name="cellWorst" office:value-type="float" office:value="191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0.6135"/>
          <table:table-cell office:value-type="float" office:value="0.0"/>
          <table:table-cell office:value-type="float" office:value="0.0890339813029"/>
          <table:table-cell office:value-type="float" office:value="0.00148389968838"/>
          <table:table-cell office:value-type="float" office:value="0.0"/>
          <table:table-cell office:value-type="float" office:value="420684.0"/>
          <table:table-cell table:style-name="cellWorst" office:value-type="float" office:value="42384.0"/>
          <table:table-cell office:value-type="float" office:value="21291.0"/>
          <table:table-cell office:value-type="float" office:value="4.0"/>
          <table:table-cell office:value-type="float" office:value="69.0"/>
          <table:table-cell office:value-type="float" office:value="36.4341"/>
          <table:table-cell office:value-type="float" office:value="0.0"/>
          <table:table-cell office:value-type="float" office:value="0.0890339813029"/>
          <table:table-cell office:value-type="float" office:value="0.00148389968838"/>
          <table:table-cell office:value-type="float" office:value="0.0"/>
          <table:table-cell office:value-type="float" office:value="420684.0"/>
          <table:table-cell table:style-name="cellWorst" office:value-type="float" office:value="42384.0"/>
          <table:table-cell office:value-type="float" office:value="21291.0"/>
          <table:table-cell office:value-type="float" office:value="4.0"/>
          <table:table-cell office:value-type="float" office:value="69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83];[.$L83];[.$V83];[.$AF83];[.$AP83];[.$AZ83];[.$BJ83];[.$BT83];[.$CD83];[.$CN83];[.$CX83])" office:value-type="float"/>
          <table:table-cell table:formula="of:=MIN([.$C83];[.$M83];[.$W83];[.$AG83];[.$AQ83];[.$BA83];[.$BK83];[.$BU83];[.$CE83];[.$CO83];[.$CY83])" office:value-type="float"/>
          <table:table-cell table:formula="of:=MIN([.$D83];[.$N83];[.$X83];[.$AH83];[.$AR83];[.$BB83];[.$BL83];[.$BV83];[.$CF83];[.$CP83];[.$CZ83])" office:value-type="float"/>
          <table:table-cell table:formula="of:=MIN([.$E83];[.$O83];[.$Y83];[.$AI83];[.$AS83];[.$BC83];[.$BM83];[.$BW83];[.$CG83];[.$CQ83];[.$DA83])" office:value-type="float"/>
          <table:table-cell table:formula="of:=MIN([.$F83];[.$P83];[.$Z83];[.$AJ83];[.$AT83];[.$BD83];[.$BN83];[.$BX83];[.$CH83];[.$CR83];[.$DB83])" office:value-type="float"/>
          <table:table-cell table:formula="of:=MIN([.$G83];[.$Q83];[.$AA83];[.$AK83];[.$AU83];[.$BE83];[.$BO83];[.$BY83];[.$CI83];[.$CS83];[.$DC83])" office:value-type="float"/>
          <table:table-cell table:formula="of:=MIN([.$H83];[.$R83];[.$AB83];[.$AL83];[.$AV83];[.$BF83];[.$BP83];[.$BZ83];[.$CJ83];[.$CT83];[.$DD83])" office:value-type="float"/>
          <table:table-cell table:formula="of:=MIN([.$I83];[.$S83];[.$AC83];[.$AM83];[.$AW83];[.$BG83];[.$BQ83];[.$CA83];[.$CK83];[.$CU83];[.$DE83])" office:value-type="float"/>
          <table:table-cell table:formula="of:=MIN([.$J83];[.$T83];[.$AD83];[.$AN83];[.$AX83];[.$BH83];[.$BR83];[.$CB83];[.$CL83];[.$CV83];[.$DF83])" office:value-type="float"/>
          <table:table-cell table:formula="of:=MIN([.$K83];[.$U83];[.$AE83];[.$AO83];[.$AY83];[.$BI83];[.$BS83];[.$CC83];[.$CM83];[.$CW83];[.$DG83])" office:value-type="float"/>
          <table:table-cell table:formula="of:=MEDIAN([.$B83];[.$L83];[.$V83];[.$AF83];[.$AP83];[.$AZ83];[.$BJ83];[.$BT83];[.$CD83];[.$CN83];[.$CX83])" office:value-type="float"/>
          <table:table-cell table:formula="of:=MEDIAN([.$C83];[.$M83];[.$W83];[.$AG83];[.$AQ83];[.$BA83];[.$BK83];[.$BU83];[.$CE83];[.$CO83];[.$CY83])" office:value-type="float"/>
          <table:table-cell table:formula="of:=MEDIAN([.$D83];[.$N83];[.$X83];[.$AH83];[.$AR83];[.$BB83];[.$BL83];[.$BV83];[.$CF83];[.$CP83];[.$CZ83])" office:value-type="float"/>
          <table:table-cell table:formula="of:=MEDIAN([.$E83];[.$O83];[.$Y83];[.$AI83];[.$AS83];[.$BC83];[.$BM83];[.$BW83];[.$CG83];[.$CQ83];[.$DA83])" office:value-type="float"/>
          <table:table-cell table:formula="of:=MEDIAN([.$F83];[.$P83];[.$Z83];[.$AJ83];[.$AT83];[.$BD83];[.$BN83];[.$BX83];[.$CH83];[.$CR83];[.$DB83])" office:value-type="float"/>
          <table:table-cell table:formula="of:=MEDIAN([.$G83];[.$Q83];[.$AA83];[.$AK83];[.$AU83];[.$BE83];[.$BO83];[.$BY83];[.$CI83];[.$CS83];[.$DC83])" office:value-type="float"/>
          <table:table-cell table:formula="of:=MEDIAN([.$H83];[.$R83];[.$AB83];[.$AL83];[.$AV83];[.$BF83];[.$BP83];[.$BZ83];[.$CJ83];[.$CT83];[.$DD83])" office:value-type="float"/>
          <table:table-cell table:formula="of:=MEDIAN([.$I83];[.$S83];[.$AC83];[.$AM83];[.$AW83];[.$BG83];[.$BQ83];[.$CA83];[.$CK83];[.$CU83];[.$DE83])" office:value-type="float"/>
          <table:table-cell table:formula="of:=MEDIAN([.$J83];[.$T83];[.$AD83];[.$AN83];[.$AX83];[.$BH83];[.$BR83];[.$CB83];[.$CL83];[.$CV83];[.$DF83])" office:value-type="float"/>
          <table:table-cell table:formula="of:=MEDIAN([.$K83];[.$U83];[.$AE83];[.$AO83];[.$AY83];[.$BI83];[.$BS83];[.$CC83];[.$CM83];[.$CW83];[.$DG83])" office:value-type="float"/>
          <table:table-cell table:formula="of:=MAX([.$B83];[.$L83];[.$V83];[.$AF83];[.$AP83];[.$AZ83];[.$BJ83];[.$BT83];[.$CD83];[.$CN83];[.$CX83])" office:value-type="float"/>
          <table:table-cell table:formula="of:=MAX([.$C83];[.$M83];[.$W83];[.$AG83];[.$AQ83];[.$BA83];[.$BK83];[.$BU83];[.$CE83];[.$CO83];[.$CY83])" office:value-type="float"/>
          <table:table-cell table:formula="of:=MAX([.$D83];[.$N83];[.$X83];[.$AH83];[.$AR83];[.$BB83];[.$BL83];[.$BV83];[.$CF83];[.$CP83];[.$CZ83])" office:value-type="float"/>
          <table:table-cell table:formula="of:=MAX([.$E83];[.$O83];[.$Y83];[.$AI83];[.$AS83];[.$BC83];[.$BM83];[.$BW83];[.$CG83];[.$CQ83];[.$DA83])" office:value-type="float"/>
          <table:table-cell table:formula="of:=MAX([.$F83];[.$P83];[.$Z83];[.$AJ83];[.$AT83];[.$BD83];[.$BN83];[.$BX83];[.$CH83];[.$CR83];[.$DB83])" office:value-type="float"/>
          <table:table-cell table:formula="of:=MAX([.$G83];[.$Q83];[.$AA83];[.$AK83];[.$AU83];[.$BE83];[.$BO83];[.$BY83];[.$CI83];[.$CS83];[.$DC83])" office:value-type="float"/>
          <table:table-cell table:formula="of:=MAX([.$H83];[.$R83];[.$AB83];[.$AL83];[.$AV83];[.$BF83];[.$BP83];[.$BZ83];[.$CJ83];[.$CT83];[.$DD83])" office:value-type="float"/>
          <table:table-cell table:formula="of:=MAX([.$I83];[.$S83];[.$AC83];[.$AM83];[.$AW83];[.$BG83];[.$BQ83];[.$CA83];[.$CK83];[.$CU83];[.$DE83])" office:value-type="float"/>
          <table:table-cell table:formula="of:=MAX([.$J83];[.$T83];[.$AD83];[.$AN83];[.$AX83];[.$BH83];[.$BR83];[.$CB83];[.$CL83];[.$CV83];[.$DF83])" office:value-type="float"/>
          <table:table-cell table:formula="of:=MAX([.$K83];[.$U83];[.$AE83];[.$AO83];[.$AY83];[.$BI83];[.$BS83];[.$CC83];[.$CM83];[.$CW83];[.$DG83])" office:value-type="float"/>
        </table:table-row>
        <table:table-row table:style-name="ro1">
          <table:table-cell office:value-type="string">
            <text:p>bio-repair/instances/Stat_vs_Exp/15/Stat_vs_Exp_137_15.lp</text:p>
          </table:table-cell>
          <table:table-cell table:style-name="cellBest" office:value-type="float" office:value="22.7193"/>
          <table:table-cell office:value-type="float" office:value="0.0"/>
          <table:table-cell office:value-type="float" office:value="0.0296471983398"/>
          <table:table-cell office:value-type="float" office:value="0.000592943966795"/>
          <table:table-cell office:value-type="float" office:value="0.0"/>
          <table:table-cell office:value-type="float" office:value="542940.0"/>
          <table:table-cell office:value-type="float" office:value="0.0"/>
          <table:table-cell office:value-type="float" office:value="41642.0"/>
          <table:table-cell office:value-type="float" office:value="4.0"/>
          <table:table-cell table:style-name="cellBest" office:value-type="float" office:value="32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3"/>
          <table:table-cell office:value-type="float" office:value="1.0"/>
          <table:table-cell office:value-type="float" office:value="0.0889415950193"/>
          <table:table-cell office:value-type="float" office:value="0.00128471192806"/>
          <table:table-cell office:value-type="float" office:value="0.0"/>
          <table:table-cell office:value-type="float" office:value="931362.0"/>
          <table:table-cell office:value-type="float" office:value="0.0"/>
          <table:table-cell office:value-type="float" office:value="1745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148235991699"/>
          <table:table-cell office:value-type="float" office:value="0.00148235991699"/>
          <table:table-cell office:value-type="float" office:value="0.0"/>
          <table:table-cell office:value-type="float" office:value="769879.0"/>
          <table:table-cell office:value-type="float" office:value="236.0"/>
          <table:table-cell office:value-type="float" office:value="14997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13.669"/>
          <table:table-cell office:value-type="float" office:value="0.0"/>
          <table:table-cell office:value-type="float" office:value="0.0592943966795"/>
          <table:table-cell office:value-type="float" office:value="0.00133412392529"/>
          <table:table-cell office:value-type="float" office:value="0.0"/>
          <table:table-cell table:style-name="cellWorst" office:value-type="float" office:value="3220392.0"/>
          <table:table-cell table:style-name="cellWorst" office:value-type="float" office:value="75275.0"/>
          <table:table-cell table:style-name="cellWorst" office:value-type="float" office:value="1095291.0"/>
          <table:table-cell office:value-type="float" office:value="4.0"/>
          <table:table-cell office:value-type="float" office:value="199.0"/>
          <table:table-cell office:value-type="float" office:value="587.218"/>
          <table:table-cell office:value-type="float" office:value="0.0"/>
          <table:table-cell office:value-type="float" office:value="0.0592943966795"/>
          <table:table-cell office:value-type="float" office:value="0.00133412392529"/>
          <table:table-cell office:value-type="float" office:value="0.0"/>
          <table:table-cell table:style-name="cellWorst" office:value-type="float" office:value="3220392.0"/>
          <table:table-cell table:style-name="cellWorst" office:value-type="float" office:value="75275.0"/>
          <table:table-cell table:style-name="cellWorst" office:value-type="float" office:value="1095291.0"/>
          <table:table-cell office:value-type="float" office:value="4.0"/>
          <table:table-cell office:value-type="float" office:value="199.0"/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84];[.$L84];[.$V84];[.$AF84];[.$AP84];[.$AZ84];[.$BJ84];[.$BT84];[.$CD84];[.$CN84];[.$CX84])" office:value-type="float"/>
          <table:table-cell table:formula="of:=MIN([.$C84];[.$M84];[.$W84];[.$AG84];[.$AQ84];[.$BA84];[.$BK84];[.$BU84];[.$CE84];[.$CO84];[.$CY84])" office:value-type="float"/>
          <table:table-cell table:formula="of:=MIN([.$D84];[.$N84];[.$X84];[.$AH84];[.$AR84];[.$BB84];[.$BL84];[.$BV84];[.$CF84];[.$CP84];[.$CZ84])" office:value-type="float"/>
          <table:table-cell table:formula="of:=MIN([.$E84];[.$O84];[.$Y84];[.$AI84];[.$AS84];[.$BC84];[.$BM84];[.$BW84];[.$CG84];[.$CQ84];[.$DA84])" office:value-type="float"/>
          <table:table-cell table:formula="of:=MIN([.$F84];[.$P84];[.$Z84];[.$AJ84];[.$AT84];[.$BD84];[.$BN84];[.$BX84];[.$CH84];[.$CR84];[.$DB84])" office:value-type="float"/>
          <table:table-cell table:formula="of:=MIN([.$G84];[.$Q84];[.$AA84];[.$AK84];[.$AU84];[.$BE84];[.$BO84];[.$BY84];[.$CI84];[.$CS84];[.$DC84])" office:value-type="float"/>
          <table:table-cell table:formula="of:=MIN([.$H84];[.$R84];[.$AB84];[.$AL84];[.$AV84];[.$BF84];[.$BP84];[.$BZ84];[.$CJ84];[.$CT84];[.$DD84])" office:value-type="float"/>
          <table:table-cell table:formula="of:=MIN([.$I84];[.$S84];[.$AC84];[.$AM84];[.$AW84];[.$BG84];[.$BQ84];[.$CA84];[.$CK84];[.$CU84];[.$DE84])" office:value-type="float"/>
          <table:table-cell table:formula="of:=MIN([.$J84];[.$T84];[.$AD84];[.$AN84];[.$AX84];[.$BH84];[.$BR84];[.$CB84];[.$CL84];[.$CV84];[.$DF84])" office:value-type="float"/>
          <table:table-cell table:formula="of:=MIN([.$K84];[.$U84];[.$AE84];[.$AO84];[.$AY84];[.$BI84];[.$BS84];[.$CC84];[.$CM84];[.$CW84];[.$DG84])" office:value-type="float"/>
          <table:table-cell table:formula="of:=MEDIAN([.$B84];[.$L84];[.$V84];[.$AF84];[.$AP84];[.$AZ84];[.$BJ84];[.$BT84];[.$CD84];[.$CN84];[.$CX84])" office:value-type="float"/>
          <table:table-cell table:formula="of:=MEDIAN([.$C84];[.$M84];[.$W84];[.$AG84];[.$AQ84];[.$BA84];[.$BK84];[.$BU84];[.$CE84];[.$CO84];[.$CY84])" office:value-type="float"/>
          <table:table-cell table:formula="of:=MEDIAN([.$D84];[.$N84];[.$X84];[.$AH84];[.$AR84];[.$BB84];[.$BL84];[.$BV84];[.$CF84];[.$CP84];[.$CZ84])" office:value-type="float"/>
          <table:table-cell table:formula="of:=MEDIAN([.$E84];[.$O84];[.$Y84];[.$AI84];[.$AS84];[.$BC84];[.$BM84];[.$BW84];[.$CG84];[.$CQ84];[.$DA84])" office:value-type="float"/>
          <table:table-cell table:formula="of:=MEDIAN([.$F84];[.$P84];[.$Z84];[.$AJ84];[.$AT84];[.$BD84];[.$BN84];[.$BX84];[.$CH84];[.$CR84];[.$DB84])" office:value-type="float"/>
          <table:table-cell table:formula="of:=MEDIAN([.$G84];[.$Q84];[.$AA84];[.$AK84];[.$AU84];[.$BE84];[.$BO84];[.$BY84];[.$CI84];[.$CS84];[.$DC84])" office:value-type="float"/>
          <table:table-cell table:formula="of:=MEDIAN([.$H84];[.$R84];[.$AB84];[.$AL84];[.$AV84];[.$BF84];[.$BP84];[.$BZ84];[.$CJ84];[.$CT84];[.$DD84])" office:value-type="float"/>
          <table:table-cell table:formula="of:=MEDIAN([.$I84];[.$S84];[.$AC84];[.$AM84];[.$AW84];[.$BG84];[.$BQ84];[.$CA84];[.$CK84];[.$CU84];[.$DE84])" office:value-type="float"/>
          <table:table-cell table:formula="of:=MEDIAN([.$J84];[.$T84];[.$AD84];[.$AN84];[.$AX84];[.$BH84];[.$BR84];[.$CB84];[.$CL84];[.$CV84];[.$DF84])" office:value-type="float"/>
          <table:table-cell table:formula="of:=MEDIAN([.$K84];[.$U84];[.$AE84];[.$AO84];[.$AY84];[.$BI84];[.$BS84];[.$CC84];[.$CM84];[.$CW84];[.$DG84])" office:value-type="float"/>
          <table:table-cell table:formula="of:=MAX([.$B84];[.$L84];[.$V84];[.$AF84];[.$AP84];[.$AZ84];[.$BJ84];[.$BT84];[.$CD84];[.$CN84];[.$CX84])" office:value-type="float"/>
          <table:table-cell table:formula="of:=MAX([.$C84];[.$M84];[.$W84];[.$AG84];[.$AQ84];[.$BA84];[.$BK84];[.$BU84];[.$CE84];[.$CO84];[.$CY84])" office:value-type="float"/>
          <table:table-cell table:formula="of:=MAX([.$D84];[.$N84];[.$X84];[.$AH84];[.$AR84];[.$BB84];[.$BL84];[.$BV84];[.$CF84];[.$CP84];[.$CZ84])" office:value-type="float"/>
          <table:table-cell table:formula="of:=MAX([.$E84];[.$O84];[.$Y84];[.$AI84];[.$AS84];[.$BC84];[.$BM84];[.$BW84];[.$CG84];[.$CQ84];[.$DA84])" office:value-type="float"/>
          <table:table-cell table:formula="of:=MAX([.$F84];[.$P84];[.$Z84];[.$AJ84];[.$AT84];[.$BD84];[.$BN84];[.$BX84];[.$CH84];[.$CR84];[.$DB84])" office:value-type="float"/>
          <table:table-cell table:formula="of:=MAX([.$G84];[.$Q84];[.$AA84];[.$AK84];[.$AU84];[.$BE84];[.$BO84];[.$BY84];[.$CI84];[.$CS84];[.$DC84])" office:value-type="float"/>
          <table:table-cell table:formula="of:=MAX([.$H84];[.$R84];[.$AB84];[.$AL84];[.$AV84];[.$BF84];[.$BP84];[.$BZ84];[.$CJ84];[.$CT84];[.$DD84])" office:value-type="float"/>
          <table:table-cell table:formula="of:=MAX([.$I84];[.$S84];[.$AC84];[.$AM84];[.$AW84];[.$BG84];[.$BQ84];[.$CA84];[.$CK84];[.$CU84];[.$DE84])" office:value-type="float"/>
          <table:table-cell table:formula="of:=MAX([.$J84];[.$T84];[.$AD84];[.$AN84];[.$AX84];[.$BH84];[.$BR84];[.$CB84];[.$CL84];[.$CV84];[.$DF84])" office:value-type="float"/>
          <table:table-cell table:formula="of:=MAX([.$K84];[.$U84];[.$AE84];[.$AO84];[.$AY84];[.$BI84];[.$BS84];[.$CC84];[.$CM84];[.$CW84];[.$DG84])" office:value-type="float"/>
        </table:table-row>
        <table:table-row table:style-name="ro1">
          <table:table-cell office:value-type="string">
            <text:p>bio-repair/instances/Stat_vs_Exp/15/Stat_vs_Exp_140_15.lp</text:p>
          </table:table-cell>
          <table:table-cell table:style-name="cellBest" office:value-type="float" office:value="19.342"/>
          <table:table-cell office:value-type="float" office:value="0.0"/>
          <table:table-cell office:value-type="float" office:value="0.0296340198548"/>
          <table:table-cell office:value-type="float" office:value="0.00133353089347"/>
          <table:table-cell office:value-type="float" office:value="0.0"/>
          <table:table-cell office:value-type="float" office:value="236240.0"/>
          <table:table-cell office:value-type="float" office:value="0.0"/>
          <table:table-cell office:value-type="float" office:value="10782.0"/>
          <table:table-cell office:value-type="float" office:value="4.0"/>
          <table:table-cell office:value-type="float" office:value="37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118536079419"/>
          <table:table-cell office:value-type="float" office:value="0.00118536079419"/>
          <table:table-cell office:value-type="float" office:value="0.0"/>
          <table:table-cell table:style-name="cellWorst" office:value-type="float" office:value="686986.0"/>
          <table:table-cell office:value-type="float" office:value="0.0"/>
          <table:table-cell table:style-name="cellWorst" office:value-type="float" office:value="209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85];[.$L85];[.$V85];[.$AF85];[.$AP85];[.$AZ85];[.$BJ85];[.$BT85];[.$CD85];[.$CN85];[.$CX85])" office:value-type="float"/>
          <table:table-cell table:formula="of:=MIN([.$C85];[.$M85];[.$W85];[.$AG85];[.$AQ85];[.$BA85];[.$BK85];[.$BU85];[.$CE85];[.$CO85];[.$CY85])" office:value-type="float"/>
          <table:table-cell table:formula="of:=MIN([.$D85];[.$N85];[.$X85];[.$AH85];[.$AR85];[.$BB85];[.$BL85];[.$BV85];[.$CF85];[.$CP85];[.$CZ85])" office:value-type="float"/>
          <table:table-cell table:formula="of:=MIN([.$E85];[.$O85];[.$Y85];[.$AI85];[.$AS85];[.$BC85];[.$BM85];[.$BW85];[.$CG85];[.$CQ85];[.$DA85])" office:value-type="float"/>
          <table:table-cell table:formula="of:=MIN([.$F85];[.$P85];[.$Z85];[.$AJ85];[.$AT85];[.$BD85];[.$BN85];[.$BX85];[.$CH85];[.$CR85];[.$DB85])" office:value-type="float"/>
          <table:table-cell table:formula="of:=MIN([.$G85];[.$Q85];[.$AA85];[.$AK85];[.$AU85];[.$BE85];[.$BO85];[.$BY85];[.$CI85];[.$CS85];[.$DC85])" office:value-type="float"/>
          <table:table-cell table:formula="of:=MIN([.$H85];[.$R85];[.$AB85];[.$AL85];[.$AV85];[.$BF85];[.$BP85];[.$BZ85];[.$CJ85];[.$CT85];[.$DD85])" office:value-type="float"/>
          <table:table-cell table:formula="of:=MIN([.$I85];[.$S85];[.$AC85];[.$AM85];[.$AW85];[.$BG85];[.$BQ85];[.$CA85];[.$CK85];[.$CU85];[.$DE85])" office:value-type="float"/>
          <table:table-cell table:formula="of:=MIN([.$J85];[.$T85];[.$AD85];[.$AN85];[.$AX85];[.$BH85];[.$BR85];[.$CB85];[.$CL85];[.$CV85];[.$DF85])" office:value-type="float"/>
          <table:table-cell table:formula="of:=MIN([.$K85];[.$U85];[.$AE85];[.$AO85];[.$AY85];[.$BI85];[.$BS85];[.$CC85];[.$CM85];[.$CW85];[.$DG85])" office:value-type="float"/>
          <table:table-cell table:formula="of:=MEDIAN([.$B85];[.$L85];[.$V85];[.$AF85];[.$AP85];[.$AZ85];[.$BJ85];[.$BT85];[.$CD85];[.$CN85];[.$CX85])" office:value-type="float"/>
          <table:table-cell table:formula="of:=MEDIAN([.$C85];[.$M85];[.$W85];[.$AG85];[.$AQ85];[.$BA85];[.$BK85];[.$BU85];[.$CE85];[.$CO85];[.$CY85])" office:value-type="float"/>
          <table:table-cell table:formula="of:=MEDIAN([.$D85];[.$N85];[.$X85];[.$AH85];[.$AR85];[.$BB85];[.$BL85];[.$BV85];[.$CF85];[.$CP85];[.$CZ85])" office:value-type="float"/>
          <table:table-cell table:formula="of:=MEDIAN([.$E85];[.$O85];[.$Y85];[.$AI85];[.$AS85];[.$BC85];[.$BM85];[.$BW85];[.$CG85];[.$CQ85];[.$DA85])" office:value-type="float"/>
          <table:table-cell table:formula="of:=MEDIAN([.$F85];[.$P85];[.$Z85];[.$AJ85];[.$AT85];[.$BD85];[.$BN85];[.$BX85];[.$CH85];[.$CR85];[.$DB85])" office:value-type="float"/>
          <table:table-cell table:formula="of:=MEDIAN([.$G85];[.$Q85];[.$AA85];[.$AK85];[.$AU85];[.$BE85];[.$BO85];[.$BY85];[.$CI85];[.$CS85];[.$DC85])" office:value-type="float"/>
          <table:table-cell table:formula="of:=MEDIAN([.$H85];[.$R85];[.$AB85];[.$AL85];[.$AV85];[.$BF85];[.$BP85];[.$BZ85];[.$CJ85];[.$CT85];[.$DD85])" office:value-type="float"/>
          <table:table-cell table:formula="of:=MEDIAN([.$I85];[.$S85];[.$AC85];[.$AM85];[.$AW85];[.$BG85];[.$BQ85];[.$CA85];[.$CK85];[.$CU85];[.$DE85])" office:value-type="float"/>
          <table:table-cell table:formula="of:=MEDIAN([.$J85];[.$T85];[.$AD85];[.$AN85];[.$AX85];[.$BH85];[.$BR85];[.$CB85];[.$CL85];[.$CV85];[.$DF85])" office:value-type="float"/>
          <table:table-cell table:formula="of:=MEDIAN([.$K85];[.$U85];[.$AE85];[.$AO85];[.$AY85];[.$BI85];[.$BS85];[.$CC85];[.$CM85];[.$CW85];[.$DG85])" office:value-type="float"/>
          <table:table-cell table:formula="of:=MAX([.$B85];[.$L85];[.$V85];[.$AF85];[.$AP85];[.$AZ85];[.$BJ85];[.$BT85];[.$CD85];[.$CN85];[.$CX85])" office:value-type="float"/>
          <table:table-cell table:formula="of:=MAX([.$C85];[.$M85];[.$W85];[.$AG85];[.$AQ85];[.$BA85];[.$BK85];[.$BU85];[.$CE85];[.$CO85];[.$CY85])" office:value-type="float"/>
          <table:table-cell table:formula="of:=MAX([.$D85];[.$N85];[.$X85];[.$AH85];[.$AR85];[.$BB85];[.$BL85];[.$BV85];[.$CF85];[.$CP85];[.$CZ85])" office:value-type="float"/>
          <table:table-cell table:formula="of:=MAX([.$E85];[.$O85];[.$Y85];[.$AI85];[.$AS85];[.$BC85];[.$BM85];[.$BW85];[.$CG85];[.$CQ85];[.$DA85])" office:value-type="float"/>
          <table:table-cell table:formula="of:=MAX([.$F85];[.$P85];[.$Z85];[.$AJ85];[.$AT85];[.$BD85];[.$BN85];[.$BX85];[.$CH85];[.$CR85];[.$DB85])" office:value-type="float"/>
          <table:table-cell table:formula="of:=MAX([.$G85];[.$Q85];[.$AA85];[.$AK85];[.$AU85];[.$BE85];[.$BO85];[.$BY85];[.$CI85];[.$CS85];[.$DC85])" office:value-type="float"/>
          <table:table-cell table:formula="of:=MAX([.$H85];[.$R85];[.$AB85];[.$AL85];[.$AV85];[.$BF85];[.$BP85];[.$BZ85];[.$CJ85];[.$CT85];[.$DD85])" office:value-type="float"/>
          <table:table-cell table:formula="of:=MAX([.$I85];[.$S85];[.$AC85];[.$AM85];[.$AW85];[.$BG85];[.$BQ85];[.$CA85];[.$CK85];[.$CU85];[.$DE85])" office:value-type="float"/>
          <table:table-cell table:formula="of:=MAX([.$J85];[.$T85];[.$AD85];[.$AN85];[.$AX85];[.$BH85];[.$BR85];[.$CB85];[.$CL85];[.$CV85];[.$DF85])" office:value-type="float"/>
          <table:table-cell table:formula="of:=MAX([.$K85];[.$U85];[.$AE85];[.$AO85];[.$AY85];[.$BI85];[.$BS85];[.$CC85];[.$CM85];[.$CW85];[.$DG85])" office:value-type="float"/>
        </table:table-row>
        <table:table-row table:style-name="ro1">
          <table:table-cell office:value-type="string">
            <text:p>bio-repair/instances/Stat_vs_Exp/15/Stat_vs_Exp_146_15.lp</text:p>
          </table:table-cell>
          <table:table-cell table:style-name="cellBest" office:value-type="float" office:value="18.6622"/>
          <table:table-cell office:value-type="float" office:value="0.0"/>
          <table:table-cell office:value-type="float" office:value="0.0296428042093"/>
          <table:table-cell office:value-type="float" office:value="0.000592856084186"/>
          <table:table-cell office:value-type="float" office:value="0.0"/>
          <table:table-cell office:value-type="float" office:value="300435.0"/>
          <table:table-cell office:value-type="float" office:value="0.0"/>
          <table:table-cell office:value-type="float" office:value="18834.0"/>
          <table:table-cell office:value-type="float" office:value="4.0"/>
          <table:table-cell office:value-type="float" office:value="30.0"/>
          <table:table-cell office:value-type="float" office:value="600.02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31"/>
          <table:table-cell office:value-type="float" office:value="1.0"/>
          <table:table-cell office:value-type="float" office:value="0.148214021046"/>
          <table:table-cell office:value-type="float" office:value="0.00148214021046"/>
          <table:table-cell office:value-type="float" office:value="0.0"/>
          <table:table-cell office:value-type="float" office:value="468458.0"/>
          <table:table-cell office:value-type="float" office:value="0.0"/>
          <table:table-cell office:value-type="float" office:value="26969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177856825256"/>
          <table:table-cell office:value-type="float" office:value="0.00177856825256"/>
          <table:table-cell office:value-type="float" office:value="0.0"/>
          <table:table-cell office:value-type="float" office:value="957037.0"/>
          <table:table-cell office:value-type="float" office:value="203.0"/>
          <table:table-cell office:value-type="float" office:value="28661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177856825256"/>
          <table:table-cell office:value-type="float" office:value="0.00177856825256"/>
          <table:table-cell office:value-type="float" office:value="0.0"/>
          <table:table-cell table:style-name="cellWorst" office:value-type="float" office:value="3155835.0"/>
          <table:table-cell table:style-name="cellWorst" office:value-type="float" office:value="34322.0"/>
          <table:table-cell table:style-name="cellWorst" office:value-type="float" office:value="122637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177856825256"/>
          <table:table-cell office:value-type="float" office:value="0.00177856825256"/>
          <table:table-cell office:value-type="float" office:value="0.0"/>
          <table:table-cell table:style-name="cellWorst" office:value-type="float" office:value="3155835.0"/>
          <table:table-cell table:style-name="cellWorst" office:value-type="float" office:value="34322.0"/>
          <table:table-cell table:style-name="cellWorst" office:value-type="float" office:value="122637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86];[.$L86];[.$V86];[.$AF86];[.$AP86];[.$AZ86];[.$BJ86];[.$BT86];[.$CD86];[.$CN86];[.$CX86])" office:value-type="float"/>
          <table:table-cell table:formula="of:=MIN([.$C86];[.$M86];[.$W86];[.$AG86];[.$AQ86];[.$BA86];[.$BK86];[.$BU86];[.$CE86];[.$CO86];[.$CY86])" office:value-type="float"/>
          <table:table-cell table:formula="of:=MIN([.$D86];[.$N86];[.$X86];[.$AH86];[.$AR86];[.$BB86];[.$BL86];[.$BV86];[.$CF86];[.$CP86];[.$CZ86])" office:value-type="float"/>
          <table:table-cell table:formula="of:=MIN([.$E86];[.$O86];[.$Y86];[.$AI86];[.$AS86];[.$BC86];[.$BM86];[.$BW86];[.$CG86];[.$CQ86];[.$DA86])" office:value-type="float"/>
          <table:table-cell table:formula="of:=MIN([.$F86];[.$P86];[.$Z86];[.$AJ86];[.$AT86];[.$BD86];[.$BN86];[.$BX86];[.$CH86];[.$CR86];[.$DB86])" office:value-type="float"/>
          <table:table-cell table:formula="of:=MIN([.$G86];[.$Q86];[.$AA86];[.$AK86];[.$AU86];[.$BE86];[.$BO86];[.$BY86];[.$CI86];[.$CS86];[.$DC86])" office:value-type="float"/>
          <table:table-cell table:formula="of:=MIN([.$H86];[.$R86];[.$AB86];[.$AL86];[.$AV86];[.$BF86];[.$BP86];[.$BZ86];[.$CJ86];[.$CT86];[.$DD86])" office:value-type="float"/>
          <table:table-cell table:formula="of:=MIN([.$I86];[.$S86];[.$AC86];[.$AM86];[.$AW86];[.$BG86];[.$BQ86];[.$CA86];[.$CK86];[.$CU86];[.$DE86])" office:value-type="float"/>
          <table:table-cell table:formula="of:=MIN([.$J86];[.$T86];[.$AD86];[.$AN86];[.$AX86];[.$BH86];[.$BR86];[.$CB86];[.$CL86];[.$CV86];[.$DF86])" office:value-type="float"/>
          <table:table-cell table:formula="of:=MIN([.$K86];[.$U86];[.$AE86];[.$AO86];[.$AY86];[.$BI86];[.$BS86];[.$CC86];[.$CM86];[.$CW86];[.$DG86])" office:value-type="float"/>
          <table:table-cell table:formula="of:=MEDIAN([.$B86];[.$L86];[.$V86];[.$AF86];[.$AP86];[.$AZ86];[.$BJ86];[.$BT86];[.$CD86];[.$CN86];[.$CX86])" office:value-type="float"/>
          <table:table-cell table:formula="of:=MEDIAN([.$C86];[.$M86];[.$W86];[.$AG86];[.$AQ86];[.$BA86];[.$BK86];[.$BU86];[.$CE86];[.$CO86];[.$CY86])" office:value-type="float"/>
          <table:table-cell table:formula="of:=MEDIAN([.$D86];[.$N86];[.$X86];[.$AH86];[.$AR86];[.$BB86];[.$BL86];[.$BV86];[.$CF86];[.$CP86];[.$CZ86])" office:value-type="float"/>
          <table:table-cell table:formula="of:=MEDIAN([.$E86];[.$O86];[.$Y86];[.$AI86];[.$AS86];[.$BC86];[.$BM86];[.$BW86];[.$CG86];[.$CQ86];[.$DA86])" office:value-type="float"/>
          <table:table-cell table:formula="of:=MEDIAN([.$F86];[.$P86];[.$Z86];[.$AJ86];[.$AT86];[.$BD86];[.$BN86];[.$BX86];[.$CH86];[.$CR86];[.$DB86])" office:value-type="float"/>
          <table:table-cell table:formula="of:=MEDIAN([.$G86];[.$Q86];[.$AA86];[.$AK86];[.$AU86];[.$BE86];[.$BO86];[.$BY86];[.$CI86];[.$CS86];[.$DC86])" office:value-type="float"/>
          <table:table-cell table:formula="of:=MEDIAN([.$H86];[.$R86];[.$AB86];[.$AL86];[.$AV86];[.$BF86];[.$BP86];[.$BZ86];[.$CJ86];[.$CT86];[.$DD86])" office:value-type="float"/>
          <table:table-cell table:formula="of:=MEDIAN([.$I86];[.$S86];[.$AC86];[.$AM86];[.$AW86];[.$BG86];[.$BQ86];[.$CA86];[.$CK86];[.$CU86];[.$DE86])" office:value-type="float"/>
          <table:table-cell table:formula="of:=MEDIAN([.$J86];[.$T86];[.$AD86];[.$AN86];[.$AX86];[.$BH86];[.$BR86];[.$CB86];[.$CL86];[.$CV86];[.$DF86])" office:value-type="float"/>
          <table:table-cell table:formula="of:=MEDIAN([.$K86];[.$U86];[.$AE86];[.$AO86];[.$AY86];[.$BI86];[.$BS86];[.$CC86];[.$CM86];[.$CW86];[.$DG86])" office:value-type="float"/>
          <table:table-cell table:formula="of:=MAX([.$B86];[.$L86];[.$V86];[.$AF86];[.$AP86];[.$AZ86];[.$BJ86];[.$BT86];[.$CD86];[.$CN86];[.$CX86])" office:value-type="float"/>
          <table:table-cell table:formula="of:=MAX([.$C86];[.$M86];[.$W86];[.$AG86];[.$AQ86];[.$BA86];[.$BK86];[.$BU86];[.$CE86];[.$CO86];[.$CY86])" office:value-type="float"/>
          <table:table-cell table:formula="of:=MAX([.$D86];[.$N86];[.$X86];[.$AH86];[.$AR86];[.$BB86];[.$BL86];[.$BV86];[.$CF86];[.$CP86];[.$CZ86])" office:value-type="float"/>
          <table:table-cell table:formula="of:=MAX([.$E86];[.$O86];[.$Y86];[.$AI86];[.$AS86];[.$BC86];[.$BM86];[.$BW86];[.$CG86];[.$CQ86];[.$DA86])" office:value-type="float"/>
          <table:table-cell table:formula="of:=MAX([.$F86];[.$P86];[.$Z86];[.$AJ86];[.$AT86];[.$BD86];[.$BN86];[.$BX86];[.$CH86];[.$CR86];[.$DB86])" office:value-type="float"/>
          <table:table-cell table:formula="of:=MAX([.$G86];[.$Q86];[.$AA86];[.$AK86];[.$AU86];[.$BE86];[.$BO86];[.$BY86];[.$CI86];[.$CS86];[.$DC86])" office:value-type="float"/>
          <table:table-cell table:formula="of:=MAX([.$H86];[.$R86];[.$AB86];[.$AL86];[.$AV86];[.$BF86];[.$BP86];[.$BZ86];[.$CJ86];[.$CT86];[.$DD86])" office:value-type="float"/>
          <table:table-cell table:formula="of:=MAX([.$I86];[.$S86];[.$AC86];[.$AM86];[.$AW86];[.$BG86];[.$BQ86];[.$CA86];[.$CK86];[.$CU86];[.$DE86])" office:value-type="float"/>
          <table:table-cell table:formula="of:=MAX([.$J86];[.$T86];[.$AD86];[.$AN86];[.$AX86];[.$BH86];[.$BR86];[.$CB86];[.$CL86];[.$CV86];[.$DF86])" office:value-type="float"/>
          <table:table-cell table:formula="of:=MAX([.$K86];[.$U86];[.$AE86];[.$AO86];[.$AY86];[.$BI86];[.$BS86];[.$CC86];[.$CM86];[.$CW86];[.$DG86])" office:value-type="float"/>
        </table:table-row>
        <table:table-row table:style-name="ro1">
          <table:table-cell office:value-type="string">
            <text:p>bio-repair/instances/Stat_vs_Exp/15/Stat_vs_Exp_147_15.lp</text:p>
          </table:table-cell>
          <table:table-cell table:style-name="cellBest" office:value-type="float" office:value="18.0303"/>
          <table:table-cell office:value-type="float" office:value="0.0"/>
          <table:table-cell office:value-type="float" office:value="0.0296208530806"/>
          <table:table-cell office:value-type="float" office:value="0.000493680884676"/>
          <table:table-cell office:value-type="float" office:value="0.0"/>
          <table:table-cell office:value-type="float" office:value="339464.0"/>
          <table:table-cell office:value-type="float" office:value="0.0"/>
          <table:table-cell office:value-type="float" office:value="5341.0"/>
          <table:table-cell office:value-type="float" office:value="4.0"/>
          <table:table-cell table:style-name="cellBest" office:value-type="float" office:value="30.0"/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177725118483"/>
          <table:table-cell office:value-type="float" office:value="0.00177725118483"/>
          <table:table-cell office:value-type="float" office:value="0.0"/>
          <table:table-cell office:value-type="float" office:value="169232.0"/>
          <table:table-cell office:value-type="float" office:value="0.0"/>
          <table:table-cell office:value-type="float" office:value="5465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32.131"/>
          <table:table-cell office:value-type="float" office:value="0.0"/>
          <table:table-cell office:value-type="float" office:value="0.207345971564"/>
          <table:table-cell office:value-type="float" office:value="0.00239435229068"/>
          <table:table-cell office:value-type="float" office:value="0.0"/>
          <table:table-cell table:style-name="cellWorst" office:value-type="float" office:value="3324899.0"/>
          <table:table-cell office:value-type="float" office:value="28665.0"/>
          <table:table-cell table:style-name="cellWorst" office:value-type="float" office:value="1195371.0"/>
          <table:table-cell office:value-type="float" office:value="4.0"/>
          <table:table-cell table:style-name="cellWorst" office:value-type="float" office:value="109.0"/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2.604"/>
          <table:table-cell office:value-type="float" office:value="0.0"/>
          <table:table-cell office:value-type="float" office:value="0.103672985782"/>
          <table:table-cell office:value-type="float" office:value="0.00180193522907"/>
          <table:table-cell office:value-type="float" office:value="0.0"/>
          <table:table-cell office:value-type="float" office:value="397740.0"/>
          <table:table-cell table:style-name="cellWorst" office:value-type="float" office:value="62269.0"/>
          <table:table-cell office:value-type="float" office:value="8138.0"/>
          <table:table-cell office:value-type="float" office:value="4.0"/>
          <table:table-cell office:value-type="float" office:value="57.0"/>
          <table:table-cell office:value-type="float" office:value="30.3198"/>
          <table:table-cell office:value-type="float" office:value="0.0"/>
          <table:table-cell office:value-type="float" office:value="0.103672985782"/>
          <table:table-cell office:value-type="float" office:value="0.00180193522907"/>
          <table:table-cell office:value-type="float" office:value="0.0"/>
          <table:table-cell office:value-type="float" office:value="397740.0"/>
          <table:table-cell table:style-name="cellWorst" office:value-type="float" office:value="62269.0"/>
          <table:table-cell office:value-type="float" office:value="8138.0"/>
          <table:table-cell office:value-type="float" office:value="4.0"/>
          <table:table-cell office:value-type="float" office:value="57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87];[.$L87];[.$V87];[.$AF87];[.$AP87];[.$AZ87];[.$BJ87];[.$BT87];[.$CD87];[.$CN87];[.$CX87])" office:value-type="float"/>
          <table:table-cell table:formula="of:=MIN([.$C87];[.$M87];[.$W87];[.$AG87];[.$AQ87];[.$BA87];[.$BK87];[.$BU87];[.$CE87];[.$CO87];[.$CY87])" office:value-type="float"/>
          <table:table-cell table:formula="of:=MIN([.$D87];[.$N87];[.$X87];[.$AH87];[.$AR87];[.$BB87];[.$BL87];[.$BV87];[.$CF87];[.$CP87];[.$CZ87])" office:value-type="float"/>
          <table:table-cell table:formula="of:=MIN([.$E87];[.$O87];[.$Y87];[.$AI87];[.$AS87];[.$BC87];[.$BM87];[.$BW87];[.$CG87];[.$CQ87];[.$DA87])" office:value-type="float"/>
          <table:table-cell table:formula="of:=MIN([.$F87];[.$P87];[.$Z87];[.$AJ87];[.$AT87];[.$BD87];[.$BN87];[.$BX87];[.$CH87];[.$CR87];[.$DB87])" office:value-type="float"/>
          <table:table-cell table:formula="of:=MIN([.$G87];[.$Q87];[.$AA87];[.$AK87];[.$AU87];[.$BE87];[.$BO87];[.$BY87];[.$CI87];[.$CS87];[.$DC87])" office:value-type="float"/>
          <table:table-cell table:formula="of:=MIN([.$H87];[.$R87];[.$AB87];[.$AL87];[.$AV87];[.$BF87];[.$BP87];[.$BZ87];[.$CJ87];[.$CT87];[.$DD87])" office:value-type="float"/>
          <table:table-cell table:formula="of:=MIN([.$I87];[.$S87];[.$AC87];[.$AM87];[.$AW87];[.$BG87];[.$BQ87];[.$CA87];[.$CK87];[.$CU87];[.$DE87])" office:value-type="float"/>
          <table:table-cell table:formula="of:=MIN([.$J87];[.$T87];[.$AD87];[.$AN87];[.$AX87];[.$BH87];[.$BR87];[.$CB87];[.$CL87];[.$CV87];[.$DF87])" office:value-type="float"/>
          <table:table-cell table:formula="of:=MIN([.$K87];[.$U87];[.$AE87];[.$AO87];[.$AY87];[.$BI87];[.$BS87];[.$CC87];[.$CM87];[.$CW87];[.$DG87])" office:value-type="float"/>
          <table:table-cell table:formula="of:=MEDIAN([.$B87];[.$L87];[.$V87];[.$AF87];[.$AP87];[.$AZ87];[.$BJ87];[.$BT87];[.$CD87];[.$CN87];[.$CX87])" office:value-type="float"/>
          <table:table-cell table:formula="of:=MEDIAN([.$C87];[.$M87];[.$W87];[.$AG87];[.$AQ87];[.$BA87];[.$BK87];[.$BU87];[.$CE87];[.$CO87];[.$CY87])" office:value-type="float"/>
          <table:table-cell table:formula="of:=MEDIAN([.$D87];[.$N87];[.$X87];[.$AH87];[.$AR87];[.$BB87];[.$BL87];[.$BV87];[.$CF87];[.$CP87];[.$CZ87])" office:value-type="float"/>
          <table:table-cell table:formula="of:=MEDIAN([.$E87];[.$O87];[.$Y87];[.$AI87];[.$AS87];[.$BC87];[.$BM87];[.$BW87];[.$CG87];[.$CQ87];[.$DA87])" office:value-type="float"/>
          <table:table-cell table:formula="of:=MEDIAN([.$F87];[.$P87];[.$Z87];[.$AJ87];[.$AT87];[.$BD87];[.$BN87];[.$BX87];[.$CH87];[.$CR87];[.$DB87])" office:value-type="float"/>
          <table:table-cell table:formula="of:=MEDIAN([.$G87];[.$Q87];[.$AA87];[.$AK87];[.$AU87];[.$BE87];[.$BO87];[.$BY87];[.$CI87];[.$CS87];[.$DC87])" office:value-type="float"/>
          <table:table-cell table:formula="of:=MEDIAN([.$H87];[.$R87];[.$AB87];[.$AL87];[.$AV87];[.$BF87];[.$BP87];[.$BZ87];[.$CJ87];[.$CT87];[.$DD87])" office:value-type="float"/>
          <table:table-cell table:formula="of:=MEDIAN([.$I87];[.$S87];[.$AC87];[.$AM87];[.$AW87];[.$BG87];[.$BQ87];[.$CA87];[.$CK87];[.$CU87];[.$DE87])" office:value-type="float"/>
          <table:table-cell table:formula="of:=MEDIAN([.$J87];[.$T87];[.$AD87];[.$AN87];[.$AX87];[.$BH87];[.$BR87];[.$CB87];[.$CL87];[.$CV87];[.$DF87])" office:value-type="float"/>
          <table:table-cell table:formula="of:=MEDIAN([.$K87];[.$U87];[.$AE87];[.$AO87];[.$AY87];[.$BI87];[.$BS87];[.$CC87];[.$CM87];[.$CW87];[.$DG87])" office:value-type="float"/>
          <table:table-cell table:formula="of:=MAX([.$B87];[.$L87];[.$V87];[.$AF87];[.$AP87];[.$AZ87];[.$BJ87];[.$BT87];[.$CD87];[.$CN87];[.$CX87])" office:value-type="float"/>
          <table:table-cell table:formula="of:=MAX([.$C87];[.$M87];[.$W87];[.$AG87];[.$AQ87];[.$BA87];[.$BK87];[.$BU87];[.$CE87];[.$CO87];[.$CY87])" office:value-type="float"/>
          <table:table-cell table:formula="of:=MAX([.$D87];[.$N87];[.$X87];[.$AH87];[.$AR87];[.$BB87];[.$BL87];[.$BV87];[.$CF87];[.$CP87];[.$CZ87])" office:value-type="float"/>
          <table:table-cell table:formula="of:=MAX([.$E87];[.$O87];[.$Y87];[.$AI87];[.$AS87];[.$BC87];[.$BM87];[.$BW87];[.$CG87];[.$CQ87];[.$DA87])" office:value-type="float"/>
          <table:table-cell table:formula="of:=MAX([.$F87];[.$P87];[.$Z87];[.$AJ87];[.$AT87];[.$BD87];[.$BN87];[.$BX87];[.$CH87];[.$CR87];[.$DB87])" office:value-type="float"/>
          <table:table-cell table:formula="of:=MAX([.$G87];[.$Q87];[.$AA87];[.$AK87];[.$AU87];[.$BE87];[.$BO87];[.$BY87];[.$CI87];[.$CS87];[.$DC87])" office:value-type="float"/>
          <table:table-cell table:formula="of:=MAX([.$H87];[.$R87];[.$AB87];[.$AL87];[.$AV87];[.$BF87];[.$BP87];[.$BZ87];[.$CJ87];[.$CT87];[.$DD87])" office:value-type="float"/>
          <table:table-cell table:formula="of:=MAX([.$I87];[.$S87];[.$AC87];[.$AM87];[.$AW87];[.$BG87];[.$BQ87];[.$CA87];[.$CK87];[.$CU87];[.$DE87])" office:value-type="float"/>
          <table:table-cell table:formula="of:=MAX([.$J87];[.$T87];[.$AD87];[.$AN87];[.$AX87];[.$BH87];[.$BR87];[.$CB87];[.$CL87];[.$CV87];[.$DF87])" office:value-type="float"/>
          <table:table-cell table:formula="of:=MAX([.$K87];[.$U87];[.$AE87];[.$AO87];[.$AY87];[.$BI87];[.$BS87];[.$CC87];[.$CM87];[.$CW87];[.$DG87])" office:value-type="float"/>
        </table:table-row>
        <table:table-row table:style-name="ro1">
          <table:table-cell office:value-type="string">
            <text:p>bio-repair/instances/Stat_vs_Exp/15/Stat_vs_Exp_151_15.lp</text:p>
          </table:table-cell>
          <table:table-cell table:style-name="cellBest" office:value-type="float" office:value="32.1453"/>
          <table:table-cell office:value-type="float" office:value="0.0"/>
          <table:table-cell office:value-type="float" office:value="0.0296033155713"/>
          <table:table-cell office:value-type="float" office:value="0.000592066311427"/>
          <table:table-cell office:value-type="float" office:value="0.0"/>
          <table:table-cell office:value-type="float" office:value="583602.0"/>
          <table:table-cell office:value-type="float" office:value="0.0"/>
          <table:table-cell office:value-type="float" office:value="62743.0"/>
          <table:table-cell office:value-type="float" office:value="4.0"/>
          <table:table-cell office:value-type="float" office:value="45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148016577857"/>
          <table:table-cell office:value-type="float" office:value="0.00177619893428"/>
          <table:table-cell office:value-type="float" office:value="0.0"/>
          <table:table-cell office:value-type="float" office:value="739989.0"/>
          <table:table-cell office:value-type="float" office:value="0.0"/>
          <table:table-cell office:value-type="float" office:value="21638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207223208999"/>
          <table:table-cell office:value-type="float" office:value="0.00207223208999"/>
          <table:table-cell office:value-type="float" office:value="0.0"/>
          <table:table-cell office:value-type="float" office:value="865050.0"/>
          <table:table-cell office:value-type="float" office:value="844.0"/>
          <table:table-cell office:value-type="float" office:value="193383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2"/>
          <table:table-cell office:value-type="float" office:value="1.0"/>
          <table:table-cell office:value-type="float" office:value="0.207223208999"/>
          <table:table-cell office:value-type="float" office:value="0.00207223208999"/>
          <table:table-cell office:value-type="float" office:value="0.0"/>
          <table:table-cell table:style-name="cellWorst" office:value-type="float" office:value="3569474.0"/>
          <table:table-cell table:style-name="cellWorst" office:value-type="float" office:value="52679.0"/>
          <table:table-cell table:style-name="cellWorst" office:value-type="float" office:value="1242903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207223208999"/>
          <table:table-cell office:value-type="float" office:value="0.00207223208999"/>
          <table:table-cell office:value-type="float" office:value="0.0"/>
          <table:table-cell table:style-name="cellWorst" office:value-type="float" office:value="3569474.0"/>
          <table:table-cell table:style-name="cellWorst" office:value-type="float" office:value="52679.0"/>
          <table:table-cell table:style-name="cellWorst" office:value-type="float" office:value="1242903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88];[.$L88];[.$V88];[.$AF88];[.$AP88];[.$AZ88];[.$BJ88];[.$BT88];[.$CD88];[.$CN88];[.$CX88])" office:value-type="float"/>
          <table:table-cell table:formula="of:=MIN([.$C88];[.$M88];[.$W88];[.$AG88];[.$AQ88];[.$BA88];[.$BK88];[.$BU88];[.$CE88];[.$CO88];[.$CY88])" office:value-type="float"/>
          <table:table-cell table:formula="of:=MIN([.$D88];[.$N88];[.$X88];[.$AH88];[.$AR88];[.$BB88];[.$BL88];[.$BV88];[.$CF88];[.$CP88];[.$CZ88])" office:value-type="float"/>
          <table:table-cell table:formula="of:=MIN([.$E88];[.$O88];[.$Y88];[.$AI88];[.$AS88];[.$BC88];[.$BM88];[.$BW88];[.$CG88];[.$CQ88];[.$DA88])" office:value-type="float"/>
          <table:table-cell table:formula="of:=MIN([.$F88];[.$P88];[.$Z88];[.$AJ88];[.$AT88];[.$BD88];[.$BN88];[.$BX88];[.$CH88];[.$CR88];[.$DB88])" office:value-type="float"/>
          <table:table-cell table:formula="of:=MIN([.$G88];[.$Q88];[.$AA88];[.$AK88];[.$AU88];[.$BE88];[.$BO88];[.$BY88];[.$CI88];[.$CS88];[.$DC88])" office:value-type="float"/>
          <table:table-cell table:formula="of:=MIN([.$H88];[.$R88];[.$AB88];[.$AL88];[.$AV88];[.$BF88];[.$BP88];[.$BZ88];[.$CJ88];[.$CT88];[.$DD88])" office:value-type="float"/>
          <table:table-cell table:formula="of:=MIN([.$I88];[.$S88];[.$AC88];[.$AM88];[.$AW88];[.$BG88];[.$BQ88];[.$CA88];[.$CK88];[.$CU88];[.$DE88])" office:value-type="float"/>
          <table:table-cell table:formula="of:=MIN([.$J88];[.$T88];[.$AD88];[.$AN88];[.$AX88];[.$BH88];[.$BR88];[.$CB88];[.$CL88];[.$CV88];[.$DF88])" office:value-type="float"/>
          <table:table-cell table:formula="of:=MIN([.$K88];[.$U88];[.$AE88];[.$AO88];[.$AY88];[.$BI88];[.$BS88];[.$CC88];[.$CM88];[.$CW88];[.$DG88])" office:value-type="float"/>
          <table:table-cell table:formula="of:=MEDIAN([.$B88];[.$L88];[.$V88];[.$AF88];[.$AP88];[.$AZ88];[.$BJ88];[.$BT88];[.$CD88];[.$CN88];[.$CX88])" office:value-type="float"/>
          <table:table-cell table:formula="of:=MEDIAN([.$C88];[.$M88];[.$W88];[.$AG88];[.$AQ88];[.$BA88];[.$BK88];[.$BU88];[.$CE88];[.$CO88];[.$CY88])" office:value-type="float"/>
          <table:table-cell table:formula="of:=MEDIAN([.$D88];[.$N88];[.$X88];[.$AH88];[.$AR88];[.$BB88];[.$BL88];[.$BV88];[.$CF88];[.$CP88];[.$CZ88])" office:value-type="float"/>
          <table:table-cell table:formula="of:=MEDIAN([.$E88];[.$O88];[.$Y88];[.$AI88];[.$AS88];[.$BC88];[.$BM88];[.$BW88];[.$CG88];[.$CQ88];[.$DA88])" office:value-type="float"/>
          <table:table-cell table:formula="of:=MEDIAN([.$F88];[.$P88];[.$Z88];[.$AJ88];[.$AT88];[.$BD88];[.$BN88];[.$BX88];[.$CH88];[.$CR88];[.$DB88])" office:value-type="float"/>
          <table:table-cell table:formula="of:=MEDIAN([.$G88];[.$Q88];[.$AA88];[.$AK88];[.$AU88];[.$BE88];[.$BO88];[.$BY88];[.$CI88];[.$CS88];[.$DC88])" office:value-type="float"/>
          <table:table-cell table:formula="of:=MEDIAN([.$H88];[.$R88];[.$AB88];[.$AL88];[.$AV88];[.$BF88];[.$BP88];[.$BZ88];[.$CJ88];[.$CT88];[.$DD88])" office:value-type="float"/>
          <table:table-cell table:formula="of:=MEDIAN([.$I88];[.$S88];[.$AC88];[.$AM88];[.$AW88];[.$BG88];[.$BQ88];[.$CA88];[.$CK88];[.$CU88];[.$DE88])" office:value-type="float"/>
          <table:table-cell table:formula="of:=MEDIAN([.$J88];[.$T88];[.$AD88];[.$AN88];[.$AX88];[.$BH88];[.$BR88];[.$CB88];[.$CL88];[.$CV88];[.$DF88])" office:value-type="float"/>
          <table:table-cell table:formula="of:=MEDIAN([.$K88];[.$U88];[.$AE88];[.$AO88];[.$AY88];[.$BI88];[.$BS88];[.$CC88];[.$CM88];[.$CW88];[.$DG88])" office:value-type="float"/>
          <table:table-cell table:formula="of:=MAX([.$B88];[.$L88];[.$V88];[.$AF88];[.$AP88];[.$AZ88];[.$BJ88];[.$BT88];[.$CD88];[.$CN88];[.$CX88])" office:value-type="float"/>
          <table:table-cell table:formula="of:=MAX([.$C88];[.$M88];[.$W88];[.$AG88];[.$AQ88];[.$BA88];[.$BK88];[.$BU88];[.$CE88];[.$CO88];[.$CY88])" office:value-type="float"/>
          <table:table-cell table:formula="of:=MAX([.$D88];[.$N88];[.$X88];[.$AH88];[.$AR88];[.$BB88];[.$BL88];[.$BV88];[.$CF88];[.$CP88];[.$CZ88])" office:value-type="float"/>
          <table:table-cell table:formula="of:=MAX([.$E88];[.$O88];[.$Y88];[.$AI88];[.$AS88];[.$BC88];[.$BM88];[.$BW88];[.$CG88];[.$CQ88];[.$DA88])" office:value-type="float"/>
          <table:table-cell table:formula="of:=MAX([.$F88];[.$P88];[.$Z88];[.$AJ88];[.$AT88];[.$BD88];[.$BN88];[.$BX88];[.$CH88];[.$CR88];[.$DB88])" office:value-type="float"/>
          <table:table-cell table:formula="of:=MAX([.$G88];[.$Q88];[.$AA88];[.$AK88];[.$AU88];[.$BE88];[.$BO88];[.$BY88];[.$CI88];[.$CS88];[.$DC88])" office:value-type="float"/>
          <table:table-cell table:formula="of:=MAX([.$H88];[.$R88];[.$AB88];[.$AL88];[.$AV88];[.$BF88];[.$BP88];[.$BZ88];[.$CJ88];[.$CT88];[.$DD88])" office:value-type="float"/>
          <table:table-cell table:formula="of:=MAX([.$I88];[.$S88];[.$AC88];[.$AM88];[.$AW88];[.$BG88];[.$BQ88];[.$CA88];[.$CK88];[.$CU88];[.$DE88])" office:value-type="float"/>
          <table:table-cell table:formula="of:=MAX([.$J88];[.$T88];[.$AD88];[.$AN88];[.$AX88];[.$BH88];[.$BR88];[.$CB88];[.$CL88];[.$CV88];[.$DF88])" office:value-type="float"/>
          <table:table-cell table:formula="of:=MAX([.$K88];[.$U88];[.$AE88];[.$AO88];[.$AY88];[.$BI88];[.$BS88];[.$CC88];[.$CM88];[.$CW88];[.$DG88])" office:value-type="float"/>
        </table:table-row>
        <table:table-row table:style-name="ro1">
          <table:table-cell office:value-type="string">
            <text:p>bio-repair/instances/Stat_vs_Exp/15/Stat_vs_Exp_157_15.lp</text:p>
          </table:table-cell>
          <table:table-cell table:style-name="cellBest" office:value-type="float" office:value="24.0372"/>
          <table:table-cell office:value-type="float" office:value="0.0"/>
          <table:table-cell office:value-type="float" office:value="0.0296296296296"/>
          <table:table-cell office:value-type="float" office:value="0.000987654320988"/>
          <table:table-cell office:value-type="float" office:value="0.0"/>
          <table:table-cell table:style-name="cellWorst" office:value-type="float" office:value="489368.0"/>
          <table:table-cell office:value-type="float" office:value="0.0"/>
          <table:table-cell office:value-type="float" office:value="15843.0"/>
          <table:table-cell office:value-type="float" office:value="4.0"/>
          <table:table-cell office:value-type="float" office:value="42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207407407407"/>
          <table:table-cell office:value-type="float" office:value="0.00207407407407"/>
          <table:table-cell office:value-type="float" office:value="0.0"/>
          <table:table-cell office:value-type="float" office:value="445489.0"/>
          <table:table-cell office:value-type="float" office:value="0.0"/>
          <table:table-cell office:value-type="float" office:value="11789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177777777778"/>
          <table:table-cell office:value-type="float" office:value="0.00177777777778"/>
          <table:table-cell office:value-type="float" office:value="0.0"/>
          <table:table-cell office:value-type="float" office:value="439017.0"/>
          <table:table-cell office:value-type="float" office:value="42.0"/>
          <table:table-cell table:style-name="cellWorst" office:value-type="float" office:value="5631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177777777778"/>
          <table:table-cell office:value-type="float" office:value="0.00177777777778"/>
          <table:table-cell office:value-type="float" office:value="0.0"/>
          <table:table-cell office:value-type="float" office:value="438474.0"/>
          <table:table-cell table:style-name="cellWorst" office:value-type="float" office:value="9470.0"/>
          <table:table-cell office:value-type="float" office:value="5631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177777777778"/>
          <table:table-cell office:value-type="float" office:value="0.00177777777778"/>
          <table:table-cell office:value-type="float" office:value="0.0"/>
          <table:table-cell office:value-type="float" office:value="438474.0"/>
          <table:table-cell table:style-name="cellWorst" office:value-type="float" office:value="9470.0"/>
          <table:table-cell office:value-type="float" office:value="5631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89];[.$L89];[.$V89];[.$AF89];[.$AP89];[.$AZ89];[.$BJ89];[.$BT89];[.$CD89];[.$CN89];[.$CX89])" office:value-type="float"/>
          <table:table-cell table:formula="of:=MIN([.$C89];[.$M89];[.$W89];[.$AG89];[.$AQ89];[.$BA89];[.$BK89];[.$BU89];[.$CE89];[.$CO89];[.$CY89])" office:value-type="float"/>
          <table:table-cell table:formula="of:=MIN([.$D89];[.$N89];[.$X89];[.$AH89];[.$AR89];[.$BB89];[.$BL89];[.$BV89];[.$CF89];[.$CP89];[.$CZ89])" office:value-type="float"/>
          <table:table-cell table:formula="of:=MIN([.$E89];[.$O89];[.$Y89];[.$AI89];[.$AS89];[.$BC89];[.$BM89];[.$BW89];[.$CG89];[.$CQ89];[.$DA89])" office:value-type="float"/>
          <table:table-cell table:formula="of:=MIN([.$F89];[.$P89];[.$Z89];[.$AJ89];[.$AT89];[.$BD89];[.$BN89];[.$BX89];[.$CH89];[.$CR89];[.$DB89])" office:value-type="float"/>
          <table:table-cell table:formula="of:=MIN([.$G89];[.$Q89];[.$AA89];[.$AK89];[.$AU89];[.$BE89];[.$BO89];[.$BY89];[.$CI89];[.$CS89];[.$DC89])" office:value-type="float"/>
          <table:table-cell table:formula="of:=MIN([.$H89];[.$R89];[.$AB89];[.$AL89];[.$AV89];[.$BF89];[.$BP89];[.$BZ89];[.$CJ89];[.$CT89];[.$DD89])" office:value-type="float"/>
          <table:table-cell table:formula="of:=MIN([.$I89];[.$S89];[.$AC89];[.$AM89];[.$AW89];[.$BG89];[.$BQ89];[.$CA89];[.$CK89];[.$CU89];[.$DE89])" office:value-type="float"/>
          <table:table-cell table:formula="of:=MIN([.$J89];[.$T89];[.$AD89];[.$AN89];[.$AX89];[.$BH89];[.$BR89];[.$CB89];[.$CL89];[.$CV89];[.$DF89])" office:value-type="float"/>
          <table:table-cell table:formula="of:=MIN([.$K89];[.$U89];[.$AE89];[.$AO89];[.$AY89];[.$BI89];[.$BS89];[.$CC89];[.$CM89];[.$CW89];[.$DG89])" office:value-type="float"/>
          <table:table-cell table:formula="of:=MEDIAN([.$B89];[.$L89];[.$V89];[.$AF89];[.$AP89];[.$AZ89];[.$BJ89];[.$BT89];[.$CD89];[.$CN89];[.$CX89])" office:value-type="float"/>
          <table:table-cell table:formula="of:=MEDIAN([.$C89];[.$M89];[.$W89];[.$AG89];[.$AQ89];[.$BA89];[.$BK89];[.$BU89];[.$CE89];[.$CO89];[.$CY89])" office:value-type="float"/>
          <table:table-cell table:formula="of:=MEDIAN([.$D89];[.$N89];[.$X89];[.$AH89];[.$AR89];[.$BB89];[.$BL89];[.$BV89];[.$CF89];[.$CP89];[.$CZ89])" office:value-type="float"/>
          <table:table-cell table:formula="of:=MEDIAN([.$E89];[.$O89];[.$Y89];[.$AI89];[.$AS89];[.$BC89];[.$BM89];[.$BW89];[.$CG89];[.$CQ89];[.$DA89])" office:value-type="float"/>
          <table:table-cell table:formula="of:=MEDIAN([.$F89];[.$P89];[.$Z89];[.$AJ89];[.$AT89];[.$BD89];[.$BN89];[.$BX89];[.$CH89];[.$CR89];[.$DB89])" office:value-type="float"/>
          <table:table-cell table:formula="of:=MEDIAN([.$G89];[.$Q89];[.$AA89];[.$AK89];[.$AU89];[.$BE89];[.$BO89];[.$BY89];[.$CI89];[.$CS89];[.$DC89])" office:value-type="float"/>
          <table:table-cell table:formula="of:=MEDIAN([.$H89];[.$R89];[.$AB89];[.$AL89];[.$AV89];[.$BF89];[.$BP89];[.$BZ89];[.$CJ89];[.$CT89];[.$DD89])" office:value-type="float"/>
          <table:table-cell table:formula="of:=MEDIAN([.$I89];[.$S89];[.$AC89];[.$AM89];[.$AW89];[.$BG89];[.$BQ89];[.$CA89];[.$CK89];[.$CU89];[.$DE89])" office:value-type="float"/>
          <table:table-cell table:formula="of:=MEDIAN([.$J89];[.$T89];[.$AD89];[.$AN89];[.$AX89];[.$BH89];[.$BR89];[.$CB89];[.$CL89];[.$CV89];[.$DF89])" office:value-type="float"/>
          <table:table-cell table:formula="of:=MEDIAN([.$K89];[.$U89];[.$AE89];[.$AO89];[.$AY89];[.$BI89];[.$BS89];[.$CC89];[.$CM89];[.$CW89];[.$DG89])" office:value-type="float"/>
          <table:table-cell table:formula="of:=MAX([.$B89];[.$L89];[.$V89];[.$AF89];[.$AP89];[.$AZ89];[.$BJ89];[.$BT89];[.$CD89];[.$CN89];[.$CX89])" office:value-type="float"/>
          <table:table-cell table:formula="of:=MAX([.$C89];[.$M89];[.$W89];[.$AG89];[.$AQ89];[.$BA89];[.$BK89];[.$BU89];[.$CE89];[.$CO89];[.$CY89])" office:value-type="float"/>
          <table:table-cell table:formula="of:=MAX([.$D89];[.$N89];[.$X89];[.$AH89];[.$AR89];[.$BB89];[.$BL89];[.$BV89];[.$CF89];[.$CP89];[.$CZ89])" office:value-type="float"/>
          <table:table-cell table:formula="of:=MAX([.$E89];[.$O89];[.$Y89];[.$AI89];[.$AS89];[.$BC89];[.$BM89];[.$BW89];[.$CG89];[.$CQ89];[.$DA89])" office:value-type="float"/>
          <table:table-cell table:formula="of:=MAX([.$F89];[.$P89];[.$Z89];[.$AJ89];[.$AT89];[.$BD89];[.$BN89];[.$BX89];[.$CH89];[.$CR89];[.$DB89])" office:value-type="float"/>
          <table:table-cell table:formula="of:=MAX([.$G89];[.$Q89];[.$AA89];[.$AK89];[.$AU89];[.$BE89];[.$BO89];[.$BY89];[.$CI89];[.$CS89];[.$DC89])" office:value-type="float"/>
          <table:table-cell table:formula="of:=MAX([.$H89];[.$R89];[.$AB89];[.$AL89];[.$AV89];[.$BF89];[.$BP89];[.$BZ89];[.$CJ89];[.$CT89];[.$DD89])" office:value-type="float"/>
          <table:table-cell table:formula="of:=MAX([.$I89];[.$S89];[.$AC89];[.$AM89];[.$AW89];[.$BG89];[.$BQ89];[.$CA89];[.$CK89];[.$CU89];[.$DE89])" office:value-type="float"/>
          <table:table-cell table:formula="of:=MAX([.$J89];[.$T89];[.$AD89];[.$AN89];[.$AX89];[.$BH89];[.$BR89];[.$CB89];[.$CL89];[.$CV89];[.$DF89])" office:value-type="float"/>
          <table:table-cell table:formula="of:=MAX([.$K89];[.$U89];[.$AE89];[.$AO89];[.$AY89];[.$BI89];[.$BS89];[.$CC89];[.$CM89];[.$CW89];[.$DG89])" office:value-type="float"/>
        </table:table-row>
        <table:table-row table:style-name="ro1">
          <table:table-cell office:value-type="string">
            <text:p>bio-repair/instances/Stat_vs_Exp/15/Stat_vs_Exp_171_15.lp</text:p>
          </table:table-cell>
          <table:table-cell table:style-name="cellBest" office:value-type="float" office:value="21.3975"/>
          <table:table-cell office:value-type="float" office:value="0.0"/>
          <table:table-cell office:value-type="float" office:value="0.0296515937732"/>
          <table:table-cell office:value-type="float" office:value="0.000444773906597"/>
          <table:table-cell office:value-type="float" office:value="0.0"/>
          <table:table-cell office:value-type="float" office:value="389418.0"/>
          <table:table-cell office:value-type="float" office:value="0.0"/>
          <table:table-cell office:value-type="float" office:value="19482.0"/>
          <table:table-cell office:value-type="float" office:value="4.0"/>
          <table:table-cell table:style-name="cellBest" office:value-type="float" office:value="39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118606375093"/>
          <table:table-cell office:value-type="float" office:value="0.00118606375093"/>
          <table:table-cell office:value-type="float" office:value="0.0"/>
          <table:table-cell office:value-type="float" office:value="330637.0"/>
          <table:table-cell office:value-type="float" office:value="0.0"/>
          <table:table-cell office:value-type="float" office:value="1004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118606375093"/>
          <table:table-cell office:value-type="float" office:value="0.00118606375093"/>
          <table:table-cell office:value-type="float" office:value="0.0"/>
          <table:table-cell office:value-type="float" office:value="736504.0"/>
          <table:table-cell office:value-type="float" office:value="150.0"/>
          <table:table-cell office:value-type="float" office:value="11549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75.75"/>
          <table:table-cell office:value-type="float" office:value="0.0"/>
          <table:table-cell office:value-type="float" office:value="0.0593031875463"/>
          <table:table-cell office:value-type="float" office:value="0.00118606375093"/>
          <table:table-cell office:value-type="float" office:value="0.0"/>
          <table:table-cell table:style-name="cellWorst" office:value-type="float" office:value="2954659.0"/>
          <table:table-cell table:style-name="cellWorst" office:value-type="float" office:value="50794.0"/>
          <table:table-cell table:style-name="cellWorst" office:value-type="float" office:value="1054480.0"/>
          <table:table-cell office:value-type="float" office:value="4.0"/>
          <table:table-cell office:value-type="float" office:value="204.0"/>
          <table:table-cell office:value-type="float" office:value="259.243"/>
          <table:table-cell office:value-type="float" office:value="0.0"/>
          <table:table-cell office:value-type="float" office:value="0.0593031875463"/>
          <table:table-cell office:value-type="float" office:value="0.00118606375093"/>
          <table:table-cell office:value-type="float" office:value="0.0"/>
          <table:table-cell table:style-name="cellWorst" office:value-type="float" office:value="2954659.0"/>
          <table:table-cell table:style-name="cellWorst" office:value-type="float" office:value="50794.0"/>
          <table:table-cell table:style-name="cellWorst" office:value-type="float" office:value="1054480.0"/>
          <table:table-cell office:value-type="float" office:value="4.0"/>
          <table:table-cell office:value-type="float" office:value="204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90];[.$L90];[.$V90];[.$AF90];[.$AP90];[.$AZ90];[.$BJ90];[.$BT90];[.$CD90];[.$CN90];[.$CX90])" office:value-type="float"/>
          <table:table-cell table:formula="of:=MIN([.$C90];[.$M90];[.$W90];[.$AG90];[.$AQ90];[.$BA90];[.$BK90];[.$BU90];[.$CE90];[.$CO90];[.$CY90])" office:value-type="float"/>
          <table:table-cell table:formula="of:=MIN([.$D90];[.$N90];[.$X90];[.$AH90];[.$AR90];[.$BB90];[.$BL90];[.$BV90];[.$CF90];[.$CP90];[.$CZ90])" office:value-type="float"/>
          <table:table-cell table:formula="of:=MIN([.$E90];[.$O90];[.$Y90];[.$AI90];[.$AS90];[.$BC90];[.$BM90];[.$BW90];[.$CG90];[.$CQ90];[.$DA90])" office:value-type="float"/>
          <table:table-cell table:formula="of:=MIN([.$F90];[.$P90];[.$Z90];[.$AJ90];[.$AT90];[.$BD90];[.$BN90];[.$BX90];[.$CH90];[.$CR90];[.$DB90])" office:value-type="float"/>
          <table:table-cell table:formula="of:=MIN([.$G90];[.$Q90];[.$AA90];[.$AK90];[.$AU90];[.$BE90];[.$BO90];[.$BY90];[.$CI90];[.$CS90];[.$DC90])" office:value-type="float"/>
          <table:table-cell table:formula="of:=MIN([.$H90];[.$R90];[.$AB90];[.$AL90];[.$AV90];[.$BF90];[.$BP90];[.$BZ90];[.$CJ90];[.$CT90];[.$DD90])" office:value-type="float"/>
          <table:table-cell table:formula="of:=MIN([.$I90];[.$S90];[.$AC90];[.$AM90];[.$AW90];[.$BG90];[.$BQ90];[.$CA90];[.$CK90];[.$CU90];[.$DE90])" office:value-type="float"/>
          <table:table-cell table:formula="of:=MIN([.$J90];[.$T90];[.$AD90];[.$AN90];[.$AX90];[.$BH90];[.$BR90];[.$CB90];[.$CL90];[.$CV90];[.$DF90])" office:value-type="float"/>
          <table:table-cell table:formula="of:=MIN([.$K90];[.$U90];[.$AE90];[.$AO90];[.$AY90];[.$BI90];[.$BS90];[.$CC90];[.$CM90];[.$CW90];[.$DG90])" office:value-type="float"/>
          <table:table-cell table:formula="of:=MEDIAN([.$B90];[.$L90];[.$V90];[.$AF90];[.$AP90];[.$AZ90];[.$BJ90];[.$BT90];[.$CD90];[.$CN90];[.$CX90])" office:value-type="float"/>
          <table:table-cell table:formula="of:=MEDIAN([.$C90];[.$M90];[.$W90];[.$AG90];[.$AQ90];[.$BA90];[.$BK90];[.$BU90];[.$CE90];[.$CO90];[.$CY90])" office:value-type="float"/>
          <table:table-cell table:formula="of:=MEDIAN([.$D90];[.$N90];[.$X90];[.$AH90];[.$AR90];[.$BB90];[.$BL90];[.$BV90];[.$CF90];[.$CP90];[.$CZ90])" office:value-type="float"/>
          <table:table-cell table:formula="of:=MEDIAN([.$E90];[.$O90];[.$Y90];[.$AI90];[.$AS90];[.$BC90];[.$BM90];[.$BW90];[.$CG90];[.$CQ90];[.$DA90])" office:value-type="float"/>
          <table:table-cell table:formula="of:=MEDIAN([.$F90];[.$P90];[.$Z90];[.$AJ90];[.$AT90];[.$BD90];[.$BN90];[.$BX90];[.$CH90];[.$CR90];[.$DB90])" office:value-type="float"/>
          <table:table-cell table:formula="of:=MEDIAN([.$G90];[.$Q90];[.$AA90];[.$AK90];[.$AU90];[.$BE90];[.$BO90];[.$BY90];[.$CI90];[.$CS90];[.$DC90])" office:value-type="float"/>
          <table:table-cell table:formula="of:=MEDIAN([.$H90];[.$R90];[.$AB90];[.$AL90];[.$AV90];[.$BF90];[.$BP90];[.$BZ90];[.$CJ90];[.$CT90];[.$DD90])" office:value-type="float"/>
          <table:table-cell table:formula="of:=MEDIAN([.$I90];[.$S90];[.$AC90];[.$AM90];[.$AW90];[.$BG90];[.$BQ90];[.$CA90];[.$CK90];[.$CU90];[.$DE90])" office:value-type="float"/>
          <table:table-cell table:formula="of:=MEDIAN([.$J90];[.$T90];[.$AD90];[.$AN90];[.$AX90];[.$BH90];[.$BR90];[.$CB90];[.$CL90];[.$CV90];[.$DF90])" office:value-type="float"/>
          <table:table-cell table:formula="of:=MEDIAN([.$K90];[.$U90];[.$AE90];[.$AO90];[.$AY90];[.$BI90];[.$BS90];[.$CC90];[.$CM90];[.$CW90];[.$DG90])" office:value-type="float"/>
          <table:table-cell table:formula="of:=MAX([.$B90];[.$L90];[.$V90];[.$AF90];[.$AP90];[.$AZ90];[.$BJ90];[.$BT90];[.$CD90];[.$CN90];[.$CX90])" office:value-type="float"/>
          <table:table-cell table:formula="of:=MAX([.$C90];[.$M90];[.$W90];[.$AG90];[.$AQ90];[.$BA90];[.$BK90];[.$BU90];[.$CE90];[.$CO90];[.$CY90])" office:value-type="float"/>
          <table:table-cell table:formula="of:=MAX([.$D90];[.$N90];[.$X90];[.$AH90];[.$AR90];[.$BB90];[.$BL90];[.$BV90];[.$CF90];[.$CP90];[.$CZ90])" office:value-type="float"/>
          <table:table-cell table:formula="of:=MAX([.$E90];[.$O90];[.$Y90];[.$AI90];[.$AS90];[.$BC90];[.$BM90];[.$BW90];[.$CG90];[.$CQ90];[.$DA90])" office:value-type="float"/>
          <table:table-cell table:formula="of:=MAX([.$F90];[.$P90];[.$Z90];[.$AJ90];[.$AT90];[.$BD90];[.$BN90];[.$BX90];[.$CH90];[.$CR90];[.$DB90])" office:value-type="float"/>
          <table:table-cell table:formula="of:=MAX([.$G90];[.$Q90];[.$AA90];[.$AK90];[.$AU90];[.$BE90];[.$BO90];[.$BY90];[.$CI90];[.$CS90];[.$DC90])" office:value-type="float"/>
          <table:table-cell table:formula="of:=MAX([.$H90];[.$R90];[.$AB90];[.$AL90];[.$AV90];[.$BF90];[.$BP90];[.$BZ90];[.$CJ90];[.$CT90];[.$DD90])" office:value-type="float"/>
          <table:table-cell table:formula="of:=MAX([.$I90];[.$S90];[.$AC90];[.$AM90];[.$AW90];[.$BG90];[.$BQ90];[.$CA90];[.$CK90];[.$CU90];[.$DE90])" office:value-type="float"/>
          <table:table-cell table:formula="of:=MAX([.$J90];[.$T90];[.$AD90];[.$AN90];[.$AX90];[.$BH90];[.$BR90];[.$CB90];[.$CL90];[.$CV90];[.$DF90])" office:value-type="float"/>
          <table:table-cell table:formula="of:=MAX([.$K90];[.$U90];[.$AE90];[.$AO90];[.$AY90];[.$BI90];[.$BS90];[.$CC90];[.$CM90];[.$CW90];[.$DG90])" office:value-type="float"/>
        </table:table-row>
        <table:table-row table:style-name="ro1">
          <table:table-cell office:value-type="string">
            <text:p>bio-repair/instances/Stat_vs_Exp/15/Stat_vs_Exp_173_15.lp</text:p>
          </table:table-cell>
          <table:table-cell table:style-name="cellBest" office:value-type="float" office:value="43.554"/>
          <table:table-cell office:value-type="float" office:value="0.0"/>
          <table:table-cell office:value-type="float" office:value="0.0296076980015"/>
          <table:table-cell office:value-type="float" office:value="0.000789538613373"/>
          <table:table-cell office:value-type="float" office:value="0.0"/>
          <table:table-cell table:style-name="cellWorst" office:value-type="float" office:value="1185100.0"/>
          <table:table-cell office:value-type="float" office:value="0.0"/>
          <table:table-cell table:style-name="cellWorst" office:value-type="float" office:value="81577.0"/>
          <table:table-cell office:value-type="float" office:value="4.0"/>
          <table:table-cell office:value-type="float" office:value="45.0"/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888230940044"/>
          <table:table-cell office:value-type="float" office:value="0.0020725388601"/>
          <table:table-cell office:value-type="float" office:value="0.0"/>
          <table:table-cell office:value-type="float" office:value="709417.0"/>
          <table:table-cell office:value-type="float" office:value="0.0"/>
          <table:table-cell office:value-type="float" office:value="35788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6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91];[.$L91];[.$V91];[.$AF91];[.$AP91];[.$AZ91];[.$BJ91];[.$BT91];[.$CD91];[.$CN91];[.$CX91])" office:value-type="float"/>
          <table:table-cell table:formula="of:=MIN([.$C91];[.$M91];[.$W91];[.$AG91];[.$AQ91];[.$BA91];[.$BK91];[.$BU91];[.$CE91];[.$CO91];[.$CY91])" office:value-type="float"/>
          <table:table-cell table:formula="of:=MIN([.$D91];[.$N91];[.$X91];[.$AH91];[.$AR91];[.$BB91];[.$BL91];[.$BV91];[.$CF91];[.$CP91];[.$CZ91])" office:value-type="float"/>
          <table:table-cell table:formula="of:=MIN([.$E91];[.$O91];[.$Y91];[.$AI91];[.$AS91];[.$BC91];[.$BM91];[.$BW91];[.$CG91];[.$CQ91];[.$DA91])" office:value-type="float"/>
          <table:table-cell table:formula="of:=MIN([.$F91];[.$P91];[.$Z91];[.$AJ91];[.$AT91];[.$BD91];[.$BN91];[.$BX91];[.$CH91];[.$CR91];[.$DB91])" office:value-type="float"/>
          <table:table-cell table:formula="of:=MIN([.$G91];[.$Q91];[.$AA91];[.$AK91];[.$AU91];[.$BE91];[.$BO91];[.$BY91];[.$CI91];[.$CS91];[.$DC91])" office:value-type="float"/>
          <table:table-cell table:formula="of:=MIN([.$H91];[.$R91];[.$AB91];[.$AL91];[.$AV91];[.$BF91];[.$BP91];[.$BZ91];[.$CJ91];[.$CT91];[.$DD91])" office:value-type="float"/>
          <table:table-cell table:formula="of:=MIN([.$I91];[.$S91];[.$AC91];[.$AM91];[.$AW91];[.$BG91];[.$BQ91];[.$CA91];[.$CK91];[.$CU91];[.$DE91])" office:value-type="float"/>
          <table:table-cell table:formula="of:=MIN([.$J91];[.$T91];[.$AD91];[.$AN91];[.$AX91];[.$BH91];[.$BR91];[.$CB91];[.$CL91];[.$CV91];[.$DF91])" office:value-type="float"/>
          <table:table-cell table:formula="of:=MIN([.$K91];[.$U91];[.$AE91];[.$AO91];[.$AY91];[.$BI91];[.$BS91];[.$CC91];[.$CM91];[.$CW91];[.$DG91])" office:value-type="float"/>
          <table:table-cell table:formula="of:=MEDIAN([.$B91];[.$L91];[.$V91];[.$AF91];[.$AP91];[.$AZ91];[.$BJ91];[.$BT91];[.$CD91];[.$CN91];[.$CX91])" office:value-type="float"/>
          <table:table-cell table:formula="of:=MEDIAN([.$C91];[.$M91];[.$W91];[.$AG91];[.$AQ91];[.$BA91];[.$BK91];[.$BU91];[.$CE91];[.$CO91];[.$CY91])" office:value-type="float"/>
          <table:table-cell table:formula="of:=MEDIAN([.$D91];[.$N91];[.$X91];[.$AH91];[.$AR91];[.$BB91];[.$BL91];[.$BV91];[.$CF91];[.$CP91];[.$CZ91])" office:value-type="float"/>
          <table:table-cell table:formula="of:=MEDIAN([.$E91];[.$O91];[.$Y91];[.$AI91];[.$AS91];[.$BC91];[.$BM91];[.$BW91];[.$CG91];[.$CQ91];[.$DA91])" office:value-type="float"/>
          <table:table-cell table:formula="of:=MEDIAN([.$F91];[.$P91];[.$Z91];[.$AJ91];[.$AT91];[.$BD91];[.$BN91];[.$BX91];[.$CH91];[.$CR91];[.$DB91])" office:value-type="float"/>
          <table:table-cell table:formula="of:=MEDIAN([.$G91];[.$Q91];[.$AA91];[.$AK91];[.$AU91];[.$BE91];[.$BO91];[.$BY91];[.$CI91];[.$CS91];[.$DC91])" office:value-type="float"/>
          <table:table-cell table:formula="of:=MEDIAN([.$H91];[.$R91];[.$AB91];[.$AL91];[.$AV91];[.$BF91];[.$BP91];[.$BZ91];[.$CJ91];[.$CT91];[.$DD91])" office:value-type="float"/>
          <table:table-cell table:formula="of:=MEDIAN([.$I91];[.$S91];[.$AC91];[.$AM91];[.$AW91];[.$BG91];[.$BQ91];[.$CA91];[.$CK91];[.$CU91];[.$DE91])" office:value-type="float"/>
          <table:table-cell table:formula="of:=MEDIAN([.$J91];[.$T91];[.$AD91];[.$AN91];[.$AX91];[.$BH91];[.$BR91];[.$CB91];[.$CL91];[.$CV91];[.$DF91])" office:value-type="float"/>
          <table:table-cell table:formula="of:=MEDIAN([.$K91];[.$U91];[.$AE91];[.$AO91];[.$AY91];[.$BI91];[.$BS91];[.$CC91];[.$CM91];[.$CW91];[.$DG91])" office:value-type="float"/>
          <table:table-cell table:formula="of:=MAX([.$B91];[.$L91];[.$V91];[.$AF91];[.$AP91];[.$AZ91];[.$BJ91];[.$BT91];[.$CD91];[.$CN91];[.$CX91])" office:value-type="float"/>
          <table:table-cell table:formula="of:=MAX([.$C91];[.$M91];[.$W91];[.$AG91];[.$AQ91];[.$BA91];[.$BK91];[.$BU91];[.$CE91];[.$CO91];[.$CY91])" office:value-type="float"/>
          <table:table-cell table:formula="of:=MAX([.$D91];[.$N91];[.$X91];[.$AH91];[.$AR91];[.$BB91];[.$BL91];[.$BV91];[.$CF91];[.$CP91];[.$CZ91])" office:value-type="float"/>
          <table:table-cell table:formula="of:=MAX([.$E91];[.$O91];[.$Y91];[.$AI91];[.$AS91];[.$BC91];[.$BM91];[.$BW91];[.$CG91];[.$CQ91];[.$DA91])" office:value-type="float"/>
          <table:table-cell table:formula="of:=MAX([.$F91];[.$P91];[.$Z91];[.$AJ91];[.$AT91];[.$BD91];[.$BN91];[.$BX91];[.$CH91];[.$CR91];[.$DB91])" office:value-type="float"/>
          <table:table-cell table:formula="of:=MAX([.$G91];[.$Q91];[.$AA91];[.$AK91];[.$AU91];[.$BE91];[.$BO91];[.$BY91];[.$CI91];[.$CS91];[.$DC91])" office:value-type="float"/>
          <table:table-cell table:formula="of:=MAX([.$H91];[.$R91];[.$AB91];[.$AL91];[.$AV91];[.$BF91];[.$BP91];[.$BZ91];[.$CJ91];[.$CT91];[.$DD91])" office:value-type="float"/>
          <table:table-cell table:formula="of:=MAX([.$I91];[.$S91];[.$AC91];[.$AM91];[.$AW91];[.$BG91];[.$BQ91];[.$CA91];[.$CK91];[.$CU91];[.$DE91])" office:value-type="float"/>
          <table:table-cell table:formula="of:=MAX([.$J91];[.$T91];[.$AD91];[.$AN91];[.$AX91];[.$BH91];[.$BR91];[.$CB91];[.$CL91];[.$CV91];[.$DF91])" office:value-type="float"/>
          <table:table-cell table:formula="of:=MAX([.$K91];[.$U91];[.$AE91];[.$AO91];[.$AY91];[.$BI91];[.$BS91];[.$CC91];[.$CM91];[.$CW91];[.$DG91])" office:value-type="float"/>
        </table:table-row>
        <table:table-row table:style-name="ro1">
          <table:table-cell office:value-type="string">
            <text:p>bio-repair/instances/Stat_vs_Exp/15/Stat_vs_Exp_17_15.lp</text:p>
          </table:table-cell>
          <table:table-cell table:style-name="cellBest" office:value-type="float" office:value="19.4721"/>
          <table:table-cell office:value-type="float" office:value="0.0"/>
          <table:table-cell office:value-type="float" office:value="0.0296033155713"/>
          <table:table-cell office:value-type="float" office:value="0.000394710874285"/>
          <table:table-cell office:value-type="float" office:value="0.0"/>
          <table:table-cell office:value-type="float" office:value="352137.0"/>
          <table:table-cell office:value-type="float" office:value="0.0"/>
          <table:table-cell office:value-type="float" office:value="30261.0"/>
          <table:table-cell office:value-type="float" office:value="4.0"/>
          <table:table-cell table:style-name="cellBest" office:value-type="float" office:value="28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192421551214"/>
          <table:table-cell office:value-type="float" office:value="0.00192421551214"/>
          <table:table-cell office:value-type="float" office:value="0.0"/>
          <table:table-cell office:value-type="float" office:value="354551.0"/>
          <table:table-cell office:value-type="float" office:value="0.0"/>
          <table:table-cell office:value-type="float" office:value="14856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7.062"/>
          <table:table-cell office:value-type="float" office:value="0.0"/>
          <table:table-cell office:value-type="float" office:value="0.088809946714"/>
          <table:table-cell office:value-type="float" office:value="0.00148016577857"/>
          <table:table-cell office:value-type="float" office:value="0.0"/>
          <table:table-cell office:value-type="float" office:value="932792.0"/>
          <table:table-cell office:value-type="float" office:value="3237.0"/>
          <table:table-cell office:value-type="float" office:value="255012.0"/>
          <table:table-cell office:value-type="float" office:value="4.0"/>
          <table:table-cell office:value-type="float" office:value="92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43.545"/>
          <table:table-cell office:value-type="float" office:value="0.0"/>
          <table:table-cell office:value-type="float" office:value="0.0740082889284"/>
          <table:table-cell office:value-type="float" office:value="0.000937438326426"/>
          <table:table-cell office:value-type="float" office:value="0.0"/>
          <table:table-cell table:style-name="cellWorst" office:value-type="float" office:value="1732890.0"/>
          <table:table-cell table:style-name="cellWorst" office:value-type="float" office:value="57808.0"/>
          <table:table-cell table:style-name="cellWorst" office:value-type="float" office:value="498405.0"/>
          <table:table-cell office:value-type="float" office:value="4.0"/>
          <table:table-cell table:style-name="cellWorst" office:value-type="float" office:value="101.0"/>
          <table:table-cell office:value-type="float" office:value="163.29"/>
          <table:table-cell office:value-type="float" office:value="0.0"/>
          <table:table-cell office:value-type="float" office:value="0.0740082889284"/>
          <table:table-cell office:value-type="float" office:value="0.000937438326426"/>
          <table:table-cell office:value-type="float" office:value="0.0"/>
          <table:table-cell table:style-name="cellWorst" office:value-type="float" office:value="1732890.0"/>
          <table:table-cell table:style-name="cellWorst" office:value-type="float" office:value="57808.0"/>
          <table:table-cell table:style-name="cellWorst" office:value-type="float" office:value="498405.0"/>
          <table:table-cell office:value-type="float" office:value="4.0"/>
          <table:table-cell table:style-name="cellWorst" office:value-type="float" office:value="101.0"/>
          <table:table-cell office:value-type="float" office:value="600.02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92];[.$L92];[.$V92];[.$AF92];[.$AP92];[.$AZ92];[.$BJ92];[.$BT92];[.$CD92];[.$CN92];[.$CX92])" office:value-type="float"/>
          <table:table-cell table:formula="of:=MIN([.$C92];[.$M92];[.$W92];[.$AG92];[.$AQ92];[.$BA92];[.$BK92];[.$BU92];[.$CE92];[.$CO92];[.$CY92])" office:value-type="float"/>
          <table:table-cell table:formula="of:=MIN([.$D92];[.$N92];[.$X92];[.$AH92];[.$AR92];[.$BB92];[.$BL92];[.$BV92];[.$CF92];[.$CP92];[.$CZ92])" office:value-type="float"/>
          <table:table-cell table:formula="of:=MIN([.$E92];[.$O92];[.$Y92];[.$AI92];[.$AS92];[.$BC92];[.$BM92];[.$BW92];[.$CG92];[.$CQ92];[.$DA92])" office:value-type="float"/>
          <table:table-cell table:formula="of:=MIN([.$F92];[.$P92];[.$Z92];[.$AJ92];[.$AT92];[.$BD92];[.$BN92];[.$BX92];[.$CH92];[.$CR92];[.$DB92])" office:value-type="float"/>
          <table:table-cell table:formula="of:=MIN([.$G92];[.$Q92];[.$AA92];[.$AK92];[.$AU92];[.$BE92];[.$BO92];[.$BY92];[.$CI92];[.$CS92];[.$DC92])" office:value-type="float"/>
          <table:table-cell table:formula="of:=MIN([.$H92];[.$R92];[.$AB92];[.$AL92];[.$AV92];[.$BF92];[.$BP92];[.$BZ92];[.$CJ92];[.$CT92];[.$DD92])" office:value-type="float"/>
          <table:table-cell table:formula="of:=MIN([.$I92];[.$S92];[.$AC92];[.$AM92];[.$AW92];[.$BG92];[.$BQ92];[.$CA92];[.$CK92];[.$CU92];[.$DE92])" office:value-type="float"/>
          <table:table-cell table:formula="of:=MIN([.$J92];[.$T92];[.$AD92];[.$AN92];[.$AX92];[.$BH92];[.$BR92];[.$CB92];[.$CL92];[.$CV92];[.$DF92])" office:value-type="float"/>
          <table:table-cell table:formula="of:=MIN([.$K92];[.$U92];[.$AE92];[.$AO92];[.$AY92];[.$BI92];[.$BS92];[.$CC92];[.$CM92];[.$CW92];[.$DG92])" office:value-type="float"/>
          <table:table-cell table:formula="of:=MEDIAN([.$B92];[.$L92];[.$V92];[.$AF92];[.$AP92];[.$AZ92];[.$BJ92];[.$BT92];[.$CD92];[.$CN92];[.$CX92])" office:value-type="float"/>
          <table:table-cell table:formula="of:=MEDIAN([.$C92];[.$M92];[.$W92];[.$AG92];[.$AQ92];[.$BA92];[.$BK92];[.$BU92];[.$CE92];[.$CO92];[.$CY92])" office:value-type="float"/>
          <table:table-cell table:formula="of:=MEDIAN([.$D92];[.$N92];[.$X92];[.$AH92];[.$AR92];[.$BB92];[.$BL92];[.$BV92];[.$CF92];[.$CP92];[.$CZ92])" office:value-type="float"/>
          <table:table-cell table:formula="of:=MEDIAN([.$E92];[.$O92];[.$Y92];[.$AI92];[.$AS92];[.$BC92];[.$BM92];[.$BW92];[.$CG92];[.$CQ92];[.$DA92])" office:value-type="float"/>
          <table:table-cell table:formula="of:=MEDIAN([.$F92];[.$P92];[.$Z92];[.$AJ92];[.$AT92];[.$BD92];[.$BN92];[.$BX92];[.$CH92];[.$CR92];[.$DB92])" office:value-type="float"/>
          <table:table-cell table:formula="of:=MEDIAN([.$G92];[.$Q92];[.$AA92];[.$AK92];[.$AU92];[.$BE92];[.$BO92];[.$BY92];[.$CI92];[.$CS92];[.$DC92])" office:value-type="float"/>
          <table:table-cell table:formula="of:=MEDIAN([.$H92];[.$R92];[.$AB92];[.$AL92];[.$AV92];[.$BF92];[.$BP92];[.$BZ92];[.$CJ92];[.$CT92];[.$DD92])" office:value-type="float"/>
          <table:table-cell table:formula="of:=MEDIAN([.$I92];[.$S92];[.$AC92];[.$AM92];[.$AW92];[.$BG92];[.$BQ92];[.$CA92];[.$CK92];[.$CU92];[.$DE92])" office:value-type="float"/>
          <table:table-cell table:formula="of:=MEDIAN([.$J92];[.$T92];[.$AD92];[.$AN92];[.$AX92];[.$BH92];[.$BR92];[.$CB92];[.$CL92];[.$CV92];[.$DF92])" office:value-type="float"/>
          <table:table-cell table:formula="of:=MEDIAN([.$K92];[.$U92];[.$AE92];[.$AO92];[.$AY92];[.$BI92];[.$BS92];[.$CC92];[.$CM92];[.$CW92];[.$DG92])" office:value-type="float"/>
          <table:table-cell table:formula="of:=MAX([.$B92];[.$L92];[.$V92];[.$AF92];[.$AP92];[.$AZ92];[.$BJ92];[.$BT92];[.$CD92];[.$CN92];[.$CX92])" office:value-type="float"/>
          <table:table-cell table:formula="of:=MAX([.$C92];[.$M92];[.$W92];[.$AG92];[.$AQ92];[.$BA92];[.$BK92];[.$BU92];[.$CE92];[.$CO92];[.$CY92])" office:value-type="float"/>
          <table:table-cell table:formula="of:=MAX([.$D92];[.$N92];[.$X92];[.$AH92];[.$AR92];[.$BB92];[.$BL92];[.$BV92];[.$CF92];[.$CP92];[.$CZ92])" office:value-type="float"/>
          <table:table-cell table:formula="of:=MAX([.$E92];[.$O92];[.$Y92];[.$AI92];[.$AS92];[.$BC92];[.$BM92];[.$BW92];[.$CG92];[.$CQ92];[.$DA92])" office:value-type="float"/>
          <table:table-cell table:formula="of:=MAX([.$F92];[.$P92];[.$Z92];[.$AJ92];[.$AT92];[.$BD92];[.$BN92];[.$BX92];[.$CH92];[.$CR92];[.$DB92])" office:value-type="float"/>
          <table:table-cell table:formula="of:=MAX([.$G92];[.$Q92];[.$AA92];[.$AK92];[.$AU92];[.$BE92];[.$BO92];[.$BY92];[.$CI92];[.$CS92];[.$DC92])" office:value-type="float"/>
          <table:table-cell table:formula="of:=MAX([.$H92];[.$R92];[.$AB92];[.$AL92];[.$AV92];[.$BF92];[.$BP92];[.$BZ92];[.$CJ92];[.$CT92];[.$DD92])" office:value-type="float"/>
          <table:table-cell table:formula="of:=MAX([.$I92];[.$S92];[.$AC92];[.$AM92];[.$AW92];[.$BG92];[.$BQ92];[.$CA92];[.$CK92];[.$CU92];[.$DE92])" office:value-type="float"/>
          <table:table-cell table:formula="of:=MAX([.$J92];[.$T92];[.$AD92];[.$AN92];[.$AX92];[.$BH92];[.$BR92];[.$CB92];[.$CL92];[.$CV92];[.$DF92])" office:value-type="float"/>
          <table:table-cell table:formula="of:=MAX([.$K92];[.$U92];[.$AE92];[.$AO92];[.$AY92];[.$BI92];[.$BS92];[.$CC92];[.$CM92];[.$CW92];[.$DG92])" office:value-type="float"/>
        </table:table-row>
        <table:table-row table:style-name="ro1">
          <table:table-cell office:value-type="string">
            <text:p>bio-repair/instances/Stat_vs_Exp/15/Stat_vs_Exp_190_15.lp</text:p>
          </table:table-cell>
          <table:table-cell table:style-name="cellBest" office:value-type="float" office:value="20.2264"/>
          <table:table-cell office:value-type="float" office:value="0.0"/>
          <table:table-cell office:value-type="float" office:value="0.0296208530806"/>
          <table:table-cell office:value-type="float" office:value="0.000394944707741"/>
          <table:table-cell office:value-type="float" office:value="0.0"/>
          <table:table-cell office:value-type="float" office:value="363132.0"/>
          <table:table-cell office:value-type="float" office:value="0.0"/>
          <table:table-cell office:value-type="float" office:value="33978.0"/>
          <table:table-cell office:value-type="float" office:value="4.0"/>
          <table:table-cell table:style-name="cellBest" office:value-type="float" office:value="30.0"/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23.789"/>
          <table:table-cell office:value-type="float" office:value="0.0"/>
          <table:table-cell office:value-type="float" office:value="0.118483412322"/>
          <table:table-cell office:value-type="float" office:value="0.00185130331754"/>
          <table:table-cell office:value-type="float" office:value="0.0"/>
          <table:table-cell office:value-type="float" office:value="738056.0"/>
          <table:table-cell office:value-type="float" office:value="0.0"/>
          <table:table-cell office:value-type="float" office:value="20743.0"/>
          <table:table-cell office:value-type="float" office:value="4.0"/>
          <table:table-cell table:style-name="cellWorst" office:value-type="float" office:value="284.0"/>
          <table:table-cell office:value-type="float" office:value="600.019"/>
          <table:table-cell office:value-type="float" office:value="1.0"/>
          <table:table-cell office:value-type="float" office:value="0.222156398104"/>
          <table:table-cell office:value-type="float" office:value="0.00222156398104"/>
          <table:table-cell office:value-type="float" office:value="0.0"/>
          <table:table-cell office:value-type="float" office:value="765100.0"/>
          <table:table-cell office:value-type="float" office:value="1485.0"/>
          <table:table-cell office:value-type="float" office:value="122298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222156398104"/>
          <table:table-cell office:value-type="float" office:value="0.00222156398104"/>
          <table:table-cell office:value-type="float" office:value="0.0"/>
          <table:table-cell table:style-name="cellWorst" office:value-type="float" office:value="1124103.0"/>
          <table:table-cell table:style-name="cellWorst" office:value-type="float" office:value="25058.0"/>
          <table:table-cell table:style-name="cellWorst" office:value-type="float" office:value="288878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222156398104"/>
          <table:table-cell office:value-type="float" office:value="0.00222156398104"/>
          <table:table-cell office:value-type="float" office:value="0.0"/>
          <table:table-cell table:style-name="cellWorst" office:value-type="float" office:value="1124103.0"/>
          <table:table-cell table:style-name="cellWorst" office:value-type="float" office:value="25058.0"/>
          <table:table-cell table:style-name="cellWorst" office:value-type="float" office:value="288878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93];[.$L93];[.$V93];[.$AF93];[.$AP93];[.$AZ93];[.$BJ93];[.$BT93];[.$CD93];[.$CN93];[.$CX93])" office:value-type="float"/>
          <table:table-cell table:formula="of:=MIN([.$C93];[.$M93];[.$W93];[.$AG93];[.$AQ93];[.$BA93];[.$BK93];[.$BU93];[.$CE93];[.$CO93];[.$CY93])" office:value-type="float"/>
          <table:table-cell table:formula="of:=MIN([.$D93];[.$N93];[.$X93];[.$AH93];[.$AR93];[.$BB93];[.$BL93];[.$BV93];[.$CF93];[.$CP93];[.$CZ93])" office:value-type="float"/>
          <table:table-cell table:formula="of:=MIN([.$E93];[.$O93];[.$Y93];[.$AI93];[.$AS93];[.$BC93];[.$BM93];[.$BW93];[.$CG93];[.$CQ93];[.$DA93])" office:value-type="float"/>
          <table:table-cell table:formula="of:=MIN([.$F93];[.$P93];[.$Z93];[.$AJ93];[.$AT93];[.$BD93];[.$BN93];[.$BX93];[.$CH93];[.$CR93];[.$DB93])" office:value-type="float"/>
          <table:table-cell table:formula="of:=MIN([.$G93];[.$Q93];[.$AA93];[.$AK93];[.$AU93];[.$BE93];[.$BO93];[.$BY93];[.$CI93];[.$CS93];[.$DC93])" office:value-type="float"/>
          <table:table-cell table:formula="of:=MIN([.$H93];[.$R93];[.$AB93];[.$AL93];[.$AV93];[.$BF93];[.$BP93];[.$BZ93];[.$CJ93];[.$CT93];[.$DD93])" office:value-type="float"/>
          <table:table-cell table:formula="of:=MIN([.$I93];[.$S93];[.$AC93];[.$AM93];[.$AW93];[.$BG93];[.$BQ93];[.$CA93];[.$CK93];[.$CU93];[.$DE93])" office:value-type="float"/>
          <table:table-cell table:formula="of:=MIN([.$J93];[.$T93];[.$AD93];[.$AN93];[.$AX93];[.$BH93];[.$BR93];[.$CB93];[.$CL93];[.$CV93];[.$DF93])" office:value-type="float"/>
          <table:table-cell table:formula="of:=MIN([.$K93];[.$U93];[.$AE93];[.$AO93];[.$AY93];[.$BI93];[.$BS93];[.$CC93];[.$CM93];[.$CW93];[.$DG93])" office:value-type="float"/>
          <table:table-cell table:formula="of:=MEDIAN([.$B93];[.$L93];[.$V93];[.$AF93];[.$AP93];[.$AZ93];[.$BJ93];[.$BT93];[.$CD93];[.$CN93];[.$CX93])" office:value-type="float"/>
          <table:table-cell table:formula="of:=MEDIAN([.$C93];[.$M93];[.$W93];[.$AG93];[.$AQ93];[.$BA93];[.$BK93];[.$BU93];[.$CE93];[.$CO93];[.$CY93])" office:value-type="float"/>
          <table:table-cell table:formula="of:=MEDIAN([.$D93];[.$N93];[.$X93];[.$AH93];[.$AR93];[.$BB93];[.$BL93];[.$BV93];[.$CF93];[.$CP93];[.$CZ93])" office:value-type="float"/>
          <table:table-cell table:formula="of:=MEDIAN([.$E93];[.$O93];[.$Y93];[.$AI93];[.$AS93];[.$BC93];[.$BM93];[.$BW93];[.$CG93];[.$CQ93];[.$DA93])" office:value-type="float"/>
          <table:table-cell table:formula="of:=MEDIAN([.$F93];[.$P93];[.$Z93];[.$AJ93];[.$AT93];[.$BD93];[.$BN93];[.$BX93];[.$CH93];[.$CR93];[.$DB93])" office:value-type="float"/>
          <table:table-cell table:formula="of:=MEDIAN([.$G93];[.$Q93];[.$AA93];[.$AK93];[.$AU93];[.$BE93];[.$BO93];[.$BY93];[.$CI93];[.$CS93];[.$DC93])" office:value-type="float"/>
          <table:table-cell table:formula="of:=MEDIAN([.$H93];[.$R93];[.$AB93];[.$AL93];[.$AV93];[.$BF93];[.$BP93];[.$BZ93];[.$CJ93];[.$CT93];[.$DD93])" office:value-type="float"/>
          <table:table-cell table:formula="of:=MEDIAN([.$I93];[.$S93];[.$AC93];[.$AM93];[.$AW93];[.$BG93];[.$BQ93];[.$CA93];[.$CK93];[.$CU93];[.$DE93])" office:value-type="float"/>
          <table:table-cell table:formula="of:=MEDIAN([.$J93];[.$T93];[.$AD93];[.$AN93];[.$AX93];[.$BH93];[.$BR93];[.$CB93];[.$CL93];[.$CV93];[.$DF93])" office:value-type="float"/>
          <table:table-cell table:formula="of:=MEDIAN([.$K93];[.$U93];[.$AE93];[.$AO93];[.$AY93];[.$BI93];[.$BS93];[.$CC93];[.$CM93];[.$CW93];[.$DG93])" office:value-type="float"/>
          <table:table-cell table:formula="of:=MAX([.$B93];[.$L93];[.$V93];[.$AF93];[.$AP93];[.$AZ93];[.$BJ93];[.$BT93];[.$CD93];[.$CN93];[.$CX93])" office:value-type="float"/>
          <table:table-cell table:formula="of:=MAX([.$C93];[.$M93];[.$W93];[.$AG93];[.$AQ93];[.$BA93];[.$BK93];[.$BU93];[.$CE93];[.$CO93];[.$CY93])" office:value-type="float"/>
          <table:table-cell table:formula="of:=MAX([.$D93];[.$N93];[.$X93];[.$AH93];[.$AR93];[.$BB93];[.$BL93];[.$BV93];[.$CF93];[.$CP93];[.$CZ93])" office:value-type="float"/>
          <table:table-cell table:formula="of:=MAX([.$E93];[.$O93];[.$Y93];[.$AI93];[.$AS93];[.$BC93];[.$BM93];[.$BW93];[.$CG93];[.$CQ93];[.$DA93])" office:value-type="float"/>
          <table:table-cell table:formula="of:=MAX([.$F93];[.$P93];[.$Z93];[.$AJ93];[.$AT93];[.$BD93];[.$BN93];[.$BX93];[.$CH93];[.$CR93];[.$DB93])" office:value-type="float"/>
          <table:table-cell table:formula="of:=MAX([.$G93];[.$Q93];[.$AA93];[.$AK93];[.$AU93];[.$BE93];[.$BO93];[.$BY93];[.$CI93];[.$CS93];[.$DC93])" office:value-type="float"/>
          <table:table-cell table:formula="of:=MAX([.$H93];[.$R93];[.$AB93];[.$AL93];[.$AV93];[.$BF93];[.$BP93];[.$BZ93];[.$CJ93];[.$CT93];[.$DD93])" office:value-type="float"/>
          <table:table-cell table:formula="of:=MAX([.$I93];[.$S93];[.$AC93];[.$AM93];[.$AW93];[.$BG93];[.$BQ93];[.$CA93];[.$CK93];[.$CU93];[.$DE93])" office:value-type="float"/>
          <table:table-cell table:formula="of:=MAX([.$J93];[.$T93];[.$AD93];[.$AN93];[.$AX93];[.$BH93];[.$BR93];[.$CB93];[.$CL93];[.$CV93];[.$DF93])" office:value-type="float"/>
          <table:table-cell table:formula="of:=MAX([.$K93];[.$U93];[.$AE93];[.$AO93];[.$AY93];[.$BI93];[.$BS93];[.$CC93];[.$CM93];[.$CW93];[.$DG93])" office:value-type="float"/>
        </table:table-row>
        <table:table-row table:style-name="ro1">
          <table:table-cell office:value-type="string">
            <text:p>bio-repair/instances/Stat_vs_Exp/15/Stat_vs_Exp_195_15.lp</text:p>
          </table:table-cell>
          <table:table-cell table:style-name="cellBest" office:value-type="float" office:value="28.32"/>
          <table:table-cell office:value-type="float" office:value="0.0"/>
          <table:table-cell office:value-type="float" office:value="0.0296296296296"/>
          <table:table-cell office:value-type="float" office:value="0.00079012345679"/>
          <table:table-cell office:value-type="float" office:value="0.0"/>
          <table:table-cell office:value-type="float" office:value="528755.0"/>
          <table:table-cell office:value-type="float" office:value="0.0"/>
          <table:table-cell office:value-type="float" office:value="33518.0"/>
          <table:table-cell office:value-type="float" office:value="4.0"/>
          <table:table-cell table:style-name="cellBest" office:value-type="float" office:value="49.0"/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888888888889"/>
          <table:table-cell office:value-type="float" office:value="0.00138271604938"/>
          <table:table-cell office:value-type="float" office:value="0.0"/>
          <table:table-cell office:value-type="float" office:value="470710.0"/>
          <table:table-cell office:value-type="float" office:value="0.0"/>
          <table:table-cell office:value-type="float" office:value="17526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888888888889"/>
          <table:table-cell office:value-type="float" office:value="0.00108641975309"/>
          <table:table-cell office:value-type="float" office:value="0.0"/>
          <table:table-cell table:style-name="cellWorst" office:value-type="float" office:value="2477883.0"/>
          <table:table-cell office:value-type="float" office:value="11178.0"/>
          <table:table-cell table:style-name="cellWorst" office:value-type="float" office:value="857543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81.9884"/>
          <table:table-cell office:value-type="float" office:value="0.0"/>
          <table:table-cell office:value-type="float" office:value="0.0296296296296"/>
          <table:table-cell office:value-type="float" office:value="0.000938271604938"/>
          <table:table-cell office:value-type="float" office:value="0.0"/>
          <table:table-cell office:value-type="float" office:value="1341790.0"/>
          <table:table-cell table:style-name="cellWorst" office:value-type="float" office:value="25236.0"/>
          <table:table-cell office:value-type="float" office:value="359565.0"/>
          <table:table-cell office:value-type="float" office:value="4.0"/>
          <table:table-cell office:value-type="float" office:value="82.0"/>
          <table:table-cell office:value-type="float" office:value="87.0922"/>
          <table:table-cell office:value-type="float" office:value="0.0"/>
          <table:table-cell office:value-type="float" office:value="0.0296296296296"/>
          <table:table-cell office:value-type="float" office:value="0.000938271604938"/>
          <table:table-cell office:value-type="float" office:value="0.0"/>
          <table:table-cell office:value-type="float" office:value="1341790.0"/>
          <table:table-cell table:style-name="cellWorst" office:value-type="float" office:value="25236.0"/>
          <table:table-cell office:value-type="float" office:value="359565.0"/>
          <table:table-cell office:value-type="float" office:value="4.0"/>
          <table:table-cell office:value-type="float" office:value="82.0"/>
          <table:table-cell office:value-type="float" office:value="600.02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94];[.$L94];[.$V94];[.$AF94];[.$AP94];[.$AZ94];[.$BJ94];[.$BT94];[.$CD94];[.$CN94];[.$CX94])" office:value-type="float"/>
          <table:table-cell table:formula="of:=MIN([.$C94];[.$M94];[.$W94];[.$AG94];[.$AQ94];[.$BA94];[.$BK94];[.$BU94];[.$CE94];[.$CO94];[.$CY94])" office:value-type="float"/>
          <table:table-cell table:formula="of:=MIN([.$D94];[.$N94];[.$X94];[.$AH94];[.$AR94];[.$BB94];[.$BL94];[.$BV94];[.$CF94];[.$CP94];[.$CZ94])" office:value-type="float"/>
          <table:table-cell table:formula="of:=MIN([.$E94];[.$O94];[.$Y94];[.$AI94];[.$AS94];[.$BC94];[.$BM94];[.$BW94];[.$CG94];[.$CQ94];[.$DA94])" office:value-type="float"/>
          <table:table-cell table:formula="of:=MIN([.$F94];[.$P94];[.$Z94];[.$AJ94];[.$AT94];[.$BD94];[.$BN94];[.$BX94];[.$CH94];[.$CR94];[.$DB94])" office:value-type="float"/>
          <table:table-cell table:formula="of:=MIN([.$G94];[.$Q94];[.$AA94];[.$AK94];[.$AU94];[.$BE94];[.$BO94];[.$BY94];[.$CI94];[.$CS94];[.$DC94])" office:value-type="float"/>
          <table:table-cell table:formula="of:=MIN([.$H94];[.$R94];[.$AB94];[.$AL94];[.$AV94];[.$BF94];[.$BP94];[.$BZ94];[.$CJ94];[.$CT94];[.$DD94])" office:value-type="float"/>
          <table:table-cell table:formula="of:=MIN([.$I94];[.$S94];[.$AC94];[.$AM94];[.$AW94];[.$BG94];[.$BQ94];[.$CA94];[.$CK94];[.$CU94];[.$DE94])" office:value-type="float"/>
          <table:table-cell table:formula="of:=MIN([.$J94];[.$T94];[.$AD94];[.$AN94];[.$AX94];[.$BH94];[.$BR94];[.$CB94];[.$CL94];[.$CV94];[.$DF94])" office:value-type="float"/>
          <table:table-cell table:formula="of:=MIN([.$K94];[.$U94];[.$AE94];[.$AO94];[.$AY94];[.$BI94];[.$BS94];[.$CC94];[.$CM94];[.$CW94];[.$DG94])" office:value-type="float"/>
          <table:table-cell table:formula="of:=MEDIAN([.$B94];[.$L94];[.$V94];[.$AF94];[.$AP94];[.$AZ94];[.$BJ94];[.$BT94];[.$CD94];[.$CN94];[.$CX94])" office:value-type="float"/>
          <table:table-cell table:formula="of:=MEDIAN([.$C94];[.$M94];[.$W94];[.$AG94];[.$AQ94];[.$BA94];[.$BK94];[.$BU94];[.$CE94];[.$CO94];[.$CY94])" office:value-type="float"/>
          <table:table-cell table:formula="of:=MEDIAN([.$D94];[.$N94];[.$X94];[.$AH94];[.$AR94];[.$BB94];[.$BL94];[.$BV94];[.$CF94];[.$CP94];[.$CZ94])" office:value-type="float"/>
          <table:table-cell table:formula="of:=MEDIAN([.$E94];[.$O94];[.$Y94];[.$AI94];[.$AS94];[.$BC94];[.$BM94];[.$BW94];[.$CG94];[.$CQ94];[.$DA94])" office:value-type="float"/>
          <table:table-cell table:formula="of:=MEDIAN([.$F94];[.$P94];[.$Z94];[.$AJ94];[.$AT94];[.$BD94];[.$BN94];[.$BX94];[.$CH94];[.$CR94];[.$DB94])" office:value-type="float"/>
          <table:table-cell table:formula="of:=MEDIAN([.$G94];[.$Q94];[.$AA94];[.$AK94];[.$AU94];[.$BE94];[.$BO94];[.$BY94];[.$CI94];[.$CS94];[.$DC94])" office:value-type="float"/>
          <table:table-cell table:formula="of:=MEDIAN([.$H94];[.$R94];[.$AB94];[.$AL94];[.$AV94];[.$BF94];[.$BP94];[.$BZ94];[.$CJ94];[.$CT94];[.$DD94])" office:value-type="float"/>
          <table:table-cell table:formula="of:=MEDIAN([.$I94];[.$S94];[.$AC94];[.$AM94];[.$AW94];[.$BG94];[.$BQ94];[.$CA94];[.$CK94];[.$CU94];[.$DE94])" office:value-type="float"/>
          <table:table-cell table:formula="of:=MEDIAN([.$J94];[.$T94];[.$AD94];[.$AN94];[.$AX94];[.$BH94];[.$BR94];[.$CB94];[.$CL94];[.$CV94];[.$DF94])" office:value-type="float"/>
          <table:table-cell table:formula="of:=MEDIAN([.$K94];[.$U94];[.$AE94];[.$AO94];[.$AY94];[.$BI94];[.$BS94];[.$CC94];[.$CM94];[.$CW94];[.$DG94])" office:value-type="float"/>
          <table:table-cell table:formula="of:=MAX([.$B94];[.$L94];[.$V94];[.$AF94];[.$AP94];[.$AZ94];[.$BJ94];[.$BT94];[.$CD94];[.$CN94];[.$CX94])" office:value-type="float"/>
          <table:table-cell table:formula="of:=MAX([.$C94];[.$M94];[.$W94];[.$AG94];[.$AQ94];[.$BA94];[.$BK94];[.$BU94];[.$CE94];[.$CO94];[.$CY94])" office:value-type="float"/>
          <table:table-cell table:formula="of:=MAX([.$D94];[.$N94];[.$X94];[.$AH94];[.$AR94];[.$BB94];[.$BL94];[.$BV94];[.$CF94];[.$CP94];[.$CZ94])" office:value-type="float"/>
          <table:table-cell table:formula="of:=MAX([.$E94];[.$O94];[.$Y94];[.$AI94];[.$AS94];[.$BC94];[.$BM94];[.$BW94];[.$CG94];[.$CQ94];[.$DA94])" office:value-type="float"/>
          <table:table-cell table:formula="of:=MAX([.$F94];[.$P94];[.$Z94];[.$AJ94];[.$AT94];[.$BD94];[.$BN94];[.$BX94];[.$CH94];[.$CR94];[.$DB94])" office:value-type="float"/>
          <table:table-cell table:formula="of:=MAX([.$G94];[.$Q94];[.$AA94];[.$AK94];[.$AU94];[.$BE94];[.$BO94];[.$BY94];[.$CI94];[.$CS94];[.$DC94])" office:value-type="float"/>
          <table:table-cell table:formula="of:=MAX([.$H94];[.$R94];[.$AB94];[.$AL94];[.$AV94];[.$BF94];[.$BP94];[.$BZ94];[.$CJ94];[.$CT94];[.$DD94])" office:value-type="float"/>
          <table:table-cell table:formula="of:=MAX([.$I94];[.$S94];[.$AC94];[.$AM94];[.$AW94];[.$BG94];[.$BQ94];[.$CA94];[.$CK94];[.$CU94];[.$DE94])" office:value-type="float"/>
          <table:table-cell table:formula="of:=MAX([.$J94];[.$T94];[.$AD94];[.$AN94];[.$AX94];[.$BH94];[.$BR94];[.$CB94];[.$CL94];[.$CV94];[.$DF94])" office:value-type="float"/>
          <table:table-cell table:formula="of:=MAX([.$K94];[.$U94];[.$AE94];[.$AO94];[.$AY94];[.$BI94];[.$BS94];[.$CC94];[.$CM94];[.$CW94];[.$DG94])" office:value-type="float"/>
        </table:table-row>
        <table:table-row table:style-name="ro1">
          <table:table-cell office:value-type="string">
            <text:p>bio-repair/instances/Stat_vs_Exp/15/Stat_vs_Exp_1_15.lp</text:p>
          </table:table-cell>
          <table:table-cell table:style-name="cellBest" office:value-type="float" office:value="19.3212"/>
          <table:table-cell office:value-type="float" office:value="0.0"/>
          <table:table-cell office:value-type="float" office:value="0.0296076980015"/>
          <table:table-cell office:value-type="float" office:value="0.000542807796694"/>
          <table:table-cell office:value-type="float" office:value="0.0"/>
          <table:table-cell office:value-type="float" office:value="343510.0"/>
          <table:table-cell office:value-type="float" office:value="0.0"/>
          <table:table-cell office:value-type="float" office:value="18139.0"/>
          <table:table-cell office:value-type="float" office:value="4.0"/>
          <table:table-cell table:style-name="cellBest" office:value-type="float" office:value="34.0"/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177646188009"/>
          <table:table-cell office:value-type="float" office:value="0.00177646188009"/>
          <table:table-cell office:value-type="float" office:value="0.0"/>
          <table:table-cell office:value-type="float" office:value="522368.0"/>
          <table:table-cell office:value-type="float" office:value="0.0"/>
          <table:table-cell office:value-type="float" office:value="3557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72.0893"/>
          <table:table-cell office:value-type="float" office:value="0.0"/>
          <table:table-cell office:value-type="float" office:value="0.222057735011"/>
          <table:table-cell office:value-type="float" office:value="0.00266469282013"/>
          <table:table-cell office:value-type="float" office:value="0.0"/>
          <table:table-cell table:style-name="cellWorst" office:value-type="float" office:value="1006761.0"/>
          <table:table-cell office:value-type="float" office:value="8472.0"/>
          <table:table-cell table:style-name="cellWorst" office:value-type="float" office:value="229657.0"/>
          <table:table-cell office:value-type="float" office:value="4.0"/>
          <table:table-cell table:style-name="cellWorst" office:value-type="float" office:value="69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5.9571"/>
          <table:table-cell office:value-type="float" office:value="0.0"/>
          <table:table-cell office:value-type="float" office:value="0.148038490007"/>
          <table:table-cell office:value-type="float" office:value="0.0019985196151"/>
          <table:table-cell office:value-type="float" office:value="0.0"/>
          <table:table-cell office:value-type="float" office:value="354397.0"/>
          <table:table-cell table:style-name="cellWorst" office:value-type="float" office:value="53561.0"/>
          <table:table-cell office:value-type="float" office:value="16568.0"/>
          <table:table-cell office:value-type="float" office:value="4.0"/>
          <table:table-cell office:value-type="float" office:value="52.0"/>
          <table:table-cell office:value-type="float" office:value="26.5634"/>
          <table:table-cell office:value-type="float" office:value="0.0"/>
          <table:table-cell office:value-type="float" office:value="0.148038490007"/>
          <table:table-cell office:value-type="float" office:value="0.0019985196151"/>
          <table:table-cell office:value-type="float" office:value="0.0"/>
          <table:table-cell office:value-type="float" office:value="354397.0"/>
          <table:table-cell table:style-name="cellWorst" office:value-type="float" office:value="53561.0"/>
          <table:table-cell office:value-type="float" office:value="16568.0"/>
          <table:table-cell office:value-type="float" office:value="4.0"/>
          <table:table-cell office:value-type="float" office:value="52.0"/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95];[.$L95];[.$V95];[.$AF95];[.$AP95];[.$AZ95];[.$BJ95];[.$BT95];[.$CD95];[.$CN95];[.$CX95])" office:value-type="float"/>
          <table:table-cell table:formula="of:=MIN([.$C95];[.$M95];[.$W95];[.$AG95];[.$AQ95];[.$BA95];[.$BK95];[.$BU95];[.$CE95];[.$CO95];[.$CY95])" office:value-type="float"/>
          <table:table-cell table:formula="of:=MIN([.$D95];[.$N95];[.$X95];[.$AH95];[.$AR95];[.$BB95];[.$BL95];[.$BV95];[.$CF95];[.$CP95];[.$CZ95])" office:value-type="float"/>
          <table:table-cell table:formula="of:=MIN([.$E95];[.$O95];[.$Y95];[.$AI95];[.$AS95];[.$BC95];[.$BM95];[.$BW95];[.$CG95];[.$CQ95];[.$DA95])" office:value-type="float"/>
          <table:table-cell table:formula="of:=MIN([.$F95];[.$P95];[.$Z95];[.$AJ95];[.$AT95];[.$BD95];[.$BN95];[.$BX95];[.$CH95];[.$CR95];[.$DB95])" office:value-type="float"/>
          <table:table-cell table:formula="of:=MIN([.$G95];[.$Q95];[.$AA95];[.$AK95];[.$AU95];[.$BE95];[.$BO95];[.$BY95];[.$CI95];[.$CS95];[.$DC95])" office:value-type="float"/>
          <table:table-cell table:formula="of:=MIN([.$H95];[.$R95];[.$AB95];[.$AL95];[.$AV95];[.$BF95];[.$BP95];[.$BZ95];[.$CJ95];[.$CT95];[.$DD95])" office:value-type="float"/>
          <table:table-cell table:formula="of:=MIN([.$I95];[.$S95];[.$AC95];[.$AM95];[.$AW95];[.$BG95];[.$BQ95];[.$CA95];[.$CK95];[.$CU95];[.$DE95])" office:value-type="float"/>
          <table:table-cell table:formula="of:=MIN([.$J95];[.$T95];[.$AD95];[.$AN95];[.$AX95];[.$BH95];[.$BR95];[.$CB95];[.$CL95];[.$CV95];[.$DF95])" office:value-type="float"/>
          <table:table-cell table:formula="of:=MIN([.$K95];[.$U95];[.$AE95];[.$AO95];[.$AY95];[.$BI95];[.$BS95];[.$CC95];[.$CM95];[.$CW95];[.$DG95])" office:value-type="float"/>
          <table:table-cell table:formula="of:=MEDIAN([.$B95];[.$L95];[.$V95];[.$AF95];[.$AP95];[.$AZ95];[.$BJ95];[.$BT95];[.$CD95];[.$CN95];[.$CX95])" office:value-type="float"/>
          <table:table-cell table:formula="of:=MEDIAN([.$C95];[.$M95];[.$W95];[.$AG95];[.$AQ95];[.$BA95];[.$BK95];[.$BU95];[.$CE95];[.$CO95];[.$CY95])" office:value-type="float"/>
          <table:table-cell table:formula="of:=MEDIAN([.$D95];[.$N95];[.$X95];[.$AH95];[.$AR95];[.$BB95];[.$BL95];[.$BV95];[.$CF95];[.$CP95];[.$CZ95])" office:value-type="float"/>
          <table:table-cell table:formula="of:=MEDIAN([.$E95];[.$O95];[.$Y95];[.$AI95];[.$AS95];[.$BC95];[.$BM95];[.$BW95];[.$CG95];[.$CQ95];[.$DA95])" office:value-type="float"/>
          <table:table-cell table:formula="of:=MEDIAN([.$F95];[.$P95];[.$Z95];[.$AJ95];[.$AT95];[.$BD95];[.$BN95];[.$BX95];[.$CH95];[.$CR95];[.$DB95])" office:value-type="float"/>
          <table:table-cell table:formula="of:=MEDIAN([.$G95];[.$Q95];[.$AA95];[.$AK95];[.$AU95];[.$BE95];[.$BO95];[.$BY95];[.$CI95];[.$CS95];[.$DC95])" office:value-type="float"/>
          <table:table-cell table:formula="of:=MEDIAN([.$H95];[.$R95];[.$AB95];[.$AL95];[.$AV95];[.$BF95];[.$BP95];[.$BZ95];[.$CJ95];[.$CT95];[.$DD95])" office:value-type="float"/>
          <table:table-cell table:formula="of:=MEDIAN([.$I95];[.$S95];[.$AC95];[.$AM95];[.$AW95];[.$BG95];[.$BQ95];[.$CA95];[.$CK95];[.$CU95];[.$DE95])" office:value-type="float"/>
          <table:table-cell table:formula="of:=MEDIAN([.$J95];[.$T95];[.$AD95];[.$AN95];[.$AX95];[.$BH95];[.$BR95];[.$CB95];[.$CL95];[.$CV95];[.$DF95])" office:value-type="float"/>
          <table:table-cell table:formula="of:=MEDIAN([.$K95];[.$U95];[.$AE95];[.$AO95];[.$AY95];[.$BI95];[.$BS95];[.$CC95];[.$CM95];[.$CW95];[.$DG95])" office:value-type="float"/>
          <table:table-cell table:formula="of:=MAX([.$B95];[.$L95];[.$V95];[.$AF95];[.$AP95];[.$AZ95];[.$BJ95];[.$BT95];[.$CD95];[.$CN95];[.$CX95])" office:value-type="float"/>
          <table:table-cell table:formula="of:=MAX([.$C95];[.$M95];[.$W95];[.$AG95];[.$AQ95];[.$BA95];[.$BK95];[.$BU95];[.$CE95];[.$CO95];[.$CY95])" office:value-type="float"/>
          <table:table-cell table:formula="of:=MAX([.$D95];[.$N95];[.$X95];[.$AH95];[.$AR95];[.$BB95];[.$BL95];[.$BV95];[.$CF95];[.$CP95];[.$CZ95])" office:value-type="float"/>
          <table:table-cell table:formula="of:=MAX([.$E95];[.$O95];[.$Y95];[.$AI95];[.$AS95];[.$BC95];[.$BM95];[.$BW95];[.$CG95];[.$CQ95];[.$DA95])" office:value-type="float"/>
          <table:table-cell table:formula="of:=MAX([.$F95];[.$P95];[.$Z95];[.$AJ95];[.$AT95];[.$BD95];[.$BN95];[.$BX95];[.$CH95];[.$CR95];[.$DB95])" office:value-type="float"/>
          <table:table-cell table:formula="of:=MAX([.$G95];[.$Q95];[.$AA95];[.$AK95];[.$AU95];[.$BE95];[.$BO95];[.$BY95];[.$CI95];[.$CS95];[.$DC95])" office:value-type="float"/>
          <table:table-cell table:formula="of:=MAX([.$H95];[.$R95];[.$AB95];[.$AL95];[.$AV95];[.$BF95];[.$BP95];[.$BZ95];[.$CJ95];[.$CT95];[.$DD95])" office:value-type="float"/>
          <table:table-cell table:formula="of:=MAX([.$I95];[.$S95];[.$AC95];[.$AM95];[.$AW95];[.$BG95];[.$BQ95];[.$CA95];[.$CK95];[.$CU95];[.$DE95])" office:value-type="float"/>
          <table:table-cell table:formula="of:=MAX([.$J95];[.$T95];[.$AD95];[.$AN95];[.$AX95];[.$BH95];[.$BR95];[.$CB95];[.$CL95];[.$CV95];[.$DF95])" office:value-type="float"/>
          <table:table-cell table:formula="of:=MAX([.$K95];[.$U95];[.$AE95];[.$AO95];[.$AY95];[.$BI95];[.$BS95];[.$CC95];[.$CM95];[.$CW95];[.$DG95])" office:value-type="float"/>
        </table:table-row>
        <table:table-row table:style-name="ro1">
          <table:table-cell office:value-type="string">
            <text:p>bio-repair/instances/Stat_vs_Exp/15/Stat_vs_Exp_30_15.lp</text:p>
          </table:table-cell>
          <table:table-cell office:value-type="float" office:value="58.302"/>
          <table:table-cell office:value-type="float" office:value="0.0"/>
          <table:table-cell office:value-type="float" office:value="0.0296252407051"/>
          <table:table-cell office:value-type="float" office:value="0.000444378610576"/>
          <table:table-cell office:value-type="float" office:value="0.0"/>
          <table:table-cell table:style-name="cellWorst" office:value-type="float" office:value="1275988.0"/>
          <table:table-cell office:value-type="float" office:value="0.0"/>
          <table:table-cell table:style-name="cellWorst" office:value-type="float" office:value="226993.0"/>
          <table:table-cell office:value-type="float" office:value="4.0"/>
          <table:table-cell table:style-name="cellWorst" office:value-type="float" office:value="55.0"/>
          <table:table-cell office:value-type="float" office:value="600.02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592504814102"/>
          <table:table-cell office:value-type="float" office:value="0.000592504814102"/>
          <table:table-cell office:value-type="float" office:value="0.0"/>
          <table:table-cell office:value-type="float" office:value="1085785.0"/>
          <table:table-cell office:value-type="float" office:value="0.0"/>
          <table:table-cell office:value-type="float" office:value="1777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592504814102"/>
          <table:table-cell office:value-type="float" office:value="0.000592504814102"/>
          <table:table-cell office:value-type="float" office:value="0.0"/>
          <table:table-cell office:value-type="float" office:value="1147668.0"/>
          <table:table-cell office:value-type="float" office:value="10.0"/>
          <table:table-cell office:value-type="float" office:value="164815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45.6704"/>
          <table:table-cell office:value-type="float" office:value="0.0"/>
          <table:table-cell office:value-type="float" office:value="0.0296252407051"/>
          <table:table-cell office:value-type="float" office:value="0.000444378610576"/>
          <table:table-cell office:value-type="float" office:value="0.0"/>
          <table:table-cell office:value-type="float" office:value="1184811.0"/>
          <table:table-cell table:style-name="cellWorst" office:value-type="float" office:value="30329.0"/>
          <table:table-cell office:value-type="float" office:value="164815.0"/>
          <table:table-cell office:value-type="float" office:value="4.0"/>
          <table:table-cell office:value-type="float" office:value="49.0"/>
          <table:table-cell office:value-type="float" office:value="49.2103"/>
          <table:table-cell office:value-type="float" office:value="0.0"/>
          <table:table-cell office:value-type="float" office:value="0.0296252407051"/>
          <table:table-cell office:value-type="float" office:value="0.000444378610576"/>
          <table:table-cell office:value-type="float" office:value="0.0"/>
          <table:table-cell office:value-type="float" office:value="1184811.0"/>
          <table:table-cell table:style-name="cellWorst" office:value-type="float" office:value="30329.0"/>
          <table:table-cell office:value-type="float" office:value="164815.0"/>
          <table:table-cell office:value-type="float" office:value="4.0"/>
          <table:table-cell office:value-type="float" office:value="49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96];[.$L96];[.$V96];[.$AF96];[.$AP96];[.$AZ96];[.$BJ96];[.$BT96];[.$CD96];[.$CN96];[.$CX96])" office:value-type="float"/>
          <table:table-cell table:formula="of:=MIN([.$C96];[.$M96];[.$W96];[.$AG96];[.$AQ96];[.$BA96];[.$BK96];[.$BU96];[.$CE96];[.$CO96];[.$CY96])" office:value-type="float"/>
          <table:table-cell table:formula="of:=MIN([.$D96];[.$N96];[.$X96];[.$AH96];[.$AR96];[.$BB96];[.$BL96];[.$BV96];[.$CF96];[.$CP96];[.$CZ96])" office:value-type="float"/>
          <table:table-cell table:formula="of:=MIN([.$E96];[.$O96];[.$Y96];[.$AI96];[.$AS96];[.$BC96];[.$BM96];[.$BW96];[.$CG96];[.$CQ96];[.$DA96])" office:value-type="float"/>
          <table:table-cell table:formula="of:=MIN([.$F96];[.$P96];[.$Z96];[.$AJ96];[.$AT96];[.$BD96];[.$BN96];[.$BX96];[.$CH96];[.$CR96];[.$DB96])" office:value-type="float"/>
          <table:table-cell table:formula="of:=MIN([.$G96];[.$Q96];[.$AA96];[.$AK96];[.$AU96];[.$BE96];[.$BO96];[.$BY96];[.$CI96];[.$CS96];[.$DC96])" office:value-type="float"/>
          <table:table-cell table:formula="of:=MIN([.$H96];[.$R96];[.$AB96];[.$AL96];[.$AV96];[.$BF96];[.$BP96];[.$BZ96];[.$CJ96];[.$CT96];[.$DD96])" office:value-type="float"/>
          <table:table-cell table:formula="of:=MIN([.$I96];[.$S96];[.$AC96];[.$AM96];[.$AW96];[.$BG96];[.$BQ96];[.$CA96];[.$CK96];[.$CU96];[.$DE96])" office:value-type="float"/>
          <table:table-cell table:formula="of:=MIN([.$J96];[.$T96];[.$AD96];[.$AN96];[.$AX96];[.$BH96];[.$BR96];[.$CB96];[.$CL96];[.$CV96];[.$DF96])" office:value-type="float"/>
          <table:table-cell table:formula="of:=MIN([.$K96];[.$U96];[.$AE96];[.$AO96];[.$AY96];[.$BI96];[.$BS96];[.$CC96];[.$CM96];[.$CW96];[.$DG96])" office:value-type="float"/>
          <table:table-cell table:formula="of:=MEDIAN([.$B96];[.$L96];[.$V96];[.$AF96];[.$AP96];[.$AZ96];[.$BJ96];[.$BT96];[.$CD96];[.$CN96];[.$CX96])" office:value-type="float"/>
          <table:table-cell table:formula="of:=MEDIAN([.$C96];[.$M96];[.$W96];[.$AG96];[.$AQ96];[.$BA96];[.$BK96];[.$BU96];[.$CE96];[.$CO96];[.$CY96])" office:value-type="float"/>
          <table:table-cell table:formula="of:=MEDIAN([.$D96];[.$N96];[.$X96];[.$AH96];[.$AR96];[.$BB96];[.$BL96];[.$BV96];[.$CF96];[.$CP96];[.$CZ96])" office:value-type="float"/>
          <table:table-cell table:formula="of:=MEDIAN([.$E96];[.$O96];[.$Y96];[.$AI96];[.$AS96];[.$BC96];[.$BM96];[.$BW96];[.$CG96];[.$CQ96];[.$DA96])" office:value-type="float"/>
          <table:table-cell table:formula="of:=MEDIAN([.$F96];[.$P96];[.$Z96];[.$AJ96];[.$AT96];[.$BD96];[.$BN96];[.$BX96];[.$CH96];[.$CR96];[.$DB96])" office:value-type="float"/>
          <table:table-cell table:formula="of:=MEDIAN([.$G96];[.$Q96];[.$AA96];[.$AK96];[.$AU96];[.$BE96];[.$BO96];[.$BY96];[.$CI96];[.$CS96];[.$DC96])" office:value-type="float"/>
          <table:table-cell table:formula="of:=MEDIAN([.$H96];[.$R96];[.$AB96];[.$AL96];[.$AV96];[.$BF96];[.$BP96];[.$BZ96];[.$CJ96];[.$CT96];[.$DD96])" office:value-type="float"/>
          <table:table-cell table:formula="of:=MEDIAN([.$I96];[.$S96];[.$AC96];[.$AM96];[.$AW96];[.$BG96];[.$BQ96];[.$CA96];[.$CK96];[.$CU96];[.$DE96])" office:value-type="float"/>
          <table:table-cell table:formula="of:=MEDIAN([.$J96];[.$T96];[.$AD96];[.$AN96];[.$AX96];[.$BH96];[.$BR96];[.$CB96];[.$CL96];[.$CV96];[.$DF96])" office:value-type="float"/>
          <table:table-cell table:formula="of:=MEDIAN([.$K96];[.$U96];[.$AE96];[.$AO96];[.$AY96];[.$BI96];[.$BS96];[.$CC96];[.$CM96];[.$CW96];[.$DG96])" office:value-type="float"/>
          <table:table-cell table:formula="of:=MAX([.$B96];[.$L96];[.$V96];[.$AF96];[.$AP96];[.$AZ96];[.$BJ96];[.$BT96];[.$CD96];[.$CN96];[.$CX96])" office:value-type="float"/>
          <table:table-cell table:formula="of:=MAX([.$C96];[.$M96];[.$W96];[.$AG96];[.$AQ96];[.$BA96];[.$BK96];[.$BU96];[.$CE96];[.$CO96];[.$CY96])" office:value-type="float"/>
          <table:table-cell table:formula="of:=MAX([.$D96];[.$N96];[.$X96];[.$AH96];[.$AR96];[.$BB96];[.$BL96];[.$BV96];[.$CF96];[.$CP96];[.$CZ96])" office:value-type="float"/>
          <table:table-cell table:formula="of:=MAX([.$E96];[.$O96];[.$Y96];[.$AI96];[.$AS96];[.$BC96];[.$BM96];[.$BW96];[.$CG96];[.$CQ96];[.$DA96])" office:value-type="float"/>
          <table:table-cell table:formula="of:=MAX([.$F96];[.$P96];[.$Z96];[.$AJ96];[.$AT96];[.$BD96];[.$BN96];[.$BX96];[.$CH96];[.$CR96];[.$DB96])" office:value-type="float"/>
          <table:table-cell table:formula="of:=MAX([.$G96];[.$Q96];[.$AA96];[.$AK96];[.$AU96];[.$BE96];[.$BO96];[.$BY96];[.$CI96];[.$CS96];[.$DC96])" office:value-type="float"/>
          <table:table-cell table:formula="of:=MAX([.$H96];[.$R96];[.$AB96];[.$AL96];[.$AV96];[.$BF96];[.$BP96];[.$BZ96];[.$CJ96];[.$CT96];[.$DD96])" office:value-type="float"/>
          <table:table-cell table:formula="of:=MAX([.$I96];[.$S96];[.$AC96];[.$AM96];[.$AW96];[.$BG96];[.$BQ96];[.$CA96];[.$CK96];[.$CU96];[.$DE96])" office:value-type="float"/>
          <table:table-cell table:formula="of:=MAX([.$J96];[.$T96];[.$AD96];[.$AN96];[.$AX96];[.$BH96];[.$BR96];[.$CB96];[.$CL96];[.$CV96];[.$DF96])" office:value-type="float"/>
          <table:table-cell table:formula="of:=MAX([.$K96];[.$U96];[.$AE96];[.$AO96];[.$AY96];[.$BI96];[.$BS96];[.$CC96];[.$CM96];[.$CW96];[.$DG96])" office:value-type="float"/>
        </table:table-row>
        <table:table-row table:style-name="ro1">
          <table:table-cell office:value-type="string">
            <text:p>bio-repair/instances/Stat_vs_Exp/15/Stat_vs_Exp_3_15.lp</text:p>
          </table:table-cell>
          <table:table-cell table:style-name="cellBest" office:value-type="float" office:value="21.9503"/>
          <table:table-cell office:value-type="float" office:value="0.0"/>
          <table:table-cell office:value-type="float" office:value="0.0296296296296"/>
          <table:table-cell office:value-type="float" office:value="0.0022962962963"/>
          <table:table-cell office:value-type="float" office:value="0.0"/>
          <table:table-cell office:value-type="float" office:value="356642.0"/>
          <table:table-cell office:value-type="float" office:value="0.0"/>
          <table:table-cell office:value-type="float" office:value="7090.0"/>
          <table:table-cell office:value-type="float" office:value="4.0"/>
          <table:table-cell table:style-name="cellBest" office:value-type="float" office:value="40.0"/>
          <table:table-cell office:value-type="float" office:value="600.024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177777777778"/>
          <table:table-cell office:value-type="float" office:value="0.00177777777778"/>
          <table:table-cell office:value-type="float" office:value="0.0"/>
          <table:table-cell office:value-type="float" office:value="429851.0"/>
          <table:table-cell office:value-type="float" office:value="0.0"/>
          <table:table-cell office:value-type="float" office:value="13534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296296296296"/>
          <table:table-cell office:value-type="float" office:value="0.00296296296296"/>
          <table:table-cell office:value-type="float" office:value="0.0"/>
          <table:table-cell office:value-type="float" office:value="529572.0"/>
          <table:table-cell office:value-type="float" office:value="422.0"/>
          <table:table-cell office:value-type="float" office:value="33558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1.0795"/>
          <table:table-cell office:value-type="float" office:value="0.0"/>
          <table:table-cell office:value-type="float" office:value="0.237037037037"/>
          <table:table-cell office:value-type="float" office:value="0.00266666666667"/>
          <table:table-cell office:value-type="float" office:value="0.0"/>
          <table:table-cell table:style-name="cellWorst" office:value-type="float" office:value="774254.0"/>
          <table:table-cell table:style-name="cellWorst" office:value-type="float" office:value="91300.0"/>
          <table:table-cell table:style-name="cellWorst" office:value-type="float" office:value="73303.0"/>
          <table:table-cell office:value-type="float" office:value="4.0"/>
          <table:table-cell office:value-type="float" office:value="85.0"/>
          <table:table-cell office:value-type="float" office:value="55.8208"/>
          <table:table-cell office:value-type="float" office:value="0.0"/>
          <table:table-cell office:value-type="float" office:value="0.237037037037"/>
          <table:table-cell office:value-type="float" office:value="0.00266666666667"/>
          <table:table-cell office:value-type="float" office:value="0.0"/>
          <table:table-cell table:style-name="cellWorst" office:value-type="float" office:value="774254.0"/>
          <table:table-cell table:style-name="cellWorst" office:value-type="float" office:value="91300.0"/>
          <table:table-cell table:style-name="cellWorst" office:value-type="float" office:value="73303.0"/>
          <table:table-cell office:value-type="float" office:value="4.0"/>
          <table:table-cell office:value-type="float" office:value="85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97];[.$L97];[.$V97];[.$AF97];[.$AP97];[.$AZ97];[.$BJ97];[.$BT97];[.$CD97];[.$CN97];[.$CX97])" office:value-type="float"/>
          <table:table-cell table:formula="of:=MIN([.$C97];[.$M97];[.$W97];[.$AG97];[.$AQ97];[.$BA97];[.$BK97];[.$BU97];[.$CE97];[.$CO97];[.$CY97])" office:value-type="float"/>
          <table:table-cell table:formula="of:=MIN([.$D97];[.$N97];[.$X97];[.$AH97];[.$AR97];[.$BB97];[.$BL97];[.$BV97];[.$CF97];[.$CP97];[.$CZ97])" office:value-type="float"/>
          <table:table-cell table:formula="of:=MIN([.$E97];[.$O97];[.$Y97];[.$AI97];[.$AS97];[.$BC97];[.$BM97];[.$BW97];[.$CG97];[.$CQ97];[.$DA97])" office:value-type="float"/>
          <table:table-cell table:formula="of:=MIN([.$F97];[.$P97];[.$Z97];[.$AJ97];[.$AT97];[.$BD97];[.$BN97];[.$BX97];[.$CH97];[.$CR97];[.$DB97])" office:value-type="float"/>
          <table:table-cell table:formula="of:=MIN([.$G97];[.$Q97];[.$AA97];[.$AK97];[.$AU97];[.$BE97];[.$BO97];[.$BY97];[.$CI97];[.$CS97];[.$DC97])" office:value-type="float"/>
          <table:table-cell table:formula="of:=MIN([.$H97];[.$R97];[.$AB97];[.$AL97];[.$AV97];[.$BF97];[.$BP97];[.$BZ97];[.$CJ97];[.$CT97];[.$DD97])" office:value-type="float"/>
          <table:table-cell table:formula="of:=MIN([.$I97];[.$S97];[.$AC97];[.$AM97];[.$AW97];[.$BG97];[.$BQ97];[.$CA97];[.$CK97];[.$CU97];[.$DE97])" office:value-type="float"/>
          <table:table-cell table:formula="of:=MIN([.$J97];[.$T97];[.$AD97];[.$AN97];[.$AX97];[.$BH97];[.$BR97];[.$CB97];[.$CL97];[.$CV97];[.$DF97])" office:value-type="float"/>
          <table:table-cell table:formula="of:=MIN([.$K97];[.$U97];[.$AE97];[.$AO97];[.$AY97];[.$BI97];[.$BS97];[.$CC97];[.$CM97];[.$CW97];[.$DG97])" office:value-type="float"/>
          <table:table-cell table:formula="of:=MEDIAN([.$B97];[.$L97];[.$V97];[.$AF97];[.$AP97];[.$AZ97];[.$BJ97];[.$BT97];[.$CD97];[.$CN97];[.$CX97])" office:value-type="float"/>
          <table:table-cell table:formula="of:=MEDIAN([.$C97];[.$M97];[.$W97];[.$AG97];[.$AQ97];[.$BA97];[.$BK97];[.$BU97];[.$CE97];[.$CO97];[.$CY97])" office:value-type="float"/>
          <table:table-cell table:formula="of:=MEDIAN([.$D97];[.$N97];[.$X97];[.$AH97];[.$AR97];[.$BB97];[.$BL97];[.$BV97];[.$CF97];[.$CP97];[.$CZ97])" office:value-type="float"/>
          <table:table-cell table:formula="of:=MEDIAN([.$E97];[.$O97];[.$Y97];[.$AI97];[.$AS97];[.$BC97];[.$BM97];[.$BW97];[.$CG97];[.$CQ97];[.$DA97])" office:value-type="float"/>
          <table:table-cell table:formula="of:=MEDIAN([.$F97];[.$P97];[.$Z97];[.$AJ97];[.$AT97];[.$BD97];[.$BN97];[.$BX97];[.$CH97];[.$CR97];[.$DB97])" office:value-type="float"/>
          <table:table-cell table:formula="of:=MEDIAN([.$G97];[.$Q97];[.$AA97];[.$AK97];[.$AU97];[.$BE97];[.$BO97];[.$BY97];[.$CI97];[.$CS97];[.$DC97])" office:value-type="float"/>
          <table:table-cell table:formula="of:=MEDIAN([.$H97];[.$R97];[.$AB97];[.$AL97];[.$AV97];[.$BF97];[.$BP97];[.$BZ97];[.$CJ97];[.$CT97];[.$DD97])" office:value-type="float"/>
          <table:table-cell table:formula="of:=MEDIAN([.$I97];[.$S97];[.$AC97];[.$AM97];[.$AW97];[.$BG97];[.$BQ97];[.$CA97];[.$CK97];[.$CU97];[.$DE97])" office:value-type="float"/>
          <table:table-cell table:formula="of:=MEDIAN([.$J97];[.$T97];[.$AD97];[.$AN97];[.$AX97];[.$BH97];[.$BR97];[.$CB97];[.$CL97];[.$CV97];[.$DF97])" office:value-type="float"/>
          <table:table-cell table:formula="of:=MEDIAN([.$K97];[.$U97];[.$AE97];[.$AO97];[.$AY97];[.$BI97];[.$BS97];[.$CC97];[.$CM97];[.$CW97];[.$DG97])" office:value-type="float"/>
          <table:table-cell table:formula="of:=MAX([.$B97];[.$L97];[.$V97];[.$AF97];[.$AP97];[.$AZ97];[.$BJ97];[.$BT97];[.$CD97];[.$CN97];[.$CX97])" office:value-type="float"/>
          <table:table-cell table:formula="of:=MAX([.$C97];[.$M97];[.$W97];[.$AG97];[.$AQ97];[.$BA97];[.$BK97];[.$BU97];[.$CE97];[.$CO97];[.$CY97])" office:value-type="float"/>
          <table:table-cell table:formula="of:=MAX([.$D97];[.$N97];[.$X97];[.$AH97];[.$AR97];[.$BB97];[.$BL97];[.$BV97];[.$CF97];[.$CP97];[.$CZ97])" office:value-type="float"/>
          <table:table-cell table:formula="of:=MAX([.$E97];[.$O97];[.$Y97];[.$AI97];[.$AS97];[.$BC97];[.$BM97];[.$BW97];[.$CG97];[.$CQ97];[.$DA97])" office:value-type="float"/>
          <table:table-cell table:formula="of:=MAX([.$F97];[.$P97];[.$Z97];[.$AJ97];[.$AT97];[.$BD97];[.$BN97];[.$BX97];[.$CH97];[.$CR97];[.$DB97])" office:value-type="float"/>
          <table:table-cell table:formula="of:=MAX([.$G97];[.$Q97];[.$AA97];[.$AK97];[.$AU97];[.$BE97];[.$BO97];[.$BY97];[.$CI97];[.$CS97];[.$DC97])" office:value-type="float"/>
          <table:table-cell table:formula="of:=MAX([.$H97];[.$R97];[.$AB97];[.$AL97];[.$AV97];[.$BF97];[.$BP97];[.$BZ97];[.$CJ97];[.$CT97];[.$DD97])" office:value-type="float"/>
          <table:table-cell table:formula="of:=MAX([.$I97];[.$S97];[.$AC97];[.$AM97];[.$AW97];[.$BG97];[.$BQ97];[.$CA97];[.$CK97];[.$CU97];[.$DE97])" office:value-type="float"/>
          <table:table-cell table:formula="of:=MAX([.$J97];[.$T97];[.$AD97];[.$AN97];[.$AX97];[.$BH97];[.$BR97];[.$CB97];[.$CL97];[.$CV97];[.$DF97])" office:value-type="float"/>
          <table:table-cell table:formula="of:=MAX([.$K97];[.$U97];[.$AE97];[.$AO97];[.$AY97];[.$BI97];[.$BS97];[.$CC97];[.$CM97];[.$CW97];[.$DG97])" office:value-type="float"/>
        </table:table-row>
        <table:table-row table:style-name="ro1">
          <table:table-cell office:value-type="string">
            <text:p>bio-repair/instances/Stat_vs_Exp/15/Stat_vs_Exp_44_15.lp</text:p>
          </table:table-cell>
          <table:table-cell table:style-name="cellBest" office:value-type="float" office:value="29.1391"/>
          <table:table-cell office:value-type="float" office:value="0.0"/>
          <table:table-cell office:value-type="float" office:value="0.0296033155713"/>
          <table:table-cell office:value-type="float" office:value="0.000394710874285"/>
          <table:table-cell office:value-type="float" office:value="0.0"/>
          <table:table-cell office:value-type="float" office:value="559159.0"/>
          <table:table-cell office:value-type="float" office:value="0.0"/>
          <table:table-cell office:value-type="float" office:value="48243.0"/>
          <table:table-cell office:value-type="float" office:value="4.0"/>
          <table:table-cell table:style-name="cellBest" office:value-type="float" office:value="41.0"/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70.077"/>
          <table:table-cell office:value-type="float" office:value="0.0"/>
          <table:table-cell office:value-type="float" office:value="0.044404973357"/>
          <table:table-cell office:value-type="float" office:value="0.000641405170712"/>
          <table:table-cell office:value-type="float" office:value="0.0"/>
          <table:table-cell office:value-type="float" office:value="1016535.0"/>
          <table:table-cell office:value-type="float" office:value="0.0"/>
          <table:table-cell office:value-type="float" office:value="40050.0"/>
          <table:table-cell office:value-type="float" office:value="4.0"/>
          <table:table-cell table:style-name="cellWorst" office:value-type="float" office:value="362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24.965"/>
          <table:table-cell office:value-type="float" office:value="0.0"/>
          <table:table-cell office:value-type="float" office:value="0.044404973357"/>
          <table:table-cell office:value-type="float" office:value="0.00061673574107"/>
          <table:table-cell office:value-type="float" office:value="0.0"/>
          <table:table-cell table:style-name="cellWorst" office:value-type="float" office:value="1097382.0"/>
          <table:table-cell table:style-name="cellWorst" office:value-type="float" office:value="59188.0"/>
          <table:table-cell table:style-name="cellWorst" office:value-type="float" office:value="144692.0"/>
          <table:table-cell office:value-type="float" office:value="4.0"/>
          <table:table-cell office:value-type="float" office:value="218.0"/>
          <table:table-cell office:value-type="float" office:value="242.562"/>
          <table:table-cell office:value-type="float" office:value="0.0"/>
          <table:table-cell office:value-type="float" office:value="0.044404973357"/>
          <table:table-cell office:value-type="float" office:value="0.00061673574107"/>
          <table:table-cell office:value-type="float" office:value="0.0"/>
          <table:table-cell table:style-name="cellWorst" office:value-type="float" office:value="1097382.0"/>
          <table:table-cell table:style-name="cellWorst" office:value-type="float" office:value="59188.0"/>
          <table:table-cell table:style-name="cellWorst" office:value-type="float" office:value="144692.0"/>
          <table:table-cell office:value-type="float" office:value="4.0"/>
          <table:table-cell office:value-type="float" office:value="218.0"/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98];[.$L98];[.$V98];[.$AF98];[.$AP98];[.$AZ98];[.$BJ98];[.$BT98];[.$CD98];[.$CN98];[.$CX98])" office:value-type="float"/>
          <table:table-cell table:formula="of:=MIN([.$C98];[.$M98];[.$W98];[.$AG98];[.$AQ98];[.$BA98];[.$BK98];[.$BU98];[.$CE98];[.$CO98];[.$CY98])" office:value-type="float"/>
          <table:table-cell table:formula="of:=MIN([.$D98];[.$N98];[.$X98];[.$AH98];[.$AR98];[.$BB98];[.$BL98];[.$BV98];[.$CF98];[.$CP98];[.$CZ98])" office:value-type="float"/>
          <table:table-cell table:formula="of:=MIN([.$E98];[.$O98];[.$Y98];[.$AI98];[.$AS98];[.$BC98];[.$BM98];[.$BW98];[.$CG98];[.$CQ98];[.$DA98])" office:value-type="float"/>
          <table:table-cell table:formula="of:=MIN([.$F98];[.$P98];[.$Z98];[.$AJ98];[.$AT98];[.$BD98];[.$BN98];[.$BX98];[.$CH98];[.$CR98];[.$DB98])" office:value-type="float"/>
          <table:table-cell table:formula="of:=MIN([.$G98];[.$Q98];[.$AA98];[.$AK98];[.$AU98];[.$BE98];[.$BO98];[.$BY98];[.$CI98];[.$CS98];[.$DC98])" office:value-type="float"/>
          <table:table-cell table:formula="of:=MIN([.$H98];[.$R98];[.$AB98];[.$AL98];[.$AV98];[.$BF98];[.$BP98];[.$BZ98];[.$CJ98];[.$CT98];[.$DD98])" office:value-type="float"/>
          <table:table-cell table:formula="of:=MIN([.$I98];[.$S98];[.$AC98];[.$AM98];[.$AW98];[.$BG98];[.$BQ98];[.$CA98];[.$CK98];[.$CU98];[.$DE98])" office:value-type="float"/>
          <table:table-cell table:formula="of:=MIN([.$J98];[.$T98];[.$AD98];[.$AN98];[.$AX98];[.$BH98];[.$BR98];[.$CB98];[.$CL98];[.$CV98];[.$DF98])" office:value-type="float"/>
          <table:table-cell table:formula="of:=MIN([.$K98];[.$U98];[.$AE98];[.$AO98];[.$AY98];[.$BI98];[.$BS98];[.$CC98];[.$CM98];[.$CW98];[.$DG98])" office:value-type="float"/>
          <table:table-cell table:formula="of:=MEDIAN([.$B98];[.$L98];[.$V98];[.$AF98];[.$AP98];[.$AZ98];[.$BJ98];[.$BT98];[.$CD98];[.$CN98];[.$CX98])" office:value-type="float"/>
          <table:table-cell table:formula="of:=MEDIAN([.$C98];[.$M98];[.$W98];[.$AG98];[.$AQ98];[.$BA98];[.$BK98];[.$BU98];[.$CE98];[.$CO98];[.$CY98])" office:value-type="float"/>
          <table:table-cell table:formula="of:=MEDIAN([.$D98];[.$N98];[.$X98];[.$AH98];[.$AR98];[.$BB98];[.$BL98];[.$BV98];[.$CF98];[.$CP98];[.$CZ98])" office:value-type="float"/>
          <table:table-cell table:formula="of:=MEDIAN([.$E98];[.$O98];[.$Y98];[.$AI98];[.$AS98];[.$BC98];[.$BM98];[.$BW98];[.$CG98];[.$CQ98];[.$DA98])" office:value-type="float"/>
          <table:table-cell table:formula="of:=MEDIAN([.$F98];[.$P98];[.$Z98];[.$AJ98];[.$AT98];[.$BD98];[.$BN98];[.$BX98];[.$CH98];[.$CR98];[.$DB98])" office:value-type="float"/>
          <table:table-cell table:formula="of:=MEDIAN([.$G98];[.$Q98];[.$AA98];[.$AK98];[.$AU98];[.$BE98];[.$BO98];[.$BY98];[.$CI98];[.$CS98];[.$DC98])" office:value-type="float"/>
          <table:table-cell table:formula="of:=MEDIAN([.$H98];[.$R98];[.$AB98];[.$AL98];[.$AV98];[.$BF98];[.$BP98];[.$BZ98];[.$CJ98];[.$CT98];[.$DD98])" office:value-type="float"/>
          <table:table-cell table:formula="of:=MEDIAN([.$I98];[.$S98];[.$AC98];[.$AM98];[.$AW98];[.$BG98];[.$BQ98];[.$CA98];[.$CK98];[.$CU98];[.$DE98])" office:value-type="float"/>
          <table:table-cell table:formula="of:=MEDIAN([.$J98];[.$T98];[.$AD98];[.$AN98];[.$AX98];[.$BH98];[.$BR98];[.$CB98];[.$CL98];[.$CV98];[.$DF98])" office:value-type="float"/>
          <table:table-cell table:formula="of:=MEDIAN([.$K98];[.$U98];[.$AE98];[.$AO98];[.$AY98];[.$BI98];[.$BS98];[.$CC98];[.$CM98];[.$CW98];[.$DG98])" office:value-type="float"/>
          <table:table-cell table:formula="of:=MAX([.$B98];[.$L98];[.$V98];[.$AF98];[.$AP98];[.$AZ98];[.$BJ98];[.$BT98];[.$CD98];[.$CN98];[.$CX98])" office:value-type="float"/>
          <table:table-cell table:formula="of:=MAX([.$C98];[.$M98];[.$W98];[.$AG98];[.$AQ98];[.$BA98];[.$BK98];[.$BU98];[.$CE98];[.$CO98];[.$CY98])" office:value-type="float"/>
          <table:table-cell table:formula="of:=MAX([.$D98];[.$N98];[.$X98];[.$AH98];[.$AR98];[.$BB98];[.$BL98];[.$BV98];[.$CF98];[.$CP98];[.$CZ98])" office:value-type="float"/>
          <table:table-cell table:formula="of:=MAX([.$E98];[.$O98];[.$Y98];[.$AI98];[.$AS98];[.$BC98];[.$BM98];[.$BW98];[.$CG98];[.$CQ98];[.$DA98])" office:value-type="float"/>
          <table:table-cell table:formula="of:=MAX([.$F98];[.$P98];[.$Z98];[.$AJ98];[.$AT98];[.$BD98];[.$BN98];[.$BX98];[.$CH98];[.$CR98];[.$DB98])" office:value-type="float"/>
          <table:table-cell table:formula="of:=MAX([.$G98];[.$Q98];[.$AA98];[.$AK98];[.$AU98];[.$BE98];[.$BO98];[.$BY98];[.$CI98];[.$CS98];[.$DC98])" office:value-type="float"/>
          <table:table-cell table:formula="of:=MAX([.$H98];[.$R98];[.$AB98];[.$AL98];[.$AV98];[.$BF98];[.$BP98];[.$BZ98];[.$CJ98];[.$CT98];[.$DD98])" office:value-type="float"/>
          <table:table-cell table:formula="of:=MAX([.$I98];[.$S98];[.$AC98];[.$AM98];[.$AW98];[.$BG98];[.$BQ98];[.$CA98];[.$CK98];[.$CU98];[.$DE98])" office:value-type="float"/>
          <table:table-cell table:formula="of:=MAX([.$J98];[.$T98];[.$AD98];[.$AN98];[.$AX98];[.$BH98];[.$BR98];[.$CB98];[.$CL98];[.$CV98];[.$DF98])" office:value-type="float"/>
          <table:table-cell table:formula="of:=MAX([.$K98];[.$U98];[.$AE98];[.$AO98];[.$AY98];[.$BI98];[.$BS98];[.$CC98];[.$CM98];[.$CW98];[.$DG98])" office:value-type="float"/>
        </table:table-row>
        <table:table-row table:style-name="ro1">
          <table:table-cell office:value-type="string">
            <text:p>bio-repair/instances/Stat_vs_Exp/15/Stat_vs_Exp_46_15.lp</text:p>
          </table:table-cell>
          <table:table-cell table:style-name="cellBest" office:value-type="float" office:value="20.9926"/>
          <table:table-cell office:value-type="float" office:value="0.0"/>
          <table:table-cell office:value-type="float" office:value="0.0296384113811"/>
          <table:table-cell office:value-type="float" office:value="0.00133372851215"/>
          <table:table-cell office:value-type="float" office:value="0.0"/>
          <table:table-cell office:value-type="float" office:value="326522.0"/>
          <table:table-cell office:value-type="float" office:value="0.0"/>
          <table:table-cell office:value-type="float" office:value="6094.0"/>
          <table:table-cell office:value-type="float" office:value="4.0"/>
          <table:table-cell office:value-type="float" office:value="35.0"/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889152341434"/>
          <table:table-cell office:value-type="float" office:value="0.00128433115985"/>
          <table:table-cell office:value-type="float" office:value="0.0"/>
          <table:table-cell table:style-name="cellWorst" office:value-type="float" office:value="881460.0"/>
          <table:table-cell office:value-type="float" office:value="0.0"/>
          <table:table-cell table:style-name="cellWorst" office:value-type="float" office:value="53479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99];[.$L99];[.$V99];[.$AF99];[.$AP99];[.$AZ99];[.$BJ99];[.$BT99];[.$CD99];[.$CN99];[.$CX99])" office:value-type="float"/>
          <table:table-cell table:formula="of:=MIN([.$C99];[.$M99];[.$W99];[.$AG99];[.$AQ99];[.$BA99];[.$BK99];[.$BU99];[.$CE99];[.$CO99];[.$CY99])" office:value-type="float"/>
          <table:table-cell table:formula="of:=MIN([.$D99];[.$N99];[.$X99];[.$AH99];[.$AR99];[.$BB99];[.$BL99];[.$BV99];[.$CF99];[.$CP99];[.$CZ99])" office:value-type="float"/>
          <table:table-cell table:formula="of:=MIN([.$E99];[.$O99];[.$Y99];[.$AI99];[.$AS99];[.$BC99];[.$BM99];[.$BW99];[.$CG99];[.$CQ99];[.$DA99])" office:value-type="float"/>
          <table:table-cell table:formula="of:=MIN([.$F99];[.$P99];[.$Z99];[.$AJ99];[.$AT99];[.$BD99];[.$BN99];[.$BX99];[.$CH99];[.$CR99];[.$DB99])" office:value-type="float"/>
          <table:table-cell table:formula="of:=MIN([.$G99];[.$Q99];[.$AA99];[.$AK99];[.$AU99];[.$BE99];[.$BO99];[.$BY99];[.$CI99];[.$CS99];[.$DC99])" office:value-type="float"/>
          <table:table-cell table:formula="of:=MIN([.$H99];[.$R99];[.$AB99];[.$AL99];[.$AV99];[.$BF99];[.$BP99];[.$BZ99];[.$CJ99];[.$CT99];[.$DD99])" office:value-type="float"/>
          <table:table-cell table:formula="of:=MIN([.$I99];[.$S99];[.$AC99];[.$AM99];[.$AW99];[.$BG99];[.$BQ99];[.$CA99];[.$CK99];[.$CU99];[.$DE99])" office:value-type="float"/>
          <table:table-cell table:formula="of:=MIN([.$J99];[.$T99];[.$AD99];[.$AN99];[.$AX99];[.$BH99];[.$BR99];[.$CB99];[.$CL99];[.$CV99];[.$DF99])" office:value-type="float"/>
          <table:table-cell table:formula="of:=MIN([.$K99];[.$U99];[.$AE99];[.$AO99];[.$AY99];[.$BI99];[.$BS99];[.$CC99];[.$CM99];[.$CW99];[.$DG99])" office:value-type="float"/>
          <table:table-cell table:formula="of:=MEDIAN([.$B99];[.$L99];[.$V99];[.$AF99];[.$AP99];[.$AZ99];[.$BJ99];[.$BT99];[.$CD99];[.$CN99];[.$CX99])" office:value-type="float"/>
          <table:table-cell table:formula="of:=MEDIAN([.$C99];[.$M99];[.$W99];[.$AG99];[.$AQ99];[.$BA99];[.$BK99];[.$BU99];[.$CE99];[.$CO99];[.$CY99])" office:value-type="float"/>
          <table:table-cell table:formula="of:=MEDIAN([.$D99];[.$N99];[.$X99];[.$AH99];[.$AR99];[.$BB99];[.$BL99];[.$BV99];[.$CF99];[.$CP99];[.$CZ99])" office:value-type="float"/>
          <table:table-cell table:formula="of:=MEDIAN([.$E99];[.$O99];[.$Y99];[.$AI99];[.$AS99];[.$BC99];[.$BM99];[.$BW99];[.$CG99];[.$CQ99];[.$DA99])" office:value-type="float"/>
          <table:table-cell table:formula="of:=MEDIAN([.$F99];[.$P99];[.$Z99];[.$AJ99];[.$AT99];[.$BD99];[.$BN99];[.$BX99];[.$CH99];[.$CR99];[.$DB99])" office:value-type="float"/>
          <table:table-cell table:formula="of:=MEDIAN([.$G99];[.$Q99];[.$AA99];[.$AK99];[.$AU99];[.$BE99];[.$BO99];[.$BY99];[.$CI99];[.$CS99];[.$DC99])" office:value-type="float"/>
          <table:table-cell table:formula="of:=MEDIAN([.$H99];[.$R99];[.$AB99];[.$AL99];[.$AV99];[.$BF99];[.$BP99];[.$BZ99];[.$CJ99];[.$CT99];[.$DD99])" office:value-type="float"/>
          <table:table-cell table:formula="of:=MEDIAN([.$I99];[.$S99];[.$AC99];[.$AM99];[.$AW99];[.$BG99];[.$BQ99];[.$CA99];[.$CK99];[.$CU99];[.$DE99])" office:value-type="float"/>
          <table:table-cell table:formula="of:=MEDIAN([.$J99];[.$T99];[.$AD99];[.$AN99];[.$AX99];[.$BH99];[.$BR99];[.$CB99];[.$CL99];[.$CV99];[.$DF99])" office:value-type="float"/>
          <table:table-cell table:formula="of:=MEDIAN([.$K99];[.$U99];[.$AE99];[.$AO99];[.$AY99];[.$BI99];[.$BS99];[.$CC99];[.$CM99];[.$CW99];[.$DG99])" office:value-type="float"/>
          <table:table-cell table:formula="of:=MAX([.$B99];[.$L99];[.$V99];[.$AF99];[.$AP99];[.$AZ99];[.$BJ99];[.$BT99];[.$CD99];[.$CN99];[.$CX99])" office:value-type="float"/>
          <table:table-cell table:formula="of:=MAX([.$C99];[.$M99];[.$W99];[.$AG99];[.$AQ99];[.$BA99];[.$BK99];[.$BU99];[.$CE99];[.$CO99];[.$CY99])" office:value-type="float"/>
          <table:table-cell table:formula="of:=MAX([.$D99];[.$N99];[.$X99];[.$AH99];[.$AR99];[.$BB99];[.$BL99];[.$BV99];[.$CF99];[.$CP99];[.$CZ99])" office:value-type="float"/>
          <table:table-cell table:formula="of:=MAX([.$E99];[.$O99];[.$Y99];[.$AI99];[.$AS99];[.$BC99];[.$BM99];[.$BW99];[.$CG99];[.$CQ99];[.$DA99])" office:value-type="float"/>
          <table:table-cell table:formula="of:=MAX([.$F99];[.$P99];[.$Z99];[.$AJ99];[.$AT99];[.$BD99];[.$BN99];[.$BX99];[.$CH99];[.$CR99];[.$DB99])" office:value-type="float"/>
          <table:table-cell table:formula="of:=MAX([.$G99];[.$Q99];[.$AA99];[.$AK99];[.$AU99];[.$BE99];[.$BO99];[.$BY99];[.$CI99];[.$CS99];[.$DC99])" office:value-type="float"/>
          <table:table-cell table:formula="of:=MAX([.$H99];[.$R99];[.$AB99];[.$AL99];[.$AV99];[.$BF99];[.$BP99];[.$BZ99];[.$CJ99];[.$CT99];[.$DD99])" office:value-type="float"/>
          <table:table-cell table:formula="of:=MAX([.$I99];[.$S99];[.$AC99];[.$AM99];[.$AW99];[.$BG99];[.$BQ99];[.$CA99];[.$CK99];[.$CU99];[.$DE99])" office:value-type="float"/>
          <table:table-cell table:formula="of:=MAX([.$J99];[.$T99];[.$AD99];[.$AN99];[.$AX99];[.$BH99];[.$BR99];[.$CB99];[.$CL99];[.$CV99];[.$DF99])" office:value-type="float"/>
          <table:table-cell table:formula="of:=MAX([.$K99];[.$U99];[.$AE99];[.$AO99];[.$AY99];[.$BI99];[.$BS99];[.$CC99];[.$CM99];[.$CW99];[.$DG99])" office:value-type="float"/>
        </table:table-row>
        <table:table-row table:style-name="ro1">
          <table:table-cell office:value-type="string">
            <text:p>bio-repair/instances/Stat_vs_Exp/15/Stat_vs_Exp_54_15.lp</text:p>
          </table:table-cell>
          <table:table-cell table:style-name="cellBest" office:value-type="float" office:value="17.3336"/>
          <table:table-cell office:value-type="float" office:value="0.0"/>
          <table:table-cell office:value-type="float" office:value="0.0296515937732"/>
          <table:table-cell office:value-type="float" office:value="0.000741289844329"/>
          <table:table-cell office:value-type="float" office:value="0.0"/>
          <table:table-cell office:value-type="float" office:value="208325.0"/>
          <table:table-cell office:value-type="float" office:value="0.0"/>
          <table:table-cell office:value-type="float" office:value="11066.0"/>
          <table:table-cell office:value-type="float" office:value="4.0"/>
          <table:table-cell table:style-name="cellBest" office:value-type="float" office:value="26.0"/>
          <table:table-cell office:value-type="float" office:value="600.02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163083765752"/>
          <table:table-cell office:value-type="float" office:value="0.00168025698048"/>
          <table:table-cell office:value-type="float" office:value="0.0"/>
          <table:table-cell table:style-name="cellWorst" office:value-type="float" office:value="475247.0"/>
          <table:table-cell office:value-type="float" office:value="0.0"/>
          <table:table-cell table:style-name="cellWorst" office:value-type="float" office:value="17283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7.6543"/>
          <table:table-cell office:value-type="float" office:value="0.0"/>
          <table:table-cell office:value-type="float" office:value="0.163083765752"/>
          <table:table-cell office:value-type="float" office:value="0.00229799851742"/>
          <table:table-cell office:value-type="float" office:value="0.0"/>
          <table:table-cell office:value-type="float" office:value="329684.0"/>
          <table:table-cell office:value-type="float" office:value="640.0"/>
          <table:table-cell office:value-type="float" office:value="5438.0"/>
          <table:table-cell office:value-type="float" office:value="4.0"/>
          <table:table-cell table:style-name="cellWorst" office:value-type="float" office:value="58.0"/>
          <table:table-cell office:value-type="float" office:value="600.02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20.9953"/>
          <table:table-cell office:value-type="float" office:value="0.0"/>
          <table:table-cell office:value-type="float" office:value="0.148257968866"/>
          <table:table-cell office:value-type="float" office:value="0.00217445021003"/>
          <table:table-cell office:value-type="float" office:value="0.0"/>
          <table:table-cell office:value-type="float" office:value="238835.0"/>
          <table:table-cell table:style-name="cellWorst" office:value-type="float" office:value="89869.0"/>
          <table:table-cell office:value-type="float" office:value="3112.0"/>
          <table:table-cell office:value-type="float" office:value="4.0"/>
          <table:table-cell office:value-type="float" office:value="45.0"/>
          <table:table-cell office:value-type="float" office:value="21.1408"/>
          <table:table-cell office:value-type="float" office:value="0.0"/>
          <table:table-cell office:value-type="float" office:value="0.148257968866"/>
          <table:table-cell office:value-type="float" office:value="0.00217445021003"/>
          <table:table-cell office:value-type="float" office:value="0.0"/>
          <table:table-cell office:value-type="float" office:value="238835.0"/>
          <table:table-cell table:style-name="cellWorst" office:value-type="float" office:value="89869.0"/>
          <table:table-cell office:value-type="float" office:value="3112.0"/>
          <table:table-cell office:value-type="float" office:value="4.0"/>
          <table:table-cell office:value-type="float" office:value="45.0"/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00];[.$L100];[.$V100];[.$AF100];[.$AP100];[.$AZ100];[.$BJ100];[.$BT100];[.$CD100];[.$CN100];[.$CX100])" office:value-type="float"/>
          <table:table-cell table:formula="of:=MIN([.$C100];[.$M100];[.$W100];[.$AG100];[.$AQ100];[.$BA100];[.$BK100];[.$BU100];[.$CE100];[.$CO100];[.$CY100])" office:value-type="float"/>
          <table:table-cell table:formula="of:=MIN([.$D100];[.$N100];[.$X100];[.$AH100];[.$AR100];[.$BB100];[.$BL100];[.$BV100];[.$CF100];[.$CP100];[.$CZ100])" office:value-type="float"/>
          <table:table-cell table:formula="of:=MIN([.$E100];[.$O100];[.$Y100];[.$AI100];[.$AS100];[.$BC100];[.$BM100];[.$BW100];[.$CG100];[.$CQ100];[.$DA100])" office:value-type="float"/>
          <table:table-cell table:formula="of:=MIN([.$F100];[.$P100];[.$Z100];[.$AJ100];[.$AT100];[.$BD100];[.$BN100];[.$BX100];[.$CH100];[.$CR100];[.$DB100])" office:value-type="float"/>
          <table:table-cell table:formula="of:=MIN([.$G100];[.$Q100];[.$AA100];[.$AK100];[.$AU100];[.$BE100];[.$BO100];[.$BY100];[.$CI100];[.$CS100];[.$DC100])" office:value-type="float"/>
          <table:table-cell table:formula="of:=MIN([.$H100];[.$R100];[.$AB100];[.$AL100];[.$AV100];[.$BF100];[.$BP100];[.$BZ100];[.$CJ100];[.$CT100];[.$DD100])" office:value-type="float"/>
          <table:table-cell table:formula="of:=MIN([.$I100];[.$S100];[.$AC100];[.$AM100];[.$AW100];[.$BG100];[.$BQ100];[.$CA100];[.$CK100];[.$CU100];[.$DE100])" office:value-type="float"/>
          <table:table-cell table:formula="of:=MIN([.$J100];[.$T100];[.$AD100];[.$AN100];[.$AX100];[.$BH100];[.$BR100];[.$CB100];[.$CL100];[.$CV100];[.$DF100])" office:value-type="float"/>
          <table:table-cell table:formula="of:=MIN([.$K100];[.$U100];[.$AE100];[.$AO100];[.$AY100];[.$BI100];[.$BS100];[.$CC100];[.$CM100];[.$CW100];[.$DG100])" office:value-type="float"/>
          <table:table-cell table:formula="of:=MEDIAN([.$B100];[.$L100];[.$V100];[.$AF100];[.$AP100];[.$AZ100];[.$BJ100];[.$BT100];[.$CD100];[.$CN100];[.$CX100])" office:value-type="float"/>
          <table:table-cell table:formula="of:=MEDIAN([.$C100];[.$M100];[.$W100];[.$AG100];[.$AQ100];[.$BA100];[.$BK100];[.$BU100];[.$CE100];[.$CO100];[.$CY100])" office:value-type="float"/>
          <table:table-cell table:formula="of:=MEDIAN([.$D100];[.$N100];[.$X100];[.$AH100];[.$AR100];[.$BB100];[.$BL100];[.$BV100];[.$CF100];[.$CP100];[.$CZ100])" office:value-type="float"/>
          <table:table-cell table:formula="of:=MEDIAN([.$E100];[.$O100];[.$Y100];[.$AI100];[.$AS100];[.$BC100];[.$BM100];[.$BW100];[.$CG100];[.$CQ100];[.$DA100])" office:value-type="float"/>
          <table:table-cell table:formula="of:=MEDIAN([.$F100];[.$P100];[.$Z100];[.$AJ100];[.$AT100];[.$BD100];[.$BN100];[.$BX100];[.$CH100];[.$CR100];[.$DB100])" office:value-type="float"/>
          <table:table-cell table:formula="of:=MEDIAN([.$G100];[.$Q100];[.$AA100];[.$AK100];[.$AU100];[.$BE100];[.$BO100];[.$BY100];[.$CI100];[.$CS100];[.$DC100])" office:value-type="float"/>
          <table:table-cell table:formula="of:=MEDIAN([.$H100];[.$R100];[.$AB100];[.$AL100];[.$AV100];[.$BF100];[.$BP100];[.$BZ100];[.$CJ100];[.$CT100];[.$DD100])" office:value-type="float"/>
          <table:table-cell table:formula="of:=MEDIAN([.$I100];[.$S100];[.$AC100];[.$AM100];[.$AW100];[.$BG100];[.$BQ100];[.$CA100];[.$CK100];[.$CU100];[.$DE100])" office:value-type="float"/>
          <table:table-cell table:formula="of:=MEDIAN([.$J100];[.$T100];[.$AD100];[.$AN100];[.$AX100];[.$BH100];[.$BR100];[.$CB100];[.$CL100];[.$CV100];[.$DF100])" office:value-type="float"/>
          <table:table-cell table:formula="of:=MEDIAN([.$K100];[.$U100];[.$AE100];[.$AO100];[.$AY100];[.$BI100];[.$BS100];[.$CC100];[.$CM100];[.$CW100];[.$DG100])" office:value-type="float"/>
          <table:table-cell table:formula="of:=MAX([.$B100];[.$L100];[.$V100];[.$AF100];[.$AP100];[.$AZ100];[.$BJ100];[.$BT100];[.$CD100];[.$CN100];[.$CX100])" office:value-type="float"/>
          <table:table-cell table:formula="of:=MAX([.$C100];[.$M100];[.$W100];[.$AG100];[.$AQ100];[.$BA100];[.$BK100];[.$BU100];[.$CE100];[.$CO100];[.$CY100])" office:value-type="float"/>
          <table:table-cell table:formula="of:=MAX([.$D100];[.$N100];[.$X100];[.$AH100];[.$AR100];[.$BB100];[.$BL100];[.$BV100];[.$CF100];[.$CP100];[.$CZ100])" office:value-type="float"/>
          <table:table-cell table:formula="of:=MAX([.$E100];[.$O100];[.$Y100];[.$AI100];[.$AS100];[.$BC100];[.$BM100];[.$BW100];[.$CG100];[.$CQ100];[.$DA100])" office:value-type="float"/>
          <table:table-cell table:formula="of:=MAX([.$F100];[.$P100];[.$Z100];[.$AJ100];[.$AT100];[.$BD100];[.$BN100];[.$BX100];[.$CH100];[.$CR100];[.$DB100])" office:value-type="float"/>
          <table:table-cell table:formula="of:=MAX([.$G100];[.$Q100];[.$AA100];[.$AK100];[.$AU100];[.$BE100];[.$BO100];[.$BY100];[.$CI100];[.$CS100];[.$DC100])" office:value-type="float"/>
          <table:table-cell table:formula="of:=MAX([.$H100];[.$R100];[.$AB100];[.$AL100];[.$AV100];[.$BF100];[.$BP100];[.$BZ100];[.$CJ100];[.$CT100];[.$DD100])" office:value-type="float"/>
          <table:table-cell table:formula="of:=MAX([.$I100];[.$S100];[.$AC100];[.$AM100];[.$AW100];[.$BG100];[.$BQ100];[.$CA100];[.$CK100];[.$CU100];[.$DE100])" office:value-type="float"/>
          <table:table-cell table:formula="of:=MAX([.$J100];[.$T100];[.$AD100];[.$AN100];[.$AX100];[.$BH100];[.$BR100];[.$CB100];[.$CL100];[.$CV100];[.$DF100])" office:value-type="float"/>
          <table:table-cell table:formula="of:=MAX([.$K100];[.$U100];[.$AE100];[.$AO100];[.$AY100];[.$BI100];[.$BS100];[.$CC100];[.$CM100];[.$CW100];[.$DG100])" office:value-type="float"/>
        </table:table-row>
        <table:table-row table:style-name="ro1">
          <table:table-cell office:value-type="string">
            <text:p>bio-repair/instances/Stat_vs_Exp/15/Stat_vs_Exp_56_15.lp</text:p>
          </table:table-cell>
          <table:table-cell table:style-name="cellBest" office:value-type="float" office:value="21.9741"/>
          <table:table-cell office:value-type="float" office:value="0.0"/>
          <table:table-cell office:value-type="float" office:value="0.0296164667555"/>
          <table:table-cell office:value-type="float" office:value="0.000493607779259"/>
          <table:table-cell office:value-type="float" office:value="0.0"/>
          <table:table-cell office:value-type="float" office:value="433910.0"/>
          <table:table-cell office:value-type="float" office:value="0.0"/>
          <table:table-cell office:value-type="float" office:value="30303.0"/>
          <table:table-cell office:value-type="float" office:value="4.0"/>
          <table:table-cell table:style-name="cellBest" office:value-type="float" office:value="35.0"/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59232933511"/>
          <table:table-cell office:value-type="float" office:value="0.000987215558517"/>
          <table:table-cell office:value-type="float" office:value="0.0"/>
          <table:table-cell office:value-type="float" office:value="640530.0"/>
          <table:table-cell office:value-type="float" office:value="0.0"/>
          <table:table-cell office:value-type="float" office:value="30538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74.793"/>
          <table:table-cell office:value-type="float" office:value="0.0"/>
          <table:table-cell office:value-type="float" office:value="0.0888494002665"/>
          <table:table-cell office:value-type="float" office:value="0.00111061750333"/>
          <table:table-cell office:value-type="float" office:value="0.0"/>
          <table:table-cell table:style-name="cellWorst" office:value-type="float" office:value="2368850.0"/>
          <table:table-cell office:value-type="float" office:value="10878.0"/>
          <table:table-cell table:style-name="cellWorst" office:value-type="float" office:value="707966.0"/>
          <table:table-cell office:value-type="float" office:value="4.0"/>
          <table:table-cell table:style-name="cellWorst" office:value-type="float" office:value="259.0"/>
          <table:table-cell office:value-type="float" office:value="600.02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5.0873"/>
          <table:table-cell office:value-type="float" office:value="0.0"/>
          <table:table-cell office:value-type="float" office:value="0.0740411668888"/>
          <table:table-cell office:value-type="float" office:value="0.00113529789229"/>
          <table:table-cell office:value-type="float" office:value="0.0"/>
          <table:table-cell office:value-type="float" office:value="705110.0"/>
          <table:table-cell table:style-name="cellWorst" office:value-type="float" office:value="36176.0"/>
          <table:table-cell office:value-type="float" office:value="131268.0"/>
          <table:table-cell office:value-type="float" office:value="4.0"/>
          <table:table-cell office:value-type="float" office:value="67.0"/>
          <table:table-cell office:value-type="float" office:value="51.9843"/>
          <table:table-cell office:value-type="float" office:value="0.0"/>
          <table:table-cell office:value-type="float" office:value="0.0740411668888"/>
          <table:table-cell office:value-type="float" office:value="0.00113529789229"/>
          <table:table-cell office:value-type="float" office:value="0.0"/>
          <table:table-cell office:value-type="float" office:value="705110.0"/>
          <table:table-cell table:style-name="cellWorst" office:value-type="float" office:value="36176.0"/>
          <table:table-cell office:value-type="float" office:value="131268.0"/>
          <table:table-cell office:value-type="float" office:value="4.0"/>
          <table:table-cell office:value-type="float" office:value="67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01];[.$L101];[.$V101];[.$AF101];[.$AP101];[.$AZ101];[.$BJ101];[.$BT101];[.$CD101];[.$CN101];[.$CX101])" office:value-type="float"/>
          <table:table-cell table:formula="of:=MIN([.$C101];[.$M101];[.$W101];[.$AG101];[.$AQ101];[.$BA101];[.$BK101];[.$BU101];[.$CE101];[.$CO101];[.$CY101])" office:value-type="float"/>
          <table:table-cell table:formula="of:=MIN([.$D101];[.$N101];[.$X101];[.$AH101];[.$AR101];[.$BB101];[.$BL101];[.$BV101];[.$CF101];[.$CP101];[.$CZ101])" office:value-type="float"/>
          <table:table-cell table:formula="of:=MIN([.$E101];[.$O101];[.$Y101];[.$AI101];[.$AS101];[.$BC101];[.$BM101];[.$BW101];[.$CG101];[.$CQ101];[.$DA101])" office:value-type="float"/>
          <table:table-cell table:formula="of:=MIN([.$F101];[.$P101];[.$Z101];[.$AJ101];[.$AT101];[.$BD101];[.$BN101];[.$BX101];[.$CH101];[.$CR101];[.$DB101])" office:value-type="float"/>
          <table:table-cell table:formula="of:=MIN([.$G101];[.$Q101];[.$AA101];[.$AK101];[.$AU101];[.$BE101];[.$BO101];[.$BY101];[.$CI101];[.$CS101];[.$DC101])" office:value-type="float"/>
          <table:table-cell table:formula="of:=MIN([.$H101];[.$R101];[.$AB101];[.$AL101];[.$AV101];[.$BF101];[.$BP101];[.$BZ101];[.$CJ101];[.$CT101];[.$DD101])" office:value-type="float"/>
          <table:table-cell table:formula="of:=MIN([.$I101];[.$S101];[.$AC101];[.$AM101];[.$AW101];[.$BG101];[.$BQ101];[.$CA101];[.$CK101];[.$CU101];[.$DE101])" office:value-type="float"/>
          <table:table-cell table:formula="of:=MIN([.$J101];[.$T101];[.$AD101];[.$AN101];[.$AX101];[.$BH101];[.$BR101];[.$CB101];[.$CL101];[.$CV101];[.$DF101])" office:value-type="float"/>
          <table:table-cell table:formula="of:=MIN([.$K101];[.$U101];[.$AE101];[.$AO101];[.$AY101];[.$BI101];[.$BS101];[.$CC101];[.$CM101];[.$CW101];[.$DG101])" office:value-type="float"/>
          <table:table-cell table:formula="of:=MEDIAN([.$B101];[.$L101];[.$V101];[.$AF101];[.$AP101];[.$AZ101];[.$BJ101];[.$BT101];[.$CD101];[.$CN101];[.$CX101])" office:value-type="float"/>
          <table:table-cell table:formula="of:=MEDIAN([.$C101];[.$M101];[.$W101];[.$AG101];[.$AQ101];[.$BA101];[.$BK101];[.$BU101];[.$CE101];[.$CO101];[.$CY101])" office:value-type="float"/>
          <table:table-cell table:formula="of:=MEDIAN([.$D101];[.$N101];[.$X101];[.$AH101];[.$AR101];[.$BB101];[.$BL101];[.$BV101];[.$CF101];[.$CP101];[.$CZ101])" office:value-type="float"/>
          <table:table-cell table:formula="of:=MEDIAN([.$E101];[.$O101];[.$Y101];[.$AI101];[.$AS101];[.$BC101];[.$BM101];[.$BW101];[.$CG101];[.$CQ101];[.$DA101])" office:value-type="float"/>
          <table:table-cell table:formula="of:=MEDIAN([.$F101];[.$P101];[.$Z101];[.$AJ101];[.$AT101];[.$BD101];[.$BN101];[.$BX101];[.$CH101];[.$CR101];[.$DB101])" office:value-type="float"/>
          <table:table-cell table:formula="of:=MEDIAN([.$G101];[.$Q101];[.$AA101];[.$AK101];[.$AU101];[.$BE101];[.$BO101];[.$BY101];[.$CI101];[.$CS101];[.$DC101])" office:value-type="float"/>
          <table:table-cell table:formula="of:=MEDIAN([.$H101];[.$R101];[.$AB101];[.$AL101];[.$AV101];[.$BF101];[.$BP101];[.$BZ101];[.$CJ101];[.$CT101];[.$DD101])" office:value-type="float"/>
          <table:table-cell table:formula="of:=MEDIAN([.$I101];[.$S101];[.$AC101];[.$AM101];[.$AW101];[.$BG101];[.$BQ101];[.$CA101];[.$CK101];[.$CU101];[.$DE101])" office:value-type="float"/>
          <table:table-cell table:formula="of:=MEDIAN([.$J101];[.$T101];[.$AD101];[.$AN101];[.$AX101];[.$BH101];[.$BR101];[.$CB101];[.$CL101];[.$CV101];[.$DF101])" office:value-type="float"/>
          <table:table-cell table:formula="of:=MEDIAN([.$K101];[.$U101];[.$AE101];[.$AO101];[.$AY101];[.$BI101];[.$BS101];[.$CC101];[.$CM101];[.$CW101];[.$DG101])" office:value-type="float"/>
          <table:table-cell table:formula="of:=MAX([.$B101];[.$L101];[.$V101];[.$AF101];[.$AP101];[.$AZ101];[.$BJ101];[.$BT101];[.$CD101];[.$CN101];[.$CX101])" office:value-type="float"/>
          <table:table-cell table:formula="of:=MAX([.$C101];[.$M101];[.$W101];[.$AG101];[.$AQ101];[.$BA101];[.$BK101];[.$BU101];[.$CE101];[.$CO101];[.$CY101])" office:value-type="float"/>
          <table:table-cell table:formula="of:=MAX([.$D101];[.$N101];[.$X101];[.$AH101];[.$AR101];[.$BB101];[.$BL101];[.$BV101];[.$CF101];[.$CP101];[.$CZ101])" office:value-type="float"/>
          <table:table-cell table:formula="of:=MAX([.$E101];[.$O101];[.$Y101];[.$AI101];[.$AS101];[.$BC101];[.$BM101];[.$BW101];[.$CG101];[.$CQ101];[.$DA101])" office:value-type="float"/>
          <table:table-cell table:formula="of:=MAX([.$F101];[.$P101];[.$Z101];[.$AJ101];[.$AT101];[.$BD101];[.$BN101];[.$BX101];[.$CH101];[.$CR101];[.$DB101])" office:value-type="float"/>
          <table:table-cell table:formula="of:=MAX([.$G101];[.$Q101];[.$AA101];[.$AK101];[.$AU101];[.$BE101];[.$BO101];[.$BY101];[.$CI101];[.$CS101];[.$DC101])" office:value-type="float"/>
          <table:table-cell table:formula="of:=MAX([.$H101];[.$R101];[.$AB101];[.$AL101];[.$AV101];[.$BF101];[.$BP101];[.$BZ101];[.$CJ101];[.$CT101];[.$DD101])" office:value-type="float"/>
          <table:table-cell table:formula="of:=MAX([.$I101];[.$S101];[.$AC101];[.$AM101];[.$AW101];[.$BG101];[.$BQ101];[.$CA101];[.$CK101];[.$CU101];[.$DE101])" office:value-type="float"/>
          <table:table-cell table:formula="of:=MAX([.$J101];[.$T101];[.$AD101];[.$AN101];[.$AX101];[.$BH101];[.$BR101];[.$CB101];[.$CL101];[.$CV101];[.$DF101])" office:value-type="float"/>
          <table:table-cell table:formula="of:=MAX([.$K101];[.$U101];[.$AE101];[.$AO101];[.$AY101];[.$BI101];[.$BS101];[.$CC101];[.$CM101];[.$CW101];[.$DG101])" office:value-type="float"/>
        </table:table-row>
        <table:table-row table:style-name="ro1">
          <table:table-cell office:value-type="string">
            <text:p>bio-repair/instances/Stat_vs_Exp/15/Stat_vs_Exp_57_15.lp</text:p>
          </table:table-cell>
          <table:table-cell table:style-name="cellBest" office:value-type="float" office:value="31.7868"/>
          <table:table-cell office:value-type="float" office:value="0.0"/>
          <table:table-cell office:value-type="float" office:value="0.0296120817293"/>
          <table:table-cell office:value-type="float" office:value="0.000296120817293"/>
          <table:table-cell office:value-type="float" office:value="0.0"/>
          <table:table-cell office:value-type="float" office:value="712498.0"/>
          <table:table-cell office:value-type="float" office:value="0.0"/>
          <table:table-cell office:value-type="float" office:value="74024.0"/>
          <table:table-cell office:value-type="float" office:value="4.0"/>
          <table:table-cell office:value-type="float" office:value="47.0"/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296120817293"/>
          <table:table-cell office:value-type="float" office:value="0.000296120817293"/>
          <table:table-cell office:value-type="float" office:value="0.0"/>
          <table:table-cell office:value-type="float" office:value="333233.0"/>
          <table:table-cell office:value-type="float" office:value="0.0"/>
          <table:table-cell office:value-type="float" office:value="6243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9.9033"/>
          <table:table-cell office:value-type="float" office:value="0.0"/>
          <table:table-cell office:value-type="float" office:value="0.0296120817293"/>
          <table:table-cell office:value-type="float" office:value="0.000296120817293"/>
          <table:table-cell office:value-type="float" office:value="0.0"/>
          <table:table-cell table:style-name="cellWorst" office:value-type="float" office:value="1333991.0"/>
          <table:table-cell office:value-type="float" office:value="26.0"/>
          <table:table-cell table:style-name="cellWorst" office:value-type="float" office:value="320861.0"/>
          <table:table-cell office:value-type="float" office:value="4.0"/>
          <table:table-cell table:style-name="cellWorst" office:value-type="float" office:value="51.0"/>
          <table:table-cell office:value-type="float" office:value="600.0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70.189"/>
          <table:table-cell office:value-type="float" office:value="0.0"/>
          <table:table-cell office:value-type="float" office:value="0.0296120817293"/>
          <table:table-cell office:value-type="float" office:value="0.000296120817293"/>
          <table:table-cell office:value-type="float" office:value="0.0"/>
          <table:table-cell office:value-type="float" office:value="1328583.0"/>
          <table:table-cell table:style-name="cellWorst" office:value-type="float" office:value="87480.0"/>
          <table:table-cell office:value-type="float" office:value="318896.0"/>
          <table:table-cell office:value-type="float" office:value="4.0"/>
          <table:table-cell table:style-name="cellBest" office:value-type="float" office:value="43.0"/>
          <table:table-cell office:value-type="float" office:value="72.6135"/>
          <table:table-cell office:value-type="float" office:value="0.0"/>
          <table:table-cell office:value-type="float" office:value="0.0296120817293"/>
          <table:table-cell office:value-type="float" office:value="0.000296120817293"/>
          <table:table-cell office:value-type="float" office:value="0.0"/>
          <table:table-cell office:value-type="float" office:value="1328583.0"/>
          <table:table-cell table:style-name="cellWorst" office:value-type="float" office:value="87480.0"/>
          <table:table-cell office:value-type="float" office:value="318896.0"/>
          <table:table-cell office:value-type="float" office:value="4.0"/>
          <table:table-cell table:style-name="cellBest" office:value-type="float" office:value="43.0"/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02];[.$L102];[.$V102];[.$AF102];[.$AP102];[.$AZ102];[.$BJ102];[.$BT102];[.$CD102];[.$CN102];[.$CX102])" office:value-type="float"/>
          <table:table-cell table:formula="of:=MIN([.$C102];[.$M102];[.$W102];[.$AG102];[.$AQ102];[.$BA102];[.$BK102];[.$BU102];[.$CE102];[.$CO102];[.$CY102])" office:value-type="float"/>
          <table:table-cell table:formula="of:=MIN([.$D102];[.$N102];[.$X102];[.$AH102];[.$AR102];[.$BB102];[.$BL102];[.$BV102];[.$CF102];[.$CP102];[.$CZ102])" office:value-type="float"/>
          <table:table-cell table:formula="of:=MIN([.$E102];[.$O102];[.$Y102];[.$AI102];[.$AS102];[.$BC102];[.$BM102];[.$BW102];[.$CG102];[.$CQ102];[.$DA102])" office:value-type="float"/>
          <table:table-cell table:formula="of:=MIN([.$F102];[.$P102];[.$Z102];[.$AJ102];[.$AT102];[.$BD102];[.$BN102];[.$BX102];[.$CH102];[.$CR102];[.$DB102])" office:value-type="float"/>
          <table:table-cell table:formula="of:=MIN([.$G102];[.$Q102];[.$AA102];[.$AK102];[.$AU102];[.$BE102];[.$BO102];[.$BY102];[.$CI102];[.$CS102];[.$DC102])" office:value-type="float"/>
          <table:table-cell table:formula="of:=MIN([.$H102];[.$R102];[.$AB102];[.$AL102];[.$AV102];[.$BF102];[.$BP102];[.$BZ102];[.$CJ102];[.$CT102];[.$DD102])" office:value-type="float"/>
          <table:table-cell table:formula="of:=MIN([.$I102];[.$S102];[.$AC102];[.$AM102];[.$AW102];[.$BG102];[.$BQ102];[.$CA102];[.$CK102];[.$CU102];[.$DE102])" office:value-type="float"/>
          <table:table-cell table:formula="of:=MIN([.$J102];[.$T102];[.$AD102];[.$AN102];[.$AX102];[.$BH102];[.$BR102];[.$CB102];[.$CL102];[.$CV102];[.$DF102])" office:value-type="float"/>
          <table:table-cell table:formula="of:=MIN([.$K102];[.$U102];[.$AE102];[.$AO102];[.$AY102];[.$BI102];[.$BS102];[.$CC102];[.$CM102];[.$CW102];[.$DG102])" office:value-type="float"/>
          <table:table-cell table:formula="of:=MEDIAN([.$B102];[.$L102];[.$V102];[.$AF102];[.$AP102];[.$AZ102];[.$BJ102];[.$BT102];[.$CD102];[.$CN102];[.$CX102])" office:value-type="float"/>
          <table:table-cell table:formula="of:=MEDIAN([.$C102];[.$M102];[.$W102];[.$AG102];[.$AQ102];[.$BA102];[.$BK102];[.$BU102];[.$CE102];[.$CO102];[.$CY102])" office:value-type="float"/>
          <table:table-cell table:formula="of:=MEDIAN([.$D102];[.$N102];[.$X102];[.$AH102];[.$AR102];[.$BB102];[.$BL102];[.$BV102];[.$CF102];[.$CP102];[.$CZ102])" office:value-type="float"/>
          <table:table-cell table:formula="of:=MEDIAN([.$E102];[.$O102];[.$Y102];[.$AI102];[.$AS102];[.$BC102];[.$BM102];[.$BW102];[.$CG102];[.$CQ102];[.$DA102])" office:value-type="float"/>
          <table:table-cell table:formula="of:=MEDIAN([.$F102];[.$P102];[.$Z102];[.$AJ102];[.$AT102];[.$BD102];[.$BN102];[.$BX102];[.$CH102];[.$CR102];[.$DB102])" office:value-type="float"/>
          <table:table-cell table:formula="of:=MEDIAN([.$G102];[.$Q102];[.$AA102];[.$AK102];[.$AU102];[.$BE102];[.$BO102];[.$BY102];[.$CI102];[.$CS102];[.$DC102])" office:value-type="float"/>
          <table:table-cell table:formula="of:=MEDIAN([.$H102];[.$R102];[.$AB102];[.$AL102];[.$AV102];[.$BF102];[.$BP102];[.$BZ102];[.$CJ102];[.$CT102];[.$DD102])" office:value-type="float"/>
          <table:table-cell table:formula="of:=MEDIAN([.$I102];[.$S102];[.$AC102];[.$AM102];[.$AW102];[.$BG102];[.$BQ102];[.$CA102];[.$CK102];[.$CU102];[.$DE102])" office:value-type="float"/>
          <table:table-cell table:formula="of:=MEDIAN([.$J102];[.$T102];[.$AD102];[.$AN102];[.$AX102];[.$BH102];[.$BR102];[.$CB102];[.$CL102];[.$CV102];[.$DF102])" office:value-type="float"/>
          <table:table-cell table:formula="of:=MEDIAN([.$K102];[.$U102];[.$AE102];[.$AO102];[.$AY102];[.$BI102];[.$BS102];[.$CC102];[.$CM102];[.$CW102];[.$DG102])" office:value-type="float"/>
          <table:table-cell table:formula="of:=MAX([.$B102];[.$L102];[.$V102];[.$AF102];[.$AP102];[.$AZ102];[.$BJ102];[.$BT102];[.$CD102];[.$CN102];[.$CX102])" office:value-type="float"/>
          <table:table-cell table:formula="of:=MAX([.$C102];[.$M102];[.$W102];[.$AG102];[.$AQ102];[.$BA102];[.$BK102];[.$BU102];[.$CE102];[.$CO102];[.$CY102])" office:value-type="float"/>
          <table:table-cell table:formula="of:=MAX([.$D102];[.$N102];[.$X102];[.$AH102];[.$AR102];[.$BB102];[.$BL102];[.$BV102];[.$CF102];[.$CP102];[.$CZ102])" office:value-type="float"/>
          <table:table-cell table:formula="of:=MAX([.$E102];[.$O102];[.$Y102];[.$AI102];[.$AS102];[.$BC102];[.$BM102];[.$BW102];[.$CG102];[.$CQ102];[.$DA102])" office:value-type="float"/>
          <table:table-cell table:formula="of:=MAX([.$F102];[.$P102];[.$Z102];[.$AJ102];[.$AT102];[.$BD102];[.$BN102];[.$BX102];[.$CH102];[.$CR102];[.$DB102])" office:value-type="float"/>
          <table:table-cell table:formula="of:=MAX([.$G102];[.$Q102];[.$AA102];[.$AK102];[.$AU102];[.$BE102];[.$BO102];[.$BY102];[.$CI102];[.$CS102];[.$DC102])" office:value-type="float"/>
          <table:table-cell table:formula="of:=MAX([.$H102];[.$R102];[.$AB102];[.$AL102];[.$AV102];[.$BF102];[.$BP102];[.$BZ102];[.$CJ102];[.$CT102];[.$DD102])" office:value-type="float"/>
          <table:table-cell table:formula="of:=MAX([.$I102];[.$S102];[.$AC102];[.$AM102];[.$AW102];[.$BG102];[.$BQ102];[.$CA102];[.$CK102];[.$CU102];[.$DE102])" office:value-type="float"/>
          <table:table-cell table:formula="of:=MAX([.$J102];[.$T102];[.$AD102];[.$AN102];[.$AX102];[.$BH102];[.$BR102];[.$CB102];[.$CL102];[.$CV102];[.$DF102])" office:value-type="float"/>
          <table:table-cell table:formula="of:=MAX([.$K102];[.$U102];[.$AE102];[.$AO102];[.$AY102];[.$BI102];[.$BS102];[.$CC102];[.$CM102];[.$CW102];[.$DG102])" office:value-type="float"/>
        </table:table-row>
        <table:table-row table:style-name="ro1">
          <table:table-cell office:value-type="string">
            <text:p>bio-repair/instances/Stat_vs_Exp/15/Stat_vs_Exp_63_15.lp</text:p>
          </table:table-cell>
          <table:table-cell table:style-name="cellBest" office:value-type="float" office:value="20.1759"/>
          <table:table-cell office:value-type="float" office:value="0.0"/>
          <table:table-cell office:value-type="float" office:value="0.0295857988166"/>
          <table:table-cell office:value-type="float" office:value="0.000493096646943"/>
          <table:table-cell office:value-type="float" office:value="0.0"/>
          <table:table-cell office:value-type="float" office:value="406979.0"/>
          <table:table-cell office:value-type="float" office:value="0.0"/>
          <table:table-cell table:style-name="cellWorst" office:value-type="float" office:value="33271.0"/>
          <table:table-cell office:value-type="float" office:value="4.0"/>
          <table:table-cell office:value-type="float" office:value="27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887573964497"/>
          <table:table-cell office:value-type="float" office:value="0.00118343195266"/>
          <table:table-cell office:value-type="float" office:value="0.0"/>
          <table:table-cell table:style-name="cellWorst" office:value-type="float" office:value="647963.0"/>
          <table:table-cell office:value-type="float" office:value="0.0"/>
          <table:table-cell office:value-type="float" office:value="15893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03];[.$L103];[.$V103];[.$AF103];[.$AP103];[.$AZ103];[.$BJ103];[.$BT103];[.$CD103];[.$CN103];[.$CX103])" office:value-type="float"/>
          <table:table-cell table:formula="of:=MIN([.$C103];[.$M103];[.$W103];[.$AG103];[.$AQ103];[.$BA103];[.$BK103];[.$BU103];[.$CE103];[.$CO103];[.$CY103])" office:value-type="float"/>
          <table:table-cell table:formula="of:=MIN([.$D103];[.$N103];[.$X103];[.$AH103];[.$AR103];[.$BB103];[.$BL103];[.$BV103];[.$CF103];[.$CP103];[.$CZ103])" office:value-type="float"/>
          <table:table-cell table:formula="of:=MIN([.$E103];[.$O103];[.$Y103];[.$AI103];[.$AS103];[.$BC103];[.$BM103];[.$BW103];[.$CG103];[.$CQ103];[.$DA103])" office:value-type="float"/>
          <table:table-cell table:formula="of:=MIN([.$F103];[.$P103];[.$Z103];[.$AJ103];[.$AT103];[.$BD103];[.$BN103];[.$BX103];[.$CH103];[.$CR103];[.$DB103])" office:value-type="float"/>
          <table:table-cell table:formula="of:=MIN([.$G103];[.$Q103];[.$AA103];[.$AK103];[.$AU103];[.$BE103];[.$BO103];[.$BY103];[.$CI103];[.$CS103];[.$DC103])" office:value-type="float"/>
          <table:table-cell table:formula="of:=MIN([.$H103];[.$R103];[.$AB103];[.$AL103];[.$AV103];[.$BF103];[.$BP103];[.$BZ103];[.$CJ103];[.$CT103];[.$DD103])" office:value-type="float"/>
          <table:table-cell table:formula="of:=MIN([.$I103];[.$S103];[.$AC103];[.$AM103];[.$AW103];[.$BG103];[.$BQ103];[.$CA103];[.$CK103];[.$CU103];[.$DE103])" office:value-type="float"/>
          <table:table-cell table:formula="of:=MIN([.$J103];[.$T103];[.$AD103];[.$AN103];[.$AX103];[.$BH103];[.$BR103];[.$CB103];[.$CL103];[.$CV103];[.$DF103])" office:value-type="float"/>
          <table:table-cell table:formula="of:=MIN([.$K103];[.$U103];[.$AE103];[.$AO103];[.$AY103];[.$BI103];[.$BS103];[.$CC103];[.$CM103];[.$CW103];[.$DG103])" office:value-type="float"/>
          <table:table-cell table:formula="of:=MEDIAN([.$B103];[.$L103];[.$V103];[.$AF103];[.$AP103];[.$AZ103];[.$BJ103];[.$BT103];[.$CD103];[.$CN103];[.$CX103])" office:value-type="float"/>
          <table:table-cell table:formula="of:=MEDIAN([.$C103];[.$M103];[.$W103];[.$AG103];[.$AQ103];[.$BA103];[.$BK103];[.$BU103];[.$CE103];[.$CO103];[.$CY103])" office:value-type="float"/>
          <table:table-cell table:formula="of:=MEDIAN([.$D103];[.$N103];[.$X103];[.$AH103];[.$AR103];[.$BB103];[.$BL103];[.$BV103];[.$CF103];[.$CP103];[.$CZ103])" office:value-type="float"/>
          <table:table-cell table:formula="of:=MEDIAN([.$E103];[.$O103];[.$Y103];[.$AI103];[.$AS103];[.$BC103];[.$BM103];[.$BW103];[.$CG103];[.$CQ103];[.$DA103])" office:value-type="float"/>
          <table:table-cell table:formula="of:=MEDIAN([.$F103];[.$P103];[.$Z103];[.$AJ103];[.$AT103];[.$BD103];[.$BN103];[.$BX103];[.$CH103];[.$CR103];[.$DB103])" office:value-type="float"/>
          <table:table-cell table:formula="of:=MEDIAN([.$G103];[.$Q103];[.$AA103];[.$AK103];[.$AU103];[.$BE103];[.$BO103];[.$BY103];[.$CI103];[.$CS103];[.$DC103])" office:value-type="float"/>
          <table:table-cell table:formula="of:=MEDIAN([.$H103];[.$R103];[.$AB103];[.$AL103];[.$AV103];[.$BF103];[.$BP103];[.$BZ103];[.$CJ103];[.$CT103];[.$DD103])" office:value-type="float"/>
          <table:table-cell table:formula="of:=MEDIAN([.$I103];[.$S103];[.$AC103];[.$AM103];[.$AW103];[.$BG103];[.$BQ103];[.$CA103];[.$CK103];[.$CU103];[.$DE103])" office:value-type="float"/>
          <table:table-cell table:formula="of:=MEDIAN([.$J103];[.$T103];[.$AD103];[.$AN103];[.$AX103];[.$BH103];[.$BR103];[.$CB103];[.$CL103];[.$CV103];[.$DF103])" office:value-type="float"/>
          <table:table-cell table:formula="of:=MEDIAN([.$K103];[.$U103];[.$AE103];[.$AO103];[.$AY103];[.$BI103];[.$BS103];[.$CC103];[.$CM103];[.$CW103];[.$DG103])" office:value-type="float"/>
          <table:table-cell table:formula="of:=MAX([.$B103];[.$L103];[.$V103];[.$AF103];[.$AP103];[.$AZ103];[.$BJ103];[.$BT103];[.$CD103];[.$CN103];[.$CX103])" office:value-type="float"/>
          <table:table-cell table:formula="of:=MAX([.$C103];[.$M103];[.$W103];[.$AG103];[.$AQ103];[.$BA103];[.$BK103];[.$BU103];[.$CE103];[.$CO103];[.$CY103])" office:value-type="float"/>
          <table:table-cell table:formula="of:=MAX([.$D103];[.$N103];[.$X103];[.$AH103];[.$AR103];[.$BB103];[.$BL103];[.$BV103];[.$CF103];[.$CP103];[.$CZ103])" office:value-type="float"/>
          <table:table-cell table:formula="of:=MAX([.$E103];[.$O103];[.$Y103];[.$AI103];[.$AS103];[.$BC103];[.$BM103];[.$BW103];[.$CG103];[.$CQ103];[.$DA103])" office:value-type="float"/>
          <table:table-cell table:formula="of:=MAX([.$F103];[.$P103];[.$Z103];[.$AJ103];[.$AT103];[.$BD103];[.$BN103];[.$BX103];[.$CH103];[.$CR103];[.$DB103])" office:value-type="float"/>
          <table:table-cell table:formula="of:=MAX([.$G103];[.$Q103];[.$AA103];[.$AK103];[.$AU103];[.$BE103];[.$BO103];[.$BY103];[.$CI103];[.$CS103];[.$DC103])" office:value-type="float"/>
          <table:table-cell table:formula="of:=MAX([.$H103];[.$R103];[.$AB103];[.$AL103];[.$AV103];[.$BF103];[.$BP103];[.$BZ103];[.$CJ103];[.$CT103];[.$DD103])" office:value-type="float"/>
          <table:table-cell table:formula="of:=MAX([.$I103];[.$S103];[.$AC103];[.$AM103];[.$AW103];[.$BG103];[.$BQ103];[.$CA103];[.$CK103];[.$CU103];[.$DE103])" office:value-type="float"/>
          <table:table-cell table:formula="of:=MAX([.$J103];[.$T103];[.$AD103];[.$AN103];[.$AX103];[.$BH103];[.$BR103];[.$CB103];[.$CL103];[.$CV103];[.$DF103])" office:value-type="float"/>
          <table:table-cell table:formula="of:=MAX([.$K103];[.$U103];[.$AE103];[.$AO103];[.$AY103];[.$BI103];[.$BS103];[.$CC103];[.$CM103];[.$CW103];[.$DG103])" office:value-type="float"/>
        </table:table-row>
        <table:table-row table:style-name="ro1">
          <table:table-cell office:value-type="string">
            <text:p>bio-repair/instances/Stat_vs_Exp/15/Stat_vs_Exp_67_15.lp</text:p>
          </table:table-cell>
          <table:table-cell table:style-name="cellBest" office:value-type="float" office:value="23.8521"/>
          <table:table-cell office:value-type="float" office:value="0.0"/>
          <table:table-cell office:value-type="float" office:value="0.0296471983398"/>
          <table:table-cell office:value-type="float" office:value="0.000889415950193"/>
          <table:table-cell office:value-type="float" office:value="0.0"/>
          <table:table-cell office:value-type="float" office:value="575753.0"/>
          <table:table-cell office:value-type="float" office:value="0.0"/>
          <table:table-cell office:value-type="float" office:value="18177.0"/>
          <table:table-cell office:value-type="float" office:value="4.0"/>
          <table:table-cell table:style-name="cellBest" office:value-type="float" office:value="42.0"/>
          <table:table-cell office:value-type="float" office:value="600.04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33.8"/>
          <table:table-cell office:value-type="float" office:value="0.0"/>
          <table:table-cell office:value-type="float" office:value="0.0296471983398"/>
          <table:table-cell office:value-type="float" office:value="0.000889415950193"/>
          <table:table-cell office:value-type="float" office:value="0.0"/>
          <table:table-cell table:style-name="cellWorst" office:value-type="float" office:value="960924.0"/>
          <table:table-cell office:value-type="float" office:value="0.0"/>
          <table:table-cell office:value-type="float" office:value="12020.0"/>
          <table:table-cell office:value-type="float" office:value="4.0"/>
          <table:table-cell table:style-name="cellWorst" office:value-type="float" office:value="311.0"/>
          <table:table-cell office:value-type="float" office:value="38.6012"/>
          <table:table-cell office:value-type="float" office:value="0.0"/>
          <table:table-cell office:value-type="float" office:value="0.0296471983398"/>
          <table:table-cell office:value-type="float" office:value="0.000889415950193"/>
          <table:table-cell office:value-type="float" office:value="0.0"/>
          <table:table-cell office:value-type="float" office:value="547962.0"/>
          <table:table-cell office:value-type="float" office:value="252.0"/>
          <table:table-cell table:style-name="cellWorst" office:value-type="float" office:value="26177.0"/>
          <table:table-cell office:value-type="float" office:value="4.0"/>
          <table:table-cell office:value-type="float" office:value="70.0"/>
          <table:table-cell office:value-type="float" office:value="600.0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32.5968"/>
          <table:table-cell office:value-type="float" office:value="0.0"/>
          <table:table-cell office:value-type="float" office:value="0.0296471983398"/>
          <table:table-cell office:value-type="float" office:value="0.000889415950193"/>
          <table:table-cell office:value-type="float" office:value="0.0"/>
          <table:table-cell office:value-type="float" office:value="487145.0"/>
          <table:table-cell table:style-name="cellWorst" office:value-type="float" office:value="112803.0"/>
          <table:table-cell office:value-type="float" office:value="19066.0"/>
          <table:table-cell office:value-type="float" office:value="4.0"/>
          <table:table-cell office:value-type="float" office:value="61.0"/>
          <table:table-cell office:value-type="float" office:value="32.0542"/>
          <table:table-cell office:value-type="float" office:value="0.0"/>
          <table:table-cell office:value-type="float" office:value="0.0296471983398"/>
          <table:table-cell office:value-type="float" office:value="0.000889415950193"/>
          <table:table-cell office:value-type="float" office:value="0.0"/>
          <table:table-cell office:value-type="float" office:value="487145.0"/>
          <table:table-cell table:style-name="cellWorst" office:value-type="float" office:value="112803.0"/>
          <table:table-cell office:value-type="float" office:value="19066.0"/>
          <table:table-cell office:value-type="float" office:value="4.0"/>
          <table:table-cell office:value-type="float" office:value="61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04];[.$L104];[.$V104];[.$AF104];[.$AP104];[.$AZ104];[.$BJ104];[.$BT104];[.$CD104];[.$CN104];[.$CX104])" office:value-type="float"/>
          <table:table-cell table:formula="of:=MIN([.$C104];[.$M104];[.$W104];[.$AG104];[.$AQ104];[.$BA104];[.$BK104];[.$BU104];[.$CE104];[.$CO104];[.$CY104])" office:value-type="float"/>
          <table:table-cell table:formula="of:=MIN([.$D104];[.$N104];[.$X104];[.$AH104];[.$AR104];[.$BB104];[.$BL104];[.$BV104];[.$CF104];[.$CP104];[.$CZ104])" office:value-type="float"/>
          <table:table-cell table:formula="of:=MIN([.$E104];[.$O104];[.$Y104];[.$AI104];[.$AS104];[.$BC104];[.$BM104];[.$BW104];[.$CG104];[.$CQ104];[.$DA104])" office:value-type="float"/>
          <table:table-cell table:formula="of:=MIN([.$F104];[.$P104];[.$Z104];[.$AJ104];[.$AT104];[.$BD104];[.$BN104];[.$BX104];[.$CH104];[.$CR104];[.$DB104])" office:value-type="float"/>
          <table:table-cell table:formula="of:=MIN([.$G104];[.$Q104];[.$AA104];[.$AK104];[.$AU104];[.$BE104];[.$BO104];[.$BY104];[.$CI104];[.$CS104];[.$DC104])" office:value-type="float"/>
          <table:table-cell table:formula="of:=MIN([.$H104];[.$R104];[.$AB104];[.$AL104];[.$AV104];[.$BF104];[.$BP104];[.$BZ104];[.$CJ104];[.$CT104];[.$DD104])" office:value-type="float"/>
          <table:table-cell table:formula="of:=MIN([.$I104];[.$S104];[.$AC104];[.$AM104];[.$AW104];[.$BG104];[.$BQ104];[.$CA104];[.$CK104];[.$CU104];[.$DE104])" office:value-type="float"/>
          <table:table-cell table:formula="of:=MIN([.$J104];[.$T104];[.$AD104];[.$AN104];[.$AX104];[.$BH104];[.$BR104];[.$CB104];[.$CL104];[.$CV104];[.$DF104])" office:value-type="float"/>
          <table:table-cell table:formula="of:=MIN([.$K104];[.$U104];[.$AE104];[.$AO104];[.$AY104];[.$BI104];[.$BS104];[.$CC104];[.$CM104];[.$CW104];[.$DG104])" office:value-type="float"/>
          <table:table-cell table:formula="of:=MEDIAN([.$B104];[.$L104];[.$V104];[.$AF104];[.$AP104];[.$AZ104];[.$BJ104];[.$BT104];[.$CD104];[.$CN104];[.$CX104])" office:value-type="float"/>
          <table:table-cell table:formula="of:=MEDIAN([.$C104];[.$M104];[.$W104];[.$AG104];[.$AQ104];[.$BA104];[.$BK104];[.$BU104];[.$CE104];[.$CO104];[.$CY104])" office:value-type="float"/>
          <table:table-cell table:formula="of:=MEDIAN([.$D104];[.$N104];[.$X104];[.$AH104];[.$AR104];[.$BB104];[.$BL104];[.$BV104];[.$CF104];[.$CP104];[.$CZ104])" office:value-type="float"/>
          <table:table-cell table:formula="of:=MEDIAN([.$E104];[.$O104];[.$Y104];[.$AI104];[.$AS104];[.$BC104];[.$BM104];[.$BW104];[.$CG104];[.$CQ104];[.$DA104])" office:value-type="float"/>
          <table:table-cell table:formula="of:=MEDIAN([.$F104];[.$P104];[.$Z104];[.$AJ104];[.$AT104];[.$BD104];[.$BN104];[.$BX104];[.$CH104];[.$CR104];[.$DB104])" office:value-type="float"/>
          <table:table-cell table:formula="of:=MEDIAN([.$G104];[.$Q104];[.$AA104];[.$AK104];[.$AU104];[.$BE104];[.$BO104];[.$BY104];[.$CI104];[.$CS104];[.$DC104])" office:value-type="float"/>
          <table:table-cell table:formula="of:=MEDIAN([.$H104];[.$R104];[.$AB104];[.$AL104];[.$AV104];[.$BF104];[.$BP104];[.$BZ104];[.$CJ104];[.$CT104];[.$DD104])" office:value-type="float"/>
          <table:table-cell table:formula="of:=MEDIAN([.$I104];[.$S104];[.$AC104];[.$AM104];[.$AW104];[.$BG104];[.$BQ104];[.$CA104];[.$CK104];[.$CU104];[.$DE104])" office:value-type="float"/>
          <table:table-cell table:formula="of:=MEDIAN([.$J104];[.$T104];[.$AD104];[.$AN104];[.$AX104];[.$BH104];[.$BR104];[.$CB104];[.$CL104];[.$CV104];[.$DF104])" office:value-type="float"/>
          <table:table-cell table:formula="of:=MEDIAN([.$K104];[.$U104];[.$AE104];[.$AO104];[.$AY104];[.$BI104];[.$BS104];[.$CC104];[.$CM104];[.$CW104];[.$DG104])" office:value-type="float"/>
          <table:table-cell table:formula="of:=MAX([.$B104];[.$L104];[.$V104];[.$AF104];[.$AP104];[.$AZ104];[.$BJ104];[.$BT104];[.$CD104];[.$CN104];[.$CX104])" office:value-type="float"/>
          <table:table-cell table:formula="of:=MAX([.$C104];[.$M104];[.$W104];[.$AG104];[.$AQ104];[.$BA104];[.$BK104];[.$BU104];[.$CE104];[.$CO104];[.$CY104])" office:value-type="float"/>
          <table:table-cell table:formula="of:=MAX([.$D104];[.$N104];[.$X104];[.$AH104];[.$AR104];[.$BB104];[.$BL104];[.$BV104];[.$CF104];[.$CP104];[.$CZ104])" office:value-type="float"/>
          <table:table-cell table:formula="of:=MAX([.$E104];[.$O104];[.$Y104];[.$AI104];[.$AS104];[.$BC104];[.$BM104];[.$BW104];[.$CG104];[.$CQ104];[.$DA104])" office:value-type="float"/>
          <table:table-cell table:formula="of:=MAX([.$F104];[.$P104];[.$Z104];[.$AJ104];[.$AT104];[.$BD104];[.$BN104];[.$BX104];[.$CH104];[.$CR104];[.$DB104])" office:value-type="float"/>
          <table:table-cell table:formula="of:=MAX([.$G104];[.$Q104];[.$AA104];[.$AK104];[.$AU104];[.$BE104];[.$BO104];[.$BY104];[.$CI104];[.$CS104];[.$DC104])" office:value-type="float"/>
          <table:table-cell table:formula="of:=MAX([.$H104];[.$R104];[.$AB104];[.$AL104];[.$AV104];[.$BF104];[.$BP104];[.$BZ104];[.$CJ104];[.$CT104];[.$DD104])" office:value-type="float"/>
          <table:table-cell table:formula="of:=MAX([.$I104];[.$S104];[.$AC104];[.$AM104];[.$AW104];[.$BG104];[.$BQ104];[.$CA104];[.$CK104];[.$CU104];[.$DE104])" office:value-type="float"/>
          <table:table-cell table:formula="of:=MAX([.$J104];[.$T104];[.$AD104];[.$AN104];[.$AX104];[.$BH104];[.$BR104];[.$CB104];[.$CL104];[.$CV104];[.$DF104])" office:value-type="float"/>
          <table:table-cell table:formula="of:=MAX([.$K104];[.$U104];[.$AE104];[.$AO104];[.$AY104];[.$BI104];[.$BS104];[.$CC104];[.$CM104];[.$CW104];[.$DG104])" office:value-type="float"/>
        </table:table-row>
        <table:table-row table:style-name="ro1">
          <table:table-cell office:value-type="string">
            <text:p>bio-repair/instances/Stat_vs_Exp/15/Stat_vs_Exp_69_15.lp</text:p>
          </table:table-cell>
          <table:table-cell table:style-name="cellBest" office:value-type="float" office:value="25.0828"/>
          <table:table-cell office:value-type="float" office:value="0.0"/>
          <table:table-cell office:value-type="float" office:value="0.0296296296296"/>
          <table:table-cell office:value-type="float" office:value="0.000592592592593"/>
          <table:table-cell office:value-type="float" office:value="0.0"/>
          <table:table-cell office:value-type="float" office:value="464449.0"/>
          <table:table-cell office:value-type="float" office:value="0.0"/>
          <table:table-cell office:value-type="float" office:value="39497.0"/>
          <table:table-cell office:value-type="float" office:value="4.0"/>
          <table:table-cell table:style-name="cellBest" office:value-type="float" office:value="42.0"/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237037037037"/>
          <table:table-cell office:value-type="float" office:value="0.00237037037037"/>
          <table:table-cell office:value-type="float" office:value="0.0"/>
          <table:table-cell office:value-type="float" office:value="278765.0"/>
          <table:table-cell office:value-type="float" office:value="0.0"/>
          <table:table-cell office:value-type="float" office:value="755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4.603"/>
          <table:table-cell office:value-type="float" office:value="0.0"/>
          <table:table-cell office:value-type="float" office:value="0.148148148148"/>
          <table:table-cell office:value-type="float" office:value="0.0021975308642"/>
          <table:table-cell office:value-type="float" office:value="0.0"/>
          <table:table-cell table:style-name="cellWorst" office:value-type="float" office:value="1263746.0"/>
          <table:table-cell office:value-type="float" office:value="7605.0"/>
          <table:table-cell table:style-name="cellWorst" office:value-type="float" office:value="247314.0"/>
          <table:table-cell office:value-type="float" office:value="4.0"/>
          <table:table-cell table:style-name="cellWorst" office:value-type="float" office:value="133.0"/>
          <table:table-cell office:value-type="float" office:value="600.0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0.9901"/>
          <table:table-cell office:value-type="float" office:value="0.0"/>
          <table:table-cell office:value-type="float" office:value="0.103703703704"/>
          <table:table-cell office:value-type="float" office:value="0.00172839506173"/>
          <table:table-cell office:value-type="float" office:value="0.0"/>
          <table:table-cell office:value-type="float" office:value="616882.0"/>
          <table:table-cell table:style-name="cellWorst" office:value-type="float" office:value="41093.0"/>
          <table:table-cell office:value-type="float" office:value="88089.0"/>
          <table:table-cell office:value-type="float" office:value="4.0"/>
          <table:table-cell office:value-type="float" office:value="59.0"/>
          <table:table-cell office:value-type="float" office:value="38.3214"/>
          <table:table-cell office:value-type="float" office:value="0.0"/>
          <table:table-cell office:value-type="float" office:value="0.103703703704"/>
          <table:table-cell office:value-type="float" office:value="0.00172839506173"/>
          <table:table-cell office:value-type="float" office:value="0.0"/>
          <table:table-cell office:value-type="float" office:value="616882.0"/>
          <table:table-cell table:style-name="cellWorst" office:value-type="float" office:value="41093.0"/>
          <table:table-cell office:value-type="float" office:value="88089.0"/>
          <table:table-cell office:value-type="float" office:value="4.0"/>
          <table:table-cell office:value-type="float" office:value="59.0"/>
          <table:table-cell office:value-type="float" office:value="600.0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style-name="cellBest"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style-name="cellBest"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table:formula="of:=MIN([.$B105];[.$L105];[.$V105];[.$AF105];[.$AP105];[.$AZ105];[.$BJ105];[.$BT105];[.$CD105];[.$CN105];[.$CX105])" office:value-type="float"/>
          <table:table-cell table:formula="of:=MIN([.$C105];[.$M105];[.$W105];[.$AG105];[.$AQ105];[.$BA105];[.$BK105];[.$BU105];[.$CE105];[.$CO105];[.$CY105])" office:value-type="float"/>
          <table:table-cell table:formula="of:=MIN([.$D105];[.$N105];[.$X105];[.$AH105];[.$AR105];[.$BB105];[.$BL105];[.$BV105];[.$CF105];[.$CP105];[.$CZ105])" office:value-type="float"/>
          <table:table-cell table:formula="of:=MIN([.$E105];[.$O105];[.$Y105];[.$AI105];[.$AS105];[.$BC105];[.$BM105];[.$BW105];[.$CG105];[.$CQ105];[.$DA105])" office:value-type="float"/>
          <table:table-cell table:formula="of:=MIN([.$F105];[.$P105];[.$Z105];[.$AJ105];[.$AT105];[.$BD105];[.$BN105];[.$BX105];[.$CH105];[.$CR105];[.$DB105])" office:value-type="float"/>
          <table:table-cell table:formula="of:=MIN([.$G105];[.$Q105];[.$AA105];[.$AK105];[.$AU105];[.$BE105];[.$BO105];[.$BY105];[.$CI105];[.$CS105];[.$DC105])" office:value-type="float"/>
          <table:table-cell table:formula="of:=MIN([.$H105];[.$R105];[.$AB105];[.$AL105];[.$AV105];[.$BF105];[.$BP105];[.$BZ105];[.$CJ105];[.$CT105];[.$DD105])" office:value-type="float"/>
          <table:table-cell table:formula="of:=MIN([.$I105];[.$S105];[.$AC105];[.$AM105];[.$AW105];[.$BG105];[.$BQ105];[.$CA105];[.$CK105];[.$CU105];[.$DE105])" office:value-type="float"/>
          <table:table-cell table:formula="of:=MIN([.$J105];[.$T105];[.$AD105];[.$AN105];[.$AX105];[.$BH105];[.$BR105];[.$CB105];[.$CL105];[.$CV105];[.$DF105])" office:value-type="float"/>
          <table:table-cell table:formula="of:=MIN([.$K105];[.$U105];[.$AE105];[.$AO105];[.$AY105];[.$BI105];[.$BS105];[.$CC105];[.$CM105];[.$CW105];[.$DG105])" office:value-type="float"/>
          <table:table-cell table:formula="of:=MEDIAN([.$B105];[.$L105];[.$V105];[.$AF105];[.$AP105];[.$AZ105];[.$BJ105];[.$BT105];[.$CD105];[.$CN105];[.$CX105])" office:value-type="float"/>
          <table:table-cell table:formula="of:=MEDIAN([.$C105];[.$M105];[.$W105];[.$AG105];[.$AQ105];[.$BA105];[.$BK105];[.$BU105];[.$CE105];[.$CO105];[.$CY105])" office:value-type="float"/>
          <table:table-cell table:formula="of:=MEDIAN([.$D105];[.$N105];[.$X105];[.$AH105];[.$AR105];[.$BB105];[.$BL105];[.$BV105];[.$CF105];[.$CP105];[.$CZ105])" office:value-type="float"/>
          <table:table-cell table:formula="of:=MEDIAN([.$E105];[.$O105];[.$Y105];[.$AI105];[.$AS105];[.$BC105];[.$BM105];[.$BW105];[.$CG105];[.$CQ105];[.$DA105])" office:value-type="float"/>
          <table:table-cell table:formula="of:=MEDIAN([.$F105];[.$P105];[.$Z105];[.$AJ105];[.$AT105];[.$BD105];[.$BN105];[.$BX105];[.$CH105];[.$CR105];[.$DB105])" office:value-type="float"/>
          <table:table-cell table:formula="of:=MEDIAN([.$G105];[.$Q105];[.$AA105];[.$AK105];[.$AU105];[.$BE105];[.$BO105];[.$BY105];[.$CI105];[.$CS105];[.$DC105])" office:value-type="float"/>
          <table:table-cell table:formula="of:=MEDIAN([.$H105];[.$R105];[.$AB105];[.$AL105];[.$AV105];[.$BF105];[.$BP105];[.$BZ105];[.$CJ105];[.$CT105];[.$DD105])" office:value-type="float"/>
          <table:table-cell table:formula="of:=MEDIAN([.$I105];[.$S105];[.$AC105];[.$AM105];[.$AW105];[.$BG105];[.$BQ105];[.$CA105];[.$CK105];[.$CU105];[.$DE105])" office:value-type="float"/>
          <table:table-cell table:formula="of:=MEDIAN([.$J105];[.$T105];[.$AD105];[.$AN105];[.$AX105];[.$BH105];[.$BR105];[.$CB105];[.$CL105];[.$CV105];[.$DF105])" office:value-type="float"/>
          <table:table-cell table:formula="of:=MEDIAN([.$K105];[.$U105];[.$AE105];[.$AO105];[.$AY105];[.$BI105];[.$BS105];[.$CC105];[.$CM105];[.$CW105];[.$DG105])" office:value-type="float"/>
          <table:table-cell table:formula="of:=MAX([.$B105];[.$L105];[.$V105];[.$AF105];[.$AP105];[.$AZ105];[.$BJ105];[.$BT105];[.$CD105];[.$CN105];[.$CX105])" office:value-type="float"/>
          <table:table-cell table:formula="of:=MAX([.$C105];[.$M105];[.$W105];[.$AG105];[.$AQ105];[.$BA105];[.$BK105];[.$BU105];[.$CE105];[.$CO105];[.$CY105])" office:value-type="float"/>
          <table:table-cell table:formula="of:=MAX([.$D105];[.$N105];[.$X105];[.$AH105];[.$AR105];[.$BB105];[.$BL105];[.$BV105];[.$CF105];[.$CP105];[.$CZ105])" office:value-type="float"/>
          <table:table-cell table:formula="of:=MAX([.$E105];[.$O105];[.$Y105];[.$AI105];[.$AS105];[.$BC105];[.$BM105];[.$BW105];[.$CG105];[.$CQ105];[.$DA105])" office:value-type="float"/>
          <table:table-cell table:formula="of:=MAX([.$F105];[.$P105];[.$Z105];[.$AJ105];[.$AT105];[.$BD105];[.$BN105];[.$BX105];[.$CH105];[.$CR105];[.$DB105])" office:value-type="float"/>
          <table:table-cell table:formula="of:=MAX([.$G105];[.$Q105];[.$AA105];[.$AK105];[.$AU105];[.$BE105];[.$BO105];[.$BY105];[.$CI105];[.$CS105];[.$DC105])" office:value-type="float"/>
          <table:table-cell table:formula="of:=MAX([.$H105];[.$R105];[.$AB105];[.$AL105];[.$AV105];[.$BF105];[.$BP105];[.$BZ105];[.$CJ105];[.$CT105];[.$DD105])" office:value-type="float"/>
          <table:table-cell table:formula="of:=MAX([.$I105];[.$S105];[.$AC105];[.$AM105];[.$AW105];[.$BG105];[.$BQ105];[.$CA105];[.$CK105];[.$CU105];[.$DE105])" office:value-type="float"/>
          <table:table-cell table:formula="of:=MAX([.$J105];[.$T105];[.$AD105];[.$AN105];[.$AX105];[.$BH105];[.$BR105];[.$CB105];[.$CL105];[.$CV105];[.$DF105])" office:value-type="float"/>
          <table:table-cell table:formula="of:=MAX([.$K105];[.$U105];[.$AE105];[.$AO105];[.$AY105];[.$BI105];[.$BS105];[.$CC105];[.$CM105];[.$CW105];[.$DG105])" office:value-type="float"/>
        </table:table-row>
        <table:table-row table:style-name="ro1">
          <table:table-cell office:value-type="string">
            <text:p>iscas85/instances/c3540/c3540.lp.1.3</text:p>
          </table:table-cell>
          <table:table-cell office:value-type="float" office:value="600.023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06];[.$L106];[.$V106];[.$AF106];[.$AP106];[.$AZ106];[.$BJ106];[.$BT106];[.$CD106];[.$CN106];[.$CX106])" office:value-type="float"/>
          <table:table-cell table:formula="of:=MIN([.$C106];[.$M106];[.$W106];[.$AG106];[.$AQ106];[.$BA106];[.$BK106];[.$BU106];[.$CE106];[.$CO106];[.$CY106])" office:value-type="float"/>
          <table:table-cell table:formula="of:=MIN([.$D106];[.$N106];[.$X106];[.$AH106];[.$AR106];[.$BB106];[.$BL106];[.$BV106];[.$CF106];[.$CP106];[.$CZ106])" office:value-type="float"/>
          <table:table-cell table:formula="of:=MIN([.$E106];[.$O106];[.$Y106];[.$AI106];[.$AS106];[.$BC106];[.$BM106];[.$BW106];[.$CG106];[.$CQ106];[.$DA106])" office:value-type="float"/>
          <table:table-cell table:formula="of:=MIN([.$F106];[.$P106];[.$Z106];[.$AJ106];[.$AT106];[.$BD106];[.$BN106];[.$BX106];[.$CH106];[.$CR106];[.$DB106])" office:value-type="float"/>
          <table:table-cell table:formula="of:=MIN([.$G106];[.$Q106];[.$AA106];[.$AK106];[.$AU106];[.$BE106];[.$BO106];[.$BY106];[.$CI106];[.$CS106];[.$DC106])" office:value-type="float"/>
          <table:table-cell table:formula="of:=MIN([.$H106];[.$R106];[.$AB106];[.$AL106];[.$AV106];[.$BF106];[.$BP106];[.$BZ106];[.$CJ106];[.$CT106];[.$DD106])" office:value-type="float"/>
          <table:table-cell table:formula="of:=MIN([.$I106];[.$S106];[.$AC106];[.$AM106];[.$AW106];[.$BG106];[.$BQ106];[.$CA106];[.$CK106];[.$CU106];[.$DE106])" office:value-type="float"/>
          <table:table-cell table:formula="of:=MIN([.$J106];[.$T106];[.$AD106];[.$AN106];[.$AX106];[.$BH106];[.$BR106];[.$CB106];[.$CL106];[.$CV106];[.$DF106])" office:value-type="float"/>
          <table:table-cell table:formula="of:=MIN([.$K106];[.$U106];[.$AE106];[.$AO106];[.$AY106];[.$BI106];[.$BS106];[.$CC106];[.$CM106];[.$CW106];[.$DG106])" office:value-type="float"/>
          <table:table-cell table:formula="of:=MEDIAN([.$B106];[.$L106];[.$V106];[.$AF106];[.$AP106];[.$AZ106];[.$BJ106];[.$BT106];[.$CD106];[.$CN106];[.$CX106])" office:value-type="float"/>
          <table:table-cell table:formula="of:=MEDIAN([.$C106];[.$M106];[.$W106];[.$AG106];[.$AQ106];[.$BA106];[.$BK106];[.$BU106];[.$CE106];[.$CO106];[.$CY106])" office:value-type="float"/>
          <table:table-cell table:formula="of:=MEDIAN([.$D106];[.$N106];[.$X106];[.$AH106];[.$AR106];[.$BB106];[.$BL106];[.$BV106];[.$CF106];[.$CP106];[.$CZ106])" office:value-type="float"/>
          <table:table-cell table:formula="of:=MEDIAN([.$E106];[.$O106];[.$Y106];[.$AI106];[.$AS106];[.$BC106];[.$BM106];[.$BW106];[.$CG106];[.$CQ106];[.$DA106])" office:value-type="float"/>
          <table:table-cell table:formula="of:=MEDIAN([.$F106];[.$P106];[.$Z106];[.$AJ106];[.$AT106];[.$BD106];[.$BN106];[.$BX106];[.$CH106];[.$CR106];[.$DB106])" office:value-type="float"/>
          <table:table-cell table:formula="of:=MEDIAN([.$G106];[.$Q106];[.$AA106];[.$AK106];[.$AU106];[.$BE106];[.$BO106];[.$BY106];[.$CI106];[.$CS106];[.$DC106])" office:value-type="float"/>
          <table:table-cell table:formula="of:=MEDIAN([.$H106];[.$R106];[.$AB106];[.$AL106];[.$AV106];[.$BF106];[.$BP106];[.$BZ106];[.$CJ106];[.$CT106];[.$DD106])" office:value-type="float"/>
          <table:table-cell table:formula="of:=MEDIAN([.$I106];[.$S106];[.$AC106];[.$AM106];[.$AW106];[.$BG106];[.$BQ106];[.$CA106];[.$CK106];[.$CU106];[.$DE106])" office:value-type="float"/>
          <table:table-cell table:formula="of:=MEDIAN([.$J106];[.$T106];[.$AD106];[.$AN106];[.$AX106];[.$BH106];[.$BR106];[.$CB106];[.$CL106];[.$CV106];[.$DF106])" office:value-type="float"/>
          <table:table-cell table:formula="of:=MEDIAN([.$K106];[.$U106];[.$AE106];[.$AO106];[.$AY106];[.$BI106];[.$BS106];[.$CC106];[.$CM106];[.$CW106];[.$DG106])" office:value-type="float"/>
          <table:table-cell table:formula="of:=MAX([.$B106];[.$L106];[.$V106];[.$AF106];[.$AP106];[.$AZ106];[.$BJ106];[.$BT106];[.$CD106];[.$CN106];[.$CX106])" office:value-type="float"/>
          <table:table-cell table:formula="of:=MAX([.$C106];[.$M106];[.$W106];[.$AG106];[.$AQ106];[.$BA106];[.$BK106];[.$BU106];[.$CE106];[.$CO106];[.$CY106])" office:value-type="float"/>
          <table:table-cell table:formula="of:=MAX([.$D106];[.$N106];[.$X106];[.$AH106];[.$AR106];[.$BB106];[.$BL106];[.$BV106];[.$CF106];[.$CP106];[.$CZ106])" office:value-type="float"/>
          <table:table-cell table:formula="of:=MAX([.$E106];[.$O106];[.$Y106];[.$AI106];[.$AS106];[.$BC106];[.$BM106];[.$BW106];[.$CG106];[.$CQ106];[.$DA106])" office:value-type="float"/>
          <table:table-cell table:formula="of:=MAX([.$F106];[.$P106];[.$Z106];[.$AJ106];[.$AT106];[.$BD106];[.$BN106];[.$BX106];[.$CH106];[.$CR106];[.$DB106])" office:value-type="float"/>
          <table:table-cell table:formula="of:=MAX([.$G106];[.$Q106];[.$AA106];[.$AK106];[.$AU106];[.$BE106];[.$BO106];[.$BY106];[.$CI106];[.$CS106];[.$DC106])" office:value-type="float"/>
          <table:table-cell table:formula="of:=MAX([.$H106];[.$R106];[.$AB106];[.$AL106];[.$AV106];[.$BF106];[.$BP106];[.$BZ106];[.$CJ106];[.$CT106];[.$DD106])" office:value-type="float"/>
          <table:table-cell table:formula="of:=MAX([.$I106];[.$S106];[.$AC106];[.$AM106];[.$AW106];[.$BG106];[.$BQ106];[.$CA106];[.$CK106];[.$CU106];[.$DE106])" office:value-type="float"/>
          <table:table-cell table:formula="of:=MAX([.$J106];[.$T106];[.$AD106];[.$AN106];[.$AX106];[.$BH106];[.$BR106];[.$CB106];[.$CL106];[.$CV106];[.$DF106])" office:value-type="float"/>
          <table:table-cell table:formula="of:=MAX([.$K106];[.$U106];[.$AE106];[.$AO106];[.$AY106];[.$BI106];[.$BS106];[.$CC106];[.$CM106];[.$CW106];[.$DG106])" office:value-type="float"/>
        </table:table-row>
        <table:table-row table:style-name="ro1">
          <table:table-cell office:value-type="string">
            <text:p>iscas85/instances/c3540/c3540.lp.1.4</text:p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5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07];[.$L107];[.$V107];[.$AF107];[.$AP107];[.$AZ107];[.$BJ107];[.$BT107];[.$CD107];[.$CN107];[.$CX107])" office:value-type="float"/>
          <table:table-cell table:formula="of:=MIN([.$C107];[.$M107];[.$W107];[.$AG107];[.$AQ107];[.$BA107];[.$BK107];[.$BU107];[.$CE107];[.$CO107];[.$CY107])" office:value-type="float"/>
          <table:table-cell table:formula="of:=MIN([.$D107];[.$N107];[.$X107];[.$AH107];[.$AR107];[.$BB107];[.$BL107];[.$BV107];[.$CF107];[.$CP107];[.$CZ107])" office:value-type="float"/>
          <table:table-cell table:formula="of:=MIN([.$E107];[.$O107];[.$Y107];[.$AI107];[.$AS107];[.$BC107];[.$BM107];[.$BW107];[.$CG107];[.$CQ107];[.$DA107])" office:value-type="float"/>
          <table:table-cell table:formula="of:=MIN([.$F107];[.$P107];[.$Z107];[.$AJ107];[.$AT107];[.$BD107];[.$BN107];[.$BX107];[.$CH107];[.$CR107];[.$DB107])" office:value-type="float"/>
          <table:table-cell table:formula="of:=MIN([.$G107];[.$Q107];[.$AA107];[.$AK107];[.$AU107];[.$BE107];[.$BO107];[.$BY107];[.$CI107];[.$CS107];[.$DC107])" office:value-type="float"/>
          <table:table-cell table:formula="of:=MIN([.$H107];[.$R107];[.$AB107];[.$AL107];[.$AV107];[.$BF107];[.$BP107];[.$BZ107];[.$CJ107];[.$CT107];[.$DD107])" office:value-type="float"/>
          <table:table-cell table:formula="of:=MIN([.$I107];[.$S107];[.$AC107];[.$AM107];[.$AW107];[.$BG107];[.$BQ107];[.$CA107];[.$CK107];[.$CU107];[.$DE107])" office:value-type="float"/>
          <table:table-cell table:formula="of:=MIN([.$J107];[.$T107];[.$AD107];[.$AN107];[.$AX107];[.$BH107];[.$BR107];[.$CB107];[.$CL107];[.$CV107];[.$DF107])" office:value-type="float"/>
          <table:table-cell table:formula="of:=MIN([.$K107];[.$U107];[.$AE107];[.$AO107];[.$AY107];[.$BI107];[.$BS107];[.$CC107];[.$CM107];[.$CW107];[.$DG107])" office:value-type="float"/>
          <table:table-cell table:formula="of:=MEDIAN([.$B107];[.$L107];[.$V107];[.$AF107];[.$AP107];[.$AZ107];[.$BJ107];[.$BT107];[.$CD107];[.$CN107];[.$CX107])" office:value-type="float"/>
          <table:table-cell table:formula="of:=MEDIAN([.$C107];[.$M107];[.$W107];[.$AG107];[.$AQ107];[.$BA107];[.$BK107];[.$BU107];[.$CE107];[.$CO107];[.$CY107])" office:value-type="float"/>
          <table:table-cell table:formula="of:=MEDIAN([.$D107];[.$N107];[.$X107];[.$AH107];[.$AR107];[.$BB107];[.$BL107];[.$BV107];[.$CF107];[.$CP107];[.$CZ107])" office:value-type="float"/>
          <table:table-cell table:formula="of:=MEDIAN([.$E107];[.$O107];[.$Y107];[.$AI107];[.$AS107];[.$BC107];[.$BM107];[.$BW107];[.$CG107];[.$CQ107];[.$DA107])" office:value-type="float"/>
          <table:table-cell table:formula="of:=MEDIAN([.$F107];[.$P107];[.$Z107];[.$AJ107];[.$AT107];[.$BD107];[.$BN107];[.$BX107];[.$CH107];[.$CR107];[.$DB107])" office:value-type="float"/>
          <table:table-cell table:formula="of:=MEDIAN([.$G107];[.$Q107];[.$AA107];[.$AK107];[.$AU107];[.$BE107];[.$BO107];[.$BY107];[.$CI107];[.$CS107];[.$DC107])" office:value-type="float"/>
          <table:table-cell table:formula="of:=MEDIAN([.$H107];[.$R107];[.$AB107];[.$AL107];[.$AV107];[.$BF107];[.$BP107];[.$BZ107];[.$CJ107];[.$CT107];[.$DD107])" office:value-type="float"/>
          <table:table-cell table:formula="of:=MEDIAN([.$I107];[.$S107];[.$AC107];[.$AM107];[.$AW107];[.$BG107];[.$BQ107];[.$CA107];[.$CK107];[.$CU107];[.$DE107])" office:value-type="float"/>
          <table:table-cell table:formula="of:=MEDIAN([.$J107];[.$T107];[.$AD107];[.$AN107];[.$AX107];[.$BH107];[.$BR107];[.$CB107];[.$CL107];[.$CV107];[.$DF107])" office:value-type="float"/>
          <table:table-cell table:formula="of:=MEDIAN([.$K107];[.$U107];[.$AE107];[.$AO107];[.$AY107];[.$BI107];[.$BS107];[.$CC107];[.$CM107];[.$CW107];[.$DG107])" office:value-type="float"/>
          <table:table-cell table:formula="of:=MAX([.$B107];[.$L107];[.$V107];[.$AF107];[.$AP107];[.$AZ107];[.$BJ107];[.$BT107];[.$CD107];[.$CN107];[.$CX107])" office:value-type="float"/>
          <table:table-cell table:formula="of:=MAX([.$C107];[.$M107];[.$W107];[.$AG107];[.$AQ107];[.$BA107];[.$BK107];[.$BU107];[.$CE107];[.$CO107];[.$CY107])" office:value-type="float"/>
          <table:table-cell table:formula="of:=MAX([.$D107];[.$N107];[.$X107];[.$AH107];[.$AR107];[.$BB107];[.$BL107];[.$BV107];[.$CF107];[.$CP107];[.$CZ107])" office:value-type="float"/>
          <table:table-cell table:formula="of:=MAX([.$E107];[.$O107];[.$Y107];[.$AI107];[.$AS107];[.$BC107];[.$BM107];[.$BW107];[.$CG107];[.$CQ107];[.$DA107])" office:value-type="float"/>
          <table:table-cell table:formula="of:=MAX([.$F107];[.$P107];[.$Z107];[.$AJ107];[.$AT107];[.$BD107];[.$BN107];[.$BX107];[.$CH107];[.$CR107];[.$DB107])" office:value-type="float"/>
          <table:table-cell table:formula="of:=MAX([.$G107];[.$Q107];[.$AA107];[.$AK107];[.$AU107];[.$BE107];[.$BO107];[.$BY107];[.$CI107];[.$CS107];[.$DC107])" office:value-type="float"/>
          <table:table-cell table:formula="of:=MAX([.$H107];[.$R107];[.$AB107];[.$AL107];[.$AV107];[.$BF107];[.$BP107];[.$BZ107];[.$CJ107];[.$CT107];[.$DD107])" office:value-type="float"/>
          <table:table-cell table:formula="of:=MAX([.$I107];[.$S107];[.$AC107];[.$AM107];[.$AW107];[.$BG107];[.$BQ107];[.$CA107];[.$CK107];[.$CU107];[.$DE107])" office:value-type="float"/>
          <table:table-cell table:formula="of:=MAX([.$J107];[.$T107];[.$AD107];[.$AN107];[.$AX107];[.$BH107];[.$BR107];[.$CB107];[.$CL107];[.$CV107];[.$DF107])" office:value-type="float"/>
          <table:table-cell table:formula="of:=MAX([.$K107];[.$U107];[.$AE107];[.$AO107];[.$AY107];[.$BI107];[.$BS107];[.$CC107];[.$CM107];[.$CW107];[.$DG107])" office:value-type="float"/>
        </table:table-row>
        <table:table-row table:style-name="ro1">
          <table:table-cell office:value-type="string">
            <text:p>iscas85/instances/c3540/c3540.lp.1.5</text:p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4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08];[.$L108];[.$V108];[.$AF108];[.$AP108];[.$AZ108];[.$BJ108];[.$BT108];[.$CD108];[.$CN108];[.$CX108])" office:value-type="float"/>
          <table:table-cell table:formula="of:=MIN([.$C108];[.$M108];[.$W108];[.$AG108];[.$AQ108];[.$BA108];[.$BK108];[.$BU108];[.$CE108];[.$CO108];[.$CY108])" office:value-type="float"/>
          <table:table-cell table:formula="of:=MIN([.$D108];[.$N108];[.$X108];[.$AH108];[.$AR108];[.$BB108];[.$BL108];[.$BV108];[.$CF108];[.$CP108];[.$CZ108])" office:value-type="float"/>
          <table:table-cell table:formula="of:=MIN([.$E108];[.$O108];[.$Y108];[.$AI108];[.$AS108];[.$BC108];[.$BM108];[.$BW108];[.$CG108];[.$CQ108];[.$DA108])" office:value-type="float"/>
          <table:table-cell table:formula="of:=MIN([.$F108];[.$P108];[.$Z108];[.$AJ108];[.$AT108];[.$BD108];[.$BN108];[.$BX108];[.$CH108];[.$CR108];[.$DB108])" office:value-type="float"/>
          <table:table-cell table:formula="of:=MIN([.$G108];[.$Q108];[.$AA108];[.$AK108];[.$AU108];[.$BE108];[.$BO108];[.$BY108];[.$CI108];[.$CS108];[.$DC108])" office:value-type="float"/>
          <table:table-cell table:formula="of:=MIN([.$H108];[.$R108];[.$AB108];[.$AL108];[.$AV108];[.$BF108];[.$BP108];[.$BZ108];[.$CJ108];[.$CT108];[.$DD108])" office:value-type="float"/>
          <table:table-cell table:formula="of:=MIN([.$I108];[.$S108];[.$AC108];[.$AM108];[.$AW108];[.$BG108];[.$BQ108];[.$CA108];[.$CK108];[.$CU108];[.$DE108])" office:value-type="float"/>
          <table:table-cell table:formula="of:=MIN([.$J108];[.$T108];[.$AD108];[.$AN108];[.$AX108];[.$BH108];[.$BR108];[.$CB108];[.$CL108];[.$CV108];[.$DF108])" office:value-type="float"/>
          <table:table-cell table:formula="of:=MIN([.$K108];[.$U108];[.$AE108];[.$AO108];[.$AY108];[.$BI108];[.$BS108];[.$CC108];[.$CM108];[.$CW108];[.$DG108])" office:value-type="float"/>
          <table:table-cell table:formula="of:=MEDIAN([.$B108];[.$L108];[.$V108];[.$AF108];[.$AP108];[.$AZ108];[.$BJ108];[.$BT108];[.$CD108];[.$CN108];[.$CX108])" office:value-type="float"/>
          <table:table-cell table:formula="of:=MEDIAN([.$C108];[.$M108];[.$W108];[.$AG108];[.$AQ108];[.$BA108];[.$BK108];[.$BU108];[.$CE108];[.$CO108];[.$CY108])" office:value-type="float"/>
          <table:table-cell table:formula="of:=MEDIAN([.$D108];[.$N108];[.$X108];[.$AH108];[.$AR108];[.$BB108];[.$BL108];[.$BV108];[.$CF108];[.$CP108];[.$CZ108])" office:value-type="float"/>
          <table:table-cell table:formula="of:=MEDIAN([.$E108];[.$O108];[.$Y108];[.$AI108];[.$AS108];[.$BC108];[.$BM108];[.$BW108];[.$CG108];[.$CQ108];[.$DA108])" office:value-type="float"/>
          <table:table-cell table:formula="of:=MEDIAN([.$F108];[.$P108];[.$Z108];[.$AJ108];[.$AT108];[.$BD108];[.$BN108];[.$BX108];[.$CH108];[.$CR108];[.$DB108])" office:value-type="float"/>
          <table:table-cell table:formula="of:=MEDIAN([.$G108];[.$Q108];[.$AA108];[.$AK108];[.$AU108];[.$BE108];[.$BO108];[.$BY108];[.$CI108];[.$CS108];[.$DC108])" office:value-type="float"/>
          <table:table-cell table:formula="of:=MEDIAN([.$H108];[.$R108];[.$AB108];[.$AL108];[.$AV108];[.$BF108];[.$BP108];[.$BZ108];[.$CJ108];[.$CT108];[.$DD108])" office:value-type="float"/>
          <table:table-cell table:formula="of:=MEDIAN([.$I108];[.$S108];[.$AC108];[.$AM108];[.$AW108];[.$BG108];[.$BQ108];[.$CA108];[.$CK108];[.$CU108];[.$DE108])" office:value-type="float"/>
          <table:table-cell table:formula="of:=MEDIAN([.$J108];[.$T108];[.$AD108];[.$AN108];[.$AX108];[.$BH108];[.$BR108];[.$CB108];[.$CL108];[.$CV108];[.$DF108])" office:value-type="float"/>
          <table:table-cell table:formula="of:=MEDIAN([.$K108];[.$U108];[.$AE108];[.$AO108];[.$AY108];[.$BI108];[.$BS108];[.$CC108];[.$CM108];[.$CW108];[.$DG108])" office:value-type="float"/>
          <table:table-cell table:formula="of:=MAX([.$B108];[.$L108];[.$V108];[.$AF108];[.$AP108];[.$AZ108];[.$BJ108];[.$BT108];[.$CD108];[.$CN108];[.$CX108])" office:value-type="float"/>
          <table:table-cell table:formula="of:=MAX([.$C108];[.$M108];[.$W108];[.$AG108];[.$AQ108];[.$BA108];[.$BK108];[.$BU108];[.$CE108];[.$CO108];[.$CY108])" office:value-type="float"/>
          <table:table-cell table:formula="of:=MAX([.$D108];[.$N108];[.$X108];[.$AH108];[.$AR108];[.$BB108];[.$BL108];[.$BV108];[.$CF108];[.$CP108];[.$CZ108])" office:value-type="float"/>
          <table:table-cell table:formula="of:=MAX([.$E108];[.$O108];[.$Y108];[.$AI108];[.$AS108];[.$BC108];[.$BM108];[.$BW108];[.$CG108];[.$CQ108];[.$DA108])" office:value-type="float"/>
          <table:table-cell table:formula="of:=MAX([.$F108];[.$P108];[.$Z108];[.$AJ108];[.$AT108];[.$BD108];[.$BN108];[.$BX108];[.$CH108];[.$CR108];[.$DB108])" office:value-type="float"/>
          <table:table-cell table:formula="of:=MAX([.$G108];[.$Q108];[.$AA108];[.$AK108];[.$AU108];[.$BE108];[.$BO108];[.$BY108];[.$CI108];[.$CS108];[.$DC108])" office:value-type="float"/>
          <table:table-cell table:formula="of:=MAX([.$H108];[.$R108];[.$AB108];[.$AL108];[.$AV108];[.$BF108];[.$BP108];[.$BZ108];[.$CJ108];[.$CT108];[.$DD108])" office:value-type="float"/>
          <table:table-cell table:formula="of:=MAX([.$I108];[.$S108];[.$AC108];[.$AM108];[.$AW108];[.$BG108];[.$BQ108];[.$CA108];[.$CK108];[.$CU108];[.$DE108])" office:value-type="float"/>
          <table:table-cell table:formula="of:=MAX([.$J108];[.$T108];[.$AD108];[.$AN108];[.$AX108];[.$BH108];[.$BR108];[.$CB108];[.$CL108];[.$CV108];[.$DF108])" office:value-type="float"/>
          <table:table-cell table:formula="of:=MAX([.$K108];[.$U108];[.$AE108];[.$AO108];[.$AY108];[.$BI108];[.$BS108];[.$CC108];[.$CM108];[.$CW108];[.$DG108])" office:value-type="float"/>
        </table:table-row>
        <table:table-row table:style-name="ro1">
          <table:table-cell office:value-type="string">
            <text:p>iscas85/instances/c3540/c3540.lp.1.6</text:p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4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4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09];[.$L109];[.$V109];[.$AF109];[.$AP109];[.$AZ109];[.$BJ109];[.$BT109];[.$CD109];[.$CN109];[.$CX109])" office:value-type="float"/>
          <table:table-cell table:formula="of:=MIN([.$C109];[.$M109];[.$W109];[.$AG109];[.$AQ109];[.$BA109];[.$BK109];[.$BU109];[.$CE109];[.$CO109];[.$CY109])" office:value-type="float"/>
          <table:table-cell table:formula="of:=MIN([.$D109];[.$N109];[.$X109];[.$AH109];[.$AR109];[.$BB109];[.$BL109];[.$BV109];[.$CF109];[.$CP109];[.$CZ109])" office:value-type="float"/>
          <table:table-cell table:formula="of:=MIN([.$E109];[.$O109];[.$Y109];[.$AI109];[.$AS109];[.$BC109];[.$BM109];[.$BW109];[.$CG109];[.$CQ109];[.$DA109])" office:value-type="float"/>
          <table:table-cell table:formula="of:=MIN([.$F109];[.$P109];[.$Z109];[.$AJ109];[.$AT109];[.$BD109];[.$BN109];[.$BX109];[.$CH109];[.$CR109];[.$DB109])" office:value-type="float"/>
          <table:table-cell table:formula="of:=MIN([.$G109];[.$Q109];[.$AA109];[.$AK109];[.$AU109];[.$BE109];[.$BO109];[.$BY109];[.$CI109];[.$CS109];[.$DC109])" office:value-type="float"/>
          <table:table-cell table:formula="of:=MIN([.$H109];[.$R109];[.$AB109];[.$AL109];[.$AV109];[.$BF109];[.$BP109];[.$BZ109];[.$CJ109];[.$CT109];[.$DD109])" office:value-type="float"/>
          <table:table-cell table:formula="of:=MIN([.$I109];[.$S109];[.$AC109];[.$AM109];[.$AW109];[.$BG109];[.$BQ109];[.$CA109];[.$CK109];[.$CU109];[.$DE109])" office:value-type="float"/>
          <table:table-cell table:formula="of:=MIN([.$J109];[.$T109];[.$AD109];[.$AN109];[.$AX109];[.$BH109];[.$BR109];[.$CB109];[.$CL109];[.$CV109];[.$DF109])" office:value-type="float"/>
          <table:table-cell table:formula="of:=MIN([.$K109];[.$U109];[.$AE109];[.$AO109];[.$AY109];[.$BI109];[.$BS109];[.$CC109];[.$CM109];[.$CW109];[.$DG109])" office:value-type="float"/>
          <table:table-cell table:formula="of:=MEDIAN([.$B109];[.$L109];[.$V109];[.$AF109];[.$AP109];[.$AZ109];[.$BJ109];[.$BT109];[.$CD109];[.$CN109];[.$CX109])" office:value-type="float"/>
          <table:table-cell table:formula="of:=MEDIAN([.$C109];[.$M109];[.$W109];[.$AG109];[.$AQ109];[.$BA109];[.$BK109];[.$BU109];[.$CE109];[.$CO109];[.$CY109])" office:value-type="float"/>
          <table:table-cell table:formula="of:=MEDIAN([.$D109];[.$N109];[.$X109];[.$AH109];[.$AR109];[.$BB109];[.$BL109];[.$BV109];[.$CF109];[.$CP109];[.$CZ109])" office:value-type="float"/>
          <table:table-cell table:formula="of:=MEDIAN([.$E109];[.$O109];[.$Y109];[.$AI109];[.$AS109];[.$BC109];[.$BM109];[.$BW109];[.$CG109];[.$CQ109];[.$DA109])" office:value-type="float"/>
          <table:table-cell table:formula="of:=MEDIAN([.$F109];[.$P109];[.$Z109];[.$AJ109];[.$AT109];[.$BD109];[.$BN109];[.$BX109];[.$CH109];[.$CR109];[.$DB109])" office:value-type="float"/>
          <table:table-cell table:formula="of:=MEDIAN([.$G109];[.$Q109];[.$AA109];[.$AK109];[.$AU109];[.$BE109];[.$BO109];[.$BY109];[.$CI109];[.$CS109];[.$DC109])" office:value-type="float"/>
          <table:table-cell table:formula="of:=MEDIAN([.$H109];[.$R109];[.$AB109];[.$AL109];[.$AV109];[.$BF109];[.$BP109];[.$BZ109];[.$CJ109];[.$CT109];[.$DD109])" office:value-type="float"/>
          <table:table-cell table:formula="of:=MEDIAN([.$I109];[.$S109];[.$AC109];[.$AM109];[.$AW109];[.$BG109];[.$BQ109];[.$CA109];[.$CK109];[.$CU109];[.$DE109])" office:value-type="float"/>
          <table:table-cell table:formula="of:=MEDIAN([.$J109];[.$T109];[.$AD109];[.$AN109];[.$AX109];[.$BH109];[.$BR109];[.$CB109];[.$CL109];[.$CV109];[.$DF109])" office:value-type="float"/>
          <table:table-cell table:formula="of:=MEDIAN([.$K109];[.$U109];[.$AE109];[.$AO109];[.$AY109];[.$BI109];[.$BS109];[.$CC109];[.$CM109];[.$CW109];[.$DG109])" office:value-type="float"/>
          <table:table-cell table:formula="of:=MAX([.$B109];[.$L109];[.$V109];[.$AF109];[.$AP109];[.$AZ109];[.$BJ109];[.$BT109];[.$CD109];[.$CN109];[.$CX109])" office:value-type="float"/>
          <table:table-cell table:formula="of:=MAX([.$C109];[.$M109];[.$W109];[.$AG109];[.$AQ109];[.$BA109];[.$BK109];[.$BU109];[.$CE109];[.$CO109];[.$CY109])" office:value-type="float"/>
          <table:table-cell table:formula="of:=MAX([.$D109];[.$N109];[.$X109];[.$AH109];[.$AR109];[.$BB109];[.$BL109];[.$BV109];[.$CF109];[.$CP109];[.$CZ109])" office:value-type="float"/>
          <table:table-cell table:formula="of:=MAX([.$E109];[.$O109];[.$Y109];[.$AI109];[.$AS109];[.$BC109];[.$BM109];[.$BW109];[.$CG109];[.$CQ109];[.$DA109])" office:value-type="float"/>
          <table:table-cell table:formula="of:=MAX([.$F109];[.$P109];[.$Z109];[.$AJ109];[.$AT109];[.$BD109];[.$BN109];[.$BX109];[.$CH109];[.$CR109];[.$DB109])" office:value-type="float"/>
          <table:table-cell table:formula="of:=MAX([.$G109];[.$Q109];[.$AA109];[.$AK109];[.$AU109];[.$BE109];[.$BO109];[.$BY109];[.$CI109];[.$CS109];[.$DC109])" office:value-type="float"/>
          <table:table-cell table:formula="of:=MAX([.$H109];[.$R109];[.$AB109];[.$AL109];[.$AV109];[.$BF109];[.$BP109];[.$BZ109];[.$CJ109];[.$CT109];[.$DD109])" office:value-type="float"/>
          <table:table-cell table:formula="of:=MAX([.$I109];[.$S109];[.$AC109];[.$AM109];[.$AW109];[.$BG109];[.$BQ109];[.$CA109];[.$CK109];[.$CU109];[.$DE109])" office:value-type="float"/>
          <table:table-cell table:formula="of:=MAX([.$J109];[.$T109];[.$AD109];[.$AN109];[.$AX109];[.$BH109];[.$BR109];[.$CB109];[.$CL109];[.$CV109];[.$DF109])" office:value-type="float"/>
          <table:table-cell table:formula="of:=MAX([.$K109];[.$U109];[.$AE109];[.$AO109];[.$AY109];[.$BI109];[.$BS109];[.$CC109];[.$CM109];[.$CW109];[.$DG109])" office:value-type="float"/>
        </table:table-row>
        <table:table-row table:style-name="ro1">
          <table:table-cell office:value-type="string">
            <text:p>iscas85/instances/c3540/c3540.lp.1.7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5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10];[.$L110];[.$V110];[.$AF110];[.$AP110];[.$AZ110];[.$BJ110];[.$BT110];[.$CD110];[.$CN110];[.$CX110])" office:value-type="float"/>
          <table:table-cell table:formula="of:=MIN([.$C110];[.$M110];[.$W110];[.$AG110];[.$AQ110];[.$BA110];[.$BK110];[.$BU110];[.$CE110];[.$CO110];[.$CY110])" office:value-type="float"/>
          <table:table-cell table:formula="of:=MIN([.$D110];[.$N110];[.$X110];[.$AH110];[.$AR110];[.$BB110];[.$BL110];[.$BV110];[.$CF110];[.$CP110];[.$CZ110])" office:value-type="float"/>
          <table:table-cell table:formula="of:=MIN([.$E110];[.$O110];[.$Y110];[.$AI110];[.$AS110];[.$BC110];[.$BM110];[.$BW110];[.$CG110];[.$CQ110];[.$DA110])" office:value-type="float"/>
          <table:table-cell table:formula="of:=MIN([.$F110];[.$P110];[.$Z110];[.$AJ110];[.$AT110];[.$BD110];[.$BN110];[.$BX110];[.$CH110];[.$CR110];[.$DB110])" office:value-type="float"/>
          <table:table-cell table:formula="of:=MIN([.$G110];[.$Q110];[.$AA110];[.$AK110];[.$AU110];[.$BE110];[.$BO110];[.$BY110];[.$CI110];[.$CS110];[.$DC110])" office:value-type="float"/>
          <table:table-cell table:formula="of:=MIN([.$H110];[.$R110];[.$AB110];[.$AL110];[.$AV110];[.$BF110];[.$BP110];[.$BZ110];[.$CJ110];[.$CT110];[.$DD110])" office:value-type="float"/>
          <table:table-cell table:formula="of:=MIN([.$I110];[.$S110];[.$AC110];[.$AM110];[.$AW110];[.$BG110];[.$BQ110];[.$CA110];[.$CK110];[.$CU110];[.$DE110])" office:value-type="float"/>
          <table:table-cell table:formula="of:=MIN([.$J110];[.$T110];[.$AD110];[.$AN110];[.$AX110];[.$BH110];[.$BR110];[.$CB110];[.$CL110];[.$CV110];[.$DF110])" office:value-type="float"/>
          <table:table-cell table:formula="of:=MIN([.$K110];[.$U110];[.$AE110];[.$AO110];[.$AY110];[.$BI110];[.$BS110];[.$CC110];[.$CM110];[.$CW110];[.$DG110])" office:value-type="float"/>
          <table:table-cell table:formula="of:=MEDIAN([.$B110];[.$L110];[.$V110];[.$AF110];[.$AP110];[.$AZ110];[.$BJ110];[.$BT110];[.$CD110];[.$CN110];[.$CX110])" office:value-type="float"/>
          <table:table-cell table:formula="of:=MEDIAN([.$C110];[.$M110];[.$W110];[.$AG110];[.$AQ110];[.$BA110];[.$BK110];[.$BU110];[.$CE110];[.$CO110];[.$CY110])" office:value-type="float"/>
          <table:table-cell table:formula="of:=MEDIAN([.$D110];[.$N110];[.$X110];[.$AH110];[.$AR110];[.$BB110];[.$BL110];[.$BV110];[.$CF110];[.$CP110];[.$CZ110])" office:value-type="float"/>
          <table:table-cell table:formula="of:=MEDIAN([.$E110];[.$O110];[.$Y110];[.$AI110];[.$AS110];[.$BC110];[.$BM110];[.$BW110];[.$CG110];[.$CQ110];[.$DA110])" office:value-type="float"/>
          <table:table-cell table:formula="of:=MEDIAN([.$F110];[.$P110];[.$Z110];[.$AJ110];[.$AT110];[.$BD110];[.$BN110];[.$BX110];[.$CH110];[.$CR110];[.$DB110])" office:value-type="float"/>
          <table:table-cell table:formula="of:=MEDIAN([.$G110];[.$Q110];[.$AA110];[.$AK110];[.$AU110];[.$BE110];[.$BO110];[.$BY110];[.$CI110];[.$CS110];[.$DC110])" office:value-type="float"/>
          <table:table-cell table:formula="of:=MEDIAN([.$H110];[.$R110];[.$AB110];[.$AL110];[.$AV110];[.$BF110];[.$BP110];[.$BZ110];[.$CJ110];[.$CT110];[.$DD110])" office:value-type="float"/>
          <table:table-cell table:formula="of:=MEDIAN([.$I110];[.$S110];[.$AC110];[.$AM110];[.$AW110];[.$BG110];[.$BQ110];[.$CA110];[.$CK110];[.$CU110];[.$DE110])" office:value-type="float"/>
          <table:table-cell table:formula="of:=MEDIAN([.$J110];[.$T110];[.$AD110];[.$AN110];[.$AX110];[.$BH110];[.$BR110];[.$CB110];[.$CL110];[.$CV110];[.$DF110])" office:value-type="float"/>
          <table:table-cell table:formula="of:=MEDIAN([.$K110];[.$U110];[.$AE110];[.$AO110];[.$AY110];[.$BI110];[.$BS110];[.$CC110];[.$CM110];[.$CW110];[.$DG110])" office:value-type="float"/>
          <table:table-cell table:formula="of:=MAX([.$B110];[.$L110];[.$V110];[.$AF110];[.$AP110];[.$AZ110];[.$BJ110];[.$BT110];[.$CD110];[.$CN110];[.$CX110])" office:value-type="float"/>
          <table:table-cell table:formula="of:=MAX([.$C110];[.$M110];[.$W110];[.$AG110];[.$AQ110];[.$BA110];[.$BK110];[.$BU110];[.$CE110];[.$CO110];[.$CY110])" office:value-type="float"/>
          <table:table-cell table:formula="of:=MAX([.$D110];[.$N110];[.$X110];[.$AH110];[.$AR110];[.$BB110];[.$BL110];[.$BV110];[.$CF110];[.$CP110];[.$CZ110])" office:value-type="float"/>
          <table:table-cell table:formula="of:=MAX([.$E110];[.$O110];[.$Y110];[.$AI110];[.$AS110];[.$BC110];[.$BM110];[.$BW110];[.$CG110];[.$CQ110];[.$DA110])" office:value-type="float"/>
          <table:table-cell table:formula="of:=MAX([.$F110];[.$P110];[.$Z110];[.$AJ110];[.$AT110];[.$BD110];[.$BN110];[.$BX110];[.$CH110];[.$CR110];[.$DB110])" office:value-type="float"/>
          <table:table-cell table:formula="of:=MAX([.$G110];[.$Q110];[.$AA110];[.$AK110];[.$AU110];[.$BE110];[.$BO110];[.$BY110];[.$CI110];[.$CS110];[.$DC110])" office:value-type="float"/>
          <table:table-cell table:formula="of:=MAX([.$H110];[.$R110];[.$AB110];[.$AL110];[.$AV110];[.$BF110];[.$BP110];[.$BZ110];[.$CJ110];[.$CT110];[.$DD110])" office:value-type="float"/>
          <table:table-cell table:formula="of:=MAX([.$I110];[.$S110];[.$AC110];[.$AM110];[.$AW110];[.$BG110];[.$BQ110];[.$CA110];[.$CK110];[.$CU110];[.$DE110])" office:value-type="float"/>
          <table:table-cell table:formula="of:=MAX([.$J110];[.$T110];[.$AD110];[.$AN110];[.$AX110];[.$BH110];[.$BR110];[.$CB110];[.$CL110];[.$CV110];[.$DF110])" office:value-type="float"/>
          <table:table-cell table:formula="of:=MAX([.$K110];[.$U110];[.$AE110];[.$AO110];[.$AY110];[.$BI110];[.$BS110];[.$CC110];[.$CM110];[.$CW110];[.$DG110])" office:value-type="float"/>
        </table:table-row>
        <table:table-row table:style-name="ro1">
          <table:table-cell office:value-type="string">
            <text:p>iscas85/instances/c3540/c3540.lp.1.8</text:p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11];[.$L111];[.$V111];[.$AF111];[.$AP111];[.$AZ111];[.$BJ111];[.$BT111];[.$CD111];[.$CN111];[.$CX111])" office:value-type="float"/>
          <table:table-cell table:formula="of:=MIN([.$C111];[.$M111];[.$W111];[.$AG111];[.$AQ111];[.$BA111];[.$BK111];[.$BU111];[.$CE111];[.$CO111];[.$CY111])" office:value-type="float"/>
          <table:table-cell table:formula="of:=MIN([.$D111];[.$N111];[.$X111];[.$AH111];[.$AR111];[.$BB111];[.$BL111];[.$BV111];[.$CF111];[.$CP111];[.$CZ111])" office:value-type="float"/>
          <table:table-cell table:formula="of:=MIN([.$E111];[.$O111];[.$Y111];[.$AI111];[.$AS111];[.$BC111];[.$BM111];[.$BW111];[.$CG111];[.$CQ111];[.$DA111])" office:value-type="float"/>
          <table:table-cell table:formula="of:=MIN([.$F111];[.$P111];[.$Z111];[.$AJ111];[.$AT111];[.$BD111];[.$BN111];[.$BX111];[.$CH111];[.$CR111];[.$DB111])" office:value-type="float"/>
          <table:table-cell table:formula="of:=MIN([.$G111];[.$Q111];[.$AA111];[.$AK111];[.$AU111];[.$BE111];[.$BO111];[.$BY111];[.$CI111];[.$CS111];[.$DC111])" office:value-type="float"/>
          <table:table-cell table:formula="of:=MIN([.$H111];[.$R111];[.$AB111];[.$AL111];[.$AV111];[.$BF111];[.$BP111];[.$BZ111];[.$CJ111];[.$CT111];[.$DD111])" office:value-type="float"/>
          <table:table-cell table:formula="of:=MIN([.$I111];[.$S111];[.$AC111];[.$AM111];[.$AW111];[.$BG111];[.$BQ111];[.$CA111];[.$CK111];[.$CU111];[.$DE111])" office:value-type="float"/>
          <table:table-cell table:formula="of:=MIN([.$J111];[.$T111];[.$AD111];[.$AN111];[.$AX111];[.$BH111];[.$BR111];[.$CB111];[.$CL111];[.$CV111];[.$DF111])" office:value-type="float"/>
          <table:table-cell table:formula="of:=MIN([.$K111];[.$U111];[.$AE111];[.$AO111];[.$AY111];[.$BI111];[.$BS111];[.$CC111];[.$CM111];[.$CW111];[.$DG111])" office:value-type="float"/>
          <table:table-cell table:formula="of:=MEDIAN([.$B111];[.$L111];[.$V111];[.$AF111];[.$AP111];[.$AZ111];[.$BJ111];[.$BT111];[.$CD111];[.$CN111];[.$CX111])" office:value-type="float"/>
          <table:table-cell table:formula="of:=MEDIAN([.$C111];[.$M111];[.$W111];[.$AG111];[.$AQ111];[.$BA111];[.$BK111];[.$BU111];[.$CE111];[.$CO111];[.$CY111])" office:value-type="float"/>
          <table:table-cell table:formula="of:=MEDIAN([.$D111];[.$N111];[.$X111];[.$AH111];[.$AR111];[.$BB111];[.$BL111];[.$BV111];[.$CF111];[.$CP111];[.$CZ111])" office:value-type="float"/>
          <table:table-cell table:formula="of:=MEDIAN([.$E111];[.$O111];[.$Y111];[.$AI111];[.$AS111];[.$BC111];[.$BM111];[.$BW111];[.$CG111];[.$CQ111];[.$DA111])" office:value-type="float"/>
          <table:table-cell table:formula="of:=MEDIAN([.$F111];[.$P111];[.$Z111];[.$AJ111];[.$AT111];[.$BD111];[.$BN111];[.$BX111];[.$CH111];[.$CR111];[.$DB111])" office:value-type="float"/>
          <table:table-cell table:formula="of:=MEDIAN([.$G111];[.$Q111];[.$AA111];[.$AK111];[.$AU111];[.$BE111];[.$BO111];[.$BY111];[.$CI111];[.$CS111];[.$DC111])" office:value-type="float"/>
          <table:table-cell table:formula="of:=MEDIAN([.$H111];[.$R111];[.$AB111];[.$AL111];[.$AV111];[.$BF111];[.$BP111];[.$BZ111];[.$CJ111];[.$CT111];[.$DD111])" office:value-type="float"/>
          <table:table-cell table:formula="of:=MEDIAN([.$I111];[.$S111];[.$AC111];[.$AM111];[.$AW111];[.$BG111];[.$BQ111];[.$CA111];[.$CK111];[.$CU111];[.$DE111])" office:value-type="float"/>
          <table:table-cell table:formula="of:=MEDIAN([.$J111];[.$T111];[.$AD111];[.$AN111];[.$AX111];[.$BH111];[.$BR111];[.$CB111];[.$CL111];[.$CV111];[.$DF111])" office:value-type="float"/>
          <table:table-cell table:formula="of:=MEDIAN([.$K111];[.$U111];[.$AE111];[.$AO111];[.$AY111];[.$BI111];[.$BS111];[.$CC111];[.$CM111];[.$CW111];[.$DG111])" office:value-type="float"/>
          <table:table-cell table:formula="of:=MAX([.$B111];[.$L111];[.$V111];[.$AF111];[.$AP111];[.$AZ111];[.$BJ111];[.$BT111];[.$CD111];[.$CN111];[.$CX111])" office:value-type="float"/>
          <table:table-cell table:formula="of:=MAX([.$C111];[.$M111];[.$W111];[.$AG111];[.$AQ111];[.$BA111];[.$BK111];[.$BU111];[.$CE111];[.$CO111];[.$CY111])" office:value-type="float"/>
          <table:table-cell table:formula="of:=MAX([.$D111];[.$N111];[.$X111];[.$AH111];[.$AR111];[.$BB111];[.$BL111];[.$BV111];[.$CF111];[.$CP111];[.$CZ111])" office:value-type="float"/>
          <table:table-cell table:formula="of:=MAX([.$E111];[.$O111];[.$Y111];[.$AI111];[.$AS111];[.$BC111];[.$BM111];[.$BW111];[.$CG111];[.$CQ111];[.$DA111])" office:value-type="float"/>
          <table:table-cell table:formula="of:=MAX([.$F111];[.$P111];[.$Z111];[.$AJ111];[.$AT111];[.$BD111];[.$BN111];[.$BX111];[.$CH111];[.$CR111];[.$DB111])" office:value-type="float"/>
          <table:table-cell table:formula="of:=MAX([.$G111];[.$Q111];[.$AA111];[.$AK111];[.$AU111];[.$BE111];[.$BO111];[.$BY111];[.$CI111];[.$CS111];[.$DC111])" office:value-type="float"/>
          <table:table-cell table:formula="of:=MAX([.$H111];[.$R111];[.$AB111];[.$AL111];[.$AV111];[.$BF111];[.$BP111];[.$BZ111];[.$CJ111];[.$CT111];[.$DD111])" office:value-type="float"/>
          <table:table-cell table:formula="of:=MAX([.$I111];[.$S111];[.$AC111];[.$AM111];[.$AW111];[.$BG111];[.$BQ111];[.$CA111];[.$CK111];[.$CU111];[.$DE111])" office:value-type="float"/>
          <table:table-cell table:formula="of:=MAX([.$J111];[.$T111];[.$AD111];[.$AN111];[.$AX111];[.$BH111];[.$BR111];[.$CB111];[.$CL111];[.$CV111];[.$DF111])" office:value-type="float"/>
          <table:table-cell table:formula="of:=MAX([.$K111];[.$U111];[.$AE111];[.$AO111];[.$AY111];[.$BI111];[.$BS111];[.$CC111];[.$CM111];[.$CW111];[.$DG111])" office:value-type="float"/>
        </table:table-row>
        <table:table-row table:style-name="ro1">
          <table:table-cell office:value-type="string">
            <text:p>iscas85/instances/c3540/c3540.lp.10.4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12];[.$L112];[.$V112];[.$AF112];[.$AP112];[.$AZ112];[.$BJ112];[.$BT112];[.$CD112];[.$CN112];[.$CX112])" office:value-type="float"/>
          <table:table-cell table:formula="of:=MIN([.$C112];[.$M112];[.$W112];[.$AG112];[.$AQ112];[.$BA112];[.$BK112];[.$BU112];[.$CE112];[.$CO112];[.$CY112])" office:value-type="float"/>
          <table:table-cell table:formula="of:=MIN([.$D112];[.$N112];[.$X112];[.$AH112];[.$AR112];[.$BB112];[.$BL112];[.$BV112];[.$CF112];[.$CP112];[.$CZ112])" office:value-type="float"/>
          <table:table-cell table:formula="of:=MIN([.$E112];[.$O112];[.$Y112];[.$AI112];[.$AS112];[.$BC112];[.$BM112];[.$BW112];[.$CG112];[.$CQ112];[.$DA112])" office:value-type="float"/>
          <table:table-cell table:formula="of:=MIN([.$F112];[.$P112];[.$Z112];[.$AJ112];[.$AT112];[.$BD112];[.$BN112];[.$BX112];[.$CH112];[.$CR112];[.$DB112])" office:value-type="float"/>
          <table:table-cell table:formula="of:=MIN([.$G112];[.$Q112];[.$AA112];[.$AK112];[.$AU112];[.$BE112];[.$BO112];[.$BY112];[.$CI112];[.$CS112];[.$DC112])" office:value-type="float"/>
          <table:table-cell table:formula="of:=MIN([.$H112];[.$R112];[.$AB112];[.$AL112];[.$AV112];[.$BF112];[.$BP112];[.$BZ112];[.$CJ112];[.$CT112];[.$DD112])" office:value-type="float"/>
          <table:table-cell table:formula="of:=MIN([.$I112];[.$S112];[.$AC112];[.$AM112];[.$AW112];[.$BG112];[.$BQ112];[.$CA112];[.$CK112];[.$CU112];[.$DE112])" office:value-type="float"/>
          <table:table-cell table:formula="of:=MIN([.$J112];[.$T112];[.$AD112];[.$AN112];[.$AX112];[.$BH112];[.$BR112];[.$CB112];[.$CL112];[.$CV112];[.$DF112])" office:value-type="float"/>
          <table:table-cell table:formula="of:=MIN([.$K112];[.$U112];[.$AE112];[.$AO112];[.$AY112];[.$BI112];[.$BS112];[.$CC112];[.$CM112];[.$CW112];[.$DG112])" office:value-type="float"/>
          <table:table-cell table:formula="of:=MEDIAN([.$B112];[.$L112];[.$V112];[.$AF112];[.$AP112];[.$AZ112];[.$BJ112];[.$BT112];[.$CD112];[.$CN112];[.$CX112])" office:value-type="float"/>
          <table:table-cell table:formula="of:=MEDIAN([.$C112];[.$M112];[.$W112];[.$AG112];[.$AQ112];[.$BA112];[.$BK112];[.$BU112];[.$CE112];[.$CO112];[.$CY112])" office:value-type="float"/>
          <table:table-cell table:formula="of:=MEDIAN([.$D112];[.$N112];[.$X112];[.$AH112];[.$AR112];[.$BB112];[.$BL112];[.$BV112];[.$CF112];[.$CP112];[.$CZ112])" office:value-type="float"/>
          <table:table-cell table:formula="of:=MEDIAN([.$E112];[.$O112];[.$Y112];[.$AI112];[.$AS112];[.$BC112];[.$BM112];[.$BW112];[.$CG112];[.$CQ112];[.$DA112])" office:value-type="float"/>
          <table:table-cell table:formula="of:=MEDIAN([.$F112];[.$P112];[.$Z112];[.$AJ112];[.$AT112];[.$BD112];[.$BN112];[.$BX112];[.$CH112];[.$CR112];[.$DB112])" office:value-type="float"/>
          <table:table-cell table:formula="of:=MEDIAN([.$G112];[.$Q112];[.$AA112];[.$AK112];[.$AU112];[.$BE112];[.$BO112];[.$BY112];[.$CI112];[.$CS112];[.$DC112])" office:value-type="float"/>
          <table:table-cell table:formula="of:=MEDIAN([.$H112];[.$R112];[.$AB112];[.$AL112];[.$AV112];[.$BF112];[.$BP112];[.$BZ112];[.$CJ112];[.$CT112];[.$DD112])" office:value-type="float"/>
          <table:table-cell table:formula="of:=MEDIAN([.$I112];[.$S112];[.$AC112];[.$AM112];[.$AW112];[.$BG112];[.$BQ112];[.$CA112];[.$CK112];[.$CU112];[.$DE112])" office:value-type="float"/>
          <table:table-cell table:formula="of:=MEDIAN([.$J112];[.$T112];[.$AD112];[.$AN112];[.$AX112];[.$BH112];[.$BR112];[.$CB112];[.$CL112];[.$CV112];[.$DF112])" office:value-type="float"/>
          <table:table-cell table:formula="of:=MEDIAN([.$K112];[.$U112];[.$AE112];[.$AO112];[.$AY112];[.$BI112];[.$BS112];[.$CC112];[.$CM112];[.$CW112];[.$DG112])" office:value-type="float"/>
          <table:table-cell table:formula="of:=MAX([.$B112];[.$L112];[.$V112];[.$AF112];[.$AP112];[.$AZ112];[.$BJ112];[.$BT112];[.$CD112];[.$CN112];[.$CX112])" office:value-type="float"/>
          <table:table-cell table:formula="of:=MAX([.$C112];[.$M112];[.$W112];[.$AG112];[.$AQ112];[.$BA112];[.$BK112];[.$BU112];[.$CE112];[.$CO112];[.$CY112])" office:value-type="float"/>
          <table:table-cell table:formula="of:=MAX([.$D112];[.$N112];[.$X112];[.$AH112];[.$AR112];[.$BB112];[.$BL112];[.$BV112];[.$CF112];[.$CP112];[.$CZ112])" office:value-type="float"/>
          <table:table-cell table:formula="of:=MAX([.$E112];[.$O112];[.$Y112];[.$AI112];[.$AS112];[.$BC112];[.$BM112];[.$BW112];[.$CG112];[.$CQ112];[.$DA112])" office:value-type="float"/>
          <table:table-cell table:formula="of:=MAX([.$F112];[.$P112];[.$Z112];[.$AJ112];[.$AT112];[.$BD112];[.$BN112];[.$BX112];[.$CH112];[.$CR112];[.$DB112])" office:value-type="float"/>
          <table:table-cell table:formula="of:=MAX([.$G112];[.$Q112];[.$AA112];[.$AK112];[.$AU112];[.$BE112];[.$BO112];[.$BY112];[.$CI112];[.$CS112];[.$DC112])" office:value-type="float"/>
          <table:table-cell table:formula="of:=MAX([.$H112];[.$R112];[.$AB112];[.$AL112];[.$AV112];[.$BF112];[.$BP112];[.$BZ112];[.$CJ112];[.$CT112];[.$DD112])" office:value-type="float"/>
          <table:table-cell table:formula="of:=MAX([.$I112];[.$S112];[.$AC112];[.$AM112];[.$AW112];[.$BG112];[.$BQ112];[.$CA112];[.$CK112];[.$CU112];[.$DE112])" office:value-type="float"/>
          <table:table-cell table:formula="of:=MAX([.$J112];[.$T112];[.$AD112];[.$AN112];[.$AX112];[.$BH112];[.$BR112];[.$CB112];[.$CL112];[.$CV112];[.$DF112])" office:value-type="float"/>
          <table:table-cell table:formula="of:=MAX([.$K112];[.$U112];[.$AE112];[.$AO112];[.$AY112];[.$BI112];[.$BS112];[.$CC112];[.$CM112];[.$CW112];[.$DG112])" office:value-type="float"/>
        </table:table-row>
        <table:table-row table:style-name="ro1">
          <table:table-cell office:value-type="string">
            <text:p>iscas85/instances/c3540/c3540.lp.10.5</text:p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13];[.$L113];[.$V113];[.$AF113];[.$AP113];[.$AZ113];[.$BJ113];[.$BT113];[.$CD113];[.$CN113];[.$CX113])" office:value-type="float"/>
          <table:table-cell table:formula="of:=MIN([.$C113];[.$M113];[.$W113];[.$AG113];[.$AQ113];[.$BA113];[.$BK113];[.$BU113];[.$CE113];[.$CO113];[.$CY113])" office:value-type="float"/>
          <table:table-cell table:formula="of:=MIN([.$D113];[.$N113];[.$X113];[.$AH113];[.$AR113];[.$BB113];[.$BL113];[.$BV113];[.$CF113];[.$CP113];[.$CZ113])" office:value-type="float"/>
          <table:table-cell table:formula="of:=MIN([.$E113];[.$O113];[.$Y113];[.$AI113];[.$AS113];[.$BC113];[.$BM113];[.$BW113];[.$CG113];[.$CQ113];[.$DA113])" office:value-type="float"/>
          <table:table-cell table:formula="of:=MIN([.$F113];[.$P113];[.$Z113];[.$AJ113];[.$AT113];[.$BD113];[.$BN113];[.$BX113];[.$CH113];[.$CR113];[.$DB113])" office:value-type="float"/>
          <table:table-cell table:formula="of:=MIN([.$G113];[.$Q113];[.$AA113];[.$AK113];[.$AU113];[.$BE113];[.$BO113];[.$BY113];[.$CI113];[.$CS113];[.$DC113])" office:value-type="float"/>
          <table:table-cell table:formula="of:=MIN([.$H113];[.$R113];[.$AB113];[.$AL113];[.$AV113];[.$BF113];[.$BP113];[.$BZ113];[.$CJ113];[.$CT113];[.$DD113])" office:value-type="float"/>
          <table:table-cell table:formula="of:=MIN([.$I113];[.$S113];[.$AC113];[.$AM113];[.$AW113];[.$BG113];[.$BQ113];[.$CA113];[.$CK113];[.$CU113];[.$DE113])" office:value-type="float"/>
          <table:table-cell table:formula="of:=MIN([.$J113];[.$T113];[.$AD113];[.$AN113];[.$AX113];[.$BH113];[.$BR113];[.$CB113];[.$CL113];[.$CV113];[.$DF113])" office:value-type="float"/>
          <table:table-cell table:formula="of:=MIN([.$K113];[.$U113];[.$AE113];[.$AO113];[.$AY113];[.$BI113];[.$BS113];[.$CC113];[.$CM113];[.$CW113];[.$DG113])" office:value-type="float"/>
          <table:table-cell table:formula="of:=MEDIAN([.$B113];[.$L113];[.$V113];[.$AF113];[.$AP113];[.$AZ113];[.$BJ113];[.$BT113];[.$CD113];[.$CN113];[.$CX113])" office:value-type="float"/>
          <table:table-cell table:formula="of:=MEDIAN([.$C113];[.$M113];[.$W113];[.$AG113];[.$AQ113];[.$BA113];[.$BK113];[.$BU113];[.$CE113];[.$CO113];[.$CY113])" office:value-type="float"/>
          <table:table-cell table:formula="of:=MEDIAN([.$D113];[.$N113];[.$X113];[.$AH113];[.$AR113];[.$BB113];[.$BL113];[.$BV113];[.$CF113];[.$CP113];[.$CZ113])" office:value-type="float"/>
          <table:table-cell table:formula="of:=MEDIAN([.$E113];[.$O113];[.$Y113];[.$AI113];[.$AS113];[.$BC113];[.$BM113];[.$BW113];[.$CG113];[.$CQ113];[.$DA113])" office:value-type="float"/>
          <table:table-cell table:formula="of:=MEDIAN([.$F113];[.$P113];[.$Z113];[.$AJ113];[.$AT113];[.$BD113];[.$BN113];[.$BX113];[.$CH113];[.$CR113];[.$DB113])" office:value-type="float"/>
          <table:table-cell table:formula="of:=MEDIAN([.$G113];[.$Q113];[.$AA113];[.$AK113];[.$AU113];[.$BE113];[.$BO113];[.$BY113];[.$CI113];[.$CS113];[.$DC113])" office:value-type="float"/>
          <table:table-cell table:formula="of:=MEDIAN([.$H113];[.$R113];[.$AB113];[.$AL113];[.$AV113];[.$BF113];[.$BP113];[.$BZ113];[.$CJ113];[.$CT113];[.$DD113])" office:value-type="float"/>
          <table:table-cell table:formula="of:=MEDIAN([.$I113];[.$S113];[.$AC113];[.$AM113];[.$AW113];[.$BG113];[.$BQ113];[.$CA113];[.$CK113];[.$CU113];[.$DE113])" office:value-type="float"/>
          <table:table-cell table:formula="of:=MEDIAN([.$J113];[.$T113];[.$AD113];[.$AN113];[.$AX113];[.$BH113];[.$BR113];[.$CB113];[.$CL113];[.$CV113];[.$DF113])" office:value-type="float"/>
          <table:table-cell table:formula="of:=MEDIAN([.$K113];[.$U113];[.$AE113];[.$AO113];[.$AY113];[.$BI113];[.$BS113];[.$CC113];[.$CM113];[.$CW113];[.$DG113])" office:value-type="float"/>
          <table:table-cell table:formula="of:=MAX([.$B113];[.$L113];[.$V113];[.$AF113];[.$AP113];[.$AZ113];[.$BJ113];[.$BT113];[.$CD113];[.$CN113];[.$CX113])" office:value-type="float"/>
          <table:table-cell table:formula="of:=MAX([.$C113];[.$M113];[.$W113];[.$AG113];[.$AQ113];[.$BA113];[.$BK113];[.$BU113];[.$CE113];[.$CO113];[.$CY113])" office:value-type="float"/>
          <table:table-cell table:formula="of:=MAX([.$D113];[.$N113];[.$X113];[.$AH113];[.$AR113];[.$BB113];[.$BL113];[.$BV113];[.$CF113];[.$CP113];[.$CZ113])" office:value-type="float"/>
          <table:table-cell table:formula="of:=MAX([.$E113];[.$O113];[.$Y113];[.$AI113];[.$AS113];[.$BC113];[.$BM113];[.$BW113];[.$CG113];[.$CQ113];[.$DA113])" office:value-type="float"/>
          <table:table-cell table:formula="of:=MAX([.$F113];[.$P113];[.$Z113];[.$AJ113];[.$AT113];[.$BD113];[.$BN113];[.$BX113];[.$CH113];[.$CR113];[.$DB113])" office:value-type="float"/>
          <table:table-cell table:formula="of:=MAX([.$G113];[.$Q113];[.$AA113];[.$AK113];[.$AU113];[.$BE113];[.$BO113];[.$BY113];[.$CI113];[.$CS113];[.$DC113])" office:value-type="float"/>
          <table:table-cell table:formula="of:=MAX([.$H113];[.$R113];[.$AB113];[.$AL113];[.$AV113];[.$BF113];[.$BP113];[.$BZ113];[.$CJ113];[.$CT113];[.$DD113])" office:value-type="float"/>
          <table:table-cell table:formula="of:=MAX([.$I113];[.$S113];[.$AC113];[.$AM113];[.$AW113];[.$BG113];[.$BQ113];[.$CA113];[.$CK113];[.$CU113];[.$DE113])" office:value-type="float"/>
          <table:table-cell table:formula="of:=MAX([.$J113];[.$T113];[.$AD113];[.$AN113];[.$AX113];[.$BH113];[.$BR113];[.$CB113];[.$CL113];[.$CV113];[.$DF113])" office:value-type="float"/>
          <table:table-cell table:formula="of:=MAX([.$K113];[.$U113];[.$AE113];[.$AO113];[.$AY113];[.$BI113];[.$BS113];[.$CC113];[.$CM113];[.$CW113];[.$DG113])" office:value-type="float"/>
        </table:table-row>
        <table:table-row table:style-name="ro1">
          <table:table-cell office:value-type="string">
            <text:p>iscas85/instances/c3540/c3540.lp.10.7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6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14];[.$L114];[.$V114];[.$AF114];[.$AP114];[.$AZ114];[.$BJ114];[.$BT114];[.$CD114];[.$CN114];[.$CX114])" office:value-type="float"/>
          <table:table-cell table:formula="of:=MIN([.$C114];[.$M114];[.$W114];[.$AG114];[.$AQ114];[.$BA114];[.$BK114];[.$BU114];[.$CE114];[.$CO114];[.$CY114])" office:value-type="float"/>
          <table:table-cell table:formula="of:=MIN([.$D114];[.$N114];[.$X114];[.$AH114];[.$AR114];[.$BB114];[.$BL114];[.$BV114];[.$CF114];[.$CP114];[.$CZ114])" office:value-type="float"/>
          <table:table-cell table:formula="of:=MIN([.$E114];[.$O114];[.$Y114];[.$AI114];[.$AS114];[.$BC114];[.$BM114];[.$BW114];[.$CG114];[.$CQ114];[.$DA114])" office:value-type="float"/>
          <table:table-cell table:formula="of:=MIN([.$F114];[.$P114];[.$Z114];[.$AJ114];[.$AT114];[.$BD114];[.$BN114];[.$BX114];[.$CH114];[.$CR114];[.$DB114])" office:value-type="float"/>
          <table:table-cell table:formula="of:=MIN([.$G114];[.$Q114];[.$AA114];[.$AK114];[.$AU114];[.$BE114];[.$BO114];[.$BY114];[.$CI114];[.$CS114];[.$DC114])" office:value-type="float"/>
          <table:table-cell table:formula="of:=MIN([.$H114];[.$R114];[.$AB114];[.$AL114];[.$AV114];[.$BF114];[.$BP114];[.$BZ114];[.$CJ114];[.$CT114];[.$DD114])" office:value-type="float"/>
          <table:table-cell table:formula="of:=MIN([.$I114];[.$S114];[.$AC114];[.$AM114];[.$AW114];[.$BG114];[.$BQ114];[.$CA114];[.$CK114];[.$CU114];[.$DE114])" office:value-type="float"/>
          <table:table-cell table:formula="of:=MIN([.$J114];[.$T114];[.$AD114];[.$AN114];[.$AX114];[.$BH114];[.$BR114];[.$CB114];[.$CL114];[.$CV114];[.$DF114])" office:value-type="float"/>
          <table:table-cell table:formula="of:=MIN([.$K114];[.$U114];[.$AE114];[.$AO114];[.$AY114];[.$BI114];[.$BS114];[.$CC114];[.$CM114];[.$CW114];[.$DG114])" office:value-type="float"/>
          <table:table-cell table:formula="of:=MEDIAN([.$B114];[.$L114];[.$V114];[.$AF114];[.$AP114];[.$AZ114];[.$BJ114];[.$BT114];[.$CD114];[.$CN114];[.$CX114])" office:value-type="float"/>
          <table:table-cell table:formula="of:=MEDIAN([.$C114];[.$M114];[.$W114];[.$AG114];[.$AQ114];[.$BA114];[.$BK114];[.$BU114];[.$CE114];[.$CO114];[.$CY114])" office:value-type="float"/>
          <table:table-cell table:formula="of:=MEDIAN([.$D114];[.$N114];[.$X114];[.$AH114];[.$AR114];[.$BB114];[.$BL114];[.$BV114];[.$CF114];[.$CP114];[.$CZ114])" office:value-type="float"/>
          <table:table-cell table:formula="of:=MEDIAN([.$E114];[.$O114];[.$Y114];[.$AI114];[.$AS114];[.$BC114];[.$BM114];[.$BW114];[.$CG114];[.$CQ114];[.$DA114])" office:value-type="float"/>
          <table:table-cell table:formula="of:=MEDIAN([.$F114];[.$P114];[.$Z114];[.$AJ114];[.$AT114];[.$BD114];[.$BN114];[.$BX114];[.$CH114];[.$CR114];[.$DB114])" office:value-type="float"/>
          <table:table-cell table:formula="of:=MEDIAN([.$G114];[.$Q114];[.$AA114];[.$AK114];[.$AU114];[.$BE114];[.$BO114];[.$BY114];[.$CI114];[.$CS114];[.$DC114])" office:value-type="float"/>
          <table:table-cell table:formula="of:=MEDIAN([.$H114];[.$R114];[.$AB114];[.$AL114];[.$AV114];[.$BF114];[.$BP114];[.$BZ114];[.$CJ114];[.$CT114];[.$DD114])" office:value-type="float"/>
          <table:table-cell table:formula="of:=MEDIAN([.$I114];[.$S114];[.$AC114];[.$AM114];[.$AW114];[.$BG114];[.$BQ114];[.$CA114];[.$CK114];[.$CU114];[.$DE114])" office:value-type="float"/>
          <table:table-cell table:formula="of:=MEDIAN([.$J114];[.$T114];[.$AD114];[.$AN114];[.$AX114];[.$BH114];[.$BR114];[.$CB114];[.$CL114];[.$CV114];[.$DF114])" office:value-type="float"/>
          <table:table-cell table:formula="of:=MEDIAN([.$K114];[.$U114];[.$AE114];[.$AO114];[.$AY114];[.$BI114];[.$BS114];[.$CC114];[.$CM114];[.$CW114];[.$DG114])" office:value-type="float"/>
          <table:table-cell table:formula="of:=MAX([.$B114];[.$L114];[.$V114];[.$AF114];[.$AP114];[.$AZ114];[.$BJ114];[.$BT114];[.$CD114];[.$CN114];[.$CX114])" office:value-type="float"/>
          <table:table-cell table:formula="of:=MAX([.$C114];[.$M114];[.$W114];[.$AG114];[.$AQ114];[.$BA114];[.$BK114];[.$BU114];[.$CE114];[.$CO114];[.$CY114])" office:value-type="float"/>
          <table:table-cell table:formula="of:=MAX([.$D114];[.$N114];[.$X114];[.$AH114];[.$AR114];[.$BB114];[.$BL114];[.$BV114];[.$CF114];[.$CP114];[.$CZ114])" office:value-type="float"/>
          <table:table-cell table:formula="of:=MAX([.$E114];[.$O114];[.$Y114];[.$AI114];[.$AS114];[.$BC114];[.$BM114];[.$BW114];[.$CG114];[.$CQ114];[.$DA114])" office:value-type="float"/>
          <table:table-cell table:formula="of:=MAX([.$F114];[.$P114];[.$Z114];[.$AJ114];[.$AT114];[.$BD114];[.$BN114];[.$BX114];[.$CH114];[.$CR114];[.$DB114])" office:value-type="float"/>
          <table:table-cell table:formula="of:=MAX([.$G114];[.$Q114];[.$AA114];[.$AK114];[.$AU114];[.$BE114];[.$BO114];[.$BY114];[.$CI114];[.$CS114];[.$DC114])" office:value-type="float"/>
          <table:table-cell table:formula="of:=MAX([.$H114];[.$R114];[.$AB114];[.$AL114];[.$AV114];[.$BF114];[.$BP114];[.$BZ114];[.$CJ114];[.$CT114];[.$DD114])" office:value-type="float"/>
          <table:table-cell table:formula="of:=MAX([.$I114];[.$S114];[.$AC114];[.$AM114];[.$AW114];[.$BG114];[.$BQ114];[.$CA114];[.$CK114];[.$CU114];[.$DE114])" office:value-type="float"/>
          <table:table-cell table:formula="of:=MAX([.$J114];[.$T114];[.$AD114];[.$AN114];[.$AX114];[.$BH114];[.$BR114];[.$CB114];[.$CL114];[.$CV114];[.$DF114])" office:value-type="float"/>
          <table:table-cell table:formula="of:=MAX([.$K114];[.$U114];[.$AE114];[.$AO114];[.$AY114];[.$BI114];[.$BS114];[.$CC114];[.$CM114];[.$CW114];[.$DG114])" office:value-type="float"/>
        </table:table-row>
        <table:table-row table:style-name="ro1">
          <table:table-cell office:value-type="string">
            <text:p>iscas85/instances/c3540/c3540.lp.10.8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15];[.$L115];[.$V115];[.$AF115];[.$AP115];[.$AZ115];[.$BJ115];[.$BT115];[.$CD115];[.$CN115];[.$CX115])" office:value-type="float"/>
          <table:table-cell table:formula="of:=MIN([.$C115];[.$M115];[.$W115];[.$AG115];[.$AQ115];[.$BA115];[.$BK115];[.$BU115];[.$CE115];[.$CO115];[.$CY115])" office:value-type="float"/>
          <table:table-cell table:formula="of:=MIN([.$D115];[.$N115];[.$X115];[.$AH115];[.$AR115];[.$BB115];[.$BL115];[.$BV115];[.$CF115];[.$CP115];[.$CZ115])" office:value-type="float"/>
          <table:table-cell table:formula="of:=MIN([.$E115];[.$O115];[.$Y115];[.$AI115];[.$AS115];[.$BC115];[.$BM115];[.$BW115];[.$CG115];[.$CQ115];[.$DA115])" office:value-type="float"/>
          <table:table-cell table:formula="of:=MIN([.$F115];[.$P115];[.$Z115];[.$AJ115];[.$AT115];[.$BD115];[.$BN115];[.$BX115];[.$CH115];[.$CR115];[.$DB115])" office:value-type="float"/>
          <table:table-cell table:formula="of:=MIN([.$G115];[.$Q115];[.$AA115];[.$AK115];[.$AU115];[.$BE115];[.$BO115];[.$BY115];[.$CI115];[.$CS115];[.$DC115])" office:value-type="float"/>
          <table:table-cell table:formula="of:=MIN([.$H115];[.$R115];[.$AB115];[.$AL115];[.$AV115];[.$BF115];[.$BP115];[.$BZ115];[.$CJ115];[.$CT115];[.$DD115])" office:value-type="float"/>
          <table:table-cell table:formula="of:=MIN([.$I115];[.$S115];[.$AC115];[.$AM115];[.$AW115];[.$BG115];[.$BQ115];[.$CA115];[.$CK115];[.$CU115];[.$DE115])" office:value-type="float"/>
          <table:table-cell table:formula="of:=MIN([.$J115];[.$T115];[.$AD115];[.$AN115];[.$AX115];[.$BH115];[.$BR115];[.$CB115];[.$CL115];[.$CV115];[.$DF115])" office:value-type="float"/>
          <table:table-cell table:formula="of:=MIN([.$K115];[.$U115];[.$AE115];[.$AO115];[.$AY115];[.$BI115];[.$BS115];[.$CC115];[.$CM115];[.$CW115];[.$DG115])" office:value-type="float"/>
          <table:table-cell table:formula="of:=MEDIAN([.$B115];[.$L115];[.$V115];[.$AF115];[.$AP115];[.$AZ115];[.$BJ115];[.$BT115];[.$CD115];[.$CN115];[.$CX115])" office:value-type="float"/>
          <table:table-cell table:formula="of:=MEDIAN([.$C115];[.$M115];[.$W115];[.$AG115];[.$AQ115];[.$BA115];[.$BK115];[.$BU115];[.$CE115];[.$CO115];[.$CY115])" office:value-type="float"/>
          <table:table-cell table:formula="of:=MEDIAN([.$D115];[.$N115];[.$X115];[.$AH115];[.$AR115];[.$BB115];[.$BL115];[.$BV115];[.$CF115];[.$CP115];[.$CZ115])" office:value-type="float"/>
          <table:table-cell table:formula="of:=MEDIAN([.$E115];[.$O115];[.$Y115];[.$AI115];[.$AS115];[.$BC115];[.$BM115];[.$BW115];[.$CG115];[.$CQ115];[.$DA115])" office:value-type="float"/>
          <table:table-cell table:formula="of:=MEDIAN([.$F115];[.$P115];[.$Z115];[.$AJ115];[.$AT115];[.$BD115];[.$BN115];[.$BX115];[.$CH115];[.$CR115];[.$DB115])" office:value-type="float"/>
          <table:table-cell table:formula="of:=MEDIAN([.$G115];[.$Q115];[.$AA115];[.$AK115];[.$AU115];[.$BE115];[.$BO115];[.$BY115];[.$CI115];[.$CS115];[.$DC115])" office:value-type="float"/>
          <table:table-cell table:formula="of:=MEDIAN([.$H115];[.$R115];[.$AB115];[.$AL115];[.$AV115];[.$BF115];[.$BP115];[.$BZ115];[.$CJ115];[.$CT115];[.$DD115])" office:value-type="float"/>
          <table:table-cell table:formula="of:=MEDIAN([.$I115];[.$S115];[.$AC115];[.$AM115];[.$AW115];[.$BG115];[.$BQ115];[.$CA115];[.$CK115];[.$CU115];[.$DE115])" office:value-type="float"/>
          <table:table-cell table:formula="of:=MEDIAN([.$J115];[.$T115];[.$AD115];[.$AN115];[.$AX115];[.$BH115];[.$BR115];[.$CB115];[.$CL115];[.$CV115];[.$DF115])" office:value-type="float"/>
          <table:table-cell table:formula="of:=MEDIAN([.$K115];[.$U115];[.$AE115];[.$AO115];[.$AY115];[.$BI115];[.$BS115];[.$CC115];[.$CM115];[.$CW115];[.$DG115])" office:value-type="float"/>
          <table:table-cell table:formula="of:=MAX([.$B115];[.$L115];[.$V115];[.$AF115];[.$AP115];[.$AZ115];[.$BJ115];[.$BT115];[.$CD115];[.$CN115];[.$CX115])" office:value-type="float"/>
          <table:table-cell table:formula="of:=MAX([.$C115];[.$M115];[.$W115];[.$AG115];[.$AQ115];[.$BA115];[.$BK115];[.$BU115];[.$CE115];[.$CO115];[.$CY115])" office:value-type="float"/>
          <table:table-cell table:formula="of:=MAX([.$D115];[.$N115];[.$X115];[.$AH115];[.$AR115];[.$BB115];[.$BL115];[.$BV115];[.$CF115];[.$CP115];[.$CZ115])" office:value-type="float"/>
          <table:table-cell table:formula="of:=MAX([.$E115];[.$O115];[.$Y115];[.$AI115];[.$AS115];[.$BC115];[.$BM115];[.$BW115];[.$CG115];[.$CQ115];[.$DA115])" office:value-type="float"/>
          <table:table-cell table:formula="of:=MAX([.$F115];[.$P115];[.$Z115];[.$AJ115];[.$AT115];[.$BD115];[.$BN115];[.$BX115];[.$CH115];[.$CR115];[.$DB115])" office:value-type="float"/>
          <table:table-cell table:formula="of:=MAX([.$G115];[.$Q115];[.$AA115];[.$AK115];[.$AU115];[.$BE115];[.$BO115];[.$BY115];[.$CI115];[.$CS115];[.$DC115])" office:value-type="float"/>
          <table:table-cell table:formula="of:=MAX([.$H115];[.$R115];[.$AB115];[.$AL115];[.$AV115];[.$BF115];[.$BP115];[.$BZ115];[.$CJ115];[.$CT115];[.$DD115])" office:value-type="float"/>
          <table:table-cell table:formula="of:=MAX([.$I115];[.$S115];[.$AC115];[.$AM115];[.$AW115];[.$BG115];[.$BQ115];[.$CA115];[.$CK115];[.$CU115];[.$DE115])" office:value-type="float"/>
          <table:table-cell table:formula="of:=MAX([.$J115];[.$T115];[.$AD115];[.$AN115];[.$AX115];[.$BH115];[.$BR115];[.$CB115];[.$CL115];[.$CV115];[.$DF115])" office:value-type="float"/>
          <table:table-cell table:formula="of:=MAX([.$K115];[.$U115];[.$AE115];[.$AO115];[.$AY115];[.$BI115];[.$BS115];[.$CC115];[.$CM115];[.$CW115];[.$DG115])" office:value-type="float"/>
        </table:table-row>
        <table:table-row table:style-name="ro1">
          <table:table-cell office:value-type="string">
            <text:p>iscas85/instances/c3540/c3540.lp.2.3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4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16];[.$L116];[.$V116];[.$AF116];[.$AP116];[.$AZ116];[.$BJ116];[.$BT116];[.$CD116];[.$CN116];[.$CX116])" office:value-type="float"/>
          <table:table-cell table:formula="of:=MIN([.$C116];[.$M116];[.$W116];[.$AG116];[.$AQ116];[.$BA116];[.$BK116];[.$BU116];[.$CE116];[.$CO116];[.$CY116])" office:value-type="float"/>
          <table:table-cell table:formula="of:=MIN([.$D116];[.$N116];[.$X116];[.$AH116];[.$AR116];[.$BB116];[.$BL116];[.$BV116];[.$CF116];[.$CP116];[.$CZ116])" office:value-type="float"/>
          <table:table-cell table:formula="of:=MIN([.$E116];[.$O116];[.$Y116];[.$AI116];[.$AS116];[.$BC116];[.$BM116];[.$BW116];[.$CG116];[.$CQ116];[.$DA116])" office:value-type="float"/>
          <table:table-cell table:formula="of:=MIN([.$F116];[.$P116];[.$Z116];[.$AJ116];[.$AT116];[.$BD116];[.$BN116];[.$BX116];[.$CH116];[.$CR116];[.$DB116])" office:value-type="float"/>
          <table:table-cell table:formula="of:=MIN([.$G116];[.$Q116];[.$AA116];[.$AK116];[.$AU116];[.$BE116];[.$BO116];[.$BY116];[.$CI116];[.$CS116];[.$DC116])" office:value-type="float"/>
          <table:table-cell table:formula="of:=MIN([.$H116];[.$R116];[.$AB116];[.$AL116];[.$AV116];[.$BF116];[.$BP116];[.$BZ116];[.$CJ116];[.$CT116];[.$DD116])" office:value-type="float"/>
          <table:table-cell table:formula="of:=MIN([.$I116];[.$S116];[.$AC116];[.$AM116];[.$AW116];[.$BG116];[.$BQ116];[.$CA116];[.$CK116];[.$CU116];[.$DE116])" office:value-type="float"/>
          <table:table-cell table:formula="of:=MIN([.$J116];[.$T116];[.$AD116];[.$AN116];[.$AX116];[.$BH116];[.$BR116];[.$CB116];[.$CL116];[.$CV116];[.$DF116])" office:value-type="float"/>
          <table:table-cell table:formula="of:=MIN([.$K116];[.$U116];[.$AE116];[.$AO116];[.$AY116];[.$BI116];[.$BS116];[.$CC116];[.$CM116];[.$CW116];[.$DG116])" office:value-type="float"/>
          <table:table-cell table:formula="of:=MEDIAN([.$B116];[.$L116];[.$V116];[.$AF116];[.$AP116];[.$AZ116];[.$BJ116];[.$BT116];[.$CD116];[.$CN116];[.$CX116])" office:value-type="float"/>
          <table:table-cell table:formula="of:=MEDIAN([.$C116];[.$M116];[.$W116];[.$AG116];[.$AQ116];[.$BA116];[.$BK116];[.$BU116];[.$CE116];[.$CO116];[.$CY116])" office:value-type="float"/>
          <table:table-cell table:formula="of:=MEDIAN([.$D116];[.$N116];[.$X116];[.$AH116];[.$AR116];[.$BB116];[.$BL116];[.$BV116];[.$CF116];[.$CP116];[.$CZ116])" office:value-type="float"/>
          <table:table-cell table:formula="of:=MEDIAN([.$E116];[.$O116];[.$Y116];[.$AI116];[.$AS116];[.$BC116];[.$BM116];[.$BW116];[.$CG116];[.$CQ116];[.$DA116])" office:value-type="float"/>
          <table:table-cell table:formula="of:=MEDIAN([.$F116];[.$P116];[.$Z116];[.$AJ116];[.$AT116];[.$BD116];[.$BN116];[.$BX116];[.$CH116];[.$CR116];[.$DB116])" office:value-type="float"/>
          <table:table-cell table:formula="of:=MEDIAN([.$G116];[.$Q116];[.$AA116];[.$AK116];[.$AU116];[.$BE116];[.$BO116];[.$BY116];[.$CI116];[.$CS116];[.$DC116])" office:value-type="float"/>
          <table:table-cell table:formula="of:=MEDIAN([.$H116];[.$R116];[.$AB116];[.$AL116];[.$AV116];[.$BF116];[.$BP116];[.$BZ116];[.$CJ116];[.$CT116];[.$DD116])" office:value-type="float"/>
          <table:table-cell table:formula="of:=MEDIAN([.$I116];[.$S116];[.$AC116];[.$AM116];[.$AW116];[.$BG116];[.$BQ116];[.$CA116];[.$CK116];[.$CU116];[.$DE116])" office:value-type="float"/>
          <table:table-cell table:formula="of:=MEDIAN([.$J116];[.$T116];[.$AD116];[.$AN116];[.$AX116];[.$BH116];[.$BR116];[.$CB116];[.$CL116];[.$CV116];[.$DF116])" office:value-type="float"/>
          <table:table-cell table:formula="of:=MEDIAN([.$K116];[.$U116];[.$AE116];[.$AO116];[.$AY116];[.$BI116];[.$BS116];[.$CC116];[.$CM116];[.$CW116];[.$DG116])" office:value-type="float"/>
          <table:table-cell table:formula="of:=MAX([.$B116];[.$L116];[.$V116];[.$AF116];[.$AP116];[.$AZ116];[.$BJ116];[.$BT116];[.$CD116];[.$CN116];[.$CX116])" office:value-type="float"/>
          <table:table-cell table:formula="of:=MAX([.$C116];[.$M116];[.$W116];[.$AG116];[.$AQ116];[.$BA116];[.$BK116];[.$BU116];[.$CE116];[.$CO116];[.$CY116])" office:value-type="float"/>
          <table:table-cell table:formula="of:=MAX([.$D116];[.$N116];[.$X116];[.$AH116];[.$AR116];[.$BB116];[.$BL116];[.$BV116];[.$CF116];[.$CP116];[.$CZ116])" office:value-type="float"/>
          <table:table-cell table:formula="of:=MAX([.$E116];[.$O116];[.$Y116];[.$AI116];[.$AS116];[.$BC116];[.$BM116];[.$BW116];[.$CG116];[.$CQ116];[.$DA116])" office:value-type="float"/>
          <table:table-cell table:formula="of:=MAX([.$F116];[.$P116];[.$Z116];[.$AJ116];[.$AT116];[.$BD116];[.$BN116];[.$BX116];[.$CH116];[.$CR116];[.$DB116])" office:value-type="float"/>
          <table:table-cell table:formula="of:=MAX([.$G116];[.$Q116];[.$AA116];[.$AK116];[.$AU116];[.$BE116];[.$BO116];[.$BY116];[.$CI116];[.$CS116];[.$DC116])" office:value-type="float"/>
          <table:table-cell table:formula="of:=MAX([.$H116];[.$R116];[.$AB116];[.$AL116];[.$AV116];[.$BF116];[.$BP116];[.$BZ116];[.$CJ116];[.$CT116];[.$DD116])" office:value-type="float"/>
          <table:table-cell table:formula="of:=MAX([.$I116];[.$S116];[.$AC116];[.$AM116];[.$AW116];[.$BG116];[.$BQ116];[.$CA116];[.$CK116];[.$CU116];[.$DE116])" office:value-type="float"/>
          <table:table-cell table:formula="of:=MAX([.$J116];[.$T116];[.$AD116];[.$AN116];[.$AX116];[.$BH116];[.$BR116];[.$CB116];[.$CL116];[.$CV116];[.$DF116])" office:value-type="float"/>
          <table:table-cell table:formula="of:=MAX([.$K116];[.$U116];[.$AE116];[.$AO116];[.$AY116];[.$BI116];[.$BS116];[.$CC116];[.$CM116];[.$CW116];[.$DG116])" office:value-type="float"/>
        </table:table-row>
        <table:table-row table:style-name="ro1">
          <table:table-cell office:value-type="string">
            <text:p>iscas85/instances/c3540/c3540.lp.2.4</text:p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36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4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17];[.$L117];[.$V117];[.$AF117];[.$AP117];[.$AZ117];[.$BJ117];[.$BT117];[.$CD117];[.$CN117];[.$CX117])" office:value-type="float"/>
          <table:table-cell table:formula="of:=MIN([.$C117];[.$M117];[.$W117];[.$AG117];[.$AQ117];[.$BA117];[.$BK117];[.$BU117];[.$CE117];[.$CO117];[.$CY117])" office:value-type="float"/>
          <table:table-cell table:formula="of:=MIN([.$D117];[.$N117];[.$X117];[.$AH117];[.$AR117];[.$BB117];[.$BL117];[.$BV117];[.$CF117];[.$CP117];[.$CZ117])" office:value-type="float"/>
          <table:table-cell table:formula="of:=MIN([.$E117];[.$O117];[.$Y117];[.$AI117];[.$AS117];[.$BC117];[.$BM117];[.$BW117];[.$CG117];[.$CQ117];[.$DA117])" office:value-type="float"/>
          <table:table-cell table:formula="of:=MIN([.$F117];[.$P117];[.$Z117];[.$AJ117];[.$AT117];[.$BD117];[.$BN117];[.$BX117];[.$CH117];[.$CR117];[.$DB117])" office:value-type="float"/>
          <table:table-cell table:formula="of:=MIN([.$G117];[.$Q117];[.$AA117];[.$AK117];[.$AU117];[.$BE117];[.$BO117];[.$BY117];[.$CI117];[.$CS117];[.$DC117])" office:value-type="float"/>
          <table:table-cell table:formula="of:=MIN([.$H117];[.$R117];[.$AB117];[.$AL117];[.$AV117];[.$BF117];[.$BP117];[.$BZ117];[.$CJ117];[.$CT117];[.$DD117])" office:value-type="float"/>
          <table:table-cell table:formula="of:=MIN([.$I117];[.$S117];[.$AC117];[.$AM117];[.$AW117];[.$BG117];[.$BQ117];[.$CA117];[.$CK117];[.$CU117];[.$DE117])" office:value-type="float"/>
          <table:table-cell table:formula="of:=MIN([.$J117];[.$T117];[.$AD117];[.$AN117];[.$AX117];[.$BH117];[.$BR117];[.$CB117];[.$CL117];[.$CV117];[.$DF117])" office:value-type="float"/>
          <table:table-cell table:formula="of:=MIN([.$K117];[.$U117];[.$AE117];[.$AO117];[.$AY117];[.$BI117];[.$BS117];[.$CC117];[.$CM117];[.$CW117];[.$DG117])" office:value-type="float"/>
          <table:table-cell table:formula="of:=MEDIAN([.$B117];[.$L117];[.$V117];[.$AF117];[.$AP117];[.$AZ117];[.$BJ117];[.$BT117];[.$CD117];[.$CN117];[.$CX117])" office:value-type="float"/>
          <table:table-cell table:formula="of:=MEDIAN([.$C117];[.$M117];[.$W117];[.$AG117];[.$AQ117];[.$BA117];[.$BK117];[.$BU117];[.$CE117];[.$CO117];[.$CY117])" office:value-type="float"/>
          <table:table-cell table:formula="of:=MEDIAN([.$D117];[.$N117];[.$X117];[.$AH117];[.$AR117];[.$BB117];[.$BL117];[.$BV117];[.$CF117];[.$CP117];[.$CZ117])" office:value-type="float"/>
          <table:table-cell table:formula="of:=MEDIAN([.$E117];[.$O117];[.$Y117];[.$AI117];[.$AS117];[.$BC117];[.$BM117];[.$BW117];[.$CG117];[.$CQ117];[.$DA117])" office:value-type="float"/>
          <table:table-cell table:formula="of:=MEDIAN([.$F117];[.$P117];[.$Z117];[.$AJ117];[.$AT117];[.$BD117];[.$BN117];[.$BX117];[.$CH117];[.$CR117];[.$DB117])" office:value-type="float"/>
          <table:table-cell table:formula="of:=MEDIAN([.$G117];[.$Q117];[.$AA117];[.$AK117];[.$AU117];[.$BE117];[.$BO117];[.$BY117];[.$CI117];[.$CS117];[.$DC117])" office:value-type="float"/>
          <table:table-cell table:formula="of:=MEDIAN([.$H117];[.$R117];[.$AB117];[.$AL117];[.$AV117];[.$BF117];[.$BP117];[.$BZ117];[.$CJ117];[.$CT117];[.$DD117])" office:value-type="float"/>
          <table:table-cell table:formula="of:=MEDIAN([.$I117];[.$S117];[.$AC117];[.$AM117];[.$AW117];[.$BG117];[.$BQ117];[.$CA117];[.$CK117];[.$CU117];[.$DE117])" office:value-type="float"/>
          <table:table-cell table:formula="of:=MEDIAN([.$J117];[.$T117];[.$AD117];[.$AN117];[.$AX117];[.$BH117];[.$BR117];[.$CB117];[.$CL117];[.$CV117];[.$DF117])" office:value-type="float"/>
          <table:table-cell table:formula="of:=MEDIAN([.$K117];[.$U117];[.$AE117];[.$AO117];[.$AY117];[.$BI117];[.$BS117];[.$CC117];[.$CM117];[.$CW117];[.$DG117])" office:value-type="float"/>
          <table:table-cell table:formula="of:=MAX([.$B117];[.$L117];[.$V117];[.$AF117];[.$AP117];[.$AZ117];[.$BJ117];[.$BT117];[.$CD117];[.$CN117];[.$CX117])" office:value-type="float"/>
          <table:table-cell table:formula="of:=MAX([.$C117];[.$M117];[.$W117];[.$AG117];[.$AQ117];[.$BA117];[.$BK117];[.$BU117];[.$CE117];[.$CO117];[.$CY117])" office:value-type="float"/>
          <table:table-cell table:formula="of:=MAX([.$D117];[.$N117];[.$X117];[.$AH117];[.$AR117];[.$BB117];[.$BL117];[.$BV117];[.$CF117];[.$CP117];[.$CZ117])" office:value-type="float"/>
          <table:table-cell table:formula="of:=MAX([.$E117];[.$O117];[.$Y117];[.$AI117];[.$AS117];[.$BC117];[.$BM117];[.$BW117];[.$CG117];[.$CQ117];[.$DA117])" office:value-type="float"/>
          <table:table-cell table:formula="of:=MAX([.$F117];[.$P117];[.$Z117];[.$AJ117];[.$AT117];[.$BD117];[.$BN117];[.$BX117];[.$CH117];[.$CR117];[.$DB117])" office:value-type="float"/>
          <table:table-cell table:formula="of:=MAX([.$G117];[.$Q117];[.$AA117];[.$AK117];[.$AU117];[.$BE117];[.$BO117];[.$BY117];[.$CI117];[.$CS117];[.$DC117])" office:value-type="float"/>
          <table:table-cell table:formula="of:=MAX([.$H117];[.$R117];[.$AB117];[.$AL117];[.$AV117];[.$BF117];[.$BP117];[.$BZ117];[.$CJ117];[.$CT117];[.$DD117])" office:value-type="float"/>
          <table:table-cell table:formula="of:=MAX([.$I117];[.$S117];[.$AC117];[.$AM117];[.$AW117];[.$BG117];[.$BQ117];[.$CA117];[.$CK117];[.$CU117];[.$DE117])" office:value-type="float"/>
          <table:table-cell table:formula="of:=MAX([.$J117];[.$T117];[.$AD117];[.$AN117];[.$AX117];[.$BH117];[.$BR117];[.$CB117];[.$CL117];[.$CV117];[.$DF117])" office:value-type="float"/>
          <table:table-cell table:formula="of:=MAX([.$K117];[.$U117];[.$AE117];[.$AO117];[.$AY117];[.$BI117];[.$BS117];[.$CC117];[.$CM117];[.$CW117];[.$DG117])" office:value-type="float"/>
        </table:table-row>
        <table:table-row table:style-name="ro1">
          <table:table-cell office:value-type="string">
            <text:p>iscas85/instances/c3540/c3540.lp.3.3</text:p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18];[.$L118];[.$V118];[.$AF118];[.$AP118];[.$AZ118];[.$BJ118];[.$BT118];[.$CD118];[.$CN118];[.$CX118])" office:value-type="float"/>
          <table:table-cell table:formula="of:=MIN([.$C118];[.$M118];[.$W118];[.$AG118];[.$AQ118];[.$BA118];[.$BK118];[.$BU118];[.$CE118];[.$CO118];[.$CY118])" office:value-type="float"/>
          <table:table-cell table:formula="of:=MIN([.$D118];[.$N118];[.$X118];[.$AH118];[.$AR118];[.$BB118];[.$BL118];[.$BV118];[.$CF118];[.$CP118];[.$CZ118])" office:value-type="float"/>
          <table:table-cell table:formula="of:=MIN([.$E118];[.$O118];[.$Y118];[.$AI118];[.$AS118];[.$BC118];[.$BM118];[.$BW118];[.$CG118];[.$CQ118];[.$DA118])" office:value-type="float"/>
          <table:table-cell table:formula="of:=MIN([.$F118];[.$P118];[.$Z118];[.$AJ118];[.$AT118];[.$BD118];[.$BN118];[.$BX118];[.$CH118];[.$CR118];[.$DB118])" office:value-type="float"/>
          <table:table-cell table:formula="of:=MIN([.$G118];[.$Q118];[.$AA118];[.$AK118];[.$AU118];[.$BE118];[.$BO118];[.$BY118];[.$CI118];[.$CS118];[.$DC118])" office:value-type="float"/>
          <table:table-cell table:formula="of:=MIN([.$H118];[.$R118];[.$AB118];[.$AL118];[.$AV118];[.$BF118];[.$BP118];[.$BZ118];[.$CJ118];[.$CT118];[.$DD118])" office:value-type="float"/>
          <table:table-cell table:formula="of:=MIN([.$I118];[.$S118];[.$AC118];[.$AM118];[.$AW118];[.$BG118];[.$BQ118];[.$CA118];[.$CK118];[.$CU118];[.$DE118])" office:value-type="float"/>
          <table:table-cell table:formula="of:=MIN([.$J118];[.$T118];[.$AD118];[.$AN118];[.$AX118];[.$BH118];[.$BR118];[.$CB118];[.$CL118];[.$CV118];[.$DF118])" office:value-type="float"/>
          <table:table-cell table:formula="of:=MIN([.$K118];[.$U118];[.$AE118];[.$AO118];[.$AY118];[.$BI118];[.$BS118];[.$CC118];[.$CM118];[.$CW118];[.$DG118])" office:value-type="float"/>
          <table:table-cell table:formula="of:=MEDIAN([.$B118];[.$L118];[.$V118];[.$AF118];[.$AP118];[.$AZ118];[.$BJ118];[.$BT118];[.$CD118];[.$CN118];[.$CX118])" office:value-type="float"/>
          <table:table-cell table:formula="of:=MEDIAN([.$C118];[.$M118];[.$W118];[.$AG118];[.$AQ118];[.$BA118];[.$BK118];[.$BU118];[.$CE118];[.$CO118];[.$CY118])" office:value-type="float"/>
          <table:table-cell table:formula="of:=MEDIAN([.$D118];[.$N118];[.$X118];[.$AH118];[.$AR118];[.$BB118];[.$BL118];[.$BV118];[.$CF118];[.$CP118];[.$CZ118])" office:value-type="float"/>
          <table:table-cell table:formula="of:=MEDIAN([.$E118];[.$O118];[.$Y118];[.$AI118];[.$AS118];[.$BC118];[.$BM118];[.$BW118];[.$CG118];[.$CQ118];[.$DA118])" office:value-type="float"/>
          <table:table-cell table:formula="of:=MEDIAN([.$F118];[.$P118];[.$Z118];[.$AJ118];[.$AT118];[.$BD118];[.$BN118];[.$BX118];[.$CH118];[.$CR118];[.$DB118])" office:value-type="float"/>
          <table:table-cell table:formula="of:=MEDIAN([.$G118];[.$Q118];[.$AA118];[.$AK118];[.$AU118];[.$BE118];[.$BO118];[.$BY118];[.$CI118];[.$CS118];[.$DC118])" office:value-type="float"/>
          <table:table-cell table:formula="of:=MEDIAN([.$H118];[.$R118];[.$AB118];[.$AL118];[.$AV118];[.$BF118];[.$BP118];[.$BZ118];[.$CJ118];[.$CT118];[.$DD118])" office:value-type="float"/>
          <table:table-cell table:formula="of:=MEDIAN([.$I118];[.$S118];[.$AC118];[.$AM118];[.$AW118];[.$BG118];[.$BQ118];[.$CA118];[.$CK118];[.$CU118];[.$DE118])" office:value-type="float"/>
          <table:table-cell table:formula="of:=MEDIAN([.$J118];[.$T118];[.$AD118];[.$AN118];[.$AX118];[.$BH118];[.$BR118];[.$CB118];[.$CL118];[.$CV118];[.$DF118])" office:value-type="float"/>
          <table:table-cell table:formula="of:=MEDIAN([.$K118];[.$U118];[.$AE118];[.$AO118];[.$AY118];[.$BI118];[.$BS118];[.$CC118];[.$CM118];[.$CW118];[.$DG118])" office:value-type="float"/>
          <table:table-cell table:formula="of:=MAX([.$B118];[.$L118];[.$V118];[.$AF118];[.$AP118];[.$AZ118];[.$BJ118];[.$BT118];[.$CD118];[.$CN118];[.$CX118])" office:value-type="float"/>
          <table:table-cell table:formula="of:=MAX([.$C118];[.$M118];[.$W118];[.$AG118];[.$AQ118];[.$BA118];[.$BK118];[.$BU118];[.$CE118];[.$CO118];[.$CY118])" office:value-type="float"/>
          <table:table-cell table:formula="of:=MAX([.$D118];[.$N118];[.$X118];[.$AH118];[.$AR118];[.$BB118];[.$BL118];[.$BV118];[.$CF118];[.$CP118];[.$CZ118])" office:value-type="float"/>
          <table:table-cell table:formula="of:=MAX([.$E118];[.$O118];[.$Y118];[.$AI118];[.$AS118];[.$BC118];[.$BM118];[.$BW118];[.$CG118];[.$CQ118];[.$DA118])" office:value-type="float"/>
          <table:table-cell table:formula="of:=MAX([.$F118];[.$P118];[.$Z118];[.$AJ118];[.$AT118];[.$BD118];[.$BN118];[.$BX118];[.$CH118];[.$CR118];[.$DB118])" office:value-type="float"/>
          <table:table-cell table:formula="of:=MAX([.$G118];[.$Q118];[.$AA118];[.$AK118];[.$AU118];[.$BE118];[.$BO118];[.$BY118];[.$CI118];[.$CS118];[.$DC118])" office:value-type="float"/>
          <table:table-cell table:formula="of:=MAX([.$H118];[.$R118];[.$AB118];[.$AL118];[.$AV118];[.$BF118];[.$BP118];[.$BZ118];[.$CJ118];[.$CT118];[.$DD118])" office:value-type="float"/>
          <table:table-cell table:formula="of:=MAX([.$I118];[.$S118];[.$AC118];[.$AM118];[.$AW118];[.$BG118];[.$BQ118];[.$CA118];[.$CK118];[.$CU118];[.$DE118])" office:value-type="float"/>
          <table:table-cell table:formula="of:=MAX([.$J118];[.$T118];[.$AD118];[.$AN118];[.$AX118];[.$BH118];[.$BR118];[.$CB118];[.$CL118];[.$CV118];[.$DF118])" office:value-type="float"/>
          <table:table-cell table:formula="of:=MAX([.$K118];[.$U118];[.$AE118];[.$AO118];[.$AY118];[.$BI118];[.$BS118];[.$CC118];[.$CM118];[.$CW118];[.$DG118])" office:value-type="float"/>
        </table:table-row>
        <table:table-row table:style-name="ro1">
          <table:table-cell office:value-type="string">
            <text:p>iscas85/instances/c3540/c3540.lp.3.4</text:p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19];[.$L119];[.$V119];[.$AF119];[.$AP119];[.$AZ119];[.$BJ119];[.$BT119];[.$CD119];[.$CN119];[.$CX119])" office:value-type="float"/>
          <table:table-cell table:formula="of:=MIN([.$C119];[.$M119];[.$W119];[.$AG119];[.$AQ119];[.$BA119];[.$BK119];[.$BU119];[.$CE119];[.$CO119];[.$CY119])" office:value-type="float"/>
          <table:table-cell table:formula="of:=MIN([.$D119];[.$N119];[.$X119];[.$AH119];[.$AR119];[.$BB119];[.$BL119];[.$BV119];[.$CF119];[.$CP119];[.$CZ119])" office:value-type="float"/>
          <table:table-cell table:formula="of:=MIN([.$E119];[.$O119];[.$Y119];[.$AI119];[.$AS119];[.$BC119];[.$BM119];[.$BW119];[.$CG119];[.$CQ119];[.$DA119])" office:value-type="float"/>
          <table:table-cell table:formula="of:=MIN([.$F119];[.$P119];[.$Z119];[.$AJ119];[.$AT119];[.$BD119];[.$BN119];[.$BX119];[.$CH119];[.$CR119];[.$DB119])" office:value-type="float"/>
          <table:table-cell table:formula="of:=MIN([.$G119];[.$Q119];[.$AA119];[.$AK119];[.$AU119];[.$BE119];[.$BO119];[.$BY119];[.$CI119];[.$CS119];[.$DC119])" office:value-type="float"/>
          <table:table-cell table:formula="of:=MIN([.$H119];[.$R119];[.$AB119];[.$AL119];[.$AV119];[.$BF119];[.$BP119];[.$BZ119];[.$CJ119];[.$CT119];[.$DD119])" office:value-type="float"/>
          <table:table-cell table:formula="of:=MIN([.$I119];[.$S119];[.$AC119];[.$AM119];[.$AW119];[.$BG119];[.$BQ119];[.$CA119];[.$CK119];[.$CU119];[.$DE119])" office:value-type="float"/>
          <table:table-cell table:formula="of:=MIN([.$J119];[.$T119];[.$AD119];[.$AN119];[.$AX119];[.$BH119];[.$BR119];[.$CB119];[.$CL119];[.$CV119];[.$DF119])" office:value-type="float"/>
          <table:table-cell table:formula="of:=MIN([.$K119];[.$U119];[.$AE119];[.$AO119];[.$AY119];[.$BI119];[.$BS119];[.$CC119];[.$CM119];[.$CW119];[.$DG119])" office:value-type="float"/>
          <table:table-cell table:formula="of:=MEDIAN([.$B119];[.$L119];[.$V119];[.$AF119];[.$AP119];[.$AZ119];[.$BJ119];[.$BT119];[.$CD119];[.$CN119];[.$CX119])" office:value-type="float"/>
          <table:table-cell table:formula="of:=MEDIAN([.$C119];[.$M119];[.$W119];[.$AG119];[.$AQ119];[.$BA119];[.$BK119];[.$BU119];[.$CE119];[.$CO119];[.$CY119])" office:value-type="float"/>
          <table:table-cell table:formula="of:=MEDIAN([.$D119];[.$N119];[.$X119];[.$AH119];[.$AR119];[.$BB119];[.$BL119];[.$BV119];[.$CF119];[.$CP119];[.$CZ119])" office:value-type="float"/>
          <table:table-cell table:formula="of:=MEDIAN([.$E119];[.$O119];[.$Y119];[.$AI119];[.$AS119];[.$BC119];[.$BM119];[.$BW119];[.$CG119];[.$CQ119];[.$DA119])" office:value-type="float"/>
          <table:table-cell table:formula="of:=MEDIAN([.$F119];[.$P119];[.$Z119];[.$AJ119];[.$AT119];[.$BD119];[.$BN119];[.$BX119];[.$CH119];[.$CR119];[.$DB119])" office:value-type="float"/>
          <table:table-cell table:formula="of:=MEDIAN([.$G119];[.$Q119];[.$AA119];[.$AK119];[.$AU119];[.$BE119];[.$BO119];[.$BY119];[.$CI119];[.$CS119];[.$DC119])" office:value-type="float"/>
          <table:table-cell table:formula="of:=MEDIAN([.$H119];[.$R119];[.$AB119];[.$AL119];[.$AV119];[.$BF119];[.$BP119];[.$BZ119];[.$CJ119];[.$CT119];[.$DD119])" office:value-type="float"/>
          <table:table-cell table:formula="of:=MEDIAN([.$I119];[.$S119];[.$AC119];[.$AM119];[.$AW119];[.$BG119];[.$BQ119];[.$CA119];[.$CK119];[.$CU119];[.$DE119])" office:value-type="float"/>
          <table:table-cell table:formula="of:=MEDIAN([.$J119];[.$T119];[.$AD119];[.$AN119];[.$AX119];[.$BH119];[.$BR119];[.$CB119];[.$CL119];[.$CV119];[.$DF119])" office:value-type="float"/>
          <table:table-cell table:formula="of:=MEDIAN([.$K119];[.$U119];[.$AE119];[.$AO119];[.$AY119];[.$BI119];[.$BS119];[.$CC119];[.$CM119];[.$CW119];[.$DG119])" office:value-type="float"/>
          <table:table-cell table:formula="of:=MAX([.$B119];[.$L119];[.$V119];[.$AF119];[.$AP119];[.$AZ119];[.$BJ119];[.$BT119];[.$CD119];[.$CN119];[.$CX119])" office:value-type="float"/>
          <table:table-cell table:formula="of:=MAX([.$C119];[.$M119];[.$W119];[.$AG119];[.$AQ119];[.$BA119];[.$BK119];[.$BU119];[.$CE119];[.$CO119];[.$CY119])" office:value-type="float"/>
          <table:table-cell table:formula="of:=MAX([.$D119];[.$N119];[.$X119];[.$AH119];[.$AR119];[.$BB119];[.$BL119];[.$BV119];[.$CF119];[.$CP119];[.$CZ119])" office:value-type="float"/>
          <table:table-cell table:formula="of:=MAX([.$E119];[.$O119];[.$Y119];[.$AI119];[.$AS119];[.$BC119];[.$BM119];[.$BW119];[.$CG119];[.$CQ119];[.$DA119])" office:value-type="float"/>
          <table:table-cell table:formula="of:=MAX([.$F119];[.$P119];[.$Z119];[.$AJ119];[.$AT119];[.$BD119];[.$BN119];[.$BX119];[.$CH119];[.$CR119];[.$DB119])" office:value-type="float"/>
          <table:table-cell table:formula="of:=MAX([.$G119];[.$Q119];[.$AA119];[.$AK119];[.$AU119];[.$BE119];[.$BO119];[.$BY119];[.$CI119];[.$CS119];[.$DC119])" office:value-type="float"/>
          <table:table-cell table:formula="of:=MAX([.$H119];[.$R119];[.$AB119];[.$AL119];[.$AV119];[.$BF119];[.$BP119];[.$BZ119];[.$CJ119];[.$CT119];[.$DD119])" office:value-type="float"/>
          <table:table-cell table:formula="of:=MAX([.$I119];[.$S119];[.$AC119];[.$AM119];[.$AW119];[.$BG119];[.$BQ119];[.$CA119];[.$CK119];[.$CU119];[.$DE119])" office:value-type="float"/>
          <table:table-cell table:formula="of:=MAX([.$J119];[.$T119];[.$AD119];[.$AN119];[.$AX119];[.$BH119];[.$BR119];[.$CB119];[.$CL119];[.$CV119];[.$DF119])" office:value-type="float"/>
          <table:table-cell table:formula="of:=MAX([.$K119];[.$U119];[.$AE119];[.$AO119];[.$AY119];[.$BI119];[.$BS119];[.$CC119];[.$CM119];[.$CW119];[.$DG119])" office:value-type="float"/>
        </table:table-row>
        <table:table-row table:style-name="ro1">
          <table:table-cell office:value-type="string">
            <text:p>iscas85/instances/c3540/c3540.lp.4.2</text:p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20];[.$L120];[.$V120];[.$AF120];[.$AP120];[.$AZ120];[.$BJ120];[.$BT120];[.$CD120];[.$CN120];[.$CX120])" office:value-type="float"/>
          <table:table-cell table:formula="of:=MIN([.$C120];[.$M120];[.$W120];[.$AG120];[.$AQ120];[.$BA120];[.$BK120];[.$BU120];[.$CE120];[.$CO120];[.$CY120])" office:value-type="float"/>
          <table:table-cell table:formula="of:=MIN([.$D120];[.$N120];[.$X120];[.$AH120];[.$AR120];[.$BB120];[.$BL120];[.$BV120];[.$CF120];[.$CP120];[.$CZ120])" office:value-type="float"/>
          <table:table-cell table:formula="of:=MIN([.$E120];[.$O120];[.$Y120];[.$AI120];[.$AS120];[.$BC120];[.$BM120];[.$BW120];[.$CG120];[.$CQ120];[.$DA120])" office:value-type="float"/>
          <table:table-cell table:formula="of:=MIN([.$F120];[.$P120];[.$Z120];[.$AJ120];[.$AT120];[.$BD120];[.$BN120];[.$BX120];[.$CH120];[.$CR120];[.$DB120])" office:value-type="float"/>
          <table:table-cell table:formula="of:=MIN([.$G120];[.$Q120];[.$AA120];[.$AK120];[.$AU120];[.$BE120];[.$BO120];[.$BY120];[.$CI120];[.$CS120];[.$DC120])" office:value-type="float"/>
          <table:table-cell table:formula="of:=MIN([.$H120];[.$R120];[.$AB120];[.$AL120];[.$AV120];[.$BF120];[.$BP120];[.$BZ120];[.$CJ120];[.$CT120];[.$DD120])" office:value-type="float"/>
          <table:table-cell table:formula="of:=MIN([.$I120];[.$S120];[.$AC120];[.$AM120];[.$AW120];[.$BG120];[.$BQ120];[.$CA120];[.$CK120];[.$CU120];[.$DE120])" office:value-type="float"/>
          <table:table-cell table:formula="of:=MIN([.$J120];[.$T120];[.$AD120];[.$AN120];[.$AX120];[.$BH120];[.$BR120];[.$CB120];[.$CL120];[.$CV120];[.$DF120])" office:value-type="float"/>
          <table:table-cell table:formula="of:=MIN([.$K120];[.$U120];[.$AE120];[.$AO120];[.$AY120];[.$BI120];[.$BS120];[.$CC120];[.$CM120];[.$CW120];[.$DG120])" office:value-type="float"/>
          <table:table-cell table:formula="of:=MEDIAN([.$B120];[.$L120];[.$V120];[.$AF120];[.$AP120];[.$AZ120];[.$BJ120];[.$BT120];[.$CD120];[.$CN120];[.$CX120])" office:value-type="float"/>
          <table:table-cell table:formula="of:=MEDIAN([.$C120];[.$M120];[.$W120];[.$AG120];[.$AQ120];[.$BA120];[.$BK120];[.$BU120];[.$CE120];[.$CO120];[.$CY120])" office:value-type="float"/>
          <table:table-cell table:formula="of:=MEDIAN([.$D120];[.$N120];[.$X120];[.$AH120];[.$AR120];[.$BB120];[.$BL120];[.$BV120];[.$CF120];[.$CP120];[.$CZ120])" office:value-type="float"/>
          <table:table-cell table:formula="of:=MEDIAN([.$E120];[.$O120];[.$Y120];[.$AI120];[.$AS120];[.$BC120];[.$BM120];[.$BW120];[.$CG120];[.$CQ120];[.$DA120])" office:value-type="float"/>
          <table:table-cell table:formula="of:=MEDIAN([.$F120];[.$P120];[.$Z120];[.$AJ120];[.$AT120];[.$BD120];[.$BN120];[.$BX120];[.$CH120];[.$CR120];[.$DB120])" office:value-type="float"/>
          <table:table-cell table:formula="of:=MEDIAN([.$G120];[.$Q120];[.$AA120];[.$AK120];[.$AU120];[.$BE120];[.$BO120];[.$BY120];[.$CI120];[.$CS120];[.$DC120])" office:value-type="float"/>
          <table:table-cell table:formula="of:=MEDIAN([.$H120];[.$R120];[.$AB120];[.$AL120];[.$AV120];[.$BF120];[.$BP120];[.$BZ120];[.$CJ120];[.$CT120];[.$DD120])" office:value-type="float"/>
          <table:table-cell table:formula="of:=MEDIAN([.$I120];[.$S120];[.$AC120];[.$AM120];[.$AW120];[.$BG120];[.$BQ120];[.$CA120];[.$CK120];[.$CU120];[.$DE120])" office:value-type="float"/>
          <table:table-cell table:formula="of:=MEDIAN([.$J120];[.$T120];[.$AD120];[.$AN120];[.$AX120];[.$BH120];[.$BR120];[.$CB120];[.$CL120];[.$CV120];[.$DF120])" office:value-type="float"/>
          <table:table-cell table:formula="of:=MEDIAN([.$K120];[.$U120];[.$AE120];[.$AO120];[.$AY120];[.$BI120];[.$BS120];[.$CC120];[.$CM120];[.$CW120];[.$DG120])" office:value-type="float"/>
          <table:table-cell table:formula="of:=MAX([.$B120];[.$L120];[.$V120];[.$AF120];[.$AP120];[.$AZ120];[.$BJ120];[.$BT120];[.$CD120];[.$CN120];[.$CX120])" office:value-type="float"/>
          <table:table-cell table:formula="of:=MAX([.$C120];[.$M120];[.$W120];[.$AG120];[.$AQ120];[.$BA120];[.$BK120];[.$BU120];[.$CE120];[.$CO120];[.$CY120])" office:value-type="float"/>
          <table:table-cell table:formula="of:=MAX([.$D120];[.$N120];[.$X120];[.$AH120];[.$AR120];[.$BB120];[.$BL120];[.$BV120];[.$CF120];[.$CP120];[.$CZ120])" office:value-type="float"/>
          <table:table-cell table:formula="of:=MAX([.$E120];[.$O120];[.$Y120];[.$AI120];[.$AS120];[.$BC120];[.$BM120];[.$BW120];[.$CG120];[.$CQ120];[.$DA120])" office:value-type="float"/>
          <table:table-cell table:formula="of:=MAX([.$F120];[.$P120];[.$Z120];[.$AJ120];[.$AT120];[.$BD120];[.$BN120];[.$BX120];[.$CH120];[.$CR120];[.$DB120])" office:value-type="float"/>
          <table:table-cell table:formula="of:=MAX([.$G120];[.$Q120];[.$AA120];[.$AK120];[.$AU120];[.$BE120];[.$BO120];[.$BY120];[.$CI120];[.$CS120];[.$DC120])" office:value-type="float"/>
          <table:table-cell table:formula="of:=MAX([.$H120];[.$R120];[.$AB120];[.$AL120];[.$AV120];[.$BF120];[.$BP120];[.$BZ120];[.$CJ120];[.$CT120];[.$DD120])" office:value-type="float"/>
          <table:table-cell table:formula="of:=MAX([.$I120];[.$S120];[.$AC120];[.$AM120];[.$AW120];[.$BG120];[.$BQ120];[.$CA120];[.$CK120];[.$CU120];[.$DE120])" office:value-type="float"/>
          <table:table-cell table:formula="of:=MAX([.$J120];[.$T120];[.$AD120];[.$AN120];[.$AX120];[.$BH120];[.$BR120];[.$CB120];[.$CL120];[.$CV120];[.$DF120])" office:value-type="float"/>
          <table:table-cell table:formula="of:=MAX([.$K120];[.$U120];[.$AE120];[.$AO120];[.$AY120];[.$BI120];[.$BS120];[.$CC120];[.$CM120];[.$CW120];[.$DG120])" office:value-type="float"/>
        </table:table-row>
        <table:table-row table:style-name="ro1">
          <table:table-cell office:value-type="string">
            <text:p>iscas85/instances/c3540/c3540.lp.4.4</text:p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3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21];[.$L121];[.$V121];[.$AF121];[.$AP121];[.$AZ121];[.$BJ121];[.$BT121];[.$CD121];[.$CN121];[.$CX121])" office:value-type="float"/>
          <table:table-cell table:formula="of:=MIN([.$C121];[.$M121];[.$W121];[.$AG121];[.$AQ121];[.$BA121];[.$BK121];[.$BU121];[.$CE121];[.$CO121];[.$CY121])" office:value-type="float"/>
          <table:table-cell table:formula="of:=MIN([.$D121];[.$N121];[.$X121];[.$AH121];[.$AR121];[.$BB121];[.$BL121];[.$BV121];[.$CF121];[.$CP121];[.$CZ121])" office:value-type="float"/>
          <table:table-cell table:formula="of:=MIN([.$E121];[.$O121];[.$Y121];[.$AI121];[.$AS121];[.$BC121];[.$BM121];[.$BW121];[.$CG121];[.$CQ121];[.$DA121])" office:value-type="float"/>
          <table:table-cell table:formula="of:=MIN([.$F121];[.$P121];[.$Z121];[.$AJ121];[.$AT121];[.$BD121];[.$BN121];[.$BX121];[.$CH121];[.$CR121];[.$DB121])" office:value-type="float"/>
          <table:table-cell table:formula="of:=MIN([.$G121];[.$Q121];[.$AA121];[.$AK121];[.$AU121];[.$BE121];[.$BO121];[.$BY121];[.$CI121];[.$CS121];[.$DC121])" office:value-type="float"/>
          <table:table-cell table:formula="of:=MIN([.$H121];[.$R121];[.$AB121];[.$AL121];[.$AV121];[.$BF121];[.$BP121];[.$BZ121];[.$CJ121];[.$CT121];[.$DD121])" office:value-type="float"/>
          <table:table-cell table:formula="of:=MIN([.$I121];[.$S121];[.$AC121];[.$AM121];[.$AW121];[.$BG121];[.$BQ121];[.$CA121];[.$CK121];[.$CU121];[.$DE121])" office:value-type="float"/>
          <table:table-cell table:formula="of:=MIN([.$J121];[.$T121];[.$AD121];[.$AN121];[.$AX121];[.$BH121];[.$BR121];[.$CB121];[.$CL121];[.$CV121];[.$DF121])" office:value-type="float"/>
          <table:table-cell table:formula="of:=MIN([.$K121];[.$U121];[.$AE121];[.$AO121];[.$AY121];[.$BI121];[.$BS121];[.$CC121];[.$CM121];[.$CW121];[.$DG121])" office:value-type="float"/>
          <table:table-cell table:formula="of:=MEDIAN([.$B121];[.$L121];[.$V121];[.$AF121];[.$AP121];[.$AZ121];[.$BJ121];[.$BT121];[.$CD121];[.$CN121];[.$CX121])" office:value-type="float"/>
          <table:table-cell table:formula="of:=MEDIAN([.$C121];[.$M121];[.$W121];[.$AG121];[.$AQ121];[.$BA121];[.$BK121];[.$BU121];[.$CE121];[.$CO121];[.$CY121])" office:value-type="float"/>
          <table:table-cell table:formula="of:=MEDIAN([.$D121];[.$N121];[.$X121];[.$AH121];[.$AR121];[.$BB121];[.$BL121];[.$BV121];[.$CF121];[.$CP121];[.$CZ121])" office:value-type="float"/>
          <table:table-cell table:formula="of:=MEDIAN([.$E121];[.$O121];[.$Y121];[.$AI121];[.$AS121];[.$BC121];[.$BM121];[.$BW121];[.$CG121];[.$CQ121];[.$DA121])" office:value-type="float"/>
          <table:table-cell table:formula="of:=MEDIAN([.$F121];[.$P121];[.$Z121];[.$AJ121];[.$AT121];[.$BD121];[.$BN121];[.$BX121];[.$CH121];[.$CR121];[.$DB121])" office:value-type="float"/>
          <table:table-cell table:formula="of:=MEDIAN([.$G121];[.$Q121];[.$AA121];[.$AK121];[.$AU121];[.$BE121];[.$BO121];[.$BY121];[.$CI121];[.$CS121];[.$DC121])" office:value-type="float"/>
          <table:table-cell table:formula="of:=MEDIAN([.$H121];[.$R121];[.$AB121];[.$AL121];[.$AV121];[.$BF121];[.$BP121];[.$BZ121];[.$CJ121];[.$CT121];[.$DD121])" office:value-type="float"/>
          <table:table-cell table:formula="of:=MEDIAN([.$I121];[.$S121];[.$AC121];[.$AM121];[.$AW121];[.$BG121];[.$BQ121];[.$CA121];[.$CK121];[.$CU121];[.$DE121])" office:value-type="float"/>
          <table:table-cell table:formula="of:=MEDIAN([.$J121];[.$T121];[.$AD121];[.$AN121];[.$AX121];[.$BH121];[.$BR121];[.$CB121];[.$CL121];[.$CV121];[.$DF121])" office:value-type="float"/>
          <table:table-cell table:formula="of:=MEDIAN([.$K121];[.$U121];[.$AE121];[.$AO121];[.$AY121];[.$BI121];[.$BS121];[.$CC121];[.$CM121];[.$CW121];[.$DG121])" office:value-type="float"/>
          <table:table-cell table:formula="of:=MAX([.$B121];[.$L121];[.$V121];[.$AF121];[.$AP121];[.$AZ121];[.$BJ121];[.$BT121];[.$CD121];[.$CN121];[.$CX121])" office:value-type="float"/>
          <table:table-cell table:formula="of:=MAX([.$C121];[.$M121];[.$W121];[.$AG121];[.$AQ121];[.$BA121];[.$BK121];[.$BU121];[.$CE121];[.$CO121];[.$CY121])" office:value-type="float"/>
          <table:table-cell table:formula="of:=MAX([.$D121];[.$N121];[.$X121];[.$AH121];[.$AR121];[.$BB121];[.$BL121];[.$BV121];[.$CF121];[.$CP121];[.$CZ121])" office:value-type="float"/>
          <table:table-cell table:formula="of:=MAX([.$E121];[.$O121];[.$Y121];[.$AI121];[.$AS121];[.$BC121];[.$BM121];[.$BW121];[.$CG121];[.$CQ121];[.$DA121])" office:value-type="float"/>
          <table:table-cell table:formula="of:=MAX([.$F121];[.$P121];[.$Z121];[.$AJ121];[.$AT121];[.$BD121];[.$BN121];[.$BX121];[.$CH121];[.$CR121];[.$DB121])" office:value-type="float"/>
          <table:table-cell table:formula="of:=MAX([.$G121];[.$Q121];[.$AA121];[.$AK121];[.$AU121];[.$BE121];[.$BO121];[.$BY121];[.$CI121];[.$CS121];[.$DC121])" office:value-type="float"/>
          <table:table-cell table:formula="of:=MAX([.$H121];[.$R121];[.$AB121];[.$AL121];[.$AV121];[.$BF121];[.$BP121];[.$BZ121];[.$CJ121];[.$CT121];[.$DD121])" office:value-type="float"/>
          <table:table-cell table:formula="of:=MAX([.$I121];[.$S121];[.$AC121];[.$AM121];[.$AW121];[.$BG121];[.$BQ121];[.$CA121];[.$CK121];[.$CU121];[.$DE121])" office:value-type="float"/>
          <table:table-cell table:formula="of:=MAX([.$J121];[.$T121];[.$AD121];[.$AN121];[.$AX121];[.$BH121];[.$BR121];[.$CB121];[.$CL121];[.$CV121];[.$DF121])" office:value-type="float"/>
          <table:table-cell table:formula="of:=MAX([.$K121];[.$U121];[.$AE121];[.$AO121];[.$AY121];[.$BI121];[.$BS121];[.$CC121];[.$CM121];[.$CW121];[.$DG121])" office:value-type="float"/>
        </table:table-row>
        <table:table-row table:style-name="ro1">
          <table:table-cell office:value-type="string">
            <text:p>iscas85/instances/c3540/c3540.lp.4.6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22];[.$L122];[.$V122];[.$AF122];[.$AP122];[.$AZ122];[.$BJ122];[.$BT122];[.$CD122];[.$CN122];[.$CX122])" office:value-type="float"/>
          <table:table-cell table:formula="of:=MIN([.$C122];[.$M122];[.$W122];[.$AG122];[.$AQ122];[.$BA122];[.$BK122];[.$BU122];[.$CE122];[.$CO122];[.$CY122])" office:value-type="float"/>
          <table:table-cell table:formula="of:=MIN([.$D122];[.$N122];[.$X122];[.$AH122];[.$AR122];[.$BB122];[.$BL122];[.$BV122];[.$CF122];[.$CP122];[.$CZ122])" office:value-type="float"/>
          <table:table-cell table:formula="of:=MIN([.$E122];[.$O122];[.$Y122];[.$AI122];[.$AS122];[.$BC122];[.$BM122];[.$BW122];[.$CG122];[.$CQ122];[.$DA122])" office:value-type="float"/>
          <table:table-cell table:formula="of:=MIN([.$F122];[.$P122];[.$Z122];[.$AJ122];[.$AT122];[.$BD122];[.$BN122];[.$BX122];[.$CH122];[.$CR122];[.$DB122])" office:value-type="float"/>
          <table:table-cell table:formula="of:=MIN([.$G122];[.$Q122];[.$AA122];[.$AK122];[.$AU122];[.$BE122];[.$BO122];[.$BY122];[.$CI122];[.$CS122];[.$DC122])" office:value-type="float"/>
          <table:table-cell table:formula="of:=MIN([.$H122];[.$R122];[.$AB122];[.$AL122];[.$AV122];[.$BF122];[.$BP122];[.$BZ122];[.$CJ122];[.$CT122];[.$DD122])" office:value-type="float"/>
          <table:table-cell table:formula="of:=MIN([.$I122];[.$S122];[.$AC122];[.$AM122];[.$AW122];[.$BG122];[.$BQ122];[.$CA122];[.$CK122];[.$CU122];[.$DE122])" office:value-type="float"/>
          <table:table-cell table:formula="of:=MIN([.$J122];[.$T122];[.$AD122];[.$AN122];[.$AX122];[.$BH122];[.$BR122];[.$CB122];[.$CL122];[.$CV122];[.$DF122])" office:value-type="float"/>
          <table:table-cell table:formula="of:=MIN([.$K122];[.$U122];[.$AE122];[.$AO122];[.$AY122];[.$BI122];[.$BS122];[.$CC122];[.$CM122];[.$CW122];[.$DG122])" office:value-type="float"/>
          <table:table-cell table:formula="of:=MEDIAN([.$B122];[.$L122];[.$V122];[.$AF122];[.$AP122];[.$AZ122];[.$BJ122];[.$BT122];[.$CD122];[.$CN122];[.$CX122])" office:value-type="float"/>
          <table:table-cell table:formula="of:=MEDIAN([.$C122];[.$M122];[.$W122];[.$AG122];[.$AQ122];[.$BA122];[.$BK122];[.$BU122];[.$CE122];[.$CO122];[.$CY122])" office:value-type="float"/>
          <table:table-cell table:formula="of:=MEDIAN([.$D122];[.$N122];[.$X122];[.$AH122];[.$AR122];[.$BB122];[.$BL122];[.$BV122];[.$CF122];[.$CP122];[.$CZ122])" office:value-type="float"/>
          <table:table-cell table:formula="of:=MEDIAN([.$E122];[.$O122];[.$Y122];[.$AI122];[.$AS122];[.$BC122];[.$BM122];[.$BW122];[.$CG122];[.$CQ122];[.$DA122])" office:value-type="float"/>
          <table:table-cell table:formula="of:=MEDIAN([.$F122];[.$P122];[.$Z122];[.$AJ122];[.$AT122];[.$BD122];[.$BN122];[.$BX122];[.$CH122];[.$CR122];[.$DB122])" office:value-type="float"/>
          <table:table-cell table:formula="of:=MEDIAN([.$G122];[.$Q122];[.$AA122];[.$AK122];[.$AU122];[.$BE122];[.$BO122];[.$BY122];[.$CI122];[.$CS122];[.$DC122])" office:value-type="float"/>
          <table:table-cell table:formula="of:=MEDIAN([.$H122];[.$R122];[.$AB122];[.$AL122];[.$AV122];[.$BF122];[.$BP122];[.$BZ122];[.$CJ122];[.$CT122];[.$DD122])" office:value-type="float"/>
          <table:table-cell table:formula="of:=MEDIAN([.$I122];[.$S122];[.$AC122];[.$AM122];[.$AW122];[.$BG122];[.$BQ122];[.$CA122];[.$CK122];[.$CU122];[.$DE122])" office:value-type="float"/>
          <table:table-cell table:formula="of:=MEDIAN([.$J122];[.$T122];[.$AD122];[.$AN122];[.$AX122];[.$BH122];[.$BR122];[.$CB122];[.$CL122];[.$CV122];[.$DF122])" office:value-type="float"/>
          <table:table-cell table:formula="of:=MEDIAN([.$K122];[.$U122];[.$AE122];[.$AO122];[.$AY122];[.$BI122];[.$BS122];[.$CC122];[.$CM122];[.$CW122];[.$DG122])" office:value-type="float"/>
          <table:table-cell table:formula="of:=MAX([.$B122];[.$L122];[.$V122];[.$AF122];[.$AP122];[.$AZ122];[.$BJ122];[.$BT122];[.$CD122];[.$CN122];[.$CX122])" office:value-type="float"/>
          <table:table-cell table:formula="of:=MAX([.$C122];[.$M122];[.$W122];[.$AG122];[.$AQ122];[.$BA122];[.$BK122];[.$BU122];[.$CE122];[.$CO122];[.$CY122])" office:value-type="float"/>
          <table:table-cell table:formula="of:=MAX([.$D122];[.$N122];[.$X122];[.$AH122];[.$AR122];[.$BB122];[.$BL122];[.$BV122];[.$CF122];[.$CP122];[.$CZ122])" office:value-type="float"/>
          <table:table-cell table:formula="of:=MAX([.$E122];[.$O122];[.$Y122];[.$AI122];[.$AS122];[.$BC122];[.$BM122];[.$BW122];[.$CG122];[.$CQ122];[.$DA122])" office:value-type="float"/>
          <table:table-cell table:formula="of:=MAX([.$F122];[.$P122];[.$Z122];[.$AJ122];[.$AT122];[.$BD122];[.$BN122];[.$BX122];[.$CH122];[.$CR122];[.$DB122])" office:value-type="float"/>
          <table:table-cell table:formula="of:=MAX([.$G122];[.$Q122];[.$AA122];[.$AK122];[.$AU122];[.$BE122];[.$BO122];[.$BY122];[.$CI122];[.$CS122];[.$DC122])" office:value-type="float"/>
          <table:table-cell table:formula="of:=MAX([.$H122];[.$R122];[.$AB122];[.$AL122];[.$AV122];[.$BF122];[.$BP122];[.$BZ122];[.$CJ122];[.$CT122];[.$DD122])" office:value-type="float"/>
          <table:table-cell table:formula="of:=MAX([.$I122];[.$S122];[.$AC122];[.$AM122];[.$AW122];[.$BG122];[.$BQ122];[.$CA122];[.$CK122];[.$CU122];[.$DE122])" office:value-type="float"/>
          <table:table-cell table:formula="of:=MAX([.$J122];[.$T122];[.$AD122];[.$AN122];[.$AX122];[.$BH122];[.$BR122];[.$CB122];[.$CL122];[.$CV122];[.$DF122])" office:value-type="float"/>
          <table:table-cell table:formula="of:=MAX([.$K122];[.$U122];[.$AE122];[.$AO122];[.$AY122];[.$BI122];[.$BS122];[.$CC122];[.$CM122];[.$CW122];[.$DG122])" office:value-type="float"/>
        </table:table-row>
        <table:table-row table:style-name="ro1">
          <table:table-cell office:value-type="string">
            <text:p>iscas85/instances/c3540/c3540.lp.4.8</text:p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3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23];[.$L123];[.$V123];[.$AF123];[.$AP123];[.$AZ123];[.$BJ123];[.$BT123];[.$CD123];[.$CN123];[.$CX123])" office:value-type="float"/>
          <table:table-cell table:formula="of:=MIN([.$C123];[.$M123];[.$W123];[.$AG123];[.$AQ123];[.$BA123];[.$BK123];[.$BU123];[.$CE123];[.$CO123];[.$CY123])" office:value-type="float"/>
          <table:table-cell table:formula="of:=MIN([.$D123];[.$N123];[.$X123];[.$AH123];[.$AR123];[.$BB123];[.$BL123];[.$BV123];[.$CF123];[.$CP123];[.$CZ123])" office:value-type="float"/>
          <table:table-cell table:formula="of:=MIN([.$E123];[.$O123];[.$Y123];[.$AI123];[.$AS123];[.$BC123];[.$BM123];[.$BW123];[.$CG123];[.$CQ123];[.$DA123])" office:value-type="float"/>
          <table:table-cell table:formula="of:=MIN([.$F123];[.$P123];[.$Z123];[.$AJ123];[.$AT123];[.$BD123];[.$BN123];[.$BX123];[.$CH123];[.$CR123];[.$DB123])" office:value-type="float"/>
          <table:table-cell table:formula="of:=MIN([.$G123];[.$Q123];[.$AA123];[.$AK123];[.$AU123];[.$BE123];[.$BO123];[.$BY123];[.$CI123];[.$CS123];[.$DC123])" office:value-type="float"/>
          <table:table-cell table:formula="of:=MIN([.$H123];[.$R123];[.$AB123];[.$AL123];[.$AV123];[.$BF123];[.$BP123];[.$BZ123];[.$CJ123];[.$CT123];[.$DD123])" office:value-type="float"/>
          <table:table-cell table:formula="of:=MIN([.$I123];[.$S123];[.$AC123];[.$AM123];[.$AW123];[.$BG123];[.$BQ123];[.$CA123];[.$CK123];[.$CU123];[.$DE123])" office:value-type="float"/>
          <table:table-cell table:formula="of:=MIN([.$J123];[.$T123];[.$AD123];[.$AN123];[.$AX123];[.$BH123];[.$BR123];[.$CB123];[.$CL123];[.$CV123];[.$DF123])" office:value-type="float"/>
          <table:table-cell table:formula="of:=MIN([.$K123];[.$U123];[.$AE123];[.$AO123];[.$AY123];[.$BI123];[.$BS123];[.$CC123];[.$CM123];[.$CW123];[.$DG123])" office:value-type="float"/>
          <table:table-cell table:formula="of:=MEDIAN([.$B123];[.$L123];[.$V123];[.$AF123];[.$AP123];[.$AZ123];[.$BJ123];[.$BT123];[.$CD123];[.$CN123];[.$CX123])" office:value-type="float"/>
          <table:table-cell table:formula="of:=MEDIAN([.$C123];[.$M123];[.$W123];[.$AG123];[.$AQ123];[.$BA123];[.$BK123];[.$BU123];[.$CE123];[.$CO123];[.$CY123])" office:value-type="float"/>
          <table:table-cell table:formula="of:=MEDIAN([.$D123];[.$N123];[.$X123];[.$AH123];[.$AR123];[.$BB123];[.$BL123];[.$BV123];[.$CF123];[.$CP123];[.$CZ123])" office:value-type="float"/>
          <table:table-cell table:formula="of:=MEDIAN([.$E123];[.$O123];[.$Y123];[.$AI123];[.$AS123];[.$BC123];[.$BM123];[.$BW123];[.$CG123];[.$CQ123];[.$DA123])" office:value-type="float"/>
          <table:table-cell table:formula="of:=MEDIAN([.$F123];[.$P123];[.$Z123];[.$AJ123];[.$AT123];[.$BD123];[.$BN123];[.$BX123];[.$CH123];[.$CR123];[.$DB123])" office:value-type="float"/>
          <table:table-cell table:formula="of:=MEDIAN([.$G123];[.$Q123];[.$AA123];[.$AK123];[.$AU123];[.$BE123];[.$BO123];[.$BY123];[.$CI123];[.$CS123];[.$DC123])" office:value-type="float"/>
          <table:table-cell table:formula="of:=MEDIAN([.$H123];[.$R123];[.$AB123];[.$AL123];[.$AV123];[.$BF123];[.$BP123];[.$BZ123];[.$CJ123];[.$CT123];[.$DD123])" office:value-type="float"/>
          <table:table-cell table:formula="of:=MEDIAN([.$I123];[.$S123];[.$AC123];[.$AM123];[.$AW123];[.$BG123];[.$BQ123];[.$CA123];[.$CK123];[.$CU123];[.$DE123])" office:value-type="float"/>
          <table:table-cell table:formula="of:=MEDIAN([.$J123];[.$T123];[.$AD123];[.$AN123];[.$AX123];[.$BH123];[.$BR123];[.$CB123];[.$CL123];[.$CV123];[.$DF123])" office:value-type="float"/>
          <table:table-cell table:formula="of:=MEDIAN([.$K123];[.$U123];[.$AE123];[.$AO123];[.$AY123];[.$BI123];[.$BS123];[.$CC123];[.$CM123];[.$CW123];[.$DG123])" office:value-type="float"/>
          <table:table-cell table:formula="of:=MAX([.$B123];[.$L123];[.$V123];[.$AF123];[.$AP123];[.$AZ123];[.$BJ123];[.$BT123];[.$CD123];[.$CN123];[.$CX123])" office:value-type="float"/>
          <table:table-cell table:formula="of:=MAX([.$C123];[.$M123];[.$W123];[.$AG123];[.$AQ123];[.$BA123];[.$BK123];[.$BU123];[.$CE123];[.$CO123];[.$CY123])" office:value-type="float"/>
          <table:table-cell table:formula="of:=MAX([.$D123];[.$N123];[.$X123];[.$AH123];[.$AR123];[.$BB123];[.$BL123];[.$BV123];[.$CF123];[.$CP123];[.$CZ123])" office:value-type="float"/>
          <table:table-cell table:formula="of:=MAX([.$E123];[.$O123];[.$Y123];[.$AI123];[.$AS123];[.$BC123];[.$BM123];[.$BW123];[.$CG123];[.$CQ123];[.$DA123])" office:value-type="float"/>
          <table:table-cell table:formula="of:=MAX([.$F123];[.$P123];[.$Z123];[.$AJ123];[.$AT123];[.$BD123];[.$BN123];[.$BX123];[.$CH123];[.$CR123];[.$DB123])" office:value-type="float"/>
          <table:table-cell table:formula="of:=MAX([.$G123];[.$Q123];[.$AA123];[.$AK123];[.$AU123];[.$BE123];[.$BO123];[.$BY123];[.$CI123];[.$CS123];[.$DC123])" office:value-type="float"/>
          <table:table-cell table:formula="of:=MAX([.$H123];[.$R123];[.$AB123];[.$AL123];[.$AV123];[.$BF123];[.$BP123];[.$BZ123];[.$CJ123];[.$CT123];[.$DD123])" office:value-type="float"/>
          <table:table-cell table:formula="of:=MAX([.$I123];[.$S123];[.$AC123];[.$AM123];[.$AW123];[.$BG123];[.$BQ123];[.$CA123];[.$CK123];[.$CU123];[.$DE123])" office:value-type="float"/>
          <table:table-cell table:formula="of:=MAX([.$J123];[.$T123];[.$AD123];[.$AN123];[.$AX123];[.$BH123];[.$BR123];[.$CB123];[.$CL123];[.$CV123];[.$DF123])" office:value-type="float"/>
          <table:table-cell table:formula="of:=MAX([.$K123];[.$U123];[.$AE123];[.$AO123];[.$AY123];[.$BI123];[.$BS123];[.$CC123];[.$CM123];[.$CW123];[.$DG123])" office:value-type="float"/>
        </table:table-row>
        <table:table-row table:style-name="ro1">
          <table:table-cell office:value-type="string">
            <text:p>iscas85/instances/c3540/c3540.lp.5.3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5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3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24];[.$L124];[.$V124];[.$AF124];[.$AP124];[.$AZ124];[.$BJ124];[.$BT124];[.$CD124];[.$CN124];[.$CX124])" office:value-type="float"/>
          <table:table-cell table:formula="of:=MIN([.$C124];[.$M124];[.$W124];[.$AG124];[.$AQ124];[.$BA124];[.$BK124];[.$BU124];[.$CE124];[.$CO124];[.$CY124])" office:value-type="float"/>
          <table:table-cell table:formula="of:=MIN([.$D124];[.$N124];[.$X124];[.$AH124];[.$AR124];[.$BB124];[.$BL124];[.$BV124];[.$CF124];[.$CP124];[.$CZ124])" office:value-type="float"/>
          <table:table-cell table:formula="of:=MIN([.$E124];[.$O124];[.$Y124];[.$AI124];[.$AS124];[.$BC124];[.$BM124];[.$BW124];[.$CG124];[.$CQ124];[.$DA124])" office:value-type="float"/>
          <table:table-cell table:formula="of:=MIN([.$F124];[.$P124];[.$Z124];[.$AJ124];[.$AT124];[.$BD124];[.$BN124];[.$BX124];[.$CH124];[.$CR124];[.$DB124])" office:value-type="float"/>
          <table:table-cell table:formula="of:=MIN([.$G124];[.$Q124];[.$AA124];[.$AK124];[.$AU124];[.$BE124];[.$BO124];[.$BY124];[.$CI124];[.$CS124];[.$DC124])" office:value-type="float"/>
          <table:table-cell table:formula="of:=MIN([.$H124];[.$R124];[.$AB124];[.$AL124];[.$AV124];[.$BF124];[.$BP124];[.$BZ124];[.$CJ124];[.$CT124];[.$DD124])" office:value-type="float"/>
          <table:table-cell table:formula="of:=MIN([.$I124];[.$S124];[.$AC124];[.$AM124];[.$AW124];[.$BG124];[.$BQ124];[.$CA124];[.$CK124];[.$CU124];[.$DE124])" office:value-type="float"/>
          <table:table-cell table:formula="of:=MIN([.$J124];[.$T124];[.$AD124];[.$AN124];[.$AX124];[.$BH124];[.$BR124];[.$CB124];[.$CL124];[.$CV124];[.$DF124])" office:value-type="float"/>
          <table:table-cell table:formula="of:=MIN([.$K124];[.$U124];[.$AE124];[.$AO124];[.$AY124];[.$BI124];[.$BS124];[.$CC124];[.$CM124];[.$CW124];[.$DG124])" office:value-type="float"/>
          <table:table-cell table:formula="of:=MEDIAN([.$B124];[.$L124];[.$V124];[.$AF124];[.$AP124];[.$AZ124];[.$BJ124];[.$BT124];[.$CD124];[.$CN124];[.$CX124])" office:value-type="float"/>
          <table:table-cell table:formula="of:=MEDIAN([.$C124];[.$M124];[.$W124];[.$AG124];[.$AQ124];[.$BA124];[.$BK124];[.$BU124];[.$CE124];[.$CO124];[.$CY124])" office:value-type="float"/>
          <table:table-cell table:formula="of:=MEDIAN([.$D124];[.$N124];[.$X124];[.$AH124];[.$AR124];[.$BB124];[.$BL124];[.$BV124];[.$CF124];[.$CP124];[.$CZ124])" office:value-type="float"/>
          <table:table-cell table:formula="of:=MEDIAN([.$E124];[.$O124];[.$Y124];[.$AI124];[.$AS124];[.$BC124];[.$BM124];[.$BW124];[.$CG124];[.$CQ124];[.$DA124])" office:value-type="float"/>
          <table:table-cell table:formula="of:=MEDIAN([.$F124];[.$P124];[.$Z124];[.$AJ124];[.$AT124];[.$BD124];[.$BN124];[.$BX124];[.$CH124];[.$CR124];[.$DB124])" office:value-type="float"/>
          <table:table-cell table:formula="of:=MEDIAN([.$G124];[.$Q124];[.$AA124];[.$AK124];[.$AU124];[.$BE124];[.$BO124];[.$BY124];[.$CI124];[.$CS124];[.$DC124])" office:value-type="float"/>
          <table:table-cell table:formula="of:=MEDIAN([.$H124];[.$R124];[.$AB124];[.$AL124];[.$AV124];[.$BF124];[.$BP124];[.$BZ124];[.$CJ124];[.$CT124];[.$DD124])" office:value-type="float"/>
          <table:table-cell table:formula="of:=MEDIAN([.$I124];[.$S124];[.$AC124];[.$AM124];[.$AW124];[.$BG124];[.$BQ124];[.$CA124];[.$CK124];[.$CU124];[.$DE124])" office:value-type="float"/>
          <table:table-cell table:formula="of:=MEDIAN([.$J124];[.$T124];[.$AD124];[.$AN124];[.$AX124];[.$BH124];[.$BR124];[.$CB124];[.$CL124];[.$CV124];[.$DF124])" office:value-type="float"/>
          <table:table-cell table:formula="of:=MEDIAN([.$K124];[.$U124];[.$AE124];[.$AO124];[.$AY124];[.$BI124];[.$BS124];[.$CC124];[.$CM124];[.$CW124];[.$DG124])" office:value-type="float"/>
          <table:table-cell table:formula="of:=MAX([.$B124];[.$L124];[.$V124];[.$AF124];[.$AP124];[.$AZ124];[.$BJ124];[.$BT124];[.$CD124];[.$CN124];[.$CX124])" office:value-type="float"/>
          <table:table-cell table:formula="of:=MAX([.$C124];[.$M124];[.$W124];[.$AG124];[.$AQ124];[.$BA124];[.$BK124];[.$BU124];[.$CE124];[.$CO124];[.$CY124])" office:value-type="float"/>
          <table:table-cell table:formula="of:=MAX([.$D124];[.$N124];[.$X124];[.$AH124];[.$AR124];[.$BB124];[.$BL124];[.$BV124];[.$CF124];[.$CP124];[.$CZ124])" office:value-type="float"/>
          <table:table-cell table:formula="of:=MAX([.$E124];[.$O124];[.$Y124];[.$AI124];[.$AS124];[.$BC124];[.$BM124];[.$BW124];[.$CG124];[.$CQ124];[.$DA124])" office:value-type="float"/>
          <table:table-cell table:formula="of:=MAX([.$F124];[.$P124];[.$Z124];[.$AJ124];[.$AT124];[.$BD124];[.$BN124];[.$BX124];[.$CH124];[.$CR124];[.$DB124])" office:value-type="float"/>
          <table:table-cell table:formula="of:=MAX([.$G124];[.$Q124];[.$AA124];[.$AK124];[.$AU124];[.$BE124];[.$BO124];[.$BY124];[.$CI124];[.$CS124];[.$DC124])" office:value-type="float"/>
          <table:table-cell table:formula="of:=MAX([.$H124];[.$R124];[.$AB124];[.$AL124];[.$AV124];[.$BF124];[.$BP124];[.$BZ124];[.$CJ124];[.$CT124];[.$DD124])" office:value-type="float"/>
          <table:table-cell table:formula="of:=MAX([.$I124];[.$S124];[.$AC124];[.$AM124];[.$AW124];[.$BG124];[.$BQ124];[.$CA124];[.$CK124];[.$CU124];[.$DE124])" office:value-type="float"/>
          <table:table-cell table:formula="of:=MAX([.$J124];[.$T124];[.$AD124];[.$AN124];[.$AX124];[.$BH124];[.$BR124];[.$CB124];[.$CL124];[.$CV124];[.$DF124])" office:value-type="float"/>
          <table:table-cell table:formula="of:=MAX([.$K124];[.$U124];[.$AE124];[.$AO124];[.$AY124];[.$BI124];[.$BS124];[.$CC124];[.$CM124];[.$CW124];[.$DG124])" office:value-type="float"/>
        </table:table-row>
        <table:table-row table:style-name="ro1">
          <table:table-cell office:value-type="string">
            <text:p>iscas85/instances/c3540/c3540.lp.5.4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5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25];[.$L125];[.$V125];[.$AF125];[.$AP125];[.$AZ125];[.$BJ125];[.$BT125];[.$CD125];[.$CN125];[.$CX125])" office:value-type="float"/>
          <table:table-cell table:formula="of:=MIN([.$C125];[.$M125];[.$W125];[.$AG125];[.$AQ125];[.$BA125];[.$BK125];[.$BU125];[.$CE125];[.$CO125];[.$CY125])" office:value-type="float"/>
          <table:table-cell table:formula="of:=MIN([.$D125];[.$N125];[.$X125];[.$AH125];[.$AR125];[.$BB125];[.$BL125];[.$BV125];[.$CF125];[.$CP125];[.$CZ125])" office:value-type="float"/>
          <table:table-cell table:formula="of:=MIN([.$E125];[.$O125];[.$Y125];[.$AI125];[.$AS125];[.$BC125];[.$BM125];[.$BW125];[.$CG125];[.$CQ125];[.$DA125])" office:value-type="float"/>
          <table:table-cell table:formula="of:=MIN([.$F125];[.$P125];[.$Z125];[.$AJ125];[.$AT125];[.$BD125];[.$BN125];[.$BX125];[.$CH125];[.$CR125];[.$DB125])" office:value-type="float"/>
          <table:table-cell table:formula="of:=MIN([.$G125];[.$Q125];[.$AA125];[.$AK125];[.$AU125];[.$BE125];[.$BO125];[.$BY125];[.$CI125];[.$CS125];[.$DC125])" office:value-type="float"/>
          <table:table-cell table:formula="of:=MIN([.$H125];[.$R125];[.$AB125];[.$AL125];[.$AV125];[.$BF125];[.$BP125];[.$BZ125];[.$CJ125];[.$CT125];[.$DD125])" office:value-type="float"/>
          <table:table-cell table:formula="of:=MIN([.$I125];[.$S125];[.$AC125];[.$AM125];[.$AW125];[.$BG125];[.$BQ125];[.$CA125];[.$CK125];[.$CU125];[.$DE125])" office:value-type="float"/>
          <table:table-cell table:formula="of:=MIN([.$J125];[.$T125];[.$AD125];[.$AN125];[.$AX125];[.$BH125];[.$BR125];[.$CB125];[.$CL125];[.$CV125];[.$DF125])" office:value-type="float"/>
          <table:table-cell table:formula="of:=MIN([.$K125];[.$U125];[.$AE125];[.$AO125];[.$AY125];[.$BI125];[.$BS125];[.$CC125];[.$CM125];[.$CW125];[.$DG125])" office:value-type="float"/>
          <table:table-cell table:formula="of:=MEDIAN([.$B125];[.$L125];[.$V125];[.$AF125];[.$AP125];[.$AZ125];[.$BJ125];[.$BT125];[.$CD125];[.$CN125];[.$CX125])" office:value-type="float"/>
          <table:table-cell table:formula="of:=MEDIAN([.$C125];[.$M125];[.$W125];[.$AG125];[.$AQ125];[.$BA125];[.$BK125];[.$BU125];[.$CE125];[.$CO125];[.$CY125])" office:value-type="float"/>
          <table:table-cell table:formula="of:=MEDIAN([.$D125];[.$N125];[.$X125];[.$AH125];[.$AR125];[.$BB125];[.$BL125];[.$BV125];[.$CF125];[.$CP125];[.$CZ125])" office:value-type="float"/>
          <table:table-cell table:formula="of:=MEDIAN([.$E125];[.$O125];[.$Y125];[.$AI125];[.$AS125];[.$BC125];[.$BM125];[.$BW125];[.$CG125];[.$CQ125];[.$DA125])" office:value-type="float"/>
          <table:table-cell table:formula="of:=MEDIAN([.$F125];[.$P125];[.$Z125];[.$AJ125];[.$AT125];[.$BD125];[.$BN125];[.$BX125];[.$CH125];[.$CR125];[.$DB125])" office:value-type="float"/>
          <table:table-cell table:formula="of:=MEDIAN([.$G125];[.$Q125];[.$AA125];[.$AK125];[.$AU125];[.$BE125];[.$BO125];[.$BY125];[.$CI125];[.$CS125];[.$DC125])" office:value-type="float"/>
          <table:table-cell table:formula="of:=MEDIAN([.$H125];[.$R125];[.$AB125];[.$AL125];[.$AV125];[.$BF125];[.$BP125];[.$BZ125];[.$CJ125];[.$CT125];[.$DD125])" office:value-type="float"/>
          <table:table-cell table:formula="of:=MEDIAN([.$I125];[.$S125];[.$AC125];[.$AM125];[.$AW125];[.$BG125];[.$BQ125];[.$CA125];[.$CK125];[.$CU125];[.$DE125])" office:value-type="float"/>
          <table:table-cell table:formula="of:=MEDIAN([.$J125];[.$T125];[.$AD125];[.$AN125];[.$AX125];[.$BH125];[.$BR125];[.$CB125];[.$CL125];[.$CV125];[.$DF125])" office:value-type="float"/>
          <table:table-cell table:formula="of:=MEDIAN([.$K125];[.$U125];[.$AE125];[.$AO125];[.$AY125];[.$BI125];[.$BS125];[.$CC125];[.$CM125];[.$CW125];[.$DG125])" office:value-type="float"/>
          <table:table-cell table:formula="of:=MAX([.$B125];[.$L125];[.$V125];[.$AF125];[.$AP125];[.$AZ125];[.$BJ125];[.$BT125];[.$CD125];[.$CN125];[.$CX125])" office:value-type="float"/>
          <table:table-cell table:formula="of:=MAX([.$C125];[.$M125];[.$W125];[.$AG125];[.$AQ125];[.$BA125];[.$BK125];[.$BU125];[.$CE125];[.$CO125];[.$CY125])" office:value-type="float"/>
          <table:table-cell table:formula="of:=MAX([.$D125];[.$N125];[.$X125];[.$AH125];[.$AR125];[.$BB125];[.$BL125];[.$BV125];[.$CF125];[.$CP125];[.$CZ125])" office:value-type="float"/>
          <table:table-cell table:formula="of:=MAX([.$E125];[.$O125];[.$Y125];[.$AI125];[.$AS125];[.$BC125];[.$BM125];[.$BW125];[.$CG125];[.$CQ125];[.$DA125])" office:value-type="float"/>
          <table:table-cell table:formula="of:=MAX([.$F125];[.$P125];[.$Z125];[.$AJ125];[.$AT125];[.$BD125];[.$BN125];[.$BX125];[.$CH125];[.$CR125];[.$DB125])" office:value-type="float"/>
          <table:table-cell table:formula="of:=MAX([.$G125];[.$Q125];[.$AA125];[.$AK125];[.$AU125];[.$BE125];[.$BO125];[.$BY125];[.$CI125];[.$CS125];[.$DC125])" office:value-type="float"/>
          <table:table-cell table:formula="of:=MAX([.$H125];[.$R125];[.$AB125];[.$AL125];[.$AV125];[.$BF125];[.$BP125];[.$BZ125];[.$CJ125];[.$CT125];[.$DD125])" office:value-type="float"/>
          <table:table-cell table:formula="of:=MAX([.$I125];[.$S125];[.$AC125];[.$AM125];[.$AW125];[.$BG125];[.$BQ125];[.$CA125];[.$CK125];[.$CU125];[.$DE125])" office:value-type="float"/>
          <table:table-cell table:formula="of:=MAX([.$J125];[.$T125];[.$AD125];[.$AN125];[.$AX125];[.$BH125];[.$BR125];[.$CB125];[.$CL125];[.$CV125];[.$DF125])" office:value-type="float"/>
          <table:table-cell table:formula="of:=MAX([.$K125];[.$U125];[.$AE125];[.$AO125];[.$AY125];[.$BI125];[.$BS125];[.$CC125];[.$CM125];[.$CW125];[.$DG125])" office:value-type="float"/>
        </table:table-row>
        <table:table-row table:style-name="ro1">
          <table:table-cell office:value-type="string">
            <text:p>iscas85/instances/c3540/c3540.lp.5.5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26];[.$L126];[.$V126];[.$AF126];[.$AP126];[.$AZ126];[.$BJ126];[.$BT126];[.$CD126];[.$CN126];[.$CX126])" office:value-type="float"/>
          <table:table-cell table:formula="of:=MIN([.$C126];[.$M126];[.$W126];[.$AG126];[.$AQ126];[.$BA126];[.$BK126];[.$BU126];[.$CE126];[.$CO126];[.$CY126])" office:value-type="float"/>
          <table:table-cell table:formula="of:=MIN([.$D126];[.$N126];[.$X126];[.$AH126];[.$AR126];[.$BB126];[.$BL126];[.$BV126];[.$CF126];[.$CP126];[.$CZ126])" office:value-type="float"/>
          <table:table-cell table:formula="of:=MIN([.$E126];[.$O126];[.$Y126];[.$AI126];[.$AS126];[.$BC126];[.$BM126];[.$BW126];[.$CG126];[.$CQ126];[.$DA126])" office:value-type="float"/>
          <table:table-cell table:formula="of:=MIN([.$F126];[.$P126];[.$Z126];[.$AJ126];[.$AT126];[.$BD126];[.$BN126];[.$BX126];[.$CH126];[.$CR126];[.$DB126])" office:value-type="float"/>
          <table:table-cell table:formula="of:=MIN([.$G126];[.$Q126];[.$AA126];[.$AK126];[.$AU126];[.$BE126];[.$BO126];[.$BY126];[.$CI126];[.$CS126];[.$DC126])" office:value-type="float"/>
          <table:table-cell table:formula="of:=MIN([.$H126];[.$R126];[.$AB126];[.$AL126];[.$AV126];[.$BF126];[.$BP126];[.$BZ126];[.$CJ126];[.$CT126];[.$DD126])" office:value-type="float"/>
          <table:table-cell table:formula="of:=MIN([.$I126];[.$S126];[.$AC126];[.$AM126];[.$AW126];[.$BG126];[.$BQ126];[.$CA126];[.$CK126];[.$CU126];[.$DE126])" office:value-type="float"/>
          <table:table-cell table:formula="of:=MIN([.$J126];[.$T126];[.$AD126];[.$AN126];[.$AX126];[.$BH126];[.$BR126];[.$CB126];[.$CL126];[.$CV126];[.$DF126])" office:value-type="float"/>
          <table:table-cell table:formula="of:=MIN([.$K126];[.$U126];[.$AE126];[.$AO126];[.$AY126];[.$BI126];[.$BS126];[.$CC126];[.$CM126];[.$CW126];[.$DG126])" office:value-type="float"/>
          <table:table-cell table:formula="of:=MEDIAN([.$B126];[.$L126];[.$V126];[.$AF126];[.$AP126];[.$AZ126];[.$BJ126];[.$BT126];[.$CD126];[.$CN126];[.$CX126])" office:value-type="float"/>
          <table:table-cell table:formula="of:=MEDIAN([.$C126];[.$M126];[.$W126];[.$AG126];[.$AQ126];[.$BA126];[.$BK126];[.$BU126];[.$CE126];[.$CO126];[.$CY126])" office:value-type="float"/>
          <table:table-cell table:formula="of:=MEDIAN([.$D126];[.$N126];[.$X126];[.$AH126];[.$AR126];[.$BB126];[.$BL126];[.$BV126];[.$CF126];[.$CP126];[.$CZ126])" office:value-type="float"/>
          <table:table-cell table:formula="of:=MEDIAN([.$E126];[.$O126];[.$Y126];[.$AI126];[.$AS126];[.$BC126];[.$BM126];[.$BW126];[.$CG126];[.$CQ126];[.$DA126])" office:value-type="float"/>
          <table:table-cell table:formula="of:=MEDIAN([.$F126];[.$P126];[.$Z126];[.$AJ126];[.$AT126];[.$BD126];[.$BN126];[.$BX126];[.$CH126];[.$CR126];[.$DB126])" office:value-type="float"/>
          <table:table-cell table:formula="of:=MEDIAN([.$G126];[.$Q126];[.$AA126];[.$AK126];[.$AU126];[.$BE126];[.$BO126];[.$BY126];[.$CI126];[.$CS126];[.$DC126])" office:value-type="float"/>
          <table:table-cell table:formula="of:=MEDIAN([.$H126];[.$R126];[.$AB126];[.$AL126];[.$AV126];[.$BF126];[.$BP126];[.$BZ126];[.$CJ126];[.$CT126];[.$DD126])" office:value-type="float"/>
          <table:table-cell table:formula="of:=MEDIAN([.$I126];[.$S126];[.$AC126];[.$AM126];[.$AW126];[.$BG126];[.$BQ126];[.$CA126];[.$CK126];[.$CU126];[.$DE126])" office:value-type="float"/>
          <table:table-cell table:formula="of:=MEDIAN([.$J126];[.$T126];[.$AD126];[.$AN126];[.$AX126];[.$BH126];[.$BR126];[.$CB126];[.$CL126];[.$CV126];[.$DF126])" office:value-type="float"/>
          <table:table-cell table:formula="of:=MEDIAN([.$K126];[.$U126];[.$AE126];[.$AO126];[.$AY126];[.$BI126];[.$BS126];[.$CC126];[.$CM126];[.$CW126];[.$DG126])" office:value-type="float"/>
          <table:table-cell table:formula="of:=MAX([.$B126];[.$L126];[.$V126];[.$AF126];[.$AP126];[.$AZ126];[.$BJ126];[.$BT126];[.$CD126];[.$CN126];[.$CX126])" office:value-type="float"/>
          <table:table-cell table:formula="of:=MAX([.$C126];[.$M126];[.$W126];[.$AG126];[.$AQ126];[.$BA126];[.$BK126];[.$BU126];[.$CE126];[.$CO126];[.$CY126])" office:value-type="float"/>
          <table:table-cell table:formula="of:=MAX([.$D126];[.$N126];[.$X126];[.$AH126];[.$AR126];[.$BB126];[.$BL126];[.$BV126];[.$CF126];[.$CP126];[.$CZ126])" office:value-type="float"/>
          <table:table-cell table:formula="of:=MAX([.$E126];[.$O126];[.$Y126];[.$AI126];[.$AS126];[.$BC126];[.$BM126];[.$BW126];[.$CG126];[.$CQ126];[.$DA126])" office:value-type="float"/>
          <table:table-cell table:formula="of:=MAX([.$F126];[.$P126];[.$Z126];[.$AJ126];[.$AT126];[.$BD126];[.$BN126];[.$BX126];[.$CH126];[.$CR126];[.$DB126])" office:value-type="float"/>
          <table:table-cell table:formula="of:=MAX([.$G126];[.$Q126];[.$AA126];[.$AK126];[.$AU126];[.$BE126];[.$BO126];[.$BY126];[.$CI126];[.$CS126];[.$DC126])" office:value-type="float"/>
          <table:table-cell table:formula="of:=MAX([.$H126];[.$R126];[.$AB126];[.$AL126];[.$AV126];[.$BF126];[.$BP126];[.$BZ126];[.$CJ126];[.$CT126];[.$DD126])" office:value-type="float"/>
          <table:table-cell table:formula="of:=MAX([.$I126];[.$S126];[.$AC126];[.$AM126];[.$AW126];[.$BG126];[.$BQ126];[.$CA126];[.$CK126];[.$CU126];[.$DE126])" office:value-type="float"/>
          <table:table-cell table:formula="of:=MAX([.$J126];[.$T126];[.$AD126];[.$AN126];[.$AX126];[.$BH126];[.$BR126];[.$CB126];[.$CL126];[.$CV126];[.$DF126])" office:value-type="float"/>
          <table:table-cell table:formula="of:=MAX([.$K126];[.$U126];[.$AE126];[.$AO126];[.$AY126];[.$BI126];[.$BS126];[.$CC126];[.$CM126];[.$CW126];[.$DG126])" office:value-type="float"/>
        </table:table-row>
        <table:table-row table:style-name="ro1">
          <table:table-cell office:value-type="string">
            <text:p>iscas85/instances/c3540/c3540.lp.5.6</text:p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5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27];[.$L127];[.$V127];[.$AF127];[.$AP127];[.$AZ127];[.$BJ127];[.$BT127];[.$CD127];[.$CN127];[.$CX127])" office:value-type="float"/>
          <table:table-cell table:formula="of:=MIN([.$C127];[.$M127];[.$W127];[.$AG127];[.$AQ127];[.$BA127];[.$BK127];[.$BU127];[.$CE127];[.$CO127];[.$CY127])" office:value-type="float"/>
          <table:table-cell table:formula="of:=MIN([.$D127];[.$N127];[.$X127];[.$AH127];[.$AR127];[.$BB127];[.$BL127];[.$BV127];[.$CF127];[.$CP127];[.$CZ127])" office:value-type="float"/>
          <table:table-cell table:formula="of:=MIN([.$E127];[.$O127];[.$Y127];[.$AI127];[.$AS127];[.$BC127];[.$BM127];[.$BW127];[.$CG127];[.$CQ127];[.$DA127])" office:value-type="float"/>
          <table:table-cell table:formula="of:=MIN([.$F127];[.$P127];[.$Z127];[.$AJ127];[.$AT127];[.$BD127];[.$BN127];[.$BX127];[.$CH127];[.$CR127];[.$DB127])" office:value-type="float"/>
          <table:table-cell table:formula="of:=MIN([.$G127];[.$Q127];[.$AA127];[.$AK127];[.$AU127];[.$BE127];[.$BO127];[.$BY127];[.$CI127];[.$CS127];[.$DC127])" office:value-type="float"/>
          <table:table-cell table:formula="of:=MIN([.$H127];[.$R127];[.$AB127];[.$AL127];[.$AV127];[.$BF127];[.$BP127];[.$BZ127];[.$CJ127];[.$CT127];[.$DD127])" office:value-type="float"/>
          <table:table-cell table:formula="of:=MIN([.$I127];[.$S127];[.$AC127];[.$AM127];[.$AW127];[.$BG127];[.$BQ127];[.$CA127];[.$CK127];[.$CU127];[.$DE127])" office:value-type="float"/>
          <table:table-cell table:formula="of:=MIN([.$J127];[.$T127];[.$AD127];[.$AN127];[.$AX127];[.$BH127];[.$BR127];[.$CB127];[.$CL127];[.$CV127];[.$DF127])" office:value-type="float"/>
          <table:table-cell table:formula="of:=MIN([.$K127];[.$U127];[.$AE127];[.$AO127];[.$AY127];[.$BI127];[.$BS127];[.$CC127];[.$CM127];[.$CW127];[.$DG127])" office:value-type="float"/>
          <table:table-cell table:formula="of:=MEDIAN([.$B127];[.$L127];[.$V127];[.$AF127];[.$AP127];[.$AZ127];[.$BJ127];[.$BT127];[.$CD127];[.$CN127];[.$CX127])" office:value-type="float"/>
          <table:table-cell table:formula="of:=MEDIAN([.$C127];[.$M127];[.$W127];[.$AG127];[.$AQ127];[.$BA127];[.$BK127];[.$BU127];[.$CE127];[.$CO127];[.$CY127])" office:value-type="float"/>
          <table:table-cell table:formula="of:=MEDIAN([.$D127];[.$N127];[.$X127];[.$AH127];[.$AR127];[.$BB127];[.$BL127];[.$BV127];[.$CF127];[.$CP127];[.$CZ127])" office:value-type="float"/>
          <table:table-cell table:formula="of:=MEDIAN([.$E127];[.$O127];[.$Y127];[.$AI127];[.$AS127];[.$BC127];[.$BM127];[.$BW127];[.$CG127];[.$CQ127];[.$DA127])" office:value-type="float"/>
          <table:table-cell table:formula="of:=MEDIAN([.$F127];[.$P127];[.$Z127];[.$AJ127];[.$AT127];[.$BD127];[.$BN127];[.$BX127];[.$CH127];[.$CR127];[.$DB127])" office:value-type="float"/>
          <table:table-cell table:formula="of:=MEDIAN([.$G127];[.$Q127];[.$AA127];[.$AK127];[.$AU127];[.$BE127];[.$BO127];[.$BY127];[.$CI127];[.$CS127];[.$DC127])" office:value-type="float"/>
          <table:table-cell table:formula="of:=MEDIAN([.$H127];[.$R127];[.$AB127];[.$AL127];[.$AV127];[.$BF127];[.$BP127];[.$BZ127];[.$CJ127];[.$CT127];[.$DD127])" office:value-type="float"/>
          <table:table-cell table:formula="of:=MEDIAN([.$I127];[.$S127];[.$AC127];[.$AM127];[.$AW127];[.$BG127];[.$BQ127];[.$CA127];[.$CK127];[.$CU127];[.$DE127])" office:value-type="float"/>
          <table:table-cell table:formula="of:=MEDIAN([.$J127];[.$T127];[.$AD127];[.$AN127];[.$AX127];[.$BH127];[.$BR127];[.$CB127];[.$CL127];[.$CV127];[.$DF127])" office:value-type="float"/>
          <table:table-cell table:formula="of:=MEDIAN([.$K127];[.$U127];[.$AE127];[.$AO127];[.$AY127];[.$BI127];[.$BS127];[.$CC127];[.$CM127];[.$CW127];[.$DG127])" office:value-type="float"/>
          <table:table-cell table:formula="of:=MAX([.$B127];[.$L127];[.$V127];[.$AF127];[.$AP127];[.$AZ127];[.$BJ127];[.$BT127];[.$CD127];[.$CN127];[.$CX127])" office:value-type="float"/>
          <table:table-cell table:formula="of:=MAX([.$C127];[.$M127];[.$W127];[.$AG127];[.$AQ127];[.$BA127];[.$BK127];[.$BU127];[.$CE127];[.$CO127];[.$CY127])" office:value-type="float"/>
          <table:table-cell table:formula="of:=MAX([.$D127];[.$N127];[.$X127];[.$AH127];[.$AR127];[.$BB127];[.$BL127];[.$BV127];[.$CF127];[.$CP127];[.$CZ127])" office:value-type="float"/>
          <table:table-cell table:formula="of:=MAX([.$E127];[.$O127];[.$Y127];[.$AI127];[.$AS127];[.$BC127];[.$BM127];[.$BW127];[.$CG127];[.$CQ127];[.$DA127])" office:value-type="float"/>
          <table:table-cell table:formula="of:=MAX([.$F127];[.$P127];[.$Z127];[.$AJ127];[.$AT127];[.$BD127];[.$BN127];[.$BX127];[.$CH127];[.$CR127];[.$DB127])" office:value-type="float"/>
          <table:table-cell table:formula="of:=MAX([.$G127];[.$Q127];[.$AA127];[.$AK127];[.$AU127];[.$BE127];[.$BO127];[.$BY127];[.$CI127];[.$CS127];[.$DC127])" office:value-type="float"/>
          <table:table-cell table:formula="of:=MAX([.$H127];[.$R127];[.$AB127];[.$AL127];[.$AV127];[.$BF127];[.$BP127];[.$BZ127];[.$CJ127];[.$CT127];[.$DD127])" office:value-type="float"/>
          <table:table-cell table:formula="of:=MAX([.$I127];[.$S127];[.$AC127];[.$AM127];[.$AW127];[.$BG127];[.$BQ127];[.$CA127];[.$CK127];[.$CU127];[.$DE127])" office:value-type="float"/>
          <table:table-cell table:formula="of:=MAX([.$J127];[.$T127];[.$AD127];[.$AN127];[.$AX127];[.$BH127];[.$BR127];[.$CB127];[.$CL127];[.$CV127];[.$DF127])" office:value-type="float"/>
          <table:table-cell table:formula="of:=MAX([.$K127];[.$U127];[.$AE127];[.$AO127];[.$AY127];[.$BI127];[.$BS127];[.$CC127];[.$CM127];[.$CW127];[.$DG127])" office:value-type="float"/>
        </table:table-row>
        <table:table-row table:style-name="ro1">
          <table:table-cell office:value-type="string">
            <text:p>iscas85/instances/c3540/c3540.lp.6.4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4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7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28];[.$L128];[.$V128];[.$AF128];[.$AP128];[.$AZ128];[.$BJ128];[.$BT128];[.$CD128];[.$CN128];[.$CX128])" office:value-type="float"/>
          <table:table-cell table:formula="of:=MIN([.$C128];[.$M128];[.$W128];[.$AG128];[.$AQ128];[.$BA128];[.$BK128];[.$BU128];[.$CE128];[.$CO128];[.$CY128])" office:value-type="float"/>
          <table:table-cell table:formula="of:=MIN([.$D128];[.$N128];[.$X128];[.$AH128];[.$AR128];[.$BB128];[.$BL128];[.$BV128];[.$CF128];[.$CP128];[.$CZ128])" office:value-type="float"/>
          <table:table-cell table:formula="of:=MIN([.$E128];[.$O128];[.$Y128];[.$AI128];[.$AS128];[.$BC128];[.$BM128];[.$BW128];[.$CG128];[.$CQ128];[.$DA128])" office:value-type="float"/>
          <table:table-cell table:formula="of:=MIN([.$F128];[.$P128];[.$Z128];[.$AJ128];[.$AT128];[.$BD128];[.$BN128];[.$BX128];[.$CH128];[.$CR128];[.$DB128])" office:value-type="float"/>
          <table:table-cell table:formula="of:=MIN([.$G128];[.$Q128];[.$AA128];[.$AK128];[.$AU128];[.$BE128];[.$BO128];[.$BY128];[.$CI128];[.$CS128];[.$DC128])" office:value-type="float"/>
          <table:table-cell table:formula="of:=MIN([.$H128];[.$R128];[.$AB128];[.$AL128];[.$AV128];[.$BF128];[.$BP128];[.$BZ128];[.$CJ128];[.$CT128];[.$DD128])" office:value-type="float"/>
          <table:table-cell table:formula="of:=MIN([.$I128];[.$S128];[.$AC128];[.$AM128];[.$AW128];[.$BG128];[.$BQ128];[.$CA128];[.$CK128];[.$CU128];[.$DE128])" office:value-type="float"/>
          <table:table-cell table:formula="of:=MIN([.$J128];[.$T128];[.$AD128];[.$AN128];[.$AX128];[.$BH128];[.$BR128];[.$CB128];[.$CL128];[.$CV128];[.$DF128])" office:value-type="float"/>
          <table:table-cell table:formula="of:=MIN([.$K128];[.$U128];[.$AE128];[.$AO128];[.$AY128];[.$BI128];[.$BS128];[.$CC128];[.$CM128];[.$CW128];[.$DG128])" office:value-type="float"/>
          <table:table-cell table:formula="of:=MEDIAN([.$B128];[.$L128];[.$V128];[.$AF128];[.$AP128];[.$AZ128];[.$BJ128];[.$BT128];[.$CD128];[.$CN128];[.$CX128])" office:value-type="float"/>
          <table:table-cell table:formula="of:=MEDIAN([.$C128];[.$M128];[.$W128];[.$AG128];[.$AQ128];[.$BA128];[.$BK128];[.$BU128];[.$CE128];[.$CO128];[.$CY128])" office:value-type="float"/>
          <table:table-cell table:formula="of:=MEDIAN([.$D128];[.$N128];[.$X128];[.$AH128];[.$AR128];[.$BB128];[.$BL128];[.$BV128];[.$CF128];[.$CP128];[.$CZ128])" office:value-type="float"/>
          <table:table-cell table:formula="of:=MEDIAN([.$E128];[.$O128];[.$Y128];[.$AI128];[.$AS128];[.$BC128];[.$BM128];[.$BW128];[.$CG128];[.$CQ128];[.$DA128])" office:value-type="float"/>
          <table:table-cell table:formula="of:=MEDIAN([.$F128];[.$P128];[.$Z128];[.$AJ128];[.$AT128];[.$BD128];[.$BN128];[.$BX128];[.$CH128];[.$CR128];[.$DB128])" office:value-type="float"/>
          <table:table-cell table:formula="of:=MEDIAN([.$G128];[.$Q128];[.$AA128];[.$AK128];[.$AU128];[.$BE128];[.$BO128];[.$BY128];[.$CI128];[.$CS128];[.$DC128])" office:value-type="float"/>
          <table:table-cell table:formula="of:=MEDIAN([.$H128];[.$R128];[.$AB128];[.$AL128];[.$AV128];[.$BF128];[.$BP128];[.$BZ128];[.$CJ128];[.$CT128];[.$DD128])" office:value-type="float"/>
          <table:table-cell table:formula="of:=MEDIAN([.$I128];[.$S128];[.$AC128];[.$AM128];[.$AW128];[.$BG128];[.$BQ128];[.$CA128];[.$CK128];[.$CU128];[.$DE128])" office:value-type="float"/>
          <table:table-cell table:formula="of:=MEDIAN([.$J128];[.$T128];[.$AD128];[.$AN128];[.$AX128];[.$BH128];[.$BR128];[.$CB128];[.$CL128];[.$CV128];[.$DF128])" office:value-type="float"/>
          <table:table-cell table:formula="of:=MEDIAN([.$K128];[.$U128];[.$AE128];[.$AO128];[.$AY128];[.$BI128];[.$BS128];[.$CC128];[.$CM128];[.$CW128];[.$DG128])" office:value-type="float"/>
          <table:table-cell table:formula="of:=MAX([.$B128];[.$L128];[.$V128];[.$AF128];[.$AP128];[.$AZ128];[.$BJ128];[.$BT128];[.$CD128];[.$CN128];[.$CX128])" office:value-type="float"/>
          <table:table-cell table:formula="of:=MAX([.$C128];[.$M128];[.$W128];[.$AG128];[.$AQ128];[.$BA128];[.$BK128];[.$BU128];[.$CE128];[.$CO128];[.$CY128])" office:value-type="float"/>
          <table:table-cell table:formula="of:=MAX([.$D128];[.$N128];[.$X128];[.$AH128];[.$AR128];[.$BB128];[.$BL128];[.$BV128];[.$CF128];[.$CP128];[.$CZ128])" office:value-type="float"/>
          <table:table-cell table:formula="of:=MAX([.$E128];[.$O128];[.$Y128];[.$AI128];[.$AS128];[.$BC128];[.$BM128];[.$BW128];[.$CG128];[.$CQ128];[.$DA128])" office:value-type="float"/>
          <table:table-cell table:formula="of:=MAX([.$F128];[.$P128];[.$Z128];[.$AJ128];[.$AT128];[.$BD128];[.$BN128];[.$BX128];[.$CH128];[.$CR128];[.$DB128])" office:value-type="float"/>
          <table:table-cell table:formula="of:=MAX([.$G128];[.$Q128];[.$AA128];[.$AK128];[.$AU128];[.$BE128];[.$BO128];[.$BY128];[.$CI128];[.$CS128];[.$DC128])" office:value-type="float"/>
          <table:table-cell table:formula="of:=MAX([.$H128];[.$R128];[.$AB128];[.$AL128];[.$AV128];[.$BF128];[.$BP128];[.$BZ128];[.$CJ128];[.$CT128];[.$DD128])" office:value-type="float"/>
          <table:table-cell table:formula="of:=MAX([.$I128];[.$S128];[.$AC128];[.$AM128];[.$AW128];[.$BG128];[.$BQ128];[.$CA128];[.$CK128];[.$CU128];[.$DE128])" office:value-type="float"/>
          <table:table-cell table:formula="of:=MAX([.$J128];[.$T128];[.$AD128];[.$AN128];[.$AX128];[.$BH128];[.$BR128];[.$CB128];[.$CL128];[.$CV128];[.$DF128])" office:value-type="float"/>
          <table:table-cell table:formula="of:=MAX([.$K128];[.$U128];[.$AE128];[.$AO128];[.$AY128];[.$BI128];[.$BS128];[.$CC128];[.$CM128];[.$CW128];[.$DG128])" office:value-type="float"/>
        </table:table-row>
        <table:table-row table:style-name="ro1">
          <table:table-cell office:value-type="string">
            <text:p>iscas85/instances/c3540/c3540.lp.7.3</text:p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29];[.$L129];[.$V129];[.$AF129];[.$AP129];[.$AZ129];[.$BJ129];[.$BT129];[.$CD129];[.$CN129];[.$CX129])" office:value-type="float"/>
          <table:table-cell table:formula="of:=MIN([.$C129];[.$M129];[.$W129];[.$AG129];[.$AQ129];[.$BA129];[.$BK129];[.$BU129];[.$CE129];[.$CO129];[.$CY129])" office:value-type="float"/>
          <table:table-cell table:formula="of:=MIN([.$D129];[.$N129];[.$X129];[.$AH129];[.$AR129];[.$BB129];[.$BL129];[.$BV129];[.$CF129];[.$CP129];[.$CZ129])" office:value-type="float"/>
          <table:table-cell table:formula="of:=MIN([.$E129];[.$O129];[.$Y129];[.$AI129];[.$AS129];[.$BC129];[.$BM129];[.$BW129];[.$CG129];[.$CQ129];[.$DA129])" office:value-type="float"/>
          <table:table-cell table:formula="of:=MIN([.$F129];[.$P129];[.$Z129];[.$AJ129];[.$AT129];[.$BD129];[.$BN129];[.$BX129];[.$CH129];[.$CR129];[.$DB129])" office:value-type="float"/>
          <table:table-cell table:formula="of:=MIN([.$G129];[.$Q129];[.$AA129];[.$AK129];[.$AU129];[.$BE129];[.$BO129];[.$BY129];[.$CI129];[.$CS129];[.$DC129])" office:value-type="float"/>
          <table:table-cell table:formula="of:=MIN([.$H129];[.$R129];[.$AB129];[.$AL129];[.$AV129];[.$BF129];[.$BP129];[.$BZ129];[.$CJ129];[.$CT129];[.$DD129])" office:value-type="float"/>
          <table:table-cell table:formula="of:=MIN([.$I129];[.$S129];[.$AC129];[.$AM129];[.$AW129];[.$BG129];[.$BQ129];[.$CA129];[.$CK129];[.$CU129];[.$DE129])" office:value-type="float"/>
          <table:table-cell table:formula="of:=MIN([.$J129];[.$T129];[.$AD129];[.$AN129];[.$AX129];[.$BH129];[.$BR129];[.$CB129];[.$CL129];[.$CV129];[.$DF129])" office:value-type="float"/>
          <table:table-cell table:formula="of:=MIN([.$K129];[.$U129];[.$AE129];[.$AO129];[.$AY129];[.$BI129];[.$BS129];[.$CC129];[.$CM129];[.$CW129];[.$DG129])" office:value-type="float"/>
          <table:table-cell table:formula="of:=MEDIAN([.$B129];[.$L129];[.$V129];[.$AF129];[.$AP129];[.$AZ129];[.$BJ129];[.$BT129];[.$CD129];[.$CN129];[.$CX129])" office:value-type="float"/>
          <table:table-cell table:formula="of:=MEDIAN([.$C129];[.$M129];[.$W129];[.$AG129];[.$AQ129];[.$BA129];[.$BK129];[.$BU129];[.$CE129];[.$CO129];[.$CY129])" office:value-type="float"/>
          <table:table-cell table:formula="of:=MEDIAN([.$D129];[.$N129];[.$X129];[.$AH129];[.$AR129];[.$BB129];[.$BL129];[.$BV129];[.$CF129];[.$CP129];[.$CZ129])" office:value-type="float"/>
          <table:table-cell table:formula="of:=MEDIAN([.$E129];[.$O129];[.$Y129];[.$AI129];[.$AS129];[.$BC129];[.$BM129];[.$BW129];[.$CG129];[.$CQ129];[.$DA129])" office:value-type="float"/>
          <table:table-cell table:formula="of:=MEDIAN([.$F129];[.$P129];[.$Z129];[.$AJ129];[.$AT129];[.$BD129];[.$BN129];[.$BX129];[.$CH129];[.$CR129];[.$DB129])" office:value-type="float"/>
          <table:table-cell table:formula="of:=MEDIAN([.$G129];[.$Q129];[.$AA129];[.$AK129];[.$AU129];[.$BE129];[.$BO129];[.$BY129];[.$CI129];[.$CS129];[.$DC129])" office:value-type="float"/>
          <table:table-cell table:formula="of:=MEDIAN([.$H129];[.$R129];[.$AB129];[.$AL129];[.$AV129];[.$BF129];[.$BP129];[.$BZ129];[.$CJ129];[.$CT129];[.$DD129])" office:value-type="float"/>
          <table:table-cell table:formula="of:=MEDIAN([.$I129];[.$S129];[.$AC129];[.$AM129];[.$AW129];[.$BG129];[.$BQ129];[.$CA129];[.$CK129];[.$CU129];[.$DE129])" office:value-type="float"/>
          <table:table-cell table:formula="of:=MEDIAN([.$J129];[.$T129];[.$AD129];[.$AN129];[.$AX129];[.$BH129];[.$BR129];[.$CB129];[.$CL129];[.$CV129];[.$DF129])" office:value-type="float"/>
          <table:table-cell table:formula="of:=MEDIAN([.$K129];[.$U129];[.$AE129];[.$AO129];[.$AY129];[.$BI129];[.$BS129];[.$CC129];[.$CM129];[.$CW129];[.$DG129])" office:value-type="float"/>
          <table:table-cell table:formula="of:=MAX([.$B129];[.$L129];[.$V129];[.$AF129];[.$AP129];[.$AZ129];[.$BJ129];[.$BT129];[.$CD129];[.$CN129];[.$CX129])" office:value-type="float"/>
          <table:table-cell table:formula="of:=MAX([.$C129];[.$M129];[.$W129];[.$AG129];[.$AQ129];[.$BA129];[.$BK129];[.$BU129];[.$CE129];[.$CO129];[.$CY129])" office:value-type="float"/>
          <table:table-cell table:formula="of:=MAX([.$D129];[.$N129];[.$X129];[.$AH129];[.$AR129];[.$BB129];[.$BL129];[.$BV129];[.$CF129];[.$CP129];[.$CZ129])" office:value-type="float"/>
          <table:table-cell table:formula="of:=MAX([.$E129];[.$O129];[.$Y129];[.$AI129];[.$AS129];[.$BC129];[.$BM129];[.$BW129];[.$CG129];[.$CQ129];[.$DA129])" office:value-type="float"/>
          <table:table-cell table:formula="of:=MAX([.$F129];[.$P129];[.$Z129];[.$AJ129];[.$AT129];[.$BD129];[.$BN129];[.$BX129];[.$CH129];[.$CR129];[.$DB129])" office:value-type="float"/>
          <table:table-cell table:formula="of:=MAX([.$G129];[.$Q129];[.$AA129];[.$AK129];[.$AU129];[.$BE129];[.$BO129];[.$BY129];[.$CI129];[.$CS129];[.$DC129])" office:value-type="float"/>
          <table:table-cell table:formula="of:=MAX([.$H129];[.$R129];[.$AB129];[.$AL129];[.$AV129];[.$BF129];[.$BP129];[.$BZ129];[.$CJ129];[.$CT129];[.$DD129])" office:value-type="float"/>
          <table:table-cell table:formula="of:=MAX([.$I129];[.$S129];[.$AC129];[.$AM129];[.$AW129];[.$BG129];[.$BQ129];[.$CA129];[.$CK129];[.$CU129];[.$DE129])" office:value-type="float"/>
          <table:table-cell table:formula="of:=MAX([.$J129];[.$T129];[.$AD129];[.$AN129];[.$AX129];[.$BH129];[.$BR129];[.$CB129];[.$CL129];[.$CV129];[.$DF129])" office:value-type="float"/>
          <table:table-cell table:formula="of:=MAX([.$K129];[.$U129];[.$AE129];[.$AO129];[.$AY129];[.$BI129];[.$BS129];[.$CC129];[.$CM129];[.$CW129];[.$DG129])" office:value-type="float"/>
        </table:table-row>
        <table:table-row table:style-name="ro1">
          <table:table-cell office:value-type="string">
            <text:p>iscas85/instances/c3540/c3540.lp.8.3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30];[.$L130];[.$V130];[.$AF130];[.$AP130];[.$AZ130];[.$BJ130];[.$BT130];[.$CD130];[.$CN130];[.$CX130])" office:value-type="float"/>
          <table:table-cell table:formula="of:=MIN([.$C130];[.$M130];[.$W130];[.$AG130];[.$AQ130];[.$BA130];[.$BK130];[.$BU130];[.$CE130];[.$CO130];[.$CY130])" office:value-type="float"/>
          <table:table-cell table:formula="of:=MIN([.$D130];[.$N130];[.$X130];[.$AH130];[.$AR130];[.$BB130];[.$BL130];[.$BV130];[.$CF130];[.$CP130];[.$CZ130])" office:value-type="float"/>
          <table:table-cell table:formula="of:=MIN([.$E130];[.$O130];[.$Y130];[.$AI130];[.$AS130];[.$BC130];[.$BM130];[.$BW130];[.$CG130];[.$CQ130];[.$DA130])" office:value-type="float"/>
          <table:table-cell table:formula="of:=MIN([.$F130];[.$P130];[.$Z130];[.$AJ130];[.$AT130];[.$BD130];[.$BN130];[.$BX130];[.$CH130];[.$CR130];[.$DB130])" office:value-type="float"/>
          <table:table-cell table:formula="of:=MIN([.$G130];[.$Q130];[.$AA130];[.$AK130];[.$AU130];[.$BE130];[.$BO130];[.$BY130];[.$CI130];[.$CS130];[.$DC130])" office:value-type="float"/>
          <table:table-cell table:formula="of:=MIN([.$H130];[.$R130];[.$AB130];[.$AL130];[.$AV130];[.$BF130];[.$BP130];[.$BZ130];[.$CJ130];[.$CT130];[.$DD130])" office:value-type="float"/>
          <table:table-cell table:formula="of:=MIN([.$I130];[.$S130];[.$AC130];[.$AM130];[.$AW130];[.$BG130];[.$BQ130];[.$CA130];[.$CK130];[.$CU130];[.$DE130])" office:value-type="float"/>
          <table:table-cell table:formula="of:=MIN([.$J130];[.$T130];[.$AD130];[.$AN130];[.$AX130];[.$BH130];[.$BR130];[.$CB130];[.$CL130];[.$CV130];[.$DF130])" office:value-type="float"/>
          <table:table-cell table:formula="of:=MIN([.$K130];[.$U130];[.$AE130];[.$AO130];[.$AY130];[.$BI130];[.$BS130];[.$CC130];[.$CM130];[.$CW130];[.$DG130])" office:value-type="float"/>
          <table:table-cell table:formula="of:=MEDIAN([.$B130];[.$L130];[.$V130];[.$AF130];[.$AP130];[.$AZ130];[.$BJ130];[.$BT130];[.$CD130];[.$CN130];[.$CX130])" office:value-type="float"/>
          <table:table-cell table:formula="of:=MEDIAN([.$C130];[.$M130];[.$W130];[.$AG130];[.$AQ130];[.$BA130];[.$BK130];[.$BU130];[.$CE130];[.$CO130];[.$CY130])" office:value-type="float"/>
          <table:table-cell table:formula="of:=MEDIAN([.$D130];[.$N130];[.$X130];[.$AH130];[.$AR130];[.$BB130];[.$BL130];[.$BV130];[.$CF130];[.$CP130];[.$CZ130])" office:value-type="float"/>
          <table:table-cell table:formula="of:=MEDIAN([.$E130];[.$O130];[.$Y130];[.$AI130];[.$AS130];[.$BC130];[.$BM130];[.$BW130];[.$CG130];[.$CQ130];[.$DA130])" office:value-type="float"/>
          <table:table-cell table:formula="of:=MEDIAN([.$F130];[.$P130];[.$Z130];[.$AJ130];[.$AT130];[.$BD130];[.$BN130];[.$BX130];[.$CH130];[.$CR130];[.$DB130])" office:value-type="float"/>
          <table:table-cell table:formula="of:=MEDIAN([.$G130];[.$Q130];[.$AA130];[.$AK130];[.$AU130];[.$BE130];[.$BO130];[.$BY130];[.$CI130];[.$CS130];[.$DC130])" office:value-type="float"/>
          <table:table-cell table:formula="of:=MEDIAN([.$H130];[.$R130];[.$AB130];[.$AL130];[.$AV130];[.$BF130];[.$BP130];[.$BZ130];[.$CJ130];[.$CT130];[.$DD130])" office:value-type="float"/>
          <table:table-cell table:formula="of:=MEDIAN([.$I130];[.$S130];[.$AC130];[.$AM130];[.$AW130];[.$BG130];[.$BQ130];[.$CA130];[.$CK130];[.$CU130];[.$DE130])" office:value-type="float"/>
          <table:table-cell table:formula="of:=MEDIAN([.$J130];[.$T130];[.$AD130];[.$AN130];[.$AX130];[.$BH130];[.$BR130];[.$CB130];[.$CL130];[.$CV130];[.$DF130])" office:value-type="float"/>
          <table:table-cell table:formula="of:=MEDIAN([.$K130];[.$U130];[.$AE130];[.$AO130];[.$AY130];[.$BI130];[.$BS130];[.$CC130];[.$CM130];[.$CW130];[.$DG130])" office:value-type="float"/>
          <table:table-cell table:formula="of:=MAX([.$B130];[.$L130];[.$V130];[.$AF130];[.$AP130];[.$AZ130];[.$BJ130];[.$BT130];[.$CD130];[.$CN130];[.$CX130])" office:value-type="float"/>
          <table:table-cell table:formula="of:=MAX([.$C130];[.$M130];[.$W130];[.$AG130];[.$AQ130];[.$BA130];[.$BK130];[.$BU130];[.$CE130];[.$CO130];[.$CY130])" office:value-type="float"/>
          <table:table-cell table:formula="of:=MAX([.$D130];[.$N130];[.$X130];[.$AH130];[.$AR130];[.$BB130];[.$BL130];[.$BV130];[.$CF130];[.$CP130];[.$CZ130])" office:value-type="float"/>
          <table:table-cell table:formula="of:=MAX([.$E130];[.$O130];[.$Y130];[.$AI130];[.$AS130];[.$BC130];[.$BM130];[.$BW130];[.$CG130];[.$CQ130];[.$DA130])" office:value-type="float"/>
          <table:table-cell table:formula="of:=MAX([.$F130];[.$P130];[.$Z130];[.$AJ130];[.$AT130];[.$BD130];[.$BN130];[.$BX130];[.$CH130];[.$CR130];[.$DB130])" office:value-type="float"/>
          <table:table-cell table:formula="of:=MAX([.$G130];[.$Q130];[.$AA130];[.$AK130];[.$AU130];[.$BE130];[.$BO130];[.$BY130];[.$CI130];[.$CS130];[.$DC130])" office:value-type="float"/>
          <table:table-cell table:formula="of:=MAX([.$H130];[.$R130];[.$AB130];[.$AL130];[.$AV130];[.$BF130];[.$BP130];[.$BZ130];[.$CJ130];[.$CT130];[.$DD130])" office:value-type="float"/>
          <table:table-cell table:formula="of:=MAX([.$I130];[.$S130];[.$AC130];[.$AM130];[.$AW130];[.$BG130];[.$BQ130];[.$CA130];[.$CK130];[.$CU130];[.$DE130])" office:value-type="float"/>
          <table:table-cell table:formula="of:=MAX([.$J130];[.$T130];[.$AD130];[.$AN130];[.$AX130];[.$BH130];[.$BR130];[.$CB130];[.$CL130];[.$CV130];[.$DF130])" office:value-type="float"/>
          <table:table-cell table:formula="of:=MAX([.$K130];[.$U130];[.$AE130];[.$AO130];[.$AY130];[.$BI130];[.$BS130];[.$CC130];[.$CM130];[.$CW130];[.$DG130])" office:value-type="float"/>
        </table:table-row>
        <table:table-row table:style-name="ro1">
          <table:table-cell office:value-type="string">
            <text:p>iscas85/instances/c3540/c3540.lp.8.4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1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31];[.$L131];[.$V131];[.$AF131];[.$AP131];[.$AZ131];[.$BJ131];[.$BT131];[.$CD131];[.$CN131];[.$CX131])" office:value-type="float"/>
          <table:table-cell table:formula="of:=MIN([.$C131];[.$M131];[.$W131];[.$AG131];[.$AQ131];[.$BA131];[.$BK131];[.$BU131];[.$CE131];[.$CO131];[.$CY131])" office:value-type="float"/>
          <table:table-cell table:formula="of:=MIN([.$D131];[.$N131];[.$X131];[.$AH131];[.$AR131];[.$BB131];[.$BL131];[.$BV131];[.$CF131];[.$CP131];[.$CZ131])" office:value-type="float"/>
          <table:table-cell table:formula="of:=MIN([.$E131];[.$O131];[.$Y131];[.$AI131];[.$AS131];[.$BC131];[.$BM131];[.$BW131];[.$CG131];[.$CQ131];[.$DA131])" office:value-type="float"/>
          <table:table-cell table:formula="of:=MIN([.$F131];[.$P131];[.$Z131];[.$AJ131];[.$AT131];[.$BD131];[.$BN131];[.$BX131];[.$CH131];[.$CR131];[.$DB131])" office:value-type="float"/>
          <table:table-cell table:formula="of:=MIN([.$G131];[.$Q131];[.$AA131];[.$AK131];[.$AU131];[.$BE131];[.$BO131];[.$BY131];[.$CI131];[.$CS131];[.$DC131])" office:value-type="float"/>
          <table:table-cell table:formula="of:=MIN([.$H131];[.$R131];[.$AB131];[.$AL131];[.$AV131];[.$BF131];[.$BP131];[.$BZ131];[.$CJ131];[.$CT131];[.$DD131])" office:value-type="float"/>
          <table:table-cell table:formula="of:=MIN([.$I131];[.$S131];[.$AC131];[.$AM131];[.$AW131];[.$BG131];[.$BQ131];[.$CA131];[.$CK131];[.$CU131];[.$DE131])" office:value-type="float"/>
          <table:table-cell table:formula="of:=MIN([.$J131];[.$T131];[.$AD131];[.$AN131];[.$AX131];[.$BH131];[.$BR131];[.$CB131];[.$CL131];[.$CV131];[.$DF131])" office:value-type="float"/>
          <table:table-cell table:formula="of:=MIN([.$K131];[.$U131];[.$AE131];[.$AO131];[.$AY131];[.$BI131];[.$BS131];[.$CC131];[.$CM131];[.$CW131];[.$DG131])" office:value-type="float"/>
          <table:table-cell table:formula="of:=MEDIAN([.$B131];[.$L131];[.$V131];[.$AF131];[.$AP131];[.$AZ131];[.$BJ131];[.$BT131];[.$CD131];[.$CN131];[.$CX131])" office:value-type="float"/>
          <table:table-cell table:formula="of:=MEDIAN([.$C131];[.$M131];[.$W131];[.$AG131];[.$AQ131];[.$BA131];[.$BK131];[.$BU131];[.$CE131];[.$CO131];[.$CY131])" office:value-type="float"/>
          <table:table-cell table:formula="of:=MEDIAN([.$D131];[.$N131];[.$X131];[.$AH131];[.$AR131];[.$BB131];[.$BL131];[.$BV131];[.$CF131];[.$CP131];[.$CZ131])" office:value-type="float"/>
          <table:table-cell table:formula="of:=MEDIAN([.$E131];[.$O131];[.$Y131];[.$AI131];[.$AS131];[.$BC131];[.$BM131];[.$BW131];[.$CG131];[.$CQ131];[.$DA131])" office:value-type="float"/>
          <table:table-cell table:formula="of:=MEDIAN([.$F131];[.$P131];[.$Z131];[.$AJ131];[.$AT131];[.$BD131];[.$BN131];[.$BX131];[.$CH131];[.$CR131];[.$DB131])" office:value-type="float"/>
          <table:table-cell table:formula="of:=MEDIAN([.$G131];[.$Q131];[.$AA131];[.$AK131];[.$AU131];[.$BE131];[.$BO131];[.$BY131];[.$CI131];[.$CS131];[.$DC131])" office:value-type="float"/>
          <table:table-cell table:formula="of:=MEDIAN([.$H131];[.$R131];[.$AB131];[.$AL131];[.$AV131];[.$BF131];[.$BP131];[.$BZ131];[.$CJ131];[.$CT131];[.$DD131])" office:value-type="float"/>
          <table:table-cell table:formula="of:=MEDIAN([.$I131];[.$S131];[.$AC131];[.$AM131];[.$AW131];[.$BG131];[.$BQ131];[.$CA131];[.$CK131];[.$CU131];[.$DE131])" office:value-type="float"/>
          <table:table-cell table:formula="of:=MEDIAN([.$J131];[.$T131];[.$AD131];[.$AN131];[.$AX131];[.$BH131];[.$BR131];[.$CB131];[.$CL131];[.$CV131];[.$DF131])" office:value-type="float"/>
          <table:table-cell table:formula="of:=MEDIAN([.$K131];[.$U131];[.$AE131];[.$AO131];[.$AY131];[.$BI131];[.$BS131];[.$CC131];[.$CM131];[.$CW131];[.$DG131])" office:value-type="float"/>
          <table:table-cell table:formula="of:=MAX([.$B131];[.$L131];[.$V131];[.$AF131];[.$AP131];[.$AZ131];[.$BJ131];[.$BT131];[.$CD131];[.$CN131];[.$CX131])" office:value-type="float"/>
          <table:table-cell table:formula="of:=MAX([.$C131];[.$M131];[.$W131];[.$AG131];[.$AQ131];[.$BA131];[.$BK131];[.$BU131];[.$CE131];[.$CO131];[.$CY131])" office:value-type="float"/>
          <table:table-cell table:formula="of:=MAX([.$D131];[.$N131];[.$X131];[.$AH131];[.$AR131];[.$BB131];[.$BL131];[.$BV131];[.$CF131];[.$CP131];[.$CZ131])" office:value-type="float"/>
          <table:table-cell table:formula="of:=MAX([.$E131];[.$O131];[.$Y131];[.$AI131];[.$AS131];[.$BC131];[.$BM131];[.$BW131];[.$CG131];[.$CQ131];[.$DA131])" office:value-type="float"/>
          <table:table-cell table:formula="of:=MAX([.$F131];[.$P131];[.$Z131];[.$AJ131];[.$AT131];[.$BD131];[.$BN131];[.$BX131];[.$CH131];[.$CR131];[.$DB131])" office:value-type="float"/>
          <table:table-cell table:formula="of:=MAX([.$G131];[.$Q131];[.$AA131];[.$AK131];[.$AU131];[.$BE131];[.$BO131];[.$BY131];[.$CI131];[.$CS131];[.$DC131])" office:value-type="float"/>
          <table:table-cell table:formula="of:=MAX([.$H131];[.$R131];[.$AB131];[.$AL131];[.$AV131];[.$BF131];[.$BP131];[.$BZ131];[.$CJ131];[.$CT131];[.$DD131])" office:value-type="float"/>
          <table:table-cell table:formula="of:=MAX([.$I131];[.$S131];[.$AC131];[.$AM131];[.$AW131];[.$BG131];[.$BQ131];[.$CA131];[.$CK131];[.$CU131];[.$DE131])" office:value-type="float"/>
          <table:table-cell table:formula="of:=MAX([.$J131];[.$T131];[.$AD131];[.$AN131];[.$AX131];[.$BH131];[.$BR131];[.$CB131];[.$CL131];[.$CV131];[.$DF131])" office:value-type="float"/>
          <table:table-cell table:formula="of:=MAX([.$K131];[.$U131];[.$AE131];[.$AO131];[.$AY131];[.$BI131];[.$BS131];[.$CC131];[.$CM131];[.$CW131];[.$DG131])" office:value-type="float"/>
        </table:table-row>
        <table:table-row table:style-name="ro1">
          <table:table-cell office:value-type="string">
            <text:p>iscas85/instances/c3540/c3540.lp.9.2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32];[.$L132];[.$V132];[.$AF132];[.$AP132];[.$AZ132];[.$BJ132];[.$BT132];[.$CD132];[.$CN132];[.$CX132])" office:value-type="float"/>
          <table:table-cell table:formula="of:=MIN([.$C132];[.$M132];[.$W132];[.$AG132];[.$AQ132];[.$BA132];[.$BK132];[.$BU132];[.$CE132];[.$CO132];[.$CY132])" office:value-type="float"/>
          <table:table-cell table:formula="of:=MIN([.$D132];[.$N132];[.$X132];[.$AH132];[.$AR132];[.$BB132];[.$BL132];[.$BV132];[.$CF132];[.$CP132];[.$CZ132])" office:value-type="float"/>
          <table:table-cell table:formula="of:=MIN([.$E132];[.$O132];[.$Y132];[.$AI132];[.$AS132];[.$BC132];[.$BM132];[.$BW132];[.$CG132];[.$CQ132];[.$DA132])" office:value-type="float"/>
          <table:table-cell table:formula="of:=MIN([.$F132];[.$P132];[.$Z132];[.$AJ132];[.$AT132];[.$BD132];[.$BN132];[.$BX132];[.$CH132];[.$CR132];[.$DB132])" office:value-type="float"/>
          <table:table-cell table:formula="of:=MIN([.$G132];[.$Q132];[.$AA132];[.$AK132];[.$AU132];[.$BE132];[.$BO132];[.$BY132];[.$CI132];[.$CS132];[.$DC132])" office:value-type="float"/>
          <table:table-cell table:formula="of:=MIN([.$H132];[.$R132];[.$AB132];[.$AL132];[.$AV132];[.$BF132];[.$BP132];[.$BZ132];[.$CJ132];[.$CT132];[.$DD132])" office:value-type="float"/>
          <table:table-cell table:formula="of:=MIN([.$I132];[.$S132];[.$AC132];[.$AM132];[.$AW132];[.$BG132];[.$BQ132];[.$CA132];[.$CK132];[.$CU132];[.$DE132])" office:value-type="float"/>
          <table:table-cell table:formula="of:=MIN([.$J132];[.$T132];[.$AD132];[.$AN132];[.$AX132];[.$BH132];[.$BR132];[.$CB132];[.$CL132];[.$CV132];[.$DF132])" office:value-type="float"/>
          <table:table-cell table:formula="of:=MIN([.$K132];[.$U132];[.$AE132];[.$AO132];[.$AY132];[.$BI132];[.$BS132];[.$CC132];[.$CM132];[.$CW132];[.$DG132])" office:value-type="float"/>
          <table:table-cell table:formula="of:=MEDIAN([.$B132];[.$L132];[.$V132];[.$AF132];[.$AP132];[.$AZ132];[.$BJ132];[.$BT132];[.$CD132];[.$CN132];[.$CX132])" office:value-type="float"/>
          <table:table-cell table:formula="of:=MEDIAN([.$C132];[.$M132];[.$W132];[.$AG132];[.$AQ132];[.$BA132];[.$BK132];[.$BU132];[.$CE132];[.$CO132];[.$CY132])" office:value-type="float"/>
          <table:table-cell table:formula="of:=MEDIAN([.$D132];[.$N132];[.$X132];[.$AH132];[.$AR132];[.$BB132];[.$BL132];[.$BV132];[.$CF132];[.$CP132];[.$CZ132])" office:value-type="float"/>
          <table:table-cell table:formula="of:=MEDIAN([.$E132];[.$O132];[.$Y132];[.$AI132];[.$AS132];[.$BC132];[.$BM132];[.$BW132];[.$CG132];[.$CQ132];[.$DA132])" office:value-type="float"/>
          <table:table-cell table:formula="of:=MEDIAN([.$F132];[.$P132];[.$Z132];[.$AJ132];[.$AT132];[.$BD132];[.$BN132];[.$BX132];[.$CH132];[.$CR132];[.$DB132])" office:value-type="float"/>
          <table:table-cell table:formula="of:=MEDIAN([.$G132];[.$Q132];[.$AA132];[.$AK132];[.$AU132];[.$BE132];[.$BO132];[.$BY132];[.$CI132];[.$CS132];[.$DC132])" office:value-type="float"/>
          <table:table-cell table:formula="of:=MEDIAN([.$H132];[.$R132];[.$AB132];[.$AL132];[.$AV132];[.$BF132];[.$BP132];[.$BZ132];[.$CJ132];[.$CT132];[.$DD132])" office:value-type="float"/>
          <table:table-cell table:formula="of:=MEDIAN([.$I132];[.$S132];[.$AC132];[.$AM132];[.$AW132];[.$BG132];[.$BQ132];[.$CA132];[.$CK132];[.$CU132];[.$DE132])" office:value-type="float"/>
          <table:table-cell table:formula="of:=MEDIAN([.$J132];[.$T132];[.$AD132];[.$AN132];[.$AX132];[.$BH132];[.$BR132];[.$CB132];[.$CL132];[.$CV132];[.$DF132])" office:value-type="float"/>
          <table:table-cell table:formula="of:=MEDIAN([.$K132];[.$U132];[.$AE132];[.$AO132];[.$AY132];[.$BI132];[.$BS132];[.$CC132];[.$CM132];[.$CW132];[.$DG132])" office:value-type="float"/>
          <table:table-cell table:formula="of:=MAX([.$B132];[.$L132];[.$V132];[.$AF132];[.$AP132];[.$AZ132];[.$BJ132];[.$BT132];[.$CD132];[.$CN132];[.$CX132])" office:value-type="float"/>
          <table:table-cell table:formula="of:=MAX([.$C132];[.$M132];[.$W132];[.$AG132];[.$AQ132];[.$BA132];[.$BK132];[.$BU132];[.$CE132];[.$CO132];[.$CY132])" office:value-type="float"/>
          <table:table-cell table:formula="of:=MAX([.$D132];[.$N132];[.$X132];[.$AH132];[.$AR132];[.$BB132];[.$BL132];[.$BV132];[.$CF132];[.$CP132];[.$CZ132])" office:value-type="float"/>
          <table:table-cell table:formula="of:=MAX([.$E132];[.$O132];[.$Y132];[.$AI132];[.$AS132];[.$BC132];[.$BM132];[.$BW132];[.$CG132];[.$CQ132];[.$DA132])" office:value-type="float"/>
          <table:table-cell table:formula="of:=MAX([.$F132];[.$P132];[.$Z132];[.$AJ132];[.$AT132];[.$BD132];[.$BN132];[.$BX132];[.$CH132];[.$CR132];[.$DB132])" office:value-type="float"/>
          <table:table-cell table:formula="of:=MAX([.$G132];[.$Q132];[.$AA132];[.$AK132];[.$AU132];[.$BE132];[.$BO132];[.$BY132];[.$CI132];[.$CS132];[.$DC132])" office:value-type="float"/>
          <table:table-cell table:formula="of:=MAX([.$H132];[.$R132];[.$AB132];[.$AL132];[.$AV132];[.$BF132];[.$BP132];[.$BZ132];[.$CJ132];[.$CT132];[.$DD132])" office:value-type="float"/>
          <table:table-cell table:formula="of:=MAX([.$I132];[.$S132];[.$AC132];[.$AM132];[.$AW132];[.$BG132];[.$BQ132];[.$CA132];[.$CK132];[.$CU132];[.$DE132])" office:value-type="float"/>
          <table:table-cell table:formula="of:=MAX([.$J132];[.$T132];[.$AD132];[.$AN132];[.$AX132];[.$BH132];[.$BR132];[.$CB132];[.$CL132];[.$CV132];[.$DF132])" office:value-type="float"/>
          <table:table-cell table:formula="of:=MAX([.$K132];[.$U132];[.$AE132];[.$AO132];[.$AY132];[.$BI132];[.$BS132];[.$CC132];[.$CM132];[.$CW132];[.$DG132])" office:value-type="float"/>
        </table:table-row>
        <table:table-row table:style-name="ro1">
          <table:table-cell office:value-type="string">
            <text:p>iscas85/instances/c3540/c3540.lp.9.3</text:p>
          </table:table-cell>
          <table:table-cell office:value-type="float" office:value="600.018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33];[.$L133];[.$V133];[.$AF133];[.$AP133];[.$AZ133];[.$BJ133];[.$BT133];[.$CD133];[.$CN133];[.$CX133])" office:value-type="float"/>
          <table:table-cell table:formula="of:=MIN([.$C133];[.$M133];[.$W133];[.$AG133];[.$AQ133];[.$BA133];[.$BK133];[.$BU133];[.$CE133];[.$CO133];[.$CY133])" office:value-type="float"/>
          <table:table-cell table:formula="of:=MIN([.$D133];[.$N133];[.$X133];[.$AH133];[.$AR133];[.$BB133];[.$BL133];[.$BV133];[.$CF133];[.$CP133];[.$CZ133])" office:value-type="float"/>
          <table:table-cell table:formula="of:=MIN([.$E133];[.$O133];[.$Y133];[.$AI133];[.$AS133];[.$BC133];[.$BM133];[.$BW133];[.$CG133];[.$CQ133];[.$DA133])" office:value-type="float"/>
          <table:table-cell table:formula="of:=MIN([.$F133];[.$P133];[.$Z133];[.$AJ133];[.$AT133];[.$BD133];[.$BN133];[.$BX133];[.$CH133];[.$CR133];[.$DB133])" office:value-type="float"/>
          <table:table-cell table:formula="of:=MIN([.$G133];[.$Q133];[.$AA133];[.$AK133];[.$AU133];[.$BE133];[.$BO133];[.$BY133];[.$CI133];[.$CS133];[.$DC133])" office:value-type="float"/>
          <table:table-cell table:formula="of:=MIN([.$H133];[.$R133];[.$AB133];[.$AL133];[.$AV133];[.$BF133];[.$BP133];[.$BZ133];[.$CJ133];[.$CT133];[.$DD133])" office:value-type="float"/>
          <table:table-cell table:formula="of:=MIN([.$I133];[.$S133];[.$AC133];[.$AM133];[.$AW133];[.$BG133];[.$BQ133];[.$CA133];[.$CK133];[.$CU133];[.$DE133])" office:value-type="float"/>
          <table:table-cell table:formula="of:=MIN([.$J133];[.$T133];[.$AD133];[.$AN133];[.$AX133];[.$BH133];[.$BR133];[.$CB133];[.$CL133];[.$CV133];[.$DF133])" office:value-type="float"/>
          <table:table-cell table:formula="of:=MIN([.$K133];[.$U133];[.$AE133];[.$AO133];[.$AY133];[.$BI133];[.$BS133];[.$CC133];[.$CM133];[.$CW133];[.$DG133])" office:value-type="float"/>
          <table:table-cell table:formula="of:=MEDIAN([.$B133];[.$L133];[.$V133];[.$AF133];[.$AP133];[.$AZ133];[.$BJ133];[.$BT133];[.$CD133];[.$CN133];[.$CX133])" office:value-type="float"/>
          <table:table-cell table:formula="of:=MEDIAN([.$C133];[.$M133];[.$W133];[.$AG133];[.$AQ133];[.$BA133];[.$BK133];[.$BU133];[.$CE133];[.$CO133];[.$CY133])" office:value-type="float"/>
          <table:table-cell table:formula="of:=MEDIAN([.$D133];[.$N133];[.$X133];[.$AH133];[.$AR133];[.$BB133];[.$BL133];[.$BV133];[.$CF133];[.$CP133];[.$CZ133])" office:value-type="float"/>
          <table:table-cell table:formula="of:=MEDIAN([.$E133];[.$O133];[.$Y133];[.$AI133];[.$AS133];[.$BC133];[.$BM133];[.$BW133];[.$CG133];[.$CQ133];[.$DA133])" office:value-type="float"/>
          <table:table-cell table:formula="of:=MEDIAN([.$F133];[.$P133];[.$Z133];[.$AJ133];[.$AT133];[.$BD133];[.$BN133];[.$BX133];[.$CH133];[.$CR133];[.$DB133])" office:value-type="float"/>
          <table:table-cell table:formula="of:=MEDIAN([.$G133];[.$Q133];[.$AA133];[.$AK133];[.$AU133];[.$BE133];[.$BO133];[.$BY133];[.$CI133];[.$CS133];[.$DC133])" office:value-type="float"/>
          <table:table-cell table:formula="of:=MEDIAN([.$H133];[.$R133];[.$AB133];[.$AL133];[.$AV133];[.$BF133];[.$BP133];[.$BZ133];[.$CJ133];[.$CT133];[.$DD133])" office:value-type="float"/>
          <table:table-cell table:formula="of:=MEDIAN([.$I133];[.$S133];[.$AC133];[.$AM133];[.$AW133];[.$BG133];[.$BQ133];[.$CA133];[.$CK133];[.$CU133];[.$DE133])" office:value-type="float"/>
          <table:table-cell table:formula="of:=MEDIAN([.$J133];[.$T133];[.$AD133];[.$AN133];[.$AX133];[.$BH133];[.$BR133];[.$CB133];[.$CL133];[.$CV133];[.$DF133])" office:value-type="float"/>
          <table:table-cell table:formula="of:=MEDIAN([.$K133];[.$U133];[.$AE133];[.$AO133];[.$AY133];[.$BI133];[.$BS133];[.$CC133];[.$CM133];[.$CW133];[.$DG133])" office:value-type="float"/>
          <table:table-cell table:formula="of:=MAX([.$B133];[.$L133];[.$V133];[.$AF133];[.$AP133];[.$AZ133];[.$BJ133];[.$BT133];[.$CD133];[.$CN133];[.$CX133])" office:value-type="float"/>
          <table:table-cell table:formula="of:=MAX([.$C133];[.$M133];[.$W133];[.$AG133];[.$AQ133];[.$BA133];[.$BK133];[.$BU133];[.$CE133];[.$CO133];[.$CY133])" office:value-type="float"/>
          <table:table-cell table:formula="of:=MAX([.$D133];[.$N133];[.$X133];[.$AH133];[.$AR133];[.$BB133];[.$BL133];[.$BV133];[.$CF133];[.$CP133];[.$CZ133])" office:value-type="float"/>
          <table:table-cell table:formula="of:=MAX([.$E133];[.$O133];[.$Y133];[.$AI133];[.$AS133];[.$BC133];[.$BM133];[.$BW133];[.$CG133];[.$CQ133];[.$DA133])" office:value-type="float"/>
          <table:table-cell table:formula="of:=MAX([.$F133];[.$P133];[.$Z133];[.$AJ133];[.$AT133];[.$BD133];[.$BN133];[.$BX133];[.$CH133];[.$CR133];[.$DB133])" office:value-type="float"/>
          <table:table-cell table:formula="of:=MAX([.$G133];[.$Q133];[.$AA133];[.$AK133];[.$AU133];[.$BE133];[.$BO133];[.$BY133];[.$CI133];[.$CS133];[.$DC133])" office:value-type="float"/>
          <table:table-cell table:formula="of:=MAX([.$H133];[.$R133];[.$AB133];[.$AL133];[.$AV133];[.$BF133];[.$BP133];[.$BZ133];[.$CJ133];[.$CT133];[.$DD133])" office:value-type="float"/>
          <table:table-cell table:formula="of:=MAX([.$I133];[.$S133];[.$AC133];[.$AM133];[.$AW133];[.$BG133];[.$BQ133];[.$CA133];[.$CK133];[.$CU133];[.$DE133])" office:value-type="float"/>
          <table:table-cell table:formula="of:=MAX([.$J133];[.$T133];[.$AD133];[.$AN133];[.$AX133];[.$BH133];[.$BR133];[.$CB133];[.$CL133];[.$CV133];[.$DF133])" office:value-type="float"/>
          <table:table-cell table:formula="of:=MAX([.$K133];[.$U133];[.$AE133];[.$AO133];[.$AY133];[.$BI133];[.$BS133];[.$CC133];[.$CM133];[.$CW133];[.$DG133])" office:value-type="float"/>
        </table:table-row>
        <table:table-row table:style-name="ro1">
          <table:table-cell office:value-type="string">
            <text:p>iscas85/instances/c3540/c3540.lp.9.4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1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34];[.$L134];[.$V134];[.$AF134];[.$AP134];[.$AZ134];[.$BJ134];[.$BT134];[.$CD134];[.$CN134];[.$CX134])" office:value-type="float"/>
          <table:table-cell table:formula="of:=MIN([.$C134];[.$M134];[.$W134];[.$AG134];[.$AQ134];[.$BA134];[.$BK134];[.$BU134];[.$CE134];[.$CO134];[.$CY134])" office:value-type="float"/>
          <table:table-cell table:formula="of:=MIN([.$D134];[.$N134];[.$X134];[.$AH134];[.$AR134];[.$BB134];[.$BL134];[.$BV134];[.$CF134];[.$CP134];[.$CZ134])" office:value-type="float"/>
          <table:table-cell table:formula="of:=MIN([.$E134];[.$O134];[.$Y134];[.$AI134];[.$AS134];[.$BC134];[.$BM134];[.$BW134];[.$CG134];[.$CQ134];[.$DA134])" office:value-type="float"/>
          <table:table-cell table:formula="of:=MIN([.$F134];[.$P134];[.$Z134];[.$AJ134];[.$AT134];[.$BD134];[.$BN134];[.$BX134];[.$CH134];[.$CR134];[.$DB134])" office:value-type="float"/>
          <table:table-cell table:formula="of:=MIN([.$G134];[.$Q134];[.$AA134];[.$AK134];[.$AU134];[.$BE134];[.$BO134];[.$BY134];[.$CI134];[.$CS134];[.$DC134])" office:value-type="float"/>
          <table:table-cell table:formula="of:=MIN([.$H134];[.$R134];[.$AB134];[.$AL134];[.$AV134];[.$BF134];[.$BP134];[.$BZ134];[.$CJ134];[.$CT134];[.$DD134])" office:value-type="float"/>
          <table:table-cell table:formula="of:=MIN([.$I134];[.$S134];[.$AC134];[.$AM134];[.$AW134];[.$BG134];[.$BQ134];[.$CA134];[.$CK134];[.$CU134];[.$DE134])" office:value-type="float"/>
          <table:table-cell table:formula="of:=MIN([.$J134];[.$T134];[.$AD134];[.$AN134];[.$AX134];[.$BH134];[.$BR134];[.$CB134];[.$CL134];[.$CV134];[.$DF134])" office:value-type="float"/>
          <table:table-cell table:formula="of:=MIN([.$K134];[.$U134];[.$AE134];[.$AO134];[.$AY134];[.$BI134];[.$BS134];[.$CC134];[.$CM134];[.$CW134];[.$DG134])" office:value-type="float"/>
          <table:table-cell table:formula="of:=MEDIAN([.$B134];[.$L134];[.$V134];[.$AF134];[.$AP134];[.$AZ134];[.$BJ134];[.$BT134];[.$CD134];[.$CN134];[.$CX134])" office:value-type="float"/>
          <table:table-cell table:formula="of:=MEDIAN([.$C134];[.$M134];[.$W134];[.$AG134];[.$AQ134];[.$BA134];[.$BK134];[.$BU134];[.$CE134];[.$CO134];[.$CY134])" office:value-type="float"/>
          <table:table-cell table:formula="of:=MEDIAN([.$D134];[.$N134];[.$X134];[.$AH134];[.$AR134];[.$BB134];[.$BL134];[.$BV134];[.$CF134];[.$CP134];[.$CZ134])" office:value-type="float"/>
          <table:table-cell table:formula="of:=MEDIAN([.$E134];[.$O134];[.$Y134];[.$AI134];[.$AS134];[.$BC134];[.$BM134];[.$BW134];[.$CG134];[.$CQ134];[.$DA134])" office:value-type="float"/>
          <table:table-cell table:formula="of:=MEDIAN([.$F134];[.$P134];[.$Z134];[.$AJ134];[.$AT134];[.$BD134];[.$BN134];[.$BX134];[.$CH134];[.$CR134];[.$DB134])" office:value-type="float"/>
          <table:table-cell table:formula="of:=MEDIAN([.$G134];[.$Q134];[.$AA134];[.$AK134];[.$AU134];[.$BE134];[.$BO134];[.$BY134];[.$CI134];[.$CS134];[.$DC134])" office:value-type="float"/>
          <table:table-cell table:formula="of:=MEDIAN([.$H134];[.$R134];[.$AB134];[.$AL134];[.$AV134];[.$BF134];[.$BP134];[.$BZ134];[.$CJ134];[.$CT134];[.$DD134])" office:value-type="float"/>
          <table:table-cell table:formula="of:=MEDIAN([.$I134];[.$S134];[.$AC134];[.$AM134];[.$AW134];[.$BG134];[.$BQ134];[.$CA134];[.$CK134];[.$CU134];[.$DE134])" office:value-type="float"/>
          <table:table-cell table:formula="of:=MEDIAN([.$J134];[.$T134];[.$AD134];[.$AN134];[.$AX134];[.$BH134];[.$BR134];[.$CB134];[.$CL134];[.$CV134];[.$DF134])" office:value-type="float"/>
          <table:table-cell table:formula="of:=MEDIAN([.$K134];[.$U134];[.$AE134];[.$AO134];[.$AY134];[.$BI134];[.$BS134];[.$CC134];[.$CM134];[.$CW134];[.$DG134])" office:value-type="float"/>
          <table:table-cell table:formula="of:=MAX([.$B134];[.$L134];[.$V134];[.$AF134];[.$AP134];[.$AZ134];[.$BJ134];[.$BT134];[.$CD134];[.$CN134];[.$CX134])" office:value-type="float"/>
          <table:table-cell table:formula="of:=MAX([.$C134];[.$M134];[.$W134];[.$AG134];[.$AQ134];[.$BA134];[.$BK134];[.$BU134];[.$CE134];[.$CO134];[.$CY134])" office:value-type="float"/>
          <table:table-cell table:formula="of:=MAX([.$D134];[.$N134];[.$X134];[.$AH134];[.$AR134];[.$BB134];[.$BL134];[.$BV134];[.$CF134];[.$CP134];[.$CZ134])" office:value-type="float"/>
          <table:table-cell table:formula="of:=MAX([.$E134];[.$O134];[.$Y134];[.$AI134];[.$AS134];[.$BC134];[.$BM134];[.$BW134];[.$CG134];[.$CQ134];[.$DA134])" office:value-type="float"/>
          <table:table-cell table:formula="of:=MAX([.$F134];[.$P134];[.$Z134];[.$AJ134];[.$AT134];[.$BD134];[.$BN134];[.$BX134];[.$CH134];[.$CR134];[.$DB134])" office:value-type="float"/>
          <table:table-cell table:formula="of:=MAX([.$G134];[.$Q134];[.$AA134];[.$AK134];[.$AU134];[.$BE134];[.$BO134];[.$BY134];[.$CI134];[.$CS134];[.$DC134])" office:value-type="float"/>
          <table:table-cell table:formula="of:=MAX([.$H134];[.$R134];[.$AB134];[.$AL134];[.$AV134];[.$BF134];[.$BP134];[.$BZ134];[.$CJ134];[.$CT134];[.$DD134])" office:value-type="float"/>
          <table:table-cell table:formula="of:=MAX([.$I134];[.$S134];[.$AC134];[.$AM134];[.$AW134];[.$BG134];[.$BQ134];[.$CA134];[.$CK134];[.$CU134];[.$DE134])" office:value-type="float"/>
          <table:table-cell table:formula="of:=MAX([.$J134];[.$T134];[.$AD134];[.$AN134];[.$AX134];[.$BH134];[.$BR134];[.$CB134];[.$CL134];[.$CV134];[.$DF134])" office:value-type="float"/>
          <table:table-cell table:formula="of:=MAX([.$K134];[.$U134];[.$AE134];[.$AO134];[.$AY134];[.$BI134];[.$BS134];[.$CC134];[.$CM134];[.$CW134];[.$DG134])" office:value-type="float"/>
        </table:table-row>
        <table:table-row table:style-name="ro1">
          <table:table-cell office:value-type="string">
            <text:p>iscas85/instances/c3540/c3540.lp.9.5</text:p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2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00.019"/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/>
          <table:table-cell office:value-type="string">
            <text:p/>
          </table:table-cell>
          <table:table-cell office:value-type="string">
            <text:p/>
          </table:table-cell>
          <table:table-cell table:formula="of:=MIN([.$B135];[.$L135];[.$V135];[.$AF135];[.$AP135];[.$AZ135];[.$BJ135];[.$BT135];[.$CD135];[.$CN135];[.$CX135])" office:value-type="float"/>
          <table:table-cell table:formula="of:=MIN([.$C135];[.$M135];[.$W135];[.$AG135];[.$AQ135];[.$BA135];[.$BK135];[.$BU135];[.$CE135];[.$CO135];[.$CY135])" office:value-type="float"/>
          <table:table-cell table:formula="of:=MIN([.$D135];[.$N135];[.$X135];[.$AH135];[.$AR135];[.$BB135];[.$BL135];[.$BV135];[.$CF135];[.$CP135];[.$CZ135])" office:value-type="float"/>
          <table:table-cell table:formula="of:=MIN([.$E135];[.$O135];[.$Y135];[.$AI135];[.$AS135];[.$BC135];[.$BM135];[.$BW135];[.$CG135];[.$CQ135];[.$DA135])" office:value-type="float"/>
          <table:table-cell table:formula="of:=MIN([.$F135];[.$P135];[.$Z135];[.$AJ135];[.$AT135];[.$BD135];[.$BN135];[.$BX135];[.$CH135];[.$CR135];[.$DB135])" office:value-type="float"/>
          <table:table-cell table:formula="of:=MIN([.$G135];[.$Q135];[.$AA135];[.$AK135];[.$AU135];[.$BE135];[.$BO135];[.$BY135];[.$CI135];[.$CS135];[.$DC135])" office:value-type="float"/>
          <table:table-cell table:formula="of:=MIN([.$H135];[.$R135];[.$AB135];[.$AL135];[.$AV135];[.$BF135];[.$BP135];[.$BZ135];[.$CJ135];[.$CT135];[.$DD135])" office:value-type="float"/>
          <table:table-cell table:formula="of:=MIN([.$I135];[.$S135];[.$AC135];[.$AM135];[.$AW135];[.$BG135];[.$BQ135];[.$CA135];[.$CK135];[.$CU135];[.$DE135])" office:value-type="float"/>
          <table:table-cell table:formula="of:=MIN([.$J135];[.$T135];[.$AD135];[.$AN135];[.$AX135];[.$BH135];[.$BR135];[.$CB135];[.$CL135];[.$CV135];[.$DF135])" office:value-type="float"/>
          <table:table-cell table:formula="of:=MIN([.$K135];[.$U135];[.$AE135];[.$AO135];[.$AY135];[.$BI135];[.$BS135];[.$CC135];[.$CM135];[.$CW135];[.$DG135])" office:value-type="float"/>
          <table:table-cell table:formula="of:=MEDIAN([.$B135];[.$L135];[.$V135];[.$AF135];[.$AP135];[.$AZ135];[.$BJ135];[.$BT135];[.$CD135];[.$CN135];[.$CX135])" office:value-type="float"/>
          <table:table-cell table:formula="of:=MEDIAN([.$C135];[.$M135];[.$W135];[.$AG135];[.$AQ135];[.$BA135];[.$BK135];[.$BU135];[.$CE135];[.$CO135];[.$CY135])" office:value-type="float"/>
          <table:table-cell table:formula="of:=MEDIAN([.$D135];[.$N135];[.$X135];[.$AH135];[.$AR135];[.$BB135];[.$BL135];[.$BV135];[.$CF135];[.$CP135];[.$CZ135])" office:value-type="float"/>
          <table:table-cell table:formula="of:=MEDIAN([.$E135];[.$O135];[.$Y135];[.$AI135];[.$AS135];[.$BC135];[.$BM135];[.$BW135];[.$CG135];[.$CQ135];[.$DA135])" office:value-type="float"/>
          <table:table-cell table:formula="of:=MEDIAN([.$F135];[.$P135];[.$Z135];[.$AJ135];[.$AT135];[.$BD135];[.$BN135];[.$BX135];[.$CH135];[.$CR135];[.$DB135])" office:value-type="float"/>
          <table:table-cell table:formula="of:=MEDIAN([.$G135];[.$Q135];[.$AA135];[.$AK135];[.$AU135];[.$BE135];[.$BO135];[.$BY135];[.$CI135];[.$CS135];[.$DC135])" office:value-type="float"/>
          <table:table-cell table:formula="of:=MEDIAN([.$H135];[.$R135];[.$AB135];[.$AL135];[.$AV135];[.$BF135];[.$BP135];[.$BZ135];[.$CJ135];[.$CT135];[.$DD135])" office:value-type="float"/>
          <table:table-cell table:formula="of:=MEDIAN([.$I135];[.$S135];[.$AC135];[.$AM135];[.$AW135];[.$BG135];[.$BQ135];[.$CA135];[.$CK135];[.$CU135];[.$DE135])" office:value-type="float"/>
          <table:table-cell table:formula="of:=MEDIAN([.$J135];[.$T135];[.$AD135];[.$AN135];[.$AX135];[.$BH135];[.$BR135];[.$CB135];[.$CL135];[.$CV135];[.$DF135])" office:value-type="float"/>
          <table:table-cell table:formula="of:=MEDIAN([.$K135];[.$U135];[.$AE135];[.$AO135];[.$AY135];[.$BI135];[.$BS135];[.$CC135];[.$CM135];[.$CW135];[.$DG135])" office:value-type="float"/>
          <table:table-cell table:formula="of:=MAX([.$B135];[.$L135];[.$V135];[.$AF135];[.$AP135];[.$AZ135];[.$BJ135];[.$BT135];[.$CD135];[.$CN135];[.$CX135])" office:value-type="float"/>
          <table:table-cell table:formula="of:=MAX([.$C135];[.$M135];[.$W135];[.$AG135];[.$AQ135];[.$BA135];[.$BK135];[.$BU135];[.$CE135];[.$CO135];[.$CY135])" office:value-type="float"/>
          <table:table-cell table:formula="of:=MAX([.$D135];[.$N135];[.$X135];[.$AH135];[.$AR135];[.$BB135];[.$BL135];[.$BV135];[.$CF135];[.$CP135];[.$CZ135])" office:value-type="float"/>
          <table:table-cell table:formula="of:=MAX([.$E135];[.$O135];[.$Y135];[.$AI135];[.$AS135];[.$BC135];[.$BM135];[.$BW135];[.$CG135];[.$CQ135];[.$DA135])" office:value-type="float"/>
          <table:table-cell table:formula="of:=MAX([.$F135];[.$P135];[.$Z135];[.$AJ135];[.$AT135];[.$BD135];[.$BN135];[.$BX135];[.$CH135];[.$CR135];[.$DB135])" office:value-type="float"/>
          <table:table-cell table:formula="of:=MAX([.$G135];[.$Q135];[.$AA135];[.$AK135];[.$AU135];[.$BE135];[.$BO135];[.$BY135];[.$CI135];[.$CS135];[.$DC135])" office:value-type="float"/>
          <table:table-cell table:formula="of:=MAX([.$H135];[.$R135];[.$AB135];[.$AL135];[.$AV135];[.$BF135];[.$BP135];[.$BZ135];[.$CJ135];[.$CT135];[.$DD135])" office:value-type="float"/>
          <table:table-cell table:formula="of:=MAX([.$I135];[.$S135];[.$AC135];[.$AM135];[.$AW135];[.$BG135];[.$BQ135];[.$CA135];[.$CK135];[.$CU135];[.$DE135])" office:value-type="float"/>
          <table:table-cell table:formula="of:=MAX([.$J135];[.$T135];[.$AD135];[.$AN135];[.$AX135];[.$BH135];[.$BR135];[.$CB135];[.$CL135];[.$CV135];[.$DF135])" office:value-type="float"/>
          <table:table-cell table:formula="of:=MAX([.$K135];[.$U135];[.$AE135];[.$AO135];[.$AY135];[.$BI135];[.$BS135];[.$CC135];[.$CM135];[.$CW135];[.$DG135])" office:value-type="float"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SUM</text:p>
          </table:table-cell>
          <table:table-cell table:style-name="cellBest" table:formula="of:=SUM([.B3:.B135])" office:value-type="float"/>
          <table:table-cell table:style-name="cellBest" table:formula="of:=SUM([.C3:.C135])" office:value-type="float"/>
          <table:table-cell table:formula="of:=SUM([.D3:.D135])" office:value-type="float"/>
          <table:table-cell table:formula="of:=SUM([.E3:.E135])" office:value-type="float"/>
          <table:table-cell table:formula="of:=SUM([.F3:.F135])" office:value-type="float"/>
          <table:table-cell table:formula="of:=SUM([.G3:.G135])" office:value-type="float"/>
          <table:table-cell table:style-name="cellBest" table:formula="of:=SUM([.H3:.H135])" office:value-type="float"/>
          <table:table-cell table:formula="of:=SUM([.I3:.I135])" office:value-type="float"/>
          <table:table-cell table:style-name="cellWorst" table:formula="of:=SUM([.J3:.J135])" office:value-type="float"/>
          <table:table-cell table:formula="of:=SUM([.K3:.K135])" office:value-type="float"/>
          <table:table-cell table:formula="of:=SUM([.L3:.L135])" office:value-type="float"/>
          <table:table-cell table:formula="of:=SUM([.M3:.M135])" office:value-type="float"/>
          <table:table-cell table:formula="of:=SUM([.N3:.N135])" office:value-type="float"/>
          <table:table-cell table:formula="of:=SUM([.O3:.O135])" office:value-type="float"/>
          <table:table-cell table:formula="of:=SUM([.P3:.P135])" office:value-type="float"/>
          <table:table-cell table:formula="of:=SUM([.Q3:.Q135])" office:value-type="float"/>
          <table:table-cell table:style-name="cellBest" table:formula="of:=SUM([.R3:.R135])" office:value-type="float"/>
          <table:table-cell table:formula="of:=SUM([.S3:.S135])" office:value-type="float"/>
          <table:table-cell table:formula="of:=SUM([.T3:.T135])" office:value-type="float"/>
          <table:table-cell table:formula="of:=SUM([.U3:.U135])" office:value-type="float"/>
          <table:table-cell table:formula="of:=SUM([.V3:.V135])" office:value-type="float"/>
          <table:table-cell table:formula="of:=SUM([.W3:.W135])" office:value-type="float"/>
          <table:table-cell table:formula="of:=SUM([.X3:.X135])" office:value-type="float"/>
          <table:table-cell table:formula="of:=SUM([.Y3:.Y135])" office:value-type="float"/>
          <table:table-cell table:formula="of:=SUM([.Z3:.Z135])" office:value-type="float"/>
          <table:table-cell table:formula="of:=SUM([.AA3:.AA135])" office:value-type="float"/>
          <table:table-cell table:style-name="cellBest" table:formula="of:=SUM([.AB3:.AB135])" office:value-type="float"/>
          <table:table-cell table:formula="of:=SUM([.AC3:.AC135])" office:value-type="float"/>
          <table:table-cell table:formula="of:=SUM([.AD3:.AD135])" office:value-type="float"/>
          <table:table-cell table:formula="of:=SUM([.AE3:.AE135])" office:value-type="float"/>
          <table:table-cell table:formula="of:=SUM([.AF3:.AF135])" office:value-type="float"/>
          <table:table-cell table:formula="of:=SUM([.AG3:.AG135])" office:value-type="float"/>
          <table:table-cell table:formula="of:=SUM([.AH3:.AH135])" office:value-type="float"/>
          <table:table-cell table:formula="of:=SUM([.AI3:.AI135])" office:value-type="float"/>
          <table:table-cell table:formula="of:=SUM([.AJ3:.AJ135])" office:value-type="float"/>
          <table:table-cell table:formula="of:=SUM([.AK3:.AK135])" office:value-type="float"/>
          <table:table-cell table:formula="of:=SUM([.AL3:.AL135])" office:value-type="float"/>
          <table:table-cell table:style-name="cellWorst" table:formula="of:=SUM([.AM3:.AM135])" office:value-type="float"/>
          <table:table-cell table:formula="of:=SUM([.AN3:.AN135])" office:value-type="float"/>
          <table:table-cell table:formula="of:=SUM([.AO3:.AO135])" office:value-type="float"/>
          <table:table-cell table:formula="of:=SUM([.AP3:.AP135])" office:value-type="float"/>
          <table:table-cell table:style-name="cellWorst" table:formula="of:=SUM([.AQ3:.AQ135])" office:value-type="float"/>
          <table:table-cell table:formula="of:=SUM([.AR3:.AR135])" office:value-type="float"/>
          <table:table-cell table:formula="of:=SUM([.AS3:.AS135])" office:value-type="float"/>
          <table:table-cell table:formula="of:=SUM([.AT3:.AT135])" office:value-type="float"/>
          <table:table-cell table:formula="of:=SUM([.AU3:.AU135])" office:value-type="float"/>
          <table:table-cell table:formula="of:=SUM([.AV3:.AV135])" office:value-type="float"/>
          <table:table-cell table:style-name="cellBest" table:formula="of:=SUM([.AW3:.AW135])" office:value-type="float"/>
          <table:table-cell table:style-name="cellBest" table:formula="of:=SUM([.AX3:.AX135])" office:value-type="float"/>
          <table:table-cell table:formula="of:=SUM([.AY3:.AY135])" office:value-type="float"/>
          <table:table-cell table:formula="of:=SUM([.AZ3:.AZ135])" office:value-type="float"/>
          <table:table-cell table:formula="of:=SUM([.BA3:.BA135])" office:value-type="float"/>
          <table:table-cell table:formula="of:=SUM([.BB3:.BB135])" office:value-type="float"/>
          <table:table-cell table:formula="of:=SUM([.BC3:.BC135])" office:value-type="float"/>
          <table:table-cell table:formula="of:=SUM([.BD3:.BD135])" office:value-type="float"/>
          <table:table-cell table:formula="of:=SUM([.BE3:.BE135])" office:value-type="float"/>
          <table:table-cell table:formula="of:=SUM([.BF3:.BF135])" office:value-type="float"/>
          <table:table-cell table:formula="of:=SUM([.BG3:.BG135])" office:value-type="float"/>
          <table:table-cell table:formula="of:=SUM([.BH3:.BH135])" office:value-type="float"/>
          <table:table-cell table:formula="of:=SUM([.BI3:.BI135])" office:value-type="float"/>
          <table:table-cell table:formula="of:=SUM([.BJ3:.BJ135])" office:value-type="float"/>
          <table:table-cell table:formula="of:=SUM([.BK3:.BK135])" office:value-type="float"/>
          <table:table-cell table:formula="of:=SUM([.BL3:.BL135])" office:value-type="float"/>
          <table:table-cell table:formula="of:=SUM([.BM3:.BM135])" office:value-type="float"/>
          <table:table-cell table:formula="of:=SUM([.BN3:.BN135])" office:value-type="float"/>
          <table:table-cell table:style-name="cellWorst" table:formula="of:=SUM([.BO3:.BO135])" office:value-type="float"/>
          <table:table-cell table:formula="of:=SUM([.BP3:.BP135])" office:value-type="float"/>
          <table:table-cell table:formula="of:=SUM([.BQ3:.BQ135])" office:value-type="float"/>
          <table:table-cell table:formula="of:=SUM([.BR3:.BR135])" office:value-type="float"/>
          <table:table-cell table:style-name="cellWorst" table:formula="of:=SUM([.BS3:.BS135])" office:value-type="float"/>
          <table:table-cell table:formula="of:=SUM([.BT3:.BT135])" office:value-type="float"/>
          <table:table-cell table:formula="of:=SUM([.BU3:.BU135])" office:value-type="float"/>
          <table:table-cell table:formula="of:=SUM([.BV3:.BV135])" office:value-type="float"/>
          <table:table-cell table:formula="of:=SUM([.BW3:.BW135])" office:value-type="float"/>
          <table:table-cell table:formula="of:=SUM([.BX3:.BX135])" office:value-type="float"/>
          <table:table-cell table:style-name="cellBest" table:formula="of:=SUM([.BY3:.BY135])" office:value-type="float"/>
          <table:table-cell table:formula="of:=SUM([.BZ3:.BZ135])" office:value-type="float"/>
          <table:table-cell table:formula="of:=SUM([.CA3:.CA135])" office:value-type="float"/>
          <table:table-cell table:formula="of:=SUM([.CB3:.CB135])" office:value-type="float"/>
          <table:table-cell table:formula="of:=SUM([.CC3:.CC135])" office:value-type="float"/>
          <table:table-cell table:formula="of:=SUM([.CD3:.CD135])" office:value-type="float"/>
          <table:table-cell table:formula="of:=SUM([.CE3:.CE135])" office:value-type="float"/>
          <table:table-cell table:style-name="cellBest" table:formula="of:=SUM([.CF3:.CF135])" office:value-type="float"/>
          <table:table-cell table:formula="of:=SUM([.CG3:.CG135])" office:value-type="float"/>
          <table:table-cell table:formula="of:=SUM([.CH3:.CH135])" office:value-type="float"/>
          <table:table-cell table:formula="of:=SUM([.CI3:.CI135])" office:value-type="float"/>
          <table:table-cell table:formula="of:=SUM([.CJ3:.CJ135])" office:value-type="float"/>
          <table:table-cell table:formula="of:=SUM([.CK3:.CK135])" office:value-type="float"/>
          <table:table-cell table:formula="of:=SUM([.CL3:.CL135])" office:value-type="float"/>
          <table:table-cell table:style-name="cellBest" table:formula="of:=SUM([.CM3:.CM135])" office:value-type="float"/>
          <table:table-cell table:formula="of:=SUM([.CN3:.CN135])" office:value-type="float"/>
          <table:table-cell table:style-name="cellWorst" table:formula="of:=SUM([.CO3:.CO135])" office:value-type="float"/>
          <table:table-cell table:formula="of:=SUM([.CP3:.CP135])" office:value-type="float"/>
          <table:table-cell table:formula="of:=SUM([.CQ3:.CQ135])" office:value-type="float"/>
          <table:table-cell table:formula="of:=SUM([.CR3:.CR135])" office:value-type="float"/>
          <table:table-cell table:formula="of:=SUM([.CS3:.CS135])" office:value-type="float"/>
          <table:table-cell table:formula="of:=SUM([.CT3:.CT135])" office:value-type="float"/>
          <table:table-cell table:formula="of:=SUM([.CU3:.CU135])" office:value-type="float"/>
          <table:table-cell table:style-name="cellBest" table:formula="of:=SUM([.CV3:.CV135])" office:value-type="float"/>
          <table:table-cell table:formula="of:=SUM([.CW3:.CW135])" office:value-type="float"/>
          <table:table-cell table:style-name="cellWorst" table:formula="of:=SUM([.CX3:.CX135])" office:value-type="float"/>
          <table:table-cell table:style-name="cellWorst" table:formula="of:=SUM([.CY3:.CY135])" office:value-type="float"/>
          <table:table-cell table:style-name="cellWorst" table:formula="of:=SUM([.CZ3:.CZ135])" office:value-type="float"/>
          <table:table-cell table:formula="of:=SUM([.DA3:.DA135])" office:value-type="float"/>
          <table:table-cell table:formula="of:=SUM([.DB3:.DB135])" office:value-type="float"/>
          <table:table-cell table:formula="of:=SUM([.DC3:.DC135])" office:value-type="float"/>
          <table:table-cell table:style-name="cellWorst" table:formula="of:=SUM([.DD3:.DD135])" office:value-type="float"/>
          <table:table-cell table:formula="of:=SUM([.DE3:.DE135])" office:value-type="float"/>
          <table:table-cell table:style-name="cellBest" table:formula="of:=SUM([.DF3:.DF135])" office:value-type="float"/>
          <table:table-cell table:formula="of:=SUM([.DG3:.DG135])" office:value-type="float"/>
          <table:table-cell table:formula="of:=SUM([.DH3:.DH135])" office:value-type="float"/>
          <table:table-cell table:formula="of:=SUM([.DI3:.DI135])" office:value-type="float"/>
          <table:table-cell table:formula="of:=SUM([.DJ3:.DJ135])" office:value-type="float"/>
          <table:table-cell table:formula="of:=SUM([.DK3:.DK135])" office:value-type="float"/>
          <table:table-cell table:formula="of:=SUM([.DL3:.DL135])" office:value-type="float"/>
          <table:table-cell table:formula="of:=SUM([.DM3:.DM135])" office:value-type="float"/>
          <table:table-cell table:formula="of:=SUM([.DN3:.DN135])" office:value-type="float"/>
          <table:table-cell table:formula="of:=SUM([.DO3:.DO135])" office:value-type="float"/>
          <table:table-cell table:formula="of:=SUM([.DP3:.DP135])" office:value-type="float"/>
          <table:table-cell table:formula="of:=SUM([.DQ3:.DQ135])" office:value-type="float"/>
          <table:table-cell table:formula="of:=SUM([.DR3:.DR135])" office:value-type="float"/>
          <table:table-cell table:formula="of:=SUM([.DS3:.DS135])" office:value-type="float"/>
          <table:table-cell table:formula="of:=SUM([.DT3:.DT135])" office:value-type="float"/>
          <table:table-cell table:formula="of:=SUM([.DU3:.DU135])" office:value-type="float"/>
          <table:table-cell table:formula="of:=SUM([.DV3:.DV135])" office:value-type="float"/>
          <table:table-cell table:formula="of:=SUM([.DW3:.DW135])" office:value-type="float"/>
          <table:table-cell table:formula="of:=SUM([.DX3:.DX135])" office:value-type="float"/>
          <table:table-cell table:formula="of:=SUM([.DY3:.DY135])" office:value-type="float"/>
          <table:table-cell table:formula="of:=SUM([.DZ3:.DZ135])" office:value-type="float"/>
          <table:table-cell table:formula="of:=SUM([.EA3:.EA135])" office:value-type="float"/>
          <table:table-cell table:formula="of:=SUM([.EB3:.EB135])" office:value-type="float"/>
          <table:table-cell table:formula="of:=SUM([.EC3:.EC135])" office:value-type="float"/>
          <table:table-cell table:formula="of:=SUM([.ED3:.ED135])" office:value-type="float"/>
          <table:table-cell table:formula="of:=SUM([.EE3:.EE135])" office:value-type="float"/>
          <table:table-cell table:formula="of:=SUM([.EF3:.EF135])" office:value-type="float"/>
          <table:table-cell table:formula="of:=SUM([.EG3:.EG135])" office:value-type="float"/>
          <table:table-cell table:formula="of:=SUM([.EH3:.EH135])" office:value-type="float"/>
          <table:table-cell table:formula="of:=SUM([.EI3:.EI135])" office:value-type="float"/>
          <table:table-cell table:formula="of:=SUM([.EJ3:.EJ135])" office:value-type="float"/>
          <table:table-cell table:formula="of:=SUM([.EK3:.EK135])" office:value-type="float"/>
        </table:table-row>
        <table:table-row table:style-name="ro1">
          <table:table-cell office:value-type="string">
            <text:p>AVG</text:p>
          </table:table-cell>
          <table:table-cell table:style-name="cellBest" table:formula="of:=AVERAGE([.B3:.B135])" office:value-type="float"/>
          <table:table-cell table:formula="of:=AVERAGE([.C3:.C135])" office:value-type="float"/>
          <table:table-cell table:formula="of:=AVERAGE([.D3:.D135])" office:value-type="float"/>
          <table:table-cell table:formula="of:=AVERAGE([.E3:.E135])" office:value-type="float"/>
          <table:table-cell table:formula="of:=AVERAGE([.F3:.F135])" office:value-type="float"/>
          <table:table-cell table:formula="of:=AVERAGE([.G3:.G135])" office:value-type="float"/>
          <table:table-cell table:style-name="cellBest" table:formula="of:=AVERAGE([.H3:.H135])" office:value-type="float"/>
          <table:table-cell table:formula="of:=AVERAGE([.I3:.I135])" office:value-type="float"/>
          <table:table-cell table:formula="of:=AVERAGE([.J3:.J135])" office:value-type="float"/>
          <table:table-cell table:formula="of:=AVERAGE([.K3:.K135])" office:value-type="float"/>
          <table:table-cell table:formula="of:=AVERAGE([.L3:.L135])" office:value-type="float"/>
          <table:table-cell table:formula="of:=AVERAGE([.M3:.M135])" office:value-type="float"/>
          <table:table-cell table:style-name="cellWorst" table:formula="of:=AVERAGE([.N3:.N135])" office:value-type="float"/>
          <table:table-cell table:formula="of:=AVERAGE([.O3:.O135])" office:value-type="float"/>
          <table:table-cell table:formula="of:=AVERAGE([.P3:.P135])" office:value-type="float"/>
          <table:table-cell table:formula="of:=AVERAGE([.Q3:.Q135])" office:value-type="float"/>
          <table:table-cell table:style-name="cellBest" table:formula="of:=AVERAGE([.R3:.R135])" office:value-type="float"/>
          <table:table-cell table:formula="of:=AVERAGE([.S3:.S135])" office:value-type="float"/>
          <table:table-cell table:formula="of:=AVERAGE([.T3:.T135])" office:value-type="float"/>
          <table:table-cell table:formula="of:=AVERAGE([.U3:.U135])" office:value-type="float"/>
          <table:table-cell table:formula="of:=AVERAGE([.V3:.V135])" office:value-type="float"/>
          <table:table-cell table:formula="of:=AVERAGE([.W3:.W135])" office:value-type="float"/>
          <table:table-cell table:formula="of:=AVERAGE([.X3:.X135])" office:value-type="float"/>
          <table:table-cell table:formula="of:=AVERAGE([.Y3:.Y135])" office:value-type="float"/>
          <table:table-cell table:formula="of:=AVERAGE([.Z3:.Z135])" office:value-type="float"/>
          <table:table-cell table:formula="of:=AVERAGE([.AA3:.AA135])" office:value-type="float"/>
          <table:table-cell table:style-name="cellBest" table:formula="of:=AVERAGE([.AB3:.AB135])" office:value-type="float"/>
          <table:table-cell table:formula="of:=AVERAGE([.AC3:.AC135])" office:value-type="float"/>
          <table:table-cell table:formula="of:=AVERAGE([.AD3:.AD135])" office:value-type="float"/>
          <table:table-cell table:formula="of:=AVERAGE([.AE3:.AE135])" office:value-type="float"/>
          <table:table-cell table:formula="of:=AVERAGE([.AF3:.AF135])" office:value-type="float"/>
          <table:table-cell table:formula="of:=AVERAGE([.AG3:.AG135])" office:value-type="float"/>
          <table:table-cell table:formula="of:=AVERAGE([.AH3:.AH135])" office:value-type="float"/>
          <table:table-cell table:formula="of:=AVERAGE([.AI3:.AI135])" office:value-type="float"/>
          <table:table-cell table:formula="of:=AVERAGE([.AJ3:.AJ135])" office:value-type="float"/>
          <table:table-cell table:formula="of:=AVERAGE([.AK3:.AK135])" office:value-type="float"/>
          <table:table-cell table:formula="of:=AVERAGE([.AL3:.AL135])" office:value-type="float"/>
          <table:table-cell table:style-name="cellWorst" table:formula="of:=AVERAGE([.AM3:.AM135])" office:value-type="float"/>
          <table:table-cell table:formula="of:=AVERAGE([.AN3:.AN135])" office:value-type="float"/>
          <table:table-cell table:formula="of:=AVERAGE([.AO3:.AO135])" office:value-type="float"/>
          <table:table-cell table:formula="of:=AVERAGE([.AP3:.AP135])" office:value-type="float"/>
          <table:table-cell table:formula="of:=AVERAGE([.AQ3:.AQ135])" office:value-type="float"/>
          <table:table-cell table:formula="of:=AVERAGE([.AR3:.AR135])" office:value-type="float"/>
          <table:table-cell table:formula="of:=AVERAGE([.AS3:.AS135])" office:value-type="float"/>
          <table:table-cell table:formula="of:=AVERAGE([.AT3:.AT135])" office:value-type="float"/>
          <table:table-cell table:formula="of:=AVERAGE([.AU3:.AU135])" office:value-type="float"/>
          <table:table-cell table:formula="of:=AVERAGE([.AV3:.AV135])" office:value-type="float"/>
          <table:table-cell table:style-name="cellBest" table:formula="of:=AVERAGE([.AW3:.AW135])" office:value-type="float"/>
          <table:table-cell table:formula="of:=AVERAGE([.AX3:.AX135])" office:value-type="float"/>
          <table:table-cell table:style-name="cellWorst" table:formula="of:=AVERAGE([.AY3:.AY135])" office:value-type="float"/>
          <table:table-cell table:formula="of:=AVERAGE([.AZ3:.AZ135])" office:value-type="float"/>
          <table:table-cell table:formula="of:=AVERAGE([.BA3:.BA135])" office:value-type="float"/>
          <table:table-cell table:formula="of:=AVERAGE([.BB3:.BB135])" office:value-type="float"/>
          <table:table-cell table:formula="of:=AVERAGE([.BC3:.BC135])" office:value-type="float"/>
          <table:table-cell table:formula="of:=AVERAGE([.BD3:.BD135])" office:value-type="float"/>
          <table:table-cell table:formula="of:=AVERAGE([.BE3:.BE135])" office:value-type="float"/>
          <table:table-cell table:formula="of:=AVERAGE([.BF3:.BF135])" office:value-type="float"/>
          <table:table-cell table:formula="of:=AVERAGE([.BG3:.BG135])" office:value-type="float"/>
          <table:table-cell table:formula="of:=AVERAGE([.BH3:.BH135])" office:value-type="float"/>
          <table:table-cell table:formula="of:=AVERAGE([.BI3:.BI135])" office:value-type="float"/>
          <table:table-cell table:formula="of:=AVERAGE([.BJ3:.BJ135])" office:value-type="float"/>
          <table:table-cell table:formula="of:=AVERAGE([.BK3:.BK135])" office:value-type="float"/>
          <table:table-cell table:formula="of:=AVERAGE([.BL3:.BL135])" office:value-type="float"/>
          <table:table-cell table:formula="of:=AVERAGE([.BM3:.BM135])" office:value-type="float"/>
          <table:table-cell table:formula="of:=AVERAGE([.BN3:.BN135])" office:value-type="float"/>
          <table:table-cell table:style-name="cellWorst" table:formula="of:=AVERAGE([.BO3:.BO135])" office:value-type="float"/>
          <table:table-cell table:formula="of:=AVERAGE([.BP3:.BP135])" office:value-type="float"/>
          <table:table-cell table:formula="of:=AVERAGE([.BQ3:.BQ135])" office:value-type="float"/>
          <table:table-cell table:formula="of:=AVERAGE([.BR3:.BR135])" office:value-type="float"/>
          <table:table-cell table:formula="of:=AVERAGE([.BS3:.BS135])" office:value-type="float"/>
          <table:table-cell table:formula="of:=AVERAGE([.BT3:.BT135])" office:value-type="float"/>
          <table:table-cell table:formula="of:=AVERAGE([.BU3:.BU135])" office:value-type="float"/>
          <table:table-cell table:style-name="cellBest" table:formula="of:=AVERAGE([.BV3:.BV135])" office:value-type="float"/>
          <table:table-cell table:formula="of:=AVERAGE([.BW3:.BW135])" office:value-type="float"/>
          <table:table-cell table:formula="of:=AVERAGE([.BX3:.BX135])" office:value-type="float"/>
          <table:table-cell table:style-name="cellBest" table:formula="of:=AVERAGE([.BY3:.BY135])" office:value-type="float"/>
          <table:table-cell table:formula="of:=AVERAGE([.BZ3:.BZ135])" office:value-type="float"/>
          <table:table-cell table:formula="of:=AVERAGE([.CA3:.CA135])" office:value-type="float"/>
          <table:table-cell table:formula="of:=AVERAGE([.CB3:.CB135])" office:value-type="float"/>
          <table:table-cell table:formula="of:=AVERAGE([.CC3:.CC135])" office:value-type="float"/>
          <table:table-cell table:formula="of:=AVERAGE([.CD3:.CD135])" office:value-type="float"/>
          <table:table-cell table:formula="of:=AVERAGE([.CE3:.CE135])" office:value-type="float"/>
          <table:table-cell table:formula="of:=AVERAGE([.CF3:.CF135])" office:value-type="float"/>
          <table:table-cell table:formula="of:=AVERAGE([.CG3:.CG135])" office:value-type="float"/>
          <table:table-cell table:formula="of:=AVERAGE([.CH3:.CH135])" office:value-type="float"/>
          <table:table-cell table:formula="of:=AVERAGE([.CI3:.CI135])" office:value-type="float"/>
          <table:table-cell table:formula="of:=AVERAGE([.CJ3:.CJ135])" office:value-type="float"/>
          <table:table-cell table:formula="of:=AVERAGE([.CK3:.CK135])" office:value-type="float"/>
          <table:table-cell table:formula="of:=AVERAGE([.CL3:.CL135])" office:value-type="float"/>
          <table:table-cell table:style-name="cellBest" table:formula="of:=AVERAGE([.CM3:.CM135])" office:value-type="float"/>
          <table:table-cell table:formula="of:=AVERAGE([.CN3:.CN135])" office:value-type="float"/>
          <table:table-cell table:formula="of:=AVERAGE([.CO3:.CO135])" office:value-type="float"/>
          <table:table-cell table:formula="of:=AVERAGE([.CP3:.CP135])" office:value-type="float"/>
          <table:table-cell table:formula="of:=AVERAGE([.CQ3:.CQ135])" office:value-type="float"/>
          <table:table-cell table:formula="of:=AVERAGE([.CR3:.CR135])" office:value-type="float"/>
          <table:table-cell table:formula="of:=AVERAGE([.CS3:.CS135])" office:value-type="float"/>
          <table:table-cell table:formula="of:=AVERAGE([.CT3:.CT135])" office:value-type="float"/>
          <table:table-cell table:formula="of:=AVERAGE([.CU3:.CU135])" office:value-type="float"/>
          <table:table-cell table:formula="of:=AVERAGE([.CV3:.CV135])" office:value-type="float"/>
          <table:table-cell table:formula="of:=AVERAGE([.CW3:.CW135])" office:value-type="float"/>
          <table:table-cell table:style-name="cellWorst" table:formula="of:=AVERAGE([.CX3:.CX135])" office:value-type="float"/>
          <table:table-cell table:formula="of:=AVERAGE([.CY3:.CY135])" office:value-type="float"/>
          <table:table-cell table:formula="of:=AVERAGE([.CZ3:.CZ135])" office:value-type="float"/>
          <table:table-cell table:formula="of:=AVERAGE([.DA3:.DA135])" office:value-type="float"/>
          <table:table-cell table:formula="of:=AVERAGE([.DB3:.DB135])" office:value-type="float"/>
          <table:table-cell table:formula="of:=AVERAGE([.DC3:.DC135])" office:value-type="float"/>
          <table:table-cell table:style-name="cellWorst" table:formula="of:=AVERAGE([.DD3:.DD135])" office:value-type="float"/>
          <table:table-cell table:formula="of:=AVERAGE([.DE3:.DE135])" office:value-type="float"/>
          <table:table-cell table:formula="of:=AVERAGE([.DF3:.DF135])" office:value-type="float"/>
          <table:table-cell table:formula="of:=AVERAGE([.DG3:.DG135])" office:value-type="float"/>
          <table:table-cell table:formula="of:=AVERAGE([.DH3:.DH135])" office:value-type="float"/>
          <table:table-cell table:formula="of:=AVERAGE([.DI3:.DI135])" office:value-type="float"/>
          <table:table-cell table:formula="of:=AVERAGE([.DJ3:.DJ135])" office:value-type="float"/>
          <table:table-cell table:formula="of:=AVERAGE([.DK3:.DK135])" office:value-type="float"/>
          <table:table-cell table:formula="of:=AVERAGE([.DL3:.DL135])" office:value-type="float"/>
          <table:table-cell table:formula="of:=AVERAGE([.DM3:.DM135])" office:value-type="float"/>
          <table:table-cell table:formula="of:=AVERAGE([.DN3:.DN135])" office:value-type="float"/>
          <table:table-cell table:formula="of:=AVERAGE([.DO3:.DO135])" office:value-type="float"/>
          <table:table-cell table:formula="of:=AVERAGE([.DP3:.DP135])" office:value-type="float"/>
          <table:table-cell table:formula="of:=AVERAGE([.DQ3:.DQ135])" office:value-type="float"/>
          <table:table-cell table:formula="of:=AVERAGE([.DR3:.DR135])" office:value-type="float"/>
          <table:table-cell table:formula="of:=AVERAGE([.DS3:.DS135])" office:value-type="float"/>
          <table:table-cell table:formula="of:=AVERAGE([.DT3:.DT135])" office:value-type="float"/>
          <table:table-cell table:formula="of:=AVERAGE([.DU3:.DU135])" office:value-type="float"/>
          <table:table-cell table:formula="of:=AVERAGE([.DV3:.DV135])" office:value-type="float"/>
          <table:table-cell table:formula="of:=AVERAGE([.DW3:.DW135])" office:value-type="float"/>
          <table:table-cell table:formula="of:=AVERAGE([.DX3:.DX135])" office:value-type="float"/>
          <table:table-cell table:formula="of:=AVERAGE([.DY3:.DY135])" office:value-type="float"/>
          <table:table-cell table:formula="of:=AVERAGE([.DZ3:.DZ135])" office:value-type="float"/>
          <table:table-cell table:formula="of:=AVERAGE([.EA3:.EA135])" office:value-type="float"/>
          <table:table-cell table:formula="of:=AVERAGE([.EB3:.EB135])" office:value-type="float"/>
          <table:table-cell table:formula="of:=AVERAGE([.EC3:.EC135])" office:value-type="float"/>
          <table:table-cell table:formula="of:=AVERAGE([.ED3:.ED135])" office:value-type="float"/>
          <table:table-cell table:formula="of:=AVERAGE([.EE3:.EE135])" office:value-type="float"/>
          <table:table-cell table:formula="of:=AVERAGE([.EF3:.EF135])" office:value-type="float"/>
          <table:table-cell table:formula="of:=AVERAGE([.EG3:.EG135])" office:value-type="float"/>
          <table:table-cell table:formula="of:=AVERAGE([.EH3:.EH135])" office:value-type="float"/>
          <table:table-cell table:formula="of:=AVERAGE([.EI3:.EI135])" office:value-type="float"/>
          <table:table-cell table:formula="of:=AVERAGE([.EJ3:.EJ135])" office:value-type="float"/>
          <table:table-cell table:formula="of:=AVERAGE([.EK3:.EK135])" office:value-type="float"/>
        </table:table-row>
        <table:table-row table:style-name="ro1">
          <table:table-cell office:value-type="string">
            <text:p>DEV</text:p>
          </table:table-cell>
          <table:table-cell table:style-name="cellWorst" table:formula="of:=STDEV([.B3:.B135])" office:value-type="float"/>
          <table:table-cell table:formula="of:=STDEV([.C3:.C135])" office:value-type="float"/>
          <table:table-cell table:formula="of:=STDEV([.D3:.D135])" office:value-type="float"/>
          <table:table-cell table:formula="of:=STDEV([.E3:.E135])" office:value-type="float"/>
          <table:table-cell table:formula="of:=STDEV([.F3:.F135])" office:value-type="float"/>
          <table:table-cell table:formula="of:=STDEV([.G3:.G135])" office:value-type="float"/>
          <table:table-cell table:style-name="cellBest" table:formula="of:=STDEV([.H3:.H135])" office:value-type="float"/>
          <table:table-cell table:formula="of:=STDEV([.I3:.I135])" office:value-type="float"/>
          <table:table-cell table:formula="of:=STDEV([.J3:.J135])" office:value-type="float"/>
          <table:table-cell table:formula="of:=STDEV([.K3:.K135])" office:value-type="float"/>
          <table:table-cell table:formula="of:=STDEV([.L3:.L135])" office:value-type="float"/>
          <table:table-cell table:formula="of:=STDEV([.M3:.M135])" office:value-type="float"/>
          <table:table-cell table:formula="of:=STDEV([.N3:.N135])" office:value-type="float"/>
          <table:table-cell table:formula="of:=STDEV([.O3:.O135])" office:value-type="float"/>
          <table:table-cell table:formula="of:=STDEV([.P3:.P135])" office:value-type="float"/>
          <table:table-cell table:formula="of:=STDEV([.Q3:.Q135])" office:value-type="float"/>
          <table:table-cell table:style-name="cellBest" table:formula="of:=STDEV([.R3:.R135])" office:value-type="float"/>
          <table:table-cell table:formula="of:=STDEV([.S3:.S135])" office:value-type="float"/>
          <table:table-cell table:formula="of:=STDEV([.T3:.T135])" office:value-type="float"/>
          <table:table-cell table:formula="of:=STDEV([.U3:.U135])" office:value-type="float"/>
          <table:table-cell table:formula="of:=STDEV([.V3:.V135])" office:value-type="float"/>
          <table:table-cell table:formula="of:=STDEV([.W3:.W135])" office:value-type="float"/>
          <table:table-cell table:formula="of:=STDEV([.X3:.X135])" office:value-type="float"/>
          <table:table-cell table:formula="of:=STDEV([.Y3:.Y135])" office:value-type="float"/>
          <table:table-cell table:formula="of:=STDEV([.Z3:.Z135])" office:value-type="float"/>
          <table:table-cell table:formula="of:=STDEV([.AA3:.AA135])" office:value-type="float"/>
          <table:table-cell table:style-name="cellBest" table:formula="of:=STDEV([.AB3:.AB135])" office:value-type="float"/>
          <table:table-cell table:formula="of:=STDEV([.AC3:.AC135])" office:value-type="float"/>
          <table:table-cell table:formula="of:=STDEV([.AD3:.AD135])" office:value-type="float"/>
          <table:table-cell table:formula="of:=STDEV([.AE3:.AE135])" office:value-type="float"/>
          <table:table-cell table:formula="of:=STDEV([.AF3:.AF135])" office:value-type="float"/>
          <table:table-cell table:formula="of:=STDEV([.AG3:.AG135])" office:value-type="float"/>
          <table:table-cell table:formula="of:=STDEV([.AH3:.AH135])" office:value-type="float"/>
          <table:table-cell table:formula="of:=STDEV([.AI3:.AI135])" office:value-type="float"/>
          <table:table-cell table:formula="of:=STDEV([.AJ3:.AJ135])" office:value-type="float"/>
          <table:table-cell table:formula="of:=STDEV([.AK3:.AK135])" office:value-type="float"/>
          <table:table-cell table:formula="of:=STDEV([.AL3:.AL135])" office:value-type="float"/>
          <table:table-cell table:style-name="cellWorst" table:formula="of:=STDEV([.AM3:.AM135])" office:value-type="float"/>
          <table:table-cell table:formula="of:=STDEV([.AN3:.AN135])" office:value-type="float"/>
          <table:table-cell table:formula="of:=STDEV([.AO3:.AO135])" office:value-type="float"/>
          <table:table-cell table:formula="of:=STDEV([.AP3:.AP135])" office:value-type="float"/>
          <table:table-cell table:formula="of:=STDEV([.AQ3:.AQ135])" office:value-type="float"/>
          <table:table-cell table:formula="of:=STDEV([.AR3:.AR135])" office:value-type="float"/>
          <table:table-cell table:formula="of:=STDEV([.AS3:.AS135])" office:value-type="float"/>
          <table:table-cell table:formula="of:=STDEV([.AT3:.AT135])" office:value-type="float"/>
          <table:table-cell table:style-name="cellBest" table:formula="of:=STDEV([.AU3:.AU135])" office:value-type="float"/>
          <table:table-cell table:formula="of:=STDEV([.AV3:.AV135])" office:value-type="float"/>
          <table:table-cell table:style-name="cellBest" table:formula="of:=STDEV([.AW3:.AW135])" office:value-type="float"/>
          <table:table-cell table:formula="of:=STDEV([.AX3:.AX135])" office:value-type="float"/>
          <table:table-cell table:formula="of:=STDEV([.AY3:.AY135])" office:value-type="float"/>
          <table:table-cell table:formula="of:=STDEV([.AZ3:.AZ135])" office:value-type="float"/>
          <table:table-cell table:formula="of:=STDEV([.BA3:.BA135])" office:value-type="float"/>
          <table:table-cell table:formula="of:=STDEV([.BB3:.BB135])" office:value-type="float"/>
          <table:table-cell table:formula="of:=STDEV([.BC3:.BC135])" office:value-type="float"/>
          <table:table-cell table:formula="of:=STDEV([.BD3:.BD135])" office:value-type="float"/>
          <table:table-cell table:formula="of:=STDEV([.BE3:.BE135])" office:value-type="float"/>
          <table:table-cell table:formula="of:=STDEV([.BF3:.BF135])" office:value-type="float"/>
          <table:table-cell table:formula="of:=STDEV([.BG3:.BG135])" office:value-type="float"/>
          <table:table-cell table:formula="of:=STDEV([.BH3:.BH135])" office:value-type="float"/>
          <table:table-cell table:formula="of:=STDEV([.BI3:.BI135])" office:value-type="float"/>
          <table:table-cell table:formula="of:=STDEV([.BJ3:.BJ135])" office:value-type="float"/>
          <table:table-cell table:formula="of:=STDEV([.BK3:.BK135])" office:value-type="float"/>
          <table:table-cell table:formula="of:=STDEV([.BL3:.BL135])" office:value-type="float"/>
          <table:table-cell table:formula="of:=STDEV([.BM3:.BM135])" office:value-type="float"/>
          <table:table-cell table:formula="of:=STDEV([.BN3:.BN135])" office:value-type="float"/>
          <table:table-cell table:style-name="cellWorst" table:formula="of:=STDEV([.BO3:.BO135])" office:value-type="float"/>
          <table:table-cell table:formula="of:=STDEV([.BP3:.BP135])" office:value-type="float"/>
          <table:table-cell table:formula="of:=STDEV([.BQ3:.BQ135])" office:value-type="float"/>
          <table:table-cell table:formula="of:=STDEV([.BR3:.BR135])" office:value-type="float"/>
          <table:table-cell table:formula="of:=STDEV([.BS3:.BS135])" office:value-type="float"/>
          <table:table-cell table:formula="of:=STDEV([.BT3:.BT135])" office:value-type="float"/>
          <table:table-cell table:formula="of:=STDEV([.BU3:.BU135])" office:value-type="float"/>
          <table:table-cell table:formula="of:=STDEV([.BV3:.BV135])" office:value-type="float"/>
          <table:table-cell table:formula="of:=STDEV([.BW3:.BW135])" office:value-type="float"/>
          <table:table-cell table:formula="of:=STDEV([.BX3:.BX135])" office:value-type="float"/>
          <table:table-cell table:formula="of:=STDEV([.BY3:.BY135])" office:value-type="float"/>
          <table:table-cell table:formula="of:=STDEV([.BZ3:.BZ135])" office:value-type="float"/>
          <table:table-cell table:formula="of:=STDEV([.CA3:.CA135])" office:value-type="float"/>
          <table:table-cell table:formula="of:=STDEV([.CB3:.CB135])" office:value-type="float"/>
          <table:table-cell table:formula="of:=STDEV([.CC3:.CC135])" office:value-type="float"/>
          <table:table-cell table:formula="of:=STDEV([.CD3:.CD135])" office:value-type="float"/>
          <table:table-cell table:formula="of:=STDEV([.CE3:.CE135])" office:value-type="float"/>
          <table:table-cell table:style-name="cellBest" table:formula="of:=STDEV([.CF3:.CF135])" office:value-type="float"/>
          <table:table-cell table:formula="of:=STDEV([.CG3:.CG135])" office:value-type="float"/>
          <table:table-cell table:formula="of:=STDEV([.CH3:.CH135])" office:value-type="float"/>
          <table:table-cell table:formula="of:=STDEV([.CI3:.CI135])" office:value-type="float"/>
          <table:table-cell table:formula="of:=STDEV([.CJ3:.CJ135])" office:value-type="float"/>
          <table:table-cell table:formula="of:=STDEV([.CK3:.CK135])" office:value-type="float"/>
          <table:table-cell table:formula="of:=STDEV([.CL3:.CL135])" office:value-type="float"/>
          <table:table-cell table:style-name="cellBest" table:formula="of:=STDEV([.CM3:.CM135])" office:value-type="float"/>
          <table:table-cell table:formula="of:=STDEV([.CN3:.CN135])" office:value-type="float"/>
          <table:table-cell table:formula="of:=STDEV([.CO3:.CO135])" office:value-type="float"/>
          <table:table-cell table:formula="of:=STDEV([.CP3:.CP135])" office:value-type="float"/>
          <table:table-cell table:formula="of:=STDEV([.CQ3:.CQ135])" office:value-type="float"/>
          <table:table-cell table:formula="of:=STDEV([.CR3:.CR135])" office:value-type="float"/>
          <table:table-cell table:formula="of:=STDEV([.CS3:.CS135])" office:value-type="float"/>
          <table:table-cell table:formula="of:=STDEV([.CT3:.CT135])" office:value-type="float"/>
          <table:table-cell table:formula="of:=STDEV([.CU3:.CU135])" office:value-type="float"/>
          <table:table-cell table:formula="of:=STDEV([.CV3:.CV135])" office:value-type="float"/>
          <table:table-cell table:formula="of:=STDEV([.CW3:.CW135])" office:value-type="float"/>
          <table:table-cell table:style-name="cellBest" table:formula="of:=STDEV([.CX3:.CX135])" office:value-type="float"/>
          <table:table-cell table:formula="of:=STDEV([.CY3:.CY135])" office:value-type="float"/>
          <table:table-cell table:formula="of:=STDEV([.CZ3:.CZ135])" office:value-type="float"/>
          <table:table-cell table:formula="of:=STDEV([.DA3:.DA135])" office:value-type="float"/>
          <table:table-cell table:formula="of:=STDEV([.DB3:.DB135])" office:value-type="float"/>
          <table:table-cell table:formula="of:=STDEV([.DC3:.DC135])" office:value-type="float"/>
          <table:table-cell table:style-name="cellWorst" table:formula="of:=STDEV([.DD3:.DD135])" office:value-type="float"/>
          <table:table-cell table:formula="of:=STDEV([.DE3:.DE135])" office:value-type="float"/>
          <table:table-cell table:formula="of:=STDEV([.DF3:.DF135])" office:value-type="float"/>
          <table:table-cell table:style-name="cellWorst" table:formula="of:=STDEV([.DG3:.DG135])" office:value-type="float"/>
          <table:table-cell table:formula="of:=STDEV([.DH3:.DH135])" office:value-type="float"/>
          <table:table-cell table:formula="of:=STDEV([.DI3:.DI135])" office:value-type="float"/>
          <table:table-cell table:formula="of:=STDEV([.DJ3:.DJ135])" office:value-type="float"/>
          <table:table-cell table:formula="of:=STDEV([.DK3:.DK135])" office:value-type="float"/>
          <table:table-cell table:formula="of:=STDEV([.DL3:.DL135])" office:value-type="float"/>
          <table:table-cell table:formula="of:=STDEV([.DM3:.DM135])" office:value-type="float"/>
          <table:table-cell table:formula="of:=STDEV([.DN3:.DN135])" office:value-type="float"/>
          <table:table-cell table:formula="of:=STDEV([.DO3:.DO135])" office:value-type="float"/>
          <table:table-cell table:formula="of:=STDEV([.DP3:.DP135])" office:value-type="float"/>
          <table:table-cell table:formula="of:=STDEV([.DQ3:.DQ135])" office:value-type="float"/>
          <table:table-cell table:formula="of:=STDEV([.DR3:.DR135])" office:value-type="float"/>
          <table:table-cell table:formula="of:=STDEV([.DS3:.DS135])" office:value-type="float"/>
          <table:table-cell table:formula="of:=STDEV([.DT3:.DT135])" office:value-type="float"/>
          <table:table-cell table:formula="of:=STDEV([.DU3:.DU135])" office:value-type="float"/>
          <table:table-cell table:formula="of:=STDEV([.DV3:.DV135])" office:value-type="float"/>
          <table:table-cell table:formula="of:=STDEV([.DW3:.DW135])" office:value-type="float"/>
          <table:table-cell table:formula="of:=STDEV([.DX3:.DX135])" office:value-type="float"/>
          <table:table-cell table:formula="of:=STDEV([.DY3:.DY135])" office:value-type="float"/>
          <table:table-cell table:formula="of:=STDEV([.DZ3:.DZ135])" office:value-type="float"/>
          <table:table-cell table:formula="of:=STDEV([.EA3:.EA135])" office:value-type="float"/>
          <table:table-cell table:formula="of:=STDEV([.EB3:.EB135])" office:value-type="float"/>
          <table:table-cell table:formula="of:=STDEV([.EC3:.EC135])" office:value-type="float"/>
          <table:table-cell table:formula="of:=STDEV([.ED3:.ED135])" office:value-type="float"/>
          <table:table-cell table:formula="of:=STDEV([.EE3:.EE135])" office:value-type="float"/>
          <table:table-cell table:formula="of:=STDEV([.EF3:.EF135])" office:value-type="float"/>
          <table:table-cell table:formula="of:=STDEV([.EG3:.EG135])" office:value-type="float"/>
          <table:table-cell table:formula="of:=STDEV([.EH3:.EH135])" office:value-type="float"/>
          <table:table-cell table:formula="of:=STDEV([.EI3:.EI135])" office:value-type="float"/>
          <table:table-cell table:formula="of:=STDEV([.EJ3:.EJ135])" office:value-type="float"/>
          <table:table-cell table:formula="of:=STDEV([.EK3:.EK135])" office:value-type="float"/>
        </table:table-row>
        <table:table-row table:style-name="ro1">
          <table:table-cell office:value-type="string">
            <text:p>DST</text:p>
          </table:table-cell>
          <table:table-cell table:style-name="cellBest" table:number-matrix-columns-spanned="1" table:number-matrix-rows-spanned="1" table:formula="of:=SUM(([.B3:.B135]-[.$DH3:.$DH135])^2)^0.5" office:value-type="float"/>
          <table:table-cell table:style-name="cellBest" table:number-matrix-columns-spanned="1" table:number-matrix-rows-spanned="1" table:formula="of:=SUM(([.C3:.C135]-[.$DI3:.$DI135])^2)^0.5" office:value-type="float"/>
          <table:table-cell table:number-matrix-columns-spanned="1" table:number-matrix-rows-spanned="1" table:formula="of:=SUM(([.D3:.D135]-[.$DJ3:.$DJ135])^2)^0.5" office:value-type="float"/>
          <table:table-cell table:number-matrix-columns-spanned="1" table:number-matrix-rows-spanned="1" table:formula="of:=SUM(([.E3:.E135]-[.$DK3:.$DK135])^2)^0.5" office:value-type="float"/>
          <table:table-cell table:number-matrix-columns-spanned="1" table:number-matrix-rows-spanned="1" table:formula="of:=SUM(([.F3:.F135]-[.$DL3:.$DL135])^2)^0.5" office:value-type="float"/>
          <table:table-cell table:number-matrix-columns-spanned="1" table:number-matrix-rows-spanned="1" table:formula="of:=SUM(([.G3:.G135]-[.$DM3:.$DM135])^2)^0.5" office:value-type="float"/>
          <table:table-cell table:style-name="cellBest" table:number-matrix-columns-spanned="1" table:number-matrix-rows-spanned="1" table:formula="of:=SUM(([.H3:.H135]-[.$DN3:.$DN135])^2)^0.5" office:value-type="float"/>
          <table:table-cell table:number-matrix-columns-spanned="1" table:number-matrix-rows-spanned="1" table:formula="of:=SUM(([.I3:.I135]-[.$DO3:.$DO135])^2)^0.5" office:value-type="float"/>
          <table:table-cell table:number-matrix-columns-spanned="1" table:number-matrix-rows-spanned="1" table:formula="of:=SUM(([.J3:.J135]-[.$DP3:.$DP135])^2)^0.5" office:value-type="float"/>
          <table:table-cell table:style-name="cellBest" table:number-matrix-columns-spanned="1" table:number-matrix-rows-spanned="1" table:formula="of:=SUM(([.K3:.K135]-[.$DQ3:.$DQ135])^2)^0.5" office:value-type="float"/>
          <table:table-cell table:number-matrix-columns-spanned="1" table:number-matrix-rows-spanned="1" table:formula="of:=SUM(([.L3:.L135]-[.$DH3:.$DH135])^2)^0.5" office:value-type="float"/>
          <table:table-cell table:number-matrix-columns-spanned="1" table:number-matrix-rows-spanned="1" table:formula="of:=SUM(([.M3:.M135]-[.$DI3:.$DI135])^2)^0.5" office:value-type="float"/>
          <table:table-cell table:number-matrix-columns-spanned="1" table:number-matrix-rows-spanned="1" table:formula="of:=SUM(([.N3:.N135]-[.$DJ3:.$DJ135])^2)^0.5" office:value-type="float"/>
          <table:table-cell table:number-matrix-columns-spanned="1" table:number-matrix-rows-spanned="1" table:formula="of:=SUM(([.O3:.O135]-[.$DK3:.$DK135])^2)^0.5" office:value-type="float"/>
          <table:table-cell table:number-matrix-columns-spanned="1" table:number-matrix-rows-spanned="1" table:formula="of:=SUM(([.P3:.P135]-[.$DL3:.$DL135])^2)^0.5" office:value-type="float"/>
          <table:table-cell table:number-matrix-columns-spanned="1" table:number-matrix-rows-spanned="1" table:formula="of:=SUM(([.Q3:.Q135]-[.$DM3:.$DM135])^2)^0.5" office:value-type="float"/>
          <table:table-cell table:style-name="cellBest" table:number-matrix-columns-spanned="1" table:number-matrix-rows-spanned="1" table:formula="of:=SUM(([.R3:.R135]-[.$DN3:.$DN135])^2)^0.5" office:value-type="float"/>
          <table:table-cell table:number-matrix-columns-spanned="1" table:number-matrix-rows-spanned="1" table:formula="of:=SUM(([.S3:.S135]-[.$DO3:.$DO135])^2)^0.5" office:value-type="float"/>
          <table:table-cell table:number-matrix-columns-spanned="1" table:number-matrix-rows-spanned="1" table:formula="of:=SUM(([.T3:.T135]-[.$DP3:.$DP135])^2)^0.5" office:value-type="float"/>
          <table:table-cell table:number-matrix-columns-spanned="1" table:number-matrix-rows-spanned="1" table:formula="of:=SUM(([.U3:.U135]-[.$DQ3:.$DQ135])^2)^0.5" office:value-type="float"/>
          <table:table-cell table:number-matrix-columns-spanned="1" table:number-matrix-rows-spanned="1" table:formula="of:=SUM(([.V3:.V135]-[.$DH3:.$DH135])^2)^0.5" office:value-type="float"/>
          <table:table-cell table:number-matrix-columns-spanned="1" table:number-matrix-rows-spanned="1" table:formula="of:=SUM(([.W3:.W135]-[.$DI3:.$DI135])^2)^0.5" office:value-type="float"/>
          <table:table-cell table:number-matrix-columns-spanned="1" table:number-matrix-rows-spanned="1" table:formula="of:=SUM(([.X3:.X135]-[.$DJ3:.$DJ135])^2)^0.5" office:value-type="float"/>
          <table:table-cell table:number-matrix-columns-spanned="1" table:number-matrix-rows-spanned="1" table:formula="of:=SUM(([.Y3:.Y135]-[.$DK3:.$DK135])^2)^0.5" office:value-type="float"/>
          <table:table-cell table:number-matrix-columns-spanned="1" table:number-matrix-rows-spanned="1" table:formula="of:=SUM(([.Z3:.Z135]-[.$DL3:.$DL135])^2)^0.5" office:value-type="float"/>
          <table:table-cell table:number-matrix-columns-spanned="1" table:number-matrix-rows-spanned="1" table:formula="of:=SUM(([.AA3:.AA135]-[.$DM3:.$DM135])^2)^0.5" office:value-type="float"/>
          <table:table-cell table:style-name="cellBest" table:number-matrix-columns-spanned="1" table:number-matrix-rows-spanned="1" table:formula="of:=SUM(([.AB3:.AB135]-[.$DN3:.$DN135])^2)^0.5" office:value-type="float"/>
          <table:table-cell table:number-matrix-columns-spanned="1" table:number-matrix-rows-spanned="1" table:formula="of:=SUM(([.AC3:.AC135]-[.$DO3:.$DO135])^2)^0.5" office:value-type="float"/>
          <table:table-cell table:number-matrix-columns-spanned="1" table:number-matrix-rows-spanned="1" table:formula="of:=SUM(([.AD3:.AD135]-[.$DP3:.$DP135])^2)^0.5" office:value-type="float"/>
          <table:table-cell table:style-name="cellWorst" table:number-matrix-columns-spanned="1" table:number-matrix-rows-spanned="1" table:formula="of:=SUM(([.AE3:.AE135]-[.$DQ3:.$DQ135])^2)^0.5" office:value-type="float"/>
          <table:table-cell table:number-matrix-columns-spanned="1" table:number-matrix-rows-spanned="1" table:formula="of:=SUM(([.AF3:.AF135]-[.$DH3:.$DH135])^2)^0.5" office:value-type="float"/>
          <table:table-cell table:number-matrix-columns-spanned="1" table:number-matrix-rows-spanned="1" table:formula="of:=SUM(([.AG3:.AG135]-[.$DI3:.$DI135])^2)^0.5" office:value-type="float"/>
          <table:table-cell table:number-matrix-columns-spanned="1" table:number-matrix-rows-spanned="1" table:formula="of:=SUM(([.AH3:.AH135]-[.$DJ3:.$DJ135])^2)^0.5" office:value-type="float"/>
          <table:table-cell table:number-matrix-columns-spanned="1" table:number-matrix-rows-spanned="1" table:formula="of:=SUM(([.AI3:.AI135]-[.$DK3:.$DK135])^2)^0.5" office:value-type="float"/>
          <table:table-cell table:number-matrix-columns-spanned="1" table:number-matrix-rows-spanned="1" table:formula="of:=SUM(([.AJ3:.AJ135]-[.$DL3:.$DL135])^2)^0.5" office:value-type="float"/>
          <table:table-cell table:number-matrix-columns-spanned="1" table:number-matrix-rows-spanned="1" table:formula="of:=SUM(([.AK3:.AK135]-[.$DM3:.$DM135])^2)^0.5" office:value-type="float"/>
          <table:table-cell table:number-matrix-columns-spanned="1" table:number-matrix-rows-spanned="1" table:formula="of:=SUM(([.AL3:.AL135]-[.$DN3:.$DN135])^2)^0.5" office:value-type="float"/>
          <table:table-cell table:style-name="cellWorst" table:number-matrix-columns-spanned="1" table:number-matrix-rows-spanned="1" table:formula="of:=SUM(([.AM3:.AM135]-[.$DO3:.$DO135])^2)^0.5" office:value-type="float"/>
          <table:table-cell table:number-matrix-columns-spanned="1" table:number-matrix-rows-spanned="1" table:formula="of:=SUM(([.AN3:.AN135]-[.$DP3:.$DP135])^2)^0.5" office:value-type="float"/>
          <table:table-cell table:number-matrix-columns-spanned="1" table:number-matrix-rows-spanned="1" table:formula="of:=SUM(([.AO3:.AO135]-[.$DQ3:.$DQ135])^2)^0.5" office:value-type="float"/>
          <table:table-cell table:number-matrix-columns-spanned="1" table:number-matrix-rows-spanned="1" table:formula="of:=SUM(([.AP3:.AP135]-[.$DH3:.$DH135])^2)^0.5" office:value-type="float"/>
          <table:table-cell table:number-matrix-columns-spanned="1" table:number-matrix-rows-spanned="1" table:formula="of:=SUM(([.AQ3:.AQ135]-[.$DI3:.$DI135])^2)^0.5" office:value-type="float"/>
          <table:table-cell table:number-matrix-columns-spanned="1" table:number-matrix-rows-spanned="1" table:formula="of:=SUM(([.AR3:.AR135]-[.$DJ3:.$DJ135])^2)^0.5" office:value-type="float"/>
          <table:table-cell table:number-matrix-columns-spanned="1" table:number-matrix-rows-spanned="1" table:formula="of:=SUM(([.AS3:.AS135]-[.$DK3:.$DK135])^2)^0.5" office:value-type="float"/>
          <table:table-cell table:number-matrix-columns-spanned="1" table:number-matrix-rows-spanned="1" table:formula="of:=SUM(([.AT3:.AT135]-[.$DL3:.$DL135])^2)^0.5" office:value-type="float"/>
          <table:table-cell table:style-name="cellBest" table:number-matrix-columns-spanned="1" table:number-matrix-rows-spanned="1" table:formula="of:=SUM(([.AU3:.AU135]-[.$DM3:.$DM135])^2)^0.5" office:value-type="float"/>
          <table:table-cell table:number-matrix-columns-spanned="1" table:number-matrix-rows-spanned="1" table:formula="of:=SUM(([.AV3:.AV135]-[.$DN3:.$DN135])^2)^0.5" office:value-type="float"/>
          <table:table-cell table:style-name="cellBest" table:number-matrix-columns-spanned="1" table:number-matrix-rows-spanned="1" table:formula="of:=SUM(([.AW3:.AW135]-[.$DO3:.$DO135])^2)^0.5" office:value-type="float"/>
          <table:table-cell table:number-matrix-columns-spanned="1" table:number-matrix-rows-spanned="1" table:formula="of:=SUM(([.AX3:.AX135]-[.$DP3:.$DP135])^2)^0.5" office:value-type="float"/>
          <table:table-cell table:number-matrix-columns-spanned="1" table:number-matrix-rows-spanned="1" table:formula="of:=SUM(([.AY3:.AY135]-[.$DQ3:.$DQ135])^2)^0.5" office:value-type="float"/>
          <table:table-cell table:number-matrix-columns-spanned="1" table:number-matrix-rows-spanned="1" table:formula="of:=SUM(([.AZ3:.AZ135]-[.$DH3:.$DH135])^2)^0.5" office:value-type="float"/>
          <table:table-cell table:number-matrix-columns-spanned="1" table:number-matrix-rows-spanned="1" table:formula="of:=SUM(([.BA3:.BA135]-[.$DI3:.$DI135])^2)^0.5" office:value-type="float"/>
          <table:table-cell table:number-matrix-columns-spanned="1" table:number-matrix-rows-spanned="1" table:formula="of:=SUM(([.BB3:.BB135]-[.$DJ3:.$DJ135])^2)^0.5" office:value-type="float"/>
          <table:table-cell table:number-matrix-columns-spanned="1" table:number-matrix-rows-spanned="1" table:formula="of:=SUM(([.BC3:.BC135]-[.$DK3:.$DK135])^2)^0.5" office:value-type="float"/>
          <table:table-cell table:number-matrix-columns-spanned="1" table:number-matrix-rows-spanned="1" table:formula="of:=SUM(([.BD3:.BD135]-[.$DL3:.$DL135])^2)^0.5" office:value-type="float"/>
          <table:table-cell table:number-matrix-columns-spanned="1" table:number-matrix-rows-spanned="1" table:formula="of:=SUM(([.BE3:.BE135]-[.$DM3:.$DM135])^2)^0.5" office:value-type="float"/>
          <table:table-cell table:number-matrix-columns-spanned="1" table:number-matrix-rows-spanned="1" table:formula="of:=SUM(([.BF3:.BF135]-[.$DN3:.$DN135])^2)^0.5" office:value-type="float"/>
          <table:table-cell table:number-matrix-columns-spanned="1" table:number-matrix-rows-spanned="1" table:formula="of:=SUM(([.BG3:.BG135]-[.$DO3:.$DO135])^2)^0.5" office:value-type="float"/>
          <table:table-cell table:number-matrix-columns-spanned="1" table:number-matrix-rows-spanned="1" table:formula="of:=SUM(([.BH3:.BH135]-[.$DP3:.$DP135])^2)^0.5" office:value-type="float"/>
          <table:table-cell table:number-matrix-columns-spanned="1" table:number-matrix-rows-spanned="1" table:formula="of:=SUM(([.BI3:.BI135]-[.$DQ3:.$DQ135])^2)^0.5" office:value-type="float"/>
          <table:table-cell table:number-matrix-columns-spanned="1" table:number-matrix-rows-spanned="1" table:formula="of:=SUM(([.BJ3:.BJ135]-[.$DH3:.$DH135])^2)^0.5" office:value-type="float"/>
          <table:table-cell table:number-matrix-columns-spanned="1" table:number-matrix-rows-spanned="1" table:formula="of:=SUM(([.BK3:.BK135]-[.$DI3:.$DI135])^2)^0.5" office:value-type="float"/>
          <table:table-cell table:number-matrix-columns-spanned="1" table:number-matrix-rows-spanned="1" table:formula="of:=SUM(([.BL3:.BL135]-[.$DJ3:.$DJ135])^2)^0.5" office:value-type="float"/>
          <table:table-cell table:number-matrix-columns-spanned="1" table:number-matrix-rows-spanned="1" table:formula="of:=SUM(([.BM3:.BM135]-[.$DK3:.$DK135])^2)^0.5" office:value-type="float"/>
          <table:table-cell table:number-matrix-columns-spanned="1" table:number-matrix-rows-spanned="1" table:formula="of:=SUM(([.BN3:.BN135]-[.$DL3:.$DL135])^2)^0.5" office:value-type="float"/>
          <table:table-cell table:style-name="cellWorst" table:number-matrix-columns-spanned="1" table:number-matrix-rows-spanned="1" table:formula="of:=SUM(([.BO3:.BO135]-[.$DM3:.$DM135])^2)^0.5" office:value-type="float"/>
          <table:table-cell table:number-matrix-columns-spanned="1" table:number-matrix-rows-spanned="1" table:formula="of:=SUM(([.BP3:.BP135]-[.$DN3:.$DN135])^2)^0.5" office:value-type="float"/>
          <table:table-cell table:number-matrix-columns-spanned="1" table:number-matrix-rows-spanned="1" table:formula="of:=SUM(([.BQ3:.BQ135]-[.$DO3:.$DO135])^2)^0.5" office:value-type="float"/>
          <table:table-cell table:number-matrix-columns-spanned="1" table:number-matrix-rows-spanned="1" table:formula="of:=SUM(([.BR3:.BR135]-[.$DP3:.$DP135])^2)^0.5" office:value-type="float"/>
          <table:table-cell table:number-matrix-columns-spanned="1" table:number-matrix-rows-spanned="1" table:formula="of:=SUM(([.BS3:.BS135]-[.$DQ3:.$DQ135])^2)^0.5" office:value-type="float"/>
          <table:table-cell table:number-matrix-columns-spanned="1" table:number-matrix-rows-spanned="1" table:formula="of:=SUM(([.BT3:.BT135]-[.$DH3:.$DH135])^2)^0.5" office:value-type="float"/>
          <table:table-cell table:number-matrix-columns-spanned="1" table:number-matrix-rows-spanned="1" table:formula="of:=SUM(([.BU3:.BU135]-[.$DI3:.$DI135])^2)^0.5" office:value-type="float"/>
          <table:table-cell table:number-matrix-columns-spanned="1" table:number-matrix-rows-spanned="1" table:formula="of:=SUM(([.BV3:.BV135]-[.$DJ3:.$DJ135])^2)^0.5" office:value-type="float"/>
          <table:table-cell table:number-matrix-columns-spanned="1" table:number-matrix-rows-spanned="1" table:formula="of:=SUM(([.BW3:.BW135]-[.$DK3:.$DK135])^2)^0.5" office:value-type="float"/>
          <table:table-cell table:number-matrix-columns-spanned="1" table:number-matrix-rows-spanned="1" table:formula="of:=SUM(([.BX3:.BX135]-[.$DL3:.$DL135])^2)^0.5" office:value-type="float"/>
          <table:table-cell table:number-matrix-columns-spanned="1" table:number-matrix-rows-spanned="1" table:formula="of:=SUM(([.BY3:.BY135]-[.$DM3:.$DM135])^2)^0.5" office:value-type="float"/>
          <table:table-cell table:number-matrix-columns-spanned="1" table:number-matrix-rows-spanned="1" table:formula="of:=SUM(([.BZ3:.BZ135]-[.$DN3:.$DN135])^2)^0.5" office:value-type="float"/>
          <table:table-cell table:number-matrix-columns-spanned="1" table:number-matrix-rows-spanned="1" table:formula="of:=SUM(([.CA3:.CA135]-[.$DO3:.$DO135])^2)^0.5" office:value-type="float"/>
          <table:table-cell table:number-matrix-columns-spanned="1" table:number-matrix-rows-spanned="1" table:formula="of:=SUM(([.CB3:.CB135]-[.$DP3:.$DP135])^2)^0.5" office:value-type="float"/>
          <table:table-cell table:number-matrix-columns-spanned="1" table:number-matrix-rows-spanned="1" table:formula="of:=SUM(([.CC3:.CC135]-[.$DQ3:.$DQ135])^2)^0.5" office:value-type="float"/>
          <table:table-cell table:number-matrix-columns-spanned="1" table:number-matrix-rows-spanned="1" table:formula="of:=SUM(([.CD3:.CD135]-[.$DH3:.$DH135])^2)^0.5" office:value-type="float"/>
          <table:table-cell table:number-matrix-columns-spanned="1" table:number-matrix-rows-spanned="1" table:formula="of:=SUM(([.CE3:.CE135]-[.$DI3:.$DI135])^2)^0.5" office:value-type="float"/>
          <table:table-cell table:style-name="cellBest" table:number-matrix-columns-spanned="1" table:number-matrix-rows-spanned="1" table:formula="of:=SUM(([.CF3:.CF135]-[.$DJ3:.$DJ135])^2)^0.5" office:value-type="float"/>
          <table:table-cell table:number-matrix-columns-spanned="1" table:number-matrix-rows-spanned="1" table:formula="of:=SUM(([.CG3:.CG135]-[.$DK3:.$DK135])^2)^0.5" office:value-type="float"/>
          <table:table-cell table:number-matrix-columns-spanned="1" table:number-matrix-rows-spanned="1" table:formula="of:=SUM(([.CH3:.CH135]-[.$DL3:.$DL135])^2)^0.5" office:value-type="float"/>
          <table:table-cell table:number-matrix-columns-spanned="1" table:number-matrix-rows-spanned="1" table:formula="of:=SUM(([.CI3:.CI135]-[.$DM3:.$DM135])^2)^0.5" office:value-type="float"/>
          <table:table-cell table:number-matrix-columns-spanned="1" table:number-matrix-rows-spanned="1" table:formula="of:=SUM(([.CJ3:.CJ135]-[.$DN3:.$DN135])^2)^0.5" office:value-type="float"/>
          <table:table-cell table:number-matrix-columns-spanned="1" table:number-matrix-rows-spanned="1" table:formula="of:=SUM(([.CK3:.CK135]-[.$DO3:.$DO135])^2)^0.5" office:value-type="float"/>
          <table:table-cell table:number-matrix-columns-spanned="1" table:number-matrix-rows-spanned="1" table:formula="of:=SUM(([.CL3:.CL135]-[.$DP3:.$DP135])^2)^0.5" office:value-type="float"/>
          <table:table-cell table:number-matrix-columns-spanned="1" table:number-matrix-rows-spanned="1" table:formula="of:=SUM(([.CM3:.CM135]-[.$DQ3:.$DQ135])^2)^0.5" office:value-type="float"/>
          <table:table-cell table:number-matrix-columns-spanned="1" table:number-matrix-rows-spanned="1" table:formula="of:=SUM(([.CN3:.CN135]-[.$DH3:.$DH135])^2)^0.5" office:value-type="float"/>
          <table:table-cell table:number-matrix-columns-spanned="1" table:number-matrix-rows-spanned="1" table:formula="of:=SUM(([.CO3:.CO135]-[.$DI3:.$DI135])^2)^0.5" office:value-type="float"/>
          <table:table-cell table:number-matrix-columns-spanned="1" table:number-matrix-rows-spanned="1" table:formula="of:=SUM(([.CP3:.CP135]-[.$DJ3:.$DJ135])^2)^0.5" office:value-type="float"/>
          <table:table-cell table:number-matrix-columns-spanned="1" table:number-matrix-rows-spanned="1" table:formula="of:=SUM(([.CQ3:.CQ135]-[.$DK3:.$DK135])^2)^0.5" office:value-type="float"/>
          <table:table-cell table:number-matrix-columns-spanned="1" table:number-matrix-rows-spanned="1" table:formula="of:=SUM(([.CR3:.CR135]-[.$DL3:.$DL135])^2)^0.5" office:value-type="float"/>
          <table:table-cell table:number-matrix-columns-spanned="1" table:number-matrix-rows-spanned="1" table:formula="of:=SUM(([.CS3:.CS135]-[.$DM3:.$DM135])^2)^0.5" office:value-type="float"/>
          <table:table-cell table:number-matrix-columns-spanned="1" table:number-matrix-rows-spanned="1" table:formula="of:=SUM(([.CT3:.CT135]-[.$DN3:.$DN135])^2)^0.5" office:value-type="float"/>
          <table:table-cell table:number-matrix-columns-spanned="1" table:number-matrix-rows-spanned="1" table:formula="of:=SUM(([.CU3:.CU135]-[.$DO3:.$DO135])^2)^0.5" office:value-type="float"/>
          <table:table-cell table:number-matrix-columns-spanned="1" table:number-matrix-rows-spanned="1" table:formula="of:=SUM(([.CV3:.CV135]-[.$DP3:.$DP135])^2)^0.5" office:value-type="float"/>
          <table:table-cell table:number-matrix-columns-spanned="1" table:number-matrix-rows-spanned="1" table:formula="of:=SUM(([.CW3:.CW135]-[.$DQ3:.$DQ135])^2)^0.5" office:value-type="float"/>
          <table:table-cell table:style-name="cellWorst" table:number-matrix-columns-spanned="1" table:number-matrix-rows-spanned="1" table:formula="of:=SUM(([.CX3:.CX135]-[.$DH3:.$DH135])^2)^0.5" office:value-type="float"/>
          <table:table-cell table:number-matrix-columns-spanned="1" table:number-matrix-rows-spanned="1" table:formula="of:=SUM(([.CY3:.CY135]-[.$DI3:.$DI135])^2)^0.5" office:value-type="float"/>
          <table:table-cell table:style-name="cellWorst" table:number-matrix-columns-spanned="1" table:number-matrix-rows-spanned="1" table:formula="of:=SUM(([.CZ3:.CZ135]-[.$DJ3:.$DJ135])^2)^0.5" office:value-type="float"/>
          <table:table-cell table:number-matrix-columns-spanned="1" table:number-matrix-rows-spanned="1" table:formula="of:=SUM(([.DA3:.DA135]-[.$DK3:.$DK135])^2)^0.5" office:value-type="float"/>
          <table:table-cell table:number-matrix-columns-spanned="1" table:number-matrix-rows-spanned="1" table:formula="of:=SUM(([.DB3:.DB135]-[.$DL3:.$DL135])^2)^0.5" office:value-type="float"/>
          <table:table-cell table:number-matrix-columns-spanned="1" table:number-matrix-rows-spanned="1" table:formula="of:=SUM(([.DC3:.DC135]-[.$DM3:.$DM135])^2)^0.5" office:value-type="float"/>
          <table:table-cell table:style-name="cellWorst" table:number-matrix-columns-spanned="1" table:number-matrix-rows-spanned="1" table:formula="of:=SUM(([.DD3:.DD135]-[.$DN3:.$DN135])^2)^0.5" office:value-type="float"/>
          <table:table-cell table:number-matrix-columns-spanned="1" table:number-matrix-rows-spanned="1" table:formula="of:=SUM(([.DE3:.DE135]-[.$DO3:.$DO135])^2)^0.5" office:value-type="float"/>
          <table:table-cell table:number-matrix-columns-spanned="1" table:number-matrix-rows-spanned="1" table:formula="of:=SUM(([.DF3:.DF135]-[.$DP3:.$DP135])^2)^0.5" office:value-type="float"/>
          <table:table-cell table:number-matrix-columns-spanned="1" table:number-matrix-rows-spanned="1" table:formula="of:=SUM(([.DG3:.DG135]-[.$DQ3:.$DQ135])^2)^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BEST</text:p>
          </table:table-cell>
          <table:table-cell table:style-name="cellBest" table:number-matrix-columns-spanned="1" table:number-matrix-rows-spanned="1" table:formula="of:=SUM([.B3:.B135]=[.$DH3:.$DH135])" office:value-type="float"/>
          <table:table-cell table:style-name="cellBest" table:number-matrix-columns-spanned="1" table:number-matrix-rows-spanned="1" table:formula="of:=SUM([.C3:.C135]=[.$DI3:.$DI135])" office:value-type="float"/>
          <table:table-cell table:number-matrix-columns-spanned="1" table:number-matrix-rows-spanned="1" table:formula="of:=SUM([.D3:.D135]=[.$DJ3:.$DJ135])" office:value-type="float"/>
          <table:table-cell table:style-name="cellWorst" table:number-matrix-columns-spanned="1" table:number-matrix-rows-spanned="1" table:formula="of:=SUM([.E3:.E135]=[.$DK3:.$DK135])" office:value-type="float"/>
          <table:table-cell table:number-matrix-columns-spanned="1" table:number-matrix-rows-spanned="1" table:formula="of:=SUM([.F3:.F135]=[.$DL3:.$DL135])" office:value-type="float"/>
          <table:table-cell table:number-matrix-columns-spanned="1" table:number-matrix-rows-spanned="1" table:formula="of:=SUM([.G3:.G135]=[.$DM3:.$DM135])" office:value-type="float"/>
          <table:table-cell table:number-matrix-columns-spanned="1" table:number-matrix-rows-spanned="1" table:formula="of:=SUM([.H3:.H135]=[.$DN3:.$DN135])" office:value-type="float"/>
          <table:table-cell table:number-matrix-columns-spanned="1" table:number-matrix-rows-spanned="1" table:formula="of:=SUM([.I3:.I135]=[.$DO3:.$DO135])" office:value-type="float"/>
          <table:table-cell table:style-name="cellBest" table:number-matrix-columns-spanned="1" table:number-matrix-rows-spanned="1" table:formula="of:=SUM([.J3:.J135]=[.$DP3:.$DP135])" office:value-type="float"/>
          <table:table-cell table:style-name="cellBest" table:number-matrix-columns-spanned="1" table:number-matrix-rows-spanned="1" table:formula="of:=SUM([.K3:.K135]=[.$DQ3:.$DQ135])" office:value-type="float"/>
          <table:table-cell table:number-matrix-columns-spanned="1" table:number-matrix-rows-spanned="1" table:formula="of:=SUM([.L3:.L135]=[.$DH3:.$DH135])" office:value-type="float"/>
          <table:table-cell table:number-matrix-columns-spanned="1" table:number-matrix-rows-spanned="1" table:formula="of:=SUM([.M3:.M135]=[.$DI3:.$DI135])" office:value-type="float"/>
          <table:table-cell table:style-name="cellWorst" table:number-matrix-columns-spanned="1" table:number-matrix-rows-spanned="1" table:formula="of:=SUM([.N3:.N135]=[.$DJ3:.$DJ135])" office:value-type="float"/>
          <table:table-cell table:number-matrix-columns-spanned="1" table:number-matrix-rows-spanned="1" table:formula="of:=SUM([.O3:.O135]=[.$DK3:.$DK135])" office:value-type="float"/>
          <table:table-cell table:number-matrix-columns-spanned="1" table:number-matrix-rows-spanned="1" table:formula="of:=SUM([.P3:.P135]=[.$DL3:.$DL135])" office:value-type="float"/>
          <table:table-cell table:number-matrix-columns-spanned="1" table:number-matrix-rows-spanned="1" table:formula="of:=SUM([.Q3:.Q135]=[.$DM3:.$DM135])" office:value-type="float"/>
          <table:table-cell table:number-matrix-columns-spanned="1" table:number-matrix-rows-spanned="1" table:formula="of:=SUM([.R3:.R135]=[.$DN3:.$DN135])" office:value-type="float"/>
          <table:table-cell table:style-name="cellBest" table:number-matrix-columns-spanned="1" table:number-matrix-rows-spanned="1" table:formula="of:=SUM([.S3:.S135]=[.$DO3:.$DO135])" office:value-type="float"/>
          <table:table-cell table:number-matrix-columns-spanned="1" table:number-matrix-rows-spanned="1" table:formula="of:=SUM([.T3:.T135]=[.$DP3:.$DP135])" office:value-type="float"/>
          <table:table-cell table:number-matrix-columns-spanned="1" table:number-matrix-rows-spanned="1" table:formula="of:=SUM([.U3:.U135]=[.$DQ3:.$DQ135])" office:value-type="float"/>
          <table:table-cell table:number-matrix-columns-spanned="1" table:number-matrix-rows-spanned="1" table:formula="of:=SUM([.V3:.V135]=[.$DH3:.$DH135])" office:value-type="float"/>
          <table:table-cell table:number-matrix-columns-spanned="1" table:number-matrix-rows-spanned="1" table:formula="of:=SUM([.W3:.W135]=[.$DI3:.$DI135])" office:value-type="float"/>
          <table:table-cell table:number-matrix-columns-spanned="1" table:number-matrix-rows-spanned="1" table:formula="of:=SUM([.X3:.X135]=[.$DJ3:.$DJ135])" office:value-type="float"/>
          <table:table-cell table:number-matrix-columns-spanned="1" table:number-matrix-rows-spanned="1" table:formula="of:=SUM([.Y3:.Y135]=[.$DK3:.$DK135])" office:value-type="float"/>
          <table:table-cell table:number-matrix-columns-spanned="1" table:number-matrix-rows-spanned="1" table:formula="of:=SUM([.Z3:.Z135]=[.$DL3:.$DL135])" office:value-type="float"/>
          <table:table-cell table:number-matrix-columns-spanned="1" table:number-matrix-rows-spanned="1" table:formula="of:=SUM([.AA3:.AA135]=[.$DM3:.$DM135])" office:value-type="float"/>
          <table:table-cell table:style-name="cellBest" table:number-matrix-columns-spanned="1" table:number-matrix-rows-spanned="1" table:formula="of:=SUM([.AB3:.AB135]=[.$DN3:.$DN135])" office:value-type="float"/>
          <table:table-cell table:number-matrix-columns-spanned="1" table:number-matrix-rows-spanned="1" table:formula="of:=SUM([.AC3:.AC135]=[.$DO3:.$DO135])" office:value-type="float"/>
          <table:table-cell table:number-matrix-columns-spanned="1" table:number-matrix-rows-spanned="1" table:formula="of:=SUM([.AD3:.AD135]=[.$DP3:.$DP135])" office:value-type="float"/>
          <table:table-cell table:number-matrix-columns-spanned="1" table:number-matrix-rows-spanned="1" table:formula="of:=SUM([.AE3:.AE135]=[.$DQ3:.$DQ135])" office:value-type="float"/>
          <table:table-cell table:number-matrix-columns-spanned="1" table:number-matrix-rows-spanned="1" table:formula="of:=SUM([.AF3:.AF135]=[.$DH3:.$DH135])" office:value-type="float"/>
          <table:table-cell table:number-matrix-columns-spanned="1" table:number-matrix-rows-spanned="1" table:formula="of:=SUM([.AG3:.AG135]=[.$DI3:.$DI135])" office:value-type="float"/>
          <table:table-cell table:number-matrix-columns-spanned="1" table:number-matrix-rows-spanned="1" table:formula="of:=SUM([.AH3:.AH135]=[.$DJ3:.$DJ135])" office:value-type="float"/>
          <table:table-cell table:number-matrix-columns-spanned="1" table:number-matrix-rows-spanned="1" table:formula="of:=SUM([.AI3:.AI135]=[.$DK3:.$DK135])" office:value-type="float"/>
          <table:table-cell table:number-matrix-columns-spanned="1" table:number-matrix-rows-spanned="1" table:formula="of:=SUM([.AJ3:.AJ135]=[.$DL3:.$DL135])" office:value-type="float"/>
          <table:table-cell table:number-matrix-columns-spanned="1" table:number-matrix-rows-spanned="1" table:formula="of:=SUM([.AK3:.AK135]=[.$DM3:.$DM135])" office:value-type="float"/>
          <table:table-cell table:number-matrix-columns-spanned="1" table:number-matrix-rows-spanned="1" table:formula="of:=SUM([.AL3:.AL135]=[.$DN3:.$DN135])" office:value-type="float"/>
          <table:table-cell table:style-name="cellWorst" table:number-matrix-columns-spanned="1" table:number-matrix-rows-spanned="1" table:formula="of:=SUM([.AM3:.AM135]=[.$DO3:.$DO135])" office:value-type="float"/>
          <table:table-cell table:number-matrix-columns-spanned="1" table:number-matrix-rows-spanned="1" table:formula="of:=SUM([.AN3:.AN135]=[.$DP3:.$DP135])" office:value-type="float"/>
          <table:table-cell table:number-matrix-columns-spanned="1" table:number-matrix-rows-spanned="1" table:formula="of:=SUM([.AO3:.AO135]=[.$DQ3:.$DQ135])" office:value-type="float"/>
          <table:table-cell table:number-matrix-columns-spanned="1" table:number-matrix-rows-spanned="1" table:formula="of:=SUM([.AP3:.AP135]=[.$DH3:.$DH135])" office:value-type="float"/>
          <table:table-cell table:style-name="cellWorst" table:number-matrix-columns-spanned="1" table:number-matrix-rows-spanned="1" table:formula="of:=SUM([.AQ3:.AQ135]=[.$DI3:.$DI135])" office:value-type="float"/>
          <table:table-cell table:number-matrix-columns-spanned="1" table:number-matrix-rows-spanned="1" table:formula="of:=SUM([.AR3:.AR135]=[.$DJ3:.$DJ135])" office:value-type="float"/>
          <table:table-cell table:number-matrix-columns-spanned="1" table:number-matrix-rows-spanned="1" table:formula="of:=SUM([.AS3:.AS135]=[.$DK3:.$DK135])" office:value-type="float"/>
          <table:table-cell table:number-matrix-columns-spanned="1" table:number-matrix-rows-spanned="1" table:formula="of:=SUM([.AT3:.AT135]=[.$DL3:.$DL135])" office:value-type="float"/>
          <table:table-cell table:style-name="cellBest" table:number-matrix-columns-spanned="1" table:number-matrix-rows-spanned="1" table:formula="of:=SUM([.AU3:.AU135]=[.$DM3:.$DM135])" office:value-type="float"/>
          <table:table-cell table:number-matrix-columns-spanned="1" table:number-matrix-rows-spanned="1" table:formula="of:=SUM([.AV3:.AV135]=[.$DN3:.$DN135])" office:value-type="float"/>
          <table:table-cell table:number-matrix-columns-spanned="1" table:number-matrix-rows-spanned="1" table:formula="of:=SUM([.AW3:.AW135]=[.$DO3:.$DO135])" office:value-type="float"/>
          <table:table-cell table:style-name="cellWorst" table:number-matrix-columns-spanned="1" table:number-matrix-rows-spanned="1" table:formula="of:=SUM([.AX3:.AX135]=[.$DP3:.$DP135])" office:value-type="float"/>
          <table:table-cell table:number-matrix-columns-spanned="1" table:number-matrix-rows-spanned="1" table:formula="of:=SUM([.AY3:.AY135]=[.$DQ3:.$DQ135])" office:value-type="float"/>
          <table:table-cell table:number-matrix-columns-spanned="1" table:number-matrix-rows-spanned="1" table:formula="of:=SUM([.AZ3:.AZ135]=[.$DH3:.$DH135])" office:value-type="float"/>
          <table:table-cell table:number-matrix-columns-spanned="1" table:number-matrix-rows-spanned="1" table:formula="of:=SUM([.BA3:.BA135]=[.$DI3:.$DI135])" office:value-type="float"/>
          <table:table-cell table:number-matrix-columns-spanned="1" table:number-matrix-rows-spanned="1" table:formula="of:=SUM([.BB3:.BB135]=[.$DJ3:.$DJ135])" office:value-type="float"/>
          <table:table-cell table:number-matrix-columns-spanned="1" table:number-matrix-rows-spanned="1" table:formula="of:=SUM([.BC3:.BC135]=[.$DK3:.$DK135])" office:value-type="float"/>
          <table:table-cell table:number-matrix-columns-spanned="1" table:number-matrix-rows-spanned="1" table:formula="of:=SUM([.BD3:.BD135]=[.$DL3:.$DL135])" office:value-type="float"/>
          <table:table-cell table:number-matrix-columns-spanned="1" table:number-matrix-rows-spanned="1" table:formula="of:=SUM([.BE3:.BE135]=[.$DM3:.$DM135])" office:value-type="float"/>
          <table:table-cell table:number-matrix-columns-spanned="1" table:number-matrix-rows-spanned="1" table:formula="of:=SUM([.BF3:.BF135]=[.$DN3:.$DN135])" office:value-type="float"/>
          <table:table-cell table:style-name="cellWorst" table:number-matrix-columns-spanned="1" table:number-matrix-rows-spanned="1" table:formula="of:=SUM([.BG3:.BG135]=[.$DO3:.$DO135])" office:value-type="float"/>
          <table:table-cell table:number-matrix-columns-spanned="1" table:number-matrix-rows-spanned="1" table:formula="of:=SUM([.BH3:.BH135]=[.$DP3:.$DP135])" office:value-type="float"/>
          <table:table-cell table:number-matrix-columns-spanned="1" table:number-matrix-rows-spanned="1" table:formula="of:=SUM([.BI3:.BI135]=[.$DQ3:.$DQ135])" office:value-type="float"/>
          <table:table-cell table:number-matrix-columns-spanned="1" table:number-matrix-rows-spanned="1" table:formula="of:=SUM([.BJ3:.BJ135]=[.$DH3:.$DH135])" office:value-type="float"/>
          <table:table-cell table:number-matrix-columns-spanned="1" table:number-matrix-rows-spanned="1" table:formula="of:=SUM([.BK3:.BK135]=[.$DI3:.$DI135])" office:value-type="float"/>
          <table:table-cell table:number-matrix-columns-spanned="1" table:number-matrix-rows-spanned="1" table:formula="of:=SUM([.BL3:.BL135]=[.$DJ3:.$DJ135])" office:value-type="float"/>
          <table:table-cell table:number-matrix-columns-spanned="1" table:number-matrix-rows-spanned="1" table:formula="of:=SUM([.BM3:.BM135]=[.$DK3:.$DK135])" office:value-type="float"/>
          <table:table-cell table:number-matrix-columns-spanned="1" table:number-matrix-rows-spanned="1" table:formula="of:=SUM([.BN3:.BN135]=[.$DL3:.$DL135])" office:value-type="float"/>
          <table:table-cell table:style-name="cellWorst" table:number-matrix-columns-spanned="1" table:number-matrix-rows-spanned="1" table:formula="of:=SUM([.BO3:.BO135]=[.$DM3:.$DM135])" office:value-type="float"/>
          <table:table-cell table:style-name="cellWorst" table:number-matrix-columns-spanned="1" table:number-matrix-rows-spanned="1" table:formula="of:=SUM([.BP3:.BP135]=[.$DN3:.$DN135])" office:value-type="float"/>
          <table:table-cell table:style-name="cellWorst" table:number-matrix-columns-spanned="1" table:number-matrix-rows-spanned="1" table:formula="of:=SUM([.BQ3:.BQ135]=[.$DO3:.$DO135])" office:value-type="float"/>
          <table:table-cell table:number-matrix-columns-spanned="1" table:number-matrix-rows-spanned="1" table:formula="of:=SUM([.BR3:.BR135]=[.$DP3:.$DP135])" office:value-type="float"/>
          <table:table-cell table:number-matrix-columns-spanned="1" table:number-matrix-rows-spanned="1" table:formula="of:=SUM([.BS3:.BS135]=[.$DQ3:.$DQ135])" office:value-type="float"/>
          <table:table-cell table:number-matrix-columns-spanned="1" table:number-matrix-rows-spanned="1" table:formula="of:=SUM([.BT3:.BT135]=[.$DH3:.$DH135])" office:value-type="float"/>
          <table:table-cell table:number-matrix-columns-spanned="1" table:number-matrix-rows-spanned="1" table:formula="of:=SUM([.BU3:.BU135]=[.$DI3:.$DI135])" office:value-type="float"/>
          <table:table-cell table:style-name="cellBest" table:number-matrix-columns-spanned="1" table:number-matrix-rows-spanned="1" table:formula="of:=SUM([.BV3:.BV135]=[.$DJ3:.$DJ135])" office:value-type="float"/>
          <table:table-cell table:style-name="cellBest" table:number-matrix-columns-spanned="1" table:number-matrix-rows-spanned="1" table:formula="of:=SUM([.BW3:.BW135]=[.$DK3:.$DK135])" office:value-type="float"/>
          <table:table-cell table:number-matrix-columns-spanned="1" table:number-matrix-rows-spanned="1" table:formula="of:=SUM([.BX3:.BX135]=[.$DL3:.$DL135])" office:value-type="float"/>
          <table:table-cell table:number-matrix-columns-spanned="1" table:number-matrix-rows-spanned="1" table:formula="of:=SUM([.BY3:.BY135]=[.$DM3:.$DM135])" office:value-type="float"/>
          <table:table-cell table:number-matrix-columns-spanned="1" table:number-matrix-rows-spanned="1" table:formula="of:=SUM([.BZ3:.BZ135]=[.$DN3:.$DN135])" office:value-type="float"/>
          <table:table-cell table:number-matrix-columns-spanned="1" table:number-matrix-rows-spanned="1" table:formula="of:=SUM([.CA3:.CA135]=[.$DO3:.$DO135])" office:value-type="float"/>
          <table:table-cell table:number-matrix-columns-spanned="1" table:number-matrix-rows-spanned="1" table:formula="of:=SUM([.CB3:.CB135]=[.$DP3:.$DP135])" office:value-type="float"/>
          <table:table-cell table:number-matrix-columns-spanned="1" table:number-matrix-rows-spanned="1" table:formula="of:=SUM([.CC3:.CC135]=[.$DQ3:.$DQ135])" office:value-type="float"/>
          <table:table-cell table:number-matrix-columns-spanned="1" table:number-matrix-rows-spanned="1" table:formula="of:=SUM([.CD3:.CD135]=[.$DH3:.$DH135])" office:value-type="float"/>
          <table:table-cell table:number-matrix-columns-spanned="1" table:number-matrix-rows-spanned="1" table:formula="of:=SUM([.CE3:.CE135]=[.$DI3:.$DI135])" office:value-type="float"/>
          <table:table-cell table:number-matrix-columns-spanned="1" table:number-matrix-rows-spanned="1" table:formula="of:=SUM([.CF3:.CF135]=[.$DJ3:.$DJ135])" office:value-type="float"/>
          <table:table-cell table:number-matrix-columns-spanned="1" table:number-matrix-rows-spanned="1" table:formula="of:=SUM([.CG3:.CG135]=[.$DK3:.$DK135])" office:value-type="float"/>
          <table:table-cell table:number-matrix-columns-spanned="1" table:number-matrix-rows-spanned="1" table:formula="of:=SUM([.CH3:.CH135]=[.$DL3:.$DL135])" office:value-type="float"/>
          <table:table-cell table:number-matrix-columns-spanned="1" table:number-matrix-rows-spanned="1" table:formula="of:=SUM([.CI3:.CI135]=[.$DM3:.$DM135])" office:value-type="float"/>
          <table:table-cell table:number-matrix-columns-spanned="1" table:number-matrix-rows-spanned="1" table:formula="of:=SUM([.CJ3:.CJ135]=[.$DN3:.$DN135])" office:value-type="float"/>
          <table:table-cell table:number-matrix-columns-spanned="1" table:number-matrix-rows-spanned="1" table:formula="of:=SUM([.CK3:.CK135]=[.$DO3:.$DO135])" office:value-type="float"/>
          <table:table-cell table:number-matrix-columns-spanned="1" table:number-matrix-rows-spanned="1" table:formula="of:=SUM([.CL3:.CL135]=[.$DP3:.$DP135])" office:value-type="float"/>
          <table:table-cell table:style-name="cellWorst" table:number-matrix-columns-spanned="1" table:number-matrix-rows-spanned="1" table:formula="of:=SUM([.CM3:.CM135]=[.$DQ3:.$DQ135])" office:value-type="float"/>
          <table:table-cell table:number-matrix-columns-spanned="1" table:number-matrix-rows-spanned="1" table:formula="of:=SUM([.CN3:.CN135]=[.$DH3:.$DH135])" office:value-type="float"/>
          <table:table-cell table:style-name="cellWorst" table:number-matrix-columns-spanned="1" table:number-matrix-rows-spanned="1" table:formula="of:=SUM([.CO3:.CO135]=[.$DI3:.$DI135])" office:value-type="float"/>
          <table:table-cell table:number-matrix-columns-spanned="1" table:number-matrix-rows-spanned="1" table:formula="of:=SUM([.CP3:.CP135]=[.$DJ3:.$DJ135])" office:value-type="float"/>
          <table:table-cell table:number-matrix-columns-spanned="1" table:number-matrix-rows-spanned="1" table:formula="of:=SUM([.CQ3:.CQ135]=[.$DK3:.$DK135])" office:value-type="float"/>
          <table:table-cell table:number-matrix-columns-spanned="1" table:number-matrix-rows-spanned="1" table:formula="of:=SUM([.CR3:.CR135]=[.$DL3:.$DL135])" office:value-type="float"/>
          <table:table-cell table:number-matrix-columns-spanned="1" table:number-matrix-rows-spanned="1" table:formula="of:=SUM([.CS3:.CS135]=[.$DM3:.$DM135])" office:value-type="float"/>
          <table:table-cell table:number-matrix-columns-spanned="1" table:number-matrix-rows-spanned="1" table:formula="of:=SUM([.CT3:.CT135]=[.$DN3:.$DN135])" office:value-type="float"/>
          <table:table-cell table:number-matrix-columns-spanned="1" table:number-matrix-rows-spanned="1" table:formula="of:=SUM([.CU3:.CU135]=[.$DO3:.$DO135])" office:value-type="float"/>
          <table:table-cell table:style-name="cellWorst" table:number-matrix-columns-spanned="1" table:number-matrix-rows-spanned="1" table:formula="of:=SUM([.CV3:.CV135]=[.$DP3:.$DP135])" office:value-type="float"/>
          <table:table-cell table:number-matrix-columns-spanned="1" table:number-matrix-rows-spanned="1" table:formula="of:=SUM([.CW3:.CW135]=[.$DQ3:.$DQ135])" office:value-type="float"/>
          <table:table-cell table:style-name="cellWorst" table:number-matrix-columns-spanned="1" table:number-matrix-rows-spanned="1" table:formula="of:=SUM([.CX3:.CX135]=[.$DH3:.$DH135])" office:value-type="float"/>
          <table:table-cell table:style-name="cellWorst" table:number-matrix-columns-spanned="1" table:number-matrix-rows-spanned="1" table:formula="of:=SUM([.CY3:.CY135]=[.$DI3:.$DI135])" office:value-type="float"/>
          <table:table-cell table:number-matrix-columns-spanned="1" table:number-matrix-rows-spanned="1" table:formula="of:=SUM([.CZ3:.CZ135]=[.$DJ3:.$DJ135])" office:value-type="float"/>
          <table:table-cell table:number-matrix-columns-spanned="1" table:number-matrix-rows-spanned="1" table:formula="of:=SUM([.DA3:.DA135]=[.$DK3:.$DK135])" office:value-type="float"/>
          <table:table-cell table:number-matrix-columns-spanned="1" table:number-matrix-rows-spanned="1" table:formula="of:=SUM([.DB3:.DB135]=[.$DL3:.$DL135])" office:value-type="float"/>
          <table:table-cell table:number-matrix-columns-spanned="1" table:number-matrix-rows-spanned="1" table:formula="of:=SUM([.DC3:.DC135]=[.$DM3:.$DM135])" office:value-type="float"/>
          <table:table-cell table:number-matrix-columns-spanned="1" table:number-matrix-rows-spanned="1" table:formula="of:=SUM([.DD3:.DD135]=[.$DN3:.$DN135])" office:value-type="float"/>
          <table:table-cell table:number-matrix-columns-spanned="1" table:number-matrix-rows-spanned="1" table:formula="of:=SUM([.DE3:.DE135]=[.$DO3:.$DO135])" office:value-type="float"/>
          <table:table-cell table:style-name="cellWorst" table:number-matrix-columns-spanned="1" table:number-matrix-rows-spanned="1" table:formula="of:=SUM([.DF3:.DF135]=[.$DP3:.$DP135])" office:value-type="float"/>
          <table:table-cell table:number-matrix-columns-spanned="1" table:number-matrix-rows-spanned="1" table:formula="of:=SUM([.DG3:.DG135]=[.$DQ3:.$DQ135])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BETTER</text:p>
          </table:table-cell>
          <table:table-cell table:style-name="cellBest" table:number-matrix-columns-spanned="1" table:number-matrix-rows-spanned="1" table:formula="of:=SUM([.B3:.B135]&lt;[.$DR3:.$DR135])" office:value-type="float"/>
          <table:table-cell table:style-name="cellBest" table:number-matrix-columns-spanned="1" table:number-matrix-rows-spanned="1" table:formula="of:=SUM([.C3:.C135]&lt;[.$DS3:.$DS135])" office:value-type="float"/>
          <table:table-cell table:number-matrix-columns-spanned="1" table:number-matrix-rows-spanned="1" table:formula="of:=SUM([.D3:.D135]&lt;[.$DT3:.$DT135])" office:value-type="float"/>
          <table:table-cell table:number-matrix-columns-spanned="1" table:number-matrix-rows-spanned="1" table:formula="of:=SUM([.E3:.E135]&lt;[.$DU3:.$DU135])" office:value-type="float"/>
          <table:table-cell table:number-matrix-columns-spanned="1" table:number-matrix-rows-spanned="1" table:formula="of:=SUM([.F3:.F135]&lt;[.$DV3:.$DV135])" office:value-type="float"/>
          <table:table-cell table:number-matrix-columns-spanned="1" table:number-matrix-rows-spanned="1" table:formula="of:=SUM([.G3:.G135]&lt;[.$DW3:.$DW135])" office:value-type="float"/>
          <table:table-cell table:style-name="cellBest" table:number-matrix-columns-spanned="1" table:number-matrix-rows-spanned="1" table:formula="of:=SUM([.H3:.H135]&lt;[.$DX3:.$DX135])" office:value-type="float"/>
          <table:table-cell table:number-matrix-columns-spanned="1" table:number-matrix-rows-spanned="1" table:formula="of:=SUM([.I3:.I135]&lt;[.$DY3:.$DY135])" office:value-type="float"/>
          <table:table-cell table:number-matrix-columns-spanned="1" table:number-matrix-rows-spanned="1" table:formula="of:=SUM([.J3:.J135]&lt;[.$DZ3:.$DZ135])" office:value-type="float"/>
          <table:table-cell table:style-name="cellBest" table:number-matrix-columns-spanned="1" table:number-matrix-rows-spanned="1" table:formula="of:=SUM([.K3:.K135]&lt;[.$EA3:.$EA135])" office:value-type="float"/>
          <table:table-cell table:number-matrix-columns-spanned="1" table:number-matrix-rows-spanned="1" table:formula="of:=SUM([.L3:.L135]&lt;[.$DR3:.$DR135])" office:value-type="float"/>
          <table:table-cell table:number-matrix-columns-spanned="1" table:number-matrix-rows-spanned="1" table:formula="of:=SUM([.M3:.M135]&lt;[.$DS3:.$DS135])" office:value-type="float"/>
          <table:table-cell table:number-matrix-columns-spanned="1" table:number-matrix-rows-spanned="1" table:formula="of:=SUM([.N3:.N135]&lt;[.$DT3:.$DT135])" office:value-type="float"/>
          <table:table-cell table:number-matrix-columns-spanned="1" table:number-matrix-rows-spanned="1" table:formula="of:=SUM([.O3:.O135]&lt;[.$DU3:.$DU135])" office:value-type="float"/>
          <table:table-cell table:number-matrix-columns-spanned="1" table:number-matrix-rows-spanned="1" table:formula="of:=SUM([.P3:.P135]&lt;[.$DV3:.$DV135])" office:value-type="float"/>
          <table:table-cell table:number-matrix-columns-spanned="1" table:number-matrix-rows-spanned="1" table:formula="of:=SUM([.Q3:.Q135]&lt;[.$DW3:.$DW135])" office:value-type="float"/>
          <table:table-cell table:number-matrix-columns-spanned="1" table:number-matrix-rows-spanned="1" table:formula="of:=SUM([.R3:.R135]&lt;[.$DX3:.$DX135])" office:value-type="float"/>
          <table:table-cell table:style-name="cellBest" table:number-matrix-columns-spanned="1" table:number-matrix-rows-spanned="1" table:formula="of:=SUM([.S3:.S135]&lt;[.$DY3:.$DY135])" office:value-type="float"/>
          <table:table-cell table:number-matrix-columns-spanned="1" table:number-matrix-rows-spanned="1" table:formula="of:=SUM([.T3:.T135]&lt;[.$DZ3:.$DZ135])" office:value-type="float"/>
          <table:table-cell table:number-matrix-columns-spanned="1" table:number-matrix-rows-spanned="1" table:formula="of:=SUM([.U3:.U135]&lt;[.$EA3:.$EA135])" office:value-type="float"/>
          <table:table-cell table:number-matrix-columns-spanned="1" table:number-matrix-rows-spanned="1" table:formula="of:=SUM([.V3:.V135]&lt;[.$DR3:.$DR135])" office:value-type="float"/>
          <table:table-cell table:number-matrix-columns-spanned="1" table:number-matrix-rows-spanned="1" table:formula="of:=SUM([.W3:.W135]&lt;[.$DS3:.$DS135])" office:value-type="float"/>
          <table:table-cell table:number-matrix-columns-spanned="1" table:number-matrix-rows-spanned="1" table:formula="of:=SUM([.X3:.X135]&lt;[.$DT3:.$DT135])" office:value-type="float"/>
          <table:table-cell table:number-matrix-columns-spanned="1" table:number-matrix-rows-spanned="1" table:formula="of:=SUM([.Y3:.Y135]&lt;[.$DU3:.$DU135])" office:value-type="float"/>
          <table:table-cell table:number-matrix-columns-spanned="1" table:number-matrix-rows-spanned="1" table:formula="of:=SUM([.Z3:.Z135]&lt;[.$DV3:.$DV135])" office:value-type="float"/>
          <table:table-cell table:number-matrix-columns-spanned="1" table:number-matrix-rows-spanned="1" table:formula="of:=SUM([.AA3:.AA135]&lt;[.$DW3:.$DW135])" office:value-type="float"/>
          <table:table-cell table:style-name="cellBest" table:number-matrix-columns-spanned="1" table:number-matrix-rows-spanned="1" table:formula="of:=SUM([.AB3:.AB135]&lt;[.$DX3:.$DX135])" office:value-type="float"/>
          <table:table-cell table:number-matrix-columns-spanned="1" table:number-matrix-rows-spanned="1" table:formula="of:=SUM([.AC3:.AC135]&lt;[.$DY3:.$DY135])" office:value-type="float"/>
          <table:table-cell table:number-matrix-columns-spanned="1" table:number-matrix-rows-spanned="1" table:formula="of:=SUM([.AD3:.AD135]&lt;[.$DZ3:.$DZ135])" office:value-type="float"/>
          <table:table-cell table:number-matrix-columns-spanned="1" table:number-matrix-rows-spanned="1" table:formula="of:=SUM([.AE3:.AE135]&lt;[.$EA3:.$EA135])" office:value-type="float"/>
          <table:table-cell table:number-matrix-columns-spanned="1" table:number-matrix-rows-spanned="1" table:formula="of:=SUM([.AF3:.AF135]&lt;[.$DR3:.$DR135])" office:value-type="float"/>
          <table:table-cell table:number-matrix-columns-spanned="1" table:number-matrix-rows-spanned="1" table:formula="of:=SUM([.AG3:.AG135]&lt;[.$DS3:.$DS135])" office:value-type="float"/>
          <table:table-cell table:style-name="cellWorst" table:number-matrix-columns-spanned="1" table:number-matrix-rows-spanned="1" table:formula="of:=SUM([.AH3:.AH135]&lt;[.$DT3:.$DT135])" office:value-type="float"/>
          <table:table-cell table:style-name="cellWorst" table:number-matrix-columns-spanned="1" table:number-matrix-rows-spanned="1" table:formula="of:=SUM([.AI3:.AI135]&lt;[.$DU3:.$DU135])" office:value-type="float"/>
          <table:table-cell table:number-matrix-columns-spanned="1" table:number-matrix-rows-spanned="1" table:formula="of:=SUM([.AJ3:.AJ135]&lt;[.$DV3:.$DV135])" office:value-type="float"/>
          <table:table-cell table:number-matrix-columns-spanned="1" table:number-matrix-rows-spanned="1" table:formula="of:=SUM([.AK3:.AK135]&lt;[.$DW3:.$DW135])" office:value-type="float"/>
          <table:table-cell table:style-name="cellWorst" table:number-matrix-columns-spanned="1" table:number-matrix-rows-spanned="1" table:formula="of:=SUM([.AL3:.AL135]&lt;[.$DX3:.$DX135])" office:value-type="float"/>
          <table:table-cell table:style-name="cellWorst" table:number-matrix-columns-spanned="1" table:number-matrix-rows-spanned="1" table:formula="of:=SUM([.AM3:.AM135]&lt;[.$DY3:.$DY135])" office:value-type="float"/>
          <table:table-cell table:number-matrix-columns-spanned="1" table:number-matrix-rows-spanned="1" table:formula="of:=SUM([.AN3:.AN135]&lt;[.$DZ3:.$DZ135])" office:value-type="float"/>
          <table:table-cell table:number-matrix-columns-spanned="1" table:number-matrix-rows-spanned="1" table:formula="of:=SUM([.AO3:.AO135]&lt;[.$EA3:.$EA135])" office:value-type="float"/>
          <table:table-cell table:number-matrix-columns-spanned="1" table:number-matrix-rows-spanned="1" table:formula="of:=SUM([.AP3:.AP135]&lt;[.$DR3:.$DR135])" office:value-type="float"/>
          <table:table-cell table:style-name="cellWorst" table:number-matrix-columns-spanned="1" table:number-matrix-rows-spanned="1" table:formula="of:=SUM([.AQ3:.AQ135]&lt;[.$DS3:.$DS135])" office:value-type="float"/>
          <table:table-cell table:number-matrix-columns-spanned="1" table:number-matrix-rows-spanned="1" table:formula="of:=SUM([.AR3:.AR135]&lt;[.$DT3:.$DT135])" office:value-type="float"/>
          <table:table-cell table:number-matrix-columns-spanned="1" table:number-matrix-rows-spanned="1" table:formula="of:=SUM([.AS3:.AS135]&lt;[.$DU3:.$DU135])" office:value-type="float"/>
          <table:table-cell table:number-matrix-columns-spanned="1" table:number-matrix-rows-spanned="1" table:formula="of:=SUM([.AT3:.AT135]&lt;[.$DV3:.$DV135])" office:value-type="float"/>
          <table:table-cell table:number-matrix-columns-spanned="1" table:number-matrix-rows-spanned="1" table:formula="of:=SUM([.AU3:.AU135]&lt;[.$DW3:.$DW135])" office:value-type="float"/>
          <table:table-cell table:number-matrix-columns-spanned="1" table:number-matrix-rows-spanned="1" table:formula="of:=SUM([.AV3:.AV135]&lt;[.$DX3:.$DX135])" office:value-type="float"/>
          <table:table-cell table:number-matrix-columns-spanned="1" table:number-matrix-rows-spanned="1" table:formula="of:=SUM([.AW3:.AW135]&lt;[.$DY3:.$DY135])" office:value-type="float"/>
          <table:table-cell table:number-matrix-columns-spanned="1" table:number-matrix-rows-spanned="1" table:formula="of:=SUM([.AX3:.AX135]&lt;[.$DZ3:.$DZ135])" office:value-type="float"/>
          <table:table-cell table:style-name="cellWorst" table:number-matrix-columns-spanned="1" table:number-matrix-rows-spanned="1" table:formula="of:=SUM([.AY3:.AY135]&lt;[.$EA3:.$EA135])" office:value-type="float"/>
          <table:table-cell table:number-matrix-columns-spanned="1" table:number-matrix-rows-spanned="1" table:formula="of:=SUM([.AZ3:.AZ135]&lt;[.$DR3:.$DR135])" office:value-type="float"/>
          <table:table-cell table:number-matrix-columns-spanned="1" table:number-matrix-rows-spanned="1" table:formula="of:=SUM([.BA3:.BA135]&lt;[.$DS3:.$DS135])" office:value-type="float"/>
          <table:table-cell table:number-matrix-columns-spanned="1" table:number-matrix-rows-spanned="1" table:formula="of:=SUM([.BB3:.BB135]&lt;[.$DT3:.$DT135])" office:value-type="float"/>
          <table:table-cell table:number-matrix-columns-spanned="1" table:number-matrix-rows-spanned="1" table:formula="of:=SUM([.BC3:.BC135]&lt;[.$DU3:.$DU135])" office:value-type="float"/>
          <table:table-cell table:number-matrix-columns-spanned="1" table:number-matrix-rows-spanned="1" table:formula="of:=SUM([.BD3:.BD135]&lt;[.$DV3:.$DV135])" office:value-type="float"/>
          <table:table-cell table:style-name="cellWorst" table:number-matrix-columns-spanned="1" table:number-matrix-rows-spanned="1" table:formula="of:=SUM([.BE3:.BE135]&lt;[.$DW3:.$DW135])" office:value-type="float"/>
          <table:table-cell table:style-name="cellWorst" table:number-matrix-columns-spanned="1" table:number-matrix-rows-spanned="1" table:formula="of:=SUM([.BF3:.BF135]&lt;[.$DX3:.$DX135])" office:value-type="float"/>
          <table:table-cell table:number-matrix-columns-spanned="1" table:number-matrix-rows-spanned="1" table:formula="of:=SUM([.BG3:.BG135]&lt;[.$DY3:.$DY135])" office:value-type="float"/>
          <table:table-cell table:number-matrix-columns-spanned="1" table:number-matrix-rows-spanned="1" table:formula="of:=SUM([.BH3:.BH135]&lt;[.$DZ3:.$DZ135])" office:value-type="float"/>
          <table:table-cell table:number-matrix-columns-spanned="1" table:number-matrix-rows-spanned="1" table:formula="of:=SUM([.BI3:.BI135]&lt;[.$EA3:.$EA135])" office:value-type="float"/>
          <table:table-cell table:number-matrix-columns-spanned="1" table:number-matrix-rows-spanned="1" table:formula="of:=SUM([.BJ3:.BJ135]&lt;[.$DR3:.$DR135])" office:value-type="float"/>
          <table:table-cell table:number-matrix-columns-spanned="1" table:number-matrix-rows-spanned="1" table:formula="of:=SUM([.BK3:.BK135]&lt;[.$DS3:.$DS135])" office:value-type="float"/>
          <table:table-cell table:number-matrix-columns-spanned="1" table:number-matrix-rows-spanned="1" table:formula="of:=SUM([.BL3:.BL135]&lt;[.$DT3:.$DT135])" office:value-type="float"/>
          <table:table-cell table:number-matrix-columns-spanned="1" table:number-matrix-rows-spanned="1" table:formula="of:=SUM([.BM3:.BM135]&lt;[.$DU3:.$DU135])" office:value-type="float"/>
          <table:table-cell table:number-matrix-columns-spanned="1" table:number-matrix-rows-spanned="1" table:formula="of:=SUM([.BN3:.BN135]&lt;[.$DV3:.$DV135])" office:value-type="float"/>
          <table:table-cell table:style-name="cellWorst" table:number-matrix-columns-spanned="1" table:number-matrix-rows-spanned="1" table:formula="of:=SUM([.BO3:.BO135]&lt;[.$DW3:.$DW135])" office:value-type="float"/>
          <table:table-cell table:style-name="cellWorst" table:number-matrix-columns-spanned="1" table:number-matrix-rows-spanned="1" table:formula="of:=SUM([.BP3:.BP135]&lt;[.$DX3:.$DX135])" office:value-type="float"/>
          <table:table-cell table:number-matrix-columns-spanned="1" table:number-matrix-rows-spanned="1" table:formula="of:=SUM([.BQ3:.BQ135]&lt;[.$DY3:.$DY135])" office:value-type="float"/>
          <table:table-cell table:number-matrix-columns-spanned="1" table:number-matrix-rows-spanned="1" table:formula="of:=SUM([.BR3:.BR135]&lt;[.$DZ3:.$DZ135])" office:value-type="float"/>
          <table:table-cell table:number-matrix-columns-spanned="1" table:number-matrix-rows-spanned="1" table:formula="of:=SUM([.BS3:.BS135]&lt;[.$EA3:.$EA135])" office:value-type="float"/>
          <table:table-cell table:number-matrix-columns-spanned="1" table:number-matrix-rows-spanned="1" table:formula="of:=SUM([.BT3:.BT135]&lt;[.$DR3:.$DR135])" office:value-type="float"/>
          <table:table-cell table:style-name="cellWorst" table:number-matrix-columns-spanned="1" table:number-matrix-rows-spanned="1" table:formula="of:=SUM([.BU3:.BU135]&lt;[.$DS3:.$DS135])" office:value-type="float"/>
          <table:table-cell table:style-name="cellBest" table:number-matrix-columns-spanned="1" table:number-matrix-rows-spanned="1" table:formula="of:=SUM([.BV3:.BV135]&lt;[.$DT3:.$DT135])" office:value-type="float"/>
          <table:table-cell table:style-name="cellBest" table:number-matrix-columns-spanned="1" table:number-matrix-rows-spanned="1" table:formula="of:=SUM([.BW3:.BW135]&lt;[.$DU3:.$DU135])" office:value-type="float"/>
          <table:table-cell table:number-matrix-columns-spanned="1" table:number-matrix-rows-spanned="1" table:formula="of:=SUM([.BX3:.BX135]&lt;[.$DV3:.$DV135])" office:value-type="float"/>
          <table:table-cell table:style-name="cellBest" table:number-matrix-columns-spanned="1" table:number-matrix-rows-spanned="1" table:formula="of:=SUM([.BY3:.BY135]&lt;[.$DW3:.$DW135])" office:value-type="float"/>
          <table:table-cell table:number-matrix-columns-spanned="1" table:number-matrix-rows-spanned="1" table:formula="of:=SUM([.BZ3:.BZ135]&lt;[.$DX3:.$DX135])" office:value-type="float"/>
          <table:table-cell table:number-matrix-columns-spanned="1" table:number-matrix-rows-spanned="1" table:formula="of:=SUM([.CA3:.CA135]&lt;[.$DY3:.$DY135])" office:value-type="float"/>
          <table:table-cell table:number-matrix-columns-spanned="1" table:number-matrix-rows-spanned="1" table:formula="of:=SUM([.CB3:.CB135]&lt;[.$DZ3:.$DZ135])" office:value-type="float"/>
          <table:table-cell table:number-matrix-columns-spanned="1" table:number-matrix-rows-spanned="1" table:formula="of:=SUM([.CC3:.CC135]&lt;[.$EA3:.$EA135])" office:value-type="float"/>
          <table:table-cell table:number-matrix-columns-spanned="1" table:number-matrix-rows-spanned="1" table:formula="of:=SUM([.CD3:.CD135]&lt;[.$DR3:.$DR135])" office:value-type="float"/>
          <table:table-cell table:style-name="cellWorst" table:number-matrix-columns-spanned="1" table:number-matrix-rows-spanned="1" table:formula="of:=SUM([.CE3:.CE135]&lt;[.$DS3:.$DS135])" office:value-type="float"/>
          <table:table-cell table:number-matrix-columns-spanned="1" table:number-matrix-rows-spanned="1" table:formula="of:=SUM([.CF3:.CF135]&lt;[.$DT3:.$DT135])" office:value-type="float"/>
          <table:table-cell table:number-matrix-columns-spanned="1" table:number-matrix-rows-spanned="1" table:formula="of:=SUM([.CG3:.CG135]&lt;[.$DU3:.$DU135])" office:value-type="float"/>
          <table:table-cell table:number-matrix-columns-spanned="1" table:number-matrix-rows-spanned="1" table:formula="of:=SUM([.CH3:.CH135]&lt;[.$DV3:.$DV135])" office:value-type="float"/>
          <table:table-cell table:number-matrix-columns-spanned="1" table:number-matrix-rows-spanned="1" table:formula="of:=SUM([.CI3:.CI135]&lt;[.$DW3:.$DW135])" office:value-type="float"/>
          <table:table-cell table:number-matrix-columns-spanned="1" table:number-matrix-rows-spanned="1" table:formula="of:=SUM([.CJ3:.CJ135]&lt;[.$DX3:.$DX135])" office:value-type="float"/>
          <table:table-cell table:number-matrix-columns-spanned="1" table:number-matrix-rows-spanned="1" table:formula="of:=SUM([.CK3:.CK135]&lt;[.$DY3:.$DY135])" office:value-type="float"/>
          <table:table-cell table:number-matrix-columns-spanned="1" table:number-matrix-rows-spanned="1" table:formula="of:=SUM([.CL3:.CL135]&lt;[.$DZ3:.$DZ135])" office:value-type="float"/>
          <table:table-cell table:number-matrix-columns-spanned="1" table:number-matrix-rows-spanned="1" table:formula="of:=SUM([.CM3:.CM135]&lt;[.$EA3:.$EA135])" office:value-type="float"/>
          <table:table-cell table:number-matrix-columns-spanned="1" table:number-matrix-rows-spanned="1" table:formula="of:=SUM([.CN3:.CN135]&lt;[.$DR3:.$DR135])" office:value-type="float"/>
          <table:table-cell table:style-name="cellWorst" table:number-matrix-columns-spanned="1" table:number-matrix-rows-spanned="1" table:formula="of:=SUM([.CO3:.CO135]&lt;[.$DS3:.$DS135])" office:value-type="float"/>
          <table:table-cell table:number-matrix-columns-spanned="1" table:number-matrix-rows-spanned="1" table:formula="of:=SUM([.CP3:.CP135]&lt;[.$DT3:.$DT135])" office:value-type="float"/>
          <table:table-cell table:number-matrix-columns-spanned="1" table:number-matrix-rows-spanned="1" table:formula="of:=SUM([.CQ3:.CQ135]&lt;[.$DU3:.$DU135])" office:value-type="float"/>
          <table:table-cell table:number-matrix-columns-spanned="1" table:number-matrix-rows-spanned="1" table:formula="of:=SUM([.CR3:.CR135]&lt;[.$DV3:.$DV135])" office:value-type="float"/>
          <table:table-cell table:number-matrix-columns-spanned="1" table:number-matrix-rows-spanned="1" table:formula="of:=SUM([.CS3:.CS135]&lt;[.$DW3:.$DW135])" office:value-type="float"/>
          <table:table-cell table:number-matrix-columns-spanned="1" table:number-matrix-rows-spanned="1" table:formula="of:=SUM([.CT3:.CT135]&lt;[.$DX3:.$DX135])" office:value-type="float"/>
          <table:table-cell table:number-matrix-columns-spanned="1" table:number-matrix-rows-spanned="1" table:formula="of:=SUM([.CU3:.CU135]&lt;[.$DY3:.$DY135])" office:value-type="float"/>
          <table:table-cell table:number-matrix-columns-spanned="1" table:number-matrix-rows-spanned="1" table:formula="of:=SUM([.CV3:.CV135]&lt;[.$DZ3:.$DZ135])" office:value-type="float"/>
          <table:table-cell table:style-name="cellWorst" table:number-matrix-columns-spanned="1" table:number-matrix-rows-spanned="1" table:formula="of:=SUM([.CW3:.CW135]&lt;[.$EA3:.$EA135])" office:value-type="float"/>
          <table:table-cell table:style-name="cellWorst" table:number-matrix-columns-spanned="1" table:number-matrix-rows-spanned="1" table:formula="of:=SUM([.CX3:.CX135]&lt;[.$DR3:.$DR135])" office:value-type="float"/>
          <table:table-cell table:style-name="cellWorst" table:number-matrix-columns-spanned="1" table:number-matrix-rows-spanned="1" table:formula="of:=SUM([.CY3:.CY135]&lt;[.$DS3:.$DS135])" office:value-type="float"/>
          <table:table-cell table:number-matrix-columns-spanned="1" table:number-matrix-rows-spanned="1" table:formula="of:=SUM([.CZ3:.CZ135]&lt;[.$DT3:.$DT135])" office:value-type="float"/>
          <table:table-cell table:number-matrix-columns-spanned="1" table:number-matrix-rows-spanned="1" table:formula="of:=SUM([.DA3:.DA135]&lt;[.$DU3:.$DU135])" office:value-type="float"/>
          <table:table-cell table:number-matrix-columns-spanned="1" table:number-matrix-rows-spanned="1" table:formula="of:=SUM([.DB3:.DB135]&lt;[.$DV3:.$DV135])" office:value-type="float"/>
          <table:table-cell table:number-matrix-columns-spanned="1" table:number-matrix-rows-spanned="1" table:formula="of:=SUM([.DC3:.DC135]&lt;[.$DW3:.$DW135])" office:value-type="float"/>
          <table:table-cell table:number-matrix-columns-spanned="1" table:number-matrix-rows-spanned="1" table:formula="of:=SUM([.DD3:.DD135]&lt;[.$DX3:.$DX135])" office:value-type="float"/>
          <table:table-cell table:number-matrix-columns-spanned="1" table:number-matrix-rows-spanned="1" table:formula="of:=SUM([.DE3:.DE135]&lt;[.$DY3:.$DY135])" office:value-type="float"/>
          <table:table-cell table:number-matrix-columns-spanned="1" table:number-matrix-rows-spanned="1" table:formula="of:=SUM([.DF3:.DF135]&lt;[.$DZ3:.$DZ135])" office:value-type="float"/>
          <table:table-cell table:style-name="cellWorst" table:number-matrix-columns-spanned="1" table:number-matrix-rows-spanned="1" table:formula="of:=SUM([.DG3:.DG135]&lt;[.$EA3:.$EA135])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WORSE</text:p>
          </table:table-cell>
          <table:table-cell table:style-name="cellBest" table:number-matrix-columns-spanned="1" table:number-matrix-rows-spanned="1" table:formula="of:=SUM([.B3:.B135]&gt;[.$DR3:.$DR135])" office:value-type="float"/>
          <table:table-cell table:style-name="cellBest" table:number-matrix-columns-spanned="1" table:number-matrix-rows-spanned="1" table:formula="of:=SUM([.C3:.C135]&gt;[.$DS3:.$DS135])" office:value-type="float"/>
          <table:table-cell table:number-matrix-columns-spanned="1" table:number-matrix-rows-spanned="1" table:formula="of:=SUM([.D3:.D135]&gt;[.$DT3:.$DT135])" office:value-type="float"/>
          <table:table-cell table:number-matrix-columns-spanned="1" table:number-matrix-rows-spanned="1" table:formula="of:=SUM([.E3:.E135]&gt;[.$DU3:.$DU135])" office:value-type="float"/>
          <table:table-cell table:number-matrix-columns-spanned="1" table:number-matrix-rows-spanned="1" table:formula="of:=SUM([.F3:.F135]&gt;[.$DV3:.$DV135])" office:value-type="float"/>
          <table:table-cell table:number-matrix-columns-spanned="1" table:number-matrix-rows-spanned="1" table:formula="of:=SUM([.G3:.G135]&gt;[.$DW3:.$DW135])" office:value-type="float"/>
          <table:table-cell table:style-name="cellBest" table:number-matrix-columns-spanned="1" table:number-matrix-rows-spanned="1" table:formula="of:=SUM([.H3:.H135]&gt;[.$DX3:.$DX135])" office:value-type="float"/>
          <table:table-cell table:number-matrix-columns-spanned="1" table:number-matrix-rows-spanned="1" table:formula="of:=SUM([.I3:.I135]&gt;[.$DY3:.$DY135])" office:value-type="float"/>
          <table:table-cell table:number-matrix-columns-spanned="1" table:number-matrix-rows-spanned="1" table:formula="of:=SUM([.J3:.J135]&gt;[.$DZ3:.$DZ135])" office:value-type="float"/>
          <table:table-cell table:number-matrix-columns-spanned="1" table:number-matrix-rows-spanned="1" table:formula="of:=SUM([.K3:.K135]&gt;[.$EA3:.$EA135])" office:value-type="float"/>
          <table:table-cell table:number-matrix-columns-spanned="1" table:number-matrix-rows-spanned="1" table:formula="of:=SUM([.L3:.L135]&gt;[.$DR3:.$DR135])" office:value-type="float"/>
          <table:table-cell table:style-name="cellBest" table:number-matrix-columns-spanned="1" table:number-matrix-rows-spanned="1" table:formula="of:=SUM([.M3:.M135]&gt;[.$DS3:.$DS135])" office:value-type="float"/>
          <table:table-cell table:number-matrix-columns-spanned="1" table:number-matrix-rows-spanned="1" table:formula="of:=SUM([.N3:.N135]&gt;[.$DT3:.$DT135])" office:value-type="float"/>
          <table:table-cell table:number-matrix-columns-spanned="1" table:number-matrix-rows-spanned="1" table:formula="of:=SUM([.O3:.O135]&gt;[.$DU3:.$DU135])" office:value-type="float"/>
          <table:table-cell table:number-matrix-columns-spanned="1" table:number-matrix-rows-spanned="1" table:formula="of:=SUM([.P3:.P135]&gt;[.$DV3:.$DV135])" office:value-type="float"/>
          <table:table-cell table:style-name="cellBest" table:number-matrix-columns-spanned="1" table:number-matrix-rows-spanned="1" table:formula="of:=SUM([.Q3:.Q135]&gt;[.$DW3:.$DW135])" office:value-type="float"/>
          <table:table-cell table:style-name="cellBest" table:number-matrix-columns-spanned="1" table:number-matrix-rows-spanned="1" table:formula="of:=SUM([.R3:.R135]&gt;[.$DX3:.$DX135])" office:value-type="float"/>
          <table:table-cell table:style-name="cellBest" table:number-matrix-columns-spanned="1" table:number-matrix-rows-spanned="1" table:formula="of:=SUM([.S3:.S135]&gt;[.$DY3:.$DY135])" office:value-type="float"/>
          <table:table-cell table:number-matrix-columns-spanned="1" table:number-matrix-rows-spanned="1" table:formula="of:=SUM([.T3:.T135]&gt;[.$DZ3:.$DZ135])" office:value-type="float"/>
          <table:table-cell table:number-matrix-columns-spanned="1" table:number-matrix-rows-spanned="1" table:formula="of:=SUM([.U3:.U135]&gt;[.$EA3:.$EA135])" office:value-type="float"/>
          <table:table-cell table:number-matrix-columns-spanned="1" table:number-matrix-rows-spanned="1" table:formula="of:=SUM([.V3:.V135]&gt;[.$DR3:.$DR135])" office:value-type="float"/>
          <table:table-cell table:number-matrix-columns-spanned="1" table:number-matrix-rows-spanned="1" table:formula="of:=SUM([.W3:.W135]&gt;[.$DS3:.$DS135])" office:value-type="float"/>
          <table:table-cell table:number-matrix-columns-spanned="1" table:number-matrix-rows-spanned="1" table:formula="of:=SUM([.X3:.X135]&gt;[.$DT3:.$DT135])" office:value-type="float"/>
          <table:table-cell table:number-matrix-columns-spanned="1" table:number-matrix-rows-spanned="1" table:formula="of:=SUM([.Y3:.Y135]&gt;[.$DU3:.$DU135])" office:value-type="float"/>
          <table:table-cell table:number-matrix-columns-spanned="1" table:number-matrix-rows-spanned="1" table:formula="of:=SUM([.Z3:.Z135]&gt;[.$DV3:.$DV135])" office:value-type="float"/>
          <table:table-cell table:number-matrix-columns-spanned="1" table:number-matrix-rows-spanned="1" table:formula="of:=SUM([.AA3:.AA135]&gt;[.$DW3:.$DW135])" office:value-type="float"/>
          <table:table-cell table:style-name="cellBest" table:number-matrix-columns-spanned="1" table:number-matrix-rows-spanned="1" table:formula="of:=SUM([.AB3:.AB135]&gt;[.$DX3:.$DX135])" office:value-type="float"/>
          <table:table-cell table:number-matrix-columns-spanned="1" table:number-matrix-rows-spanned="1" table:formula="of:=SUM([.AC3:.AC135]&gt;[.$DY3:.$DY135])" office:value-type="float"/>
          <table:table-cell table:number-matrix-columns-spanned="1" table:number-matrix-rows-spanned="1" table:formula="of:=SUM([.AD3:.AD135]&gt;[.$DZ3:.$DZ135])" office:value-type="float"/>
          <table:table-cell table:number-matrix-columns-spanned="1" table:number-matrix-rows-spanned="1" table:formula="of:=SUM([.AE3:.AE135]&gt;[.$EA3:.$EA135])" office:value-type="float"/>
          <table:table-cell table:number-matrix-columns-spanned="1" table:number-matrix-rows-spanned="1" table:formula="of:=SUM([.AF3:.AF135]&gt;[.$DR3:.$DR135])" office:value-type="float"/>
          <table:table-cell table:style-name="cellBest" table:number-matrix-columns-spanned="1" table:number-matrix-rows-spanned="1" table:formula="of:=SUM([.AG3:.AG135]&gt;[.$DS3:.$DS135])" office:value-type="float"/>
          <table:table-cell table:style-name="cellWorst" table:number-matrix-columns-spanned="1" table:number-matrix-rows-spanned="1" table:formula="of:=SUM([.AH3:.AH135]&gt;[.$DT3:.$DT135])" office:value-type="float"/>
          <table:table-cell table:style-name="cellWorst" table:number-matrix-columns-spanned="1" table:number-matrix-rows-spanned="1" table:formula="of:=SUM([.AI3:.AI135]&gt;[.$DU3:.$DU135])" office:value-type="float"/>
          <table:table-cell table:number-matrix-columns-spanned="1" table:number-matrix-rows-spanned="1" table:formula="of:=SUM([.AJ3:.AJ135]&gt;[.$DV3:.$DV135])" office:value-type="float"/>
          <table:table-cell table:style-name="cellWorst" table:number-matrix-columns-spanned="1" table:number-matrix-rows-spanned="1" table:formula="of:=SUM([.AK3:.AK135]&gt;[.$DW3:.$DW135])" office:value-type="float"/>
          <table:table-cell table:style-name="cellWorst" table:number-matrix-columns-spanned="1" table:number-matrix-rows-spanned="1" table:formula="of:=SUM([.AL3:.AL135]&gt;[.$DX3:.$DX135])" office:value-type="float"/>
          <table:table-cell table:style-name="cellWorst" table:number-matrix-columns-spanned="1" table:number-matrix-rows-spanned="1" table:formula="of:=SUM([.AM3:.AM135]&gt;[.$DY3:.$DY135])" office:value-type="float"/>
          <table:table-cell table:number-matrix-columns-spanned="1" table:number-matrix-rows-spanned="1" table:formula="of:=SUM([.AN3:.AN135]&gt;[.$DZ3:.$DZ135])" office:value-type="float"/>
          <table:table-cell table:style-name="cellWorst" table:number-matrix-columns-spanned="1" table:number-matrix-rows-spanned="1" table:formula="of:=SUM([.AO3:.AO135]&gt;[.$EA3:.$EA135])" office:value-type="float"/>
          <table:table-cell table:number-matrix-columns-spanned="1" table:number-matrix-rows-spanned="1" table:formula="of:=SUM([.AP3:.AP135]&gt;[.$DR3:.$DR135])" office:value-type="float"/>
          <table:table-cell table:number-matrix-columns-spanned="1" table:number-matrix-rows-spanned="1" table:formula="of:=SUM([.AQ3:.AQ135]&gt;[.$DS3:.$DS135])" office:value-type="float"/>
          <table:table-cell table:number-matrix-columns-spanned="1" table:number-matrix-rows-spanned="1" table:formula="of:=SUM([.AR3:.AR135]&gt;[.$DT3:.$DT135])" office:value-type="float"/>
          <table:table-cell table:number-matrix-columns-spanned="1" table:number-matrix-rows-spanned="1" table:formula="of:=SUM([.AS3:.AS135]&gt;[.$DU3:.$DU135])" office:value-type="float"/>
          <table:table-cell table:number-matrix-columns-spanned="1" table:number-matrix-rows-spanned="1" table:formula="of:=SUM([.AT3:.AT135]&gt;[.$DV3:.$DV135])" office:value-type="float"/>
          <table:table-cell table:number-matrix-columns-spanned="1" table:number-matrix-rows-spanned="1" table:formula="of:=SUM([.AU3:.AU135]&gt;[.$DW3:.$DW135])" office:value-type="float"/>
          <table:table-cell table:number-matrix-columns-spanned="1" table:number-matrix-rows-spanned="1" table:formula="of:=SUM([.AV3:.AV135]&gt;[.$DX3:.$DX135])" office:value-type="float"/>
          <table:table-cell table:number-matrix-columns-spanned="1" table:number-matrix-rows-spanned="1" table:formula="of:=SUM([.AW3:.AW135]&gt;[.$DY3:.$DY135])" office:value-type="float"/>
          <table:table-cell table:number-matrix-columns-spanned="1" table:number-matrix-rows-spanned="1" table:formula="of:=SUM([.AX3:.AX135]&gt;[.$DZ3:.$DZ135])" office:value-type="float"/>
          <table:table-cell table:number-matrix-columns-spanned="1" table:number-matrix-rows-spanned="1" table:formula="of:=SUM([.AY3:.AY135]&gt;[.$EA3:.$EA135])" office:value-type="float"/>
          <table:table-cell table:number-matrix-columns-spanned="1" table:number-matrix-rows-spanned="1" table:formula="of:=SUM([.AZ3:.AZ135]&gt;[.$DR3:.$DR135])" office:value-type="float"/>
          <table:table-cell table:style-name="cellBest" table:number-matrix-columns-spanned="1" table:number-matrix-rows-spanned="1" table:formula="of:=SUM([.BA3:.BA135]&gt;[.$DS3:.$DS135])" office:value-type="float"/>
          <table:table-cell table:number-matrix-columns-spanned="1" table:number-matrix-rows-spanned="1" table:formula="of:=SUM([.BB3:.BB135]&gt;[.$DT3:.$DT135])" office:value-type="float"/>
          <table:table-cell table:number-matrix-columns-spanned="1" table:number-matrix-rows-spanned="1" table:formula="of:=SUM([.BC3:.BC135]&gt;[.$DU3:.$DU135])" office:value-type="float"/>
          <table:table-cell table:number-matrix-columns-spanned="1" table:number-matrix-rows-spanned="1" table:formula="of:=SUM([.BD3:.BD135]&gt;[.$DV3:.$DV135])" office:value-type="float"/>
          <table:table-cell table:number-matrix-columns-spanned="1" table:number-matrix-rows-spanned="1" table:formula="of:=SUM([.BE3:.BE135]&gt;[.$DW3:.$DW135])" office:value-type="float"/>
          <table:table-cell table:number-matrix-columns-spanned="1" table:number-matrix-rows-spanned="1" table:formula="of:=SUM([.BF3:.BF135]&gt;[.$DX3:.$DX135])" office:value-type="float"/>
          <table:table-cell table:number-matrix-columns-spanned="1" table:number-matrix-rows-spanned="1" table:formula="of:=SUM([.BG3:.BG135]&gt;[.$DY3:.$DY135])" office:value-type="float"/>
          <table:table-cell table:number-matrix-columns-spanned="1" table:number-matrix-rows-spanned="1" table:formula="of:=SUM([.BH3:.BH135]&gt;[.$DZ3:.$DZ135])" office:value-type="float"/>
          <table:table-cell table:number-matrix-columns-spanned="1" table:number-matrix-rows-spanned="1" table:formula="of:=SUM([.BI3:.BI135]&gt;[.$EA3:.$EA135])" office:value-type="float"/>
          <table:table-cell table:number-matrix-columns-spanned="1" table:number-matrix-rows-spanned="1" table:formula="of:=SUM([.BJ3:.BJ135]&gt;[.$DR3:.$DR135])" office:value-type="float"/>
          <table:table-cell table:style-name="cellBest" table:number-matrix-columns-spanned="1" table:number-matrix-rows-spanned="1" table:formula="of:=SUM([.BK3:.BK135]&gt;[.$DS3:.$DS135])" office:value-type="float"/>
          <table:table-cell table:number-matrix-columns-spanned="1" table:number-matrix-rows-spanned="1" table:formula="of:=SUM([.BL3:.BL135]&gt;[.$DT3:.$DT135])" office:value-type="float"/>
          <table:table-cell table:number-matrix-columns-spanned="1" table:number-matrix-rows-spanned="1" table:formula="of:=SUM([.BM3:.BM135]&gt;[.$DU3:.$DU135])" office:value-type="float"/>
          <table:table-cell table:number-matrix-columns-spanned="1" table:number-matrix-rows-spanned="1" table:formula="of:=SUM([.BN3:.BN135]&gt;[.$DV3:.$DV135])" office:value-type="float"/>
          <table:table-cell table:number-matrix-columns-spanned="1" table:number-matrix-rows-spanned="1" table:formula="of:=SUM([.BO3:.BO135]&gt;[.$DW3:.$DW135])" office:value-type="float"/>
          <table:table-cell table:number-matrix-columns-spanned="1" table:number-matrix-rows-spanned="1" table:formula="of:=SUM([.BP3:.BP135]&gt;[.$DX3:.$DX135])" office:value-type="float"/>
          <table:table-cell table:number-matrix-columns-spanned="1" table:number-matrix-rows-spanned="1" table:formula="of:=SUM([.BQ3:.BQ135]&gt;[.$DY3:.$DY135])" office:value-type="float"/>
          <table:table-cell table:number-matrix-columns-spanned="1" table:number-matrix-rows-spanned="1" table:formula="of:=SUM([.BR3:.BR135]&gt;[.$DZ3:.$DZ135])" office:value-type="float"/>
          <table:table-cell table:number-matrix-columns-spanned="1" table:number-matrix-rows-spanned="1" table:formula="of:=SUM([.BS3:.BS135]&gt;[.$EA3:.$EA135])" office:value-type="float"/>
          <table:table-cell table:number-matrix-columns-spanned="1" table:number-matrix-rows-spanned="1" table:formula="of:=SUM([.BT3:.BT135]&gt;[.$DR3:.$DR135])" office:value-type="float"/>
          <table:table-cell table:number-matrix-columns-spanned="1" table:number-matrix-rows-spanned="1" table:formula="of:=SUM([.BU3:.BU135]&gt;[.$DS3:.$DS135])" office:value-type="float"/>
          <table:table-cell table:style-name="cellBest" table:number-matrix-columns-spanned="1" table:number-matrix-rows-spanned="1" table:formula="of:=SUM([.BV3:.BV135]&gt;[.$DT3:.$DT135])" office:value-type="float"/>
          <table:table-cell table:style-name="cellBest" table:number-matrix-columns-spanned="1" table:number-matrix-rows-spanned="1" table:formula="of:=SUM([.BW3:.BW135]&gt;[.$DU3:.$DU135])" office:value-type="float"/>
          <table:table-cell table:number-matrix-columns-spanned="1" table:number-matrix-rows-spanned="1" table:formula="of:=SUM([.BX3:.BX135]&gt;[.$DV3:.$DV135])" office:value-type="float"/>
          <table:table-cell table:number-matrix-columns-spanned="1" table:number-matrix-rows-spanned="1" table:formula="of:=SUM([.BY3:.BY135]&gt;[.$DW3:.$DW135])" office:value-type="float"/>
          <table:table-cell table:number-matrix-columns-spanned="1" table:number-matrix-rows-spanned="1" table:formula="of:=SUM([.BZ3:.BZ135]&gt;[.$DX3:.$DX135])" office:value-type="float"/>
          <table:table-cell table:style-name="cellBest" table:number-matrix-columns-spanned="1" table:number-matrix-rows-spanned="1" table:formula="of:=SUM([.CA3:.CA135]&gt;[.$DY3:.$DY135])" office:value-type="float"/>
          <table:table-cell table:number-matrix-columns-spanned="1" table:number-matrix-rows-spanned="1" table:formula="of:=SUM([.CB3:.CB135]&gt;[.$DZ3:.$DZ135])" office:value-type="float"/>
          <table:table-cell table:number-matrix-columns-spanned="1" table:number-matrix-rows-spanned="1" table:formula="of:=SUM([.CC3:.CC135]&gt;[.$EA3:.$EA135])" office:value-type="float"/>
          <table:table-cell table:number-matrix-columns-spanned="1" table:number-matrix-rows-spanned="1" table:formula="of:=SUM([.CD3:.CD135]&gt;[.$DR3:.$DR135])" office:value-type="float"/>
          <table:table-cell table:number-matrix-columns-spanned="1" table:number-matrix-rows-spanned="1" table:formula="of:=SUM([.CE3:.CE135]&gt;[.$DS3:.$DS135])" office:value-type="float"/>
          <table:table-cell table:number-matrix-columns-spanned="1" table:number-matrix-rows-spanned="1" table:formula="of:=SUM([.CF3:.CF135]&gt;[.$DT3:.$DT135])" office:value-type="float"/>
          <table:table-cell table:number-matrix-columns-spanned="1" table:number-matrix-rows-spanned="1" table:formula="of:=SUM([.CG3:.CG135]&gt;[.$DU3:.$DU135])" office:value-type="float"/>
          <table:table-cell table:number-matrix-columns-spanned="1" table:number-matrix-rows-spanned="1" table:formula="of:=SUM([.CH3:.CH135]&gt;[.$DV3:.$DV135])" office:value-type="float"/>
          <table:table-cell table:number-matrix-columns-spanned="1" table:number-matrix-rows-spanned="1" table:formula="of:=SUM([.CI3:.CI135]&gt;[.$DW3:.$DW135])" office:value-type="float"/>
          <table:table-cell table:number-matrix-columns-spanned="1" table:number-matrix-rows-spanned="1" table:formula="of:=SUM([.CJ3:.CJ135]&gt;[.$DX3:.$DX135])" office:value-type="float"/>
          <table:table-cell table:number-matrix-columns-spanned="1" table:number-matrix-rows-spanned="1" table:formula="of:=SUM([.CK3:.CK135]&gt;[.$DY3:.$DY135])" office:value-type="float"/>
          <table:table-cell table:number-matrix-columns-spanned="1" table:number-matrix-rows-spanned="1" table:formula="of:=SUM([.CL3:.CL135]&gt;[.$DZ3:.$DZ135])" office:value-type="float"/>
          <table:table-cell table:style-name="cellBest" table:number-matrix-columns-spanned="1" table:number-matrix-rows-spanned="1" table:formula="of:=SUM([.CM3:.CM135]&gt;[.$EA3:.$EA135])" office:value-type="float"/>
          <table:table-cell table:number-matrix-columns-spanned="1" table:number-matrix-rows-spanned="1" table:formula="of:=SUM([.CN3:.CN135]&gt;[.$DR3:.$DR135])" office:value-type="float"/>
          <table:table-cell table:number-matrix-columns-spanned="1" table:number-matrix-rows-spanned="1" table:formula="of:=SUM([.CO3:.CO135]&gt;[.$DS3:.$DS135])" office:value-type="float"/>
          <table:table-cell table:number-matrix-columns-spanned="1" table:number-matrix-rows-spanned="1" table:formula="of:=SUM([.CP3:.CP135]&gt;[.$DT3:.$DT135])" office:value-type="float"/>
          <table:table-cell table:number-matrix-columns-spanned="1" table:number-matrix-rows-spanned="1" table:formula="of:=SUM([.CQ3:.CQ135]&gt;[.$DU3:.$DU135])" office:value-type="float"/>
          <table:table-cell table:number-matrix-columns-spanned="1" table:number-matrix-rows-spanned="1" table:formula="of:=SUM([.CR3:.CR135]&gt;[.$DV3:.$DV135])" office:value-type="float"/>
          <table:table-cell table:number-matrix-columns-spanned="1" table:number-matrix-rows-spanned="1" table:formula="of:=SUM([.CS3:.CS135]&gt;[.$DW3:.$DW135])" office:value-type="float"/>
          <table:table-cell table:number-matrix-columns-spanned="1" table:number-matrix-rows-spanned="1" table:formula="of:=SUM([.CT3:.CT135]&gt;[.$DX3:.$DX135])" office:value-type="float"/>
          <table:table-cell table:number-matrix-columns-spanned="1" table:number-matrix-rows-spanned="1" table:formula="of:=SUM([.CU3:.CU135]&gt;[.$DY3:.$DY135])" office:value-type="float"/>
          <table:table-cell table:number-matrix-columns-spanned="1" table:number-matrix-rows-spanned="1" table:formula="of:=SUM([.CV3:.CV135]&gt;[.$DZ3:.$DZ135])" office:value-type="float"/>
          <table:table-cell table:number-matrix-columns-spanned="1" table:number-matrix-rows-spanned="1" table:formula="of:=SUM([.CW3:.CW135]&gt;[.$EA3:.$EA135])" office:value-type="float"/>
          <table:table-cell table:style-name="cellWorst" table:number-matrix-columns-spanned="1" table:number-matrix-rows-spanned="1" table:formula="of:=SUM([.CX3:.CX135]&gt;[.$DR3:.$DR135])" office:value-type="float"/>
          <table:table-cell table:number-matrix-columns-spanned="1" table:number-matrix-rows-spanned="1" table:formula="of:=SUM([.CY3:.CY135]&gt;[.$DS3:.$DS135])" office:value-type="float"/>
          <table:table-cell table:number-matrix-columns-spanned="1" table:number-matrix-rows-spanned="1" table:formula="of:=SUM([.CZ3:.CZ135]&gt;[.$DT3:.$DT135])" office:value-type="float"/>
          <table:table-cell table:number-matrix-columns-spanned="1" table:number-matrix-rows-spanned="1" table:formula="of:=SUM([.DA3:.DA135]&gt;[.$DU3:.$DU135])" office:value-type="float"/>
          <table:table-cell table:number-matrix-columns-spanned="1" table:number-matrix-rows-spanned="1" table:formula="of:=SUM([.DB3:.DB135]&gt;[.$DV3:.$DV135])" office:value-type="float"/>
          <table:table-cell table:number-matrix-columns-spanned="1" table:number-matrix-rows-spanned="1" table:formula="of:=SUM([.DC3:.DC135]&gt;[.$DW3:.$DW135])" office:value-type="float"/>
          <table:table-cell table:number-matrix-columns-spanned="1" table:number-matrix-rows-spanned="1" table:formula="of:=SUM([.DD3:.DD135]&gt;[.$DX3:.$DX135])" office:value-type="float"/>
          <table:table-cell table:number-matrix-columns-spanned="1" table:number-matrix-rows-spanned="1" table:formula="of:=SUM([.DE3:.DE135]&gt;[.$DY3:.$DY135])" office:value-type="float"/>
          <table:table-cell table:number-matrix-columns-spanned="1" table:number-matrix-rows-spanned="1" table:formula="of:=SUM([.DF3:.DF135]&gt;[.$DZ3:.$DZ135])" office:value-type="float"/>
          <table:table-cell table:number-matrix-columns-spanned="1" table:number-matrix-rows-spanned="1" table:formula="of:=SUM([.DG3:.DG135]&gt;[.$EA3:.$EA135])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35]=[.$EB3:.$EB135])" office:value-type="float"/>
          <table:table-cell table:style-name="cellBest" table:number-matrix-columns-spanned="1" table:number-matrix-rows-spanned="1" table:formula="of:=SUM([.C3:.C135]=[.$EC3:.$EC135])" office:value-type="float"/>
          <table:table-cell table:number-matrix-columns-spanned="1" table:number-matrix-rows-spanned="1" table:formula="of:=SUM([.D3:.D135]=[.$ED3:.$ED135])" office:value-type="float"/>
          <table:table-cell table:number-matrix-columns-spanned="1" table:number-matrix-rows-spanned="1" table:formula="of:=SUM([.E3:.E135]=[.$EE3:.$EE135])" office:value-type="float"/>
          <table:table-cell table:number-matrix-columns-spanned="1" table:number-matrix-rows-spanned="1" table:formula="of:=SUM([.F3:.F135]=[.$EF3:.$EF135])" office:value-type="float"/>
          <table:table-cell table:number-matrix-columns-spanned="1" table:number-matrix-rows-spanned="1" table:formula="of:=SUM([.G3:.G135]=[.$EG3:.$EG135])" office:value-type="float"/>
          <table:table-cell table:number-matrix-columns-spanned="1" table:number-matrix-rows-spanned="1" table:formula="of:=SUM([.H3:.H135]=[.$EH3:.$EH135])" office:value-type="float"/>
          <table:table-cell table:number-matrix-columns-spanned="1" table:number-matrix-rows-spanned="1" table:formula="of:=SUM([.I3:.I135]=[.$EI3:.$EI135])" office:value-type="float"/>
          <table:table-cell table:style-name="cellWorst" table:number-matrix-columns-spanned="1" table:number-matrix-rows-spanned="1" table:formula="of:=SUM([.J3:.J135]=[.$EJ3:.$EJ135])" office:value-type="float"/>
          <table:table-cell table:number-matrix-columns-spanned="1" table:number-matrix-rows-spanned="1" table:formula="of:=SUM([.K3:.K135]=[.$EK3:.$EK135])" office:value-type="float"/>
          <table:table-cell table:number-matrix-columns-spanned="1" table:number-matrix-rows-spanned="1" table:formula="of:=SUM([.L3:.L135]=[.$EB3:.$EB135])" office:value-type="float"/>
          <table:table-cell table:number-matrix-columns-spanned="1" table:number-matrix-rows-spanned="1" table:formula="of:=SUM([.M3:.M135]=[.$EC3:.$EC135])" office:value-type="float"/>
          <table:table-cell table:number-matrix-columns-spanned="1" table:number-matrix-rows-spanned="1" table:formula="of:=SUM([.N3:.N135]=[.$ED3:.$ED135])" office:value-type="float"/>
          <table:table-cell table:number-matrix-columns-spanned="1" table:number-matrix-rows-spanned="1" table:formula="of:=SUM([.O3:.O135]=[.$EE3:.$EE135])" office:value-type="float"/>
          <table:table-cell table:number-matrix-columns-spanned="1" table:number-matrix-rows-spanned="1" table:formula="of:=SUM([.P3:.P135]=[.$EF3:.$EF135])" office:value-type="float"/>
          <table:table-cell table:number-matrix-columns-spanned="1" table:number-matrix-rows-spanned="1" table:formula="of:=SUM([.Q3:.Q135]=[.$EG3:.$EG135])" office:value-type="float"/>
          <table:table-cell table:style-name="cellBest" table:number-matrix-columns-spanned="1" table:number-matrix-rows-spanned="1" table:formula="of:=SUM([.R3:.R135]=[.$EH3:.$EH135])" office:value-type="float"/>
          <table:table-cell table:number-matrix-columns-spanned="1" table:number-matrix-rows-spanned="1" table:formula="of:=SUM([.S3:.S135]=[.$EI3:.$EI135])" office:value-type="float"/>
          <table:table-cell table:number-matrix-columns-spanned="1" table:number-matrix-rows-spanned="1" table:formula="of:=SUM([.T3:.T135]=[.$EJ3:.$EJ135])" office:value-type="float"/>
          <table:table-cell table:number-matrix-columns-spanned="1" table:number-matrix-rows-spanned="1" table:formula="of:=SUM([.U3:.U135]=[.$EK3:.$EK135])" office:value-type="float"/>
          <table:table-cell table:number-matrix-columns-spanned="1" table:number-matrix-rows-spanned="1" table:formula="of:=SUM([.V3:.V135]=[.$EB3:.$EB135])" office:value-type="float"/>
          <table:table-cell table:number-matrix-columns-spanned="1" table:number-matrix-rows-spanned="1" table:formula="of:=SUM([.W3:.W135]=[.$EC3:.$EC135])" office:value-type="float"/>
          <table:table-cell table:number-matrix-columns-spanned="1" table:number-matrix-rows-spanned="1" table:formula="of:=SUM([.X3:.X135]=[.$ED3:.$ED135])" office:value-type="float"/>
          <table:table-cell table:number-matrix-columns-spanned="1" table:number-matrix-rows-spanned="1" table:formula="of:=SUM([.Y3:.Y135]=[.$EE3:.$EE135])" office:value-type="float"/>
          <table:table-cell table:number-matrix-columns-spanned="1" table:number-matrix-rows-spanned="1" table:formula="of:=SUM([.Z3:.Z135]=[.$EF3:.$EF135])" office:value-type="float"/>
          <table:table-cell table:number-matrix-columns-spanned="1" table:number-matrix-rows-spanned="1" table:formula="of:=SUM([.AA3:.AA135]=[.$EG3:.$EG135])" office:value-type="float"/>
          <table:table-cell table:number-matrix-columns-spanned="1" table:number-matrix-rows-spanned="1" table:formula="of:=SUM([.AB3:.AB135]=[.$EH3:.$EH135])" office:value-type="float"/>
          <table:table-cell table:number-matrix-columns-spanned="1" table:number-matrix-rows-spanned="1" table:formula="of:=SUM([.AC3:.AC135]=[.$EI3:.$EI135])" office:value-type="float"/>
          <table:table-cell table:number-matrix-columns-spanned="1" table:number-matrix-rows-spanned="1" table:formula="of:=SUM([.AD3:.AD135]=[.$EJ3:.$EJ135])" office:value-type="float"/>
          <table:table-cell table:number-matrix-columns-spanned="1" table:number-matrix-rows-spanned="1" table:formula="of:=SUM([.AE3:.AE135]=[.$EK3:.$EK135])" office:value-type="float"/>
          <table:table-cell table:style-name="cellBest" table:number-matrix-columns-spanned="1" table:number-matrix-rows-spanned="1" table:formula="of:=SUM([.AF3:.AF135]=[.$EB3:.$EB135])" office:value-type="float"/>
          <table:table-cell table:number-matrix-columns-spanned="1" table:number-matrix-rows-spanned="1" table:formula="of:=SUM([.AG3:.AG135]=[.$EC3:.$EC135])" office:value-type="float"/>
          <table:table-cell table:style-name="cellWorst" table:number-matrix-columns-spanned="1" table:number-matrix-rows-spanned="1" table:formula="of:=SUM([.AH3:.AH135]=[.$ED3:.$ED135])" office:value-type="float"/>
          <table:table-cell table:style-name="cellWorst" table:number-matrix-columns-spanned="1" table:number-matrix-rows-spanned="1" table:formula="of:=SUM([.AI3:.AI135]=[.$EE3:.$EE135])" office:value-type="float"/>
          <table:table-cell table:number-matrix-columns-spanned="1" table:number-matrix-rows-spanned="1" table:formula="of:=SUM([.AJ3:.AJ135]=[.$EF3:.$EF135])" office:value-type="float"/>
          <table:table-cell table:style-name="cellWorst" table:number-matrix-columns-spanned="1" table:number-matrix-rows-spanned="1" table:formula="of:=SUM([.AK3:.AK135]=[.$EG3:.$EG135])" office:value-type="float"/>
          <table:table-cell table:number-matrix-columns-spanned="1" table:number-matrix-rows-spanned="1" table:formula="of:=SUM([.AL3:.AL135]=[.$EH3:.$EH135])" office:value-type="float"/>
          <table:table-cell table:style-name="cellWorst" table:number-matrix-columns-spanned="1" table:number-matrix-rows-spanned="1" table:formula="of:=SUM([.AM3:.AM135]=[.$EI3:.$EI135])" office:value-type="float"/>
          <table:table-cell table:number-matrix-columns-spanned="1" table:number-matrix-rows-spanned="1" table:formula="of:=SUM([.AN3:.AN135]=[.$EJ3:.$EJ135])" office:value-type="float"/>
          <table:table-cell table:style-name="cellWorst" table:number-matrix-columns-spanned="1" table:number-matrix-rows-spanned="1" table:formula="of:=SUM([.AO3:.AO135]=[.$EK3:.$EK135])" office:value-type="float"/>
          <table:table-cell table:number-matrix-columns-spanned="1" table:number-matrix-rows-spanned="1" table:formula="of:=SUM([.AP3:.AP135]=[.$EB3:.$EB135])" office:value-type="float"/>
          <table:table-cell table:style-name="cellWorst" table:number-matrix-columns-spanned="1" table:number-matrix-rows-spanned="1" table:formula="of:=SUM([.AQ3:.AQ135]=[.$EC3:.$EC135])" office:value-type="float"/>
          <table:table-cell table:style-name="cellBest" table:number-matrix-columns-spanned="1" table:number-matrix-rows-spanned="1" table:formula="of:=SUM([.AR3:.AR135]=[.$ED3:.$ED135])" office:value-type="float"/>
          <table:table-cell table:style-name="cellBest" table:number-matrix-columns-spanned="1" table:number-matrix-rows-spanned="1" table:formula="of:=SUM([.AS3:.AS135]=[.$EE3:.$EE135])" office:value-type="float"/>
          <table:table-cell table:number-matrix-columns-spanned="1" table:number-matrix-rows-spanned="1" table:formula="of:=SUM([.AT3:.AT135]=[.$EF3:.$EF135])" office:value-type="float"/>
          <table:table-cell table:style-name="cellBest" table:number-matrix-columns-spanned="1" table:number-matrix-rows-spanned="1" table:formula="of:=SUM([.AU3:.AU135]=[.$EG3:.$EG135])" office:value-type="float"/>
          <table:table-cell table:number-matrix-columns-spanned="1" table:number-matrix-rows-spanned="1" table:formula="of:=SUM([.AV3:.AV135]=[.$EH3:.$EH135])" office:value-type="float"/>
          <table:table-cell table:style-name="cellBest" table:number-matrix-columns-spanned="1" table:number-matrix-rows-spanned="1" table:formula="of:=SUM([.AW3:.AW135]=[.$EI3:.$EI135])" office:value-type="float"/>
          <table:table-cell table:style-name="cellBest" table:number-matrix-columns-spanned="1" table:number-matrix-rows-spanned="1" table:formula="of:=SUM([.AX3:.AX135]=[.$EJ3:.$EJ135])" office:value-type="float"/>
          <table:table-cell table:number-matrix-columns-spanned="1" table:number-matrix-rows-spanned="1" table:formula="of:=SUM([.AY3:.AY135]=[.$EK3:.$EK135])" office:value-type="float"/>
          <table:table-cell table:number-matrix-columns-spanned="1" table:number-matrix-rows-spanned="1" table:formula="of:=SUM([.AZ3:.AZ135]=[.$EB3:.$EB135])" office:value-type="float"/>
          <table:table-cell table:number-matrix-columns-spanned="1" table:number-matrix-rows-spanned="1" table:formula="of:=SUM([.BA3:.BA135]=[.$EC3:.$EC135])" office:value-type="float"/>
          <table:table-cell table:number-matrix-columns-spanned="1" table:number-matrix-rows-spanned="1" table:formula="of:=SUM([.BB3:.BB135]=[.$ED3:.$ED135])" office:value-type="float"/>
          <table:table-cell table:number-matrix-columns-spanned="1" table:number-matrix-rows-spanned="1" table:formula="of:=SUM([.BC3:.BC135]=[.$EE3:.$EE135])" office:value-type="float"/>
          <table:table-cell table:number-matrix-columns-spanned="1" table:number-matrix-rows-spanned="1" table:formula="of:=SUM([.BD3:.BD135]=[.$EF3:.$EF135])" office:value-type="float"/>
          <table:table-cell table:number-matrix-columns-spanned="1" table:number-matrix-rows-spanned="1" table:formula="of:=SUM([.BE3:.BE135]=[.$EG3:.$EG135])" office:value-type="float"/>
          <table:table-cell table:style-name="cellWorst" table:number-matrix-columns-spanned="1" table:number-matrix-rows-spanned="1" table:formula="of:=SUM([.BF3:.BF135]=[.$EH3:.$EH135])" office:value-type="float"/>
          <table:table-cell table:number-matrix-columns-spanned="1" table:number-matrix-rows-spanned="1" table:formula="of:=SUM([.BG3:.BG135]=[.$EI3:.$EI135])" office:value-type="float"/>
          <table:table-cell table:number-matrix-columns-spanned="1" table:number-matrix-rows-spanned="1" table:formula="of:=SUM([.BH3:.BH135]=[.$EJ3:.$EJ135])" office:value-type="float"/>
          <table:table-cell table:number-matrix-columns-spanned="1" table:number-matrix-rows-spanned="1" table:formula="of:=SUM([.BI3:.BI135]=[.$EK3:.$EK135])" office:value-type="float"/>
          <table:table-cell table:number-matrix-columns-spanned="1" table:number-matrix-rows-spanned="1" table:formula="of:=SUM([.BJ3:.BJ135]=[.$EB3:.$EB135])" office:value-type="float"/>
          <table:table-cell table:number-matrix-columns-spanned="1" table:number-matrix-rows-spanned="1" table:formula="of:=SUM([.BK3:.BK135]=[.$EC3:.$EC135])" office:value-type="float"/>
          <table:table-cell table:number-matrix-columns-spanned="1" table:number-matrix-rows-spanned="1" table:formula="of:=SUM([.BL3:.BL135]=[.$ED3:.$ED135])" office:value-type="float"/>
          <table:table-cell table:number-matrix-columns-spanned="1" table:number-matrix-rows-spanned="1" table:formula="of:=SUM([.BM3:.BM135]=[.$EE3:.$EE135])" office:value-type="float"/>
          <table:table-cell table:number-matrix-columns-spanned="1" table:number-matrix-rows-spanned="1" table:formula="of:=SUM([.BN3:.BN135]=[.$EF3:.$EF135])" office:value-type="float"/>
          <table:table-cell table:number-matrix-columns-spanned="1" table:number-matrix-rows-spanned="1" table:formula="of:=SUM([.BO3:.BO135]=[.$EG3:.$EG135])" office:value-type="float"/>
          <table:table-cell table:style-name="cellWorst" table:number-matrix-columns-spanned="1" table:number-matrix-rows-spanned="1" table:formula="of:=SUM([.BP3:.BP135]=[.$EH3:.$EH135])" office:value-type="float"/>
          <table:table-cell table:number-matrix-columns-spanned="1" table:number-matrix-rows-spanned="1" table:formula="of:=SUM([.BQ3:.BQ135]=[.$EI3:.$EI135])" office:value-type="float"/>
          <table:table-cell table:number-matrix-columns-spanned="1" table:number-matrix-rows-spanned="1" table:formula="of:=SUM([.BR3:.BR135]=[.$EJ3:.$EJ135])" office:value-type="float"/>
          <table:table-cell table:number-matrix-columns-spanned="1" table:number-matrix-rows-spanned="1" table:formula="of:=SUM([.BS3:.BS135]=[.$EK3:.$EK135])" office:value-type="float"/>
          <table:table-cell table:number-matrix-columns-spanned="1" table:number-matrix-rows-spanned="1" table:formula="of:=SUM([.BT3:.BT135]=[.$EB3:.$EB135])" office:value-type="float"/>
          <table:table-cell table:number-matrix-columns-spanned="1" table:number-matrix-rows-spanned="1" table:formula="of:=SUM([.BU3:.BU135]=[.$EC3:.$EC135])" office:value-type="float"/>
          <table:table-cell table:number-matrix-columns-spanned="1" table:number-matrix-rows-spanned="1" table:formula="of:=SUM([.BV3:.BV135]=[.$ED3:.$ED135])" office:value-type="float"/>
          <table:table-cell table:style-name="cellBest" table:number-matrix-columns-spanned="1" table:number-matrix-rows-spanned="1" table:formula="of:=SUM([.BW3:.BW135]=[.$EE3:.$EE135])" office:value-type="float"/>
          <table:table-cell table:number-matrix-columns-spanned="1" table:number-matrix-rows-spanned="1" table:formula="of:=SUM([.BX3:.BX135]=[.$EF3:.$EF135])" office:value-type="float"/>
          <table:table-cell table:number-matrix-columns-spanned="1" table:number-matrix-rows-spanned="1" table:formula="of:=SUM([.BY3:.BY135]=[.$EG3:.$EG135])" office:value-type="float"/>
          <table:table-cell table:number-matrix-columns-spanned="1" table:number-matrix-rows-spanned="1" table:formula="of:=SUM([.BZ3:.BZ135]=[.$EH3:.$EH135])" office:value-type="float"/>
          <table:table-cell table:number-matrix-columns-spanned="1" table:number-matrix-rows-spanned="1" table:formula="of:=SUM([.CA3:.CA135]=[.$EI3:.$EI135])" office:value-type="float"/>
          <table:table-cell table:number-matrix-columns-spanned="1" table:number-matrix-rows-spanned="1" table:formula="of:=SUM([.CB3:.CB135]=[.$EJ3:.$EJ135])" office:value-type="float"/>
          <table:table-cell table:number-matrix-columns-spanned="1" table:number-matrix-rows-spanned="1" table:formula="of:=SUM([.CC3:.CC135]=[.$EK3:.$EK135])" office:value-type="float"/>
          <table:table-cell table:number-matrix-columns-spanned="1" table:number-matrix-rows-spanned="1" table:formula="of:=SUM([.CD3:.CD135]=[.$EB3:.$EB135])" office:value-type="float"/>
          <table:table-cell table:number-matrix-columns-spanned="1" table:number-matrix-rows-spanned="1" table:formula="of:=SUM([.CE3:.CE135]=[.$EC3:.$EC135])" office:value-type="float"/>
          <table:table-cell table:number-matrix-columns-spanned="1" table:number-matrix-rows-spanned="1" table:formula="of:=SUM([.CF3:.CF135]=[.$ED3:.$ED135])" office:value-type="float"/>
          <table:table-cell table:style-name="cellBest" table:number-matrix-columns-spanned="1" table:number-matrix-rows-spanned="1" table:formula="of:=SUM([.CG3:.CG135]=[.$EE3:.$EE135])" office:value-type="float"/>
          <table:table-cell table:number-matrix-columns-spanned="1" table:number-matrix-rows-spanned="1" table:formula="of:=SUM([.CH3:.CH135]=[.$EF3:.$EF135])" office:value-type="float"/>
          <table:table-cell table:number-matrix-columns-spanned="1" table:number-matrix-rows-spanned="1" table:formula="of:=SUM([.CI3:.CI135]=[.$EG3:.$EG135])" office:value-type="float"/>
          <table:table-cell table:number-matrix-columns-spanned="1" table:number-matrix-rows-spanned="1" table:formula="of:=SUM([.CJ3:.CJ135]=[.$EH3:.$EH135])" office:value-type="float"/>
          <table:table-cell table:number-matrix-columns-spanned="1" table:number-matrix-rows-spanned="1" table:formula="of:=SUM([.CK3:.CK135]=[.$EI3:.$EI135])" office:value-type="float"/>
          <table:table-cell table:number-matrix-columns-spanned="1" table:number-matrix-rows-spanned="1" table:formula="of:=SUM([.CL3:.CL135]=[.$EJ3:.$EJ135])" office:value-type="float"/>
          <table:table-cell table:style-name="cellBest" table:number-matrix-columns-spanned="1" table:number-matrix-rows-spanned="1" table:formula="of:=SUM([.CM3:.CM135]=[.$EK3:.$EK135])" office:value-type="float"/>
          <table:table-cell table:number-matrix-columns-spanned="1" table:number-matrix-rows-spanned="1" table:formula="of:=SUM([.CN3:.CN135]=[.$EB3:.$EB135])" office:value-type="float"/>
          <table:table-cell table:style-name="cellWorst" table:number-matrix-columns-spanned="1" table:number-matrix-rows-spanned="1" table:formula="of:=SUM([.CO3:.CO135]=[.$EC3:.$EC135])" office:value-type="float"/>
          <table:table-cell table:number-matrix-columns-spanned="1" table:number-matrix-rows-spanned="1" table:formula="of:=SUM([.CP3:.CP135]=[.$ED3:.$ED135])" office:value-type="float"/>
          <table:table-cell table:number-matrix-columns-spanned="1" table:number-matrix-rows-spanned="1" table:formula="of:=SUM([.CQ3:.CQ135]=[.$EE3:.$EE135])" office:value-type="float"/>
          <table:table-cell table:number-matrix-columns-spanned="1" table:number-matrix-rows-spanned="1" table:formula="of:=SUM([.CR3:.CR135]=[.$EF3:.$EF135])" office:value-type="float"/>
          <table:table-cell table:number-matrix-columns-spanned="1" table:number-matrix-rows-spanned="1" table:formula="of:=SUM([.CS3:.CS135]=[.$EG3:.$EG135])" office:value-type="float"/>
          <table:table-cell table:number-matrix-columns-spanned="1" table:number-matrix-rows-spanned="1" table:formula="of:=SUM([.CT3:.CT135]=[.$EH3:.$EH135])" office:value-type="float"/>
          <table:table-cell table:number-matrix-columns-spanned="1" table:number-matrix-rows-spanned="1" table:formula="of:=SUM([.CU3:.CU135]=[.$EI3:.$EI135])" office:value-type="float"/>
          <table:table-cell table:style-name="cellBest" table:number-matrix-columns-spanned="1" table:number-matrix-rows-spanned="1" table:formula="of:=SUM([.CV3:.CV135]=[.$EJ3:.$EJ135])" office:value-type="float"/>
          <table:table-cell table:number-matrix-columns-spanned="1" table:number-matrix-rows-spanned="1" table:formula="of:=SUM([.CW3:.CW135]=[.$EK3:.$EK135])" office:value-type="float"/>
          <table:table-cell table:style-name="cellWorst" table:number-matrix-columns-spanned="1" table:number-matrix-rows-spanned="1" table:formula="of:=SUM([.CX3:.CX135]=[.$EB3:.$EB135])" office:value-type="float"/>
          <table:table-cell table:style-name="cellWorst" table:number-matrix-columns-spanned="1" table:number-matrix-rows-spanned="1" table:formula="of:=SUM([.CY3:.CY135]=[.$EC3:.$EC135])" office:value-type="float"/>
          <table:table-cell table:number-matrix-columns-spanned="1" table:number-matrix-rows-spanned="1" table:formula="of:=SUM([.CZ3:.CZ135]=[.$ED3:.$ED135])" office:value-type="float"/>
          <table:table-cell table:number-matrix-columns-spanned="1" table:number-matrix-rows-spanned="1" table:formula="of:=SUM([.DA3:.DA135]=[.$EE3:.$EE135])" office:value-type="float"/>
          <table:table-cell table:number-matrix-columns-spanned="1" table:number-matrix-rows-spanned="1" table:formula="of:=SUM([.DB3:.DB135]=[.$EF3:.$EF135])" office:value-type="float"/>
          <table:table-cell table:number-matrix-columns-spanned="1" table:number-matrix-rows-spanned="1" table:formula="of:=SUM([.DC3:.DC135]=[.$EG3:.$EG135])" office:value-type="float"/>
          <table:table-cell table:number-matrix-columns-spanned="1" table:number-matrix-rows-spanned="1" table:formula="of:=SUM([.DD3:.DD135]=[.$EH3:.$EH135])" office:value-type="float"/>
          <table:table-cell table:number-matrix-columns-spanned="1" table:number-matrix-rows-spanned="1" table:formula="of:=SUM([.DE3:.DE135]=[.$EI3:.$EI135])" office:value-type="float"/>
          <table:table-cell table:style-name="cellBest" table:number-matrix-columns-spanned="1" table:number-matrix-rows-spanned="1" table:formula="of:=SUM([.DF3:.DF135]=[.$EJ3:.$EJ135])" office:value-type="float"/>
          <table:table-cell table:number-matrix-columns-spanned="1" table:number-matrix-rows-spanned="1" table:formula="of:=SUM([.DG3:.DG135]=[.$EK3:.$EK135])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  <office:font-face-decls/>
  <office:automatic-styles/>
  <office:master-styles/>
</office:document-styles>
</file>

<file path=meta.xml><?xml version="1.0" encoding="utf-8"?>
<office:document-meta xmlns:office="urn:oasis:names:tc:opendocument:xmlns:office:1.0" xmlns:ooo="http://openoffice.org/2004/office" xmlns:grddl="http://www.w3.org/2003/g/data-view#" xmlns:xlink="http://www.w3.org/1999/xlink" xmlns:dc="http://purl.org/dc/elements/1.1/" xmlns:meta="urn:oasis:names:tc:opendocument:xmlns:meta:1.0" grddl:transformation="http://docs.oasis-open.org/office/1.2/xslt/odf2rdf.xsl">
  <office:meta>
    <meta:creation-date>2015-12-11T14:56:18.531093</meta:creation-date>
    <dc:date>2015-12-11T14:56:19.102205</dc:date>
    <meta:generator>http://pypi.python.org/pypi/ezodf/0.1.0$Python2.7.3 (default, Mar 13 2014, 11:03:55) 
[GCC 4.7.2]</meta:generator>
    <meta:document-statistic/>
    <meta:editing-cycles>2</meta:editing-cycles>
  </office:meta>
</office:document-meta>
</file>